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2.304cm"/>
    </style:style>
    <style:style style:name="co2" style:family="table-column">
      <style:table-column-properties fo:break-before="auto" style:column-width="1.41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564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1.205cm"/>
    </style:style>
    <style:style style:name="co10" style:family="table-column">
      <style:table-column-properties fo:break-before="auto" style:column-width="0.654cm"/>
    </style:style>
    <style:style style:name="co11" style:family="table-column">
      <style:table-column-properties fo:break-before="auto" style:column-width="1.037cm"/>
    </style:style>
    <style:style style:name="co12" style:family="table-column">
      <style:table-column-properties fo:break-before="page" style:column-width="2.258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2.272cm"/>
    </style:style>
    <style:style style:name="co15" style:family="table-column">
      <style:table-column-properties fo:break-before="auto" style:column-width="1.979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2.545cm"/>
    </style:style>
    <style:style style:name="co18" style:family="table-column">
      <style:table-column-properties fo:break-before="auto" style:column-width="0.418cm"/>
    </style:style>
    <style:style style:name="co19" style:family="table-column">
      <style:table-column-properties fo:break-before="auto" style:column-width="1.894cm"/>
    </style:style>
    <style:style style:name="co20" style:family="table-column">
      <style:table-column-properties fo:break-before="auto" style:column-width="2.083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0.522cm"/>
    </style:style>
    <style:style style:name="co23" style:family="table-column">
      <style:table-column-properties fo:break-before="auto" style:column-width="2.771cm"/>
    </style:style>
    <style:style style:name="co24" style:family="table-column">
      <style:table-column-properties fo:break-before="auto" style:column-width="1.6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e8f2a1" fo:border="0.74pt solid #000000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2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ans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2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2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background-color="#b4c7dc" fo:border="0.74pt solid #000000"/>
    </style:style>
    <style:style style:name="ce24" style:family="table-cell" style:parent-style-name="Default" style:data-style-name="N2">
      <style:table-cell-properties fo:background-color="#b4c7dc"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2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666666" style:diagonal-bl-tr="0.06pt solid #000000" style:diagonal-tl-br="0.06pt solid #000000" fo:border="0.74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666666" style:diagonal-bl-tr="0.06pt solid #000000" style:diagonal-tl-br="0.06pt solid #000000" fo:border="0.74pt solid #000000"/>
      <style:paragraph-properties fo:margin-left="0cm"/>
    </style:style>
    <style:style style:name="ce31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dddddd"/>
    </style:style>
    <style:style style:name="ce33" style:family="table-cell" style:parent-style-name="Default">
      <style:table-cell-properties fo:background-color="#b4c7dc" fo:border="0.74pt solid #000000"/>
    </style:style>
    <style:style style:name="ce13" style:family="table-cell" style:parent-style-name="Default">
      <style:table-cell-properties fo:border="0.74pt solid #000000"/>
      <style:map style:condition="cell-content()=&quot;&quot;" style:apply-style-name="Anulada" style:base-cell-address="'Ejercicio 6'.B9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&quot;" style:apply-style-name="Anulada" style:base-cell-address="'Ejercicio 6'.B9"/>
    </style:style>
    <style:style style:name="ce14" style:family="table-cell" style:parent-style-name="Default" style:data-style-name="N0">
      <style:table-cell-properties fo:border="0.74pt solid #000000"/>
      <style:map style:condition="cell-content()=&quot;&quot;" style:apply-style-name="Anulada" style:base-cell-address="'Ejercicio 6'.B9"/>
    </style:style>
    <style:style style:name="ce37" style:family="table-cell" style:parent-style-name="Default">
      <style:table-cell-properties fo:border="0.74pt solid #000000"/>
      <style:map style:condition="cell-content()=&quot;&quot;" style:apply-style-name="Anulada" style:base-cell-address="'Ejercicio 7'.B9"/>
    </style:style>
    <style:style style:name="ce38" style:family="table-cell" style:parent-style-name="Default" style:data-style-name="N0">
      <style:table-cell-properties fo:border="0.74pt solid #000000"/>
      <style:map style:condition="cell-content()=&quot;&quot;" style:apply-style-name="Anulada" style:base-cell-address="'Ejercicio 7'.B9"/>
    </style:style>
    <style:style style:name="ce3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map style:condition="cell-content()=&quot;&quot;" style:apply-style-name="Anulada" style:base-cell-address="'Ejercicio 7'.B9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&quot;" style:apply-style-name="Anulada" style:base-cell-address="'Ejercicio 7'.B9"/>
    </style:style>
  </office:automatic-styles>
  <office:body>
    <office:spreadsheet>
      <table:calculation-settings table:automatic-find-labels="false" table:use-regular-expressions="false" table:use-wildcards="true"/>
      <table:table table:name="Ejercicio 5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4" table:default-cell-style-name="ce5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ce10"/>
        <table:table-column table:style-name="co11" table:default-cell-style-name="ce2"/>
        <table:table-column table:style-name="co9" table:default-cell-style-name="ce2"/>
        <table:table-column table:style-name="co8" table:default-cell-style-name="ce2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5" office:value-type="string" calcext:value-type="string" table:number-columns-spanned="15" table:number-rows-spanned="1">
            <text:p>Anexo 1 – Ejercicio Nro 5</text:p>
          </table:table-cell>
          <table:covered-table-cell table:style-name="ce21"/>
          <table:covered-table-cell table:number-columns-repeated="3" table:style-name="Default"/>
          <table:covered-table-cell table:number-columns-repeated="2"/>
          <table:covered-table-cell table:style-name="ce21"/>
          <table:covered-table-cell table:number-columns-repeated="3"/>
          <table:covered-table-cell table:number-columns-repeated="4" table:style-name="Default"/>
          <table:table-cell table:number-columns-repeated="2"/>
        </table:table-row>
        <table:table-row table:style-name="ro2">
          <table:table-cell table:style-name="Default"/>
          <table:table-cell table:style-name="ce5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16" office:value-type="string" calcext:value-type="string">
            <text:p>Rendimiento</text:p>
          </table:table-cell>
          <table:table-cell table:style-name="ce23" table:formula="of:=[.N20]/[.M20]" office:value-type="percentage" office:value="0.848238482384824" calcext:value-type="percentage">
            <text:p>84,82 %</text:p>
          </table:table-cell>
          <table:table-cell table:style-name="ce29" office:value-type="string" calcext:value-type="string">
            <text:p>payload/total</text:p>
          </table:table-cell>
          <table:table-cell table:style-name="ce16" office:value-type="string" calcext:value-type="string">
            <text:p>Perdida</text:p>
          </table:table-cell>
          <table:table-cell table:style-name="ce23" table:formula="of:=[.O20]/[.M20]" office:value-type="percentage" office:value="0.151761517615176" calcext:value-type="percentage">
            <text:p>15,18 %</text:p>
          </table:table-cell>
          <table:table-cell office:value-type="string" calcext:value-type="string">
            <text:p>header_tcp/total</text:p>
          </table:table-cell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16" office:value-type="string" calcext:value-type="string">
            <text:p>Duración</text:p>
          </table:table-cell>
          <table:table-cell table:style-name="ce24" table:formula="of:=[.A19]-[.A9]" office:value-type="float" office:value="0.165051" calcext:value-type="float">
            <text:p>0,17</text:p>
          </table:table-cell>
          <table:table-cell table:style-name="ce29" office:value-type="string" calcext:value-type="string">
            <text:p>Segundos</text:p>
          </table:table-cell>
          <table:table-cell table:style-name="ce16" office:value-type="string" calcext:value-type="string">
            <text:p>Throughput</text:p>
          </table:table-cell>
          <table:table-cell table:style-name="ce31" table:formula="of:=[.M20]/[.B4]" office:value-type="float" office:value="17885.3808822727" calcext:value-type="float">
            <text:p>17885,3808822727</text:p>
          </table:table-cell>
          <table:table-cell table:style-name="ce2" office:value-type="string" calcext:value-type="string">
            <text:p>bps</text:p>
          </table:table-cell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/>
          <table:table-cell table:style-name="ce5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Tiempo</text:p>
          </table:table-cell>
          <table:table-cell table:style-name="ce6" office:value-type="string" calcext:value-type="string" table:number-columns-spanned="4" table:number-rows-spanned="1">
            <text:p>192.168.1.9:1093</text:p>
          </table:table-cell>
          <table:covered-table-cell table:number-columns-repeated="3" table:style-name="ce18"/>
          <table:table-cell table:number-columns-repeated="2"/>
          <table:table-cell table:style-name="ce6" office:value-type="string" calcext:value-type="string" table:number-columns-spanned="4" table:number-rows-spanned="1">
            <text:p>136.159.5.59:80</text:p>
          </table:table-cell>
          <table:covered-table-cell table:number-columns-repeated="3" table:style-name="ce18"/>
          <table:table-cell/>
          <table:table-cell table:style-name="ce7" office:value-type="string" calcext:value-type="string" table:number-columns-spanned="3" table:number-rows-spanned="1">
            <text:p>Bytes</text:p>
          </table:table-cell>
          <table:covered-table-cell table:number-columns-repeated="2" table:style-name="ce18"/>
          <table:table-cell table:number-columns-repeated="2"/>
        </table:table-row>
        <table:table-row table:style-name="ro2">
          <table:covered-table-cell table:style-name="ce18"/>
          <table:table-cell table:style-name="ce7" office:value-type="string" calcext:value-type="string">
            <text:p>Sec</text:p>
          </table:table-cell>
          <table:table-cell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 table:number-columns-repeated="2"/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/>
          <table:table-cell table:style-name="ce7" office:value-type="string" calcext:value-type="string">
            <text:p>Tx</text:p>
          </table:table-cell>
          <table:table-cell table:style-name="ce7" office:value-type="string" calcext:value-type="string">
            <text:p>Datos</text:p>
          </table:table-cell>
          <table:table-cell table:style-name="ce7" office:value-type="string" calcext:value-type="string">
            <text:p>Overhead</text:p>
          </table:table-cell>
          <table:table-cell table:number-columns-repeated="2"/>
        </table:table-row>
        <table:table-row table:style-name="ro2">
          <table:table-cell table:style-name="ce3" office:value-type="float" office:value="2.017659" calcext:value-type="float">
            <text:p>2,017659</text:p>
          </table:table-cell>
          <table:table-cell office:value-type="float" office:value="527940" calcext:value-type="float">
            <text:p>527940</text:p>
          </table:table-cell>
          <table:table-cell office:value-type="string" calcext:value-type="string">
            <text:p>SY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9"/>
          <table:table-cell table:style-name="ce8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M9]-[.N9]"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style-name="ce3" office:value-type="float" office:value="2.019867" calcext:value-type="float">
            <text:p>2,019867</text:p>
          </table:table-cell>
          <table:table-cell table:style-name="ce8"/>
          <table:table-cell table:style-name="ce9"/>
          <table:table-cell table:style-name="ce8" table:number-columns-repeated="2"/>
          <table:table-cell table:number-columns-repeated="2"/>
          <table:table-cell table:style-name="ce2" office:value-type="float" office:value="1313747313" calcext:value-type="float">
            <text:p>1313747313</text:p>
          </table:table-cell>
          <table:table-cell table:style-name="ce7" office:value-type="string" calcext:value-type="string">
            <text:p>SYN,ACK</text:p>
          </table:table-cell>
          <table:table-cell table:style-name="ce2" office:value-type="float" office:value="527941" calcext:value-type="float">
            <text:p>52794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M10]-[.N10]"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float" office:value="2.021621" calcext:value-type="float">
            <text:p>2,021621</text:p>
          </table:table-cell>
          <table:table-cell office:value-type="float" office:value="527941" calcext:value-type="float">
            <text:p>527941</text:p>
          </table:table-cell>
          <table:table-cell office:value-type="string" calcext:value-type="string">
            <text:p>ACK</text:p>
          </table:table-cell>
          <table:table-cell office:value-type="float" office:value="1313747314" calcext:value-type="float">
            <text:p>13137473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9"/>
          <table:table-cell table:style-name="ce8" table:number-columns-repeated="2"/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1]-[.N1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2.035591" calcext:value-type="float">
            <text:p>2,035591</text:p>
          </table:table-cell>
          <table:table-cell office:value-type="float" office:value="527941" calcext:value-type="float">
            <text:p>527941</text:p>
          </table:table-cell>
          <table:table-cell office:value-type="string" calcext:value-type="string">
            <text:p>PSH,ACK</text:p>
          </table:table-cell>
          <table:table-cell office:value-type="float" office:value="1313747314" calcext:value-type="float">
            <text:p>1313747314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table:style-name="ce8"/>
          <table:table-cell table:style-name="ce9"/>
          <table:table-cell table:style-name="ce8" table:number-columns-repeated="2"/>
          <table:table-cell/>
          <table:table-cell office:value-type="float" office:value="456" calcext:value-type="float">
            <text:p>456</text:p>
          </table:table-cell>
          <table:table-cell office:value-type="float" office:value="416" calcext:value-type="float">
            <text:p>416</text:p>
          </table:table-cell>
          <table:table-cell table:formula="of:=[.M12]-[.N1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2.038578" calcext:value-type="float">
            <text:p>2,038578</text:p>
          </table:table-cell>
          <table:table-cell table:style-name="ce8"/>
          <table:table-cell table:style-name="ce9"/>
          <table:table-cell table:style-name="ce8" table:number-columns-repeated="2"/>
          <table:table-cell table:number-columns-repeated="2"/>
          <table:table-cell table:style-name="ce2" office:value-type="float" office:value="1313747314" calcext:value-type="float">
            <text:p>1313747314</text:p>
          </table:table-cell>
          <table:table-cell table:style-name="ce7" office:value-type="string" calcext:value-type="string">
            <text:p>ACK</text:p>
          </table:table-cell>
          <table:table-cell table:style-name="ce2" office:value-type="float" office:value="528357" calcext:value-type="float">
            <text:p>528357</text:p>
          </table:table-cell>
          <table:table-cell table:style-name="ce2" office:value-type="float" office:value="1460" calcext:value-type="float">
            <text:p>146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460" calcext:value-type="float">
            <text:p>1460</text:p>
          </table:table-cell>
          <table:table-cell table:formula="of:=[.M13]-[.N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2.06386" calcext:value-type="float">
            <text:p>2,06386</text:p>
          </table:table-cell>
          <table:table-cell table:style-name="ce8"/>
          <table:table-cell table:style-name="ce9"/>
          <table:table-cell table:style-name="ce8" table:number-columns-repeated="2"/>
          <table:table-cell table:number-columns-repeated="2"/>
          <table:table-cell table:style-name="ce2" office:value-type="float" office:value="1313748774" calcext:value-type="float">
            <text:p>1313748774</text:p>
          </table:table-cell>
          <table:table-cell table:style-name="ce7" office:value-type="string" calcext:value-type="string">
            <text:p>ACK</text:p>
          </table:table-cell>
          <table:table-cell table:style-name="ce2" office:value-type="float" office:value="528357" calcext:value-type="float">
            <text:p>528357</text:p>
          </table:table-cell>
          <table:table-cell table:style-name="ce2" office:value-type="float" office:value="628" calcext:value-type="float">
            <text:p>628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28" calcext:value-type="float">
            <text:p>628</text:p>
          </table:table-cell>
          <table:table-cell table:formula="of:=[.M13]-[.N14]" office:value-type="float" office:value="872" calcext:value-type="float">
            <text:p>872</text:p>
          </table:table-cell>
          <table:table-cell table:number-columns-repeated="2"/>
        </table:table-row>
        <table:table-row table:style-name="ro2">
          <table:table-cell table:style-name="ce3" office:value-type="float" office:value="2.064879" calcext:value-type="float">
            <text:p>2,064879</text:p>
          </table:table-cell>
          <table:table-cell table:style-name="ce8"/>
          <table:table-cell table:style-name="ce9"/>
          <table:table-cell table:style-name="ce8" table:number-columns-repeated="2"/>
          <table:table-cell table:number-columns-repeated="2"/>
          <table:table-cell table:style-name="ce2" office:value-type="float" office:value="1313749402" calcext:value-type="float">
            <text:p>1313749402</text:p>
          </table:table-cell>
          <table:table-cell table:style-name="ce7" office:value-type="string" calcext:value-type="string">
            <text:p>PSH,ACK</text:p>
          </table:table-cell>
          <table:table-cell table:style-name="ce2" office:value-type="float" office:value="528357" calcext:value-type="float">
            <text:p>52835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4]-[.N15]" office:value-type="float" office:value="668" calcext:value-type="float">
            <text:p>668</text:p>
          </table:table-cell>
          <table:table-cell table:number-columns-repeated="2"/>
        </table:table-row>
        <table:table-row table:style-name="ro2">
          <table:table-cell office:value-type="float" office:value="2.065233" calcext:value-type="float">
            <text:p>2,065233</text:p>
          </table:table-cell>
          <table:table-cell table:style-name="ce8"/>
          <table:table-cell table:style-name="ce9"/>
          <table:table-cell table:style-name="ce8" table:number-columns-repeated="2"/>
          <table:table-cell table:number-columns-repeated="2"/>
          <table:table-cell table:style-name="ce2" office:value-type="float" office:value="1313749402" calcext:value-type="float">
            <text:p>1313749402</text:p>
          </table:table-cell>
          <table:table-cell table:style-name="ce7" office:value-type="string" calcext:value-type="string">
            <text:p>FIN, ACK</text:p>
          </table:table-cell>
          <table:table-cell table:style-name="ce2" office:value-type="float" office:value="528357" calcext:value-type="float">
            <text:p>52835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6]-[.N1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2.066909" calcext:value-type="float">
            <text:p>2,066909</text:p>
          </table:table-cell>
          <table:table-cell office:value-type="float" office:value="528357" calcext:value-type="float">
            <text:p>528357</text:p>
          </table:table-cell>
          <table:table-cell office:value-type="string" calcext:value-type="string">
            <text:p>ACK</text:p>
          </table:table-cell>
          <table:table-cell office:value-type="float" office:value="1313749402" calcext:value-type="float">
            <text:p>13137494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7]-[.N1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2.067912" calcext:value-type="float">
            <text:p>2,067912</text:p>
          </table:table-cell>
          <table:table-cell office:value-type="float" office:value="528357" calcext:value-type="float">
            <text:p>528357</text:p>
          </table:table-cell>
          <table:table-cell office:value-type="string" calcext:value-type="string">
            <text:p>ACK</text:p>
          </table:table-cell>
          <table:table-cell office:value-type="float" office:value="1313749403" calcext:value-type="float">
            <text:p>13137494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8]-[.N1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2.18271" calcext:value-type="float">
            <text:p>2,18271</text:p>
          </table:table-cell>
          <table:table-cell office:value-type="float" office:value="528357" calcext:value-type="float">
            <text:p>528357</text:p>
          </table:table-cell>
          <table:table-cell office:value-type="string" calcext:value-type="string">
            <text:p>ACK</text:p>
          </table:table-cell>
          <table:table-cell office:value-type="float" office:value="1313749403" calcext:value-type="float">
            <text:p>13137494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9]-[.N1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/>
          <table:table-cell table:number-columns-repeated="4"/>
          <table:table-cell table:formula="of:=SUM([.M9:.M19])" office:value-type="float" office:value="2952" calcext:value-type="float">
            <text:p>2952</text:p>
          </table:table-cell>
          <table:table-cell table:formula="of:=SUM([.N9:.N19])" office:value-type="float" office:value="2504" calcext:value-type="float">
            <text:p>2504</text:p>
          </table:table-cell>
          <table:table-cell table:formula="of:=[.M20]-[.N20]" office:value-type="float" office:value="448" calcext:value-type="float">
            <text:p>448</text:p>
          </table:table-cell>
          <table:table-cell table:number-columns-repeated="2"/>
        </table:table-row>
      </table:table>
      <table:table table:name="Ejercicio 6" table:style-name="ta1">
        <table:table-column table:style-name="co14" table:default-cell-style-name="Default"/>
        <table:table-column table:style-name="co2" table:default-cell-style-name="Default"/>
        <table:table-column table:style-name="co3" table:default-cell-style-name="ce2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ce29"/>
        <table:table-column table:style-name="co2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20" table:default-cell-style-name="Default"/>
        <table:table-row table:style-name="ro1">
          <table:table-cell table:style-name="ce15" office:value-type="string" calcext:value-type="string" table:number-columns-spanned="15" table:number-rows-spanned="1">
            <text:p>Anexo 2 – Ejercicio Nro 6</text:p>
          </table:table-cell>
          <table:covered-table-cell table:style-name="ce21"/>
          <table:covered-table-cell table:style-name="Default"/>
          <table:covered-table-cell table:number-columns-repeated="4"/>
          <table:covered-table-cell table:style-name="ce21"/>
          <table:covered-table-cell table:style-name="Default"/>
          <table:covered-table-cell table:number-columns-repeated="6"/>
          <table:table-cell table:number-columns-repeated="2"/>
        </table:table-row>
        <table:table-row table:style-name="ro2">
          <table:table-cell table:number-columns-repeated="17"/>
        </table:table-row>
        <table:table-row table:style-name="ro2">
          <table:table-cell table:style-name="ce16" office:value-type="string" calcext:value-type="string">
            <text:p>Rendimiento</text:p>
          </table:table-cell>
          <table:table-cell table:style-name="ce23" table:formula="of:=[.N289]/[.M289]" office:value-type="percentage" office:value="0.924192685947896" calcext:value-type="percentage">
            <text:p>92,42 %</text:p>
          </table:table-cell>
          <table:table-cell office:value-type="string" calcext:value-type="string">
            <text:p>payload/total</text:p>
          </table:table-cell>
          <table:table-cell table:style-name="ce16" office:value-type="string" calcext:value-type="string">
            <text:p>Pérdida</text:p>
          </table:table-cell>
          <table:table-cell table:style-name="ce23" table:formula="of:=[.O289]/[.M289]" office:value-type="percentage" office:value="0.075807314052104" calcext:value-type="percentage">
            <text:p>7,58 %</text:p>
          </table:table-cell>
          <table:table-cell office:value-type="string" calcext:value-type="string">
            <text:p>header_tcp/total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style-name="ce16" office:value-type="string" calcext:value-type="string">
            <text:p>Tiempo</text:p>
          </table:table-cell>
          <table:table-cell table:style-name="ce33" table:formula="of:=[.A288]-[.A9]" office:value-type="float" office:value="289.327989" calcext:value-type="float">
            <text:p>289,327989</text:p>
          </table:table-cell>
          <table:table-cell office:value-type="string" calcext:value-type="string">
            <text:p>Segundos</text:p>
          </table:table-cell>
          <table:table-cell table:style-name="ce16" office:value-type="string" calcext:value-type="string">
            <text:p>Throughput</text:p>
          </table:table-cell>
          <table:table-cell table:style-name="ce33" table:formula="of:=[.M289]/[.B4]" office:value-type="float" office:value="510.641920647366" calcext:value-type="float">
            <text:p>510,641920647366</text:p>
          </table:table-cell>
          <table:table-cell table:style-name="ce18" office:value-type="string" calcext:value-type="string">
            <text:p>bps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" office:value-type="string" calcext:value-type="string" table:number-columns-spanned="1" table:number-rows-spanned="2">
            <text:p>Tiempo</text:p>
          </table:table-cell>
          <table:table-cell table:style-name="ce6" office:value-type="string" calcext:value-type="string" table:number-columns-spanned="4" table:number-rows-spanned="1">
            <text:p>192.168.1.9:1161</text:p>
          </table:table-cell>
          <table:covered-table-cell table:style-name="ce7"/>
          <table:covered-table-cell table:number-columns-repeated="2" table:style-name="ce18"/>
          <table:table-cell table:number-columns-repeated="2"/>
          <table:table-cell table:style-name="ce6" office:value-type="string" calcext:value-type="string" table:number-columns-spanned="4" table:number-rows-spanned="1">
            <text:p>216.239.39.99:80</text:p>
          </table:table-cell>
          <table:covered-table-cell table:style-name="ce7"/>
          <table:covered-table-cell table:number-columns-repeated="2" table:style-name="ce18"/>
          <table:table-cell/>
          <table:table-cell table:style-name="ce7" office:value-type="string" calcext:value-type="string" table:number-columns-spanned="3" table:number-rows-spanned="1">
            <text:p>Bytes</text:p>
          </table:table-cell>
          <table:covered-table-cell table:number-columns-repeated="2" table:style-name="ce18"/>
          <table:table-cell table:number-columns-repeated="2"/>
        </table:table-row>
        <table:table-row table:style-name="ro2">
          <table:covered-table-cell table:style-name="ce18"/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 table:number-columns-repeated="2"/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/>
          <table:table-cell table:style-name="ce7" office:value-type="string" calcext:value-type="string">
            <text:p>Tx</text:p>
          </table:table-cell>
          <table:table-cell table:style-name="ce7" office:value-type="string" calcext:value-type="string">
            <text:p>Datos</text:p>
          </table:table-cell>
          <table:table-cell table:style-name="ce7" office:value-type="string" calcext:value-type="string">
            <text:p>Overhead</text:p>
          </table:table-cell>
          <table:table-cell table:number-columns-repeated="2"/>
        </table:table-row>
        <table:table-row table:style-name="ro2">
          <table:table-cell table:style-name="ce18" office:value-type="float" office:value="1779.489569" calcext:value-type="float">
            <text:p>1779,489569</text:p>
          </table:table-cell>
          <table:table-cell table:style-name="ce13" office:value-type="float" office:value="282106" calcext:value-type="float">
            <text:p>282106</text:p>
          </table:table-cell>
          <table:table-cell table:style-name="ce35" office:value-type="string" calcext:value-type="string">
            <text:p>SY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/>
          <table:table-cell table:style-name="ce13"/>
          <table:table-cell table:style-name="ce35"/>
          <table:table-cell table:style-name="ce13" table:number-columns-repeated="2"/>
          <table:table-cell/>
          <table:table-cell table:style-name="ce18" office:value-type="float" office:value="44" calcext:value-type="float">
            <text:p>44</text:p>
          </table:table-cell>
          <table:table-cell table:style-name="ce18" table:formula="of:=IF([.E9]&lt;&gt;&quot;&quot;;[.E9];[.K9])" office:value-type="float" office:value="4" calcext:value-type="float">
            <text:p>4</text:p>
          </table:table-cell>
          <table:table-cell table:style-name="ce18" table:formula="of:=[.M9]-[.N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79.490471" calcext:value-type="float">
            <text:p>1779,490471</text:p>
          </table:table-cell>
          <table:table-cell table:style-name="ce13" office:value-type="float" office:value="282106" calcext:value-type="float">
            <text:p>282106</text:p>
          </table:table-cell>
          <table:table-cell table:style-name="ce35" office:value-type="string" calcext:value-type="string">
            <text:p>SY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formula="of:=IF(AND([.B10]=[.B9];[.D9]=[.D10];[.D9]&lt;&gt;&quot;&quot;;[.B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0]=[.H9];[.H9]&lt;&gt;&quot;&quot;);&quot;Retransmisión&quot;;&quot;&quot;)">
            <text:p/>
          </table:table-cell>
          <table:table-cell table:style-name="ce18" office:value-type="float" office:value="44" calcext:value-type="float">
            <text:p>44</text:p>
          </table:table-cell>
          <table:table-cell table:style-name="ce18" table:formula="of:=IF([.E10]&lt;&gt;&quot;&quot;;[.E10];[.K10])" office:value-type="float" office:value="4" calcext:value-type="float">
            <text:p>4</text:p>
          </table:table-cell>
          <table:table-cell table:style-name="ce18" table:formula="of:=[.M10]-[.N1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79.546491" calcext:value-type="float">
            <text:p>1779,54649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1]=[.B10];[.D10]=[.D11];[.D10]&lt;&gt;&quot;&quot;;[.B10]&lt;&gt;&quot;&quot;);&quot;Retransmisión&quot;;&quot;&quot;)">
            <text:p/>
          </table:table-cell>
          <table:table-cell/>
          <table:table-cell table:style-name="ce13" office:value-type="float" office:value="320923459" calcext:value-type="float">
            <text:p>320923459</text:p>
          </table:table-cell>
          <table:table-cell table:style-name="ce35" office:value-type="string" calcext:value-type="string">
            <text:p>SYN, ACK</text:p>
          </table:table-cell>
          <table:table-cell table:style-name="ce13" office:value-type="float" office:value="282107" calcext:value-type="float">
            <text:p>282107</text:p>
          </table:table-cell>
          <table:table-cell table:style-name="ce13" office:value-type="float" office:value="4" calcext:value-type="float">
            <text:p>4</text:p>
          </table:table-cell>
          <table:table-cell table:formula="of:=IF(AND([.H11]=[.H10];[.H10]&lt;&gt;&quot;&quot;);&quot;Retransmisión&quot;;&quot;&quot;)">
            <text:p/>
          </table:table-cell>
          <table:table-cell table:style-name="ce18" office:value-type="float" office:value="44" calcext:value-type="float">
            <text:p>44</text:p>
          </table:table-cell>
          <table:table-cell table:style-name="ce18" table:formula="of:=IF([.E11]&lt;&gt;&quot;&quot;;[.E11];[.K11])" office:value-type="float" office:value="4" calcext:value-type="float">
            <text:p>4</text:p>
          </table:table-cell>
          <table:table-cell table:style-name="ce18" table:formula="of:=[.M11]-[.N1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79.548262" calcext:value-type="float">
            <text:p>1779,548262</text:p>
          </table:table-cell>
          <table:table-cell table:style-name="ce13" office:value-type="float" office:value="282107" calcext:value-type="float">
            <text:p>28210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23460" calcext:value-type="float">
            <text:p>32092346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2]=[.B11];[.D11]=[.D12];[.D11]&lt;&gt;&quot;&quot;;[.B11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2]=[.H11];[.H1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2]&lt;&gt;&quot;&quot;;[.E12];[.K12])" office:value-type="float" office:value="0" calcext:value-type="float">
            <text:p>0</text:p>
          </table:table-cell>
          <table:table-cell table:style-name="ce18" table:formula="of:=[.M12]-[.N1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79.549422" calcext:value-type="float">
            <text:p>1779,549422</text:p>
          </table:table-cell>
          <table:table-cell table:style-name="ce13" office:value-type="float" office:value="282107" calcext:value-type="float">
            <text:p>28210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23460" calcext:value-type="float">
            <text:p>32092346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3]=[.B12];[.D12]=[.D13];[.D12]&lt;&gt;&quot;&quot;;[.B1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3]=[.H12];[.H1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3]&lt;&gt;&quot;&quot;;[.E13];[.K13])" office:value-type="float" office:value="0" calcext:value-type="float">
            <text:p>0</text:p>
          </table:table-cell>
          <table:table-cell table:style-name="ce18" table:formula="of:=[.M13]-[.N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79.552033" calcext:value-type="float">
            <text:p>1779,552033</text:p>
          </table:table-cell>
          <table:table-cell table:style-name="ce13" office:value-type="float" office:value="282107" calcext:value-type="float">
            <text:p>28210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23460" calcext:value-type="float">
            <text:p>320923460</text:p>
          </table:table-cell>
          <table:table-cell table:style-name="ce14" office:value-type="float" office:value="490" calcext:value-type="float">
            <text:p>490</text:p>
          </table:table-cell>
          <table:table-cell table:formula="of:=IF(AND([.B14]=[.B13];[.D13]=[.D14];[.D13]&lt;&gt;&quot;&quot;;[.B1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4]=[.H13];[.H13]&lt;&gt;&quot;&quot;);&quot;Retransmisión&quot;;&quot;&quot;)">
            <text:p/>
          </table:table-cell>
          <table:table-cell table:style-name="ce18" office:value-type="float" office:value="530" calcext:value-type="float">
            <text:p>530</text:p>
          </table:table-cell>
          <table:table-cell table:style-name="ce18" table:formula="of:=IF([.E14]&lt;&gt;&quot;&quot;;[.E14];[.K14])" office:value-type="float" office:value="490" calcext:value-type="float">
            <text:p>490</text:p>
          </table:table-cell>
          <table:table-cell table:style-name="ce18" table:formula="of:=[.M14]-[.N1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79.629637" calcext:value-type="float">
            <text:p>1779,62963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5]=[.B14];[.D14]=[.D15];[.D14]&lt;&gt;&quot;&quot;;[.B14]&lt;&gt;&quot;&quot;);&quot;Retransmisión&quot;;&quot;&quot;)">
            <text:p/>
          </table:table-cell>
          <table:table-cell/>
          <table:table-cell table:style-name="ce13" office:value-type="float" office:value="320923460" calcext:value-type="float">
            <text:p>32092346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15]=[.H14];[.H1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5]&lt;&gt;&quot;&quot;;[.E15];[.K15])" office:value-type="float" office:value="0" calcext:value-type="float">
            <text:p>0</text:p>
          </table:table-cell>
          <table:table-cell table:style-name="ce18" table:formula="of:=[.M15]-[.N1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79.702041" calcext:value-type="float">
            <text:p>1779,70204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6]=[.B15];[.D15]=[.D16];[.D15]&lt;&gt;&quot;&quot;;[.B15]&lt;&gt;&quot;&quot;);&quot;Retransmisión&quot;;&quot;&quot;)">
            <text:p/>
          </table:table-cell>
          <table:table-cell/>
          <table:table-cell table:style-name="ce13" office:value-type="float" office:value="320923460" calcext:value-type="float">
            <text:p>32092346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13" office:value-type="float" office:value="1228" calcext:value-type="float">
            <text:p>1228</text:p>
          </table:table-cell>
          <table:table-cell table:formula="of:=IF(AND([.H16]=[.H15];[.H15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268" calcext:value-type="float">
            <text:p>1268</text:p>
          </table:table-cell>
          <table:table-cell table:style-name="ce18" table:formula="of:=IF([.E16]&lt;&gt;&quot;&quot;;[.E16];[.K16])" office:value-type="float" office:value="1228" calcext:value-type="float">
            <text:p>1228</text:p>
          </table:table-cell>
          <table:table-cell table:style-name="ce18" table:formula="of:=[.M16]-[.N1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79.839334" calcext:value-type="float">
            <text:p>1779,839334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24688" calcext:value-type="float">
            <text:p>320924688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7]=[.B16];[.D16]=[.D17];[.D16]&lt;&gt;&quot;&quot;;[.B1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7]=[.H16];[.H1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7]&lt;&gt;&quot;&quot;;[.E17];[.K17])" office:value-type="float" office:value="0" calcext:value-type="float">
            <text:p>0</text:p>
          </table:table-cell>
          <table:table-cell table:style-name="ce18" table:formula="of:=[.M17]-[.N1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24391" calcext:value-type="float">
            <text:p>1780,2439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8]=[.B17];[.D17]=[.D18];[.D17]&lt;&gt;&quot;&quot;;[.B17]&lt;&gt;&quot;&quot;);&quot;Retransmisión&quot;;&quot;&quot;)">
            <text:p/>
          </table:table-cell>
          <table:table-cell/>
          <table:table-cell table:style-name="ce13" office:value-type="float" office:value="320924688" calcext:value-type="float">
            <text:p>320924688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8]=[.H17];[.H17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8]&lt;&gt;&quot;&quot;;[.E18];[.K18])" office:value-type="float" office:value="1430" calcext:value-type="float">
            <text:p>1430</text:p>
          </table:table-cell>
          <table:table-cell table:style-name="ce18" table:formula="of:=[.M18]-[.N1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246893" calcext:value-type="float">
            <text:p>1780,24689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9]=[.B18];[.D18]=[.D19];[.D18]&lt;&gt;&quot;&quot;;[.B18]&lt;&gt;&quot;&quot;);&quot;Retransmisión&quot;;&quot;&quot;)">
            <text:p/>
          </table:table-cell>
          <table:table-cell/>
          <table:table-cell table:style-name="ce13" office:value-type="float" office:value="320926118" calcext:value-type="float">
            <text:p>320926118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9]=[.H18];[.H18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9]&lt;&gt;&quot;&quot;;[.E19];[.K19])" office:value-type="float" office:value="1430" calcext:value-type="float">
            <text:p>1430</text:p>
          </table:table-cell>
          <table:table-cell table:style-name="ce18" table:formula="of:=[.M19]-[.N1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247261" calcext:value-type="float">
            <text:p>1780,24726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0]=[.B19];[.D19]=[.D20];[.D19]&lt;&gt;&quot;&quot;;[.B19]&lt;&gt;&quot;&quot;);&quot;Retransmisión&quot;;&quot;&quot;)">
            <text:p/>
          </table:table-cell>
          <table:table-cell/>
          <table:table-cell table:style-name="ce13" office:value-type="float" office:value="320927548" calcext:value-type="float">
            <text:p>320927548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13" office:value-type="float" office:value="231" calcext:value-type="float">
            <text:p>231</text:p>
          </table:table-cell>
          <table:table-cell table:formula="of:=IF(AND([.H20]=[.H19];[.H19]&lt;&gt;&quot;&quot;);&quot;Retransmisión&quot;;&quot;&quot;)">
            <text:p/>
          </table:table-cell>
          <table:table-cell table:style-name="ce18" office:value-type="float" office:value="271" calcext:value-type="float">
            <text:p>271</text:p>
          </table:table-cell>
          <table:table-cell table:style-name="ce18" table:formula="of:=IF([.E20]&lt;&gt;&quot;&quot;;[.E20];[.K20])" office:value-type="float" office:value="231" calcext:value-type="float">
            <text:p>231</text:p>
          </table:table-cell>
          <table:table-cell table:style-name="ce18" table:formula="of:=[.M20]-[.N2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24808" calcext:value-type="float">
            <text:p>1780,24808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1]=[.B20];[.D20]=[.D21];[.D20]&lt;&gt;&quot;&quot;;[.B20]&lt;&gt;&quot;&quot;);&quot;Retransmisión&quot;;&quot;&quot;)">
            <text:p/>
          </table:table-cell>
          <table:table-cell/>
          <table:table-cell table:style-name="ce13" office:value-type="float" office:value="320927779" calcext:value-type="float">
            <text:p>320927779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13" office:value-type="float" office:value="209" calcext:value-type="float">
            <text:p>209</text:p>
          </table:table-cell>
          <table:table-cell table:formula="of:=IF(AND([.H21]=[.H20];[.H20]&lt;&gt;&quot;&quot;);&quot;Retransmisión&quot;;&quot;&quot;)">
            <text:p/>
          </table:table-cell>
          <table:table-cell table:style-name="ce18" office:value-type="float" office:value="249" calcext:value-type="float">
            <text:p>249</text:p>
          </table:table-cell>
          <table:table-cell table:style-name="ce18" table:formula="of:=IF([.E21]&lt;&gt;&quot;&quot;;[.E21];[.K21])" office:value-type="float" office:value="209" calcext:value-type="float">
            <text:p>209</text:p>
          </table:table-cell>
          <table:table-cell table:style-name="ce18" table:formula="of:=[.M21]-[.N2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248755" calcext:value-type="float">
            <text:p>1780,24875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2]=[.B21];[.D21]=[.D22];[.D21]&lt;&gt;&quot;&quot;;[.B21]&lt;&gt;&quot;&quot;);&quot;Retransmisión&quot;;&quot;&quot;)">
            <text:p/>
          </table:table-cell>
          <table:table-cell/>
          <table:table-cell table:style-name="ce13" office:value-type="float" office:value="320927988" calcext:value-type="float">
            <text:p>320927988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13" office:value-type="float" office:value="5" calcext:value-type="float">
            <text:p>5</text:p>
          </table:table-cell>
          <table:table-cell table:formula="of:=IF(AND([.H22]=[.H21];[.H21]&lt;&gt;&quot;&quot;);&quot;Retransmisión&quot;;&quot;&quot;)">
            <text:p/>
          </table:table-cell>
          <table:table-cell table:style-name="ce18" office:value-type="float" office:value="45" calcext:value-type="float">
            <text:p>45</text:p>
          </table:table-cell>
          <table:table-cell table:style-name="ce18" table:formula="of:=IF([.E22]&lt;&gt;&quot;&quot;;[.E22];[.K22])" office:value-type="float" office:value="5" calcext:value-type="float">
            <text:p>5</text:p>
          </table:table-cell>
          <table:table-cell table:style-name="ce18" table:formula="of:=[.M22]-[.N2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250391" calcext:value-type="float">
            <text:p>1780,250391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27779" calcext:value-type="float">
            <text:p>320927779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3]=[.B22];[.D22]=[.D23];[.D22]&lt;&gt;&quot;&quot;;[.B22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3]=[.H22];[.H2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3]&lt;&gt;&quot;&quot;;[.E23];[.K23])" office:value-type="float" office:value="0" calcext:value-type="float">
            <text:p>0</text:p>
          </table:table-cell>
          <table:table-cell table:style-name="ce18" table:formula="of:=[.M23]-[.N2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251578" calcext:value-type="float">
            <text:p>1780,251578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27993" calcext:value-type="float">
            <text:p>32092799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4]=[.B23];[.D23]=[.D24];[.D23]&lt;&gt;&quot;&quot;;[.B23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4]=[.H23];[.H2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4]&lt;&gt;&quot;&quot;;[.E24];[.K24])" office:value-type="float" office:value="0" calcext:value-type="float">
            <text:p>0</text:p>
          </table:table-cell>
          <table:table-cell table:style-name="ce18" table:formula="of:=[.M24]-[.N2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340336" calcext:value-type="float">
            <text:p>1780,340336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27993" calcext:value-type="float">
            <text:p>32092799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5]=[.B24];[.D24]=[.D25];[.D24]&lt;&gt;&quot;&quot;;[.B2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5]=[.H24];[.H2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5]&lt;&gt;&quot;&quot;;[.E25];[.K25])" office:value-type="float" office:value="0" calcext:value-type="float">
            <text:p>0</text:p>
          </table:table-cell>
          <table:table-cell table:style-name="ce18" table:formula="of:=[.M25]-[.N2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457226" calcext:value-type="float">
            <text:p>1780,457226</text:p>
          </table:table-cell>
          <table:table-cell table:style-name="ce13" office:value-type="float" office:value="282597" calcext:value-type="float">
            <text:p>28259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27993" calcext:value-type="float">
            <text:p>320927993</text:p>
          </table:table-cell>
          <table:table-cell table:style-name="ce14" office:value-type="float" office:value="453" calcext:value-type="float">
            <text:p>453</text:p>
          </table:table-cell>
          <table:table-cell table:formula="of:=IF(AND([.B26]=[.B25];[.D25]=[.D26];[.D25]&lt;&gt;&quot;&quot;;[.B2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6]=[.H25];[.H25]&lt;&gt;&quot;&quot;);&quot;Retransmisión&quot;;&quot;&quot;)">
            <text:p/>
          </table:table-cell>
          <table:table-cell table:style-name="ce18" office:value-type="float" office:value="493" calcext:value-type="float">
            <text:p>493</text:p>
          </table:table-cell>
          <table:table-cell table:style-name="ce18" table:formula="of:=IF([.E26]&lt;&gt;&quot;&quot;;[.E26];[.K26])" office:value-type="float" office:value="453" calcext:value-type="float">
            <text:p>453</text:p>
          </table:table-cell>
          <table:table-cell table:style-name="ce18" table:formula="of:=[.M26]-[.N2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516462" calcext:value-type="float">
            <text:p>1780,51646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7]=[.B26];[.D26]=[.D27];[.D26]&lt;&gt;&quot;&quot;;[.B26]&lt;&gt;&quot;&quot;);&quot;Retransmisión&quot;;&quot;&quot;)">
            <text:p/>
          </table:table-cell>
          <table:table-cell/>
          <table:table-cell table:style-name="ce13" office:value-type="float" office:value="320927993" calcext:value-type="float">
            <text:p>32092799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3050" calcext:value-type="float">
            <text:p>283050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27]=[.H26];[.H2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7]&lt;&gt;&quot;&quot;;[.E27];[.K27])" office:value-type="float" office:value="0" calcext:value-type="float">
            <text:p>0</text:p>
          </table:table-cell>
          <table:table-cell table:style-name="ce18" table:formula="of:=[.M27]-[.N2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528886" calcext:value-type="float">
            <text:p>1780,52888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8]=[.B27];[.D27]=[.D28];[.D27]&lt;&gt;&quot;&quot;;[.B27]&lt;&gt;&quot;&quot;);&quot;Retransmisión&quot;;&quot;&quot;)">
            <text:p/>
          </table:table-cell>
          <table:table-cell/>
          <table:table-cell table:style-name="ce13" office:value-type="float" office:value="320927993" calcext:value-type="float">
            <text:p>32092799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3050" calcext:value-type="float">
            <text:p>283050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8]=[.H27];[.H27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8]&lt;&gt;&quot;&quot;;[.E28];[.K28])" office:value-type="float" office:value="1430" calcext:value-type="float">
            <text:p>1430</text:p>
          </table:table-cell>
          <table:table-cell table:style-name="ce18" table:formula="of:=[.M28]-[.N2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52932" calcext:value-type="float">
            <text:p>1780,5293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9]=[.B28];[.D28]=[.D29];[.D28]&lt;&gt;&quot;&quot;;[.B28]&lt;&gt;&quot;&quot;);&quot;Retransmisión&quot;;&quot;&quot;)">
            <text:p/>
          </table:table-cell>
          <table:table-cell/>
          <table:table-cell table:style-name="ce13" office:value-type="float" office:value="320929423" calcext:value-type="float">
            <text:p>32092942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3050" calcext:value-type="float">
            <text:p>283050</text:p>
          </table:table-cell>
          <table:table-cell table:style-name="ce13" office:value-type="float" office:value="314" calcext:value-type="float">
            <text:p>314</text:p>
          </table:table-cell>
          <table:table-cell table:formula="of:=IF(AND([.H29]=[.H28];[.H28]&lt;&gt;&quot;&quot;);&quot;Retransmisión&quot;;&quot;&quot;)">
            <text:p/>
          </table:table-cell>
          <table:table-cell table:style-name="ce18" office:value-type="float" office:value="354" calcext:value-type="float">
            <text:p>354</text:p>
          </table:table-cell>
          <table:table-cell table:style-name="ce18" table:formula="of:=IF([.E29]&lt;&gt;&quot;&quot;;[.E29];[.K29])" office:value-type="float" office:value="314" calcext:value-type="float">
            <text:p>314</text:p>
          </table:table-cell>
          <table:table-cell table:style-name="ce18" table:formula="of:=[.M29]-[.N2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530919" calcext:value-type="float">
            <text:p>1780,530919</text:p>
          </table:table-cell>
          <table:table-cell table:style-name="ce13" office:value-type="float" office:value="283050" calcext:value-type="float">
            <text:p>28305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29737" calcext:value-type="float">
            <text:p>320929737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30]=[.B29];[.D29]=[.D30];[.D29]&lt;&gt;&quot;&quot;;[.B29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30]=[.H29];[.H2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0]&lt;&gt;&quot;&quot;;[.E30];[.K30])" office:value-type="float" office:value="0" calcext:value-type="float">
            <text:p>0</text:p>
          </table:table-cell>
          <table:table-cell table:style-name="ce18" table:formula="of:=[.M30]-[.N3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680356" calcext:value-type="float">
            <text:p>1780,680356</text:p>
          </table:table-cell>
          <table:table-cell table:style-name="ce13" office:value-type="float" office:value="283050" calcext:value-type="float">
            <text:p>28305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29737" calcext:value-type="float">
            <text:p>320929737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31]=[.B30];[.D30]=[.D31];[.D30]&lt;&gt;&quot;&quot;;[.B3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31]=[.H30];[.H3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1]&lt;&gt;&quot;&quot;;[.E31];[.K31])" office:value-type="float" office:value="0" calcext:value-type="float">
            <text:p>0</text:p>
          </table:table-cell>
          <table:table-cell table:style-name="ce18" table:formula="of:=[.M31]-[.N3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897652" calcext:value-type="float">
            <text:p>1780,897652</text:p>
          </table:table-cell>
          <table:table-cell table:style-name="ce13" office:value-type="float" office:value="283050" calcext:value-type="float">
            <text:p>28305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29737" calcext:value-type="float">
            <text:p>320929737</text:p>
          </table:table-cell>
          <table:table-cell table:style-name="ce14" office:value-type="float" office:value="506" calcext:value-type="float">
            <text:p>506</text:p>
          </table:table-cell>
          <table:table-cell table:formula="of:=IF(AND([.B32]=[.B31];[.D31]=[.D32];[.D31]&lt;&gt;&quot;&quot;;[.B31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32]=[.H31];[.H31]&lt;&gt;&quot;&quot;);&quot;Retransmisión&quot;;&quot;&quot;)">
            <text:p/>
          </table:table-cell>
          <table:table-cell table:style-name="ce18" office:value-type="float" office:value="546" calcext:value-type="float">
            <text:p>546</text:p>
          </table:table-cell>
          <table:table-cell table:style-name="ce18" table:formula="of:=IF([.E32]&lt;&gt;&quot;&quot;;[.E32];[.K32])" office:value-type="float" office:value="506" calcext:value-type="float">
            <text:p>506</text:p>
          </table:table-cell>
          <table:table-cell table:style-name="ce18" table:formula="of:=[.M32]-[.N3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0.969217" calcext:value-type="float">
            <text:p>1780,96921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33]=[.B32];[.D32]=[.D33];[.D32]&lt;&gt;&quot;&quot;;[.B32]&lt;&gt;&quot;&quot;);&quot;Retransmisión&quot;;&quot;&quot;)">
            <text:p/>
          </table:table-cell>
          <table:table-cell/>
          <table:table-cell table:style-name="ce13" office:value-type="float" office:value="320929737" calcext:value-type="float">
            <text:p>32092973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33]=[.H32];[.H3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3]&lt;&gt;&quot;&quot;;[.E33];[.K33])" office:value-type="float" office:value="0" calcext:value-type="float">
            <text:p>0</text:p>
          </table:table-cell>
          <table:table-cell table:style-name="ce18" table:formula="of:=[.M33]-[.N3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101542" calcext:value-type="float">
            <text:p>1781,10154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34]=[.B33];[.D33]=[.D34];[.D33]&lt;&gt;&quot;&quot;;[.B33]&lt;&gt;&quot;&quot;);&quot;Retransmisión&quot;;&quot;&quot;)">
            <text:p/>
          </table:table-cell>
          <table:table-cell/>
          <table:table-cell table:style-name="ce13" office:value-type="float" office:value="320929737" calcext:value-type="float">
            <text:p>32092973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13" office:value-type="float" office:value="524" calcext:value-type="float">
            <text:p>524</text:p>
          </table:table-cell>
          <table:table-cell table:formula="of:=IF(AND([.H34]=[.H33];[.H33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564" calcext:value-type="float">
            <text:p>564</text:p>
          </table:table-cell>
          <table:table-cell table:style-name="ce18" table:formula="of:=IF([.E34]&lt;&gt;&quot;&quot;;[.E34];[.K34])" office:value-type="float" office:value="524" calcext:value-type="float">
            <text:p>524</text:p>
          </table:table-cell>
          <table:table-cell table:style-name="ce18" table:formula="of:=[.M34]-[.N3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102303" calcext:value-type="float">
            <text:p>1781,10230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35]=[.B34];[.D34]=[.D35];[.D34]&lt;&gt;&quot;&quot;;[.B34]&lt;&gt;&quot;&quot;);&quot;Retransmisión&quot;;&quot;&quot;)">
            <text:p/>
          </table:table-cell>
          <table:table-cell/>
          <table:table-cell table:style-name="ce13" office:value-type="float" office:value="320931691" calcext:value-type="float">
            <text:p>32093169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13" office:value-type="float" office:value="142" calcext:value-type="float">
            <text:p>142</text:p>
          </table:table-cell>
          <table:table-cell table:formula="of:=IF(AND([.H35]=[.H34];[.H34]&lt;&gt;&quot;&quot;);&quot;Retransmisión&quot;;&quot;&quot;)">
            <text:p/>
          </table:table-cell>
          <table:table-cell table:style-name="ce18" office:value-type="float" office:value="182" calcext:value-type="float">
            <text:p>182</text:p>
          </table:table-cell>
          <table:table-cell table:style-name="ce18" table:formula="of:=IF([.E35]&lt;&gt;&quot;&quot;;[.E35];[.K35])" office:value-type="float" office:value="142" calcext:value-type="float">
            <text:p>142</text:p>
          </table:table-cell>
          <table:table-cell table:style-name="ce18" table:formula="of:=[.M35]-[.N3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103686" calcext:value-type="float">
            <text:p>1781,103686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30261" calcext:value-type="float">
            <text:p>320930261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36]=[.B35];[.D35]=[.D36];[.D35]&lt;&gt;&quot;&quot;;[.B35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36]=[.H35];[.H3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6]&lt;&gt;&quot;&quot;;[.E36];[.K36])" office:value-type="float" office:value="0" calcext:value-type="float">
            <text:p>0</text:p>
          </table:table-cell>
          <table:table-cell table:style-name="ce18" table:formula="of:=[.M36]-[.N3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106373" calcext:value-type="float">
            <text:p>1781,10637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37]=[.B36];[.D36]=[.D37];[.D36]&lt;&gt;&quot;&quot;;[.B36]&lt;&gt;&quot;&quot;);&quot;Retransmisión&quot;;&quot;&quot;)">
            <text:p/>
          </table:table-cell>
          <table:table-cell/>
          <table:table-cell table:style-name="ce13" office:value-type="float" office:value="320930261" calcext:value-type="float">
            <text:p>32093026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37]=[.H36];[.H36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37]&lt;&gt;&quot;&quot;;[.E37];[.K37])" office:value-type="float" office:value="1430" calcext:value-type="float">
            <text:p>1430</text:p>
          </table:table-cell>
          <table:table-cell table:style-name="ce18" table:formula="of:=[.M37]-[.N3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108966" calcext:value-type="float">
            <text:p>1781,10896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38]=[.B37];[.D37]=[.D38];[.D37]&lt;&gt;&quot;&quot;;[.B37]&lt;&gt;&quot;&quot;);&quot;Retransmisión&quot;;&quot;&quot;)">
            <text:p/>
          </table:table-cell>
          <table:table-cell/>
          <table:table-cell table:style-name="ce13" office:value-type="float" office:value="320931833" calcext:value-type="float">
            <text:p>32093183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38]=[.H37];[.H37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38]&lt;&gt;&quot;&quot;;[.E38];[.K38])" office:value-type="float" office:value="1430" calcext:value-type="float">
            <text:p>1430</text:p>
          </table:table-cell>
          <table:table-cell table:style-name="ce18" table:formula="of:=[.M38]-[.N3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109192" calcext:value-type="float">
            <text:p>1781,109192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31833" calcext:value-type="float">
            <text:p>32093183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39]=[.B38];[.D38]=[.D39];[.D38]&lt;&gt;&quot;&quot;;[.B38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39]=[.H38];[.H3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9]&lt;&gt;&quot;&quot;;[.E39];[.K39])" office:value-type="float" office:value="0" calcext:value-type="float">
            <text:p>0</text:p>
          </table:table-cell>
          <table:table-cell table:style-name="ce18" table:formula="of:=[.M39]-[.N3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111499" calcext:value-type="float">
            <text:p>1781,11149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40]=[.B39];[.D39]=[.D40];[.D39]&lt;&gt;&quot;&quot;;[.B39]&lt;&gt;&quot;&quot;);&quot;Retransmisión&quot;;&quot;&quot;)">
            <text:p/>
          </table:table-cell>
          <table:table-cell/>
          <table:table-cell table:style-name="ce13" office:value-type="float" office:value="320933263" calcext:value-type="float">
            <text:p>32093326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40]=[.H39];[.H39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40]&lt;&gt;&quot;&quot;;[.E40];[.K40])" office:value-type="float" office:value="1430" calcext:value-type="float">
            <text:p>1430</text:p>
          </table:table-cell>
          <table:table-cell table:style-name="ce18" table:formula="of:=[.M40]-[.N4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11191" calcext:value-type="float">
            <text:p>1781,1119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41]=[.B40];[.D40]=[.D41];[.D40]&lt;&gt;&quot;&quot;;[.B40]&lt;&gt;&quot;&quot;);&quot;Retransmisión&quot;;&quot;&quot;)">
            <text:p/>
          </table:table-cell>
          <table:table-cell/>
          <table:table-cell table:style-name="ce13" office:value-type="float" office:value="320934693" calcext:value-type="float">
            <text:p>32093469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13" office:value-type="float" office:value="284" calcext:value-type="float">
            <text:p>284</text:p>
          </table:table-cell>
          <table:table-cell table:formula="of:=IF(AND([.H41]=[.H40];[.H40]&lt;&gt;&quot;&quot;);&quot;Retransmisión&quot;;&quot;&quot;)">
            <text:p/>
          </table:table-cell>
          <table:table-cell table:style-name="ce18" office:value-type="float" office:value="324" calcext:value-type="float">
            <text:p>324</text:p>
          </table:table-cell>
          <table:table-cell table:style-name="ce18" table:formula="of:=IF([.E41]&lt;&gt;&quot;&quot;;[.E41];[.K41])" office:value-type="float" office:value="284" calcext:value-type="float">
            <text:p>284</text:p>
          </table:table-cell>
          <table:table-cell table:style-name="ce18" table:formula="of:=[.M41]-[.N4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113228" calcext:value-type="float">
            <text:p>1781,113228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34977" calcext:value-type="float">
            <text:p>320934977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42]=[.B41];[.D41]=[.D42];[.D41]&lt;&gt;&quot;&quot;;[.B41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42]=[.H41];[.H4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2]&lt;&gt;&quot;&quot;;[.E42];[.K42])" office:value-type="float" office:value="0" calcext:value-type="float">
            <text:p>0</text:p>
          </table:table-cell>
          <table:table-cell table:style-name="ce18" table:formula="of:=[.M42]-[.N4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167259" calcext:value-type="float">
            <text:p>1781,16725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43]=[.B42];[.D42]=[.D43];[.D42]&lt;&gt;&quot;&quot;;[.B42]&lt;&gt;&quot;&quot;);&quot;Retransmisión&quot;;&quot;&quot;)">
            <text:p/>
          </table:table-cell>
          <table:table-cell/>
          <table:table-cell table:style-name="ce13" office:value-type="float" office:value="320934977" calcext:value-type="float">
            <text:p>32093497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13" office:value-type="float" office:value="1209" calcext:value-type="float">
            <text:p>1209</text:p>
          </table:table-cell>
          <table:table-cell table:formula="of:=IF(AND([.H43]=[.H42];[.H42]&lt;&gt;&quot;&quot;);&quot;Retransmisión&quot;;&quot;&quot;)">
            <text:p/>
          </table:table-cell>
          <table:table-cell table:style-name="ce18" office:value-type="float" office:value="1249" calcext:value-type="float">
            <text:p>1249</text:p>
          </table:table-cell>
          <table:table-cell table:style-name="ce18" table:formula="of:=IF([.E43]&lt;&gt;&quot;&quot;;[.E43];[.K43])" office:value-type="float" office:value="1209" calcext:value-type="float">
            <text:p>1209</text:p>
          </table:table-cell>
          <table:table-cell table:style-name="ce18" table:formula="of:=[.M43]-[.N4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176242" calcext:value-type="float">
            <text:p>1781,176242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36186" calcext:value-type="float">
            <text:p>320936186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44]=[.B43];[.D43]=[.D44];[.D43]&lt;&gt;&quot;&quot;;[.B43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44]=[.H43];[.H4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4]&lt;&gt;&quot;&quot;;[.E44];[.K44])" office:value-type="float" office:value="0" calcext:value-type="float">
            <text:p>0</text:p>
          </table:table-cell>
          <table:table-cell table:style-name="ce18" table:formula="of:=[.M44]-[.N4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205415" calcext:value-type="float">
            <text:p>1781,205415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36186" calcext:value-type="float">
            <text:p>320936186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45]=[.B44];[.D44]=[.D45];[.D44]&lt;&gt;&quot;&quot;;[.B4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45]=[.H44];[.H4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5]&lt;&gt;&quot;&quot;;[.E45];[.K45])" office:value-type="float" office:value="0" calcext:value-type="float">
            <text:p>0</text:p>
          </table:table-cell>
          <table:table-cell table:style-name="ce18" table:formula="of:=[.M45]-[.N4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637343" calcext:value-type="float">
            <text:p>1781,637343</text:p>
          </table:table-cell>
          <table:table-cell table:style-name="ce13" office:value-type="float" office:value="283556" calcext:value-type="float">
            <text:p>283556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36186" calcext:value-type="float">
            <text:p>320936186</text:p>
          </table:table-cell>
          <table:table-cell table:style-name="ce14" office:value-type="float" office:value="527" calcext:value-type="float">
            <text:p>527</text:p>
          </table:table-cell>
          <table:table-cell table:formula="of:=IF(AND([.B46]=[.B45];[.D45]=[.D46];[.D45]&lt;&gt;&quot;&quot;;[.B4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46]=[.H45];[.H45]&lt;&gt;&quot;&quot;);&quot;Retransmisión&quot;;&quot;&quot;)">
            <text:p/>
          </table:table-cell>
          <table:table-cell table:style-name="ce18" office:value-type="float" office:value="567" calcext:value-type="float">
            <text:p>567</text:p>
          </table:table-cell>
          <table:table-cell table:style-name="ce18" table:formula="of:=IF([.E46]&lt;&gt;&quot;&quot;;[.E46];[.K46])" office:value-type="float" office:value="527" calcext:value-type="float">
            <text:p>527</text:p>
          </table:table-cell>
          <table:table-cell table:style-name="ce18" table:formula="of:=[.M46]-[.N4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714789" calcext:value-type="float">
            <text:p>1781,71478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47]=[.B46];[.D46]=[.D47];[.D46]&lt;&gt;&quot;&quot;;[.B46]&lt;&gt;&quot;&quot;);&quot;Retransmisión&quot;;&quot;&quot;)">
            <text:p/>
          </table:table-cell>
          <table:table-cell/>
          <table:table-cell table:style-name="ce13" office:value-type="float" office:value="320936186" calcext:value-type="float">
            <text:p>320936186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47]=[.H46];[.H4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7]&lt;&gt;&quot;&quot;;[.E47];[.K47])" office:value-type="float" office:value="0" calcext:value-type="float">
            <text:p>0</text:p>
          </table:table-cell>
          <table:table-cell table:style-name="ce18" table:formula="of:=[.M47]-[.N4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01296" calcext:value-type="float">
            <text:p>1781,80129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48]=[.B47];[.D47]=[.D48];[.D47]&lt;&gt;&quot;&quot;;[.B47]&lt;&gt;&quot;&quot;);&quot;Retransmisión&quot;;&quot;&quot;)">
            <text:p/>
          </table:table-cell>
          <table:table-cell/>
          <table:table-cell table:style-name="ce13" office:value-type="float" office:value="320936186" calcext:value-type="float">
            <text:p>320936186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13" office:value-type="float" office:value="1048" calcext:value-type="float">
            <text:p>1048</text:p>
          </table:table-cell>
          <table:table-cell table:formula="of:=IF(AND([.H48]=[.H47];[.H47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088" calcext:value-type="float">
            <text:p>1088</text:p>
          </table:table-cell>
          <table:table-cell table:style-name="ce18" table:formula="of:=IF([.E48]&lt;&gt;&quot;&quot;;[.E48];[.K48])" office:value-type="float" office:value="1048" calcext:value-type="float">
            <text:p>1048</text:p>
          </table:table-cell>
          <table:table-cell table:style-name="ce18" table:formula="of:=[.M48]-[.N4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04605" calcext:value-type="float">
            <text:p>1781,80460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49]=[.B48];[.D48]=[.D49];[.D48]&lt;&gt;&quot;&quot;;[.B48]&lt;&gt;&quot;&quot;);&quot;Retransmisión&quot;;&quot;&quot;)">
            <text:p/>
          </table:table-cell>
          <table:table-cell/>
          <table:table-cell table:style-name="ce13" office:value-type="float" office:value="320937234" calcext:value-type="float">
            <text:p>32093723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13" office:value-type="float" office:value="1048" calcext:value-type="float">
            <text:p>1048</text:p>
          </table:table-cell>
          <table:table-cell table:formula="of:=IF(AND([.H49]=[.H48];[.H48]&lt;&gt;&quot;&quot;);&quot;Retransmisión&quot;;&quot;&quot;)">
            <text:p/>
          </table:table-cell>
          <table:table-cell table:style-name="ce18" office:value-type="float" office:value="1088" calcext:value-type="float">
            <text:p>1088</text:p>
          </table:table-cell>
          <table:table-cell table:style-name="ce18" table:formula="of:=IF([.E49]&lt;&gt;&quot;&quot;;[.E49];[.K49])" office:value-type="float" office:value="1048" calcext:value-type="float">
            <text:p>1048</text:p>
          </table:table-cell>
          <table:table-cell table:style-name="ce18" table:formula="of:=[.M49]-[.N4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07822" calcext:value-type="float">
            <text:p>1781,807822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38282" calcext:value-type="float">
            <text:p>320938282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50]=[.B49];[.D49]=[.D50];[.D49]&lt;&gt;&quot;&quot;;[.B49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50]=[.H49];[.H4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0]&lt;&gt;&quot;&quot;;[.E50];[.K50])" office:value-type="float" office:value="0" calcext:value-type="float">
            <text:p>0</text:p>
          </table:table-cell>
          <table:table-cell table:style-name="ce18" table:formula="of:=[.M50]-[.N5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10649" calcext:value-type="float">
            <text:p>1781,81064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51]=[.B50];[.D50]=[.D51];[.D50]&lt;&gt;&quot;&quot;;[.B50]&lt;&gt;&quot;&quot;);&quot;Retransmisión&quot;;&quot;&quot;)">
            <text:p/>
          </table:table-cell>
          <table:table-cell/>
          <table:table-cell table:style-name="ce13" office:value-type="float" office:value="320939712" calcext:value-type="float">
            <text:p>320939712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13" office:value-type="float" office:value="142" calcext:value-type="float">
            <text:p>142</text:p>
          </table:table-cell>
          <table:table-cell table:formula="of:=IF(AND([.H51]=[.H50];[.H50]&lt;&gt;&quot;&quot;);&quot;Retransmisión&quot;;&quot;&quot;)">
            <text:p/>
          </table:table-cell>
          <table:table-cell table:style-name="ce18" office:value-type="float" office:value="182" calcext:value-type="float">
            <text:p>182</text:p>
          </table:table-cell>
          <table:table-cell table:style-name="ce18" table:formula="of:=IF([.E51]&lt;&gt;&quot;&quot;;[.E51];[.K51])" office:value-type="float" office:value="142" calcext:value-type="float">
            <text:p>142</text:p>
          </table:table-cell>
          <table:table-cell table:style-name="ce18" table:formula="of:=[.M51]-[.N5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13383" calcext:value-type="float">
            <text:p>1781,81338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52]=[.B51];[.D51]=[.D52];[.D51]&lt;&gt;&quot;&quot;;[.B51]&lt;&gt;&quot;&quot;);&quot;Retransmisión&quot;;&quot;&quot;)">
            <text:p/>
          </table:table-cell>
          <table:table-cell/>
          <table:table-cell table:style-name="ce13" office:value-type="float" office:value="320938282" calcext:value-type="float">
            <text:p>320938282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52]=[.H51];[.H51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52]&lt;&gt;&quot;&quot;;[.E52];[.K52])" office:value-type="float" office:value="1430" calcext:value-type="float">
            <text:p>1430</text:p>
          </table:table-cell>
          <table:table-cell table:style-name="ce18" table:formula="of:=[.M52]-[.N5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17523" calcext:value-type="float">
            <text:p>1781,81752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53]=[.B52];[.D52]=[.D53];[.D52]&lt;&gt;&quot;&quot;;[.B52]&lt;&gt;&quot;&quot;);&quot;Retransmisión&quot;;&quot;&quot;)">
            <text:p/>
          </table:table-cell>
          <table:table-cell/>
          <table:table-cell table:style-name="ce13" office:value-type="float" office:value="320939854" calcext:value-type="float">
            <text:p>32093985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53]=[.H52];[.H52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53]&lt;&gt;&quot;&quot;;[.E53];[.K53])" office:value-type="float" office:value="1430" calcext:value-type="float">
            <text:p>1430</text:p>
          </table:table-cell>
          <table:table-cell table:style-name="ce18" table:formula="of:=[.M53]-[.N5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19283" calcext:value-type="float">
            <text:p>1781,81928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54]=[.B53];[.D53]=[.D54];[.D53]&lt;&gt;&quot;&quot;;[.B53]&lt;&gt;&quot;&quot;);&quot;Retransmisión&quot;;&quot;&quot;)">
            <text:p/>
          </table:table-cell>
          <table:table-cell/>
          <table:table-cell table:style-name="ce13" office:value-type="float" office:value="320939854" calcext:value-type="float">
            <text:p>32093985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54]=[.H53];[.H53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54]&lt;&gt;&quot;&quot;;[.E54];[.K54])" office:value-type="float" office:value="1430" calcext:value-type="float">
            <text:p>1430</text:p>
          </table:table-cell>
          <table:table-cell table:style-name="ce18" table:formula="of:=[.M54]-[.N5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20795" calcext:value-type="float">
            <text:p>1781,82079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55]=[.B54];[.D54]=[.D55];[.D54]&lt;&gt;&quot;&quot;;[.B54]&lt;&gt;&quot;&quot;);&quot;Retransmisión&quot;;&quot;&quot;)">
            <text:p/>
          </table:table-cell>
          <table:table-cell/>
          <table:table-cell table:style-name="ce13" office:value-type="float" office:value="320941284" calcext:value-type="float">
            <text:p>32094128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13" office:value-type="float" office:value="1190" calcext:value-type="float">
            <text:p>1190</text:p>
          </table:table-cell>
          <table:table-cell table:formula="of:=IF(AND([.H55]=[.H54];[.H54]&lt;&gt;&quot;&quot;);&quot;Retransmisión&quot;;&quot;&quot;)">
            <text:p/>
          </table:table-cell>
          <table:table-cell table:style-name="ce18" office:value-type="float" office:value="1230" calcext:value-type="float">
            <text:p>1230</text:p>
          </table:table-cell>
          <table:table-cell table:style-name="ce18" table:formula="of:=IF([.E55]&lt;&gt;&quot;&quot;;[.E55];[.K55])" office:value-type="float" office:value="1190" calcext:value-type="float">
            <text:p>1190</text:p>
          </table:table-cell>
          <table:table-cell table:style-name="ce18" table:formula="of:=[.M55]-[.N5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21058" calcext:value-type="float">
            <text:p>1781,821058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38282" calcext:value-type="float">
            <text:p>320938282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56]=[.B55];[.D55]=[.D56];[.D55]&lt;&gt;&quot;&quot;;[.B55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56]=[.H55];[.H5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6]&lt;&gt;&quot;&quot;;[.E56];[.K56])" office:value-type="float" office:value="0" calcext:value-type="float">
            <text:p>0</text:p>
          </table:table-cell>
          <table:table-cell table:style-name="ce18" table:formula="of:=[.M56]-[.N5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22211" calcext:value-type="float">
            <text:p>1781,822211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39854" calcext:value-type="float">
            <text:p>32093985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57]=[.B56];[.D56]=[.D57];[.D56]&lt;&gt;&quot;&quot;;[.B5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57]=[.H56];[.H5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7]&lt;&gt;&quot;&quot;;[.E57];[.K57])" office:value-type="float" office:value="0" calcext:value-type="float">
            <text:p>0</text:p>
          </table:table-cell>
          <table:table-cell table:style-name="ce18" table:formula="of:=[.M57]-[.N5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22913" calcext:value-type="float">
            <text:p>1781,822913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42474" calcext:value-type="float">
            <text:p>32094247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58]=[.B57];[.D57]=[.D58];[.D57]&lt;&gt;&quot;&quot;;[.B57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58]=[.H57];[.H5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8]&lt;&gt;&quot;&quot;;[.E58];[.K58])" office:value-type="float" office:value="0" calcext:value-type="float">
            <text:p>0</text:p>
          </table:table-cell>
          <table:table-cell table:style-name="ce18" table:formula="of:=[.M58]-[.N5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24076" calcext:value-type="float">
            <text:p>1781,824076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42474" calcext:value-type="float">
            <text:p>32094247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59]=[.B58];[.D58]=[.D59];[.D58]&lt;&gt;&quot;&quot;;[.B5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59]=[.H58];[.H5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9]&lt;&gt;&quot;&quot;;[.E59];[.K59])" office:value-type="float" office:value="0" calcext:value-type="float">
            <text:p>0</text:p>
          </table:table-cell>
          <table:table-cell table:style-name="ce18" table:formula="of:=[.M59]-[.N5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5896" calcext:value-type="float">
            <text:p>1781,85896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42474" calcext:value-type="float">
            <text:p>32094247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60]=[.B59];[.D59]=[.D60];[.D59]&lt;&gt;&quot;&quot;;[.B5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60]=[.H59];[.H5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0]&lt;&gt;&quot;&quot;;[.E60];[.K60])" office:value-type="float" office:value="0" calcext:value-type="float">
            <text:p>0</text:p>
          </table:table-cell>
          <table:table-cell table:style-name="ce18" table:formula="of:=[.M60]-[.N6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71168" calcext:value-type="float">
            <text:p>1781,871168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61]=[.B60];[.D60]=[.D61];[.D60]&lt;&gt;&quot;&quot;;[.B60]&lt;&gt;&quot;&quot;);&quot;Retransmisión&quot;;&quot;&quot;)">
            <text:p/>
          </table:table-cell>
          <table:table-cell/>
          <table:table-cell table:style-name="ce13" office:value-type="float" office:value="320942474" calcext:value-type="float">
            <text:p>32094247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13" office:value-type="float" office:value="1353" calcext:value-type="float">
            <text:p>1353</text:p>
          </table:table-cell>
          <table:table-cell table:formula="of:=IF(AND([.H61]=[.H60];[.H60]&lt;&gt;&quot;&quot;);&quot;Retransmisión&quot;;&quot;&quot;)">
            <text:p/>
          </table:table-cell>
          <table:table-cell table:style-name="ce18" office:value-type="float" office:value="1393" calcext:value-type="float">
            <text:p>1393</text:p>
          </table:table-cell>
          <table:table-cell table:style-name="ce18" table:formula="of:=IF([.E61]&lt;&gt;&quot;&quot;;[.E61];[.K61])" office:value-type="float" office:value="1353" calcext:value-type="float">
            <text:p>1353</text:p>
          </table:table-cell>
          <table:table-cell table:style-name="ce18" table:formula="of:=[.M61]-[.N6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1.879877" calcext:value-type="float">
            <text:p>1781,879877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43827" calcext:value-type="float">
            <text:p>320943827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62]=[.B61];[.D61]=[.D62];[.D61]&lt;&gt;&quot;&quot;;[.B61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62]=[.H61];[.H6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2]&lt;&gt;&quot;&quot;;[.E62];[.K62])" office:value-type="float" office:value="0" calcext:value-type="float">
            <text:p>0</text:p>
          </table:table-cell>
          <table:table-cell table:style-name="ce18" table:formula="of:=[.M62]-[.N6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223631" calcext:value-type="float">
            <text:p>1782,223631</text:p>
          </table:table-cell>
          <table:table-cell table:style-name="ce13" office:value-type="float" office:value="284083" calcext:value-type="float">
            <text:p>28408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43827" calcext:value-type="float">
            <text:p>320943827</text:p>
          </table:table-cell>
          <table:table-cell table:style-name="ce14" office:value-type="float" office:value="507" calcext:value-type="float">
            <text:p>507</text:p>
          </table:table-cell>
          <table:table-cell table:formula="of:=IF(AND([.B63]=[.B62];[.D62]=[.D63];[.D62]&lt;&gt;&quot;&quot;;[.B6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63]=[.H62];[.H62]&lt;&gt;&quot;&quot;);&quot;Retransmisión&quot;;&quot;&quot;)">
            <text:p/>
          </table:table-cell>
          <table:table-cell table:style-name="ce18" office:value-type="float" office:value="547" calcext:value-type="float">
            <text:p>547</text:p>
          </table:table-cell>
          <table:table-cell table:style-name="ce18" table:formula="of:=IF([.E63]&lt;&gt;&quot;&quot;;[.E63];[.K63])" office:value-type="float" office:value="507" calcext:value-type="float">
            <text:p>507</text:p>
          </table:table-cell>
          <table:table-cell table:style-name="ce18" table:formula="of:=[.M63]-[.N6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294687" calcext:value-type="float">
            <text:p>1782,29468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64]=[.B63];[.D63]=[.D64];[.D63]&lt;&gt;&quot;&quot;;[.B63]&lt;&gt;&quot;&quot;);&quot;Retransmisión&quot;;&quot;&quot;)">
            <text:p/>
          </table:table-cell>
          <table:table-cell/>
          <table:table-cell table:style-name="ce13" office:value-type="float" office:value="320943827" calcext:value-type="float">
            <text:p>32094382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64]=[.H63];[.H6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4]&lt;&gt;&quot;&quot;;[.E64];[.K64])" office:value-type="float" office:value="0" calcext:value-type="float">
            <text:p>0</text:p>
          </table:table-cell>
          <table:table-cell table:style-name="ce18" table:formula="of:=[.M64]-[.N6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357021" calcext:value-type="float">
            <text:p>1782,35702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65]=[.B64];[.D64]=[.D65];[.D64]&lt;&gt;&quot;&quot;;[.B64]&lt;&gt;&quot;&quot;);&quot;Retransmisión&quot;;&quot;&quot;)">
            <text:p/>
          </table:table-cell>
          <table:table-cell/>
          <table:table-cell table:style-name="ce13" office:value-type="float" office:value="320943827" calcext:value-type="float">
            <text:p>32094382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65]=[.H64];[.H64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65]&lt;&gt;&quot;&quot;;[.E65];[.K65])" office:value-type="float" office:value="1430" calcext:value-type="float">
            <text:p>1430</text:p>
          </table:table-cell>
          <table:table-cell table:style-name="ce18" table:formula="of:=[.M65]-[.N6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35817" calcext:value-type="float">
            <text:p>1782,3581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66]=[.B65];[.D65]=[.D66];[.D65]&lt;&gt;&quot;&quot;;[.B65]&lt;&gt;&quot;&quot;);&quot;Retransmisión&quot;;&quot;&quot;)">
            <text:p/>
          </table:table-cell>
          <table:table-cell/>
          <table:table-cell table:style-name="ce13" office:value-type="float" office:value="320945257" calcext:value-type="float">
            <text:p>32094525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66]=[.H65];[.H65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66]&lt;&gt;&quot;&quot;;[.E66];[.K66])" office:value-type="float" office:value="666" calcext:value-type="float">
            <text:p>666</text:p>
          </table:table-cell>
          <table:table-cell table:style-name="ce18" table:formula="of:=[.M66]-[.N6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360933" calcext:value-type="float">
            <text:p>1782,36093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67]=[.B66];[.D66]=[.D67];[.D66]&lt;&gt;&quot;&quot;;[.B66]&lt;&gt;&quot;&quot;);&quot;Retransmisión&quot;;&quot;&quot;)">
            <text:p/>
          </table:table-cell>
          <table:table-cell/>
          <table:table-cell table:style-name="ce13" office:value-type="float" office:value="320945923" calcext:value-type="float">
            <text:p>32094592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67]=[.H66];[.H66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67]&lt;&gt;&quot;&quot;;[.E67];[.K67])" office:value-type="float" office:value="1430" calcext:value-type="float">
            <text:p>1430</text:p>
          </table:table-cell>
          <table:table-cell table:style-name="ce18" table:formula="of:=[.M67]-[.N6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361799" calcext:value-type="float">
            <text:p>1782,36179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68]=[.B67];[.D67]=[.D68];[.D67]&lt;&gt;&quot;&quot;;[.B67]&lt;&gt;&quot;&quot;);&quot;Retransmisión&quot;;&quot;&quot;)">
            <text:p/>
          </table:table-cell>
          <table:table-cell/>
          <table:table-cell table:style-name="ce13" office:value-type="float" office:value="320947353" calcext:value-type="float">
            <text:p>32094735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68]=[.H67];[.H67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68]&lt;&gt;&quot;&quot;;[.E68];[.K68])" office:value-type="float" office:value="666" calcext:value-type="float">
            <text:p>666</text:p>
          </table:table-cell>
          <table:table-cell table:style-name="ce18" table:formula="of:=[.M68]-[.N6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362045" calcext:value-type="float">
            <text:p>1782,362045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45923" calcext:value-type="float">
            <text:p>32094592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69]=[.B68];[.D68]=[.D69];[.D68]&lt;&gt;&quot;&quot;;[.B68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69]=[.H68];[.H6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9]&lt;&gt;&quot;&quot;;[.E69];[.K69])" office:value-type="float" office:value="0" calcext:value-type="float">
            <text:p>0</text:p>
          </table:table-cell>
          <table:table-cell table:style-name="ce18" table:formula="of:=[.M69]-[.N6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364616" calcext:value-type="float">
            <text:p>1782,36461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70]=[.B69];[.D69]=[.D70];[.D69]&lt;&gt;&quot;&quot;;[.B69]&lt;&gt;&quot;&quot;);&quot;Retransmisión&quot;;&quot;&quot;)">
            <text:p/>
          </table:table-cell>
          <table:table-cell/>
          <table:table-cell table:style-name="ce13" office:value-type="float" office:value="320948019" calcext:value-type="float">
            <text:p>32094801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70]=[.H69];[.H69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70]&lt;&gt;&quot;&quot;;[.E70];[.K70])" office:value-type="float" office:value="1430" calcext:value-type="float">
            <text:p>1430</text:p>
          </table:table-cell>
          <table:table-cell table:style-name="ce18" table:formula="of:=[.M70]-[.N7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364925" calcext:value-type="float">
            <text:p>1782,36492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71]=[.B70];[.D70]=[.D71];[.D70]&lt;&gt;&quot;&quot;;[.B70]&lt;&gt;&quot;&quot;);&quot;Retransmisión&quot;;&quot;&quot;)">
            <text:p/>
          </table:table-cell>
          <table:table-cell/>
          <table:table-cell table:style-name="ce13" office:value-type="float" office:value="320949449" calcext:value-type="float">
            <text:p>320949449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13" office:value-type="float" office:value="142" calcext:value-type="float">
            <text:p>142</text:p>
          </table:table-cell>
          <table:table-cell table:formula="of:=IF(AND([.H71]=[.H70];[.H70]&lt;&gt;&quot;&quot;);&quot;Retransmisión&quot;;&quot;&quot;)">
            <text:p/>
          </table:table-cell>
          <table:table-cell table:style-name="ce18" office:value-type="float" office:value="182" calcext:value-type="float">
            <text:p>182</text:p>
          </table:table-cell>
          <table:table-cell table:style-name="ce18" table:formula="of:=IF([.E71]&lt;&gt;&quot;&quot;;[.E71];[.K71])" office:value-type="float" office:value="142" calcext:value-type="float">
            <text:p>142</text:p>
          </table:table-cell>
          <table:table-cell table:style-name="ce18" table:formula="of:=[.M71]-[.N7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365183" calcext:value-type="float">
            <text:p>1782,365183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48019" calcext:value-type="float">
            <text:p>320948019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72]=[.B71];[.D71]=[.D72];[.D71]&lt;&gt;&quot;&quot;;[.B71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72]=[.H71];[.H7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72]&lt;&gt;&quot;&quot;;[.E72];[.K72])" office:value-type="float" office:value="0" calcext:value-type="float">
            <text:p>0</text:p>
          </table:table-cell>
          <table:table-cell table:style-name="ce18" table:formula="of:=[.M72]-[.N7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366355" calcext:value-type="float">
            <text:p>1782,366355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49591" calcext:value-type="float">
            <text:p>320949591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73]=[.B72];[.D72]=[.D73];[.D72]&lt;&gt;&quot;&quot;;[.B72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73]=[.H72];[.H7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73]&lt;&gt;&quot;&quot;;[.E73];[.K73])" office:value-type="float" office:value="0" calcext:value-type="float">
            <text:p>0</text:p>
          </table:table-cell>
          <table:table-cell table:style-name="ce18" table:formula="of:=[.M73]-[.N7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418958" calcext:value-type="float">
            <text:p>1782,418958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74]=[.B73];[.D73]=[.D74];[.D73]&lt;&gt;&quot;&quot;;[.B73]&lt;&gt;&quot;&quot;);&quot;Retransmisión&quot;;&quot;&quot;)">
            <text:p/>
          </table:table-cell>
          <table:table-cell/>
          <table:table-cell table:style-name="ce13" office:value-type="float" office:value="320949591" calcext:value-type="float">
            <text:p>32094959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13" office:value-type="float" office:value="156" calcext:value-type="float">
            <text:p>156</text:p>
          </table:table-cell>
          <table:table-cell table:formula="of:=IF(AND([.H74]=[.H73];[.H73]&lt;&gt;&quot;&quot;);&quot;Retransmisión&quot;;&quot;&quot;)">
            <text:p/>
          </table:table-cell>
          <table:table-cell table:style-name="ce18" office:value-type="float" office:value="196" calcext:value-type="float">
            <text:p>196</text:p>
          </table:table-cell>
          <table:table-cell table:style-name="ce18" table:formula="of:=IF([.E74]&lt;&gt;&quot;&quot;;[.E74];[.K74])" office:value-type="float" office:value="156" calcext:value-type="float">
            <text:p>156</text:p>
          </table:table-cell>
          <table:table-cell table:style-name="ce18" table:formula="of:=[.M74]-[.N7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565983" calcext:value-type="float">
            <text:p>1782,565983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49747" calcext:value-type="float">
            <text:p>320949747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75]=[.B74];[.D74]=[.D75];[.D74]&lt;&gt;&quot;&quot;;[.B74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75]=[.H74];[.H7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75]&lt;&gt;&quot;&quot;;[.E75];[.K75])" office:value-type="float" office:value="0" calcext:value-type="float">
            <text:p>0</text:p>
          </table:table-cell>
          <table:table-cell table:style-name="ce18" table:formula="of:=[.M75]-[.N7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2.679065" calcext:value-type="float">
            <text:p>1782,679065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49747" calcext:value-type="float">
            <text:p>320949747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76]=[.B75];[.D75]=[.D76];[.D75]&lt;&gt;&quot;&quot;;[.B7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76]=[.H75];[.H7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76]&lt;&gt;&quot;&quot;;[.E76];[.K76])" office:value-type="float" office:value="0" calcext:value-type="float">
            <text:p>0</text:p>
          </table:table-cell>
          <table:table-cell table:style-name="ce18" table:formula="of:=[.M76]-[.N7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41127" calcext:value-type="float">
            <text:p>1783,41127</text:p>
          </table:table-cell>
          <table:table-cell table:style-name="ce13" office:value-type="float" office:value="284590" calcext:value-type="float">
            <text:p>28459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49747" calcext:value-type="float">
            <text:p>320949747</text:p>
          </table:table-cell>
          <table:table-cell table:style-name="ce14" office:value-type="float" office:value="515" calcext:value-type="float">
            <text:p>515</text:p>
          </table:table-cell>
          <table:table-cell table:formula="of:=IF(AND([.B77]=[.B76];[.D76]=[.D77];[.D76]&lt;&gt;&quot;&quot;;[.B7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77]=[.H76];[.H76]&lt;&gt;&quot;&quot;);&quot;Retransmisión&quot;;&quot;&quot;)">
            <text:p/>
          </table:table-cell>
          <table:table-cell table:style-name="ce18" office:value-type="float" office:value="555" calcext:value-type="float">
            <text:p>555</text:p>
          </table:table-cell>
          <table:table-cell table:style-name="ce18" table:formula="of:=IF([.E77]&lt;&gt;&quot;&quot;;[.E77];[.K77])" office:value-type="float" office:value="515" calcext:value-type="float">
            <text:p>515</text:p>
          </table:table-cell>
          <table:table-cell table:style-name="ce18" table:formula="of:=[.M77]-[.N7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482824" calcext:value-type="float">
            <text:p>1783,48282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78]=[.B77];[.D77]=[.D78];[.D77]&lt;&gt;&quot;&quot;;[.B77]&lt;&gt;&quot;&quot;);&quot;Retransmisión&quot;;&quot;&quot;)">
            <text:p/>
          </table:table-cell>
          <table:table-cell/>
          <table:table-cell table:style-name="ce13" office:value-type="float" office:value="320949747" calcext:value-type="float">
            <text:p>32094974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5105" calcext:value-type="float">
            <text:p>285105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78]=[.H77];[.H7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78]&lt;&gt;&quot;&quot;;[.E78];[.K78])" office:value-type="float" office:value="0" calcext:value-type="float">
            <text:p>0</text:p>
          </table:table-cell>
          <table:table-cell table:style-name="ce18" table:formula="of:=[.M78]-[.N7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501562" calcext:value-type="float">
            <text:p>1783,50156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79]=[.B78];[.D78]=[.D79];[.D78]&lt;&gt;&quot;&quot;;[.B78]&lt;&gt;&quot;&quot;);&quot;Retransmisión&quot;;&quot;&quot;)">
            <text:p/>
          </table:table-cell>
          <table:table-cell/>
          <table:table-cell table:style-name="ce13" office:value-type="float" office:value="320949747" calcext:value-type="float">
            <text:p>32094974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5105" calcext:value-type="float">
            <text:p>285105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79]=[.H78];[.H78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79]&lt;&gt;&quot;&quot;;[.E79];[.K79])" office:value-type="float" office:value="1430" calcext:value-type="float">
            <text:p>1430</text:p>
          </table:table-cell>
          <table:table-cell table:style-name="ce18" table:formula="of:=[.M79]-[.N7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503062" calcext:value-type="float">
            <text:p>1783,50306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80]=[.B79];[.D79]=[.D80];[.D79]&lt;&gt;&quot;&quot;;[.B79]&lt;&gt;&quot;&quot;);&quot;Retransmisión&quot;;&quot;&quot;)">
            <text:p/>
          </table:table-cell>
          <table:table-cell/>
          <table:table-cell table:style-name="ce13" office:value-type="float" office:value="320951177" calcext:value-type="float">
            <text:p>32095117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5105" calcext:value-type="float">
            <text:p>285105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80]=[.H79];[.H79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80]&lt;&gt;&quot;&quot;;[.E80];[.K80])" office:value-type="float" office:value="666" calcext:value-type="float">
            <text:p>666</text:p>
          </table:table-cell>
          <table:table-cell table:style-name="ce18" table:formula="of:=[.M80]-[.N8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50442" calcext:value-type="float">
            <text:p>1783,5044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81]=[.B80];[.D80]=[.D81];[.D80]&lt;&gt;&quot;&quot;;[.B80]&lt;&gt;&quot;&quot;);&quot;Retransmisión&quot;;&quot;&quot;)">
            <text:p/>
          </table:table-cell>
          <table:table-cell/>
          <table:table-cell table:style-name="ce13" office:value-type="float" office:value="320951843" calcext:value-type="float">
            <text:p>32095184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5105" calcext:value-type="float">
            <text:p>285105</text:p>
          </table:table-cell>
          <table:table-cell table:style-name="ce13" office:value-type="float" office:value="524" calcext:value-type="float">
            <text:p>524</text:p>
          </table:table-cell>
          <table:table-cell table:formula="of:=IF(AND([.H81]=[.H80];[.H80]&lt;&gt;&quot;&quot;);&quot;Retransmisión&quot;;&quot;&quot;)">
            <text:p/>
          </table:table-cell>
          <table:table-cell table:style-name="ce18" office:value-type="float" office:value="564" calcext:value-type="float">
            <text:p>564</text:p>
          </table:table-cell>
          <table:table-cell table:style-name="ce18" table:formula="of:=IF([.E81]&lt;&gt;&quot;&quot;;[.E81];[.K81])" office:value-type="float" office:value="524" calcext:value-type="float">
            <text:p>524</text:p>
          </table:table-cell>
          <table:table-cell table:style-name="ce18" table:formula="of:=[.M81]-[.N8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506879" calcext:value-type="float">
            <text:p>1783,50687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82]=[.B81];[.D81]=[.D82];[.D81]&lt;&gt;&quot;&quot;;[.B81]&lt;&gt;&quot;&quot;);&quot;Retransmisión&quot;;&quot;&quot;)">
            <text:p/>
          </table:table-cell>
          <table:table-cell/>
          <table:table-cell table:style-name="ce13" office:value-type="float" office:value="320952367" calcext:value-type="float">
            <text:p>32095236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5105" calcext:value-type="float">
            <text:p>285105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82]=[.H81];[.H81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82]&lt;&gt;&quot;&quot;;[.E82];[.K82])" office:value-type="float" office:value="1430" calcext:value-type="float">
            <text:p>1430</text:p>
          </table:table-cell>
          <table:table-cell table:style-name="ce18" table:formula="of:=[.M82]-[.N8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507106" calcext:value-type="float">
            <text:p>1783,507106</text:p>
          </table:table-cell>
          <table:table-cell table:style-name="ce13" office:value-type="float" office:value="285105" calcext:value-type="float">
            <text:p>28510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51843" calcext:value-type="float">
            <text:p>32095184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83]=[.B82];[.D82]=[.D83];[.D82]&lt;&gt;&quot;&quot;;[.B82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83]=[.H82];[.H8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83]&lt;&gt;&quot;&quot;;[.E83];[.K83])" office:value-type="float" office:value="0" calcext:value-type="float">
            <text:p>0</text:p>
          </table:table-cell>
          <table:table-cell table:style-name="ce18" table:formula="of:=[.M83]-[.N8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508472" calcext:value-type="float">
            <text:p>1783,50847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84]=[.B83];[.D83]=[.D84];[.D83]&lt;&gt;&quot;&quot;;[.B83]&lt;&gt;&quot;&quot;);&quot;Retransmisión&quot;;&quot;&quot;)">
            <text:p/>
          </table:table-cell>
          <table:table-cell/>
          <table:table-cell table:style-name="ce13" office:value-type="float" office:value="320953797" calcext:value-type="float">
            <text:p>32095379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5105" calcext:value-type="float">
            <text:p>285105</text:p>
          </table:table-cell>
          <table:table-cell table:style-name="ce13" office:value-type="float" office:value="896" calcext:value-type="float">
            <text:p>896</text:p>
          </table:table-cell>
          <table:table-cell table:formula="of:=IF(AND([.H84]=[.H83];[.H83]&lt;&gt;&quot;&quot;);&quot;Retransmisión&quot;;&quot;&quot;)">
            <text:p/>
          </table:table-cell>
          <table:table-cell table:style-name="ce18" office:value-type="float" office:value="936" calcext:value-type="float">
            <text:p>936</text:p>
          </table:table-cell>
          <table:table-cell table:style-name="ce18" table:formula="of:=IF([.E84]&lt;&gt;&quot;&quot;;[.E84];[.K84])" office:value-type="float" office:value="896" calcext:value-type="float">
            <text:p>896</text:p>
          </table:table-cell>
          <table:table-cell table:style-name="ce18" table:formula="of:=[.M84]-[.N8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508882" calcext:value-type="float">
            <text:p>1783,508882</text:p>
          </table:table-cell>
          <table:table-cell table:style-name="ce13" office:value-type="float" office:value="285105" calcext:value-type="float">
            <text:p>28510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53797" calcext:value-type="float">
            <text:p>320953797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85]=[.B84];[.D84]=[.D85];[.D84]&lt;&gt;&quot;&quot;;[.B84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85]=[.H84];[.H8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85]&lt;&gt;&quot;&quot;;[.E85];[.K85])" office:value-type="float" office:value="0" calcext:value-type="float">
            <text:p>0</text:p>
          </table:table-cell>
          <table:table-cell table:style-name="ce18" table:formula="of:=[.M85]-[.N8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51782" calcext:value-type="float">
            <text:p>1783,51782</text:p>
          </table:table-cell>
          <table:table-cell table:style-name="ce13" office:value-type="float" office:value="285105" calcext:value-type="float">
            <text:p>28510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54693" calcext:value-type="float">
            <text:p>32095469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86]=[.B85];[.D85]=[.D86];[.D85]&lt;&gt;&quot;&quot;;[.B85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86]=[.H85];[.H8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86]&lt;&gt;&quot;&quot;;[.E86];[.K86])" office:value-type="float" office:value="0" calcext:value-type="float">
            <text:p>0</text:p>
          </table:table-cell>
          <table:table-cell table:style-name="ce18" table:formula="of:=[.M86]-[.N8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639717" calcext:value-type="float">
            <text:p>1783,639717</text:p>
          </table:table-cell>
          <table:table-cell table:style-name="ce13" office:value-type="float" office:value="285105" calcext:value-type="float">
            <text:p>28510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54693" calcext:value-type="float">
            <text:p>32095469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87]=[.B86];[.D86]=[.D87];[.D86]&lt;&gt;&quot;&quot;;[.B8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87]=[.H86];[.H8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87]&lt;&gt;&quot;&quot;;[.E87];[.K87])" office:value-type="float" office:value="0" calcext:value-type="float">
            <text:p>0</text:p>
          </table:table-cell>
          <table:table-cell table:style-name="ce18" table:formula="of:=[.M87]-[.N8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905421" calcext:value-type="float">
            <text:p>1783,905421</text:p>
          </table:table-cell>
          <table:table-cell table:style-name="ce13" office:value-type="float" office:value="285105" calcext:value-type="float">
            <text:p>285105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54693" calcext:value-type="float">
            <text:p>320954693</text:p>
          </table:table-cell>
          <table:table-cell table:style-name="ce14" office:value-type="float" office:value="494" calcext:value-type="float">
            <text:p>494</text:p>
          </table:table-cell>
          <table:table-cell table:formula="of:=IF(AND([.B88]=[.B87];[.D87]=[.D88];[.D87]&lt;&gt;&quot;&quot;;[.B8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88]=[.H87];[.H87]&lt;&gt;&quot;&quot;);&quot;Retransmisión&quot;;&quot;&quot;)">
            <text:p/>
          </table:table-cell>
          <table:table-cell table:style-name="ce18" office:value-type="float" office:value="534" calcext:value-type="float">
            <text:p>534</text:p>
          </table:table-cell>
          <table:table-cell table:style-name="ce18" table:formula="of:=IF([.E88]&lt;&gt;&quot;&quot;;[.E88];[.K88])" office:value-type="float" office:value="494" calcext:value-type="float">
            <text:p>494</text:p>
          </table:table-cell>
          <table:table-cell table:style-name="ce18" table:formula="of:=[.M88]-[.N8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3.976219" calcext:value-type="float">
            <text:p>1783,97621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89]=[.B88];[.D88]=[.D89];[.D88]&lt;&gt;&quot;&quot;;[.B88]&lt;&gt;&quot;&quot;);&quot;Retransmisión&quot;;&quot;&quot;)">
            <text:p/>
          </table:table-cell>
          <table:table-cell/>
          <table:table-cell table:style-name="ce13" office:value-type="float" office:value="320954693" calcext:value-type="float">
            <text:p>32095469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5599" calcext:value-type="float">
            <text:p>285599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89]=[.H88];[.H8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89]&lt;&gt;&quot;&quot;;[.E89];[.K89])" office:value-type="float" office:value="0" calcext:value-type="float">
            <text:p>0</text:p>
          </table:table-cell>
          <table:table-cell table:style-name="ce18" table:formula="of:=[.M89]-[.N8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015945" calcext:value-type="float">
            <text:p>1784,01594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90]=[.B89];[.D89]=[.D90];[.D89]&lt;&gt;&quot;&quot;;[.B89]&lt;&gt;&quot;&quot;);&quot;Retransmisión&quot;;&quot;&quot;)">
            <text:p/>
          </table:table-cell>
          <table:table-cell/>
          <table:table-cell table:style-name="ce13" office:value-type="float" office:value="320954693" calcext:value-type="float">
            <text:p>32095469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5599" calcext:value-type="float">
            <text:p>285599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90]=[.H89];[.H89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90]&lt;&gt;&quot;&quot;;[.E90];[.K90])" office:value-type="float" office:value="1430" calcext:value-type="float">
            <text:p>1430</text:p>
          </table:table-cell>
          <table:table-cell table:style-name="ce18" table:formula="of:=[.M90]-[.N9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016937" calcext:value-type="float">
            <text:p>1784,01693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91]=[.B90];[.D90]=[.D91];[.D90]&lt;&gt;&quot;&quot;;[.B90]&lt;&gt;&quot;&quot;);&quot;Retransmisión&quot;;&quot;&quot;)">
            <text:p/>
          </table:table-cell>
          <table:table-cell/>
          <table:table-cell table:style-name="ce13" office:value-type="float" office:value="320956123" calcext:value-type="float">
            <text:p>32095612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5599" calcext:value-type="float">
            <text:p>285599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91]=[.H90];[.H90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91]&lt;&gt;&quot;&quot;;[.E91];[.K91])" office:value-type="float" office:value="666" calcext:value-type="float">
            <text:p>666</text:p>
          </table:table-cell>
          <table:table-cell table:style-name="ce18" table:formula="of:=[.M91]-[.N9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019244" calcext:value-type="float">
            <text:p>1784,01924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92]=[.B91];[.D91]=[.D92];[.D91]&lt;&gt;&quot;&quot;;[.B91]&lt;&gt;&quot;&quot;);&quot;Retransmisión&quot;;&quot;&quot;)">
            <text:p/>
          </table:table-cell>
          <table:table-cell/>
          <table:table-cell table:style-name="ce13" office:value-type="float" office:value="320956789" calcext:value-type="float">
            <text:p>32095678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5599" calcext:value-type="float">
            <text:p>285599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92]=[.H91];[.H91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92]&lt;&gt;&quot;&quot;;[.E92];[.K92])" office:value-type="float" office:value="1430" calcext:value-type="float">
            <text:p>1430</text:p>
          </table:table-cell>
          <table:table-cell table:style-name="ce18" table:formula="of:=[.M92]-[.N9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019471" calcext:value-type="float">
            <text:p>1784,019471</text:p>
          </table:table-cell>
          <table:table-cell table:style-name="ce13" office:value-type="float" office:value="285599" calcext:value-type="float">
            <text:p>28559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56789" calcext:value-type="float">
            <text:p>320956789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93]=[.B92];[.D92]=[.D93];[.D92]&lt;&gt;&quot;&quot;;[.B92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93]=[.H92];[.H9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93]&lt;&gt;&quot;&quot;;[.E93];[.K93])" office:value-type="float" office:value="0" calcext:value-type="float">
            <text:p>0</text:p>
          </table:table-cell>
          <table:table-cell table:style-name="ce18" table:formula="of:=[.M93]-[.N9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019889" calcext:value-type="float">
            <text:p>1784,01988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94]=[.B93];[.D93]=[.D94];[.D93]&lt;&gt;&quot;&quot;;[.B93]&lt;&gt;&quot;&quot;);&quot;Retransmisión&quot;;&quot;&quot;)">
            <text:p/>
          </table:table-cell>
          <table:table-cell/>
          <table:table-cell table:style-name="ce13" office:value-type="float" office:value="320958219" calcext:value-type="float">
            <text:p>320958219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5599" calcext:value-type="float">
            <text:p>285599</text:p>
          </table:table-cell>
          <table:table-cell table:style-name="ce13" office:value-type="float" office:value="103" calcext:value-type="float">
            <text:p>103</text:p>
          </table:table-cell>
          <table:table-cell table:formula="of:=IF(AND([.H94]=[.H93];[.H93]&lt;&gt;&quot;&quot;);&quot;Retransmisión&quot;;&quot;&quot;)">
            <text:p/>
          </table:table-cell>
          <table:table-cell table:style-name="ce18" office:value-type="float" office:value="143" calcext:value-type="float">
            <text:p>143</text:p>
          </table:table-cell>
          <table:table-cell table:style-name="ce18" table:formula="of:=IF([.E94]&lt;&gt;&quot;&quot;;[.E94];[.K94])" office:value-type="float" office:value="103" calcext:value-type="float">
            <text:p>103</text:p>
          </table:table-cell>
          <table:table-cell table:style-name="ce18" table:formula="of:=[.M94]-[.N9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020961" calcext:value-type="float">
            <text:p>1784,020961</text:p>
          </table:table-cell>
          <table:table-cell table:style-name="ce13" office:value-type="float" office:value="285599" calcext:value-type="float">
            <text:p>28559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58322" calcext:value-type="float">
            <text:p>320958322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95]=[.B94];[.D94]=[.D95];[.D94]&lt;&gt;&quot;&quot;;[.B94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95]=[.H94];[.H9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95]&lt;&gt;&quot;&quot;;[.E95];[.K95])" office:value-type="float" office:value="0" calcext:value-type="float">
            <text:p>0</text:p>
          </table:table-cell>
          <table:table-cell table:style-name="ce18" table:formula="of:=[.M95]-[.N9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2543" calcext:value-type="float">
            <text:p>1784,2543</text:p>
          </table:table-cell>
          <table:table-cell table:style-name="ce13" office:value-type="float" office:value="285599" calcext:value-type="float">
            <text:p>28559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58322" calcext:value-type="float">
            <text:p>320958322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96]=[.B95];[.D95]=[.D96];[.D95]&lt;&gt;&quot;&quot;;[.B9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96]=[.H95];[.H9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96]&lt;&gt;&quot;&quot;;[.E96];[.K96])" office:value-type="float" office:value="0" calcext:value-type="float">
            <text:p>0</text:p>
          </table:table-cell>
          <table:table-cell table:style-name="ce18" table:formula="of:=[.M96]-[.N9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672245" calcext:value-type="float">
            <text:p>1784,672245</text:p>
          </table:table-cell>
          <table:table-cell table:style-name="ce13" office:value-type="float" office:value="285599" calcext:value-type="float">
            <text:p>285599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58322" calcext:value-type="float">
            <text:p>320958322</text:p>
          </table:table-cell>
          <table:table-cell table:style-name="ce14" office:value-type="float" office:value="538" calcext:value-type="float">
            <text:p>538</text:p>
          </table:table-cell>
          <table:table-cell table:formula="of:=IF(AND([.B97]=[.B96];[.D96]=[.D97];[.D96]&lt;&gt;&quot;&quot;;[.B9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97]=[.H96];[.H96]&lt;&gt;&quot;&quot;);&quot;Retransmisión&quot;;&quot;&quot;)">
            <text:p/>
          </table:table-cell>
          <table:table-cell table:style-name="ce18" office:value-type="float" office:value="578" calcext:value-type="float">
            <text:p>578</text:p>
          </table:table-cell>
          <table:table-cell table:style-name="ce18" table:formula="of:=IF([.E97]&lt;&gt;&quot;&quot;;[.E97];[.K97])" office:value-type="float" office:value="538" calcext:value-type="float">
            <text:p>538</text:p>
          </table:table-cell>
          <table:table-cell table:style-name="ce18" table:formula="of:=[.M97]-[.N9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749754" calcext:value-type="float">
            <text:p>1784,74975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98]=[.B97];[.D97]=[.D98];[.D97]&lt;&gt;&quot;&quot;;[.B97]&lt;&gt;&quot;&quot;);&quot;Retransmisión&quot;;&quot;&quot;)">
            <text:p/>
          </table:table-cell>
          <table:table-cell/>
          <table:table-cell table:style-name="ce13" office:value-type="float" office:value="320958322" calcext:value-type="float">
            <text:p>320958322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6137" calcext:value-type="float">
            <text:p>286137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98]=[.H97];[.H9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98]&lt;&gt;&quot;&quot;;[.E98];[.K98])" office:value-type="float" office:value="0" calcext:value-type="float">
            <text:p>0</text:p>
          </table:table-cell>
          <table:table-cell table:style-name="ce18" table:formula="of:=[.M98]-[.N9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763373" calcext:value-type="float">
            <text:p>1784,76337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99]=[.B98];[.D98]=[.D99];[.D98]&lt;&gt;&quot;&quot;;[.B98]&lt;&gt;&quot;&quot;);&quot;Retransmisión&quot;;&quot;&quot;)">
            <text:p/>
          </table:table-cell>
          <table:table-cell/>
          <table:table-cell table:style-name="ce13" office:value-type="float" office:value="320958322" calcext:value-type="float">
            <text:p>320958322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6137" calcext:value-type="float">
            <text:p>286137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99]=[.H98];[.H98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99]&lt;&gt;&quot;&quot;;[.E99];[.K99])" office:value-type="float" office:value="1430" calcext:value-type="float">
            <text:p>1430</text:p>
          </table:table-cell>
          <table:table-cell table:style-name="ce18" table:formula="of:=[.M99]-[.N9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765185" calcext:value-type="float">
            <text:p>1784,76518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00]=[.B99];[.D99]=[.D100];[.D99]&lt;&gt;&quot;&quot;;[.B99]&lt;&gt;&quot;&quot;);&quot;Retransmisión&quot;;&quot;&quot;)">
            <text:p/>
          </table:table-cell>
          <table:table-cell/>
          <table:table-cell table:style-name="ce13" office:value-type="float" office:value="320959752" calcext:value-type="float">
            <text:p>320959752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6137" calcext:value-type="float">
            <text:p>286137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00]=[.H99];[.H99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00]&lt;&gt;&quot;&quot;;[.E100];[.K100])" office:value-type="float" office:value="1430" calcext:value-type="float">
            <text:p>1430</text:p>
          </table:table-cell>
          <table:table-cell table:style-name="ce18" table:formula="of:=[.M100]-[.N10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765913" calcext:value-type="float">
            <text:p>1784,76591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01]=[.B100];[.D100]=[.D101];[.D100]&lt;&gt;&quot;&quot;;[.B100]&lt;&gt;&quot;&quot;);&quot;Retransmisión&quot;;&quot;&quot;)">
            <text:p/>
          </table:table-cell>
          <table:table-cell/>
          <table:table-cell table:style-name="ce13" office:value-type="float" office:value="320961182" calcext:value-type="float">
            <text:p>320961182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6137" calcext:value-type="float">
            <text:p>286137</text:p>
          </table:table-cell>
          <table:table-cell table:style-name="ce13" office:value-type="float" office:value="431" calcext:value-type="float">
            <text:p>431</text:p>
          </table:table-cell>
          <table:table-cell table:formula="of:=IF(AND([.H101]=[.H100];[.H100]&lt;&gt;&quot;&quot;);&quot;Retransmisión&quot;;&quot;&quot;)">
            <text:p/>
          </table:table-cell>
          <table:table-cell table:style-name="ce18" office:value-type="float" office:value="471" calcext:value-type="float">
            <text:p>471</text:p>
          </table:table-cell>
          <table:table-cell table:style-name="ce18" table:formula="of:=IF([.E101]&lt;&gt;&quot;&quot;;[.E101];[.K101])" office:value-type="float" office:value="431" calcext:value-type="float">
            <text:p>431</text:p>
          </table:table-cell>
          <table:table-cell table:style-name="ce18" table:formula="of:=[.M101]-[.N10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766982" calcext:value-type="float">
            <text:p>1784,766982</text:p>
          </table:table-cell>
          <table:table-cell table:style-name="ce13" office:value-type="float" office:value="286137" calcext:value-type="float">
            <text:p>28613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61613" calcext:value-type="float">
            <text:p>32096161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02]=[.B101];[.D101]=[.D102];[.D101]&lt;&gt;&quot;&quot;;[.B101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02]=[.H101];[.H10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02]&lt;&gt;&quot;&quot;;[.E102];[.K102])" office:value-type="float" office:value="0" calcext:value-type="float">
            <text:p>0</text:p>
          </table:table-cell>
          <table:table-cell table:style-name="ce18" table:formula="of:=[.M102]-[.N10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4.829603" calcext:value-type="float">
            <text:p>1784,829603</text:p>
          </table:table-cell>
          <table:table-cell table:style-name="ce13" office:value-type="float" office:value="286137" calcext:value-type="float">
            <text:p>28613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61613" calcext:value-type="float">
            <text:p>32096161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03]=[.B102];[.D102]=[.D103];[.D102]&lt;&gt;&quot;&quot;;[.B10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03]=[.H102];[.H10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03]&lt;&gt;&quot;&quot;;[.E103];[.K103])" office:value-type="float" office:value="0" calcext:value-type="float">
            <text:p>0</text:p>
          </table:table-cell>
          <table:table-cell table:style-name="ce18" table:formula="of:=[.M103]-[.N10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11593" calcext:value-type="float">
            <text:p>1785,11593</text:p>
          </table:table-cell>
          <table:table-cell table:style-name="ce13" office:value-type="float" office:value="286137" calcext:value-type="float">
            <text:p>28613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61613" calcext:value-type="float">
            <text:p>320961613</text:p>
          </table:table-cell>
          <table:table-cell table:style-name="ce14" office:value-type="float" office:value="527" calcext:value-type="float">
            <text:p>527</text:p>
          </table:table-cell>
          <table:table-cell table:formula="of:=IF(AND([.B104]=[.B103];[.D103]=[.D104];[.D103]&lt;&gt;&quot;&quot;;[.B10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04]=[.H103];[.H103]&lt;&gt;&quot;&quot;);&quot;Retransmisión&quot;;&quot;&quot;)">
            <text:p/>
          </table:table-cell>
          <table:table-cell table:style-name="ce18" office:value-type="float" office:value="567" calcext:value-type="float">
            <text:p>567</text:p>
          </table:table-cell>
          <table:table-cell table:style-name="ce18" table:formula="of:=IF([.E104]&lt;&gt;&quot;&quot;;[.E104];[.K104])" office:value-type="float" office:value="527" calcext:value-type="float">
            <text:p>527</text:p>
          </table:table-cell>
          <table:table-cell table:style-name="ce18" table:formula="of:=[.M104]-[.N10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184647" calcext:value-type="float">
            <text:p>1785,18464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05]=[.B104];[.D104]=[.D105];[.D104]&lt;&gt;&quot;&quot;;[.B104]&lt;&gt;&quot;&quot;);&quot;Retransmisión&quot;;&quot;&quot;)">
            <text:p/>
          </table:table-cell>
          <table:table-cell/>
          <table:table-cell table:style-name="ce13" office:value-type="float" office:value="320961613" calcext:value-type="float">
            <text:p>32096161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105]=[.H104];[.H10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05]&lt;&gt;&quot;&quot;;[.E105];[.K105])" office:value-type="float" office:value="0" calcext:value-type="float">
            <text:p>0</text:p>
          </table:table-cell>
          <table:table-cell table:style-name="ce18" table:formula="of:=[.M105]-[.N10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31377" calcext:value-type="float">
            <text:p>1785,23137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06]=[.B105];[.D105]=[.D106];[.D105]&lt;&gt;&quot;&quot;;[.B105]&lt;&gt;&quot;&quot;);&quot;Retransmisión&quot;;&quot;&quot;)">
            <text:p/>
          </table:table-cell>
          <table:table-cell/>
          <table:table-cell table:style-name="ce13" office:value-type="float" office:value="320961613" calcext:value-type="float">
            <text:p>32096161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06]=[.H105];[.H105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06]&lt;&gt;&quot;&quot;;[.E106];[.K106])" office:value-type="float" office:value="1430" calcext:value-type="float">
            <text:p>1430</text:p>
          </table:table-cell>
          <table:table-cell table:style-name="ce18" table:formula="of:=[.M106]-[.N10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33505" calcext:value-type="float">
            <text:p>1785,23350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07]=[.B106];[.D106]=[.D107];[.D106]&lt;&gt;&quot;&quot;;[.B106]&lt;&gt;&quot;&quot;);&quot;Retransmisión&quot;;&quot;&quot;)">
            <text:p/>
          </table:table-cell>
          <table:table-cell/>
          <table:table-cell table:style-name="ce13" office:value-type="float" office:value="320963043" calcext:value-type="float">
            <text:p>32096304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107]=[.H106];[.H106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107]&lt;&gt;&quot;&quot;;[.E107];[.K107])" office:value-type="float" office:value="666" calcext:value-type="float">
            <text:p>666</text:p>
          </table:table-cell>
          <table:table-cell table:style-name="ce18" table:formula="of:=[.M107]-[.N10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35098" calcext:value-type="float">
            <text:p>1785,235098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63709" calcext:value-type="float">
            <text:p>320963709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08]=[.B107];[.D107]=[.D108];[.D107]&lt;&gt;&quot;&quot;;[.B107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08]=[.H107];[.H10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08]&lt;&gt;&quot;&quot;;[.E108];[.K108])" office:value-type="float" office:value="0" calcext:value-type="float">
            <text:p>0</text:p>
          </table:table-cell>
          <table:table-cell table:style-name="ce18" table:formula="of:=[.M108]-[.N10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37907" calcext:value-type="float">
            <text:p>1785,23790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09]=[.B108];[.D108]=[.D109];[.D108]&lt;&gt;&quot;&quot;;[.B108]&lt;&gt;&quot;&quot;);&quot;Retransmisión&quot;;&quot;&quot;)">
            <text:p/>
          </table:table-cell>
          <table:table-cell/>
          <table:table-cell table:style-name="ce13" office:value-type="float" office:value="320963709" calcext:value-type="float">
            <text:p>32096370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09]=[.H108];[.H108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09]&lt;&gt;&quot;&quot;;[.E109];[.K109])" office:value-type="float" office:value="1430" calcext:value-type="float">
            <text:p>1430</text:p>
          </table:table-cell>
          <table:table-cell table:style-name="ce18" table:formula="of:=[.M109]-[.N10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41205" calcext:value-type="float">
            <text:p>1785,24120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10]=[.B109];[.D109]=[.D110];[.D109]&lt;&gt;&quot;&quot;;[.B109]&lt;&gt;&quot;&quot;);&quot;Retransmisión&quot;;&quot;&quot;)">
            <text:p/>
          </table:table-cell>
          <table:table-cell/>
          <table:table-cell table:style-name="ce13" office:value-type="float" office:value="320965139" calcext:value-type="float">
            <text:p>32096513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10]=[.H109];[.H109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10]&lt;&gt;&quot;&quot;;[.E110];[.K110])" office:value-type="float" office:value="1430" calcext:value-type="float">
            <text:p>1430</text:p>
          </table:table-cell>
          <table:table-cell table:style-name="ce18" table:formula="of:=[.M110]-[.N11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41617" calcext:value-type="float">
            <text:p>1785,24161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11]=[.B110];[.D110]=[.D111];[.D110]&lt;&gt;&quot;&quot;;[.B110]&lt;&gt;&quot;&quot;);&quot;Retransmisión&quot;;&quot;&quot;)">
            <text:p/>
          </table:table-cell>
          <table:table-cell/>
          <table:table-cell table:style-name="ce13" office:value-type="float" office:value="320966569" calcext:value-type="float">
            <text:p>320966569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13" office:value-type="float" office:value="284" calcext:value-type="float">
            <text:p>284</text:p>
          </table:table-cell>
          <table:table-cell table:formula="of:=IF(AND([.H111]=[.H110];[.H110]&lt;&gt;&quot;&quot;);&quot;Retransmisión&quot;;&quot;&quot;)">
            <text:p/>
          </table:table-cell>
          <table:table-cell table:style-name="ce18" office:value-type="float" office:value="324" calcext:value-type="float">
            <text:p>324</text:p>
          </table:table-cell>
          <table:table-cell table:style-name="ce18" table:formula="of:=IF([.E111]&lt;&gt;&quot;&quot;;[.E111];[.K111])" office:value-type="float" office:value="284" calcext:value-type="float">
            <text:p>284</text:p>
          </table:table-cell>
          <table:table-cell table:style-name="ce18" table:formula="of:=[.M111]-[.N11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4279" calcext:value-type="float">
            <text:p>1785,2427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12]=[.B111];[.D111]=[.D112];[.D111]&lt;&gt;&quot;&quot;;[.B111]&lt;&gt;&quot;&quot;);&quot;Retransmisión&quot;;&quot;&quot;)">
            <text:p/>
          </table:table-cell>
          <table:table-cell/>
          <table:table-cell table:style-name="ce13" office:value-type="float" office:value="320966853" calcext:value-type="float">
            <text:p>32096685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13" office:value-type="float" office:value="524" calcext:value-type="float">
            <text:p>524</text:p>
          </table:table-cell>
          <table:table-cell table:formula="of:=IF(AND([.H112]=[.H111];[.H111]&lt;&gt;&quot;&quot;);&quot;Retransmisión&quot;;&quot;&quot;)">
            <text:p/>
          </table:table-cell>
          <table:table-cell table:style-name="ce18" office:value-type="float" office:value="564" calcext:value-type="float">
            <text:p>564</text:p>
          </table:table-cell>
          <table:table-cell table:style-name="ce18" table:formula="of:=IF([.E112]&lt;&gt;&quot;&quot;;[.E112];[.K112])" office:value-type="float" office:value="524" calcext:value-type="float">
            <text:p>524</text:p>
          </table:table-cell>
          <table:table-cell table:style-name="ce18" table:formula="of:=[.M112]-[.N11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45145" calcext:value-type="float">
            <text:p>1785,24514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13]=[.B112];[.D112]=[.D113];[.D112]&lt;&gt;&quot;&quot;;[.B112]&lt;&gt;&quot;&quot;);&quot;Retransmisión&quot;;&quot;&quot;)">
            <text:p/>
          </table:table-cell>
          <table:table-cell/>
          <table:table-cell table:style-name="ce13" office:value-type="float" office:value="320967377" calcext:value-type="float">
            <text:p>32096737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13" office:value-type="float" office:value="1416" calcext:value-type="float">
            <text:p>1416</text:p>
          </table:table-cell>
          <table:table-cell table:formula="of:=IF(AND([.H113]=[.H112];[.H112]&lt;&gt;&quot;&quot;);&quot;Retransmisión&quot;;&quot;&quot;)">
            <text:p/>
          </table:table-cell>
          <table:table-cell table:style-name="ce18" office:value-type="float" office:value="1456" calcext:value-type="float">
            <text:p>1456</text:p>
          </table:table-cell>
          <table:table-cell table:style-name="ce18" table:formula="of:=IF([.E113]&lt;&gt;&quot;&quot;;[.E113];[.K113])" office:value-type="float" office:value="1416" calcext:value-type="float">
            <text:p>1416</text:p>
          </table:table-cell>
          <table:table-cell table:style-name="ce18" table:formula="of:=[.M113]-[.N1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45405" calcext:value-type="float">
            <text:p>1785,245405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66853" calcext:value-type="float">
            <text:p>32096685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14]=[.B113];[.D113]=[.D114];[.D113]&lt;&gt;&quot;&quot;;[.B113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14]=[.H113];[.H11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14]&lt;&gt;&quot;&quot;;[.E114];[.K114])" office:value-type="float" office:value="0" calcext:value-type="float">
            <text:p>0</text:p>
          </table:table-cell>
          <table:table-cell table:style-name="ce18" table:formula="of:=[.M114]-[.N11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48569" calcext:value-type="float">
            <text:p>1785,248569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68793" calcext:value-type="float">
            <text:p>32096879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15]=[.B114];[.D114]=[.D115];[.D114]&lt;&gt;&quot;&quot;;[.B114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15]=[.H114];[.H11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15]&lt;&gt;&quot;&quot;;[.E115];[.K115])" office:value-type="float" office:value="0" calcext:value-type="float">
            <text:p>0</text:p>
          </table:table-cell>
          <table:table-cell table:style-name="ce18" table:formula="of:=[.M115]-[.N11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69446" calcext:value-type="float">
            <text:p>1785,269446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68793" calcext:value-type="float">
            <text:p>32096879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16]=[.B115];[.D115]=[.D116];[.D115]&lt;&gt;&quot;&quot;;[.B11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16]=[.H115];[.H11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16]&lt;&gt;&quot;&quot;;[.E116];[.K116])" office:value-type="float" office:value="0" calcext:value-type="float">
            <text:p>0</text:p>
          </table:table-cell>
          <table:table-cell table:style-name="ce18" table:formula="of:=[.M116]-[.N11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273406" calcext:value-type="float">
            <text:p>1785,273406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68793" calcext:value-type="float">
            <text:p>32096879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17]=[.B116];[.D116]=[.D117];[.D116]&lt;&gt;&quot;&quot;;[.B11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17]=[.H116];[.H11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17]&lt;&gt;&quot;&quot;;[.E117];[.K117])" office:value-type="float" office:value="0" calcext:value-type="float">
            <text:p>0</text:p>
          </table:table-cell>
          <table:table-cell table:style-name="ce18" table:formula="of:=[.M117]-[.N11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340605" calcext:value-type="float">
            <text:p>1785,340605</text:p>
          </table:table-cell>
          <table:table-cell table:style-name="ce13" office:value-type="float" office:value="286664" calcext:value-type="float">
            <text:p>28666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68793" calcext:value-type="float">
            <text:p>320968793</text:p>
          </table:table-cell>
          <table:table-cell table:style-name="ce14" office:value-type="float" office:value="507" calcext:value-type="float">
            <text:p>507</text:p>
          </table:table-cell>
          <table:table-cell table:formula="of:=IF(AND([.B118]=[.B117];[.D117]=[.D118];[.D117]&lt;&gt;&quot;&quot;;[.B11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18]=[.H117];[.H117]&lt;&gt;&quot;&quot;);&quot;Retransmisión&quot;;&quot;&quot;)">
            <text:p/>
          </table:table-cell>
          <table:table-cell table:style-name="ce18" office:value-type="float" office:value="547" calcext:value-type="float">
            <text:p>547</text:p>
          </table:table-cell>
          <table:table-cell table:style-name="ce18" table:formula="of:=IF([.E118]&lt;&gt;&quot;&quot;;[.E118];[.K118])" office:value-type="float" office:value="507" calcext:value-type="float">
            <text:p>507</text:p>
          </table:table-cell>
          <table:table-cell table:style-name="ce18" table:formula="of:=[.M118]-[.N11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41651" calcext:value-type="float">
            <text:p>1785,4165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19]=[.B118];[.D118]=[.D119];[.D118]&lt;&gt;&quot;&quot;;[.B118]&lt;&gt;&quot;&quot;);&quot;Retransmisión&quot;;&quot;&quot;)">
            <text:p/>
          </table:table-cell>
          <table:table-cell/>
          <table:table-cell table:style-name="ce13" office:value-type="float" office:value="320968793" calcext:value-type="float">
            <text:p>32096879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119]=[.H118];[.H11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19]&lt;&gt;&quot;&quot;;[.E119];[.K119])" office:value-type="float" office:value="0" calcext:value-type="float">
            <text:p>0</text:p>
          </table:table-cell>
          <table:table-cell table:style-name="ce18" table:formula="of:=[.M119]-[.N11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449703" calcext:value-type="float">
            <text:p>1785,44970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20]=[.B119];[.D119]=[.D120];[.D119]&lt;&gt;&quot;&quot;;[.B119]&lt;&gt;&quot;&quot;);&quot;Retransmisión&quot;;&quot;&quot;)">
            <text:p/>
          </table:table-cell>
          <table:table-cell/>
          <table:table-cell table:style-name="ce13" office:value-type="float" office:value="320968793" calcext:value-type="float">
            <text:p>32096879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20]=[.H119];[.H119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20]&lt;&gt;&quot;&quot;;[.E120];[.K120])" office:value-type="float" office:value="1430" calcext:value-type="float">
            <text:p>1430</text:p>
          </table:table-cell>
          <table:table-cell table:style-name="ce18" table:formula="of:=[.M120]-[.N12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45117" calcext:value-type="float">
            <text:p>1785,4511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21]=[.B120];[.D120]=[.D121];[.D120]&lt;&gt;&quot;&quot;;[.B120]&lt;&gt;&quot;&quot;);&quot;Retransmisión&quot;;&quot;&quot;)">
            <text:p/>
          </table:table-cell>
          <table:table-cell/>
          <table:table-cell table:style-name="ce13" office:value-type="float" office:value="320970223" calcext:value-type="float">
            <text:p>32097022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121]=[.H120];[.H120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121]&lt;&gt;&quot;&quot;;[.E121];[.K121])" office:value-type="float" office:value="666" calcext:value-type="float">
            <text:p>666</text:p>
          </table:table-cell>
          <table:table-cell table:style-name="ce18" table:formula="of:=[.M121]-[.N12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453705" calcext:value-type="float">
            <text:p>1785,45370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22]=[.B121];[.D121]=[.D122];[.D121]&lt;&gt;&quot;&quot;;[.B121]&lt;&gt;&quot;&quot;);&quot;Retransmisión&quot;;&quot;&quot;)">
            <text:p/>
          </table:table-cell>
          <table:table-cell/>
          <table:table-cell table:style-name="ce13" office:value-type="float" office:value="320970889" calcext:value-type="float">
            <text:p>320970889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13" office:value-type="float" office:value="1048" calcext:value-type="float">
            <text:p>1048</text:p>
          </table:table-cell>
          <table:table-cell table:formula="of:=IF(AND([.H122]=[.H121];[.H121]&lt;&gt;&quot;&quot;);&quot;Retransmisión&quot;;&quot;&quot;)">
            <text:p/>
          </table:table-cell>
          <table:table-cell table:style-name="ce18" office:value-type="float" office:value="1088" calcext:value-type="float">
            <text:p>1088</text:p>
          </table:table-cell>
          <table:table-cell table:style-name="ce18" table:formula="of:=IF([.E122]&lt;&gt;&quot;&quot;;[.E122];[.K122])" office:value-type="float" office:value="1048" calcext:value-type="float">
            <text:p>1048</text:p>
          </table:table-cell>
          <table:table-cell table:style-name="ce18" table:formula="of:=[.M122]-[.N12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453927" calcext:value-type="float">
            <text:p>1785,453927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70889" calcext:value-type="float">
            <text:p>320970889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23]=[.B122];[.D122]=[.D123];[.D122]&lt;&gt;&quot;&quot;;[.B122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23]=[.H122];[.H12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23]&lt;&gt;&quot;&quot;;[.E123];[.K123])" office:value-type="float" office:value="0" calcext:value-type="float">
            <text:p>0</text:p>
          </table:table-cell>
          <table:table-cell table:style-name="ce18" table:formula="of:=[.M123]-[.N12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456304" calcext:value-type="float">
            <text:p>1785,45630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24]=[.B123];[.D123]=[.D124];[.D123]&lt;&gt;&quot;&quot;;[.B123]&lt;&gt;&quot;&quot;);&quot;Retransmisión&quot;;&quot;&quot;)">
            <text:p/>
          </table:table-cell>
          <table:table-cell/>
          <table:table-cell table:style-name="ce13" office:value-type="float" office:value="320971937" calcext:value-type="float">
            <text:p>32097193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24]=[.H123];[.H123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24]&lt;&gt;&quot;&quot;;[.E124];[.K124])" office:value-type="float" office:value="1430" calcext:value-type="float">
            <text:p>1430</text:p>
          </table:table-cell>
          <table:table-cell table:style-name="ce18" table:formula="of:=[.M124]-[.N12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458084" calcext:value-type="float">
            <text:p>1785,45808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25]=[.B124];[.D124]=[.D125];[.D124]&lt;&gt;&quot;&quot;;[.B124]&lt;&gt;&quot;&quot;);&quot;Retransmisión&quot;;&quot;&quot;)">
            <text:p/>
          </table:table-cell>
          <table:table-cell/>
          <table:table-cell table:style-name="ce13" office:value-type="float" office:value="320973367" calcext:value-type="float">
            <text:p>32097336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25]=[.H124];[.H124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25]&lt;&gt;&quot;&quot;;[.E125];[.K125])" office:value-type="float" office:value="1430" calcext:value-type="float">
            <text:p>1430</text:p>
          </table:table-cell>
          <table:table-cell table:style-name="ce18" table:formula="of:=[.M125]-[.N12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45962" calcext:value-type="float">
            <text:p>1785,4596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26]=[.B125];[.D125]=[.D126];[.D125]&lt;&gt;&quot;&quot;;[.B125]&lt;&gt;&quot;&quot;);&quot;Retransmisión&quot;;&quot;&quot;)">
            <text:p/>
          </table:table-cell>
          <table:table-cell/>
          <table:table-cell table:style-name="ce13" office:value-type="float" office:value="320974797" calcext:value-type="float">
            <text:p>32097479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13" office:value-type="float" office:value="1226" calcext:value-type="float">
            <text:p>1226</text:p>
          </table:table-cell>
          <table:table-cell table:formula="of:=IF(AND([.H126]=[.H125];[.H125]&lt;&gt;&quot;&quot;);&quot;Retransmisión&quot;;&quot;&quot;)">
            <text:p/>
          </table:table-cell>
          <table:table-cell table:style-name="ce18" office:value-type="float" office:value="1266" calcext:value-type="float">
            <text:p>1266</text:p>
          </table:table-cell>
          <table:table-cell table:style-name="ce18" table:formula="of:=IF([.E126]&lt;&gt;&quot;&quot;;[.E126];[.K126])" office:value-type="float" office:value="1226" calcext:value-type="float">
            <text:p>1226</text:p>
          </table:table-cell>
          <table:table-cell table:style-name="ce18" table:formula="of:=[.M126]-[.N12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459983" calcext:value-type="float">
            <text:p>1785,459983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73367" calcext:value-type="float">
            <text:p>320973367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27]=[.B126];[.D126]=[.D127];[.D126]&lt;&gt;&quot;&quot;;[.B12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27]=[.H126];[.H12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27]&lt;&gt;&quot;&quot;;[.E127];[.K127])" office:value-type="float" office:value="0" calcext:value-type="float">
            <text:p>0</text:p>
          </table:table-cell>
          <table:table-cell table:style-name="ce18" table:formula="of:=[.M127]-[.N12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461359" calcext:value-type="float">
            <text:p>1785,461359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76023" calcext:value-type="float">
            <text:p>32097602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28]=[.B127];[.D127]=[.D128];[.D127]&lt;&gt;&quot;&quot;;[.B127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28]=[.H127];[.H12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28]&lt;&gt;&quot;&quot;;[.E128];[.K128])" office:value-type="float" office:value="0" calcext:value-type="float">
            <text:p>0</text:p>
          </table:table-cell>
          <table:table-cell table:style-name="ce18" table:formula="of:=[.M128]-[.N12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57736" calcext:value-type="float">
            <text:p>1785,57736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76023" calcext:value-type="float">
            <text:p>32097602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29]=[.B128];[.D128]=[.D129];[.D128]&lt;&gt;&quot;&quot;;[.B12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29]=[.H128];[.H12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29]&lt;&gt;&quot;&quot;;[.E129];[.K129])" office:value-type="float" office:value="0" calcext:value-type="float">
            <text:p>0</text:p>
          </table:table-cell>
          <table:table-cell table:style-name="ce18" table:formula="of:=[.M129]-[.N12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581361" calcext:value-type="float">
            <text:p>1785,581361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76023" calcext:value-type="float">
            <text:p>32097602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30]=[.B129];[.D129]=[.D130];[.D129]&lt;&gt;&quot;&quot;;[.B12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30]=[.H129];[.H12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30]&lt;&gt;&quot;&quot;;[.E130];[.K130])" office:value-type="float" office:value="0" calcext:value-type="float">
            <text:p>0</text:p>
          </table:table-cell>
          <table:table-cell table:style-name="ce18" table:formula="of:=[.M130]-[.N13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828117" calcext:value-type="float">
            <text:p>1785,828117</text:p>
          </table:table-cell>
          <table:table-cell table:style-name="ce13" office:value-type="float" office:value="287171" calcext:value-type="float">
            <text:p>28717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76023" calcext:value-type="float">
            <text:p>320976023</text:p>
          </table:table-cell>
          <table:table-cell table:style-name="ce14" office:value-type="float" office:value="506" calcext:value-type="float">
            <text:p>506</text:p>
          </table:table-cell>
          <table:table-cell table:formula="of:=IF(AND([.B131]=[.B130];[.D130]=[.D131];[.D130]&lt;&gt;&quot;&quot;;[.B13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31]=[.H130];[.H130]&lt;&gt;&quot;&quot;);&quot;Retransmisión&quot;;&quot;&quot;)">
            <text:p/>
          </table:table-cell>
          <table:table-cell table:style-name="ce18" office:value-type="float" office:value="546" calcext:value-type="float">
            <text:p>546</text:p>
          </table:table-cell>
          <table:table-cell table:style-name="ce18" table:formula="of:=IF([.E131]&lt;&gt;&quot;&quot;;[.E131];[.K131])" office:value-type="float" office:value="506" calcext:value-type="float">
            <text:p>506</text:p>
          </table:table-cell>
          <table:table-cell table:style-name="ce18" table:formula="of:=[.M131]-[.N13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904768" calcext:value-type="float">
            <text:p>1785,904768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32]=[.B131];[.D131]=[.D132];[.D131]&lt;&gt;&quot;&quot;;[.B131]&lt;&gt;&quot;&quot;);&quot;Retransmisión&quot;;&quot;&quot;)">
            <text:p/>
          </table:table-cell>
          <table:table-cell/>
          <table:table-cell table:style-name="ce13" office:value-type="float" office:value="320976023" calcext:value-type="float">
            <text:p>32097602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7677" calcext:value-type="float">
            <text:p>287677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132]=[.H131];[.H13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32]&lt;&gt;&quot;&quot;;[.E132];[.K132])" office:value-type="float" office:value="0" calcext:value-type="float">
            <text:p>0</text:p>
          </table:table-cell>
          <table:table-cell table:style-name="ce18" table:formula="of:=[.M132]-[.N13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962672" calcext:value-type="float">
            <text:p>1785,96267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33]=[.B132];[.D132]=[.D133];[.D132]&lt;&gt;&quot;&quot;;[.B132]&lt;&gt;&quot;&quot;);&quot;Retransmisión&quot;;&quot;&quot;)">
            <text:p/>
          </table:table-cell>
          <table:table-cell/>
          <table:table-cell table:style-name="ce13" office:value-type="float" office:value="320976023" calcext:value-type="float">
            <text:p>32097602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7677" calcext:value-type="float">
            <text:p>287677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33]=[.H132];[.H132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33]&lt;&gt;&quot;&quot;;[.E133];[.K133])" office:value-type="float" office:value="1430" calcext:value-type="float">
            <text:p>1430</text:p>
          </table:table-cell>
          <table:table-cell table:style-name="ce18" table:formula="of:=[.M133]-[.N13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964215" calcext:value-type="float">
            <text:p>1785,96421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34]=[.B133];[.D133]=[.D134];[.D133]&lt;&gt;&quot;&quot;;[.B133]&lt;&gt;&quot;&quot;);&quot;Retransmisión&quot;;&quot;&quot;)">
            <text:p/>
          </table:table-cell>
          <table:table-cell/>
          <table:table-cell table:style-name="ce13" office:value-type="float" office:value="320977453" calcext:value-type="float">
            <text:p>32097745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7677" calcext:value-type="float">
            <text:p>287677</text:p>
          </table:table-cell>
          <table:table-cell table:style-name="ce13" office:value-type="float" office:value="1190" calcext:value-type="float">
            <text:p>1190</text:p>
          </table:table-cell>
          <table:table-cell table:formula="of:=IF(AND([.H134]=[.H133];[.H133]&lt;&gt;&quot;&quot;);&quot;Retransmisión&quot;;&quot;&quot;)">
            <text:p/>
          </table:table-cell>
          <table:table-cell table:style-name="ce18" office:value-type="float" office:value="1230" calcext:value-type="float">
            <text:p>1230</text:p>
          </table:table-cell>
          <table:table-cell table:style-name="ce18" table:formula="of:=IF([.E134]&lt;&gt;&quot;&quot;;[.E134];[.K134])" office:value-type="float" office:value="1190" calcext:value-type="float">
            <text:p>1190</text:p>
          </table:table-cell>
          <table:table-cell table:style-name="ce18" table:formula="of:=[.M134]-[.N13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964593" calcext:value-type="float">
            <text:p>1785,96459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35]=[.B134];[.D134]=[.D135];[.D134]&lt;&gt;&quot;&quot;;[.B134]&lt;&gt;&quot;&quot;);&quot;Retransmisión&quot;;&quot;&quot;)">
            <text:p/>
          </table:table-cell>
          <table:table-cell/>
          <table:table-cell table:style-name="ce13" office:value-type="float" office:value="320980073" calcext:value-type="float">
            <text:p>32098007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7677" calcext:value-type="float">
            <text:p>287677</text:p>
          </table:table-cell>
          <table:table-cell table:style-name="ce13" office:value-type="float" office:value="238" calcext:value-type="float">
            <text:p>238</text:p>
          </table:table-cell>
          <table:table-cell table:formula="of:=IF(AND([.H135]=[.H134];[.H134]&lt;&gt;&quot;&quot;);&quot;Retransmisión&quot;;&quot;&quot;)">
            <text:p/>
          </table:table-cell>
          <table:table-cell table:style-name="ce18" office:value-type="float" office:value="278" calcext:value-type="float">
            <text:p>278</text:p>
          </table:table-cell>
          <table:table-cell table:style-name="ce18" table:formula="of:=IF([.E135]&lt;&gt;&quot;&quot;;[.E135];[.K135])" office:value-type="float" office:value="238" calcext:value-type="float">
            <text:p>238</text:p>
          </table:table-cell>
          <table:table-cell table:style-name="ce18" table:formula="of:=[.M135]-[.N13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967276" calcext:value-type="float">
            <text:p>1785,96727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36]=[.B135];[.D135]=[.D136];[.D135]&lt;&gt;&quot;&quot;;[.B135]&lt;&gt;&quot;&quot;);&quot;Retransmisión&quot;;&quot;&quot;)">
            <text:p/>
          </table:table-cell>
          <table:table-cell/>
          <table:table-cell table:style-name="ce13" office:value-type="float" office:value="320978643" calcext:value-type="float">
            <text:p>32097864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7677" calcext:value-type="float">
            <text:p>287677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36]=[.H135];[.H135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36]&lt;&gt;&quot;&quot;;[.E136];[.K136])" office:value-type="float" office:value="1430" calcext:value-type="float">
            <text:p>1430</text:p>
          </table:table-cell>
          <table:table-cell table:style-name="ce18" table:formula="of:=[.M136]-[.N13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967498" calcext:value-type="float">
            <text:p>1785,967498</text:p>
          </table:table-cell>
          <table:table-cell table:style-name="ce13" office:value-type="float" office:value="287677" calcext:value-type="float">
            <text:p>28767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78643" calcext:value-type="float">
            <text:p>32097864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37]=[.B136];[.D136]=[.D137];[.D136]&lt;&gt;&quot;&quot;;[.B13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37]=[.H136];[.H13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37]&lt;&gt;&quot;&quot;;[.E137];[.K137])" office:value-type="float" office:value="0" calcext:value-type="float">
            <text:p>0</text:p>
          </table:table-cell>
          <table:table-cell table:style-name="ce18" table:formula="of:=[.M137]-[.N13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5.968802" calcext:value-type="float">
            <text:p>1785,968802</text:p>
          </table:table-cell>
          <table:table-cell table:style-name="ce13" office:value-type="float" office:value="287677" calcext:value-type="float">
            <text:p>28767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0311" calcext:value-type="float">
            <text:p>320980311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38]=[.B137];[.D137]=[.D138];[.D137]&lt;&gt;&quot;&quot;;[.B137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38]=[.H137];[.H13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38]&lt;&gt;&quot;&quot;;[.E138];[.K138])" office:value-type="float" office:value="0" calcext:value-type="float">
            <text:p>0</text:p>
          </table:table-cell>
          <table:table-cell table:style-name="ce18" table:formula="of:=[.M138]-[.N13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054476" calcext:value-type="float">
            <text:p>1786,054476</text:p>
          </table:table-cell>
          <table:table-cell table:style-name="ce13" office:value-type="float" office:value="287677" calcext:value-type="float">
            <text:p>28767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0311" calcext:value-type="float">
            <text:p>320980311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39]=[.B138];[.D138]=[.D139];[.D138]&lt;&gt;&quot;&quot;;[.B13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39]=[.H138];[.H13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39]&lt;&gt;&quot;&quot;;[.E139];[.K139])" office:value-type="float" office:value="0" calcext:value-type="float">
            <text:p>0</text:p>
          </table:table-cell>
          <table:table-cell table:style-name="ce18" table:formula="of:=[.M139]-[.N13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548102" calcext:value-type="float">
            <text:p>1786,548102</text:p>
          </table:table-cell>
          <table:table-cell table:style-name="ce13" office:value-type="float" office:value="287677" calcext:value-type="float">
            <text:p>28767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80311" calcext:value-type="float">
            <text:p>320980311</text:p>
          </table:table-cell>
          <table:table-cell table:style-name="ce14" office:value-type="float" office:value="513" calcext:value-type="float">
            <text:p>513</text:p>
          </table:table-cell>
          <table:table-cell table:formula="of:=IF(AND([.B140]=[.B139];[.D139]=[.D140];[.D139]&lt;&gt;&quot;&quot;;[.B13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40]=[.H139];[.H139]&lt;&gt;&quot;&quot;);&quot;Retransmisión&quot;;&quot;&quot;)">
            <text:p/>
          </table:table-cell>
          <table:table-cell table:style-name="ce18" office:value-type="float" office:value="553" calcext:value-type="float">
            <text:p>553</text:p>
          </table:table-cell>
          <table:table-cell table:style-name="ce18" table:formula="of:=IF([.E140]&lt;&gt;&quot;&quot;;[.E140];[.K140])" office:value-type="float" office:value="513" calcext:value-type="float">
            <text:p>513</text:p>
          </table:table-cell>
          <table:table-cell table:style-name="ce18" table:formula="of:=[.M140]-[.N14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625669" calcext:value-type="float">
            <text:p>1786,62566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41]=[.B140];[.D140]=[.D141];[.D140]&lt;&gt;&quot;&quot;;[.B140]&lt;&gt;&quot;&quot;);&quot;Retransmisión&quot;;&quot;&quot;)">
            <text:p/>
          </table:table-cell>
          <table:table-cell/>
          <table:table-cell table:style-name="ce13" office:value-type="float" office:value="320980311" calcext:value-type="float">
            <text:p>32098031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8190" calcext:value-type="float">
            <text:p>288190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141]=[.H140];[.H14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41]&lt;&gt;&quot;&quot;;[.E141];[.K141])" office:value-type="float" office:value="0" calcext:value-type="float">
            <text:p>0</text:p>
          </table:table-cell>
          <table:table-cell table:style-name="ce18" table:formula="of:=[.M141]-[.N14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647034" calcext:value-type="float">
            <text:p>1786,64703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42]=[.B141];[.D141]=[.D142];[.D141]&lt;&gt;&quot;&quot;;[.B141]&lt;&gt;&quot;&quot;);&quot;Retransmisión&quot;;&quot;&quot;)">
            <text:p/>
          </table:table-cell>
          <table:table-cell/>
          <table:table-cell table:style-name="ce13" office:value-type="float" office:value="320980311" calcext:value-type="float">
            <text:p>32098031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8190" calcext:value-type="float">
            <text:p>288190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42]=[.H141];[.H141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42]&lt;&gt;&quot;&quot;;[.E142];[.K142])" office:value-type="float" office:value="1430" calcext:value-type="float">
            <text:p>1430</text:p>
          </table:table-cell>
          <table:table-cell table:style-name="ce18" table:formula="of:=[.M142]-[.N14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649596" calcext:value-type="float">
            <text:p>1786,64959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43]=[.B142];[.D142]=[.D143];[.D142]&lt;&gt;&quot;&quot;;[.B142]&lt;&gt;&quot;&quot;);&quot;Retransmisión&quot;;&quot;&quot;)">
            <text:p/>
          </table:table-cell>
          <table:table-cell/>
          <table:table-cell table:style-name="ce13" office:value-type="float" office:value="320981741" calcext:value-type="float">
            <text:p>32098174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8190" calcext:value-type="float">
            <text:p>288190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43]=[.H142];[.H142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43]&lt;&gt;&quot;&quot;;[.E143];[.K143])" office:value-type="float" office:value="1430" calcext:value-type="float">
            <text:p>1430</text:p>
          </table:table-cell>
          <table:table-cell table:style-name="ce18" table:formula="of:=[.M143]-[.N14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65126" calcext:value-type="float">
            <text:p>1786,6512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44]=[.B143];[.D143]=[.D144];[.D143]&lt;&gt;&quot;&quot;;[.B143]&lt;&gt;&quot;&quot;);&quot;Retransmisión&quot;;&quot;&quot;)">
            <text:p/>
          </table:table-cell>
          <table:table-cell/>
          <table:table-cell table:style-name="ce13" office:value-type="float" office:value="320983171" calcext:value-type="float">
            <text:p>32098317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8190" calcext:value-type="float">
            <text:p>288190</text:p>
          </table:table-cell>
          <table:table-cell table:style-name="ce13" office:value-type="float" office:value="1332" calcext:value-type="float">
            <text:p>1332</text:p>
          </table:table-cell>
          <table:table-cell table:formula="of:=IF(AND([.H144]=[.H143];[.H143]&lt;&gt;&quot;&quot;);&quot;Retransmisión&quot;;&quot;&quot;)">
            <text:p/>
          </table:table-cell>
          <table:table-cell table:style-name="ce18" office:value-type="float" office:value="1372" calcext:value-type="float">
            <text:p>1372</text:p>
          </table:table-cell>
          <table:table-cell table:style-name="ce18" table:formula="of:=IF([.E144]&lt;&gt;&quot;&quot;;[.E144];[.K144])" office:value-type="float" office:value="1332" calcext:value-type="float">
            <text:p>1332</text:p>
          </table:table-cell>
          <table:table-cell table:style-name="ce18" table:formula="of:=[.M144]-[.N14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651599" calcext:value-type="float">
            <text:p>1786,65159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45]=[.B144];[.D144]=[.D145];[.D144]&lt;&gt;&quot;&quot;;[.B144]&lt;&gt;&quot;&quot;);&quot;Retransmisión&quot;;&quot;&quot;)">
            <text:p/>
          </table:table-cell>
          <table:table-cell/>
          <table:table-cell table:style-name="ce13" office:value-type="float" office:value="320984503" calcext:value-type="float">
            <text:p>32098450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8190" calcext:value-type="float">
            <text:p>288190</text:p>
          </table:table-cell>
          <table:table-cell table:style-name="ce13" office:value-type="float" office:value="181" calcext:value-type="float">
            <text:p>181</text:p>
          </table:table-cell>
          <table:table-cell table:formula="of:=IF(AND([.H145]=[.H144];[.H144]&lt;&gt;&quot;&quot;);&quot;Retransmisión&quot;;&quot;&quot;)">
            <text:p/>
          </table:table-cell>
          <table:table-cell table:style-name="ce18" office:value-type="float" office:value="221" calcext:value-type="float">
            <text:p>221</text:p>
          </table:table-cell>
          <table:table-cell table:style-name="ce18" table:formula="of:=IF([.E145]&lt;&gt;&quot;&quot;;[.E145];[.K145])" office:value-type="float" office:value="181" calcext:value-type="float">
            <text:p>181</text:p>
          </table:table-cell>
          <table:table-cell table:style-name="ce18" table:formula="of:=[.M145]-[.N14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652908" calcext:value-type="float">
            <text:p>1786,652908</text:p>
          </table:table-cell>
          <table:table-cell table:style-name="ce13" office:value-type="float" office:value="288190" calcext:value-type="float">
            <text:p>28819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3171" calcext:value-type="float">
            <text:p>320983171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46]=[.B145];[.D145]=[.D146];[.D145]&lt;&gt;&quot;&quot;;[.B145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46]=[.H145];[.H14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46]&lt;&gt;&quot;&quot;;[.E146];[.K146])" office:value-type="float" office:value="0" calcext:value-type="float">
            <text:p>0</text:p>
          </table:table-cell>
          <table:table-cell table:style-name="ce18" table:formula="of:=[.M146]-[.N14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653911" calcext:value-type="float">
            <text:p>1786,653911</text:p>
          </table:table-cell>
          <table:table-cell table:style-name="ce13" office:value-type="float" office:value="288190" calcext:value-type="float">
            <text:p>28819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4684" calcext:value-type="float">
            <text:p>32098468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47]=[.B146];[.D146]=[.D147];[.D146]&lt;&gt;&quot;&quot;;[.B14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47]=[.H146];[.H14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47]&lt;&gt;&quot;&quot;;[.E147];[.K147])" office:value-type="float" office:value="0" calcext:value-type="float">
            <text:p>0</text:p>
          </table:table-cell>
          <table:table-cell table:style-name="ce18" table:formula="of:=[.M147]-[.N14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736837" calcext:value-type="float">
            <text:p>1786,736837</text:p>
          </table:table-cell>
          <table:table-cell table:style-name="ce13" office:value-type="float" office:value="288190" calcext:value-type="float">
            <text:p>28819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4684" calcext:value-type="float">
            <text:p>32098468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48]=[.B147];[.D147]=[.D148];[.D147]&lt;&gt;&quot;&quot;;[.B14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48]=[.H147];[.H14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48]&lt;&gt;&quot;&quot;;[.E148];[.K148])" office:value-type="float" office:value="0" calcext:value-type="float">
            <text:p>0</text:p>
          </table:table-cell>
          <table:table-cell table:style-name="ce18" table:formula="of:=[.M148]-[.N14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816389" calcext:value-type="float">
            <text:p>1786,816389</text:p>
          </table:table-cell>
          <table:table-cell table:style-name="ce13" office:value-type="float" office:value="288190" calcext:value-type="float">
            <text:p>28819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84684" calcext:value-type="float">
            <text:p>320984684</text:p>
          </table:table-cell>
          <table:table-cell table:style-name="ce14" office:value-type="float" office:value="450" calcext:value-type="float">
            <text:p>450</text:p>
          </table:table-cell>
          <table:table-cell table:formula="of:=IF(AND([.B149]=[.B148];[.D148]=[.D149];[.D148]&lt;&gt;&quot;&quot;;[.B14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49]=[.H148];[.H148]&lt;&gt;&quot;&quot;);&quot;Retransmisión&quot;;&quot;&quot;)">
            <text:p/>
          </table:table-cell>
          <table:table-cell table:style-name="ce18" office:value-type="float" office:value="490" calcext:value-type="float">
            <text:p>490</text:p>
          </table:table-cell>
          <table:table-cell table:style-name="ce18" table:formula="of:=IF([.E149]&lt;&gt;&quot;&quot;;[.E149];[.K149])" office:value-type="float" office:value="450" calcext:value-type="float">
            <text:p>450</text:p>
          </table:table-cell>
          <table:table-cell table:style-name="ce18" table:formula="of:=[.M149]-[.N14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6.879583" calcext:value-type="float">
            <text:p>1786,87958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50]=[.B149];[.D149]=[.D150];[.D149]&lt;&gt;&quot;&quot;;[.B149]&lt;&gt;&quot;&quot;);&quot;Retransmisión&quot;;&quot;&quot;)">
            <text:p/>
          </table:table-cell>
          <table:table-cell/>
          <table:table-cell table:style-name="ce13" office:value-type="float" office:value="320984684" calcext:value-type="float">
            <text:p>32098468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8640" calcext:value-type="float">
            <text:p>288640</text:p>
          </table:table-cell>
          <table:table-cell table:style-name="ce13" office:value-type="float" office:value="578" calcext:value-type="float">
            <text:p>578</text:p>
          </table:table-cell>
          <table:table-cell table:formula="of:=IF(AND([.H150]=[.H149];[.H149]&lt;&gt;&quot;&quot;);&quot;Retransmisión&quot;;&quot;&quot;)">
            <text:p/>
          </table:table-cell>
          <table:table-cell table:style-name="ce18" office:value-type="float" office:value="618" calcext:value-type="float">
            <text:p>618</text:p>
          </table:table-cell>
          <table:table-cell table:style-name="ce18" table:formula="of:=IF([.E150]&lt;&gt;&quot;&quot;;[.E150];[.K150])" office:value-type="float" office:value="578" calcext:value-type="float">
            <text:p>578</text:p>
          </table:table-cell>
          <table:table-cell table:style-name="ce18" table:formula="of:=[.M150]-[.N15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7.018438" calcext:value-type="float">
            <text:p>1787,018438</text:p>
          </table:table-cell>
          <table:table-cell table:style-name="ce13" office:value-type="float" office:value="288640" calcext:value-type="float">
            <text:p>28864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5262" calcext:value-type="float">
            <text:p>320985262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51]=[.B150];[.D150]=[.D151];[.D150]&lt;&gt;&quot;&quot;;[.B150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51]=[.H150];[.H15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51]&lt;&gt;&quot;&quot;;[.E151];[.K151])" office:value-type="float" office:value="0" calcext:value-type="float">
            <text:p>0</text:p>
          </table:table-cell>
          <table:table-cell table:style-name="ce18" table:formula="of:=[.M151]-[.N15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7.672621" calcext:value-type="float">
            <text:p>1787,672621</text:p>
          </table:table-cell>
          <table:table-cell table:style-name="ce13" office:value-type="float" office:value="288640" calcext:value-type="float">
            <text:p>28864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85262" calcext:value-type="float">
            <text:p>320985262</text:p>
          </table:table-cell>
          <table:table-cell table:style-name="ce14" office:value-type="float" office:value="664" calcext:value-type="float">
            <text:p>664</text:p>
          </table:table-cell>
          <table:table-cell table:formula="of:=IF(AND([.B152]=[.B151];[.D151]=[.D152];[.D151]&lt;&gt;&quot;&quot;;[.B151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52]=[.H151];[.H151]&lt;&gt;&quot;&quot;);&quot;Retransmisión&quot;;&quot;&quot;)">
            <text:p/>
          </table:table-cell>
          <table:table-cell table:style-name="ce18" office:value-type="float" office:value="704" calcext:value-type="float">
            <text:p>704</text:p>
          </table:table-cell>
          <table:table-cell table:style-name="ce18" table:formula="of:=IF([.E152]&lt;&gt;&quot;&quot;;[.E152];[.K152])" office:value-type="float" office:value="664" calcext:value-type="float">
            <text:p>664</text:p>
          </table:table-cell>
          <table:table-cell table:style-name="ce18" table:formula="of:=[.M152]-[.N15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7.740518" calcext:value-type="float">
            <text:p>1787,740518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53]=[.B152];[.D152]=[.D153];[.D152]&lt;&gt;&quot;&quot;;[.B152]&lt;&gt;&quot;&quot;);&quot;Retransmisión&quot;;&quot;&quot;)">
            <text:p/>
          </table:table-cell>
          <table:table-cell/>
          <table:table-cell table:style-name="ce13" office:value-type="float" office:value="320985262" calcext:value-type="float">
            <text:p>320985262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9304" calcext:value-type="float">
            <text:p>289304</text:p>
          </table:table-cell>
          <table:table-cell table:style-name="ce13" office:value-type="float" office:value="563" calcext:value-type="float">
            <text:p>563</text:p>
          </table:table-cell>
          <table:table-cell table:formula="of:=IF(AND([.H153]=[.H152];[.H152]&lt;&gt;&quot;&quot;);&quot;Retransmisión&quot;;&quot;&quot;)">
            <text:p/>
          </table:table-cell>
          <table:table-cell table:style-name="ce18" office:value-type="float" office:value="603" calcext:value-type="float">
            <text:p>603</text:p>
          </table:table-cell>
          <table:table-cell table:style-name="ce18" table:formula="of:=IF([.E153]&lt;&gt;&quot;&quot;;[.E153];[.K153])" office:value-type="float" office:value="563" calcext:value-type="float">
            <text:p>563</text:p>
          </table:table-cell>
          <table:table-cell table:style-name="ce18" table:formula="of:=[.M153]-[.N15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7.927242" calcext:value-type="float">
            <text:p>1787,927242</text:p>
          </table:table-cell>
          <table:table-cell table:style-name="ce13" office:value-type="float" office:value="289304" calcext:value-type="float">
            <text:p>28930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5825" calcext:value-type="float">
            <text:p>320985825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54]=[.B153];[.D153]=[.D154];[.D153]&lt;&gt;&quot;&quot;;[.B153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54]=[.H153];[.H15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54]&lt;&gt;&quot;&quot;;[.E154];[.K154])" office:value-type="float" office:value="0" calcext:value-type="float">
            <text:p>0</text:p>
          </table:table-cell>
          <table:table-cell table:style-name="ce18" table:formula="of:=[.M154]-[.N15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9.26159" calcext:value-type="float">
            <text:p>1789,26159</text:p>
          </table:table-cell>
          <table:table-cell table:style-name="ce13" office:value-type="float" office:value="289304" calcext:value-type="float">
            <text:p>28930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85825" calcext:value-type="float">
            <text:p>320985825</text:p>
          </table:table-cell>
          <table:table-cell table:style-name="ce14" office:value-type="float" office:value="465" calcext:value-type="float">
            <text:p>465</text:p>
          </table:table-cell>
          <table:table-cell table:formula="of:=IF(AND([.B155]=[.B154];[.D154]=[.D155];[.D154]&lt;&gt;&quot;&quot;;[.B15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55]=[.H154];[.H154]&lt;&gt;&quot;&quot;);&quot;Retransmisión&quot;;&quot;&quot;)">
            <text:p/>
          </table:table-cell>
          <table:table-cell table:style-name="ce18" office:value-type="float" office:value="505" calcext:value-type="float">
            <text:p>505</text:p>
          </table:table-cell>
          <table:table-cell table:style-name="ce18" table:formula="of:=IF([.E155]&lt;&gt;&quot;&quot;;[.E155];[.K155])" office:value-type="float" office:value="465" calcext:value-type="float">
            <text:p>465</text:p>
          </table:table-cell>
          <table:table-cell table:style-name="ce18" table:formula="of:=[.M155]-[.N15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9.343981" calcext:value-type="float">
            <text:p>1789,34398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56]=[.B155];[.D155]=[.D156];[.D155]&lt;&gt;&quot;&quot;;[.B155]&lt;&gt;&quot;&quot;);&quot;Retransmisión&quot;;&quot;&quot;)">
            <text:p/>
          </table:table-cell>
          <table:table-cell/>
          <table:table-cell table:style-name="ce13" office:value-type="float" office:value="320985825" calcext:value-type="float">
            <text:p>32098582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9769" calcext:value-type="float">
            <text:p>289769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156]=[.H155];[.H15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56]&lt;&gt;&quot;&quot;;[.E156];[.K156])" office:value-type="float" office:value="0" calcext:value-type="float">
            <text:p>0</text:p>
          </table:table-cell>
          <table:table-cell table:style-name="ce18" table:formula="of:=[.M156]-[.N15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9.357021" calcext:value-type="float">
            <text:p>1789,35702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57]=[.B156];[.D156]=[.D157];[.D156]&lt;&gt;&quot;&quot;;[.B156]&lt;&gt;&quot;&quot;);&quot;Retransmisión&quot;;&quot;&quot;)">
            <text:p/>
          </table:table-cell>
          <table:table-cell/>
          <table:table-cell table:style-name="ce13" office:value-type="float" office:value="320985825" calcext:value-type="float">
            <text:p>32098582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89769" calcext:value-type="float">
            <text:p>289769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57]=[.H156];[.H156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57]&lt;&gt;&quot;&quot;;[.E157];[.K157])" office:value-type="float" office:value="1430" calcext:value-type="float">
            <text:p>1430</text:p>
          </table:table-cell>
          <table:table-cell table:style-name="ce18" table:formula="of:=[.M157]-[.N15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9.357815" calcext:value-type="float">
            <text:p>1789,35781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58]=[.B157];[.D157]=[.D158];[.D157]&lt;&gt;&quot;&quot;;[.B157]&lt;&gt;&quot;&quot;);&quot;Retransmisión&quot;;&quot;&quot;)">
            <text:p/>
          </table:table-cell>
          <table:table-cell/>
          <table:table-cell table:style-name="ce13" office:value-type="float" office:value="320987255" calcext:value-type="float">
            <text:p>320987255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9769" calcext:value-type="float">
            <text:p>289769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158]=[.H157];[.H157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158]&lt;&gt;&quot;&quot;;[.E158];[.K158])" office:value-type="float" office:value="666" calcext:value-type="float">
            <text:p>666</text:p>
          </table:table-cell>
          <table:table-cell table:style-name="ce18" table:formula="of:=[.M158]-[.N15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9.358398" calcext:value-type="float">
            <text:p>1789,358398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59]=[.B158];[.D158]=[.D159];[.D158]&lt;&gt;&quot;&quot;;[.B158]&lt;&gt;&quot;&quot;);&quot;Retransmisión&quot;;&quot;&quot;)">
            <text:p/>
          </table:table-cell>
          <table:table-cell/>
          <table:table-cell table:style-name="ce13" office:value-type="float" office:value="320987921" calcext:value-type="float">
            <text:p>32098792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89769" calcext:value-type="float">
            <text:p>289769</text:p>
          </table:table-cell>
          <table:table-cell table:style-name="ce13" office:value-type="float" office:value="178" calcext:value-type="float">
            <text:p>178</text:p>
          </table:table-cell>
          <table:table-cell table:formula="of:=IF(AND([.H159]=[.H158];[.H158]&lt;&gt;&quot;&quot;);&quot;Retransmisión&quot;;&quot;&quot;)">
            <text:p/>
          </table:table-cell>
          <table:table-cell table:style-name="ce18" office:value-type="float" office:value="218" calcext:value-type="float">
            <text:p>218</text:p>
          </table:table-cell>
          <table:table-cell table:style-name="ce18" table:formula="of:=IF([.E159]&lt;&gt;&quot;&quot;;[.E159];[.K159])" office:value-type="float" office:value="178" calcext:value-type="float">
            <text:p>178</text:p>
          </table:table-cell>
          <table:table-cell table:style-name="ce18" table:formula="of:=[.M159]-[.N15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9.359562" calcext:value-type="float">
            <text:p>1789,359562</text:p>
          </table:table-cell>
          <table:table-cell table:style-name="ce13" office:value-type="float" office:value="289769" calcext:value-type="float">
            <text:p>28976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8099" calcext:value-type="float">
            <text:p>320988099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60]=[.B159];[.D159]=[.D160];[.D159]&lt;&gt;&quot;&quot;;[.B159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60]=[.H159];[.H15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60]&lt;&gt;&quot;&quot;;[.E160];[.K160])" office:value-type="float" office:value="0" calcext:value-type="float">
            <text:p>0</text:p>
          </table:table-cell>
          <table:table-cell table:style-name="ce18" table:formula="of:=[.M160]-[.N16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9.463009" calcext:value-type="float">
            <text:p>1789,463009</text:p>
          </table:table-cell>
          <table:table-cell table:style-name="ce13" office:value-type="float" office:value="289769" calcext:value-type="float">
            <text:p>28976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8099" calcext:value-type="float">
            <text:p>320988099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61]=[.B160];[.D160]=[.D161];[.D160]&lt;&gt;&quot;&quot;;[.B16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61]=[.H160];[.H16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61]&lt;&gt;&quot;&quot;;[.E161];[.K161])" office:value-type="float" office:value="0" calcext:value-type="float">
            <text:p>0</text:p>
          </table:table-cell>
          <table:table-cell table:style-name="ce18" table:formula="of:=[.M161]-[.N16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9.589611" calcext:value-type="float">
            <text:p>1789,589611</text:p>
          </table:table-cell>
          <table:table-cell table:style-name="ce13" office:value-type="float" office:value="289769" calcext:value-type="float">
            <text:p>289769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88099" calcext:value-type="float">
            <text:p>320988099</text:p>
          </table:table-cell>
          <table:table-cell table:style-name="ce14" office:value-type="float" office:value="459" calcext:value-type="float">
            <text:p>459</text:p>
          </table:table-cell>
          <table:table-cell table:formula="of:=IF(AND([.B162]=[.B161];[.D161]=[.D162];[.D161]&lt;&gt;&quot;&quot;;[.B161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62]=[.H161];[.H161]&lt;&gt;&quot;&quot;);&quot;Retransmisión&quot;;&quot;&quot;)">
            <text:p/>
          </table:table-cell>
          <table:table-cell table:style-name="ce18" office:value-type="float" office:value="499" calcext:value-type="float">
            <text:p>499</text:p>
          </table:table-cell>
          <table:table-cell table:style-name="ce18" table:formula="of:=IF([.E162]&lt;&gt;&quot;&quot;;[.E162];[.K162])" office:value-type="float" office:value="459" calcext:value-type="float">
            <text:p>459</text:p>
          </table:table-cell>
          <table:table-cell table:style-name="ce18" table:formula="of:=[.M162]-[.N16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9.653251" calcext:value-type="float">
            <text:p>1789,65325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63]=[.B162];[.D162]=[.D163];[.D162]&lt;&gt;&quot;&quot;;[.B162]&lt;&gt;&quot;&quot;);&quot;Retransmisión&quot;;&quot;&quot;)">
            <text:p/>
          </table:table-cell>
          <table:table-cell/>
          <table:table-cell table:style-name="ce13" office:value-type="float" office:value="320988099" calcext:value-type="float">
            <text:p>320988099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0228" calcext:value-type="float">
            <text:p>290228</text:p>
          </table:table-cell>
          <table:table-cell table:style-name="ce13" office:value-type="float" office:value="271" calcext:value-type="float">
            <text:p>271</text:p>
          </table:table-cell>
          <table:table-cell table:formula="of:=IF(AND([.H163]=[.H162];[.H162]&lt;&gt;&quot;&quot;);&quot;Retransmisión&quot;;&quot;&quot;)">
            <text:p/>
          </table:table-cell>
          <table:table-cell table:style-name="ce18" office:value-type="float" office:value="311" calcext:value-type="float">
            <text:p>311</text:p>
          </table:table-cell>
          <table:table-cell table:style-name="ce18" table:formula="of:=IF([.E163]&lt;&gt;&quot;&quot;;[.E163];[.K163])" office:value-type="float" office:value="271" calcext:value-type="float">
            <text:p>271</text:p>
          </table:table-cell>
          <table:table-cell table:style-name="ce18" table:formula="of:=[.M163]-[.N16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789.678545" calcext:value-type="float">
            <text:p>1789,678545</text:p>
          </table:table-cell>
          <table:table-cell table:style-name="ce13" office:value-type="float" office:value="290228" calcext:value-type="float">
            <text:p>290228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8370" calcext:value-type="float">
            <text:p>32098837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64]=[.B163];[.D163]=[.D164];[.D163]&lt;&gt;&quot;&quot;;[.B163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64]=[.H163];[.H16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64]&lt;&gt;&quot;&quot;;[.E164];[.K164])" office:value-type="float" office:value="0" calcext:value-type="float">
            <text:p>0</text:p>
          </table:table-cell>
          <table:table-cell table:style-name="ce18" table:formula="of:=[.M164]-[.N16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5.740298" calcext:value-type="float">
            <text:p>1805,740298</text:p>
          </table:table-cell>
          <table:table-cell table:style-name="ce13" office:value-type="float" office:value="290228" calcext:value-type="float">
            <text:p>290228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88370" calcext:value-type="float">
            <text:p>320988370</text:p>
          </table:table-cell>
          <table:table-cell table:style-name="ce14" office:value-type="float" office:value="503" calcext:value-type="float">
            <text:p>503</text:p>
          </table:table-cell>
          <table:table-cell table:formula="of:=IF(AND([.B165]=[.B164];[.D164]=[.D165];[.D164]&lt;&gt;&quot;&quot;;[.B16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65]=[.H164];[.H164]&lt;&gt;&quot;&quot;);&quot;Retransmisión&quot;;&quot;&quot;)">
            <text:p/>
          </table:table-cell>
          <table:table-cell table:style-name="ce18" office:value-type="float" office:value="543" calcext:value-type="float">
            <text:p>543</text:p>
          </table:table-cell>
          <table:table-cell table:style-name="ce18" table:formula="of:=IF([.E165]&lt;&gt;&quot;&quot;;[.E165];[.K165])" office:value-type="float" office:value="503" calcext:value-type="float">
            <text:p>503</text:p>
          </table:table-cell>
          <table:table-cell table:style-name="ce18" table:formula="of:=[.M165]-[.N16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5.81288" calcext:value-type="float">
            <text:p>1805,81288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66]=[.B165];[.D165]=[.D166];[.D165]&lt;&gt;&quot;&quot;;[.B165]&lt;&gt;&quot;&quot;);&quot;Retransmisión&quot;;&quot;&quot;)">
            <text:p/>
          </table:table-cell>
          <table:table-cell/>
          <table:table-cell table:style-name="ce13" office:value-type="float" office:value="320988370" calcext:value-type="float">
            <text:p>32098837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0731" calcext:value-type="float">
            <text:p>290731</text:p>
          </table:table-cell>
          <table:table-cell table:style-name="ce13" office:value-type="float" office:value="127" calcext:value-type="float">
            <text:p>127</text:p>
          </table:table-cell>
          <table:table-cell table:formula="of:=IF(AND([.H166]=[.H165];[.H165]&lt;&gt;&quot;&quot;);&quot;Retransmisión&quot;;&quot;&quot;)">
            <text:p/>
          </table:table-cell>
          <table:table-cell table:style-name="ce18" office:value-type="float" office:value="167" calcext:value-type="float">
            <text:p>167</text:p>
          </table:table-cell>
          <table:table-cell table:style-name="ce18" table:formula="of:=IF([.E166]&lt;&gt;&quot;&quot;;[.E166];[.K166])" office:value-type="float" office:value="127" calcext:value-type="float">
            <text:p>127</text:p>
          </table:table-cell>
          <table:table-cell table:style-name="ce18" table:formula="of:=[.M166]-[.N16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5.960006" calcext:value-type="float">
            <text:p>1805,960006</text:p>
          </table:table-cell>
          <table:table-cell table:style-name="ce13" office:value-type="float" office:value="290731" calcext:value-type="float">
            <text:p>29073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8497" calcext:value-type="float">
            <text:p>320988497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67]=[.B166];[.D166]=[.D167];[.D166]&lt;&gt;&quot;&quot;;[.B16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67]=[.H166];[.H16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67]&lt;&gt;&quot;&quot;;[.E167];[.K167])" office:value-type="float" office:value="0" calcext:value-type="float">
            <text:p>0</text:p>
          </table:table-cell>
          <table:table-cell table:style-name="ce18" table:formula="of:=[.M167]-[.N16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352672" calcext:value-type="float">
            <text:p>1806,352672</text:p>
          </table:table-cell>
          <table:table-cell table:style-name="ce13" office:value-type="float" office:value="290731" calcext:value-type="float">
            <text:p>29073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88497" calcext:value-type="float">
            <text:p>320988497</text:p>
          </table:table-cell>
          <table:table-cell table:style-name="ce14" office:value-type="float" office:value="503" calcext:value-type="float">
            <text:p>503</text:p>
          </table:table-cell>
          <table:table-cell table:formula="of:=IF(AND([.B168]=[.B167];[.D167]=[.D168];[.D167]&lt;&gt;&quot;&quot;;[.B16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68]=[.H167];[.H167]&lt;&gt;&quot;&quot;);&quot;Retransmisión&quot;;&quot;&quot;)">
            <text:p/>
          </table:table-cell>
          <table:table-cell table:style-name="ce18" office:value-type="float" office:value="543" calcext:value-type="float">
            <text:p>543</text:p>
          </table:table-cell>
          <table:table-cell table:style-name="ce18" table:formula="of:=IF([.E168]&lt;&gt;&quot;&quot;;[.E168];[.K168])" office:value-type="float" office:value="503" calcext:value-type="float">
            <text:p>503</text:p>
          </table:table-cell>
          <table:table-cell table:style-name="ce18" table:formula="of:=[.M168]-[.N16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42194" calcext:value-type="float">
            <text:p>1806,4219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69]=[.B168];[.D168]=[.D169];[.D168]&lt;&gt;&quot;&quot;;[.B168]&lt;&gt;&quot;&quot;);&quot;Retransmisión&quot;;&quot;&quot;)">
            <text:p/>
          </table:table-cell>
          <table:table-cell/>
          <table:table-cell table:style-name="ce13" office:value-type="float" office:value="320988497" calcext:value-type="float">
            <text:p>32098849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1234" calcext:value-type="float">
            <text:p>291234</text:p>
          </table:table-cell>
          <table:table-cell table:style-name="ce13" office:value-type="float" office:value="127" calcext:value-type="float">
            <text:p>127</text:p>
          </table:table-cell>
          <table:table-cell table:formula="of:=IF(AND([.H169]=[.H168];[.H168]&lt;&gt;&quot;&quot;);&quot;Retransmisión&quot;;&quot;&quot;)">
            <text:p/>
          </table:table-cell>
          <table:table-cell table:style-name="ce18" office:value-type="float" office:value="167" calcext:value-type="float">
            <text:p>167</text:p>
          </table:table-cell>
          <table:table-cell table:style-name="ce18" table:formula="of:=IF([.E169]&lt;&gt;&quot;&quot;;[.E169];[.K169])" office:value-type="float" office:value="127" calcext:value-type="float">
            <text:p>127</text:p>
          </table:table-cell>
          <table:table-cell table:style-name="ce18" table:formula="of:=[.M169]-[.N16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565958" calcext:value-type="float">
            <text:p>1806,565958</text:p>
          </table:table-cell>
          <table:table-cell table:style-name="ce13" office:value-type="float" office:value="291234" calcext:value-type="float">
            <text:p>29123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88624" calcext:value-type="float">
            <text:p>32098862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70]=[.B169];[.D169]=[.D170];[.D169]&lt;&gt;&quot;&quot;;[.B169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70]=[.H169];[.H16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70]&lt;&gt;&quot;&quot;;[.E170];[.K170])" office:value-type="float" office:value="0" calcext:value-type="float">
            <text:p>0</text:p>
          </table:table-cell>
          <table:table-cell table:style-name="ce18" table:formula="of:=[.M170]-[.N17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799216" calcext:value-type="float">
            <text:p>1806,799216</text:p>
          </table:table-cell>
          <table:table-cell table:style-name="ce13" office:value-type="float" office:value="291234" calcext:value-type="float">
            <text:p>29123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88624" calcext:value-type="float">
            <text:p>320988624</text:p>
          </table:table-cell>
          <table:table-cell table:style-name="ce14" office:value-type="float" office:value="506" calcext:value-type="float">
            <text:p>506</text:p>
          </table:table-cell>
          <table:table-cell table:formula="of:=IF(AND([.B171]=[.B170];[.D170]=[.D171];[.D170]&lt;&gt;&quot;&quot;;[.B17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71]=[.H170];[.H170]&lt;&gt;&quot;&quot;);&quot;Retransmisión&quot;;&quot;&quot;)">
            <text:p/>
          </table:table-cell>
          <table:table-cell table:style-name="ce18" office:value-type="float" office:value="546" calcext:value-type="float">
            <text:p>546</text:p>
          </table:table-cell>
          <table:table-cell table:style-name="ce18" table:formula="of:=IF([.E171]&lt;&gt;&quot;&quot;;[.E171];[.K171])" office:value-type="float" office:value="506" calcext:value-type="float">
            <text:p>506</text:p>
          </table:table-cell>
          <table:table-cell table:style-name="ce18" table:formula="of:=[.M171]-[.N17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87376" calcext:value-type="float">
            <text:p>1806,8737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72]=[.B171];[.D171]=[.D172];[.D171]&lt;&gt;&quot;&quot;;[.B171]&lt;&gt;&quot;&quot;);&quot;Retransmisión&quot;;&quot;&quot;)">
            <text:p/>
          </table:table-cell>
          <table:table-cell/>
          <table:table-cell table:style-name="ce13" office:value-type="float" office:value="320988624" calcext:value-type="float">
            <text:p>32098862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172]=[.H171];[.H17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72]&lt;&gt;&quot;&quot;;[.E172];[.K172])" office:value-type="float" office:value="0" calcext:value-type="float">
            <text:p>0</text:p>
          </table:table-cell>
          <table:table-cell table:style-name="ce18" table:formula="of:=[.M172]-[.N17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900247" calcext:value-type="float">
            <text:p>1806,90024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73]=[.B172];[.D172]=[.D173];[.D172]&lt;&gt;&quot;&quot;;[.B172]&lt;&gt;&quot;&quot;);&quot;Retransmisión&quot;;&quot;&quot;)">
            <text:p/>
          </table:table-cell>
          <table:table-cell/>
          <table:table-cell table:style-name="ce13" office:value-type="float" office:value="320988624" calcext:value-type="float">
            <text:p>32098862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73]=[.H172];[.H172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73]&lt;&gt;&quot;&quot;;[.E173];[.K173])" office:value-type="float" office:value="1430" calcext:value-type="float">
            <text:p>1430</text:p>
          </table:table-cell>
          <table:table-cell table:style-name="ce18" table:formula="of:=[.M173]-[.N17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902299" calcext:value-type="float">
            <text:p>1806,90229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74]=[.B173];[.D173]=[.D174];[.D173]&lt;&gt;&quot;&quot;;[.B173]&lt;&gt;&quot;&quot;);&quot;Retransmisión&quot;;&quot;&quot;)">
            <text:p/>
          </table:table-cell>
          <table:table-cell/>
          <table:table-cell table:style-name="ce13" office:value-type="float" office:value="320990054" calcext:value-type="float">
            <text:p>32099005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174]=[.H173];[.H173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174]&lt;&gt;&quot;&quot;;[.E174];[.K174])" office:value-type="float" office:value="666" calcext:value-type="float">
            <text:p>666</text:p>
          </table:table-cell>
          <table:table-cell table:style-name="ce18" table:formula="of:=[.M174]-[.N17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904753" calcext:value-type="float">
            <text:p>1806,90475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75]=[.B174];[.D174]=[.D175];[.D174]&lt;&gt;&quot;&quot;;[.B174]&lt;&gt;&quot;&quot;);&quot;Retransmisión&quot;;&quot;&quot;)">
            <text:p/>
          </table:table-cell>
          <table:table-cell/>
          <table:table-cell table:style-name="ce13" office:value-type="float" office:value="320990720" calcext:value-type="float">
            <text:p>32099072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75]=[.H174];[.H174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75]&lt;&gt;&quot;&quot;;[.E175];[.K175])" office:value-type="float" office:value="1430" calcext:value-type="float">
            <text:p>1430</text:p>
          </table:table-cell>
          <table:table-cell table:style-name="ce18" table:formula="of:=[.M175]-[.N17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906574" calcext:value-type="float">
            <text:p>1806,90657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76]=[.B175];[.D175]=[.D176];[.D175]&lt;&gt;&quot;&quot;;[.B175]&lt;&gt;&quot;&quot;);&quot;Retransmisión&quot;;&quot;&quot;)">
            <text:p/>
          </table:table-cell>
          <table:table-cell/>
          <table:table-cell table:style-name="ce13" office:value-type="float" office:value="320992150" calcext:value-type="float">
            <text:p>32099215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76]=[.H175];[.H175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76]&lt;&gt;&quot;&quot;;[.E176];[.K176])" office:value-type="float" office:value="1430" calcext:value-type="float">
            <text:p>1430</text:p>
          </table:table-cell>
          <table:table-cell table:style-name="ce18" table:formula="of:=[.M176]-[.N17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906796" calcext:value-type="float">
            <text:p>1806,906796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90720" calcext:value-type="float">
            <text:p>32099072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77]=[.B176];[.D176]=[.D177];[.D176]&lt;&gt;&quot;&quot;;[.B17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77]=[.H176];[.H17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77]&lt;&gt;&quot;&quot;;[.E177];[.K177])" office:value-type="float" office:value="0" calcext:value-type="float">
            <text:p>0</text:p>
          </table:table-cell>
          <table:table-cell table:style-name="ce18" table:formula="of:=[.M177]-[.N17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908183" calcext:value-type="float">
            <text:p>1806,90818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78]=[.B177];[.D177]=[.D178];[.D177]&lt;&gt;&quot;&quot;;[.B177]&lt;&gt;&quot;&quot;);&quot;Retransmisión&quot;;&quot;&quot;)">
            <text:p/>
          </table:table-cell>
          <table:table-cell/>
          <table:table-cell table:style-name="ce13" office:value-type="float" office:value="320993580" calcext:value-type="float">
            <text:p>32099358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13" office:value-type="float" office:value="808" calcext:value-type="float">
            <text:p>808</text:p>
          </table:table-cell>
          <table:table-cell table:formula="of:=IF(AND([.H178]=[.H177];[.H177]&lt;&gt;&quot;&quot;);&quot;Retransmisión&quot;;&quot;&quot;)">
            <text:p/>
          </table:table-cell>
          <table:table-cell table:style-name="ce18" office:value-type="float" office:value="848" calcext:value-type="float">
            <text:p>848</text:p>
          </table:table-cell>
          <table:table-cell table:style-name="ce18" table:formula="of:=IF([.E178]&lt;&gt;&quot;&quot;;[.E178];[.K178])" office:value-type="float" office:value="808" calcext:value-type="float">
            <text:p>808</text:p>
          </table:table-cell>
          <table:table-cell table:style-name="ce18" table:formula="of:=[.M178]-[.N17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908492" calcext:value-type="float">
            <text:p>1806,908492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93580" calcext:value-type="float">
            <text:p>32099358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79]=[.B178];[.D178]=[.D179];[.D178]&lt;&gt;&quot;&quot;;[.B178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79]=[.H178];[.H17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79]&lt;&gt;&quot;&quot;;[.E179];[.K179])" office:value-type="float" office:value="0" calcext:value-type="float">
            <text:p>0</text:p>
          </table:table-cell>
          <table:table-cell table:style-name="ce18" table:formula="of:=[.M179]-[.N17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910017" calcext:value-type="float">
            <text:p>1806,91001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80]=[.B179];[.D179]=[.D180];[.D179]&lt;&gt;&quot;&quot;;[.B179]&lt;&gt;&quot;&quot;);&quot;Retransmisión&quot;;&quot;&quot;)">
            <text:p/>
          </table:table-cell>
          <table:table-cell/>
          <table:table-cell table:style-name="ce13" office:value-type="float" office:value="320994388" calcext:value-type="float">
            <text:p>320994388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13" office:value-type="float" office:value="685" calcext:value-type="float">
            <text:p>685</text:p>
          </table:table-cell>
          <table:table-cell table:formula="of:=IF(AND([.H180]=[.H179];[.H179]&lt;&gt;&quot;&quot;);&quot;Retransmisión&quot;;&quot;&quot;)">
            <text:p/>
          </table:table-cell>
          <table:table-cell table:style-name="ce18" office:value-type="float" office:value="725" calcext:value-type="float">
            <text:p>725</text:p>
          </table:table-cell>
          <table:table-cell table:style-name="ce18" table:formula="of:=IF([.E180]&lt;&gt;&quot;&quot;;[.E180];[.K180])" office:value-type="float" office:value="685" calcext:value-type="float">
            <text:p>685</text:p>
          </table:table-cell>
          <table:table-cell table:style-name="ce18" table:formula="of:=[.M180]-[.N18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6.911621" calcext:value-type="float">
            <text:p>1806,911621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95073" calcext:value-type="float">
            <text:p>32099507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81]=[.B180];[.D180]=[.D181];[.D180]&lt;&gt;&quot;&quot;;[.B180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81]=[.H180];[.H18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81]&lt;&gt;&quot;&quot;;[.E181];[.K181])" office:value-type="float" office:value="0" calcext:value-type="float">
            <text:p>0</text:p>
          </table:table-cell>
          <table:table-cell table:style-name="ce18" table:formula="of:=[.M181]-[.N18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158912" calcext:value-type="float">
            <text:p>1807,158912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95073" calcext:value-type="float">
            <text:p>32099507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82]=[.B181];[.D181]=[.D182];[.D181]&lt;&gt;&quot;&quot;;[.B181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82]=[.H181];[.H18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82]&lt;&gt;&quot;&quot;;[.E182];[.K182])" office:value-type="float" office:value="0" calcext:value-type="float">
            <text:p>0</text:p>
          </table:table-cell>
          <table:table-cell table:style-name="ce18" table:formula="of:=[.M182]-[.N18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59975" calcext:value-type="float">
            <text:p>1807,59975</text:p>
          </table:table-cell>
          <table:table-cell table:style-name="ce13" office:value-type="float" office:value="291740" calcext:value-type="float">
            <text:p>29174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0995073" calcext:value-type="float">
            <text:p>320995073</text:p>
          </table:table-cell>
          <table:table-cell table:style-name="ce14" office:value-type="float" office:value="527" calcext:value-type="float">
            <text:p>527</text:p>
          </table:table-cell>
          <table:table-cell table:formula="of:=IF(AND([.B183]=[.B182];[.D182]=[.D183];[.D182]&lt;&gt;&quot;&quot;;[.B18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83]=[.H182];[.H182]&lt;&gt;&quot;&quot;);&quot;Retransmisión&quot;;&quot;&quot;)">
            <text:p/>
          </table:table-cell>
          <table:table-cell table:style-name="ce18" office:value-type="float" office:value="567" calcext:value-type="float">
            <text:p>567</text:p>
          </table:table-cell>
          <table:table-cell table:style-name="ce18" table:formula="of:=IF([.E183]&lt;&gt;&quot;&quot;;[.E183];[.K183])" office:value-type="float" office:value="527" calcext:value-type="float">
            <text:p>527</text:p>
          </table:table-cell>
          <table:table-cell table:style-name="ce18" table:formula="of:=[.M183]-[.N18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668881" calcext:value-type="float">
            <text:p>1807,66888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84]=[.B183];[.D183]=[.D184];[.D183]&lt;&gt;&quot;&quot;;[.B183]&lt;&gt;&quot;&quot;);&quot;Retransmisión&quot;;&quot;&quot;)">
            <text:p/>
          </table:table-cell>
          <table:table-cell/>
          <table:table-cell table:style-name="ce13" office:value-type="float" office:value="320995073" calcext:value-type="float">
            <text:p>32099507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184]=[.H183];[.H18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84]&lt;&gt;&quot;&quot;;[.E184];[.K184])" office:value-type="float" office:value="0" calcext:value-type="float">
            <text:p>0</text:p>
          </table:table-cell>
          <table:table-cell table:style-name="ce18" table:formula="of:=[.M184]-[.N18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691499" calcext:value-type="float">
            <text:p>1807,69149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85]=[.B184];[.D184]=[.D185];[.D184]&lt;&gt;&quot;&quot;;[.B184]&lt;&gt;&quot;&quot;);&quot;Retransmisión&quot;;&quot;&quot;)">
            <text:p/>
          </table:table-cell>
          <table:table-cell/>
          <table:table-cell table:style-name="ce13" office:value-type="float" office:value="320995073" calcext:value-type="float">
            <text:p>32099507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85]=[.H184];[.H184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85]&lt;&gt;&quot;&quot;;[.E185];[.K185])" office:value-type="float" office:value="1430" calcext:value-type="float">
            <text:p>1430</text:p>
          </table:table-cell>
          <table:table-cell table:style-name="ce18" table:formula="of:=[.M185]-[.N18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69343" calcext:value-type="float">
            <text:p>1807,6934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86]=[.B185];[.D185]=[.D186];[.D185]&lt;&gt;&quot;&quot;;[.B185]&lt;&gt;&quot;&quot;);&quot;Retransmisión&quot;;&quot;&quot;)">
            <text:p/>
          </table:table-cell>
          <table:table-cell/>
          <table:table-cell table:style-name="ce13" office:value-type="float" office:value="320996503" calcext:value-type="float">
            <text:p>32099650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86]=[.H185];[.H185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86]&lt;&gt;&quot;&quot;;[.E186];[.K186])" office:value-type="float" office:value="1430" calcext:value-type="float">
            <text:p>1430</text:p>
          </table:table-cell>
          <table:table-cell table:style-name="ce18" table:formula="of:=[.M186]-[.N18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694664" calcext:value-type="float">
            <text:p>1807,69466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87]=[.B186];[.D186]=[.D187];[.D186]&lt;&gt;&quot;&quot;;[.B186]&lt;&gt;&quot;&quot;);&quot;Retransmisión&quot;;&quot;&quot;)">
            <text:p/>
          </table:table-cell>
          <table:table-cell/>
          <table:table-cell table:style-name="ce13" office:value-type="float" office:value="320997933" calcext:value-type="float">
            <text:p>32099793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13" office:value-type="float" office:value="284" calcext:value-type="float">
            <text:p>284</text:p>
          </table:table-cell>
          <table:table-cell table:formula="of:=IF(AND([.H187]=[.H186];[.H186]&lt;&gt;&quot;&quot;);&quot;Retransmisión&quot;;&quot;&quot;)">
            <text:p/>
          </table:table-cell>
          <table:table-cell table:style-name="ce18" office:value-type="float" office:value="324" calcext:value-type="float">
            <text:p>324</text:p>
          </table:table-cell>
          <table:table-cell table:style-name="ce18" table:formula="of:=IF([.E187]&lt;&gt;&quot;&quot;;[.E187];[.K187])" office:value-type="float" office:value="284" calcext:value-type="float">
            <text:p>284</text:p>
          </table:table-cell>
          <table:table-cell table:style-name="ce18" table:formula="of:=[.M187]-[.N18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697335" calcext:value-type="float">
            <text:p>1807,69733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88]=[.B187];[.D187]=[.D188];[.D187]&lt;&gt;&quot;&quot;;[.B187]&lt;&gt;&quot;&quot;);&quot;Retransmisión&quot;;&quot;&quot;)">
            <text:p/>
          </table:table-cell>
          <table:table-cell/>
          <table:table-cell table:style-name="ce13" office:value-type="float" office:value="320998217" calcext:value-type="float">
            <text:p>32099821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88]=[.H187];[.H187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88]&lt;&gt;&quot;&quot;;[.E188];[.K188])" office:value-type="float" office:value="1430" calcext:value-type="float">
            <text:p>1430</text:p>
          </table:table-cell>
          <table:table-cell table:style-name="ce18" table:formula="of:=[.M188]-[.N18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699106" calcext:value-type="float">
            <text:p>1807,69910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89]=[.B188];[.D188]=[.D189];[.D188]&lt;&gt;&quot;&quot;;[.B188]&lt;&gt;&quot;&quot;);&quot;Retransmisión&quot;;&quot;&quot;)">
            <text:p/>
          </table:table-cell>
          <table:table-cell/>
          <table:table-cell table:style-name="ce13" office:value-type="float" office:value="320999647" calcext:value-type="float">
            <text:p>32099964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189]=[.H188];[.H188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189]&lt;&gt;&quot;&quot;;[.E189];[.K189])" office:value-type="float" office:value="1430" calcext:value-type="float">
            <text:p>1430</text:p>
          </table:table-cell>
          <table:table-cell table:style-name="ce18" table:formula="of:=[.M189]-[.N18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699335" calcext:value-type="float">
            <text:p>1807,699335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97933" calcext:value-type="float">
            <text:p>320997933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90]=[.B189];[.D189]=[.D190];[.D189]&lt;&gt;&quot;&quot;;[.B189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90]=[.H189];[.H18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0]&lt;&gt;&quot;&quot;;[.E190];[.K190])" office:value-type="float" office:value="0" calcext:value-type="float">
            <text:p>0</text:p>
          </table:table-cell>
          <table:table-cell table:style-name="ce18" table:formula="of:=[.M190]-[.N19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699969" calcext:value-type="float">
            <text:p>1807,69996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91]=[.B190];[.D190]=[.D191];[.D190]&lt;&gt;&quot;&quot;;[.B190]&lt;&gt;&quot;&quot;);&quot;Retransmisión&quot;;&quot;&quot;)">
            <text:p/>
          </table:table-cell>
          <table:table-cell/>
          <table:table-cell table:style-name="ce13" office:value-type="float" office:value="321001077" calcext:value-type="float">
            <text:p>32100107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13" office:value-type="float" office:value="284" calcext:value-type="float">
            <text:p>284</text:p>
          </table:table-cell>
          <table:table-cell table:formula="of:=IF(AND([.H191]=[.H190];[.H190]&lt;&gt;&quot;&quot;);&quot;Retransmisión&quot;;&quot;&quot;)">
            <text:p/>
          </table:table-cell>
          <table:table-cell table:style-name="ce18" office:value-type="float" office:value="324" calcext:value-type="float">
            <text:p>324</text:p>
          </table:table-cell>
          <table:table-cell table:style-name="ce18" table:formula="of:=IF([.E191]&lt;&gt;&quot;&quot;;[.E191];[.K191])" office:value-type="float" office:value="284" calcext:value-type="float">
            <text:p>284</text:p>
          </table:table-cell>
          <table:table-cell table:style-name="ce18" table:formula="of:=[.M191]-[.N19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701829" calcext:value-type="float">
            <text:p>1807,701829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0999647" calcext:value-type="float">
            <text:p>320999647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92]=[.B191];[.D191]=[.D192];[.D191]&lt;&gt;&quot;&quot;;[.B191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92]=[.H191];[.H19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2]&lt;&gt;&quot;&quot;;[.E192];[.K192])" office:value-type="float" office:value="0" calcext:value-type="float">
            <text:p>0</text:p>
          </table:table-cell>
          <table:table-cell table:style-name="ce18" table:formula="of:=[.M192]-[.N19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702911" calcext:value-type="float">
            <text:p>1807,702911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01361" calcext:value-type="float">
            <text:p>321001361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93]=[.B192];[.D192]=[.D193];[.D192]&lt;&gt;&quot;&quot;;[.B192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93]=[.H192];[.H19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3]&lt;&gt;&quot;&quot;;[.E193];[.K193])" office:value-type="float" office:value="0" calcext:value-type="float">
            <text:p>0</text:p>
          </table:table-cell>
          <table:table-cell table:style-name="ce18" table:formula="of:=[.M193]-[.N19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719546" calcext:value-type="float">
            <text:p>1807,719546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01361" calcext:value-type="float">
            <text:p>321001361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94]=[.B193];[.D193]=[.D194];[.D193]&lt;&gt;&quot;&quot;;[.B19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94]=[.H193];[.H19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4]&lt;&gt;&quot;&quot;;[.E194];[.K194])" office:value-type="float" office:value="0" calcext:value-type="float">
            <text:p>0</text:p>
          </table:table-cell>
          <table:table-cell table:style-name="ce18" table:formula="of:=[.M194]-[.N19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762979" calcext:value-type="float">
            <text:p>1807,76297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95]=[.B194];[.D194]=[.D195];[.D194]&lt;&gt;&quot;&quot;;[.B194]&lt;&gt;&quot;&quot;);&quot;Retransmisión&quot;;&quot;&quot;)">
            <text:p/>
          </table:table-cell>
          <table:table-cell/>
          <table:table-cell table:style-name="ce13" office:value-type="float" office:value="321001361" calcext:value-type="float">
            <text:p>32100136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13" office:value-type="float" office:value="1353" calcext:value-type="float">
            <text:p>1353</text:p>
          </table:table-cell>
          <table:table-cell table:formula="of:=IF(AND([.H195]=[.H194];[.H194]&lt;&gt;&quot;&quot;);&quot;Retransmisión&quot;;&quot;&quot;)">
            <text:p/>
          </table:table-cell>
          <table:table-cell table:style-name="ce18" office:value-type="float" office:value="1393" calcext:value-type="float">
            <text:p>1393</text:p>
          </table:table-cell>
          <table:table-cell table:style-name="ce18" table:formula="of:=IF([.E195]&lt;&gt;&quot;&quot;;[.E195];[.K195])" office:value-type="float" office:value="1353" calcext:value-type="float">
            <text:p>1353</text:p>
          </table:table-cell>
          <table:table-cell table:style-name="ce18" table:formula="of:=[.M195]-[.N19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79719" calcext:value-type="float">
            <text:p>1807,79719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02714" calcext:value-type="float">
            <text:p>32100271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96]=[.B195];[.D195]=[.D196];[.D195]&lt;&gt;&quot;&quot;;[.B195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96]=[.H195];[.H19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6]&lt;&gt;&quot;&quot;;[.E196];[.K196])" office:value-type="float" office:value="0" calcext:value-type="float">
            <text:p>0</text:p>
          </table:table-cell>
          <table:table-cell table:style-name="ce18" table:formula="of:=[.M196]-[.N19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7.801052" calcext:value-type="float">
            <text:p>1807,801052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02714" calcext:value-type="float">
            <text:p>32100271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197]=[.B196];[.D196]=[.D197];[.D196]&lt;&gt;&quot;&quot;;[.B19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97]=[.H196];[.H19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7]&lt;&gt;&quot;&quot;;[.E197];[.K197])" office:value-type="float" office:value="0" calcext:value-type="float">
            <text:p>0</text:p>
          </table:table-cell>
          <table:table-cell table:style-name="ce18" table:formula="of:=[.M197]-[.N19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8.466391" calcext:value-type="float">
            <text:p>1808,466391</text:p>
          </table:table-cell>
          <table:table-cell table:style-name="ce13" office:value-type="float" office:value="292267" calcext:value-type="float">
            <text:p>292267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1002714" calcext:value-type="float">
            <text:p>321002714</text:p>
          </table:table-cell>
          <table:table-cell table:style-name="ce14" office:value-type="float" office:value="507" calcext:value-type="float">
            <text:p>507</text:p>
          </table:table-cell>
          <table:table-cell table:formula="of:=IF(AND([.B198]=[.B197];[.D197]=[.D198];[.D197]&lt;&gt;&quot;&quot;;[.B19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198]=[.H197];[.H197]&lt;&gt;&quot;&quot;);&quot;Retransmisión&quot;;&quot;&quot;)">
            <text:p/>
          </table:table-cell>
          <table:table-cell table:style-name="ce18" office:value-type="float" office:value="547" calcext:value-type="float">
            <text:p>547</text:p>
          </table:table-cell>
          <table:table-cell table:style-name="ce18" table:formula="of:=IF([.E198]&lt;&gt;&quot;&quot;;[.E198];[.K198])" office:value-type="float" office:value="507" calcext:value-type="float">
            <text:p>507</text:p>
          </table:table-cell>
          <table:table-cell table:style-name="ce18" table:formula="of:=[.M198]-[.N19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8.54225" calcext:value-type="float">
            <text:p>1808,5422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199]=[.B198];[.D198]=[.D199];[.D198]&lt;&gt;&quot;&quot;;[.B198]&lt;&gt;&quot;&quot;);&quot;Retransmisión&quot;;&quot;&quot;)">
            <text:p/>
          </table:table-cell>
          <table:table-cell/>
          <table:table-cell table:style-name="ce13" office:value-type="float" office:value="321002714" calcext:value-type="float">
            <text:p>32100271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2774" calcext:value-type="float">
            <text:p>292774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199]=[.H198];[.H19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9]&lt;&gt;&quot;&quot;;[.E199];[.K199])" office:value-type="float" office:value="0" calcext:value-type="float">
            <text:p>0</text:p>
          </table:table-cell>
          <table:table-cell table:style-name="ce18" table:formula="of:=[.M199]-[.N19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8.582081" calcext:value-type="float">
            <text:p>1808,58208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00]=[.B199];[.D199]=[.D200];[.D199]&lt;&gt;&quot;&quot;;[.B199]&lt;&gt;&quot;&quot;);&quot;Retransmisión&quot;;&quot;&quot;)">
            <text:p/>
          </table:table-cell>
          <table:table-cell/>
          <table:table-cell table:style-name="ce13" office:value-type="float" office:value="321002714" calcext:value-type="float">
            <text:p>32100271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2774" calcext:value-type="float">
            <text:p>292774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00]=[.H199];[.H199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00]&lt;&gt;&quot;&quot;;[.E200];[.K200])" office:value-type="float" office:value="1430" calcext:value-type="float">
            <text:p>1430</text:p>
          </table:table-cell>
          <table:table-cell table:style-name="ce18" table:formula="of:=[.M200]-[.N20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8.585443" calcext:value-type="float">
            <text:p>1808,58544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01]=[.B200];[.D200]=[.D201];[.D200]&lt;&gt;&quot;&quot;;[.B200]&lt;&gt;&quot;&quot;);&quot;Retransmisión&quot;;&quot;&quot;)">
            <text:p/>
          </table:table-cell>
          <table:table-cell/>
          <table:table-cell table:style-name="ce13" office:value-type="float" office:value="321004144" calcext:value-type="float">
            <text:p>32100414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2774" calcext:value-type="float">
            <text:p>292774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01]=[.H200];[.H200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01]&lt;&gt;&quot;&quot;;[.E201];[.K201])" office:value-type="float" office:value="1430" calcext:value-type="float">
            <text:p>1430</text:p>
          </table:table-cell>
          <table:table-cell table:style-name="ce18" table:formula="of:=[.M201]-[.N20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8.587347" calcext:value-type="float">
            <text:p>1808,58734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02]=[.B201];[.D201]=[.D202];[.D201]&lt;&gt;&quot;&quot;;[.B201]&lt;&gt;&quot;&quot;);&quot;Retransmisión&quot;;&quot;&quot;)">
            <text:p/>
          </table:table-cell>
          <table:table-cell/>
          <table:table-cell table:style-name="ce13" office:value-type="float" office:value="321005574" calcext:value-type="float">
            <text:p>32100557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2774" calcext:value-type="float">
            <text:p>292774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02]=[.H201];[.H201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02]&lt;&gt;&quot;&quot;;[.E202];[.K202])" office:value-type="float" office:value="1430" calcext:value-type="float">
            <text:p>1430</text:p>
          </table:table-cell>
          <table:table-cell table:style-name="ce18" table:formula="of:=[.M202]-[.N20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8.58848" calcext:value-type="float">
            <text:p>1808,58848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03]=[.B202];[.D202]=[.D203];[.D202]&lt;&gt;&quot;&quot;;[.B202]&lt;&gt;&quot;&quot;);&quot;Retransmisión&quot;;&quot;&quot;)">
            <text:p/>
          </table:table-cell>
          <table:table-cell/>
          <table:table-cell table:style-name="ce13" office:value-type="float" office:value="321007004" calcext:value-type="float">
            <text:p>32100700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2774" calcext:value-type="float">
            <text:p>292774</text:p>
          </table:table-cell>
          <table:table-cell table:style-name="ce13" office:value-type="float" office:value="950" calcext:value-type="float">
            <text:p>950</text:p>
          </table:table-cell>
          <table:table-cell table:formula="of:=IF(AND([.H203]=[.H202];[.H202]&lt;&gt;&quot;&quot;);&quot;Retransmisión&quot;;&quot;&quot;)">
            <text:p/>
          </table:table-cell>
          <table:table-cell table:style-name="ce18" office:value-type="float" office:value="990" calcext:value-type="float">
            <text:p>990</text:p>
          </table:table-cell>
          <table:table-cell table:style-name="ce18" table:formula="of:=IF([.E203]&lt;&gt;&quot;&quot;;[.E203];[.K203])" office:value-type="float" office:value="950" calcext:value-type="float">
            <text:p>950</text:p>
          </table:table-cell>
          <table:table-cell table:style-name="ce18" table:formula="of:=[.M203]-[.N20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8.5887" calcext:value-type="float">
            <text:p>1808,5887</text:p>
          </table:table-cell>
          <table:table-cell table:style-name="ce13" office:value-type="float" office:value="292774" calcext:value-type="float">
            <text:p>29277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05574" calcext:value-type="float">
            <text:p>32100557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04]=[.B203];[.D203]=[.D204];[.D203]&lt;&gt;&quot;&quot;;[.B203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04]=[.H203];[.H20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04]&lt;&gt;&quot;&quot;;[.E204];[.K204])" office:value-type="float" office:value="0" calcext:value-type="float">
            <text:p>0</text:p>
          </table:table-cell>
          <table:table-cell table:style-name="ce18" table:formula="of:=[.M204]-[.N20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8.590213" calcext:value-type="float">
            <text:p>1808,59021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05]=[.B204];[.D204]=[.D205];[.D204]&lt;&gt;&quot;&quot;;[.B204]&lt;&gt;&quot;&quot;);&quot;Retransmisión&quot;;&quot;&quot;)">
            <text:p/>
          </table:table-cell>
          <table:table-cell/>
          <table:table-cell table:style-name="ce13" office:value-type="float" office:value="321007954" calcext:value-type="float">
            <text:p>32100795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2774" calcext:value-type="float">
            <text:p>292774</text:p>
          </table:table-cell>
          <table:table-cell table:style-name="ce13" office:value-type="float" office:value="680" calcext:value-type="float">
            <text:p>680</text:p>
          </table:table-cell>
          <table:table-cell table:formula="of:=IF(AND([.H205]=[.H204];[.H204]&lt;&gt;&quot;&quot;);&quot;Retransmisión&quot;;&quot;&quot;)">
            <text:p/>
          </table:table-cell>
          <table:table-cell table:style-name="ce18" office:value-type="float" office:value="720" calcext:value-type="float">
            <text:p>720</text:p>
          </table:table-cell>
          <table:table-cell table:style-name="ce18" table:formula="of:=IF([.E205]&lt;&gt;&quot;&quot;;[.E205];[.K205])" office:value-type="float" office:value="680" calcext:value-type="float">
            <text:p>680</text:p>
          </table:table-cell>
          <table:table-cell table:style-name="ce18" table:formula="of:=[.M205]-[.N20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8.590637" calcext:value-type="float">
            <text:p>1808,590637</text:p>
          </table:table-cell>
          <table:table-cell table:style-name="ce13" office:value-type="float" office:value="292774" calcext:value-type="float">
            <text:p>29277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07954" calcext:value-type="float">
            <text:p>32100795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06]=[.B205];[.D205]=[.D206];[.D205]&lt;&gt;&quot;&quot;;[.B205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06]=[.H205];[.H20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06]&lt;&gt;&quot;&quot;;[.E206];[.K206])" office:value-type="float" office:value="0" calcext:value-type="float">
            <text:p>0</text:p>
          </table:table-cell>
          <table:table-cell table:style-name="ce18" table:formula="of:=[.M206]-[.N20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8.792618" calcext:value-type="float">
            <text:p>1808,792618</text:p>
          </table:table-cell>
          <table:table-cell table:style-name="ce13" office:value-type="float" office:value="292774" calcext:value-type="float">
            <text:p>29277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08634" calcext:value-type="float">
            <text:p>32100863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07]=[.B206];[.D206]=[.D207];[.D206]&lt;&gt;&quot;&quot;;[.B20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07]=[.H206];[.H20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07]&lt;&gt;&quot;&quot;;[.E207];[.K207])" office:value-type="float" office:value="0" calcext:value-type="float">
            <text:p>0</text:p>
          </table:table-cell>
          <table:table-cell table:style-name="ce18" table:formula="of:=[.M207]-[.N20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8.950863" calcext:value-type="float">
            <text:p>1808,950863</text:p>
          </table:table-cell>
          <table:table-cell table:style-name="ce13" office:value-type="float" office:value="292774" calcext:value-type="float">
            <text:p>29277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08634" calcext:value-type="float">
            <text:p>32100863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08]=[.B207];[.D207]=[.D208];[.D207]&lt;&gt;&quot;&quot;;[.B20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08]=[.H207];[.H20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08]&lt;&gt;&quot;&quot;;[.E208];[.K208])" office:value-type="float" office:value="0" calcext:value-type="float">
            <text:p>0</text:p>
          </table:table-cell>
          <table:table-cell table:style-name="ce18" table:formula="of:=[.M208]-[.N20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9.507361" calcext:value-type="float">
            <text:p>1809,507361</text:p>
          </table:table-cell>
          <table:table-cell table:style-name="ce13" office:value-type="float" office:value="292774" calcext:value-type="float">
            <text:p>29277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1008634" calcext:value-type="float">
            <text:p>321008634</text:p>
          </table:table-cell>
          <table:table-cell table:style-name="ce14" office:value-type="float" office:value="515" calcext:value-type="float">
            <text:p>515</text:p>
          </table:table-cell>
          <table:table-cell table:formula="of:=IF(AND([.B209]=[.B208];[.D208]=[.D209];[.D208]&lt;&gt;&quot;&quot;;[.B20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09]=[.H208];[.H208]&lt;&gt;&quot;&quot;);&quot;Retransmisión&quot;;&quot;&quot;)">
            <text:p/>
          </table:table-cell>
          <table:table-cell table:style-name="ce18" office:value-type="float" office:value="555" calcext:value-type="float">
            <text:p>555</text:p>
          </table:table-cell>
          <table:table-cell table:style-name="ce18" table:formula="of:=IF([.E209]&lt;&gt;&quot;&quot;;[.E209];[.K209])" office:value-type="float" office:value="515" calcext:value-type="float">
            <text:p>515</text:p>
          </table:table-cell>
          <table:table-cell table:style-name="ce18" table:formula="of:=[.M209]-[.N20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9.581087" calcext:value-type="float">
            <text:p>1809,58108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10]=[.B209];[.D209]=[.D210];[.D209]&lt;&gt;&quot;&quot;;[.B209]&lt;&gt;&quot;&quot;);&quot;Retransmisión&quot;;&quot;&quot;)">
            <text:p/>
          </table:table-cell>
          <table:table-cell/>
          <table:table-cell table:style-name="ce13" office:value-type="float" office:value="321008634" calcext:value-type="float">
            <text:p>32100863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3289" calcext:value-type="float">
            <text:p>293289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210]=[.H209];[.H20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10]&lt;&gt;&quot;&quot;;[.E210];[.K210])" office:value-type="float" office:value="0" calcext:value-type="float">
            <text:p>0</text:p>
          </table:table-cell>
          <table:table-cell table:style-name="ce18" table:formula="of:=[.M210]-[.N21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9.680326" calcext:value-type="float">
            <text:p>1809,68032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11]=[.B210];[.D210]=[.D211];[.D210]&lt;&gt;&quot;&quot;;[.B210]&lt;&gt;&quot;&quot;);&quot;Retransmisión&quot;;&quot;&quot;)">
            <text:p/>
          </table:table-cell>
          <table:table-cell/>
          <table:table-cell table:style-name="ce13" office:value-type="float" office:value="321008634" calcext:value-type="float">
            <text:p>32100863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3289" calcext:value-type="float">
            <text:p>293289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11]=[.H210];[.H210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11]&lt;&gt;&quot;&quot;;[.E211];[.K211])" office:value-type="float" office:value="1430" calcext:value-type="float">
            <text:p>1430</text:p>
          </table:table-cell>
          <table:table-cell table:style-name="ce18" table:formula="of:=[.M211]-[.N21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9.681909" calcext:value-type="float">
            <text:p>1809,68190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12]=[.B211];[.D211]=[.D212];[.D211]&lt;&gt;&quot;&quot;;[.B211]&lt;&gt;&quot;&quot;);&quot;Retransmisión&quot;;&quot;&quot;)">
            <text:p/>
          </table:table-cell>
          <table:table-cell/>
          <table:table-cell table:style-name="ce13" office:value-type="float" office:value="321010064" calcext:value-type="float">
            <text:p>32101006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3289" calcext:value-type="float">
            <text:p>293289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212]=[.H211];[.H211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212]&lt;&gt;&quot;&quot;;[.E212];[.K212])" office:value-type="float" office:value="666" calcext:value-type="float">
            <text:p>666</text:p>
          </table:table-cell>
          <table:table-cell table:style-name="ce18" table:formula="of:=[.M212]-[.N21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9.684172" calcext:value-type="float">
            <text:p>1809,68417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13]=[.B212];[.D212]=[.D213];[.D212]&lt;&gt;&quot;&quot;;[.B212]&lt;&gt;&quot;&quot;);&quot;Retransmisión&quot;;&quot;&quot;)">
            <text:p/>
          </table:table-cell>
          <table:table-cell/>
          <table:table-cell table:style-name="ce13" office:value-type="float" office:value="321010730" calcext:value-type="float">
            <text:p>32101073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3289" calcext:value-type="float">
            <text:p>293289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13]=[.H212];[.H212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13]&lt;&gt;&quot;&quot;;[.E213];[.K213])" office:value-type="float" office:value="1430" calcext:value-type="float">
            <text:p>1430</text:p>
          </table:table-cell>
          <table:table-cell table:style-name="ce18" table:formula="of:=[.M213]-[.N2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9.68572" calcext:value-type="float">
            <text:p>1809,6857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14]=[.B213];[.D213]=[.D214];[.D213]&lt;&gt;&quot;&quot;;[.B213]&lt;&gt;&quot;&quot;);&quot;Retransmisión&quot;;&quot;&quot;)">
            <text:p/>
          </table:table-cell>
          <table:table-cell/>
          <table:table-cell table:style-name="ce13" office:value-type="float" office:value="321012160" calcext:value-type="float">
            <text:p>32101216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3289" calcext:value-type="float">
            <text:p>293289</text:p>
          </table:table-cell>
          <table:table-cell table:style-name="ce13" office:value-type="float" office:value="1190" calcext:value-type="float">
            <text:p>1190</text:p>
          </table:table-cell>
          <table:table-cell table:formula="of:=IF(AND([.H214]=[.H213];[.H213]&lt;&gt;&quot;&quot;);&quot;Retransmisión&quot;;&quot;&quot;)">
            <text:p/>
          </table:table-cell>
          <table:table-cell table:style-name="ce18" office:value-type="float" office:value="1230" calcext:value-type="float">
            <text:p>1230</text:p>
          </table:table-cell>
          <table:table-cell table:style-name="ce18" table:formula="of:=IF([.E214]&lt;&gt;&quot;&quot;;[.E214];[.K214])" office:value-type="float" office:value="1190" calcext:value-type="float">
            <text:p>1190</text:p>
          </table:table-cell>
          <table:table-cell table:style-name="ce18" table:formula="of:=[.M214]-[.N21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9.685955" calcext:value-type="float">
            <text:p>1809,685955</text:p>
          </table:table-cell>
          <table:table-cell table:style-name="ce13" office:value-type="float" office:value="293289" calcext:value-type="float">
            <text:p>29328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10730" calcext:value-type="float">
            <text:p>32101073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15]=[.B214];[.D214]=[.D215];[.D214]&lt;&gt;&quot;&quot;;[.B214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15]=[.H214];[.H21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15]&lt;&gt;&quot;&quot;;[.E215];[.K215])" office:value-type="float" office:value="0" calcext:value-type="float">
            <text:p>0</text:p>
          </table:table-cell>
          <table:table-cell table:style-name="ce18" table:formula="of:=[.M215]-[.N21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9.686587" calcext:value-type="float">
            <text:p>1809,68658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16]=[.B215];[.D215]=[.D216];[.D215]&lt;&gt;&quot;&quot;;[.B215]&lt;&gt;&quot;&quot;);&quot;Retransmisión&quot;;&quot;&quot;)">
            <text:p/>
          </table:table-cell>
          <table:table-cell/>
          <table:table-cell table:style-name="ce13" office:value-type="float" office:value="321013350" calcext:value-type="float">
            <text:p>32101335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3289" calcext:value-type="float">
            <text:p>293289</text:p>
          </table:table-cell>
          <table:table-cell table:style-name="ce13" office:value-type="float" office:value="230" calcext:value-type="float">
            <text:p>230</text:p>
          </table:table-cell>
          <table:table-cell table:formula="of:=IF(AND([.H216]=[.H215];[.H215]&lt;&gt;&quot;&quot;);&quot;Retransmisión&quot;;&quot;&quot;)">
            <text:p/>
          </table:table-cell>
          <table:table-cell table:style-name="ce18" office:value-type="float" office:value="270" calcext:value-type="float">
            <text:p>270</text:p>
          </table:table-cell>
          <table:table-cell table:style-name="ce18" table:formula="of:=IF([.E216]&lt;&gt;&quot;&quot;;[.E216];[.K216])" office:value-type="float" office:value="230" calcext:value-type="float">
            <text:p>230</text:p>
          </table:table-cell>
          <table:table-cell table:style-name="ce18" table:formula="of:=[.M216]-[.N21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9.688114" calcext:value-type="float">
            <text:p>1809,688114</text:p>
          </table:table-cell>
          <table:table-cell table:style-name="ce13" office:value-type="float" office:value="293289" calcext:value-type="float">
            <text:p>29328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13350" calcext:value-type="float">
            <text:p>32101335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17]=[.B216];[.D216]=[.D217];[.D216]&lt;&gt;&quot;&quot;;[.B21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17]=[.H216];[.H21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17]&lt;&gt;&quot;&quot;;[.E217];[.K217])" office:value-type="float" office:value="0" calcext:value-type="float">
            <text:p>0</text:p>
          </table:table-cell>
          <table:table-cell table:style-name="ce18" table:formula="of:=[.M217]-[.N21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9.771756" calcext:value-type="float">
            <text:p>1809,771756</text:p>
          </table:table-cell>
          <table:table-cell table:style-name="ce13" office:value-type="float" office:value="293289" calcext:value-type="float">
            <text:p>29328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13580" calcext:value-type="float">
            <text:p>32101358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18]=[.B217];[.D217]=[.D218];[.D217]&lt;&gt;&quot;&quot;;[.B217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18]=[.H217];[.H21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18]&lt;&gt;&quot;&quot;;[.E218];[.K218])" office:value-type="float" office:value="0" calcext:value-type="float">
            <text:p>0</text:p>
          </table:table-cell>
          <table:table-cell table:style-name="ce18" table:formula="of:=[.M218]-[.N21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09.873821" calcext:value-type="float">
            <text:p>1809,873821</text:p>
          </table:table-cell>
          <table:table-cell table:style-name="ce13" office:value-type="float" office:value="293289" calcext:value-type="float">
            <text:p>29328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13580" calcext:value-type="float">
            <text:p>32101358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19]=[.B218];[.D218]=[.D219];[.D218]&lt;&gt;&quot;&quot;;[.B21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19]=[.H218];[.H21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19]&lt;&gt;&quot;&quot;;[.E219];[.K219])" office:value-type="float" office:value="0" calcext:value-type="float">
            <text:p>0</text:p>
          </table:table-cell>
          <table:table-cell table:style-name="ce18" table:formula="of:=[.M219]-[.N21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0.46608" calcext:value-type="float">
            <text:p>1810,46608</text:p>
          </table:table-cell>
          <table:table-cell table:style-name="ce13" office:value-type="float" office:value="293289" calcext:value-type="float">
            <text:p>293289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1013580" calcext:value-type="float">
            <text:p>321013580</text:p>
          </table:table-cell>
          <table:table-cell table:style-name="ce14" office:value-type="float" office:value="494" calcext:value-type="float">
            <text:p>494</text:p>
          </table:table-cell>
          <table:table-cell table:formula="of:=IF(AND([.B220]=[.B219];[.D219]=[.D220];[.D219]&lt;&gt;&quot;&quot;;[.B21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20]=[.H219];[.H219]&lt;&gt;&quot;&quot;);&quot;Retransmisión&quot;;&quot;&quot;)">
            <text:p/>
          </table:table-cell>
          <table:table-cell table:style-name="ce18" office:value-type="float" office:value="534" calcext:value-type="float">
            <text:p>534</text:p>
          </table:table-cell>
          <table:table-cell table:style-name="ce18" table:formula="of:=IF([.E220]&lt;&gt;&quot;&quot;;[.E220];[.K220])" office:value-type="float" office:value="494" calcext:value-type="float">
            <text:p>494</text:p>
          </table:table-cell>
          <table:table-cell table:style-name="ce18" table:formula="of:=[.M220]-[.N22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0.537774" calcext:value-type="float">
            <text:p>1810,53777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21]=[.B220];[.D220]=[.D221];[.D220]&lt;&gt;&quot;&quot;;[.B220]&lt;&gt;&quot;&quot;);&quot;Retransmisión&quot;;&quot;&quot;)">
            <text:p/>
          </table:table-cell>
          <table:table-cell/>
          <table:table-cell table:style-name="ce13" office:value-type="float" office:value="321013580" calcext:value-type="float">
            <text:p>32101358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3783" calcext:value-type="float">
            <text:p>293783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221]=[.H220];[.H22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21]&lt;&gt;&quot;&quot;;[.E221];[.K221])" office:value-type="float" office:value="0" calcext:value-type="float">
            <text:p>0</text:p>
          </table:table-cell>
          <table:table-cell table:style-name="ce18" table:formula="of:=[.M221]-[.N22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0.597433" calcext:value-type="float">
            <text:p>1810,59743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22]=[.B221];[.D221]=[.D222];[.D221]&lt;&gt;&quot;&quot;;[.B221]&lt;&gt;&quot;&quot;);&quot;Retransmisión&quot;;&quot;&quot;)">
            <text:p/>
          </table:table-cell>
          <table:table-cell/>
          <table:table-cell table:style-name="ce13" office:value-type="float" office:value="321013580" calcext:value-type="float">
            <text:p>32101358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3783" calcext:value-type="float">
            <text:p>293783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22]=[.H221];[.H221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22]&lt;&gt;&quot;&quot;;[.E222];[.K222])" office:value-type="float" office:value="1430" calcext:value-type="float">
            <text:p>1430</text:p>
          </table:table-cell>
          <table:table-cell table:style-name="ce18" table:formula="of:=[.M222]-[.N22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0.598164" calcext:value-type="float">
            <text:p>1810,59816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23]=[.B222];[.D222]=[.D223];[.D222]&lt;&gt;&quot;&quot;;[.B222]&lt;&gt;&quot;&quot;);&quot;Retransmisión&quot;;&quot;&quot;)">
            <text:p/>
          </table:table-cell>
          <table:table-cell/>
          <table:table-cell table:style-name="ce13" office:value-type="float" office:value="321015010" calcext:value-type="float">
            <text:p>32101501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3783" calcext:value-type="float">
            <text:p>293783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223]=[.H222];[.H222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223]&lt;&gt;&quot;&quot;;[.E223];[.K223])" office:value-type="float" office:value="666" calcext:value-type="float">
            <text:p>666</text:p>
          </table:table-cell>
          <table:table-cell table:style-name="ce18" table:formula="of:=[.M223]-[.N22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0.598679" calcext:value-type="float">
            <text:p>1810,59867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24]=[.B223];[.D223]=[.D224];[.D223]&lt;&gt;&quot;&quot;;[.B223]&lt;&gt;&quot;&quot;);&quot;Retransmisión&quot;;&quot;&quot;)">
            <text:p/>
          </table:table-cell>
          <table:table-cell/>
          <table:table-cell table:style-name="ce13" office:value-type="float" office:value="321017106" calcext:value-type="float">
            <text:p>321017106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3783" calcext:value-type="float">
            <text:p>293783</text:p>
          </table:table-cell>
          <table:table-cell table:style-name="ce13" office:value-type="float" office:value="103" calcext:value-type="float">
            <text:p>103</text:p>
          </table:table-cell>
          <table:table-cell table:formula="of:=IF(AND([.H224]=[.H223];[.H223]&lt;&gt;&quot;&quot;);&quot;Retransmisión&quot;;&quot;&quot;)">
            <text:p/>
          </table:table-cell>
          <table:table-cell table:style-name="ce18" office:value-type="float" office:value="143" calcext:value-type="float">
            <text:p>143</text:p>
          </table:table-cell>
          <table:table-cell table:style-name="ce18" table:formula="of:=IF([.E224]&lt;&gt;&quot;&quot;;[.E224];[.K224])" office:value-type="float" office:value="103" calcext:value-type="float">
            <text:p>103</text:p>
          </table:table-cell>
          <table:table-cell table:style-name="ce18" table:formula="of:=[.M224]-[.N22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0.601372" calcext:value-type="float">
            <text:p>1810,60137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25]=[.B224];[.D224]=[.D225];[.D224]&lt;&gt;&quot;&quot;;[.B224]&lt;&gt;&quot;&quot;);&quot;Retransmisión&quot;;&quot;&quot;)">
            <text:p/>
          </table:table-cell>
          <table:table-cell/>
          <table:table-cell table:style-name="ce13" office:value-type="float" office:value="321015676" calcext:value-type="float">
            <text:p>321015676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3783" calcext:value-type="float">
            <text:p>293783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25]=[.H224];[.H224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25]&lt;&gt;&quot;&quot;;[.E225];[.K225])" office:value-type="float" office:value="1430" calcext:value-type="float">
            <text:p>1430</text:p>
          </table:table-cell>
          <table:table-cell table:style-name="ce18" table:formula="of:=[.M225]-[.N22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0.601596" calcext:value-type="float">
            <text:p>1810,601596</text:p>
          </table:table-cell>
          <table:table-cell table:style-name="ce13" office:value-type="float" office:value="293783" calcext:value-type="float">
            <text:p>29378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15676" calcext:value-type="float">
            <text:p>321015676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26]=[.B225];[.D225]=[.D226];[.D225]&lt;&gt;&quot;&quot;;[.B225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26]=[.H225];[.H22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26]&lt;&gt;&quot;&quot;;[.E226];[.K226])" office:value-type="float" office:value="0" calcext:value-type="float">
            <text:p>0</text:p>
          </table:table-cell>
          <table:table-cell table:style-name="ce18" table:formula="of:=[.M226]-[.N22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0.602897" calcext:value-type="float">
            <text:p>1810,602897</text:p>
          </table:table-cell>
          <table:table-cell table:style-name="ce13" office:value-type="float" office:value="293783" calcext:value-type="float">
            <text:p>29378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17209" calcext:value-type="float">
            <text:p>321017209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27]=[.B226];[.D226]=[.D227];[.D226]&lt;&gt;&quot;&quot;;[.B22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27]=[.H226];[.H22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27]&lt;&gt;&quot;&quot;;[.E227];[.K227])" office:value-type="float" office:value="0" calcext:value-type="float">
            <text:p>0</text:p>
          </table:table-cell>
          <table:table-cell table:style-name="ce18" table:formula="of:=[.M227]-[.N22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0.714805" calcext:value-type="float">
            <text:p>1810,714805</text:p>
          </table:table-cell>
          <table:table-cell table:style-name="ce13" office:value-type="float" office:value="293783" calcext:value-type="float">
            <text:p>293783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17209" calcext:value-type="float">
            <text:p>321017209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28]=[.B227];[.D227]=[.D228];[.D227]&lt;&gt;&quot;&quot;;[.B22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28]=[.H227];[.H22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28]&lt;&gt;&quot;&quot;;[.E228];[.K228])" office:value-type="float" office:value="0" calcext:value-type="float">
            <text:p>0</text:p>
          </table:table-cell>
          <table:table-cell table:style-name="ce18" table:formula="of:=[.M228]-[.N22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1.227814" calcext:value-type="float">
            <text:p>1811,227814</text:p>
          </table:table-cell>
          <table:table-cell table:style-name="ce13" office:value-type="float" office:value="293783" calcext:value-type="float">
            <text:p>293783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1017209" calcext:value-type="float">
            <text:p>321017209</text:p>
          </table:table-cell>
          <table:table-cell table:style-name="ce14" office:value-type="float" office:value="538" calcext:value-type="float">
            <text:p>538</text:p>
          </table:table-cell>
          <table:table-cell table:formula="of:=IF(AND([.B229]=[.B228];[.D228]=[.D229];[.D228]&lt;&gt;&quot;&quot;;[.B22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29]=[.H228];[.H228]&lt;&gt;&quot;&quot;);&quot;Retransmisión&quot;;&quot;&quot;)">
            <text:p/>
          </table:table-cell>
          <table:table-cell table:style-name="ce18" office:value-type="float" office:value="578" calcext:value-type="float">
            <text:p>578</text:p>
          </table:table-cell>
          <table:table-cell table:style-name="ce18" table:formula="of:=IF([.E229]&lt;&gt;&quot;&quot;;[.E229];[.K229])" office:value-type="float" office:value="538" calcext:value-type="float">
            <text:p>538</text:p>
          </table:table-cell>
          <table:table-cell table:style-name="ce18" table:formula="of:=[.M229]-[.N22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1.299307" calcext:value-type="float">
            <text:p>1811,29930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30]=[.B229];[.D229]=[.D230];[.D229]&lt;&gt;&quot;&quot;;[.B229]&lt;&gt;&quot;&quot;);&quot;Retransmisión&quot;;&quot;&quot;)">
            <text:p/>
          </table:table-cell>
          <table:table-cell/>
          <table:table-cell table:style-name="ce13" office:value-type="float" office:value="321017209" calcext:value-type="float">
            <text:p>321017209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4321" calcext:value-type="float">
            <text:p>294321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230]=[.H229];[.H22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30]&lt;&gt;&quot;&quot;;[.E230];[.K230])" office:value-type="float" office:value="0" calcext:value-type="float">
            <text:p>0</text:p>
          </table:table-cell>
          <table:table-cell table:style-name="ce18" table:formula="of:=[.M230]-[.N23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1.481975" calcext:value-type="float">
            <text:p>1811,48197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31]=[.B230];[.D230]=[.D231];[.D230]&lt;&gt;&quot;&quot;;[.B230]&lt;&gt;&quot;&quot;);&quot;Retransmisión&quot;;&quot;&quot;)">
            <text:p/>
          </table:table-cell>
          <table:table-cell/>
          <table:table-cell table:style-name="ce13" office:value-type="float" office:value="321017209" calcext:value-type="float">
            <text:p>321017209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4321" calcext:value-type="float">
            <text:p>294321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31]=[.H230];[.H230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31]&lt;&gt;&quot;&quot;;[.E231];[.K231])" office:value-type="float" office:value="1430" calcext:value-type="float">
            <text:p>1430</text:p>
          </table:table-cell>
          <table:table-cell table:style-name="ce18" table:formula="of:=[.M231]-[.N23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1.482717" calcext:value-type="float">
            <text:p>1811,48271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32]=[.B231];[.D231]=[.D232];[.D231]&lt;&gt;&quot;&quot;;[.B231]&lt;&gt;&quot;&quot;);&quot;Retransmisión&quot;;&quot;&quot;)">
            <text:p/>
          </table:table-cell>
          <table:table-cell/>
          <table:table-cell table:style-name="ce13" office:value-type="float" office:value="321018639" calcext:value-type="float">
            <text:p>321018639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4321" calcext:value-type="float">
            <text:p>294321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232]=[.H231];[.H231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232]&lt;&gt;&quot;&quot;;[.E232];[.K232])" office:value-type="float" office:value="666" calcext:value-type="float">
            <text:p>666</text:p>
          </table:table-cell>
          <table:table-cell table:style-name="ce18" table:formula="of:=[.M232]-[.N23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1.484718" calcext:value-type="float">
            <text:p>1811,484718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33]=[.B232];[.D232]=[.D233];[.D232]&lt;&gt;&quot;&quot;;[.B232]&lt;&gt;&quot;&quot;);&quot;Retransmisión&quot;;&quot;&quot;)">
            <text:p/>
          </table:table-cell>
          <table:table-cell/>
          <table:table-cell table:style-name="ce13" office:value-type="float" office:value="321019305" calcext:value-type="float">
            <text:p>321019305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4321" calcext:value-type="float">
            <text:p>294321</text:p>
          </table:table-cell>
          <table:table-cell table:style-name="ce13" office:value-type="float" office:value="1195" calcext:value-type="float">
            <text:p>1195</text:p>
          </table:table-cell>
          <table:table-cell table:formula="of:=IF(AND([.H233]=[.H232];[.H232]&lt;&gt;&quot;&quot;);&quot;Retransmisión&quot;;&quot;&quot;)">
            <text:p/>
          </table:table-cell>
          <table:table-cell table:style-name="ce18" office:value-type="float" office:value="1235" calcext:value-type="float">
            <text:p>1235</text:p>
          </table:table-cell>
          <table:table-cell table:style-name="ce18" table:formula="of:=IF([.E233]&lt;&gt;&quot;&quot;;[.E233];[.K233])" office:value-type="float" office:value="1195" calcext:value-type="float">
            <text:p>1195</text:p>
          </table:table-cell>
          <table:table-cell table:style-name="ce18" table:formula="of:=[.M233]-[.N23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1.484939" calcext:value-type="float">
            <text:p>1811,484939</text:p>
          </table:table-cell>
          <table:table-cell table:style-name="ce13" office:value-type="float" office:value="294321" calcext:value-type="float">
            <text:p>29432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19305" calcext:value-type="float">
            <text:p>321019305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34]=[.B233];[.D233]=[.D234];[.D233]&lt;&gt;&quot;&quot;;[.B233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34]=[.H233];[.H23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34]&lt;&gt;&quot;&quot;;[.E234];[.K234])" office:value-type="float" office:value="0" calcext:value-type="float">
            <text:p>0</text:p>
          </table:table-cell>
          <table:table-cell table:style-name="ce18" table:formula="of:=[.M234]-[.N23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1.551443" calcext:value-type="float">
            <text:p>1811,551443</text:p>
          </table:table-cell>
          <table:table-cell table:style-name="ce13" office:value-type="float" office:value="294321" calcext:value-type="float">
            <text:p>29432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20500" calcext:value-type="float">
            <text:p>32102050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35]=[.B234];[.D234]=[.D235];[.D234]&lt;&gt;&quot;&quot;;[.B234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35]=[.H234];[.H23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35]&lt;&gt;&quot;&quot;;[.E235];[.K235])" office:value-type="float" office:value="0" calcext:value-type="float">
            <text:p>0</text:p>
          </table:table-cell>
          <table:table-cell table:style-name="ce18" table:formula="of:=[.M235]-[.N23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119485" calcext:value-type="float">
            <text:p>1812,119485</text:p>
          </table:table-cell>
          <table:table-cell table:style-name="ce13" office:value-type="float" office:value="294321" calcext:value-type="float">
            <text:p>29432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1020500" calcext:value-type="float">
            <text:p>321020500</text:p>
          </table:table-cell>
          <table:table-cell table:style-name="ce14" office:value-type="float" office:value="527" calcext:value-type="float">
            <text:p>527</text:p>
          </table:table-cell>
          <table:table-cell table:formula="of:=IF(AND([.B236]=[.B235];[.D235]=[.D236];[.D235]&lt;&gt;&quot;&quot;;[.B23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36]=[.H235];[.H235]&lt;&gt;&quot;&quot;);&quot;Retransmisión&quot;;&quot;&quot;)">
            <text:p/>
          </table:table-cell>
          <table:table-cell table:style-name="ce18" office:value-type="float" office:value="567" calcext:value-type="float">
            <text:p>567</text:p>
          </table:table-cell>
          <table:table-cell table:style-name="ce18" table:formula="of:=IF([.E236]&lt;&gt;&quot;&quot;;[.E236];[.K236])" office:value-type="float" office:value="527" calcext:value-type="float">
            <text:p>527</text:p>
          </table:table-cell>
          <table:table-cell table:style-name="ce18" table:formula="of:=[.M236]-[.N23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193353" calcext:value-type="float">
            <text:p>1812,19335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37]=[.B236];[.D236]=[.D237];[.D236]&lt;&gt;&quot;&quot;;[.B236]&lt;&gt;&quot;&quot;);&quot;Retransmisión&quot;;&quot;&quot;)">
            <text:p/>
          </table:table-cell>
          <table:table-cell/>
          <table:table-cell table:style-name="ce13" office:value-type="float" office:value="321020500" calcext:value-type="float">
            <text:p>32102050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237]=[.H236];[.H23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37]&lt;&gt;&quot;&quot;;[.E237];[.K237])" office:value-type="float" office:value="0" calcext:value-type="float">
            <text:p>0</text:p>
          </table:table-cell>
          <table:table-cell table:style-name="ce18" table:formula="of:=[.M237]-[.N23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218537" calcext:value-type="float">
            <text:p>1812,21853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38]=[.B237];[.D237]=[.D238];[.D237]&lt;&gt;&quot;&quot;;[.B237]&lt;&gt;&quot;&quot;);&quot;Retransmisión&quot;;&quot;&quot;)">
            <text:p/>
          </table:table-cell>
          <table:table-cell/>
          <table:table-cell table:style-name="ce13" office:value-type="float" office:value="321020500" calcext:value-type="float">
            <text:p>32102050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13" office:value-type="float" office:value="1048" calcext:value-type="float">
            <text:p>1048</text:p>
          </table:table-cell>
          <table:table-cell table:formula="of:=IF(AND([.H238]=[.H237];[.H237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088" calcext:value-type="float">
            <text:p>1088</text:p>
          </table:table-cell>
          <table:table-cell table:style-name="ce18" table:formula="of:=IF([.E238]&lt;&gt;&quot;&quot;;[.E238];[.K238])" office:value-type="float" office:value="1048" calcext:value-type="float">
            <text:p>1048</text:p>
          </table:table-cell>
          <table:table-cell table:style-name="ce18" table:formula="of:=[.M238]-[.N23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221624" calcext:value-type="float">
            <text:p>1812,22162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39]=[.B238];[.D238]=[.D239];[.D238]&lt;&gt;&quot;&quot;;[.B238]&lt;&gt;&quot;&quot;);&quot;Retransmisión&quot;;&quot;&quot;)">
            <text:p/>
          </table:table-cell>
          <table:table-cell/>
          <table:table-cell table:style-name="ce13" office:value-type="float" office:value="321021548" calcext:value-type="float">
            <text:p>321021548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39]=[.H238];[.H238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39]&lt;&gt;&quot;&quot;;[.E239];[.K239])" office:value-type="float" office:value="1430" calcext:value-type="float">
            <text:p>1430</text:p>
          </table:table-cell>
          <table:table-cell table:style-name="ce18" table:formula="of:=[.M239]-[.N23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223816" calcext:value-type="float">
            <text:p>1812,223816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22978" calcext:value-type="float">
            <text:p>321022978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40]=[.B239];[.D239]=[.D240];[.D239]&lt;&gt;&quot;&quot;;[.B239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40]=[.H239];[.H23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40]&lt;&gt;&quot;&quot;;[.E240];[.K240])" office:value-type="float" office:value="0" calcext:value-type="float">
            <text:p>0</text:p>
          </table:table-cell>
          <table:table-cell table:style-name="ce18" table:formula="of:=[.M240]-[.N24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22616" calcext:value-type="float">
            <text:p>1812,2261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41]=[.B240];[.D240]=[.D241];[.D240]&lt;&gt;&quot;&quot;;[.B240]&lt;&gt;&quot;&quot;);&quot;Retransmisión&quot;;&quot;&quot;)">
            <text:p/>
          </table:table-cell>
          <table:table-cell/>
          <table:table-cell table:style-name="ce13" office:value-type="float" office:value="321022978" calcext:value-type="float">
            <text:p>321022978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13" office:value-type="float" office:value="1190" calcext:value-type="float">
            <text:p>1190</text:p>
          </table:table-cell>
          <table:table-cell table:formula="of:=IF(AND([.H241]=[.H240];[.H240]&lt;&gt;&quot;&quot;);&quot;Retransmisión&quot;;&quot;&quot;)">
            <text:p/>
          </table:table-cell>
          <table:table-cell table:style-name="ce18" office:value-type="float" office:value="1230" calcext:value-type="float">
            <text:p>1230</text:p>
          </table:table-cell>
          <table:table-cell table:style-name="ce18" table:formula="of:=IF([.E241]&lt;&gt;&quot;&quot;;[.E241];[.K241])" office:value-type="float" office:value="1190" calcext:value-type="float">
            <text:p>1190</text:p>
          </table:table-cell>
          <table:table-cell table:style-name="ce18" table:formula="of:=[.M241]-[.N24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228096" calcext:value-type="float">
            <text:p>1812,22809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42]=[.B241];[.D241]=[.D242];[.D241]&lt;&gt;&quot;&quot;;[.B241]&lt;&gt;&quot;&quot;);&quot;Retransmisión&quot;;&quot;&quot;)">
            <text:p/>
          </table:table-cell>
          <table:table-cell/>
          <table:table-cell table:style-name="ce13" office:value-type="float" office:value="321024168" calcext:value-type="float">
            <text:p>321024168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42]=[.H241];[.H241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42]&lt;&gt;&quot;&quot;;[.E242];[.K242])" office:value-type="float" office:value="1430" calcext:value-type="float">
            <text:p>1430</text:p>
          </table:table-cell>
          <table:table-cell table:style-name="ce18" table:formula="of:=[.M242]-[.N24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228415" calcext:value-type="float">
            <text:p>1812,228415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43]=[.B242];[.D242]=[.D243];[.D242]&lt;&gt;&quot;&quot;;[.B242]&lt;&gt;&quot;&quot;);&quot;Retransmisión&quot;;&quot;&quot;)">
            <text:p/>
          </table:table-cell>
          <table:table-cell/>
          <table:table-cell table:style-name="ce13" office:value-type="float" office:value="321025598" calcext:value-type="float">
            <text:p>321025598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13" office:value-type="float" office:value="142" calcext:value-type="float">
            <text:p>142</text:p>
          </table:table-cell>
          <table:table-cell table:formula="of:=IF(AND([.H243]=[.H242];[.H242]&lt;&gt;&quot;&quot;);&quot;Retransmisión&quot;;&quot;&quot;)">
            <text:p/>
          </table:table-cell>
          <table:table-cell table:style-name="ce18" office:value-type="float" office:value="182" calcext:value-type="float">
            <text:p>182</text:p>
          </table:table-cell>
          <table:table-cell table:style-name="ce18" table:formula="of:=IF([.E243]&lt;&gt;&quot;&quot;;[.E243];[.K243])" office:value-type="float" office:value="142" calcext:value-type="float">
            <text:p>142</text:p>
          </table:table-cell>
          <table:table-cell table:style-name="ce18" table:formula="of:=[.M243]-[.N24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230539" calcext:value-type="float">
            <text:p>1812,23053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44]=[.B243];[.D243]=[.D244];[.D243]&lt;&gt;&quot;&quot;;[.B243]&lt;&gt;&quot;&quot;);&quot;Retransmisión&quot;;&quot;&quot;)">
            <text:p/>
          </table:table-cell>
          <table:table-cell/>
          <table:table-cell table:style-name="ce13" office:value-type="float" office:value="321025740" calcext:value-type="float">
            <text:p>32102574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13" office:value-type="float" office:value="1048" calcext:value-type="float">
            <text:p>1048</text:p>
          </table:table-cell>
          <table:table-cell table:formula="of:=IF(AND([.H244]=[.H243];[.H243]&lt;&gt;&quot;&quot;);&quot;Retransmisión&quot;;&quot;&quot;)">
            <text:p/>
          </table:table-cell>
          <table:table-cell table:style-name="ce18" office:value-type="float" office:value="1088" calcext:value-type="float">
            <text:p>1088</text:p>
          </table:table-cell>
          <table:table-cell table:style-name="ce18" table:formula="of:=IF([.E244]&lt;&gt;&quot;&quot;;[.E244];[.K244])" office:value-type="float" office:value="1048" calcext:value-type="float">
            <text:p>1048</text:p>
          </table:table-cell>
          <table:table-cell table:style-name="ce18" table:formula="of:=[.M244]-[.N24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230761" calcext:value-type="float">
            <text:p>1812,230761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25740" calcext:value-type="float">
            <text:p>32102574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45]=[.B244];[.D244]=[.D245];[.D244]&lt;&gt;&quot;&quot;;[.B244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45]=[.H244];[.H24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45]&lt;&gt;&quot;&quot;;[.E245];[.K245])" office:value-type="float" office:value="0" calcext:value-type="float">
            <text:p>0</text:p>
          </table:table-cell>
          <table:table-cell table:style-name="ce18" table:formula="of:=[.M245]-[.N24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232347" calcext:value-type="float">
            <text:p>1812,23234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46]=[.B245];[.D245]=[.D246];[.D245]&lt;&gt;&quot;&quot;;[.B245]&lt;&gt;&quot;&quot;);&quot;Retransmisión&quot;;&quot;&quot;)">
            <text:p/>
          </table:table-cell>
          <table:table-cell/>
          <table:table-cell table:style-name="ce13" office:value-type="float" office:value="321026788" calcext:value-type="float">
            <text:p>321026788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13" office:value-type="float" office:value="892" calcext:value-type="float">
            <text:p>892</text:p>
          </table:table-cell>
          <table:table-cell table:formula="of:=IF(AND([.H246]=[.H245];[.H245]&lt;&gt;&quot;&quot;);&quot;Retransmisión&quot;;&quot;&quot;)">
            <text:p/>
          </table:table-cell>
          <table:table-cell table:style-name="ce18" office:value-type="float" office:value="932" calcext:value-type="float">
            <text:p>932</text:p>
          </table:table-cell>
          <table:table-cell table:style-name="ce18" table:formula="of:=IF([.E246]&lt;&gt;&quot;&quot;;[.E246];[.K246])" office:value-type="float" office:value="892" calcext:value-type="float">
            <text:p>892</text:p>
          </table:table-cell>
          <table:table-cell table:style-name="ce18" table:formula="of:=[.M246]-[.N24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233846" calcext:value-type="float">
            <text:p>1812,233846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27680" calcext:value-type="float">
            <text:p>32102768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47]=[.B246];[.D246]=[.D247];[.D246]&lt;&gt;&quot;&quot;;[.B24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47]=[.H246];[.H24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47]&lt;&gt;&quot;&quot;;[.E247];[.K247])" office:value-type="float" office:value="0" calcext:value-type="float">
            <text:p>0</text:p>
          </table:table-cell>
          <table:table-cell table:style-name="ce18" table:formula="of:=[.M247]-[.N24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328421" calcext:value-type="float">
            <text:p>1812,328421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27680" calcext:value-type="float">
            <text:p>32102768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48]=[.B247];[.D247]=[.D248];[.D247]&lt;&gt;&quot;&quot;;[.B24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48]=[.H247];[.H24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48]&lt;&gt;&quot;&quot;;[.E248];[.K248])" office:value-type="float" office:value="0" calcext:value-type="float">
            <text:p>0</text:p>
          </table:table-cell>
          <table:table-cell table:style-name="ce18" table:formula="of:=[.M248]-[.N24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332648" calcext:value-type="float">
            <text:p>1812,332648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27680" calcext:value-type="float">
            <text:p>32102768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49]=[.B248];[.D248]=[.D249];[.D248]&lt;&gt;&quot;&quot;;[.B24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49]=[.H248];[.H24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49]&lt;&gt;&quot;&quot;;[.E249];[.K249])" office:value-type="float" office:value="0" calcext:value-type="float">
            <text:p>0</text:p>
          </table:table-cell>
          <table:table-cell table:style-name="ce18" table:formula="of:=[.M249]-[.N24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915289" calcext:value-type="float">
            <text:p>1812,915289</text:p>
          </table:table-cell>
          <table:table-cell table:style-name="ce13" office:value-type="float" office:value="294848" calcext:value-type="float">
            <text:p>294848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1027680" calcext:value-type="float">
            <text:p>321027680</text:p>
          </table:table-cell>
          <table:table-cell table:style-name="ce14" office:value-type="float" office:value="507" calcext:value-type="float">
            <text:p>507</text:p>
          </table:table-cell>
          <table:table-cell table:formula="of:=IF(AND([.B250]=[.B249];[.D249]=[.D250];[.D249]&lt;&gt;&quot;&quot;;[.B24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50]=[.H249];[.H249]&lt;&gt;&quot;&quot;);&quot;Retransmisión&quot;;&quot;&quot;)">
            <text:p/>
          </table:table-cell>
          <table:table-cell table:style-name="ce18" office:value-type="float" office:value="547" calcext:value-type="float">
            <text:p>547</text:p>
          </table:table-cell>
          <table:table-cell table:style-name="ce18" table:formula="of:=IF([.E250]&lt;&gt;&quot;&quot;;[.E250];[.K250])" office:value-type="float" office:value="507" calcext:value-type="float">
            <text:p>507</text:p>
          </table:table-cell>
          <table:table-cell table:style-name="ce18" table:formula="of:=[.M250]-[.N25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991819" calcext:value-type="float">
            <text:p>1812,99181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51]=[.B250];[.D250]=[.D251];[.D250]&lt;&gt;&quot;&quot;;[.B250]&lt;&gt;&quot;&quot;);&quot;Retransmisión&quot;;&quot;&quot;)">
            <text:p/>
          </table:table-cell>
          <table:table-cell/>
          <table:table-cell table:style-name="ce13" office:value-type="float" office:value="321027680" calcext:value-type="float">
            <text:p>32102768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251]=[.H250];[.H25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51]&lt;&gt;&quot;&quot;;[.E251];[.K251])" office:value-type="float" office:value="0" calcext:value-type="float">
            <text:p>0</text:p>
          </table:table-cell>
          <table:table-cell table:style-name="ce18" table:formula="of:=[.M251]-[.N25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2.998416" calcext:value-type="float">
            <text:p>1812,998416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52]=[.B251];[.D251]=[.D252];[.D251]&lt;&gt;&quot;&quot;;[.B251]&lt;&gt;&quot;&quot;);&quot;Retransmisión&quot;;&quot;&quot;)">
            <text:p/>
          </table:table-cell>
          <table:table-cell/>
          <table:table-cell table:style-name="ce13" office:value-type="float" office:value="321029110" calcext:value-type="float">
            <text:p>32102911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13" office:value-type="float" office:value="142" calcext:value-type="float">
            <text:p>142</text:p>
          </table:table-cell>
          <table:table-cell table:formula="of:=IF(AND([.H252]=[.H251];[.H251]&lt;&gt;&quot;&quot;);&quot;Retransmisión&quot;;&quot;&quot;)">
            <text:p/>
          </table:table-cell>
          <table:table-cell table:style-name="ce18" office:value-type="float" office:value="182" calcext:value-type="float">
            <text:p>182</text:p>
          </table:table-cell>
          <table:table-cell table:style-name="ce18" table:formula="of:=IF([.E252]&lt;&gt;&quot;&quot;;[.E252];[.K252])" office:value-type="float" office:value="142" calcext:value-type="float">
            <text:p>142</text:p>
          </table:table-cell>
          <table:table-cell table:style-name="ce18" table:formula="of:=[.M252]-[.N25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00009" calcext:value-type="float">
            <text:p>1813,00009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27680" calcext:value-type="float">
            <text:p>32102768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53]=[.B252];[.D252]=[.D253];[.D252]&lt;&gt;&quot;&quot;;[.B252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53]=[.H252];[.H25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53]&lt;&gt;&quot;&quot;;[.E253];[.K253])" office:value-type="float" office:value="0" calcext:value-type="float">
            <text:p>0</text:p>
          </table:table-cell>
          <table:table-cell table:style-name="ce18" table:formula="of:=[.M253]-[.N25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004703" calcext:value-type="float">
            <text:p>1813,00470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54]=[.B253];[.D253]=[.D254];[.D253]&lt;&gt;&quot;&quot;;[.B253]&lt;&gt;&quot;&quot;);&quot;Retransmisión&quot;;&quot;&quot;)">
            <text:p/>
          </table:table-cell>
          <table:table-cell/>
          <table:table-cell table:style-name="ce13" office:value-type="float" office:value="321027680" calcext:value-type="float">
            <text:p>32102768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54]=[.H253];[.H253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54]&lt;&gt;&quot;&quot;;[.E254];[.K254])" office:value-type="float" office:value="1430" calcext:value-type="float">
            <text:p>1430</text:p>
          </table:table-cell>
          <table:table-cell table:style-name="ce18" table:formula="of:=[.M254]-[.N25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007029" calcext:value-type="float">
            <text:p>1813,00702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55]=[.B254];[.D254]=[.D255];[.D254]&lt;&gt;&quot;&quot;;[.B254]&lt;&gt;&quot;&quot;);&quot;Retransmisión&quot;;&quot;&quot;)">
            <text:p/>
          </table:table-cell>
          <table:table-cell/>
          <table:table-cell table:style-name="ce13" office:value-type="float" office:value="321029252" calcext:value-type="float">
            <text:p>321029252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55]=[.H254];[.H254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55]&lt;&gt;&quot;&quot;;[.E255];[.K255])" office:value-type="float" office:value="1430" calcext:value-type="float">
            <text:p>1430</text:p>
          </table:table-cell>
          <table:table-cell table:style-name="ce18" table:formula="of:=[.M255]-[.N25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007255" calcext:value-type="float">
            <text:p>1813,007255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29252" calcext:value-type="float">
            <text:p>321029252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56]=[.B255];[.D255]=[.D256];[.D255]&lt;&gt;&quot;&quot;;[.B255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56]=[.H255];[.H25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56]&lt;&gt;&quot;&quot;;[.E256];[.K256])" office:value-type="float" office:value="0" calcext:value-type="float">
            <text:p>0</text:p>
          </table:table-cell>
          <table:table-cell table:style-name="ce18" table:formula="of:=[.M256]-[.N25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009452" calcext:value-type="float">
            <text:p>1813,00945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57]=[.B256];[.D256]=[.D257];[.D256]&lt;&gt;&quot;&quot;;[.B256]&lt;&gt;&quot;&quot;);&quot;Retransmisión&quot;;&quot;&quot;)">
            <text:p/>
          </table:table-cell>
          <table:table-cell/>
          <table:table-cell table:style-name="ce13" office:value-type="float" office:value="321030682" calcext:value-type="float">
            <text:p>321030682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57]=[.H256];[.H256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57]&lt;&gt;&quot;&quot;;[.E257];[.K257])" office:value-type="float" office:value="1430" calcext:value-type="float">
            <text:p>1430</text:p>
          </table:table-cell>
          <table:table-cell table:style-name="ce18" table:formula="of:=[.M257]-[.N25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011218" calcext:value-type="float">
            <text:p>1813,011218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58]=[.B257];[.D257]=[.D258];[.D257]&lt;&gt;&quot;&quot;;[.B257]&lt;&gt;&quot;&quot;);&quot;Retransmisión&quot;;&quot;&quot;)">
            <text:p/>
          </table:table-cell>
          <table:table-cell/>
          <table:table-cell table:style-name="ce13" office:value-type="float" office:value="321032112" calcext:value-type="float">
            <text:p>321032112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58]=[.H257];[.H257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58]&lt;&gt;&quot;&quot;;[.E258];[.K258])" office:value-type="float" office:value="1430" calcext:value-type="float">
            <text:p>1430</text:p>
          </table:table-cell>
          <table:table-cell table:style-name="ce18" table:formula="of:=[.M258]-[.N25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01263" calcext:value-type="float">
            <text:p>1813,01263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32112" calcext:value-type="float">
            <text:p>321032112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59]=[.B258];[.D258]=[.D259];[.D258]&lt;&gt;&quot;&quot;;[.B258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59]=[.H258];[.H25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59]&lt;&gt;&quot;&quot;;[.E259];[.K259])" office:value-type="float" office:value="0" calcext:value-type="float">
            <text:p>0</text:p>
          </table:table-cell>
          <table:table-cell table:style-name="ce18" table:formula="of:=[.M259]-[.N25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069773" calcext:value-type="float">
            <text:p>1813,06977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60]=[.B259];[.D259]=[.D260];[.D259]&lt;&gt;&quot;&quot;;[.B259]&lt;&gt;&quot;&quot;);&quot;Retransmisión&quot;;&quot;&quot;)">
            <text:p/>
          </table:table-cell>
          <table:table-cell/>
          <table:table-cell table:style-name="ce13" office:value-type="float" office:value="321033542" calcext:value-type="float">
            <text:p>321033542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13" office:value-type="float" office:value="1368" calcext:value-type="float">
            <text:p>1368</text:p>
          </table:table-cell>
          <table:table-cell table:formula="of:=IF(AND([.H260]=[.H259];[.H259]&lt;&gt;&quot;&quot;);&quot;Retransmisión&quot;;&quot;&quot;)">
            <text:p/>
          </table:table-cell>
          <table:table-cell table:style-name="ce18" office:value-type="float" office:value="1408" calcext:value-type="float">
            <text:p>1408</text:p>
          </table:table-cell>
          <table:table-cell table:style-name="ce18" table:formula="of:=IF([.E260]&lt;&gt;&quot;&quot;;[.E260];[.K260])" office:value-type="float" office:value="1368" calcext:value-type="float">
            <text:p>1368</text:p>
          </table:table-cell>
          <table:table-cell table:style-name="ce18" table:formula="of:=[.M260]-[.N26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071276" calcext:value-type="float">
            <text:p>1813,071276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34910" calcext:value-type="float">
            <text:p>32103491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61]=[.B260];[.D260]=[.D261];[.D260]&lt;&gt;&quot;&quot;;[.B260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61]=[.H260];[.H26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61]&lt;&gt;&quot;&quot;;[.E261];[.K261])" office:value-type="float" office:value="0" calcext:value-type="float">
            <text:p>0</text:p>
          </table:table-cell>
          <table:table-cell table:style-name="ce18" table:formula="of:=[.M261]-[.N26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120134" calcext:value-type="float">
            <text:p>1813,120134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34910" calcext:value-type="float">
            <text:p>32103491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62]=[.B261];[.D261]=[.D262];[.D261]&lt;&gt;&quot;&quot;;[.B261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62]=[.H261];[.H26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62]&lt;&gt;&quot;&quot;;[.E262];[.K262])" office:value-type="float" office:value="0" calcext:value-type="float">
            <text:p>0</text:p>
          </table:table-cell>
          <table:table-cell table:style-name="ce18" table:formula="of:=[.M262]-[.N26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124051" calcext:value-type="float">
            <text:p>1813,124051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34910" calcext:value-type="float">
            <text:p>321034910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63]=[.B262];[.D262]=[.D263];[.D262]&lt;&gt;&quot;&quot;;[.B26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63]=[.H262];[.H26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63]&lt;&gt;&quot;&quot;;[.E263];[.K263])" office:value-type="float" office:value="0" calcext:value-type="float">
            <text:p>0</text:p>
          </table:table-cell>
          <table:table-cell table:style-name="ce18" table:formula="of:=[.M263]-[.N26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533518" calcext:value-type="float">
            <text:p>1813,533518</text:p>
          </table:table-cell>
          <table:table-cell table:style-name="ce13" office:value-type="float" office:value="295355" calcext:value-type="float">
            <text:p>295355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1034910" calcext:value-type="float">
            <text:p>321034910</text:p>
          </table:table-cell>
          <table:table-cell table:style-name="ce14" office:value-type="float" office:value="506" calcext:value-type="float">
            <text:p>506</text:p>
          </table:table-cell>
          <table:table-cell table:formula="of:=IF(AND([.B264]=[.B263];[.D263]=[.D264];[.D263]&lt;&gt;&quot;&quot;;[.B26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64]=[.H263];[.H263]&lt;&gt;&quot;&quot;);&quot;Retransmisión&quot;;&quot;&quot;)">
            <text:p/>
          </table:table-cell>
          <table:table-cell table:style-name="ce18" office:value-type="float" office:value="546" calcext:value-type="float">
            <text:p>546</text:p>
          </table:table-cell>
          <table:table-cell table:style-name="ce18" table:formula="of:=IF([.E264]&lt;&gt;&quot;&quot;;[.E264];[.K264])" office:value-type="float" office:value="506" calcext:value-type="float">
            <text:p>506</text:p>
          </table:table-cell>
          <table:table-cell table:style-name="ce18" table:formula="of:=[.M264]-[.N26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602971" calcext:value-type="float">
            <text:p>1813,60297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65]=[.B264];[.D264]=[.D265];[.D264]&lt;&gt;&quot;&quot;;[.B264]&lt;&gt;&quot;&quot;);&quot;Retransmisión&quot;;&quot;&quot;)">
            <text:p/>
          </table:table-cell>
          <table:table-cell/>
          <table:table-cell table:style-name="ce13" office:value-type="float" office:value="321034910" calcext:value-type="float">
            <text:p>321034910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5861" calcext:value-type="float">
            <text:p>295861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265]=[.H264];[.H26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65]&lt;&gt;&quot;&quot;;[.E265];[.K265])" office:value-type="float" office:value="0" calcext:value-type="float">
            <text:p>0</text:p>
          </table:table-cell>
          <table:table-cell table:style-name="ce18" table:formula="of:=[.M265]-[.N26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667199" calcext:value-type="float">
            <text:p>1813,66719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66]=[.B265];[.D265]=[.D266];[.D265]&lt;&gt;&quot;&quot;;[.B265]&lt;&gt;&quot;&quot;);&quot;Retransmisión&quot;;&quot;&quot;)">
            <text:p/>
          </table:table-cell>
          <table:table-cell/>
          <table:table-cell table:style-name="ce13" office:value-type="float" office:value="321034910" calcext:value-type="float">
            <text:p>32103491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5861" calcext:value-type="float">
            <text:p>295861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66]=[.H265];[.H265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66]&lt;&gt;&quot;&quot;;[.E266];[.K266])" office:value-type="float" office:value="1430" calcext:value-type="float">
            <text:p>1430</text:p>
          </table:table-cell>
          <table:table-cell table:style-name="ce18" table:formula="of:=[.M266]-[.N26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668124" calcext:value-type="float">
            <text:p>1813,66812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67]=[.B266];[.D266]=[.D267];[.D266]&lt;&gt;&quot;&quot;;[.B266]&lt;&gt;&quot;&quot;);&quot;Retransmisión&quot;;&quot;&quot;)">
            <text:p/>
          </table:table-cell>
          <table:table-cell/>
          <table:table-cell table:style-name="ce13" office:value-type="float" office:value="321036340" calcext:value-type="float">
            <text:p>321036340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5861" calcext:value-type="float">
            <text:p>295861</text:p>
          </table:table-cell>
          <table:table-cell table:style-name="ce13" office:value-type="float" office:value="142" calcext:value-type="float">
            <text:p>142</text:p>
          </table:table-cell>
          <table:table-cell table:formula="of:=IF(AND([.H267]=[.H266];[.H266]&lt;&gt;&quot;&quot;);&quot;Retransmisión&quot;;&quot;&quot;)">
            <text:p/>
          </table:table-cell>
          <table:table-cell table:style-name="ce18" office:value-type="float" office:value="182" calcext:value-type="float">
            <text:p>182</text:p>
          </table:table-cell>
          <table:table-cell table:style-name="ce18" table:formula="of:=IF([.E267]&lt;&gt;&quot;&quot;;[.E267];[.K267])" office:value-type="float" office:value="142" calcext:value-type="float">
            <text:p>142</text:p>
          </table:table-cell>
          <table:table-cell table:style-name="ce18" table:formula="of:=[.M267]-[.N26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670852" calcext:value-type="float">
            <text:p>1813,67085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68]=[.B267];[.D267]=[.D268];[.D267]&lt;&gt;&quot;&quot;;[.B267]&lt;&gt;&quot;&quot;);&quot;Retransmisión&quot;;&quot;&quot;)">
            <text:p/>
          </table:table-cell>
          <table:table-cell/>
          <table:table-cell table:style-name="ce13" office:value-type="float" office:value="321036482" calcext:value-type="float">
            <text:p>321036482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5861" calcext:value-type="float">
            <text:p>295861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68]=[.H267];[.H267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68]&lt;&gt;&quot;&quot;;[.E268];[.K268])" office:value-type="float" office:value="1430" calcext:value-type="float">
            <text:p>1430</text:p>
          </table:table-cell>
          <table:table-cell table:style-name="ce18" table:formula="of:=[.M268]-[.N26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672307" calcext:value-type="float">
            <text:p>1813,67230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69]=[.B268];[.D268]=[.D269];[.D268]&lt;&gt;&quot;&quot;;[.B268]&lt;&gt;&quot;&quot;);&quot;Retransmisión&quot;;&quot;&quot;)">
            <text:p/>
          </table:table-cell>
          <table:table-cell/>
          <table:table-cell table:style-name="ce13" office:value-type="float" office:value="321037912" calcext:value-type="float">
            <text:p>321037912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5861" calcext:value-type="float">
            <text:p>295861</text:p>
          </table:table-cell>
          <table:table-cell table:style-name="ce13" office:value-type="float" office:value="1190" calcext:value-type="float">
            <text:p>1190</text:p>
          </table:table-cell>
          <table:table-cell table:formula="of:=IF(AND([.H269]=[.H268];[.H268]&lt;&gt;&quot;&quot;);&quot;Retransmisión&quot;;&quot;&quot;)">
            <text:p/>
          </table:table-cell>
          <table:table-cell table:style-name="ce18" office:value-type="float" office:value="1230" calcext:value-type="float">
            <text:p>1230</text:p>
          </table:table-cell>
          <table:table-cell table:style-name="ce18" table:formula="of:=IF([.E269]&lt;&gt;&quot;&quot;;[.E269];[.K269])" office:value-type="float" office:value="1190" calcext:value-type="float">
            <text:p>1190</text:p>
          </table:table-cell>
          <table:table-cell table:style-name="ce18" table:formula="of:=[.M269]-[.N26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67259" calcext:value-type="float">
            <text:p>1813,6725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70]=[.B269];[.D269]=[.D270];[.D269]&lt;&gt;&quot;&quot;;[.B269]&lt;&gt;&quot;&quot;);&quot;Retransmisión&quot;;&quot;&quot;)">
            <text:p/>
          </table:table-cell>
          <table:table-cell/>
          <table:table-cell table:style-name="ce13" office:value-type="float" office:value="321039102" calcext:value-type="float">
            <text:p>321039102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5861" calcext:value-type="float">
            <text:p>295861</text:p>
          </table:table-cell>
          <table:table-cell table:style-name="ce13" office:value-type="float" office:value="96" calcext:value-type="float">
            <text:p>96</text:p>
          </table:table-cell>
          <table:table-cell table:formula="of:=IF(AND([.H270]=[.H269];[.H269]&lt;&gt;&quot;&quot;);&quot;Retransmisión&quot;;&quot;&quot;)">
            <text:p/>
          </table:table-cell>
          <table:table-cell table:style-name="ce18" office:value-type="float" office:value="136" calcext:value-type="float">
            <text:p>136</text:p>
          </table:table-cell>
          <table:table-cell table:style-name="ce18" table:formula="of:=IF([.E270]&lt;&gt;&quot;&quot;;[.E270];[.K270])" office:value-type="float" office:value="96" calcext:value-type="float">
            <text:p>96</text:p>
          </table:table-cell>
          <table:table-cell table:style-name="ce18" table:formula="of:=[.M270]-[.N27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673189" calcext:value-type="float">
            <text:p>1813,673189</text:p>
          </table:table-cell>
          <table:table-cell table:style-name="ce13" office:value-type="float" office:value="295861" calcext:value-type="float">
            <text:p>29586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36482" calcext:value-type="float">
            <text:p>321036482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71]=[.B270];[.D270]=[.D271];[.D270]&lt;&gt;&quot;&quot;;[.B270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71]=[.H270];[.H27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71]&lt;&gt;&quot;&quot;;[.E271];[.K271])" office:value-type="float" office:value="0" calcext:value-type="float">
            <text:p>0</text:p>
          </table:table-cell>
          <table:table-cell table:style-name="ce18" table:formula="of:=[.M271]-[.N27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675441" calcext:value-type="float">
            <text:p>1813,67544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72]=[.B271];[.D271]=[.D272];[.D271]&lt;&gt;&quot;&quot;;[.B271]&lt;&gt;&quot;&quot;);&quot;Retransmisión&quot;;&quot;&quot;)">
            <text:p/>
          </table:table-cell>
          <table:table-cell/>
          <table:table-cell table:style-name="ce13" office:value-type="float" office:value="321039102" calcext:value-type="float">
            <text:p>321039102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5861" calcext:value-type="float">
            <text:p>295861</text:p>
          </table:table-cell>
          <table:table-cell table:style-name="ce13" office:value-type="float" office:value="96" calcext:value-type="float">
            <text:p>96</text:p>
          </table:table-cell>
          <table:table-cell table:formula="of:=IF(AND([.H272]=[.H271];[.H271]&lt;&gt;&quot;&quot;);&quot;Retransmisión&quot;;&quot;&quot;)">
            <text:p/>
          </table:table-cell>
          <table:table-cell table:style-name="ce18" office:value-type="float" office:value="136" calcext:value-type="float">
            <text:p>136</text:p>
          </table:table-cell>
          <table:table-cell table:style-name="ce18" table:formula="of:=IF([.E272]&lt;&gt;&quot;&quot;;[.E272];[.K272])" office:value-type="float" office:value="96" calcext:value-type="float">
            <text:p>96</text:p>
          </table:table-cell>
          <table:table-cell table:style-name="ce18" table:formula="of:=[.M272]-[.N27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676203" calcext:value-type="float">
            <text:p>1813,676203</text:p>
          </table:table-cell>
          <table:table-cell table:style-name="ce13" office:value-type="float" office:value="295861" calcext:value-type="float">
            <text:p>29586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39102" calcext:value-type="float">
            <text:p>321039102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73]=[.B272];[.D272]=[.D273];[.D272]&lt;&gt;&quot;&quot;;[.B272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73]=[.H272];[.H27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73]&lt;&gt;&quot;&quot;;[.E273];[.K273])" office:value-type="float" office:value="0" calcext:value-type="float">
            <text:p>0</text:p>
          </table:table-cell>
          <table:table-cell table:style-name="ce18" table:formula="of:=[.M273]-[.N27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3.71623" calcext:value-type="float">
            <text:p>1813,71623</text:p>
          </table:table-cell>
          <table:table-cell table:style-name="ce13" office:value-type="float" office:value="295861" calcext:value-type="float">
            <text:p>29586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39198" calcext:value-type="float">
            <text:p>321039198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74]=[.B273];[.D273]=[.D274];[.D273]&lt;&gt;&quot;&quot;;[.B273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74]=[.H273];[.H27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74]&lt;&gt;&quot;&quot;;[.E274];[.K274])" office:value-type="float" office:value="0" calcext:value-type="float">
            <text:p>0</text:p>
          </table:table-cell>
          <table:table-cell table:style-name="ce18" table:formula="of:=[.M274]-[.N27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282459" calcext:value-type="float">
            <text:p>1814,282459</text:p>
          </table:table-cell>
          <table:table-cell table:style-name="ce13" office:value-type="float" office:value="295861" calcext:value-type="float">
            <text:p>29586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1039198" calcext:value-type="float">
            <text:p>321039198</text:p>
          </table:table-cell>
          <table:table-cell table:style-name="ce14" office:value-type="float" office:value="513" calcext:value-type="float">
            <text:p>513</text:p>
          </table:table-cell>
          <table:table-cell table:formula="of:=IF(AND([.B275]=[.B274];[.D274]=[.D275];[.D274]&lt;&gt;&quot;&quot;;[.B27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75]=[.H274];[.H274]&lt;&gt;&quot;&quot;);&quot;Retransmisión&quot;;&quot;&quot;)">
            <text:p/>
          </table:table-cell>
          <table:table-cell table:style-name="ce18" office:value-type="float" office:value="553" calcext:value-type="float">
            <text:p>553</text:p>
          </table:table-cell>
          <table:table-cell table:style-name="ce18" table:formula="of:=IF([.E275]&lt;&gt;&quot;&quot;;[.E275];[.K275])" office:value-type="float" office:value="513" calcext:value-type="float">
            <text:p>513</text:p>
          </table:table-cell>
          <table:table-cell table:style-name="ce18" table:formula="of:=[.M275]-[.N27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352987" calcext:value-type="float">
            <text:p>1814,352987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76]=[.B275];[.D275]=[.D276];[.D275]&lt;&gt;&quot;&quot;;[.B275]&lt;&gt;&quot;&quot;);&quot;Retransmisión&quot;;&quot;&quot;)">
            <text:p/>
          </table:table-cell>
          <table:table-cell/>
          <table:table-cell table:style-name="ce13" office:value-type="float" office:value="321039198" calcext:value-type="float">
            <text:p>321039198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6374" calcext:value-type="float">
            <text:p>296374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276]=[.H275];[.H27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76]&lt;&gt;&quot;&quot;;[.E276];[.K276])" office:value-type="float" office:value="0" calcext:value-type="float">
            <text:p>0</text:p>
          </table:table-cell>
          <table:table-cell table:style-name="ce18" table:formula="of:=[.M276]-[.N27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382812" calcext:value-type="float">
            <text:p>1814,382812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77]=[.B276];[.D276]=[.D277];[.D276]&lt;&gt;&quot;&quot;;[.B276]&lt;&gt;&quot;&quot;);&quot;Retransmisión&quot;;&quot;&quot;)">
            <text:p/>
          </table:table-cell>
          <table:table-cell/>
          <table:table-cell table:style-name="ce13" office:value-type="float" office:value="321039198" calcext:value-type="float">
            <text:p>321039198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6374" calcext:value-type="float">
            <text:p>296374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77]=[.H276];[.H276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77]&lt;&gt;&quot;&quot;;[.E277];[.K277])" office:value-type="float" office:value="1430" calcext:value-type="float">
            <text:p>1430</text:p>
          </table:table-cell>
          <table:table-cell table:style-name="ce18" table:formula="of:=[.M277]-[.N27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383841" calcext:value-type="float">
            <text:p>1814,383841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78]=[.B277];[.D277]=[.D278];[.D277]&lt;&gt;&quot;&quot;;[.B277]&lt;&gt;&quot;&quot;);&quot;Retransmisión&quot;;&quot;&quot;)">
            <text:p/>
          </table:table-cell>
          <table:table-cell/>
          <table:table-cell table:style-name="ce13" office:value-type="float" office:value="321040628" calcext:value-type="float">
            <text:p>321040628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6374" calcext:value-type="float">
            <text:p>296374</text:p>
          </table:table-cell>
          <table:table-cell table:style-name="ce13" office:value-type="float" office:value="666" calcext:value-type="float">
            <text:p>666</text:p>
          </table:table-cell>
          <table:table-cell table:formula="of:=IF(AND([.H278]=[.H277];[.H277]&lt;&gt;&quot;&quot;);&quot;Retransmisión&quot;;&quot;&quot;)">
            <text:p/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IF([.E278]&lt;&gt;&quot;&quot;;[.E278];[.K278])" office:value-type="float" office:value="666" calcext:value-type="float">
            <text:p>666</text:p>
          </table:table-cell>
          <table:table-cell table:style-name="ce18" table:formula="of:=[.M278]-[.N27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386253" calcext:value-type="float">
            <text:p>1814,386253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79]=[.B278];[.D278]=[.D279];[.D278]&lt;&gt;&quot;&quot;;[.B278]&lt;&gt;&quot;&quot;);&quot;Retransmisión&quot;;&quot;&quot;)">
            <text:p/>
          </table:table-cell>
          <table:table-cell/>
          <table:table-cell table:style-name="ce13" office:value-type="float" office:value="321041294" calcext:value-type="float">
            <text:p>32104129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6374" calcext:value-type="float">
            <text:p>296374</text:p>
          </table:table-cell>
          <table:table-cell table:style-name="ce13" office:value-type="float" office:value="1430" calcext:value-type="float">
            <text:p>1430</text:p>
          </table:table-cell>
          <table:table-cell table:formula="of:=IF(AND([.H279]=[.H278];[.H278]&lt;&gt;&quot;&quot;);&quot;Retransmisión&quot;;&quot;&quot;)">
            <text:p/>
          </table:table-cell>
          <table:table-cell table:style-name="ce18" office:value-type="float" office:value="1470" calcext:value-type="float">
            <text:p>1470</text:p>
          </table:table-cell>
          <table:table-cell table:style-name="ce18" table:formula="of:=IF([.E279]&lt;&gt;&quot;&quot;;[.E279];[.K279])" office:value-type="float" office:value="1430" calcext:value-type="float">
            <text:p>1430</text:p>
          </table:table-cell>
          <table:table-cell table:style-name="ce18" table:formula="of:=[.M279]-[.N279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38724" calcext:value-type="float">
            <text:p>1814,3872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80]=[.B279];[.D279]=[.D280];[.D279]&lt;&gt;&quot;&quot;;[.B279]&lt;&gt;&quot;&quot;);&quot;Retransmisión&quot;;&quot;&quot;)">
            <text:p/>
          </table:table-cell>
          <table:table-cell/>
          <table:table-cell table:style-name="ce13" office:value-type="float" office:value="321042724" calcext:value-type="float">
            <text:p>32104272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6374" calcext:value-type="float">
            <text:p>296374</text:p>
          </table:table-cell>
          <table:table-cell table:style-name="ce13" office:value-type="float" office:value="847" calcext:value-type="float">
            <text:p>847</text:p>
          </table:table-cell>
          <table:table-cell table:formula="of:=IF(AND([.H280]=[.H279];[.H279]&lt;&gt;&quot;&quot;);&quot;Retransmisión&quot;;&quot;&quot;)">
            <text:p/>
          </table:table-cell>
          <table:table-cell table:style-name="ce18" office:value-type="float" office:value="887" calcext:value-type="float">
            <text:p>887</text:p>
          </table:table-cell>
          <table:table-cell table:style-name="ce18" table:formula="of:=IF([.E280]&lt;&gt;&quot;&quot;;[.E280];[.K280])" office:value-type="float" office:value="847" calcext:value-type="float">
            <text:p>847</text:p>
          </table:table-cell>
          <table:table-cell table:style-name="ce18" table:formula="of:=[.M280]-[.N280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387473" calcext:value-type="float">
            <text:p>1814,387473</text:p>
          </table:table-cell>
          <table:table-cell table:style-name="ce13" office:value-type="float" office:value="296374" calcext:value-type="float">
            <text:p>29637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41294" calcext:value-type="float">
            <text:p>321041294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81]=[.B280];[.D280]=[.D281];[.D280]&lt;&gt;&quot;&quot;;[.B280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81]=[.H280];[.H28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81]&lt;&gt;&quot;&quot;;[.E281];[.K281])" office:value-type="float" office:value="0" calcext:value-type="float">
            <text:p>0</text:p>
          </table:table-cell>
          <table:table-cell table:style-name="ce18" table:formula="of:=[.M281]-[.N281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388449" calcext:value-type="float">
            <text:p>1814,388449</text:p>
          </table:table-cell>
          <table:table-cell table:style-name="ce13" office:value-type="float" office:value="296374" calcext:value-type="float">
            <text:p>29637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43571" calcext:value-type="float">
            <text:p>321043571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82]=[.B281];[.D281]=[.D282];[.D281]&lt;&gt;&quot;&quot;;[.B281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82]=[.H281];[.H28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82]&lt;&gt;&quot;&quot;;[.E282];[.K282])" office:value-type="float" office:value="0" calcext:value-type="float">
            <text:p>0</text:p>
          </table:table-cell>
          <table:table-cell table:style-name="ce18" table:formula="of:=[.M282]-[.N282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452172" calcext:value-type="float">
            <text:p>1814,452172</text:p>
          </table:table-cell>
          <table:table-cell table:style-name="ce13" office:value-type="float" office:value="296374" calcext:value-type="float">
            <text:p>29637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43571" calcext:value-type="float">
            <text:p>321043571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83]=[.B282];[.D282]=[.D283];[.D282]&lt;&gt;&quot;&quot;;[.B28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83]=[.H282];[.H28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83]&lt;&gt;&quot;&quot;;[.E283];[.K283])" office:value-type="float" office:value="0" calcext:value-type="float">
            <text:p>0</text:p>
          </table:table-cell>
          <table:table-cell table:style-name="ce18" table:formula="of:=[.M283]-[.N28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623723" calcext:value-type="float">
            <text:p>1814,623723</text:p>
          </table:table-cell>
          <table:table-cell table:style-name="ce13" office:value-type="float" office:value="296374" calcext:value-type="float">
            <text:p>296374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321043571" calcext:value-type="float">
            <text:p>321043571</text:p>
          </table:table-cell>
          <table:table-cell table:style-name="ce14" office:value-type="float" office:value="500" calcext:value-type="float">
            <text:p>500</text:p>
          </table:table-cell>
          <table:table-cell table:formula="of:=IF(AND([.B284]=[.B283];[.D283]=[.D284];[.D283]&lt;&gt;&quot;&quot;;[.B28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84]=[.H283];[.H283]&lt;&gt;&quot;&quot;);&quot;Retransmisión&quot;;&quot;&quot;)">
            <text:p/>
          </table:table-cell>
          <table:table-cell table:style-name="ce18" office:value-type="float" office:value="540" calcext:value-type="float">
            <text:p>540</text:p>
          </table:table-cell>
          <table:table-cell table:style-name="ce18" table:formula="of:=IF([.E284]&lt;&gt;&quot;&quot;;[.E284];[.K284])" office:value-type="float" office:value="500" calcext:value-type="float">
            <text:p>500</text:p>
          </table:table-cell>
          <table:table-cell table:style-name="ce18" table:formula="of:=[.M284]-[.N28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70314" calcext:value-type="float">
            <text:p>1814,70314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85]=[.B284];[.D284]=[.D285];[.D284]&lt;&gt;&quot;&quot;;[.B284]&lt;&gt;&quot;&quot;);&quot;Retransmisión&quot;;&quot;&quot;)">
            <text:p/>
          </table:table-cell>
          <table:table-cell/>
          <table:table-cell table:style-name="ce13" office:value-type="float" office:value="321043571" calcext:value-type="float">
            <text:p>321043571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296874" calcext:value-type="float">
            <text:p>296874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285]=[.H284];[.H28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85]&lt;&gt;&quot;&quot;;[.E285];[.K285])" office:value-type="float" office:value="0" calcext:value-type="float">
            <text:p>0</text:p>
          </table:table-cell>
          <table:table-cell table:style-name="ce18" table:formula="of:=[.M285]-[.N28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72869" calcext:value-type="float">
            <text:p>1814,72869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86]=[.B285];[.D285]=[.D286];[.D285]&lt;&gt;&quot;&quot;;[.B285]&lt;&gt;&quot;&quot;);&quot;Retransmisión&quot;;&quot;&quot;)">
            <text:p/>
          </table:table-cell>
          <table:table-cell/>
          <table:table-cell table:style-name="ce13" office:value-type="float" office:value="321043571" calcext:value-type="float">
            <text:p>321043571</text:p>
          </table:table-cell>
          <table:table-cell table:style-name="ce35" office:value-type="string" calcext:value-type="string">
            <text:p>PSH, ACK</text:p>
          </table:table-cell>
          <table:table-cell table:style-name="ce13" office:value-type="float" office:value="296874" calcext:value-type="float">
            <text:p>296874</text:p>
          </table:table-cell>
          <table:table-cell table:style-name="ce13" office:value-type="float" office:value="127" calcext:value-type="float">
            <text:p>127</text:p>
          </table:table-cell>
          <table:table-cell table:formula="of:=IF(AND([.H286]=[.H285];[.H285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table:formula="of:=IF([.E286]&lt;&gt;&quot;&quot;;[.E286];[.K286])" office:value-type="float" office:value="127" calcext:value-type="float">
            <text:p>127</text:p>
          </table:table-cell>
          <table:table-cell table:style-name="ce18" table:formula="of:=[.M286]-[.N286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1814.853795" calcext:value-type="float">
            <text:p>1814,853795</text:p>
          </table:table-cell>
          <table:table-cell table:style-name="ce13" office:value-type="float" office:value="296874" calcext:value-type="float">
            <text:p>296874</text:p>
          </table:table-cell>
          <table:table-cell table:style-name="ce35" office:value-type="string" calcext:value-type="string">
            <text:p>ACK</text:p>
          </table:table-cell>
          <table:table-cell table:style-name="ce13" office:value-type="float" office:value="321043698" calcext:value-type="float">
            <text:p>321043698</text:p>
          </table:table-cell>
          <table:table-cell table:style-name="ce14" office:value-type="float" office:value="0" calcext:value-type="float">
            <text:p>0</text:p>
          </table:table-cell>
          <table:table-cell table:formula="of:=IF(AND([.B287]=[.B286];[.D286]=[.D287];[.D286]&lt;&gt;&quot;&quot;;[.B286]&lt;&gt;&quot;&quot;);&quot;Retransmisión&quot;;&quot;&quot;)">
            <text:p/>
          </table:table-cell>
          <table:table-cell/>
          <table:table-cell table:style-name="ce13"/>
          <table:table-cell table:style-name="ce35"/>
          <table:table-cell table:style-name="ce13" table:number-columns-repeated="2"/>
          <table:table-cell table:formula="of:=IF(AND([.H287]=[.H286];[.H28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87]&lt;&gt;&quot;&quot;;[.E287];[.K287])" office:value-type="float" office:value="0" calcext:value-type="float">
            <text:p>0</text:p>
          </table:table-cell>
          <table:table-cell table:style-name="ce18" table:formula="of:=[.M287]-[.N287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8" office:value-type="float" office:value="2068.817558" calcext:value-type="float">
            <text:p>2068,817558</text:p>
          </table:table-cell>
          <table:table-cell table:style-name="ce13"/>
          <table:table-cell table:style-name="ce35"/>
          <table:table-cell table:style-name="ce13"/>
          <table:table-cell table:style-name="ce14"/>
          <table:table-cell table:formula="of:=IF(AND([.B288]=[.B287];[.D287]=[.D288];[.D287]&lt;&gt;&quot;&quot;;[.B287]&lt;&gt;&quot;&quot;);&quot;Retransmisión&quot;;&quot;&quot;)">
            <text:p/>
          </table:table-cell>
          <table:table-cell/>
          <table:table-cell table:style-name="ce13" office:value-type="float" office:value="321043698" calcext:value-type="float">
            <text:p>321043698</text:p>
          </table:table-cell>
          <table:table-cell table:style-name="ce35" office:value-type="string" calcext:value-type="string">
            <text:p>FIN, ACK</text:p>
          </table:table-cell>
          <table:table-cell table:style-name="ce13" office:value-type="float" office:value="296874" calcext:value-type="float">
            <text:p>296874</text:p>
          </table:table-cell>
          <table:table-cell table:style-name="ce13" office:value-type="float" office:value="0" calcext:value-type="float">
            <text:p>0</text:p>
          </table:table-cell>
          <table:table-cell table:formula="of:=IF(AND([.H288]=[.H287];[.H28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88]&lt;&gt;&quot;&quot;;[.E288];[.K288])" office:value-type="float" office:value="0" calcext:value-type="float">
            <text:p>0</text:p>
          </table:table-cell>
          <table:table-cell table:style-name="ce18" table:formula="of:=[.M288]-[.N28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Totales</text:p>
          </table:table-cell>
          <table:table-cell table:style-name="ce18" table:formula="of:=SUM([.M9:.M288])" office:value-type="float" office:value="147743" calcext:value-type="float">
            <text:p>147743</text:p>
          </table:table-cell>
          <table:table-cell table:style-name="ce18" table:formula="of:=SUM([.N9:.N288])" office:value-type="float" office:value="136543" calcext:value-type="float">
            <text:p>136543</text:p>
          </table:table-cell>
          <table:table-cell table:style-name="ce18" table:formula="of:=SUM([.O9:.O288])" office:value-type="float" office:value="11200" calcext:value-type="float">
            <text:p>11200</text:p>
          </table:table-cell>
          <table:table-cell table:number-columns-repeated="2"/>
        </table:table-row>
        <table:table-row table:style-name="ro2" table:number-rows-repeated="1048286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'Ejercicio 6'.B9:'Ejercicio 6'.E288 'Ejercicio 6'.H9:'Ejercicio 6'.K288">
            <calcext:condition calcext:apply-style-name="Anulada" calcext:value="=&quot;&quot;" calcext:base-cell-address="'Ejercicio 6'.B9"/>
          </calcext:conditional-format>
        </calcext:conditional-formats>
      </table:table>
      <table:table table:name="Ejercicio 7" table:style-name="ta1">
        <table:table-column table:style-name="co14" table:default-cell-style-name="Default"/>
        <table:table-column table:style-name="co2" table:default-cell-style-name="Default"/>
        <table:table-column table:style-name="co21" table:default-cell-style-name="ce29"/>
        <table:table-column table:style-name="co15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6" table:visibility="collapse" table:number-columns-repeated="6" table:default-cell-style-name="Default"/>
        <table:table-row table:style-name="ro1">
          <table:table-cell table:style-name="ce15" office:value-type="string" calcext:value-type="string" table:number-columns-spanned="15" table:number-rows-spanned="1">
            <text:p>Anexo 3 – Ejercicio Nro 7</text:p>
          </table:table-cell>
          <table:covered-table-cell table:style-name="ce21"/>
          <table:covered-table-cell table:style-name="Default"/>
          <table:covered-table-cell table:number-columns-repeated="4"/>
          <table:covered-table-cell table:style-name="ce21"/>
          <table:covered-table-cell table:number-columns-repeated="7"/>
          <table:table-cell table:number-columns-repeated="6"/>
        </table:table-row>
        <table:table-row table:style-name="ro2">
          <table:table-cell table:number-columns-repeated="21"/>
        </table:table-row>
        <table:table-row table:style-name="ro2">
          <table:table-cell table:style-name="ce16" office:value-type="string" calcext:value-type="string">
            <text:p>Rendimiento</text:p>
          </table:table-cell>
          <table:table-cell table:style-name="ce23" table:formula="of:=[.N649]/[.M649]" office:value-type="percentage" office:value="0.954196397260372" calcext:value-type="percentage">
            <text:p>95,42 %</text:p>
          </table:table-cell>
          <table:table-cell office:value-type="string" calcext:value-type="string">
            <text:p>payload/total</text:p>
          </table:table-cell>
          <table:table-cell table:style-name="ce16" office:value-type="string" calcext:value-type="string">
            <text:p>Pérdida</text:p>
          </table:table-cell>
          <table:table-cell table:style-name="ce23" table:formula="of:=[.O649]/[.M649]" office:value-type="percentage" office:value="0.045803602739628" calcext:value-type="percentage">
            <text:p>4,58 %</text:p>
          </table:table-cell>
          <table:table-cell office:value-type="string" calcext:value-type="string">
            <text:p>header_tcp/total</text:p>
          </table:table-cell>
          <table:table-cell table:number-columns-repeated="15"/>
        </table:table-row>
        <table:table-row table:style-name="ro2">
          <table:table-cell table:style-name="ce16" office:value-type="string" calcext:value-type="string">
            <text:p>Duración</text:p>
          </table:table-cell>
          <table:table-cell table:style-name="ce33" table:formula="of:=[.A648]-[.A9]" office:value-type="float" office:value="7.23195600000008" calcext:value-type="float">
            <text:p>7,23195600000008</text:p>
          </table:table-cell>
          <table:table-cell office:value-type="string" calcext:value-type="string">
            <text:p>Segundos</text:p>
          </table:table-cell>
          <table:table-cell table:style-name="ce16" office:value-type="string" calcext:value-type="string">
            <text:p>Throughput</text:p>
          </table:table-cell>
          <table:table-cell table:style-name="ce18" table:formula="of:=[.M649]/[.B4]" office:value-type="float" office:value="77283.1029392316" calcext:value-type="float">
            <text:p>77283,1029392316</text:p>
          </table:table-cell>
          <table:table-cell table:style-name="ce18" office:value-type="string" calcext:value-type="string">
            <text:p>bps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 table:style-name="ce1" office:value-type="string" calcext:value-type="string" table:number-columns-spanned="1" table:number-rows-spanned="2">
            <text:p>Tiempo</text:p>
          </table:table-cell>
          <table:table-cell table:style-name="ce6" office:value-type="string" calcext:value-type="string" table:number-columns-spanned="4" table:number-rows-spanned="1">
            <text:p>192.168.1.9:1076</text:p>
          </table:table-cell>
          <table:covered-table-cell table:style-name="ce7"/>
          <table:covered-table-cell table:number-columns-repeated="2" table:style-name="ce18"/>
          <table:table-cell table:number-columns-repeated="2"/>
          <table:table-cell table:style-name="ce6" office:value-type="string" calcext:value-type="string" table:number-columns-spanned="4" table:number-rows-spanned="1">
            <text:p>12.156.2.199:80</text:p>
          </table:table-cell>
          <table:covered-table-cell table:number-columns-repeated="3" table:style-name="ce18"/>
          <table:table-cell/>
          <table:table-cell table:style-name="ce7" office:value-type="string" calcext:value-type="string" table:number-columns-spanned="3" table:number-rows-spanned="1">
            <text:p>Bytes</text:p>
          </table:table-cell>
          <table:covered-table-cell table:number-columns-repeated="2" table:style-name="ce18"/>
          <table:table-cell table:number-columns-repeated="6"/>
        </table:table-row>
        <table:table-row table:style-name="ro2">
          <table:covered-table-cell table:style-name="ce18"/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 table:number-columns-repeated="2"/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/>
          <table:table-cell table:style-name="ce7" office:value-type="string" calcext:value-type="string">
            <text:p>Tx</text:p>
          </table:table-cell>
          <table:table-cell table:style-name="ce7" office:value-type="string" calcext:value-type="string">
            <text:p>Datos</text:p>
          </table:table-cell>
          <table:table-cell table:style-name="ce7" office:value-type="string" calcext:value-type="string">
            <text:p>Overhead</text:p>
          </table:table-cell>
          <table:table-cell table:number-columns-repeated="6"/>
        </table:table-row>
        <table:table-row table:style-name="ro2">
          <table:table-cell table:style-name="ce18" office:value-type="float" office:value="2125.980127" calcext:value-type="float">
            <text:p>2125,980127</text:p>
          </table:table-cell>
          <table:table-cell table:style-name="ce37" table:formula="of:=IF([.H9]=&quot;&quot;;[.R9];&quot;&quot;)" office:value-type="float" office:value="0" calcext:value-type="float">
            <text:p>0</text:p>
          </table:table-cell>
          <table:table-cell table:style-name="ce39" office:value-type="string" calcext:value-type="string">
            <text:p>SYN</text:p>
          </table:table-cell>
          <table:table-cell table:style-name="ce37" table:formula="of:=IF([.J9]=&quot;&quot;;[.T9];&quot;&quot;)" office:value-type="float" office:value="0" calcext:value-type="float">
            <text:p>0</text:p>
          </table:table-cell>
          <table:table-cell table:style-name="ce37" table:formula="of:=IF([.K9]=&quot;&quot;;[.U9];&quot;&quot;)" office:value-type="float" office:value="4" calcext:value-type="float">
            <text:p>4</text:p>
          </table:table-cell>
          <table:table-cell table:number-columns-repeated="2"/>
          <table:table-cell table:style-name="ce37" table:formula="of:=IF([.R9]&gt;[.$R$648];[.R9];&quot;&quot;)">
            <text:p/>
          </table:table-cell>
          <table:table-cell table:style-name="ce37" table:formula="of:=IF([.R9]&gt;[.$R$648];[.S9];&quot;&quot;)">
            <text:p/>
          </table:table-cell>
          <table:table-cell table:style-name="ce37" table:formula="of:=IF([.R9]&gt;[.$R$648];[.T9];&quot;&quot;)">
            <text:p/>
          </table:table-cell>
          <table:table-cell table:style-name="ce37" table:formula="of:=IF([.R9]&gt;[.$R$648];[.U9];&quot;&quot;)">
            <text:p/>
          </table:table-cell>
          <table:table-cell/>
          <table:table-cell table:style-name="ce18" office:value-type="float" office:value="44" calcext:value-type="float">
            <text:p>44</text:p>
          </table:table-cell>
          <table:table-cell table:style-name="ce18" table:formula="of:=IF([.E9]&lt;&gt;&quot;&quot;;[.E9];[.K9])" office:value-type="float" office:value="4" calcext:value-type="float">
            <text:p>4</text:p>
          </table:table-cell>
          <table:table-cell table:style-name="ce18" table:formula="of:=[.M9]-[.N9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8" office:value-type="float" office:value="2126.047199" calcext:value-type="float">
            <text:p>2126,047199</text:p>
          </table:table-cell>
          <table:table-cell table:style-name="ce38" table:formula="of:=IF([.H10]=&quot;&quot;;[.R10];&quot;&quot;)">
            <text:p/>
          </table:table-cell>
          <table:table-cell table:style-name="ce40" table:formula="of:=IF([.I10]=&quot;&quot;;[.S10];&quot;&quot;)">
            <text:p/>
          </table:table-cell>
          <table:table-cell table:style-name="ce38" table:formula="of:=IF([.J10]=&quot;&quot;;[.T10];&quot;&quot;)">
            <text:p/>
          </table:table-cell>
          <table:table-cell table:style-name="ce38" table:formula="of:=IF([.K10]=&quot;&quot;;[.U10];&quot;&quot;)">
            <text:p/>
          </table:table-cell>
          <table:table-cell table:formula="of:=IF(AND([.B10]=[.B9];[.D9]=[.D10];[.D9]&lt;&gt;&quot;&quot;;[.B9]&lt;&gt;&quot;&quot;);&quot;Retransmisión&quot;;&quot;&quot;)">
            <text:p/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YN, ACK</text:p>
          </table:table-cell>
          <table:table-cell office:value-type="float" office:value="228970" calcext:value-type="float">
            <text:p>228970</text:p>
          </table:table-cell>
          <table:table-cell office:value-type="float" office:value="4" calcext:value-type="float">
            <text:p>4</text:p>
          </table:table-cell>
          <table:table-cell table:formula="of:=IF(AND([.H10]=[.H9];[.H9]&lt;&gt;&quot;&quot;);&quot;Retransmisión&quot;;&quot;&quot;)">
            <text:p/>
          </table:table-cell>
          <table:table-cell table:style-name="ce18" office:value-type="float" office:value="44" calcext:value-type="float">
            <text:p>44</text:p>
          </table:table-cell>
          <table:table-cell table:style-name="ce18" table:formula="of:=IF([.E10]&lt;&gt;&quot;&quot;;[.E10];[.K10])" office:value-type="float" office:value="4" calcext:value-type="float">
            <text:p>4</text:p>
          </table:table-cell>
          <table:table-cell table:style-name="ce18" table:formula="of:=[.M10]-[.N10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A</text:p>
          </table:table-cell>
          <table:table-cell office:value-type="float" office:value="228970" calcext:value-type="float">
            <text:p>22897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8" office:value-type="float" office:value="2126.047403" calcext:value-type="float">
            <text:p>2126,047403</text:p>
          </table:table-cell>
          <table:table-cell table:style-name="ce37" table:formula="of:=IF([.H11]=&quot;&quot;;[.R11];&quot;&quot;)" office:value-type="float" office:value="0" calcext:value-type="float">
            <text:p>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1]=&quot;&quot;;[.T11];&quot;&quot;)" office:value-type="float" office:value="523973249" calcext:value-type="float">
            <text:p>523973249</text:p>
          </table:table-cell>
          <table:table-cell table:style-name="ce37" table:formula="of:=IF([.K11]=&quot;&quot;;[.U11];&quot;&quot;)" office:value-type="float" office:value="0" calcext:value-type="float">
            <text:p>0</text:p>
          </table:table-cell>
          <table:table-cell table:formula="of:=IF(AND([.B11]=[.B10];[.D10]=[.D11];[.D10]&lt;&gt;&quot;&quot;;[.B10]&lt;&gt;&quot;&quot;);&quot;Retransmisión&quot;;&quot;&quot;)">
            <text:p/>
          </table:table-cell>
          <table:table-cell/>
          <table:table-cell table:style-name="ce37" table:formula="of:=IF([.R11]&gt;[.$R$648];[.R11];&quot;&quot;)">
            <text:p/>
          </table:table-cell>
          <table:table-cell table:style-name="ce38" table:formula="of:=IF([.R11]&gt;[.$R$648];[.S11];&quot;&quot;)">
            <text:p/>
          </table:table-cell>
          <table:table-cell table:style-name="ce38" table:formula="of:=IF([.R11]&gt;[.$R$648];[.T11];&quot;&quot;)">
            <text:p/>
          </table:table-cell>
          <table:table-cell table:style-name="ce38" table:formula="of:=IF([.R11]&gt;[.$R$648];[.U11];&quot;&quot;)">
            <text:p/>
          </table:table-cell>
          <table:table-cell table:formula="of:=IF(AND([.H11]=[.H10];[.H1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1]&lt;&gt;&quot;&quot;;[.E11];[.K11])" office:value-type="float" office:value="0" calcext:value-type="float">
            <text:p>0</text:p>
          </table:table-cell>
          <table:table-cell table:style-name="ce18" table:formula="of:=[.M11]-[.N11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523973249" calcext:value-type="float">
            <text:p>523973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055685" calcext:value-type="float">
            <text:p>2126,055685</text:p>
          </table:table-cell>
          <table:table-cell table:style-name="ce37" table:formula="of:=IF([.H12]=&quot;&quot;;[.R12];&quot;&quot;)" office:value-type="float" office:value="228970" calcext:value-type="float">
            <text:p>228970</text:p>
          </table:table-cell>
          <table:table-cell table:style-name="ce40" office:value-type="string" calcext:value-type="string">
            <text:p>PSH, ACK</text:p>
          </table:table-cell>
          <table:table-cell table:style-name="ce37" table:formula="of:=IF([.J12]=&quot;&quot;;[.T12];&quot;&quot;)" office:value-type="float" office:value="523973249" calcext:value-type="float">
            <text:p>523973249</text:p>
          </table:table-cell>
          <table:table-cell table:style-name="ce37" table:formula="of:=IF([.K12]=&quot;&quot;;[.U12];&quot;&quot;)" office:value-type="float" office:value="400" calcext:value-type="float">
            <text:p>400</text:p>
          </table:table-cell>
          <table:table-cell table:formula="of:=IF(AND([.B12]=[.B11];[.D11]=[.D12];[.D11]&lt;&gt;&quot;&quot;;[.B11]&lt;&gt;&quot;&quot;);&quot;Retransmisión&quot;;&quot;&quot;)">
            <text:p/>
          </table:table-cell>
          <table:table-cell/>
          <table:table-cell table:style-name="ce37" table:formula="of:=IF([.R12]&gt;[.$R$648];[.R12];&quot;&quot;)">
            <text:p/>
          </table:table-cell>
          <table:table-cell table:style-name="ce37" table:formula="of:=IF([.R12]&gt;[.$R$648];[.S12];&quot;&quot;)">
            <text:p/>
          </table:table-cell>
          <table:table-cell table:style-name="ce37" table:formula="of:=IF([.R12]&gt;[.$R$648];[.T12];&quot;&quot;)">
            <text:p/>
          </table:table-cell>
          <table:table-cell table:style-name="ce37" table:formula="of:=IF([.R12]&gt;[.$R$648];[.U12];&quot;&quot;)">
            <text:p/>
          </table:table-cell>
          <table:table-cell table:formula="of:=IF(AND([.H12]=[.H11];[.H11]&lt;&gt;&quot;&quot;);&quot;Retransmisión&quot;;&quot;&quot;)">
            <text:p/>
          </table:table-cell>
          <table:table-cell table:style-name="ce18" office:value-type="float" office:value="440" calcext:value-type="float">
            <text:p>440</text:p>
          </table:table-cell>
          <table:table-cell table:style-name="ce18" table:formula="of:=IF([.E12]&lt;&gt;&quot;&quot;;[.E12];[.K12])" office:value-type="float" office:value="400" calcext:value-type="float">
            <text:p>400</text:p>
          </table:table-cell>
          <table:table-cell table:style-name="ce18" table:formula="of:=[.M12]-[.N12]" office:value-type="float" office:value="40" calcext:value-type="float">
            <text:p>40</text:p>
          </table:table-cell>
          <table:table-cell table:number-columns-repeated="2"/>
          <table:table-cell office:value-type="float" office:value="228970" calcext:value-type="float">
            <text:p>228970</text:p>
          </table:table-cell>
          <table:table-cell office:value-type="string" calcext:value-type="string">
            <text:p>PA</text:p>
          </table:table-cell>
          <table:table-cell office:value-type="float" office:value="523973249" calcext:value-type="float">
            <text:p>523973249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table:style-name="ce18" office:value-type="float" office:value="2126.121567" calcext:value-type="float">
            <text:p>2126,121567</text:p>
          </table:table-cell>
          <table:table-cell table:style-name="ce38" table:formula="of:=IF([.H13]=&quot;&quot;;[.R13];&quot;&quot;)">
            <text:p/>
          </table:table-cell>
          <table:table-cell table:style-name="ce40" table:formula="of:=IF([.I13]=&quot;&quot;;[.S13];&quot;&quot;)">
            <text:p/>
          </table:table-cell>
          <table:table-cell table:style-name="ce38" table:formula="of:=IF([.J13]=&quot;&quot;;[.T13];&quot;&quot;)">
            <text:p/>
          </table:table-cell>
          <table:table-cell table:style-name="ce38" table:formula="of:=IF([.K13]=&quot;&quot;;[.U13];&quot;&quot;)">
            <text:p/>
          </table:table-cell>
          <table:table-cell table:formula="of:=IF(AND([.B13]=[.B12];[.D12]=[.D13];[.D12]&lt;&gt;&quot;&quot;;[.B12]&lt;&gt;&quot;&quot;);&quot;Retransmisión&quot;;&quot;&quot;)">
            <text:p/>
          </table:table-cell>
          <table:table-cell/>
          <table:table-cell table:style-name="ce37" table:formula="of:=IF([.R13]&gt;[.$R$648];[.R13];&quot;&quot;)" office:value-type="float" office:value="523973249" calcext:value-type="float">
            <text:p>5239732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3]&gt;[.$R$648];[.T13];&quot;&quot;)" office:value-type="float" office:value="229370" calcext:value-type="float">
            <text:p>229370</text:p>
          </table:table-cell>
          <table:table-cell table:style-name="ce37" table:formula="of:=IF([.R13]&gt;[.$R$648];[.U13];&quot;&quot;)" office:value-type="float" office:value="0" calcext:value-type="float">
            <text:p>0</text:p>
          </table:table-cell>
          <table:table-cell table:formula="of:=IF(AND([.H13]=[.H12];[.H1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3]&lt;&gt;&quot;&quot;;[.E13];[.K13])" office:value-type="float" office:value="0" calcext:value-type="float">
            <text:p>0</text:p>
          </table:table-cell>
          <table:table-cell table:style-name="ce18" table:formula="of:=[.M13]-[.N13]" office:value-type="float" office:value="40" calcext:value-type="float">
            <text:p>40</text:p>
          </table:table-cell>
          <table:table-cell table:number-columns-repeated="2"/>
          <table:table-cell office:value-type="float" office:value="523973249" calcext:value-type="float">
            <text:p>523973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128669" calcext:value-type="float">
            <text:p>2126,128669</text:p>
          </table:table-cell>
          <table:table-cell table:style-name="ce38" table:formula="of:=IF([.H14]=&quot;&quot;;[.R14];&quot;&quot;)">
            <text:p/>
          </table:table-cell>
          <table:table-cell table:style-name="ce40" table:formula="of:=IF([.I14]=&quot;&quot;;[.S14];&quot;&quot;)">
            <text:p/>
          </table:table-cell>
          <table:table-cell table:style-name="ce38" table:formula="of:=IF([.J14]=&quot;&quot;;[.T14];&quot;&quot;)">
            <text:p/>
          </table:table-cell>
          <table:table-cell table:style-name="ce38" table:formula="of:=IF([.K14]=&quot;&quot;;[.U14];&quot;&quot;)">
            <text:p/>
          </table:table-cell>
          <table:table-cell table:formula="of:=IF(AND([.B14]=[.B13];[.D13]=[.D14];[.D13]&lt;&gt;&quot;&quot;;[.B13]&lt;&gt;&quot;&quot;);&quot;Retransmisión&quot;;&quot;&quot;)">
            <text:p/>
          </table:table-cell>
          <table:table-cell/>
          <table:table-cell table:style-name="ce37" table:formula="of:=IF([.R14]&gt;[.$R$648];[.R14];&quot;&quot;)" office:value-type="float" office:value="523973249" calcext:value-type="float">
            <text:p>5239732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4]&gt;[.$R$648];[.T14];&quot;&quot;)" office:value-type="float" office:value="229370" calcext:value-type="float">
            <text:p>229370</text:p>
          </table:table-cell>
          <table:table-cell table:style-name="ce37" table:formula="of:=IF([.R14]&gt;[.$R$648];[.U14];&quot;&quot;)" office:value-type="float" office:value="1460" calcext:value-type="float">
            <text:p>1460</text:p>
          </table:table-cell>
          <table:table-cell table:formula="of:=IF(AND([.H14]=[.H13];[.H13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4]&lt;&gt;&quot;&quot;;[.E14];[.K14])" office:value-type="float" office:value="1460" calcext:value-type="float">
            <text:p>1460</text:p>
          </table:table-cell>
          <table:table-cell table:style-name="ce18" table:formula="of:=[.M14]-[.N14]" office:value-type="float" office:value="40" calcext:value-type="float">
            <text:p>40</text:p>
          </table:table-cell>
          <table:table-cell table:number-columns-repeated="2"/>
          <table:table-cell office:value-type="float" office:value="523973249" calcext:value-type="float">
            <text:p>523973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130558" calcext:value-type="float">
            <text:p>2126,130558</text:p>
          </table:table-cell>
          <table:table-cell table:style-name="ce38" table:formula="of:=IF([.H15]=&quot;&quot;;[.R15];&quot;&quot;)">
            <text:p/>
          </table:table-cell>
          <table:table-cell table:style-name="ce40" table:formula="of:=IF([.I15]=&quot;&quot;;[.S15];&quot;&quot;)">
            <text:p/>
          </table:table-cell>
          <table:table-cell table:style-name="ce38" table:formula="of:=IF([.J15]=&quot;&quot;;[.T15];&quot;&quot;)">
            <text:p/>
          </table:table-cell>
          <table:table-cell table:style-name="ce38" table:formula="of:=IF([.K15]=&quot;&quot;;[.U15];&quot;&quot;)">
            <text:p/>
          </table:table-cell>
          <table:table-cell table:formula="of:=IF(AND([.B15]=[.B14];[.D14]=[.D15];[.D14]&lt;&gt;&quot;&quot;;[.B14]&lt;&gt;&quot;&quot;);&quot;Retransmisión&quot;;&quot;&quot;)">
            <text:p/>
          </table:table-cell>
          <table:table-cell/>
          <table:table-cell table:style-name="ce37" table:formula="of:=IF([.R15]&gt;[.$R$648];[.R15];&quot;&quot;)" office:value-type="float" office:value="523974709" calcext:value-type="float">
            <text:p>5239747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5]&gt;[.$R$648];[.T15];&quot;&quot;)" office:value-type="float" office:value="229370" calcext:value-type="float">
            <text:p>229370</text:p>
          </table:table-cell>
          <table:table-cell table:style-name="ce37" table:formula="of:=IF([.R15]&gt;[.$R$648];[.U15];&quot;&quot;)" office:value-type="float" office:value="1460" calcext:value-type="float">
            <text:p>1460</text:p>
          </table:table-cell>
          <table:table-cell table:formula="of:=IF(AND([.H15]=[.H14];[.H1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5]&lt;&gt;&quot;&quot;;[.E15];[.K15])" office:value-type="float" office:value="1460" calcext:value-type="float">
            <text:p>1460</text:p>
          </table:table-cell>
          <table:table-cell table:style-name="ce18" table:formula="of:=[.M15]-[.N15]" office:value-type="float" office:value="40" calcext:value-type="float">
            <text:p>40</text:p>
          </table:table-cell>
          <table:table-cell table:number-columns-repeated="2"/>
          <table:table-cell office:value-type="float" office:value="523974709" calcext:value-type="float">
            <text:p>523974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131943" calcext:value-type="float">
            <text:p>2126,131943</text:p>
          </table:table-cell>
          <table:table-cell table:style-name="ce37" table:formula="of:=IF([.H16]=&quot;&quot;;[.R1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6]=&quot;&quot;;[.T16];&quot;&quot;)" office:value-type="float" office:value="523976169" calcext:value-type="float">
            <text:p>523976169</text:p>
          </table:table-cell>
          <table:table-cell table:style-name="ce37" table:formula="of:=IF([.K16]=&quot;&quot;;[.U16];&quot;&quot;)" office:value-type="float" office:value="0" calcext:value-type="float">
            <text:p>0</text:p>
          </table:table-cell>
          <table:table-cell table:formula="of:=IF(AND([.B16]=[.B15];[.D15]=[.D16];[.D15]&lt;&gt;&quot;&quot;;[.B15]&lt;&gt;&quot;&quot;);&quot;Retransmisión&quot;;&quot;&quot;)">
            <text:p/>
          </table:table-cell>
          <table:table-cell/>
          <table:table-cell table:style-name="ce37" table:formula="of:=IF([.R16]&gt;[.$R$648];[.R16];&quot;&quot;)">
            <text:p/>
          </table:table-cell>
          <table:table-cell table:style-name="ce37" table:formula="of:=IF([.R16]&gt;[.$R$648];[.S16];&quot;&quot;)">
            <text:p/>
          </table:table-cell>
          <table:table-cell table:style-name="ce37" table:formula="of:=IF([.R16]&gt;[.$R$648];[.T16];&quot;&quot;)">
            <text:p/>
          </table:table-cell>
          <table:table-cell table:style-name="ce37" table:formula="of:=IF([.R16]&gt;[.$R$648];[.U16];&quot;&quot;)">
            <text:p/>
          </table:table-cell>
          <table:table-cell table:formula="of:=IF(AND([.H16]=[.H15];[.H1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6]&lt;&gt;&quot;&quot;;[.E16];[.K16])" office:value-type="float" office:value="0" calcext:value-type="float">
            <text:p>0</text:p>
          </table:table-cell>
          <table:table-cell table:style-name="ce18" table:formula="of:=[.M16]-[.N1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76169" calcext:value-type="float">
            <text:p>523976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153445" calcext:value-type="float">
            <text:p>2126,153445</text:p>
          </table:table-cell>
          <table:table-cell table:style-name="ce37" table:formula="of:=IF([.H17]=&quot;&quot;;[.R1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7]=&quot;&quot;;[.T17];&quot;&quot;)" office:value-type="float" office:value="523976169" calcext:value-type="float">
            <text:p>523976169</text:p>
          </table:table-cell>
          <table:table-cell table:style-name="ce37" table:formula="of:=IF([.K17]=&quot;&quot;;[.U17];&quot;&quot;)" office:value-type="float" office:value="0" calcext:value-type="float">
            <text:p>0</text:p>
          </table:table-cell>
          <table:table-cell table:formula="of:=IF(AND([.B17]=[.B16];[.D16]=[.D17];[.D16]&lt;&gt;&quot;&quot;;[.B1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17]&gt;[.$R$648];[.R17];&quot;&quot;)">
            <text:p/>
          </table:table-cell>
          <table:table-cell table:style-name="ce37" table:formula="of:=IF([.R17]&gt;[.$R$648];[.S17];&quot;&quot;)">
            <text:p/>
          </table:table-cell>
          <table:table-cell table:style-name="ce37" table:formula="of:=IF([.R17]&gt;[.$R$648];[.T17];&quot;&quot;)">
            <text:p/>
          </table:table-cell>
          <table:table-cell table:style-name="ce37" table:formula="of:=IF([.R17]&gt;[.$R$648];[.U17];&quot;&quot;)">
            <text:p/>
          </table:table-cell>
          <table:table-cell table:formula="of:=IF(AND([.H17]=[.H16];[.H1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7]&lt;&gt;&quot;&quot;;[.E17];[.K17])" office:value-type="float" office:value="0" calcext:value-type="float">
            <text:p>0</text:p>
          </table:table-cell>
          <table:table-cell table:style-name="ce18" table:formula="of:=[.M17]-[.N1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76169" calcext:value-type="float">
            <text:p>523976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203787" calcext:value-type="float">
            <text:p>2126,203787</text:p>
          </table:table-cell>
          <table:table-cell table:style-name="ce38" table:formula="of:=IF([.H18]=&quot;&quot;;[.R18];&quot;&quot;)">
            <text:p/>
          </table:table-cell>
          <table:table-cell table:style-name="ce40" table:formula="of:=IF([.I18]=&quot;&quot;;[.S18];&quot;&quot;)">
            <text:p/>
          </table:table-cell>
          <table:table-cell table:style-name="ce38" table:formula="of:=IF([.J18]=&quot;&quot;;[.T18];&quot;&quot;)">
            <text:p/>
          </table:table-cell>
          <table:table-cell table:style-name="ce38" table:formula="of:=IF([.K18]=&quot;&quot;;[.U18];&quot;&quot;)">
            <text:p/>
          </table:table-cell>
          <table:table-cell table:formula="of:=IF(AND([.B18]=[.B17];[.D17]=[.D18];[.D17]&lt;&gt;&quot;&quot;;[.B17]&lt;&gt;&quot;&quot;);&quot;Retransmisión&quot;;&quot;&quot;)">
            <text:p/>
          </table:table-cell>
          <table:table-cell/>
          <table:table-cell table:style-name="ce37" table:formula="of:=IF([.R18]&gt;[.$R$648];[.R18];&quot;&quot;)" office:value-type="float" office:value="523976169" calcext:value-type="float">
            <text:p>5239761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8]&gt;[.$R$648];[.T18];&quot;&quot;)" office:value-type="float" office:value="229370" calcext:value-type="float">
            <text:p>229370</text:p>
          </table:table-cell>
          <table:table-cell table:style-name="ce37" table:formula="of:=IF([.R18]&gt;[.$R$648];[.U18];&quot;&quot;)" office:value-type="float" office:value="1460" calcext:value-type="float">
            <text:p>1460</text:p>
          </table:table-cell>
          <table:table-cell table:formula="of:=IF(AND([.H18]=[.H17];[.H1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8]&lt;&gt;&quot;&quot;;[.E18];[.K18])" office:value-type="float" office:value="1460" calcext:value-type="float">
            <text:p>1460</text:p>
          </table:table-cell>
          <table:table-cell table:style-name="ce18" table:formula="of:=[.M18]-[.N18]" office:value-type="float" office:value="40" calcext:value-type="float">
            <text:p>40</text:p>
          </table:table-cell>
          <table:table-cell table:number-columns-repeated="2"/>
          <table:table-cell office:value-type="float" office:value="523976169" calcext:value-type="float">
            <text:p>523976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206258" calcext:value-type="float">
            <text:p>2126,206258</text:p>
          </table:table-cell>
          <table:table-cell table:style-name="ce38" table:formula="of:=IF([.H19]=&quot;&quot;;[.R19];&quot;&quot;)">
            <text:p/>
          </table:table-cell>
          <table:table-cell table:style-name="ce40" table:formula="of:=IF([.I19]=&quot;&quot;;[.S19];&quot;&quot;)">
            <text:p/>
          </table:table-cell>
          <table:table-cell table:style-name="ce38" table:formula="of:=IF([.J19]=&quot;&quot;;[.T19];&quot;&quot;)">
            <text:p/>
          </table:table-cell>
          <table:table-cell table:style-name="ce38" table:formula="of:=IF([.K19]=&quot;&quot;;[.U19];&quot;&quot;)">
            <text:p/>
          </table:table-cell>
          <table:table-cell table:formula="of:=IF(AND([.B19]=[.B18];[.D18]=[.D19];[.D18]&lt;&gt;&quot;&quot;;[.B18]&lt;&gt;&quot;&quot;);&quot;Retransmisión&quot;;&quot;&quot;)">
            <text:p/>
          </table:table-cell>
          <table:table-cell/>
          <table:table-cell table:style-name="ce37" table:formula="of:=IF([.R19]&gt;[.$R$648];[.R19];&quot;&quot;)" office:value-type="float" office:value="523977629" calcext:value-type="float">
            <text:p>5239776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9]&gt;[.$R$648];[.T19];&quot;&quot;)" office:value-type="float" office:value="229370" calcext:value-type="float">
            <text:p>229370</text:p>
          </table:table-cell>
          <table:table-cell table:style-name="ce37" table:formula="of:=IF([.R19]&gt;[.$R$648];[.U19];&quot;&quot;)" office:value-type="float" office:value="1460" calcext:value-type="float">
            <text:p>1460</text:p>
          </table:table-cell>
          <table:table-cell table:formula="of:=IF(AND([.H19]=[.H18];[.H1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9]&lt;&gt;&quot;&quot;;[.E19];[.K19])" office:value-type="float" office:value="1460" calcext:value-type="float">
            <text:p>1460</text:p>
          </table:table-cell>
          <table:table-cell table:style-name="ce18" table:formula="of:=[.M19]-[.N19]" office:value-type="float" office:value="40" calcext:value-type="float">
            <text:p>40</text:p>
          </table:table-cell>
          <table:table-cell table:number-columns-repeated="2"/>
          <table:table-cell office:value-type="float" office:value="523977629" calcext:value-type="float">
            <text:p>523977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208153" calcext:value-type="float">
            <text:p>2126,208153</text:p>
          </table:table-cell>
          <table:table-cell table:style-name="ce38" table:formula="of:=IF([.H20]=&quot;&quot;;[.R20];&quot;&quot;)">
            <text:p/>
          </table:table-cell>
          <table:table-cell table:style-name="ce40" table:formula="of:=IF([.I20]=&quot;&quot;;[.S20];&quot;&quot;)">
            <text:p/>
          </table:table-cell>
          <table:table-cell table:style-name="ce38" table:formula="of:=IF([.J20]=&quot;&quot;;[.T20];&quot;&quot;)">
            <text:p/>
          </table:table-cell>
          <table:table-cell table:style-name="ce38" table:formula="of:=IF([.K20]=&quot;&quot;;[.U20];&quot;&quot;)">
            <text:p/>
          </table:table-cell>
          <table:table-cell table:formula="of:=IF(AND([.B20]=[.B19];[.D19]=[.D20];[.D19]&lt;&gt;&quot;&quot;;[.B19]&lt;&gt;&quot;&quot;);&quot;Retransmisión&quot;;&quot;&quot;)">
            <text:p/>
          </table:table-cell>
          <table:table-cell/>
          <table:table-cell table:style-name="ce37" table:formula="of:=IF([.R20]&gt;[.$R$648];[.R20];&quot;&quot;)" office:value-type="float" office:value="523979089" calcext:value-type="float">
            <text:p>5239790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0]&gt;[.$R$648];[.T20];&quot;&quot;)" office:value-type="float" office:value="229370" calcext:value-type="float">
            <text:p>229370</text:p>
          </table:table-cell>
          <table:table-cell table:style-name="ce37" table:formula="of:=IF([.R20]&gt;[.$R$648];[.U20];&quot;&quot;)" office:value-type="float" office:value="1460" calcext:value-type="float">
            <text:p>1460</text:p>
          </table:table-cell>
          <table:table-cell table:formula="of:=IF(AND([.H20]=[.H19];[.H1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0]&lt;&gt;&quot;&quot;;[.E20];[.K20])" office:value-type="float" office:value="1460" calcext:value-type="float">
            <text:p>1460</text:p>
          </table:table-cell>
          <table:table-cell table:style-name="ce18" table:formula="of:=[.M20]-[.N20]" office:value-type="float" office:value="40" calcext:value-type="float">
            <text:p>40</text:p>
          </table:table-cell>
          <table:table-cell table:number-columns-repeated="2"/>
          <table:table-cell office:value-type="float" office:value="523979089" calcext:value-type="float">
            <text:p>523979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208378" calcext:value-type="float">
            <text:p>2126,208378</text:p>
          </table:table-cell>
          <table:table-cell table:style-name="ce37" table:formula="of:=IF([.H21]=&quot;&quot;;[.R2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1]=&quot;&quot;;[.T21];&quot;&quot;)" office:value-type="float" office:value="523979089" calcext:value-type="float">
            <text:p>523979089</text:p>
          </table:table-cell>
          <table:table-cell table:style-name="ce37" table:formula="of:=IF([.K21]=&quot;&quot;;[.U21];&quot;&quot;)" office:value-type="float" office:value="0" calcext:value-type="float">
            <text:p>0</text:p>
          </table:table-cell>
          <table:table-cell table:formula="of:=IF(AND([.B21]=[.B20];[.D20]=[.D21];[.D20]&lt;&gt;&quot;&quot;;[.B20]&lt;&gt;&quot;&quot;);&quot;Retransmisión&quot;;&quot;&quot;)">
            <text:p/>
          </table:table-cell>
          <table:table-cell/>
          <table:table-cell table:style-name="ce37" table:formula="of:=IF([.R21]&gt;[.$R$648];[.R21];&quot;&quot;)">
            <text:p/>
          </table:table-cell>
          <table:table-cell table:style-name="ce37" table:formula="of:=IF([.R21]&gt;[.$R$648];[.S21];&quot;&quot;)">
            <text:p/>
          </table:table-cell>
          <table:table-cell table:style-name="ce37" table:formula="of:=IF([.R21]&gt;[.$R$648];[.T21];&quot;&quot;)">
            <text:p/>
          </table:table-cell>
          <table:table-cell table:style-name="ce37" table:formula="of:=IF([.R21]&gt;[.$R$648];[.U21];&quot;&quot;)">
            <text:p/>
          </table:table-cell>
          <table:table-cell table:formula="of:=IF(AND([.H21]=[.H20];[.H2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1]&lt;&gt;&quot;&quot;;[.E21];[.K21])" office:value-type="float" office:value="0" calcext:value-type="float">
            <text:p>0</text:p>
          </table:table-cell>
          <table:table-cell table:style-name="ce18" table:formula="of:=[.M21]-[.N2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79089" calcext:value-type="float">
            <text:p>5239790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220656" calcext:value-type="float">
            <text:p>2126,220656</text:p>
          </table:table-cell>
          <table:table-cell table:style-name="ce37" table:formula="of:=IF([.H22]=&quot;&quot;;[.R2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2]=&quot;&quot;;[.T22];&quot;&quot;)" office:value-type="float" office:value="523980549" calcext:value-type="float">
            <text:p>523980549</text:p>
          </table:table-cell>
          <table:table-cell table:style-name="ce37" table:formula="of:=IF([.K22]=&quot;&quot;;[.U22];&quot;&quot;)" office:value-type="float" office:value="0" calcext:value-type="float">
            <text:p>0</text:p>
          </table:table-cell>
          <table:table-cell table:formula="of:=IF(AND([.B22]=[.B21];[.D21]=[.D22];[.D21]&lt;&gt;&quot;&quot;;[.B21]&lt;&gt;&quot;&quot;);&quot;Retransmisión&quot;;&quot;&quot;)">
            <text:p/>
          </table:table-cell>
          <table:table-cell/>
          <table:table-cell table:style-name="ce37" table:formula="of:=IF([.R22]&gt;[.$R$648];[.R22];&quot;&quot;)">
            <text:p/>
          </table:table-cell>
          <table:table-cell table:style-name="ce37" table:formula="of:=IF([.R22]&gt;[.$R$648];[.S22];&quot;&quot;)">
            <text:p/>
          </table:table-cell>
          <table:table-cell table:style-name="ce37" table:formula="of:=IF([.R22]&gt;[.$R$648];[.T22];&quot;&quot;)">
            <text:p/>
          </table:table-cell>
          <table:table-cell table:style-name="ce37" table:formula="of:=IF([.R22]&gt;[.$R$648];[.U22];&quot;&quot;)">
            <text:p/>
          </table:table-cell>
          <table:table-cell table:formula="of:=IF(AND([.H22]=[.H21];[.H2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2]&lt;&gt;&quot;&quot;;[.E22];[.K22])" office:value-type="float" office:value="0" calcext:value-type="float">
            <text:p>0</text:p>
          </table:table-cell>
          <table:table-cell table:style-name="ce18" table:formula="of:=[.M22]-[.N2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80549" calcext:value-type="float">
            <text:p>5239805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280147" calcext:value-type="float">
            <text:p>2126,280147</text:p>
          </table:table-cell>
          <table:table-cell table:style-name="ce38" table:formula="of:=IF([.H23]=&quot;&quot;;[.R23];&quot;&quot;)">
            <text:p/>
          </table:table-cell>
          <table:table-cell table:style-name="ce40" table:formula="of:=IF([.I23]=&quot;&quot;;[.S23];&quot;&quot;)">
            <text:p/>
          </table:table-cell>
          <table:table-cell table:style-name="ce38" table:formula="of:=IF([.J23]=&quot;&quot;;[.T23];&quot;&quot;)">
            <text:p/>
          </table:table-cell>
          <table:table-cell table:style-name="ce38" table:formula="of:=IF([.K23]=&quot;&quot;;[.U23];&quot;&quot;)">
            <text:p/>
          </table:table-cell>
          <table:table-cell table:formula="of:=IF(AND([.B23]=[.B22];[.D22]=[.D23];[.D22]&lt;&gt;&quot;&quot;;[.B22]&lt;&gt;&quot;&quot;);&quot;Retransmisión&quot;;&quot;&quot;)">
            <text:p/>
          </table:table-cell>
          <table:table-cell/>
          <table:table-cell table:style-name="ce37" table:formula="of:=IF([.R23]&gt;[.$R$648];[.R23];&quot;&quot;)" office:value-type="float" office:value="523980549" calcext:value-type="float">
            <text:p>5239805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3]&gt;[.$R$648];[.T23];&quot;&quot;)" office:value-type="float" office:value="229370" calcext:value-type="float">
            <text:p>229370</text:p>
          </table:table-cell>
          <table:table-cell table:style-name="ce37" table:formula="of:=IF([.R23]&gt;[.$R$648];[.U23];&quot;&quot;)" office:value-type="float" office:value="1460" calcext:value-type="float">
            <text:p>1460</text:p>
          </table:table-cell>
          <table:table-cell table:formula="of:=IF(AND([.H23]=[.H22];[.H2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3]&lt;&gt;&quot;&quot;;[.E23];[.K23])" office:value-type="float" office:value="1460" calcext:value-type="float">
            <text:p>1460</text:p>
          </table:table-cell>
          <table:table-cell table:style-name="ce18" table:formula="of:=[.M23]-[.N23]" office:value-type="float" office:value="40" calcext:value-type="float">
            <text:p>40</text:p>
          </table:table-cell>
          <table:table-cell table:number-columns-repeated="2"/>
          <table:table-cell office:value-type="float" office:value="523980549" calcext:value-type="float">
            <text:p>523980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28276" calcext:value-type="float">
            <text:p>2126,28276</text:p>
          </table:table-cell>
          <table:table-cell table:style-name="ce38" table:formula="of:=IF([.H24]=&quot;&quot;;[.R24];&quot;&quot;)">
            <text:p/>
          </table:table-cell>
          <table:table-cell table:style-name="ce40" table:formula="of:=IF([.I24]=&quot;&quot;;[.S24];&quot;&quot;)">
            <text:p/>
          </table:table-cell>
          <table:table-cell table:style-name="ce38" table:formula="of:=IF([.J24]=&quot;&quot;;[.T24];&quot;&quot;)">
            <text:p/>
          </table:table-cell>
          <table:table-cell table:style-name="ce38" table:formula="of:=IF([.K24]=&quot;&quot;;[.U24];&quot;&quot;)">
            <text:p/>
          </table:table-cell>
          <table:table-cell table:formula="of:=IF(AND([.B24]=[.B23];[.D23]=[.D24];[.D23]&lt;&gt;&quot;&quot;;[.B23]&lt;&gt;&quot;&quot;);&quot;Retransmisión&quot;;&quot;&quot;)">
            <text:p/>
          </table:table-cell>
          <table:table-cell/>
          <table:table-cell table:style-name="ce37" table:formula="of:=IF([.R24]&gt;[.$R$648];[.R24];&quot;&quot;)" office:value-type="float" office:value="523982009" calcext:value-type="float">
            <text:p>5239820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4]&gt;[.$R$648];[.T24];&quot;&quot;)" office:value-type="float" office:value="229370" calcext:value-type="float">
            <text:p>229370</text:p>
          </table:table-cell>
          <table:table-cell table:style-name="ce37" table:formula="of:=IF([.R24]&gt;[.$R$648];[.U24];&quot;&quot;)" office:value-type="float" office:value="1460" calcext:value-type="float">
            <text:p>1460</text:p>
          </table:table-cell>
          <table:table-cell table:formula="of:=IF(AND([.H24]=[.H23];[.H2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4]&lt;&gt;&quot;&quot;;[.E24];[.K24])" office:value-type="float" office:value="1460" calcext:value-type="float">
            <text:p>1460</text:p>
          </table:table-cell>
          <table:table-cell table:style-name="ce18" table:formula="of:=[.M24]-[.N24]" office:value-type="float" office:value="40" calcext:value-type="float">
            <text:p>40</text:p>
          </table:table-cell>
          <table:table-cell table:number-columns-repeated="2"/>
          <table:table-cell office:value-type="float" office:value="523982009" calcext:value-type="float">
            <text:p>523982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284775" calcext:value-type="float">
            <text:p>2126,284775</text:p>
          </table:table-cell>
          <table:table-cell table:style-name="ce38" table:formula="of:=IF([.H25]=&quot;&quot;;[.R25];&quot;&quot;)">
            <text:p/>
          </table:table-cell>
          <table:table-cell table:style-name="ce40" table:formula="of:=IF([.I25]=&quot;&quot;;[.S25];&quot;&quot;)">
            <text:p/>
          </table:table-cell>
          <table:table-cell table:style-name="ce38" table:formula="of:=IF([.J25]=&quot;&quot;;[.T25];&quot;&quot;)">
            <text:p/>
          </table:table-cell>
          <table:table-cell table:style-name="ce38" table:formula="of:=IF([.K25]=&quot;&quot;;[.U25];&quot;&quot;)">
            <text:p/>
          </table:table-cell>
          <table:table-cell table:formula="of:=IF(AND([.B25]=[.B24];[.D24]=[.D25];[.D24]&lt;&gt;&quot;&quot;;[.B24]&lt;&gt;&quot;&quot;);&quot;Retransmisión&quot;;&quot;&quot;)">
            <text:p/>
          </table:table-cell>
          <table:table-cell/>
          <table:table-cell table:style-name="ce37" table:formula="of:=IF([.R25]&gt;[.$R$648];[.R25];&quot;&quot;)" office:value-type="float" office:value="523983469" calcext:value-type="float">
            <text:p>5239834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5]&gt;[.$R$648];[.T25];&quot;&quot;)" office:value-type="float" office:value="229370" calcext:value-type="float">
            <text:p>229370</text:p>
          </table:table-cell>
          <table:table-cell table:style-name="ce37" table:formula="of:=IF([.R25]&gt;[.$R$648];[.U25];&quot;&quot;)" office:value-type="float" office:value="1460" calcext:value-type="float">
            <text:p>1460</text:p>
          </table:table-cell>
          <table:table-cell table:formula="of:=IF(AND([.H25]=[.H24];[.H2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5]&lt;&gt;&quot;&quot;;[.E25];[.K25])" office:value-type="float" office:value="1460" calcext:value-type="float">
            <text:p>1460</text:p>
          </table:table-cell>
          <table:table-cell table:style-name="ce18" table:formula="of:=[.M25]-[.N25]" office:value-type="float" office:value="40" calcext:value-type="float">
            <text:p>40</text:p>
          </table:table-cell>
          <table:table-cell table:number-columns-repeated="2"/>
          <table:table-cell office:value-type="float" office:value="523983469" calcext:value-type="float">
            <text:p>523983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285" calcext:value-type="float">
            <text:p>2126,285</text:p>
          </table:table-cell>
          <table:table-cell table:style-name="ce37" table:formula="of:=IF([.H26]=&quot;&quot;;[.R2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6]=&quot;&quot;;[.T26];&quot;&quot;)" office:value-type="float" office:value="523983469" calcext:value-type="float">
            <text:p>523983469</text:p>
          </table:table-cell>
          <table:table-cell table:style-name="ce37" table:formula="of:=IF([.K26]=&quot;&quot;;[.U26];&quot;&quot;)" office:value-type="float" office:value="0" calcext:value-type="float">
            <text:p>0</text:p>
          </table:table-cell>
          <table:table-cell table:formula="of:=IF(AND([.B26]=[.B25];[.D25]=[.D26];[.D25]&lt;&gt;&quot;&quot;;[.B25]&lt;&gt;&quot;&quot;);&quot;Retransmisión&quot;;&quot;&quot;)">
            <text:p/>
          </table:table-cell>
          <table:table-cell/>
          <table:table-cell table:style-name="ce37" table:formula="of:=IF([.R26]&gt;[.$R$648];[.R26];&quot;&quot;)">
            <text:p/>
          </table:table-cell>
          <table:table-cell table:style-name="ce37" table:formula="of:=IF([.R26]&gt;[.$R$648];[.S26];&quot;&quot;)">
            <text:p/>
          </table:table-cell>
          <table:table-cell table:style-name="ce37" table:formula="of:=IF([.R26]&gt;[.$R$648];[.T26];&quot;&quot;)">
            <text:p/>
          </table:table-cell>
          <table:table-cell table:style-name="ce37" table:formula="of:=IF([.R26]&gt;[.$R$648];[.U26];&quot;&quot;)">
            <text:p/>
          </table:table-cell>
          <table:table-cell table:formula="of:=IF(AND([.H26]=[.H25];[.H2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6]&lt;&gt;&quot;&quot;;[.E26];[.K26])" office:value-type="float" office:value="0" calcext:value-type="float">
            <text:p>0</text:p>
          </table:table-cell>
          <table:table-cell table:style-name="ce18" table:formula="of:=[.M26]-[.N2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83469" calcext:value-type="float">
            <text:p>5239834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29305" calcext:value-type="float">
            <text:p>2126,29305</text:p>
          </table:table-cell>
          <table:table-cell table:style-name="ce38" table:formula="of:=IF([.H27]=&quot;&quot;;[.R27];&quot;&quot;)">
            <text:p/>
          </table:table-cell>
          <table:table-cell table:style-name="ce40" table:formula="of:=IF([.I27]=&quot;&quot;;[.S27];&quot;&quot;)">
            <text:p/>
          </table:table-cell>
          <table:table-cell table:style-name="ce38" table:formula="of:=IF([.J27]=&quot;&quot;;[.T27];&quot;&quot;)">
            <text:p/>
          </table:table-cell>
          <table:table-cell table:style-name="ce38" table:formula="of:=IF([.K27]=&quot;&quot;;[.U27];&quot;&quot;)">
            <text:p/>
          </table:table-cell>
          <table:table-cell table:formula="of:=IF(AND([.B27]=[.B26];[.D26]=[.D27];[.D26]&lt;&gt;&quot;&quot;;[.B26]&lt;&gt;&quot;&quot;);&quot;Retransmisión&quot;;&quot;&quot;)">
            <text:p/>
          </table:table-cell>
          <table:table-cell/>
          <table:table-cell table:style-name="ce37" table:formula="of:=IF([.R27]&gt;[.$R$648];[.R27];&quot;&quot;)" office:value-type="float" office:value="523984929" calcext:value-type="float">
            <text:p>52398492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27]&gt;[.$R$648];[.T27];&quot;&quot;)" office:value-type="float" office:value="229370" calcext:value-type="float">
            <text:p>229370</text:p>
          </table:table-cell>
          <table:table-cell table:style-name="ce37" table:formula="of:=IF([.R27]&gt;[.$R$648];[.U27];&quot;&quot;)" office:value-type="float" office:value="1460" calcext:value-type="float">
            <text:p>1460</text:p>
          </table:table-cell>
          <table:table-cell table:formula="of:=IF(AND([.H27]=[.H26];[.H2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7]&lt;&gt;&quot;&quot;;[.E27];[.K27])" office:value-type="float" office:value="1460" calcext:value-type="float">
            <text:p>1460</text:p>
          </table:table-cell>
          <table:table-cell table:style-name="ce18" table:formula="of:=[.M27]-[.N27]" office:value-type="float" office:value="40" calcext:value-type="float">
            <text:p>40</text:p>
          </table:table-cell>
          <table:table-cell table:number-columns-repeated="2"/>
          <table:table-cell office:value-type="float" office:value="523984929" calcext:value-type="float">
            <text:p>5239849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295006" calcext:value-type="float">
            <text:p>2126,295006</text:p>
          </table:table-cell>
          <table:table-cell table:style-name="ce38" table:formula="of:=IF([.H28]=&quot;&quot;;[.R28];&quot;&quot;)">
            <text:p/>
          </table:table-cell>
          <table:table-cell table:style-name="ce40" table:formula="of:=IF([.I28]=&quot;&quot;;[.S28];&quot;&quot;)">
            <text:p/>
          </table:table-cell>
          <table:table-cell table:style-name="ce38" table:formula="of:=IF([.J28]=&quot;&quot;;[.T28];&quot;&quot;)">
            <text:p/>
          </table:table-cell>
          <table:table-cell table:style-name="ce38" table:formula="of:=IF([.K28]=&quot;&quot;;[.U28];&quot;&quot;)">
            <text:p/>
          </table:table-cell>
          <table:table-cell table:formula="of:=IF(AND([.B28]=[.B27];[.D27]=[.D28];[.D27]&lt;&gt;&quot;&quot;;[.B27]&lt;&gt;&quot;&quot;);&quot;Retransmisión&quot;;&quot;&quot;)">
            <text:p/>
          </table:table-cell>
          <table:table-cell/>
          <table:table-cell table:style-name="ce37" table:formula="of:=IF([.R28]&gt;[.$R$648];[.R28];&quot;&quot;)" office:value-type="float" office:value="523986389" calcext:value-type="float">
            <text:p>5239863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8]&gt;[.$R$648];[.T28];&quot;&quot;)" office:value-type="float" office:value="229370" calcext:value-type="float">
            <text:p>229370</text:p>
          </table:table-cell>
          <table:table-cell table:style-name="ce37" table:formula="of:=IF([.R28]&gt;[.$R$648];[.U28];&quot;&quot;)" office:value-type="float" office:value="1460" calcext:value-type="float">
            <text:p>1460</text:p>
          </table:table-cell>
          <table:table-cell table:formula="of:=IF(AND([.H28]=[.H27];[.H2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8]&lt;&gt;&quot;&quot;;[.E28];[.K28])" office:value-type="float" office:value="1460" calcext:value-type="float">
            <text:p>1460</text:p>
          </table:table-cell>
          <table:table-cell table:style-name="ce18" table:formula="of:=[.M28]-[.N28]" office:value-type="float" office:value="40" calcext:value-type="float">
            <text:p>40</text:p>
          </table:table-cell>
          <table:table-cell table:number-columns-repeated="2"/>
          <table:table-cell office:value-type="float" office:value="523986389" calcext:value-type="float">
            <text:p>523986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295234" calcext:value-type="float">
            <text:p>2126,295234</text:p>
          </table:table-cell>
          <table:table-cell table:style-name="ce37" table:formula="of:=IF([.H29]=&quot;&quot;;[.R2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9]=&quot;&quot;;[.T29];&quot;&quot;)" office:value-type="float" office:value="523986389" calcext:value-type="float">
            <text:p>523986389</text:p>
          </table:table-cell>
          <table:table-cell table:style-name="ce37" table:formula="of:=IF([.K29]=&quot;&quot;;[.U29];&quot;&quot;)" office:value-type="float" office:value="0" calcext:value-type="float">
            <text:p>0</text:p>
          </table:table-cell>
          <table:table-cell table:formula="of:=IF(AND([.B29]=[.B28];[.D28]=[.D29];[.D28]&lt;&gt;&quot;&quot;;[.B28]&lt;&gt;&quot;&quot;);&quot;Retransmisión&quot;;&quot;&quot;)">
            <text:p/>
          </table:table-cell>
          <table:table-cell/>
          <table:table-cell table:style-name="ce37" table:formula="of:=IF([.R29]&gt;[.$R$648];[.R29];&quot;&quot;)">
            <text:p/>
          </table:table-cell>
          <table:table-cell table:style-name="ce37" table:formula="of:=IF([.R29]&gt;[.$R$648];[.S29];&quot;&quot;)">
            <text:p/>
          </table:table-cell>
          <table:table-cell table:style-name="ce37" table:formula="of:=IF([.R29]&gt;[.$R$648];[.T29];&quot;&quot;)">
            <text:p/>
          </table:table-cell>
          <table:table-cell table:style-name="ce37" table:formula="of:=IF([.R29]&gt;[.$R$648];[.U29];&quot;&quot;)">
            <text:p/>
          </table:table-cell>
          <table:table-cell table:formula="of:=IF(AND([.H29]=[.H28];[.H2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9]&lt;&gt;&quot;&quot;;[.E29];[.K29])" office:value-type="float" office:value="0" calcext:value-type="float">
            <text:p>0</text:p>
          </table:table-cell>
          <table:table-cell table:style-name="ce18" table:formula="of:=[.M29]-[.N2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86389" calcext:value-type="float">
            <text:p>5239863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303899" calcext:value-type="float">
            <text:p>2126,303899</text:p>
          </table:table-cell>
          <table:table-cell table:style-name="ce37" table:formula="of:=IF([.H30]=&quot;&quot;;[.R3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0]=&quot;&quot;;[.T30];&quot;&quot;)" office:value-type="float" office:value="523987849" calcext:value-type="float">
            <text:p>523987849</text:p>
          </table:table-cell>
          <table:table-cell table:style-name="ce37" table:formula="of:=IF([.K30]=&quot;&quot;;[.U30];&quot;&quot;)" office:value-type="float" office:value="0" calcext:value-type="float">
            <text:p>0</text:p>
          </table:table-cell>
          <table:table-cell table:formula="of:=IF(AND([.B30]=[.B29];[.D29]=[.D30];[.D29]&lt;&gt;&quot;&quot;;[.B29]&lt;&gt;&quot;&quot;);&quot;Retransmisión&quot;;&quot;&quot;)">
            <text:p/>
          </table:table-cell>
          <table:table-cell/>
          <table:table-cell table:style-name="ce37" table:formula="of:=IF([.R30]&gt;[.$R$648];[.R30];&quot;&quot;)">
            <text:p/>
          </table:table-cell>
          <table:table-cell table:style-name="ce37" table:formula="of:=IF([.R30]&gt;[.$R$648];[.S30];&quot;&quot;)">
            <text:p/>
          </table:table-cell>
          <table:table-cell table:style-name="ce37" table:formula="of:=IF([.R30]&gt;[.$R$648];[.T30];&quot;&quot;)">
            <text:p/>
          </table:table-cell>
          <table:table-cell table:style-name="ce37" table:formula="of:=IF([.R30]&gt;[.$R$648];[.U30];&quot;&quot;)">
            <text:p/>
          </table:table-cell>
          <table:table-cell table:formula="of:=IF(AND([.H30]=[.H29];[.H2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0]&lt;&gt;&quot;&quot;;[.E30];[.K30])" office:value-type="float" office:value="0" calcext:value-type="float">
            <text:p>0</text:p>
          </table:table-cell>
          <table:table-cell table:style-name="ce18" table:formula="of:=[.M30]-[.N3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87849" calcext:value-type="float">
            <text:p>523987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318783" calcext:value-type="float">
            <text:p>2126,318783</text:p>
          </table:table-cell>
          <table:table-cell table:style-name="ce37" table:formula="of:=IF([.H31]=&quot;&quot;;[.R3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1]=&quot;&quot;;[.T31];&quot;&quot;)" office:value-type="float" office:value="523987849" calcext:value-type="float">
            <text:p>523987849</text:p>
          </table:table-cell>
          <table:table-cell table:style-name="ce37" table:formula="of:=IF([.K31]=&quot;&quot;;[.U31];&quot;&quot;)" office:value-type="float" office:value="0" calcext:value-type="float">
            <text:p>0</text:p>
          </table:table-cell>
          <table:table-cell table:formula="of:=IF(AND([.B31]=[.B30];[.D30]=[.D31];[.D30]&lt;&gt;&quot;&quot;;[.B3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31]&gt;[.$R$648];[.R31];&quot;&quot;)">
            <text:p/>
          </table:table-cell>
          <table:table-cell table:style-name="ce37" table:formula="of:=IF([.R31]&gt;[.$R$648];[.S31];&quot;&quot;)">
            <text:p/>
          </table:table-cell>
          <table:table-cell table:style-name="ce37" table:formula="of:=IF([.R31]&gt;[.$R$648];[.T31];&quot;&quot;)">
            <text:p/>
          </table:table-cell>
          <table:table-cell table:style-name="ce37" table:formula="of:=IF([.R31]&gt;[.$R$648];[.U31];&quot;&quot;)">
            <text:p/>
          </table:table-cell>
          <table:table-cell table:formula="of:=IF(AND([.H31]=[.H30];[.H3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1]&lt;&gt;&quot;&quot;;[.E31];[.K31])" office:value-type="float" office:value="0" calcext:value-type="float">
            <text:p>0</text:p>
          </table:table-cell>
          <table:table-cell table:style-name="ce18" table:formula="of:=[.M31]-[.N3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87849" calcext:value-type="float">
            <text:p>523987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357288" calcext:value-type="float">
            <text:p>2126,357288</text:p>
          </table:table-cell>
          <table:table-cell table:style-name="ce38" table:formula="of:=IF([.H32]=&quot;&quot;;[.R32];&quot;&quot;)">
            <text:p/>
          </table:table-cell>
          <table:table-cell table:style-name="ce40" table:formula="of:=IF([.I32]=&quot;&quot;;[.S32];&quot;&quot;)">
            <text:p/>
          </table:table-cell>
          <table:table-cell table:style-name="ce38" table:formula="of:=IF([.J32]=&quot;&quot;;[.T32];&quot;&quot;)">
            <text:p/>
          </table:table-cell>
          <table:table-cell table:style-name="ce38" table:formula="of:=IF([.K32]=&quot;&quot;;[.U32];&quot;&quot;)">
            <text:p/>
          </table:table-cell>
          <table:table-cell table:formula="of:=IF(AND([.B32]=[.B31];[.D31]=[.D32];[.D31]&lt;&gt;&quot;&quot;;[.B31]&lt;&gt;&quot;&quot;);&quot;Retransmisión&quot;;&quot;&quot;)">
            <text:p/>
          </table:table-cell>
          <table:table-cell/>
          <table:table-cell table:style-name="ce37" table:formula="of:=IF([.R32]&gt;[.$R$648];[.R32];&quot;&quot;)" office:value-type="float" office:value="523987849" calcext:value-type="float">
            <text:p>5239878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2]&gt;[.$R$648];[.T32];&quot;&quot;)" office:value-type="float" office:value="229370" calcext:value-type="float">
            <text:p>229370</text:p>
          </table:table-cell>
          <table:table-cell table:style-name="ce37" table:formula="of:=IF([.R32]&gt;[.$R$648];[.U32];&quot;&quot;)" office:value-type="float" office:value="1460" calcext:value-type="float">
            <text:p>1460</text:p>
          </table:table-cell>
          <table:table-cell table:formula="of:=IF(AND([.H32]=[.H31];[.H3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2]&lt;&gt;&quot;&quot;;[.E32];[.K32])" office:value-type="float" office:value="1460" calcext:value-type="float">
            <text:p>1460</text:p>
          </table:table-cell>
          <table:table-cell table:style-name="ce18" table:formula="of:=[.M32]-[.N32]" office:value-type="float" office:value="40" calcext:value-type="float">
            <text:p>40</text:p>
          </table:table-cell>
          <table:table-cell table:number-columns-repeated="2"/>
          <table:table-cell office:value-type="float" office:value="523987849" calcext:value-type="float">
            <text:p>523987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359711" calcext:value-type="float">
            <text:p>2126,359711</text:p>
          </table:table-cell>
          <table:table-cell table:style-name="ce38" table:formula="of:=IF([.H33]=&quot;&quot;;[.R33];&quot;&quot;)">
            <text:p/>
          </table:table-cell>
          <table:table-cell table:style-name="ce40" table:formula="of:=IF([.I33]=&quot;&quot;;[.S33];&quot;&quot;)">
            <text:p/>
          </table:table-cell>
          <table:table-cell table:style-name="ce38" table:formula="of:=IF([.J33]=&quot;&quot;;[.T33];&quot;&quot;)">
            <text:p/>
          </table:table-cell>
          <table:table-cell table:style-name="ce38" table:formula="of:=IF([.K33]=&quot;&quot;;[.U33];&quot;&quot;)">
            <text:p/>
          </table:table-cell>
          <table:table-cell table:formula="of:=IF(AND([.B33]=[.B32];[.D32]=[.D33];[.D32]&lt;&gt;&quot;&quot;;[.B32]&lt;&gt;&quot;&quot;);&quot;Retransmisión&quot;;&quot;&quot;)">
            <text:p/>
          </table:table-cell>
          <table:table-cell/>
          <table:table-cell table:style-name="ce37" table:formula="of:=IF([.R33]&gt;[.$R$648];[.R33];&quot;&quot;)" office:value-type="float" office:value="523989309" calcext:value-type="float">
            <text:p>5239893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3]&gt;[.$R$648];[.T33];&quot;&quot;)" office:value-type="float" office:value="229370" calcext:value-type="float">
            <text:p>229370</text:p>
          </table:table-cell>
          <table:table-cell table:style-name="ce37" table:formula="of:=IF([.R33]&gt;[.$R$648];[.U33];&quot;&quot;)" office:value-type="float" office:value="1460" calcext:value-type="float">
            <text:p>1460</text:p>
          </table:table-cell>
          <table:table-cell table:formula="of:=IF(AND([.H33]=[.H32];[.H3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3]&lt;&gt;&quot;&quot;;[.E33];[.K33])" office:value-type="float" office:value="1460" calcext:value-type="float">
            <text:p>1460</text:p>
          </table:table-cell>
          <table:table-cell table:style-name="ce18" table:formula="of:=[.M33]-[.N33]" office:value-type="float" office:value="40" calcext:value-type="float">
            <text:p>40</text:p>
          </table:table-cell>
          <table:table-cell table:number-columns-repeated="2"/>
          <table:table-cell office:value-type="float" office:value="523989309" calcext:value-type="float">
            <text:p>523989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361571" calcext:value-type="float">
            <text:p>2126,361571</text:p>
          </table:table-cell>
          <table:table-cell table:style-name="ce38" table:formula="of:=IF([.H34]=&quot;&quot;;[.R34];&quot;&quot;)">
            <text:p/>
          </table:table-cell>
          <table:table-cell table:style-name="ce40" table:formula="of:=IF([.I34]=&quot;&quot;;[.S34];&quot;&quot;)">
            <text:p/>
          </table:table-cell>
          <table:table-cell table:style-name="ce38" table:formula="of:=IF([.J34]=&quot;&quot;;[.T34];&quot;&quot;)">
            <text:p/>
          </table:table-cell>
          <table:table-cell table:style-name="ce38" table:formula="of:=IF([.K34]=&quot;&quot;;[.U34];&quot;&quot;)">
            <text:p/>
          </table:table-cell>
          <table:table-cell table:formula="of:=IF(AND([.B34]=[.B33];[.D33]=[.D34];[.D33]&lt;&gt;&quot;&quot;;[.B33]&lt;&gt;&quot;&quot;);&quot;Retransmisión&quot;;&quot;&quot;)">
            <text:p/>
          </table:table-cell>
          <table:table-cell/>
          <table:table-cell table:style-name="ce37" table:formula="of:=IF([.R34]&gt;[.$R$648];[.R34];&quot;&quot;)" office:value-type="float" office:value="523990769" calcext:value-type="float">
            <text:p>52399076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34]&gt;[.$R$648];[.T34];&quot;&quot;)" office:value-type="float" office:value="229370" calcext:value-type="float">
            <text:p>229370</text:p>
          </table:table-cell>
          <table:table-cell table:style-name="ce37" table:formula="of:=IF([.R34]&gt;[.$R$648];[.U34];&quot;&quot;)" office:value-type="float" office:value="1460" calcext:value-type="float">
            <text:p>1460</text:p>
          </table:table-cell>
          <table:table-cell table:formula="of:=IF(AND([.H34]=[.H33];[.H3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4]&lt;&gt;&quot;&quot;;[.E34];[.K34])" office:value-type="float" office:value="1460" calcext:value-type="float">
            <text:p>1460</text:p>
          </table:table-cell>
          <table:table-cell table:style-name="ce18" table:formula="of:=[.M34]-[.N34]" office:value-type="float" office:value="40" calcext:value-type="float">
            <text:p>40</text:p>
          </table:table-cell>
          <table:table-cell table:number-columns-repeated="2"/>
          <table:table-cell office:value-type="float" office:value="523990769" calcext:value-type="float">
            <text:p>5239907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361798" calcext:value-type="float">
            <text:p>2126,361798</text:p>
          </table:table-cell>
          <table:table-cell table:style-name="ce37" table:formula="of:=IF([.H35]=&quot;&quot;;[.R3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5]=&quot;&quot;;[.T35];&quot;&quot;)" office:value-type="float" office:value="523990769" calcext:value-type="float">
            <text:p>523990769</text:p>
          </table:table-cell>
          <table:table-cell table:style-name="ce37" table:formula="of:=IF([.K35]=&quot;&quot;;[.U35];&quot;&quot;)" office:value-type="float" office:value="0" calcext:value-type="float">
            <text:p>0</text:p>
          </table:table-cell>
          <table:table-cell table:formula="of:=IF(AND([.B35]=[.B34];[.D34]=[.D35];[.D34]&lt;&gt;&quot;&quot;;[.B34]&lt;&gt;&quot;&quot;);&quot;Retransmisión&quot;;&quot;&quot;)">
            <text:p/>
          </table:table-cell>
          <table:table-cell/>
          <table:table-cell table:style-name="ce37" table:formula="of:=IF([.R35]&gt;[.$R$648];[.R35];&quot;&quot;)">
            <text:p/>
          </table:table-cell>
          <table:table-cell table:style-name="ce37" table:formula="of:=IF([.R35]&gt;[.$R$648];[.S35];&quot;&quot;)">
            <text:p/>
          </table:table-cell>
          <table:table-cell table:style-name="ce37" table:formula="of:=IF([.R35]&gt;[.$R$648];[.T35];&quot;&quot;)">
            <text:p/>
          </table:table-cell>
          <table:table-cell table:style-name="ce37" table:formula="of:=IF([.R35]&gt;[.$R$648];[.U35];&quot;&quot;)">
            <text:p/>
          </table:table-cell>
          <table:table-cell table:formula="of:=IF(AND([.H35]=[.H34];[.H3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5]&lt;&gt;&quot;&quot;;[.E35];[.K35])" office:value-type="float" office:value="0" calcext:value-type="float">
            <text:p>0</text:p>
          </table:table-cell>
          <table:table-cell table:style-name="ce18" table:formula="of:=[.M35]-[.N3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0769" calcext:value-type="float">
            <text:p>523990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36622" calcext:value-type="float">
            <text:p>2126,36622</text:p>
          </table:table-cell>
          <table:table-cell table:style-name="ce37" table:formula="of:=IF([.H36]=&quot;&quot;;[.R3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6]=&quot;&quot;;[.T36];&quot;&quot;)" office:value-type="float" office:value="523992229" calcext:value-type="float">
            <text:p>523992229</text:p>
          </table:table-cell>
          <table:table-cell table:style-name="ce37" table:formula="of:=IF([.K36]=&quot;&quot;;[.U36];&quot;&quot;)" office:value-type="float" office:value="0" calcext:value-type="float">
            <text:p>0</text:p>
          </table:table-cell>
          <table:table-cell table:formula="of:=IF(AND([.B36]=[.B35];[.D35]=[.D36];[.D35]&lt;&gt;&quot;&quot;;[.B35]&lt;&gt;&quot;&quot;);&quot;Retransmisión&quot;;&quot;&quot;)">
            <text:p/>
          </table:table-cell>
          <table:table-cell/>
          <table:table-cell table:style-name="ce37" table:formula="of:=IF([.R36]&gt;[.$R$648];[.R36];&quot;&quot;)">
            <text:p/>
          </table:table-cell>
          <table:table-cell table:style-name="ce37" table:formula="of:=IF([.R36]&gt;[.$R$648];[.S36];&quot;&quot;)">
            <text:p/>
          </table:table-cell>
          <table:table-cell table:style-name="ce37" table:formula="of:=IF([.R36]&gt;[.$R$648];[.T36];&quot;&quot;)">
            <text:p/>
          </table:table-cell>
          <table:table-cell table:style-name="ce37" table:formula="of:=IF([.R36]&gt;[.$R$648];[.U36];&quot;&quot;)">
            <text:p/>
          </table:table-cell>
          <table:table-cell table:formula="of:=IF(AND([.H36]=[.H35];[.H3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6]&lt;&gt;&quot;&quot;;[.E36];[.K36])" office:value-type="float" office:value="0" calcext:value-type="float">
            <text:p>0</text:p>
          </table:table-cell>
          <table:table-cell table:style-name="ce18" table:formula="of:=[.M36]-[.N3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2229" calcext:value-type="float">
            <text:p>523992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368976" calcext:value-type="float">
            <text:p>2126,368976</text:p>
          </table:table-cell>
          <table:table-cell table:style-name="ce38" table:formula="of:=IF([.H37]=&quot;&quot;;[.R37];&quot;&quot;)">
            <text:p/>
          </table:table-cell>
          <table:table-cell table:style-name="ce40" table:formula="of:=IF([.I37]=&quot;&quot;;[.S37];&quot;&quot;)">
            <text:p/>
          </table:table-cell>
          <table:table-cell table:style-name="ce38" table:formula="of:=IF([.J37]=&quot;&quot;;[.T37];&quot;&quot;)">
            <text:p/>
          </table:table-cell>
          <table:table-cell table:style-name="ce38" table:formula="of:=IF([.K37]=&quot;&quot;;[.U37];&quot;&quot;)">
            <text:p/>
          </table:table-cell>
          <table:table-cell table:formula="of:=IF(AND([.B37]=[.B36];[.D36]=[.D37];[.D36]&lt;&gt;&quot;&quot;;[.B36]&lt;&gt;&quot;&quot;);&quot;Retransmisión&quot;;&quot;&quot;)">
            <text:p/>
          </table:table-cell>
          <table:table-cell/>
          <table:table-cell table:style-name="ce37" table:formula="of:=IF([.R37]&gt;[.$R$648];[.R37];&quot;&quot;)" office:value-type="float" office:value="523992229" calcext:value-type="float">
            <text:p>5239922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7]&gt;[.$R$648];[.T37];&quot;&quot;)" office:value-type="float" office:value="229370" calcext:value-type="float">
            <text:p>229370</text:p>
          </table:table-cell>
          <table:table-cell table:style-name="ce37" table:formula="of:=IF([.R37]&gt;[.$R$648];[.U37];&quot;&quot;)" office:value-type="float" office:value="1460" calcext:value-type="float">
            <text:p>1460</text:p>
          </table:table-cell>
          <table:table-cell table:formula="of:=IF(AND([.H37]=[.H36];[.H3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7]&lt;&gt;&quot;&quot;;[.E37];[.K37])" office:value-type="float" office:value="1460" calcext:value-type="float">
            <text:p>1460</text:p>
          </table:table-cell>
          <table:table-cell table:style-name="ce18" table:formula="of:=[.M37]-[.N37]" office:value-type="float" office:value="40" calcext:value-type="float">
            <text:p>40</text:p>
          </table:table-cell>
          <table:table-cell table:number-columns-repeated="2"/>
          <table:table-cell office:value-type="float" office:value="523992229" calcext:value-type="float">
            <text:p>523992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371815" calcext:value-type="float">
            <text:p>2126,371815</text:p>
          </table:table-cell>
          <table:table-cell table:style-name="ce38" table:formula="of:=IF([.H38]=&quot;&quot;;[.R38];&quot;&quot;)">
            <text:p/>
          </table:table-cell>
          <table:table-cell table:style-name="ce40" table:formula="of:=IF([.I38]=&quot;&quot;;[.S38];&quot;&quot;)">
            <text:p/>
          </table:table-cell>
          <table:table-cell table:style-name="ce38" table:formula="of:=IF([.J38]=&quot;&quot;;[.T38];&quot;&quot;)">
            <text:p/>
          </table:table-cell>
          <table:table-cell table:style-name="ce38" table:formula="of:=IF([.K38]=&quot;&quot;;[.U38];&quot;&quot;)">
            <text:p/>
          </table:table-cell>
          <table:table-cell table:formula="of:=IF(AND([.B38]=[.B37];[.D37]=[.D38];[.D37]&lt;&gt;&quot;&quot;;[.B37]&lt;&gt;&quot;&quot;);&quot;Retransmisión&quot;;&quot;&quot;)">
            <text:p/>
          </table:table-cell>
          <table:table-cell/>
          <table:table-cell table:style-name="ce37" table:formula="of:=IF([.R38]&gt;[.$R$648];[.R38];&quot;&quot;)" office:value-type="float" office:value="523993689" calcext:value-type="float">
            <text:p>5239936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8]&gt;[.$R$648];[.T38];&quot;&quot;)" office:value-type="float" office:value="229370" calcext:value-type="float">
            <text:p>229370</text:p>
          </table:table-cell>
          <table:table-cell table:style-name="ce37" table:formula="of:=IF([.R38]&gt;[.$R$648];[.U38];&quot;&quot;)" office:value-type="float" office:value="1460" calcext:value-type="float">
            <text:p>1460</text:p>
          </table:table-cell>
          <table:table-cell table:formula="of:=IF(AND([.H38]=[.H37];[.H3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8]&lt;&gt;&quot;&quot;;[.E38];[.K38])" office:value-type="float" office:value="1460" calcext:value-type="float">
            <text:p>1460</text:p>
          </table:table-cell>
          <table:table-cell table:style-name="ce18" table:formula="of:=[.M38]-[.N38]" office:value-type="float" office:value="40" calcext:value-type="float">
            <text:p>40</text:p>
          </table:table-cell>
          <table:table-cell table:number-columns-repeated="2"/>
          <table:table-cell office:value-type="float" office:value="523993689" calcext:value-type="float">
            <text:p>523993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37363" calcext:value-type="float">
            <text:p>2126,37363</text:p>
          </table:table-cell>
          <table:table-cell table:style-name="ce38" table:formula="of:=IF([.H39]=&quot;&quot;;[.R39];&quot;&quot;)">
            <text:p/>
          </table:table-cell>
          <table:table-cell table:style-name="ce40" table:formula="of:=IF([.I39]=&quot;&quot;;[.S39];&quot;&quot;)">
            <text:p/>
          </table:table-cell>
          <table:table-cell table:style-name="ce38" table:formula="of:=IF([.J39]=&quot;&quot;;[.T39];&quot;&quot;)">
            <text:p/>
          </table:table-cell>
          <table:table-cell table:style-name="ce38" table:formula="of:=IF([.K39]=&quot;&quot;;[.U39];&quot;&quot;)">
            <text:p/>
          </table:table-cell>
          <table:table-cell table:formula="of:=IF(AND([.B39]=[.B38];[.D38]=[.D39];[.D38]&lt;&gt;&quot;&quot;;[.B38]&lt;&gt;&quot;&quot;);&quot;Retransmisión&quot;;&quot;&quot;)">
            <text:p/>
          </table:table-cell>
          <table:table-cell/>
          <table:table-cell table:style-name="ce37" table:formula="of:=IF([.R39]&gt;[.$R$648];[.R39];&quot;&quot;)" office:value-type="float" office:value="523995149" calcext:value-type="float">
            <text:p>5239951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9]&gt;[.$R$648];[.T39];&quot;&quot;)" office:value-type="float" office:value="229370" calcext:value-type="float">
            <text:p>229370</text:p>
          </table:table-cell>
          <table:table-cell table:style-name="ce37" table:formula="of:=IF([.R39]&gt;[.$R$648];[.U39];&quot;&quot;)" office:value-type="float" office:value="1460" calcext:value-type="float">
            <text:p>1460</text:p>
          </table:table-cell>
          <table:table-cell table:formula="of:=IF(AND([.H39]=[.H38];[.H3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9]&lt;&gt;&quot;&quot;;[.E39];[.K39])" office:value-type="float" office:value="1460" calcext:value-type="float">
            <text:p>1460</text:p>
          </table:table-cell>
          <table:table-cell table:style-name="ce18" table:formula="of:=[.M39]-[.N39]" office:value-type="float" office:value="40" calcext:value-type="float">
            <text:p>40</text:p>
          </table:table-cell>
          <table:table-cell table:number-columns-repeated="2"/>
          <table:table-cell office:value-type="float" office:value="523995149" calcext:value-type="float">
            <text:p>523995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374962" calcext:value-type="float">
            <text:p>2126,374962</text:p>
          </table:table-cell>
          <table:table-cell table:style-name="ce37" table:formula="of:=IF([.H40]=&quot;&quot;;[.R4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0]=&quot;&quot;;[.T40];&quot;&quot;)" office:value-type="float" office:value="523995149" calcext:value-type="float">
            <text:p>523995149</text:p>
          </table:table-cell>
          <table:table-cell table:style-name="ce37" table:formula="of:=IF([.K40]=&quot;&quot;;[.U40];&quot;&quot;)" office:value-type="float" office:value="0" calcext:value-type="float">
            <text:p>0</text:p>
          </table:table-cell>
          <table:table-cell table:formula="of:=IF(AND([.B40]=[.B39];[.D39]=[.D40];[.D39]&lt;&gt;&quot;&quot;;[.B39]&lt;&gt;&quot;&quot;);&quot;Retransmisión&quot;;&quot;&quot;)">
            <text:p/>
          </table:table-cell>
          <table:table-cell/>
          <table:table-cell table:style-name="ce37" table:formula="of:=IF([.R40]&gt;[.$R$648];[.R40];&quot;&quot;)">
            <text:p/>
          </table:table-cell>
          <table:table-cell table:style-name="ce37" table:formula="of:=IF([.R40]&gt;[.$R$648];[.S40];&quot;&quot;)">
            <text:p/>
          </table:table-cell>
          <table:table-cell table:style-name="ce37" table:formula="of:=IF([.R40]&gt;[.$R$648];[.T40];&quot;&quot;)">
            <text:p/>
          </table:table-cell>
          <table:table-cell table:style-name="ce37" table:formula="of:=IF([.R40]&gt;[.$R$648];[.U40];&quot;&quot;)">
            <text:p/>
          </table:table-cell>
          <table:table-cell table:formula="of:=IF(AND([.H40]=[.H39];[.H3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0]&lt;&gt;&quot;&quot;;[.E40];[.K40])" office:value-type="float" office:value="0" calcext:value-type="float">
            <text:p>0</text:p>
          </table:table-cell>
          <table:table-cell table:style-name="ce18" table:formula="of:=[.M40]-[.N4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5149" calcext:value-type="float">
            <text:p>5239951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377623" calcext:value-type="float">
            <text:p>2126,377623</text:p>
          </table:table-cell>
          <table:table-cell table:style-name="ce38" table:formula="of:=IF([.H41]=&quot;&quot;;[.R41];&quot;&quot;)">
            <text:p/>
          </table:table-cell>
          <table:table-cell table:style-name="ce40" table:formula="of:=IF([.I41]=&quot;&quot;;[.S41];&quot;&quot;)">
            <text:p/>
          </table:table-cell>
          <table:table-cell table:style-name="ce38" table:formula="of:=IF([.J41]=&quot;&quot;;[.T41];&quot;&quot;)">
            <text:p/>
          </table:table-cell>
          <table:table-cell table:style-name="ce38" table:formula="of:=IF([.K41]=&quot;&quot;;[.U41];&quot;&quot;)">
            <text:p/>
          </table:table-cell>
          <table:table-cell table:formula="of:=IF(AND([.B41]=[.B40];[.D40]=[.D41];[.D40]&lt;&gt;&quot;&quot;;[.B40]&lt;&gt;&quot;&quot;);&quot;Retransmisión&quot;;&quot;&quot;)">
            <text:p/>
          </table:table-cell>
          <table:table-cell/>
          <table:table-cell table:style-name="ce37" table:formula="of:=IF([.R41]&gt;[.$R$648];[.R41];&quot;&quot;)" office:value-type="float" office:value="523996609" calcext:value-type="float">
            <text:p>5239966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1]&gt;[.$R$648];[.T41];&quot;&quot;)" office:value-type="float" office:value="229370" calcext:value-type="float">
            <text:p>229370</text:p>
          </table:table-cell>
          <table:table-cell table:style-name="ce37" table:formula="of:=IF([.R41]&gt;[.$R$648];[.U41];&quot;&quot;)" office:value-type="float" office:value="1460" calcext:value-type="float">
            <text:p>1460</text:p>
          </table:table-cell>
          <table:table-cell table:formula="of:=IF(AND([.H41]=[.H40];[.H4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1]&lt;&gt;&quot;&quot;;[.E41];[.K41])" office:value-type="float" office:value="1460" calcext:value-type="float">
            <text:p>1460</text:p>
          </table:table-cell>
          <table:table-cell table:style-name="ce18" table:formula="of:=[.M41]-[.N41]" office:value-type="float" office:value="40" calcext:value-type="float">
            <text:p>40</text:p>
          </table:table-cell>
          <table:table-cell table:number-columns-repeated="2"/>
          <table:table-cell office:value-type="float" office:value="523996609" calcext:value-type="float">
            <text:p>523996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379444" calcext:value-type="float">
            <text:p>2126,379444</text:p>
          </table:table-cell>
          <table:table-cell table:style-name="ce38" table:formula="of:=IF([.H42]=&quot;&quot;;[.R42];&quot;&quot;)">
            <text:p/>
          </table:table-cell>
          <table:table-cell table:style-name="ce40" table:formula="of:=IF([.I42]=&quot;&quot;;[.S42];&quot;&quot;)">
            <text:p/>
          </table:table-cell>
          <table:table-cell table:style-name="ce38" table:formula="of:=IF([.J42]=&quot;&quot;;[.T42];&quot;&quot;)">
            <text:p/>
          </table:table-cell>
          <table:table-cell table:style-name="ce38" table:formula="of:=IF([.K42]=&quot;&quot;;[.U42];&quot;&quot;)">
            <text:p/>
          </table:table-cell>
          <table:table-cell table:formula="of:=IF(AND([.B42]=[.B41];[.D41]=[.D42];[.D41]&lt;&gt;&quot;&quot;;[.B41]&lt;&gt;&quot;&quot;);&quot;Retransmisión&quot;;&quot;&quot;)">
            <text:p/>
          </table:table-cell>
          <table:table-cell/>
          <table:table-cell table:style-name="ce37" table:formula="of:=IF([.R42]&gt;[.$R$648];[.R42];&quot;&quot;)" office:value-type="float" office:value="523998069" calcext:value-type="float">
            <text:p>5239980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2]&gt;[.$R$648];[.T42];&quot;&quot;)" office:value-type="float" office:value="229370" calcext:value-type="float">
            <text:p>229370</text:p>
          </table:table-cell>
          <table:table-cell table:style-name="ce37" table:formula="of:=IF([.R42]&gt;[.$R$648];[.U42];&quot;&quot;)" office:value-type="float" office:value="1460" calcext:value-type="float">
            <text:p>1460</text:p>
          </table:table-cell>
          <table:table-cell table:formula="of:=IF(AND([.H42]=[.H41];[.H4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2]&lt;&gt;&quot;&quot;;[.E42];[.K42])" office:value-type="float" office:value="1460" calcext:value-type="float">
            <text:p>1460</text:p>
          </table:table-cell>
          <table:table-cell table:style-name="ce18" table:formula="of:=[.M42]-[.N42]" office:value-type="float" office:value="40" calcext:value-type="float">
            <text:p>40</text:p>
          </table:table-cell>
          <table:table-cell table:number-columns-repeated="2"/>
          <table:table-cell office:value-type="float" office:value="523998069" calcext:value-type="float">
            <text:p>523998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380966" calcext:value-type="float">
            <text:p>2126,380966</text:p>
          </table:table-cell>
          <table:table-cell table:style-name="ce37" table:formula="of:=IF([.H43]=&quot;&quot;;[.R4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3]=&quot;&quot;;[.T43];&quot;&quot;)" office:value-type="float" office:value="523998069" calcext:value-type="float">
            <text:p>523998069</text:p>
          </table:table-cell>
          <table:table-cell table:style-name="ce37" table:formula="of:=IF([.K43]=&quot;&quot;;[.U43];&quot;&quot;)" office:value-type="float" office:value="0" calcext:value-type="float">
            <text:p>0</text:p>
          </table:table-cell>
          <table:table-cell table:formula="of:=IF(AND([.B43]=[.B42];[.D42]=[.D43];[.D42]&lt;&gt;&quot;&quot;;[.B42]&lt;&gt;&quot;&quot;);&quot;Retransmisión&quot;;&quot;&quot;)">
            <text:p/>
          </table:table-cell>
          <table:table-cell/>
          <table:table-cell table:style-name="ce37" table:formula="of:=IF([.R43]&gt;[.$R$648];[.R43];&quot;&quot;)">
            <text:p/>
          </table:table-cell>
          <table:table-cell table:style-name="ce37" table:formula="of:=IF([.R43]&gt;[.$R$648];[.S43];&quot;&quot;)">
            <text:p/>
          </table:table-cell>
          <table:table-cell table:style-name="ce37" table:formula="of:=IF([.R43]&gt;[.$R$648];[.T43];&quot;&quot;)">
            <text:p/>
          </table:table-cell>
          <table:table-cell table:style-name="ce37" table:formula="of:=IF([.R43]&gt;[.$R$648];[.U43];&quot;&quot;)">
            <text:p/>
          </table:table-cell>
          <table:table-cell table:formula="of:=IF(AND([.H43]=[.H42];[.H4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3]&lt;&gt;&quot;&quot;;[.E43];[.K43])" office:value-type="float" office:value="0" calcext:value-type="float">
            <text:p>0</text:p>
          </table:table-cell>
          <table:table-cell table:style-name="ce18" table:formula="of:=[.M43]-[.N4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8069" calcext:value-type="float">
            <text:p>5239980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390013" calcext:value-type="float">
            <text:p>2126,390013</text:p>
          </table:table-cell>
          <table:table-cell table:style-name="ce37" table:formula="of:=IF([.H44]=&quot;&quot;;[.R4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4]=&quot;&quot;;[.T44];&quot;&quot;)" office:value-type="float" office:value="523999529" calcext:value-type="float">
            <text:p>523999529</text:p>
          </table:table-cell>
          <table:table-cell table:style-name="ce37" table:formula="of:=IF([.K44]=&quot;&quot;;[.U44];&quot;&quot;)" office:value-type="float" office:value="0" calcext:value-type="float">
            <text:p>0</text:p>
          </table:table-cell>
          <table:table-cell table:formula="of:=IF(AND([.B44]=[.B43];[.D43]=[.D44];[.D43]&lt;&gt;&quot;&quot;;[.B43]&lt;&gt;&quot;&quot;);&quot;Retransmisión&quot;;&quot;&quot;)">
            <text:p/>
          </table:table-cell>
          <table:table-cell/>
          <table:table-cell table:style-name="ce37" table:formula="of:=IF([.R44]&gt;[.$R$648];[.R44];&quot;&quot;)">
            <text:p/>
          </table:table-cell>
          <table:table-cell table:style-name="ce37" table:formula="of:=IF([.R44]&gt;[.$R$648];[.S44];&quot;&quot;)">
            <text:p/>
          </table:table-cell>
          <table:table-cell table:style-name="ce37" table:formula="of:=IF([.R44]&gt;[.$R$648];[.T44];&quot;&quot;)">
            <text:p/>
          </table:table-cell>
          <table:table-cell table:style-name="ce37" table:formula="of:=IF([.R44]&gt;[.$R$648];[.U44];&quot;&quot;)">
            <text:p/>
          </table:table-cell>
          <table:table-cell table:formula="of:=IF(AND([.H44]=[.H43];[.H4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4]&lt;&gt;&quot;&quot;;[.E44];[.K44])" office:value-type="float" office:value="0" calcext:value-type="float">
            <text:p>0</text:p>
          </table:table-cell>
          <table:table-cell table:style-name="ce18" table:formula="of:=[.M44]-[.N4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9529" calcext:value-type="float">
            <text:p>5239995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403532" calcext:value-type="float">
            <text:p>2126,403532</text:p>
          </table:table-cell>
          <table:table-cell table:style-name="ce37" table:formula="of:=IF([.H45]=&quot;&quot;;[.R4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5]=&quot;&quot;;[.T45];&quot;&quot;)" office:value-type="float" office:value="523999529" calcext:value-type="float">
            <text:p>523999529</text:p>
          </table:table-cell>
          <table:table-cell table:style-name="ce37" table:formula="of:=IF([.K45]=&quot;&quot;;[.U45];&quot;&quot;)" office:value-type="float" office:value="0" calcext:value-type="float">
            <text:p>0</text:p>
          </table:table-cell>
          <table:table-cell table:formula="of:=IF(AND([.B45]=[.B44];[.D44]=[.D45];[.D44]&lt;&gt;&quot;&quot;;[.B4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45]&gt;[.$R$648];[.R45];&quot;&quot;)">
            <text:p/>
          </table:table-cell>
          <table:table-cell table:style-name="ce37" table:formula="of:=IF([.R45]&gt;[.$R$648];[.S45];&quot;&quot;)">
            <text:p/>
          </table:table-cell>
          <table:table-cell table:style-name="ce37" table:formula="of:=IF([.R45]&gt;[.$R$648];[.T45];&quot;&quot;)">
            <text:p/>
          </table:table-cell>
          <table:table-cell table:style-name="ce37" table:formula="of:=IF([.R45]&gt;[.$R$648];[.U45];&quot;&quot;)">
            <text:p/>
          </table:table-cell>
          <table:table-cell table:formula="of:=IF(AND([.H45]=[.H44];[.H4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5]&lt;&gt;&quot;&quot;;[.E45];[.K45])" office:value-type="float" office:value="0" calcext:value-type="float">
            <text:p>0</text:p>
          </table:table-cell>
          <table:table-cell table:style-name="ce18" table:formula="of:=[.M45]-[.N4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9529" calcext:value-type="float">
            <text:p>5239995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433759" calcext:value-type="float">
            <text:p>2126,433759</text:p>
          </table:table-cell>
          <table:table-cell table:style-name="ce38" table:formula="of:=IF([.H46]=&quot;&quot;;[.R46];&quot;&quot;)">
            <text:p/>
          </table:table-cell>
          <table:table-cell table:style-name="ce40" table:formula="of:=IF([.I46]=&quot;&quot;;[.S46];&quot;&quot;)">
            <text:p/>
          </table:table-cell>
          <table:table-cell table:style-name="ce38" table:formula="of:=IF([.J46]=&quot;&quot;;[.T46];&quot;&quot;)">
            <text:p/>
          </table:table-cell>
          <table:table-cell table:style-name="ce38" table:formula="of:=IF([.K46]=&quot;&quot;;[.U46];&quot;&quot;)">
            <text:p/>
          </table:table-cell>
          <table:table-cell table:formula="of:=IF(AND([.B46]=[.B45];[.D45]=[.D46];[.D45]&lt;&gt;&quot;&quot;;[.B45]&lt;&gt;&quot;&quot;);&quot;Retransmisión&quot;;&quot;&quot;)">
            <text:p/>
          </table:table-cell>
          <table:table-cell/>
          <table:table-cell table:style-name="ce37" table:formula="of:=IF([.R46]&gt;[.$R$648];[.R46];&quot;&quot;)" office:value-type="float" office:value="523999529" calcext:value-type="float">
            <text:p>5239995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6]&gt;[.$R$648];[.T46];&quot;&quot;)" office:value-type="float" office:value="229370" calcext:value-type="float">
            <text:p>229370</text:p>
          </table:table-cell>
          <table:table-cell table:style-name="ce37" table:formula="of:=IF([.R46]&gt;[.$R$648];[.U46];&quot;&quot;)" office:value-type="float" office:value="1460" calcext:value-type="float">
            <text:p>1460</text:p>
          </table:table-cell>
          <table:table-cell table:formula="of:=IF(AND([.H46]=[.H45];[.H4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6]&lt;&gt;&quot;&quot;;[.E46];[.K46])" office:value-type="float" office:value="1460" calcext:value-type="float">
            <text:p>1460</text:p>
          </table:table-cell>
          <table:table-cell table:style-name="ce18" table:formula="of:=[.M46]-[.N46]" office:value-type="float" office:value="40" calcext:value-type="float">
            <text:p>40</text:p>
          </table:table-cell>
          <table:table-cell table:number-columns-repeated="2"/>
          <table:table-cell office:value-type="float" office:value="523999529" calcext:value-type="float">
            <text:p>523999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36389" calcext:value-type="float">
            <text:p>2126,436389</text:p>
          </table:table-cell>
          <table:table-cell table:style-name="ce38" table:formula="of:=IF([.H47]=&quot;&quot;;[.R47];&quot;&quot;)">
            <text:p/>
          </table:table-cell>
          <table:table-cell table:style-name="ce40" table:formula="of:=IF([.I47]=&quot;&quot;;[.S47];&quot;&quot;)">
            <text:p/>
          </table:table-cell>
          <table:table-cell table:style-name="ce38" table:formula="of:=IF([.J47]=&quot;&quot;;[.T47];&quot;&quot;)">
            <text:p/>
          </table:table-cell>
          <table:table-cell table:style-name="ce38" table:formula="of:=IF([.K47]=&quot;&quot;;[.U47];&quot;&quot;)">
            <text:p/>
          </table:table-cell>
          <table:table-cell table:formula="of:=IF(AND([.B47]=[.B46];[.D46]=[.D47];[.D46]&lt;&gt;&quot;&quot;;[.B46]&lt;&gt;&quot;&quot;);&quot;Retransmisión&quot;;&quot;&quot;)">
            <text:p/>
          </table:table-cell>
          <table:table-cell/>
          <table:table-cell table:style-name="ce37" table:formula="of:=IF([.R47]&gt;[.$R$648];[.R47];&quot;&quot;)" office:value-type="float" office:value="524000989" calcext:value-type="float">
            <text:p>5240009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7]&gt;[.$R$648];[.T47];&quot;&quot;)" office:value-type="float" office:value="229370" calcext:value-type="float">
            <text:p>229370</text:p>
          </table:table-cell>
          <table:table-cell table:style-name="ce37" table:formula="of:=IF([.R47]&gt;[.$R$648];[.U47];&quot;&quot;)" office:value-type="float" office:value="1460" calcext:value-type="float">
            <text:p>1460</text:p>
          </table:table-cell>
          <table:table-cell table:formula="of:=IF(AND([.H47]=[.H46];[.H4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7]&lt;&gt;&quot;&quot;;[.E47];[.K47])" office:value-type="float" office:value="1460" calcext:value-type="float">
            <text:p>1460</text:p>
          </table:table-cell>
          <table:table-cell table:style-name="ce18" table:formula="of:=[.M47]-[.N47]" office:value-type="float" office:value="40" calcext:value-type="float">
            <text:p>40</text:p>
          </table:table-cell>
          <table:table-cell table:number-columns-repeated="2"/>
          <table:table-cell office:value-type="float" office:value="524000989" calcext:value-type="float">
            <text:p>524000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3907" calcext:value-type="float">
            <text:p>2126,43907</text:p>
          </table:table-cell>
          <table:table-cell table:style-name="ce38" table:formula="of:=IF([.H48]=&quot;&quot;;[.R48];&quot;&quot;)">
            <text:p/>
          </table:table-cell>
          <table:table-cell table:style-name="ce40" table:formula="of:=IF([.I48]=&quot;&quot;;[.S48];&quot;&quot;)">
            <text:p/>
          </table:table-cell>
          <table:table-cell table:style-name="ce38" table:formula="of:=IF([.J48]=&quot;&quot;;[.T48];&quot;&quot;)">
            <text:p/>
          </table:table-cell>
          <table:table-cell table:style-name="ce38" table:formula="of:=IF([.K48]=&quot;&quot;;[.U48];&quot;&quot;)">
            <text:p/>
          </table:table-cell>
          <table:table-cell table:formula="of:=IF(AND([.B48]=[.B47];[.D47]=[.D48];[.D47]&lt;&gt;&quot;&quot;;[.B47]&lt;&gt;&quot;&quot;);&quot;Retransmisión&quot;;&quot;&quot;)">
            <text:p/>
          </table:table-cell>
          <table:table-cell/>
          <table:table-cell table:style-name="ce37" table:formula="of:=IF([.R48]&gt;[.$R$648];[.R48];&quot;&quot;)" office:value-type="float" office:value="524002449" calcext:value-type="float">
            <text:p>5240024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8]&gt;[.$R$648];[.T48];&quot;&quot;)" office:value-type="float" office:value="229370" calcext:value-type="float">
            <text:p>229370</text:p>
          </table:table-cell>
          <table:table-cell table:style-name="ce37" table:formula="of:=IF([.R48]&gt;[.$R$648];[.U48];&quot;&quot;)" office:value-type="float" office:value="1460" calcext:value-type="float">
            <text:p>1460</text:p>
          </table:table-cell>
          <table:table-cell table:formula="of:=IF(AND([.H48]=[.H47];[.H4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8]&lt;&gt;&quot;&quot;;[.E48];[.K48])" office:value-type="float" office:value="1460" calcext:value-type="float">
            <text:p>1460</text:p>
          </table:table-cell>
          <table:table-cell table:style-name="ce18" table:formula="of:=[.M48]-[.N48]" office:value-type="float" office:value="40" calcext:value-type="float">
            <text:p>40</text:p>
          </table:table-cell>
          <table:table-cell table:number-columns-repeated="2"/>
          <table:table-cell office:value-type="float" office:value="524002449" calcext:value-type="float">
            <text:p>524002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39295" calcext:value-type="float">
            <text:p>2126,439295</text:p>
          </table:table-cell>
          <table:table-cell table:style-name="ce37" table:formula="of:=IF([.H49]=&quot;&quot;;[.R4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9]=&quot;&quot;;[.T49];&quot;&quot;)" office:value-type="float" office:value="524002449" calcext:value-type="float">
            <text:p>524002449</text:p>
          </table:table-cell>
          <table:table-cell table:style-name="ce37" table:formula="of:=IF([.K49]=&quot;&quot;;[.U49];&quot;&quot;)" office:value-type="float" office:value="0" calcext:value-type="float">
            <text:p>0</text:p>
          </table:table-cell>
          <table:table-cell table:formula="of:=IF(AND([.B49]=[.B48];[.D48]=[.D49];[.D48]&lt;&gt;&quot;&quot;;[.B48]&lt;&gt;&quot;&quot;);&quot;Retransmisión&quot;;&quot;&quot;)">
            <text:p/>
          </table:table-cell>
          <table:table-cell/>
          <table:table-cell table:style-name="ce37" table:formula="of:=IF([.R49]&gt;[.$R$648];[.R49];&quot;&quot;)">
            <text:p/>
          </table:table-cell>
          <table:table-cell table:style-name="ce37" table:formula="of:=IF([.R49]&gt;[.$R$648];[.S49];&quot;&quot;)">
            <text:p/>
          </table:table-cell>
          <table:table-cell table:style-name="ce37" table:formula="of:=IF([.R49]&gt;[.$R$648];[.T49];&quot;&quot;)">
            <text:p/>
          </table:table-cell>
          <table:table-cell table:style-name="ce37" table:formula="of:=IF([.R49]&gt;[.$R$648];[.U49];&quot;&quot;)">
            <text:p/>
          </table:table-cell>
          <table:table-cell table:formula="of:=IF(AND([.H49]=[.H48];[.H4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9]&lt;&gt;&quot;&quot;;[.E49];[.K49])" office:value-type="float" office:value="0" calcext:value-type="float">
            <text:p>0</text:p>
          </table:table-cell>
          <table:table-cell table:style-name="ce18" table:formula="of:=[.M49]-[.N4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02449" calcext:value-type="float">
            <text:p>5240024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441449" calcext:value-type="float">
            <text:p>2126,441449</text:p>
          </table:table-cell>
          <table:table-cell table:style-name="ce38" table:formula="of:=IF([.H50]=&quot;&quot;;[.R50];&quot;&quot;)">
            <text:p/>
          </table:table-cell>
          <table:table-cell table:style-name="ce40" table:formula="of:=IF([.I50]=&quot;&quot;;[.S50];&quot;&quot;)">
            <text:p/>
          </table:table-cell>
          <table:table-cell table:style-name="ce38" table:formula="of:=IF([.J50]=&quot;&quot;;[.T50];&quot;&quot;)">
            <text:p/>
          </table:table-cell>
          <table:table-cell table:style-name="ce38" table:formula="of:=IF([.K50]=&quot;&quot;;[.U50];&quot;&quot;)">
            <text:p/>
          </table:table-cell>
          <table:table-cell table:formula="of:=IF(AND([.B50]=[.B49];[.D49]=[.D50];[.D49]&lt;&gt;&quot;&quot;;[.B49]&lt;&gt;&quot;&quot;);&quot;Retransmisión&quot;;&quot;&quot;)">
            <text:p/>
          </table:table-cell>
          <table:table-cell/>
          <table:table-cell table:style-name="ce37" table:formula="of:=IF([.R50]&gt;[.$R$648];[.R50];&quot;&quot;)" office:value-type="float" office:value="524003909" calcext:value-type="float">
            <text:p>5240039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0]&gt;[.$R$648];[.T50];&quot;&quot;)" office:value-type="float" office:value="229370" calcext:value-type="float">
            <text:p>229370</text:p>
          </table:table-cell>
          <table:table-cell table:style-name="ce37" table:formula="of:=IF([.R50]&gt;[.$R$648];[.U50];&quot;&quot;)" office:value-type="float" office:value="1460" calcext:value-type="float">
            <text:p>1460</text:p>
          </table:table-cell>
          <table:table-cell table:formula="of:=IF(AND([.H50]=[.H49];[.H4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0]&lt;&gt;&quot;&quot;;[.E50];[.K50])" office:value-type="float" office:value="1460" calcext:value-type="float">
            <text:p>1460</text:p>
          </table:table-cell>
          <table:table-cell table:style-name="ce18" table:formula="of:=[.M50]-[.N50]" office:value-type="float" office:value="40" calcext:value-type="float">
            <text:p>40</text:p>
          </table:table-cell>
          <table:table-cell table:number-columns-repeated="2"/>
          <table:table-cell office:value-type="float" office:value="524003909" calcext:value-type="float">
            <text:p>524003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43294" calcext:value-type="float">
            <text:p>2126,443294</text:p>
          </table:table-cell>
          <table:table-cell table:style-name="ce38" table:formula="of:=IF([.H51]=&quot;&quot;;[.R51];&quot;&quot;)">
            <text:p/>
          </table:table-cell>
          <table:table-cell table:style-name="ce40" table:formula="of:=IF([.I51]=&quot;&quot;;[.S51];&quot;&quot;)">
            <text:p/>
          </table:table-cell>
          <table:table-cell table:style-name="ce38" table:formula="of:=IF([.J51]=&quot;&quot;;[.T51];&quot;&quot;)">
            <text:p/>
          </table:table-cell>
          <table:table-cell table:style-name="ce38" table:formula="of:=IF([.K51]=&quot;&quot;;[.U51];&quot;&quot;)">
            <text:p/>
          </table:table-cell>
          <table:table-cell table:formula="of:=IF(AND([.B51]=[.B50];[.D50]=[.D51];[.D50]&lt;&gt;&quot;&quot;;[.B50]&lt;&gt;&quot;&quot;);&quot;Retransmisión&quot;;&quot;&quot;)">
            <text:p/>
          </table:table-cell>
          <table:table-cell/>
          <table:table-cell table:style-name="ce37" table:formula="of:=IF([.R51]&gt;[.$R$648];[.R51];&quot;&quot;)" office:value-type="float" office:value="524005369" calcext:value-type="float">
            <text:p>52400536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51]&gt;[.$R$648];[.T51];&quot;&quot;)" office:value-type="float" office:value="229370" calcext:value-type="float">
            <text:p>229370</text:p>
          </table:table-cell>
          <table:table-cell table:style-name="ce37" table:formula="of:=IF([.R51]&gt;[.$R$648];[.U51];&quot;&quot;)" office:value-type="float" office:value="1460" calcext:value-type="float">
            <text:p>1460</text:p>
          </table:table-cell>
          <table:table-cell table:formula="of:=IF(AND([.H51]=[.H50];[.H5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1]&lt;&gt;&quot;&quot;;[.E51];[.K51])" office:value-type="float" office:value="1460" calcext:value-type="float">
            <text:p>1460</text:p>
          </table:table-cell>
          <table:table-cell table:style-name="ce18" table:formula="of:=[.M51]-[.N51]" office:value-type="float" office:value="40" calcext:value-type="float">
            <text:p>40</text:p>
          </table:table-cell>
          <table:table-cell table:number-columns-repeated="2"/>
          <table:table-cell office:value-type="float" office:value="524005369" calcext:value-type="float">
            <text:p>5240053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44443" calcext:value-type="float">
            <text:p>2126,444443</text:p>
          </table:table-cell>
          <table:table-cell table:style-name="ce37" table:formula="of:=IF([.H52]=&quot;&quot;;[.R5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2]=&quot;&quot;;[.T52];&quot;&quot;)" office:value-type="float" office:value="524005369" calcext:value-type="float">
            <text:p>524005369</text:p>
          </table:table-cell>
          <table:table-cell table:style-name="ce37" table:formula="of:=IF([.K52]=&quot;&quot;;[.U52];&quot;&quot;)" office:value-type="float" office:value="0" calcext:value-type="float">
            <text:p>0</text:p>
          </table:table-cell>
          <table:table-cell table:formula="of:=IF(AND([.B52]=[.B51];[.D51]=[.D52];[.D51]&lt;&gt;&quot;&quot;;[.B51]&lt;&gt;&quot;&quot;);&quot;Retransmisión&quot;;&quot;&quot;)">
            <text:p/>
          </table:table-cell>
          <table:table-cell/>
          <table:table-cell table:style-name="ce37" table:formula="of:=IF([.R52]&gt;[.$R$648];[.R52];&quot;&quot;)">
            <text:p/>
          </table:table-cell>
          <table:table-cell table:style-name="ce37" table:formula="of:=IF([.R52]&gt;[.$R$648];[.S52];&quot;&quot;)">
            <text:p/>
          </table:table-cell>
          <table:table-cell table:style-name="ce37" table:formula="of:=IF([.R52]&gt;[.$R$648];[.T52];&quot;&quot;)">
            <text:p/>
          </table:table-cell>
          <table:table-cell table:style-name="ce37" table:formula="of:=IF([.R52]&gt;[.$R$648];[.U52];&quot;&quot;)">
            <text:p/>
          </table:table-cell>
          <table:table-cell table:formula="of:=IF(AND([.H52]=[.H51];[.H5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2]&lt;&gt;&quot;&quot;;[.E52];[.K52])" office:value-type="float" office:value="0" calcext:value-type="float">
            <text:p>0</text:p>
          </table:table-cell>
          <table:table-cell table:style-name="ce18" table:formula="of:=[.M52]-[.N5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05369" calcext:value-type="float">
            <text:p>5240053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447981" calcext:value-type="float">
            <text:p>2126,447981</text:p>
          </table:table-cell>
          <table:table-cell table:style-name="ce38" table:formula="of:=IF([.H53]=&quot;&quot;;[.R53];&quot;&quot;)">
            <text:p/>
          </table:table-cell>
          <table:table-cell table:style-name="ce40" table:formula="of:=IF([.I53]=&quot;&quot;;[.S53];&quot;&quot;)">
            <text:p/>
          </table:table-cell>
          <table:table-cell table:style-name="ce38" table:formula="of:=IF([.J53]=&quot;&quot;;[.T53];&quot;&quot;)">
            <text:p/>
          </table:table-cell>
          <table:table-cell table:style-name="ce38" table:formula="of:=IF([.K53]=&quot;&quot;;[.U53];&quot;&quot;)">
            <text:p/>
          </table:table-cell>
          <table:table-cell table:formula="of:=IF(AND([.B53]=[.B52];[.D52]=[.D53];[.D52]&lt;&gt;&quot;&quot;;[.B52]&lt;&gt;&quot;&quot;);&quot;Retransmisión&quot;;&quot;&quot;)">
            <text:p/>
          </table:table-cell>
          <table:table-cell/>
          <table:table-cell table:style-name="ce37" table:formula="of:=IF([.R53]&gt;[.$R$648];[.R53];&quot;&quot;)" office:value-type="float" office:value="524006829" calcext:value-type="float">
            <text:p>5240068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3]&gt;[.$R$648];[.T53];&quot;&quot;)" office:value-type="float" office:value="229370" calcext:value-type="float">
            <text:p>229370</text:p>
          </table:table-cell>
          <table:table-cell table:style-name="ce37" table:formula="of:=IF([.R53]&gt;[.$R$648];[.U53];&quot;&quot;)" office:value-type="float" office:value="1460" calcext:value-type="float">
            <text:p>1460</text:p>
          </table:table-cell>
          <table:table-cell table:formula="of:=IF(AND([.H53]=[.H52];[.H5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3]&lt;&gt;&quot;&quot;;[.E53];[.K53])" office:value-type="float" office:value="1460" calcext:value-type="float">
            <text:p>1460</text:p>
          </table:table-cell>
          <table:table-cell table:style-name="ce18" table:formula="of:=[.M53]-[.N53]" office:value-type="float" office:value="40" calcext:value-type="float">
            <text:p>40</text:p>
          </table:table-cell>
          <table:table-cell table:number-columns-repeated="2"/>
          <table:table-cell office:value-type="float" office:value="524006829" calcext:value-type="float">
            <text:p>524006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50688" calcext:value-type="float">
            <text:p>2126,450688</text:p>
          </table:table-cell>
          <table:table-cell table:style-name="ce38" table:formula="of:=IF([.H54]=&quot;&quot;;[.R54];&quot;&quot;)">
            <text:p/>
          </table:table-cell>
          <table:table-cell table:style-name="ce40" table:formula="of:=IF([.I54]=&quot;&quot;;[.S54];&quot;&quot;)">
            <text:p/>
          </table:table-cell>
          <table:table-cell table:style-name="ce38" table:formula="of:=IF([.J54]=&quot;&quot;;[.T54];&quot;&quot;)">
            <text:p/>
          </table:table-cell>
          <table:table-cell table:style-name="ce38" table:formula="of:=IF([.K54]=&quot;&quot;;[.U54];&quot;&quot;)">
            <text:p/>
          </table:table-cell>
          <table:table-cell table:formula="of:=IF(AND([.B54]=[.B53];[.D53]=[.D54];[.D53]&lt;&gt;&quot;&quot;;[.B53]&lt;&gt;&quot;&quot;);&quot;Retransmisión&quot;;&quot;&quot;)">
            <text:p/>
          </table:table-cell>
          <table:table-cell/>
          <table:table-cell table:style-name="ce37" table:formula="of:=IF([.R54]&gt;[.$R$648];[.R54];&quot;&quot;)" office:value-type="float" office:value="524008289" calcext:value-type="float">
            <text:p>5240082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4]&gt;[.$R$648];[.T54];&quot;&quot;)" office:value-type="float" office:value="229370" calcext:value-type="float">
            <text:p>229370</text:p>
          </table:table-cell>
          <table:table-cell table:style-name="ce37" table:formula="of:=IF([.R54]&gt;[.$R$648];[.U54];&quot;&quot;)" office:value-type="float" office:value="1460" calcext:value-type="float">
            <text:p>1460</text:p>
          </table:table-cell>
          <table:table-cell table:formula="of:=IF(AND([.H54]=[.H53];[.H5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4]&lt;&gt;&quot;&quot;;[.E54];[.K54])" office:value-type="float" office:value="1460" calcext:value-type="float">
            <text:p>1460</text:p>
          </table:table-cell>
          <table:table-cell table:style-name="ce18" table:formula="of:=[.M54]-[.N54]" office:value-type="float" office:value="40" calcext:value-type="float">
            <text:p>40</text:p>
          </table:table-cell>
          <table:table-cell table:number-columns-repeated="2"/>
          <table:table-cell office:value-type="float" office:value="524008289" calcext:value-type="float">
            <text:p>524008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50923" calcext:value-type="float">
            <text:p>2126,450923</text:p>
          </table:table-cell>
          <table:table-cell table:style-name="ce37" table:formula="of:=IF([.H55]=&quot;&quot;;[.R5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5]=&quot;&quot;;[.T55];&quot;&quot;)" office:value-type="float" office:value="524008289" calcext:value-type="float">
            <text:p>524008289</text:p>
          </table:table-cell>
          <table:table-cell table:style-name="ce37" table:formula="of:=IF([.K55]=&quot;&quot;;[.U55];&quot;&quot;)" office:value-type="float" office:value="0" calcext:value-type="float">
            <text:p>0</text:p>
          </table:table-cell>
          <table:table-cell table:formula="of:=IF(AND([.B55]=[.B54];[.D54]=[.D55];[.D54]&lt;&gt;&quot;&quot;;[.B54]&lt;&gt;&quot;&quot;);&quot;Retransmisión&quot;;&quot;&quot;)">
            <text:p/>
          </table:table-cell>
          <table:table-cell/>
          <table:table-cell table:style-name="ce37" table:formula="of:=IF([.R55]&gt;[.$R$648];[.R55];&quot;&quot;)">
            <text:p/>
          </table:table-cell>
          <table:table-cell table:style-name="ce37" table:formula="of:=IF([.R55]&gt;[.$R$648];[.S55];&quot;&quot;)">
            <text:p/>
          </table:table-cell>
          <table:table-cell table:style-name="ce37" table:formula="of:=IF([.R55]&gt;[.$R$648];[.T55];&quot;&quot;)">
            <text:p/>
          </table:table-cell>
          <table:table-cell table:style-name="ce37" table:formula="of:=IF([.R55]&gt;[.$R$648];[.U55];&quot;&quot;)">
            <text:p/>
          </table:table-cell>
          <table:table-cell table:formula="of:=IF(AND([.H55]=[.H54];[.H5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5]&lt;&gt;&quot;&quot;;[.E55];[.K55])" office:value-type="float" office:value="0" calcext:value-type="float">
            <text:p>0</text:p>
          </table:table-cell>
          <table:table-cell table:style-name="ce18" table:formula="of:=[.M55]-[.N5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08289" calcext:value-type="float">
            <text:p>5240082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453682" calcext:value-type="float">
            <text:p>2126,453682</text:p>
          </table:table-cell>
          <table:table-cell table:style-name="ce38" table:formula="of:=IF([.H56]=&quot;&quot;;[.R56];&quot;&quot;)">
            <text:p/>
          </table:table-cell>
          <table:table-cell table:style-name="ce40" table:formula="of:=IF([.I56]=&quot;&quot;;[.S56];&quot;&quot;)">
            <text:p/>
          </table:table-cell>
          <table:table-cell table:style-name="ce38" table:formula="of:=IF([.J56]=&quot;&quot;;[.T56];&quot;&quot;)">
            <text:p/>
          </table:table-cell>
          <table:table-cell table:style-name="ce38" table:formula="of:=IF([.K56]=&quot;&quot;;[.U56];&quot;&quot;)">
            <text:p/>
          </table:table-cell>
          <table:table-cell table:formula="of:=IF(AND([.B56]=[.B55];[.D55]=[.D56];[.D55]&lt;&gt;&quot;&quot;;[.B55]&lt;&gt;&quot;&quot;);&quot;Retransmisión&quot;;&quot;&quot;)">
            <text:p/>
          </table:table-cell>
          <table:table-cell/>
          <table:table-cell table:style-name="ce37" table:formula="of:=IF([.R56]&gt;[.$R$648];[.R56];&quot;&quot;)" office:value-type="float" office:value="524009749" calcext:value-type="float">
            <text:p>5240097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6]&gt;[.$R$648];[.T56];&quot;&quot;)" office:value-type="float" office:value="229370" calcext:value-type="float">
            <text:p>229370</text:p>
          </table:table-cell>
          <table:table-cell table:style-name="ce37" table:formula="of:=IF([.R56]&gt;[.$R$648];[.U56];&quot;&quot;)" office:value-type="float" office:value="1460" calcext:value-type="float">
            <text:p>1460</text:p>
          </table:table-cell>
          <table:table-cell table:formula="of:=IF(AND([.H56]=[.H55];[.H5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6]&lt;&gt;&quot;&quot;;[.E56];[.K56])" office:value-type="float" office:value="1460" calcext:value-type="float">
            <text:p>1460</text:p>
          </table:table-cell>
          <table:table-cell table:style-name="ce18" table:formula="of:=[.M56]-[.N56]" office:value-type="float" office:value="40" calcext:value-type="float">
            <text:p>40</text:p>
          </table:table-cell>
          <table:table-cell table:number-columns-repeated="2"/>
          <table:table-cell office:value-type="float" office:value="524009749" calcext:value-type="float">
            <text:p>524009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55591" calcext:value-type="float">
            <text:p>2126,455591</text:p>
          </table:table-cell>
          <table:table-cell table:style-name="ce38" table:formula="of:=IF([.H57]=&quot;&quot;;[.R57];&quot;&quot;)">
            <text:p/>
          </table:table-cell>
          <table:table-cell table:style-name="ce40" table:formula="of:=IF([.I57]=&quot;&quot;;[.S57];&quot;&quot;)">
            <text:p/>
          </table:table-cell>
          <table:table-cell table:style-name="ce38" table:formula="of:=IF([.J57]=&quot;&quot;;[.T57];&quot;&quot;)">
            <text:p/>
          </table:table-cell>
          <table:table-cell table:style-name="ce38" table:formula="of:=IF([.K57]=&quot;&quot;;[.U57];&quot;&quot;)">
            <text:p/>
          </table:table-cell>
          <table:table-cell table:formula="of:=IF(AND([.B57]=[.B56];[.D56]=[.D57];[.D56]&lt;&gt;&quot;&quot;;[.B56]&lt;&gt;&quot;&quot;);&quot;Retransmisión&quot;;&quot;&quot;)">
            <text:p/>
          </table:table-cell>
          <table:table-cell/>
          <table:table-cell table:style-name="ce37" table:formula="of:=IF([.R57]&gt;[.$R$648];[.R57];&quot;&quot;)" office:value-type="float" office:value="524011209" calcext:value-type="float">
            <text:p>5240112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7]&gt;[.$R$648];[.T57];&quot;&quot;)" office:value-type="float" office:value="229370" calcext:value-type="float">
            <text:p>229370</text:p>
          </table:table-cell>
          <table:table-cell table:style-name="ce37" table:formula="of:=IF([.R57]&gt;[.$R$648];[.U57];&quot;&quot;)" office:value-type="float" office:value="1460" calcext:value-type="float">
            <text:p>1460</text:p>
          </table:table-cell>
          <table:table-cell table:formula="of:=IF(AND([.H57]=[.H56];[.H5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7]&lt;&gt;&quot;&quot;;[.E57];[.K57])" office:value-type="float" office:value="1460" calcext:value-type="float">
            <text:p>1460</text:p>
          </table:table-cell>
          <table:table-cell table:style-name="ce18" table:formula="of:=[.M57]-[.N57]" office:value-type="float" office:value="40" calcext:value-type="float">
            <text:p>40</text:p>
          </table:table-cell>
          <table:table-cell table:number-columns-repeated="2"/>
          <table:table-cell office:value-type="float" office:value="524011209" calcext:value-type="float">
            <text:p>524011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5582" calcext:value-type="float">
            <text:p>2126,45582</text:p>
          </table:table-cell>
          <table:table-cell table:style-name="ce37" table:formula="of:=IF([.H58]=&quot;&quot;;[.R5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8]=&quot;&quot;;[.T58];&quot;&quot;)" office:value-type="float" office:value="524011209" calcext:value-type="float">
            <text:p>524011209</text:p>
          </table:table-cell>
          <table:table-cell table:style-name="ce37" table:formula="of:=IF([.K58]=&quot;&quot;;[.U58];&quot;&quot;)" office:value-type="float" office:value="0" calcext:value-type="float">
            <text:p>0</text:p>
          </table:table-cell>
          <table:table-cell table:formula="of:=IF(AND([.B58]=[.B57];[.D57]=[.D58];[.D57]&lt;&gt;&quot;&quot;;[.B57]&lt;&gt;&quot;&quot;);&quot;Retransmisión&quot;;&quot;&quot;)">
            <text:p/>
          </table:table-cell>
          <table:table-cell/>
          <table:table-cell table:style-name="ce37" table:formula="of:=IF([.R58]&gt;[.$R$648];[.R58];&quot;&quot;)">
            <text:p/>
          </table:table-cell>
          <table:table-cell table:style-name="ce37" table:formula="of:=IF([.R58]&gt;[.$R$648];[.S58];&quot;&quot;)">
            <text:p/>
          </table:table-cell>
          <table:table-cell table:style-name="ce37" table:formula="of:=IF([.R58]&gt;[.$R$648];[.T58];&quot;&quot;)">
            <text:p/>
          </table:table-cell>
          <table:table-cell table:style-name="ce37" table:formula="of:=IF([.R58]&gt;[.$R$648];[.U58];&quot;&quot;)">
            <text:p/>
          </table:table-cell>
          <table:table-cell table:formula="of:=IF(AND([.H58]=[.H57];[.H5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8]&lt;&gt;&quot;&quot;;[.E58];[.K58])" office:value-type="float" office:value="0" calcext:value-type="float">
            <text:p>0</text:p>
          </table:table-cell>
          <table:table-cell table:style-name="ce18" table:formula="of:=[.M58]-[.N5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11209" calcext:value-type="float">
            <text:p>5240112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457878" calcext:value-type="float">
            <text:p>2126,457878</text:p>
          </table:table-cell>
          <table:table-cell table:style-name="ce38" table:formula="of:=IF([.H59]=&quot;&quot;;[.R59];&quot;&quot;)">
            <text:p/>
          </table:table-cell>
          <table:table-cell table:style-name="ce40" table:formula="of:=IF([.I59]=&quot;&quot;;[.S59];&quot;&quot;)">
            <text:p/>
          </table:table-cell>
          <table:table-cell table:style-name="ce38" table:formula="of:=IF([.J59]=&quot;&quot;;[.T59];&quot;&quot;)">
            <text:p/>
          </table:table-cell>
          <table:table-cell table:style-name="ce38" table:formula="of:=IF([.K59]=&quot;&quot;;[.U59];&quot;&quot;)">
            <text:p/>
          </table:table-cell>
          <table:table-cell table:formula="of:=IF(AND([.B59]=[.B58];[.D58]=[.D59];[.D58]&lt;&gt;&quot;&quot;;[.B58]&lt;&gt;&quot;&quot;);&quot;Retransmisión&quot;;&quot;&quot;)">
            <text:p/>
          </table:table-cell>
          <table:table-cell/>
          <table:table-cell table:style-name="ce37" table:formula="of:=IF([.R59]&gt;[.$R$648];[.R59];&quot;&quot;)" office:value-type="float" office:value="524012669" calcext:value-type="float">
            <text:p>5240126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9]&gt;[.$R$648];[.T59];&quot;&quot;)" office:value-type="float" office:value="229370" calcext:value-type="float">
            <text:p>229370</text:p>
          </table:table-cell>
          <table:table-cell table:style-name="ce37" table:formula="of:=IF([.R59]&gt;[.$R$648];[.U59];&quot;&quot;)" office:value-type="float" office:value="1460" calcext:value-type="float">
            <text:p>1460</text:p>
          </table:table-cell>
          <table:table-cell table:formula="of:=IF(AND([.H59]=[.H58];[.H5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9]&lt;&gt;&quot;&quot;;[.E59];[.K59])" office:value-type="float" office:value="1460" calcext:value-type="float">
            <text:p>1460</text:p>
          </table:table-cell>
          <table:table-cell table:style-name="ce18" table:formula="of:=[.M59]-[.N59]" office:value-type="float" office:value="40" calcext:value-type="float">
            <text:p>40</text:p>
          </table:table-cell>
          <table:table-cell table:number-columns-repeated="2"/>
          <table:table-cell office:value-type="float" office:value="524012669" calcext:value-type="float">
            <text:p>524012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59692" calcext:value-type="float">
            <text:p>2126,459692</text:p>
          </table:table-cell>
          <table:table-cell table:style-name="ce38" table:formula="of:=IF([.H60]=&quot;&quot;;[.R60];&quot;&quot;)">
            <text:p/>
          </table:table-cell>
          <table:table-cell table:style-name="ce40" table:formula="of:=IF([.I60]=&quot;&quot;;[.S60];&quot;&quot;)">
            <text:p/>
          </table:table-cell>
          <table:table-cell table:style-name="ce38" table:formula="of:=IF([.J60]=&quot;&quot;;[.T60];&quot;&quot;)">
            <text:p/>
          </table:table-cell>
          <table:table-cell table:style-name="ce38" table:formula="of:=IF([.K60]=&quot;&quot;;[.U60];&quot;&quot;)">
            <text:p/>
          </table:table-cell>
          <table:table-cell table:formula="of:=IF(AND([.B60]=[.B59];[.D59]=[.D60];[.D59]&lt;&gt;&quot;&quot;;[.B59]&lt;&gt;&quot;&quot;);&quot;Retransmisión&quot;;&quot;&quot;)">
            <text:p/>
          </table:table-cell>
          <table:table-cell/>
          <table:table-cell table:style-name="ce37" table:formula="of:=IF([.R60]&gt;[.$R$648];[.R60];&quot;&quot;)" office:value-type="float" office:value="524014129" calcext:value-type="float">
            <text:p>5240141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0]&gt;[.$R$648];[.T60];&quot;&quot;)" office:value-type="float" office:value="229370" calcext:value-type="float">
            <text:p>229370</text:p>
          </table:table-cell>
          <table:table-cell table:style-name="ce37" table:formula="of:=IF([.R60]&gt;[.$R$648];[.U60];&quot;&quot;)" office:value-type="float" office:value="1460" calcext:value-type="float">
            <text:p>1460</text:p>
          </table:table-cell>
          <table:table-cell table:formula="of:=IF(AND([.H60]=[.H59];[.H5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0]&lt;&gt;&quot;&quot;;[.E60];[.K60])" office:value-type="float" office:value="1460" calcext:value-type="float">
            <text:p>1460</text:p>
          </table:table-cell>
          <table:table-cell table:style-name="ce18" table:formula="of:=[.M60]-[.N60]" office:value-type="float" office:value="40" calcext:value-type="float">
            <text:p>40</text:p>
          </table:table-cell>
          <table:table-cell table:number-columns-repeated="2"/>
          <table:table-cell office:value-type="float" office:value="524014129" calcext:value-type="float">
            <text:p>524014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59923" calcext:value-type="float">
            <text:p>2126,459923</text:p>
          </table:table-cell>
          <table:table-cell table:style-name="ce37" table:formula="of:=IF([.H61]=&quot;&quot;;[.R6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1]=&quot;&quot;;[.T61];&quot;&quot;)" office:value-type="float" office:value="524014129" calcext:value-type="float">
            <text:p>524014129</text:p>
          </table:table-cell>
          <table:table-cell table:style-name="ce37" table:formula="of:=IF([.K61]=&quot;&quot;;[.U61];&quot;&quot;)" office:value-type="float" office:value="0" calcext:value-type="float">
            <text:p>0</text:p>
          </table:table-cell>
          <table:table-cell table:formula="of:=IF(AND([.B61]=[.B60];[.D60]=[.D61];[.D60]&lt;&gt;&quot;&quot;;[.B60]&lt;&gt;&quot;&quot;);&quot;Retransmisión&quot;;&quot;&quot;)">
            <text:p/>
          </table:table-cell>
          <table:table-cell/>
          <table:table-cell table:style-name="ce37" table:formula="of:=IF([.R61]&gt;[.$R$648];[.R61];&quot;&quot;)">
            <text:p/>
          </table:table-cell>
          <table:table-cell table:style-name="ce37" table:formula="of:=IF([.R61]&gt;[.$R$648];[.S61];&quot;&quot;)">
            <text:p/>
          </table:table-cell>
          <table:table-cell table:style-name="ce37" table:formula="of:=IF([.R61]&gt;[.$R$648];[.T61];&quot;&quot;)">
            <text:p/>
          </table:table-cell>
          <table:table-cell table:style-name="ce37" table:formula="of:=IF([.R61]&gt;[.$R$648];[.U61];&quot;&quot;)">
            <text:p/>
          </table:table-cell>
          <table:table-cell table:formula="of:=IF(AND([.H61]=[.H60];[.H6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1]&lt;&gt;&quot;&quot;;[.E61];[.K61])" office:value-type="float" office:value="0" calcext:value-type="float">
            <text:p>0</text:p>
          </table:table-cell>
          <table:table-cell table:style-name="ce18" table:formula="of:=[.M61]-[.N6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14129" calcext:value-type="float">
            <text:p>5240141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462396" calcext:value-type="float">
            <text:p>2126,462396</text:p>
          </table:table-cell>
          <table:table-cell table:style-name="ce38" table:formula="of:=IF([.H62]=&quot;&quot;;[.R62];&quot;&quot;)">
            <text:p/>
          </table:table-cell>
          <table:table-cell table:style-name="ce40" table:formula="of:=IF([.I62]=&quot;&quot;;[.S62];&quot;&quot;)">
            <text:p/>
          </table:table-cell>
          <table:table-cell table:style-name="ce38" table:formula="of:=IF([.J62]=&quot;&quot;;[.T62];&quot;&quot;)">
            <text:p/>
          </table:table-cell>
          <table:table-cell table:style-name="ce38" table:formula="of:=IF([.K62]=&quot;&quot;;[.U62];&quot;&quot;)">
            <text:p/>
          </table:table-cell>
          <table:table-cell table:formula="of:=IF(AND([.B62]=[.B61];[.D61]=[.D62];[.D61]&lt;&gt;&quot;&quot;;[.B61]&lt;&gt;&quot;&quot;);&quot;Retransmisión&quot;;&quot;&quot;)">
            <text:p/>
          </table:table-cell>
          <table:table-cell/>
          <table:table-cell table:style-name="ce37" table:formula="of:=IF([.R62]&gt;[.$R$648];[.R62];&quot;&quot;)" office:value-type="float" office:value="524015589" calcext:value-type="float">
            <text:p>5240155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2]&gt;[.$R$648];[.T62];&quot;&quot;)" office:value-type="float" office:value="229370" calcext:value-type="float">
            <text:p>229370</text:p>
          </table:table-cell>
          <table:table-cell table:style-name="ce37" table:formula="of:=IF([.R62]&gt;[.$R$648];[.U62];&quot;&quot;)" office:value-type="float" office:value="1460" calcext:value-type="float">
            <text:p>1460</text:p>
          </table:table-cell>
          <table:table-cell table:formula="of:=IF(AND([.H62]=[.H61];[.H6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2]&lt;&gt;&quot;&quot;;[.E62];[.K62])" office:value-type="float" office:value="1460" calcext:value-type="float">
            <text:p>1460</text:p>
          </table:table-cell>
          <table:table-cell table:style-name="ce18" table:formula="of:=[.M62]-[.N62]" office:value-type="float" office:value="40" calcext:value-type="float">
            <text:p>40</text:p>
          </table:table-cell>
          <table:table-cell table:number-columns-repeated="2"/>
          <table:table-cell office:value-type="float" office:value="524015589" calcext:value-type="float">
            <text:p>524015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64192" calcext:value-type="float">
            <text:p>2126,464192</text:p>
          </table:table-cell>
          <table:table-cell table:style-name="ce38" table:formula="of:=IF([.H63]=&quot;&quot;;[.R63];&quot;&quot;)">
            <text:p/>
          </table:table-cell>
          <table:table-cell table:style-name="ce40" table:formula="of:=IF([.I63]=&quot;&quot;;[.S63];&quot;&quot;)">
            <text:p/>
          </table:table-cell>
          <table:table-cell table:style-name="ce38" table:formula="of:=IF([.J63]=&quot;&quot;;[.T63];&quot;&quot;)">
            <text:p/>
          </table:table-cell>
          <table:table-cell table:style-name="ce38" table:formula="of:=IF([.K63]=&quot;&quot;;[.U63];&quot;&quot;)">
            <text:p/>
          </table:table-cell>
          <table:table-cell table:formula="of:=IF(AND([.B63]=[.B62];[.D62]=[.D63];[.D62]&lt;&gt;&quot;&quot;;[.B62]&lt;&gt;&quot;&quot;);&quot;Retransmisión&quot;;&quot;&quot;)">
            <text:p/>
          </table:table-cell>
          <table:table-cell/>
          <table:table-cell table:style-name="ce37" table:formula="of:=IF([.R63]&gt;[.$R$648];[.R63];&quot;&quot;)" office:value-type="float" office:value="524017049" calcext:value-type="float">
            <text:p>5240170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3]&gt;[.$R$648];[.T63];&quot;&quot;)" office:value-type="float" office:value="229370" calcext:value-type="float">
            <text:p>229370</text:p>
          </table:table-cell>
          <table:table-cell table:style-name="ce37" table:formula="of:=IF([.R63]&gt;[.$R$648];[.U63];&quot;&quot;)" office:value-type="float" office:value="1460" calcext:value-type="float">
            <text:p>1460</text:p>
          </table:table-cell>
          <table:table-cell table:formula="of:=IF(AND([.H63]=[.H62];[.H6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3]&lt;&gt;&quot;&quot;;[.E63];[.K63])" office:value-type="float" office:value="1460" calcext:value-type="float">
            <text:p>1460</text:p>
          </table:table-cell>
          <table:table-cell table:style-name="ce18" table:formula="of:=[.M63]-[.N63]" office:value-type="float" office:value="40" calcext:value-type="float">
            <text:p>40</text:p>
          </table:table-cell>
          <table:table-cell table:number-columns-repeated="2"/>
          <table:table-cell office:value-type="float" office:value="524017049" calcext:value-type="float">
            <text:p>524017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465797" calcext:value-type="float">
            <text:p>2126,465797</text:p>
          </table:table-cell>
          <table:table-cell table:style-name="ce37" table:formula="of:=IF([.H64]=&quot;&quot;;[.R6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4]=&quot;&quot;;[.T64];&quot;&quot;)" office:value-type="float" office:value="524018509" calcext:value-type="float">
            <text:p>524018509</text:p>
          </table:table-cell>
          <table:table-cell table:style-name="ce37" table:formula="of:=IF([.K64]=&quot;&quot;;[.U64];&quot;&quot;)" office:value-type="float" office:value="0" calcext:value-type="float">
            <text:p>0</text:p>
          </table:table-cell>
          <table:table-cell table:formula="of:=IF(AND([.B64]=[.B63];[.D63]=[.D64];[.D63]&lt;&gt;&quot;&quot;;[.B63]&lt;&gt;&quot;&quot;);&quot;Retransmisión&quot;;&quot;&quot;)">
            <text:p/>
          </table:table-cell>
          <table:table-cell/>
          <table:table-cell table:style-name="ce37" table:formula="of:=IF([.R64]&gt;[.$R$648];[.R64];&quot;&quot;)">
            <text:p/>
          </table:table-cell>
          <table:table-cell table:style-name="ce37" table:formula="of:=IF([.R64]&gt;[.$R$648];[.S64];&quot;&quot;)">
            <text:p/>
          </table:table-cell>
          <table:table-cell table:style-name="ce37" table:formula="of:=IF([.R64]&gt;[.$R$648];[.T64];&quot;&quot;)">
            <text:p/>
          </table:table-cell>
          <table:table-cell table:style-name="ce37" table:formula="of:=IF([.R64]&gt;[.$R$648];[.U64];&quot;&quot;)">
            <text:p/>
          </table:table-cell>
          <table:table-cell table:formula="of:=IF(AND([.H64]=[.H63];[.H6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4]&lt;&gt;&quot;&quot;;[.E64];[.K64])" office:value-type="float" office:value="0" calcext:value-type="float">
            <text:p>0</text:p>
          </table:table-cell>
          <table:table-cell table:style-name="ce18" table:formula="of:=[.M64]-[.N6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18509" calcext:value-type="float">
            <text:p>5240185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48463" calcext:value-type="float">
            <text:p>2126,48463</text:p>
          </table:table-cell>
          <table:table-cell table:style-name="ce37" table:formula="of:=IF([.H65]=&quot;&quot;;[.R6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5]=&quot;&quot;;[.T65];&quot;&quot;)" office:value-type="float" office:value="524018509" calcext:value-type="float">
            <text:p>524018509</text:p>
          </table:table-cell>
          <table:table-cell table:style-name="ce37" table:formula="of:=IF([.K65]=&quot;&quot;;[.U65];&quot;&quot;)" office:value-type="float" office:value="0" calcext:value-type="float">
            <text:p>0</text:p>
          </table:table-cell>
          <table:table-cell table:formula="of:=IF(AND([.B65]=[.B64];[.D64]=[.D65];[.D64]&lt;&gt;&quot;&quot;;[.B6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65]&gt;[.$R$648];[.R65];&quot;&quot;)">
            <text:p/>
          </table:table-cell>
          <table:table-cell table:style-name="ce37" table:formula="of:=IF([.R65]&gt;[.$R$648];[.S65];&quot;&quot;)">
            <text:p/>
          </table:table-cell>
          <table:table-cell table:style-name="ce37" table:formula="of:=IF([.R65]&gt;[.$R$648];[.T65];&quot;&quot;)">
            <text:p/>
          </table:table-cell>
          <table:table-cell table:style-name="ce37" table:formula="of:=IF([.R65]&gt;[.$R$648];[.U65];&quot;&quot;)">
            <text:p/>
          </table:table-cell>
          <table:table-cell table:formula="of:=IF(AND([.H65]=[.H64];[.H6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5]&lt;&gt;&quot;&quot;;[.E65];[.K65])" office:value-type="float" office:value="0" calcext:value-type="float">
            <text:p>0</text:p>
          </table:table-cell>
          <table:table-cell table:style-name="ce18" table:formula="of:=[.M65]-[.N6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18509" calcext:value-type="float">
            <text:p>5240185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498508" calcext:value-type="float">
            <text:p>2126,498508</text:p>
          </table:table-cell>
          <table:table-cell table:style-name="ce37" table:formula="of:=IF([.H66]=&quot;&quot;;[.R6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6]=&quot;&quot;;[.T66];&quot;&quot;)" office:value-type="float" office:value="524018509" calcext:value-type="float">
            <text:p>524018509</text:p>
          </table:table-cell>
          <table:table-cell table:style-name="ce37" table:formula="of:=IF([.K66]=&quot;&quot;;[.U66];&quot;&quot;)" office:value-type="float" office:value="0" calcext:value-type="float">
            <text:p>0</text:p>
          </table:table-cell>
          <table:table-cell table:formula="of:=IF(AND([.B66]=[.B65];[.D65]=[.D66];[.D65]&lt;&gt;&quot;&quot;;[.B6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66]&gt;[.$R$648];[.R66];&quot;&quot;)">
            <text:p/>
          </table:table-cell>
          <table:table-cell table:style-name="ce37" table:formula="of:=IF([.R66]&gt;[.$R$648];[.S66];&quot;&quot;)">
            <text:p/>
          </table:table-cell>
          <table:table-cell table:style-name="ce37" table:formula="of:=IF([.R66]&gt;[.$R$648];[.T66];&quot;&quot;)">
            <text:p/>
          </table:table-cell>
          <table:table-cell table:style-name="ce37" table:formula="of:=IF([.R66]&gt;[.$R$648];[.U66];&quot;&quot;)">
            <text:p/>
          </table:table-cell>
          <table:table-cell table:formula="of:=IF(AND([.H66]=[.H65];[.H6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6]&lt;&gt;&quot;&quot;;[.E66];[.K66])" office:value-type="float" office:value="0" calcext:value-type="float">
            <text:p>0</text:p>
          </table:table-cell>
          <table:table-cell table:style-name="ce18" table:formula="of:=[.M66]-[.N6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18509" calcext:value-type="float">
            <text:p>5240185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10269" calcext:value-type="float">
            <text:p>2126,510269</text:p>
          </table:table-cell>
          <table:table-cell table:style-name="ce38" table:formula="of:=IF([.H67]=&quot;&quot;;[.R67];&quot;&quot;)">
            <text:p/>
          </table:table-cell>
          <table:table-cell table:style-name="ce40" table:formula="of:=IF([.I67]=&quot;&quot;;[.S67];&quot;&quot;)">
            <text:p/>
          </table:table-cell>
          <table:table-cell table:style-name="ce38" table:formula="of:=IF([.J67]=&quot;&quot;;[.T67];&quot;&quot;)">
            <text:p/>
          </table:table-cell>
          <table:table-cell table:style-name="ce38" table:formula="of:=IF([.K67]=&quot;&quot;;[.U67];&quot;&quot;)">
            <text:p/>
          </table:table-cell>
          <table:table-cell table:formula="of:=IF(AND([.B67]=[.B66];[.D66]=[.D67];[.D66]&lt;&gt;&quot;&quot;;[.B66]&lt;&gt;&quot;&quot;);&quot;Retransmisión&quot;;&quot;&quot;)">
            <text:p/>
          </table:table-cell>
          <table:table-cell/>
          <table:table-cell table:style-name="ce37" table:formula="of:=IF([.R67]&gt;[.$R$648];[.R67];&quot;&quot;)" office:value-type="float" office:value="524018509" calcext:value-type="float">
            <text:p>5240185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7]&gt;[.$R$648];[.T67];&quot;&quot;)" office:value-type="float" office:value="229370" calcext:value-type="float">
            <text:p>229370</text:p>
          </table:table-cell>
          <table:table-cell table:style-name="ce37" table:formula="of:=IF([.R67]&gt;[.$R$648];[.U67];&quot;&quot;)" office:value-type="float" office:value="1460" calcext:value-type="float">
            <text:p>1460</text:p>
          </table:table-cell>
          <table:table-cell table:formula="of:=IF(AND([.H67]=[.H66];[.H6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7]&lt;&gt;&quot;&quot;;[.E67];[.K67])" office:value-type="float" office:value="1460" calcext:value-type="float">
            <text:p>1460</text:p>
          </table:table-cell>
          <table:table-cell table:style-name="ce18" table:formula="of:=[.M67]-[.N67]" office:value-type="float" office:value="40" calcext:value-type="float">
            <text:p>40</text:p>
          </table:table-cell>
          <table:table-cell table:number-columns-repeated="2"/>
          <table:table-cell office:value-type="float" office:value="524018509" calcext:value-type="float">
            <text:p>5240185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12643" calcext:value-type="float">
            <text:p>2126,512643</text:p>
          </table:table-cell>
          <table:table-cell table:style-name="ce38" table:formula="of:=IF([.H68]=&quot;&quot;;[.R68];&quot;&quot;)">
            <text:p/>
          </table:table-cell>
          <table:table-cell table:style-name="ce40" table:formula="of:=IF([.I68]=&quot;&quot;;[.S68];&quot;&quot;)">
            <text:p/>
          </table:table-cell>
          <table:table-cell table:style-name="ce38" table:formula="of:=IF([.J68]=&quot;&quot;;[.T68];&quot;&quot;)">
            <text:p/>
          </table:table-cell>
          <table:table-cell table:style-name="ce38" table:formula="of:=IF([.K68]=&quot;&quot;;[.U68];&quot;&quot;)">
            <text:p/>
          </table:table-cell>
          <table:table-cell table:formula="of:=IF(AND([.B68]=[.B67];[.D67]=[.D68];[.D67]&lt;&gt;&quot;&quot;;[.B67]&lt;&gt;&quot;&quot;);&quot;Retransmisión&quot;;&quot;&quot;)">
            <text:p/>
          </table:table-cell>
          <table:table-cell/>
          <table:table-cell table:style-name="ce37" table:formula="of:=IF([.R68]&gt;[.$R$648];[.R68];&quot;&quot;)" office:value-type="float" office:value="524019969" calcext:value-type="float">
            <text:p>5240199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8]&gt;[.$R$648];[.T68];&quot;&quot;)" office:value-type="float" office:value="229370" calcext:value-type="float">
            <text:p>229370</text:p>
          </table:table-cell>
          <table:table-cell table:style-name="ce37" table:formula="of:=IF([.R68]&gt;[.$R$648];[.U68];&quot;&quot;)" office:value-type="float" office:value="1460" calcext:value-type="float">
            <text:p>1460</text:p>
          </table:table-cell>
          <table:table-cell table:formula="of:=IF(AND([.H68]=[.H67];[.H6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8]&lt;&gt;&quot;&quot;;[.E68];[.K68])" office:value-type="float" office:value="1460" calcext:value-type="float">
            <text:p>1460</text:p>
          </table:table-cell>
          <table:table-cell table:style-name="ce18" table:formula="of:=[.M68]-[.N68]" office:value-type="float" office:value="40" calcext:value-type="float">
            <text:p>40</text:p>
          </table:table-cell>
          <table:table-cell table:number-columns-repeated="2"/>
          <table:table-cell office:value-type="float" office:value="524019969" calcext:value-type="float">
            <text:p>524019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14479" calcext:value-type="float">
            <text:p>2126,514479</text:p>
          </table:table-cell>
          <table:table-cell table:style-name="ce38" table:formula="of:=IF([.H69]=&quot;&quot;;[.R69];&quot;&quot;)">
            <text:p/>
          </table:table-cell>
          <table:table-cell table:style-name="ce40" table:formula="of:=IF([.I69]=&quot;&quot;;[.S69];&quot;&quot;)">
            <text:p/>
          </table:table-cell>
          <table:table-cell table:style-name="ce38" table:formula="of:=IF([.J69]=&quot;&quot;;[.T69];&quot;&quot;)">
            <text:p/>
          </table:table-cell>
          <table:table-cell table:style-name="ce38" table:formula="of:=IF([.K69]=&quot;&quot;;[.U69];&quot;&quot;)">
            <text:p/>
          </table:table-cell>
          <table:table-cell table:formula="of:=IF(AND([.B69]=[.B68];[.D68]=[.D69];[.D68]&lt;&gt;&quot;&quot;;[.B68]&lt;&gt;&quot;&quot;);&quot;Retransmisión&quot;;&quot;&quot;)">
            <text:p/>
          </table:table-cell>
          <table:table-cell/>
          <table:table-cell table:style-name="ce37" table:formula="of:=IF([.R69]&gt;[.$R$648];[.R69];&quot;&quot;)" office:value-type="float" office:value="524021429" calcext:value-type="float">
            <text:p>5240214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9]&gt;[.$R$648];[.T69];&quot;&quot;)" office:value-type="float" office:value="229370" calcext:value-type="float">
            <text:p>229370</text:p>
          </table:table-cell>
          <table:table-cell table:style-name="ce37" table:formula="of:=IF([.R69]&gt;[.$R$648];[.U69];&quot;&quot;)" office:value-type="float" office:value="1460" calcext:value-type="float">
            <text:p>1460</text:p>
          </table:table-cell>
          <table:table-cell table:formula="of:=IF(AND([.H69]=[.H68];[.H6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9]&lt;&gt;&quot;&quot;;[.E69];[.K69])" office:value-type="float" office:value="1460" calcext:value-type="float">
            <text:p>1460</text:p>
          </table:table-cell>
          <table:table-cell table:style-name="ce18" table:formula="of:=[.M69]-[.N69]" office:value-type="float" office:value="40" calcext:value-type="float">
            <text:p>40</text:p>
          </table:table-cell>
          <table:table-cell table:number-columns-repeated="2"/>
          <table:table-cell office:value-type="float" office:value="524021429" calcext:value-type="float">
            <text:p>524021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15818" calcext:value-type="float">
            <text:p>2126,515818</text:p>
          </table:table-cell>
          <table:table-cell table:style-name="ce37" table:formula="of:=IF([.H70]=&quot;&quot;;[.R7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70]=&quot;&quot;;[.T70];&quot;&quot;)" office:value-type="float" office:value="524021429" calcext:value-type="float">
            <text:p>524021429</text:p>
          </table:table-cell>
          <table:table-cell table:style-name="ce37" table:formula="of:=IF([.K70]=&quot;&quot;;[.U70];&quot;&quot;)" office:value-type="float" office:value="0" calcext:value-type="float">
            <text:p>0</text:p>
          </table:table-cell>
          <table:table-cell table:formula="of:=IF(AND([.B70]=[.B69];[.D69]=[.D70];[.D69]&lt;&gt;&quot;&quot;;[.B69]&lt;&gt;&quot;&quot;);&quot;Retransmisión&quot;;&quot;&quot;)">
            <text:p/>
          </table:table-cell>
          <table:table-cell/>
          <table:table-cell table:style-name="ce37" table:formula="of:=IF([.R70]&gt;[.$R$648];[.R70];&quot;&quot;)">
            <text:p/>
          </table:table-cell>
          <table:table-cell table:style-name="ce37" table:formula="of:=IF([.R70]&gt;[.$R$648];[.S70];&quot;&quot;)">
            <text:p/>
          </table:table-cell>
          <table:table-cell table:style-name="ce37" table:formula="of:=IF([.R70]&gt;[.$R$648];[.T70];&quot;&quot;)">
            <text:p/>
          </table:table-cell>
          <table:table-cell table:style-name="ce37" table:formula="of:=IF([.R70]&gt;[.$R$648];[.U70];&quot;&quot;)">
            <text:p/>
          </table:table-cell>
          <table:table-cell table:formula="of:=IF(AND([.H70]=[.H69];[.H6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70]&lt;&gt;&quot;&quot;;[.E70];[.K70])" office:value-type="float" office:value="0" calcext:value-type="float">
            <text:p>0</text:p>
          </table:table-cell>
          <table:table-cell table:style-name="ce18" table:formula="of:=[.M70]-[.N7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21429" calcext:value-type="float">
            <text:p>5240214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18927" calcext:value-type="float">
            <text:p>2126,518927</text:p>
          </table:table-cell>
          <table:table-cell table:style-name="ce38" table:formula="of:=IF([.H71]=&quot;&quot;;[.R71];&quot;&quot;)">
            <text:p/>
          </table:table-cell>
          <table:table-cell table:style-name="ce40" table:formula="of:=IF([.I71]=&quot;&quot;;[.S71];&quot;&quot;)">
            <text:p/>
          </table:table-cell>
          <table:table-cell table:style-name="ce38" table:formula="of:=IF([.J71]=&quot;&quot;;[.T71];&quot;&quot;)">
            <text:p/>
          </table:table-cell>
          <table:table-cell table:style-name="ce38" table:formula="of:=IF([.K71]=&quot;&quot;;[.U71];&quot;&quot;)">
            <text:p/>
          </table:table-cell>
          <table:table-cell table:formula="of:=IF(AND([.B71]=[.B70];[.D70]=[.D71];[.D70]&lt;&gt;&quot;&quot;;[.B70]&lt;&gt;&quot;&quot;);&quot;Retransmisión&quot;;&quot;&quot;)">
            <text:p/>
          </table:table-cell>
          <table:table-cell/>
          <table:table-cell table:style-name="ce37" table:formula="of:=IF([.R71]&gt;[.$R$648];[.R71];&quot;&quot;)" office:value-type="float" office:value="524022889" calcext:value-type="float">
            <text:p>52402288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71]&gt;[.$R$648];[.T71];&quot;&quot;)" office:value-type="float" office:value="229370" calcext:value-type="float">
            <text:p>229370</text:p>
          </table:table-cell>
          <table:table-cell table:style-name="ce37" table:formula="of:=IF([.R71]&gt;[.$R$648];[.U71];&quot;&quot;)" office:value-type="float" office:value="1460" calcext:value-type="float">
            <text:p>1460</text:p>
          </table:table-cell>
          <table:table-cell table:formula="of:=IF(AND([.H71]=[.H70];[.H7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71]&lt;&gt;&quot;&quot;;[.E71];[.K71])" office:value-type="float" office:value="1460" calcext:value-type="float">
            <text:p>1460</text:p>
          </table:table-cell>
          <table:table-cell table:style-name="ce18" table:formula="of:=[.M71]-[.N71]" office:value-type="float" office:value="40" calcext:value-type="float">
            <text:p>40</text:p>
          </table:table-cell>
          <table:table-cell table:number-columns-repeated="2"/>
          <table:table-cell office:value-type="float" office:value="524022889" calcext:value-type="float">
            <text:p>5240228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21493" calcext:value-type="float">
            <text:p>2126,521493</text:p>
          </table:table-cell>
          <table:table-cell table:style-name="ce38" table:formula="of:=IF([.H72]=&quot;&quot;;[.R72];&quot;&quot;)">
            <text:p/>
          </table:table-cell>
          <table:table-cell table:style-name="ce40" table:formula="of:=IF([.I72]=&quot;&quot;;[.S72];&quot;&quot;)">
            <text:p/>
          </table:table-cell>
          <table:table-cell table:style-name="ce38" table:formula="of:=IF([.J72]=&quot;&quot;;[.T72];&quot;&quot;)">
            <text:p/>
          </table:table-cell>
          <table:table-cell table:style-name="ce38" table:formula="of:=IF([.K72]=&quot;&quot;;[.U72];&quot;&quot;)">
            <text:p/>
          </table:table-cell>
          <table:table-cell table:formula="of:=IF(AND([.B72]=[.B71];[.D71]=[.D72];[.D71]&lt;&gt;&quot;&quot;;[.B71]&lt;&gt;&quot;&quot;);&quot;Retransmisión&quot;;&quot;&quot;)">
            <text:p/>
          </table:table-cell>
          <table:table-cell/>
          <table:table-cell table:style-name="ce37" table:formula="of:=IF([.R72]&gt;[.$R$648];[.R72];&quot;&quot;)" office:value-type="float" office:value="524024349" calcext:value-type="float">
            <text:p>5240243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72]&gt;[.$R$648];[.T72];&quot;&quot;)" office:value-type="float" office:value="229370" calcext:value-type="float">
            <text:p>229370</text:p>
          </table:table-cell>
          <table:table-cell table:style-name="ce37" table:formula="of:=IF([.R72]&gt;[.$R$648];[.U72];&quot;&quot;)" office:value-type="float" office:value="1460" calcext:value-type="float">
            <text:p>1460</text:p>
          </table:table-cell>
          <table:table-cell table:formula="of:=IF(AND([.H72]=[.H71];[.H7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72]&lt;&gt;&quot;&quot;;[.E72];[.K72])" office:value-type="float" office:value="1460" calcext:value-type="float">
            <text:p>1460</text:p>
          </table:table-cell>
          <table:table-cell table:style-name="ce18" table:formula="of:=[.M72]-[.N72]" office:value-type="float" office:value="40" calcext:value-type="float">
            <text:p>40</text:p>
          </table:table-cell>
          <table:table-cell table:number-columns-repeated="2"/>
          <table:table-cell office:value-type="float" office:value="524024349" calcext:value-type="float">
            <text:p>524024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21725" calcext:value-type="float">
            <text:p>2126,521725</text:p>
          </table:table-cell>
          <table:table-cell table:style-name="ce37" table:formula="of:=IF([.H73]=&quot;&quot;;[.R7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73]=&quot;&quot;;[.T73];&quot;&quot;)" office:value-type="float" office:value="524024349" calcext:value-type="float">
            <text:p>524024349</text:p>
          </table:table-cell>
          <table:table-cell table:style-name="ce37" table:formula="of:=IF([.K73]=&quot;&quot;;[.U73];&quot;&quot;)" office:value-type="float" office:value="0" calcext:value-type="float">
            <text:p>0</text:p>
          </table:table-cell>
          <table:table-cell table:formula="of:=IF(AND([.B73]=[.B72];[.D72]=[.D73];[.D72]&lt;&gt;&quot;&quot;;[.B72]&lt;&gt;&quot;&quot;);&quot;Retransmisión&quot;;&quot;&quot;)">
            <text:p/>
          </table:table-cell>
          <table:table-cell/>
          <table:table-cell table:style-name="ce37" table:formula="of:=IF([.R73]&gt;[.$R$648];[.R73];&quot;&quot;)">
            <text:p/>
          </table:table-cell>
          <table:table-cell table:style-name="ce37" table:formula="of:=IF([.R73]&gt;[.$R$648];[.S73];&quot;&quot;)">
            <text:p/>
          </table:table-cell>
          <table:table-cell table:style-name="ce37" table:formula="of:=IF([.R73]&gt;[.$R$648];[.T73];&quot;&quot;)">
            <text:p/>
          </table:table-cell>
          <table:table-cell table:style-name="ce37" table:formula="of:=IF([.R73]&gt;[.$R$648];[.U73];&quot;&quot;)">
            <text:p/>
          </table:table-cell>
          <table:table-cell table:formula="of:=IF(AND([.H73]=[.H72];[.H7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73]&lt;&gt;&quot;&quot;;[.E73];[.K73])" office:value-type="float" office:value="0" calcext:value-type="float">
            <text:p>0</text:p>
          </table:table-cell>
          <table:table-cell table:style-name="ce18" table:formula="of:=[.M73]-[.N7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24349" calcext:value-type="float">
            <text:p>524024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24222" calcext:value-type="float">
            <text:p>2126,524222</text:p>
          </table:table-cell>
          <table:table-cell table:style-name="ce38" table:formula="of:=IF([.H74]=&quot;&quot;;[.R74];&quot;&quot;)">
            <text:p/>
          </table:table-cell>
          <table:table-cell table:style-name="ce40" table:formula="of:=IF([.I74]=&quot;&quot;;[.S74];&quot;&quot;)">
            <text:p/>
          </table:table-cell>
          <table:table-cell table:style-name="ce38" table:formula="of:=IF([.J74]=&quot;&quot;;[.T74];&quot;&quot;)">
            <text:p/>
          </table:table-cell>
          <table:table-cell table:style-name="ce38" table:formula="of:=IF([.K74]=&quot;&quot;;[.U74];&quot;&quot;)">
            <text:p/>
          </table:table-cell>
          <table:table-cell table:formula="of:=IF(AND([.B74]=[.B73];[.D73]=[.D74];[.D73]&lt;&gt;&quot;&quot;;[.B73]&lt;&gt;&quot;&quot;);&quot;Retransmisión&quot;;&quot;&quot;)">
            <text:p/>
          </table:table-cell>
          <table:table-cell/>
          <table:table-cell table:style-name="ce37" table:formula="of:=IF([.R74]&gt;[.$R$648];[.R74];&quot;&quot;)" office:value-type="float" office:value="524025809" calcext:value-type="float">
            <text:p>52402580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74]&gt;[.$R$648];[.T74];&quot;&quot;)" office:value-type="float" office:value="229370" calcext:value-type="float">
            <text:p>229370</text:p>
          </table:table-cell>
          <table:table-cell table:style-name="ce37" table:formula="of:=IF([.R74]&gt;[.$R$648];[.U74];&quot;&quot;)" office:value-type="float" office:value="1460" calcext:value-type="float">
            <text:p>1460</text:p>
          </table:table-cell>
          <table:table-cell table:formula="of:=IF(AND([.H74]=[.H73];[.H7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74]&lt;&gt;&quot;&quot;;[.E74];[.K74])" office:value-type="float" office:value="1460" calcext:value-type="float">
            <text:p>1460</text:p>
          </table:table-cell>
          <table:table-cell table:style-name="ce18" table:formula="of:=[.M74]-[.N74]" office:value-type="float" office:value="40" calcext:value-type="float">
            <text:p>40</text:p>
          </table:table-cell>
          <table:table-cell table:number-columns-repeated="2"/>
          <table:table-cell office:value-type="float" office:value="524025809" calcext:value-type="float">
            <text:p>5240258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26191" calcext:value-type="float">
            <text:p>2126,526191</text:p>
          </table:table-cell>
          <table:table-cell table:style-name="ce38" table:formula="of:=IF([.H75]=&quot;&quot;;[.R75];&quot;&quot;)">
            <text:p/>
          </table:table-cell>
          <table:table-cell table:style-name="ce40" table:formula="of:=IF([.I75]=&quot;&quot;;[.S75];&quot;&quot;)">
            <text:p/>
          </table:table-cell>
          <table:table-cell table:style-name="ce38" table:formula="of:=IF([.J75]=&quot;&quot;;[.T75];&quot;&quot;)">
            <text:p/>
          </table:table-cell>
          <table:table-cell table:style-name="ce38" table:formula="of:=IF([.K75]=&quot;&quot;;[.U75];&quot;&quot;)">
            <text:p/>
          </table:table-cell>
          <table:table-cell table:formula="of:=IF(AND([.B75]=[.B74];[.D74]=[.D75];[.D74]&lt;&gt;&quot;&quot;;[.B74]&lt;&gt;&quot;&quot;);&quot;Retransmisión&quot;;&quot;&quot;)">
            <text:p/>
          </table:table-cell>
          <table:table-cell/>
          <table:table-cell table:style-name="ce37" table:formula="of:=IF([.R75]&gt;[.$R$648];[.R75];&quot;&quot;)" office:value-type="float" office:value="524027269" calcext:value-type="float">
            <text:p>5240272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75]&gt;[.$R$648];[.T75];&quot;&quot;)" office:value-type="float" office:value="229370" calcext:value-type="float">
            <text:p>229370</text:p>
          </table:table-cell>
          <table:table-cell table:style-name="ce37" table:formula="of:=IF([.R75]&gt;[.$R$648];[.U75];&quot;&quot;)" office:value-type="float" office:value="1460" calcext:value-type="float">
            <text:p>1460</text:p>
          </table:table-cell>
          <table:table-cell table:formula="of:=IF(AND([.H75]=[.H74];[.H7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75]&lt;&gt;&quot;&quot;;[.E75];[.K75])" office:value-type="float" office:value="1460" calcext:value-type="float">
            <text:p>1460</text:p>
          </table:table-cell>
          <table:table-cell table:style-name="ce18" table:formula="of:=[.M75]-[.N75]" office:value-type="float" office:value="40" calcext:value-type="float">
            <text:p>40</text:p>
          </table:table-cell>
          <table:table-cell table:number-columns-repeated="2"/>
          <table:table-cell office:value-type="float" office:value="524027269" calcext:value-type="float">
            <text:p>524027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26414" calcext:value-type="float">
            <text:p>2126,526414</text:p>
          </table:table-cell>
          <table:table-cell table:style-name="ce37" table:formula="of:=IF([.H76]=&quot;&quot;;[.R7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76]=&quot;&quot;;[.T76];&quot;&quot;)" office:value-type="float" office:value="524027269" calcext:value-type="float">
            <text:p>524027269</text:p>
          </table:table-cell>
          <table:table-cell table:style-name="ce37" table:formula="of:=IF([.K76]=&quot;&quot;;[.U76];&quot;&quot;)" office:value-type="float" office:value="0" calcext:value-type="float">
            <text:p>0</text:p>
          </table:table-cell>
          <table:table-cell table:formula="of:=IF(AND([.B76]=[.B75];[.D75]=[.D76];[.D75]&lt;&gt;&quot;&quot;;[.B75]&lt;&gt;&quot;&quot;);&quot;Retransmisión&quot;;&quot;&quot;)">
            <text:p/>
          </table:table-cell>
          <table:table-cell/>
          <table:table-cell table:style-name="ce37" table:formula="of:=IF([.R76]&gt;[.$R$648];[.R76];&quot;&quot;)">
            <text:p/>
          </table:table-cell>
          <table:table-cell table:style-name="ce37" table:formula="of:=IF([.R76]&gt;[.$R$648];[.S76];&quot;&quot;)">
            <text:p/>
          </table:table-cell>
          <table:table-cell table:style-name="ce37" table:formula="of:=IF([.R76]&gt;[.$R$648];[.T76];&quot;&quot;)">
            <text:p/>
          </table:table-cell>
          <table:table-cell table:style-name="ce37" table:formula="of:=IF([.R76]&gt;[.$R$648];[.U76];&quot;&quot;)">
            <text:p/>
          </table:table-cell>
          <table:table-cell table:formula="of:=IF(AND([.H76]=[.H75];[.H7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76]&lt;&gt;&quot;&quot;;[.E76];[.K76])" office:value-type="float" office:value="0" calcext:value-type="float">
            <text:p>0</text:p>
          </table:table-cell>
          <table:table-cell table:style-name="ce18" table:formula="of:=[.M76]-[.N7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27269" calcext:value-type="float">
            <text:p>524027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28649" calcext:value-type="float">
            <text:p>2126,528649</text:p>
          </table:table-cell>
          <table:table-cell table:style-name="ce38" table:formula="of:=IF([.H77]=&quot;&quot;;[.R77];&quot;&quot;)">
            <text:p/>
          </table:table-cell>
          <table:table-cell table:style-name="ce40" table:formula="of:=IF([.I77]=&quot;&quot;;[.S77];&quot;&quot;)">
            <text:p/>
          </table:table-cell>
          <table:table-cell table:style-name="ce38" table:formula="of:=IF([.J77]=&quot;&quot;;[.T77];&quot;&quot;)">
            <text:p/>
          </table:table-cell>
          <table:table-cell table:style-name="ce38" table:formula="of:=IF([.K77]=&quot;&quot;;[.U77];&quot;&quot;)">
            <text:p/>
          </table:table-cell>
          <table:table-cell table:formula="of:=IF(AND([.B77]=[.B76];[.D76]=[.D77];[.D76]&lt;&gt;&quot;&quot;;[.B76]&lt;&gt;&quot;&quot;);&quot;Retransmisión&quot;;&quot;&quot;)">
            <text:p/>
          </table:table-cell>
          <table:table-cell/>
          <table:table-cell table:style-name="ce37" table:formula="of:=IF([.R77]&gt;[.$R$648];[.R77];&quot;&quot;)" office:value-type="float" office:value="524028729" calcext:value-type="float">
            <text:p>5240287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77]&gt;[.$R$648];[.T77];&quot;&quot;)" office:value-type="float" office:value="229370" calcext:value-type="float">
            <text:p>229370</text:p>
          </table:table-cell>
          <table:table-cell table:style-name="ce37" table:formula="of:=IF([.R77]&gt;[.$R$648];[.U77];&quot;&quot;)" office:value-type="float" office:value="1460" calcext:value-type="float">
            <text:p>1460</text:p>
          </table:table-cell>
          <table:table-cell table:formula="of:=IF(AND([.H77]=[.H76];[.H7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77]&lt;&gt;&quot;&quot;;[.E77];[.K77])" office:value-type="float" office:value="1460" calcext:value-type="float">
            <text:p>1460</text:p>
          </table:table-cell>
          <table:table-cell table:style-name="ce18" table:formula="of:=[.M77]-[.N77]" office:value-type="float" office:value="40" calcext:value-type="float">
            <text:p>40</text:p>
          </table:table-cell>
          <table:table-cell table:number-columns-repeated="2"/>
          <table:table-cell office:value-type="float" office:value="524028729" calcext:value-type="float">
            <text:p>524028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30512" calcext:value-type="float">
            <text:p>2126,530512</text:p>
          </table:table-cell>
          <table:table-cell table:style-name="ce38" table:formula="of:=IF([.H78]=&quot;&quot;;[.R78];&quot;&quot;)">
            <text:p/>
          </table:table-cell>
          <table:table-cell table:style-name="ce40" table:formula="of:=IF([.I78]=&quot;&quot;;[.S78];&quot;&quot;)">
            <text:p/>
          </table:table-cell>
          <table:table-cell table:style-name="ce38" table:formula="of:=IF([.J78]=&quot;&quot;;[.T78];&quot;&quot;)">
            <text:p/>
          </table:table-cell>
          <table:table-cell table:style-name="ce38" table:formula="of:=IF([.K78]=&quot;&quot;;[.U78];&quot;&quot;)">
            <text:p/>
          </table:table-cell>
          <table:table-cell table:formula="of:=IF(AND([.B78]=[.B77];[.D77]=[.D78];[.D77]&lt;&gt;&quot;&quot;;[.B77]&lt;&gt;&quot;&quot;);&quot;Retransmisión&quot;;&quot;&quot;)">
            <text:p/>
          </table:table-cell>
          <table:table-cell/>
          <table:table-cell table:style-name="ce37" table:formula="of:=IF([.R78]&gt;[.$R$648];[.R78];&quot;&quot;)" office:value-type="float" office:value="524030189" calcext:value-type="float">
            <text:p>5240301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78]&gt;[.$R$648];[.T78];&quot;&quot;)" office:value-type="float" office:value="229370" calcext:value-type="float">
            <text:p>229370</text:p>
          </table:table-cell>
          <table:table-cell table:style-name="ce37" table:formula="of:=IF([.R78]&gt;[.$R$648];[.U78];&quot;&quot;)" office:value-type="float" office:value="1460" calcext:value-type="float">
            <text:p>1460</text:p>
          </table:table-cell>
          <table:table-cell table:formula="of:=IF(AND([.H78]=[.H77];[.H7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78]&lt;&gt;&quot;&quot;;[.E78];[.K78])" office:value-type="float" office:value="1460" calcext:value-type="float">
            <text:p>1460</text:p>
          </table:table-cell>
          <table:table-cell table:style-name="ce18" table:formula="of:=[.M78]-[.N78]" office:value-type="float" office:value="40" calcext:value-type="float">
            <text:p>40</text:p>
          </table:table-cell>
          <table:table-cell table:number-columns-repeated="2"/>
          <table:table-cell office:value-type="float" office:value="524030189" calcext:value-type="float">
            <text:p>524030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32402" calcext:value-type="float">
            <text:p>2126,532402</text:p>
          </table:table-cell>
          <table:table-cell table:style-name="ce37" table:formula="of:=IF([.H79]=&quot;&quot;;[.R7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79]=&quot;&quot;;[.T79];&quot;&quot;)" office:value-type="float" office:value="524030189" calcext:value-type="float">
            <text:p>524030189</text:p>
          </table:table-cell>
          <table:table-cell table:style-name="ce37" table:formula="of:=IF([.K79]=&quot;&quot;;[.U79];&quot;&quot;)" office:value-type="float" office:value="0" calcext:value-type="float">
            <text:p>0</text:p>
          </table:table-cell>
          <table:table-cell table:formula="of:=IF(AND([.B79]=[.B78];[.D78]=[.D79];[.D78]&lt;&gt;&quot;&quot;;[.B78]&lt;&gt;&quot;&quot;);&quot;Retransmisión&quot;;&quot;&quot;)">
            <text:p/>
          </table:table-cell>
          <table:table-cell/>
          <table:table-cell table:style-name="ce37" table:formula="of:=IF([.R79]&gt;[.$R$648];[.R79];&quot;&quot;)">
            <text:p/>
          </table:table-cell>
          <table:table-cell table:style-name="ce37" table:formula="of:=IF([.R79]&gt;[.$R$648];[.S79];&quot;&quot;)">
            <text:p/>
          </table:table-cell>
          <table:table-cell table:style-name="ce37" table:formula="of:=IF([.R79]&gt;[.$R$648];[.T79];&quot;&quot;)">
            <text:p/>
          </table:table-cell>
          <table:table-cell table:style-name="ce37" table:formula="of:=IF([.R79]&gt;[.$R$648];[.U79];&quot;&quot;)">
            <text:p/>
          </table:table-cell>
          <table:table-cell table:formula="of:=IF(AND([.H79]=[.H78];[.H7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79]&lt;&gt;&quot;&quot;;[.E79];[.K79])" office:value-type="float" office:value="0" calcext:value-type="float">
            <text:p>0</text:p>
          </table:table-cell>
          <table:table-cell table:style-name="ce18" table:formula="of:=[.M79]-[.N7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30189" calcext:value-type="float">
            <text:p>524030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34186" calcext:value-type="float">
            <text:p>2126,534186</text:p>
          </table:table-cell>
          <table:table-cell table:style-name="ce37" table:formula="of:=IF([.H80]=&quot;&quot;;[.R8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80]=&quot;&quot;;[.T80];&quot;&quot;)" office:value-type="float" office:value="524031649" calcext:value-type="float">
            <text:p>524031649</text:p>
          </table:table-cell>
          <table:table-cell table:style-name="ce37" table:formula="of:=IF([.K80]=&quot;&quot;;[.U80];&quot;&quot;)" office:value-type="float" office:value="0" calcext:value-type="float">
            <text:p>0</text:p>
          </table:table-cell>
          <table:table-cell table:formula="of:=IF(AND([.B80]=[.B79];[.D79]=[.D80];[.D79]&lt;&gt;&quot;&quot;;[.B79]&lt;&gt;&quot;&quot;);&quot;Retransmisión&quot;;&quot;&quot;)">
            <text:p/>
          </table:table-cell>
          <table:table-cell/>
          <table:table-cell table:style-name="ce37" table:formula="of:=IF([.R80]&gt;[.$R$648];[.R80];&quot;&quot;)">
            <text:p/>
          </table:table-cell>
          <table:table-cell table:style-name="ce37" table:formula="of:=IF([.R80]&gt;[.$R$648];[.S80];&quot;&quot;)">
            <text:p/>
          </table:table-cell>
          <table:table-cell table:style-name="ce37" table:formula="of:=IF([.R80]&gt;[.$R$648];[.T80];&quot;&quot;)">
            <text:p/>
          </table:table-cell>
          <table:table-cell table:style-name="ce37" table:formula="of:=IF([.R80]&gt;[.$R$648];[.U80];&quot;&quot;)">
            <text:p/>
          </table:table-cell>
          <table:table-cell table:formula="of:=IF(AND([.H80]=[.H79];[.H7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80]&lt;&gt;&quot;&quot;;[.E80];[.K80])" office:value-type="float" office:value="0" calcext:value-type="float">
            <text:p>0</text:p>
          </table:table-cell>
          <table:table-cell table:style-name="ce18" table:formula="of:=[.M80]-[.N8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31649" calcext:value-type="float">
            <text:p>5240316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37034" calcext:value-type="float">
            <text:p>2126,537034</text:p>
          </table:table-cell>
          <table:table-cell table:style-name="ce38" table:formula="of:=IF([.H81]=&quot;&quot;;[.R81];&quot;&quot;)">
            <text:p/>
          </table:table-cell>
          <table:table-cell table:style-name="ce40" table:formula="of:=IF([.I81]=&quot;&quot;;[.S81];&quot;&quot;)">
            <text:p/>
          </table:table-cell>
          <table:table-cell table:style-name="ce38" table:formula="of:=IF([.J81]=&quot;&quot;;[.T81];&quot;&quot;)">
            <text:p/>
          </table:table-cell>
          <table:table-cell table:style-name="ce38" table:formula="of:=IF([.K81]=&quot;&quot;;[.U81];&quot;&quot;)">
            <text:p/>
          </table:table-cell>
          <table:table-cell table:formula="of:=IF(AND([.B81]=[.B80];[.D80]=[.D81];[.D80]&lt;&gt;&quot;&quot;;[.B80]&lt;&gt;&quot;&quot;);&quot;Retransmisión&quot;;&quot;&quot;)">
            <text:p/>
          </table:table-cell>
          <table:table-cell/>
          <table:table-cell table:style-name="ce37" table:formula="of:=IF([.R81]&gt;[.$R$648];[.R81];&quot;&quot;)" office:value-type="float" office:value="524031649" calcext:value-type="float">
            <text:p>5240316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81]&gt;[.$R$648];[.T81];&quot;&quot;)" office:value-type="float" office:value="229370" calcext:value-type="float">
            <text:p>229370</text:p>
          </table:table-cell>
          <table:table-cell table:style-name="ce37" table:formula="of:=IF([.R81]&gt;[.$R$648];[.U81];&quot;&quot;)" office:value-type="float" office:value="1460" calcext:value-type="float">
            <text:p>1460</text:p>
          </table:table-cell>
          <table:table-cell table:formula="of:=IF(AND([.H81]=[.H80];[.H8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81]&lt;&gt;&quot;&quot;;[.E81];[.K81])" office:value-type="float" office:value="1460" calcext:value-type="float">
            <text:p>1460</text:p>
          </table:table-cell>
          <table:table-cell table:style-name="ce18" table:formula="of:=[.M81]-[.N81]" office:value-type="float" office:value="40" calcext:value-type="float">
            <text:p>40</text:p>
          </table:table-cell>
          <table:table-cell table:number-columns-repeated="2"/>
          <table:table-cell office:value-type="float" office:value="524031649" calcext:value-type="float">
            <text:p>524031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39823" calcext:value-type="float">
            <text:p>2126,539823</text:p>
          </table:table-cell>
          <table:table-cell table:style-name="ce38" table:formula="of:=IF([.H82]=&quot;&quot;;[.R82];&quot;&quot;)">
            <text:p/>
          </table:table-cell>
          <table:table-cell table:style-name="ce40" table:formula="of:=IF([.I82]=&quot;&quot;;[.S82];&quot;&quot;)">
            <text:p/>
          </table:table-cell>
          <table:table-cell table:style-name="ce38" table:formula="of:=IF([.J82]=&quot;&quot;;[.T82];&quot;&quot;)">
            <text:p/>
          </table:table-cell>
          <table:table-cell table:style-name="ce38" table:formula="of:=IF([.K82]=&quot;&quot;;[.U82];&quot;&quot;)">
            <text:p/>
          </table:table-cell>
          <table:table-cell table:formula="of:=IF(AND([.B82]=[.B81];[.D81]=[.D82];[.D81]&lt;&gt;&quot;&quot;;[.B81]&lt;&gt;&quot;&quot;);&quot;Retransmisión&quot;;&quot;&quot;)">
            <text:p/>
          </table:table-cell>
          <table:table-cell/>
          <table:table-cell table:style-name="ce37" table:formula="of:=IF([.R82]&gt;[.$R$648];[.R82];&quot;&quot;)" office:value-type="float" office:value="524033109" calcext:value-type="float">
            <text:p>5240331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82]&gt;[.$R$648];[.T82];&quot;&quot;)" office:value-type="float" office:value="229370" calcext:value-type="float">
            <text:p>229370</text:p>
          </table:table-cell>
          <table:table-cell table:style-name="ce37" table:formula="of:=IF([.R82]&gt;[.$R$648];[.U82];&quot;&quot;)" office:value-type="float" office:value="1460" calcext:value-type="float">
            <text:p>1460</text:p>
          </table:table-cell>
          <table:table-cell table:formula="of:=IF(AND([.H82]=[.H81];[.H8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82]&lt;&gt;&quot;&quot;;[.E82];[.K82])" office:value-type="float" office:value="1460" calcext:value-type="float">
            <text:p>1460</text:p>
          </table:table-cell>
          <table:table-cell table:style-name="ce18" table:formula="of:=[.M82]-[.N82]" office:value-type="float" office:value="40" calcext:value-type="float">
            <text:p>40</text:p>
          </table:table-cell>
          <table:table-cell table:number-columns-repeated="2"/>
          <table:table-cell office:value-type="float" office:value="524033109" calcext:value-type="float">
            <text:p>524033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41614" calcext:value-type="float">
            <text:p>2126,541614</text:p>
          </table:table-cell>
          <table:table-cell table:style-name="ce38" table:formula="of:=IF([.H83]=&quot;&quot;;[.R83];&quot;&quot;)">
            <text:p/>
          </table:table-cell>
          <table:table-cell table:style-name="ce40" table:formula="of:=IF([.I83]=&quot;&quot;;[.S83];&quot;&quot;)">
            <text:p/>
          </table:table-cell>
          <table:table-cell table:style-name="ce38" table:formula="of:=IF([.J83]=&quot;&quot;;[.T83];&quot;&quot;)">
            <text:p/>
          </table:table-cell>
          <table:table-cell table:style-name="ce38" table:formula="of:=IF([.K83]=&quot;&quot;;[.U83];&quot;&quot;)">
            <text:p/>
          </table:table-cell>
          <table:table-cell table:formula="of:=IF(AND([.B83]=[.B82];[.D82]=[.D83];[.D82]&lt;&gt;&quot;&quot;;[.B82]&lt;&gt;&quot;&quot;);&quot;Retransmisión&quot;;&quot;&quot;)">
            <text:p/>
          </table:table-cell>
          <table:table-cell/>
          <table:table-cell table:style-name="ce37" table:formula="of:=IF([.R83]&gt;[.$R$648];[.R83];&quot;&quot;)" office:value-type="float" office:value="524034569" calcext:value-type="float">
            <text:p>5240345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83]&gt;[.$R$648];[.T83];&quot;&quot;)" office:value-type="float" office:value="229370" calcext:value-type="float">
            <text:p>229370</text:p>
          </table:table-cell>
          <table:table-cell table:style-name="ce37" table:formula="of:=IF([.R83]&gt;[.$R$648];[.U83];&quot;&quot;)" office:value-type="float" office:value="1460" calcext:value-type="float">
            <text:p>1460</text:p>
          </table:table-cell>
          <table:table-cell table:formula="of:=IF(AND([.H83]=[.H82];[.H8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83]&lt;&gt;&quot;&quot;;[.E83];[.K83])" office:value-type="float" office:value="1460" calcext:value-type="float">
            <text:p>1460</text:p>
          </table:table-cell>
          <table:table-cell table:style-name="ce18" table:formula="of:=[.M83]-[.N83]" office:value-type="float" office:value="40" calcext:value-type="float">
            <text:p>40</text:p>
          </table:table-cell>
          <table:table-cell table:number-columns-repeated="2"/>
          <table:table-cell office:value-type="float" office:value="524034569" calcext:value-type="float">
            <text:p>524034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42745" calcext:value-type="float">
            <text:p>2126,542745</text:p>
          </table:table-cell>
          <table:table-cell table:style-name="ce37" table:formula="of:=IF([.H84]=&quot;&quot;;[.R8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84]=&quot;&quot;;[.T84];&quot;&quot;)" office:value-type="float" office:value="524034569" calcext:value-type="float">
            <text:p>524034569</text:p>
          </table:table-cell>
          <table:table-cell table:style-name="ce37" table:formula="of:=IF([.K84]=&quot;&quot;;[.U84];&quot;&quot;)" office:value-type="float" office:value="0" calcext:value-type="float">
            <text:p>0</text:p>
          </table:table-cell>
          <table:table-cell table:formula="of:=IF(AND([.B84]=[.B83];[.D83]=[.D84];[.D83]&lt;&gt;&quot;&quot;;[.B83]&lt;&gt;&quot;&quot;);&quot;Retransmisión&quot;;&quot;&quot;)">
            <text:p/>
          </table:table-cell>
          <table:table-cell/>
          <table:table-cell table:style-name="ce37" table:formula="of:=IF([.R84]&gt;[.$R$648];[.R84];&quot;&quot;)">
            <text:p/>
          </table:table-cell>
          <table:table-cell table:style-name="ce37" table:formula="of:=IF([.R84]&gt;[.$R$648];[.S84];&quot;&quot;)">
            <text:p/>
          </table:table-cell>
          <table:table-cell table:style-name="ce37" table:formula="of:=IF([.R84]&gt;[.$R$648];[.T84];&quot;&quot;)">
            <text:p/>
          </table:table-cell>
          <table:table-cell table:style-name="ce37" table:formula="of:=IF([.R84]&gt;[.$R$648];[.U84];&quot;&quot;)">
            <text:p/>
          </table:table-cell>
          <table:table-cell table:formula="of:=IF(AND([.H84]=[.H83];[.H8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84]&lt;&gt;&quot;&quot;;[.E84];[.K84])" office:value-type="float" office:value="0" calcext:value-type="float">
            <text:p>0</text:p>
          </table:table-cell>
          <table:table-cell table:style-name="ce18" table:formula="of:=[.M84]-[.N8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34569" calcext:value-type="float">
            <text:p>5240345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5517" calcext:value-type="float">
            <text:p>2126,55517</text:p>
          </table:table-cell>
          <table:table-cell table:style-name="ce38" table:formula="of:=IF([.H85]=&quot;&quot;;[.R85];&quot;&quot;)">
            <text:p/>
          </table:table-cell>
          <table:table-cell table:style-name="ce40" table:formula="of:=IF([.I85]=&quot;&quot;;[.S85];&quot;&quot;)">
            <text:p/>
          </table:table-cell>
          <table:table-cell table:style-name="ce38" table:formula="of:=IF([.J85]=&quot;&quot;;[.T85];&quot;&quot;)">
            <text:p/>
          </table:table-cell>
          <table:table-cell table:style-name="ce38" table:formula="of:=IF([.K85]=&quot;&quot;;[.U85];&quot;&quot;)">
            <text:p/>
          </table:table-cell>
          <table:table-cell table:formula="of:=IF(AND([.B85]=[.B84];[.D84]=[.D85];[.D84]&lt;&gt;&quot;&quot;;[.B84]&lt;&gt;&quot;&quot;);&quot;Retransmisión&quot;;&quot;&quot;)">
            <text:p/>
          </table:table-cell>
          <table:table-cell/>
          <table:table-cell table:style-name="ce37" table:formula="of:=IF([.R85]&gt;[.$R$648];[.R85];&quot;&quot;)" office:value-type="float" office:value="524036029" calcext:value-type="float">
            <text:p>5240360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85]&gt;[.$R$648];[.T85];&quot;&quot;)" office:value-type="float" office:value="229370" calcext:value-type="float">
            <text:p>229370</text:p>
          </table:table-cell>
          <table:table-cell table:style-name="ce37" table:formula="of:=IF([.R85]&gt;[.$R$648];[.U85];&quot;&quot;)" office:value-type="float" office:value="1460" calcext:value-type="float">
            <text:p>1460</text:p>
          </table:table-cell>
          <table:table-cell table:formula="of:=IF(AND([.H85]=[.H84];[.H8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85]&lt;&gt;&quot;&quot;;[.E85];[.K85])" office:value-type="float" office:value="1460" calcext:value-type="float">
            <text:p>1460</text:p>
          </table:table-cell>
          <table:table-cell table:style-name="ce18" table:formula="of:=[.M85]-[.N85]" office:value-type="float" office:value="40" calcext:value-type="float">
            <text:p>40</text:p>
          </table:table-cell>
          <table:table-cell table:number-columns-repeated="2"/>
          <table:table-cell office:value-type="float" office:value="524036029" calcext:value-type="float">
            <text:p>5240360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57455" calcext:value-type="float">
            <text:p>2126,557455</text:p>
          </table:table-cell>
          <table:table-cell table:style-name="ce38" table:formula="of:=IF([.H86]=&quot;&quot;;[.R86];&quot;&quot;)">
            <text:p/>
          </table:table-cell>
          <table:table-cell table:style-name="ce40" table:formula="of:=IF([.I86]=&quot;&quot;;[.S86];&quot;&quot;)">
            <text:p/>
          </table:table-cell>
          <table:table-cell table:style-name="ce38" table:formula="of:=IF([.J86]=&quot;&quot;;[.T86];&quot;&quot;)">
            <text:p/>
          </table:table-cell>
          <table:table-cell table:style-name="ce38" table:formula="of:=IF([.K86]=&quot;&quot;;[.U86];&quot;&quot;)">
            <text:p/>
          </table:table-cell>
          <table:table-cell table:formula="of:=IF(AND([.B86]=[.B85];[.D85]=[.D86];[.D85]&lt;&gt;&quot;&quot;;[.B85]&lt;&gt;&quot;&quot;);&quot;Retransmisión&quot;;&quot;&quot;)">
            <text:p/>
          </table:table-cell>
          <table:table-cell/>
          <table:table-cell table:style-name="ce37" table:formula="of:=IF([.R86]&gt;[.$R$648];[.R86];&quot;&quot;)" office:value-type="float" office:value="524037489" calcext:value-type="float">
            <text:p>5240374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86]&gt;[.$R$648];[.T86];&quot;&quot;)" office:value-type="float" office:value="229370" calcext:value-type="float">
            <text:p>229370</text:p>
          </table:table-cell>
          <table:table-cell table:style-name="ce37" table:formula="of:=IF([.R86]&gt;[.$R$648];[.U86];&quot;&quot;)" office:value-type="float" office:value="1460" calcext:value-type="float">
            <text:p>1460</text:p>
          </table:table-cell>
          <table:table-cell table:formula="of:=IF(AND([.H86]=[.H85];[.H8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86]&lt;&gt;&quot;&quot;;[.E86];[.K86])" office:value-type="float" office:value="1460" calcext:value-type="float">
            <text:p>1460</text:p>
          </table:table-cell>
          <table:table-cell table:style-name="ce18" table:formula="of:=[.M86]-[.N86]" office:value-type="float" office:value="40" calcext:value-type="float">
            <text:p>40</text:p>
          </table:table-cell>
          <table:table-cell table:number-columns-repeated="2"/>
          <table:table-cell office:value-type="float" office:value="524037489" calcext:value-type="float">
            <text:p>524037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5925" calcext:value-type="float">
            <text:p>2126,55925</text:p>
          </table:table-cell>
          <table:table-cell table:style-name="ce38" table:formula="of:=IF([.H87]=&quot;&quot;;[.R87];&quot;&quot;)">
            <text:p/>
          </table:table-cell>
          <table:table-cell table:style-name="ce40" table:formula="of:=IF([.I87]=&quot;&quot;;[.S87];&quot;&quot;)">
            <text:p/>
          </table:table-cell>
          <table:table-cell table:style-name="ce38" table:formula="of:=IF([.J87]=&quot;&quot;;[.T87];&quot;&quot;)">
            <text:p/>
          </table:table-cell>
          <table:table-cell table:style-name="ce38" table:formula="of:=IF([.K87]=&quot;&quot;;[.U87];&quot;&quot;)">
            <text:p/>
          </table:table-cell>
          <table:table-cell table:formula="of:=IF(AND([.B87]=[.B86];[.D86]=[.D87];[.D86]&lt;&gt;&quot;&quot;;[.B86]&lt;&gt;&quot;&quot;);&quot;Retransmisión&quot;;&quot;&quot;)">
            <text:p/>
          </table:table-cell>
          <table:table-cell/>
          <table:table-cell table:style-name="ce37" table:formula="of:=IF([.R87]&gt;[.$R$648];[.R87];&quot;&quot;)" office:value-type="float" office:value="524038949" calcext:value-type="float">
            <text:p>5240389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87]&gt;[.$R$648];[.T87];&quot;&quot;)" office:value-type="float" office:value="229370" calcext:value-type="float">
            <text:p>229370</text:p>
          </table:table-cell>
          <table:table-cell table:style-name="ce37" table:formula="of:=IF([.R87]&gt;[.$R$648];[.U87];&quot;&quot;)" office:value-type="float" office:value="1460" calcext:value-type="float">
            <text:p>1460</text:p>
          </table:table-cell>
          <table:table-cell table:formula="of:=IF(AND([.H87]=[.H86];[.H8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87]&lt;&gt;&quot;&quot;;[.E87];[.K87])" office:value-type="float" office:value="1460" calcext:value-type="float">
            <text:p>1460</text:p>
          </table:table-cell>
          <table:table-cell table:style-name="ce18" table:formula="of:=[.M87]-[.N87]" office:value-type="float" office:value="40" calcext:value-type="float">
            <text:p>40</text:p>
          </table:table-cell>
          <table:table-cell table:number-columns-repeated="2"/>
          <table:table-cell office:value-type="float" office:value="524038949" calcext:value-type="float">
            <text:p>524038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59487" calcext:value-type="float">
            <text:p>2126,559487</text:p>
          </table:table-cell>
          <table:table-cell table:style-name="ce37" table:formula="of:=IF([.H88]=&quot;&quot;;[.R8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88]=&quot;&quot;;[.T88];&quot;&quot;)" office:value-type="float" office:value="524037489" calcext:value-type="float">
            <text:p>524037489</text:p>
          </table:table-cell>
          <table:table-cell table:style-name="ce37" table:formula="of:=IF([.K88]=&quot;&quot;;[.U88];&quot;&quot;)" office:value-type="float" office:value="0" calcext:value-type="float">
            <text:p>0</text:p>
          </table:table-cell>
          <table:table-cell table:formula="of:=IF(AND([.B88]=[.B87];[.D87]=[.D88];[.D87]&lt;&gt;&quot;&quot;;[.B87]&lt;&gt;&quot;&quot;);&quot;Retransmisión&quot;;&quot;&quot;)">
            <text:p/>
          </table:table-cell>
          <table:table-cell/>
          <table:table-cell table:style-name="ce37" table:formula="of:=IF([.R88]&gt;[.$R$648];[.R88];&quot;&quot;)">
            <text:p/>
          </table:table-cell>
          <table:table-cell table:style-name="ce37" table:formula="of:=IF([.R88]&gt;[.$R$648];[.S88];&quot;&quot;)">
            <text:p/>
          </table:table-cell>
          <table:table-cell table:style-name="ce37" table:formula="of:=IF([.R88]&gt;[.$R$648];[.T88];&quot;&quot;)">
            <text:p/>
          </table:table-cell>
          <table:table-cell table:style-name="ce37" table:formula="of:=IF([.R88]&gt;[.$R$648];[.U88];&quot;&quot;)">
            <text:p/>
          </table:table-cell>
          <table:table-cell table:formula="of:=IF(AND([.H88]=[.H87];[.H8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88]&lt;&gt;&quot;&quot;;[.E88];[.K88])" office:value-type="float" office:value="0" calcext:value-type="float">
            <text:p>0</text:p>
          </table:table-cell>
          <table:table-cell table:style-name="ce18" table:formula="of:=[.M88]-[.N8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37489" calcext:value-type="float">
            <text:p>5240374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61648" calcext:value-type="float">
            <text:p>2126,561648</text:p>
          </table:table-cell>
          <table:table-cell table:style-name="ce37" table:formula="of:=IF([.H89]=&quot;&quot;;[.R8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89]=&quot;&quot;;[.T89];&quot;&quot;)" office:value-type="float" office:value="524040409" calcext:value-type="float">
            <text:p>524040409</text:p>
          </table:table-cell>
          <table:table-cell table:style-name="ce37" table:formula="of:=IF([.K89]=&quot;&quot;;[.U89];&quot;&quot;)" office:value-type="float" office:value="0" calcext:value-type="float">
            <text:p>0</text:p>
          </table:table-cell>
          <table:table-cell table:formula="of:=IF(AND([.B89]=[.B88];[.D88]=[.D89];[.D88]&lt;&gt;&quot;&quot;;[.B88]&lt;&gt;&quot;&quot;);&quot;Retransmisión&quot;;&quot;&quot;)">
            <text:p/>
          </table:table-cell>
          <table:table-cell/>
          <table:table-cell table:style-name="ce37" table:formula="of:=IF([.R89]&gt;[.$R$648];[.R89];&quot;&quot;)">
            <text:p/>
          </table:table-cell>
          <table:table-cell table:style-name="ce37" table:formula="of:=IF([.R89]&gt;[.$R$648];[.S89];&quot;&quot;)">
            <text:p/>
          </table:table-cell>
          <table:table-cell table:style-name="ce37" table:formula="of:=IF([.R89]&gt;[.$R$648];[.T89];&quot;&quot;)">
            <text:p/>
          </table:table-cell>
          <table:table-cell table:style-name="ce37" table:formula="of:=IF([.R89]&gt;[.$R$648];[.U89];&quot;&quot;)">
            <text:p/>
          </table:table-cell>
          <table:table-cell table:formula="of:=IF(AND([.H89]=[.H88];[.H8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89]&lt;&gt;&quot;&quot;;[.E89];[.K89])" office:value-type="float" office:value="0" calcext:value-type="float">
            <text:p>0</text:p>
          </table:table-cell>
          <table:table-cell table:style-name="ce18" table:formula="of:=[.M89]-[.N8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0409" calcext:value-type="float">
            <text:p>5240404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6343" calcext:value-type="float">
            <text:p>2126,56343</text:p>
          </table:table-cell>
          <table:table-cell table:style-name="ce37" table:formula="of:=IF([.H90]=&quot;&quot;;[.R9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90]=&quot;&quot;;[.T90];&quot;&quot;)" office:value-type="float" office:value="524040409" calcext:value-type="float">
            <text:p>524040409</text:p>
          </table:table-cell>
          <table:table-cell table:style-name="ce37" table:formula="of:=IF([.K90]=&quot;&quot;;[.U90];&quot;&quot;)" office:value-type="float" office:value="0" calcext:value-type="float">
            <text:p>0</text:p>
          </table:table-cell>
          <table:table-cell table:formula="of:=IF(AND([.B90]=[.B89];[.D89]=[.D90];[.D89]&lt;&gt;&quot;&quot;;[.B8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90]&gt;[.$R$648];[.R90];&quot;&quot;)">
            <text:p/>
          </table:table-cell>
          <table:table-cell table:style-name="ce37" table:formula="of:=IF([.R90]&gt;[.$R$648];[.S90];&quot;&quot;)">
            <text:p/>
          </table:table-cell>
          <table:table-cell table:style-name="ce37" table:formula="of:=IF([.R90]&gt;[.$R$648];[.T90];&quot;&quot;)">
            <text:p/>
          </table:table-cell>
          <table:table-cell table:style-name="ce37" table:formula="of:=IF([.R90]&gt;[.$R$648];[.U90];&quot;&quot;)">
            <text:p/>
          </table:table-cell>
          <table:table-cell table:formula="of:=IF(AND([.H90]=[.H89];[.H8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90]&lt;&gt;&quot;&quot;;[.E90];[.K90])" office:value-type="float" office:value="0" calcext:value-type="float">
            <text:p>0</text:p>
          </table:table-cell>
          <table:table-cell table:style-name="ce18" table:formula="of:=[.M90]-[.N9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0409" calcext:value-type="float">
            <text:p>5240404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68676" calcext:value-type="float">
            <text:p>2126,568676</text:p>
          </table:table-cell>
          <table:table-cell table:style-name="ce38" table:formula="of:=IF([.H91]=&quot;&quot;;[.R91];&quot;&quot;)">
            <text:p/>
          </table:table-cell>
          <table:table-cell table:style-name="ce40" table:formula="of:=IF([.I91]=&quot;&quot;;[.S91];&quot;&quot;)">
            <text:p/>
          </table:table-cell>
          <table:table-cell table:style-name="ce38" table:formula="of:=IF([.J91]=&quot;&quot;;[.T91];&quot;&quot;)">
            <text:p/>
          </table:table-cell>
          <table:table-cell table:style-name="ce38" table:formula="of:=IF([.K91]=&quot;&quot;;[.U91];&quot;&quot;)">
            <text:p/>
          </table:table-cell>
          <table:table-cell table:formula="of:=IF(AND([.B91]=[.B90];[.D90]=[.D91];[.D90]&lt;&gt;&quot;&quot;;[.B90]&lt;&gt;&quot;&quot;);&quot;Retransmisión&quot;;&quot;&quot;)">
            <text:p/>
          </table:table-cell>
          <table:table-cell/>
          <table:table-cell table:style-name="ce37" table:formula="of:=IF([.R91]&gt;[.$R$648];[.R91];&quot;&quot;)" office:value-type="float" office:value="524040409" calcext:value-type="float">
            <text:p>5240404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91]&gt;[.$R$648];[.T91];&quot;&quot;)" office:value-type="float" office:value="229370" calcext:value-type="float">
            <text:p>229370</text:p>
          </table:table-cell>
          <table:table-cell table:style-name="ce37" table:formula="of:=IF([.R91]&gt;[.$R$648];[.U91];&quot;&quot;)" office:value-type="float" office:value="1460" calcext:value-type="float">
            <text:p>1460</text:p>
          </table:table-cell>
          <table:table-cell table:formula="of:=IF(AND([.H91]=[.H90];[.H9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91]&lt;&gt;&quot;&quot;;[.E91];[.K91])" office:value-type="float" office:value="1460" calcext:value-type="float">
            <text:p>1460</text:p>
          </table:table-cell>
          <table:table-cell table:style-name="ce18" table:formula="of:=[.M91]-[.N91]" office:value-type="float" office:value="40" calcext:value-type="float">
            <text:p>40</text:p>
          </table:table-cell>
          <table:table-cell table:number-columns-repeated="2"/>
          <table:table-cell office:value-type="float" office:value="524040409" calcext:value-type="float">
            <text:p>524040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7055" calcext:value-type="float">
            <text:p>2126,57055</text:p>
          </table:table-cell>
          <table:table-cell table:style-name="ce38" table:formula="of:=IF([.H92]=&quot;&quot;;[.R92];&quot;&quot;)">
            <text:p/>
          </table:table-cell>
          <table:table-cell table:style-name="ce40" table:formula="of:=IF([.I92]=&quot;&quot;;[.S92];&quot;&quot;)">
            <text:p/>
          </table:table-cell>
          <table:table-cell table:style-name="ce38" table:formula="of:=IF([.J92]=&quot;&quot;;[.T92];&quot;&quot;)">
            <text:p/>
          </table:table-cell>
          <table:table-cell table:style-name="ce38" table:formula="of:=IF([.K92]=&quot;&quot;;[.U92];&quot;&quot;)">
            <text:p/>
          </table:table-cell>
          <table:table-cell table:formula="of:=IF(AND([.B92]=[.B91];[.D91]=[.D92];[.D91]&lt;&gt;&quot;&quot;;[.B91]&lt;&gt;&quot;&quot;);&quot;Retransmisión&quot;;&quot;&quot;)">
            <text:p/>
          </table:table-cell>
          <table:table-cell/>
          <table:table-cell table:style-name="ce37" table:formula="of:=IF([.R92]&gt;[.$R$648];[.R92];&quot;&quot;)" office:value-type="float" office:value="524041869" calcext:value-type="float">
            <text:p>5240418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92]&gt;[.$R$648];[.T92];&quot;&quot;)" office:value-type="float" office:value="229370" calcext:value-type="float">
            <text:p>229370</text:p>
          </table:table-cell>
          <table:table-cell table:style-name="ce37" table:formula="of:=IF([.R92]&gt;[.$R$648];[.U92];&quot;&quot;)" office:value-type="float" office:value="1460" calcext:value-type="float">
            <text:p>1460</text:p>
          </table:table-cell>
          <table:table-cell table:formula="of:=IF(AND([.H92]=[.H91];[.H9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92]&lt;&gt;&quot;&quot;;[.E92];[.K92])" office:value-type="float" office:value="1460" calcext:value-type="float">
            <text:p>1460</text:p>
          </table:table-cell>
          <table:table-cell table:style-name="ce18" table:formula="of:=[.M92]-[.N92]" office:value-type="float" office:value="40" calcext:value-type="float">
            <text:p>40</text:p>
          </table:table-cell>
          <table:table-cell table:number-columns-repeated="2"/>
          <table:table-cell office:value-type="float" office:value="524041869" calcext:value-type="float">
            <text:p>524041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571981" calcext:value-type="float">
            <text:p>2126,571981</text:p>
          </table:table-cell>
          <table:table-cell table:style-name="ce37" table:formula="of:=IF([.H93]=&quot;&quot;;[.R9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93]=&quot;&quot;;[.T93];&quot;&quot;)" office:value-type="float" office:value="524043329" calcext:value-type="float">
            <text:p>524043329</text:p>
          </table:table-cell>
          <table:table-cell table:style-name="ce37" table:formula="of:=IF([.K93]=&quot;&quot;;[.U93];&quot;&quot;)" office:value-type="float" office:value="0" calcext:value-type="float">
            <text:p>0</text:p>
          </table:table-cell>
          <table:table-cell table:formula="of:=IF(AND([.B93]=[.B92];[.D92]=[.D93];[.D92]&lt;&gt;&quot;&quot;;[.B92]&lt;&gt;&quot;&quot;);&quot;Retransmisión&quot;;&quot;&quot;)">
            <text:p/>
          </table:table-cell>
          <table:table-cell/>
          <table:table-cell table:style-name="ce37" table:formula="of:=IF([.R93]&gt;[.$R$648];[.R93];&quot;&quot;)">
            <text:p/>
          </table:table-cell>
          <table:table-cell table:style-name="ce37" table:formula="of:=IF([.R93]&gt;[.$R$648];[.S93];&quot;&quot;)">
            <text:p/>
          </table:table-cell>
          <table:table-cell table:style-name="ce37" table:formula="of:=IF([.R93]&gt;[.$R$648];[.T93];&quot;&quot;)">
            <text:p/>
          </table:table-cell>
          <table:table-cell table:style-name="ce37" table:formula="of:=IF([.R93]&gt;[.$R$648];[.U93];&quot;&quot;)">
            <text:p/>
          </table:table-cell>
          <table:table-cell table:formula="of:=IF(AND([.H93]=[.H92];[.H9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93]&lt;&gt;&quot;&quot;;[.E93];[.K93])" office:value-type="float" office:value="0" calcext:value-type="float">
            <text:p>0</text:p>
          </table:table-cell>
          <table:table-cell table:style-name="ce18" table:formula="of:=[.M93]-[.N9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3329" calcext:value-type="float">
            <text:p>524043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86484" calcext:value-type="float">
            <text:p>2126,586484</text:p>
          </table:table-cell>
          <table:table-cell table:style-name="ce37" table:formula="of:=IF([.H94]=&quot;&quot;;[.R9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94]=&quot;&quot;;[.T94];&quot;&quot;)" office:value-type="float" office:value="524043329" calcext:value-type="float">
            <text:p>524043329</text:p>
          </table:table-cell>
          <table:table-cell table:style-name="ce37" table:formula="of:=IF([.K94]=&quot;&quot;;[.U94];&quot;&quot;)" office:value-type="float" office:value="0" calcext:value-type="float">
            <text:p>0</text:p>
          </table:table-cell>
          <table:table-cell table:formula="of:=IF(AND([.B94]=[.B93];[.D93]=[.D94];[.D93]&lt;&gt;&quot;&quot;;[.B9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94]&gt;[.$R$648];[.R94];&quot;&quot;)">
            <text:p/>
          </table:table-cell>
          <table:table-cell table:style-name="ce37" table:formula="of:=IF([.R94]&gt;[.$R$648];[.S94];&quot;&quot;)">
            <text:p/>
          </table:table-cell>
          <table:table-cell table:style-name="ce37" table:formula="of:=IF([.R94]&gt;[.$R$648];[.T94];&quot;&quot;)">
            <text:p/>
          </table:table-cell>
          <table:table-cell table:style-name="ce37" table:formula="of:=IF([.R94]&gt;[.$R$648];[.U94];&quot;&quot;)">
            <text:p/>
          </table:table-cell>
          <table:table-cell table:formula="of:=IF(AND([.H94]=[.H93];[.H9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94]&lt;&gt;&quot;&quot;;[.E94];[.K94])" office:value-type="float" office:value="0" calcext:value-type="float">
            <text:p>0</text:p>
          </table:table-cell>
          <table:table-cell table:style-name="ce18" table:formula="of:=[.M94]-[.N9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3329" calcext:value-type="float">
            <text:p>524043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596874" calcext:value-type="float">
            <text:p>2126,596874</text:p>
          </table:table-cell>
          <table:table-cell table:style-name="ce37" table:formula="of:=IF([.H95]=&quot;&quot;;[.R9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95]=&quot;&quot;;[.T95];&quot;&quot;)" office:value-type="float" office:value="524043329" calcext:value-type="float">
            <text:p>524043329</text:p>
          </table:table-cell>
          <table:table-cell table:style-name="ce37" table:formula="of:=IF([.K95]=&quot;&quot;;[.U95];&quot;&quot;)" office:value-type="float" office:value="0" calcext:value-type="float">
            <text:p>0</text:p>
          </table:table-cell>
          <table:table-cell table:formula="of:=IF(AND([.B95]=[.B94];[.D94]=[.D95];[.D94]&lt;&gt;&quot;&quot;;[.B9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95]&gt;[.$R$648];[.R95];&quot;&quot;)">
            <text:p/>
          </table:table-cell>
          <table:table-cell table:style-name="ce37" table:formula="of:=IF([.R95]&gt;[.$R$648];[.S95];&quot;&quot;)">
            <text:p/>
          </table:table-cell>
          <table:table-cell table:style-name="ce37" table:formula="of:=IF([.R95]&gt;[.$R$648];[.T95];&quot;&quot;)">
            <text:p/>
          </table:table-cell>
          <table:table-cell table:style-name="ce37" table:formula="of:=IF([.R95]&gt;[.$R$648];[.U95];&quot;&quot;)">
            <text:p/>
          </table:table-cell>
          <table:table-cell table:formula="of:=IF(AND([.H95]=[.H94];[.H9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95]&lt;&gt;&quot;&quot;;[.E95];[.K95])" office:value-type="float" office:value="0" calcext:value-type="float">
            <text:p>0</text:p>
          </table:table-cell>
          <table:table-cell table:style-name="ce18" table:formula="of:=[.M95]-[.N9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3329" calcext:value-type="float">
            <text:p>524043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60641" calcext:value-type="float">
            <text:p>2126,60641</text:p>
          </table:table-cell>
          <table:table-cell table:style-name="ce38" table:formula="of:=IF([.H96]=&quot;&quot;;[.R96];&quot;&quot;)">
            <text:p/>
          </table:table-cell>
          <table:table-cell table:style-name="ce40" table:formula="of:=IF([.I96]=&quot;&quot;;[.S96];&quot;&quot;)">
            <text:p/>
          </table:table-cell>
          <table:table-cell table:style-name="ce38" table:formula="of:=IF([.J96]=&quot;&quot;;[.T96];&quot;&quot;)">
            <text:p/>
          </table:table-cell>
          <table:table-cell table:style-name="ce38" table:formula="of:=IF([.K96]=&quot;&quot;;[.U96];&quot;&quot;)">
            <text:p/>
          </table:table-cell>
          <table:table-cell table:formula="of:=IF(AND([.B96]=[.B95];[.D95]=[.D96];[.D95]&lt;&gt;&quot;&quot;;[.B95]&lt;&gt;&quot;&quot;);&quot;Retransmisión&quot;;&quot;&quot;)">
            <text:p/>
          </table:table-cell>
          <table:table-cell/>
          <table:table-cell table:style-name="ce37" table:formula="of:=IF([.R96]&gt;[.$R$648];[.R96];&quot;&quot;)" office:value-type="float" office:value="524043329" calcext:value-type="float">
            <text:p>5240433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96]&gt;[.$R$648];[.T96];&quot;&quot;)" office:value-type="float" office:value="229370" calcext:value-type="float">
            <text:p>229370</text:p>
          </table:table-cell>
          <table:table-cell table:style-name="ce37" table:formula="of:=IF([.R96]&gt;[.$R$648];[.U96];&quot;&quot;)" office:value-type="float" office:value="1460" calcext:value-type="float">
            <text:p>1460</text:p>
          </table:table-cell>
          <table:table-cell table:formula="of:=IF(AND([.H96]=[.H95];[.H9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96]&lt;&gt;&quot;&quot;;[.E96];[.K96])" office:value-type="float" office:value="1460" calcext:value-type="float">
            <text:p>1460</text:p>
          </table:table-cell>
          <table:table-cell table:style-name="ce18" table:formula="of:=[.M96]-[.N96]" office:value-type="float" office:value="40" calcext:value-type="float">
            <text:p>40</text:p>
          </table:table-cell>
          <table:table-cell table:number-columns-repeated="2"/>
          <table:table-cell office:value-type="float" office:value="524043329" calcext:value-type="float">
            <text:p>524043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09134" calcext:value-type="float">
            <text:p>2126,609134</text:p>
          </table:table-cell>
          <table:table-cell table:style-name="ce38" table:formula="of:=IF([.H97]=&quot;&quot;;[.R97];&quot;&quot;)">
            <text:p/>
          </table:table-cell>
          <table:table-cell table:style-name="ce40" table:formula="of:=IF([.I97]=&quot;&quot;;[.S97];&quot;&quot;)">
            <text:p/>
          </table:table-cell>
          <table:table-cell table:style-name="ce38" table:formula="of:=IF([.J97]=&quot;&quot;;[.T97];&quot;&quot;)">
            <text:p/>
          </table:table-cell>
          <table:table-cell table:style-name="ce38" table:formula="of:=IF([.K97]=&quot;&quot;;[.U97];&quot;&quot;)">
            <text:p/>
          </table:table-cell>
          <table:table-cell table:formula="of:=IF(AND([.B97]=[.B96];[.D96]=[.D97];[.D96]&lt;&gt;&quot;&quot;;[.B96]&lt;&gt;&quot;&quot;);&quot;Retransmisión&quot;;&quot;&quot;)">
            <text:p/>
          </table:table-cell>
          <table:table-cell/>
          <table:table-cell table:style-name="ce37" table:formula="of:=IF([.R97]&gt;[.$R$648];[.R97];&quot;&quot;)" office:value-type="float" office:value="524044789" calcext:value-type="float">
            <text:p>5240447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97]&gt;[.$R$648];[.T97];&quot;&quot;)" office:value-type="float" office:value="229370" calcext:value-type="float">
            <text:p>229370</text:p>
          </table:table-cell>
          <table:table-cell table:style-name="ce37" table:formula="of:=IF([.R97]&gt;[.$R$648];[.U97];&quot;&quot;)" office:value-type="float" office:value="1460" calcext:value-type="float">
            <text:p>1460</text:p>
          </table:table-cell>
          <table:table-cell table:formula="of:=IF(AND([.H97]=[.H96];[.H9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97]&lt;&gt;&quot;&quot;;[.E97];[.K97])" office:value-type="float" office:value="1460" calcext:value-type="float">
            <text:p>1460</text:p>
          </table:table-cell>
          <table:table-cell table:style-name="ce18" table:formula="of:=[.M97]-[.N97]" office:value-type="float" office:value="40" calcext:value-type="float">
            <text:p>40</text:p>
          </table:table-cell>
          <table:table-cell table:number-columns-repeated="2"/>
          <table:table-cell office:value-type="float" office:value="524044789" calcext:value-type="float">
            <text:p>524044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11011" calcext:value-type="float">
            <text:p>2126,611011</text:p>
          </table:table-cell>
          <table:table-cell table:style-name="ce38" table:formula="of:=IF([.H98]=&quot;&quot;;[.R98];&quot;&quot;)">
            <text:p/>
          </table:table-cell>
          <table:table-cell table:style-name="ce40" table:formula="of:=IF([.I98]=&quot;&quot;;[.S98];&quot;&quot;)">
            <text:p/>
          </table:table-cell>
          <table:table-cell table:style-name="ce38" table:formula="of:=IF([.J98]=&quot;&quot;;[.T98];&quot;&quot;)">
            <text:p/>
          </table:table-cell>
          <table:table-cell table:style-name="ce38" table:formula="of:=IF([.K98]=&quot;&quot;;[.U98];&quot;&quot;)">
            <text:p/>
          </table:table-cell>
          <table:table-cell table:formula="of:=IF(AND([.B98]=[.B97];[.D97]=[.D98];[.D97]&lt;&gt;&quot;&quot;;[.B97]&lt;&gt;&quot;&quot;);&quot;Retransmisión&quot;;&quot;&quot;)">
            <text:p/>
          </table:table-cell>
          <table:table-cell/>
          <table:table-cell table:style-name="ce37" table:formula="of:=IF([.R98]&gt;[.$R$648];[.R98];&quot;&quot;)" office:value-type="float" office:value="524046249" calcext:value-type="float">
            <text:p>5240462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98]&gt;[.$R$648];[.T98];&quot;&quot;)" office:value-type="float" office:value="229370" calcext:value-type="float">
            <text:p>229370</text:p>
          </table:table-cell>
          <table:table-cell table:style-name="ce37" table:formula="of:=IF([.R98]&gt;[.$R$648];[.U98];&quot;&quot;)" office:value-type="float" office:value="1460" calcext:value-type="float">
            <text:p>1460</text:p>
          </table:table-cell>
          <table:table-cell table:formula="of:=IF(AND([.H98]=[.H97];[.H9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98]&lt;&gt;&quot;&quot;;[.E98];[.K98])" office:value-type="float" office:value="1460" calcext:value-type="float">
            <text:p>1460</text:p>
          </table:table-cell>
          <table:table-cell table:style-name="ce18" table:formula="of:=[.M98]-[.N98]" office:value-type="float" office:value="40" calcext:value-type="float">
            <text:p>40</text:p>
          </table:table-cell>
          <table:table-cell table:number-columns-repeated="2"/>
          <table:table-cell office:value-type="float" office:value="524046249" calcext:value-type="float">
            <text:p>524046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11241" calcext:value-type="float">
            <text:p>2126,611241</text:p>
          </table:table-cell>
          <table:table-cell table:style-name="ce37" table:formula="of:=IF([.H99]=&quot;&quot;;[.R9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99]=&quot;&quot;;[.T99];&quot;&quot;)" office:value-type="float" office:value="524046249" calcext:value-type="float">
            <text:p>524046249</text:p>
          </table:table-cell>
          <table:table-cell table:style-name="ce37" table:formula="of:=IF([.K99]=&quot;&quot;;[.U99];&quot;&quot;)" office:value-type="float" office:value="0" calcext:value-type="float">
            <text:p>0</text:p>
          </table:table-cell>
          <table:table-cell table:formula="of:=IF(AND([.B99]=[.B98];[.D98]=[.D99];[.D98]&lt;&gt;&quot;&quot;;[.B98]&lt;&gt;&quot;&quot;);&quot;Retransmisión&quot;;&quot;&quot;)">
            <text:p/>
          </table:table-cell>
          <table:table-cell/>
          <table:table-cell table:style-name="ce37" table:formula="of:=IF([.R99]&gt;[.$R$648];[.R99];&quot;&quot;)">
            <text:p/>
          </table:table-cell>
          <table:table-cell table:style-name="ce37" table:formula="of:=IF([.R99]&gt;[.$R$648];[.S99];&quot;&quot;)">
            <text:p/>
          </table:table-cell>
          <table:table-cell table:style-name="ce37" table:formula="of:=IF([.R99]&gt;[.$R$648];[.T99];&quot;&quot;)">
            <text:p/>
          </table:table-cell>
          <table:table-cell table:style-name="ce37" table:formula="of:=IF([.R99]&gt;[.$R$648];[.U99];&quot;&quot;)">
            <text:p/>
          </table:table-cell>
          <table:table-cell table:formula="of:=IF(AND([.H99]=[.H98];[.H9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99]&lt;&gt;&quot;&quot;;[.E99];[.K99])" office:value-type="float" office:value="0" calcext:value-type="float">
            <text:p>0</text:p>
          </table:table-cell>
          <table:table-cell table:style-name="ce18" table:formula="of:=[.M99]-[.N9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6249" calcext:value-type="float">
            <text:p>524046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620768" calcext:value-type="float">
            <text:p>2126,620768</text:p>
          </table:table-cell>
          <table:table-cell table:style-name="ce37" table:formula="of:=IF([.H100]=&quot;&quot;;[.R10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00]=&quot;&quot;;[.T100];&quot;&quot;)" office:value-type="float" office:value="524047709" calcext:value-type="float">
            <text:p>524047709</text:p>
          </table:table-cell>
          <table:table-cell table:style-name="ce37" table:formula="of:=IF([.K100]=&quot;&quot;;[.U100];&quot;&quot;)" office:value-type="float" office:value="0" calcext:value-type="float">
            <text:p>0</text:p>
          </table:table-cell>
          <table:table-cell table:formula="of:=IF(AND([.B100]=[.B99];[.D99]=[.D100];[.D99]&lt;&gt;&quot;&quot;;[.B99]&lt;&gt;&quot;&quot;);&quot;Retransmisión&quot;;&quot;&quot;)">
            <text:p/>
          </table:table-cell>
          <table:table-cell/>
          <table:table-cell table:style-name="ce37" table:formula="of:=IF([.R100]&gt;[.$R$648];[.R100];&quot;&quot;)">
            <text:p/>
          </table:table-cell>
          <table:table-cell table:style-name="ce37" table:formula="of:=IF([.R100]&gt;[.$R$648];[.S100];&quot;&quot;)">
            <text:p/>
          </table:table-cell>
          <table:table-cell table:style-name="ce37" table:formula="of:=IF([.R100]&gt;[.$R$648];[.T100];&quot;&quot;)">
            <text:p/>
          </table:table-cell>
          <table:table-cell table:style-name="ce37" table:formula="of:=IF([.R100]&gt;[.$R$648];[.U100];&quot;&quot;)">
            <text:p/>
          </table:table-cell>
          <table:table-cell table:formula="of:=IF(AND([.H100]=[.H99];[.H9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00]&lt;&gt;&quot;&quot;;[.E100];[.K100])" office:value-type="float" office:value="0" calcext:value-type="float">
            <text:p>0</text:p>
          </table:table-cell>
          <table:table-cell table:style-name="ce18" table:formula="of:=[.M100]-[.N10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7709" calcext:value-type="float">
            <text:p>5240477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635585" calcext:value-type="float">
            <text:p>2126,635585</text:p>
          </table:table-cell>
          <table:table-cell table:style-name="ce37" table:formula="of:=IF([.H101]=&quot;&quot;;[.R10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01]=&quot;&quot;;[.T101];&quot;&quot;)" office:value-type="float" office:value="524047709" calcext:value-type="float">
            <text:p>524047709</text:p>
          </table:table-cell>
          <table:table-cell table:style-name="ce37" table:formula="of:=IF([.K101]=&quot;&quot;;[.U101];&quot;&quot;)" office:value-type="float" office:value="0" calcext:value-type="float">
            <text:p>0</text:p>
          </table:table-cell>
          <table:table-cell table:formula="of:=IF(AND([.B101]=[.B100];[.D100]=[.D101];[.D100]&lt;&gt;&quot;&quot;;[.B10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101]&gt;[.$R$648];[.R101];&quot;&quot;)">
            <text:p/>
          </table:table-cell>
          <table:table-cell table:style-name="ce37" table:formula="of:=IF([.R101]&gt;[.$R$648];[.S101];&quot;&quot;)">
            <text:p/>
          </table:table-cell>
          <table:table-cell table:style-name="ce37" table:formula="of:=IF([.R101]&gt;[.$R$648];[.T101];&quot;&quot;)">
            <text:p/>
          </table:table-cell>
          <table:table-cell table:style-name="ce37" table:formula="of:=IF([.R101]&gt;[.$R$648];[.U101];&quot;&quot;)">
            <text:p/>
          </table:table-cell>
          <table:table-cell table:formula="of:=IF(AND([.H101]=[.H100];[.H10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01]&lt;&gt;&quot;&quot;;[.E101];[.K101])" office:value-type="float" office:value="0" calcext:value-type="float">
            <text:p>0</text:p>
          </table:table-cell>
          <table:table-cell table:style-name="ce18" table:formula="of:=[.M101]-[.N10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7709" calcext:value-type="float">
            <text:p>5240477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638899" calcext:value-type="float">
            <text:p>2126,638899</text:p>
          </table:table-cell>
          <table:table-cell table:style-name="ce38" table:formula="of:=IF([.H102]=&quot;&quot;;[.R102];&quot;&quot;)">
            <text:p/>
          </table:table-cell>
          <table:table-cell table:style-name="ce40" table:formula="of:=IF([.I102]=&quot;&quot;;[.S102];&quot;&quot;)">
            <text:p/>
          </table:table-cell>
          <table:table-cell table:style-name="ce38" table:formula="of:=IF([.J102]=&quot;&quot;;[.T102];&quot;&quot;)">
            <text:p/>
          </table:table-cell>
          <table:table-cell table:style-name="ce38" table:formula="of:=IF([.K102]=&quot;&quot;;[.U102];&quot;&quot;)">
            <text:p/>
          </table:table-cell>
          <table:table-cell table:formula="of:=IF(AND([.B102]=[.B101];[.D101]=[.D102];[.D101]&lt;&gt;&quot;&quot;;[.B101]&lt;&gt;&quot;&quot;);&quot;Retransmisión&quot;;&quot;&quot;)">
            <text:p/>
          </table:table-cell>
          <table:table-cell/>
          <table:table-cell table:style-name="ce37" table:formula="of:=IF([.R102]&gt;[.$R$648];[.R102];&quot;&quot;)" office:value-type="float" office:value="524047709" calcext:value-type="float">
            <text:p>5240477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02]&gt;[.$R$648];[.T102];&quot;&quot;)" office:value-type="float" office:value="229370" calcext:value-type="float">
            <text:p>229370</text:p>
          </table:table-cell>
          <table:table-cell table:style-name="ce37" table:formula="of:=IF([.R102]&gt;[.$R$648];[.U102];&quot;&quot;)" office:value-type="float" office:value="1460" calcext:value-type="float">
            <text:p>1460</text:p>
          </table:table-cell>
          <table:table-cell table:formula="of:=IF(AND([.H102]=[.H101];[.H10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02]&lt;&gt;&quot;&quot;;[.E102];[.K102])" office:value-type="float" office:value="1460" calcext:value-type="float">
            <text:p>1460</text:p>
          </table:table-cell>
          <table:table-cell table:style-name="ce18" table:formula="of:=[.M102]-[.N102]" office:value-type="float" office:value="40" calcext:value-type="float">
            <text:p>40</text:p>
          </table:table-cell>
          <table:table-cell table:number-columns-repeated="2"/>
          <table:table-cell office:value-type="float" office:value="524047709" calcext:value-type="float">
            <text:p>524047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41494" calcext:value-type="float">
            <text:p>2126,641494</text:p>
          </table:table-cell>
          <table:table-cell table:style-name="ce38" table:formula="of:=IF([.H103]=&quot;&quot;;[.R103];&quot;&quot;)">
            <text:p/>
          </table:table-cell>
          <table:table-cell table:style-name="ce40" table:formula="of:=IF([.I103]=&quot;&quot;;[.S103];&quot;&quot;)">
            <text:p/>
          </table:table-cell>
          <table:table-cell table:style-name="ce38" table:formula="of:=IF([.J103]=&quot;&quot;;[.T103];&quot;&quot;)">
            <text:p/>
          </table:table-cell>
          <table:table-cell table:style-name="ce38" table:formula="of:=IF([.K103]=&quot;&quot;;[.U103];&quot;&quot;)">
            <text:p/>
          </table:table-cell>
          <table:table-cell table:formula="of:=IF(AND([.B103]=[.B102];[.D102]=[.D103];[.D102]&lt;&gt;&quot;&quot;;[.B102]&lt;&gt;&quot;&quot;);&quot;Retransmisión&quot;;&quot;&quot;)">
            <text:p/>
          </table:table-cell>
          <table:table-cell/>
          <table:table-cell table:style-name="ce37" table:formula="of:=IF([.R103]&gt;[.$R$648];[.R103];&quot;&quot;)" office:value-type="float" office:value="524049169" calcext:value-type="float">
            <text:p>5240491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03]&gt;[.$R$648];[.T103];&quot;&quot;)" office:value-type="float" office:value="229370" calcext:value-type="float">
            <text:p>229370</text:p>
          </table:table-cell>
          <table:table-cell table:style-name="ce37" table:formula="of:=IF([.R103]&gt;[.$R$648];[.U103];&quot;&quot;)" office:value-type="float" office:value="1460" calcext:value-type="float">
            <text:p>1460</text:p>
          </table:table-cell>
          <table:table-cell table:formula="of:=IF(AND([.H103]=[.H102];[.H10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03]&lt;&gt;&quot;&quot;;[.E103];[.K103])" office:value-type="float" office:value="1460" calcext:value-type="float">
            <text:p>1460</text:p>
          </table:table-cell>
          <table:table-cell table:style-name="ce18" table:formula="of:=[.M103]-[.N103]" office:value-type="float" office:value="40" calcext:value-type="float">
            <text:p>40</text:p>
          </table:table-cell>
          <table:table-cell table:number-columns-repeated="2"/>
          <table:table-cell office:value-type="float" office:value="524049169" calcext:value-type="float">
            <text:p>524049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43348" calcext:value-type="float">
            <text:p>2126,643348</text:p>
          </table:table-cell>
          <table:table-cell table:style-name="ce38" table:formula="of:=IF([.H104]=&quot;&quot;;[.R104];&quot;&quot;)">
            <text:p/>
          </table:table-cell>
          <table:table-cell table:style-name="ce40" table:formula="of:=IF([.I104]=&quot;&quot;;[.S104];&quot;&quot;)">
            <text:p/>
          </table:table-cell>
          <table:table-cell table:style-name="ce38" table:formula="of:=IF([.J104]=&quot;&quot;;[.T104];&quot;&quot;)">
            <text:p/>
          </table:table-cell>
          <table:table-cell table:style-name="ce38" table:formula="of:=IF([.K104]=&quot;&quot;;[.U104];&quot;&quot;)">
            <text:p/>
          </table:table-cell>
          <table:table-cell table:formula="of:=IF(AND([.B104]=[.B103];[.D103]=[.D104];[.D103]&lt;&gt;&quot;&quot;;[.B103]&lt;&gt;&quot;&quot;);&quot;Retransmisión&quot;;&quot;&quot;)">
            <text:p/>
          </table:table-cell>
          <table:table-cell/>
          <table:table-cell table:style-name="ce37" table:formula="of:=IF([.R104]&gt;[.$R$648];[.R104];&quot;&quot;)" office:value-type="float" office:value="524050629" calcext:value-type="float">
            <text:p>5240506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04]&gt;[.$R$648];[.T104];&quot;&quot;)" office:value-type="float" office:value="229370" calcext:value-type="float">
            <text:p>229370</text:p>
          </table:table-cell>
          <table:table-cell table:style-name="ce37" table:formula="of:=IF([.R104]&gt;[.$R$648];[.U104];&quot;&quot;)" office:value-type="float" office:value="1460" calcext:value-type="float">
            <text:p>1460</text:p>
          </table:table-cell>
          <table:table-cell table:formula="of:=IF(AND([.H104]=[.H103];[.H10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04]&lt;&gt;&quot;&quot;;[.E104];[.K104])" office:value-type="float" office:value="1460" calcext:value-type="float">
            <text:p>1460</text:p>
          </table:table-cell>
          <table:table-cell table:style-name="ce18" table:formula="of:=[.M104]-[.N104]" office:value-type="float" office:value="40" calcext:value-type="float">
            <text:p>40</text:p>
          </table:table-cell>
          <table:table-cell table:number-columns-repeated="2"/>
          <table:table-cell office:value-type="float" office:value="524050629" calcext:value-type="float">
            <text:p>524050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44449" calcext:value-type="float">
            <text:p>2126,644449</text:p>
          </table:table-cell>
          <table:table-cell table:style-name="ce37" table:formula="of:=IF([.H105]=&quot;&quot;;[.R10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05]=&quot;&quot;;[.T105];&quot;&quot;)" office:value-type="float" office:value="524050629" calcext:value-type="float">
            <text:p>524050629</text:p>
          </table:table-cell>
          <table:table-cell table:style-name="ce37" table:formula="of:=IF([.K105]=&quot;&quot;;[.U105];&quot;&quot;)" office:value-type="float" office:value="0" calcext:value-type="float">
            <text:p>0</text:p>
          </table:table-cell>
          <table:table-cell table:formula="of:=IF(AND([.B105]=[.B104];[.D104]=[.D105];[.D104]&lt;&gt;&quot;&quot;;[.B104]&lt;&gt;&quot;&quot;);&quot;Retransmisión&quot;;&quot;&quot;)">
            <text:p/>
          </table:table-cell>
          <table:table-cell/>
          <table:table-cell table:style-name="ce37" table:formula="of:=IF([.R105]&gt;[.$R$648];[.R105];&quot;&quot;)">
            <text:p/>
          </table:table-cell>
          <table:table-cell table:style-name="ce37" table:formula="of:=IF([.R105]&gt;[.$R$648];[.S105];&quot;&quot;)">
            <text:p/>
          </table:table-cell>
          <table:table-cell table:style-name="ce37" table:formula="of:=IF([.R105]&gt;[.$R$648];[.T105];&quot;&quot;)">
            <text:p/>
          </table:table-cell>
          <table:table-cell table:style-name="ce37" table:formula="of:=IF([.R105]&gt;[.$R$648];[.U105];&quot;&quot;)">
            <text:p/>
          </table:table-cell>
          <table:table-cell table:formula="of:=IF(AND([.H105]=[.H104];[.H10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05]&lt;&gt;&quot;&quot;;[.E105];[.K105])" office:value-type="float" office:value="0" calcext:value-type="float">
            <text:p>0</text:p>
          </table:table-cell>
          <table:table-cell table:style-name="ce18" table:formula="of:=[.M105]-[.N10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50629" calcext:value-type="float">
            <text:p>5240506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657286" calcext:value-type="float">
            <text:p>2126,657286</text:p>
          </table:table-cell>
          <table:table-cell table:style-name="ce38" table:formula="of:=IF([.H106]=&quot;&quot;;[.R106];&quot;&quot;)">
            <text:p/>
          </table:table-cell>
          <table:table-cell table:style-name="ce40" table:formula="of:=IF([.I106]=&quot;&quot;;[.S106];&quot;&quot;)">
            <text:p/>
          </table:table-cell>
          <table:table-cell table:style-name="ce38" table:formula="of:=IF([.J106]=&quot;&quot;;[.T106];&quot;&quot;)">
            <text:p/>
          </table:table-cell>
          <table:table-cell table:style-name="ce38" table:formula="of:=IF([.K106]=&quot;&quot;;[.U106];&quot;&quot;)">
            <text:p/>
          </table:table-cell>
          <table:table-cell table:formula="of:=IF(AND([.B106]=[.B105];[.D105]=[.D106];[.D105]&lt;&gt;&quot;&quot;;[.B105]&lt;&gt;&quot;&quot;);&quot;Retransmisión&quot;;&quot;&quot;)">
            <text:p/>
          </table:table-cell>
          <table:table-cell/>
          <table:table-cell table:style-name="ce37" table:formula="of:=IF([.R106]&gt;[.$R$648];[.R106];&quot;&quot;)" office:value-type="float" office:value="524052089" calcext:value-type="float">
            <text:p>5240520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06]&gt;[.$R$648];[.T106];&quot;&quot;)" office:value-type="float" office:value="229370" calcext:value-type="float">
            <text:p>229370</text:p>
          </table:table-cell>
          <table:table-cell table:style-name="ce37" table:formula="of:=IF([.R106]&gt;[.$R$648];[.U106];&quot;&quot;)" office:value-type="float" office:value="1460" calcext:value-type="float">
            <text:p>1460</text:p>
          </table:table-cell>
          <table:table-cell table:formula="of:=IF(AND([.H106]=[.H105];[.H10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06]&lt;&gt;&quot;&quot;;[.E106];[.K106])" office:value-type="float" office:value="1460" calcext:value-type="float">
            <text:p>1460</text:p>
          </table:table-cell>
          <table:table-cell table:style-name="ce18" table:formula="of:=[.M106]-[.N106]" office:value-type="float" office:value="40" calcext:value-type="float">
            <text:p>40</text:p>
          </table:table-cell>
          <table:table-cell table:number-columns-repeated="2"/>
          <table:table-cell office:value-type="float" office:value="524052089" calcext:value-type="float">
            <text:p>524052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59641" calcext:value-type="float">
            <text:p>2126,659641</text:p>
          </table:table-cell>
          <table:table-cell table:style-name="ce38" table:formula="of:=IF([.H107]=&quot;&quot;;[.R107];&quot;&quot;)">
            <text:p/>
          </table:table-cell>
          <table:table-cell table:style-name="ce40" table:formula="of:=IF([.I107]=&quot;&quot;;[.S107];&quot;&quot;)">
            <text:p/>
          </table:table-cell>
          <table:table-cell table:style-name="ce38" table:formula="of:=IF([.J107]=&quot;&quot;;[.T107];&quot;&quot;)">
            <text:p/>
          </table:table-cell>
          <table:table-cell table:style-name="ce38" table:formula="of:=IF([.K107]=&quot;&quot;;[.U107];&quot;&quot;)">
            <text:p/>
          </table:table-cell>
          <table:table-cell table:formula="of:=IF(AND([.B107]=[.B106];[.D106]=[.D107];[.D106]&lt;&gt;&quot;&quot;;[.B106]&lt;&gt;&quot;&quot;);&quot;Retransmisión&quot;;&quot;&quot;)">
            <text:p/>
          </table:table-cell>
          <table:table-cell/>
          <table:table-cell table:style-name="ce37" table:formula="of:=IF([.R107]&gt;[.$R$648];[.R107];&quot;&quot;)" office:value-type="float" office:value="524053549" calcext:value-type="float">
            <text:p>52405354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107]&gt;[.$R$648];[.T107];&quot;&quot;)" office:value-type="float" office:value="229370" calcext:value-type="float">
            <text:p>229370</text:p>
          </table:table-cell>
          <table:table-cell table:style-name="ce37" table:formula="of:=IF([.R107]&gt;[.$R$648];[.U107];&quot;&quot;)" office:value-type="float" office:value="1460" calcext:value-type="float">
            <text:p>1460</text:p>
          </table:table-cell>
          <table:table-cell table:formula="of:=IF(AND([.H107]=[.H106];[.H10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07]&lt;&gt;&quot;&quot;;[.E107];[.K107])" office:value-type="float" office:value="1460" calcext:value-type="float">
            <text:p>1460</text:p>
          </table:table-cell>
          <table:table-cell table:style-name="ce18" table:formula="of:=[.M107]-[.N107]" office:value-type="float" office:value="40" calcext:value-type="float">
            <text:p>40</text:p>
          </table:table-cell>
          <table:table-cell table:number-columns-repeated="2"/>
          <table:table-cell office:value-type="float" office:value="524053549" calcext:value-type="float">
            <text:p>5240535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61536" calcext:value-type="float">
            <text:p>2126,661536</text:p>
          </table:table-cell>
          <table:table-cell table:style-name="ce38" table:formula="of:=IF([.H108]=&quot;&quot;;[.R108];&quot;&quot;)">
            <text:p/>
          </table:table-cell>
          <table:table-cell table:style-name="ce40" table:formula="of:=IF([.I108]=&quot;&quot;;[.S108];&quot;&quot;)">
            <text:p/>
          </table:table-cell>
          <table:table-cell table:style-name="ce38" table:formula="of:=IF([.J108]=&quot;&quot;;[.T108];&quot;&quot;)">
            <text:p/>
          </table:table-cell>
          <table:table-cell table:style-name="ce38" table:formula="of:=IF([.K108]=&quot;&quot;;[.U108];&quot;&quot;)">
            <text:p/>
          </table:table-cell>
          <table:table-cell table:formula="of:=IF(AND([.B108]=[.B107];[.D107]=[.D108];[.D107]&lt;&gt;&quot;&quot;;[.B107]&lt;&gt;&quot;&quot;);&quot;Retransmisión&quot;;&quot;&quot;)">
            <text:p/>
          </table:table-cell>
          <table:table-cell/>
          <table:table-cell table:style-name="ce37" table:formula="of:=IF([.R108]&gt;[.$R$648];[.R108];&quot;&quot;)" office:value-type="float" office:value="524055009" calcext:value-type="float">
            <text:p>5240550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08]&gt;[.$R$648];[.T108];&quot;&quot;)" office:value-type="float" office:value="229370" calcext:value-type="float">
            <text:p>229370</text:p>
          </table:table-cell>
          <table:table-cell table:style-name="ce37" table:formula="of:=IF([.R108]&gt;[.$R$648];[.U108];&quot;&quot;)" office:value-type="float" office:value="1460" calcext:value-type="float">
            <text:p>1460</text:p>
          </table:table-cell>
          <table:table-cell table:formula="of:=IF(AND([.H108]=[.H107];[.H10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08]&lt;&gt;&quot;&quot;;[.E108];[.K108])" office:value-type="float" office:value="1460" calcext:value-type="float">
            <text:p>1460</text:p>
          </table:table-cell>
          <table:table-cell table:style-name="ce18" table:formula="of:=[.M108]-[.N108]" office:value-type="float" office:value="40" calcext:value-type="float">
            <text:p>40</text:p>
          </table:table-cell>
          <table:table-cell table:number-columns-repeated="2"/>
          <table:table-cell office:value-type="float" office:value="524055009" calcext:value-type="float">
            <text:p>524055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61754" calcext:value-type="float">
            <text:p>2126,661754</text:p>
          </table:table-cell>
          <table:table-cell table:style-name="ce37" table:formula="of:=IF([.H109]=&quot;&quot;;[.R10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09]=&quot;&quot;;[.T109];&quot;&quot;)" office:value-type="float" office:value="524053549" calcext:value-type="float">
            <text:p>524053549</text:p>
          </table:table-cell>
          <table:table-cell table:style-name="ce37" table:formula="of:=IF([.K109]=&quot;&quot;;[.U109];&quot;&quot;)" office:value-type="float" office:value="0" calcext:value-type="float">
            <text:p>0</text:p>
          </table:table-cell>
          <table:table-cell table:formula="of:=IF(AND([.B109]=[.B108];[.D108]=[.D109];[.D108]&lt;&gt;&quot;&quot;;[.B108]&lt;&gt;&quot;&quot;);&quot;Retransmisión&quot;;&quot;&quot;)">
            <text:p/>
          </table:table-cell>
          <table:table-cell/>
          <table:table-cell table:style-name="ce37" table:formula="of:=IF([.R109]&gt;[.$R$648];[.R109];&quot;&quot;)">
            <text:p/>
          </table:table-cell>
          <table:table-cell table:style-name="ce37" table:formula="of:=IF([.R109]&gt;[.$R$648];[.S109];&quot;&quot;)">
            <text:p/>
          </table:table-cell>
          <table:table-cell table:style-name="ce37" table:formula="of:=IF([.R109]&gt;[.$R$648];[.T109];&quot;&quot;)">
            <text:p/>
          </table:table-cell>
          <table:table-cell table:style-name="ce37" table:formula="of:=IF([.R109]&gt;[.$R$648];[.U109];&quot;&quot;)">
            <text:p/>
          </table:table-cell>
          <table:table-cell table:formula="of:=IF(AND([.H109]=[.H108];[.H10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09]&lt;&gt;&quot;&quot;;[.E109];[.K109])" office:value-type="float" office:value="0" calcext:value-type="float">
            <text:p>0</text:p>
          </table:table-cell>
          <table:table-cell table:style-name="ce18" table:formula="of:=[.M109]-[.N10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53549" calcext:value-type="float">
            <text:p>5240535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662969" calcext:value-type="float">
            <text:p>2126,662969</text:p>
          </table:table-cell>
          <table:table-cell table:style-name="ce37" table:formula="of:=IF([.H110]=&quot;&quot;;[.R11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10]=&quot;&quot;;[.T110];&quot;&quot;)" office:value-type="float" office:value="524056469" calcext:value-type="float">
            <text:p>524056469</text:p>
          </table:table-cell>
          <table:table-cell table:style-name="ce37" table:formula="of:=IF([.K110]=&quot;&quot;;[.U110];&quot;&quot;)" office:value-type="float" office:value="0" calcext:value-type="float">
            <text:p>0</text:p>
          </table:table-cell>
          <table:table-cell table:formula="of:=IF(AND([.B110]=[.B109];[.D109]=[.D110];[.D109]&lt;&gt;&quot;&quot;;[.B109]&lt;&gt;&quot;&quot;);&quot;Retransmisión&quot;;&quot;&quot;)">
            <text:p/>
          </table:table-cell>
          <table:table-cell/>
          <table:table-cell table:style-name="ce37" table:formula="of:=IF([.R110]&gt;[.$R$648];[.R110];&quot;&quot;)">
            <text:p/>
          </table:table-cell>
          <table:table-cell table:style-name="ce37" table:formula="of:=IF([.R110]&gt;[.$R$648];[.S110];&quot;&quot;)">
            <text:p/>
          </table:table-cell>
          <table:table-cell table:style-name="ce37" table:formula="of:=IF([.R110]&gt;[.$R$648];[.T110];&quot;&quot;)">
            <text:p/>
          </table:table-cell>
          <table:table-cell table:style-name="ce37" table:formula="of:=IF([.R110]&gt;[.$R$648];[.U110];&quot;&quot;)">
            <text:p/>
          </table:table-cell>
          <table:table-cell table:formula="of:=IF(AND([.H110]=[.H109];[.H10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10]&lt;&gt;&quot;&quot;;[.E110];[.K110])" office:value-type="float" office:value="0" calcext:value-type="float">
            <text:p>0</text:p>
          </table:table-cell>
          <table:table-cell table:style-name="ce18" table:formula="of:=[.M110]-[.N11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56469" calcext:value-type="float">
            <text:p>5240564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665548" calcext:value-type="float">
            <text:p>2126,665548</text:p>
          </table:table-cell>
          <table:table-cell table:style-name="ce37" table:formula="of:=IF([.H111]=&quot;&quot;;[.R11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11]=&quot;&quot;;[.T111];&quot;&quot;)" office:value-type="float" office:value="524056469" calcext:value-type="float">
            <text:p>524056469</text:p>
          </table:table-cell>
          <table:table-cell table:style-name="ce37" table:formula="of:=IF([.K111]=&quot;&quot;;[.U111];&quot;&quot;)" office:value-type="float" office:value="0" calcext:value-type="float">
            <text:p>0</text:p>
          </table:table-cell>
          <table:table-cell table:formula="of:=IF(AND([.B111]=[.B110];[.D110]=[.D111];[.D110]&lt;&gt;&quot;&quot;;[.B11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111]&gt;[.$R$648];[.R111];&quot;&quot;)">
            <text:p/>
          </table:table-cell>
          <table:table-cell table:style-name="ce37" table:formula="of:=IF([.R111]&gt;[.$R$648];[.S111];&quot;&quot;)">
            <text:p/>
          </table:table-cell>
          <table:table-cell table:style-name="ce37" table:formula="of:=IF([.R111]&gt;[.$R$648];[.T111];&quot;&quot;)">
            <text:p/>
          </table:table-cell>
          <table:table-cell table:style-name="ce37" table:formula="of:=IF([.R111]&gt;[.$R$648];[.U111];&quot;&quot;)">
            <text:p/>
          </table:table-cell>
          <table:table-cell table:formula="of:=IF(AND([.H111]=[.H110];[.H11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11]&lt;&gt;&quot;&quot;;[.E111];[.K111])" office:value-type="float" office:value="0" calcext:value-type="float">
            <text:p>0</text:p>
          </table:table-cell>
          <table:table-cell table:style-name="ce18" table:formula="of:=[.M111]-[.N11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56469" calcext:value-type="float">
            <text:p>5240564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668122" calcext:value-type="float">
            <text:p>2126,668122</text:p>
          </table:table-cell>
          <table:table-cell table:style-name="ce38" table:formula="of:=IF([.H112]=&quot;&quot;;[.R112];&quot;&quot;)">
            <text:p/>
          </table:table-cell>
          <table:table-cell table:style-name="ce40" table:formula="of:=IF([.I112]=&quot;&quot;;[.S112];&quot;&quot;)">
            <text:p/>
          </table:table-cell>
          <table:table-cell table:style-name="ce38" table:formula="of:=IF([.J112]=&quot;&quot;;[.T112];&quot;&quot;)">
            <text:p/>
          </table:table-cell>
          <table:table-cell table:style-name="ce38" table:formula="of:=IF([.K112]=&quot;&quot;;[.U112];&quot;&quot;)">
            <text:p/>
          </table:table-cell>
          <table:table-cell table:formula="of:=IF(AND([.B112]=[.B111];[.D111]=[.D112];[.D111]&lt;&gt;&quot;&quot;;[.B111]&lt;&gt;&quot;&quot;);&quot;Retransmisión&quot;;&quot;&quot;)">
            <text:p/>
          </table:table-cell>
          <table:table-cell/>
          <table:table-cell table:style-name="ce37" table:formula="of:=IF([.R112]&gt;[.$R$648];[.R112];&quot;&quot;)" office:value-type="float" office:value="524056469" calcext:value-type="float">
            <text:p>5240564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12]&gt;[.$R$648];[.T112];&quot;&quot;)" office:value-type="float" office:value="229370" calcext:value-type="float">
            <text:p>229370</text:p>
          </table:table-cell>
          <table:table-cell table:style-name="ce37" table:formula="of:=IF([.R112]&gt;[.$R$648];[.U112];&quot;&quot;)" office:value-type="float" office:value="1460" calcext:value-type="float">
            <text:p>1460</text:p>
          </table:table-cell>
          <table:table-cell table:formula="of:=IF(AND([.H112]=[.H111];[.H11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12]&lt;&gt;&quot;&quot;;[.E112];[.K112])" office:value-type="float" office:value="1460" calcext:value-type="float">
            <text:p>1460</text:p>
          </table:table-cell>
          <table:table-cell table:style-name="ce18" table:formula="of:=[.M112]-[.N112]" office:value-type="float" office:value="40" calcext:value-type="float">
            <text:p>40</text:p>
          </table:table-cell>
          <table:table-cell table:number-columns-repeated="2"/>
          <table:table-cell office:value-type="float" office:value="524056469" calcext:value-type="float">
            <text:p>524056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70778" calcext:value-type="float">
            <text:p>2126,670778</text:p>
          </table:table-cell>
          <table:table-cell table:style-name="ce38" table:formula="of:=IF([.H113]=&quot;&quot;;[.R113];&quot;&quot;)">
            <text:p/>
          </table:table-cell>
          <table:table-cell table:style-name="ce40" table:formula="of:=IF([.I113]=&quot;&quot;;[.S113];&quot;&quot;)">
            <text:p/>
          </table:table-cell>
          <table:table-cell table:style-name="ce38" table:formula="of:=IF([.J113]=&quot;&quot;;[.T113];&quot;&quot;)">
            <text:p/>
          </table:table-cell>
          <table:table-cell table:style-name="ce38" table:formula="of:=IF([.K113]=&quot;&quot;;[.U113];&quot;&quot;)">
            <text:p/>
          </table:table-cell>
          <table:table-cell table:formula="of:=IF(AND([.B113]=[.B112];[.D112]=[.D113];[.D112]&lt;&gt;&quot;&quot;;[.B112]&lt;&gt;&quot;&quot;);&quot;Retransmisión&quot;;&quot;&quot;)">
            <text:p/>
          </table:table-cell>
          <table:table-cell/>
          <table:table-cell table:style-name="ce37" table:formula="of:=IF([.R113]&gt;[.$R$648];[.R113];&quot;&quot;)" office:value-type="float" office:value="524057929" calcext:value-type="float">
            <text:p>5240579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13]&gt;[.$R$648];[.T113];&quot;&quot;)" office:value-type="float" office:value="229370" calcext:value-type="float">
            <text:p>229370</text:p>
          </table:table-cell>
          <table:table-cell table:style-name="ce37" table:formula="of:=IF([.R113]&gt;[.$R$648];[.U113];&quot;&quot;)" office:value-type="float" office:value="1460" calcext:value-type="float">
            <text:p>1460</text:p>
          </table:table-cell>
          <table:table-cell table:formula="of:=IF(AND([.H113]=[.H112];[.H11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13]&lt;&gt;&quot;&quot;;[.E113];[.K113])" office:value-type="float" office:value="1460" calcext:value-type="float">
            <text:p>1460</text:p>
          </table:table-cell>
          <table:table-cell table:style-name="ce18" table:formula="of:=[.M113]-[.N113]" office:value-type="float" office:value="40" calcext:value-type="float">
            <text:p>40</text:p>
          </table:table-cell>
          <table:table-cell table:number-columns-repeated="2"/>
          <table:table-cell office:value-type="float" office:value="524057929" calcext:value-type="float">
            <text:p>524057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72592" calcext:value-type="float">
            <text:p>2126,672592</text:p>
          </table:table-cell>
          <table:table-cell table:style-name="ce38" table:formula="of:=IF([.H114]=&quot;&quot;;[.R114];&quot;&quot;)">
            <text:p/>
          </table:table-cell>
          <table:table-cell table:style-name="ce40" table:formula="of:=IF([.I114]=&quot;&quot;;[.S114];&quot;&quot;)">
            <text:p/>
          </table:table-cell>
          <table:table-cell table:style-name="ce38" table:formula="of:=IF([.J114]=&quot;&quot;;[.T114];&quot;&quot;)">
            <text:p/>
          </table:table-cell>
          <table:table-cell table:style-name="ce38" table:formula="of:=IF([.K114]=&quot;&quot;;[.U114];&quot;&quot;)">
            <text:p/>
          </table:table-cell>
          <table:table-cell table:formula="of:=IF(AND([.B114]=[.B113];[.D113]=[.D114];[.D113]&lt;&gt;&quot;&quot;;[.B113]&lt;&gt;&quot;&quot;);&quot;Retransmisión&quot;;&quot;&quot;)">
            <text:p/>
          </table:table-cell>
          <table:table-cell/>
          <table:table-cell table:style-name="ce37" table:formula="of:=IF([.R114]&gt;[.$R$648];[.R114];&quot;&quot;)" office:value-type="float" office:value="524059389" calcext:value-type="float">
            <text:p>5240593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14]&gt;[.$R$648];[.T114];&quot;&quot;)" office:value-type="float" office:value="229370" calcext:value-type="float">
            <text:p>229370</text:p>
          </table:table-cell>
          <table:table-cell table:style-name="ce37" table:formula="of:=IF([.R114]&gt;[.$R$648];[.U114];&quot;&quot;)" office:value-type="float" office:value="1460" calcext:value-type="float">
            <text:p>1460</text:p>
          </table:table-cell>
          <table:table-cell table:formula="of:=IF(AND([.H114]=[.H113];[.H11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14]&lt;&gt;&quot;&quot;;[.E114];[.K114])" office:value-type="float" office:value="1460" calcext:value-type="float">
            <text:p>1460</text:p>
          </table:table-cell>
          <table:table-cell table:style-name="ce18" table:formula="of:=[.M114]-[.N114]" office:value-type="float" office:value="40" calcext:value-type="float">
            <text:p>40</text:p>
          </table:table-cell>
          <table:table-cell table:number-columns-repeated="2"/>
          <table:table-cell office:value-type="float" office:value="524059389" calcext:value-type="float">
            <text:p>524059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73871" calcext:value-type="float">
            <text:p>2126,673871</text:p>
          </table:table-cell>
          <table:table-cell table:style-name="ce37" table:formula="of:=IF([.H115]=&quot;&quot;;[.R11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15]=&quot;&quot;;[.T115];&quot;&quot;)" office:value-type="float" office:value="524059389" calcext:value-type="float">
            <text:p>524059389</text:p>
          </table:table-cell>
          <table:table-cell table:style-name="ce37" table:formula="of:=IF([.K115]=&quot;&quot;;[.U115];&quot;&quot;)" office:value-type="float" office:value="0" calcext:value-type="float">
            <text:p>0</text:p>
          </table:table-cell>
          <table:table-cell table:formula="of:=IF(AND([.B115]=[.B114];[.D114]=[.D115];[.D114]&lt;&gt;&quot;&quot;;[.B114]&lt;&gt;&quot;&quot;);&quot;Retransmisión&quot;;&quot;&quot;)">
            <text:p/>
          </table:table-cell>
          <table:table-cell/>
          <table:table-cell table:style-name="ce37" table:formula="of:=IF([.R115]&gt;[.$R$648];[.R115];&quot;&quot;)">
            <text:p/>
          </table:table-cell>
          <table:table-cell table:style-name="ce37" table:formula="of:=IF([.R115]&gt;[.$R$648];[.S115];&quot;&quot;)">
            <text:p/>
          </table:table-cell>
          <table:table-cell table:style-name="ce37" table:formula="of:=IF([.R115]&gt;[.$R$648];[.T115];&quot;&quot;)">
            <text:p/>
          </table:table-cell>
          <table:table-cell table:style-name="ce37" table:formula="of:=IF([.R115]&gt;[.$R$648];[.U115];&quot;&quot;)">
            <text:p/>
          </table:table-cell>
          <table:table-cell table:formula="of:=IF(AND([.H115]=[.H114];[.H11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15]&lt;&gt;&quot;&quot;;[.E115];[.K115])" office:value-type="float" office:value="0" calcext:value-type="float">
            <text:p>0</text:p>
          </table:table-cell>
          <table:table-cell table:style-name="ce18" table:formula="of:=[.M115]-[.N11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59389" calcext:value-type="float">
            <text:p>5240593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691702" calcext:value-type="float">
            <text:p>2126,691702</text:p>
          </table:table-cell>
          <table:table-cell table:style-name="ce38" table:formula="of:=IF([.H116]=&quot;&quot;;[.R116];&quot;&quot;)">
            <text:p/>
          </table:table-cell>
          <table:table-cell table:style-name="ce40" table:formula="of:=IF([.I116]=&quot;&quot;;[.S116];&quot;&quot;)">
            <text:p/>
          </table:table-cell>
          <table:table-cell table:style-name="ce38" table:formula="of:=IF([.J116]=&quot;&quot;;[.T116];&quot;&quot;)">
            <text:p/>
          </table:table-cell>
          <table:table-cell table:style-name="ce38" table:formula="of:=IF([.K116]=&quot;&quot;;[.U116];&quot;&quot;)">
            <text:p/>
          </table:table-cell>
          <table:table-cell table:formula="of:=IF(AND([.B116]=[.B115];[.D115]=[.D116];[.D115]&lt;&gt;&quot;&quot;;[.B115]&lt;&gt;&quot;&quot;);&quot;Retransmisión&quot;;&quot;&quot;)">
            <text:p/>
          </table:table-cell>
          <table:table-cell/>
          <table:table-cell table:style-name="ce37" table:formula="of:=IF([.R116]&gt;[.$R$648];[.R116];&quot;&quot;)" office:value-type="float" office:value="524060849" calcext:value-type="float">
            <text:p>5240608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16]&gt;[.$R$648];[.T116];&quot;&quot;)" office:value-type="float" office:value="229370" calcext:value-type="float">
            <text:p>229370</text:p>
          </table:table-cell>
          <table:table-cell table:style-name="ce37" table:formula="of:=IF([.R116]&gt;[.$R$648];[.U116];&quot;&quot;)" office:value-type="float" office:value="1460" calcext:value-type="float">
            <text:p>1460</text:p>
          </table:table-cell>
          <table:table-cell table:formula="of:=IF(AND([.H116]=[.H115];[.H11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16]&lt;&gt;&quot;&quot;;[.E116];[.K116])" office:value-type="float" office:value="1460" calcext:value-type="float">
            <text:p>1460</text:p>
          </table:table-cell>
          <table:table-cell table:style-name="ce18" table:formula="of:=[.M116]-[.N116]" office:value-type="float" office:value="40" calcext:value-type="float">
            <text:p>40</text:p>
          </table:table-cell>
          <table:table-cell table:number-columns-repeated="2"/>
          <table:table-cell office:value-type="float" office:value="524060849" calcext:value-type="float">
            <text:p>524060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93535" calcext:value-type="float">
            <text:p>2126,693535</text:p>
          </table:table-cell>
          <table:table-cell table:style-name="ce38" table:formula="of:=IF([.H117]=&quot;&quot;;[.R117];&quot;&quot;)">
            <text:p/>
          </table:table-cell>
          <table:table-cell table:style-name="ce40" table:formula="of:=IF([.I117]=&quot;&quot;;[.S117];&quot;&quot;)">
            <text:p/>
          </table:table-cell>
          <table:table-cell table:style-name="ce38" table:formula="of:=IF([.J117]=&quot;&quot;;[.T117];&quot;&quot;)">
            <text:p/>
          </table:table-cell>
          <table:table-cell table:style-name="ce38" table:formula="of:=IF([.K117]=&quot;&quot;;[.U117];&quot;&quot;)">
            <text:p/>
          </table:table-cell>
          <table:table-cell table:formula="of:=IF(AND([.B117]=[.B116];[.D116]=[.D117];[.D116]&lt;&gt;&quot;&quot;;[.B116]&lt;&gt;&quot;&quot;);&quot;Retransmisión&quot;;&quot;&quot;)">
            <text:p/>
          </table:table-cell>
          <table:table-cell/>
          <table:table-cell table:style-name="ce37" table:formula="of:=IF([.R117]&gt;[.$R$648];[.R117];&quot;&quot;)" office:value-type="float" office:value="524062309" calcext:value-type="float">
            <text:p>5240623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17]&gt;[.$R$648];[.T117];&quot;&quot;)" office:value-type="float" office:value="229370" calcext:value-type="float">
            <text:p>229370</text:p>
          </table:table-cell>
          <table:table-cell table:style-name="ce37" table:formula="of:=IF([.R117]&gt;[.$R$648];[.U117];&quot;&quot;)" office:value-type="float" office:value="1460" calcext:value-type="float">
            <text:p>1460</text:p>
          </table:table-cell>
          <table:table-cell table:formula="of:=IF(AND([.H117]=[.H116];[.H11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17]&lt;&gt;&quot;&quot;;[.E117];[.K117])" office:value-type="float" office:value="1460" calcext:value-type="float">
            <text:p>1460</text:p>
          </table:table-cell>
          <table:table-cell table:style-name="ce18" table:formula="of:=[.M117]-[.N117]" office:value-type="float" office:value="40" calcext:value-type="float">
            <text:p>40</text:p>
          </table:table-cell>
          <table:table-cell table:number-columns-repeated="2"/>
          <table:table-cell office:value-type="float" office:value="524062309" calcext:value-type="float">
            <text:p>524062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694749" calcext:value-type="float">
            <text:p>2126,694749</text:p>
          </table:table-cell>
          <table:table-cell table:style-name="ce37" table:formula="of:=IF([.H118]=&quot;&quot;;[.R11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18]=&quot;&quot;;[.T118];&quot;&quot;)" office:value-type="float" office:value="524062309" calcext:value-type="float">
            <text:p>524062309</text:p>
          </table:table-cell>
          <table:table-cell table:style-name="ce37" table:formula="of:=IF([.K118]=&quot;&quot;;[.U118];&quot;&quot;)" office:value-type="float" office:value="0" calcext:value-type="float">
            <text:p>0</text:p>
          </table:table-cell>
          <table:table-cell table:formula="of:=IF(AND([.B118]=[.B117];[.D117]=[.D118];[.D117]&lt;&gt;&quot;&quot;;[.B117]&lt;&gt;&quot;&quot;);&quot;Retransmisión&quot;;&quot;&quot;)">
            <text:p/>
          </table:table-cell>
          <table:table-cell/>
          <table:table-cell table:style-name="ce37" table:formula="of:=IF([.R118]&gt;[.$R$648];[.R118];&quot;&quot;)">
            <text:p/>
          </table:table-cell>
          <table:table-cell table:style-name="ce37" table:formula="of:=IF([.R118]&gt;[.$R$648];[.S118];&quot;&quot;)">
            <text:p/>
          </table:table-cell>
          <table:table-cell table:style-name="ce37" table:formula="of:=IF([.R118]&gt;[.$R$648];[.T118];&quot;&quot;)">
            <text:p/>
          </table:table-cell>
          <table:table-cell table:style-name="ce37" table:formula="of:=IF([.R118]&gt;[.$R$648];[.U118];&quot;&quot;)">
            <text:p/>
          </table:table-cell>
          <table:table-cell table:formula="of:=IF(AND([.H118]=[.H117];[.H11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18]&lt;&gt;&quot;&quot;;[.E118];[.K118])" office:value-type="float" office:value="0" calcext:value-type="float">
            <text:p>0</text:p>
          </table:table-cell>
          <table:table-cell table:style-name="ce18" table:formula="of:=[.M118]-[.N11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62309" calcext:value-type="float">
            <text:p>524062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695795" calcext:value-type="float">
            <text:p>2126,695795</text:p>
          </table:table-cell>
          <table:table-cell table:style-name="ce37" table:formula="of:=IF([.H119]=&quot;&quot;;[.R11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19]=&quot;&quot;;[.T119];&quot;&quot;)" office:value-type="float" office:value="524063769" calcext:value-type="float">
            <text:p>524063769</text:p>
          </table:table-cell>
          <table:table-cell table:style-name="ce37" table:formula="of:=IF([.K119]=&quot;&quot;;[.U119];&quot;&quot;)" office:value-type="float" office:value="0" calcext:value-type="float">
            <text:p>0</text:p>
          </table:table-cell>
          <table:table-cell table:formula="of:=IF(AND([.B119]=[.B118];[.D118]=[.D119];[.D118]&lt;&gt;&quot;&quot;;[.B118]&lt;&gt;&quot;&quot;);&quot;Retransmisión&quot;;&quot;&quot;)">
            <text:p/>
          </table:table-cell>
          <table:table-cell/>
          <table:table-cell table:style-name="ce37" table:formula="of:=IF([.R119]&gt;[.$R$648];[.R119];&quot;&quot;)">
            <text:p/>
          </table:table-cell>
          <table:table-cell table:style-name="ce37" table:formula="of:=IF([.R119]&gt;[.$R$648];[.S119];&quot;&quot;)">
            <text:p/>
          </table:table-cell>
          <table:table-cell table:style-name="ce37" table:formula="of:=IF([.R119]&gt;[.$R$648];[.T119];&quot;&quot;)">
            <text:p/>
          </table:table-cell>
          <table:table-cell table:style-name="ce37" table:formula="of:=IF([.R119]&gt;[.$R$648];[.U119];&quot;&quot;)">
            <text:p/>
          </table:table-cell>
          <table:table-cell table:formula="of:=IF(AND([.H119]=[.H118];[.H11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19]&lt;&gt;&quot;&quot;;[.E119];[.K119])" office:value-type="float" office:value="0" calcext:value-type="float">
            <text:p>0</text:p>
          </table:table-cell>
          <table:table-cell table:style-name="ce18" table:formula="of:=[.M119]-[.N11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63769" calcext:value-type="float">
            <text:p>524063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707433" calcext:value-type="float">
            <text:p>2126,707433</text:p>
          </table:table-cell>
          <table:table-cell table:style-name="ce38" table:formula="of:=IF([.H120]=&quot;&quot;;[.R120];&quot;&quot;)">
            <text:p/>
          </table:table-cell>
          <table:table-cell table:style-name="ce40" table:formula="of:=IF([.I120]=&quot;&quot;;[.S120];&quot;&quot;)">
            <text:p/>
          </table:table-cell>
          <table:table-cell table:style-name="ce38" table:formula="of:=IF([.J120]=&quot;&quot;;[.T120];&quot;&quot;)">
            <text:p/>
          </table:table-cell>
          <table:table-cell table:style-name="ce38" table:formula="of:=IF([.K120]=&quot;&quot;;[.U120];&quot;&quot;)">
            <text:p/>
          </table:table-cell>
          <table:table-cell table:formula="of:=IF(AND([.B120]=[.B119];[.D119]=[.D120];[.D119]&lt;&gt;&quot;&quot;;[.B119]&lt;&gt;&quot;&quot;);&quot;Retransmisión&quot;;&quot;&quot;)">
            <text:p/>
          </table:table-cell>
          <table:table-cell/>
          <table:table-cell table:style-name="ce37" table:formula="of:=IF([.R120]&gt;[.$R$648];[.R120];&quot;&quot;)" office:value-type="float" office:value="524063769" calcext:value-type="float">
            <text:p>5240637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20]&gt;[.$R$648];[.T120];&quot;&quot;)" office:value-type="float" office:value="229370" calcext:value-type="float">
            <text:p>229370</text:p>
          </table:table-cell>
          <table:table-cell table:style-name="ce37" table:formula="of:=IF([.R120]&gt;[.$R$648];[.U120];&quot;&quot;)" office:value-type="float" office:value="1460" calcext:value-type="float">
            <text:p>1460</text:p>
          </table:table-cell>
          <table:table-cell table:formula="of:=IF(AND([.H120]=[.H119];[.H11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20]&lt;&gt;&quot;&quot;;[.E120];[.K120])" office:value-type="float" office:value="1460" calcext:value-type="float">
            <text:p>1460</text:p>
          </table:table-cell>
          <table:table-cell table:style-name="ce18" table:formula="of:=[.M120]-[.N120]" office:value-type="float" office:value="40" calcext:value-type="float">
            <text:p>40</text:p>
          </table:table-cell>
          <table:table-cell table:number-columns-repeated="2"/>
          <table:table-cell office:value-type="float" office:value="524063769" calcext:value-type="float">
            <text:p>5240637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10022" calcext:value-type="float">
            <text:p>2126,710022</text:p>
          </table:table-cell>
          <table:table-cell table:style-name="ce38" table:formula="of:=IF([.H121]=&quot;&quot;;[.R121];&quot;&quot;)">
            <text:p/>
          </table:table-cell>
          <table:table-cell table:style-name="ce40" table:formula="of:=IF([.I121]=&quot;&quot;;[.S121];&quot;&quot;)">
            <text:p/>
          </table:table-cell>
          <table:table-cell table:style-name="ce38" table:formula="of:=IF([.J121]=&quot;&quot;;[.T121];&quot;&quot;)">
            <text:p/>
          </table:table-cell>
          <table:table-cell table:style-name="ce38" table:formula="of:=IF([.K121]=&quot;&quot;;[.U121];&quot;&quot;)">
            <text:p/>
          </table:table-cell>
          <table:table-cell table:formula="of:=IF(AND([.B121]=[.B120];[.D120]=[.D121];[.D120]&lt;&gt;&quot;&quot;;[.B120]&lt;&gt;&quot;&quot;);&quot;Retransmisión&quot;;&quot;&quot;)">
            <text:p/>
          </table:table-cell>
          <table:table-cell/>
          <table:table-cell table:style-name="ce37" table:formula="of:=IF([.R121]&gt;[.$R$648];[.R121];&quot;&quot;)" office:value-type="float" office:value="524065229" calcext:value-type="float">
            <text:p>5240652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21]&gt;[.$R$648];[.T121];&quot;&quot;)" office:value-type="float" office:value="229370" calcext:value-type="float">
            <text:p>229370</text:p>
          </table:table-cell>
          <table:table-cell table:style-name="ce37" table:formula="of:=IF([.R121]&gt;[.$R$648];[.U121];&quot;&quot;)" office:value-type="float" office:value="1460" calcext:value-type="float">
            <text:p>1460</text:p>
          </table:table-cell>
          <table:table-cell table:formula="of:=IF(AND([.H121]=[.H120];[.H12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21]&lt;&gt;&quot;&quot;;[.E121];[.K121])" office:value-type="float" office:value="1460" calcext:value-type="float">
            <text:p>1460</text:p>
          </table:table-cell>
          <table:table-cell table:style-name="ce18" table:formula="of:=[.M121]-[.N121]" office:value-type="float" office:value="40" calcext:value-type="float">
            <text:p>40</text:p>
          </table:table-cell>
          <table:table-cell table:number-columns-repeated="2"/>
          <table:table-cell office:value-type="float" office:value="524065229" calcext:value-type="float">
            <text:p>524065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1198" calcext:value-type="float">
            <text:p>2126,71198</text:p>
          </table:table-cell>
          <table:table-cell table:style-name="ce38" table:formula="of:=IF([.H122]=&quot;&quot;;[.R122];&quot;&quot;)">
            <text:p/>
          </table:table-cell>
          <table:table-cell table:style-name="ce40" table:formula="of:=IF([.I122]=&quot;&quot;;[.S122];&quot;&quot;)">
            <text:p/>
          </table:table-cell>
          <table:table-cell table:style-name="ce38" table:formula="of:=IF([.J122]=&quot;&quot;;[.T122];&quot;&quot;)">
            <text:p/>
          </table:table-cell>
          <table:table-cell table:style-name="ce38" table:formula="of:=IF([.K122]=&quot;&quot;;[.U122];&quot;&quot;)">
            <text:p/>
          </table:table-cell>
          <table:table-cell table:formula="of:=IF(AND([.B122]=[.B121];[.D121]=[.D122];[.D121]&lt;&gt;&quot;&quot;;[.B121]&lt;&gt;&quot;&quot;);&quot;Retransmisión&quot;;&quot;&quot;)">
            <text:p/>
          </table:table-cell>
          <table:table-cell/>
          <table:table-cell table:style-name="ce37" table:formula="of:=IF([.R122]&gt;[.$R$648];[.R122];&quot;&quot;)" office:value-type="float" office:value="524066689" calcext:value-type="float">
            <text:p>5240666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22]&gt;[.$R$648];[.T122];&quot;&quot;)" office:value-type="float" office:value="229370" calcext:value-type="float">
            <text:p>229370</text:p>
          </table:table-cell>
          <table:table-cell table:style-name="ce37" table:formula="of:=IF([.R122]&gt;[.$R$648];[.U122];&quot;&quot;)" office:value-type="float" office:value="1460" calcext:value-type="float">
            <text:p>1460</text:p>
          </table:table-cell>
          <table:table-cell table:formula="of:=IF(AND([.H122]=[.H121];[.H12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22]&lt;&gt;&quot;&quot;;[.E122];[.K122])" office:value-type="float" office:value="1460" calcext:value-type="float">
            <text:p>1460</text:p>
          </table:table-cell>
          <table:table-cell table:style-name="ce18" table:formula="of:=[.M122]-[.N122]" office:value-type="float" office:value="40" calcext:value-type="float">
            <text:p>40</text:p>
          </table:table-cell>
          <table:table-cell table:number-columns-repeated="2"/>
          <table:table-cell office:value-type="float" office:value="524066689" calcext:value-type="float">
            <text:p>524066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12207" calcext:value-type="float">
            <text:p>2126,712207</text:p>
          </table:table-cell>
          <table:table-cell table:style-name="ce37" table:formula="of:=IF([.H123]=&quot;&quot;;[.R12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23]=&quot;&quot;;[.T123];&quot;&quot;)" office:value-type="float" office:value="524066689" calcext:value-type="float">
            <text:p>524066689</text:p>
          </table:table-cell>
          <table:table-cell table:style-name="ce37" table:formula="of:=IF([.K123]=&quot;&quot;;[.U123];&quot;&quot;)" office:value-type="float" office:value="0" calcext:value-type="float">
            <text:p>0</text:p>
          </table:table-cell>
          <table:table-cell table:formula="of:=IF(AND([.B123]=[.B122];[.D122]=[.D123];[.D122]&lt;&gt;&quot;&quot;;[.B122]&lt;&gt;&quot;&quot;);&quot;Retransmisión&quot;;&quot;&quot;)">
            <text:p/>
          </table:table-cell>
          <table:table-cell/>
          <table:table-cell table:style-name="ce37" table:formula="of:=IF([.R123]&gt;[.$R$648];[.R123];&quot;&quot;)">
            <text:p/>
          </table:table-cell>
          <table:table-cell table:style-name="ce37" table:formula="of:=IF([.R123]&gt;[.$R$648];[.S123];&quot;&quot;)">
            <text:p/>
          </table:table-cell>
          <table:table-cell table:style-name="ce37" table:formula="of:=IF([.R123]&gt;[.$R$648];[.T123];&quot;&quot;)">
            <text:p/>
          </table:table-cell>
          <table:table-cell table:style-name="ce37" table:formula="of:=IF([.R123]&gt;[.$R$648];[.U123];&quot;&quot;)">
            <text:p/>
          </table:table-cell>
          <table:table-cell table:formula="of:=IF(AND([.H123]=[.H122];[.H12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23]&lt;&gt;&quot;&quot;;[.E123];[.K123])" office:value-type="float" office:value="0" calcext:value-type="float">
            <text:p>0</text:p>
          </table:table-cell>
          <table:table-cell table:style-name="ce18" table:formula="of:=[.M123]-[.N12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66689" calcext:value-type="float">
            <text:p>524066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720222" calcext:value-type="float">
            <text:p>2126,720222</text:p>
          </table:table-cell>
          <table:table-cell table:style-name="ce37" table:formula="of:=IF([.H124]=&quot;&quot;;[.R12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24]=&quot;&quot;;[.T124];&quot;&quot;)" office:value-type="float" office:value="524068149" calcext:value-type="float">
            <text:p>524068149</text:p>
          </table:table-cell>
          <table:table-cell table:style-name="ce37" table:formula="of:=IF([.K124]=&quot;&quot;;[.U124];&quot;&quot;)" office:value-type="float" office:value="0" calcext:value-type="float">
            <text:p>0</text:p>
          </table:table-cell>
          <table:table-cell table:formula="of:=IF(AND([.B124]=[.B123];[.D123]=[.D124];[.D123]&lt;&gt;&quot;&quot;;[.B123]&lt;&gt;&quot;&quot;);&quot;Retransmisión&quot;;&quot;&quot;)">
            <text:p/>
          </table:table-cell>
          <table:table-cell/>
          <table:table-cell table:style-name="ce37" table:formula="of:=IF([.R124]&gt;[.$R$648];[.R124];&quot;&quot;)">
            <text:p/>
          </table:table-cell>
          <table:table-cell table:style-name="ce37" table:formula="of:=IF([.R124]&gt;[.$R$648];[.S124];&quot;&quot;)">
            <text:p/>
          </table:table-cell>
          <table:table-cell table:style-name="ce37" table:formula="of:=IF([.R124]&gt;[.$R$648];[.T124];&quot;&quot;)">
            <text:p/>
          </table:table-cell>
          <table:table-cell table:style-name="ce37" table:formula="of:=IF([.R124]&gt;[.$R$648];[.U124];&quot;&quot;)">
            <text:p/>
          </table:table-cell>
          <table:table-cell table:formula="of:=IF(AND([.H124]=[.H123];[.H12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24]&lt;&gt;&quot;&quot;;[.E124];[.K124])" office:value-type="float" office:value="0" calcext:value-type="float">
            <text:p>0</text:p>
          </table:table-cell>
          <table:table-cell table:style-name="ce18" table:formula="of:=[.M124]-[.N12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68149" calcext:value-type="float">
            <text:p>5240681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738338" calcext:value-type="float">
            <text:p>2126,738338</text:p>
          </table:table-cell>
          <table:table-cell table:style-name="ce38" table:formula="of:=IF([.H125]=&quot;&quot;;[.R125];&quot;&quot;)">
            <text:p/>
          </table:table-cell>
          <table:table-cell table:style-name="ce40" table:formula="of:=IF([.I125]=&quot;&quot;;[.S125];&quot;&quot;)">
            <text:p/>
          </table:table-cell>
          <table:table-cell table:style-name="ce38" table:formula="of:=IF([.J125]=&quot;&quot;;[.T125];&quot;&quot;)">
            <text:p/>
          </table:table-cell>
          <table:table-cell table:style-name="ce38" table:formula="of:=IF([.K125]=&quot;&quot;;[.U125];&quot;&quot;)">
            <text:p/>
          </table:table-cell>
          <table:table-cell table:formula="of:=IF(AND([.B125]=[.B124];[.D124]=[.D125];[.D124]&lt;&gt;&quot;&quot;;[.B124]&lt;&gt;&quot;&quot;);&quot;Retransmisión&quot;;&quot;&quot;)">
            <text:p/>
          </table:table-cell>
          <table:table-cell/>
          <table:table-cell table:style-name="ce37" table:formula="of:=IF([.R125]&gt;[.$R$648];[.R125];&quot;&quot;)" office:value-type="float" office:value="524068149" calcext:value-type="float">
            <text:p>5240681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25]&gt;[.$R$648];[.T125];&quot;&quot;)" office:value-type="float" office:value="229370" calcext:value-type="float">
            <text:p>229370</text:p>
          </table:table-cell>
          <table:table-cell table:style-name="ce37" table:formula="of:=IF([.R125]&gt;[.$R$648];[.U125];&quot;&quot;)" office:value-type="float" office:value="1460" calcext:value-type="float">
            <text:p>1460</text:p>
          </table:table-cell>
          <table:table-cell table:formula="of:=IF(AND([.H125]=[.H124];[.H12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25]&lt;&gt;&quot;&quot;;[.E125];[.K125])" office:value-type="float" office:value="1460" calcext:value-type="float">
            <text:p>1460</text:p>
          </table:table-cell>
          <table:table-cell table:style-name="ce18" table:formula="of:=[.M125]-[.N125]" office:value-type="float" office:value="40" calcext:value-type="float">
            <text:p>40</text:p>
          </table:table-cell>
          <table:table-cell table:number-columns-repeated="2"/>
          <table:table-cell office:value-type="float" office:value="524068149" calcext:value-type="float">
            <text:p>524068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40881" calcext:value-type="float">
            <text:p>2126,740881</text:p>
          </table:table-cell>
          <table:table-cell table:style-name="ce38" table:formula="of:=IF([.H126]=&quot;&quot;;[.R126];&quot;&quot;)">
            <text:p/>
          </table:table-cell>
          <table:table-cell table:style-name="ce40" table:formula="of:=IF([.I126]=&quot;&quot;;[.S126];&quot;&quot;)">
            <text:p/>
          </table:table-cell>
          <table:table-cell table:style-name="ce38" table:formula="of:=IF([.J126]=&quot;&quot;;[.T126];&quot;&quot;)">
            <text:p/>
          </table:table-cell>
          <table:table-cell table:style-name="ce38" table:formula="of:=IF([.K126]=&quot;&quot;;[.U126];&quot;&quot;)">
            <text:p/>
          </table:table-cell>
          <table:table-cell table:formula="of:=IF(AND([.B126]=[.B125];[.D125]=[.D126];[.D125]&lt;&gt;&quot;&quot;;[.B125]&lt;&gt;&quot;&quot;);&quot;Retransmisión&quot;;&quot;&quot;)">
            <text:p/>
          </table:table-cell>
          <table:table-cell/>
          <table:table-cell table:style-name="ce37" table:formula="of:=IF([.R126]&gt;[.$R$648];[.R126];&quot;&quot;)" office:value-type="float" office:value="524069609" calcext:value-type="float">
            <text:p>5240696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26]&gt;[.$R$648];[.T126];&quot;&quot;)" office:value-type="float" office:value="229370" calcext:value-type="float">
            <text:p>229370</text:p>
          </table:table-cell>
          <table:table-cell table:style-name="ce37" table:formula="of:=IF([.R126]&gt;[.$R$648];[.U126];&quot;&quot;)" office:value-type="float" office:value="1460" calcext:value-type="float">
            <text:p>1460</text:p>
          </table:table-cell>
          <table:table-cell table:formula="of:=IF(AND([.H126]=[.H125];[.H12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26]&lt;&gt;&quot;&quot;;[.E126];[.K126])" office:value-type="float" office:value="1460" calcext:value-type="float">
            <text:p>1460</text:p>
          </table:table-cell>
          <table:table-cell table:style-name="ce18" table:formula="of:=[.M126]-[.N126]" office:value-type="float" office:value="40" calcext:value-type="float">
            <text:p>40</text:p>
          </table:table-cell>
          <table:table-cell table:number-columns-repeated="2"/>
          <table:table-cell office:value-type="float" office:value="524069609" calcext:value-type="float">
            <text:p>524069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4286" calcext:value-type="float">
            <text:p>2126,74286</text:p>
          </table:table-cell>
          <table:table-cell table:style-name="ce38" table:formula="of:=IF([.H127]=&quot;&quot;;[.R127];&quot;&quot;)">
            <text:p/>
          </table:table-cell>
          <table:table-cell table:style-name="ce40" table:formula="of:=IF([.I127]=&quot;&quot;;[.S127];&quot;&quot;)">
            <text:p/>
          </table:table-cell>
          <table:table-cell table:style-name="ce38" table:formula="of:=IF([.J127]=&quot;&quot;;[.T127];&quot;&quot;)">
            <text:p/>
          </table:table-cell>
          <table:table-cell table:style-name="ce38" table:formula="of:=IF([.K127]=&quot;&quot;;[.U127];&quot;&quot;)">
            <text:p/>
          </table:table-cell>
          <table:table-cell table:formula="of:=IF(AND([.B127]=[.B126];[.D126]=[.D127];[.D126]&lt;&gt;&quot;&quot;;[.B126]&lt;&gt;&quot;&quot;);&quot;Retransmisión&quot;;&quot;&quot;)">
            <text:p/>
          </table:table-cell>
          <table:table-cell/>
          <table:table-cell table:style-name="ce37" table:formula="of:=IF([.R127]&gt;[.$R$648];[.R127];&quot;&quot;)" office:value-type="float" office:value="524071069" calcext:value-type="float">
            <text:p>5240710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27]&gt;[.$R$648];[.T127];&quot;&quot;)" office:value-type="float" office:value="229370" calcext:value-type="float">
            <text:p>229370</text:p>
          </table:table-cell>
          <table:table-cell table:style-name="ce37" table:formula="of:=IF([.R127]&gt;[.$R$648];[.U127];&quot;&quot;)" office:value-type="float" office:value="1460" calcext:value-type="float">
            <text:p>1460</text:p>
          </table:table-cell>
          <table:table-cell table:formula="of:=IF(AND([.H127]=[.H126];[.H12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27]&lt;&gt;&quot;&quot;;[.E127];[.K127])" office:value-type="float" office:value="1460" calcext:value-type="float">
            <text:p>1460</text:p>
          </table:table-cell>
          <table:table-cell table:style-name="ce18" table:formula="of:=[.M127]-[.N127]" office:value-type="float" office:value="40" calcext:value-type="float">
            <text:p>40</text:p>
          </table:table-cell>
          <table:table-cell table:number-columns-repeated="2"/>
          <table:table-cell office:value-type="float" office:value="524071069" calcext:value-type="float">
            <text:p>524071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43085" calcext:value-type="float">
            <text:p>2126,743085</text:p>
          </table:table-cell>
          <table:table-cell table:style-name="ce37" table:formula="of:=IF([.H128]=&quot;&quot;;[.R12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28]=&quot;&quot;;[.T128];&quot;&quot;)" office:value-type="float" office:value="524071069" calcext:value-type="float">
            <text:p>524071069</text:p>
          </table:table-cell>
          <table:table-cell table:style-name="ce37" table:formula="of:=IF([.K128]=&quot;&quot;;[.U128];&quot;&quot;)" office:value-type="float" office:value="0" calcext:value-type="float">
            <text:p>0</text:p>
          </table:table-cell>
          <table:table-cell table:formula="of:=IF(AND([.B128]=[.B127];[.D127]=[.D128];[.D127]&lt;&gt;&quot;&quot;;[.B127]&lt;&gt;&quot;&quot;);&quot;Retransmisión&quot;;&quot;&quot;)">
            <text:p/>
          </table:table-cell>
          <table:table-cell/>
          <table:table-cell table:style-name="ce37" table:formula="of:=IF([.R128]&gt;[.$R$648];[.R128];&quot;&quot;)">
            <text:p/>
          </table:table-cell>
          <table:table-cell table:style-name="ce37" table:formula="of:=IF([.R128]&gt;[.$R$648];[.S128];&quot;&quot;)">
            <text:p/>
          </table:table-cell>
          <table:table-cell table:style-name="ce37" table:formula="of:=IF([.R128]&gt;[.$R$648];[.T128];&quot;&quot;)">
            <text:p/>
          </table:table-cell>
          <table:table-cell table:style-name="ce37" table:formula="of:=IF([.R128]&gt;[.$R$648];[.U128];&quot;&quot;)">
            <text:p/>
          </table:table-cell>
          <table:table-cell table:formula="of:=IF(AND([.H128]=[.H127];[.H12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28]&lt;&gt;&quot;&quot;;[.E128];[.K128])" office:value-type="float" office:value="0" calcext:value-type="float">
            <text:p>0</text:p>
          </table:table-cell>
          <table:table-cell table:style-name="ce18" table:formula="of:=[.M128]-[.N12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1069" calcext:value-type="float">
            <text:p>5240710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747841" calcext:value-type="float">
            <text:p>2126,747841</text:p>
          </table:table-cell>
          <table:table-cell table:style-name="ce37" table:formula="of:=IF([.H129]=&quot;&quot;;[.R12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29]=&quot;&quot;;[.T129];&quot;&quot;)" office:value-type="float" office:value="524072529" calcext:value-type="float">
            <text:p>524072529</text:p>
          </table:table-cell>
          <table:table-cell table:style-name="ce37" table:formula="of:=IF([.K129]=&quot;&quot;;[.U129];&quot;&quot;)" office:value-type="float" office:value="0" calcext:value-type="float">
            <text:p>0</text:p>
          </table:table-cell>
          <table:table-cell table:formula="of:=IF(AND([.B129]=[.B128];[.D128]=[.D129];[.D128]&lt;&gt;&quot;&quot;;[.B128]&lt;&gt;&quot;&quot;);&quot;Retransmisión&quot;;&quot;&quot;)">
            <text:p/>
          </table:table-cell>
          <table:table-cell/>
          <table:table-cell table:style-name="ce37" table:formula="of:=IF([.R129]&gt;[.$R$648];[.R129];&quot;&quot;)">
            <text:p/>
          </table:table-cell>
          <table:table-cell table:style-name="ce37" table:formula="of:=IF([.R129]&gt;[.$R$648];[.S129];&quot;&quot;)">
            <text:p/>
          </table:table-cell>
          <table:table-cell table:style-name="ce37" table:formula="of:=IF([.R129]&gt;[.$R$648];[.T129];&quot;&quot;)">
            <text:p/>
          </table:table-cell>
          <table:table-cell table:style-name="ce37" table:formula="of:=IF([.R129]&gt;[.$R$648];[.U129];&quot;&quot;)">
            <text:p/>
          </table:table-cell>
          <table:table-cell table:formula="of:=IF(AND([.H129]=[.H128];[.H12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29]&lt;&gt;&quot;&quot;;[.E129];[.K129])" office:value-type="float" office:value="0" calcext:value-type="float">
            <text:p>0</text:p>
          </table:table-cell>
          <table:table-cell table:style-name="ce18" table:formula="of:=[.M129]-[.N12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2529" calcext:value-type="float">
            <text:p>5240725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762888" calcext:value-type="float">
            <text:p>2126,762888</text:p>
          </table:table-cell>
          <table:table-cell table:style-name="ce37" table:formula="of:=IF([.H130]=&quot;&quot;;[.R13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30]=&quot;&quot;;[.T130];&quot;&quot;)" office:value-type="float" office:value="524072529" calcext:value-type="float">
            <text:p>524072529</text:p>
          </table:table-cell>
          <table:table-cell table:style-name="ce37" table:formula="of:=IF([.K130]=&quot;&quot;;[.U130];&quot;&quot;)" office:value-type="float" office:value="0" calcext:value-type="float">
            <text:p>0</text:p>
          </table:table-cell>
          <table:table-cell table:formula="of:=IF(AND([.B130]=[.B129];[.D129]=[.D130];[.D129]&lt;&gt;&quot;&quot;;[.B12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130]&gt;[.$R$648];[.R130];&quot;&quot;)">
            <text:p/>
          </table:table-cell>
          <table:table-cell table:style-name="ce37" table:formula="of:=IF([.R130]&gt;[.$R$648];[.S130];&quot;&quot;)">
            <text:p/>
          </table:table-cell>
          <table:table-cell table:style-name="ce37" table:formula="of:=IF([.R130]&gt;[.$R$648];[.T130];&quot;&quot;)">
            <text:p/>
          </table:table-cell>
          <table:table-cell table:style-name="ce37" table:formula="of:=IF([.R130]&gt;[.$R$648];[.U130];&quot;&quot;)">
            <text:p/>
          </table:table-cell>
          <table:table-cell table:formula="of:=IF(AND([.H130]=[.H129];[.H12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30]&lt;&gt;&quot;&quot;;[.E130];[.K130])" office:value-type="float" office:value="0" calcext:value-type="float">
            <text:p>0</text:p>
          </table:table-cell>
          <table:table-cell table:style-name="ce18" table:formula="of:=[.M130]-[.N13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2529" calcext:value-type="float">
            <text:p>5240725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766896" calcext:value-type="float">
            <text:p>2126,766896</text:p>
          </table:table-cell>
          <table:table-cell table:style-name="ce38" table:formula="of:=IF([.H131]=&quot;&quot;;[.R131];&quot;&quot;)">
            <text:p/>
          </table:table-cell>
          <table:table-cell table:style-name="ce40" table:formula="of:=IF([.I131]=&quot;&quot;;[.S131];&quot;&quot;)">
            <text:p/>
          </table:table-cell>
          <table:table-cell table:style-name="ce38" table:formula="of:=IF([.J131]=&quot;&quot;;[.T131];&quot;&quot;)">
            <text:p/>
          </table:table-cell>
          <table:table-cell table:style-name="ce38" table:formula="of:=IF([.K131]=&quot;&quot;;[.U131];&quot;&quot;)">
            <text:p/>
          </table:table-cell>
          <table:table-cell table:formula="of:=IF(AND([.B131]=[.B130];[.D130]=[.D131];[.D130]&lt;&gt;&quot;&quot;;[.B130]&lt;&gt;&quot;&quot;);&quot;Retransmisión&quot;;&quot;&quot;)">
            <text:p/>
          </table:table-cell>
          <table:table-cell/>
          <table:table-cell table:style-name="ce37" table:formula="of:=IF([.R131]&gt;[.$R$648];[.R131];&quot;&quot;)" office:value-type="float" office:value="524072529" calcext:value-type="float">
            <text:p>52407252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131]&gt;[.$R$648];[.T131];&quot;&quot;)" office:value-type="float" office:value="229370" calcext:value-type="float">
            <text:p>229370</text:p>
          </table:table-cell>
          <table:table-cell table:style-name="ce37" table:formula="of:=IF([.R131]&gt;[.$R$648];[.U131];&quot;&quot;)" office:value-type="float" office:value="1460" calcext:value-type="float">
            <text:p>1460</text:p>
          </table:table-cell>
          <table:table-cell table:formula="of:=IF(AND([.H131]=[.H130];[.H13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31]&lt;&gt;&quot;&quot;;[.E131];[.K131])" office:value-type="float" office:value="1460" calcext:value-type="float">
            <text:p>1460</text:p>
          </table:table-cell>
          <table:table-cell table:style-name="ce18" table:formula="of:=[.M131]-[.N131]" office:value-type="float" office:value="40" calcext:value-type="float">
            <text:p>40</text:p>
          </table:table-cell>
          <table:table-cell table:number-columns-repeated="2"/>
          <table:table-cell office:value-type="float" office:value="524072529" calcext:value-type="float">
            <text:p>5240725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69453" calcext:value-type="float">
            <text:p>2126,769453</text:p>
          </table:table-cell>
          <table:table-cell table:style-name="ce38" table:formula="of:=IF([.H132]=&quot;&quot;;[.R132];&quot;&quot;)">
            <text:p/>
          </table:table-cell>
          <table:table-cell table:style-name="ce40" table:formula="of:=IF([.I132]=&quot;&quot;;[.S132];&quot;&quot;)">
            <text:p/>
          </table:table-cell>
          <table:table-cell table:style-name="ce38" table:formula="of:=IF([.J132]=&quot;&quot;;[.T132];&quot;&quot;)">
            <text:p/>
          </table:table-cell>
          <table:table-cell table:style-name="ce38" table:formula="of:=IF([.K132]=&quot;&quot;;[.U132];&quot;&quot;)">
            <text:p/>
          </table:table-cell>
          <table:table-cell table:formula="of:=IF(AND([.B132]=[.B131];[.D131]=[.D132];[.D131]&lt;&gt;&quot;&quot;;[.B131]&lt;&gt;&quot;&quot;);&quot;Retransmisión&quot;;&quot;&quot;)">
            <text:p/>
          </table:table-cell>
          <table:table-cell/>
          <table:table-cell table:style-name="ce37" table:formula="of:=IF([.R132]&gt;[.$R$648];[.R132];&quot;&quot;)" office:value-type="float" office:value="524073989" calcext:value-type="float">
            <text:p>5240739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32]&gt;[.$R$648];[.T132];&quot;&quot;)" office:value-type="float" office:value="229370" calcext:value-type="float">
            <text:p>229370</text:p>
          </table:table-cell>
          <table:table-cell table:style-name="ce37" table:formula="of:=IF([.R132]&gt;[.$R$648];[.U132];&quot;&quot;)" office:value-type="float" office:value="1460" calcext:value-type="float">
            <text:p>1460</text:p>
          </table:table-cell>
          <table:table-cell table:formula="of:=IF(AND([.H132]=[.H131];[.H13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32]&lt;&gt;&quot;&quot;;[.E132];[.K132])" office:value-type="float" office:value="1460" calcext:value-type="float">
            <text:p>1460</text:p>
          </table:table-cell>
          <table:table-cell table:style-name="ce18" table:formula="of:=[.M132]-[.N132]" office:value-type="float" office:value="40" calcext:value-type="float">
            <text:p>40</text:p>
          </table:table-cell>
          <table:table-cell table:number-columns-repeated="2"/>
          <table:table-cell office:value-type="float" office:value="524073989" calcext:value-type="float">
            <text:p>524073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71294" calcext:value-type="float">
            <text:p>2126,771294</text:p>
          </table:table-cell>
          <table:table-cell table:style-name="ce38" table:formula="of:=IF([.H133]=&quot;&quot;;[.R133];&quot;&quot;)">
            <text:p/>
          </table:table-cell>
          <table:table-cell table:style-name="ce40" table:formula="of:=IF([.I133]=&quot;&quot;;[.S133];&quot;&quot;)">
            <text:p/>
          </table:table-cell>
          <table:table-cell table:style-name="ce38" table:formula="of:=IF([.J133]=&quot;&quot;;[.T133];&quot;&quot;)">
            <text:p/>
          </table:table-cell>
          <table:table-cell table:style-name="ce38" table:formula="of:=IF([.K133]=&quot;&quot;;[.U133];&quot;&quot;)">
            <text:p/>
          </table:table-cell>
          <table:table-cell table:formula="of:=IF(AND([.B133]=[.B132];[.D132]=[.D133];[.D132]&lt;&gt;&quot;&quot;;[.B132]&lt;&gt;&quot;&quot;);&quot;Retransmisión&quot;;&quot;&quot;)">
            <text:p/>
          </table:table-cell>
          <table:table-cell/>
          <table:table-cell table:style-name="ce37" table:formula="of:=IF([.R133]&gt;[.$R$648];[.R133];&quot;&quot;)" office:value-type="float" office:value="524075449" calcext:value-type="float">
            <text:p>5240754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33]&gt;[.$R$648];[.T133];&quot;&quot;)" office:value-type="float" office:value="229370" calcext:value-type="float">
            <text:p>229370</text:p>
          </table:table-cell>
          <table:table-cell table:style-name="ce37" table:formula="of:=IF([.R133]&gt;[.$R$648];[.U133];&quot;&quot;)" office:value-type="float" office:value="1460" calcext:value-type="float">
            <text:p>1460</text:p>
          </table:table-cell>
          <table:table-cell table:formula="of:=IF(AND([.H133]=[.H132];[.H13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33]&lt;&gt;&quot;&quot;;[.E133];[.K133])" office:value-type="float" office:value="1460" calcext:value-type="float">
            <text:p>1460</text:p>
          </table:table-cell>
          <table:table-cell table:style-name="ce18" table:formula="of:=[.M133]-[.N133]" office:value-type="float" office:value="40" calcext:value-type="float">
            <text:p>40</text:p>
          </table:table-cell>
          <table:table-cell table:number-columns-repeated="2"/>
          <table:table-cell office:value-type="float" office:value="524075449" calcext:value-type="float">
            <text:p>524075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72464" calcext:value-type="float">
            <text:p>2126,772464</text:p>
          </table:table-cell>
          <table:table-cell table:style-name="ce37" table:formula="of:=IF([.H134]=&quot;&quot;;[.R13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34]=&quot;&quot;;[.T134];&quot;&quot;)" office:value-type="float" office:value="524075449" calcext:value-type="float">
            <text:p>524075449</text:p>
          </table:table-cell>
          <table:table-cell table:style-name="ce37" table:formula="of:=IF([.K134]=&quot;&quot;;[.U134];&quot;&quot;)" office:value-type="float" office:value="0" calcext:value-type="float">
            <text:p>0</text:p>
          </table:table-cell>
          <table:table-cell table:formula="of:=IF(AND([.B134]=[.B133];[.D133]=[.D134];[.D133]&lt;&gt;&quot;&quot;;[.B133]&lt;&gt;&quot;&quot;);&quot;Retransmisión&quot;;&quot;&quot;)">
            <text:p/>
          </table:table-cell>
          <table:table-cell/>
          <table:table-cell table:style-name="ce37" table:formula="of:=IF([.R134]&gt;[.$R$648];[.R134];&quot;&quot;)">
            <text:p/>
          </table:table-cell>
          <table:table-cell table:style-name="ce37" table:formula="of:=IF([.R134]&gt;[.$R$648];[.S134];&quot;&quot;)">
            <text:p/>
          </table:table-cell>
          <table:table-cell table:style-name="ce37" table:formula="of:=IF([.R134]&gt;[.$R$648];[.T134];&quot;&quot;)">
            <text:p/>
          </table:table-cell>
          <table:table-cell table:style-name="ce37" table:formula="of:=IF([.R134]&gt;[.$R$648];[.U134];&quot;&quot;)">
            <text:p/>
          </table:table-cell>
          <table:table-cell table:formula="of:=IF(AND([.H134]=[.H133];[.H13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34]&lt;&gt;&quot;&quot;;[.E134];[.K134])" office:value-type="float" office:value="0" calcext:value-type="float">
            <text:p>0</text:p>
          </table:table-cell>
          <table:table-cell table:style-name="ce18" table:formula="of:=[.M134]-[.N13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5449" calcext:value-type="float">
            <text:p>5240754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785893" calcext:value-type="float">
            <text:p>2126,785893</text:p>
          </table:table-cell>
          <table:table-cell table:style-name="ce37" table:formula="of:=IF([.H135]=&quot;&quot;;[.R13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35]=&quot;&quot;;[.T135];&quot;&quot;)" office:value-type="float" office:value="524076909" calcext:value-type="float">
            <text:p>524076909</text:p>
          </table:table-cell>
          <table:table-cell table:style-name="ce37" table:formula="of:=IF([.K135]=&quot;&quot;;[.U135];&quot;&quot;)" office:value-type="float" office:value="0" calcext:value-type="float">
            <text:p>0</text:p>
          </table:table-cell>
          <table:table-cell table:formula="of:=IF(AND([.B135]=[.B134];[.D134]=[.D135];[.D134]&lt;&gt;&quot;&quot;;[.B134]&lt;&gt;&quot;&quot;);&quot;Retransmisión&quot;;&quot;&quot;)">
            <text:p/>
          </table:table-cell>
          <table:table-cell/>
          <table:table-cell table:style-name="ce37" table:formula="of:=IF([.R135]&gt;[.$R$648];[.R135];&quot;&quot;)">
            <text:p/>
          </table:table-cell>
          <table:table-cell table:style-name="ce37" table:formula="of:=IF([.R135]&gt;[.$R$648];[.S135];&quot;&quot;)">
            <text:p/>
          </table:table-cell>
          <table:table-cell table:style-name="ce37" table:formula="of:=IF([.R135]&gt;[.$R$648];[.T135];&quot;&quot;)">
            <text:p/>
          </table:table-cell>
          <table:table-cell table:style-name="ce37" table:formula="of:=IF([.R135]&gt;[.$R$648];[.U135];&quot;&quot;)">
            <text:p/>
          </table:table-cell>
          <table:table-cell table:formula="of:=IF(AND([.H135]=[.H134];[.H13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35]&lt;&gt;&quot;&quot;;[.E135];[.K135])" office:value-type="float" office:value="0" calcext:value-type="float">
            <text:p>0</text:p>
          </table:table-cell>
          <table:table-cell table:style-name="ce18" table:formula="of:=[.M135]-[.N13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6909" calcext:value-type="float">
            <text:p>524076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791847" calcext:value-type="float">
            <text:p>2126,791847</text:p>
          </table:table-cell>
          <table:table-cell table:style-name="ce38" table:formula="of:=IF([.H136]=&quot;&quot;;[.R136];&quot;&quot;)">
            <text:p/>
          </table:table-cell>
          <table:table-cell table:style-name="ce40" table:formula="of:=IF([.I136]=&quot;&quot;;[.S136];&quot;&quot;)">
            <text:p/>
          </table:table-cell>
          <table:table-cell table:style-name="ce38" table:formula="of:=IF([.J136]=&quot;&quot;;[.T136];&quot;&quot;)">
            <text:p/>
          </table:table-cell>
          <table:table-cell table:style-name="ce38" table:formula="of:=IF([.K136]=&quot;&quot;;[.U136];&quot;&quot;)">
            <text:p/>
          </table:table-cell>
          <table:table-cell table:formula="of:=IF(AND([.B136]=[.B135];[.D135]=[.D136];[.D135]&lt;&gt;&quot;&quot;;[.B135]&lt;&gt;&quot;&quot;);&quot;Retransmisión&quot;;&quot;&quot;)">
            <text:p/>
          </table:table-cell>
          <table:table-cell/>
          <table:table-cell table:style-name="ce37" table:formula="of:=IF([.R136]&gt;[.$R$648];[.R136];&quot;&quot;)" office:value-type="float" office:value="524076909" calcext:value-type="float">
            <text:p>5240769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36]&gt;[.$R$648];[.T136];&quot;&quot;)" office:value-type="float" office:value="229370" calcext:value-type="float">
            <text:p>229370</text:p>
          </table:table-cell>
          <table:table-cell table:style-name="ce37" table:formula="of:=IF([.R136]&gt;[.$R$648];[.U136];&quot;&quot;)" office:value-type="float" office:value="1460" calcext:value-type="float">
            <text:p>1460</text:p>
          </table:table-cell>
          <table:table-cell table:formula="of:=IF(AND([.H136]=[.H135];[.H13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36]&lt;&gt;&quot;&quot;;[.E136];[.K136])" office:value-type="float" office:value="1460" calcext:value-type="float">
            <text:p>1460</text:p>
          </table:table-cell>
          <table:table-cell table:style-name="ce18" table:formula="of:=[.M136]-[.N136]" office:value-type="float" office:value="40" calcext:value-type="float">
            <text:p>40</text:p>
          </table:table-cell>
          <table:table-cell table:number-columns-repeated="2"/>
          <table:table-cell office:value-type="float" office:value="524076909" calcext:value-type="float">
            <text:p>524076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94652" calcext:value-type="float">
            <text:p>2126,794652</text:p>
          </table:table-cell>
          <table:table-cell table:style-name="ce38" table:formula="of:=IF([.H137]=&quot;&quot;;[.R137];&quot;&quot;)">
            <text:p/>
          </table:table-cell>
          <table:table-cell table:style-name="ce40" table:formula="of:=IF([.I137]=&quot;&quot;;[.S137];&quot;&quot;)">
            <text:p/>
          </table:table-cell>
          <table:table-cell table:style-name="ce38" table:formula="of:=IF([.J137]=&quot;&quot;;[.T137];&quot;&quot;)">
            <text:p/>
          </table:table-cell>
          <table:table-cell table:style-name="ce38" table:formula="of:=IF([.K137]=&quot;&quot;;[.U137];&quot;&quot;)">
            <text:p/>
          </table:table-cell>
          <table:table-cell table:formula="of:=IF(AND([.B137]=[.B136];[.D136]=[.D137];[.D136]&lt;&gt;&quot;&quot;;[.B136]&lt;&gt;&quot;&quot;);&quot;Retransmisión&quot;;&quot;&quot;)">
            <text:p/>
          </table:table-cell>
          <table:table-cell/>
          <table:table-cell table:style-name="ce37" table:formula="of:=IF([.R137]&gt;[.$R$648];[.R137];&quot;&quot;)" office:value-type="float" office:value="524078369" calcext:value-type="float">
            <text:p>5240783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37]&gt;[.$R$648];[.T137];&quot;&quot;)" office:value-type="float" office:value="229370" calcext:value-type="float">
            <text:p>229370</text:p>
          </table:table-cell>
          <table:table-cell table:style-name="ce37" table:formula="of:=IF([.R137]&gt;[.$R$648];[.U137];&quot;&quot;)" office:value-type="float" office:value="1460" calcext:value-type="float">
            <text:p>1460</text:p>
          </table:table-cell>
          <table:table-cell table:formula="of:=IF(AND([.H137]=[.H136];[.H13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37]&lt;&gt;&quot;&quot;;[.E137];[.K137])" office:value-type="float" office:value="1460" calcext:value-type="float">
            <text:p>1460</text:p>
          </table:table-cell>
          <table:table-cell table:style-name="ce18" table:formula="of:=[.M137]-[.N137]" office:value-type="float" office:value="40" calcext:value-type="float">
            <text:p>40</text:p>
          </table:table-cell>
          <table:table-cell table:number-columns-repeated="2"/>
          <table:table-cell office:value-type="float" office:value="524078369" calcext:value-type="float">
            <text:p>5240783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96759" calcext:value-type="float">
            <text:p>2126,796759</text:p>
          </table:table-cell>
          <table:table-cell table:style-name="ce38" table:formula="of:=IF([.H138]=&quot;&quot;;[.R138];&quot;&quot;)">
            <text:p/>
          </table:table-cell>
          <table:table-cell table:style-name="ce40" table:formula="of:=IF([.I138]=&quot;&quot;;[.S138];&quot;&quot;)">
            <text:p/>
          </table:table-cell>
          <table:table-cell table:style-name="ce38" table:formula="of:=IF([.J138]=&quot;&quot;;[.T138];&quot;&quot;)">
            <text:p/>
          </table:table-cell>
          <table:table-cell table:style-name="ce38" table:formula="of:=IF([.K138]=&quot;&quot;;[.U138];&quot;&quot;)">
            <text:p/>
          </table:table-cell>
          <table:table-cell table:formula="of:=IF(AND([.B138]=[.B137];[.D137]=[.D138];[.D137]&lt;&gt;&quot;&quot;;[.B137]&lt;&gt;&quot;&quot;);&quot;Retransmisión&quot;;&quot;&quot;)">
            <text:p/>
          </table:table-cell>
          <table:table-cell/>
          <table:table-cell table:style-name="ce37" table:formula="of:=IF([.R138]&gt;[.$R$648];[.R138];&quot;&quot;)" office:value-type="float" office:value="524079829" calcext:value-type="float">
            <text:p>5240798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38]&gt;[.$R$648];[.T138];&quot;&quot;)" office:value-type="float" office:value="229370" calcext:value-type="float">
            <text:p>229370</text:p>
          </table:table-cell>
          <table:table-cell table:style-name="ce37" table:formula="of:=IF([.R138]&gt;[.$R$648];[.U138];&quot;&quot;)" office:value-type="float" office:value="1460" calcext:value-type="float">
            <text:p>1460</text:p>
          </table:table-cell>
          <table:table-cell table:formula="of:=IF(AND([.H138]=[.H137];[.H13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38]&lt;&gt;&quot;&quot;;[.E138];[.K138])" office:value-type="float" office:value="1460" calcext:value-type="float">
            <text:p>1460</text:p>
          </table:table-cell>
          <table:table-cell table:style-name="ce18" table:formula="of:=[.M138]-[.N138]" office:value-type="float" office:value="40" calcext:value-type="float">
            <text:p>40</text:p>
          </table:table-cell>
          <table:table-cell table:number-columns-repeated="2"/>
          <table:table-cell office:value-type="float" office:value="524079829" calcext:value-type="float">
            <text:p>524079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796984" calcext:value-type="float">
            <text:p>2126,796984</text:p>
          </table:table-cell>
          <table:table-cell table:style-name="ce37" table:formula="of:=IF([.H139]=&quot;&quot;;[.R13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39]=&quot;&quot;;[.T139];&quot;&quot;)" office:value-type="float" office:value="524079829" calcext:value-type="float">
            <text:p>524079829</text:p>
          </table:table-cell>
          <table:table-cell table:style-name="ce37" table:formula="of:=IF([.K139]=&quot;&quot;;[.U139];&quot;&quot;)" office:value-type="float" office:value="0" calcext:value-type="float">
            <text:p>0</text:p>
          </table:table-cell>
          <table:table-cell table:formula="of:=IF(AND([.B139]=[.B138];[.D138]=[.D139];[.D138]&lt;&gt;&quot;&quot;;[.B138]&lt;&gt;&quot;&quot;);&quot;Retransmisión&quot;;&quot;&quot;)">
            <text:p/>
          </table:table-cell>
          <table:table-cell/>
          <table:table-cell table:style-name="ce37" table:formula="of:=IF([.R139]&gt;[.$R$648];[.R139];&quot;&quot;)">
            <text:p/>
          </table:table-cell>
          <table:table-cell table:style-name="ce37" table:formula="of:=IF([.R139]&gt;[.$R$648];[.S139];&quot;&quot;)">
            <text:p/>
          </table:table-cell>
          <table:table-cell table:style-name="ce37" table:formula="of:=IF([.R139]&gt;[.$R$648];[.T139];&quot;&quot;)">
            <text:p/>
          </table:table-cell>
          <table:table-cell table:style-name="ce37" table:formula="of:=IF([.R139]&gt;[.$R$648];[.U139];&quot;&quot;)">
            <text:p/>
          </table:table-cell>
          <table:table-cell table:formula="of:=IF(AND([.H139]=[.H138];[.H13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39]&lt;&gt;&quot;&quot;;[.E139];[.K139])" office:value-type="float" office:value="0" calcext:value-type="float">
            <text:p>0</text:p>
          </table:table-cell>
          <table:table-cell table:style-name="ce18" table:formula="of:=[.M139]-[.N13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9829" calcext:value-type="float">
            <text:p>524079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813247" calcext:value-type="float">
            <text:p>2126,813247</text:p>
          </table:table-cell>
          <table:table-cell table:style-name="ce37" table:formula="of:=IF([.H140]=&quot;&quot;;[.R14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40]=&quot;&quot;;[.T140];&quot;&quot;)" office:value-type="float" office:value="524081289" calcext:value-type="float">
            <text:p>524081289</text:p>
          </table:table-cell>
          <table:table-cell table:style-name="ce37" table:formula="of:=IF([.K140]=&quot;&quot;;[.U140];&quot;&quot;)" office:value-type="float" office:value="0" calcext:value-type="float">
            <text:p>0</text:p>
          </table:table-cell>
          <table:table-cell table:formula="of:=IF(AND([.B140]=[.B139];[.D139]=[.D140];[.D139]&lt;&gt;&quot;&quot;;[.B139]&lt;&gt;&quot;&quot;);&quot;Retransmisión&quot;;&quot;&quot;)">
            <text:p/>
          </table:table-cell>
          <table:table-cell/>
          <table:table-cell table:style-name="ce37" table:formula="of:=IF([.R140]&gt;[.$R$648];[.R140];&quot;&quot;)">
            <text:p/>
          </table:table-cell>
          <table:table-cell table:style-name="ce37" table:formula="of:=IF([.R140]&gt;[.$R$648];[.S140];&quot;&quot;)">
            <text:p/>
          </table:table-cell>
          <table:table-cell table:style-name="ce37" table:formula="of:=IF([.R140]&gt;[.$R$648];[.T140];&quot;&quot;)">
            <text:p/>
          </table:table-cell>
          <table:table-cell table:style-name="ce37" table:formula="of:=IF([.R140]&gt;[.$R$648];[.U140];&quot;&quot;)">
            <text:p/>
          </table:table-cell>
          <table:table-cell table:formula="of:=IF(AND([.H140]=[.H139];[.H13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40]&lt;&gt;&quot;&quot;;[.E140];[.K140])" office:value-type="float" office:value="0" calcext:value-type="float">
            <text:p>0</text:p>
          </table:table-cell>
          <table:table-cell table:style-name="ce18" table:formula="of:=[.M140]-[.N14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81289" calcext:value-type="float">
            <text:p>5240812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818816" calcext:value-type="float">
            <text:p>2126,818816</text:p>
          </table:table-cell>
          <table:table-cell table:style-name="ce38" table:formula="of:=IF([.H141]=&quot;&quot;;[.R141];&quot;&quot;)">
            <text:p/>
          </table:table-cell>
          <table:table-cell table:style-name="ce40" table:formula="of:=IF([.I141]=&quot;&quot;;[.S141];&quot;&quot;)">
            <text:p/>
          </table:table-cell>
          <table:table-cell table:style-name="ce38" table:formula="of:=IF([.J141]=&quot;&quot;;[.T141];&quot;&quot;)">
            <text:p/>
          </table:table-cell>
          <table:table-cell table:style-name="ce38" table:formula="of:=IF([.K141]=&quot;&quot;;[.U141];&quot;&quot;)">
            <text:p/>
          </table:table-cell>
          <table:table-cell table:formula="of:=IF(AND([.B141]=[.B140];[.D140]=[.D141];[.D140]&lt;&gt;&quot;&quot;;[.B140]&lt;&gt;&quot;&quot;);&quot;Retransmisión&quot;;&quot;&quot;)">
            <text:p/>
          </table:table-cell>
          <table:table-cell/>
          <table:table-cell table:style-name="ce37" table:formula="of:=IF([.R141]&gt;[.$R$648];[.R141];&quot;&quot;)" office:value-type="float" office:value="524081289" calcext:value-type="float">
            <text:p>5240812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41]&gt;[.$R$648];[.T141];&quot;&quot;)" office:value-type="float" office:value="229370" calcext:value-type="float">
            <text:p>229370</text:p>
          </table:table-cell>
          <table:table-cell table:style-name="ce37" table:formula="of:=IF([.R141]&gt;[.$R$648];[.U141];&quot;&quot;)" office:value-type="float" office:value="1460" calcext:value-type="float">
            <text:p>1460</text:p>
          </table:table-cell>
          <table:table-cell table:formula="of:=IF(AND([.H141]=[.H140];[.H14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41]&lt;&gt;&quot;&quot;;[.E141];[.K141])" office:value-type="float" office:value="1460" calcext:value-type="float">
            <text:p>1460</text:p>
          </table:table-cell>
          <table:table-cell table:style-name="ce18" table:formula="of:=[.M141]-[.N141]" office:value-type="float" office:value="40" calcext:value-type="float">
            <text:p>40</text:p>
          </table:table-cell>
          <table:table-cell table:number-columns-repeated="2"/>
          <table:table-cell office:value-type="float" office:value="524081289" calcext:value-type="float">
            <text:p>524081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820778" calcext:value-type="float">
            <text:p>2126,820778</text:p>
          </table:table-cell>
          <table:table-cell table:style-name="ce38" table:formula="of:=IF([.H142]=&quot;&quot;;[.R142];&quot;&quot;)">
            <text:p/>
          </table:table-cell>
          <table:table-cell table:style-name="ce40" table:formula="of:=IF([.I142]=&quot;&quot;;[.S142];&quot;&quot;)">
            <text:p/>
          </table:table-cell>
          <table:table-cell table:style-name="ce38" table:formula="of:=IF([.J142]=&quot;&quot;;[.T142];&quot;&quot;)">
            <text:p/>
          </table:table-cell>
          <table:table-cell table:style-name="ce38" table:formula="of:=IF([.K142]=&quot;&quot;;[.U142];&quot;&quot;)">
            <text:p/>
          </table:table-cell>
          <table:table-cell table:formula="of:=IF(AND([.B142]=[.B141];[.D141]=[.D142];[.D141]&lt;&gt;&quot;&quot;;[.B141]&lt;&gt;&quot;&quot;);&quot;Retransmisión&quot;;&quot;&quot;)">
            <text:p/>
          </table:table-cell>
          <table:table-cell/>
          <table:table-cell table:style-name="ce37" table:formula="of:=IF([.R142]&gt;[.$R$648];[.R142];&quot;&quot;)" office:value-type="float" office:value="524082749" calcext:value-type="float">
            <text:p>5240827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42]&gt;[.$R$648];[.T142];&quot;&quot;)" office:value-type="float" office:value="229370" calcext:value-type="float">
            <text:p>229370</text:p>
          </table:table-cell>
          <table:table-cell table:style-name="ce37" table:formula="of:=IF([.R142]&gt;[.$R$648];[.U142];&quot;&quot;)" office:value-type="float" office:value="1460" calcext:value-type="float">
            <text:p>1460</text:p>
          </table:table-cell>
          <table:table-cell table:formula="of:=IF(AND([.H142]=[.H141];[.H14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42]&lt;&gt;&quot;&quot;;[.E142];[.K142])" office:value-type="float" office:value="1460" calcext:value-type="float">
            <text:p>1460</text:p>
          </table:table-cell>
          <table:table-cell table:style-name="ce18" table:formula="of:=[.M142]-[.N142]" office:value-type="float" office:value="40" calcext:value-type="float">
            <text:p>40</text:p>
          </table:table-cell>
          <table:table-cell table:number-columns-repeated="2"/>
          <table:table-cell office:value-type="float" office:value="524082749" calcext:value-type="float">
            <text:p>524082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822208" calcext:value-type="float">
            <text:p>2126,822208</text:p>
          </table:table-cell>
          <table:table-cell table:style-name="ce37" table:formula="of:=IF([.H143]=&quot;&quot;;[.R14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43]=&quot;&quot;;[.T143];&quot;&quot;)" office:value-type="float" office:value="524084209" calcext:value-type="float">
            <text:p>524084209</text:p>
          </table:table-cell>
          <table:table-cell table:style-name="ce37" table:formula="of:=IF([.K143]=&quot;&quot;;[.U143];&quot;&quot;)" office:value-type="float" office:value="0" calcext:value-type="float">
            <text:p>0</text:p>
          </table:table-cell>
          <table:table-cell table:formula="of:=IF(AND([.B143]=[.B142];[.D142]=[.D143];[.D142]&lt;&gt;&quot;&quot;;[.B142]&lt;&gt;&quot;&quot;);&quot;Retransmisión&quot;;&quot;&quot;)">
            <text:p/>
          </table:table-cell>
          <table:table-cell/>
          <table:table-cell table:style-name="ce37" table:formula="of:=IF([.R143]&gt;[.$R$648];[.R143];&quot;&quot;)">
            <text:p/>
          </table:table-cell>
          <table:table-cell table:style-name="ce37" table:formula="of:=IF([.R143]&gt;[.$R$648];[.S143];&quot;&quot;)">
            <text:p/>
          </table:table-cell>
          <table:table-cell table:style-name="ce37" table:formula="of:=IF([.R143]&gt;[.$R$648];[.T143];&quot;&quot;)">
            <text:p/>
          </table:table-cell>
          <table:table-cell table:style-name="ce37" table:formula="of:=IF([.R143]&gt;[.$R$648];[.U143];&quot;&quot;)">
            <text:p/>
          </table:table-cell>
          <table:table-cell table:formula="of:=IF(AND([.H143]=[.H142];[.H14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43]&lt;&gt;&quot;&quot;;[.E143];[.K143])" office:value-type="float" office:value="0" calcext:value-type="float">
            <text:p>0</text:p>
          </table:table-cell>
          <table:table-cell table:style-name="ce18" table:formula="of:=[.M143]-[.N14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84209" calcext:value-type="float">
            <text:p>5240842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834619" calcext:value-type="float">
            <text:p>2126,834619</text:p>
          </table:table-cell>
          <table:table-cell table:style-name="ce38" table:formula="of:=IF([.H144]=&quot;&quot;;[.R144];&quot;&quot;)">
            <text:p/>
          </table:table-cell>
          <table:table-cell table:style-name="ce40" table:formula="of:=IF([.I144]=&quot;&quot;;[.S144];&quot;&quot;)">
            <text:p/>
          </table:table-cell>
          <table:table-cell table:style-name="ce38" table:formula="of:=IF([.J144]=&quot;&quot;;[.T144];&quot;&quot;)">
            <text:p/>
          </table:table-cell>
          <table:table-cell table:style-name="ce38" table:formula="of:=IF([.K144]=&quot;&quot;;[.U144];&quot;&quot;)">
            <text:p/>
          </table:table-cell>
          <table:table-cell table:formula="of:=IF(AND([.B144]=[.B143];[.D143]=[.D144];[.D143]&lt;&gt;&quot;&quot;;[.B143]&lt;&gt;&quot;&quot;);&quot;Retransmisión&quot;;&quot;&quot;)">
            <text:p/>
          </table:table-cell>
          <table:table-cell/>
          <table:table-cell table:style-name="ce37" table:formula="of:=IF([.R144]&gt;[.$R$648];[.R144];&quot;&quot;)" office:value-type="float" office:value="524084209" calcext:value-type="float">
            <text:p>5240842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44]&gt;[.$R$648];[.T144];&quot;&quot;)" office:value-type="float" office:value="229370" calcext:value-type="float">
            <text:p>229370</text:p>
          </table:table-cell>
          <table:table-cell table:style-name="ce37" table:formula="of:=IF([.R144]&gt;[.$R$648];[.U144];&quot;&quot;)" office:value-type="float" office:value="1460" calcext:value-type="float">
            <text:p>1460</text:p>
          </table:table-cell>
          <table:table-cell table:formula="of:=IF(AND([.H144]=[.H143];[.H14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44]&lt;&gt;&quot;&quot;;[.E144];[.K144])" office:value-type="float" office:value="1460" calcext:value-type="float">
            <text:p>1460</text:p>
          </table:table-cell>
          <table:table-cell table:style-name="ce18" table:formula="of:=[.M144]-[.N144]" office:value-type="float" office:value="40" calcext:value-type="float">
            <text:p>40</text:p>
          </table:table-cell>
          <table:table-cell table:number-columns-repeated="2"/>
          <table:table-cell office:value-type="float" office:value="524084209" calcext:value-type="float">
            <text:p>524084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836955" calcext:value-type="float">
            <text:p>2126,836955</text:p>
          </table:table-cell>
          <table:table-cell table:style-name="ce38" table:formula="of:=IF([.H145]=&quot;&quot;;[.R145];&quot;&quot;)">
            <text:p/>
          </table:table-cell>
          <table:table-cell table:style-name="ce40" table:formula="of:=IF([.I145]=&quot;&quot;;[.S145];&quot;&quot;)">
            <text:p/>
          </table:table-cell>
          <table:table-cell table:style-name="ce38" table:formula="of:=IF([.J145]=&quot;&quot;;[.T145];&quot;&quot;)">
            <text:p/>
          </table:table-cell>
          <table:table-cell table:style-name="ce38" table:formula="of:=IF([.K145]=&quot;&quot;;[.U145];&quot;&quot;)">
            <text:p/>
          </table:table-cell>
          <table:table-cell table:formula="of:=IF(AND([.B145]=[.B144];[.D144]=[.D145];[.D144]&lt;&gt;&quot;&quot;;[.B144]&lt;&gt;&quot;&quot;);&quot;Retransmisión&quot;;&quot;&quot;)">
            <text:p/>
          </table:table-cell>
          <table:table-cell/>
          <table:table-cell table:style-name="ce37" table:formula="of:=IF([.R145]&gt;[.$R$648];[.R145];&quot;&quot;)" office:value-type="float" office:value="524085669" calcext:value-type="float">
            <text:p>5240856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45]&gt;[.$R$648];[.T145];&quot;&quot;)" office:value-type="float" office:value="229370" calcext:value-type="float">
            <text:p>229370</text:p>
          </table:table-cell>
          <table:table-cell table:style-name="ce37" table:formula="of:=IF([.R145]&gt;[.$R$648];[.U145];&quot;&quot;)" office:value-type="float" office:value="1460" calcext:value-type="float">
            <text:p>1460</text:p>
          </table:table-cell>
          <table:table-cell table:formula="of:=IF(AND([.H145]=[.H144];[.H14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45]&lt;&gt;&quot;&quot;;[.E145];[.K145])" office:value-type="float" office:value="1460" calcext:value-type="float">
            <text:p>1460</text:p>
          </table:table-cell>
          <table:table-cell table:style-name="ce18" table:formula="of:=[.M145]-[.N145]" office:value-type="float" office:value="40" calcext:value-type="float">
            <text:p>40</text:p>
          </table:table-cell>
          <table:table-cell table:number-columns-repeated="2"/>
          <table:table-cell office:value-type="float" office:value="524085669" calcext:value-type="float">
            <text:p>524085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838754" calcext:value-type="float">
            <text:p>2126,838754</text:p>
          </table:table-cell>
          <table:table-cell table:style-name="ce38" table:formula="of:=IF([.H146]=&quot;&quot;;[.R146];&quot;&quot;)">
            <text:p/>
          </table:table-cell>
          <table:table-cell table:style-name="ce40" table:formula="of:=IF([.I146]=&quot;&quot;;[.S146];&quot;&quot;)">
            <text:p/>
          </table:table-cell>
          <table:table-cell table:style-name="ce38" table:formula="of:=IF([.J146]=&quot;&quot;;[.T146];&quot;&quot;)">
            <text:p/>
          </table:table-cell>
          <table:table-cell table:style-name="ce38" table:formula="of:=IF([.K146]=&quot;&quot;;[.U146];&quot;&quot;)">
            <text:p/>
          </table:table-cell>
          <table:table-cell table:formula="of:=IF(AND([.B146]=[.B145];[.D145]=[.D146];[.D145]&lt;&gt;&quot;&quot;;[.B145]&lt;&gt;&quot;&quot;);&quot;Retransmisión&quot;;&quot;&quot;)">
            <text:p/>
          </table:table-cell>
          <table:table-cell/>
          <table:table-cell table:style-name="ce37" table:formula="of:=IF([.R146]&gt;[.$R$648];[.R146];&quot;&quot;)" office:value-type="float" office:value="524087129" calcext:value-type="float">
            <text:p>5240871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46]&gt;[.$R$648];[.T146];&quot;&quot;)" office:value-type="float" office:value="229370" calcext:value-type="float">
            <text:p>229370</text:p>
          </table:table-cell>
          <table:table-cell table:style-name="ce37" table:formula="of:=IF([.R146]&gt;[.$R$648];[.U146];&quot;&quot;)" office:value-type="float" office:value="1460" calcext:value-type="float">
            <text:p>1460</text:p>
          </table:table-cell>
          <table:table-cell table:formula="of:=IF(AND([.H146]=[.H145];[.H14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46]&lt;&gt;&quot;&quot;;[.E146];[.K146])" office:value-type="float" office:value="1460" calcext:value-type="float">
            <text:p>1460</text:p>
          </table:table-cell>
          <table:table-cell table:style-name="ce18" table:formula="of:=[.M146]-[.N146]" office:value-type="float" office:value="40" calcext:value-type="float">
            <text:p>40</text:p>
          </table:table-cell>
          <table:table-cell table:number-columns-repeated="2"/>
          <table:table-cell office:value-type="float" office:value="524087129" calcext:value-type="float">
            <text:p>524087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839962" calcext:value-type="float">
            <text:p>2126,839962</text:p>
          </table:table-cell>
          <table:table-cell table:style-name="ce37" table:formula="of:=IF([.H147]=&quot;&quot;;[.R14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47]=&quot;&quot;;[.T147];&quot;&quot;)" office:value-type="float" office:value="524087129" calcext:value-type="float">
            <text:p>524087129</text:p>
          </table:table-cell>
          <table:table-cell table:style-name="ce37" table:formula="of:=IF([.K147]=&quot;&quot;;[.U147];&quot;&quot;)" office:value-type="float" office:value="0" calcext:value-type="float">
            <text:p>0</text:p>
          </table:table-cell>
          <table:table-cell table:formula="of:=IF(AND([.B147]=[.B146];[.D146]=[.D147];[.D146]&lt;&gt;&quot;&quot;;[.B146]&lt;&gt;&quot;&quot;);&quot;Retransmisión&quot;;&quot;&quot;)">
            <text:p/>
          </table:table-cell>
          <table:table-cell/>
          <table:table-cell table:style-name="ce37" table:formula="of:=IF([.R147]&gt;[.$R$648];[.R147];&quot;&quot;)">
            <text:p/>
          </table:table-cell>
          <table:table-cell table:style-name="ce37" table:formula="of:=IF([.R147]&gt;[.$R$648];[.S147];&quot;&quot;)">
            <text:p/>
          </table:table-cell>
          <table:table-cell table:style-name="ce37" table:formula="of:=IF([.R147]&gt;[.$R$648];[.T147];&quot;&quot;)">
            <text:p/>
          </table:table-cell>
          <table:table-cell table:style-name="ce37" table:formula="of:=IF([.R147]&gt;[.$R$648];[.U147];&quot;&quot;)">
            <text:p/>
          </table:table-cell>
          <table:table-cell table:formula="of:=IF(AND([.H147]=[.H146];[.H14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47]&lt;&gt;&quot;&quot;;[.E147];[.K147])" office:value-type="float" office:value="0" calcext:value-type="float">
            <text:p>0</text:p>
          </table:table-cell>
          <table:table-cell table:style-name="ce18" table:formula="of:=[.M147]-[.N14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87129" calcext:value-type="float">
            <text:p>5240871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842384" calcext:value-type="float">
            <text:p>2126,842384</text:p>
          </table:table-cell>
          <table:table-cell table:style-name="ce37" table:formula="of:=IF([.H148]=&quot;&quot;;[.R14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48]=&quot;&quot;;[.T148];&quot;&quot;)" office:value-type="float" office:value="524088589" calcext:value-type="float">
            <text:p>524088589</text:p>
          </table:table-cell>
          <table:table-cell table:style-name="ce37" table:formula="of:=IF([.K148]=&quot;&quot;;[.U148];&quot;&quot;)" office:value-type="float" office:value="0" calcext:value-type="float">
            <text:p>0</text:p>
          </table:table-cell>
          <table:table-cell table:formula="of:=IF(AND([.B148]=[.B147];[.D147]=[.D148];[.D147]&lt;&gt;&quot;&quot;;[.B147]&lt;&gt;&quot;&quot;);&quot;Retransmisión&quot;;&quot;&quot;)">
            <text:p/>
          </table:table-cell>
          <table:table-cell/>
          <table:table-cell table:style-name="ce37" table:formula="of:=IF([.R148]&gt;[.$R$648];[.R148];&quot;&quot;)">
            <text:p/>
          </table:table-cell>
          <table:table-cell table:style-name="ce37" table:formula="of:=IF([.R148]&gt;[.$R$648];[.S148];&quot;&quot;)">
            <text:p/>
          </table:table-cell>
          <table:table-cell table:style-name="ce37" table:formula="of:=IF([.R148]&gt;[.$R$648];[.T148];&quot;&quot;)">
            <text:p/>
          </table:table-cell>
          <table:table-cell table:style-name="ce37" table:formula="of:=IF([.R148]&gt;[.$R$648];[.U148];&quot;&quot;)">
            <text:p/>
          </table:table-cell>
          <table:table-cell table:formula="of:=IF(AND([.H148]=[.H147];[.H14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48]&lt;&gt;&quot;&quot;;[.E148];[.K148])" office:value-type="float" office:value="0" calcext:value-type="float">
            <text:p>0</text:p>
          </table:table-cell>
          <table:table-cell table:style-name="ce18" table:formula="of:=[.M148]-[.N14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88589" calcext:value-type="float">
            <text:p>5240885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859018" calcext:value-type="float">
            <text:p>2126,859018</text:p>
          </table:table-cell>
          <table:table-cell table:style-name="ce38" table:formula="of:=IF([.H149]=&quot;&quot;;[.R149];&quot;&quot;)">
            <text:p/>
          </table:table-cell>
          <table:table-cell table:style-name="ce40" table:formula="of:=IF([.I149]=&quot;&quot;;[.S149];&quot;&quot;)">
            <text:p/>
          </table:table-cell>
          <table:table-cell table:style-name="ce38" table:formula="of:=IF([.J149]=&quot;&quot;;[.T149];&quot;&quot;)">
            <text:p/>
          </table:table-cell>
          <table:table-cell table:style-name="ce38" table:formula="of:=IF([.K149]=&quot;&quot;;[.U149];&quot;&quot;)">
            <text:p/>
          </table:table-cell>
          <table:table-cell table:formula="of:=IF(AND([.B149]=[.B148];[.D148]=[.D149];[.D148]&lt;&gt;&quot;&quot;;[.B148]&lt;&gt;&quot;&quot;);&quot;Retransmisión&quot;;&quot;&quot;)">
            <text:p/>
          </table:table-cell>
          <table:table-cell/>
          <table:table-cell table:style-name="ce37" table:formula="of:=IF([.R149]&gt;[.$R$648];[.R149];&quot;&quot;)" office:value-type="float" office:value="524088589" calcext:value-type="float">
            <text:p>5240885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49]&gt;[.$R$648];[.T149];&quot;&quot;)" office:value-type="float" office:value="229370" calcext:value-type="float">
            <text:p>229370</text:p>
          </table:table-cell>
          <table:table-cell table:style-name="ce37" table:formula="of:=IF([.R149]&gt;[.$R$648];[.U149];&quot;&quot;)" office:value-type="float" office:value="1460" calcext:value-type="float">
            <text:p>1460</text:p>
          </table:table-cell>
          <table:table-cell table:formula="of:=IF(AND([.H149]=[.H148];[.H14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49]&lt;&gt;&quot;&quot;;[.E149];[.K149])" office:value-type="float" office:value="1460" calcext:value-type="float">
            <text:p>1460</text:p>
          </table:table-cell>
          <table:table-cell table:style-name="ce18" table:formula="of:=[.M149]-[.N149]" office:value-type="float" office:value="40" calcext:value-type="float">
            <text:p>40</text:p>
          </table:table-cell>
          <table:table-cell table:number-columns-repeated="2"/>
          <table:table-cell office:value-type="float" office:value="524088589" calcext:value-type="float">
            <text:p>524088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861257" calcext:value-type="float">
            <text:p>2126,861257</text:p>
          </table:table-cell>
          <table:table-cell table:style-name="ce38" table:formula="of:=IF([.H150]=&quot;&quot;;[.R150];&quot;&quot;)">
            <text:p/>
          </table:table-cell>
          <table:table-cell table:style-name="ce40" table:formula="of:=IF([.I150]=&quot;&quot;;[.S150];&quot;&quot;)">
            <text:p/>
          </table:table-cell>
          <table:table-cell table:style-name="ce38" table:formula="of:=IF([.J150]=&quot;&quot;;[.T150];&quot;&quot;)">
            <text:p/>
          </table:table-cell>
          <table:table-cell table:style-name="ce38" table:formula="of:=IF([.K150]=&quot;&quot;;[.U150];&quot;&quot;)">
            <text:p/>
          </table:table-cell>
          <table:table-cell table:formula="of:=IF(AND([.B150]=[.B149];[.D149]=[.D150];[.D149]&lt;&gt;&quot;&quot;;[.B149]&lt;&gt;&quot;&quot;);&quot;Retransmisión&quot;;&quot;&quot;)">
            <text:p/>
          </table:table-cell>
          <table:table-cell/>
          <table:table-cell table:style-name="ce37" table:formula="of:=IF([.R150]&gt;[.$R$648];[.R150];&quot;&quot;)" office:value-type="float" office:value="524090049" calcext:value-type="float">
            <text:p>52409004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150]&gt;[.$R$648];[.T150];&quot;&quot;)" office:value-type="float" office:value="229370" calcext:value-type="float">
            <text:p>229370</text:p>
          </table:table-cell>
          <table:table-cell table:style-name="ce37" table:formula="of:=IF([.R150]&gt;[.$R$648];[.U150];&quot;&quot;)" office:value-type="float" office:value="1460" calcext:value-type="float">
            <text:p>1460</text:p>
          </table:table-cell>
          <table:table-cell table:formula="of:=IF(AND([.H150]=[.H149];[.H14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50]&lt;&gt;&quot;&quot;;[.E150];[.K150])" office:value-type="float" office:value="1460" calcext:value-type="float">
            <text:p>1460</text:p>
          </table:table-cell>
          <table:table-cell table:style-name="ce18" table:formula="of:=[.M150]-[.N150]" office:value-type="float" office:value="40" calcext:value-type="float">
            <text:p>40</text:p>
          </table:table-cell>
          <table:table-cell table:number-columns-repeated="2"/>
          <table:table-cell office:value-type="float" office:value="524090049" calcext:value-type="float">
            <text:p>5240900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863067" calcext:value-type="float">
            <text:p>2126,863067</text:p>
          </table:table-cell>
          <table:table-cell table:style-name="ce38" table:formula="of:=IF([.H151]=&quot;&quot;;[.R151];&quot;&quot;)">
            <text:p/>
          </table:table-cell>
          <table:table-cell table:style-name="ce40" table:formula="of:=IF([.I151]=&quot;&quot;;[.S151];&quot;&quot;)">
            <text:p/>
          </table:table-cell>
          <table:table-cell table:style-name="ce38" table:formula="of:=IF([.J151]=&quot;&quot;;[.T151];&quot;&quot;)">
            <text:p/>
          </table:table-cell>
          <table:table-cell table:style-name="ce38" table:formula="of:=IF([.K151]=&quot;&quot;;[.U151];&quot;&quot;)">
            <text:p/>
          </table:table-cell>
          <table:table-cell table:formula="of:=IF(AND([.B151]=[.B150];[.D150]=[.D151];[.D150]&lt;&gt;&quot;&quot;;[.B150]&lt;&gt;&quot;&quot;);&quot;Retransmisión&quot;;&quot;&quot;)">
            <text:p/>
          </table:table-cell>
          <table:table-cell/>
          <table:table-cell table:style-name="ce37" table:formula="of:=IF([.R151]&gt;[.$R$648];[.R151];&quot;&quot;)" office:value-type="float" office:value="524091509" calcext:value-type="float">
            <text:p>52409150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151]&gt;[.$R$648];[.T151];&quot;&quot;)" office:value-type="float" office:value="229370" calcext:value-type="float">
            <text:p>229370</text:p>
          </table:table-cell>
          <table:table-cell table:style-name="ce37" table:formula="of:=IF([.R151]&gt;[.$R$648];[.U151];&quot;&quot;)" office:value-type="float" office:value="1460" calcext:value-type="float">
            <text:p>1460</text:p>
          </table:table-cell>
          <table:table-cell table:formula="of:=IF(AND([.H151]=[.H150];[.H15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51]&lt;&gt;&quot;&quot;;[.E151];[.K151])" office:value-type="float" office:value="1460" calcext:value-type="float">
            <text:p>1460</text:p>
          </table:table-cell>
          <table:table-cell table:style-name="ce18" table:formula="of:=[.M151]-[.N151]" office:value-type="float" office:value="40" calcext:value-type="float">
            <text:p>40</text:p>
          </table:table-cell>
          <table:table-cell table:number-columns-repeated="2"/>
          <table:table-cell office:value-type="float" office:value="524091509" calcext:value-type="float">
            <text:p>5240915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86423" calcext:value-type="float">
            <text:p>2126,86423</text:p>
          </table:table-cell>
          <table:table-cell table:style-name="ce37" table:formula="of:=IF([.H152]=&quot;&quot;;[.R15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52]=&quot;&quot;;[.T152];&quot;&quot;)" office:value-type="float" office:value="524091509" calcext:value-type="float">
            <text:p>524091509</text:p>
          </table:table-cell>
          <table:table-cell table:style-name="ce37" table:formula="of:=IF([.K152]=&quot;&quot;;[.U152];&quot;&quot;)" office:value-type="float" office:value="0" calcext:value-type="float">
            <text:p>0</text:p>
          </table:table-cell>
          <table:table-cell table:formula="of:=IF(AND([.B152]=[.B151];[.D151]=[.D152];[.D151]&lt;&gt;&quot;&quot;;[.B151]&lt;&gt;&quot;&quot;);&quot;Retransmisión&quot;;&quot;&quot;)">
            <text:p/>
          </table:table-cell>
          <table:table-cell/>
          <table:table-cell table:style-name="ce37" table:formula="of:=IF([.R152]&gt;[.$R$648];[.R152];&quot;&quot;)">
            <text:p/>
          </table:table-cell>
          <table:table-cell table:style-name="ce37" table:formula="of:=IF([.R152]&gt;[.$R$648];[.S152];&quot;&quot;)">
            <text:p/>
          </table:table-cell>
          <table:table-cell table:style-name="ce37" table:formula="of:=IF([.R152]&gt;[.$R$648];[.T152];&quot;&quot;)">
            <text:p/>
          </table:table-cell>
          <table:table-cell table:style-name="ce37" table:formula="of:=IF([.R152]&gt;[.$R$648];[.U152];&quot;&quot;)">
            <text:p/>
          </table:table-cell>
          <table:table-cell table:formula="of:=IF(AND([.H152]=[.H151];[.H15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52]&lt;&gt;&quot;&quot;;[.E152];[.K152])" office:value-type="float" office:value="0" calcext:value-type="float">
            <text:p>0</text:p>
          </table:table-cell>
          <table:table-cell table:style-name="ce18" table:formula="of:=[.M152]-[.N15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91509" calcext:value-type="float">
            <text:p>5240915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873171" calcext:value-type="float">
            <text:p>2126,873171</text:p>
          </table:table-cell>
          <table:table-cell table:style-name="ce37" table:formula="of:=IF([.H153]=&quot;&quot;;[.R15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53]=&quot;&quot;;[.T153];&quot;&quot;)" office:value-type="float" office:value="524092969" calcext:value-type="float">
            <text:p>524092969</text:p>
          </table:table-cell>
          <table:table-cell table:style-name="ce37" table:formula="of:=IF([.K153]=&quot;&quot;;[.U153];&quot;&quot;)" office:value-type="float" office:value="0" calcext:value-type="float">
            <text:p>0</text:p>
          </table:table-cell>
          <table:table-cell table:formula="of:=IF(AND([.B153]=[.B152];[.D152]=[.D153];[.D152]&lt;&gt;&quot;&quot;;[.B152]&lt;&gt;&quot;&quot;);&quot;Retransmisión&quot;;&quot;&quot;)">
            <text:p/>
          </table:table-cell>
          <table:table-cell/>
          <table:table-cell table:style-name="ce37" table:formula="of:=IF([.R153]&gt;[.$R$648];[.R153];&quot;&quot;)">
            <text:p/>
          </table:table-cell>
          <table:table-cell table:style-name="ce37" table:formula="of:=IF([.R153]&gt;[.$R$648];[.S153];&quot;&quot;)">
            <text:p/>
          </table:table-cell>
          <table:table-cell table:style-name="ce37" table:formula="of:=IF([.R153]&gt;[.$R$648];[.T153];&quot;&quot;)">
            <text:p/>
          </table:table-cell>
          <table:table-cell table:style-name="ce37" table:formula="of:=IF([.R153]&gt;[.$R$648];[.U153];&quot;&quot;)">
            <text:p/>
          </table:table-cell>
          <table:table-cell table:formula="of:=IF(AND([.H153]=[.H152];[.H15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53]&lt;&gt;&quot;&quot;;[.E153];[.K153])" office:value-type="float" office:value="0" calcext:value-type="float">
            <text:p>0</text:p>
          </table:table-cell>
          <table:table-cell table:style-name="ce18" table:formula="of:=[.M153]-[.N15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92969" calcext:value-type="float">
            <text:p>5240929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886406" calcext:value-type="float">
            <text:p>2126,886406</text:p>
          </table:table-cell>
          <table:table-cell table:style-name="ce38" table:formula="of:=IF([.H154]=&quot;&quot;;[.R154];&quot;&quot;)">
            <text:p/>
          </table:table-cell>
          <table:table-cell table:style-name="ce40" table:formula="of:=IF([.I154]=&quot;&quot;;[.S154];&quot;&quot;)">
            <text:p/>
          </table:table-cell>
          <table:table-cell table:style-name="ce38" table:formula="of:=IF([.J154]=&quot;&quot;;[.T154];&quot;&quot;)">
            <text:p/>
          </table:table-cell>
          <table:table-cell table:style-name="ce38" table:formula="of:=IF([.K154]=&quot;&quot;;[.U154];&quot;&quot;)">
            <text:p/>
          </table:table-cell>
          <table:table-cell table:formula="of:=IF(AND([.B154]=[.B153];[.D153]=[.D154];[.D153]&lt;&gt;&quot;&quot;;[.B153]&lt;&gt;&quot;&quot;);&quot;Retransmisión&quot;;&quot;&quot;)">
            <text:p/>
          </table:table-cell>
          <table:table-cell/>
          <table:table-cell table:style-name="ce37" table:formula="of:=IF([.R154]&gt;[.$R$648];[.R154];&quot;&quot;)" office:value-type="float" office:value="524092969" calcext:value-type="float">
            <text:p>5240929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54]&gt;[.$R$648];[.T154];&quot;&quot;)" office:value-type="float" office:value="229370" calcext:value-type="float">
            <text:p>229370</text:p>
          </table:table-cell>
          <table:table-cell table:style-name="ce37" table:formula="of:=IF([.R154]&gt;[.$R$648];[.U154];&quot;&quot;)" office:value-type="float" office:value="1460" calcext:value-type="float">
            <text:p>1460</text:p>
          </table:table-cell>
          <table:table-cell table:formula="of:=IF(AND([.H154]=[.H153];[.H15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54]&lt;&gt;&quot;&quot;;[.E154];[.K154])" office:value-type="float" office:value="1460" calcext:value-type="float">
            <text:p>1460</text:p>
          </table:table-cell>
          <table:table-cell table:style-name="ce18" table:formula="of:=[.M154]-[.N154]" office:value-type="float" office:value="40" calcext:value-type="float">
            <text:p>40</text:p>
          </table:table-cell>
          <table:table-cell table:number-columns-repeated="2"/>
          <table:table-cell office:value-type="float" office:value="524092969" calcext:value-type="float">
            <text:p>524092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889438" calcext:value-type="float">
            <text:p>2126,889438</text:p>
          </table:table-cell>
          <table:table-cell table:style-name="ce38" table:formula="of:=IF([.H155]=&quot;&quot;;[.R155];&quot;&quot;)">
            <text:p/>
          </table:table-cell>
          <table:table-cell table:style-name="ce40" table:formula="of:=IF([.I155]=&quot;&quot;;[.S155];&quot;&quot;)">
            <text:p/>
          </table:table-cell>
          <table:table-cell table:style-name="ce38" table:formula="of:=IF([.J155]=&quot;&quot;;[.T155];&quot;&quot;)">
            <text:p/>
          </table:table-cell>
          <table:table-cell table:style-name="ce38" table:formula="of:=IF([.K155]=&quot;&quot;;[.U155];&quot;&quot;)">
            <text:p/>
          </table:table-cell>
          <table:table-cell table:formula="of:=IF(AND([.B155]=[.B154];[.D154]=[.D155];[.D154]&lt;&gt;&quot;&quot;;[.B154]&lt;&gt;&quot;&quot;);&quot;Retransmisión&quot;;&quot;&quot;)">
            <text:p/>
          </table:table-cell>
          <table:table-cell/>
          <table:table-cell table:style-name="ce37" table:formula="of:=IF([.R155]&gt;[.$R$648];[.R155];&quot;&quot;)" office:value-type="float" office:value="524094429" calcext:value-type="float">
            <text:p>5240944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55]&gt;[.$R$648];[.T155];&quot;&quot;)" office:value-type="float" office:value="229370" calcext:value-type="float">
            <text:p>229370</text:p>
          </table:table-cell>
          <table:table-cell table:style-name="ce37" table:formula="of:=IF([.R155]&gt;[.$R$648];[.U155];&quot;&quot;)" office:value-type="float" office:value="1460" calcext:value-type="float">
            <text:p>1460</text:p>
          </table:table-cell>
          <table:table-cell table:formula="of:=IF(AND([.H155]=[.H154];[.H15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55]&lt;&gt;&quot;&quot;;[.E155];[.K155])" office:value-type="float" office:value="1460" calcext:value-type="float">
            <text:p>1460</text:p>
          </table:table-cell>
          <table:table-cell table:style-name="ce18" table:formula="of:=[.M155]-[.N155]" office:value-type="float" office:value="40" calcext:value-type="float">
            <text:p>40</text:p>
          </table:table-cell>
          <table:table-cell table:number-columns-repeated="2"/>
          <table:table-cell office:value-type="float" office:value="524094429" calcext:value-type="float">
            <text:p>524094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891356" calcext:value-type="float">
            <text:p>2126,891356</text:p>
          </table:table-cell>
          <table:table-cell table:style-name="ce38" table:formula="of:=IF([.H156]=&quot;&quot;;[.R156];&quot;&quot;)">
            <text:p/>
          </table:table-cell>
          <table:table-cell table:style-name="ce40" table:formula="of:=IF([.I156]=&quot;&quot;;[.S156];&quot;&quot;)">
            <text:p/>
          </table:table-cell>
          <table:table-cell table:style-name="ce38" table:formula="of:=IF([.J156]=&quot;&quot;;[.T156];&quot;&quot;)">
            <text:p/>
          </table:table-cell>
          <table:table-cell table:style-name="ce38" table:formula="of:=IF([.K156]=&quot;&quot;;[.U156];&quot;&quot;)">
            <text:p/>
          </table:table-cell>
          <table:table-cell table:formula="of:=IF(AND([.B156]=[.B155];[.D155]=[.D156];[.D155]&lt;&gt;&quot;&quot;;[.B155]&lt;&gt;&quot;&quot;);&quot;Retransmisión&quot;;&quot;&quot;)">
            <text:p/>
          </table:table-cell>
          <table:table-cell/>
          <table:table-cell table:style-name="ce37" table:formula="of:=IF([.R156]&gt;[.$R$648];[.R156];&quot;&quot;)" office:value-type="float" office:value="524095889" calcext:value-type="float">
            <text:p>5240958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56]&gt;[.$R$648];[.T156];&quot;&quot;)" office:value-type="float" office:value="229370" calcext:value-type="float">
            <text:p>229370</text:p>
          </table:table-cell>
          <table:table-cell table:style-name="ce37" table:formula="of:=IF([.R156]&gt;[.$R$648];[.U156];&quot;&quot;)" office:value-type="float" office:value="1460" calcext:value-type="float">
            <text:p>1460</text:p>
          </table:table-cell>
          <table:table-cell table:formula="of:=IF(AND([.H156]=[.H155];[.H15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56]&lt;&gt;&quot;&quot;;[.E156];[.K156])" office:value-type="float" office:value="1460" calcext:value-type="float">
            <text:p>1460</text:p>
          </table:table-cell>
          <table:table-cell table:style-name="ce18" table:formula="of:=[.M156]-[.N156]" office:value-type="float" office:value="40" calcext:value-type="float">
            <text:p>40</text:p>
          </table:table-cell>
          <table:table-cell table:number-columns-repeated="2"/>
          <table:table-cell office:value-type="float" office:value="524095889" calcext:value-type="float">
            <text:p>524095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891588" calcext:value-type="float">
            <text:p>2126,891588</text:p>
          </table:table-cell>
          <table:table-cell table:style-name="ce37" table:formula="of:=IF([.H157]=&quot;&quot;;[.R15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57]=&quot;&quot;;[.T157];&quot;&quot;)" office:value-type="float" office:value="524095889" calcext:value-type="float">
            <text:p>524095889</text:p>
          </table:table-cell>
          <table:table-cell table:style-name="ce37" table:formula="of:=IF([.K157]=&quot;&quot;;[.U157];&quot;&quot;)" office:value-type="float" office:value="0" calcext:value-type="float">
            <text:p>0</text:p>
          </table:table-cell>
          <table:table-cell table:formula="of:=IF(AND([.B157]=[.B156];[.D156]=[.D157];[.D156]&lt;&gt;&quot;&quot;;[.B156]&lt;&gt;&quot;&quot;);&quot;Retransmisión&quot;;&quot;&quot;)">
            <text:p/>
          </table:table-cell>
          <table:table-cell/>
          <table:table-cell table:style-name="ce37" table:formula="of:=IF([.R157]&gt;[.$R$648];[.R157];&quot;&quot;)">
            <text:p/>
          </table:table-cell>
          <table:table-cell table:style-name="ce37" table:formula="of:=IF([.R157]&gt;[.$R$648];[.S157];&quot;&quot;)">
            <text:p/>
          </table:table-cell>
          <table:table-cell table:style-name="ce37" table:formula="of:=IF([.R157]&gt;[.$R$648];[.T157];&quot;&quot;)">
            <text:p/>
          </table:table-cell>
          <table:table-cell table:style-name="ce37" table:formula="of:=IF([.R157]&gt;[.$R$648];[.U157];&quot;&quot;)">
            <text:p/>
          </table:table-cell>
          <table:table-cell table:formula="of:=IF(AND([.H157]=[.H156];[.H15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57]&lt;&gt;&quot;&quot;;[.E157];[.K157])" office:value-type="float" office:value="0" calcext:value-type="float">
            <text:p>0</text:p>
          </table:table-cell>
          <table:table-cell table:style-name="ce18" table:formula="of:=[.M157]-[.N15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95889" calcext:value-type="float">
            <text:p>524095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897313" calcext:value-type="float">
            <text:p>2126,897313</text:p>
          </table:table-cell>
          <table:table-cell table:style-name="ce37" table:formula="of:=IF([.H158]=&quot;&quot;;[.R15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58]=&quot;&quot;;[.T158];&quot;&quot;)" office:value-type="float" office:value="524097349" calcext:value-type="float">
            <text:p>524097349</text:p>
          </table:table-cell>
          <table:table-cell table:style-name="ce37" table:formula="of:=IF([.K158]=&quot;&quot;;[.U158];&quot;&quot;)" office:value-type="float" office:value="0" calcext:value-type="float">
            <text:p>0</text:p>
          </table:table-cell>
          <table:table-cell table:formula="of:=IF(AND([.B158]=[.B157];[.D157]=[.D158];[.D157]&lt;&gt;&quot;&quot;;[.B157]&lt;&gt;&quot;&quot;);&quot;Retransmisión&quot;;&quot;&quot;)">
            <text:p/>
          </table:table-cell>
          <table:table-cell/>
          <table:table-cell table:style-name="ce37" table:formula="of:=IF([.R158]&gt;[.$R$648];[.R158];&quot;&quot;)">
            <text:p/>
          </table:table-cell>
          <table:table-cell table:style-name="ce37" table:formula="of:=IF([.R158]&gt;[.$R$648];[.S158];&quot;&quot;)">
            <text:p/>
          </table:table-cell>
          <table:table-cell table:style-name="ce37" table:formula="of:=IF([.R158]&gt;[.$R$648];[.T158];&quot;&quot;)">
            <text:p/>
          </table:table-cell>
          <table:table-cell table:style-name="ce37" table:formula="of:=IF([.R158]&gt;[.$R$648];[.U158];&quot;&quot;)">
            <text:p/>
          </table:table-cell>
          <table:table-cell table:formula="of:=IF(AND([.H158]=[.H157];[.H15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58]&lt;&gt;&quot;&quot;;[.E158];[.K158])" office:value-type="float" office:value="0" calcext:value-type="float">
            <text:p>0</text:p>
          </table:table-cell>
          <table:table-cell table:style-name="ce18" table:formula="of:=[.M158]-[.N15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97349" calcext:value-type="float">
            <text:p>524097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912927" calcext:value-type="float">
            <text:p>2126,912927</text:p>
          </table:table-cell>
          <table:table-cell table:style-name="ce38" table:formula="of:=IF([.H159]=&quot;&quot;;[.R159];&quot;&quot;)">
            <text:p/>
          </table:table-cell>
          <table:table-cell table:style-name="ce40" table:formula="of:=IF([.I159]=&quot;&quot;;[.S159];&quot;&quot;)">
            <text:p/>
          </table:table-cell>
          <table:table-cell table:style-name="ce38" table:formula="of:=IF([.J159]=&quot;&quot;;[.T159];&quot;&quot;)">
            <text:p/>
          </table:table-cell>
          <table:table-cell table:style-name="ce38" table:formula="of:=IF([.K159]=&quot;&quot;;[.U159];&quot;&quot;)">
            <text:p/>
          </table:table-cell>
          <table:table-cell table:formula="of:=IF(AND([.B159]=[.B158];[.D158]=[.D159];[.D158]&lt;&gt;&quot;&quot;;[.B158]&lt;&gt;&quot;&quot;);&quot;Retransmisión&quot;;&quot;&quot;)">
            <text:p/>
          </table:table-cell>
          <table:table-cell/>
          <table:table-cell table:style-name="ce37" table:formula="of:=IF([.R159]&gt;[.$R$648];[.R159];&quot;&quot;)" office:value-type="float" office:value="524097349" calcext:value-type="float">
            <text:p>5240973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59]&gt;[.$R$648];[.T159];&quot;&quot;)" office:value-type="float" office:value="229370" calcext:value-type="float">
            <text:p>229370</text:p>
          </table:table-cell>
          <table:table-cell table:style-name="ce37" table:formula="of:=IF([.R159]&gt;[.$R$648];[.U159];&quot;&quot;)" office:value-type="float" office:value="1460" calcext:value-type="float">
            <text:p>1460</text:p>
          </table:table-cell>
          <table:table-cell table:formula="of:=IF(AND([.H159]=[.H158];[.H15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59]&lt;&gt;&quot;&quot;;[.E159];[.K159])" office:value-type="float" office:value="1460" calcext:value-type="float">
            <text:p>1460</text:p>
          </table:table-cell>
          <table:table-cell table:style-name="ce18" table:formula="of:=[.M159]-[.N159]" office:value-type="float" office:value="40" calcext:value-type="float">
            <text:p>40</text:p>
          </table:table-cell>
          <table:table-cell table:number-columns-repeated="2"/>
          <table:table-cell office:value-type="float" office:value="524097349" calcext:value-type="float">
            <text:p>524097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91316" calcext:value-type="float">
            <text:p>2126,91316</text:p>
          </table:table-cell>
          <table:table-cell table:style-name="ce37" table:formula="of:=IF([.H160]=&quot;&quot;;[.R16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60]=&quot;&quot;;[.T160];&quot;&quot;)" office:value-type="float" office:value="524097349" calcext:value-type="float">
            <text:p>524097349</text:p>
          </table:table-cell>
          <table:table-cell table:style-name="ce37" table:formula="of:=IF([.K160]=&quot;&quot;;[.U160];&quot;&quot;)" office:value-type="float" office:value="0" calcext:value-type="float">
            <text:p>0</text:p>
          </table:table-cell>
          <table:table-cell table:formula="of:=IF(AND([.B160]=[.B159];[.D159]=[.D160];[.D159]&lt;&gt;&quot;&quot;;[.B159]&lt;&gt;&quot;&quot;);&quot;Retransmisión&quot;;&quot;&quot;)">
            <text:p/>
          </table:table-cell>
          <table:table-cell/>
          <table:table-cell table:style-name="ce37" table:formula="of:=IF([.R160]&gt;[.$R$648];[.R160];&quot;&quot;)">
            <text:p/>
          </table:table-cell>
          <table:table-cell table:style-name="ce37" table:formula="of:=IF([.R160]&gt;[.$R$648];[.S160];&quot;&quot;)">
            <text:p/>
          </table:table-cell>
          <table:table-cell table:style-name="ce37" table:formula="of:=IF([.R160]&gt;[.$R$648];[.T160];&quot;&quot;)">
            <text:p/>
          </table:table-cell>
          <table:table-cell table:style-name="ce37" table:formula="of:=IF([.R160]&gt;[.$R$648];[.U160];&quot;&quot;)">
            <text:p/>
          </table:table-cell>
          <table:table-cell table:formula="of:=IF(AND([.H160]=[.H159];[.H15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60]&lt;&gt;&quot;&quot;;[.E160];[.K160])" office:value-type="float" office:value="0" calcext:value-type="float">
            <text:p>0</text:p>
          </table:table-cell>
          <table:table-cell table:style-name="ce18" table:formula="of:=[.M160]-[.N16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97349" calcext:value-type="float">
            <text:p>524097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915717" calcext:value-type="float">
            <text:p>2126,915717</text:p>
          </table:table-cell>
          <table:table-cell table:style-name="ce38" table:formula="of:=IF([.H161]=&quot;&quot;;[.R161];&quot;&quot;)">
            <text:p/>
          </table:table-cell>
          <table:table-cell table:style-name="ce40" table:formula="of:=IF([.I161]=&quot;&quot;;[.S161];&quot;&quot;)">
            <text:p/>
          </table:table-cell>
          <table:table-cell table:style-name="ce38" table:formula="of:=IF([.J161]=&quot;&quot;;[.T161];&quot;&quot;)">
            <text:p/>
          </table:table-cell>
          <table:table-cell table:style-name="ce38" table:formula="of:=IF([.K161]=&quot;&quot;;[.U161];&quot;&quot;)">
            <text:p/>
          </table:table-cell>
          <table:table-cell table:formula="of:=IF(AND([.B161]=[.B160];[.D160]=[.D161];[.D160]&lt;&gt;&quot;&quot;;[.B160]&lt;&gt;&quot;&quot;);&quot;Retransmisión&quot;;&quot;&quot;)">
            <text:p/>
          </table:table-cell>
          <table:table-cell/>
          <table:table-cell table:style-name="ce37" table:formula="of:=IF([.R161]&gt;[.$R$648];[.R161];&quot;&quot;)" office:value-type="float" office:value="524098809" calcext:value-type="float">
            <text:p>5240988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61]&gt;[.$R$648];[.T161];&quot;&quot;)" office:value-type="float" office:value="229370" calcext:value-type="float">
            <text:p>229370</text:p>
          </table:table-cell>
          <table:table-cell table:style-name="ce37" table:formula="of:=IF([.R161]&gt;[.$R$648];[.U161];&quot;&quot;)" office:value-type="float" office:value="1460" calcext:value-type="float">
            <text:p>1460</text:p>
          </table:table-cell>
          <table:table-cell table:formula="of:=IF(AND([.H161]=[.H160];[.H16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61]&lt;&gt;&quot;&quot;;[.E161];[.K161])" office:value-type="float" office:value="1460" calcext:value-type="float">
            <text:p>1460</text:p>
          </table:table-cell>
          <table:table-cell table:style-name="ce18" table:formula="of:=[.M161]-[.N161]" office:value-type="float" office:value="40" calcext:value-type="float">
            <text:p>40</text:p>
          </table:table-cell>
          <table:table-cell table:number-columns-repeated="2"/>
          <table:table-cell office:value-type="float" office:value="524098809" calcext:value-type="float">
            <text:p>5240988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917688" calcext:value-type="float">
            <text:p>2126,917688</text:p>
          </table:table-cell>
          <table:table-cell table:style-name="ce38" table:formula="of:=IF([.H162]=&quot;&quot;;[.R162];&quot;&quot;)">
            <text:p/>
          </table:table-cell>
          <table:table-cell table:style-name="ce40" table:formula="of:=IF([.I162]=&quot;&quot;;[.S162];&quot;&quot;)">
            <text:p/>
          </table:table-cell>
          <table:table-cell table:style-name="ce38" table:formula="of:=IF([.J162]=&quot;&quot;;[.T162];&quot;&quot;)">
            <text:p/>
          </table:table-cell>
          <table:table-cell table:style-name="ce38" table:formula="of:=IF([.K162]=&quot;&quot;;[.U162];&quot;&quot;)">
            <text:p/>
          </table:table-cell>
          <table:table-cell table:formula="of:=IF(AND([.B162]=[.B161];[.D161]=[.D162];[.D161]&lt;&gt;&quot;&quot;;[.B161]&lt;&gt;&quot;&quot;);&quot;Retransmisión&quot;;&quot;&quot;)">
            <text:p/>
          </table:table-cell>
          <table:table-cell/>
          <table:table-cell table:style-name="ce37" table:formula="of:=IF([.R162]&gt;[.$R$648];[.R162];&quot;&quot;)" office:value-type="float" office:value="524100269" calcext:value-type="float">
            <text:p>5241002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62]&gt;[.$R$648];[.T162];&quot;&quot;)" office:value-type="float" office:value="229370" calcext:value-type="float">
            <text:p>229370</text:p>
          </table:table-cell>
          <table:table-cell table:style-name="ce37" table:formula="of:=IF([.R162]&gt;[.$R$648];[.U162];&quot;&quot;)" office:value-type="float" office:value="1460" calcext:value-type="float">
            <text:p>1460</text:p>
          </table:table-cell>
          <table:table-cell table:formula="of:=IF(AND([.H162]=[.H161];[.H16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62]&lt;&gt;&quot;&quot;;[.E162];[.K162])" office:value-type="float" office:value="1460" calcext:value-type="float">
            <text:p>1460</text:p>
          </table:table-cell>
          <table:table-cell table:style-name="ce18" table:formula="of:=[.M162]-[.N162]" office:value-type="float" office:value="40" calcext:value-type="float">
            <text:p>40</text:p>
          </table:table-cell>
          <table:table-cell table:number-columns-repeated="2"/>
          <table:table-cell office:value-type="float" office:value="524100269" calcext:value-type="float">
            <text:p>524100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918892" calcext:value-type="float">
            <text:p>2126,918892</text:p>
          </table:table-cell>
          <table:table-cell table:style-name="ce37" table:formula="of:=IF([.H163]=&quot;&quot;;[.R16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63]=&quot;&quot;;[.T163];&quot;&quot;)" office:value-type="float" office:value="524100269" calcext:value-type="float">
            <text:p>524100269</text:p>
          </table:table-cell>
          <table:table-cell table:style-name="ce37" table:formula="of:=IF([.K163]=&quot;&quot;;[.U163];&quot;&quot;)" office:value-type="float" office:value="0" calcext:value-type="float">
            <text:p>0</text:p>
          </table:table-cell>
          <table:table-cell table:formula="of:=IF(AND([.B163]=[.B162];[.D162]=[.D163];[.D162]&lt;&gt;&quot;&quot;;[.B162]&lt;&gt;&quot;&quot;);&quot;Retransmisión&quot;;&quot;&quot;)">
            <text:p/>
          </table:table-cell>
          <table:table-cell/>
          <table:table-cell table:style-name="ce37" table:formula="of:=IF([.R163]&gt;[.$R$648];[.R163];&quot;&quot;)">
            <text:p/>
          </table:table-cell>
          <table:table-cell table:style-name="ce37" table:formula="of:=IF([.R163]&gt;[.$R$648];[.S163];&quot;&quot;)">
            <text:p/>
          </table:table-cell>
          <table:table-cell table:style-name="ce37" table:formula="of:=IF([.R163]&gt;[.$R$648];[.T163];&quot;&quot;)">
            <text:p/>
          </table:table-cell>
          <table:table-cell table:style-name="ce37" table:formula="of:=IF([.R163]&gt;[.$R$648];[.U163];&quot;&quot;)">
            <text:p/>
          </table:table-cell>
          <table:table-cell table:formula="of:=IF(AND([.H163]=[.H162];[.H16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63]&lt;&gt;&quot;&quot;;[.E163];[.K163])" office:value-type="float" office:value="0" calcext:value-type="float">
            <text:p>0</text:p>
          </table:table-cell>
          <table:table-cell table:style-name="ce18" table:formula="of:=[.M163]-[.N16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0269" calcext:value-type="float">
            <text:p>524100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933107" calcext:value-type="float">
            <text:p>2126,933107</text:p>
          </table:table-cell>
          <table:table-cell table:style-name="ce37" table:formula="of:=IF([.H164]=&quot;&quot;;[.R16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64]=&quot;&quot;;[.T164];&quot;&quot;)" office:value-type="float" office:value="524101729" calcext:value-type="float">
            <text:p>524101729</text:p>
          </table:table-cell>
          <table:table-cell table:style-name="ce37" table:formula="of:=IF([.K164]=&quot;&quot;;[.U164];&quot;&quot;)" office:value-type="float" office:value="0" calcext:value-type="float">
            <text:p>0</text:p>
          </table:table-cell>
          <table:table-cell table:formula="of:=IF(AND([.B164]=[.B163];[.D163]=[.D164];[.D163]&lt;&gt;&quot;&quot;;[.B163]&lt;&gt;&quot;&quot;);&quot;Retransmisión&quot;;&quot;&quot;)">
            <text:p/>
          </table:table-cell>
          <table:table-cell/>
          <table:table-cell table:style-name="ce37" table:formula="of:=IF([.R164]&gt;[.$R$648];[.R164];&quot;&quot;)">
            <text:p/>
          </table:table-cell>
          <table:table-cell table:style-name="ce37" table:formula="of:=IF([.R164]&gt;[.$R$648];[.S164];&quot;&quot;)">
            <text:p/>
          </table:table-cell>
          <table:table-cell table:style-name="ce37" table:formula="of:=IF([.R164]&gt;[.$R$648];[.T164];&quot;&quot;)">
            <text:p/>
          </table:table-cell>
          <table:table-cell table:style-name="ce37" table:formula="of:=IF([.R164]&gt;[.$R$648];[.U164];&quot;&quot;)">
            <text:p/>
          </table:table-cell>
          <table:table-cell table:formula="of:=IF(AND([.H164]=[.H163];[.H16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64]&lt;&gt;&quot;&quot;;[.E164];[.K164])" office:value-type="float" office:value="0" calcext:value-type="float">
            <text:p>0</text:p>
          </table:table-cell>
          <table:table-cell table:style-name="ce18" table:formula="of:=[.M164]-[.N16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1729" calcext:value-type="float">
            <text:p>5241017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945213" calcext:value-type="float">
            <text:p>2126,945213</text:p>
          </table:table-cell>
          <table:table-cell table:style-name="ce38" table:formula="of:=IF([.H165]=&quot;&quot;;[.R165];&quot;&quot;)">
            <text:p/>
          </table:table-cell>
          <table:table-cell table:style-name="ce40" table:formula="of:=IF([.I165]=&quot;&quot;;[.S165];&quot;&quot;)">
            <text:p/>
          </table:table-cell>
          <table:table-cell table:style-name="ce38" table:formula="of:=IF([.J165]=&quot;&quot;;[.T165];&quot;&quot;)">
            <text:p/>
          </table:table-cell>
          <table:table-cell table:style-name="ce38" table:formula="of:=IF([.K165]=&quot;&quot;;[.U165];&quot;&quot;)">
            <text:p/>
          </table:table-cell>
          <table:table-cell table:formula="of:=IF(AND([.B165]=[.B164];[.D164]=[.D165];[.D164]&lt;&gt;&quot;&quot;;[.B164]&lt;&gt;&quot;&quot;);&quot;Retransmisión&quot;;&quot;&quot;)">
            <text:p/>
          </table:table-cell>
          <table:table-cell/>
          <table:table-cell table:style-name="ce37" table:formula="of:=IF([.R165]&gt;[.$R$648];[.R165];&quot;&quot;)" office:value-type="float" office:value="524101729" calcext:value-type="float">
            <text:p>5241017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65]&gt;[.$R$648];[.T165];&quot;&quot;)" office:value-type="float" office:value="229370" calcext:value-type="float">
            <text:p>229370</text:p>
          </table:table-cell>
          <table:table-cell table:style-name="ce37" table:formula="of:=IF([.R165]&gt;[.$R$648];[.U165];&quot;&quot;)" office:value-type="float" office:value="1460" calcext:value-type="float">
            <text:p>1460</text:p>
          </table:table-cell>
          <table:table-cell table:formula="of:=IF(AND([.H165]=[.H164];[.H16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65]&lt;&gt;&quot;&quot;;[.E165];[.K165])" office:value-type="float" office:value="1460" calcext:value-type="float">
            <text:p>1460</text:p>
          </table:table-cell>
          <table:table-cell table:style-name="ce18" table:formula="of:=[.M165]-[.N165]" office:value-type="float" office:value="40" calcext:value-type="float">
            <text:p>40</text:p>
          </table:table-cell>
          <table:table-cell table:number-columns-repeated="2"/>
          <table:table-cell office:value-type="float" office:value="524101729" calcext:value-type="float">
            <text:p>524101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947059" calcext:value-type="float">
            <text:p>2126,947059</text:p>
          </table:table-cell>
          <table:table-cell table:style-name="ce38" table:formula="of:=IF([.H166]=&quot;&quot;;[.R166];&quot;&quot;)">
            <text:p/>
          </table:table-cell>
          <table:table-cell table:style-name="ce40" table:formula="of:=IF([.I166]=&quot;&quot;;[.S166];&quot;&quot;)">
            <text:p/>
          </table:table-cell>
          <table:table-cell table:style-name="ce38" table:formula="of:=IF([.J166]=&quot;&quot;;[.T166];&quot;&quot;)">
            <text:p/>
          </table:table-cell>
          <table:table-cell table:style-name="ce38" table:formula="of:=IF([.K166]=&quot;&quot;;[.U166];&quot;&quot;)">
            <text:p/>
          </table:table-cell>
          <table:table-cell table:formula="of:=IF(AND([.B166]=[.B165];[.D165]=[.D166];[.D165]&lt;&gt;&quot;&quot;;[.B165]&lt;&gt;&quot;&quot;);&quot;Retransmisión&quot;;&quot;&quot;)">
            <text:p/>
          </table:table-cell>
          <table:table-cell/>
          <table:table-cell table:style-name="ce37" table:formula="of:=IF([.R166]&gt;[.$R$648];[.R166];&quot;&quot;)" office:value-type="float" office:value="524103189" calcext:value-type="float">
            <text:p>5241031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66]&gt;[.$R$648];[.T166];&quot;&quot;)" office:value-type="float" office:value="229370" calcext:value-type="float">
            <text:p>229370</text:p>
          </table:table-cell>
          <table:table-cell table:style-name="ce37" table:formula="of:=IF([.R166]&gt;[.$R$648];[.U166];&quot;&quot;)" office:value-type="float" office:value="1460" calcext:value-type="float">
            <text:p>1460</text:p>
          </table:table-cell>
          <table:table-cell table:formula="of:=IF(AND([.H166]=[.H165];[.H16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66]&lt;&gt;&quot;&quot;;[.E166];[.K166])" office:value-type="float" office:value="1460" calcext:value-type="float">
            <text:p>1460</text:p>
          </table:table-cell>
          <table:table-cell table:style-name="ce18" table:formula="of:=[.M166]-[.N166]" office:value-type="float" office:value="40" calcext:value-type="float">
            <text:p>40</text:p>
          </table:table-cell>
          <table:table-cell table:number-columns-repeated="2"/>
          <table:table-cell office:value-type="float" office:value="524103189" calcext:value-type="float">
            <text:p>524103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94845" calcext:value-type="float">
            <text:p>2126,94845</text:p>
          </table:table-cell>
          <table:table-cell table:style-name="ce37" table:formula="of:=IF([.H167]=&quot;&quot;;[.R16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67]=&quot;&quot;;[.T167];&quot;&quot;)" office:value-type="float" office:value="524104649" calcext:value-type="float">
            <text:p>524104649</text:p>
          </table:table-cell>
          <table:table-cell table:style-name="ce37" table:formula="of:=IF([.K167]=&quot;&quot;;[.U167];&quot;&quot;)" office:value-type="float" office:value="0" calcext:value-type="float">
            <text:p>0</text:p>
          </table:table-cell>
          <table:table-cell table:formula="of:=IF(AND([.B167]=[.B166];[.D166]=[.D167];[.D166]&lt;&gt;&quot;&quot;;[.B166]&lt;&gt;&quot;&quot;);&quot;Retransmisión&quot;;&quot;&quot;)">
            <text:p/>
          </table:table-cell>
          <table:table-cell/>
          <table:table-cell table:style-name="ce37" table:formula="of:=IF([.R167]&gt;[.$R$648];[.R167];&quot;&quot;)">
            <text:p/>
          </table:table-cell>
          <table:table-cell table:style-name="ce37" table:formula="of:=IF([.R167]&gt;[.$R$648];[.S167];&quot;&quot;)">
            <text:p/>
          </table:table-cell>
          <table:table-cell table:style-name="ce37" table:formula="of:=IF([.R167]&gt;[.$R$648];[.T167];&quot;&quot;)">
            <text:p/>
          </table:table-cell>
          <table:table-cell table:style-name="ce37" table:formula="of:=IF([.R167]&gt;[.$R$648];[.U167];&quot;&quot;)">
            <text:p/>
          </table:table-cell>
          <table:table-cell table:formula="of:=IF(AND([.H167]=[.H166];[.H16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67]&lt;&gt;&quot;&quot;;[.E167];[.K167])" office:value-type="float" office:value="0" calcext:value-type="float">
            <text:p>0</text:p>
          </table:table-cell>
          <table:table-cell table:style-name="ce18" table:formula="of:=[.M167]-[.N16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4649" calcext:value-type="float">
            <text:p>5241046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952453" calcext:value-type="float">
            <text:p>2126,952453</text:p>
          </table:table-cell>
          <table:table-cell table:style-name="ce37" table:formula="of:=IF([.H168]=&quot;&quot;;[.R16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68]=&quot;&quot;;[.T168];&quot;&quot;)" office:value-type="float" office:value="524104649" calcext:value-type="float">
            <text:p>524104649</text:p>
          </table:table-cell>
          <table:table-cell table:style-name="ce37" table:formula="of:=IF([.K168]=&quot;&quot;;[.U168];&quot;&quot;)" office:value-type="float" office:value="0" calcext:value-type="float">
            <text:p>0</text:p>
          </table:table-cell>
          <table:table-cell table:formula="of:=IF(AND([.B168]=[.B167];[.D167]=[.D168];[.D167]&lt;&gt;&quot;&quot;;[.B16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168]&gt;[.$R$648];[.R168];&quot;&quot;)">
            <text:p/>
          </table:table-cell>
          <table:table-cell table:style-name="ce37" table:formula="of:=IF([.R168]&gt;[.$R$648];[.S168];&quot;&quot;)">
            <text:p/>
          </table:table-cell>
          <table:table-cell table:style-name="ce37" table:formula="of:=IF([.R168]&gt;[.$R$648];[.T168];&quot;&quot;)">
            <text:p/>
          </table:table-cell>
          <table:table-cell table:style-name="ce37" table:formula="of:=IF([.R168]&gt;[.$R$648];[.U168];&quot;&quot;)">
            <text:p/>
          </table:table-cell>
          <table:table-cell table:formula="of:=IF(AND([.H168]=[.H167];[.H16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68]&lt;&gt;&quot;&quot;;[.E168];[.K168])" office:value-type="float" office:value="0" calcext:value-type="float">
            <text:p>0</text:p>
          </table:table-cell>
          <table:table-cell table:style-name="ce18" table:formula="of:=[.M168]-[.N16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4649" calcext:value-type="float">
            <text:p>5241046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967832" calcext:value-type="float">
            <text:p>2126,967832</text:p>
          </table:table-cell>
          <table:table-cell table:style-name="ce37" table:formula="of:=IF([.H169]=&quot;&quot;;[.R16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69]=&quot;&quot;;[.T169];&quot;&quot;)" office:value-type="float" office:value="524104649" calcext:value-type="float">
            <text:p>524104649</text:p>
          </table:table-cell>
          <table:table-cell table:style-name="ce37" table:formula="of:=IF([.K169]=&quot;&quot;;[.U169];&quot;&quot;)" office:value-type="float" office:value="0" calcext:value-type="float">
            <text:p>0</text:p>
          </table:table-cell>
          <table:table-cell table:formula="of:=IF(AND([.B169]=[.B168];[.D168]=[.D169];[.D168]&lt;&gt;&quot;&quot;;[.B16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169]&gt;[.$R$648];[.R169];&quot;&quot;)">
            <text:p/>
          </table:table-cell>
          <table:table-cell table:style-name="ce37" table:formula="of:=IF([.R169]&gt;[.$R$648];[.S169];&quot;&quot;)">
            <text:p/>
          </table:table-cell>
          <table:table-cell table:style-name="ce37" table:formula="of:=IF([.R169]&gt;[.$R$648];[.T169];&quot;&quot;)">
            <text:p/>
          </table:table-cell>
          <table:table-cell table:style-name="ce37" table:formula="of:=IF([.R169]&gt;[.$R$648];[.U169];&quot;&quot;)">
            <text:p/>
          </table:table-cell>
          <table:table-cell table:formula="of:=IF(AND([.H169]=[.H168];[.H16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69]&lt;&gt;&quot;&quot;;[.E169];[.K169])" office:value-type="float" office:value="0" calcext:value-type="float">
            <text:p>0</text:p>
          </table:table-cell>
          <table:table-cell table:style-name="ce18" table:formula="of:=[.M169]-[.N16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4649" calcext:value-type="float">
            <text:p>5241046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971952" calcext:value-type="float">
            <text:p>2126,971952</text:p>
          </table:table-cell>
          <table:table-cell table:style-name="ce38" table:formula="of:=IF([.H170]=&quot;&quot;;[.R170];&quot;&quot;)">
            <text:p/>
          </table:table-cell>
          <table:table-cell table:style-name="ce40" table:formula="of:=IF([.I170]=&quot;&quot;;[.S170];&quot;&quot;)">
            <text:p/>
          </table:table-cell>
          <table:table-cell table:style-name="ce38" table:formula="of:=IF([.J170]=&quot;&quot;;[.T170];&quot;&quot;)">
            <text:p/>
          </table:table-cell>
          <table:table-cell table:style-name="ce38" table:formula="of:=IF([.K170]=&quot;&quot;;[.U170];&quot;&quot;)">
            <text:p/>
          </table:table-cell>
          <table:table-cell table:formula="of:=IF(AND([.B170]=[.B169];[.D169]=[.D170];[.D169]&lt;&gt;&quot;&quot;;[.B169]&lt;&gt;&quot;&quot;);&quot;Retransmisión&quot;;&quot;&quot;)">
            <text:p/>
          </table:table-cell>
          <table:table-cell/>
          <table:table-cell table:style-name="ce37" table:formula="of:=IF([.R170]&gt;[.$R$648];[.R170];&quot;&quot;)" office:value-type="float" office:value="524104649" calcext:value-type="float">
            <text:p>5241046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70]&gt;[.$R$648];[.T170];&quot;&quot;)" office:value-type="float" office:value="229370" calcext:value-type="float">
            <text:p>229370</text:p>
          </table:table-cell>
          <table:table-cell table:style-name="ce37" table:formula="of:=IF([.R170]&gt;[.$R$648];[.U170];&quot;&quot;)" office:value-type="float" office:value="1460" calcext:value-type="float">
            <text:p>1460</text:p>
          </table:table-cell>
          <table:table-cell table:formula="of:=IF(AND([.H170]=[.H169];[.H16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70]&lt;&gt;&quot;&quot;;[.E170];[.K170])" office:value-type="float" office:value="1460" calcext:value-type="float">
            <text:p>1460</text:p>
          </table:table-cell>
          <table:table-cell table:style-name="ce18" table:formula="of:=[.M170]-[.N170]" office:value-type="float" office:value="40" calcext:value-type="float">
            <text:p>40</text:p>
          </table:table-cell>
          <table:table-cell table:number-columns-repeated="2"/>
          <table:table-cell office:value-type="float" office:value="524104649" calcext:value-type="float">
            <text:p>524104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974328" calcext:value-type="float">
            <text:p>2126,974328</text:p>
          </table:table-cell>
          <table:table-cell table:style-name="ce38" table:formula="of:=IF([.H171]=&quot;&quot;;[.R171];&quot;&quot;)">
            <text:p/>
          </table:table-cell>
          <table:table-cell table:style-name="ce40" table:formula="of:=IF([.I171]=&quot;&quot;;[.S171];&quot;&quot;)">
            <text:p/>
          </table:table-cell>
          <table:table-cell table:style-name="ce38" table:formula="of:=IF([.J171]=&quot;&quot;;[.T171];&quot;&quot;)">
            <text:p/>
          </table:table-cell>
          <table:table-cell table:style-name="ce38" table:formula="of:=IF([.K171]=&quot;&quot;;[.U171];&quot;&quot;)">
            <text:p/>
          </table:table-cell>
          <table:table-cell table:formula="of:=IF(AND([.B171]=[.B170];[.D170]=[.D171];[.D170]&lt;&gt;&quot;&quot;;[.B170]&lt;&gt;&quot;&quot;);&quot;Retransmisión&quot;;&quot;&quot;)">
            <text:p/>
          </table:table-cell>
          <table:table-cell/>
          <table:table-cell table:style-name="ce37" table:formula="of:=IF([.R171]&gt;[.$R$648];[.R171];&quot;&quot;)" office:value-type="float" office:value="524106109" calcext:value-type="float">
            <text:p>5241061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71]&gt;[.$R$648];[.T171];&quot;&quot;)" office:value-type="float" office:value="229370" calcext:value-type="float">
            <text:p>229370</text:p>
          </table:table-cell>
          <table:table-cell table:style-name="ce37" table:formula="of:=IF([.R171]&gt;[.$R$648];[.U171];&quot;&quot;)" office:value-type="float" office:value="1460" calcext:value-type="float">
            <text:p>1460</text:p>
          </table:table-cell>
          <table:table-cell table:formula="of:=IF(AND([.H171]=[.H170];[.H17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71]&lt;&gt;&quot;&quot;;[.E171];[.K171])" office:value-type="float" office:value="1460" calcext:value-type="float">
            <text:p>1460</text:p>
          </table:table-cell>
          <table:table-cell table:style-name="ce18" table:formula="of:=[.M171]-[.N171]" office:value-type="float" office:value="40" calcext:value-type="float">
            <text:p>40</text:p>
          </table:table-cell>
          <table:table-cell table:number-columns-repeated="2"/>
          <table:table-cell office:value-type="float" office:value="524106109" calcext:value-type="float">
            <text:p>524106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976236" calcext:value-type="float">
            <text:p>2126,976236</text:p>
          </table:table-cell>
          <table:table-cell table:style-name="ce38" table:formula="of:=IF([.H172]=&quot;&quot;;[.R172];&quot;&quot;)">
            <text:p/>
          </table:table-cell>
          <table:table-cell table:style-name="ce40" table:formula="of:=IF([.I172]=&quot;&quot;;[.S172];&quot;&quot;)">
            <text:p/>
          </table:table-cell>
          <table:table-cell table:style-name="ce38" table:formula="of:=IF([.J172]=&quot;&quot;;[.T172];&quot;&quot;)">
            <text:p/>
          </table:table-cell>
          <table:table-cell table:style-name="ce38" table:formula="of:=IF([.K172]=&quot;&quot;;[.U172];&quot;&quot;)">
            <text:p/>
          </table:table-cell>
          <table:table-cell table:formula="of:=IF(AND([.B172]=[.B171];[.D171]=[.D172];[.D171]&lt;&gt;&quot;&quot;;[.B171]&lt;&gt;&quot;&quot;);&quot;Retransmisión&quot;;&quot;&quot;)">
            <text:p/>
          </table:table-cell>
          <table:table-cell/>
          <table:table-cell table:style-name="ce37" table:formula="of:=IF([.R172]&gt;[.$R$648];[.R172];&quot;&quot;)" office:value-type="float" office:value="524107569" calcext:value-type="float">
            <text:p>5241075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72]&gt;[.$R$648];[.T172];&quot;&quot;)" office:value-type="float" office:value="229370" calcext:value-type="float">
            <text:p>229370</text:p>
          </table:table-cell>
          <table:table-cell table:style-name="ce37" table:formula="of:=IF([.R172]&gt;[.$R$648];[.U172];&quot;&quot;)" office:value-type="float" office:value="1460" calcext:value-type="float">
            <text:p>1460</text:p>
          </table:table-cell>
          <table:table-cell table:formula="of:=IF(AND([.H172]=[.H171];[.H17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72]&lt;&gt;&quot;&quot;;[.E172];[.K172])" office:value-type="float" office:value="1460" calcext:value-type="float">
            <text:p>1460</text:p>
          </table:table-cell>
          <table:table-cell table:style-name="ce18" table:formula="of:=[.M172]-[.N172]" office:value-type="float" office:value="40" calcext:value-type="float">
            <text:p>40</text:p>
          </table:table-cell>
          <table:table-cell table:number-columns-repeated="2"/>
          <table:table-cell office:value-type="float" office:value="524107569" calcext:value-type="float">
            <text:p>524107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976461" calcext:value-type="float">
            <text:p>2126,976461</text:p>
          </table:table-cell>
          <table:table-cell table:style-name="ce37" table:formula="of:=IF([.H173]=&quot;&quot;;[.R17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73]=&quot;&quot;;[.T173];&quot;&quot;)" office:value-type="float" office:value="524107569" calcext:value-type="float">
            <text:p>524107569</text:p>
          </table:table-cell>
          <table:table-cell table:style-name="ce37" table:formula="of:=IF([.K173]=&quot;&quot;;[.U173];&quot;&quot;)" office:value-type="float" office:value="0" calcext:value-type="float">
            <text:p>0</text:p>
          </table:table-cell>
          <table:table-cell table:formula="of:=IF(AND([.B173]=[.B172];[.D172]=[.D173];[.D172]&lt;&gt;&quot;&quot;;[.B172]&lt;&gt;&quot;&quot;);&quot;Retransmisión&quot;;&quot;&quot;)">
            <text:p/>
          </table:table-cell>
          <table:table-cell/>
          <table:table-cell table:style-name="ce37" table:formula="of:=IF([.R173]&gt;[.$R$648];[.R173];&quot;&quot;)">
            <text:p/>
          </table:table-cell>
          <table:table-cell table:style-name="ce37" table:formula="of:=IF([.R173]&gt;[.$R$648];[.S173];&quot;&quot;)">
            <text:p/>
          </table:table-cell>
          <table:table-cell table:style-name="ce37" table:formula="of:=IF([.R173]&gt;[.$R$648];[.T173];&quot;&quot;)">
            <text:p/>
          </table:table-cell>
          <table:table-cell table:style-name="ce37" table:formula="of:=IF([.R173]&gt;[.$R$648];[.U173];&quot;&quot;)">
            <text:p/>
          </table:table-cell>
          <table:table-cell table:formula="of:=IF(AND([.H173]=[.H172];[.H17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73]&lt;&gt;&quot;&quot;;[.E173];[.K173])" office:value-type="float" office:value="0" calcext:value-type="float">
            <text:p>0</text:p>
          </table:table-cell>
          <table:table-cell table:style-name="ce18" table:formula="of:=[.M173]-[.N17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7569" calcext:value-type="float">
            <text:p>5241075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985558" calcext:value-type="float">
            <text:p>2126,985558</text:p>
          </table:table-cell>
          <table:table-cell table:style-name="ce38" table:formula="of:=IF([.H174]=&quot;&quot;;[.R174];&quot;&quot;)">
            <text:p/>
          </table:table-cell>
          <table:table-cell table:style-name="ce40" table:formula="of:=IF([.I174]=&quot;&quot;;[.S174];&quot;&quot;)">
            <text:p/>
          </table:table-cell>
          <table:table-cell table:style-name="ce38" table:formula="of:=IF([.J174]=&quot;&quot;;[.T174];&quot;&quot;)">
            <text:p/>
          </table:table-cell>
          <table:table-cell table:style-name="ce38" table:formula="of:=IF([.K174]=&quot;&quot;;[.U174];&quot;&quot;)">
            <text:p/>
          </table:table-cell>
          <table:table-cell table:formula="of:=IF(AND([.B174]=[.B173];[.D173]=[.D174];[.D173]&lt;&gt;&quot;&quot;;[.B173]&lt;&gt;&quot;&quot;);&quot;Retransmisión&quot;;&quot;&quot;)">
            <text:p/>
          </table:table-cell>
          <table:table-cell/>
          <table:table-cell table:style-name="ce37" table:formula="of:=IF([.R174]&gt;[.$R$648];[.R174];&quot;&quot;)" office:value-type="float" office:value="524109029" calcext:value-type="float">
            <text:p>5241090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74]&gt;[.$R$648];[.T174];&quot;&quot;)" office:value-type="float" office:value="229370" calcext:value-type="float">
            <text:p>229370</text:p>
          </table:table-cell>
          <table:table-cell table:style-name="ce37" table:formula="of:=IF([.R174]&gt;[.$R$648];[.U174];&quot;&quot;)" office:value-type="float" office:value="1460" calcext:value-type="float">
            <text:p>1460</text:p>
          </table:table-cell>
          <table:table-cell table:formula="of:=IF(AND([.H174]=[.H173];[.H17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74]&lt;&gt;&quot;&quot;;[.E174];[.K174])" office:value-type="float" office:value="1460" calcext:value-type="float">
            <text:p>1460</text:p>
          </table:table-cell>
          <table:table-cell table:style-name="ce18" table:formula="of:=[.M174]-[.N174]" office:value-type="float" office:value="40" calcext:value-type="float">
            <text:p>40</text:p>
          </table:table-cell>
          <table:table-cell table:number-columns-repeated="2"/>
          <table:table-cell office:value-type="float" office:value="524109029" calcext:value-type="float">
            <text:p>5241090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98786" calcext:value-type="float">
            <text:p>2126,98786</text:p>
          </table:table-cell>
          <table:table-cell table:style-name="ce38" table:formula="of:=IF([.H175]=&quot;&quot;;[.R175];&quot;&quot;)">
            <text:p/>
          </table:table-cell>
          <table:table-cell table:style-name="ce40" table:formula="of:=IF([.I175]=&quot;&quot;;[.S175];&quot;&quot;)">
            <text:p/>
          </table:table-cell>
          <table:table-cell table:style-name="ce38" table:formula="of:=IF([.J175]=&quot;&quot;;[.T175];&quot;&quot;)">
            <text:p/>
          </table:table-cell>
          <table:table-cell table:style-name="ce38" table:formula="of:=IF([.K175]=&quot;&quot;;[.U175];&quot;&quot;)">
            <text:p/>
          </table:table-cell>
          <table:table-cell table:formula="of:=IF(AND([.B175]=[.B174];[.D174]=[.D175];[.D174]&lt;&gt;&quot;&quot;;[.B174]&lt;&gt;&quot;&quot;);&quot;Retransmisión&quot;;&quot;&quot;)">
            <text:p/>
          </table:table-cell>
          <table:table-cell/>
          <table:table-cell table:style-name="ce37" table:formula="of:=IF([.R175]&gt;[.$R$648];[.R175];&quot;&quot;)" office:value-type="float" office:value="524110489" calcext:value-type="float">
            <text:p>52411048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175]&gt;[.$R$648];[.T175];&quot;&quot;)" office:value-type="float" office:value="229370" calcext:value-type="float">
            <text:p>229370</text:p>
          </table:table-cell>
          <table:table-cell table:style-name="ce37" table:formula="of:=IF([.R175]&gt;[.$R$648];[.U175];&quot;&quot;)" office:value-type="float" office:value="1460" calcext:value-type="float">
            <text:p>1460</text:p>
          </table:table-cell>
          <table:table-cell table:formula="of:=IF(AND([.H175]=[.H174];[.H17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75]&lt;&gt;&quot;&quot;;[.E175];[.K175])" office:value-type="float" office:value="1460" calcext:value-type="float">
            <text:p>1460</text:p>
          </table:table-cell>
          <table:table-cell table:style-name="ce18" table:formula="of:=[.M175]-[.N175]" office:value-type="float" office:value="40" calcext:value-type="float">
            <text:p>40</text:p>
          </table:table-cell>
          <table:table-cell table:number-columns-repeated="2"/>
          <table:table-cell office:value-type="float" office:value="524110489" calcext:value-type="float">
            <text:p>5241104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988338" calcext:value-type="float">
            <text:p>2126,988338</text:p>
          </table:table-cell>
          <table:table-cell table:style-name="ce37" table:formula="of:=IF([.H176]=&quot;&quot;;[.R17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76]=&quot;&quot;;[.T176];&quot;&quot;)" office:value-type="float" office:value="524110489" calcext:value-type="float">
            <text:p>524110489</text:p>
          </table:table-cell>
          <table:table-cell table:style-name="ce37" table:formula="of:=IF([.K176]=&quot;&quot;;[.U176];&quot;&quot;)" office:value-type="float" office:value="0" calcext:value-type="float">
            <text:p>0</text:p>
          </table:table-cell>
          <table:table-cell table:formula="of:=IF(AND([.B176]=[.B175];[.D175]=[.D176];[.D175]&lt;&gt;&quot;&quot;;[.B175]&lt;&gt;&quot;&quot;);&quot;Retransmisión&quot;;&quot;&quot;)">
            <text:p/>
          </table:table-cell>
          <table:table-cell/>
          <table:table-cell table:style-name="ce37" table:formula="of:=IF([.R176]&gt;[.$R$648];[.R176];&quot;&quot;)">
            <text:p/>
          </table:table-cell>
          <table:table-cell table:style-name="ce37" table:formula="of:=IF([.R176]&gt;[.$R$648];[.S176];&quot;&quot;)">
            <text:p/>
          </table:table-cell>
          <table:table-cell table:style-name="ce37" table:formula="of:=IF([.R176]&gt;[.$R$648];[.T176];&quot;&quot;)">
            <text:p/>
          </table:table-cell>
          <table:table-cell table:style-name="ce37" table:formula="of:=IF([.R176]&gt;[.$R$648];[.U176];&quot;&quot;)">
            <text:p/>
          </table:table-cell>
          <table:table-cell table:formula="of:=IF(AND([.H176]=[.H175];[.H17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76]&lt;&gt;&quot;&quot;;[.E176];[.K176])" office:value-type="float" office:value="0" calcext:value-type="float">
            <text:p>0</text:p>
          </table:table-cell>
          <table:table-cell table:style-name="ce18" table:formula="of:=[.M176]-[.N17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10489" calcext:value-type="float">
            <text:p>5241104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6.990961" calcext:value-type="float">
            <text:p>2126,990961</text:p>
          </table:table-cell>
          <table:table-cell table:style-name="ce38" table:formula="of:=IF([.H177]=&quot;&quot;;[.R177];&quot;&quot;)">
            <text:p/>
          </table:table-cell>
          <table:table-cell table:style-name="ce40" table:formula="of:=IF([.I177]=&quot;&quot;;[.S177];&quot;&quot;)">
            <text:p/>
          </table:table-cell>
          <table:table-cell table:style-name="ce38" table:formula="of:=IF([.J177]=&quot;&quot;;[.T177];&quot;&quot;)">
            <text:p/>
          </table:table-cell>
          <table:table-cell table:style-name="ce38" table:formula="of:=IF([.K177]=&quot;&quot;;[.U177];&quot;&quot;)">
            <text:p/>
          </table:table-cell>
          <table:table-cell table:formula="of:=IF(AND([.B177]=[.B176];[.D176]=[.D177];[.D176]&lt;&gt;&quot;&quot;;[.B176]&lt;&gt;&quot;&quot;);&quot;Retransmisión&quot;;&quot;&quot;)">
            <text:p/>
          </table:table-cell>
          <table:table-cell/>
          <table:table-cell table:style-name="ce37" table:formula="of:=IF([.R177]&gt;[.$R$648];[.R177];&quot;&quot;)" office:value-type="float" office:value="524111949" calcext:value-type="float">
            <text:p>5241119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77]&gt;[.$R$648];[.T177];&quot;&quot;)" office:value-type="float" office:value="229370" calcext:value-type="float">
            <text:p>229370</text:p>
          </table:table-cell>
          <table:table-cell table:style-name="ce37" table:formula="of:=IF([.R177]&gt;[.$R$648];[.U177];&quot;&quot;)" office:value-type="float" office:value="1460" calcext:value-type="float">
            <text:p>1460</text:p>
          </table:table-cell>
          <table:table-cell table:formula="of:=IF(AND([.H177]=[.H176];[.H17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77]&lt;&gt;&quot;&quot;;[.E177];[.K177])" office:value-type="float" office:value="1460" calcext:value-type="float">
            <text:p>1460</text:p>
          </table:table-cell>
          <table:table-cell table:style-name="ce18" table:formula="of:=[.M177]-[.N177]" office:value-type="float" office:value="40" calcext:value-type="float">
            <text:p>40</text:p>
          </table:table-cell>
          <table:table-cell table:number-columns-repeated="2"/>
          <table:table-cell office:value-type="float" office:value="524111949" calcext:value-type="float">
            <text:p>524111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6.992489" calcext:value-type="float">
            <text:p>2126,992489</text:p>
          </table:table-cell>
          <table:table-cell table:style-name="ce37" table:formula="of:=IF([.H178]=&quot;&quot;;[.R17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78]=&quot;&quot;;[.T178];&quot;&quot;)" office:value-type="float" office:value="524113409" calcext:value-type="float">
            <text:p>524113409</text:p>
          </table:table-cell>
          <table:table-cell table:style-name="ce37" table:formula="of:=IF([.K178]=&quot;&quot;;[.U178];&quot;&quot;)" office:value-type="float" office:value="0" calcext:value-type="float">
            <text:p>0</text:p>
          </table:table-cell>
          <table:table-cell table:formula="of:=IF(AND([.B178]=[.B177];[.D177]=[.D178];[.D177]&lt;&gt;&quot;&quot;;[.B177]&lt;&gt;&quot;&quot;);&quot;Retransmisión&quot;;&quot;&quot;)">
            <text:p/>
          </table:table-cell>
          <table:table-cell/>
          <table:table-cell table:style-name="ce37" table:formula="of:=IF([.R178]&gt;[.$R$648];[.R178];&quot;&quot;)">
            <text:p/>
          </table:table-cell>
          <table:table-cell table:style-name="ce37" table:formula="of:=IF([.R178]&gt;[.$R$648];[.S178];&quot;&quot;)">
            <text:p/>
          </table:table-cell>
          <table:table-cell table:style-name="ce37" table:formula="of:=IF([.R178]&gt;[.$R$648];[.T178];&quot;&quot;)">
            <text:p/>
          </table:table-cell>
          <table:table-cell table:style-name="ce37" table:formula="of:=IF([.R178]&gt;[.$R$648];[.U178];&quot;&quot;)">
            <text:p/>
          </table:table-cell>
          <table:table-cell table:formula="of:=IF(AND([.H178]=[.H177];[.H17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78]&lt;&gt;&quot;&quot;;[.E178];[.K178])" office:value-type="float" office:value="0" calcext:value-type="float">
            <text:p>0</text:p>
          </table:table-cell>
          <table:table-cell table:style-name="ce18" table:formula="of:=[.M178]-[.N17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13409" calcext:value-type="float">
            <text:p>5241134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000753" calcext:value-type="float">
            <text:p>2127,000753</text:p>
          </table:table-cell>
          <table:table-cell table:style-name="ce37" table:formula="of:=IF([.H179]=&quot;&quot;;[.R17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79]=&quot;&quot;;[.T179];&quot;&quot;)" office:value-type="float" office:value="524113409" calcext:value-type="float">
            <text:p>524113409</text:p>
          </table:table-cell>
          <table:table-cell table:style-name="ce37" table:formula="of:=IF([.K179]=&quot;&quot;;[.U179];&quot;&quot;)" office:value-type="float" office:value="0" calcext:value-type="float">
            <text:p>0</text:p>
          </table:table-cell>
          <table:table-cell table:formula="of:=IF(AND([.B179]=[.B178];[.D178]=[.D179];[.D178]&lt;&gt;&quot;&quot;;[.B17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179]&gt;[.$R$648];[.R179];&quot;&quot;)">
            <text:p/>
          </table:table-cell>
          <table:table-cell table:style-name="ce37" table:formula="of:=IF([.R179]&gt;[.$R$648];[.S179];&quot;&quot;)">
            <text:p/>
          </table:table-cell>
          <table:table-cell table:style-name="ce37" table:formula="of:=IF([.R179]&gt;[.$R$648];[.T179];&quot;&quot;)">
            <text:p/>
          </table:table-cell>
          <table:table-cell table:style-name="ce37" table:formula="of:=IF([.R179]&gt;[.$R$648];[.U179];&quot;&quot;)">
            <text:p/>
          </table:table-cell>
          <table:table-cell table:formula="of:=IF(AND([.H179]=[.H178];[.H17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79]&lt;&gt;&quot;&quot;;[.E179];[.K179])" office:value-type="float" office:value="0" calcext:value-type="float">
            <text:p>0</text:p>
          </table:table-cell>
          <table:table-cell table:style-name="ce18" table:formula="of:=[.M179]-[.N17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13409" calcext:value-type="float">
            <text:p>5241134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004679" calcext:value-type="float">
            <text:p>2127,004679</text:p>
          </table:table-cell>
          <table:table-cell table:style-name="ce38" table:formula="of:=IF([.H180]=&quot;&quot;;[.R180];&quot;&quot;)">
            <text:p/>
          </table:table-cell>
          <table:table-cell table:style-name="ce40" table:formula="of:=IF([.I180]=&quot;&quot;;[.S180];&quot;&quot;)">
            <text:p/>
          </table:table-cell>
          <table:table-cell table:style-name="ce38" table:formula="of:=IF([.J180]=&quot;&quot;;[.T180];&quot;&quot;)">
            <text:p/>
          </table:table-cell>
          <table:table-cell table:style-name="ce38" table:formula="of:=IF([.K180]=&quot;&quot;;[.U180];&quot;&quot;)">
            <text:p/>
          </table:table-cell>
          <table:table-cell table:formula="of:=IF(AND([.B180]=[.B179];[.D179]=[.D180];[.D179]&lt;&gt;&quot;&quot;;[.B179]&lt;&gt;&quot;&quot;);&quot;Retransmisión&quot;;&quot;&quot;)">
            <text:p/>
          </table:table-cell>
          <table:table-cell/>
          <table:table-cell table:style-name="ce37" table:formula="of:=IF([.R180]&gt;[.$R$648];[.R180];&quot;&quot;)" office:value-type="float" office:value="524113409" calcext:value-type="float">
            <text:p>5241134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80]&gt;[.$R$648];[.T180];&quot;&quot;)" office:value-type="float" office:value="229370" calcext:value-type="float">
            <text:p>229370</text:p>
          </table:table-cell>
          <table:table-cell table:style-name="ce37" table:formula="of:=IF([.R180]&gt;[.$R$648];[.U180];&quot;&quot;)" office:value-type="float" office:value="1460" calcext:value-type="float">
            <text:p>1460</text:p>
          </table:table-cell>
          <table:table-cell table:formula="of:=IF(AND([.H180]=[.H179];[.H17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80]&lt;&gt;&quot;&quot;;[.E180];[.K180])" office:value-type="float" office:value="1460" calcext:value-type="float">
            <text:p>1460</text:p>
          </table:table-cell>
          <table:table-cell table:style-name="ce18" table:formula="of:=[.M180]-[.N180]" office:value-type="float" office:value="40" calcext:value-type="float">
            <text:p>40</text:p>
          </table:table-cell>
          <table:table-cell table:number-columns-repeated="2"/>
          <table:table-cell office:value-type="float" office:value="524113409" calcext:value-type="float">
            <text:p>524113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07276" calcext:value-type="float">
            <text:p>2127,007276</text:p>
          </table:table-cell>
          <table:table-cell table:style-name="ce38" table:formula="of:=IF([.H181]=&quot;&quot;;[.R181];&quot;&quot;)">
            <text:p/>
          </table:table-cell>
          <table:table-cell table:style-name="ce40" table:formula="of:=IF([.I181]=&quot;&quot;;[.S181];&quot;&quot;)">
            <text:p/>
          </table:table-cell>
          <table:table-cell table:style-name="ce38" table:formula="of:=IF([.J181]=&quot;&quot;;[.T181];&quot;&quot;)">
            <text:p/>
          </table:table-cell>
          <table:table-cell table:style-name="ce38" table:formula="of:=IF([.K181]=&quot;&quot;;[.U181];&quot;&quot;)">
            <text:p/>
          </table:table-cell>
          <table:table-cell table:formula="of:=IF(AND([.B181]=[.B180];[.D180]=[.D181];[.D180]&lt;&gt;&quot;&quot;;[.B180]&lt;&gt;&quot;&quot;);&quot;Retransmisión&quot;;&quot;&quot;)">
            <text:p/>
          </table:table-cell>
          <table:table-cell/>
          <table:table-cell table:style-name="ce37" table:formula="of:=IF([.R181]&gt;[.$R$648];[.R181];&quot;&quot;)" office:value-type="float" office:value="524114869" calcext:value-type="float">
            <text:p>5241148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81]&gt;[.$R$648];[.T181];&quot;&quot;)" office:value-type="float" office:value="229370" calcext:value-type="float">
            <text:p>229370</text:p>
          </table:table-cell>
          <table:table-cell table:style-name="ce37" table:formula="of:=IF([.R181]&gt;[.$R$648];[.U181];&quot;&quot;)" office:value-type="float" office:value="1460" calcext:value-type="float">
            <text:p>1460</text:p>
          </table:table-cell>
          <table:table-cell table:formula="of:=IF(AND([.H181]=[.H180];[.H18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81]&lt;&gt;&quot;&quot;;[.E181];[.K181])" office:value-type="float" office:value="1460" calcext:value-type="float">
            <text:p>1460</text:p>
          </table:table-cell>
          <table:table-cell table:style-name="ce18" table:formula="of:=[.M181]-[.N181]" office:value-type="float" office:value="40" calcext:value-type="float">
            <text:p>40</text:p>
          </table:table-cell>
          <table:table-cell table:number-columns-repeated="2"/>
          <table:table-cell office:value-type="float" office:value="524114869" calcext:value-type="float">
            <text:p>524114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09094" calcext:value-type="float">
            <text:p>2127,009094</text:p>
          </table:table-cell>
          <table:table-cell table:style-name="ce38" table:formula="of:=IF([.H182]=&quot;&quot;;[.R182];&quot;&quot;)">
            <text:p/>
          </table:table-cell>
          <table:table-cell table:style-name="ce40" table:formula="of:=IF([.I182]=&quot;&quot;;[.S182];&quot;&quot;)">
            <text:p/>
          </table:table-cell>
          <table:table-cell table:style-name="ce38" table:formula="of:=IF([.J182]=&quot;&quot;;[.T182];&quot;&quot;)">
            <text:p/>
          </table:table-cell>
          <table:table-cell table:style-name="ce38" table:formula="of:=IF([.K182]=&quot;&quot;;[.U182];&quot;&quot;)">
            <text:p/>
          </table:table-cell>
          <table:table-cell table:formula="of:=IF(AND([.B182]=[.B181];[.D181]=[.D182];[.D181]&lt;&gt;&quot;&quot;;[.B181]&lt;&gt;&quot;&quot;);&quot;Retransmisión&quot;;&quot;&quot;)">
            <text:p/>
          </table:table-cell>
          <table:table-cell/>
          <table:table-cell table:style-name="ce37" table:formula="of:=IF([.R182]&gt;[.$R$648];[.R182];&quot;&quot;)" office:value-type="float" office:value="524116329" calcext:value-type="float">
            <text:p>5241163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82]&gt;[.$R$648];[.T182];&quot;&quot;)" office:value-type="float" office:value="229370" calcext:value-type="float">
            <text:p>229370</text:p>
          </table:table-cell>
          <table:table-cell table:style-name="ce37" table:formula="of:=IF([.R182]&gt;[.$R$648];[.U182];&quot;&quot;)" office:value-type="float" office:value="1460" calcext:value-type="float">
            <text:p>1460</text:p>
          </table:table-cell>
          <table:table-cell table:formula="of:=IF(AND([.H182]=[.H181];[.H18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82]&lt;&gt;&quot;&quot;;[.E182];[.K182])" office:value-type="float" office:value="1460" calcext:value-type="float">
            <text:p>1460</text:p>
          </table:table-cell>
          <table:table-cell table:style-name="ce18" table:formula="of:=[.M182]-[.N182]" office:value-type="float" office:value="40" calcext:value-type="float">
            <text:p>40</text:p>
          </table:table-cell>
          <table:table-cell table:number-columns-repeated="2"/>
          <table:table-cell office:value-type="float" office:value="524116329" calcext:value-type="float">
            <text:p>524116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10235" calcext:value-type="float">
            <text:p>2127,010235</text:p>
          </table:table-cell>
          <table:table-cell table:style-name="ce37" table:formula="of:=IF([.H183]=&quot;&quot;;[.R18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83]=&quot;&quot;;[.T183];&quot;&quot;)" office:value-type="float" office:value="524116329" calcext:value-type="float">
            <text:p>524116329</text:p>
          </table:table-cell>
          <table:table-cell table:style-name="ce37" table:formula="of:=IF([.K183]=&quot;&quot;;[.U183];&quot;&quot;)" office:value-type="float" office:value="0" calcext:value-type="float">
            <text:p>0</text:p>
          </table:table-cell>
          <table:table-cell table:formula="of:=IF(AND([.B183]=[.B182];[.D182]=[.D183];[.D182]&lt;&gt;&quot;&quot;;[.B182]&lt;&gt;&quot;&quot;);&quot;Retransmisión&quot;;&quot;&quot;)">
            <text:p/>
          </table:table-cell>
          <table:table-cell/>
          <table:table-cell table:style-name="ce37" table:formula="of:=IF([.R183]&gt;[.$R$648];[.R183];&quot;&quot;)">
            <text:p/>
          </table:table-cell>
          <table:table-cell table:style-name="ce37" table:formula="of:=IF([.R183]&gt;[.$R$648];[.S183];&quot;&quot;)">
            <text:p/>
          </table:table-cell>
          <table:table-cell table:style-name="ce37" table:formula="of:=IF([.R183]&gt;[.$R$648];[.T183];&quot;&quot;)">
            <text:p/>
          </table:table-cell>
          <table:table-cell table:style-name="ce37" table:formula="of:=IF([.R183]&gt;[.$R$648];[.U183];&quot;&quot;)">
            <text:p/>
          </table:table-cell>
          <table:table-cell table:formula="of:=IF(AND([.H183]=[.H182];[.H18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83]&lt;&gt;&quot;&quot;;[.E183];[.K183])" office:value-type="float" office:value="0" calcext:value-type="float">
            <text:p>0</text:p>
          </table:table-cell>
          <table:table-cell table:style-name="ce18" table:formula="of:=[.M183]-[.N18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16329" calcext:value-type="float">
            <text:p>524116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023001" calcext:value-type="float">
            <text:p>2127,023001</text:p>
          </table:table-cell>
          <table:table-cell table:style-name="ce38" table:formula="of:=IF([.H184]=&quot;&quot;;[.R184];&quot;&quot;)">
            <text:p/>
          </table:table-cell>
          <table:table-cell table:style-name="ce40" table:formula="of:=IF([.I184]=&quot;&quot;;[.S184];&quot;&quot;)">
            <text:p/>
          </table:table-cell>
          <table:table-cell table:style-name="ce38" table:formula="of:=IF([.J184]=&quot;&quot;;[.T184];&quot;&quot;)">
            <text:p/>
          </table:table-cell>
          <table:table-cell table:style-name="ce38" table:formula="of:=IF([.K184]=&quot;&quot;;[.U184];&quot;&quot;)">
            <text:p/>
          </table:table-cell>
          <table:table-cell table:formula="of:=IF(AND([.B184]=[.B183];[.D183]=[.D184];[.D183]&lt;&gt;&quot;&quot;;[.B183]&lt;&gt;&quot;&quot;);&quot;Retransmisión&quot;;&quot;&quot;)">
            <text:p/>
          </table:table-cell>
          <table:table-cell/>
          <table:table-cell table:style-name="ce37" table:formula="of:=IF([.R184]&gt;[.$R$648];[.R184];&quot;&quot;)" office:value-type="float" office:value="524117789" calcext:value-type="float">
            <text:p>5241177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84]&gt;[.$R$648];[.T184];&quot;&quot;)" office:value-type="float" office:value="229370" calcext:value-type="float">
            <text:p>229370</text:p>
          </table:table-cell>
          <table:table-cell table:style-name="ce37" table:formula="of:=IF([.R184]&gt;[.$R$648];[.U184];&quot;&quot;)" office:value-type="float" office:value="1460" calcext:value-type="float">
            <text:p>1460</text:p>
          </table:table-cell>
          <table:table-cell table:formula="of:=IF(AND([.H184]=[.H183];[.H18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84]&lt;&gt;&quot;&quot;;[.E184];[.K184])" office:value-type="float" office:value="1460" calcext:value-type="float">
            <text:p>1460</text:p>
          </table:table-cell>
          <table:table-cell table:style-name="ce18" table:formula="of:=[.M184]-[.N184]" office:value-type="float" office:value="40" calcext:value-type="float">
            <text:p>40</text:p>
          </table:table-cell>
          <table:table-cell table:number-columns-repeated="2"/>
          <table:table-cell office:value-type="float" office:value="524117789" calcext:value-type="float">
            <text:p>524117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23227" calcext:value-type="float">
            <text:p>2127,023227</text:p>
          </table:table-cell>
          <table:table-cell table:style-name="ce37" table:formula="of:=IF([.H185]=&quot;&quot;;[.R18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85]=&quot;&quot;;[.T185];&quot;&quot;)" office:value-type="float" office:value="524117789" calcext:value-type="float">
            <text:p>524117789</text:p>
          </table:table-cell>
          <table:table-cell table:style-name="ce37" table:formula="of:=IF([.K185]=&quot;&quot;;[.U185];&quot;&quot;)" office:value-type="float" office:value="0" calcext:value-type="float">
            <text:p>0</text:p>
          </table:table-cell>
          <table:table-cell table:formula="of:=IF(AND([.B185]=[.B184];[.D184]=[.D185];[.D184]&lt;&gt;&quot;&quot;;[.B184]&lt;&gt;&quot;&quot;);&quot;Retransmisión&quot;;&quot;&quot;)">
            <text:p/>
          </table:table-cell>
          <table:table-cell/>
          <table:table-cell table:style-name="ce37" table:formula="of:=IF([.R185]&gt;[.$R$648];[.R185];&quot;&quot;)">
            <text:p/>
          </table:table-cell>
          <table:table-cell table:style-name="ce37" table:formula="of:=IF([.R185]&gt;[.$R$648];[.S185];&quot;&quot;)">
            <text:p/>
          </table:table-cell>
          <table:table-cell table:style-name="ce37" table:formula="of:=IF([.R185]&gt;[.$R$648];[.T185];&quot;&quot;)">
            <text:p/>
          </table:table-cell>
          <table:table-cell table:style-name="ce37" table:formula="of:=IF([.R185]&gt;[.$R$648];[.U185];&quot;&quot;)">
            <text:p/>
          </table:table-cell>
          <table:table-cell table:formula="of:=IF(AND([.H185]=[.H184];[.H18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85]&lt;&gt;&quot;&quot;;[.E185];[.K185])" office:value-type="float" office:value="0" calcext:value-type="float">
            <text:p>0</text:p>
          </table:table-cell>
          <table:table-cell table:style-name="ce18" table:formula="of:=[.M185]-[.N18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17789" calcext:value-type="float">
            <text:p>524117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025753" calcext:value-type="float">
            <text:p>2127,025753</text:p>
          </table:table-cell>
          <table:table-cell table:style-name="ce38" table:formula="of:=IF([.H186]=&quot;&quot;;[.R186];&quot;&quot;)">
            <text:p/>
          </table:table-cell>
          <table:table-cell table:style-name="ce40" table:formula="of:=IF([.I186]=&quot;&quot;;[.S186];&quot;&quot;)">
            <text:p/>
          </table:table-cell>
          <table:table-cell table:style-name="ce38" table:formula="of:=IF([.J186]=&quot;&quot;;[.T186];&quot;&quot;)">
            <text:p/>
          </table:table-cell>
          <table:table-cell table:style-name="ce38" table:formula="of:=IF([.K186]=&quot;&quot;;[.U186];&quot;&quot;)">
            <text:p/>
          </table:table-cell>
          <table:table-cell table:formula="of:=IF(AND([.B186]=[.B185];[.D185]=[.D186];[.D185]&lt;&gt;&quot;&quot;;[.B185]&lt;&gt;&quot;&quot;);&quot;Retransmisión&quot;;&quot;&quot;)">
            <text:p/>
          </table:table-cell>
          <table:table-cell/>
          <table:table-cell table:style-name="ce37" table:formula="of:=IF([.R186]&gt;[.$R$648];[.R186];&quot;&quot;)" office:value-type="float" office:value="524119249" calcext:value-type="float">
            <text:p>5241192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86]&gt;[.$R$648];[.T186];&quot;&quot;)" office:value-type="float" office:value="229370" calcext:value-type="float">
            <text:p>229370</text:p>
          </table:table-cell>
          <table:table-cell table:style-name="ce37" table:formula="of:=IF([.R186]&gt;[.$R$648];[.U186];&quot;&quot;)" office:value-type="float" office:value="1460" calcext:value-type="float">
            <text:p>1460</text:p>
          </table:table-cell>
          <table:table-cell table:formula="of:=IF(AND([.H186]=[.H185];[.H18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86]&lt;&gt;&quot;&quot;;[.E186];[.K186])" office:value-type="float" office:value="1460" calcext:value-type="float">
            <text:p>1460</text:p>
          </table:table-cell>
          <table:table-cell table:style-name="ce18" table:formula="of:=[.M186]-[.N186]" office:value-type="float" office:value="40" calcext:value-type="float">
            <text:p>40</text:p>
          </table:table-cell>
          <table:table-cell table:number-columns-repeated="2"/>
          <table:table-cell office:value-type="float" office:value="524119249" calcext:value-type="float">
            <text:p>524119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27621" calcext:value-type="float">
            <text:p>2127,027621</text:p>
          </table:table-cell>
          <table:table-cell table:style-name="ce38" table:formula="of:=IF([.H187]=&quot;&quot;;[.R187];&quot;&quot;)">
            <text:p/>
          </table:table-cell>
          <table:table-cell table:style-name="ce40" table:formula="of:=IF([.I187]=&quot;&quot;;[.S187];&quot;&quot;)">
            <text:p/>
          </table:table-cell>
          <table:table-cell table:style-name="ce38" table:formula="of:=IF([.J187]=&quot;&quot;;[.T187];&quot;&quot;)">
            <text:p/>
          </table:table-cell>
          <table:table-cell table:style-name="ce38" table:formula="of:=IF([.K187]=&quot;&quot;;[.U187];&quot;&quot;)">
            <text:p/>
          </table:table-cell>
          <table:table-cell table:formula="of:=IF(AND([.B187]=[.B186];[.D186]=[.D187];[.D186]&lt;&gt;&quot;&quot;;[.B186]&lt;&gt;&quot;&quot;);&quot;Retransmisión&quot;;&quot;&quot;)">
            <text:p/>
          </table:table-cell>
          <table:table-cell/>
          <table:table-cell table:style-name="ce37" table:formula="of:=IF([.R187]&gt;[.$R$648];[.R187];&quot;&quot;)" office:value-type="float" office:value="524120709" calcext:value-type="float">
            <text:p>5241207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87]&gt;[.$R$648];[.T187];&quot;&quot;)" office:value-type="float" office:value="229370" calcext:value-type="float">
            <text:p>229370</text:p>
          </table:table-cell>
          <table:table-cell table:style-name="ce37" table:formula="of:=IF([.R187]&gt;[.$R$648];[.U187];&quot;&quot;)" office:value-type="float" office:value="1460" calcext:value-type="float">
            <text:p>1460</text:p>
          </table:table-cell>
          <table:table-cell table:formula="of:=IF(AND([.H187]=[.H186];[.H18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87]&lt;&gt;&quot;&quot;;[.E187];[.K187])" office:value-type="float" office:value="1460" calcext:value-type="float">
            <text:p>1460</text:p>
          </table:table-cell>
          <table:table-cell table:style-name="ce18" table:formula="of:=[.M187]-[.N187]" office:value-type="float" office:value="40" calcext:value-type="float">
            <text:p>40</text:p>
          </table:table-cell>
          <table:table-cell table:number-columns-repeated="2"/>
          <table:table-cell office:value-type="float" office:value="524120709" calcext:value-type="float">
            <text:p>524120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28777" calcext:value-type="float">
            <text:p>2127,028777</text:p>
          </table:table-cell>
          <table:table-cell table:style-name="ce37" table:formula="of:=IF([.H188]=&quot;&quot;;[.R18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88]=&quot;&quot;;[.T188];&quot;&quot;)" office:value-type="float" office:value="524120709" calcext:value-type="float">
            <text:p>524120709</text:p>
          </table:table-cell>
          <table:table-cell table:style-name="ce37" table:formula="of:=IF([.K188]=&quot;&quot;;[.U188];&quot;&quot;)" office:value-type="float" office:value="0" calcext:value-type="float">
            <text:p>0</text:p>
          </table:table-cell>
          <table:table-cell table:formula="of:=IF(AND([.B188]=[.B187];[.D187]=[.D188];[.D187]&lt;&gt;&quot;&quot;;[.B187]&lt;&gt;&quot;&quot;);&quot;Retransmisión&quot;;&quot;&quot;)">
            <text:p/>
          </table:table-cell>
          <table:table-cell/>
          <table:table-cell table:style-name="ce37" table:formula="of:=IF([.R188]&gt;[.$R$648];[.R188];&quot;&quot;)">
            <text:p/>
          </table:table-cell>
          <table:table-cell table:style-name="ce37" table:formula="of:=IF([.R188]&gt;[.$R$648];[.S188];&quot;&quot;)">
            <text:p/>
          </table:table-cell>
          <table:table-cell table:style-name="ce37" table:formula="of:=IF([.R188]&gt;[.$R$648];[.T188];&quot;&quot;)">
            <text:p/>
          </table:table-cell>
          <table:table-cell table:style-name="ce37" table:formula="of:=IF([.R188]&gt;[.$R$648];[.U188];&quot;&quot;)">
            <text:p/>
          </table:table-cell>
          <table:table-cell table:formula="of:=IF(AND([.H188]=[.H187];[.H18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88]&lt;&gt;&quot;&quot;;[.E188];[.K188])" office:value-type="float" office:value="0" calcext:value-type="float">
            <text:p>0</text:p>
          </table:table-cell>
          <table:table-cell table:style-name="ce18" table:formula="of:=[.M188]-[.N18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0709" calcext:value-type="float">
            <text:p>5241207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03937" calcext:value-type="float">
            <text:p>2127,03937</text:p>
          </table:table-cell>
          <table:table-cell table:style-name="ce38" table:formula="of:=IF([.H189]=&quot;&quot;;[.R189];&quot;&quot;)">
            <text:p/>
          </table:table-cell>
          <table:table-cell table:style-name="ce40" table:formula="of:=IF([.I189]=&quot;&quot;;[.S189];&quot;&quot;)">
            <text:p/>
          </table:table-cell>
          <table:table-cell table:style-name="ce38" table:formula="of:=IF([.J189]=&quot;&quot;;[.T189];&quot;&quot;)">
            <text:p/>
          </table:table-cell>
          <table:table-cell table:style-name="ce38" table:formula="of:=IF([.K189]=&quot;&quot;;[.U189];&quot;&quot;)">
            <text:p/>
          </table:table-cell>
          <table:table-cell table:formula="of:=IF(AND([.B189]=[.B188];[.D188]=[.D189];[.D188]&lt;&gt;&quot;&quot;;[.B188]&lt;&gt;&quot;&quot;);&quot;Retransmisión&quot;;&quot;&quot;)">
            <text:p/>
          </table:table-cell>
          <table:table-cell/>
          <table:table-cell table:style-name="ce37" table:formula="of:=IF([.R189]&gt;[.$R$648];[.R189];&quot;&quot;)" office:value-type="float" office:value="524122169" calcext:value-type="float">
            <text:p>5241221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89]&gt;[.$R$648];[.T189];&quot;&quot;)" office:value-type="float" office:value="229370" calcext:value-type="float">
            <text:p>229370</text:p>
          </table:table-cell>
          <table:table-cell table:style-name="ce37" table:formula="of:=IF([.R189]&gt;[.$R$648];[.U189];&quot;&quot;)" office:value-type="float" office:value="1460" calcext:value-type="float">
            <text:p>1460</text:p>
          </table:table-cell>
          <table:table-cell table:formula="of:=IF(AND([.H189]=[.H188];[.H18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89]&lt;&gt;&quot;&quot;;[.E189];[.K189])" office:value-type="float" office:value="1460" calcext:value-type="float">
            <text:p>1460</text:p>
          </table:table-cell>
          <table:table-cell table:style-name="ce18" table:formula="of:=[.M189]-[.N189]" office:value-type="float" office:value="40" calcext:value-type="float">
            <text:p>40</text:p>
          </table:table-cell>
          <table:table-cell table:number-columns-repeated="2"/>
          <table:table-cell office:value-type="float" office:value="524122169" calcext:value-type="float">
            <text:p>524122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41176" calcext:value-type="float">
            <text:p>2127,041176</text:p>
          </table:table-cell>
          <table:table-cell table:style-name="ce38" table:formula="of:=IF([.H190]=&quot;&quot;;[.R190];&quot;&quot;)">
            <text:p/>
          </table:table-cell>
          <table:table-cell table:style-name="ce40" table:formula="of:=IF([.I190]=&quot;&quot;;[.S190];&quot;&quot;)">
            <text:p/>
          </table:table-cell>
          <table:table-cell table:style-name="ce38" table:formula="of:=IF([.J190]=&quot;&quot;;[.T190];&quot;&quot;)">
            <text:p/>
          </table:table-cell>
          <table:table-cell table:style-name="ce38" table:formula="of:=IF([.K190]=&quot;&quot;;[.U190];&quot;&quot;)">
            <text:p/>
          </table:table-cell>
          <table:table-cell table:formula="of:=IF(AND([.B190]=[.B189];[.D189]=[.D190];[.D189]&lt;&gt;&quot;&quot;;[.B189]&lt;&gt;&quot;&quot;);&quot;Retransmisión&quot;;&quot;&quot;)">
            <text:p/>
          </table:table-cell>
          <table:table-cell/>
          <table:table-cell table:style-name="ce37" table:formula="of:=IF([.R190]&gt;[.$R$648];[.R190];&quot;&quot;)" office:value-type="float" office:value="524123629" calcext:value-type="float">
            <text:p>5241236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90]&gt;[.$R$648];[.T190];&quot;&quot;)" office:value-type="float" office:value="229370" calcext:value-type="float">
            <text:p>229370</text:p>
          </table:table-cell>
          <table:table-cell table:style-name="ce37" table:formula="of:=IF([.R190]&gt;[.$R$648];[.U190];&quot;&quot;)" office:value-type="float" office:value="1460" calcext:value-type="float">
            <text:p>1460</text:p>
          </table:table-cell>
          <table:table-cell table:formula="of:=IF(AND([.H190]=[.H189];[.H18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90]&lt;&gt;&quot;&quot;;[.E190];[.K190])" office:value-type="float" office:value="1460" calcext:value-type="float">
            <text:p>1460</text:p>
          </table:table-cell>
          <table:table-cell table:style-name="ce18" table:formula="of:=[.M190]-[.N190]" office:value-type="float" office:value="40" calcext:value-type="float">
            <text:p>40</text:p>
          </table:table-cell>
          <table:table-cell table:number-columns-repeated="2"/>
          <table:table-cell office:value-type="float" office:value="524123629" calcext:value-type="float">
            <text:p>524123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42485" calcext:value-type="float">
            <text:p>2127,042485</text:p>
          </table:table-cell>
          <table:table-cell table:style-name="ce37" table:formula="of:=IF([.H191]=&quot;&quot;;[.R19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91]=&quot;&quot;;[.T191];&quot;&quot;)" office:value-type="float" office:value="524123629" calcext:value-type="float">
            <text:p>524123629</text:p>
          </table:table-cell>
          <table:table-cell table:style-name="ce37" table:formula="of:=IF([.K191]=&quot;&quot;;[.U191];&quot;&quot;)" office:value-type="float" office:value="0" calcext:value-type="float">
            <text:p>0</text:p>
          </table:table-cell>
          <table:table-cell table:formula="of:=IF(AND([.B191]=[.B190];[.D190]=[.D191];[.D190]&lt;&gt;&quot;&quot;;[.B190]&lt;&gt;&quot;&quot;);&quot;Retransmisión&quot;;&quot;&quot;)">
            <text:p/>
          </table:table-cell>
          <table:table-cell/>
          <table:table-cell table:style-name="ce37" table:formula="of:=IF([.R191]&gt;[.$R$648];[.R191];&quot;&quot;)">
            <text:p/>
          </table:table-cell>
          <table:table-cell table:style-name="ce37" table:formula="of:=IF([.R191]&gt;[.$R$648];[.S191];&quot;&quot;)">
            <text:p/>
          </table:table-cell>
          <table:table-cell table:style-name="ce37" table:formula="of:=IF([.R191]&gt;[.$R$648];[.T191];&quot;&quot;)">
            <text:p/>
          </table:table-cell>
          <table:table-cell table:style-name="ce37" table:formula="of:=IF([.R191]&gt;[.$R$648];[.U191];&quot;&quot;)">
            <text:p/>
          </table:table-cell>
          <table:table-cell table:formula="of:=IF(AND([.H191]=[.H190];[.H19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1]&lt;&gt;&quot;&quot;;[.E191];[.K191])" office:value-type="float" office:value="0" calcext:value-type="float">
            <text:p>0</text:p>
          </table:table-cell>
          <table:table-cell table:style-name="ce18" table:formula="of:=[.M191]-[.N19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3629" calcext:value-type="float">
            <text:p>5241236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048408" calcext:value-type="float">
            <text:p>2127,048408</text:p>
          </table:table-cell>
          <table:table-cell table:style-name="ce37" table:formula="of:=IF([.H192]=&quot;&quot;;[.R19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92]=&quot;&quot;;[.T192];&quot;&quot;)" office:value-type="float" office:value="524125089" calcext:value-type="float">
            <text:p>524125089</text:p>
          </table:table-cell>
          <table:table-cell table:style-name="ce37" table:formula="of:=IF([.K192]=&quot;&quot;;[.U192];&quot;&quot;)" office:value-type="float" office:value="0" calcext:value-type="float">
            <text:p>0</text:p>
          </table:table-cell>
          <table:table-cell table:formula="of:=IF(AND([.B192]=[.B191];[.D191]=[.D192];[.D191]&lt;&gt;&quot;&quot;;[.B191]&lt;&gt;&quot;&quot;);&quot;Retransmisión&quot;;&quot;&quot;)">
            <text:p/>
          </table:table-cell>
          <table:table-cell/>
          <table:table-cell table:style-name="ce37" table:formula="of:=IF([.R192]&gt;[.$R$648];[.R192];&quot;&quot;)">
            <text:p/>
          </table:table-cell>
          <table:table-cell table:style-name="ce37" table:formula="of:=IF([.R192]&gt;[.$R$648];[.S192];&quot;&quot;)">
            <text:p/>
          </table:table-cell>
          <table:table-cell table:style-name="ce37" table:formula="of:=IF([.R192]&gt;[.$R$648];[.T192];&quot;&quot;)">
            <text:p/>
          </table:table-cell>
          <table:table-cell table:style-name="ce37" table:formula="of:=IF([.R192]&gt;[.$R$648];[.U192];&quot;&quot;)">
            <text:p/>
          </table:table-cell>
          <table:table-cell table:formula="of:=IF(AND([.H192]=[.H191];[.H19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2]&lt;&gt;&quot;&quot;;[.E192];[.K192])" office:value-type="float" office:value="0" calcext:value-type="float">
            <text:p>0</text:p>
          </table:table-cell>
          <table:table-cell table:style-name="ce18" table:formula="of:=[.M192]-[.N19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5089" calcext:value-type="float">
            <text:p>5241250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06375" calcext:value-type="float">
            <text:p>2127,06375</text:p>
          </table:table-cell>
          <table:table-cell table:style-name="ce37" table:formula="of:=IF([.H193]=&quot;&quot;;[.R19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93]=&quot;&quot;;[.T193];&quot;&quot;)" office:value-type="float" office:value="524125089" calcext:value-type="float">
            <text:p>524125089</text:p>
          </table:table-cell>
          <table:table-cell table:style-name="ce37" table:formula="of:=IF([.K193]=&quot;&quot;;[.U193];&quot;&quot;)" office:value-type="float" office:value="0" calcext:value-type="float">
            <text:p>0</text:p>
          </table:table-cell>
          <table:table-cell table:formula="of:=IF(AND([.B193]=[.B192];[.D192]=[.D193];[.D192]&lt;&gt;&quot;&quot;;[.B19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193]&gt;[.$R$648];[.R193];&quot;&quot;)">
            <text:p/>
          </table:table-cell>
          <table:table-cell table:style-name="ce37" table:formula="of:=IF([.R193]&gt;[.$R$648];[.S193];&quot;&quot;)">
            <text:p/>
          </table:table-cell>
          <table:table-cell table:style-name="ce37" table:formula="of:=IF([.R193]&gt;[.$R$648];[.T193];&quot;&quot;)">
            <text:p/>
          </table:table-cell>
          <table:table-cell table:style-name="ce37" table:formula="of:=IF([.R193]&gt;[.$R$648];[.U193];&quot;&quot;)">
            <text:p/>
          </table:table-cell>
          <table:table-cell table:formula="of:=IF(AND([.H193]=[.H192];[.H19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3]&lt;&gt;&quot;&quot;;[.E193];[.K193])" office:value-type="float" office:value="0" calcext:value-type="float">
            <text:p>0</text:p>
          </table:table-cell>
          <table:table-cell table:style-name="ce18" table:formula="of:=[.M193]-[.N19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5089" calcext:value-type="float">
            <text:p>5241250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075148" calcext:value-type="float">
            <text:p>2127,075148</text:p>
          </table:table-cell>
          <table:table-cell table:style-name="ce38" table:formula="of:=IF([.H194]=&quot;&quot;;[.R194];&quot;&quot;)">
            <text:p/>
          </table:table-cell>
          <table:table-cell table:style-name="ce40" table:formula="of:=IF([.I194]=&quot;&quot;;[.S194];&quot;&quot;)">
            <text:p/>
          </table:table-cell>
          <table:table-cell table:style-name="ce38" table:formula="of:=IF([.J194]=&quot;&quot;;[.T194];&quot;&quot;)">
            <text:p/>
          </table:table-cell>
          <table:table-cell table:style-name="ce38" table:formula="of:=IF([.K194]=&quot;&quot;;[.U194];&quot;&quot;)">
            <text:p/>
          </table:table-cell>
          <table:table-cell table:formula="of:=IF(AND([.B194]=[.B193];[.D193]=[.D194];[.D193]&lt;&gt;&quot;&quot;;[.B193]&lt;&gt;&quot;&quot;);&quot;Retransmisión&quot;;&quot;&quot;)">
            <text:p/>
          </table:table-cell>
          <table:table-cell/>
          <table:table-cell table:style-name="ce37" table:formula="of:=IF([.R194]&gt;[.$R$648];[.R194];&quot;&quot;)" office:value-type="float" office:value="524125089" calcext:value-type="float">
            <text:p>5241250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94]&gt;[.$R$648];[.T194];&quot;&quot;)" office:value-type="float" office:value="229370" calcext:value-type="float">
            <text:p>229370</text:p>
          </table:table-cell>
          <table:table-cell table:style-name="ce37" table:formula="of:=IF([.R194]&gt;[.$R$648];[.U194];&quot;&quot;)" office:value-type="float" office:value="1460" calcext:value-type="float">
            <text:p>1460</text:p>
          </table:table-cell>
          <table:table-cell table:formula="of:=IF(AND([.H194]=[.H193];[.H19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94]&lt;&gt;&quot;&quot;;[.E194];[.K194])" office:value-type="float" office:value="1460" calcext:value-type="float">
            <text:p>1460</text:p>
          </table:table-cell>
          <table:table-cell table:style-name="ce18" table:formula="of:=[.M194]-[.N194]" office:value-type="float" office:value="40" calcext:value-type="float">
            <text:p>40</text:p>
          </table:table-cell>
          <table:table-cell table:number-columns-repeated="2"/>
          <table:table-cell office:value-type="float" office:value="524125089" calcext:value-type="float">
            <text:p>524125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75415" calcext:value-type="float">
            <text:p>2127,075415</text:p>
          </table:table-cell>
          <table:table-cell table:style-name="ce37" table:formula="of:=IF([.H195]=&quot;&quot;;[.R19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95]=&quot;&quot;;[.T195];&quot;&quot;)" office:value-type="float" office:value="524125089" calcext:value-type="float">
            <text:p>524125089</text:p>
          </table:table-cell>
          <table:table-cell table:style-name="ce37" table:formula="of:=IF([.K195]=&quot;&quot;;[.U195];&quot;&quot;)" office:value-type="float" office:value="0" calcext:value-type="float">
            <text:p>0</text:p>
          </table:table-cell>
          <table:table-cell table:formula="of:=IF(AND([.B195]=[.B194];[.D194]=[.D195];[.D194]&lt;&gt;&quot;&quot;;[.B194]&lt;&gt;&quot;&quot;);&quot;Retransmisión&quot;;&quot;&quot;)">
            <text:p/>
          </table:table-cell>
          <table:table-cell/>
          <table:table-cell table:style-name="ce37" table:formula="of:=IF([.R195]&gt;[.$R$648];[.R195];&quot;&quot;)">
            <text:p/>
          </table:table-cell>
          <table:table-cell table:style-name="ce37" table:formula="of:=IF([.R195]&gt;[.$R$648];[.S195];&quot;&quot;)">
            <text:p/>
          </table:table-cell>
          <table:table-cell table:style-name="ce37" table:formula="of:=IF([.R195]&gt;[.$R$648];[.T195];&quot;&quot;)">
            <text:p/>
          </table:table-cell>
          <table:table-cell table:style-name="ce37" table:formula="of:=IF([.R195]&gt;[.$R$648];[.U195];&quot;&quot;)">
            <text:p/>
          </table:table-cell>
          <table:table-cell table:formula="of:=IF(AND([.H195]=[.H194];[.H19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5]&lt;&gt;&quot;&quot;;[.E195];[.K195])" office:value-type="float" office:value="0" calcext:value-type="float">
            <text:p>0</text:p>
          </table:table-cell>
          <table:table-cell table:style-name="ce18" table:formula="of:=[.M195]-[.N19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5089" calcext:value-type="float">
            <text:p>5241250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078019" calcext:value-type="float">
            <text:p>2127,078019</text:p>
          </table:table-cell>
          <table:table-cell table:style-name="ce38" table:formula="of:=IF([.H196]=&quot;&quot;;[.R196];&quot;&quot;)">
            <text:p/>
          </table:table-cell>
          <table:table-cell table:style-name="ce40" table:formula="of:=IF([.I196]=&quot;&quot;;[.S196];&quot;&quot;)">
            <text:p/>
          </table:table-cell>
          <table:table-cell table:style-name="ce38" table:formula="of:=IF([.J196]=&quot;&quot;;[.T196];&quot;&quot;)">
            <text:p/>
          </table:table-cell>
          <table:table-cell table:style-name="ce38" table:formula="of:=IF([.K196]=&quot;&quot;;[.U196];&quot;&quot;)">
            <text:p/>
          </table:table-cell>
          <table:table-cell table:formula="of:=IF(AND([.B196]=[.B195];[.D195]=[.D196];[.D195]&lt;&gt;&quot;&quot;;[.B195]&lt;&gt;&quot;&quot;);&quot;Retransmisión&quot;;&quot;&quot;)">
            <text:p/>
          </table:table-cell>
          <table:table-cell/>
          <table:table-cell table:style-name="ce37" table:formula="of:=IF([.R196]&gt;[.$R$648];[.R196];&quot;&quot;)" office:value-type="float" office:value="524126549" calcext:value-type="float">
            <text:p>5241265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96]&gt;[.$R$648];[.T196];&quot;&quot;)" office:value-type="float" office:value="229370" calcext:value-type="float">
            <text:p>229370</text:p>
          </table:table-cell>
          <table:table-cell table:style-name="ce37" table:formula="of:=IF([.R196]&gt;[.$R$648];[.U196];&quot;&quot;)" office:value-type="float" office:value="1460" calcext:value-type="float">
            <text:p>1460</text:p>
          </table:table-cell>
          <table:table-cell table:formula="of:=IF(AND([.H196]=[.H195];[.H19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96]&lt;&gt;&quot;&quot;;[.E196];[.K196])" office:value-type="float" office:value="1460" calcext:value-type="float">
            <text:p>1460</text:p>
          </table:table-cell>
          <table:table-cell table:style-name="ce18" table:formula="of:=[.M196]-[.N196]" office:value-type="float" office:value="40" calcext:value-type="float">
            <text:p>40</text:p>
          </table:table-cell>
          <table:table-cell table:number-columns-repeated="2"/>
          <table:table-cell office:value-type="float" office:value="524126549" calcext:value-type="float">
            <text:p>524126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79907" calcext:value-type="float">
            <text:p>2127,079907</text:p>
          </table:table-cell>
          <table:table-cell table:style-name="ce38" table:formula="of:=IF([.H197]=&quot;&quot;;[.R197];&quot;&quot;)">
            <text:p/>
          </table:table-cell>
          <table:table-cell table:style-name="ce40" table:formula="of:=IF([.I197]=&quot;&quot;;[.S197];&quot;&quot;)">
            <text:p/>
          </table:table-cell>
          <table:table-cell table:style-name="ce38" table:formula="of:=IF([.J197]=&quot;&quot;;[.T197];&quot;&quot;)">
            <text:p/>
          </table:table-cell>
          <table:table-cell table:style-name="ce38" table:formula="of:=IF([.K197]=&quot;&quot;;[.U197];&quot;&quot;)">
            <text:p/>
          </table:table-cell>
          <table:table-cell table:formula="of:=IF(AND([.B197]=[.B196];[.D196]=[.D197];[.D196]&lt;&gt;&quot;&quot;;[.B196]&lt;&gt;&quot;&quot;);&quot;Retransmisión&quot;;&quot;&quot;)">
            <text:p/>
          </table:table-cell>
          <table:table-cell/>
          <table:table-cell table:style-name="ce37" table:formula="of:=IF([.R197]&gt;[.$R$648];[.R197];&quot;&quot;)" office:value-type="float" office:value="524128009" calcext:value-type="float">
            <text:p>52412800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197]&gt;[.$R$648];[.T197];&quot;&quot;)" office:value-type="float" office:value="229370" calcext:value-type="float">
            <text:p>229370</text:p>
          </table:table-cell>
          <table:table-cell table:style-name="ce37" table:formula="of:=IF([.R197]&gt;[.$R$648];[.U197];&quot;&quot;)" office:value-type="float" office:value="1460" calcext:value-type="float">
            <text:p>1460</text:p>
          </table:table-cell>
          <table:table-cell table:formula="of:=IF(AND([.H197]=[.H196];[.H19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97]&lt;&gt;&quot;&quot;;[.E197];[.K197])" office:value-type="float" office:value="1460" calcext:value-type="float">
            <text:p>1460</text:p>
          </table:table-cell>
          <table:table-cell table:style-name="ce18" table:formula="of:=[.M197]-[.N197]" office:value-type="float" office:value="40" calcext:value-type="float">
            <text:p>40</text:p>
          </table:table-cell>
          <table:table-cell table:number-columns-repeated="2"/>
          <table:table-cell office:value-type="float" office:value="524128009" calcext:value-type="float">
            <text:p>5241280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81091" calcext:value-type="float">
            <text:p>2127,081091</text:p>
          </table:table-cell>
          <table:table-cell table:style-name="ce37" table:formula="of:=IF([.H198]=&quot;&quot;;[.R19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198]=&quot;&quot;;[.T198];&quot;&quot;)" office:value-type="float" office:value="524128009" calcext:value-type="float">
            <text:p>524128009</text:p>
          </table:table-cell>
          <table:table-cell table:style-name="ce37" table:formula="of:=IF([.K198]=&quot;&quot;;[.U198];&quot;&quot;)" office:value-type="float" office:value="0" calcext:value-type="float">
            <text:p>0</text:p>
          </table:table-cell>
          <table:table-cell table:formula="of:=IF(AND([.B198]=[.B197];[.D197]=[.D198];[.D197]&lt;&gt;&quot;&quot;;[.B197]&lt;&gt;&quot;&quot;);&quot;Retransmisión&quot;;&quot;&quot;)">
            <text:p/>
          </table:table-cell>
          <table:table-cell/>
          <table:table-cell table:style-name="ce37" table:formula="of:=IF([.R198]&gt;[.$R$648];[.R198];&quot;&quot;)">
            <text:p/>
          </table:table-cell>
          <table:table-cell table:style-name="ce37" table:formula="of:=IF([.R198]&gt;[.$R$648];[.S198];&quot;&quot;)">
            <text:p/>
          </table:table-cell>
          <table:table-cell table:style-name="ce37" table:formula="of:=IF([.R198]&gt;[.$R$648];[.T198];&quot;&quot;)">
            <text:p/>
          </table:table-cell>
          <table:table-cell table:style-name="ce37" table:formula="of:=IF([.R198]&gt;[.$R$648];[.U198];&quot;&quot;)">
            <text:p/>
          </table:table-cell>
          <table:table-cell table:formula="of:=IF(AND([.H198]=[.H197];[.H19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198]&lt;&gt;&quot;&quot;;[.E198];[.K198])" office:value-type="float" office:value="0" calcext:value-type="float">
            <text:p>0</text:p>
          </table:table-cell>
          <table:table-cell table:style-name="ce18" table:formula="of:=[.M198]-[.N19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8009" calcext:value-type="float">
            <text:p>5241280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094444" calcext:value-type="float">
            <text:p>2127,094444</text:p>
          </table:table-cell>
          <table:table-cell table:style-name="ce38" table:formula="of:=IF([.H199]=&quot;&quot;;[.R199];&quot;&quot;)">
            <text:p/>
          </table:table-cell>
          <table:table-cell table:style-name="ce40" table:formula="of:=IF([.I199]=&quot;&quot;;[.S199];&quot;&quot;)">
            <text:p/>
          </table:table-cell>
          <table:table-cell table:style-name="ce38" table:formula="of:=IF([.J199]=&quot;&quot;;[.T199];&quot;&quot;)">
            <text:p/>
          </table:table-cell>
          <table:table-cell table:style-name="ce38" table:formula="of:=IF([.K199]=&quot;&quot;;[.U199];&quot;&quot;)">
            <text:p/>
          </table:table-cell>
          <table:table-cell table:formula="of:=IF(AND([.B199]=[.B198];[.D198]=[.D199];[.D198]&lt;&gt;&quot;&quot;;[.B198]&lt;&gt;&quot;&quot;);&quot;Retransmisión&quot;;&quot;&quot;)">
            <text:p/>
          </table:table-cell>
          <table:table-cell/>
          <table:table-cell table:style-name="ce37" table:formula="of:=IF([.R199]&gt;[.$R$648];[.R199];&quot;&quot;)" office:value-type="float" office:value="524129469" calcext:value-type="float">
            <text:p>5241294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199]&gt;[.$R$648];[.T199];&quot;&quot;)" office:value-type="float" office:value="229370" calcext:value-type="float">
            <text:p>229370</text:p>
          </table:table-cell>
          <table:table-cell table:style-name="ce37" table:formula="of:=IF([.R199]&gt;[.$R$648];[.U199];&quot;&quot;)" office:value-type="float" office:value="1460" calcext:value-type="float">
            <text:p>1460</text:p>
          </table:table-cell>
          <table:table-cell table:formula="of:=IF(AND([.H199]=[.H198];[.H19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199]&lt;&gt;&quot;&quot;;[.E199];[.K199])" office:value-type="float" office:value="1460" calcext:value-type="float">
            <text:p>1460</text:p>
          </table:table-cell>
          <table:table-cell table:style-name="ce18" table:formula="of:=[.M199]-[.N199]" office:value-type="float" office:value="40" calcext:value-type="float">
            <text:p>40</text:p>
          </table:table-cell>
          <table:table-cell table:number-columns-repeated="2"/>
          <table:table-cell office:value-type="float" office:value="524129469" calcext:value-type="float">
            <text:p>524129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96974" calcext:value-type="float">
            <text:p>2127,096974</text:p>
          </table:table-cell>
          <table:table-cell table:style-name="ce38" table:formula="of:=IF([.H200]=&quot;&quot;;[.R200];&quot;&quot;)">
            <text:p/>
          </table:table-cell>
          <table:table-cell table:style-name="ce40" table:formula="of:=IF([.I200]=&quot;&quot;;[.S200];&quot;&quot;)">
            <text:p/>
          </table:table-cell>
          <table:table-cell table:style-name="ce38" table:formula="of:=IF([.J200]=&quot;&quot;;[.T200];&quot;&quot;)">
            <text:p/>
          </table:table-cell>
          <table:table-cell table:style-name="ce38" table:formula="of:=IF([.K200]=&quot;&quot;;[.U200];&quot;&quot;)">
            <text:p/>
          </table:table-cell>
          <table:table-cell table:formula="of:=IF(AND([.B200]=[.B199];[.D199]=[.D200];[.D199]&lt;&gt;&quot;&quot;;[.B199]&lt;&gt;&quot;&quot;);&quot;Retransmisión&quot;;&quot;&quot;)">
            <text:p/>
          </table:table-cell>
          <table:table-cell/>
          <table:table-cell table:style-name="ce37" table:formula="of:=IF([.R200]&gt;[.$R$648];[.R200];&quot;&quot;)" office:value-type="float" office:value="524130929" calcext:value-type="float">
            <text:p>52413092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200]&gt;[.$R$648];[.T200];&quot;&quot;)" office:value-type="float" office:value="229370" calcext:value-type="float">
            <text:p>229370</text:p>
          </table:table-cell>
          <table:table-cell table:style-name="ce37" table:formula="of:=IF([.R200]&gt;[.$R$648];[.U200];&quot;&quot;)" office:value-type="float" office:value="1460" calcext:value-type="float">
            <text:p>1460</text:p>
          </table:table-cell>
          <table:table-cell table:formula="of:=IF(AND([.H200]=[.H199];[.H19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00]&lt;&gt;&quot;&quot;;[.E200];[.K200])" office:value-type="float" office:value="1460" calcext:value-type="float">
            <text:p>1460</text:p>
          </table:table-cell>
          <table:table-cell table:style-name="ce18" table:formula="of:=[.M200]-[.N200]" office:value-type="float" office:value="40" calcext:value-type="float">
            <text:p>40</text:p>
          </table:table-cell>
          <table:table-cell table:number-columns-repeated="2"/>
          <table:table-cell office:value-type="float" office:value="524130929" calcext:value-type="float">
            <text:p>5241309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98853" calcext:value-type="float">
            <text:p>2127,098853</text:p>
          </table:table-cell>
          <table:table-cell table:style-name="ce38" table:formula="of:=IF([.H201]=&quot;&quot;;[.R201];&quot;&quot;)">
            <text:p/>
          </table:table-cell>
          <table:table-cell table:style-name="ce40" table:formula="of:=IF([.I201]=&quot;&quot;;[.S201];&quot;&quot;)">
            <text:p/>
          </table:table-cell>
          <table:table-cell table:style-name="ce38" table:formula="of:=IF([.J201]=&quot;&quot;;[.T201];&quot;&quot;)">
            <text:p/>
          </table:table-cell>
          <table:table-cell table:style-name="ce38" table:formula="of:=IF([.K201]=&quot;&quot;;[.U201];&quot;&quot;)">
            <text:p/>
          </table:table-cell>
          <table:table-cell table:formula="of:=IF(AND([.B201]=[.B200];[.D200]=[.D201];[.D200]&lt;&gt;&quot;&quot;;[.B200]&lt;&gt;&quot;&quot;);&quot;Retransmisión&quot;;&quot;&quot;)">
            <text:p/>
          </table:table-cell>
          <table:table-cell/>
          <table:table-cell table:style-name="ce37" table:formula="of:=IF([.R201]&gt;[.$R$648];[.R201];&quot;&quot;)" office:value-type="float" office:value="524132389" calcext:value-type="float">
            <text:p>5241323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01]&gt;[.$R$648];[.T201];&quot;&quot;)" office:value-type="float" office:value="229370" calcext:value-type="float">
            <text:p>229370</text:p>
          </table:table-cell>
          <table:table-cell table:style-name="ce37" table:formula="of:=IF([.R201]&gt;[.$R$648];[.U201];&quot;&quot;)" office:value-type="float" office:value="1460" calcext:value-type="float">
            <text:p>1460</text:p>
          </table:table-cell>
          <table:table-cell table:formula="of:=IF(AND([.H201]=[.H200];[.H20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01]&lt;&gt;&quot;&quot;;[.E201];[.K201])" office:value-type="float" office:value="1460" calcext:value-type="float">
            <text:p>1460</text:p>
          </table:table-cell>
          <table:table-cell table:style-name="ce18" table:formula="of:=[.M201]-[.N201]" office:value-type="float" office:value="40" calcext:value-type="float">
            <text:p>40</text:p>
          </table:table-cell>
          <table:table-cell table:number-columns-repeated="2"/>
          <table:table-cell office:value-type="float" office:value="524132389" calcext:value-type="float">
            <text:p>524132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099077" calcext:value-type="float">
            <text:p>2127,099077</text:p>
          </table:table-cell>
          <table:table-cell table:style-name="ce37" table:formula="of:=IF([.H202]=&quot;&quot;;[.R20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02]=&quot;&quot;;[.T202];&quot;&quot;)" office:value-type="float" office:value="524130929" calcext:value-type="float">
            <text:p>524130929</text:p>
          </table:table-cell>
          <table:table-cell table:style-name="ce37" table:formula="of:=IF([.K202]=&quot;&quot;;[.U202];&quot;&quot;)" office:value-type="float" office:value="0" calcext:value-type="float">
            <text:p>0</text:p>
          </table:table-cell>
          <table:table-cell table:formula="of:=IF(AND([.B202]=[.B201];[.D201]=[.D202];[.D201]&lt;&gt;&quot;&quot;;[.B201]&lt;&gt;&quot;&quot;);&quot;Retransmisión&quot;;&quot;&quot;)">
            <text:p/>
          </table:table-cell>
          <table:table-cell/>
          <table:table-cell table:style-name="ce37" table:formula="of:=IF([.R202]&gt;[.$R$648];[.R202];&quot;&quot;)">
            <text:p/>
          </table:table-cell>
          <table:table-cell table:style-name="ce37" table:formula="of:=IF([.R202]&gt;[.$R$648];[.S202];&quot;&quot;)">
            <text:p/>
          </table:table-cell>
          <table:table-cell table:style-name="ce37" table:formula="of:=IF([.R202]&gt;[.$R$648];[.T202];&quot;&quot;)">
            <text:p/>
          </table:table-cell>
          <table:table-cell table:style-name="ce37" table:formula="of:=IF([.R202]&gt;[.$R$648];[.U202];&quot;&quot;)">
            <text:p/>
          </table:table-cell>
          <table:table-cell table:formula="of:=IF(AND([.H202]=[.H201];[.H20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02]&lt;&gt;&quot;&quot;;[.E202];[.K202])" office:value-type="float" office:value="0" calcext:value-type="float">
            <text:p>0</text:p>
          </table:table-cell>
          <table:table-cell table:style-name="ce18" table:formula="of:=[.M202]-[.N20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30929" calcext:value-type="float">
            <text:p>5241309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100276" calcext:value-type="float">
            <text:p>2127,100276</text:p>
          </table:table-cell>
          <table:table-cell table:style-name="ce37" table:formula="of:=IF([.H203]=&quot;&quot;;[.R20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03]=&quot;&quot;;[.T203];&quot;&quot;)" office:value-type="float" office:value="524133849" calcext:value-type="float">
            <text:p>524133849</text:p>
          </table:table-cell>
          <table:table-cell table:style-name="ce37" table:formula="of:=IF([.K203]=&quot;&quot;;[.U203];&quot;&quot;)" office:value-type="float" office:value="0" calcext:value-type="float">
            <text:p>0</text:p>
          </table:table-cell>
          <table:table-cell table:formula="of:=IF(AND([.B203]=[.B202];[.D202]=[.D203];[.D202]&lt;&gt;&quot;&quot;;[.B202]&lt;&gt;&quot;&quot;);&quot;Retransmisión&quot;;&quot;&quot;)">
            <text:p/>
          </table:table-cell>
          <table:table-cell/>
          <table:table-cell table:style-name="ce37" table:formula="of:=IF([.R203]&gt;[.$R$648];[.R203];&quot;&quot;)">
            <text:p/>
          </table:table-cell>
          <table:table-cell table:style-name="ce37" table:formula="of:=IF([.R203]&gt;[.$R$648];[.S203];&quot;&quot;)">
            <text:p/>
          </table:table-cell>
          <table:table-cell table:style-name="ce37" table:formula="of:=IF([.R203]&gt;[.$R$648];[.T203];&quot;&quot;)">
            <text:p/>
          </table:table-cell>
          <table:table-cell table:style-name="ce37" table:formula="of:=IF([.R203]&gt;[.$R$648];[.U203];&quot;&quot;)">
            <text:p/>
          </table:table-cell>
          <table:table-cell table:formula="of:=IF(AND([.H203]=[.H202];[.H20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03]&lt;&gt;&quot;&quot;;[.E203];[.K203])" office:value-type="float" office:value="0" calcext:value-type="float">
            <text:p>0</text:p>
          </table:table-cell>
          <table:table-cell table:style-name="ce18" table:formula="of:=[.M203]-[.N20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33849" calcext:value-type="float">
            <text:p>524133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11376" calcext:value-type="float">
            <text:p>2127,11376</text:p>
          </table:table-cell>
          <table:table-cell table:style-name="ce37" table:formula="of:=IF([.H204]=&quot;&quot;;[.R20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04]=&quot;&quot;;[.T204];&quot;&quot;)" office:value-type="float" office:value="524133849" calcext:value-type="float">
            <text:p>524133849</text:p>
          </table:table-cell>
          <table:table-cell table:style-name="ce37" table:formula="of:=IF([.K204]=&quot;&quot;;[.U204];&quot;&quot;)" office:value-type="float" office:value="0" calcext:value-type="float">
            <text:p>0</text:p>
          </table:table-cell>
          <table:table-cell table:formula="of:=IF(AND([.B204]=[.B203];[.D203]=[.D204];[.D203]&lt;&gt;&quot;&quot;;[.B20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204]&gt;[.$R$648];[.R204];&quot;&quot;)">
            <text:p/>
          </table:table-cell>
          <table:table-cell table:style-name="ce37" table:formula="of:=IF([.R204]&gt;[.$R$648];[.S204];&quot;&quot;)">
            <text:p/>
          </table:table-cell>
          <table:table-cell table:style-name="ce37" table:formula="of:=IF([.R204]&gt;[.$R$648];[.T204];&quot;&quot;)">
            <text:p/>
          </table:table-cell>
          <table:table-cell table:style-name="ce37" table:formula="of:=IF([.R204]&gt;[.$R$648];[.U204];&quot;&quot;)">
            <text:p/>
          </table:table-cell>
          <table:table-cell table:formula="of:=IF(AND([.H204]=[.H203];[.H20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04]&lt;&gt;&quot;&quot;;[.E204];[.K204])" office:value-type="float" office:value="0" calcext:value-type="float">
            <text:p>0</text:p>
          </table:table-cell>
          <table:table-cell table:style-name="ce18" table:formula="of:=[.M204]-[.N20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33849" calcext:value-type="float">
            <text:p>524133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119409" calcext:value-type="float">
            <text:p>2127,119409</text:p>
          </table:table-cell>
          <table:table-cell table:style-name="ce38" table:formula="of:=IF([.H205]=&quot;&quot;;[.R205];&quot;&quot;)">
            <text:p/>
          </table:table-cell>
          <table:table-cell table:style-name="ce40" table:formula="of:=IF([.I205]=&quot;&quot;;[.S205];&quot;&quot;)">
            <text:p/>
          </table:table-cell>
          <table:table-cell table:style-name="ce38" table:formula="of:=IF([.J205]=&quot;&quot;;[.T205];&quot;&quot;)">
            <text:p/>
          </table:table-cell>
          <table:table-cell table:style-name="ce38" table:formula="of:=IF([.K205]=&quot;&quot;;[.U205];&quot;&quot;)">
            <text:p/>
          </table:table-cell>
          <table:table-cell table:formula="of:=IF(AND([.B205]=[.B204];[.D204]=[.D205];[.D204]&lt;&gt;&quot;&quot;;[.B204]&lt;&gt;&quot;&quot;);&quot;Retransmisión&quot;;&quot;&quot;)">
            <text:p/>
          </table:table-cell>
          <table:table-cell/>
          <table:table-cell table:style-name="ce37" table:formula="of:=IF([.R205]&gt;[.$R$648];[.R205];&quot;&quot;)" office:value-type="float" office:value="524133849" calcext:value-type="float">
            <text:p>5241338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05]&gt;[.$R$648];[.T205];&quot;&quot;)" office:value-type="float" office:value="229370" calcext:value-type="float">
            <text:p>229370</text:p>
          </table:table-cell>
          <table:table-cell table:style-name="ce37" table:formula="of:=IF([.R205]&gt;[.$R$648];[.U205];&quot;&quot;)" office:value-type="float" office:value="1460" calcext:value-type="float">
            <text:p>1460</text:p>
          </table:table-cell>
          <table:table-cell table:formula="of:=IF(AND([.H205]=[.H204];[.H20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05]&lt;&gt;&quot;&quot;;[.E205];[.K205])" office:value-type="float" office:value="1460" calcext:value-type="float">
            <text:p>1460</text:p>
          </table:table-cell>
          <table:table-cell table:style-name="ce18" table:formula="of:=[.M205]-[.N205]" office:value-type="float" office:value="40" calcext:value-type="float">
            <text:p>40</text:p>
          </table:table-cell>
          <table:table-cell table:number-columns-repeated="2"/>
          <table:table-cell office:value-type="float" office:value="524133849" calcext:value-type="float">
            <text:p>524133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21455" calcext:value-type="float">
            <text:p>2127,121455</text:p>
          </table:table-cell>
          <table:table-cell table:style-name="ce38" table:formula="of:=IF([.H206]=&quot;&quot;;[.R206];&quot;&quot;)">
            <text:p/>
          </table:table-cell>
          <table:table-cell table:style-name="ce40" table:formula="of:=IF([.I206]=&quot;&quot;;[.S206];&quot;&quot;)">
            <text:p/>
          </table:table-cell>
          <table:table-cell table:style-name="ce38" table:formula="of:=IF([.J206]=&quot;&quot;;[.T206];&quot;&quot;)">
            <text:p/>
          </table:table-cell>
          <table:table-cell table:style-name="ce38" table:formula="of:=IF([.K206]=&quot;&quot;;[.U206];&quot;&quot;)">
            <text:p/>
          </table:table-cell>
          <table:table-cell table:formula="of:=IF(AND([.B206]=[.B205];[.D205]=[.D206];[.D205]&lt;&gt;&quot;&quot;;[.B205]&lt;&gt;&quot;&quot;);&quot;Retransmisión&quot;;&quot;&quot;)">
            <text:p/>
          </table:table-cell>
          <table:table-cell/>
          <table:table-cell table:style-name="ce37" table:formula="of:=IF([.R206]&gt;[.$R$648];[.R206];&quot;&quot;)" office:value-type="float" office:value="524135309" calcext:value-type="float">
            <text:p>5241353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06]&gt;[.$R$648];[.T206];&quot;&quot;)" office:value-type="float" office:value="229370" calcext:value-type="float">
            <text:p>229370</text:p>
          </table:table-cell>
          <table:table-cell table:style-name="ce37" table:formula="of:=IF([.R206]&gt;[.$R$648];[.U206];&quot;&quot;)" office:value-type="float" office:value="1460" calcext:value-type="float">
            <text:p>1460</text:p>
          </table:table-cell>
          <table:table-cell table:formula="of:=IF(AND([.H206]=[.H205];[.H20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06]&lt;&gt;&quot;&quot;;[.E206];[.K206])" office:value-type="float" office:value="1460" calcext:value-type="float">
            <text:p>1460</text:p>
          </table:table-cell>
          <table:table-cell table:style-name="ce18" table:formula="of:=[.M206]-[.N206]" office:value-type="float" office:value="40" calcext:value-type="float">
            <text:p>40</text:p>
          </table:table-cell>
          <table:table-cell table:number-columns-repeated="2"/>
          <table:table-cell office:value-type="float" office:value="524135309" calcext:value-type="float">
            <text:p>524135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23243" calcext:value-type="float">
            <text:p>2127,123243</text:p>
          </table:table-cell>
          <table:table-cell table:style-name="ce38" table:formula="of:=IF([.H207]=&quot;&quot;;[.R207];&quot;&quot;)">
            <text:p/>
          </table:table-cell>
          <table:table-cell table:style-name="ce40" table:formula="of:=IF([.I207]=&quot;&quot;;[.S207];&quot;&quot;)">
            <text:p/>
          </table:table-cell>
          <table:table-cell table:style-name="ce38" table:formula="of:=IF([.J207]=&quot;&quot;;[.T207];&quot;&quot;)">
            <text:p/>
          </table:table-cell>
          <table:table-cell table:style-name="ce38" table:formula="of:=IF([.K207]=&quot;&quot;;[.U207];&quot;&quot;)">
            <text:p/>
          </table:table-cell>
          <table:table-cell table:formula="of:=IF(AND([.B207]=[.B206];[.D206]=[.D207];[.D206]&lt;&gt;&quot;&quot;;[.B206]&lt;&gt;&quot;&quot;);&quot;Retransmisión&quot;;&quot;&quot;)">
            <text:p/>
          </table:table-cell>
          <table:table-cell/>
          <table:table-cell table:style-name="ce37" table:formula="of:=IF([.R207]&gt;[.$R$648];[.R207];&quot;&quot;)" office:value-type="float" office:value="524136769" calcext:value-type="float">
            <text:p>5241367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07]&gt;[.$R$648];[.T207];&quot;&quot;)" office:value-type="float" office:value="229370" calcext:value-type="float">
            <text:p>229370</text:p>
          </table:table-cell>
          <table:table-cell table:style-name="ce37" table:formula="of:=IF([.R207]&gt;[.$R$648];[.U207];&quot;&quot;)" office:value-type="float" office:value="1460" calcext:value-type="float">
            <text:p>1460</text:p>
          </table:table-cell>
          <table:table-cell table:formula="of:=IF(AND([.H207]=[.H206];[.H20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07]&lt;&gt;&quot;&quot;;[.E207];[.K207])" office:value-type="float" office:value="1460" calcext:value-type="float">
            <text:p>1460</text:p>
          </table:table-cell>
          <table:table-cell table:style-name="ce18" table:formula="of:=[.M207]-[.N207]" office:value-type="float" office:value="40" calcext:value-type="float">
            <text:p>40</text:p>
          </table:table-cell>
          <table:table-cell table:number-columns-repeated="2"/>
          <table:table-cell office:value-type="float" office:value="524136769" calcext:value-type="float">
            <text:p>5241367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24534" calcext:value-type="float">
            <text:p>2127,124534</text:p>
          </table:table-cell>
          <table:table-cell table:style-name="ce37" table:formula="of:=IF([.H208]=&quot;&quot;;[.R20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08]=&quot;&quot;;[.T208];&quot;&quot;)" office:value-type="float" office:value="524136769" calcext:value-type="float">
            <text:p>524136769</text:p>
          </table:table-cell>
          <table:table-cell table:style-name="ce37" table:formula="of:=IF([.K208]=&quot;&quot;;[.U208];&quot;&quot;)" office:value-type="float" office:value="0" calcext:value-type="float">
            <text:p>0</text:p>
          </table:table-cell>
          <table:table-cell table:formula="of:=IF(AND([.B208]=[.B207];[.D207]=[.D208];[.D207]&lt;&gt;&quot;&quot;;[.B207]&lt;&gt;&quot;&quot;);&quot;Retransmisión&quot;;&quot;&quot;)">
            <text:p/>
          </table:table-cell>
          <table:table-cell/>
          <table:table-cell table:style-name="ce37" table:formula="of:=IF([.R208]&gt;[.$R$648];[.R208];&quot;&quot;)">
            <text:p/>
          </table:table-cell>
          <table:table-cell table:style-name="ce37" table:formula="of:=IF([.R208]&gt;[.$R$648];[.S208];&quot;&quot;)">
            <text:p/>
          </table:table-cell>
          <table:table-cell table:style-name="ce37" table:formula="of:=IF([.R208]&gt;[.$R$648];[.T208];&quot;&quot;)">
            <text:p/>
          </table:table-cell>
          <table:table-cell table:style-name="ce37" table:formula="of:=IF([.R208]&gt;[.$R$648];[.U208];&quot;&quot;)">
            <text:p/>
          </table:table-cell>
          <table:table-cell table:formula="of:=IF(AND([.H208]=[.H207];[.H20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08]&lt;&gt;&quot;&quot;;[.E208];[.K208])" office:value-type="float" office:value="0" calcext:value-type="float">
            <text:p>0</text:p>
          </table:table-cell>
          <table:table-cell table:style-name="ce18" table:formula="of:=[.M208]-[.N20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36769" calcext:value-type="float">
            <text:p>524136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135002" calcext:value-type="float">
            <text:p>2127,135002</text:p>
          </table:table-cell>
          <table:table-cell table:style-name="ce38" table:formula="of:=IF([.H209]=&quot;&quot;;[.R209];&quot;&quot;)">
            <text:p/>
          </table:table-cell>
          <table:table-cell table:style-name="ce40" table:formula="of:=IF([.I209]=&quot;&quot;;[.S209];&quot;&quot;)">
            <text:p/>
          </table:table-cell>
          <table:table-cell table:style-name="ce38" table:formula="of:=IF([.J209]=&quot;&quot;;[.T209];&quot;&quot;)">
            <text:p/>
          </table:table-cell>
          <table:table-cell table:style-name="ce38" table:formula="of:=IF([.K209]=&quot;&quot;;[.U209];&quot;&quot;)">
            <text:p/>
          </table:table-cell>
          <table:table-cell table:formula="of:=IF(AND([.B209]=[.B208];[.D208]=[.D209];[.D208]&lt;&gt;&quot;&quot;;[.B208]&lt;&gt;&quot;&quot;);&quot;Retransmisión&quot;;&quot;&quot;)">
            <text:p/>
          </table:table-cell>
          <table:table-cell/>
          <table:table-cell table:style-name="ce37" table:formula="of:=IF([.R209]&gt;[.$R$648];[.R209];&quot;&quot;)" office:value-type="float" office:value="524138229" calcext:value-type="float">
            <text:p>5241382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09]&gt;[.$R$648];[.T209];&quot;&quot;)" office:value-type="float" office:value="229370" calcext:value-type="float">
            <text:p>229370</text:p>
          </table:table-cell>
          <table:table-cell table:style-name="ce37" table:formula="of:=IF([.R209]&gt;[.$R$648];[.U209];&quot;&quot;)" office:value-type="float" office:value="1460" calcext:value-type="float">
            <text:p>1460</text:p>
          </table:table-cell>
          <table:table-cell table:formula="of:=IF(AND([.H209]=[.H208];[.H20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09]&lt;&gt;&quot;&quot;;[.E209];[.K209])" office:value-type="float" office:value="1460" calcext:value-type="float">
            <text:p>1460</text:p>
          </table:table-cell>
          <table:table-cell table:style-name="ce18" table:formula="of:=[.M209]-[.N209]" office:value-type="float" office:value="40" calcext:value-type="float">
            <text:p>40</text:p>
          </table:table-cell>
          <table:table-cell table:number-columns-repeated="2"/>
          <table:table-cell office:value-type="float" office:value="524138229" calcext:value-type="float">
            <text:p>524138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37657" calcext:value-type="float">
            <text:p>2127,137657</text:p>
          </table:table-cell>
          <table:table-cell table:style-name="ce38" table:formula="of:=IF([.H210]=&quot;&quot;;[.R210];&quot;&quot;)">
            <text:p/>
          </table:table-cell>
          <table:table-cell table:style-name="ce40" table:formula="of:=IF([.I210]=&quot;&quot;;[.S210];&quot;&quot;)">
            <text:p/>
          </table:table-cell>
          <table:table-cell table:style-name="ce38" table:formula="of:=IF([.J210]=&quot;&quot;;[.T210];&quot;&quot;)">
            <text:p/>
          </table:table-cell>
          <table:table-cell table:style-name="ce38" table:formula="of:=IF([.K210]=&quot;&quot;;[.U210];&quot;&quot;)">
            <text:p/>
          </table:table-cell>
          <table:table-cell table:formula="of:=IF(AND([.B210]=[.B209];[.D209]=[.D210];[.D209]&lt;&gt;&quot;&quot;;[.B209]&lt;&gt;&quot;&quot;);&quot;Retransmisión&quot;;&quot;&quot;)">
            <text:p/>
          </table:table-cell>
          <table:table-cell/>
          <table:table-cell table:style-name="ce37" table:formula="of:=IF([.R210]&gt;[.$R$648];[.R210];&quot;&quot;)" office:value-type="float" office:value="524139689" calcext:value-type="float">
            <text:p>5241396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10]&gt;[.$R$648];[.T210];&quot;&quot;)" office:value-type="float" office:value="229370" calcext:value-type="float">
            <text:p>229370</text:p>
          </table:table-cell>
          <table:table-cell table:style-name="ce37" table:formula="of:=IF([.R210]&gt;[.$R$648];[.U210];&quot;&quot;)" office:value-type="float" office:value="1460" calcext:value-type="float">
            <text:p>1460</text:p>
          </table:table-cell>
          <table:table-cell table:formula="of:=IF(AND([.H210]=[.H209];[.H20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10]&lt;&gt;&quot;&quot;;[.E210];[.K210])" office:value-type="float" office:value="1460" calcext:value-type="float">
            <text:p>1460</text:p>
          </table:table-cell>
          <table:table-cell table:style-name="ce18" table:formula="of:=[.M210]-[.N210]" office:value-type="float" office:value="40" calcext:value-type="float">
            <text:p>40</text:p>
          </table:table-cell>
          <table:table-cell table:number-columns-repeated="2"/>
          <table:table-cell office:value-type="float" office:value="524139689" calcext:value-type="float">
            <text:p>524139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39469" calcext:value-type="float">
            <text:p>2127,139469</text:p>
          </table:table-cell>
          <table:table-cell table:style-name="ce38" table:formula="of:=IF([.H211]=&quot;&quot;;[.R211];&quot;&quot;)">
            <text:p/>
          </table:table-cell>
          <table:table-cell table:style-name="ce40" table:formula="of:=IF([.I211]=&quot;&quot;;[.S211];&quot;&quot;)">
            <text:p/>
          </table:table-cell>
          <table:table-cell table:style-name="ce38" table:formula="of:=IF([.J211]=&quot;&quot;;[.T211];&quot;&quot;)">
            <text:p/>
          </table:table-cell>
          <table:table-cell table:style-name="ce38" table:formula="of:=IF([.K211]=&quot;&quot;;[.U211];&quot;&quot;)">
            <text:p/>
          </table:table-cell>
          <table:table-cell table:formula="of:=IF(AND([.B211]=[.B210];[.D210]=[.D211];[.D210]&lt;&gt;&quot;&quot;;[.B210]&lt;&gt;&quot;&quot;);&quot;Retransmisión&quot;;&quot;&quot;)">
            <text:p/>
          </table:table-cell>
          <table:table-cell/>
          <table:table-cell table:style-name="ce37" table:formula="of:=IF([.R211]&gt;[.$R$648];[.R211];&quot;&quot;)" office:value-type="float" office:value="524141149" calcext:value-type="float">
            <text:p>5241411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11]&gt;[.$R$648];[.T211];&quot;&quot;)" office:value-type="float" office:value="229370" calcext:value-type="float">
            <text:p>229370</text:p>
          </table:table-cell>
          <table:table-cell table:style-name="ce37" table:formula="of:=IF([.R211]&gt;[.$R$648];[.U211];&quot;&quot;)" office:value-type="float" office:value="1460" calcext:value-type="float">
            <text:p>1460</text:p>
          </table:table-cell>
          <table:table-cell table:formula="of:=IF(AND([.H211]=[.H210];[.H21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11]&lt;&gt;&quot;&quot;;[.E211];[.K211])" office:value-type="float" office:value="1460" calcext:value-type="float">
            <text:p>1460</text:p>
          </table:table-cell>
          <table:table-cell table:style-name="ce18" table:formula="of:=[.M211]-[.N211]" office:value-type="float" office:value="40" calcext:value-type="float">
            <text:p>40</text:p>
          </table:table-cell>
          <table:table-cell table:number-columns-repeated="2"/>
          <table:table-cell office:value-type="float" office:value="524141149" calcext:value-type="float">
            <text:p>524141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41522" calcext:value-type="float">
            <text:p>2127,141522</text:p>
          </table:table-cell>
          <table:table-cell table:style-name="ce38" table:formula="of:=IF([.H212]=&quot;&quot;;[.R212];&quot;&quot;)">
            <text:p/>
          </table:table-cell>
          <table:table-cell table:style-name="ce40" table:formula="of:=IF([.I212]=&quot;&quot;;[.S212];&quot;&quot;)">
            <text:p/>
          </table:table-cell>
          <table:table-cell table:style-name="ce38" table:formula="of:=IF([.J212]=&quot;&quot;;[.T212];&quot;&quot;)">
            <text:p/>
          </table:table-cell>
          <table:table-cell table:style-name="ce38" table:formula="of:=IF([.K212]=&quot;&quot;;[.U212];&quot;&quot;)">
            <text:p/>
          </table:table-cell>
          <table:table-cell table:formula="of:=IF(AND([.B212]=[.B211];[.D211]=[.D212];[.D211]&lt;&gt;&quot;&quot;;[.B211]&lt;&gt;&quot;&quot;);&quot;Retransmisión&quot;;&quot;&quot;)">
            <text:p/>
          </table:table-cell>
          <table:table-cell/>
          <table:table-cell table:style-name="ce37" table:formula="of:=IF([.R212]&gt;[.$R$648];[.R212];&quot;&quot;)" office:value-type="float" office:value="524141149" calcext:value-type="float">
            <text:p>5241411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12]&gt;[.$R$648];[.T212];&quot;&quot;)" office:value-type="float" office:value="229370" calcext:value-type="float">
            <text:p>229370</text:p>
          </table:table-cell>
          <table:table-cell table:style-name="ce37" table:formula="of:=IF([.R212]&gt;[.$R$648];[.U212];&quot;&quot;)" office:value-type="float" office:value="1460" calcext:value-type="float">
            <text:p>1460</text:p>
          </table:table-cell>
          <table:table-cell table:formula="of:=IF(AND([.H212]=[.H211];[.H211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12]&lt;&gt;&quot;&quot;;[.E212];[.K212])" office:value-type="float" office:value="1460" calcext:value-type="float">
            <text:p>1460</text:p>
          </table:table-cell>
          <table:table-cell table:style-name="ce18" table:formula="of:=[.M212]-[.N212]" office:value-type="float" office:value="40" calcext:value-type="float">
            <text:p>40</text:p>
          </table:table-cell>
          <table:table-cell table:number-columns-repeated="2"/>
          <table:table-cell office:value-type="float" office:value="524141149" calcext:value-type="float">
            <text:p>524141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4175" calcext:value-type="float">
            <text:p>2127,14175</text:p>
          </table:table-cell>
          <table:table-cell table:style-name="ce37" table:formula="of:=IF([.H213]=&quot;&quot;;[.R21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13]=&quot;&quot;;[.T213];&quot;&quot;)" office:value-type="float" office:value="524139689" calcext:value-type="float">
            <text:p>524139689</text:p>
          </table:table-cell>
          <table:table-cell table:style-name="ce37" table:formula="of:=IF([.K213]=&quot;&quot;;[.U213];&quot;&quot;)" office:value-type="float" office:value="0" calcext:value-type="float">
            <text:p>0</text:p>
          </table:table-cell>
          <table:table-cell table:formula="of:=IF(AND([.B213]=[.B212];[.D212]=[.D213];[.D212]&lt;&gt;&quot;&quot;;[.B212]&lt;&gt;&quot;&quot;);&quot;Retransmisión&quot;;&quot;&quot;)">
            <text:p/>
          </table:table-cell>
          <table:table-cell/>
          <table:table-cell table:style-name="ce37" table:formula="of:=IF([.R213]&gt;[.$R$648];[.R213];&quot;&quot;)">
            <text:p/>
          </table:table-cell>
          <table:table-cell table:style-name="ce37" table:formula="of:=IF([.R213]&gt;[.$R$648];[.S213];&quot;&quot;)">
            <text:p/>
          </table:table-cell>
          <table:table-cell table:style-name="ce37" table:formula="of:=IF([.R213]&gt;[.$R$648];[.T213];&quot;&quot;)">
            <text:p/>
          </table:table-cell>
          <table:table-cell table:style-name="ce37" table:formula="of:=IF([.R213]&gt;[.$R$648];[.U213];&quot;&quot;)">
            <text:p/>
          </table:table-cell>
          <table:table-cell table:formula="of:=IF(AND([.H213]=[.H212];[.H21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13]&lt;&gt;&quot;&quot;;[.E213];[.K213])" office:value-type="float" office:value="0" calcext:value-type="float">
            <text:p>0</text:p>
          </table:table-cell>
          <table:table-cell table:style-name="ce18" table:formula="of:=[.M213]-[.N21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39689" calcext:value-type="float">
            <text:p>524139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142719" calcext:value-type="float">
            <text:p>2127,142719</text:p>
          </table:table-cell>
          <table:table-cell table:style-name="ce37" table:formula="of:=IF([.H214]=&quot;&quot;;[.R21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14]=&quot;&quot;;[.T214];&quot;&quot;)" office:value-type="float" office:value="524141149" calcext:value-type="float">
            <text:p>524141149</text:p>
          </table:table-cell>
          <table:table-cell table:style-name="ce37" table:formula="of:=IF([.K214]=&quot;&quot;;[.U214];&quot;&quot;)" office:value-type="float" office:value="0" calcext:value-type="float">
            <text:p>0</text:p>
          </table:table-cell>
          <table:table-cell table:formula="of:=IF(AND([.B214]=[.B213];[.D213]=[.D214];[.D213]&lt;&gt;&quot;&quot;;[.B213]&lt;&gt;&quot;&quot;);&quot;Retransmisión&quot;;&quot;&quot;)">
            <text:p/>
          </table:table-cell>
          <table:table-cell/>
          <table:table-cell table:style-name="ce37" table:formula="of:=IF([.R214]&gt;[.$R$648];[.R214];&quot;&quot;)">
            <text:p/>
          </table:table-cell>
          <table:table-cell table:style-name="ce37" table:formula="of:=IF([.R214]&gt;[.$R$648];[.S214];&quot;&quot;)">
            <text:p/>
          </table:table-cell>
          <table:table-cell table:style-name="ce37" table:formula="of:=IF([.R214]&gt;[.$R$648];[.T214];&quot;&quot;)">
            <text:p/>
          </table:table-cell>
          <table:table-cell table:style-name="ce37" table:formula="of:=IF([.R214]&gt;[.$R$648];[.U214];&quot;&quot;)">
            <text:p/>
          </table:table-cell>
          <table:table-cell table:formula="of:=IF(AND([.H214]=[.H213];[.H21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14]&lt;&gt;&quot;&quot;;[.E214];[.K214])" office:value-type="float" office:value="0" calcext:value-type="float">
            <text:p>0</text:p>
          </table:table-cell>
          <table:table-cell table:style-name="ce18" table:formula="of:=[.M214]-[.N21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1149" calcext:value-type="float">
            <text:p>5241411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146894" calcext:value-type="float">
            <text:p>2127,146894</text:p>
          </table:table-cell>
          <table:table-cell table:style-name="ce38" table:formula="of:=IF([.H215]=&quot;&quot;;[.R215];&quot;&quot;)">
            <text:p/>
          </table:table-cell>
          <table:table-cell table:style-name="ce40" table:formula="of:=IF([.I215]=&quot;&quot;;[.S215];&quot;&quot;)">
            <text:p/>
          </table:table-cell>
          <table:table-cell table:style-name="ce38" table:formula="of:=IF([.J215]=&quot;&quot;;[.T215];&quot;&quot;)">
            <text:p/>
          </table:table-cell>
          <table:table-cell table:style-name="ce38" table:formula="of:=IF([.K215]=&quot;&quot;;[.U215];&quot;&quot;)">
            <text:p/>
          </table:table-cell>
          <table:table-cell table:formula="of:=IF(AND([.B215]=[.B214];[.D214]=[.D215];[.D214]&lt;&gt;&quot;&quot;;[.B214]&lt;&gt;&quot;&quot;);&quot;Retransmisión&quot;;&quot;&quot;)">
            <text:p/>
          </table:table-cell>
          <table:table-cell/>
          <table:table-cell table:style-name="ce37" table:formula="of:=IF([.R215]&gt;[.$R$648];[.R215];&quot;&quot;)" office:value-type="float" office:value="524142609" calcext:value-type="float">
            <text:p>5241426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15]&gt;[.$R$648];[.T215];&quot;&quot;)" office:value-type="float" office:value="229370" calcext:value-type="float">
            <text:p>229370</text:p>
          </table:table-cell>
          <table:table-cell table:style-name="ce37" table:formula="of:=IF([.R215]&gt;[.$R$648];[.U215];&quot;&quot;)" office:value-type="float" office:value="1460" calcext:value-type="float">
            <text:p>1460</text:p>
          </table:table-cell>
          <table:table-cell table:formula="of:=IF(AND([.H215]=[.H214];[.H21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15]&lt;&gt;&quot;&quot;;[.E215];[.K215])" office:value-type="float" office:value="1460" calcext:value-type="float">
            <text:p>1460</text:p>
          </table:table-cell>
          <table:table-cell table:style-name="ce18" table:formula="of:=[.M215]-[.N215]" office:value-type="float" office:value="40" calcext:value-type="float">
            <text:p>40</text:p>
          </table:table-cell>
          <table:table-cell table:number-columns-repeated="2"/>
          <table:table-cell office:value-type="float" office:value="524142609" calcext:value-type="float">
            <text:p>524142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48971" calcext:value-type="float">
            <text:p>2127,148971</text:p>
          </table:table-cell>
          <table:table-cell table:style-name="ce38" table:formula="of:=IF([.H216]=&quot;&quot;;[.R216];&quot;&quot;)">
            <text:p/>
          </table:table-cell>
          <table:table-cell table:style-name="ce40" table:formula="of:=IF([.I216]=&quot;&quot;;[.S216];&quot;&quot;)">
            <text:p/>
          </table:table-cell>
          <table:table-cell table:style-name="ce38" table:formula="of:=IF([.J216]=&quot;&quot;;[.T216];&quot;&quot;)">
            <text:p/>
          </table:table-cell>
          <table:table-cell table:style-name="ce38" table:formula="of:=IF([.K216]=&quot;&quot;;[.U216];&quot;&quot;)">
            <text:p/>
          </table:table-cell>
          <table:table-cell table:formula="of:=IF(AND([.B216]=[.B215];[.D215]=[.D216];[.D215]&lt;&gt;&quot;&quot;;[.B215]&lt;&gt;&quot;&quot;);&quot;Retransmisión&quot;;&quot;&quot;)">
            <text:p/>
          </table:table-cell>
          <table:table-cell/>
          <table:table-cell table:style-name="ce37" table:formula="of:=IF([.R216]&gt;[.$R$648];[.R216];&quot;&quot;)" office:value-type="float" office:value="524144069" calcext:value-type="float">
            <text:p>5241440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16]&gt;[.$R$648];[.T216];&quot;&quot;)" office:value-type="float" office:value="229370" calcext:value-type="float">
            <text:p>229370</text:p>
          </table:table-cell>
          <table:table-cell table:style-name="ce37" table:formula="of:=IF([.R216]&gt;[.$R$648];[.U216];&quot;&quot;)" office:value-type="float" office:value="1460" calcext:value-type="float">
            <text:p>1460</text:p>
          </table:table-cell>
          <table:table-cell table:formula="of:=IF(AND([.H216]=[.H215];[.H21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16]&lt;&gt;&quot;&quot;;[.E216];[.K216])" office:value-type="float" office:value="1460" calcext:value-type="float">
            <text:p>1460</text:p>
          </table:table-cell>
          <table:table-cell table:style-name="ce18" table:formula="of:=[.M216]-[.N216]" office:value-type="float" office:value="40" calcext:value-type="float">
            <text:p>40</text:p>
          </table:table-cell>
          <table:table-cell table:number-columns-repeated="2"/>
          <table:table-cell office:value-type="float" office:value="524144069" calcext:value-type="float">
            <text:p>524144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49179" calcext:value-type="float">
            <text:p>2127,149179</text:p>
          </table:table-cell>
          <table:table-cell table:style-name="ce37" table:formula="of:=IF([.H217]=&quot;&quot;;[.R21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17]=&quot;&quot;;[.T217];&quot;&quot;)" office:value-type="float" office:value="524144069" calcext:value-type="float">
            <text:p>524144069</text:p>
          </table:table-cell>
          <table:table-cell table:style-name="ce37" table:formula="of:=IF([.K217]=&quot;&quot;;[.U217];&quot;&quot;)" office:value-type="float" office:value="0" calcext:value-type="float">
            <text:p>0</text:p>
          </table:table-cell>
          <table:table-cell table:formula="of:=IF(AND([.B217]=[.B216];[.D216]=[.D217];[.D216]&lt;&gt;&quot;&quot;;[.B216]&lt;&gt;&quot;&quot;);&quot;Retransmisión&quot;;&quot;&quot;)">
            <text:p/>
          </table:table-cell>
          <table:table-cell/>
          <table:table-cell table:style-name="ce37" table:formula="of:=IF([.R217]&gt;[.$R$648];[.R217];&quot;&quot;)">
            <text:p/>
          </table:table-cell>
          <table:table-cell table:style-name="ce37" table:formula="of:=IF([.R217]&gt;[.$R$648];[.S217];&quot;&quot;)">
            <text:p/>
          </table:table-cell>
          <table:table-cell table:style-name="ce37" table:formula="of:=IF([.R217]&gt;[.$R$648];[.T217];&quot;&quot;)">
            <text:p/>
          </table:table-cell>
          <table:table-cell table:style-name="ce37" table:formula="of:=IF([.R217]&gt;[.$R$648];[.U217];&quot;&quot;)">
            <text:p/>
          </table:table-cell>
          <table:table-cell table:formula="of:=IF(AND([.H217]=[.H216];[.H21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17]&lt;&gt;&quot;&quot;;[.E217];[.K217])" office:value-type="float" office:value="0" calcext:value-type="float">
            <text:p>0</text:p>
          </table:table-cell>
          <table:table-cell table:style-name="ce18" table:formula="of:=[.M217]-[.N21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4069" calcext:value-type="float">
            <text:p>5241440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167603" calcext:value-type="float">
            <text:p>2127,167603</text:p>
          </table:table-cell>
          <table:table-cell table:style-name="ce37" table:formula="of:=IF([.H218]=&quot;&quot;;[.R21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18]=&quot;&quot;;[.T218];&quot;&quot;)" office:value-type="float" office:value="524145529" calcext:value-type="float">
            <text:p>524145529</text:p>
          </table:table-cell>
          <table:table-cell table:style-name="ce37" table:formula="of:=IF([.K218]=&quot;&quot;;[.U218];&quot;&quot;)" office:value-type="float" office:value="0" calcext:value-type="float">
            <text:p>0</text:p>
          </table:table-cell>
          <table:table-cell table:formula="of:=IF(AND([.B218]=[.B217];[.D217]=[.D218];[.D217]&lt;&gt;&quot;&quot;;[.B217]&lt;&gt;&quot;&quot;);&quot;Retransmisión&quot;;&quot;&quot;)">
            <text:p/>
          </table:table-cell>
          <table:table-cell/>
          <table:table-cell table:style-name="ce37" table:formula="of:=IF([.R218]&gt;[.$R$648];[.R218];&quot;&quot;)">
            <text:p/>
          </table:table-cell>
          <table:table-cell table:style-name="ce37" table:formula="of:=IF([.R218]&gt;[.$R$648];[.S218];&quot;&quot;)">
            <text:p/>
          </table:table-cell>
          <table:table-cell table:style-name="ce37" table:formula="of:=IF([.R218]&gt;[.$R$648];[.T218];&quot;&quot;)">
            <text:p/>
          </table:table-cell>
          <table:table-cell table:style-name="ce37" table:formula="of:=IF([.R218]&gt;[.$R$648];[.U218];&quot;&quot;)">
            <text:p/>
          </table:table-cell>
          <table:table-cell table:formula="of:=IF(AND([.H218]=[.H217];[.H21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18]&lt;&gt;&quot;&quot;;[.E218];[.K218])" office:value-type="float" office:value="0" calcext:value-type="float">
            <text:p>0</text:p>
          </table:table-cell>
          <table:table-cell table:style-name="ce18" table:formula="of:=[.M218]-[.N21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5529" calcext:value-type="float">
            <text:p>5241455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185044" calcext:value-type="float">
            <text:p>2127,185044</text:p>
          </table:table-cell>
          <table:table-cell table:style-name="ce38" table:formula="of:=IF([.H219]=&quot;&quot;;[.R219];&quot;&quot;)">
            <text:p/>
          </table:table-cell>
          <table:table-cell table:style-name="ce40" table:formula="of:=IF([.I219]=&quot;&quot;;[.S219];&quot;&quot;)">
            <text:p/>
          </table:table-cell>
          <table:table-cell table:style-name="ce38" table:formula="of:=IF([.J219]=&quot;&quot;;[.T219];&quot;&quot;)">
            <text:p/>
          </table:table-cell>
          <table:table-cell table:style-name="ce38" table:formula="of:=IF([.K219]=&quot;&quot;;[.U219];&quot;&quot;)">
            <text:p/>
          </table:table-cell>
          <table:table-cell table:formula="of:=IF(AND([.B219]=[.B218];[.D218]=[.D219];[.D218]&lt;&gt;&quot;&quot;;[.B218]&lt;&gt;&quot;&quot;);&quot;Retransmisión&quot;;&quot;&quot;)">
            <text:p/>
          </table:table-cell>
          <table:table-cell/>
          <table:table-cell table:style-name="ce37" table:formula="of:=IF([.R219]&gt;[.$R$648];[.R219];&quot;&quot;)" office:value-type="float" office:value="524145529" calcext:value-type="float">
            <text:p>5241455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19]&gt;[.$R$648];[.T219];&quot;&quot;)" office:value-type="float" office:value="229370" calcext:value-type="float">
            <text:p>229370</text:p>
          </table:table-cell>
          <table:table-cell table:style-name="ce37" table:formula="of:=IF([.R219]&gt;[.$R$648];[.U219];&quot;&quot;)" office:value-type="float" office:value="1460" calcext:value-type="float">
            <text:p>1460</text:p>
          </table:table-cell>
          <table:table-cell table:formula="of:=IF(AND([.H219]=[.H218];[.H21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19]&lt;&gt;&quot;&quot;;[.E219];[.K219])" office:value-type="float" office:value="1460" calcext:value-type="float">
            <text:p>1460</text:p>
          </table:table-cell>
          <table:table-cell table:style-name="ce18" table:formula="of:=[.M219]-[.N219]" office:value-type="float" office:value="40" calcext:value-type="float">
            <text:p>40</text:p>
          </table:table-cell>
          <table:table-cell table:number-columns-repeated="2"/>
          <table:table-cell office:value-type="float" office:value="524145529" calcext:value-type="float">
            <text:p>524145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85254" calcext:value-type="float">
            <text:p>2127,185254</text:p>
          </table:table-cell>
          <table:table-cell table:style-name="ce37" table:formula="of:=IF([.H220]=&quot;&quot;;[.R22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20]=&quot;&quot;;[.T220];&quot;&quot;)" office:value-type="float" office:value="524145529" calcext:value-type="float">
            <text:p>524145529</text:p>
          </table:table-cell>
          <table:table-cell table:style-name="ce37" table:formula="of:=IF([.K220]=&quot;&quot;;[.U220];&quot;&quot;)" office:value-type="float" office:value="0" calcext:value-type="float">
            <text:p>0</text:p>
          </table:table-cell>
          <table:table-cell table:formula="of:=IF(AND([.B220]=[.B219];[.D219]=[.D220];[.D219]&lt;&gt;&quot;&quot;;[.B219]&lt;&gt;&quot;&quot;);&quot;Retransmisión&quot;;&quot;&quot;)">
            <text:p/>
          </table:table-cell>
          <table:table-cell/>
          <table:table-cell table:style-name="ce37" table:formula="of:=IF([.R220]&gt;[.$R$648];[.R220];&quot;&quot;)">
            <text:p/>
          </table:table-cell>
          <table:table-cell table:style-name="ce37" table:formula="of:=IF([.R220]&gt;[.$R$648];[.S220];&quot;&quot;)">
            <text:p/>
          </table:table-cell>
          <table:table-cell table:style-name="ce37" table:formula="of:=IF([.R220]&gt;[.$R$648];[.T220];&quot;&quot;)">
            <text:p/>
          </table:table-cell>
          <table:table-cell table:style-name="ce37" table:formula="of:=IF([.R220]&gt;[.$R$648];[.U220];&quot;&quot;)">
            <text:p/>
          </table:table-cell>
          <table:table-cell table:formula="of:=IF(AND([.H220]=[.H219];[.H21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20]&lt;&gt;&quot;&quot;;[.E220];[.K220])" office:value-type="float" office:value="0" calcext:value-type="float">
            <text:p>0</text:p>
          </table:table-cell>
          <table:table-cell table:style-name="ce18" table:formula="of:=[.M220]-[.N22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5529" calcext:value-type="float">
            <text:p>5241455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188052" calcext:value-type="float">
            <text:p>2127,188052</text:p>
          </table:table-cell>
          <table:table-cell table:style-name="ce38" table:formula="of:=IF([.H221]=&quot;&quot;;[.R221];&quot;&quot;)">
            <text:p/>
          </table:table-cell>
          <table:table-cell table:style-name="ce40" table:formula="of:=IF([.I221]=&quot;&quot;;[.S221];&quot;&quot;)">
            <text:p/>
          </table:table-cell>
          <table:table-cell table:style-name="ce38" table:formula="of:=IF([.J221]=&quot;&quot;;[.T221];&quot;&quot;)">
            <text:p/>
          </table:table-cell>
          <table:table-cell table:style-name="ce38" table:formula="of:=IF([.K221]=&quot;&quot;;[.U221];&quot;&quot;)">
            <text:p/>
          </table:table-cell>
          <table:table-cell table:formula="of:=IF(AND([.B221]=[.B220];[.D220]=[.D221];[.D220]&lt;&gt;&quot;&quot;;[.B220]&lt;&gt;&quot;&quot;);&quot;Retransmisión&quot;;&quot;&quot;)">
            <text:p/>
          </table:table-cell>
          <table:table-cell/>
          <table:table-cell table:style-name="ce37" table:formula="of:=IF([.R221]&gt;[.$R$648];[.R221];&quot;&quot;)" office:value-type="float" office:value="524146989" calcext:value-type="float">
            <text:p>5241469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21]&gt;[.$R$648];[.T221];&quot;&quot;)" office:value-type="float" office:value="229370" calcext:value-type="float">
            <text:p>229370</text:p>
          </table:table-cell>
          <table:table-cell table:style-name="ce37" table:formula="of:=IF([.R221]&gt;[.$R$648];[.U221];&quot;&quot;)" office:value-type="float" office:value="1460" calcext:value-type="float">
            <text:p>1460</text:p>
          </table:table-cell>
          <table:table-cell table:formula="of:=IF(AND([.H221]=[.H220];[.H22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21]&lt;&gt;&quot;&quot;;[.E221];[.K221])" office:value-type="float" office:value="1460" calcext:value-type="float">
            <text:p>1460</text:p>
          </table:table-cell>
          <table:table-cell table:style-name="ce18" table:formula="of:=[.M221]-[.N221]" office:value-type="float" office:value="40" calcext:value-type="float">
            <text:p>40</text:p>
          </table:table-cell>
          <table:table-cell table:number-columns-repeated="2"/>
          <table:table-cell office:value-type="float" office:value="524146989" calcext:value-type="float">
            <text:p>524146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89873" calcext:value-type="float">
            <text:p>2127,189873</text:p>
          </table:table-cell>
          <table:table-cell table:style-name="ce38" table:formula="of:=IF([.H222]=&quot;&quot;;[.R222];&quot;&quot;)">
            <text:p/>
          </table:table-cell>
          <table:table-cell table:style-name="ce40" table:formula="of:=IF([.I222]=&quot;&quot;;[.S222];&quot;&quot;)">
            <text:p/>
          </table:table-cell>
          <table:table-cell table:style-name="ce38" table:formula="of:=IF([.J222]=&quot;&quot;;[.T222];&quot;&quot;)">
            <text:p/>
          </table:table-cell>
          <table:table-cell table:style-name="ce38" table:formula="of:=IF([.K222]=&quot;&quot;;[.U222];&quot;&quot;)">
            <text:p/>
          </table:table-cell>
          <table:table-cell table:formula="of:=IF(AND([.B222]=[.B221];[.D221]=[.D222];[.D221]&lt;&gt;&quot;&quot;;[.B221]&lt;&gt;&quot;&quot;);&quot;Retransmisión&quot;;&quot;&quot;)">
            <text:p/>
          </table:table-cell>
          <table:table-cell/>
          <table:table-cell table:style-name="ce37" table:formula="of:=IF([.R222]&gt;[.$R$648];[.R222];&quot;&quot;)" office:value-type="float" office:value="524148449" calcext:value-type="float">
            <text:p>5241484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22]&gt;[.$R$648];[.T222];&quot;&quot;)" office:value-type="float" office:value="229370" calcext:value-type="float">
            <text:p>229370</text:p>
          </table:table-cell>
          <table:table-cell table:style-name="ce37" table:formula="of:=IF([.R222]&gt;[.$R$648];[.U222];&quot;&quot;)" office:value-type="float" office:value="1460" calcext:value-type="float">
            <text:p>1460</text:p>
          </table:table-cell>
          <table:table-cell table:formula="of:=IF(AND([.H222]=[.H221];[.H22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22]&lt;&gt;&quot;&quot;;[.E222];[.K222])" office:value-type="float" office:value="1460" calcext:value-type="float">
            <text:p>1460</text:p>
          </table:table-cell>
          <table:table-cell table:style-name="ce18" table:formula="of:=[.M222]-[.N222]" office:value-type="float" office:value="40" calcext:value-type="float">
            <text:p>40</text:p>
          </table:table-cell>
          <table:table-cell table:number-columns-repeated="2"/>
          <table:table-cell office:value-type="float" office:value="524148449" calcext:value-type="float">
            <text:p>524148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191249" calcext:value-type="float">
            <text:p>2127,191249</text:p>
          </table:table-cell>
          <table:table-cell table:style-name="ce37" table:formula="of:=IF([.H223]=&quot;&quot;;[.R22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23]=&quot;&quot;;[.T223];&quot;&quot;)" office:value-type="float" office:value="524148449" calcext:value-type="float">
            <text:p>524148449</text:p>
          </table:table-cell>
          <table:table-cell table:style-name="ce37" table:formula="of:=IF([.K223]=&quot;&quot;;[.U223];&quot;&quot;)" office:value-type="float" office:value="0" calcext:value-type="float">
            <text:p>0</text:p>
          </table:table-cell>
          <table:table-cell table:formula="of:=IF(AND([.B223]=[.B222];[.D222]=[.D223];[.D222]&lt;&gt;&quot;&quot;;[.B222]&lt;&gt;&quot;&quot;);&quot;Retransmisión&quot;;&quot;&quot;)">
            <text:p/>
          </table:table-cell>
          <table:table-cell/>
          <table:table-cell table:style-name="ce37" table:formula="of:=IF([.R223]&gt;[.$R$648];[.R223];&quot;&quot;)">
            <text:p/>
          </table:table-cell>
          <table:table-cell table:style-name="ce37" table:formula="of:=IF([.R223]&gt;[.$R$648];[.S223];&quot;&quot;)">
            <text:p/>
          </table:table-cell>
          <table:table-cell table:style-name="ce37" table:formula="of:=IF([.R223]&gt;[.$R$648];[.T223];&quot;&quot;)">
            <text:p/>
          </table:table-cell>
          <table:table-cell table:style-name="ce37" table:formula="of:=IF([.R223]&gt;[.$R$648];[.U223];&quot;&quot;)">
            <text:p/>
          </table:table-cell>
          <table:table-cell table:formula="of:=IF(AND([.H223]=[.H222];[.H22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23]&lt;&gt;&quot;&quot;;[.E223];[.K223])" office:value-type="float" office:value="0" calcext:value-type="float">
            <text:p>0</text:p>
          </table:table-cell>
          <table:table-cell table:style-name="ce18" table:formula="of:=[.M223]-[.N22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8449" calcext:value-type="float">
            <text:p>5241484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212325" calcext:value-type="float">
            <text:p>2127,212325</text:p>
          </table:table-cell>
          <table:table-cell table:style-name="ce37" table:formula="of:=IF([.H224]=&quot;&quot;;[.R22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24]=&quot;&quot;;[.T224];&quot;&quot;)" office:value-type="float" office:value="524149909" calcext:value-type="float">
            <text:p>524149909</text:p>
          </table:table-cell>
          <table:table-cell table:style-name="ce37" table:formula="of:=IF([.K224]=&quot;&quot;;[.U224];&quot;&quot;)" office:value-type="float" office:value="0" calcext:value-type="float">
            <text:p>0</text:p>
          </table:table-cell>
          <table:table-cell table:formula="of:=IF(AND([.B224]=[.B223];[.D223]=[.D224];[.D223]&lt;&gt;&quot;&quot;;[.B223]&lt;&gt;&quot;&quot;);&quot;Retransmisión&quot;;&quot;&quot;)">
            <text:p/>
          </table:table-cell>
          <table:table-cell/>
          <table:table-cell table:style-name="ce37" table:formula="of:=IF([.R224]&gt;[.$R$648];[.R224];&quot;&quot;)">
            <text:p/>
          </table:table-cell>
          <table:table-cell table:style-name="ce37" table:formula="of:=IF([.R224]&gt;[.$R$648];[.S224];&quot;&quot;)">
            <text:p/>
          </table:table-cell>
          <table:table-cell table:style-name="ce37" table:formula="of:=IF([.R224]&gt;[.$R$648];[.T224];&quot;&quot;)">
            <text:p/>
          </table:table-cell>
          <table:table-cell table:style-name="ce37" table:formula="of:=IF([.R224]&gt;[.$R$648];[.U224];&quot;&quot;)">
            <text:p/>
          </table:table-cell>
          <table:table-cell table:formula="of:=IF(AND([.H224]=[.H223];[.H22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24]&lt;&gt;&quot;&quot;;[.E224];[.K224])" office:value-type="float" office:value="0" calcext:value-type="float">
            <text:p>0</text:p>
          </table:table-cell>
          <table:table-cell table:style-name="ce18" table:formula="of:=[.M224]-[.N22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9909" calcext:value-type="float">
            <text:p>524149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215946" calcext:value-type="float">
            <text:p>2127,215946</text:p>
          </table:table-cell>
          <table:table-cell table:style-name="ce38" table:formula="of:=IF([.H225]=&quot;&quot;;[.R225];&quot;&quot;)">
            <text:p/>
          </table:table-cell>
          <table:table-cell table:style-name="ce40" table:formula="of:=IF([.I225]=&quot;&quot;;[.S225];&quot;&quot;)">
            <text:p/>
          </table:table-cell>
          <table:table-cell table:style-name="ce38" table:formula="of:=IF([.J225]=&quot;&quot;;[.T225];&quot;&quot;)">
            <text:p/>
          </table:table-cell>
          <table:table-cell table:style-name="ce38" table:formula="of:=IF([.K225]=&quot;&quot;;[.U225];&quot;&quot;)">
            <text:p/>
          </table:table-cell>
          <table:table-cell table:formula="of:=IF(AND([.B225]=[.B224];[.D224]=[.D225];[.D224]&lt;&gt;&quot;&quot;;[.B224]&lt;&gt;&quot;&quot;);&quot;Retransmisión&quot;;&quot;&quot;)">
            <text:p/>
          </table:table-cell>
          <table:table-cell/>
          <table:table-cell table:style-name="ce37" table:formula="of:=IF([.R225]&gt;[.$R$648];[.R225];&quot;&quot;)" office:value-type="float" office:value="524149909" calcext:value-type="float">
            <text:p>5241499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25]&gt;[.$R$648];[.T225];&quot;&quot;)" office:value-type="float" office:value="229370" calcext:value-type="float">
            <text:p>229370</text:p>
          </table:table-cell>
          <table:table-cell table:style-name="ce37" table:formula="of:=IF([.R225]&gt;[.$R$648];[.U225];&quot;&quot;)" office:value-type="float" office:value="1460" calcext:value-type="float">
            <text:p>1460</text:p>
          </table:table-cell>
          <table:table-cell table:formula="of:=IF(AND([.H225]=[.H224];[.H22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25]&lt;&gt;&quot;&quot;;[.E225];[.K225])" office:value-type="float" office:value="1460" calcext:value-type="float">
            <text:p>1460</text:p>
          </table:table-cell>
          <table:table-cell table:style-name="ce18" table:formula="of:=[.M225]-[.N225]" office:value-type="float" office:value="40" calcext:value-type="float">
            <text:p>40</text:p>
          </table:table-cell>
          <table:table-cell table:number-columns-repeated="2"/>
          <table:table-cell office:value-type="float" office:value="524149909" calcext:value-type="float">
            <text:p>524149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18506" calcext:value-type="float">
            <text:p>2127,218506</text:p>
          </table:table-cell>
          <table:table-cell table:style-name="ce38" table:formula="of:=IF([.H226]=&quot;&quot;;[.R226];&quot;&quot;)">
            <text:p/>
          </table:table-cell>
          <table:table-cell table:style-name="ce40" table:formula="of:=IF([.I226]=&quot;&quot;;[.S226];&quot;&quot;)">
            <text:p/>
          </table:table-cell>
          <table:table-cell table:style-name="ce38" table:formula="of:=IF([.J226]=&quot;&quot;;[.T226];&quot;&quot;)">
            <text:p/>
          </table:table-cell>
          <table:table-cell table:style-name="ce38" table:formula="of:=IF([.K226]=&quot;&quot;;[.U226];&quot;&quot;)">
            <text:p/>
          </table:table-cell>
          <table:table-cell table:formula="of:=IF(AND([.B226]=[.B225];[.D225]=[.D226];[.D225]&lt;&gt;&quot;&quot;;[.B225]&lt;&gt;&quot;&quot;);&quot;Retransmisión&quot;;&quot;&quot;)">
            <text:p/>
          </table:table-cell>
          <table:table-cell/>
          <table:table-cell table:style-name="ce37" table:formula="of:=IF([.R226]&gt;[.$R$648];[.R226];&quot;&quot;)" office:value-type="float" office:value="524151369" calcext:value-type="float">
            <text:p>52415136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226]&gt;[.$R$648];[.T226];&quot;&quot;)" office:value-type="float" office:value="229370" calcext:value-type="float">
            <text:p>229370</text:p>
          </table:table-cell>
          <table:table-cell table:style-name="ce37" table:formula="of:=IF([.R226]&gt;[.$R$648];[.U226];&quot;&quot;)" office:value-type="float" office:value="1460" calcext:value-type="float">
            <text:p>1460</text:p>
          </table:table-cell>
          <table:table-cell table:formula="of:=IF(AND([.H226]=[.H225];[.H22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26]&lt;&gt;&quot;&quot;;[.E226];[.K226])" office:value-type="float" office:value="1460" calcext:value-type="float">
            <text:p>1460</text:p>
          </table:table-cell>
          <table:table-cell table:style-name="ce18" table:formula="of:=[.M226]-[.N226]" office:value-type="float" office:value="40" calcext:value-type="float">
            <text:p>40</text:p>
          </table:table-cell>
          <table:table-cell table:number-columns-repeated="2"/>
          <table:table-cell office:value-type="float" office:value="524151369" calcext:value-type="float">
            <text:p>5241513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20386" calcext:value-type="float">
            <text:p>2127,220386</text:p>
          </table:table-cell>
          <table:table-cell table:style-name="ce38" table:formula="of:=IF([.H227]=&quot;&quot;;[.R227];&quot;&quot;)">
            <text:p/>
          </table:table-cell>
          <table:table-cell table:style-name="ce40" table:formula="of:=IF([.I227]=&quot;&quot;;[.S227];&quot;&quot;)">
            <text:p/>
          </table:table-cell>
          <table:table-cell table:style-name="ce38" table:formula="of:=IF([.J227]=&quot;&quot;;[.T227];&quot;&quot;)">
            <text:p/>
          </table:table-cell>
          <table:table-cell table:style-name="ce38" table:formula="of:=IF([.K227]=&quot;&quot;;[.U227];&quot;&quot;)">
            <text:p/>
          </table:table-cell>
          <table:table-cell table:formula="of:=IF(AND([.B227]=[.B226];[.D226]=[.D227];[.D226]&lt;&gt;&quot;&quot;;[.B226]&lt;&gt;&quot;&quot;);&quot;Retransmisión&quot;;&quot;&quot;)">
            <text:p/>
          </table:table-cell>
          <table:table-cell/>
          <table:table-cell table:style-name="ce37" table:formula="of:=IF([.R227]&gt;[.$R$648];[.R227];&quot;&quot;)" office:value-type="float" office:value="524152829" calcext:value-type="float">
            <text:p>5241528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27]&gt;[.$R$648];[.T227];&quot;&quot;)" office:value-type="float" office:value="229370" calcext:value-type="float">
            <text:p>229370</text:p>
          </table:table-cell>
          <table:table-cell table:style-name="ce37" table:formula="of:=IF([.R227]&gt;[.$R$648];[.U227];&quot;&quot;)" office:value-type="float" office:value="1460" calcext:value-type="float">
            <text:p>1460</text:p>
          </table:table-cell>
          <table:table-cell table:formula="of:=IF(AND([.H227]=[.H226];[.H22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27]&lt;&gt;&quot;&quot;;[.E227];[.K227])" office:value-type="float" office:value="1460" calcext:value-type="float">
            <text:p>1460</text:p>
          </table:table-cell>
          <table:table-cell table:style-name="ce18" table:formula="of:=[.M227]-[.N227]" office:value-type="float" office:value="40" calcext:value-type="float">
            <text:p>40</text:p>
          </table:table-cell>
          <table:table-cell table:number-columns-repeated="2"/>
          <table:table-cell office:value-type="float" office:value="524152829" calcext:value-type="float">
            <text:p>524152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20612" calcext:value-type="float">
            <text:p>2127,220612</text:p>
          </table:table-cell>
          <table:table-cell table:style-name="ce37" table:formula="of:=IF([.H228]=&quot;&quot;;[.R22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28]=&quot;&quot;;[.T228];&quot;&quot;)" office:value-type="float" office:value="524152829" calcext:value-type="float">
            <text:p>524152829</text:p>
          </table:table-cell>
          <table:table-cell table:style-name="ce37" table:formula="of:=IF([.K228]=&quot;&quot;;[.U228];&quot;&quot;)" office:value-type="float" office:value="0" calcext:value-type="float">
            <text:p>0</text:p>
          </table:table-cell>
          <table:table-cell table:formula="of:=IF(AND([.B228]=[.B227];[.D227]=[.D228];[.D227]&lt;&gt;&quot;&quot;;[.B227]&lt;&gt;&quot;&quot;);&quot;Retransmisión&quot;;&quot;&quot;)">
            <text:p/>
          </table:table-cell>
          <table:table-cell/>
          <table:table-cell table:style-name="ce37" table:formula="of:=IF([.R228]&gt;[.$R$648];[.R228];&quot;&quot;)">
            <text:p/>
          </table:table-cell>
          <table:table-cell table:style-name="ce37" table:formula="of:=IF([.R228]&gt;[.$R$648];[.S228];&quot;&quot;)">
            <text:p/>
          </table:table-cell>
          <table:table-cell table:style-name="ce37" table:formula="of:=IF([.R228]&gt;[.$R$648];[.T228];&quot;&quot;)">
            <text:p/>
          </table:table-cell>
          <table:table-cell table:style-name="ce37" table:formula="of:=IF([.R228]&gt;[.$R$648];[.U228];&quot;&quot;)">
            <text:p/>
          </table:table-cell>
          <table:table-cell table:formula="of:=IF(AND([.H228]=[.H227];[.H22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28]&lt;&gt;&quot;&quot;;[.E228];[.K228])" office:value-type="float" office:value="0" calcext:value-type="float">
            <text:p>0</text:p>
          </table:table-cell>
          <table:table-cell table:style-name="ce18" table:formula="of:=[.M228]-[.N22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52829" calcext:value-type="float">
            <text:p>524152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238577" calcext:value-type="float">
            <text:p>2127,238577</text:p>
          </table:table-cell>
          <table:table-cell table:style-name="ce38" table:formula="of:=IF([.H229]=&quot;&quot;;[.R229];&quot;&quot;)">
            <text:p/>
          </table:table-cell>
          <table:table-cell table:style-name="ce40" table:formula="of:=IF([.I229]=&quot;&quot;;[.S229];&quot;&quot;)">
            <text:p/>
          </table:table-cell>
          <table:table-cell table:style-name="ce38" table:formula="of:=IF([.J229]=&quot;&quot;;[.T229];&quot;&quot;)">
            <text:p/>
          </table:table-cell>
          <table:table-cell table:style-name="ce38" table:formula="of:=IF([.K229]=&quot;&quot;;[.U229];&quot;&quot;)">
            <text:p/>
          </table:table-cell>
          <table:table-cell table:formula="of:=IF(AND([.B229]=[.B228];[.D228]=[.D229];[.D228]&lt;&gt;&quot;&quot;;[.B228]&lt;&gt;&quot;&quot;);&quot;Retransmisión&quot;;&quot;&quot;)">
            <text:p/>
          </table:table-cell>
          <table:table-cell/>
          <table:table-cell table:style-name="ce37" table:formula="of:=IF([.R229]&gt;[.$R$648];[.R229];&quot;&quot;)" office:value-type="float" office:value="524154289" calcext:value-type="float">
            <text:p>5241542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29]&gt;[.$R$648];[.T229];&quot;&quot;)" office:value-type="float" office:value="229370" calcext:value-type="float">
            <text:p>229370</text:p>
          </table:table-cell>
          <table:table-cell table:style-name="ce37" table:formula="of:=IF([.R229]&gt;[.$R$648];[.U229];&quot;&quot;)" office:value-type="float" office:value="1460" calcext:value-type="float">
            <text:p>1460</text:p>
          </table:table-cell>
          <table:table-cell table:formula="of:=IF(AND([.H229]=[.H228];[.H22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29]&lt;&gt;&quot;&quot;;[.E229];[.K229])" office:value-type="float" office:value="1460" calcext:value-type="float">
            <text:p>1460</text:p>
          </table:table-cell>
          <table:table-cell table:style-name="ce18" table:formula="of:=[.M229]-[.N229]" office:value-type="float" office:value="40" calcext:value-type="float">
            <text:p>40</text:p>
          </table:table-cell>
          <table:table-cell table:number-columns-repeated="2"/>
          <table:table-cell office:value-type="float" office:value="524154289" calcext:value-type="float">
            <text:p>524154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41051" calcext:value-type="float">
            <text:p>2127,241051</text:p>
          </table:table-cell>
          <table:table-cell table:style-name="ce38" table:formula="of:=IF([.H230]=&quot;&quot;;[.R230];&quot;&quot;)">
            <text:p/>
          </table:table-cell>
          <table:table-cell table:style-name="ce40" table:formula="of:=IF([.I230]=&quot;&quot;;[.S230];&quot;&quot;)">
            <text:p/>
          </table:table-cell>
          <table:table-cell table:style-name="ce38" table:formula="of:=IF([.J230]=&quot;&quot;;[.T230];&quot;&quot;)">
            <text:p/>
          </table:table-cell>
          <table:table-cell table:style-name="ce38" table:formula="of:=IF([.K230]=&quot;&quot;;[.U230];&quot;&quot;)">
            <text:p/>
          </table:table-cell>
          <table:table-cell table:formula="of:=IF(AND([.B230]=[.B229];[.D229]=[.D230];[.D229]&lt;&gt;&quot;&quot;;[.B229]&lt;&gt;&quot;&quot;);&quot;Retransmisión&quot;;&quot;&quot;)">
            <text:p/>
          </table:table-cell>
          <table:table-cell/>
          <table:table-cell table:style-name="ce37" table:formula="of:=IF([.R230]&gt;[.$R$648];[.R230];&quot;&quot;)" office:value-type="float" office:value="524155749" calcext:value-type="float">
            <text:p>5241557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30]&gt;[.$R$648];[.T230];&quot;&quot;)" office:value-type="float" office:value="229370" calcext:value-type="float">
            <text:p>229370</text:p>
          </table:table-cell>
          <table:table-cell table:style-name="ce37" table:formula="of:=IF([.R230]&gt;[.$R$648];[.U230];&quot;&quot;)" office:value-type="float" office:value="1460" calcext:value-type="float">
            <text:p>1460</text:p>
          </table:table-cell>
          <table:table-cell table:formula="of:=IF(AND([.H230]=[.H229];[.H22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30]&lt;&gt;&quot;&quot;;[.E230];[.K230])" office:value-type="float" office:value="1460" calcext:value-type="float">
            <text:p>1460</text:p>
          </table:table-cell>
          <table:table-cell table:style-name="ce18" table:formula="of:=[.M230]-[.N230]" office:value-type="float" office:value="40" calcext:value-type="float">
            <text:p>40</text:p>
          </table:table-cell>
          <table:table-cell table:number-columns-repeated="2"/>
          <table:table-cell office:value-type="float" office:value="524155749" calcext:value-type="float">
            <text:p>524155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41287" calcext:value-type="float">
            <text:p>2127,241287</text:p>
          </table:table-cell>
          <table:table-cell table:style-name="ce37" table:formula="of:=IF([.H231]=&quot;&quot;;[.R23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31]=&quot;&quot;;[.T231];&quot;&quot;)" office:value-type="float" office:value="524155749" calcext:value-type="float">
            <text:p>524155749</text:p>
          </table:table-cell>
          <table:table-cell table:style-name="ce37" table:formula="of:=IF([.K231]=&quot;&quot;;[.U231];&quot;&quot;)" office:value-type="float" office:value="0" calcext:value-type="float">
            <text:p>0</text:p>
          </table:table-cell>
          <table:table-cell table:formula="of:=IF(AND([.B231]=[.B230];[.D230]=[.D231];[.D230]&lt;&gt;&quot;&quot;;[.B230]&lt;&gt;&quot;&quot;);&quot;Retransmisión&quot;;&quot;&quot;)">
            <text:p/>
          </table:table-cell>
          <table:table-cell/>
          <table:table-cell table:style-name="ce37" table:formula="of:=IF([.R231]&gt;[.$R$648];[.R231];&quot;&quot;)">
            <text:p/>
          </table:table-cell>
          <table:table-cell table:style-name="ce37" table:formula="of:=IF([.R231]&gt;[.$R$648];[.S231];&quot;&quot;)">
            <text:p/>
          </table:table-cell>
          <table:table-cell table:style-name="ce37" table:formula="of:=IF([.R231]&gt;[.$R$648];[.T231];&quot;&quot;)">
            <text:p/>
          </table:table-cell>
          <table:table-cell table:style-name="ce37" table:formula="of:=IF([.R231]&gt;[.$R$648];[.U231];&quot;&quot;)">
            <text:p/>
          </table:table-cell>
          <table:table-cell table:formula="of:=IF(AND([.H231]=[.H230];[.H23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31]&lt;&gt;&quot;&quot;;[.E231];[.K231])" office:value-type="float" office:value="0" calcext:value-type="float">
            <text:p>0</text:p>
          </table:table-cell>
          <table:table-cell table:style-name="ce18" table:formula="of:=[.M231]-[.N23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55749" calcext:value-type="float">
            <text:p>5241557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243692" calcext:value-type="float">
            <text:p>2127,243692</text:p>
          </table:table-cell>
          <table:table-cell table:style-name="ce38" table:formula="of:=IF([.H232]=&quot;&quot;;[.R232];&quot;&quot;)">
            <text:p/>
          </table:table-cell>
          <table:table-cell table:style-name="ce40" table:formula="of:=IF([.I232]=&quot;&quot;;[.S232];&quot;&quot;)">
            <text:p/>
          </table:table-cell>
          <table:table-cell table:style-name="ce38" table:formula="of:=IF([.J232]=&quot;&quot;;[.T232];&quot;&quot;)">
            <text:p/>
          </table:table-cell>
          <table:table-cell table:style-name="ce38" table:formula="of:=IF([.K232]=&quot;&quot;;[.U232];&quot;&quot;)">
            <text:p/>
          </table:table-cell>
          <table:table-cell table:formula="of:=IF(AND([.B232]=[.B231];[.D231]=[.D232];[.D231]&lt;&gt;&quot;&quot;;[.B231]&lt;&gt;&quot;&quot;);&quot;Retransmisión&quot;;&quot;&quot;)">
            <text:p/>
          </table:table-cell>
          <table:table-cell/>
          <table:table-cell table:style-name="ce37" table:formula="of:=IF([.R232]&gt;[.$R$648];[.R232];&quot;&quot;)" office:value-type="float" office:value="524157209" calcext:value-type="float">
            <text:p>5241572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32]&gt;[.$R$648];[.T232];&quot;&quot;)" office:value-type="float" office:value="229370" calcext:value-type="float">
            <text:p>229370</text:p>
          </table:table-cell>
          <table:table-cell table:style-name="ce37" table:formula="of:=IF([.R232]&gt;[.$R$648];[.U232];&quot;&quot;)" office:value-type="float" office:value="1460" calcext:value-type="float">
            <text:p>1460</text:p>
          </table:table-cell>
          <table:table-cell table:formula="of:=IF(AND([.H232]=[.H231];[.H23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32]&lt;&gt;&quot;&quot;;[.E232];[.K232])" office:value-type="float" office:value="1460" calcext:value-type="float">
            <text:p>1460</text:p>
          </table:table-cell>
          <table:table-cell table:style-name="ce18" table:formula="of:=[.M232]-[.N232]" office:value-type="float" office:value="40" calcext:value-type="float">
            <text:p>40</text:p>
          </table:table-cell>
          <table:table-cell table:number-columns-repeated="2"/>
          <table:table-cell office:value-type="float" office:value="524157209" calcext:value-type="float">
            <text:p>524157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45057" calcext:value-type="float">
            <text:p>2127,245057</text:p>
          </table:table-cell>
          <table:table-cell table:style-name="ce37" table:formula="of:=IF([.H233]=&quot;&quot;;[.R23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33]=&quot;&quot;;[.T233];&quot;&quot;)" office:value-type="float" office:value="524158669" calcext:value-type="float">
            <text:p>524158669</text:p>
          </table:table-cell>
          <table:table-cell table:style-name="ce37" table:formula="of:=IF([.K233]=&quot;&quot;;[.U233];&quot;&quot;)" office:value-type="float" office:value="0" calcext:value-type="float">
            <text:p>0</text:p>
          </table:table-cell>
          <table:table-cell table:formula="of:=IF(AND([.B233]=[.B232];[.D232]=[.D233];[.D232]&lt;&gt;&quot;&quot;;[.B232]&lt;&gt;&quot;&quot;);&quot;Retransmisión&quot;;&quot;&quot;)">
            <text:p/>
          </table:table-cell>
          <table:table-cell/>
          <table:table-cell table:style-name="ce37" table:formula="of:=IF([.R233]&gt;[.$R$648];[.R233];&quot;&quot;)">
            <text:p/>
          </table:table-cell>
          <table:table-cell table:style-name="ce37" table:formula="of:=IF([.R233]&gt;[.$R$648];[.S233];&quot;&quot;)">
            <text:p/>
          </table:table-cell>
          <table:table-cell table:style-name="ce37" table:formula="of:=IF([.R233]&gt;[.$R$648];[.T233];&quot;&quot;)">
            <text:p/>
          </table:table-cell>
          <table:table-cell table:style-name="ce37" table:formula="of:=IF([.R233]&gt;[.$R$648];[.U233];&quot;&quot;)">
            <text:p/>
          </table:table-cell>
          <table:table-cell table:formula="of:=IF(AND([.H233]=[.H232];[.H23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33]&lt;&gt;&quot;&quot;;[.E233];[.K233])" office:value-type="float" office:value="0" calcext:value-type="float">
            <text:p>0</text:p>
          </table:table-cell>
          <table:table-cell table:style-name="ce18" table:formula="of:=[.M233]-[.N23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58669" calcext:value-type="float">
            <text:p>5241586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246651" calcext:value-type="float">
            <text:p>2127,246651</text:p>
          </table:table-cell>
          <table:table-cell table:style-name="ce37" table:formula="of:=IF([.H234]=&quot;&quot;;[.R23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34]=&quot;&quot;;[.T234];&quot;&quot;)" office:value-type="float" office:value="524158669" calcext:value-type="float">
            <text:p>524158669</text:p>
          </table:table-cell>
          <table:table-cell table:style-name="ce37" table:formula="of:=IF([.K234]=&quot;&quot;;[.U234];&quot;&quot;)" office:value-type="float" office:value="0" calcext:value-type="float">
            <text:p>0</text:p>
          </table:table-cell>
          <table:table-cell table:formula="of:=IF(AND([.B234]=[.B233];[.D233]=[.D234];[.D233]&lt;&gt;&quot;&quot;;[.B23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234]&gt;[.$R$648];[.R234];&quot;&quot;)">
            <text:p/>
          </table:table-cell>
          <table:table-cell table:style-name="ce37" table:formula="of:=IF([.R234]&gt;[.$R$648];[.S234];&quot;&quot;)">
            <text:p/>
          </table:table-cell>
          <table:table-cell table:style-name="ce37" table:formula="of:=IF([.R234]&gt;[.$R$648];[.T234];&quot;&quot;)">
            <text:p/>
          </table:table-cell>
          <table:table-cell table:style-name="ce37" table:formula="of:=IF([.R234]&gt;[.$R$648];[.U234];&quot;&quot;)">
            <text:p/>
          </table:table-cell>
          <table:table-cell table:formula="of:=IF(AND([.H234]=[.H233];[.H23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34]&lt;&gt;&quot;&quot;;[.E234];[.K234])" office:value-type="float" office:value="0" calcext:value-type="float">
            <text:p>0</text:p>
          </table:table-cell>
          <table:table-cell table:style-name="ce18" table:formula="of:=[.M234]-[.N23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58669" calcext:value-type="float">
            <text:p>5241586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256941" calcext:value-type="float">
            <text:p>2127,256941</text:p>
          </table:table-cell>
          <table:table-cell table:style-name="ce38" table:formula="of:=IF([.H235]=&quot;&quot;;[.R235];&quot;&quot;)">
            <text:p/>
          </table:table-cell>
          <table:table-cell table:style-name="ce40" table:formula="of:=IF([.I235]=&quot;&quot;;[.S235];&quot;&quot;)">
            <text:p/>
          </table:table-cell>
          <table:table-cell table:style-name="ce38" table:formula="of:=IF([.J235]=&quot;&quot;;[.T235];&quot;&quot;)">
            <text:p/>
          </table:table-cell>
          <table:table-cell table:style-name="ce38" table:formula="of:=IF([.K235]=&quot;&quot;;[.U235];&quot;&quot;)">
            <text:p/>
          </table:table-cell>
          <table:table-cell table:formula="of:=IF(AND([.B235]=[.B234];[.D234]=[.D235];[.D234]&lt;&gt;&quot;&quot;;[.B234]&lt;&gt;&quot;&quot;);&quot;Retransmisión&quot;;&quot;&quot;)">
            <text:p/>
          </table:table-cell>
          <table:table-cell/>
          <table:table-cell table:style-name="ce37" table:formula="of:=IF([.R235]&gt;[.$R$648];[.R235];&quot;&quot;)" office:value-type="float" office:value="524158669" calcext:value-type="float">
            <text:p>5241586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35]&gt;[.$R$648];[.T235];&quot;&quot;)" office:value-type="float" office:value="229370" calcext:value-type="float">
            <text:p>229370</text:p>
          </table:table-cell>
          <table:table-cell table:style-name="ce37" table:formula="of:=IF([.R235]&gt;[.$R$648];[.U235];&quot;&quot;)" office:value-type="float" office:value="1460" calcext:value-type="float">
            <text:p>1460</text:p>
          </table:table-cell>
          <table:table-cell table:formula="of:=IF(AND([.H235]=[.H234];[.H23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35]&lt;&gt;&quot;&quot;;[.E235];[.K235])" office:value-type="float" office:value="1460" calcext:value-type="float">
            <text:p>1460</text:p>
          </table:table-cell>
          <table:table-cell table:style-name="ce18" table:formula="of:=[.M235]-[.N235]" office:value-type="float" office:value="40" calcext:value-type="float">
            <text:p>40</text:p>
          </table:table-cell>
          <table:table-cell table:number-columns-repeated="2"/>
          <table:table-cell office:value-type="float" office:value="524158669" calcext:value-type="float">
            <text:p>524158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59524" calcext:value-type="float">
            <text:p>2127,259524</text:p>
          </table:table-cell>
          <table:table-cell table:style-name="ce38" table:formula="of:=IF([.H236]=&quot;&quot;;[.R236];&quot;&quot;)">
            <text:p/>
          </table:table-cell>
          <table:table-cell table:style-name="ce40" table:formula="of:=IF([.I236]=&quot;&quot;;[.S236];&quot;&quot;)">
            <text:p/>
          </table:table-cell>
          <table:table-cell table:style-name="ce38" table:formula="of:=IF([.J236]=&quot;&quot;;[.T236];&quot;&quot;)">
            <text:p/>
          </table:table-cell>
          <table:table-cell table:style-name="ce38" table:formula="of:=IF([.K236]=&quot;&quot;;[.U236];&quot;&quot;)">
            <text:p/>
          </table:table-cell>
          <table:table-cell table:formula="of:=IF(AND([.B236]=[.B235];[.D235]=[.D236];[.D235]&lt;&gt;&quot;&quot;;[.B235]&lt;&gt;&quot;&quot;);&quot;Retransmisión&quot;;&quot;&quot;)">
            <text:p/>
          </table:table-cell>
          <table:table-cell/>
          <table:table-cell table:style-name="ce37" table:formula="of:=IF([.R236]&gt;[.$R$648];[.R236];&quot;&quot;)" office:value-type="float" office:value="524160129" calcext:value-type="float">
            <text:p>5241601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36]&gt;[.$R$648];[.T236];&quot;&quot;)" office:value-type="float" office:value="229370" calcext:value-type="float">
            <text:p>229370</text:p>
          </table:table-cell>
          <table:table-cell table:style-name="ce37" table:formula="of:=IF([.R236]&gt;[.$R$648];[.U236];&quot;&quot;)" office:value-type="float" office:value="1460" calcext:value-type="float">
            <text:p>1460</text:p>
          </table:table-cell>
          <table:table-cell table:formula="of:=IF(AND([.H236]=[.H235];[.H23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36]&lt;&gt;&quot;&quot;;[.E236];[.K236])" office:value-type="float" office:value="1460" calcext:value-type="float">
            <text:p>1460</text:p>
          </table:table-cell>
          <table:table-cell table:style-name="ce18" table:formula="of:=[.M236]-[.N236]" office:value-type="float" office:value="40" calcext:value-type="float">
            <text:p>40</text:p>
          </table:table-cell>
          <table:table-cell table:number-columns-repeated="2"/>
          <table:table-cell office:value-type="float" office:value="524160129" calcext:value-type="float">
            <text:p>524160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61331" calcext:value-type="float">
            <text:p>2127,261331</text:p>
          </table:table-cell>
          <table:table-cell table:style-name="ce38" table:formula="of:=IF([.H237]=&quot;&quot;;[.R237];&quot;&quot;)">
            <text:p/>
          </table:table-cell>
          <table:table-cell table:style-name="ce40" table:formula="of:=IF([.I237]=&quot;&quot;;[.S237];&quot;&quot;)">
            <text:p/>
          </table:table-cell>
          <table:table-cell table:style-name="ce38" table:formula="of:=IF([.J237]=&quot;&quot;;[.T237];&quot;&quot;)">
            <text:p/>
          </table:table-cell>
          <table:table-cell table:style-name="ce38" table:formula="of:=IF([.K237]=&quot;&quot;;[.U237];&quot;&quot;)">
            <text:p/>
          </table:table-cell>
          <table:table-cell table:formula="of:=IF(AND([.B237]=[.B236];[.D236]=[.D237];[.D236]&lt;&gt;&quot;&quot;;[.B236]&lt;&gt;&quot;&quot;);&quot;Retransmisión&quot;;&quot;&quot;)">
            <text:p/>
          </table:table-cell>
          <table:table-cell/>
          <table:table-cell table:style-name="ce37" table:formula="of:=IF([.R237]&gt;[.$R$648];[.R237];&quot;&quot;)" office:value-type="float" office:value="524161589" calcext:value-type="float">
            <text:p>5241615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37]&gt;[.$R$648];[.T237];&quot;&quot;)" office:value-type="float" office:value="229370" calcext:value-type="float">
            <text:p>229370</text:p>
          </table:table-cell>
          <table:table-cell table:style-name="ce37" table:formula="of:=IF([.R237]&gt;[.$R$648];[.U237];&quot;&quot;)" office:value-type="float" office:value="1460" calcext:value-type="float">
            <text:p>1460</text:p>
          </table:table-cell>
          <table:table-cell table:formula="of:=IF(AND([.H237]=[.H236];[.H23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37]&lt;&gt;&quot;&quot;;[.E237];[.K237])" office:value-type="float" office:value="1460" calcext:value-type="float">
            <text:p>1460</text:p>
          </table:table-cell>
          <table:table-cell table:style-name="ce18" table:formula="of:=[.M237]-[.N237]" office:value-type="float" office:value="40" calcext:value-type="float">
            <text:p>40</text:p>
          </table:table-cell>
          <table:table-cell table:number-columns-repeated="2"/>
          <table:table-cell office:value-type="float" office:value="524161589" calcext:value-type="float">
            <text:p>524161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62497" calcext:value-type="float">
            <text:p>2127,262497</text:p>
          </table:table-cell>
          <table:table-cell table:style-name="ce37" table:formula="of:=IF([.H238]=&quot;&quot;;[.R23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38]=&quot;&quot;;[.T238];&quot;&quot;)" office:value-type="float" office:value="524161589" calcext:value-type="float">
            <text:p>524161589</text:p>
          </table:table-cell>
          <table:table-cell table:style-name="ce37" table:formula="of:=IF([.K238]=&quot;&quot;;[.U238];&quot;&quot;)" office:value-type="float" office:value="0" calcext:value-type="float">
            <text:p>0</text:p>
          </table:table-cell>
          <table:table-cell table:formula="of:=IF(AND([.B238]=[.B237];[.D237]=[.D238];[.D237]&lt;&gt;&quot;&quot;;[.B237]&lt;&gt;&quot;&quot;);&quot;Retransmisión&quot;;&quot;&quot;)">
            <text:p/>
          </table:table-cell>
          <table:table-cell/>
          <table:table-cell table:style-name="ce37" table:formula="of:=IF([.R238]&gt;[.$R$648];[.R238];&quot;&quot;)">
            <text:p/>
          </table:table-cell>
          <table:table-cell table:style-name="ce37" table:formula="of:=IF([.R238]&gt;[.$R$648];[.S238];&quot;&quot;)">
            <text:p/>
          </table:table-cell>
          <table:table-cell table:style-name="ce37" table:formula="of:=IF([.R238]&gt;[.$R$648];[.T238];&quot;&quot;)">
            <text:p/>
          </table:table-cell>
          <table:table-cell table:style-name="ce37" table:formula="of:=IF([.R238]&gt;[.$R$648];[.U238];&quot;&quot;)">
            <text:p/>
          </table:table-cell>
          <table:table-cell table:formula="of:=IF(AND([.H238]=[.H237];[.H23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38]&lt;&gt;&quot;&quot;;[.E238];[.K238])" office:value-type="float" office:value="0" calcext:value-type="float">
            <text:p>0</text:p>
          </table:table-cell>
          <table:table-cell table:style-name="ce18" table:formula="of:=[.M238]-[.N23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61589" calcext:value-type="float">
            <text:p>5241615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275104" calcext:value-type="float">
            <text:p>2127,275104</text:p>
          </table:table-cell>
          <table:table-cell table:style-name="ce37" table:formula="of:=IF([.H239]=&quot;&quot;;[.R23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39]=&quot;&quot;;[.T239];&quot;&quot;)" office:value-type="float" office:value="524163049" calcext:value-type="float">
            <text:p>524163049</text:p>
          </table:table-cell>
          <table:table-cell table:style-name="ce37" table:formula="of:=IF([.K239]=&quot;&quot;;[.U239];&quot;&quot;)" office:value-type="float" office:value="0" calcext:value-type="float">
            <text:p>0</text:p>
          </table:table-cell>
          <table:table-cell table:formula="of:=IF(AND([.B239]=[.B238];[.D238]=[.D239];[.D238]&lt;&gt;&quot;&quot;;[.B238]&lt;&gt;&quot;&quot;);&quot;Retransmisión&quot;;&quot;&quot;)">
            <text:p/>
          </table:table-cell>
          <table:table-cell/>
          <table:table-cell table:style-name="ce37" table:formula="of:=IF([.R239]&gt;[.$R$648];[.R239];&quot;&quot;)">
            <text:p/>
          </table:table-cell>
          <table:table-cell table:style-name="ce37" table:formula="of:=IF([.R239]&gt;[.$R$648];[.S239];&quot;&quot;)">
            <text:p/>
          </table:table-cell>
          <table:table-cell table:style-name="ce37" table:formula="of:=IF([.R239]&gt;[.$R$648];[.T239];&quot;&quot;)">
            <text:p/>
          </table:table-cell>
          <table:table-cell table:style-name="ce37" table:formula="of:=IF([.R239]&gt;[.$R$648];[.U239];&quot;&quot;)">
            <text:p/>
          </table:table-cell>
          <table:table-cell table:formula="of:=IF(AND([.H239]=[.H238];[.H23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39]&lt;&gt;&quot;&quot;;[.E239];[.K239])" office:value-type="float" office:value="0" calcext:value-type="float">
            <text:p>0</text:p>
          </table:table-cell>
          <table:table-cell table:style-name="ce18" table:formula="of:=[.M239]-[.N23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63049" calcext:value-type="float">
            <text:p>5241630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276702" calcext:value-type="float">
            <text:p>2127,276702</text:p>
          </table:table-cell>
          <table:table-cell table:style-name="ce37" table:formula="of:=IF([.H240]=&quot;&quot;;[.R24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40]=&quot;&quot;;[.T240];&quot;&quot;)" office:value-type="float" office:value="524163049" calcext:value-type="float">
            <text:p>524163049</text:p>
          </table:table-cell>
          <table:table-cell table:style-name="ce37" table:formula="of:=IF([.K240]=&quot;&quot;;[.U240];&quot;&quot;)" office:value-type="float" office:value="0" calcext:value-type="float">
            <text:p>0</text:p>
          </table:table-cell>
          <table:table-cell table:formula="of:=IF(AND([.B240]=[.B239];[.D239]=[.D240];[.D239]&lt;&gt;&quot;&quot;;[.B23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240]&gt;[.$R$648];[.R240];&quot;&quot;)">
            <text:p/>
          </table:table-cell>
          <table:table-cell table:style-name="ce37" table:formula="of:=IF([.R240]&gt;[.$R$648];[.S240];&quot;&quot;)">
            <text:p/>
          </table:table-cell>
          <table:table-cell table:style-name="ce37" table:formula="of:=IF([.R240]&gt;[.$R$648];[.T240];&quot;&quot;)">
            <text:p/>
          </table:table-cell>
          <table:table-cell table:style-name="ce37" table:formula="of:=IF([.R240]&gt;[.$R$648];[.U240];&quot;&quot;)">
            <text:p/>
          </table:table-cell>
          <table:table-cell table:formula="of:=IF(AND([.H240]=[.H239];[.H23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40]&lt;&gt;&quot;&quot;;[.E240];[.K240])" office:value-type="float" office:value="0" calcext:value-type="float">
            <text:p>0</text:p>
          </table:table-cell>
          <table:table-cell table:style-name="ce18" table:formula="of:=[.M240]-[.N24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63049" calcext:value-type="float">
            <text:p>5241630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285234" calcext:value-type="float">
            <text:p>2127,285234</text:p>
          </table:table-cell>
          <table:table-cell table:style-name="ce38" table:formula="of:=IF([.H241]=&quot;&quot;;[.R241];&quot;&quot;)">
            <text:p/>
          </table:table-cell>
          <table:table-cell table:style-name="ce40" table:formula="of:=IF([.I241]=&quot;&quot;;[.S241];&quot;&quot;)">
            <text:p/>
          </table:table-cell>
          <table:table-cell table:style-name="ce38" table:formula="of:=IF([.J241]=&quot;&quot;;[.T241];&quot;&quot;)">
            <text:p/>
          </table:table-cell>
          <table:table-cell table:style-name="ce38" table:formula="of:=IF([.K241]=&quot;&quot;;[.U241];&quot;&quot;)">
            <text:p/>
          </table:table-cell>
          <table:table-cell table:formula="of:=IF(AND([.B241]=[.B240];[.D240]=[.D241];[.D240]&lt;&gt;&quot;&quot;;[.B240]&lt;&gt;&quot;&quot;);&quot;Retransmisión&quot;;&quot;&quot;)">
            <text:p/>
          </table:table-cell>
          <table:table-cell/>
          <table:table-cell table:style-name="ce37" table:formula="of:=IF([.R241]&gt;[.$R$648];[.R241];&quot;&quot;)" office:value-type="float" office:value="524163049" calcext:value-type="float">
            <text:p>5241630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41]&gt;[.$R$648];[.T241];&quot;&quot;)" office:value-type="float" office:value="229370" calcext:value-type="float">
            <text:p>229370</text:p>
          </table:table-cell>
          <table:table-cell table:style-name="ce37" table:formula="of:=IF([.R241]&gt;[.$R$648];[.U241];&quot;&quot;)" office:value-type="float" office:value="1460" calcext:value-type="float">
            <text:p>1460</text:p>
          </table:table-cell>
          <table:table-cell table:formula="of:=IF(AND([.H241]=[.H240];[.H24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41]&lt;&gt;&quot;&quot;;[.E241];[.K241])" office:value-type="float" office:value="1460" calcext:value-type="float">
            <text:p>1460</text:p>
          </table:table-cell>
          <table:table-cell table:style-name="ce18" table:formula="of:=[.M241]-[.N241]" office:value-type="float" office:value="40" calcext:value-type="float">
            <text:p>40</text:p>
          </table:table-cell>
          <table:table-cell table:number-columns-repeated="2"/>
          <table:table-cell office:value-type="float" office:value="524163049" calcext:value-type="float">
            <text:p>524163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87675" calcext:value-type="float">
            <text:p>2127,287675</text:p>
          </table:table-cell>
          <table:table-cell table:style-name="ce38" table:formula="of:=IF([.H242]=&quot;&quot;;[.R242];&quot;&quot;)">
            <text:p/>
          </table:table-cell>
          <table:table-cell table:style-name="ce40" table:formula="of:=IF([.I242]=&quot;&quot;;[.S242];&quot;&quot;)">
            <text:p/>
          </table:table-cell>
          <table:table-cell table:style-name="ce38" table:formula="of:=IF([.J242]=&quot;&quot;;[.T242];&quot;&quot;)">
            <text:p/>
          </table:table-cell>
          <table:table-cell table:style-name="ce38" table:formula="of:=IF([.K242]=&quot;&quot;;[.U242];&quot;&quot;)">
            <text:p/>
          </table:table-cell>
          <table:table-cell table:formula="of:=IF(AND([.B242]=[.B241];[.D241]=[.D242];[.D241]&lt;&gt;&quot;&quot;;[.B241]&lt;&gt;&quot;&quot;);&quot;Retransmisión&quot;;&quot;&quot;)">
            <text:p/>
          </table:table-cell>
          <table:table-cell/>
          <table:table-cell table:style-name="ce37" table:formula="of:=IF([.R242]&gt;[.$R$648];[.R242];&quot;&quot;)" office:value-type="float" office:value="524164509" calcext:value-type="float">
            <text:p>5241645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42]&gt;[.$R$648];[.T242];&quot;&quot;)" office:value-type="float" office:value="229370" calcext:value-type="float">
            <text:p>229370</text:p>
          </table:table-cell>
          <table:table-cell table:style-name="ce37" table:formula="of:=IF([.R242]&gt;[.$R$648];[.U242];&quot;&quot;)" office:value-type="float" office:value="1460" calcext:value-type="float">
            <text:p>1460</text:p>
          </table:table-cell>
          <table:table-cell table:formula="of:=IF(AND([.H242]=[.H241];[.H24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42]&lt;&gt;&quot;&quot;;[.E242];[.K242])" office:value-type="float" office:value="1460" calcext:value-type="float">
            <text:p>1460</text:p>
          </table:table-cell>
          <table:table-cell table:style-name="ce18" table:formula="of:=[.M242]-[.N242]" office:value-type="float" office:value="40" calcext:value-type="float">
            <text:p>40</text:p>
          </table:table-cell>
          <table:table-cell table:number-columns-repeated="2"/>
          <table:table-cell office:value-type="float" office:value="524164509" calcext:value-type="float">
            <text:p>5241645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89559" calcext:value-type="float">
            <text:p>2127,289559</text:p>
          </table:table-cell>
          <table:table-cell table:style-name="ce38" table:formula="of:=IF([.H243]=&quot;&quot;;[.R243];&quot;&quot;)">
            <text:p/>
          </table:table-cell>
          <table:table-cell table:style-name="ce40" table:formula="of:=IF([.I243]=&quot;&quot;;[.S243];&quot;&quot;)">
            <text:p/>
          </table:table-cell>
          <table:table-cell table:style-name="ce38" table:formula="of:=IF([.J243]=&quot;&quot;;[.T243];&quot;&quot;)">
            <text:p/>
          </table:table-cell>
          <table:table-cell table:style-name="ce38" table:formula="of:=IF([.K243]=&quot;&quot;;[.U243];&quot;&quot;)">
            <text:p/>
          </table:table-cell>
          <table:table-cell table:formula="of:=IF(AND([.B243]=[.B242];[.D242]=[.D243];[.D242]&lt;&gt;&quot;&quot;;[.B242]&lt;&gt;&quot;&quot;);&quot;Retransmisión&quot;;&quot;&quot;)">
            <text:p/>
          </table:table-cell>
          <table:table-cell/>
          <table:table-cell table:style-name="ce37" table:formula="of:=IF([.R243]&gt;[.$R$648];[.R243];&quot;&quot;)" office:value-type="float" office:value="524165969" calcext:value-type="float">
            <text:p>5241659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43]&gt;[.$R$648];[.T243];&quot;&quot;)" office:value-type="float" office:value="229370" calcext:value-type="float">
            <text:p>229370</text:p>
          </table:table-cell>
          <table:table-cell table:style-name="ce37" table:formula="of:=IF([.R243]&gt;[.$R$648];[.U243];&quot;&quot;)" office:value-type="float" office:value="1460" calcext:value-type="float">
            <text:p>1460</text:p>
          </table:table-cell>
          <table:table-cell table:formula="of:=IF(AND([.H243]=[.H242];[.H24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43]&lt;&gt;&quot;&quot;;[.E243];[.K243])" office:value-type="float" office:value="1460" calcext:value-type="float">
            <text:p>1460</text:p>
          </table:table-cell>
          <table:table-cell table:style-name="ce18" table:formula="of:=[.M243]-[.N243]" office:value-type="float" office:value="40" calcext:value-type="float">
            <text:p>40</text:p>
          </table:table-cell>
          <table:table-cell table:number-columns-repeated="2"/>
          <table:table-cell office:value-type="float" office:value="524165969" calcext:value-type="float">
            <text:p>524165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289785" calcext:value-type="float">
            <text:p>2127,289785</text:p>
          </table:table-cell>
          <table:table-cell table:style-name="ce37" table:formula="of:=IF([.H244]=&quot;&quot;;[.R24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44]=&quot;&quot;;[.T244];&quot;&quot;)" office:value-type="float" office:value="524165969" calcext:value-type="float">
            <text:p>524165969</text:p>
          </table:table-cell>
          <table:table-cell table:style-name="ce37" table:formula="of:=IF([.K244]=&quot;&quot;;[.U244];&quot;&quot;)" office:value-type="float" office:value="0" calcext:value-type="float">
            <text:p>0</text:p>
          </table:table-cell>
          <table:table-cell table:formula="of:=IF(AND([.B244]=[.B243];[.D243]=[.D244];[.D243]&lt;&gt;&quot;&quot;;[.B243]&lt;&gt;&quot;&quot;);&quot;Retransmisión&quot;;&quot;&quot;)">
            <text:p/>
          </table:table-cell>
          <table:table-cell/>
          <table:table-cell table:style-name="ce37" table:formula="of:=IF([.R244]&gt;[.$R$648];[.R244];&quot;&quot;)">
            <text:p/>
          </table:table-cell>
          <table:table-cell table:style-name="ce37" table:formula="of:=IF([.R244]&gt;[.$R$648];[.S244];&quot;&quot;)">
            <text:p/>
          </table:table-cell>
          <table:table-cell table:style-name="ce37" table:formula="of:=IF([.R244]&gt;[.$R$648];[.T244];&quot;&quot;)">
            <text:p/>
          </table:table-cell>
          <table:table-cell table:style-name="ce37" table:formula="of:=IF([.R244]&gt;[.$R$648];[.U244];&quot;&quot;)">
            <text:p/>
          </table:table-cell>
          <table:table-cell table:formula="of:=IF(AND([.H244]=[.H243];[.H24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44]&lt;&gt;&quot;&quot;;[.E244];[.K244])" office:value-type="float" office:value="0" calcext:value-type="float">
            <text:p>0</text:p>
          </table:table-cell>
          <table:table-cell table:style-name="ce18" table:formula="of:=[.M244]-[.N24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65969" calcext:value-type="float">
            <text:p>5241659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306317" calcext:value-type="float">
            <text:p>2127,306317</text:p>
          </table:table-cell>
          <table:table-cell table:style-name="ce37" table:formula="of:=IF([.H245]=&quot;&quot;;[.R24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45]=&quot;&quot;;[.T245];&quot;&quot;)" office:value-type="float" office:value="524167429" calcext:value-type="float">
            <text:p>524167429</text:p>
          </table:table-cell>
          <table:table-cell table:style-name="ce37" table:formula="of:=IF([.K245]=&quot;&quot;;[.U245];&quot;&quot;)" office:value-type="float" office:value="0" calcext:value-type="float">
            <text:p>0</text:p>
          </table:table-cell>
          <table:table-cell table:formula="of:=IF(AND([.B245]=[.B244];[.D244]=[.D245];[.D244]&lt;&gt;&quot;&quot;;[.B244]&lt;&gt;&quot;&quot;);&quot;Retransmisión&quot;;&quot;&quot;)">
            <text:p/>
          </table:table-cell>
          <table:table-cell/>
          <table:table-cell table:style-name="ce37" table:formula="of:=IF([.R245]&gt;[.$R$648];[.R245];&quot;&quot;)">
            <text:p/>
          </table:table-cell>
          <table:table-cell table:style-name="ce37" table:formula="of:=IF([.R245]&gt;[.$R$648];[.S245];&quot;&quot;)">
            <text:p/>
          </table:table-cell>
          <table:table-cell table:style-name="ce37" table:formula="of:=IF([.R245]&gt;[.$R$648];[.T245];&quot;&quot;)">
            <text:p/>
          </table:table-cell>
          <table:table-cell table:style-name="ce37" table:formula="of:=IF([.R245]&gt;[.$R$648];[.U245];&quot;&quot;)">
            <text:p/>
          </table:table-cell>
          <table:table-cell table:formula="of:=IF(AND([.H245]=[.H244];[.H24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45]&lt;&gt;&quot;&quot;;[.E245];[.K245])" office:value-type="float" office:value="0" calcext:value-type="float">
            <text:p>0</text:p>
          </table:table-cell>
          <table:table-cell table:style-name="ce18" table:formula="of:=[.M245]-[.N24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67429" calcext:value-type="float">
            <text:p>5241674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317795" calcext:value-type="float">
            <text:p>2127,317795</text:p>
          </table:table-cell>
          <table:table-cell table:style-name="ce38" table:formula="of:=IF([.H246]=&quot;&quot;;[.R246];&quot;&quot;)">
            <text:p/>
          </table:table-cell>
          <table:table-cell table:style-name="ce40" table:formula="of:=IF([.I246]=&quot;&quot;;[.S246];&quot;&quot;)">
            <text:p/>
          </table:table-cell>
          <table:table-cell table:style-name="ce38" table:formula="of:=IF([.J246]=&quot;&quot;;[.T246];&quot;&quot;)">
            <text:p/>
          </table:table-cell>
          <table:table-cell table:style-name="ce38" table:formula="of:=IF([.K246]=&quot;&quot;;[.U246];&quot;&quot;)">
            <text:p/>
          </table:table-cell>
          <table:table-cell table:formula="of:=IF(AND([.B246]=[.B245];[.D245]=[.D246];[.D245]&lt;&gt;&quot;&quot;;[.B245]&lt;&gt;&quot;&quot;);&quot;Retransmisión&quot;;&quot;&quot;)">
            <text:p/>
          </table:table-cell>
          <table:table-cell/>
          <table:table-cell table:style-name="ce37" table:formula="of:=IF([.R246]&gt;[.$R$648];[.R246];&quot;&quot;)" office:value-type="float" office:value="524167429" calcext:value-type="float">
            <text:p>5241674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46]&gt;[.$R$648];[.T246];&quot;&quot;)" office:value-type="float" office:value="229370" calcext:value-type="float">
            <text:p>229370</text:p>
          </table:table-cell>
          <table:table-cell table:style-name="ce37" table:formula="of:=IF([.R246]&gt;[.$R$648];[.U246];&quot;&quot;)" office:value-type="float" office:value="1460" calcext:value-type="float">
            <text:p>1460</text:p>
          </table:table-cell>
          <table:table-cell table:formula="of:=IF(AND([.H246]=[.H245];[.H24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46]&lt;&gt;&quot;&quot;;[.E246];[.K246])" office:value-type="float" office:value="1460" calcext:value-type="float">
            <text:p>1460</text:p>
          </table:table-cell>
          <table:table-cell table:style-name="ce18" table:formula="of:=[.M246]-[.N246]" office:value-type="float" office:value="40" calcext:value-type="float">
            <text:p>40</text:p>
          </table:table-cell>
          <table:table-cell table:number-columns-repeated="2"/>
          <table:table-cell office:value-type="float" office:value="524167429" calcext:value-type="float">
            <text:p>524167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319646" calcext:value-type="float">
            <text:p>2127,319646</text:p>
          </table:table-cell>
          <table:table-cell table:style-name="ce38" table:formula="of:=IF([.H247]=&quot;&quot;;[.R247];&quot;&quot;)">
            <text:p/>
          </table:table-cell>
          <table:table-cell table:style-name="ce40" table:formula="of:=IF([.I247]=&quot;&quot;;[.S247];&quot;&quot;)">
            <text:p/>
          </table:table-cell>
          <table:table-cell table:style-name="ce38" table:formula="of:=IF([.J247]=&quot;&quot;;[.T247];&quot;&quot;)">
            <text:p/>
          </table:table-cell>
          <table:table-cell table:style-name="ce38" table:formula="of:=IF([.K247]=&quot;&quot;;[.U247];&quot;&quot;)">
            <text:p/>
          </table:table-cell>
          <table:table-cell table:formula="of:=IF(AND([.B247]=[.B246];[.D246]=[.D247];[.D246]&lt;&gt;&quot;&quot;;[.B246]&lt;&gt;&quot;&quot;);&quot;Retransmisión&quot;;&quot;&quot;)">
            <text:p/>
          </table:table-cell>
          <table:table-cell/>
          <table:table-cell table:style-name="ce37" table:formula="of:=IF([.R247]&gt;[.$R$648];[.R247];&quot;&quot;)" office:value-type="float" office:value="524168889" calcext:value-type="float">
            <text:p>5241688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47]&gt;[.$R$648];[.T247];&quot;&quot;)" office:value-type="float" office:value="229370" calcext:value-type="float">
            <text:p>229370</text:p>
          </table:table-cell>
          <table:table-cell table:style-name="ce37" table:formula="of:=IF([.R247]&gt;[.$R$648];[.U247];&quot;&quot;)" office:value-type="float" office:value="1460" calcext:value-type="float">
            <text:p>1460</text:p>
          </table:table-cell>
          <table:table-cell table:formula="of:=IF(AND([.H247]=[.H246];[.H24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47]&lt;&gt;&quot;&quot;;[.E247];[.K247])" office:value-type="float" office:value="1460" calcext:value-type="float">
            <text:p>1460</text:p>
          </table:table-cell>
          <table:table-cell table:style-name="ce18" table:formula="of:=[.M247]-[.N247]" office:value-type="float" office:value="40" calcext:value-type="float">
            <text:p>40</text:p>
          </table:table-cell>
          <table:table-cell table:number-columns-repeated="2"/>
          <table:table-cell office:value-type="float" office:value="524168889" calcext:value-type="float">
            <text:p>524168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321052" calcext:value-type="float">
            <text:p>2127,321052</text:p>
          </table:table-cell>
          <table:table-cell table:style-name="ce37" table:formula="of:=IF([.H248]=&quot;&quot;;[.R24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48]=&quot;&quot;;[.T248];&quot;&quot;)" office:value-type="float" office:value="524170349" calcext:value-type="float">
            <text:p>524170349</text:p>
          </table:table-cell>
          <table:table-cell table:style-name="ce37" table:formula="of:=IF([.K248]=&quot;&quot;;[.U248];&quot;&quot;)" office:value-type="float" office:value="0" calcext:value-type="float">
            <text:p>0</text:p>
          </table:table-cell>
          <table:table-cell table:formula="of:=IF(AND([.B248]=[.B247];[.D247]=[.D248];[.D247]&lt;&gt;&quot;&quot;;[.B247]&lt;&gt;&quot;&quot;);&quot;Retransmisión&quot;;&quot;&quot;)">
            <text:p/>
          </table:table-cell>
          <table:table-cell/>
          <table:table-cell table:style-name="ce37" table:formula="of:=IF([.R248]&gt;[.$R$648];[.R248];&quot;&quot;)">
            <text:p/>
          </table:table-cell>
          <table:table-cell table:style-name="ce37" table:formula="of:=IF([.R248]&gt;[.$R$648];[.S248];&quot;&quot;)">
            <text:p/>
          </table:table-cell>
          <table:table-cell table:style-name="ce37" table:formula="of:=IF([.R248]&gt;[.$R$648];[.T248];&quot;&quot;)">
            <text:p/>
          </table:table-cell>
          <table:table-cell table:style-name="ce37" table:formula="of:=IF([.R248]&gt;[.$R$648];[.U248];&quot;&quot;)">
            <text:p/>
          </table:table-cell>
          <table:table-cell table:formula="of:=IF(AND([.H248]=[.H247];[.H24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48]&lt;&gt;&quot;&quot;;[.E248];[.K248])" office:value-type="float" office:value="0" calcext:value-type="float">
            <text:p>0</text:p>
          </table:table-cell>
          <table:table-cell table:style-name="ce18" table:formula="of:=[.M248]-[.N24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0349" calcext:value-type="float">
            <text:p>524170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340439" calcext:value-type="float">
            <text:p>2127,340439</text:p>
          </table:table-cell>
          <table:table-cell table:style-name="ce37" table:formula="of:=IF([.H249]=&quot;&quot;;[.R24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49]=&quot;&quot;;[.T249];&quot;&quot;)" office:value-type="float" office:value="524170349" calcext:value-type="float">
            <text:p>524170349</text:p>
          </table:table-cell>
          <table:table-cell table:style-name="ce37" table:formula="of:=IF([.K249]=&quot;&quot;;[.U249];&quot;&quot;)" office:value-type="float" office:value="0" calcext:value-type="float">
            <text:p>0</text:p>
          </table:table-cell>
          <table:table-cell table:formula="of:=IF(AND([.B249]=[.B248];[.D248]=[.D249];[.D248]&lt;&gt;&quot;&quot;;[.B24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249]&gt;[.$R$648];[.R249];&quot;&quot;)">
            <text:p/>
          </table:table-cell>
          <table:table-cell table:style-name="ce37" table:formula="of:=IF([.R249]&gt;[.$R$648];[.S249];&quot;&quot;)">
            <text:p/>
          </table:table-cell>
          <table:table-cell table:style-name="ce37" table:formula="of:=IF([.R249]&gt;[.$R$648];[.T249];&quot;&quot;)">
            <text:p/>
          </table:table-cell>
          <table:table-cell table:style-name="ce37" table:formula="of:=IF([.R249]&gt;[.$R$648];[.U249];&quot;&quot;)">
            <text:p/>
          </table:table-cell>
          <table:table-cell table:formula="of:=IF(AND([.H249]=[.H248];[.H24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49]&lt;&gt;&quot;&quot;;[.E249];[.K249])" office:value-type="float" office:value="0" calcext:value-type="float">
            <text:p>0</text:p>
          </table:table-cell>
          <table:table-cell table:style-name="ce18" table:formula="of:=[.M249]-[.N24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0349" calcext:value-type="float">
            <text:p>524170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348702" calcext:value-type="float">
            <text:p>2127,348702</text:p>
          </table:table-cell>
          <table:table-cell table:style-name="ce38" table:formula="of:=IF([.H250]=&quot;&quot;;[.R250];&quot;&quot;)">
            <text:p/>
          </table:table-cell>
          <table:table-cell table:style-name="ce40" table:formula="of:=IF([.I250]=&quot;&quot;;[.S250];&quot;&quot;)">
            <text:p/>
          </table:table-cell>
          <table:table-cell table:style-name="ce38" table:formula="of:=IF([.J250]=&quot;&quot;;[.T250];&quot;&quot;)">
            <text:p/>
          </table:table-cell>
          <table:table-cell table:style-name="ce38" table:formula="of:=IF([.K250]=&quot;&quot;;[.U250];&quot;&quot;)">
            <text:p/>
          </table:table-cell>
          <table:table-cell table:formula="of:=IF(AND([.B250]=[.B249];[.D249]=[.D250];[.D249]&lt;&gt;&quot;&quot;;[.B249]&lt;&gt;&quot;&quot;);&quot;Retransmisión&quot;;&quot;&quot;)">
            <text:p/>
          </table:table-cell>
          <table:table-cell/>
          <table:table-cell table:style-name="ce37" table:formula="of:=IF([.R250]&gt;[.$R$648];[.R250];&quot;&quot;)" office:value-type="float" office:value="524170349" calcext:value-type="float">
            <text:p>5241703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50]&gt;[.$R$648];[.T250];&quot;&quot;)" office:value-type="float" office:value="229370" calcext:value-type="float">
            <text:p>229370</text:p>
          </table:table-cell>
          <table:table-cell table:style-name="ce37" table:formula="of:=IF([.R250]&gt;[.$R$648];[.U250];&quot;&quot;)" office:value-type="float" office:value="1460" calcext:value-type="float">
            <text:p>1460</text:p>
          </table:table-cell>
          <table:table-cell table:formula="of:=IF(AND([.H250]=[.H249];[.H24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50]&lt;&gt;&quot;&quot;;[.E250];[.K250])" office:value-type="float" office:value="1460" calcext:value-type="float">
            <text:p>1460</text:p>
          </table:table-cell>
          <table:table-cell table:style-name="ce18" table:formula="of:=[.M250]-[.N250]" office:value-type="float" office:value="40" calcext:value-type="float">
            <text:p>40</text:p>
          </table:table-cell>
          <table:table-cell table:number-columns-repeated="2"/>
          <table:table-cell office:value-type="float" office:value="524170349" calcext:value-type="float">
            <text:p>524170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351269" calcext:value-type="float">
            <text:p>2127,351269</text:p>
          </table:table-cell>
          <table:table-cell table:style-name="ce38" table:formula="of:=IF([.H251]=&quot;&quot;;[.R251];&quot;&quot;)">
            <text:p/>
          </table:table-cell>
          <table:table-cell table:style-name="ce40" table:formula="of:=IF([.I251]=&quot;&quot;;[.S251];&quot;&quot;)">
            <text:p/>
          </table:table-cell>
          <table:table-cell table:style-name="ce38" table:formula="of:=IF([.J251]=&quot;&quot;;[.T251];&quot;&quot;)">
            <text:p/>
          </table:table-cell>
          <table:table-cell table:style-name="ce38" table:formula="of:=IF([.K251]=&quot;&quot;;[.U251];&quot;&quot;)">
            <text:p/>
          </table:table-cell>
          <table:table-cell table:formula="of:=IF(AND([.B251]=[.B250];[.D250]=[.D251];[.D250]&lt;&gt;&quot;&quot;;[.B250]&lt;&gt;&quot;&quot;);&quot;Retransmisión&quot;;&quot;&quot;)">
            <text:p/>
          </table:table-cell>
          <table:table-cell/>
          <table:table-cell table:style-name="ce37" table:formula="of:=IF([.R251]&gt;[.$R$648];[.R251];&quot;&quot;)" office:value-type="float" office:value="524171809" calcext:value-type="float">
            <text:p>52417180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251]&gt;[.$R$648];[.T251];&quot;&quot;)" office:value-type="float" office:value="229370" calcext:value-type="float">
            <text:p>229370</text:p>
          </table:table-cell>
          <table:table-cell table:style-name="ce37" table:formula="of:=IF([.R251]&gt;[.$R$648];[.U251];&quot;&quot;)" office:value-type="float" office:value="1460" calcext:value-type="float">
            <text:p>1460</text:p>
          </table:table-cell>
          <table:table-cell table:formula="of:=IF(AND([.H251]=[.H250];[.H25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51]&lt;&gt;&quot;&quot;;[.E251];[.K251])" office:value-type="float" office:value="1460" calcext:value-type="float">
            <text:p>1460</text:p>
          </table:table-cell>
          <table:table-cell table:style-name="ce18" table:formula="of:=[.M251]-[.N251]" office:value-type="float" office:value="40" calcext:value-type="float">
            <text:p>40</text:p>
          </table:table-cell>
          <table:table-cell table:number-columns-repeated="2"/>
          <table:table-cell office:value-type="float" office:value="524171809" calcext:value-type="float">
            <text:p>5241718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353135" calcext:value-type="float">
            <text:p>2127,353135</text:p>
          </table:table-cell>
          <table:table-cell table:style-name="ce38" table:formula="of:=IF([.H252]=&quot;&quot;;[.R252];&quot;&quot;)">
            <text:p/>
          </table:table-cell>
          <table:table-cell table:style-name="ce40" table:formula="of:=IF([.I252]=&quot;&quot;;[.S252];&quot;&quot;)">
            <text:p/>
          </table:table-cell>
          <table:table-cell table:style-name="ce38" table:formula="of:=IF([.J252]=&quot;&quot;;[.T252];&quot;&quot;)">
            <text:p/>
          </table:table-cell>
          <table:table-cell table:style-name="ce38" table:formula="of:=IF([.K252]=&quot;&quot;;[.U252];&quot;&quot;)">
            <text:p/>
          </table:table-cell>
          <table:table-cell table:formula="of:=IF(AND([.B252]=[.B251];[.D251]=[.D252];[.D251]&lt;&gt;&quot;&quot;;[.B251]&lt;&gt;&quot;&quot;);&quot;Retransmisión&quot;;&quot;&quot;)">
            <text:p/>
          </table:table-cell>
          <table:table-cell/>
          <table:table-cell table:style-name="ce37" table:formula="of:=IF([.R252]&gt;[.$R$648];[.R252];&quot;&quot;)" office:value-type="float" office:value="524173269" calcext:value-type="float">
            <text:p>5241732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52]&gt;[.$R$648];[.T252];&quot;&quot;)" office:value-type="float" office:value="229370" calcext:value-type="float">
            <text:p>229370</text:p>
          </table:table-cell>
          <table:table-cell table:style-name="ce37" table:formula="of:=IF([.R252]&gt;[.$R$648];[.U252];&quot;&quot;)" office:value-type="float" office:value="1460" calcext:value-type="float">
            <text:p>1460</text:p>
          </table:table-cell>
          <table:table-cell table:formula="of:=IF(AND([.H252]=[.H251];[.H25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52]&lt;&gt;&quot;&quot;;[.E252];[.K252])" office:value-type="float" office:value="1460" calcext:value-type="float">
            <text:p>1460</text:p>
          </table:table-cell>
          <table:table-cell table:style-name="ce18" table:formula="of:=[.M252]-[.N252]" office:value-type="float" office:value="40" calcext:value-type="float">
            <text:p>40</text:p>
          </table:table-cell>
          <table:table-cell table:number-columns-repeated="2"/>
          <table:table-cell office:value-type="float" office:value="524173269" calcext:value-type="float">
            <text:p>524173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354319" calcext:value-type="float">
            <text:p>2127,354319</text:p>
          </table:table-cell>
          <table:table-cell table:style-name="ce37" table:formula="of:=IF([.H253]=&quot;&quot;;[.R25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53]=&quot;&quot;;[.T253];&quot;&quot;)" office:value-type="float" office:value="524173269" calcext:value-type="float">
            <text:p>524173269</text:p>
          </table:table-cell>
          <table:table-cell table:style-name="ce37" table:formula="of:=IF([.K253]=&quot;&quot;;[.U253];&quot;&quot;)" office:value-type="float" office:value="0" calcext:value-type="float">
            <text:p>0</text:p>
          </table:table-cell>
          <table:table-cell table:formula="of:=IF(AND([.B253]=[.B252];[.D252]=[.D253];[.D252]&lt;&gt;&quot;&quot;;[.B252]&lt;&gt;&quot;&quot;);&quot;Retransmisión&quot;;&quot;&quot;)">
            <text:p/>
          </table:table-cell>
          <table:table-cell/>
          <table:table-cell table:style-name="ce37" table:formula="of:=IF([.R253]&gt;[.$R$648];[.R253];&quot;&quot;)">
            <text:p/>
          </table:table-cell>
          <table:table-cell table:style-name="ce37" table:formula="of:=IF([.R253]&gt;[.$R$648];[.S253];&quot;&quot;)">
            <text:p/>
          </table:table-cell>
          <table:table-cell table:style-name="ce37" table:formula="of:=IF([.R253]&gt;[.$R$648];[.T253];&quot;&quot;)">
            <text:p/>
          </table:table-cell>
          <table:table-cell table:style-name="ce37" table:formula="of:=IF([.R253]&gt;[.$R$648];[.U253];&quot;&quot;)">
            <text:p/>
          </table:table-cell>
          <table:table-cell table:formula="of:=IF(AND([.H253]=[.H252];[.H25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53]&lt;&gt;&quot;&quot;;[.E253];[.K253])" office:value-type="float" office:value="0" calcext:value-type="float">
            <text:p>0</text:p>
          </table:table-cell>
          <table:table-cell table:style-name="ce18" table:formula="of:=[.M253]-[.N25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3269" calcext:value-type="float">
            <text:p>524173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369579" calcext:value-type="float">
            <text:p>2127,369579</text:p>
          </table:table-cell>
          <table:table-cell table:style-name="ce37" table:formula="of:=IF([.H254]=&quot;&quot;;[.R25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54]=&quot;&quot;;[.T254];&quot;&quot;)" office:value-type="float" office:value="524174729" calcext:value-type="float">
            <text:p>524174729</text:p>
          </table:table-cell>
          <table:table-cell table:style-name="ce37" table:formula="of:=IF([.K254]=&quot;&quot;;[.U254];&quot;&quot;)" office:value-type="float" office:value="0" calcext:value-type="float">
            <text:p>0</text:p>
          </table:table-cell>
          <table:table-cell table:formula="of:=IF(AND([.B254]=[.B253];[.D253]=[.D254];[.D253]&lt;&gt;&quot;&quot;;[.B253]&lt;&gt;&quot;&quot;);&quot;Retransmisión&quot;;&quot;&quot;)">
            <text:p/>
          </table:table-cell>
          <table:table-cell/>
          <table:table-cell table:style-name="ce37" table:formula="of:=IF([.R254]&gt;[.$R$648];[.R254];&quot;&quot;)">
            <text:p/>
          </table:table-cell>
          <table:table-cell table:style-name="ce37" table:formula="of:=IF([.R254]&gt;[.$R$648];[.S254];&quot;&quot;)">
            <text:p/>
          </table:table-cell>
          <table:table-cell table:style-name="ce37" table:formula="of:=IF([.R254]&gt;[.$R$648];[.T254];&quot;&quot;)">
            <text:p/>
          </table:table-cell>
          <table:table-cell table:style-name="ce37" table:formula="of:=IF([.R254]&gt;[.$R$648];[.U254];&quot;&quot;)">
            <text:p/>
          </table:table-cell>
          <table:table-cell table:formula="of:=IF(AND([.H254]=[.H253];[.H25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54]&lt;&gt;&quot;&quot;;[.E254];[.K254])" office:value-type="float" office:value="0" calcext:value-type="float">
            <text:p>0</text:p>
          </table:table-cell>
          <table:table-cell table:style-name="ce18" table:formula="of:=[.M254]-[.N25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4729" calcext:value-type="float">
            <text:p>5241747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379066" calcext:value-type="float">
            <text:p>2127,379066</text:p>
          </table:table-cell>
          <table:table-cell table:style-name="ce38" table:formula="of:=IF([.H255]=&quot;&quot;;[.R255];&quot;&quot;)">
            <text:p/>
          </table:table-cell>
          <table:table-cell table:style-name="ce40" table:formula="of:=IF([.I255]=&quot;&quot;;[.S255];&quot;&quot;)">
            <text:p/>
          </table:table-cell>
          <table:table-cell table:style-name="ce38" table:formula="of:=IF([.J255]=&quot;&quot;;[.T255];&quot;&quot;)">
            <text:p/>
          </table:table-cell>
          <table:table-cell table:style-name="ce38" table:formula="of:=IF([.K255]=&quot;&quot;;[.U255];&quot;&quot;)">
            <text:p/>
          </table:table-cell>
          <table:table-cell table:formula="of:=IF(AND([.B255]=[.B254];[.D254]=[.D255];[.D254]&lt;&gt;&quot;&quot;;[.B254]&lt;&gt;&quot;&quot;);&quot;Retransmisión&quot;;&quot;&quot;)">
            <text:p/>
          </table:table-cell>
          <table:table-cell/>
          <table:table-cell table:style-name="ce37" table:formula="of:=IF([.R255]&gt;[.$R$648];[.R255];&quot;&quot;)" office:value-type="float" office:value="524174729" calcext:value-type="float">
            <text:p>5241747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55]&gt;[.$R$648];[.T255];&quot;&quot;)" office:value-type="float" office:value="229370" calcext:value-type="float">
            <text:p>229370</text:p>
          </table:table-cell>
          <table:table-cell table:style-name="ce37" table:formula="of:=IF([.R255]&gt;[.$R$648];[.U255];&quot;&quot;)" office:value-type="float" office:value="1460" calcext:value-type="float">
            <text:p>1460</text:p>
          </table:table-cell>
          <table:table-cell table:formula="of:=IF(AND([.H255]=[.H254];[.H25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55]&lt;&gt;&quot;&quot;;[.E255];[.K255])" office:value-type="float" office:value="1460" calcext:value-type="float">
            <text:p>1460</text:p>
          </table:table-cell>
          <table:table-cell table:style-name="ce18" table:formula="of:=[.M255]-[.N255]" office:value-type="float" office:value="40" calcext:value-type="float">
            <text:p>40</text:p>
          </table:table-cell>
          <table:table-cell table:number-columns-repeated="2"/>
          <table:table-cell office:value-type="float" office:value="524174729" calcext:value-type="float">
            <text:p>524174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38155" calcext:value-type="float">
            <text:p>2127,38155</text:p>
          </table:table-cell>
          <table:table-cell table:style-name="ce38" table:formula="of:=IF([.H256]=&quot;&quot;;[.R256];&quot;&quot;)">
            <text:p/>
          </table:table-cell>
          <table:table-cell table:style-name="ce40" table:formula="of:=IF([.I256]=&quot;&quot;;[.S256];&quot;&quot;)">
            <text:p/>
          </table:table-cell>
          <table:table-cell table:style-name="ce38" table:formula="of:=IF([.J256]=&quot;&quot;;[.T256];&quot;&quot;)">
            <text:p/>
          </table:table-cell>
          <table:table-cell table:style-name="ce38" table:formula="of:=IF([.K256]=&quot;&quot;;[.U256];&quot;&quot;)">
            <text:p/>
          </table:table-cell>
          <table:table-cell table:formula="of:=IF(AND([.B256]=[.B255];[.D255]=[.D256];[.D255]&lt;&gt;&quot;&quot;;[.B255]&lt;&gt;&quot;&quot;);&quot;Retransmisión&quot;;&quot;&quot;)">
            <text:p/>
          </table:table-cell>
          <table:table-cell/>
          <table:table-cell table:style-name="ce37" table:formula="of:=IF([.R256]&gt;[.$R$648];[.R256];&quot;&quot;)" office:value-type="float" office:value="524176189" calcext:value-type="float">
            <text:p>5241761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56]&gt;[.$R$648];[.T256];&quot;&quot;)" office:value-type="float" office:value="229370" calcext:value-type="float">
            <text:p>229370</text:p>
          </table:table-cell>
          <table:table-cell table:style-name="ce37" table:formula="of:=IF([.R256]&gt;[.$R$648];[.U256];&quot;&quot;)" office:value-type="float" office:value="1460" calcext:value-type="float">
            <text:p>1460</text:p>
          </table:table-cell>
          <table:table-cell table:formula="of:=IF(AND([.H256]=[.H255];[.H25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56]&lt;&gt;&quot;&quot;;[.E256];[.K256])" office:value-type="float" office:value="1460" calcext:value-type="float">
            <text:p>1460</text:p>
          </table:table-cell>
          <table:table-cell table:style-name="ce18" table:formula="of:=[.M256]-[.N256]" office:value-type="float" office:value="40" calcext:value-type="float">
            <text:p>40</text:p>
          </table:table-cell>
          <table:table-cell table:number-columns-repeated="2"/>
          <table:table-cell office:value-type="float" office:value="524176189" calcext:value-type="float">
            <text:p>524176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383492" calcext:value-type="float">
            <text:p>2127,383492</text:p>
          </table:table-cell>
          <table:table-cell table:style-name="ce38" table:formula="of:=IF([.H257]=&quot;&quot;;[.R257];&quot;&quot;)">
            <text:p/>
          </table:table-cell>
          <table:table-cell table:style-name="ce40" table:formula="of:=IF([.I257]=&quot;&quot;;[.S257];&quot;&quot;)">
            <text:p/>
          </table:table-cell>
          <table:table-cell table:style-name="ce38" table:formula="of:=IF([.J257]=&quot;&quot;;[.T257];&quot;&quot;)">
            <text:p/>
          </table:table-cell>
          <table:table-cell table:style-name="ce38" table:formula="of:=IF([.K257]=&quot;&quot;;[.U257];&quot;&quot;)">
            <text:p/>
          </table:table-cell>
          <table:table-cell table:formula="of:=IF(AND([.B257]=[.B256];[.D256]=[.D257];[.D256]&lt;&gt;&quot;&quot;;[.B256]&lt;&gt;&quot;&quot;);&quot;Retransmisión&quot;;&quot;&quot;)">
            <text:p/>
          </table:table-cell>
          <table:table-cell/>
          <table:table-cell table:style-name="ce37" table:formula="of:=IF([.R257]&gt;[.$R$648];[.R257];&quot;&quot;)" office:value-type="float" office:value="524177649" calcext:value-type="float">
            <text:p>5241776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57]&gt;[.$R$648];[.T257];&quot;&quot;)" office:value-type="float" office:value="229370" calcext:value-type="float">
            <text:p>229370</text:p>
          </table:table-cell>
          <table:table-cell table:style-name="ce37" table:formula="of:=IF([.R257]&gt;[.$R$648];[.U257];&quot;&quot;)" office:value-type="float" office:value="1460" calcext:value-type="float">
            <text:p>1460</text:p>
          </table:table-cell>
          <table:table-cell table:formula="of:=IF(AND([.H257]=[.H256];[.H25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57]&lt;&gt;&quot;&quot;;[.E257];[.K257])" office:value-type="float" office:value="1460" calcext:value-type="float">
            <text:p>1460</text:p>
          </table:table-cell>
          <table:table-cell table:style-name="ce18" table:formula="of:=[.M257]-[.N257]" office:value-type="float" office:value="40" calcext:value-type="float">
            <text:p>40</text:p>
          </table:table-cell>
          <table:table-cell table:number-columns-repeated="2"/>
          <table:table-cell office:value-type="float" office:value="524177649" calcext:value-type="float">
            <text:p>524177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384687" calcext:value-type="float">
            <text:p>2127,384687</text:p>
          </table:table-cell>
          <table:table-cell table:style-name="ce37" table:formula="of:=IF([.H258]=&quot;&quot;;[.R25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58]=&quot;&quot;;[.T258];&quot;&quot;)" office:value-type="float" office:value="524177649" calcext:value-type="float">
            <text:p>524177649</text:p>
          </table:table-cell>
          <table:table-cell table:style-name="ce37" table:formula="of:=IF([.K258]=&quot;&quot;;[.U258];&quot;&quot;)" office:value-type="float" office:value="0" calcext:value-type="float">
            <text:p>0</text:p>
          </table:table-cell>
          <table:table-cell table:formula="of:=IF(AND([.B258]=[.B257];[.D257]=[.D258];[.D257]&lt;&gt;&quot;&quot;;[.B257]&lt;&gt;&quot;&quot;);&quot;Retransmisión&quot;;&quot;&quot;)">
            <text:p/>
          </table:table-cell>
          <table:table-cell/>
          <table:table-cell table:style-name="ce37" table:formula="of:=IF([.R258]&gt;[.$R$648];[.R258];&quot;&quot;)">
            <text:p/>
          </table:table-cell>
          <table:table-cell table:style-name="ce37" table:formula="of:=IF([.R258]&gt;[.$R$648];[.S258];&quot;&quot;)">
            <text:p/>
          </table:table-cell>
          <table:table-cell table:style-name="ce37" table:formula="of:=IF([.R258]&gt;[.$R$648];[.T258];&quot;&quot;)">
            <text:p/>
          </table:table-cell>
          <table:table-cell table:style-name="ce37" table:formula="of:=IF([.R258]&gt;[.$R$648];[.U258];&quot;&quot;)">
            <text:p/>
          </table:table-cell>
          <table:table-cell table:formula="of:=IF(AND([.H258]=[.H257];[.H25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58]&lt;&gt;&quot;&quot;;[.E258];[.K258])" office:value-type="float" office:value="0" calcext:value-type="float">
            <text:p>0</text:p>
          </table:table-cell>
          <table:table-cell table:style-name="ce18" table:formula="of:=[.M258]-[.N25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7649" calcext:value-type="float">
            <text:p>5241776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403236" calcext:value-type="float">
            <text:p>2127,403236</text:p>
          </table:table-cell>
          <table:table-cell table:style-name="ce37" table:formula="of:=IF([.H259]=&quot;&quot;;[.R25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59]=&quot;&quot;;[.T259];&quot;&quot;)" office:value-type="float" office:value="524179109" calcext:value-type="float">
            <text:p>524179109</text:p>
          </table:table-cell>
          <table:table-cell table:style-name="ce37" table:formula="of:=IF([.K259]=&quot;&quot;;[.U259];&quot;&quot;)" office:value-type="float" office:value="0" calcext:value-type="float">
            <text:p>0</text:p>
          </table:table-cell>
          <table:table-cell table:formula="of:=IF(AND([.B259]=[.B258];[.D258]=[.D259];[.D258]&lt;&gt;&quot;&quot;;[.B258]&lt;&gt;&quot;&quot;);&quot;Retransmisión&quot;;&quot;&quot;)">
            <text:p/>
          </table:table-cell>
          <table:table-cell/>
          <table:table-cell table:style-name="ce37" table:formula="of:=IF([.R259]&gt;[.$R$648];[.R259];&quot;&quot;)">
            <text:p/>
          </table:table-cell>
          <table:table-cell table:style-name="ce37" table:formula="of:=IF([.R259]&gt;[.$R$648];[.S259];&quot;&quot;)">
            <text:p/>
          </table:table-cell>
          <table:table-cell table:style-name="ce37" table:formula="of:=IF([.R259]&gt;[.$R$648];[.T259];&quot;&quot;)">
            <text:p/>
          </table:table-cell>
          <table:table-cell table:style-name="ce37" table:formula="of:=IF([.R259]&gt;[.$R$648];[.U259];&quot;&quot;)">
            <text:p/>
          </table:table-cell>
          <table:table-cell table:formula="of:=IF(AND([.H259]=[.H258];[.H25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59]&lt;&gt;&quot;&quot;;[.E259];[.K259])" office:value-type="float" office:value="0" calcext:value-type="float">
            <text:p>0</text:p>
          </table:table-cell>
          <table:table-cell table:style-name="ce18" table:formula="of:=[.M259]-[.N25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9109" calcext:value-type="float">
            <text:p>5241791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411956" calcext:value-type="float">
            <text:p>2127,411956</text:p>
          </table:table-cell>
          <table:table-cell table:style-name="ce38" table:formula="of:=IF([.H260]=&quot;&quot;;[.R260];&quot;&quot;)">
            <text:p/>
          </table:table-cell>
          <table:table-cell table:style-name="ce40" table:formula="of:=IF([.I260]=&quot;&quot;;[.S260];&quot;&quot;)">
            <text:p/>
          </table:table-cell>
          <table:table-cell table:style-name="ce38" table:formula="of:=IF([.J260]=&quot;&quot;;[.T260];&quot;&quot;)">
            <text:p/>
          </table:table-cell>
          <table:table-cell table:style-name="ce38" table:formula="of:=IF([.K260]=&quot;&quot;;[.U260];&quot;&quot;)">
            <text:p/>
          </table:table-cell>
          <table:table-cell table:formula="of:=IF(AND([.B260]=[.B259];[.D259]=[.D260];[.D259]&lt;&gt;&quot;&quot;;[.B259]&lt;&gt;&quot;&quot;);&quot;Retransmisión&quot;;&quot;&quot;)">
            <text:p/>
          </table:table-cell>
          <table:table-cell/>
          <table:table-cell table:style-name="ce37" table:formula="of:=IF([.R260]&gt;[.$R$648];[.R260];&quot;&quot;)" office:value-type="float" office:value="524179109" calcext:value-type="float">
            <text:p>5241791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60]&gt;[.$R$648];[.T260];&quot;&quot;)" office:value-type="float" office:value="229370" calcext:value-type="float">
            <text:p>229370</text:p>
          </table:table-cell>
          <table:table-cell table:style-name="ce37" table:formula="of:=IF([.R260]&gt;[.$R$648];[.U260];&quot;&quot;)" office:value-type="float" office:value="1460" calcext:value-type="float">
            <text:p>1460</text:p>
          </table:table-cell>
          <table:table-cell table:formula="of:=IF(AND([.H260]=[.H259];[.H25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60]&lt;&gt;&quot;&quot;;[.E260];[.K260])" office:value-type="float" office:value="1460" calcext:value-type="float">
            <text:p>1460</text:p>
          </table:table-cell>
          <table:table-cell table:style-name="ce18" table:formula="of:=[.M260]-[.N260]" office:value-type="float" office:value="40" calcext:value-type="float">
            <text:p>40</text:p>
          </table:table-cell>
          <table:table-cell table:number-columns-repeated="2"/>
          <table:table-cell office:value-type="float" office:value="524179109" calcext:value-type="float">
            <text:p>524179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414207" calcext:value-type="float">
            <text:p>2127,414207</text:p>
          </table:table-cell>
          <table:table-cell table:style-name="ce38" table:formula="of:=IF([.H261]=&quot;&quot;;[.R261];&quot;&quot;)">
            <text:p/>
          </table:table-cell>
          <table:table-cell table:style-name="ce40" table:formula="of:=IF([.I261]=&quot;&quot;;[.S261];&quot;&quot;)">
            <text:p/>
          </table:table-cell>
          <table:table-cell table:style-name="ce38" table:formula="of:=IF([.J261]=&quot;&quot;;[.T261];&quot;&quot;)">
            <text:p/>
          </table:table-cell>
          <table:table-cell table:style-name="ce38" table:formula="of:=IF([.K261]=&quot;&quot;;[.U261];&quot;&quot;)">
            <text:p/>
          </table:table-cell>
          <table:table-cell table:formula="of:=IF(AND([.B261]=[.B260];[.D260]=[.D261];[.D260]&lt;&gt;&quot;&quot;;[.B260]&lt;&gt;&quot;&quot;);&quot;Retransmisión&quot;;&quot;&quot;)">
            <text:p/>
          </table:table-cell>
          <table:table-cell/>
          <table:table-cell table:style-name="ce37" table:formula="of:=IF([.R261]&gt;[.$R$648];[.R261];&quot;&quot;)" office:value-type="float" office:value="524180569" calcext:value-type="float">
            <text:p>5241805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61]&gt;[.$R$648];[.T261];&quot;&quot;)" office:value-type="float" office:value="229370" calcext:value-type="float">
            <text:p>229370</text:p>
          </table:table-cell>
          <table:table-cell table:style-name="ce37" table:formula="of:=IF([.R261]&gt;[.$R$648];[.U261];&quot;&quot;)" office:value-type="float" office:value="1460" calcext:value-type="float">
            <text:p>1460</text:p>
          </table:table-cell>
          <table:table-cell table:formula="of:=IF(AND([.H261]=[.H260];[.H26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61]&lt;&gt;&quot;&quot;;[.E261];[.K261])" office:value-type="float" office:value="1460" calcext:value-type="float">
            <text:p>1460</text:p>
          </table:table-cell>
          <table:table-cell table:style-name="ce18" table:formula="of:=[.M261]-[.N261]" office:value-type="float" office:value="40" calcext:value-type="float">
            <text:p>40</text:p>
          </table:table-cell>
          <table:table-cell table:number-columns-repeated="2"/>
          <table:table-cell office:value-type="float" office:value="524180569" calcext:value-type="float">
            <text:p>524180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416112" calcext:value-type="float">
            <text:p>2127,416112</text:p>
          </table:table-cell>
          <table:table-cell table:style-name="ce38" table:formula="of:=IF([.H262]=&quot;&quot;;[.R262];&quot;&quot;)">
            <text:p/>
          </table:table-cell>
          <table:table-cell table:style-name="ce40" table:formula="of:=IF([.I262]=&quot;&quot;;[.S262];&quot;&quot;)">
            <text:p/>
          </table:table-cell>
          <table:table-cell table:style-name="ce38" table:formula="of:=IF([.J262]=&quot;&quot;;[.T262];&quot;&quot;)">
            <text:p/>
          </table:table-cell>
          <table:table-cell table:style-name="ce38" table:formula="of:=IF([.K262]=&quot;&quot;;[.U262];&quot;&quot;)">
            <text:p/>
          </table:table-cell>
          <table:table-cell table:formula="of:=IF(AND([.B262]=[.B261];[.D261]=[.D262];[.D261]&lt;&gt;&quot;&quot;;[.B261]&lt;&gt;&quot;&quot;);&quot;Retransmisión&quot;;&quot;&quot;)">
            <text:p/>
          </table:table-cell>
          <table:table-cell/>
          <table:table-cell table:style-name="ce37" table:formula="of:=IF([.R262]&gt;[.$R$648];[.R262];&quot;&quot;)" office:value-type="float" office:value="524182029" calcext:value-type="float">
            <text:p>5241820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62]&gt;[.$R$648];[.T262];&quot;&quot;)" office:value-type="float" office:value="229370" calcext:value-type="float">
            <text:p>229370</text:p>
          </table:table-cell>
          <table:table-cell table:style-name="ce37" table:formula="of:=IF([.R262]&gt;[.$R$648];[.U262];&quot;&quot;)" office:value-type="float" office:value="1460" calcext:value-type="float">
            <text:p>1460</text:p>
          </table:table-cell>
          <table:table-cell table:formula="of:=IF(AND([.H262]=[.H261];[.H26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62]&lt;&gt;&quot;&quot;;[.E262];[.K262])" office:value-type="float" office:value="1460" calcext:value-type="float">
            <text:p>1460</text:p>
          </table:table-cell>
          <table:table-cell table:style-name="ce18" table:formula="of:=[.M262]-[.N262]" office:value-type="float" office:value="40" calcext:value-type="float">
            <text:p>40</text:p>
          </table:table-cell>
          <table:table-cell table:number-columns-repeated="2"/>
          <table:table-cell office:value-type="float" office:value="524182029" calcext:value-type="float">
            <text:p>5241820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417292" calcext:value-type="float">
            <text:p>2127,417292</text:p>
          </table:table-cell>
          <table:table-cell table:style-name="ce37" table:formula="of:=IF([.H263]=&quot;&quot;;[.R26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63]=&quot;&quot;;[.T263];&quot;&quot;)" office:value-type="float" office:value="524182029" calcext:value-type="float">
            <text:p>524182029</text:p>
          </table:table-cell>
          <table:table-cell table:style-name="ce37" table:formula="of:=IF([.K263]=&quot;&quot;;[.U263];&quot;&quot;)" office:value-type="float" office:value="0" calcext:value-type="float">
            <text:p>0</text:p>
          </table:table-cell>
          <table:table-cell table:formula="of:=IF(AND([.B263]=[.B262];[.D262]=[.D263];[.D262]&lt;&gt;&quot;&quot;;[.B262]&lt;&gt;&quot;&quot;);&quot;Retransmisión&quot;;&quot;&quot;)">
            <text:p/>
          </table:table-cell>
          <table:table-cell/>
          <table:table-cell table:style-name="ce37" table:formula="of:=IF([.R263]&gt;[.$R$648];[.R263];&quot;&quot;)">
            <text:p/>
          </table:table-cell>
          <table:table-cell table:style-name="ce37" table:formula="of:=IF([.R263]&gt;[.$R$648];[.S263];&quot;&quot;)">
            <text:p/>
          </table:table-cell>
          <table:table-cell table:style-name="ce37" table:formula="of:=IF([.R263]&gt;[.$R$648];[.T263];&quot;&quot;)">
            <text:p/>
          </table:table-cell>
          <table:table-cell table:style-name="ce37" table:formula="of:=IF([.R263]&gt;[.$R$648];[.U263];&quot;&quot;)">
            <text:p/>
          </table:table-cell>
          <table:table-cell table:formula="of:=IF(AND([.H263]=[.H262];[.H26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63]&lt;&gt;&quot;&quot;;[.E263];[.K263])" office:value-type="float" office:value="0" calcext:value-type="float">
            <text:p>0</text:p>
          </table:table-cell>
          <table:table-cell table:style-name="ce18" table:formula="of:=[.M263]-[.N26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82029" calcext:value-type="float">
            <text:p>5241820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432892" calcext:value-type="float">
            <text:p>2127,432892</text:p>
          </table:table-cell>
          <table:table-cell table:style-name="ce37" table:formula="of:=IF([.H264]=&quot;&quot;;[.R26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64]=&quot;&quot;;[.T264];&quot;&quot;)" office:value-type="float" office:value="524183489" calcext:value-type="float">
            <text:p>524183489</text:p>
          </table:table-cell>
          <table:table-cell table:style-name="ce37" table:formula="of:=IF([.K264]=&quot;&quot;;[.U264];&quot;&quot;)" office:value-type="float" office:value="0" calcext:value-type="float">
            <text:p>0</text:p>
          </table:table-cell>
          <table:table-cell table:formula="of:=IF(AND([.B264]=[.B263];[.D263]=[.D264];[.D263]&lt;&gt;&quot;&quot;;[.B263]&lt;&gt;&quot;&quot;);&quot;Retransmisión&quot;;&quot;&quot;)">
            <text:p/>
          </table:table-cell>
          <table:table-cell/>
          <table:table-cell table:style-name="ce37" table:formula="of:=IF([.R264]&gt;[.$R$648];[.R264];&quot;&quot;)">
            <text:p/>
          </table:table-cell>
          <table:table-cell table:style-name="ce37" table:formula="of:=IF([.R264]&gt;[.$R$648];[.S264];&quot;&quot;)">
            <text:p/>
          </table:table-cell>
          <table:table-cell table:style-name="ce37" table:formula="of:=IF([.R264]&gt;[.$R$648];[.T264];&quot;&quot;)">
            <text:p/>
          </table:table-cell>
          <table:table-cell table:style-name="ce37" table:formula="of:=IF([.R264]&gt;[.$R$648];[.U264];&quot;&quot;)">
            <text:p/>
          </table:table-cell>
          <table:table-cell table:formula="of:=IF(AND([.H264]=[.H263];[.H26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64]&lt;&gt;&quot;&quot;;[.E264];[.K264])" office:value-type="float" office:value="0" calcext:value-type="float">
            <text:p>0</text:p>
          </table:table-cell>
          <table:table-cell table:style-name="ce18" table:formula="of:=[.M264]-[.N26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83489" calcext:value-type="float">
            <text:p>5241834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440731" calcext:value-type="float">
            <text:p>2127,440731</text:p>
          </table:table-cell>
          <table:table-cell table:style-name="ce38" table:formula="of:=IF([.H265]=&quot;&quot;;[.R265];&quot;&quot;)">
            <text:p/>
          </table:table-cell>
          <table:table-cell table:style-name="ce40" table:formula="of:=IF([.I265]=&quot;&quot;;[.S265];&quot;&quot;)">
            <text:p/>
          </table:table-cell>
          <table:table-cell table:style-name="ce38" table:formula="of:=IF([.J265]=&quot;&quot;;[.T265];&quot;&quot;)">
            <text:p/>
          </table:table-cell>
          <table:table-cell table:style-name="ce38" table:formula="of:=IF([.K265]=&quot;&quot;;[.U265];&quot;&quot;)">
            <text:p/>
          </table:table-cell>
          <table:table-cell table:formula="of:=IF(AND([.B265]=[.B264];[.D264]=[.D265];[.D264]&lt;&gt;&quot;&quot;;[.B264]&lt;&gt;&quot;&quot;);&quot;Retransmisión&quot;;&quot;&quot;)">
            <text:p/>
          </table:table-cell>
          <table:table-cell/>
          <table:table-cell table:style-name="ce37" table:formula="of:=IF([.R265]&gt;[.$R$648];[.R265];&quot;&quot;)" office:value-type="float" office:value="524183489" calcext:value-type="float">
            <text:p>5241834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65]&gt;[.$R$648];[.T265];&quot;&quot;)" office:value-type="float" office:value="229370" calcext:value-type="float">
            <text:p>229370</text:p>
          </table:table-cell>
          <table:table-cell table:style-name="ce37" table:formula="of:=IF([.R265]&gt;[.$R$648];[.U265];&quot;&quot;)" office:value-type="float" office:value="1460" calcext:value-type="float">
            <text:p>1460</text:p>
          </table:table-cell>
          <table:table-cell table:formula="of:=IF(AND([.H265]=[.H264];[.H26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65]&lt;&gt;&quot;&quot;;[.E265];[.K265])" office:value-type="float" office:value="1460" calcext:value-type="float">
            <text:p>1460</text:p>
          </table:table-cell>
          <table:table-cell table:style-name="ce18" table:formula="of:=[.M265]-[.N265]" office:value-type="float" office:value="40" calcext:value-type="float">
            <text:p>40</text:p>
          </table:table-cell>
          <table:table-cell table:number-columns-repeated="2"/>
          <table:table-cell office:value-type="float" office:value="524183489" calcext:value-type="float">
            <text:p>524183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443132" calcext:value-type="float">
            <text:p>2127,443132</text:p>
          </table:table-cell>
          <table:table-cell table:style-name="ce38" table:formula="of:=IF([.H266]=&quot;&quot;;[.R266];&quot;&quot;)">
            <text:p/>
          </table:table-cell>
          <table:table-cell table:style-name="ce40" table:formula="of:=IF([.I266]=&quot;&quot;;[.S266];&quot;&quot;)">
            <text:p/>
          </table:table-cell>
          <table:table-cell table:style-name="ce38" table:formula="of:=IF([.J266]=&quot;&quot;;[.T266];&quot;&quot;)">
            <text:p/>
          </table:table-cell>
          <table:table-cell table:style-name="ce38" table:formula="of:=IF([.K266]=&quot;&quot;;[.U266];&quot;&quot;)">
            <text:p/>
          </table:table-cell>
          <table:table-cell table:formula="of:=IF(AND([.B266]=[.B265];[.D265]=[.D266];[.D265]&lt;&gt;&quot;&quot;;[.B265]&lt;&gt;&quot;&quot;);&quot;Retransmisión&quot;;&quot;&quot;)">
            <text:p/>
          </table:table-cell>
          <table:table-cell/>
          <table:table-cell table:style-name="ce37" table:formula="of:=IF([.R266]&gt;[.$R$648];[.R266];&quot;&quot;)" office:value-type="float" office:value="524184949" calcext:value-type="float">
            <text:p>5241849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66]&gt;[.$R$648];[.T266];&quot;&quot;)" office:value-type="float" office:value="229370" calcext:value-type="float">
            <text:p>229370</text:p>
          </table:table-cell>
          <table:table-cell table:style-name="ce37" table:formula="of:=IF([.R266]&gt;[.$R$648];[.U266];&quot;&quot;)" office:value-type="float" office:value="1460" calcext:value-type="float">
            <text:p>1460</text:p>
          </table:table-cell>
          <table:table-cell table:formula="of:=IF(AND([.H266]=[.H265];[.H26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66]&lt;&gt;&quot;&quot;;[.E266];[.K266])" office:value-type="float" office:value="1460" calcext:value-type="float">
            <text:p>1460</text:p>
          </table:table-cell>
          <table:table-cell table:style-name="ce18" table:formula="of:=[.M266]-[.N266]" office:value-type="float" office:value="40" calcext:value-type="float">
            <text:p>40</text:p>
          </table:table-cell>
          <table:table-cell table:number-columns-repeated="2"/>
          <table:table-cell office:value-type="float" office:value="524184949" calcext:value-type="float">
            <text:p>524184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44508" calcext:value-type="float">
            <text:p>2127,44508</text:p>
          </table:table-cell>
          <table:table-cell table:style-name="ce38" table:formula="of:=IF([.H267]=&quot;&quot;;[.R267];&quot;&quot;)">
            <text:p/>
          </table:table-cell>
          <table:table-cell table:style-name="ce40" table:formula="of:=IF([.I267]=&quot;&quot;;[.S267];&quot;&quot;)">
            <text:p/>
          </table:table-cell>
          <table:table-cell table:style-name="ce38" table:formula="of:=IF([.J267]=&quot;&quot;;[.T267];&quot;&quot;)">
            <text:p/>
          </table:table-cell>
          <table:table-cell table:style-name="ce38" table:formula="of:=IF([.K267]=&quot;&quot;;[.U267];&quot;&quot;)">
            <text:p/>
          </table:table-cell>
          <table:table-cell table:formula="of:=IF(AND([.B267]=[.B266];[.D266]=[.D267];[.D266]&lt;&gt;&quot;&quot;;[.B266]&lt;&gt;&quot;&quot;);&quot;Retransmisión&quot;;&quot;&quot;)">
            <text:p/>
          </table:table-cell>
          <table:table-cell/>
          <table:table-cell table:style-name="ce37" table:formula="of:=IF([.R267]&gt;[.$R$648];[.R267];&quot;&quot;)" office:value-type="float" office:value="524186409" calcext:value-type="float">
            <text:p>5241864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67]&gt;[.$R$648];[.T267];&quot;&quot;)" office:value-type="float" office:value="229370" calcext:value-type="float">
            <text:p>229370</text:p>
          </table:table-cell>
          <table:table-cell table:style-name="ce37" table:formula="of:=IF([.R267]&gt;[.$R$648];[.U267];&quot;&quot;)" office:value-type="float" office:value="1460" calcext:value-type="float">
            <text:p>1460</text:p>
          </table:table-cell>
          <table:table-cell table:formula="of:=IF(AND([.H267]=[.H266];[.H26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67]&lt;&gt;&quot;&quot;;[.E267];[.K267])" office:value-type="float" office:value="1460" calcext:value-type="float">
            <text:p>1460</text:p>
          </table:table-cell>
          <table:table-cell table:style-name="ce18" table:formula="of:=[.M267]-[.N267]" office:value-type="float" office:value="40" calcext:value-type="float">
            <text:p>40</text:p>
          </table:table-cell>
          <table:table-cell table:number-columns-repeated="2"/>
          <table:table-cell office:value-type="float" office:value="524186409" calcext:value-type="float">
            <text:p>524186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445303" calcext:value-type="float">
            <text:p>2127,445303</text:p>
          </table:table-cell>
          <table:table-cell table:style-name="ce37" table:formula="of:=IF([.H268]=&quot;&quot;;[.R26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68]=&quot;&quot;;[.T268];&quot;&quot;)" office:value-type="float" office:value="524186409" calcext:value-type="float">
            <text:p>524186409</text:p>
          </table:table-cell>
          <table:table-cell table:style-name="ce37" table:formula="of:=IF([.K268]=&quot;&quot;;[.U268];&quot;&quot;)" office:value-type="float" office:value="0" calcext:value-type="float">
            <text:p>0</text:p>
          </table:table-cell>
          <table:table-cell table:formula="of:=IF(AND([.B268]=[.B267];[.D267]=[.D268];[.D267]&lt;&gt;&quot;&quot;;[.B267]&lt;&gt;&quot;&quot;);&quot;Retransmisión&quot;;&quot;&quot;)">
            <text:p/>
          </table:table-cell>
          <table:table-cell/>
          <table:table-cell table:style-name="ce37" table:formula="of:=IF([.R268]&gt;[.$R$648];[.R268];&quot;&quot;)">
            <text:p/>
          </table:table-cell>
          <table:table-cell table:style-name="ce37" table:formula="of:=IF([.R268]&gt;[.$R$648];[.S268];&quot;&quot;)">
            <text:p/>
          </table:table-cell>
          <table:table-cell table:style-name="ce37" table:formula="of:=IF([.R268]&gt;[.$R$648];[.T268];&quot;&quot;)">
            <text:p/>
          </table:table-cell>
          <table:table-cell table:style-name="ce37" table:formula="of:=IF([.R268]&gt;[.$R$648];[.U268];&quot;&quot;)">
            <text:p/>
          </table:table-cell>
          <table:table-cell table:formula="of:=IF(AND([.H268]=[.H267];[.H26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68]&lt;&gt;&quot;&quot;;[.E268];[.K268])" office:value-type="float" office:value="0" calcext:value-type="float">
            <text:p>0</text:p>
          </table:table-cell>
          <table:table-cell table:style-name="ce18" table:formula="of:=[.M268]-[.N26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86409" calcext:value-type="float">
            <text:p>5241864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463047" calcext:value-type="float">
            <text:p>2127,463047</text:p>
          </table:table-cell>
          <table:table-cell table:style-name="ce37" table:formula="of:=IF([.H269]=&quot;&quot;;[.R26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69]=&quot;&quot;;[.T269];&quot;&quot;)" office:value-type="float" office:value="524187869" calcext:value-type="float">
            <text:p>524187869</text:p>
          </table:table-cell>
          <table:table-cell table:style-name="ce37" table:formula="of:=IF([.K269]=&quot;&quot;;[.U269];&quot;&quot;)" office:value-type="float" office:value="0" calcext:value-type="float">
            <text:p>0</text:p>
          </table:table-cell>
          <table:table-cell table:formula="of:=IF(AND([.B269]=[.B268];[.D268]=[.D269];[.D268]&lt;&gt;&quot;&quot;;[.B268]&lt;&gt;&quot;&quot;);&quot;Retransmisión&quot;;&quot;&quot;)">
            <text:p/>
          </table:table-cell>
          <table:table-cell/>
          <table:table-cell table:style-name="ce37" table:formula="of:=IF([.R269]&gt;[.$R$648];[.R269];&quot;&quot;)">
            <text:p/>
          </table:table-cell>
          <table:table-cell table:style-name="ce37" table:formula="of:=IF([.R269]&gt;[.$R$648];[.S269];&quot;&quot;)">
            <text:p/>
          </table:table-cell>
          <table:table-cell table:style-name="ce37" table:formula="of:=IF([.R269]&gt;[.$R$648];[.T269];&quot;&quot;)">
            <text:p/>
          </table:table-cell>
          <table:table-cell table:style-name="ce37" table:formula="of:=IF([.R269]&gt;[.$R$648];[.U269];&quot;&quot;)">
            <text:p/>
          </table:table-cell>
          <table:table-cell table:formula="of:=IF(AND([.H269]=[.H268];[.H26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69]&lt;&gt;&quot;&quot;;[.E269];[.K269])" office:value-type="float" office:value="0" calcext:value-type="float">
            <text:p>0</text:p>
          </table:table-cell>
          <table:table-cell table:style-name="ce18" table:formula="of:=[.M269]-[.N26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87869" calcext:value-type="float">
            <text:p>5241878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474021" calcext:value-type="float">
            <text:p>2127,474021</text:p>
          </table:table-cell>
          <table:table-cell table:style-name="ce38" table:formula="of:=IF([.H270]=&quot;&quot;;[.R270];&quot;&quot;)">
            <text:p/>
          </table:table-cell>
          <table:table-cell table:style-name="ce40" table:formula="of:=IF([.I270]=&quot;&quot;;[.S270];&quot;&quot;)">
            <text:p/>
          </table:table-cell>
          <table:table-cell table:style-name="ce38" table:formula="of:=IF([.J270]=&quot;&quot;;[.T270];&quot;&quot;)">
            <text:p/>
          </table:table-cell>
          <table:table-cell table:style-name="ce38" table:formula="of:=IF([.K270]=&quot;&quot;;[.U270];&quot;&quot;)">
            <text:p/>
          </table:table-cell>
          <table:table-cell table:formula="of:=IF(AND([.B270]=[.B269];[.D269]=[.D270];[.D269]&lt;&gt;&quot;&quot;;[.B269]&lt;&gt;&quot;&quot;);&quot;Retransmisión&quot;;&quot;&quot;)">
            <text:p/>
          </table:table-cell>
          <table:table-cell/>
          <table:table-cell table:style-name="ce37" table:formula="of:=IF([.R270]&gt;[.$R$648];[.R270];&quot;&quot;)" office:value-type="float" office:value="524187869" calcext:value-type="float">
            <text:p>5241878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70]&gt;[.$R$648];[.T270];&quot;&quot;)" office:value-type="float" office:value="229370" calcext:value-type="float">
            <text:p>229370</text:p>
          </table:table-cell>
          <table:table-cell table:style-name="ce37" table:formula="of:=IF([.R270]&gt;[.$R$648];[.U270];&quot;&quot;)" office:value-type="float" office:value="1460" calcext:value-type="float">
            <text:p>1460</text:p>
          </table:table-cell>
          <table:table-cell table:formula="of:=IF(AND([.H270]=[.H269];[.H26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70]&lt;&gt;&quot;&quot;;[.E270];[.K270])" office:value-type="float" office:value="1460" calcext:value-type="float">
            <text:p>1460</text:p>
          </table:table-cell>
          <table:table-cell table:style-name="ce18" table:formula="of:=[.M270]-[.N270]" office:value-type="float" office:value="40" calcext:value-type="float">
            <text:p>40</text:p>
          </table:table-cell>
          <table:table-cell table:number-columns-repeated="2"/>
          <table:table-cell office:value-type="float" office:value="524187869" calcext:value-type="float">
            <text:p>524187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475796" calcext:value-type="float">
            <text:p>2127,475796</text:p>
          </table:table-cell>
          <table:table-cell table:style-name="ce38" table:formula="of:=IF([.H271]=&quot;&quot;;[.R271];&quot;&quot;)">
            <text:p/>
          </table:table-cell>
          <table:table-cell table:style-name="ce40" table:formula="of:=IF([.I271]=&quot;&quot;;[.S271];&quot;&quot;)">
            <text:p/>
          </table:table-cell>
          <table:table-cell table:style-name="ce38" table:formula="of:=IF([.J271]=&quot;&quot;;[.T271];&quot;&quot;)">
            <text:p/>
          </table:table-cell>
          <table:table-cell table:style-name="ce38" table:formula="of:=IF([.K271]=&quot;&quot;;[.U271];&quot;&quot;)">
            <text:p/>
          </table:table-cell>
          <table:table-cell table:formula="of:=IF(AND([.B271]=[.B270];[.D270]=[.D271];[.D270]&lt;&gt;&quot;&quot;;[.B270]&lt;&gt;&quot;&quot;);&quot;Retransmisión&quot;;&quot;&quot;)">
            <text:p/>
          </table:table-cell>
          <table:table-cell/>
          <table:table-cell table:style-name="ce37" table:formula="of:=IF([.R271]&gt;[.$R$648];[.R271];&quot;&quot;)" office:value-type="float" office:value="524189329" calcext:value-type="float">
            <text:p>52418932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271]&gt;[.$R$648];[.T271];&quot;&quot;)" office:value-type="float" office:value="229370" calcext:value-type="float">
            <text:p>229370</text:p>
          </table:table-cell>
          <table:table-cell table:style-name="ce37" table:formula="of:=IF([.R271]&gt;[.$R$648];[.U271];&quot;&quot;)" office:value-type="float" office:value="1460" calcext:value-type="float">
            <text:p>1460</text:p>
          </table:table-cell>
          <table:table-cell table:formula="of:=IF(AND([.H271]=[.H270];[.H27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71]&lt;&gt;&quot;&quot;;[.E271];[.K271])" office:value-type="float" office:value="1460" calcext:value-type="float">
            <text:p>1460</text:p>
          </table:table-cell>
          <table:table-cell table:style-name="ce18" table:formula="of:=[.M271]-[.N271]" office:value-type="float" office:value="40" calcext:value-type="float">
            <text:p>40</text:p>
          </table:table-cell>
          <table:table-cell table:number-columns-repeated="2"/>
          <table:table-cell office:value-type="float" office:value="524189329" calcext:value-type="float">
            <text:p>5241893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477183" calcext:value-type="float">
            <text:p>2127,477183</text:p>
          </table:table-cell>
          <table:table-cell table:style-name="ce37" table:formula="of:=IF([.H272]=&quot;&quot;;[.R27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72]=&quot;&quot;;[.T272];&quot;&quot;)" office:value-type="float" office:value="524190789" calcext:value-type="float">
            <text:p>524190789</text:p>
          </table:table-cell>
          <table:table-cell table:style-name="ce37" table:formula="of:=IF([.K272]=&quot;&quot;;[.U272];&quot;&quot;)" office:value-type="float" office:value="0" calcext:value-type="float">
            <text:p>0</text:p>
          </table:table-cell>
          <table:table-cell table:formula="of:=IF(AND([.B272]=[.B271];[.D271]=[.D272];[.D271]&lt;&gt;&quot;&quot;;[.B271]&lt;&gt;&quot;&quot;);&quot;Retransmisión&quot;;&quot;&quot;)">
            <text:p/>
          </table:table-cell>
          <table:table-cell/>
          <table:table-cell table:style-name="ce37" table:formula="of:=IF([.R272]&gt;[.$R$648];[.R272];&quot;&quot;)">
            <text:p/>
          </table:table-cell>
          <table:table-cell table:style-name="ce37" table:formula="of:=IF([.R272]&gt;[.$R$648];[.S272];&quot;&quot;)">
            <text:p/>
          </table:table-cell>
          <table:table-cell table:style-name="ce37" table:formula="of:=IF([.R272]&gt;[.$R$648];[.T272];&quot;&quot;)">
            <text:p/>
          </table:table-cell>
          <table:table-cell table:style-name="ce37" table:formula="of:=IF([.R272]&gt;[.$R$648];[.U272];&quot;&quot;)">
            <text:p/>
          </table:table-cell>
          <table:table-cell table:formula="of:=IF(AND([.H272]=[.H271];[.H27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72]&lt;&gt;&quot;&quot;;[.E272];[.K272])" office:value-type="float" office:value="0" calcext:value-type="float">
            <text:p>0</text:p>
          </table:table-cell>
          <table:table-cell table:style-name="ce18" table:formula="of:=[.M272]-[.N27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90789" calcext:value-type="float">
            <text:p>524190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492444" calcext:value-type="float">
            <text:p>2127,492444</text:p>
          </table:table-cell>
          <table:table-cell table:style-name="ce37" table:formula="of:=IF([.H273]=&quot;&quot;;[.R27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73]=&quot;&quot;;[.T273];&quot;&quot;)" office:value-type="float" office:value="524190789" calcext:value-type="float">
            <text:p>524190789</text:p>
          </table:table-cell>
          <table:table-cell table:style-name="ce37" table:formula="of:=IF([.K273]=&quot;&quot;;[.U273];&quot;&quot;)" office:value-type="float" office:value="0" calcext:value-type="float">
            <text:p>0</text:p>
          </table:table-cell>
          <table:table-cell table:formula="of:=IF(AND([.B273]=[.B272];[.D272]=[.D273];[.D272]&lt;&gt;&quot;&quot;;[.B27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273]&gt;[.$R$648];[.R273];&quot;&quot;)">
            <text:p/>
          </table:table-cell>
          <table:table-cell table:style-name="ce37" table:formula="of:=IF([.R273]&gt;[.$R$648];[.S273];&quot;&quot;)">
            <text:p/>
          </table:table-cell>
          <table:table-cell table:style-name="ce37" table:formula="of:=IF([.R273]&gt;[.$R$648];[.T273];&quot;&quot;)">
            <text:p/>
          </table:table-cell>
          <table:table-cell table:style-name="ce37" table:formula="of:=IF([.R273]&gt;[.$R$648];[.U273];&quot;&quot;)">
            <text:p/>
          </table:table-cell>
          <table:table-cell table:formula="of:=IF(AND([.H273]=[.H272];[.H27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73]&lt;&gt;&quot;&quot;;[.E273];[.K273])" office:value-type="float" office:value="0" calcext:value-type="float">
            <text:p>0</text:p>
          </table:table-cell>
          <table:table-cell table:style-name="ce18" table:formula="of:=[.M273]-[.N27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90789" calcext:value-type="float">
            <text:p>524190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504414" calcext:value-type="float">
            <text:p>2127,504414</text:p>
          </table:table-cell>
          <table:table-cell table:style-name="ce38" table:formula="of:=IF([.H274]=&quot;&quot;;[.R274];&quot;&quot;)">
            <text:p/>
          </table:table-cell>
          <table:table-cell table:style-name="ce40" table:formula="of:=IF([.I274]=&quot;&quot;;[.S274];&quot;&quot;)">
            <text:p/>
          </table:table-cell>
          <table:table-cell table:style-name="ce38" table:formula="of:=IF([.J274]=&quot;&quot;;[.T274];&quot;&quot;)">
            <text:p/>
          </table:table-cell>
          <table:table-cell table:style-name="ce38" table:formula="of:=IF([.K274]=&quot;&quot;;[.U274];&quot;&quot;)">
            <text:p/>
          </table:table-cell>
          <table:table-cell table:formula="of:=IF(AND([.B274]=[.B273];[.D273]=[.D274];[.D273]&lt;&gt;&quot;&quot;;[.B273]&lt;&gt;&quot;&quot;);&quot;Retransmisión&quot;;&quot;&quot;)">
            <text:p/>
          </table:table-cell>
          <table:table-cell/>
          <table:table-cell table:style-name="ce37" table:formula="of:=IF([.R274]&gt;[.$R$648];[.R274];&quot;&quot;)" office:value-type="float" office:value="524190789" calcext:value-type="float">
            <text:p>52419078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274]&gt;[.$R$648];[.T274];&quot;&quot;)" office:value-type="float" office:value="229370" calcext:value-type="float">
            <text:p>229370</text:p>
          </table:table-cell>
          <table:table-cell table:style-name="ce37" table:formula="of:=IF([.R274]&gt;[.$R$648];[.U274];&quot;&quot;)" office:value-type="float" office:value="1460" calcext:value-type="float">
            <text:p>1460</text:p>
          </table:table-cell>
          <table:table-cell table:formula="of:=IF(AND([.H274]=[.H273];[.H27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74]&lt;&gt;&quot;&quot;;[.E274];[.K274])" office:value-type="float" office:value="1460" calcext:value-type="float">
            <text:p>1460</text:p>
          </table:table-cell>
          <table:table-cell table:style-name="ce18" table:formula="of:=[.M274]-[.N274]" office:value-type="float" office:value="40" calcext:value-type="float">
            <text:p>40</text:p>
          </table:table-cell>
          <table:table-cell table:number-columns-repeated="2"/>
          <table:table-cell office:value-type="float" office:value="524190789" calcext:value-type="float">
            <text:p>5241907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07141" calcext:value-type="float">
            <text:p>2127,507141</text:p>
          </table:table-cell>
          <table:table-cell table:style-name="ce38" table:formula="of:=IF([.H275]=&quot;&quot;;[.R275];&quot;&quot;)">
            <text:p/>
          </table:table-cell>
          <table:table-cell table:style-name="ce40" table:formula="of:=IF([.I275]=&quot;&quot;;[.S275];&quot;&quot;)">
            <text:p/>
          </table:table-cell>
          <table:table-cell table:style-name="ce38" table:formula="of:=IF([.J275]=&quot;&quot;;[.T275];&quot;&quot;)">
            <text:p/>
          </table:table-cell>
          <table:table-cell table:style-name="ce38" table:formula="of:=IF([.K275]=&quot;&quot;;[.U275];&quot;&quot;)">
            <text:p/>
          </table:table-cell>
          <table:table-cell table:formula="of:=IF(AND([.B275]=[.B274];[.D274]=[.D275];[.D274]&lt;&gt;&quot;&quot;;[.B274]&lt;&gt;&quot;&quot;);&quot;Retransmisión&quot;;&quot;&quot;)">
            <text:p/>
          </table:table-cell>
          <table:table-cell/>
          <table:table-cell table:style-name="ce37" table:formula="of:=IF([.R275]&gt;[.$R$648];[.R275];&quot;&quot;)" office:value-type="float" office:value="524192249" calcext:value-type="float">
            <text:p>5241922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75]&gt;[.$R$648];[.T275];&quot;&quot;)" office:value-type="float" office:value="229370" calcext:value-type="float">
            <text:p>229370</text:p>
          </table:table-cell>
          <table:table-cell table:style-name="ce37" table:formula="of:=IF([.R275]&gt;[.$R$648];[.U275];&quot;&quot;)" office:value-type="float" office:value="1460" calcext:value-type="float">
            <text:p>1460</text:p>
          </table:table-cell>
          <table:table-cell table:formula="of:=IF(AND([.H275]=[.H274];[.H27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75]&lt;&gt;&quot;&quot;;[.E275];[.K275])" office:value-type="float" office:value="1460" calcext:value-type="float">
            <text:p>1460</text:p>
          </table:table-cell>
          <table:table-cell table:style-name="ce18" table:formula="of:=[.M275]-[.N275]" office:value-type="float" office:value="40" calcext:value-type="float">
            <text:p>40</text:p>
          </table:table-cell>
          <table:table-cell table:number-columns-repeated="2"/>
          <table:table-cell office:value-type="float" office:value="524192249" calcext:value-type="float">
            <text:p>524192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0898" calcext:value-type="float">
            <text:p>2127,50898</text:p>
          </table:table-cell>
          <table:table-cell table:style-name="ce38" table:formula="of:=IF([.H276]=&quot;&quot;;[.R276];&quot;&quot;)">
            <text:p/>
          </table:table-cell>
          <table:table-cell table:style-name="ce40" table:formula="of:=IF([.I276]=&quot;&quot;;[.S276];&quot;&quot;)">
            <text:p/>
          </table:table-cell>
          <table:table-cell table:style-name="ce38" table:formula="of:=IF([.J276]=&quot;&quot;;[.T276];&quot;&quot;)">
            <text:p/>
          </table:table-cell>
          <table:table-cell table:style-name="ce38" table:formula="of:=IF([.K276]=&quot;&quot;;[.U276];&quot;&quot;)">
            <text:p/>
          </table:table-cell>
          <table:table-cell table:formula="of:=IF(AND([.B276]=[.B275];[.D275]=[.D276];[.D275]&lt;&gt;&quot;&quot;;[.B275]&lt;&gt;&quot;&quot;);&quot;Retransmisión&quot;;&quot;&quot;)">
            <text:p/>
          </table:table-cell>
          <table:table-cell/>
          <table:table-cell table:style-name="ce37" table:formula="of:=IF([.R276]&gt;[.$R$648];[.R276];&quot;&quot;)" office:value-type="float" office:value="524193709" calcext:value-type="float">
            <text:p>5241937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76]&gt;[.$R$648];[.T276];&quot;&quot;)" office:value-type="float" office:value="229370" calcext:value-type="float">
            <text:p>229370</text:p>
          </table:table-cell>
          <table:table-cell table:style-name="ce37" table:formula="of:=IF([.R276]&gt;[.$R$648];[.U276];&quot;&quot;)" office:value-type="float" office:value="1460" calcext:value-type="float">
            <text:p>1460</text:p>
          </table:table-cell>
          <table:table-cell table:formula="of:=IF(AND([.H276]=[.H275];[.H27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76]&lt;&gt;&quot;&quot;;[.E276];[.K276])" office:value-type="float" office:value="1460" calcext:value-type="float">
            <text:p>1460</text:p>
          </table:table-cell>
          <table:table-cell table:style-name="ce18" table:formula="of:=[.M276]-[.N276]" office:value-type="float" office:value="40" calcext:value-type="float">
            <text:p>40</text:p>
          </table:table-cell>
          <table:table-cell table:number-columns-repeated="2"/>
          <table:table-cell office:value-type="float" office:value="524193709" calcext:value-type="float">
            <text:p>524193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1013" calcext:value-type="float">
            <text:p>2127,51013</text:p>
          </table:table-cell>
          <table:table-cell table:style-name="ce37" table:formula="of:=IF([.H277]=&quot;&quot;;[.R27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77]=&quot;&quot;;[.T277];&quot;&quot;)" office:value-type="float" office:value="524193709" calcext:value-type="float">
            <text:p>524193709</text:p>
          </table:table-cell>
          <table:table-cell table:style-name="ce37" table:formula="of:=IF([.K277]=&quot;&quot;;[.U277];&quot;&quot;)" office:value-type="float" office:value="0" calcext:value-type="float">
            <text:p>0</text:p>
          </table:table-cell>
          <table:table-cell table:formula="of:=IF(AND([.B277]=[.B276];[.D276]=[.D277];[.D276]&lt;&gt;&quot;&quot;;[.B276]&lt;&gt;&quot;&quot;);&quot;Retransmisión&quot;;&quot;&quot;)">
            <text:p/>
          </table:table-cell>
          <table:table-cell/>
          <table:table-cell table:style-name="ce37" table:formula="of:=IF([.R277]&gt;[.$R$648];[.R277];&quot;&quot;)">
            <text:p/>
          </table:table-cell>
          <table:table-cell table:style-name="ce37" table:formula="of:=IF([.R277]&gt;[.$R$648];[.S277];&quot;&quot;)">
            <text:p/>
          </table:table-cell>
          <table:table-cell table:style-name="ce37" table:formula="of:=IF([.R277]&gt;[.$R$648];[.T277];&quot;&quot;)">
            <text:p/>
          </table:table-cell>
          <table:table-cell table:style-name="ce37" table:formula="of:=IF([.R277]&gt;[.$R$648];[.U277];&quot;&quot;)">
            <text:p/>
          </table:table-cell>
          <table:table-cell table:formula="of:=IF(AND([.H277]=[.H276];[.H27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77]&lt;&gt;&quot;&quot;;[.E277];[.K277])" office:value-type="float" office:value="0" calcext:value-type="float">
            <text:p>0</text:p>
          </table:table-cell>
          <table:table-cell table:style-name="ce18" table:formula="of:=[.M277]-[.N27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93709" calcext:value-type="float">
            <text:p>5241937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523792" calcext:value-type="float">
            <text:p>2127,523792</text:p>
          </table:table-cell>
          <table:table-cell table:style-name="ce37" table:formula="of:=IF([.H278]=&quot;&quot;;[.R27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78]=&quot;&quot;;[.T278];&quot;&quot;)" office:value-type="float" office:value="524195169" calcext:value-type="float">
            <text:p>524195169</text:p>
          </table:table-cell>
          <table:table-cell table:style-name="ce37" table:formula="of:=IF([.K278]=&quot;&quot;;[.U278];&quot;&quot;)" office:value-type="float" office:value="0" calcext:value-type="float">
            <text:p>0</text:p>
          </table:table-cell>
          <table:table-cell table:formula="of:=IF(AND([.B278]=[.B277];[.D277]=[.D278];[.D277]&lt;&gt;&quot;&quot;;[.B277]&lt;&gt;&quot;&quot;);&quot;Retransmisión&quot;;&quot;&quot;)">
            <text:p/>
          </table:table-cell>
          <table:table-cell/>
          <table:table-cell table:style-name="ce37" table:formula="of:=IF([.R278]&gt;[.$R$648];[.R278];&quot;&quot;)">
            <text:p/>
          </table:table-cell>
          <table:table-cell table:style-name="ce37" table:formula="of:=IF([.R278]&gt;[.$R$648];[.S278];&quot;&quot;)">
            <text:p/>
          </table:table-cell>
          <table:table-cell table:style-name="ce37" table:formula="of:=IF([.R278]&gt;[.$R$648];[.T278];&quot;&quot;)">
            <text:p/>
          </table:table-cell>
          <table:table-cell table:style-name="ce37" table:formula="of:=IF([.R278]&gt;[.$R$648];[.U278];&quot;&quot;)">
            <text:p/>
          </table:table-cell>
          <table:table-cell table:formula="of:=IF(AND([.H278]=[.H277];[.H27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78]&lt;&gt;&quot;&quot;;[.E278];[.K278])" office:value-type="float" office:value="0" calcext:value-type="float">
            <text:p>0</text:p>
          </table:table-cell>
          <table:table-cell table:style-name="ce18" table:formula="of:=[.M278]-[.N27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95169" calcext:value-type="float">
            <text:p>524195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533503" calcext:value-type="float">
            <text:p>2127,533503</text:p>
          </table:table-cell>
          <table:table-cell table:style-name="ce38" table:formula="of:=IF([.H279]=&quot;&quot;;[.R279];&quot;&quot;)">
            <text:p/>
          </table:table-cell>
          <table:table-cell table:style-name="ce40" table:formula="of:=IF([.I279]=&quot;&quot;;[.S279];&quot;&quot;)">
            <text:p/>
          </table:table-cell>
          <table:table-cell table:style-name="ce38" table:formula="of:=IF([.J279]=&quot;&quot;;[.T279];&quot;&quot;)">
            <text:p/>
          </table:table-cell>
          <table:table-cell table:style-name="ce38" table:formula="of:=IF([.K279]=&quot;&quot;;[.U279];&quot;&quot;)">
            <text:p/>
          </table:table-cell>
          <table:table-cell table:formula="of:=IF(AND([.B279]=[.B278];[.D278]=[.D279];[.D278]&lt;&gt;&quot;&quot;;[.B278]&lt;&gt;&quot;&quot;);&quot;Retransmisión&quot;;&quot;&quot;)">
            <text:p/>
          </table:table-cell>
          <table:table-cell/>
          <table:table-cell table:style-name="ce37" table:formula="of:=IF([.R279]&gt;[.$R$648];[.R279];&quot;&quot;)" office:value-type="float" office:value="524195169" calcext:value-type="float">
            <text:p>5241951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79]&gt;[.$R$648];[.T279];&quot;&quot;)" office:value-type="float" office:value="229370" calcext:value-type="float">
            <text:p>229370</text:p>
          </table:table-cell>
          <table:table-cell table:style-name="ce37" table:formula="of:=IF([.R279]&gt;[.$R$648];[.U279];&quot;&quot;)" office:value-type="float" office:value="1460" calcext:value-type="float">
            <text:p>1460</text:p>
          </table:table-cell>
          <table:table-cell table:formula="of:=IF(AND([.H279]=[.H278];[.H27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79]&lt;&gt;&quot;&quot;;[.E279];[.K279])" office:value-type="float" office:value="1460" calcext:value-type="float">
            <text:p>1460</text:p>
          </table:table-cell>
          <table:table-cell table:style-name="ce18" table:formula="of:=[.M279]-[.N279]" office:value-type="float" office:value="40" calcext:value-type="float">
            <text:p>40</text:p>
          </table:table-cell>
          <table:table-cell table:number-columns-repeated="2"/>
          <table:table-cell office:value-type="float" office:value="524195169" calcext:value-type="float">
            <text:p>524195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36132" calcext:value-type="float">
            <text:p>2127,536132</text:p>
          </table:table-cell>
          <table:table-cell table:style-name="ce38" table:formula="of:=IF([.H280]=&quot;&quot;;[.R280];&quot;&quot;)">
            <text:p/>
          </table:table-cell>
          <table:table-cell table:style-name="ce40" table:formula="of:=IF([.I280]=&quot;&quot;;[.S280];&quot;&quot;)">
            <text:p/>
          </table:table-cell>
          <table:table-cell table:style-name="ce38" table:formula="of:=IF([.J280]=&quot;&quot;;[.T280];&quot;&quot;)">
            <text:p/>
          </table:table-cell>
          <table:table-cell table:style-name="ce38" table:formula="of:=IF([.K280]=&quot;&quot;;[.U280];&quot;&quot;)">
            <text:p/>
          </table:table-cell>
          <table:table-cell table:formula="of:=IF(AND([.B280]=[.B279];[.D279]=[.D280];[.D279]&lt;&gt;&quot;&quot;;[.B279]&lt;&gt;&quot;&quot;);&quot;Retransmisión&quot;;&quot;&quot;)">
            <text:p/>
          </table:table-cell>
          <table:table-cell/>
          <table:table-cell table:style-name="ce37" table:formula="of:=IF([.R280]&gt;[.$R$648];[.R280];&quot;&quot;)" office:value-type="float" office:value="524196629" calcext:value-type="float">
            <text:p>5241966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80]&gt;[.$R$648];[.T280];&quot;&quot;)" office:value-type="float" office:value="229370" calcext:value-type="float">
            <text:p>229370</text:p>
          </table:table-cell>
          <table:table-cell table:style-name="ce37" table:formula="of:=IF([.R280]&gt;[.$R$648];[.U280];&quot;&quot;)" office:value-type="float" office:value="1460" calcext:value-type="float">
            <text:p>1460</text:p>
          </table:table-cell>
          <table:table-cell table:formula="of:=IF(AND([.H280]=[.H279];[.H27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80]&lt;&gt;&quot;&quot;;[.E280];[.K280])" office:value-type="float" office:value="1460" calcext:value-type="float">
            <text:p>1460</text:p>
          </table:table-cell>
          <table:table-cell table:style-name="ce18" table:formula="of:=[.M280]-[.N280]" office:value-type="float" office:value="40" calcext:value-type="float">
            <text:p>40</text:p>
          </table:table-cell>
          <table:table-cell table:number-columns-repeated="2"/>
          <table:table-cell office:value-type="float" office:value="524196629" calcext:value-type="float">
            <text:p>524196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38231" calcext:value-type="float">
            <text:p>2127,538231</text:p>
          </table:table-cell>
          <table:table-cell table:style-name="ce38" table:formula="of:=IF([.H281]=&quot;&quot;;[.R281];&quot;&quot;)">
            <text:p/>
          </table:table-cell>
          <table:table-cell table:style-name="ce40" table:formula="of:=IF([.I281]=&quot;&quot;;[.S281];&quot;&quot;)">
            <text:p/>
          </table:table-cell>
          <table:table-cell table:style-name="ce38" table:formula="of:=IF([.J281]=&quot;&quot;;[.T281];&quot;&quot;)">
            <text:p/>
          </table:table-cell>
          <table:table-cell table:style-name="ce38" table:formula="of:=IF([.K281]=&quot;&quot;;[.U281];&quot;&quot;)">
            <text:p/>
          </table:table-cell>
          <table:table-cell table:formula="of:=IF(AND([.B281]=[.B280];[.D280]=[.D281];[.D280]&lt;&gt;&quot;&quot;;[.B280]&lt;&gt;&quot;&quot;);&quot;Retransmisión&quot;;&quot;&quot;)">
            <text:p/>
          </table:table-cell>
          <table:table-cell/>
          <table:table-cell table:style-name="ce37" table:formula="of:=IF([.R281]&gt;[.$R$648];[.R281];&quot;&quot;)" office:value-type="float" office:value="524198089" calcext:value-type="float">
            <text:p>5241980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81]&gt;[.$R$648];[.T281];&quot;&quot;)" office:value-type="float" office:value="229370" calcext:value-type="float">
            <text:p>229370</text:p>
          </table:table-cell>
          <table:table-cell table:style-name="ce37" table:formula="of:=IF([.R281]&gt;[.$R$648];[.U281];&quot;&quot;)" office:value-type="float" office:value="1460" calcext:value-type="float">
            <text:p>1460</text:p>
          </table:table-cell>
          <table:table-cell table:formula="of:=IF(AND([.H281]=[.H280];[.H28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81]&lt;&gt;&quot;&quot;;[.E281];[.K281])" office:value-type="float" office:value="1460" calcext:value-type="float">
            <text:p>1460</text:p>
          </table:table-cell>
          <table:table-cell table:style-name="ce18" table:formula="of:=[.M281]-[.N281]" office:value-type="float" office:value="40" calcext:value-type="float">
            <text:p>40</text:p>
          </table:table-cell>
          <table:table-cell table:number-columns-repeated="2"/>
          <table:table-cell office:value-type="float" office:value="524198089" calcext:value-type="float">
            <text:p>524198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38463" calcext:value-type="float">
            <text:p>2127,538463</text:p>
          </table:table-cell>
          <table:table-cell table:style-name="ce37" table:formula="of:=IF([.H282]=&quot;&quot;;[.R28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82]=&quot;&quot;;[.T282];&quot;&quot;)" office:value-type="float" office:value="524198089" calcext:value-type="float">
            <text:p>524198089</text:p>
          </table:table-cell>
          <table:table-cell table:style-name="ce37" table:formula="of:=IF([.K282]=&quot;&quot;;[.U282];&quot;&quot;)" office:value-type="float" office:value="0" calcext:value-type="float">
            <text:p>0</text:p>
          </table:table-cell>
          <table:table-cell table:formula="of:=IF(AND([.B282]=[.B281];[.D281]=[.D282];[.D281]&lt;&gt;&quot;&quot;;[.B281]&lt;&gt;&quot;&quot;);&quot;Retransmisión&quot;;&quot;&quot;)">
            <text:p/>
          </table:table-cell>
          <table:table-cell/>
          <table:table-cell table:style-name="ce37" table:formula="of:=IF([.R282]&gt;[.$R$648];[.R282];&quot;&quot;)">
            <text:p/>
          </table:table-cell>
          <table:table-cell table:style-name="ce37" table:formula="of:=IF([.R282]&gt;[.$R$648];[.S282];&quot;&quot;)">
            <text:p/>
          </table:table-cell>
          <table:table-cell table:style-name="ce37" table:formula="of:=IF([.R282]&gt;[.$R$648];[.T282];&quot;&quot;)">
            <text:p/>
          </table:table-cell>
          <table:table-cell table:style-name="ce37" table:formula="of:=IF([.R282]&gt;[.$R$648];[.U282];&quot;&quot;)">
            <text:p/>
          </table:table-cell>
          <table:table-cell table:formula="of:=IF(AND([.H282]=[.H281];[.H28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82]&lt;&gt;&quot;&quot;;[.E282];[.K282])" office:value-type="float" office:value="0" calcext:value-type="float">
            <text:p>0</text:p>
          </table:table-cell>
          <table:table-cell table:style-name="ce18" table:formula="of:=[.M282]-[.N28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98089" calcext:value-type="float">
            <text:p>5241980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564838" calcext:value-type="float">
            <text:p>2127,564838</text:p>
          </table:table-cell>
          <table:table-cell table:style-name="ce38" table:formula="of:=IF([.H283]=&quot;&quot;;[.R283];&quot;&quot;)">
            <text:p/>
          </table:table-cell>
          <table:table-cell table:style-name="ce40" table:formula="of:=IF([.I283]=&quot;&quot;;[.S283];&quot;&quot;)">
            <text:p/>
          </table:table-cell>
          <table:table-cell table:style-name="ce38" table:formula="of:=IF([.J283]=&quot;&quot;;[.T283];&quot;&quot;)">
            <text:p/>
          </table:table-cell>
          <table:table-cell table:style-name="ce38" table:formula="of:=IF([.K283]=&quot;&quot;;[.U283];&quot;&quot;)">
            <text:p/>
          </table:table-cell>
          <table:table-cell table:formula="of:=IF(AND([.B283]=[.B282];[.D282]=[.D283];[.D282]&lt;&gt;&quot;&quot;;[.B282]&lt;&gt;&quot;&quot;);&quot;Retransmisión&quot;;&quot;&quot;)">
            <text:p/>
          </table:table-cell>
          <table:table-cell/>
          <table:table-cell table:style-name="ce37" table:formula="of:=IF([.R283]&gt;[.$R$648];[.R283];&quot;&quot;)" office:value-type="float" office:value="524199549" calcext:value-type="float">
            <text:p>5241995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83]&gt;[.$R$648];[.T283];&quot;&quot;)" office:value-type="float" office:value="229370" calcext:value-type="float">
            <text:p>229370</text:p>
          </table:table-cell>
          <table:table-cell table:style-name="ce37" table:formula="of:=IF([.R283]&gt;[.$R$648];[.U283];&quot;&quot;)" office:value-type="float" office:value="1460" calcext:value-type="float">
            <text:p>1460</text:p>
          </table:table-cell>
          <table:table-cell table:formula="of:=IF(AND([.H283]=[.H282];[.H28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83]&lt;&gt;&quot;&quot;;[.E283];[.K283])" office:value-type="float" office:value="1460" calcext:value-type="float">
            <text:p>1460</text:p>
          </table:table-cell>
          <table:table-cell table:style-name="ce18" table:formula="of:=[.M283]-[.N283]" office:value-type="float" office:value="40" calcext:value-type="float">
            <text:p>40</text:p>
          </table:table-cell>
          <table:table-cell table:number-columns-repeated="2"/>
          <table:table-cell office:value-type="float" office:value="524199549" calcext:value-type="float">
            <text:p>524199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67564" calcext:value-type="float">
            <text:p>2127,567564</text:p>
          </table:table-cell>
          <table:table-cell table:style-name="ce38" table:formula="of:=IF([.H284]=&quot;&quot;;[.R284];&quot;&quot;)">
            <text:p/>
          </table:table-cell>
          <table:table-cell table:style-name="ce40" table:formula="of:=IF([.I284]=&quot;&quot;;[.S284];&quot;&quot;)">
            <text:p/>
          </table:table-cell>
          <table:table-cell table:style-name="ce38" table:formula="of:=IF([.J284]=&quot;&quot;;[.T284];&quot;&quot;)">
            <text:p/>
          </table:table-cell>
          <table:table-cell table:style-name="ce38" table:formula="of:=IF([.K284]=&quot;&quot;;[.U284];&quot;&quot;)">
            <text:p/>
          </table:table-cell>
          <table:table-cell table:formula="of:=IF(AND([.B284]=[.B283];[.D283]=[.D284];[.D283]&lt;&gt;&quot;&quot;;[.B283]&lt;&gt;&quot;&quot;);&quot;Retransmisión&quot;;&quot;&quot;)">
            <text:p/>
          </table:table-cell>
          <table:table-cell/>
          <table:table-cell table:style-name="ce37" table:formula="of:=IF([.R284]&gt;[.$R$648];[.R284];&quot;&quot;)" office:value-type="float" office:value="524201009" calcext:value-type="float">
            <text:p>5242010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84]&gt;[.$R$648];[.T284];&quot;&quot;)" office:value-type="float" office:value="229370" calcext:value-type="float">
            <text:p>229370</text:p>
          </table:table-cell>
          <table:table-cell table:style-name="ce37" table:formula="of:=IF([.R284]&gt;[.$R$648];[.U284];&quot;&quot;)" office:value-type="float" office:value="1460" calcext:value-type="float">
            <text:p>1460</text:p>
          </table:table-cell>
          <table:table-cell table:formula="of:=IF(AND([.H284]=[.H283];[.H28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84]&lt;&gt;&quot;&quot;;[.E284];[.K284])" office:value-type="float" office:value="1460" calcext:value-type="float">
            <text:p>1460</text:p>
          </table:table-cell>
          <table:table-cell table:style-name="ce18" table:formula="of:=[.M284]-[.N284]" office:value-type="float" office:value="40" calcext:value-type="float">
            <text:p>40</text:p>
          </table:table-cell>
          <table:table-cell table:number-columns-repeated="2"/>
          <table:table-cell office:value-type="float" office:value="524201009" calcext:value-type="float">
            <text:p>524201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69373" calcext:value-type="float">
            <text:p>2127,569373</text:p>
          </table:table-cell>
          <table:table-cell table:style-name="ce38" table:formula="of:=IF([.H285]=&quot;&quot;;[.R285];&quot;&quot;)">
            <text:p/>
          </table:table-cell>
          <table:table-cell table:style-name="ce40" table:formula="of:=IF([.I285]=&quot;&quot;;[.S285];&quot;&quot;)">
            <text:p/>
          </table:table-cell>
          <table:table-cell table:style-name="ce38" table:formula="of:=IF([.J285]=&quot;&quot;;[.T285];&quot;&quot;)">
            <text:p/>
          </table:table-cell>
          <table:table-cell table:style-name="ce38" table:formula="of:=IF([.K285]=&quot;&quot;;[.U285];&quot;&quot;)">
            <text:p/>
          </table:table-cell>
          <table:table-cell table:formula="of:=IF(AND([.B285]=[.B284];[.D284]=[.D285];[.D284]&lt;&gt;&quot;&quot;;[.B284]&lt;&gt;&quot;&quot;);&quot;Retransmisión&quot;;&quot;&quot;)">
            <text:p/>
          </table:table-cell>
          <table:table-cell/>
          <table:table-cell table:style-name="ce37" table:formula="of:=IF([.R285]&gt;[.$R$648];[.R285];&quot;&quot;)" office:value-type="float" office:value="524202469" calcext:value-type="float">
            <text:p>5242024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85]&gt;[.$R$648];[.T285];&quot;&quot;)" office:value-type="float" office:value="229370" calcext:value-type="float">
            <text:p>229370</text:p>
          </table:table-cell>
          <table:table-cell table:style-name="ce37" table:formula="of:=IF([.R285]&gt;[.$R$648];[.U285];&quot;&quot;)" office:value-type="float" office:value="1460" calcext:value-type="float">
            <text:p>1460</text:p>
          </table:table-cell>
          <table:table-cell table:formula="of:=IF(AND([.H285]=[.H284];[.H28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85]&lt;&gt;&quot;&quot;;[.E285];[.K285])" office:value-type="float" office:value="1460" calcext:value-type="float">
            <text:p>1460</text:p>
          </table:table-cell>
          <table:table-cell table:style-name="ce18" table:formula="of:=[.M285]-[.N285]" office:value-type="float" office:value="40" calcext:value-type="float">
            <text:p>40</text:p>
          </table:table-cell>
          <table:table-cell table:number-columns-repeated="2"/>
          <table:table-cell office:value-type="float" office:value="524202469" calcext:value-type="float">
            <text:p>524202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696" calcext:value-type="float">
            <text:p>2127,5696</text:p>
          </table:table-cell>
          <table:table-cell table:style-name="ce37" table:formula="of:=IF([.H286]=&quot;&quot;;[.R28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86]=&quot;&quot;;[.T286];&quot;&quot;)" office:value-type="float" office:value="524201009" calcext:value-type="float">
            <text:p>524201009</text:p>
          </table:table-cell>
          <table:table-cell table:style-name="ce37" table:formula="of:=IF([.K286]=&quot;&quot;;[.U286];&quot;&quot;)" office:value-type="float" office:value="0" calcext:value-type="float">
            <text:p>0</text:p>
          </table:table-cell>
          <table:table-cell table:formula="of:=IF(AND([.B286]=[.B285];[.D285]=[.D286];[.D285]&lt;&gt;&quot;&quot;;[.B285]&lt;&gt;&quot;&quot;);&quot;Retransmisión&quot;;&quot;&quot;)">
            <text:p/>
          </table:table-cell>
          <table:table-cell/>
          <table:table-cell table:style-name="ce37" table:formula="of:=IF([.R286]&gt;[.$R$648];[.R286];&quot;&quot;)">
            <text:p/>
          </table:table-cell>
          <table:table-cell table:style-name="ce37" table:formula="of:=IF([.R286]&gt;[.$R$648];[.S286];&quot;&quot;)">
            <text:p/>
          </table:table-cell>
          <table:table-cell table:style-name="ce37" table:formula="of:=IF([.R286]&gt;[.$R$648];[.T286];&quot;&quot;)">
            <text:p/>
          </table:table-cell>
          <table:table-cell table:style-name="ce37" table:formula="of:=IF([.R286]&gt;[.$R$648];[.U286];&quot;&quot;)">
            <text:p/>
          </table:table-cell>
          <table:table-cell table:formula="of:=IF(AND([.H286]=[.H285];[.H28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86]&lt;&gt;&quot;&quot;;[.E286];[.K286])" office:value-type="float" office:value="0" calcext:value-type="float">
            <text:p>0</text:p>
          </table:table-cell>
          <table:table-cell table:style-name="ce18" table:formula="of:=[.M286]-[.N28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01009" calcext:value-type="float">
            <text:p>5242010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576023" calcext:value-type="float">
            <text:p>2127,576023</text:p>
          </table:table-cell>
          <table:table-cell table:style-name="ce37" table:formula="of:=IF([.H287]=&quot;&quot;;[.R28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87]=&quot;&quot;;[.T287];&quot;&quot;)" office:value-type="float" office:value="524203929" calcext:value-type="float">
            <text:p>524203929</text:p>
          </table:table-cell>
          <table:table-cell table:style-name="ce37" table:formula="of:=IF([.K287]=&quot;&quot;;[.U287];&quot;&quot;)" office:value-type="float" office:value="0" calcext:value-type="float">
            <text:p>0</text:p>
          </table:table-cell>
          <table:table-cell table:formula="of:=IF(AND([.B287]=[.B286];[.D286]=[.D287];[.D286]&lt;&gt;&quot;&quot;;[.B286]&lt;&gt;&quot;&quot;);&quot;Retransmisión&quot;;&quot;&quot;)">
            <text:p/>
          </table:table-cell>
          <table:table-cell/>
          <table:table-cell table:style-name="ce37" table:formula="of:=IF([.R287]&gt;[.$R$648];[.R287];&quot;&quot;)">
            <text:p/>
          </table:table-cell>
          <table:table-cell table:style-name="ce37" table:formula="of:=IF([.R287]&gt;[.$R$648];[.S287];&quot;&quot;)">
            <text:p/>
          </table:table-cell>
          <table:table-cell table:style-name="ce37" table:formula="of:=IF([.R287]&gt;[.$R$648];[.T287];&quot;&quot;)">
            <text:p/>
          </table:table-cell>
          <table:table-cell table:style-name="ce37" table:formula="of:=IF([.R287]&gt;[.$R$648];[.U287];&quot;&quot;)">
            <text:p/>
          </table:table-cell>
          <table:table-cell table:formula="of:=IF(AND([.H287]=[.H286];[.H28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87]&lt;&gt;&quot;&quot;;[.E287];[.K287])" office:value-type="float" office:value="0" calcext:value-type="float">
            <text:p>0</text:p>
          </table:table-cell>
          <table:table-cell table:style-name="ce18" table:formula="of:=[.M287]-[.N28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03929" calcext:value-type="float">
            <text:p>5242039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577645" calcext:value-type="float">
            <text:p>2127,577645</text:p>
          </table:table-cell>
          <table:table-cell table:style-name="ce37" table:formula="of:=IF([.H288]=&quot;&quot;;[.R28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88]=&quot;&quot;;[.T288];&quot;&quot;)" office:value-type="float" office:value="524203929" calcext:value-type="float">
            <text:p>524203929</text:p>
          </table:table-cell>
          <table:table-cell table:style-name="ce37" table:formula="of:=IF([.K288]=&quot;&quot;;[.U288];&quot;&quot;)" office:value-type="float" office:value="0" calcext:value-type="float">
            <text:p>0</text:p>
          </table:table-cell>
          <table:table-cell table:formula="of:=IF(AND([.B288]=[.B287];[.D287]=[.D288];[.D287]&lt;&gt;&quot;&quot;;[.B28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288]&gt;[.$R$648];[.R288];&quot;&quot;)">
            <text:p/>
          </table:table-cell>
          <table:table-cell table:style-name="ce37" table:formula="of:=IF([.R288]&gt;[.$R$648];[.S288];&quot;&quot;)">
            <text:p/>
          </table:table-cell>
          <table:table-cell table:style-name="ce37" table:formula="of:=IF([.R288]&gt;[.$R$648];[.T288];&quot;&quot;)">
            <text:p/>
          </table:table-cell>
          <table:table-cell table:style-name="ce37" table:formula="of:=IF([.R288]&gt;[.$R$648];[.U288];&quot;&quot;)">
            <text:p/>
          </table:table-cell>
          <table:table-cell table:formula="of:=IF(AND([.H288]=[.H287];[.H28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88]&lt;&gt;&quot;&quot;;[.E288];[.K288])" office:value-type="float" office:value="0" calcext:value-type="float">
            <text:p>0</text:p>
          </table:table-cell>
          <table:table-cell table:style-name="ce18" table:formula="of:=[.M288]-[.N28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03929" calcext:value-type="float">
            <text:p>5242039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594957" calcext:value-type="float">
            <text:p>2127,594957</text:p>
          </table:table-cell>
          <table:table-cell table:style-name="ce37" table:formula="of:=IF([.H289]=&quot;&quot;;[.R289];&quot;&quot;)">
            <text:p/>
          </table:table-cell>
          <table:table-cell table:style-name="ce40" table:formula="of:=IF([.I289]=&quot;&quot;;[.S289];&quot;&quot;)">
            <text:p/>
          </table:table-cell>
          <table:table-cell table:style-name="ce37" table:formula="of:=IF([.J289]=&quot;&quot;;[.T289];&quot;&quot;)">
            <text:p/>
          </table:table-cell>
          <table:table-cell table:style-name="ce37" table:formula="of:=IF([.K289]=&quot;&quot;;[.U289];&quot;&quot;)">
            <text:p/>
          </table:table-cell>
          <table:table-cell table:formula="of:=IF(AND([.B289]=[.B288];[.D288]=[.D289];[.D288]&lt;&gt;&quot;&quot;;[.B288]&lt;&gt;&quot;&quot;);&quot;Retransmisión&quot;;&quot;&quot;)">
            <text:p/>
          </table:table-cell>
          <table:table-cell/>
          <table:table-cell table:style-name="ce37" table:formula="of:=IF([.R289]&gt;[.$R$648];[.R289];&quot;&quot;)" office:value-type="float" office:value="524203929" calcext:value-type="float">
            <text:p>5242039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89]&gt;[.$R$648];[.T289];&quot;&quot;)" office:value-type="float" office:value="229370" calcext:value-type="float">
            <text:p>229370</text:p>
          </table:table-cell>
          <table:table-cell table:style-name="ce37" table:formula="of:=IF([.R289]&gt;[.$R$648];[.U289];&quot;&quot;)" office:value-type="float" office:value="1460" calcext:value-type="float">
            <text:p>1460</text:p>
          </table:table-cell>
          <table:table-cell table:formula="of:=IF(AND([.H289]=[.H288];[.H28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89]&lt;&gt;&quot;&quot;;[.E289];[.K289])" office:value-type="float" office:value="1460" calcext:value-type="float">
            <text:p>1460</text:p>
          </table:table-cell>
          <table:table-cell table:style-name="ce18" table:formula="of:=[.M289]-[.N289]" office:value-type="float" office:value="40" calcext:value-type="float">
            <text:p>40</text:p>
          </table:table-cell>
          <table:table-cell table:number-columns-repeated="2"/>
          <table:table-cell office:value-type="float" office:value="524203929" calcext:value-type="float">
            <text:p>524203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97422" calcext:value-type="float">
            <text:p>2127,597422</text:p>
          </table:table-cell>
          <table:table-cell table:style-name="ce37" table:formula="of:=IF([.H290]=&quot;&quot;;[.R290];&quot;&quot;)">
            <text:p/>
          </table:table-cell>
          <table:table-cell table:style-name="ce40" table:formula="of:=IF([.I290]=&quot;&quot;;[.S290];&quot;&quot;)">
            <text:p/>
          </table:table-cell>
          <table:table-cell table:style-name="ce37" table:formula="of:=IF([.J290]=&quot;&quot;;[.T290];&quot;&quot;)">
            <text:p/>
          </table:table-cell>
          <table:table-cell table:style-name="ce37" table:formula="of:=IF([.K290]=&quot;&quot;;[.U290];&quot;&quot;)">
            <text:p/>
          </table:table-cell>
          <table:table-cell table:formula="of:=IF(AND([.B290]=[.B289];[.D289]=[.D290];[.D289]&lt;&gt;&quot;&quot;;[.B289]&lt;&gt;&quot;&quot;);&quot;Retransmisión&quot;;&quot;&quot;)">
            <text:p/>
          </table:table-cell>
          <table:table-cell/>
          <table:table-cell table:style-name="ce37" table:formula="of:=IF([.R290]&gt;[.$R$648];[.R290];&quot;&quot;)" office:value-type="float" office:value="524205389" calcext:value-type="float">
            <text:p>5242053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90]&gt;[.$R$648];[.T290];&quot;&quot;)" office:value-type="float" office:value="229370" calcext:value-type="float">
            <text:p>229370</text:p>
          </table:table-cell>
          <table:table-cell table:style-name="ce37" table:formula="of:=IF([.R290]&gt;[.$R$648];[.U290];&quot;&quot;)" office:value-type="float" office:value="1460" calcext:value-type="float">
            <text:p>1460</text:p>
          </table:table-cell>
          <table:table-cell table:formula="of:=IF(AND([.H290]=[.H289];[.H28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90]&lt;&gt;&quot;&quot;;[.E290];[.K290])" office:value-type="float" office:value="1460" calcext:value-type="float">
            <text:p>1460</text:p>
          </table:table-cell>
          <table:table-cell table:style-name="ce18" table:formula="of:=[.M290]-[.N290]" office:value-type="float" office:value="40" calcext:value-type="float">
            <text:p>40</text:p>
          </table:table-cell>
          <table:table-cell table:number-columns-repeated="2"/>
          <table:table-cell office:value-type="float" office:value="524205389" calcext:value-type="float">
            <text:p>524205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99578" calcext:value-type="float">
            <text:p>2127,599578</text:p>
          </table:table-cell>
          <table:table-cell table:style-name="ce37" table:formula="of:=IF([.H291]=&quot;&quot;;[.R291];&quot;&quot;)">
            <text:p/>
          </table:table-cell>
          <table:table-cell table:style-name="ce40" table:formula="of:=IF([.I291]=&quot;&quot;;[.S291];&quot;&quot;)">
            <text:p/>
          </table:table-cell>
          <table:table-cell table:style-name="ce37" table:formula="of:=IF([.J291]=&quot;&quot;;[.T291];&quot;&quot;)">
            <text:p/>
          </table:table-cell>
          <table:table-cell table:style-name="ce37" table:formula="of:=IF([.K291]=&quot;&quot;;[.U291];&quot;&quot;)">
            <text:p/>
          </table:table-cell>
          <table:table-cell table:formula="of:=IF(AND([.B291]=[.B290];[.D290]=[.D291];[.D290]&lt;&gt;&quot;&quot;;[.B290]&lt;&gt;&quot;&quot;);&quot;Retransmisión&quot;;&quot;&quot;)">
            <text:p/>
          </table:table-cell>
          <table:table-cell/>
          <table:table-cell table:style-name="ce37" table:formula="of:=IF([.R291]&gt;[.$R$648];[.R291];&quot;&quot;)" office:value-type="float" office:value="524206849" calcext:value-type="float">
            <text:p>5242068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91]&gt;[.$R$648];[.T291];&quot;&quot;)" office:value-type="float" office:value="229370" calcext:value-type="float">
            <text:p>229370</text:p>
          </table:table-cell>
          <table:table-cell table:style-name="ce37" table:formula="of:=IF([.R291]&gt;[.$R$648];[.U291];&quot;&quot;)" office:value-type="float" office:value="1460" calcext:value-type="float">
            <text:p>1460</text:p>
          </table:table-cell>
          <table:table-cell table:formula="of:=IF(AND([.H291]=[.H290];[.H29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91]&lt;&gt;&quot;&quot;;[.E291];[.K291])" office:value-type="float" office:value="1460" calcext:value-type="float">
            <text:p>1460</text:p>
          </table:table-cell>
          <table:table-cell table:style-name="ce18" table:formula="of:=[.M291]-[.N291]" office:value-type="float" office:value="40" calcext:value-type="float">
            <text:p>40</text:p>
          </table:table-cell>
          <table:table-cell table:number-columns-repeated="2"/>
          <table:table-cell office:value-type="float" office:value="524206849" calcext:value-type="float">
            <text:p>524206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59982" calcext:value-type="float">
            <text:p>2127,59982</text:p>
          </table:table-cell>
          <table:table-cell table:style-name="ce37" table:formula="of:=IF([.H292]=&quot;&quot;;[.R29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92]=&quot;&quot;;[.T292];&quot;&quot;)" office:value-type="float" office:value="524206849" calcext:value-type="float">
            <text:p>524206849</text:p>
          </table:table-cell>
          <table:table-cell table:style-name="ce37" table:formula="of:=IF([.K292]=&quot;&quot;;[.U292];&quot;&quot;)" office:value-type="float" office:value="0" calcext:value-type="float">
            <text:p>0</text:p>
          </table:table-cell>
          <table:table-cell table:formula="of:=IF(AND([.B292]=[.B291];[.D291]=[.D292];[.D291]&lt;&gt;&quot;&quot;;[.B291]&lt;&gt;&quot;&quot;);&quot;Retransmisión&quot;;&quot;&quot;)">
            <text:p/>
          </table:table-cell>
          <table:table-cell/>
          <table:table-cell table:style-name="ce37" table:formula="of:=IF([.R292]&gt;[.$R$648];[.R292];&quot;&quot;)">
            <text:p/>
          </table:table-cell>
          <table:table-cell table:style-name="ce37" table:formula="of:=IF([.R292]&gt;[.$R$648];[.S292];&quot;&quot;)">
            <text:p/>
          </table:table-cell>
          <table:table-cell table:style-name="ce37" table:formula="of:=IF([.R292]&gt;[.$R$648];[.T292];&quot;&quot;)">
            <text:p/>
          </table:table-cell>
          <table:table-cell table:style-name="ce37" table:formula="of:=IF([.R292]&gt;[.$R$648];[.U292];&quot;&quot;)">
            <text:p/>
          </table:table-cell>
          <table:table-cell table:formula="of:=IF(AND([.H292]=[.H291];[.H29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92]&lt;&gt;&quot;&quot;;[.E292];[.K292])" office:value-type="float" office:value="0" calcext:value-type="float">
            <text:p>0</text:p>
          </table:table-cell>
          <table:table-cell table:style-name="ce18" table:formula="of:=[.M292]-[.N29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06849" calcext:value-type="float">
            <text:p>524206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629308" calcext:value-type="float">
            <text:p>2127,629308</text:p>
          </table:table-cell>
          <table:table-cell table:style-name="ce37" table:formula="of:=IF([.H293]=&quot;&quot;;[.R29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93]=&quot;&quot;;[.T293];&quot;&quot;)" office:value-type="float" office:value="524208309" calcext:value-type="float">
            <text:p>524208309</text:p>
          </table:table-cell>
          <table:table-cell table:style-name="ce37" table:formula="of:=IF([.K293]=&quot;&quot;;[.U293];&quot;&quot;)" office:value-type="float" office:value="0" calcext:value-type="float">
            <text:p>0</text:p>
          </table:table-cell>
          <table:table-cell table:formula="of:=IF(AND([.B293]=[.B292];[.D292]=[.D293];[.D292]&lt;&gt;&quot;&quot;;[.B292]&lt;&gt;&quot;&quot;);&quot;Retransmisión&quot;;&quot;&quot;)">
            <text:p/>
          </table:table-cell>
          <table:table-cell/>
          <table:table-cell table:style-name="ce37" table:formula="of:=IF([.R293]&gt;[.$R$648];[.R293];&quot;&quot;)">
            <text:p/>
          </table:table-cell>
          <table:table-cell table:style-name="ce37" table:formula="of:=IF([.R293]&gt;[.$R$648];[.S293];&quot;&quot;)">
            <text:p/>
          </table:table-cell>
          <table:table-cell table:style-name="ce37" table:formula="of:=IF([.R293]&gt;[.$R$648];[.T293];&quot;&quot;)">
            <text:p/>
          </table:table-cell>
          <table:table-cell table:style-name="ce37" table:formula="of:=IF([.R293]&gt;[.$R$648];[.U293];&quot;&quot;)">
            <text:p/>
          </table:table-cell>
          <table:table-cell table:formula="of:=IF(AND([.H293]=[.H292];[.H29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93]&lt;&gt;&quot;&quot;;[.E293];[.K293])" office:value-type="float" office:value="0" calcext:value-type="float">
            <text:p>0</text:p>
          </table:table-cell>
          <table:table-cell table:style-name="ce18" table:formula="of:=[.M293]-[.N29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08309" calcext:value-type="float">
            <text:p>524208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649542" calcext:value-type="float">
            <text:p>2127,649542</text:p>
          </table:table-cell>
          <table:table-cell table:style-name="ce37" table:formula="of:=IF([.H294]=&quot;&quot;;[.R294];&quot;&quot;)">
            <text:p/>
          </table:table-cell>
          <table:table-cell table:style-name="ce40" table:formula="of:=IF([.I294]=&quot;&quot;;[.S294];&quot;&quot;)">
            <text:p/>
          </table:table-cell>
          <table:table-cell table:style-name="ce37" table:formula="of:=IF([.J294]=&quot;&quot;;[.T294];&quot;&quot;)">
            <text:p/>
          </table:table-cell>
          <table:table-cell table:style-name="ce37" table:formula="of:=IF([.K294]=&quot;&quot;;[.U294];&quot;&quot;)">
            <text:p/>
          </table:table-cell>
          <table:table-cell table:formula="of:=IF(AND([.B294]=[.B293];[.D293]=[.D294];[.D293]&lt;&gt;&quot;&quot;;[.B293]&lt;&gt;&quot;&quot;);&quot;Retransmisión&quot;;&quot;&quot;)">
            <text:p/>
          </table:table-cell>
          <table:table-cell/>
          <table:table-cell table:style-name="ce37" table:formula="of:=IF([.R294]&gt;[.$R$648];[.R294];&quot;&quot;)" office:value-type="float" office:value="524208309" calcext:value-type="float">
            <text:p>5242083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94]&gt;[.$R$648];[.T294];&quot;&quot;)" office:value-type="float" office:value="229370" calcext:value-type="float">
            <text:p>229370</text:p>
          </table:table-cell>
          <table:table-cell table:style-name="ce37" table:formula="of:=IF([.R294]&gt;[.$R$648];[.U294];&quot;&quot;)" office:value-type="float" office:value="1460" calcext:value-type="float">
            <text:p>1460</text:p>
          </table:table-cell>
          <table:table-cell table:formula="of:=IF(AND([.H294]=[.H293];[.H29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94]&lt;&gt;&quot;&quot;;[.E294];[.K294])" office:value-type="float" office:value="1460" calcext:value-type="float">
            <text:p>1460</text:p>
          </table:table-cell>
          <table:table-cell table:style-name="ce18" table:formula="of:=[.M294]-[.N294]" office:value-type="float" office:value="40" calcext:value-type="float">
            <text:p>40</text:p>
          </table:table-cell>
          <table:table-cell table:number-columns-repeated="2"/>
          <table:table-cell office:value-type="float" office:value="524208309" calcext:value-type="float">
            <text:p>524208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651473" calcext:value-type="float">
            <text:p>2127,651473</text:p>
          </table:table-cell>
          <table:table-cell table:style-name="ce37" table:formula="of:=IF([.H295]=&quot;&quot;;[.R295];&quot;&quot;)">
            <text:p/>
          </table:table-cell>
          <table:table-cell table:style-name="ce40" table:formula="of:=IF([.I295]=&quot;&quot;;[.S295];&quot;&quot;)">
            <text:p/>
          </table:table-cell>
          <table:table-cell table:style-name="ce37" table:formula="of:=IF([.J295]=&quot;&quot;;[.T295];&quot;&quot;)">
            <text:p/>
          </table:table-cell>
          <table:table-cell table:style-name="ce37" table:formula="of:=IF([.K295]=&quot;&quot;;[.U295];&quot;&quot;)">
            <text:p/>
          </table:table-cell>
          <table:table-cell table:formula="of:=IF(AND([.B295]=[.B294];[.D294]=[.D295];[.D294]&lt;&gt;&quot;&quot;;[.B294]&lt;&gt;&quot;&quot;);&quot;Retransmisión&quot;;&quot;&quot;)">
            <text:p/>
          </table:table-cell>
          <table:table-cell/>
          <table:table-cell table:style-name="ce37" table:formula="of:=IF([.R295]&gt;[.$R$648];[.R295];&quot;&quot;)" office:value-type="float" office:value="524209769" calcext:value-type="float">
            <text:p>52420976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295]&gt;[.$R$648];[.T295];&quot;&quot;)" office:value-type="float" office:value="229370" calcext:value-type="float">
            <text:p>229370</text:p>
          </table:table-cell>
          <table:table-cell table:style-name="ce37" table:formula="of:=IF([.R295]&gt;[.$R$648];[.U295];&quot;&quot;)" office:value-type="float" office:value="1460" calcext:value-type="float">
            <text:p>1460</text:p>
          </table:table-cell>
          <table:table-cell table:formula="of:=IF(AND([.H295]=[.H294];[.H29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95]&lt;&gt;&quot;&quot;;[.E295];[.K295])" office:value-type="float" office:value="1460" calcext:value-type="float">
            <text:p>1460</text:p>
          </table:table-cell>
          <table:table-cell table:style-name="ce18" table:formula="of:=[.M295]-[.N295]" office:value-type="float" office:value="40" calcext:value-type="float">
            <text:p>40</text:p>
          </table:table-cell>
          <table:table-cell table:number-columns-repeated="2"/>
          <table:table-cell office:value-type="float" office:value="524209769" calcext:value-type="float">
            <text:p>5242097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652916" calcext:value-type="float">
            <text:p>2127,652916</text:p>
          </table:table-cell>
          <table:table-cell table:style-name="ce37" table:formula="of:=IF([.H296]=&quot;&quot;;[.R29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96]=&quot;&quot;;[.T296];&quot;&quot;)" office:value-type="float" office:value="524211229" calcext:value-type="float">
            <text:p>524211229</text:p>
          </table:table-cell>
          <table:table-cell table:style-name="ce37" table:formula="of:=IF([.K296]=&quot;&quot;;[.U296];&quot;&quot;)" office:value-type="float" office:value="0" calcext:value-type="float">
            <text:p>0</text:p>
          </table:table-cell>
          <table:table-cell table:formula="of:=IF(AND([.B296]=[.B295];[.D295]=[.D296];[.D295]&lt;&gt;&quot;&quot;;[.B295]&lt;&gt;&quot;&quot;);&quot;Retransmisión&quot;;&quot;&quot;)">
            <text:p/>
          </table:table-cell>
          <table:table-cell/>
          <table:table-cell table:style-name="ce37" table:formula="of:=IF([.R296]&gt;[.$R$648];[.R296];&quot;&quot;)">
            <text:p/>
          </table:table-cell>
          <table:table-cell table:style-name="ce37" table:formula="of:=IF([.R296]&gt;[.$R$648];[.S296];&quot;&quot;)">
            <text:p/>
          </table:table-cell>
          <table:table-cell table:style-name="ce37" table:formula="of:=IF([.R296]&gt;[.$R$648];[.T296];&quot;&quot;)">
            <text:p/>
          </table:table-cell>
          <table:table-cell table:style-name="ce37" table:formula="of:=IF([.R296]&gt;[.$R$648];[.U296];&quot;&quot;)">
            <text:p/>
          </table:table-cell>
          <table:table-cell table:formula="of:=IF(AND([.H296]=[.H295];[.H29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96]&lt;&gt;&quot;&quot;;[.E296];[.K296])" office:value-type="float" office:value="0" calcext:value-type="float">
            <text:p>0</text:p>
          </table:table-cell>
          <table:table-cell table:style-name="ce18" table:formula="of:=[.M296]-[.N29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1229" calcext:value-type="float">
            <text:p>524211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679199" calcext:value-type="float">
            <text:p>2127,679199</text:p>
          </table:table-cell>
          <table:table-cell table:style-name="ce37" table:formula="of:=IF([.H297]=&quot;&quot;;[.R29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297]=&quot;&quot;;[.T297];&quot;&quot;)" office:value-type="float" office:value="524211229" calcext:value-type="float">
            <text:p>524211229</text:p>
          </table:table-cell>
          <table:table-cell table:style-name="ce37" table:formula="of:=IF([.K297]=&quot;&quot;;[.U297];&quot;&quot;)" office:value-type="float" office:value="0" calcext:value-type="float">
            <text:p>0</text:p>
          </table:table-cell>
          <table:table-cell table:formula="of:=IF(AND([.B297]=[.B296];[.D296]=[.D297];[.D296]&lt;&gt;&quot;&quot;;[.B29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297]&gt;[.$R$648];[.R297];&quot;&quot;)">
            <text:p/>
          </table:table-cell>
          <table:table-cell table:style-name="ce37" table:formula="of:=IF([.R297]&gt;[.$R$648];[.S297];&quot;&quot;)">
            <text:p/>
          </table:table-cell>
          <table:table-cell table:style-name="ce37" table:formula="of:=IF([.R297]&gt;[.$R$648];[.T297];&quot;&quot;)">
            <text:p/>
          </table:table-cell>
          <table:table-cell table:style-name="ce37" table:formula="of:=IF([.R297]&gt;[.$R$648];[.U297];&quot;&quot;)">
            <text:p/>
          </table:table-cell>
          <table:table-cell table:formula="of:=IF(AND([.H297]=[.H296];[.H29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297]&lt;&gt;&quot;&quot;;[.E297];[.K297])" office:value-type="float" office:value="0" calcext:value-type="float">
            <text:p>0</text:p>
          </table:table-cell>
          <table:table-cell table:style-name="ce18" table:formula="of:=[.M297]-[.N29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1229" calcext:value-type="float">
            <text:p>524211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700308" calcext:value-type="float">
            <text:p>2127,700308</text:p>
          </table:table-cell>
          <table:table-cell table:style-name="ce37" table:formula="of:=IF([.H298]=&quot;&quot;;[.R298];&quot;&quot;)">
            <text:p/>
          </table:table-cell>
          <table:table-cell table:style-name="ce40" table:formula="of:=IF([.I298]=&quot;&quot;;[.S298];&quot;&quot;)">
            <text:p/>
          </table:table-cell>
          <table:table-cell table:style-name="ce37" table:formula="of:=IF([.J298]=&quot;&quot;;[.T298];&quot;&quot;)">
            <text:p/>
          </table:table-cell>
          <table:table-cell table:style-name="ce37" table:formula="of:=IF([.K298]=&quot;&quot;;[.U298];&quot;&quot;)">
            <text:p/>
          </table:table-cell>
          <table:table-cell table:formula="of:=IF(AND([.B298]=[.B297];[.D297]=[.D298];[.D297]&lt;&gt;&quot;&quot;;[.B297]&lt;&gt;&quot;&quot;);&quot;Retransmisión&quot;;&quot;&quot;)">
            <text:p/>
          </table:table-cell>
          <table:table-cell/>
          <table:table-cell table:style-name="ce37" table:formula="of:=IF([.R298]&gt;[.$R$648];[.R298];&quot;&quot;)" office:value-type="float" office:value="524211229" calcext:value-type="float">
            <text:p>5242112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98]&gt;[.$R$648];[.T298];&quot;&quot;)" office:value-type="float" office:value="229370" calcext:value-type="float">
            <text:p>229370</text:p>
          </table:table-cell>
          <table:table-cell table:style-name="ce37" table:formula="of:=IF([.R298]&gt;[.$R$648];[.U298];&quot;&quot;)" office:value-type="float" office:value="1460" calcext:value-type="float">
            <text:p>1460</text:p>
          </table:table-cell>
          <table:table-cell table:formula="of:=IF(AND([.H298]=[.H297];[.H29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98]&lt;&gt;&quot;&quot;;[.E298];[.K298])" office:value-type="float" office:value="1460" calcext:value-type="float">
            <text:p>1460</text:p>
          </table:table-cell>
          <table:table-cell table:style-name="ce18" table:formula="of:=[.M298]-[.N298]" office:value-type="float" office:value="40" calcext:value-type="float">
            <text:p>40</text:p>
          </table:table-cell>
          <table:table-cell table:number-columns-repeated="2"/>
          <table:table-cell office:value-type="float" office:value="524211229" calcext:value-type="float">
            <text:p>524211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702817" calcext:value-type="float">
            <text:p>2127,702817</text:p>
          </table:table-cell>
          <table:table-cell table:style-name="ce37" table:formula="of:=IF([.H299]=&quot;&quot;;[.R299];&quot;&quot;)">
            <text:p/>
          </table:table-cell>
          <table:table-cell table:style-name="ce40" table:formula="of:=IF([.I299]=&quot;&quot;;[.S299];&quot;&quot;)">
            <text:p/>
          </table:table-cell>
          <table:table-cell table:style-name="ce37" table:formula="of:=IF([.J299]=&quot;&quot;;[.T299];&quot;&quot;)">
            <text:p/>
          </table:table-cell>
          <table:table-cell table:style-name="ce37" table:formula="of:=IF([.K299]=&quot;&quot;;[.U299];&quot;&quot;)">
            <text:p/>
          </table:table-cell>
          <table:table-cell table:formula="of:=IF(AND([.B299]=[.B298];[.D298]=[.D299];[.D298]&lt;&gt;&quot;&quot;;[.B298]&lt;&gt;&quot;&quot;);&quot;Retransmisión&quot;;&quot;&quot;)">
            <text:p/>
          </table:table-cell>
          <table:table-cell/>
          <table:table-cell table:style-name="ce37" table:formula="of:=IF([.R299]&gt;[.$R$648];[.R299];&quot;&quot;)" office:value-type="float" office:value="524212689" calcext:value-type="float">
            <text:p>5242126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299]&gt;[.$R$648];[.T299];&quot;&quot;)" office:value-type="float" office:value="229370" calcext:value-type="float">
            <text:p>229370</text:p>
          </table:table-cell>
          <table:table-cell table:style-name="ce37" table:formula="of:=IF([.R299]&gt;[.$R$648];[.U299];&quot;&quot;)" office:value-type="float" office:value="1460" calcext:value-type="float">
            <text:p>1460</text:p>
          </table:table-cell>
          <table:table-cell table:formula="of:=IF(AND([.H299]=[.H298];[.H29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299]&lt;&gt;&quot;&quot;;[.E299];[.K299])" office:value-type="float" office:value="1460" calcext:value-type="float">
            <text:p>1460</text:p>
          </table:table-cell>
          <table:table-cell table:style-name="ce18" table:formula="of:=[.M299]-[.N299]" office:value-type="float" office:value="40" calcext:value-type="float">
            <text:p>40</text:p>
          </table:table-cell>
          <table:table-cell table:number-columns-repeated="2"/>
          <table:table-cell office:value-type="float" office:value="524212689" calcext:value-type="float">
            <text:p>524212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704723" calcext:value-type="float">
            <text:p>2127,704723</text:p>
          </table:table-cell>
          <table:table-cell table:style-name="ce37" table:formula="of:=IF([.H300]=&quot;&quot;;[.R300];&quot;&quot;)">
            <text:p/>
          </table:table-cell>
          <table:table-cell table:style-name="ce40" table:formula="of:=IF([.I300]=&quot;&quot;;[.S300];&quot;&quot;)">
            <text:p/>
          </table:table-cell>
          <table:table-cell table:style-name="ce37" table:formula="of:=IF([.J300]=&quot;&quot;;[.T300];&quot;&quot;)">
            <text:p/>
          </table:table-cell>
          <table:table-cell table:style-name="ce37" table:formula="of:=IF([.K300]=&quot;&quot;;[.U300];&quot;&quot;)">
            <text:p/>
          </table:table-cell>
          <table:table-cell table:formula="of:=IF(AND([.B300]=[.B299];[.D299]=[.D300];[.D299]&lt;&gt;&quot;&quot;;[.B299]&lt;&gt;&quot;&quot;);&quot;Retransmisión&quot;;&quot;&quot;)">
            <text:p/>
          </table:table-cell>
          <table:table-cell/>
          <table:table-cell table:style-name="ce37" table:formula="of:=IF([.R300]&gt;[.$R$648];[.R300];&quot;&quot;)" office:value-type="float" office:value="524214149" calcext:value-type="float">
            <text:p>5242141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00]&gt;[.$R$648];[.T300];&quot;&quot;)" office:value-type="float" office:value="229370" calcext:value-type="float">
            <text:p>229370</text:p>
          </table:table-cell>
          <table:table-cell table:style-name="ce37" table:formula="of:=IF([.R300]&gt;[.$R$648];[.U300];&quot;&quot;)" office:value-type="float" office:value="1460" calcext:value-type="float">
            <text:p>1460</text:p>
          </table:table-cell>
          <table:table-cell table:formula="of:=IF(AND([.H300]=[.H299];[.H29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00]&lt;&gt;&quot;&quot;;[.E300];[.K300])" office:value-type="float" office:value="1460" calcext:value-type="float">
            <text:p>1460</text:p>
          </table:table-cell>
          <table:table-cell table:style-name="ce18" table:formula="of:=[.M300]-[.N300]" office:value-type="float" office:value="40" calcext:value-type="float">
            <text:p>40</text:p>
          </table:table-cell>
          <table:table-cell table:number-columns-repeated="2"/>
          <table:table-cell office:value-type="float" office:value="524214149" calcext:value-type="float">
            <text:p>524214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704947" calcext:value-type="float">
            <text:p>2127,704947</text:p>
          </table:table-cell>
          <table:table-cell table:style-name="ce37" table:formula="of:=IF([.H301]=&quot;&quot;;[.R30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01]=&quot;&quot;;[.T301];&quot;&quot;)" office:value-type="float" office:value="524214149" calcext:value-type="float">
            <text:p>524214149</text:p>
          </table:table-cell>
          <table:table-cell table:style-name="ce37" table:formula="of:=IF([.K301]=&quot;&quot;;[.U301];&quot;&quot;)" office:value-type="float" office:value="0" calcext:value-type="float">
            <text:p>0</text:p>
          </table:table-cell>
          <table:table-cell table:formula="of:=IF(AND([.B301]=[.B300];[.D300]=[.D301];[.D300]&lt;&gt;&quot;&quot;;[.B300]&lt;&gt;&quot;&quot;);&quot;Retransmisión&quot;;&quot;&quot;)">
            <text:p/>
          </table:table-cell>
          <table:table-cell/>
          <table:table-cell table:style-name="ce37" table:formula="of:=IF([.R301]&gt;[.$R$648];[.R301];&quot;&quot;)">
            <text:p/>
          </table:table-cell>
          <table:table-cell table:style-name="ce37" table:formula="of:=IF([.R301]&gt;[.$R$648];[.S301];&quot;&quot;)">
            <text:p/>
          </table:table-cell>
          <table:table-cell table:style-name="ce37" table:formula="of:=IF([.R301]&gt;[.$R$648];[.T301];&quot;&quot;)">
            <text:p/>
          </table:table-cell>
          <table:table-cell table:style-name="ce37" table:formula="of:=IF([.R301]&gt;[.$R$648];[.U301];&quot;&quot;)">
            <text:p/>
          </table:table-cell>
          <table:table-cell table:formula="of:=IF(AND([.H301]=[.H300];[.H30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01]&lt;&gt;&quot;&quot;;[.E301];[.K301])" office:value-type="float" office:value="0" calcext:value-type="float">
            <text:p>0</text:p>
          </table:table-cell>
          <table:table-cell table:style-name="ce18" table:formula="of:=[.M301]-[.N30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4149" calcext:value-type="float">
            <text:p>5242141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729303" calcext:value-type="float">
            <text:p>2127,729303</text:p>
          </table:table-cell>
          <table:table-cell table:style-name="ce37" table:formula="of:=IF([.H302]=&quot;&quot;;[.R30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02]=&quot;&quot;;[.T302];&quot;&quot;)" office:value-type="float" office:value="524215609" calcext:value-type="float">
            <text:p>524215609</text:p>
          </table:table-cell>
          <table:table-cell table:style-name="ce37" table:formula="of:=IF([.K302]=&quot;&quot;;[.U302];&quot;&quot;)" office:value-type="float" office:value="0" calcext:value-type="float">
            <text:p>0</text:p>
          </table:table-cell>
          <table:table-cell table:formula="of:=IF(AND([.B302]=[.B301];[.D301]=[.D302];[.D301]&lt;&gt;&quot;&quot;;[.B301]&lt;&gt;&quot;&quot;);&quot;Retransmisión&quot;;&quot;&quot;)">
            <text:p/>
          </table:table-cell>
          <table:table-cell/>
          <table:table-cell table:style-name="ce37" table:formula="of:=IF([.R302]&gt;[.$R$648];[.R302];&quot;&quot;)">
            <text:p/>
          </table:table-cell>
          <table:table-cell table:style-name="ce37" table:formula="of:=IF([.R302]&gt;[.$R$648];[.S302];&quot;&quot;)">
            <text:p/>
          </table:table-cell>
          <table:table-cell table:style-name="ce37" table:formula="of:=IF([.R302]&gt;[.$R$648];[.T302];&quot;&quot;)">
            <text:p/>
          </table:table-cell>
          <table:table-cell table:style-name="ce37" table:formula="of:=IF([.R302]&gt;[.$R$648];[.U302];&quot;&quot;)">
            <text:p/>
          </table:table-cell>
          <table:table-cell table:formula="of:=IF(AND([.H302]=[.H301];[.H30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02]&lt;&gt;&quot;&quot;;[.E302];[.K302])" office:value-type="float" office:value="0" calcext:value-type="float">
            <text:p>0</text:p>
          </table:table-cell>
          <table:table-cell table:style-name="ce18" table:formula="of:=[.M302]-[.N30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5609" calcext:value-type="float">
            <text:p>5242156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751438" calcext:value-type="float">
            <text:p>2127,751438</text:p>
          </table:table-cell>
          <table:table-cell table:style-name="ce37" table:formula="of:=IF([.H303]=&quot;&quot;;[.R303];&quot;&quot;)">
            <text:p/>
          </table:table-cell>
          <table:table-cell table:style-name="ce40" table:formula="of:=IF([.I303]=&quot;&quot;;[.S303];&quot;&quot;)">
            <text:p/>
          </table:table-cell>
          <table:table-cell table:style-name="ce37" table:formula="of:=IF([.J303]=&quot;&quot;;[.T303];&quot;&quot;)">
            <text:p/>
          </table:table-cell>
          <table:table-cell table:style-name="ce37" table:formula="of:=IF([.K303]=&quot;&quot;;[.U303];&quot;&quot;)">
            <text:p/>
          </table:table-cell>
          <table:table-cell table:formula="of:=IF(AND([.B303]=[.B302];[.D302]=[.D303];[.D302]&lt;&gt;&quot;&quot;;[.B302]&lt;&gt;&quot;&quot;);&quot;Retransmisión&quot;;&quot;&quot;)">
            <text:p/>
          </table:table-cell>
          <table:table-cell/>
          <table:table-cell table:style-name="ce37" table:formula="of:=IF([.R303]&gt;[.$R$648];[.R303];&quot;&quot;)" office:value-type="float" office:value="524215609" calcext:value-type="float">
            <text:p>5242156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03]&gt;[.$R$648];[.T303];&quot;&quot;)" office:value-type="float" office:value="229370" calcext:value-type="float">
            <text:p>229370</text:p>
          </table:table-cell>
          <table:table-cell table:style-name="ce37" table:formula="of:=IF([.R303]&gt;[.$R$648];[.U303];&quot;&quot;)" office:value-type="float" office:value="1460" calcext:value-type="float">
            <text:p>1460</text:p>
          </table:table-cell>
          <table:table-cell table:formula="of:=IF(AND([.H303]=[.H302];[.H30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03]&lt;&gt;&quot;&quot;;[.E303];[.K303])" office:value-type="float" office:value="1460" calcext:value-type="float">
            <text:p>1460</text:p>
          </table:table-cell>
          <table:table-cell table:style-name="ce18" table:formula="of:=[.M303]-[.N303]" office:value-type="float" office:value="40" calcext:value-type="float">
            <text:p>40</text:p>
          </table:table-cell>
          <table:table-cell table:number-columns-repeated="2"/>
          <table:table-cell office:value-type="float" office:value="524215609" calcext:value-type="float">
            <text:p>524215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753682" calcext:value-type="float">
            <text:p>2127,753682</text:p>
          </table:table-cell>
          <table:table-cell table:style-name="ce37" table:formula="of:=IF([.H304]=&quot;&quot;;[.R304];&quot;&quot;)">
            <text:p/>
          </table:table-cell>
          <table:table-cell table:style-name="ce40" table:formula="of:=IF([.I304]=&quot;&quot;;[.S304];&quot;&quot;)">
            <text:p/>
          </table:table-cell>
          <table:table-cell table:style-name="ce37" table:formula="of:=IF([.J304]=&quot;&quot;;[.T304];&quot;&quot;)">
            <text:p/>
          </table:table-cell>
          <table:table-cell table:style-name="ce37" table:formula="of:=IF([.K304]=&quot;&quot;;[.U304];&quot;&quot;)">
            <text:p/>
          </table:table-cell>
          <table:table-cell table:formula="of:=IF(AND([.B304]=[.B303];[.D303]=[.D304];[.D303]&lt;&gt;&quot;&quot;;[.B303]&lt;&gt;&quot;&quot;);&quot;Retransmisión&quot;;&quot;&quot;)">
            <text:p/>
          </table:table-cell>
          <table:table-cell/>
          <table:table-cell table:style-name="ce37" table:formula="of:=IF([.R304]&gt;[.$R$648];[.R304];&quot;&quot;)" office:value-type="float" office:value="524217069" calcext:value-type="float">
            <text:p>5242170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04]&gt;[.$R$648];[.T304];&quot;&quot;)" office:value-type="float" office:value="229370" calcext:value-type="float">
            <text:p>229370</text:p>
          </table:table-cell>
          <table:table-cell table:style-name="ce37" table:formula="of:=IF([.R304]&gt;[.$R$648];[.U304];&quot;&quot;)" office:value-type="float" office:value="1460" calcext:value-type="float">
            <text:p>1460</text:p>
          </table:table-cell>
          <table:table-cell table:formula="of:=IF(AND([.H304]=[.H303];[.H30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04]&lt;&gt;&quot;&quot;;[.E304];[.K304])" office:value-type="float" office:value="1460" calcext:value-type="float">
            <text:p>1460</text:p>
          </table:table-cell>
          <table:table-cell table:style-name="ce18" table:formula="of:=[.M304]-[.N304]" office:value-type="float" office:value="40" calcext:value-type="float">
            <text:p>40</text:p>
          </table:table-cell>
          <table:table-cell table:number-columns-repeated="2"/>
          <table:table-cell office:value-type="float" office:value="524217069" calcext:value-type="float">
            <text:p>524217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755657" calcext:value-type="float">
            <text:p>2127,755657</text:p>
          </table:table-cell>
          <table:table-cell table:style-name="ce37" table:formula="of:=IF([.H305]=&quot;&quot;;[.R305];&quot;&quot;)">
            <text:p/>
          </table:table-cell>
          <table:table-cell table:style-name="ce40" table:formula="of:=IF([.I305]=&quot;&quot;;[.S305];&quot;&quot;)">
            <text:p/>
          </table:table-cell>
          <table:table-cell table:style-name="ce37" table:formula="of:=IF([.J305]=&quot;&quot;;[.T305];&quot;&quot;)">
            <text:p/>
          </table:table-cell>
          <table:table-cell table:style-name="ce37" table:formula="of:=IF([.K305]=&quot;&quot;;[.U305];&quot;&quot;)">
            <text:p/>
          </table:table-cell>
          <table:table-cell table:formula="of:=IF(AND([.B305]=[.B304];[.D304]=[.D305];[.D304]&lt;&gt;&quot;&quot;;[.B304]&lt;&gt;&quot;&quot;);&quot;Retransmisión&quot;;&quot;&quot;)">
            <text:p/>
          </table:table-cell>
          <table:table-cell/>
          <table:table-cell table:style-name="ce37" table:formula="of:=IF([.R305]&gt;[.$R$648];[.R305];&quot;&quot;)" office:value-type="float" office:value="524218529" calcext:value-type="float">
            <text:p>5242185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05]&gt;[.$R$648];[.T305];&quot;&quot;)" office:value-type="float" office:value="229370" calcext:value-type="float">
            <text:p>229370</text:p>
          </table:table-cell>
          <table:table-cell table:style-name="ce37" table:formula="of:=IF([.R305]&gt;[.$R$648];[.U305];&quot;&quot;)" office:value-type="float" office:value="1460" calcext:value-type="float">
            <text:p>1460</text:p>
          </table:table-cell>
          <table:table-cell table:formula="of:=IF(AND([.H305]=[.H304];[.H30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05]&lt;&gt;&quot;&quot;;[.E305];[.K305])" office:value-type="float" office:value="1460" calcext:value-type="float">
            <text:p>1460</text:p>
          </table:table-cell>
          <table:table-cell table:style-name="ce18" table:formula="of:=[.M305]-[.N305]" office:value-type="float" office:value="40" calcext:value-type="float">
            <text:p>40</text:p>
          </table:table-cell>
          <table:table-cell table:number-columns-repeated="2"/>
          <table:table-cell office:value-type="float" office:value="524218529" calcext:value-type="float">
            <text:p>524218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755891" calcext:value-type="float">
            <text:p>2127,755891</text:p>
          </table:table-cell>
          <table:table-cell table:style-name="ce37" table:formula="of:=IF([.H306]=&quot;&quot;;[.R30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06]=&quot;&quot;;[.T306];&quot;&quot;)" office:value-type="float" office:value="524218529" calcext:value-type="float">
            <text:p>524218529</text:p>
          </table:table-cell>
          <table:table-cell table:style-name="ce37" table:formula="of:=IF([.K306]=&quot;&quot;;[.U306];&quot;&quot;)" office:value-type="float" office:value="0" calcext:value-type="float">
            <text:p>0</text:p>
          </table:table-cell>
          <table:table-cell table:formula="of:=IF(AND([.B306]=[.B305];[.D305]=[.D306];[.D305]&lt;&gt;&quot;&quot;;[.B305]&lt;&gt;&quot;&quot;);&quot;Retransmisión&quot;;&quot;&quot;)">
            <text:p/>
          </table:table-cell>
          <table:table-cell/>
          <table:table-cell table:style-name="ce37" table:formula="of:=IF([.R306]&gt;[.$R$648];[.R306];&quot;&quot;)">
            <text:p/>
          </table:table-cell>
          <table:table-cell table:style-name="ce37" table:formula="of:=IF([.R306]&gt;[.$R$648];[.S306];&quot;&quot;)">
            <text:p/>
          </table:table-cell>
          <table:table-cell table:style-name="ce37" table:formula="of:=IF([.R306]&gt;[.$R$648];[.T306];&quot;&quot;)">
            <text:p/>
          </table:table-cell>
          <table:table-cell table:style-name="ce37" table:formula="of:=IF([.R306]&gt;[.$R$648];[.U306];&quot;&quot;)">
            <text:p/>
          </table:table-cell>
          <table:table-cell table:formula="of:=IF(AND([.H306]=[.H305];[.H30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06]&lt;&gt;&quot;&quot;;[.E306];[.K306])" office:value-type="float" office:value="0" calcext:value-type="float">
            <text:p>0</text:p>
          </table:table-cell>
          <table:table-cell table:style-name="ce18" table:formula="of:=[.M306]-[.N30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8529" calcext:value-type="float">
            <text:p>5242185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782084" calcext:value-type="float">
            <text:p>2127,782084</text:p>
          </table:table-cell>
          <table:table-cell table:style-name="ce37" table:formula="of:=IF([.H307]=&quot;&quot;;[.R30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07]=&quot;&quot;;[.T307];&quot;&quot;)" office:value-type="float" office:value="524219989" calcext:value-type="float">
            <text:p>524219989</text:p>
          </table:table-cell>
          <table:table-cell table:style-name="ce37" table:formula="of:=IF([.K307]=&quot;&quot;;[.U307];&quot;&quot;)" office:value-type="float" office:value="0" calcext:value-type="float">
            <text:p>0</text:p>
          </table:table-cell>
          <table:table-cell table:formula="of:=IF(AND([.B307]=[.B306];[.D306]=[.D307];[.D306]&lt;&gt;&quot;&quot;;[.B306]&lt;&gt;&quot;&quot;);&quot;Retransmisión&quot;;&quot;&quot;)">
            <text:p/>
          </table:table-cell>
          <table:table-cell/>
          <table:table-cell table:style-name="ce37" table:formula="of:=IF([.R307]&gt;[.$R$648];[.R307];&quot;&quot;)">
            <text:p/>
          </table:table-cell>
          <table:table-cell table:style-name="ce37" table:formula="of:=IF([.R307]&gt;[.$R$648];[.S307];&quot;&quot;)">
            <text:p/>
          </table:table-cell>
          <table:table-cell table:style-name="ce37" table:formula="of:=IF([.R307]&gt;[.$R$648];[.T307];&quot;&quot;)">
            <text:p/>
          </table:table-cell>
          <table:table-cell table:style-name="ce37" table:formula="of:=IF([.R307]&gt;[.$R$648];[.U307];&quot;&quot;)">
            <text:p/>
          </table:table-cell>
          <table:table-cell table:formula="of:=IF(AND([.H307]=[.H306];[.H30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07]&lt;&gt;&quot;&quot;;[.E307];[.K307])" office:value-type="float" office:value="0" calcext:value-type="float">
            <text:p>0</text:p>
          </table:table-cell>
          <table:table-cell table:style-name="ce18" table:formula="of:=[.M307]-[.N30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9989" calcext:value-type="float">
            <text:p>5242199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800056" calcext:value-type="float">
            <text:p>2127,800056</text:p>
          </table:table-cell>
          <table:table-cell table:style-name="ce37" table:formula="of:=IF([.H308]=&quot;&quot;;[.R308];&quot;&quot;)">
            <text:p/>
          </table:table-cell>
          <table:table-cell table:style-name="ce40" table:formula="of:=IF([.I308]=&quot;&quot;;[.S308];&quot;&quot;)">
            <text:p/>
          </table:table-cell>
          <table:table-cell table:style-name="ce37" table:formula="of:=IF([.J308]=&quot;&quot;;[.T308];&quot;&quot;)">
            <text:p/>
          </table:table-cell>
          <table:table-cell table:style-name="ce37" table:formula="of:=IF([.K308]=&quot;&quot;;[.U308];&quot;&quot;)">
            <text:p/>
          </table:table-cell>
          <table:table-cell table:formula="of:=IF(AND([.B308]=[.B307];[.D307]=[.D308];[.D307]&lt;&gt;&quot;&quot;;[.B307]&lt;&gt;&quot;&quot;);&quot;Retransmisión&quot;;&quot;&quot;)">
            <text:p/>
          </table:table-cell>
          <table:table-cell/>
          <table:table-cell table:style-name="ce37" table:formula="of:=IF([.R308]&gt;[.$R$648];[.R308];&quot;&quot;)" office:value-type="float" office:value="524219989" calcext:value-type="float">
            <text:p>5242199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08]&gt;[.$R$648];[.T308];&quot;&quot;)" office:value-type="float" office:value="229370" calcext:value-type="float">
            <text:p>229370</text:p>
          </table:table-cell>
          <table:table-cell table:style-name="ce37" table:formula="of:=IF([.R308]&gt;[.$R$648];[.U308];&quot;&quot;)" office:value-type="float" office:value="1460" calcext:value-type="float">
            <text:p>1460</text:p>
          </table:table-cell>
          <table:table-cell table:formula="of:=IF(AND([.H308]=[.H307];[.H30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08]&lt;&gt;&quot;&quot;;[.E308];[.K308])" office:value-type="float" office:value="1460" calcext:value-type="float">
            <text:p>1460</text:p>
          </table:table-cell>
          <table:table-cell table:style-name="ce18" table:formula="of:=[.M308]-[.N308]" office:value-type="float" office:value="40" calcext:value-type="float">
            <text:p>40</text:p>
          </table:table-cell>
          <table:table-cell table:number-columns-repeated="2"/>
          <table:table-cell office:value-type="float" office:value="524219989" calcext:value-type="float">
            <text:p>524219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80248" calcext:value-type="float">
            <text:p>2127,80248</text:p>
          </table:table-cell>
          <table:table-cell table:style-name="ce37" table:formula="of:=IF([.H309]=&quot;&quot;;[.R309];&quot;&quot;)">
            <text:p/>
          </table:table-cell>
          <table:table-cell table:style-name="ce40" table:formula="of:=IF([.I309]=&quot;&quot;;[.S309];&quot;&quot;)">
            <text:p/>
          </table:table-cell>
          <table:table-cell table:style-name="ce37" table:formula="of:=IF([.J309]=&quot;&quot;;[.T309];&quot;&quot;)">
            <text:p/>
          </table:table-cell>
          <table:table-cell table:style-name="ce37" table:formula="of:=IF([.K309]=&quot;&quot;;[.U309];&quot;&quot;)">
            <text:p/>
          </table:table-cell>
          <table:table-cell table:formula="of:=IF(AND([.B309]=[.B308];[.D308]=[.D309];[.D308]&lt;&gt;&quot;&quot;;[.B308]&lt;&gt;&quot;&quot;);&quot;Retransmisión&quot;;&quot;&quot;)">
            <text:p/>
          </table:table-cell>
          <table:table-cell/>
          <table:table-cell table:style-name="ce37" table:formula="of:=IF([.R309]&gt;[.$R$648];[.R309];&quot;&quot;)" office:value-type="float" office:value="524221449" calcext:value-type="float">
            <text:p>5242214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09]&gt;[.$R$648];[.T309];&quot;&quot;)" office:value-type="float" office:value="229370" calcext:value-type="float">
            <text:p>229370</text:p>
          </table:table-cell>
          <table:table-cell table:style-name="ce37" table:formula="of:=IF([.R309]&gt;[.$R$648];[.U309];&quot;&quot;)" office:value-type="float" office:value="1460" calcext:value-type="float">
            <text:p>1460</text:p>
          </table:table-cell>
          <table:table-cell table:formula="of:=IF(AND([.H309]=[.H308];[.H30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09]&lt;&gt;&quot;&quot;;[.E309];[.K309])" office:value-type="float" office:value="1460" calcext:value-type="float">
            <text:p>1460</text:p>
          </table:table-cell>
          <table:table-cell table:style-name="ce18" table:formula="of:=[.M309]-[.N309]" office:value-type="float" office:value="40" calcext:value-type="float">
            <text:p>40</text:p>
          </table:table-cell>
          <table:table-cell table:number-columns-repeated="2"/>
          <table:table-cell office:value-type="float" office:value="524221449" calcext:value-type="float">
            <text:p>524221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804442" calcext:value-type="float">
            <text:p>2127,804442</text:p>
          </table:table-cell>
          <table:table-cell table:style-name="ce37" table:formula="of:=IF([.H310]=&quot;&quot;;[.R310];&quot;&quot;)">
            <text:p/>
          </table:table-cell>
          <table:table-cell table:style-name="ce40" table:formula="of:=IF([.I310]=&quot;&quot;;[.S310];&quot;&quot;)">
            <text:p/>
          </table:table-cell>
          <table:table-cell table:style-name="ce37" table:formula="of:=IF([.J310]=&quot;&quot;;[.T310];&quot;&quot;)">
            <text:p/>
          </table:table-cell>
          <table:table-cell table:style-name="ce37" table:formula="of:=IF([.K310]=&quot;&quot;;[.U310];&quot;&quot;)">
            <text:p/>
          </table:table-cell>
          <table:table-cell table:formula="of:=IF(AND([.B310]=[.B309];[.D309]=[.D310];[.D309]&lt;&gt;&quot;&quot;;[.B309]&lt;&gt;&quot;&quot;);&quot;Retransmisión&quot;;&quot;&quot;)">
            <text:p/>
          </table:table-cell>
          <table:table-cell/>
          <table:table-cell table:style-name="ce37" table:formula="of:=IF([.R310]&gt;[.$R$648];[.R310];&quot;&quot;)" office:value-type="float" office:value="524222909" calcext:value-type="float">
            <text:p>5242229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10]&gt;[.$R$648];[.T310];&quot;&quot;)" office:value-type="float" office:value="229370" calcext:value-type="float">
            <text:p>229370</text:p>
          </table:table-cell>
          <table:table-cell table:style-name="ce37" table:formula="of:=IF([.R310]&gt;[.$R$648];[.U310];&quot;&quot;)" office:value-type="float" office:value="1460" calcext:value-type="float">
            <text:p>1460</text:p>
          </table:table-cell>
          <table:table-cell table:formula="of:=IF(AND([.H310]=[.H309];[.H30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10]&lt;&gt;&quot;&quot;;[.E310];[.K310])" office:value-type="float" office:value="1460" calcext:value-type="float">
            <text:p>1460</text:p>
          </table:table-cell>
          <table:table-cell table:style-name="ce18" table:formula="of:=[.M310]-[.N310]" office:value-type="float" office:value="40" calcext:value-type="float">
            <text:p>40</text:p>
          </table:table-cell>
          <table:table-cell table:number-columns-repeated="2"/>
          <table:table-cell office:value-type="float" office:value="524222909" calcext:value-type="float">
            <text:p>524222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804669" calcext:value-type="float">
            <text:p>2127,804669</text:p>
          </table:table-cell>
          <table:table-cell table:style-name="ce37" table:formula="of:=IF([.H311]=&quot;&quot;;[.R31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11]=&quot;&quot;;[.T311];&quot;&quot;)" office:value-type="float" office:value="524222909" calcext:value-type="float">
            <text:p>524222909</text:p>
          </table:table-cell>
          <table:table-cell table:style-name="ce37" table:formula="of:=IF([.K311]=&quot;&quot;;[.U311];&quot;&quot;)" office:value-type="float" office:value="0" calcext:value-type="float">
            <text:p>0</text:p>
          </table:table-cell>
          <table:table-cell table:formula="of:=IF(AND([.B311]=[.B310];[.D310]=[.D311];[.D310]&lt;&gt;&quot;&quot;;[.B310]&lt;&gt;&quot;&quot;);&quot;Retransmisión&quot;;&quot;&quot;)">
            <text:p/>
          </table:table-cell>
          <table:table-cell/>
          <table:table-cell table:style-name="ce37" table:formula="of:=IF([.R311]&gt;[.$R$648];[.R311];&quot;&quot;)">
            <text:p/>
          </table:table-cell>
          <table:table-cell table:style-name="ce37" table:formula="of:=IF([.R311]&gt;[.$R$648];[.S311];&quot;&quot;)">
            <text:p/>
          </table:table-cell>
          <table:table-cell table:style-name="ce37" table:formula="of:=IF([.R311]&gt;[.$R$648];[.T311];&quot;&quot;)">
            <text:p/>
          </table:table-cell>
          <table:table-cell table:style-name="ce37" table:formula="of:=IF([.R311]&gt;[.$R$648];[.U311];&quot;&quot;)">
            <text:p/>
          </table:table-cell>
          <table:table-cell table:formula="of:=IF(AND([.H311]=[.H310];[.H31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11]&lt;&gt;&quot;&quot;;[.E311];[.K311])" office:value-type="float" office:value="0" calcext:value-type="float">
            <text:p>0</text:p>
          </table:table-cell>
          <table:table-cell table:style-name="ce18" table:formula="of:=[.M311]-[.N31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22909" calcext:value-type="float">
            <text:p>524222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832949" calcext:value-type="float">
            <text:p>2127,832949</text:p>
          </table:table-cell>
          <table:table-cell table:style-name="ce37" table:formula="of:=IF([.H312]=&quot;&quot;;[.R31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12]=&quot;&quot;;[.T312];&quot;&quot;)" office:value-type="float" office:value="524224369" calcext:value-type="float">
            <text:p>524224369</text:p>
          </table:table-cell>
          <table:table-cell table:style-name="ce37" table:formula="of:=IF([.K312]=&quot;&quot;;[.U312];&quot;&quot;)" office:value-type="float" office:value="0" calcext:value-type="float">
            <text:p>0</text:p>
          </table:table-cell>
          <table:table-cell table:formula="of:=IF(AND([.B312]=[.B311];[.D311]=[.D312];[.D311]&lt;&gt;&quot;&quot;;[.B311]&lt;&gt;&quot;&quot;);&quot;Retransmisión&quot;;&quot;&quot;)">
            <text:p/>
          </table:table-cell>
          <table:table-cell/>
          <table:table-cell table:style-name="ce37" table:formula="of:=IF([.R312]&gt;[.$R$648];[.R312];&quot;&quot;)">
            <text:p/>
          </table:table-cell>
          <table:table-cell table:style-name="ce37" table:formula="of:=IF([.R312]&gt;[.$R$648];[.S312];&quot;&quot;)">
            <text:p/>
          </table:table-cell>
          <table:table-cell table:style-name="ce37" table:formula="of:=IF([.R312]&gt;[.$R$648];[.T312];&quot;&quot;)">
            <text:p/>
          </table:table-cell>
          <table:table-cell table:style-name="ce37" table:formula="of:=IF([.R312]&gt;[.$R$648];[.U312];&quot;&quot;)">
            <text:p/>
          </table:table-cell>
          <table:table-cell table:formula="of:=IF(AND([.H312]=[.H311];[.H31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12]&lt;&gt;&quot;&quot;;[.E312];[.K312])" office:value-type="float" office:value="0" calcext:value-type="float">
            <text:p>0</text:p>
          </table:table-cell>
          <table:table-cell table:style-name="ce18" table:formula="of:=[.M312]-[.N31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24369" calcext:value-type="float">
            <text:p>5242243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852865" calcext:value-type="float">
            <text:p>2127,852865</text:p>
          </table:table-cell>
          <table:table-cell table:style-name="ce37" table:formula="of:=IF([.H313]=&quot;&quot;;[.R313];&quot;&quot;)">
            <text:p/>
          </table:table-cell>
          <table:table-cell table:style-name="ce40" table:formula="of:=IF([.I313]=&quot;&quot;;[.S313];&quot;&quot;)">
            <text:p/>
          </table:table-cell>
          <table:table-cell table:style-name="ce37" table:formula="of:=IF([.J313]=&quot;&quot;;[.T313];&quot;&quot;)">
            <text:p/>
          </table:table-cell>
          <table:table-cell table:style-name="ce37" table:formula="of:=IF([.K313]=&quot;&quot;;[.U313];&quot;&quot;)">
            <text:p/>
          </table:table-cell>
          <table:table-cell table:formula="of:=IF(AND([.B313]=[.B312];[.D312]=[.D313];[.D312]&lt;&gt;&quot;&quot;;[.B312]&lt;&gt;&quot;&quot;);&quot;Retransmisión&quot;;&quot;&quot;)">
            <text:p/>
          </table:table-cell>
          <table:table-cell/>
          <table:table-cell table:style-name="ce37" table:formula="of:=IF([.R313]&gt;[.$R$648];[.R313];&quot;&quot;)" office:value-type="float" office:value="524224369" calcext:value-type="float">
            <text:p>5242243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13]&gt;[.$R$648];[.T313];&quot;&quot;)" office:value-type="float" office:value="229370" calcext:value-type="float">
            <text:p>229370</text:p>
          </table:table-cell>
          <table:table-cell table:style-name="ce37" table:formula="of:=IF([.R313]&gt;[.$R$648];[.U313];&quot;&quot;)" office:value-type="float" office:value="1460" calcext:value-type="float">
            <text:p>1460</text:p>
          </table:table-cell>
          <table:table-cell table:formula="of:=IF(AND([.H313]=[.H312];[.H31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13]&lt;&gt;&quot;&quot;;[.E313];[.K313])" office:value-type="float" office:value="1460" calcext:value-type="float">
            <text:p>1460</text:p>
          </table:table-cell>
          <table:table-cell table:style-name="ce18" table:formula="of:=[.M313]-[.N313]" office:value-type="float" office:value="40" calcext:value-type="float">
            <text:p>40</text:p>
          </table:table-cell>
          <table:table-cell table:number-columns-repeated="2"/>
          <table:table-cell office:value-type="float" office:value="524224369" calcext:value-type="float">
            <text:p>5242243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855484" calcext:value-type="float">
            <text:p>2127,855484</text:p>
          </table:table-cell>
          <table:table-cell table:style-name="ce37" table:formula="of:=IF([.H314]=&quot;&quot;;[.R314];&quot;&quot;)">
            <text:p/>
          </table:table-cell>
          <table:table-cell table:style-name="ce40" table:formula="of:=IF([.I314]=&quot;&quot;;[.S314];&quot;&quot;)">
            <text:p/>
          </table:table-cell>
          <table:table-cell table:style-name="ce37" table:formula="of:=IF([.J314]=&quot;&quot;;[.T314];&quot;&quot;)">
            <text:p/>
          </table:table-cell>
          <table:table-cell table:style-name="ce37" table:formula="of:=IF([.K314]=&quot;&quot;;[.U314];&quot;&quot;)">
            <text:p/>
          </table:table-cell>
          <table:table-cell table:formula="of:=IF(AND([.B314]=[.B313];[.D313]=[.D314];[.D313]&lt;&gt;&quot;&quot;;[.B313]&lt;&gt;&quot;&quot;);&quot;Retransmisión&quot;;&quot;&quot;)">
            <text:p/>
          </table:table-cell>
          <table:table-cell/>
          <table:table-cell table:style-name="ce37" table:formula="of:=IF([.R314]&gt;[.$R$648];[.R314];&quot;&quot;)" office:value-type="float" office:value="524225829" calcext:value-type="float">
            <text:p>5242258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14]&gt;[.$R$648];[.T314];&quot;&quot;)" office:value-type="float" office:value="229370" calcext:value-type="float">
            <text:p>229370</text:p>
          </table:table-cell>
          <table:table-cell table:style-name="ce37" table:formula="of:=IF([.R314]&gt;[.$R$648];[.U314];&quot;&quot;)" office:value-type="float" office:value="1460" calcext:value-type="float">
            <text:p>1460</text:p>
          </table:table-cell>
          <table:table-cell table:formula="of:=IF(AND([.H314]=[.H313];[.H31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14]&lt;&gt;&quot;&quot;;[.E314];[.K314])" office:value-type="float" office:value="1460" calcext:value-type="float">
            <text:p>1460</text:p>
          </table:table-cell>
          <table:table-cell table:style-name="ce18" table:formula="of:=[.M314]-[.N314]" office:value-type="float" office:value="40" calcext:value-type="float">
            <text:p>40</text:p>
          </table:table-cell>
          <table:table-cell table:number-columns-repeated="2"/>
          <table:table-cell office:value-type="float" office:value="524225829" calcext:value-type="float">
            <text:p>524225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857628" calcext:value-type="float">
            <text:p>2127,857628</text:p>
          </table:table-cell>
          <table:table-cell table:style-name="ce37" table:formula="of:=IF([.H315]=&quot;&quot;;[.R315];&quot;&quot;)">
            <text:p/>
          </table:table-cell>
          <table:table-cell table:style-name="ce40" table:formula="of:=IF([.I315]=&quot;&quot;;[.S315];&quot;&quot;)">
            <text:p/>
          </table:table-cell>
          <table:table-cell table:style-name="ce37" table:formula="of:=IF([.J315]=&quot;&quot;;[.T315];&quot;&quot;)">
            <text:p/>
          </table:table-cell>
          <table:table-cell table:style-name="ce37" table:formula="of:=IF([.K315]=&quot;&quot;;[.U315];&quot;&quot;)">
            <text:p/>
          </table:table-cell>
          <table:table-cell table:formula="of:=IF(AND([.B315]=[.B314];[.D314]=[.D315];[.D314]&lt;&gt;&quot;&quot;;[.B314]&lt;&gt;&quot;&quot;);&quot;Retransmisión&quot;;&quot;&quot;)">
            <text:p/>
          </table:table-cell>
          <table:table-cell/>
          <table:table-cell table:style-name="ce37" table:formula="of:=IF([.R315]&gt;[.$R$648];[.R315];&quot;&quot;)" office:value-type="float" office:value="524227289" calcext:value-type="float">
            <text:p>52422728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315]&gt;[.$R$648];[.T315];&quot;&quot;)" office:value-type="float" office:value="229370" calcext:value-type="float">
            <text:p>229370</text:p>
          </table:table-cell>
          <table:table-cell table:style-name="ce37" table:formula="of:=IF([.R315]&gt;[.$R$648];[.U315];&quot;&quot;)" office:value-type="float" office:value="1460" calcext:value-type="float">
            <text:p>1460</text:p>
          </table:table-cell>
          <table:table-cell table:formula="of:=IF(AND([.H315]=[.H314];[.H31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15]&lt;&gt;&quot;&quot;;[.E315];[.K315])" office:value-type="float" office:value="1460" calcext:value-type="float">
            <text:p>1460</text:p>
          </table:table-cell>
          <table:table-cell table:style-name="ce18" table:formula="of:=[.M315]-[.N315]" office:value-type="float" office:value="40" calcext:value-type="float">
            <text:p>40</text:p>
          </table:table-cell>
          <table:table-cell table:number-columns-repeated="2"/>
          <table:table-cell office:value-type="float" office:value="524227289" calcext:value-type="float">
            <text:p>5242272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85785" calcext:value-type="float">
            <text:p>2127,85785</text:p>
          </table:table-cell>
          <table:table-cell table:style-name="ce37" table:formula="of:=IF([.H316]=&quot;&quot;;[.R31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16]=&quot;&quot;;[.T316];&quot;&quot;)" office:value-type="float" office:value="524227289" calcext:value-type="float">
            <text:p>524227289</text:p>
          </table:table-cell>
          <table:table-cell table:style-name="ce37" table:formula="of:=IF([.K316]=&quot;&quot;;[.U316];&quot;&quot;)" office:value-type="float" office:value="0" calcext:value-type="float">
            <text:p>0</text:p>
          </table:table-cell>
          <table:table-cell table:formula="of:=IF(AND([.B316]=[.B315];[.D315]=[.D316];[.D315]&lt;&gt;&quot;&quot;;[.B315]&lt;&gt;&quot;&quot;);&quot;Retransmisión&quot;;&quot;&quot;)">
            <text:p/>
          </table:table-cell>
          <table:table-cell/>
          <table:table-cell table:style-name="ce37" table:formula="of:=IF([.R316]&gt;[.$R$648];[.R316];&quot;&quot;)">
            <text:p/>
          </table:table-cell>
          <table:table-cell table:style-name="ce37" table:formula="of:=IF([.R316]&gt;[.$R$648];[.S316];&quot;&quot;)">
            <text:p/>
          </table:table-cell>
          <table:table-cell table:style-name="ce37" table:formula="of:=IF([.R316]&gt;[.$R$648];[.T316];&quot;&quot;)">
            <text:p/>
          </table:table-cell>
          <table:table-cell table:style-name="ce37" table:formula="of:=IF([.R316]&gt;[.$R$648];[.U316];&quot;&quot;)">
            <text:p/>
          </table:table-cell>
          <table:table-cell table:formula="of:=IF(AND([.H316]=[.H315];[.H31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16]&lt;&gt;&quot;&quot;;[.E316];[.K316])" office:value-type="float" office:value="0" calcext:value-type="float">
            <text:p>0</text:p>
          </table:table-cell>
          <table:table-cell table:style-name="ce18" table:formula="of:=[.M316]-[.N31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27289" calcext:value-type="float">
            <text:p>5242272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886286" calcext:value-type="float">
            <text:p>2127,886286</text:p>
          </table:table-cell>
          <table:table-cell table:style-name="ce37" table:formula="of:=IF([.H317]=&quot;&quot;;[.R31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17]=&quot;&quot;;[.T317];&quot;&quot;)" office:value-type="float" office:value="524228749" calcext:value-type="float">
            <text:p>524228749</text:p>
          </table:table-cell>
          <table:table-cell table:style-name="ce37" table:formula="of:=IF([.K317]=&quot;&quot;;[.U317];&quot;&quot;)" office:value-type="float" office:value="0" calcext:value-type="float">
            <text:p>0</text:p>
          </table:table-cell>
          <table:table-cell table:formula="of:=IF(AND([.B317]=[.B316];[.D316]=[.D317];[.D316]&lt;&gt;&quot;&quot;;[.B316]&lt;&gt;&quot;&quot;);&quot;Retransmisión&quot;;&quot;&quot;)">
            <text:p/>
          </table:table-cell>
          <table:table-cell/>
          <table:table-cell table:style-name="ce37" table:formula="of:=IF([.R317]&gt;[.$R$648];[.R317];&quot;&quot;)">
            <text:p/>
          </table:table-cell>
          <table:table-cell table:style-name="ce37" table:formula="of:=IF([.R317]&gt;[.$R$648];[.S317];&quot;&quot;)">
            <text:p/>
          </table:table-cell>
          <table:table-cell table:style-name="ce37" table:formula="of:=IF([.R317]&gt;[.$R$648];[.T317];&quot;&quot;)">
            <text:p/>
          </table:table-cell>
          <table:table-cell table:style-name="ce37" table:formula="of:=IF([.R317]&gt;[.$R$648];[.U317];&quot;&quot;)">
            <text:p/>
          </table:table-cell>
          <table:table-cell table:formula="of:=IF(AND([.H317]=[.H316];[.H31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17]&lt;&gt;&quot;&quot;;[.E317];[.K317])" office:value-type="float" office:value="0" calcext:value-type="float">
            <text:p>0</text:p>
          </table:table-cell>
          <table:table-cell table:style-name="ce18" table:formula="of:=[.M317]-[.N31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28749" calcext:value-type="float">
            <text:p>5242287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903121" calcext:value-type="float">
            <text:p>2127,903121</text:p>
          </table:table-cell>
          <table:table-cell table:style-name="ce37" table:formula="of:=IF([.H318]=&quot;&quot;;[.R318];&quot;&quot;)">
            <text:p/>
          </table:table-cell>
          <table:table-cell table:style-name="ce40" table:formula="of:=IF([.I318]=&quot;&quot;;[.S318];&quot;&quot;)">
            <text:p/>
          </table:table-cell>
          <table:table-cell table:style-name="ce37" table:formula="of:=IF([.J318]=&quot;&quot;;[.T318];&quot;&quot;)">
            <text:p/>
          </table:table-cell>
          <table:table-cell table:style-name="ce37" table:formula="of:=IF([.K318]=&quot;&quot;;[.U318];&quot;&quot;)">
            <text:p/>
          </table:table-cell>
          <table:table-cell table:formula="of:=IF(AND([.B318]=[.B317];[.D317]=[.D318];[.D317]&lt;&gt;&quot;&quot;;[.B317]&lt;&gt;&quot;&quot;);&quot;Retransmisión&quot;;&quot;&quot;)">
            <text:p/>
          </table:table-cell>
          <table:table-cell/>
          <table:table-cell table:style-name="ce37" table:formula="of:=IF([.R318]&gt;[.$R$648];[.R318];&quot;&quot;)" office:value-type="float" office:value="524228749" calcext:value-type="float">
            <text:p>52422874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318]&gt;[.$R$648];[.T318];&quot;&quot;)" office:value-type="float" office:value="229370" calcext:value-type="float">
            <text:p>229370</text:p>
          </table:table-cell>
          <table:table-cell table:style-name="ce37" table:formula="of:=IF([.R318]&gt;[.$R$648];[.U318];&quot;&quot;)" office:value-type="float" office:value="1460" calcext:value-type="float">
            <text:p>1460</text:p>
          </table:table-cell>
          <table:table-cell table:formula="of:=IF(AND([.H318]=[.H317];[.H31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18]&lt;&gt;&quot;&quot;;[.E318];[.K318])" office:value-type="float" office:value="1460" calcext:value-type="float">
            <text:p>1460</text:p>
          </table:table-cell>
          <table:table-cell table:style-name="ce18" table:formula="of:=[.M318]-[.N318]" office:value-type="float" office:value="40" calcext:value-type="float">
            <text:p>40</text:p>
          </table:table-cell>
          <table:table-cell table:number-columns-repeated="2"/>
          <table:table-cell office:value-type="float" office:value="524228749" calcext:value-type="float">
            <text:p>5242287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904994" calcext:value-type="float">
            <text:p>2127,904994</text:p>
          </table:table-cell>
          <table:table-cell table:style-name="ce37" table:formula="of:=IF([.H319]=&quot;&quot;;[.R319];&quot;&quot;)">
            <text:p/>
          </table:table-cell>
          <table:table-cell table:style-name="ce40" table:formula="of:=IF([.I319]=&quot;&quot;;[.S319];&quot;&quot;)">
            <text:p/>
          </table:table-cell>
          <table:table-cell table:style-name="ce37" table:formula="of:=IF([.J319]=&quot;&quot;;[.T319];&quot;&quot;)">
            <text:p/>
          </table:table-cell>
          <table:table-cell table:style-name="ce37" table:formula="of:=IF([.K319]=&quot;&quot;;[.U319];&quot;&quot;)">
            <text:p/>
          </table:table-cell>
          <table:table-cell table:formula="of:=IF(AND([.B319]=[.B318];[.D318]=[.D319];[.D318]&lt;&gt;&quot;&quot;;[.B318]&lt;&gt;&quot;&quot;);&quot;Retransmisión&quot;;&quot;&quot;)">
            <text:p/>
          </table:table-cell>
          <table:table-cell/>
          <table:table-cell table:style-name="ce37" table:formula="of:=IF([.R319]&gt;[.$R$648];[.R319];&quot;&quot;)" office:value-type="float" office:value="524230209" calcext:value-type="float">
            <text:p>5242302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19]&gt;[.$R$648];[.T319];&quot;&quot;)" office:value-type="float" office:value="229370" calcext:value-type="float">
            <text:p>229370</text:p>
          </table:table-cell>
          <table:table-cell table:style-name="ce37" table:formula="of:=IF([.R319]&gt;[.$R$648];[.U319];&quot;&quot;)" office:value-type="float" office:value="1460" calcext:value-type="float">
            <text:p>1460</text:p>
          </table:table-cell>
          <table:table-cell table:formula="of:=IF(AND([.H319]=[.H318];[.H31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19]&lt;&gt;&quot;&quot;;[.E319];[.K319])" office:value-type="float" office:value="1460" calcext:value-type="float">
            <text:p>1460</text:p>
          </table:table-cell>
          <table:table-cell table:style-name="ce18" table:formula="of:=[.M319]-[.N319]" office:value-type="float" office:value="40" calcext:value-type="float">
            <text:p>40</text:p>
          </table:table-cell>
          <table:table-cell table:number-columns-repeated="2"/>
          <table:table-cell office:value-type="float" office:value="524230209" calcext:value-type="float">
            <text:p>524230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906424" calcext:value-type="float">
            <text:p>2127,906424</text:p>
          </table:table-cell>
          <table:table-cell table:style-name="ce37" table:formula="of:=IF([.H320]=&quot;&quot;;[.R32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20]=&quot;&quot;;[.T320];&quot;&quot;)" office:value-type="float" office:value="524231669" calcext:value-type="float">
            <text:p>524231669</text:p>
          </table:table-cell>
          <table:table-cell table:style-name="ce37" table:formula="of:=IF([.K320]=&quot;&quot;;[.U320];&quot;&quot;)" office:value-type="float" office:value="0" calcext:value-type="float">
            <text:p>0</text:p>
          </table:table-cell>
          <table:table-cell table:formula="of:=IF(AND([.B320]=[.B319];[.D319]=[.D320];[.D319]&lt;&gt;&quot;&quot;;[.B319]&lt;&gt;&quot;&quot;);&quot;Retransmisión&quot;;&quot;&quot;)">
            <text:p/>
          </table:table-cell>
          <table:table-cell/>
          <table:table-cell table:style-name="ce37" table:formula="of:=IF([.R320]&gt;[.$R$648];[.R320];&quot;&quot;)">
            <text:p/>
          </table:table-cell>
          <table:table-cell table:style-name="ce37" table:formula="of:=IF([.R320]&gt;[.$R$648];[.S320];&quot;&quot;)">
            <text:p/>
          </table:table-cell>
          <table:table-cell table:style-name="ce37" table:formula="of:=IF([.R320]&gt;[.$R$648];[.T320];&quot;&quot;)">
            <text:p/>
          </table:table-cell>
          <table:table-cell table:style-name="ce37" table:formula="of:=IF([.R320]&gt;[.$R$648];[.U320];&quot;&quot;)">
            <text:p/>
          </table:table-cell>
          <table:table-cell table:formula="of:=IF(AND([.H320]=[.H319];[.H31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20]&lt;&gt;&quot;&quot;;[.E320];[.K320])" office:value-type="float" office:value="0" calcext:value-type="float">
            <text:p>0</text:p>
          </table:table-cell>
          <table:table-cell table:style-name="ce18" table:formula="of:=[.M320]-[.N32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1669" calcext:value-type="float">
            <text:p>5242316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941666" calcext:value-type="float">
            <text:p>2127,941666</text:p>
          </table:table-cell>
          <table:table-cell table:style-name="ce37" table:formula="of:=IF([.H321]=&quot;&quot;;[.R32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21]=&quot;&quot;;[.T321];&quot;&quot;)" office:value-type="float" office:value="524231669" calcext:value-type="float">
            <text:p>524231669</text:p>
          </table:table-cell>
          <table:table-cell table:style-name="ce37" table:formula="of:=IF([.K321]=&quot;&quot;;[.U321];&quot;&quot;)" office:value-type="float" office:value="0" calcext:value-type="float">
            <text:p>0</text:p>
          </table:table-cell>
          <table:table-cell table:formula="of:=IF(AND([.B321]=[.B320];[.D320]=[.D321];[.D320]&lt;&gt;&quot;&quot;;[.B32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321]&gt;[.$R$648];[.R321];&quot;&quot;)">
            <text:p/>
          </table:table-cell>
          <table:table-cell table:style-name="ce37" table:formula="of:=IF([.R321]&gt;[.$R$648];[.S321];&quot;&quot;)">
            <text:p/>
          </table:table-cell>
          <table:table-cell table:style-name="ce37" table:formula="of:=IF([.R321]&gt;[.$R$648];[.T321];&quot;&quot;)">
            <text:p/>
          </table:table-cell>
          <table:table-cell table:style-name="ce37" table:formula="of:=IF([.R321]&gt;[.$R$648];[.U321];&quot;&quot;)">
            <text:p/>
          </table:table-cell>
          <table:table-cell table:formula="of:=IF(AND([.H321]=[.H320];[.H32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21]&lt;&gt;&quot;&quot;;[.E321];[.K321])" office:value-type="float" office:value="0" calcext:value-type="float">
            <text:p>0</text:p>
          </table:table-cell>
          <table:table-cell table:style-name="ce18" table:formula="of:=[.M321]-[.N32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1669" calcext:value-type="float">
            <text:p>5242316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957434" calcext:value-type="float">
            <text:p>2127,957434</text:p>
          </table:table-cell>
          <table:table-cell table:style-name="ce37" table:formula="of:=IF([.H322]=&quot;&quot;;[.R322];&quot;&quot;)">
            <text:p/>
          </table:table-cell>
          <table:table-cell table:style-name="ce40" table:formula="of:=IF([.I322]=&quot;&quot;;[.S322];&quot;&quot;)">
            <text:p/>
          </table:table-cell>
          <table:table-cell table:style-name="ce37" table:formula="of:=IF([.J322]=&quot;&quot;;[.T322];&quot;&quot;)">
            <text:p/>
          </table:table-cell>
          <table:table-cell table:style-name="ce37" table:formula="of:=IF([.K322]=&quot;&quot;;[.U322];&quot;&quot;)">
            <text:p/>
          </table:table-cell>
          <table:table-cell table:formula="of:=IF(AND([.B322]=[.B321];[.D321]=[.D322];[.D321]&lt;&gt;&quot;&quot;;[.B321]&lt;&gt;&quot;&quot;);&quot;Retransmisión&quot;;&quot;&quot;)">
            <text:p/>
          </table:table-cell>
          <table:table-cell/>
          <table:table-cell table:style-name="ce37" table:formula="of:=IF([.R322]&gt;[.$R$648];[.R322];&quot;&quot;)" office:value-type="float" office:value="524231669" calcext:value-type="float">
            <text:p>5242316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22]&gt;[.$R$648];[.T322];&quot;&quot;)" office:value-type="float" office:value="229370" calcext:value-type="float">
            <text:p>229370</text:p>
          </table:table-cell>
          <table:table-cell table:style-name="ce37" table:formula="of:=IF([.R322]&gt;[.$R$648];[.U322];&quot;&quot;)" office:value-type="float" office:value="1460" calcext:value-type="float">
            <text:p>1460</text:p>
          </table:table-cell>
          <table:table-cell table:formula="of:=IF(AND([.H322]=[.H321];[.H32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22]&lt;&gt;&quot;&quot;;[.E322];[.K322])" office:value-type="float" office:value="1460" calcext:value-type="float">
            <text:p>1460</text:p>
          </table:table-cell>
          <table:table-cell table:style-name="ce18" table:formula="of:=[.M322]-[.N322]" office:value-type="float" office:value="40" calcext:value-type="float">
            <text:p>40</text:p>
          </table:table-cell>
          <table:table-cell table:number-columns-repeated="2"/>
          <table:table-cell office:value-type="float" office:value="524231669" calcext:value-type="float">
            <text:p>524231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960057" calcext:value-type="float">
            <text:p>2127,960057</text:p>
          </table:table-cell>
          <table:table-cell table:style-name="ce37" table:formula="of:=IF([.H323]=&quot;&quot;;[.R323];&quot;&quot;)">
            <text:p/>
          </table:table-cell>
          <table:table-cell table:style-name="ce40" table:formula="of:=IF([.I323]=&quot;&quot;;[.S323];&quot;&quot;)">
            <text:p/>
          </table:table-cell>
          <table:table-cell table:style-name="ce37" table:formula="of:=IF([.J323]=&quot;&quot;;[.T323];&quot;&quot;)">
            <text:p/>
          </table:table-cell>
          <table:table-cell table:style-name="ce37" table:formula="of:=IF([.K323]=&quot;&quot;;[.U323];&quot;&quot;)">
            <text:p/>
          </table:table-cell>
          <table:table-cell table:formula="of:=IF(AND([.B323]=[.B322];[.D322]=[.D323];[.D322]&lt;&gt;&quot;&quot;;[.B322]&lt;&gt;&quot;&quot;);&quot;Retransmisión&quot;;&quot;&quot;)">
            <text:p/>
          </table:table-cell>
          <table:table-cell/>
          <table:table-cell table:style-name="ce37" table:formula="of:=IF([.R323]&gt;[.$R$648];[.R323];&quot;&quot;)" office:value-type="float" office:value="524233129" calcext:value-type="float">
            <text:p>5242331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23]&gt;[.$R$648];[.T323];&quot;&quot;)" office:value-type="float" office:value="229370" calcext:value-type="float">
            <text:p>229370</text:p>
          </table:table-cell>
          <table:table-cell table:style-name="ce37" table:formula="of:=IF([.R323]&gt;[.$R$648];[.U323];&quot;&quot;)" office:value-type="float" office:value="1460" calcext:value-type="float">
            <text:p>1460</text:p>
          </table:table-cell>
          <table:table-cell table:formula="of:=IF(AND([.H323]=[.H322];[.H32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23]&lt;&gt;&quot;&quot;;[.E323];[.K323])" office:value-type="float" office:value="1460" calcext:value-type="float">
            <text:p>1460</text:p>
          </table:table-cell>
          <table:table-cell table:style-name="ce18" table:formula="of:=[.M323]-[.N323]" office:value-type="float" office:value="40" calcext:value-type="float">
            <text:p>40</text:p>
          </table:table-cell>
          <table:table-cell table:number-columns-repeated="2"/>
          <table:table-cell office:value-type="float" office:value="524233129" calcext:value-type="float">
            <text:p>524233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961885" calcext:value-type="float">
            <text:p>2127,961885</text:p>
          </table:table-cell>
          <table:table-cell table:style-name="ce37" table:formula="of:=IF([.H324]=&quot;&quot;;[.R324];&quot;&quot;)">
            <text:p/>
          </table:table-cell>
          <table:table-cell table:style-name="ce40" table:formula="of:=IF([.I324]=&quot;&quot;;[.S324];&quot;&quot;)">
            <text:p/>
          </table:table-cell>
          <table:table-cell table:style-name="ce37" table:formula="of:=IF([.J324]=&quot;&quot;;[.T324];&quot;&quot;)">
            <text:p/>
          </table:table-cell>
          <table:table-cell table:style-name="ce37" table:formula="of:=IF([.K324]=&quot;&quot;;[.U324];&quot;&quot;)">
            <text:p/>
          </table:table-cell>
          <table:table-cell table:formula="of:=IF(AND([.B324]=[.B323];[.D323]=[.D324];[.D323]&lt;&gt;&quot;&quot;;[.B323]&lt;&gt;&quot;&quot;);&quot;Retransmisión&quot;;&quot;&quot;)">
            <text:p/>
          </table:table-cell>
          <table:table-cell/>
          <table:table-cell table:style-name="ce37" table:formula="of:=IF([.R324]&gt;[.$R$648];[.R324];&quot;&quot;)" office:value-type="float" office:value="524234589" calcext:value-type="float">
            <text:p>5242345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24]&gt;[.$R$648];[.T324];&quot;&quot;)" office:value-type="float" office:value="229370" calcext:value-type="float">
            <text:p>229370</text:p>
          </table:table-cell>
          <table:table-cell table:style-name="ce37" table:formula="of:=IF([.R324]&gt;[.$R$648];[.U324];&quot;&quot;)" office:value-type="float" office:value="1460" calcext:value-type="float">
            <text:p>1460</text:p>
          </table:table-cell>
          <table:table-cell table:formula="of:=IF(AND([.H324]=[.H323];[.H32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24]&lt;&gt;&quot;&quot;;[.E324];[.K324])" office:value-type="float" office:value="1460" calcext:value-type="float">
            <text:p>1460</text:p>
          </table:table-cell>
          <table:table-cell table:style-name="ce18" table:formula="of:=[.M324]-[.N324]" office:value-type="float" office:value="40" calcext:value-type="float">
            <text:p>40</text:p>
          </table:table-cell>
          <table:table-cell table:number-columns-repeated="2"/>
          <table:table-cell office:value-type="float" office:value="524234589" calcext:value-type="float">
            <text:p>524234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7.963017" calcext:value-type="float">
            <text:p>2127,963017</text:p>
          </table:table-cell>
          <table:table-cell table:style-name="ce37" table:formula="of:=IF([.H325]=&quot;&quot;;[.R32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25]=&quot;&quot;;[.T325];&quot;&quot;)" office:value-type="float" office:value="524234589" calcext:value-type="float">
            <text:p>524234589</text:p>
          </table:table-cell>
          <table:table-cell table:style-name="ce37" table:formula="of:=IF([.K325]=&quot;&quot;;[.U325];&quot;&quot;)" office:value-type="float" office:value="0" calcext:value-type="float">
            <text:p>0</text:p>
          </table:table-cell>
          <table:table-cell table:formula="of:=IF(AND([.B325]=[.B324];[.D324]=[.D325];[.D324]&lt;&gt;&quot;&quot;;[.B324]&lt;&gt;&quot;&quot;);&quot;Retransmisión&quot;;&quot;&quot;)">
            <text:p/>
          </table:table-cell>
          <table:table-cell/>
          <table:table-cell table:style-name="ce37" table:formula="of:=IF([.R325]&gt;[.$R$648];[.R325];&quot;&quot;)">
            <text:p/>
          </table:table-cell>
          <table:table-cell table:style-name="ce37" table:formula="of:=IF([.R325]&gt;[.$R$648];[.S325];&quot;&quot;)">
            <text:p/>
          </table:table-cell>
          <table:table-cell table:style-name="ce37" table:formula="of:=IF([.R325]&gt;[.$R$648];[.T325];&quot;&quot;)">
            <text:p/>
          </table:table-cell>
          <table:table-cell table:style-name="ce37" table:formula="of:=IF([.R325]&gt;[.$R$648];[.U325];&quot;&quot;)">
            <text:p/>
          </table:table-cell>
          <table:table-cell table:formula="of:=IF(AND([.H325]=[.H324];[.H32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25]&lt;&gt;&quot;&quot;;[.E325];[.K325])" office:value-type="float" office:value="0" calcext:value-type="float">
            <text:p>0</text:p>
          </table:table-cell>
          <table:table-cell table:style-name="ce18" table:formula="of:=[.M325]-[.N32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4589" calcext:value-type="float">
            <text:p>5242345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7.99727" calcext:value-type="float">
            <text:p>2127,99727</text:p>
          </table:table-cell>
          <table:table-cell table:style-name="ce37" table:formula="of:=IF([.H326]=&quot;&quot;;[.R32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26]=&quot;&quot;;[.T326];&quot;&quot;)" office:value-type="float" office:value="524236049" calcext:value-type="float">
            <text:p>524236049</text:p>
          </table:table-cell>
          <table:table-cell table:style-name="ce37" table:formula="of:=IF([.K326]=&quot;&quot;;[.U326];&quot;&quot;)" office:value-type="float" office:value="0" calcext:value-type="float">
            <text:p>0</text:p>
          </table:table-cell>
          <table:table-cell table:formula="of:=IF(AND([.B326]=[.B325];[.D325]=[.D326];[.D325]&lt;&gt;&quot;&quot;;[.B325]&lt;&gt;&quot;&quot;);&quot;Retransmisión&quot;;&quot;&quot;)">
            <text:p/>
          </table:table-cell>
          <table:table-cell/>
          <table:table-cell table:style-name="ce37" table:formula="of:=IF([.R326]&gt;[.$R$648];[.R326];&quot;&quot;)">
            <text:p/>
          </table:table-cell>
          <table:table-cell table:style-name="ce37" table:formula="of:=IF([.R326]&gt;[.$R$648];[.S326];&quot;&quot;)">
            <text:p/>
          </table:table-cell>
          <table:table-cell table:style-name="ce37" table:formula="of:=IF([.R326]&gt;[.$R$648];[.T326];&quot;&quot;)">
            <text:p/>
          </table:table-cell>
          <table:table-cell table:style-name="ce37" table:formula="of:=IF([.R326]&gt;[.$R$648];[.U326];&quot;&quot;)">
            <text:p/>
          </table:table-cell>
          <table:table-cell table:formula="of:=IF(AND([.H326]=[.H325];[.H32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26]&lt;&gt;&quot;&quot;;[.E326];[.K326])" office:value-type="float" office:value="0" calcext:value-type="float">
            <text:p>0</text:p>
          </table:table-cell>
          <table:table-cell table:style-name="ce18" table:formula="of:=[.M326]-[.N32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6049" calcext:value-type="float">
            <text:p>5242360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012623" calcext:value-type="float">
            <text:p>2128,012623</text:p>
          </table:table-cell>
          <table:table-cell table:style-name="ce37" table:formula="of:=IF([.H327]=&quot;&quot;;[.R327];&quot;&quot;)">
            <text:p/>
          </table:table-cell>
          <table:table-cell table:style-name="ce40" table:formula="of:=IF([.I327]=&quot;&quot;;[.S327];&quot;&quot;)">
            <text:p/>
          </table:table-cell>
          <table:table-cell table:style-name="ce37" table:formula="of:=IF([.J327]=&quot;&quot;;[.T327];&quot;&quot;)">
            <text:p/>
          </table:table-cell>
          <table:table-cell table:style-name="ce37" table:formula="of:=IF([.K327]=&quot;&quot;;[.U327];&quot;&quot;)">
            <text:p/>
          </table:table-cell>
          <table:table-cell table:formula="of:=IF(AND([.B327]=[.B326];[.D326]=[.D327];[.D326]&lt;&gt;&quot;&quot;;[.B326]&lt;&gt;&quot;&quot;);&quot;Retransmisión&quot;;&quot;&quot;)">
            <text:p/>
          </table:table-cell>
          <table:table-cell/>
          <table:table-cell table:style-name="ce37" table:formula="of:=IF([.R327]&gt;[.$R$648];[.R327];&quot;&quot;)" office:value-type="float" office:value="524236049" calcext:value-type="float">
            <text:p>5242360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27]&gt;[.$R$648];[.T327];&quot;&quot;)" office:value-type="float" office:value="229370" calcext:value-type="float">
            <text:p>229370</text:p>
          </table:table-cell>
          <table:table-cell table:style-name="ce37" table:formula="of:=IF([.R327]&gt;[.$R$648];[.U327];&quot;&quot;)" office:value-type="float" office:value="1460" calcext:value-type="float">
            <text:p>1460</text:p>
          </table:table-cell>
          <table:table-cell table:formula="of:=IF(AND([.H327]=[.H326];[.H32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27]&lt;&gt;&quot;&quot;;[.E327];[.K327])" office:value-type="float" office:value="1460" calcext:value-type="float">
            <text:p>1460</text:p>
          </table:table-cell>
          <table:table-cell table:style-name="ce18" table:formula="of:=[.M327]-[.N327]" office:value-type="float" office:value="40" calcext:value-type="float">
            <text:p>40</text:p>
          </table:table-cell>
          <table:table-cell table:number-columns-repeated="2"/>
          <table:table-cell office:value-type="float" office:value="524236049" calcext:value-type="float">
            <text:p>524236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015807" calcext:value-type="float">
            <text:p>2128,015807</text:p>
          </table:table-cell>
          <table:table-cell table:style-name="ce37" table:formula="of:=IF([.H328]=&quot;&quot;;[.R328];&quot;&quot;)">
            <text:p/>
          </table:table-cell>
          <table:table-cell table:style-name="ce40" table:formula="of:=IF([.I328]=&quot;&quot;;[.S328];&quot;&quot;)">
            <text:p/>
          </table:table-cell>
          <table:table-cell table:style-name="ce37" table:formula="of:=IF([.J328]=&quot;&quot;;[.T328];&quot;&quot;)">
            <text:p/>
          </table:table-cell>
          <table:table-cell table:style-name="ce37" table:formula="of:=IF([.K328]=&quot;&quot;;[.U328];&quot;&quot;)">
            <text:p/>
          </table:table-cell>
          <table:table-cell table:formula="of:=IF(AND([.B328]=[.B327];[.D327]=[.D328];[.D327]&lt;&gt;&quot;&quot;;[.B327]&lt;&gt;&quot;&quot;);&quot;Retransmisión&quot;;&quot;&quot;)">
            <text:p/>
          </table:table-cell>
          <table:table-cell/>
          <table:table-cell table:style-name="ce37" table:formula="of:=IF([.R328]&gt;[.$R$648];[.R328];&quot;&quot;)" office:value-type="float" office:value="524237509" calcext:value-type="float">
            <text:p>5242375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28]&gt;[.$R$648];[.T328];&quot;&quot;)" office:value-type="float" office:value="229370" calcext:value-type="float">
            <text:p>229370</text:p>
          </table:table-cell>
          <table:table-cell table:style-name="ce37" table:formula="of:=IF([.R328]&gt;[.$R$648];[.U328];&quot;&quot;)" office:value-type="float" office:value="1460" calcext:value-type="float">
            <text:p>1460</text:p>
          </table:table-cell>
          <table:table-cell table:formula="of:=IF(AND([.H328]=[.H327];[.H32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28]&lt;&gt;&quot;&quot;;[.E328];[.K328])" office:value-type="float" office:value="1460" calcext:value-type="float">
            <text:p>1460</text:p>
          </table:table-cell>
          <table:table-cell table:style-name="ce18" table:formula="of:=[.M328]-[.N328]" office:value-type="float" office:value="40" calcext:value-type="float">
            <text:p>40</text:p>
          </table:table-cell>
          <table:table-cell table:number-columns-repeated="2"/>
          <table:table-cell office:value-type="float" office:value="524237509" calcext:value-type="float">
            <text:p>5242375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017757" calcext:value-type="float">
            <text:p>2128,017757</text:p>
          </table:table-cell>
          <table:table-cell table:style-name="ce37" table:formula="of:=IF([.H329]=&quot;&quot;;[.R329];&quot;&quot;)">
            <text:p/>
          </table:table-cell>
          <table:table-cell table:style-name="ce40" table:formula="of:=IF([.I329]=&quot;&quot;;[.S329];&quot;&quot;)">
            <text:p/>
          </table:table-cell>
          <table:table-cell table:style-name="ce37" table:formula="of:=IF([.J329]=&quot;&quot;;[.T329];&quot;&quot;)">
            <text:p/>
          </table:table-cell>
          <table:table-cell table:style-name="ce37" table:formula="of:=IF([.K329]=&quot;&quot;;[.U329];&quot;&quot;)">
            <text:p/>
          </table:table-cell>
          <table:table-cell table:formula="of:=IF(AND([.B329]=[.B328];[.D328]=[.D329];[.D328]&lt;&gt;&quot;&quot;;[.B328]&lt;&gt;&quot;&quot;);&quot;Retransmisión&quot;;&quot;&quot;)">
            <text:p/>
          </table:table-cell>
          <table:table-cell/>
          <table:table-cell table:style-name="ce37" table:formula="of:=IF([.R329]&gt;[.$R$648];[.R329];&quot;&quot;)" office:value-type="float" office:value="524238969" calcext:value-type="float">
            <text:p>5242389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29]&gt;[.$R$648];[.T329];&quot;&quot;)" office:value-type="float" office:value="229370" calcext:value-type="float">
            <text:p>229370</text:p>
          </table:table-cell>
          <table:table-cell table:style-name="ce37" table:formula="of:=IF([.R329]&gt;[.$R$648];[.U329];&quot;&quot;)" office:value-type="float" office:value="1460" calcext:value-type="float">
            <text:p>1460</text:p>
          </table:table-cell>
          <table:table-cell table:formula="of:=IF(AND([.H329]=[.H328];[.H32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29]&lt;&gt;&quot;&quot;;[.E329];[.K329])" office:value-type="float" office:value="1460" calcext:value-type="float">
            <text:p>1460</text:p>
          </table:table-cell>
          <table:table-cell table:style-name="ce18" table:formula="of:=[.M329]-[.N329]" office:value-type="float" office:value="40" calcext:value-type="float">
            <text:p>40</text:p>
          </table:table-cell>
          <table:table-cell table:number-columns-repeated="2"/>
          <table:table-cell office:value-type="float" office:value="524238969" calcext:value-type="float">
            <text:p>524238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017978" calcext:value-type="float">
            <text:p>2128,017978</text:p>
          </table:table-cell>
          <table:table-cell table:style-name="ce37" table:formula="of:=IF([.H330]=&quot;&quot;;[.R33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30]=&quot;&quot;;[.T330];&quot;&quot;)" office:value-type="float" office:value="524238969" calcext:value-type="float">
            <text:p>524238969</text:p>
          </table:table-cell>
          <table:table-cell table:style-name="ce37" table:formula="of:=IF([.K330]=&quot;&quot;;[.U330];&quot;&quot;)" office:value-type="float" office:value="0" calcext:value-type="float">
            <text:p>0</text:p>
          </table:table-cell>
          <table:table-cell table:formula="of:=IF(AND([.B330]=[.B329];[.D329]=[.D330];[.D329]&lt;&gt;&quot;&quot;;[.B329]&lt;&gt;&quot;&quot;);&quot;Retransmisión&quot;;&quot;&quot;)">
            <text:p/>
          </table:table-cell>
          <table:table-cell/>
          <table:table-cell table:style-name="ce37" table:formula="of:=IF([.R330]&gt;[.$R$648];[.R330];&quot;&quot;)">
            <text:p/>
          </table:table-cell>
          <table:table-cell table:style-name="ce37" table:formula="of:=IF([.R330]&gt;[.$R$648];[.S330];&quot;&quot;)">
            <text:p/>
          </table:table-cell>
          <table:table-cell table:style-name="ce37" table:formula="of:=IF([.R330]&gt;[.$R$648];[.T330];&quot;&quot;)">
            <text:p/>
          </table:table-cell>
          <table:table-cell table:style-name="ce37" table:formula="of:=IF([.R330]&gt;[.$R$648];[.U330];&quot;&quot;)">
            <text:p/>
          </table:table-cell>
          <table:table-cell table:formula="of:=IF(AND([.H330]=[.H329];[.H32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30]&lt;&gt;&quot;&quot;;[.E330];[.K330])" office:value-type="float" office:value="0" calcext:value-type="float">
            <text:p>0</text:p>
          </table:table-cell>
          <table:table-cell table:style-name="ce18" table:formula="of:=[.M330]-[.N33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8969" calcext:value-type="float">
            <text:p>5242389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018354" calcext:value-type="float">
            <text:p>2128,018354</text:p>
          </table:table-cell>
          <table:table-cell table:style-name="ce37" table:formula="of:=IF([.H331]=&quot;&quot;;[.R33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31]=&quot;&quot;;[.T331];&quot;&quot;)" office:value-type="float" office:value="524238969" calcext:value-type="float">
            <text:p>524238969</text:p>
          </table:table-cell>
          <table:table-cell table:style-name="ce37" table:formula="of:=IF([.K331]=&quot;&quot;;[.U331];&quot;&quot;)" office:value-type="float" office:value="0" calcext:value-type="float">
            <text:p>0</text:p>
          </table:table-cell>
          <table:table-cell table:formula="of:=IF(AND([.B331]=[.B330];[.D330]=[.D331];[.D330]&lt;&gt;&quot;&quot;;[.B33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331]&gt;[.$R$648];[.R331];&quot;&quot;)">
            <text:p/>
          </table:table-cell>
          <table:table-cell table:style-name="ce37" table:formula="of:=IF([.R331]&gt;[.$R$648];[.S331];&quot;&quot;)">
            <text:p/>
          </table:table-cell>
          <table:table-cell table:style-name="ce37" table:formula="of:=IF([.R331]&gt;[.$R$648];[.T331];&quot;&quot;)">
            <text:p/>
          </table:table-cell>
          <table:table-cell table:style-name="ce37" table:formula="of:=IF([.R331]&gt;[.$R$648];[.U331];&quot;&quot;)">
            <text:p/>
          </table:table-cell>
          <table:table-cell table:formula="of:=IF(AND([.H331]=[.H330];[.H33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31]&lt;&gt;&quot;&quot;;[.E331];[.K331])" office:value-type="float" office:value="0" calcext:value-type="float">
            <text:p>0</text:p>
          </table:table-cell>
          <table:table-cell table:style-name="ce18" table:formula="of:=[.M331]-[.N33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8969" calcext:value-type="float">
            <text:p>5242389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051315" calcext:value-type="float">
            <text:p>2128,051315</text:p>
          </table:table-cell>
          <table:table-cell table:style-name="ce37" table:formula="of:=IF([.H332]=&quot;&quot;;[.R33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32]=&quot;&quot;;[.T332];&quot;&quot;)" office:value-type="float" office:value="524240429" calcext:value-type="float">
            <text:p>524240429</text:p>
          </table:table-cell>
          <table:table-cell table:style-name="ce37" table:formula="of:=IF([.K332]=&quot;&quot;;[.U332];&quot;&quot;)" office:value-type="float" office:value="0" calcext:value-type="float">
            <text:p>0</text:p>
          </table:table-cell>
          <table:table-cell table:formula="of:=IF(AND([.B332]=[.B331];[.D331]=[.D332];[.D331]&lt;&gt;&quot;&quot;;[.B331]&lt;&gt;&quot;&quot;);&quot;Retransmisión&quot;;&quot;&quot;)">
            <text:p/>
          </table:table-cell>
          <table:table-cell/>
          <table:table-cell table:style-name="ce37" table:formula="of:=IF([.R332]&gt;[.$R$648];[.R332];&quot;&quot;)">
            <text:p/>
          </table:table-cell>
          <table:table-cell table:style-name="ce37" table:formula="of:=IF([.R332]&gt;[.$R$648];[.S332];&quot;&quot;)">
            <text:p/>
          </table:table-cell>
          <table:table-cell table:style-name="ce37" table:formula="of:=IF([.R332]&gt;[.$R$648];[.T332];&quot;&quot;)">
            <text:p/>
          </table:table-cell>
          <table:table-cell table:style-name="ce37" table:formula="of:=IF([.R332]&gt;[.$R$648];[.U332];&quot;&quot;)">
            <text:p/>
          </table:table-cell>
          <table:table-cell table:formula="of:=IF(AND([.H332]=[.H331];[.H33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32]&lt;&gt;&quot;&quot;;[.E332];[.K332])" office:value-type="float" office:value="0" calcext:value-type="float">
            <text:p>0</text:p>
          </table:table-cell>
          <table:table-cell table:style-name="ce18" table:formula="of:=[.M332]-[.N33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40429" calcext:value-type="float">
            <text:p>5242404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06765" calcext:value-type="float">
            <text:p>2128,06765</text:p>
          </table:table-cell>
          <table:table-cell table:style-name="ce37" table:formula="of:=IF([.H333]=&quot;&quot;;[.R333];&quot;&quot;)">
            <text:p/>
          </table:table-cell>
          <table:table-cell table:style-name="ce40" table:formula="of:=IF([.I333]=&quot;&quot;;[.S333];&quot;&quot;)">
            <text:p/>
          </table:table-cell>
          <table:table-cell table:style-name="ce37" table:formula="of:=IF([.J333]=&quot;&quot;;[.T333];&quot;&quot;)">
            <text:p/>
          </table:table-cell>
          <table:table-cell table:style-name="ce37" table:formula="of:=IF([.K333]=&quot;&quot;;[.U333];&quot;&quot;)">
            <text:p/>
          </table:table-cell>
          <table:table-cell table:formula="of:=IF(AND([.B333]=[.B332];[.D332]=[.D333];[.D332]&lt;&gt;&quot;&quot;;[.B332]&lt;&gt;&quot;&quot;);&quot;Retransmisión&quot;;&quot;&quot;)">
            <text:p/>
          </table:table-cell>
          <table:table-cell/>
          <table:table-cell table:style-name="ce37" table:formula="of:=IF([.R333]&gt;[.$R$648];[.R333];&quot;&quot;)" office:value-type="float" office:value="524240429" calcext:value-type="float">
            <text:p>5242404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33]&gt;[.$R$648];[.T333];&quot;&quot;)" office:value-type="float" office:value="229370" calcext:value-type="float">
            <text:p>229370</text:p>
          </table:table-cell>
          <table:table-cell table:style-name="ce37" table:formula="of:=IF([.R333]&gt;[.$R$648];[.U333];&quot;&quot;)" office:value-type="float" office:value="1460" calcext:value-type="float">
            <text:p>1460</text:p>
          </table:table-cell>
          <table:table-cell table:formula="of:=IF(AND([.H333]=[.H332];[.H33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33]&lt;&gt;&quot;&quot;;[.E333];[.K333])" office:value-type="float" office:value="1460" calcext:value-type="float">
            <text:p>1460</text:p>
          </table:table-cell>
          <table:table-cell table:style-name="ce18" table:formula="of:=[.M333]-[.N333]" office:value-type="float" office:value="40" calcext:value-type="float">
            <text:p>40</text:p>
          </table:table-cell>
          <table:table-cell table:number-columns-repeated="2"/>
          <table:table-cell office:value-type="float" office:value="524240429" calcext:value-type="float">
            <text:p>524240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07022" calcext:value-type="float">
            <text:p>2128,07022</text:p>
          </table:table-cell>
          <table:table-cell table:style-name="ce37" table:formula="of:=IF([.H334]=&quot;&quot;;[.R334];&quot;&quot;)">
            <text:p/>
          </table:table-cell>
          <table:table-cell table:style-name="ce40" table:formula="of:=IF([.I334]=&quot;&quot;;[.S334];&quot;&quot;)">
            <text:p/>
          </table:table-cell>
          <table:table-cell table:style-name="ce37" table:formula="of:=IF([.J334]=&quot;&quot;;[.T334];&quot;&quot;)">
            <text:p/>
          </table:table-cell>
          <table:table-cell table:style-name="ce37" table:formula="of:=IF([.K334]=&quot;&quot;;[.U334];&quot;&quot;)">
            <text:p/>
          </table:table-cell>
          <table:table-cell table:formula="of:=IF(AND([.B334]=[.B333];[.D333]=[.D334];[.D333]&lt;&gt;&quot;&quot;;[.B333]&lt;&gt;&quot;&quot;);&quot;Retransmisión&quot;;&quot;&quot;)">
            <text:p/>
          </table:table-cell>
          <table:table-cell/>
          <table:table-cell table:style-name="ce37" table:formula="of:=IF([.R334]&gt;[.$R$648];[.R334];&quot;&quot;)" office:value-type="float" office:value="524241889" calcext:value-type="float">
            <text:p>5242418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34]&gt;[.$R$648];[.T334];&quot;&quot;)" office:value-type="float" office:value="229370" calcext:value-type="float">
            <text:p>229370</text:p>
          </table:table-cell>
          <table:table-cell table:style-name="ce37" table:formula="of:=IF([.R334]&gt;[.$R$648];[.U334];&quot;&quot;)" office:value-type="float" office:value="1460" calcext:value-type="float">
            <text:p>1460</text:p>
          </table:table-cell>
          <table:table-cell table:formula="of:=IF(AND([.H334]=[.H333];[.H33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34]&lt;&gt;&quot;&quot;;[.E334];[.K334])" office:value-type="float" office:value="1460" calcext:value-type="float">
            <text:p>1460</text:p>
          </table:table-cell>
          <table:table-cell table:style-name="ce18" table:formula="of:=[.M334]-[.N334]" office:value-type="float" office:value="40" calcext:value-type="float">
            <text:p>40</text:p>
          </table:table-cell>
          <table:table-cell table:number-columns-repeated="2"/>
          <table:table-cell office:value-type="float" office:value="524241889" calcext:value-type="float">
            <text:p>524241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072019" calcext:value-type="float">
            <text:p>2128,072019</text:p>
          </table:table-cell>
          <table:table-cell table:style-name="ce37" table:formula="of:=IF([.H335]=&quot;&quot;;[.R335];&quot;&quot;)">
            <text:p/>
          </table:table-cell>
          <table:table-cell table:style-name="ce40" table:formula="of:=IF([.I335]=&quot;&quot;;[.S335];&quot;&quot;)">
            <text:p/>
          </table:table-cell>
          <table:table-cell table:style-name="ce37" table:formula="of:=IF([.J335]=&quot;&quot;;[.T335];&quot;&quot;)">
            <text:p/>
          </table:table-cell>
          <table:table-cell table:style-name="ce37" table:formula="of:=IF([.K335]=&quot;&quot;;[.U335];&quot;&quot;)">
            <text:p/>
          </table:table-cell>
          <table:table-cell table:formula="of:=IF(AND([.B335]=[.B334];[.D334]=[.D335];[.D334]&lt;&gt;&quot;&quot;;[.B334]&lt;&gt;&quot;&quot;);&quot;Retransmisión&quot;;&quot;&quot;)">
            <text:p/>
          </table:table-cell>
          <table:table-cell/>
          <table:table-cell table:style-name="ce37" table:formula="of:=IF([.R335]&gt;[.$R$648];[.R335];&quot;&quot;)" office:value-type="float" office:value="524243349" calcext:value-type="float">
            <text:p>5242433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35]&gt;[.$R$648];[.T335];&quot;&quot;)" office:value-type="float" office:value="229370" calcext:value-type="float">
            <text:p>229370</text:p>
          </table:table-cell>
          <table:table-cell table:style-name="ce37" table:formula="of:=IF([.R335]&gt;[.$R$648];[.U335];&quot;&quot;)" office:value-type="float" office:value="1460" calcext:value-type="float">
            <text:p>1460</text:p>
          </table:table-cell>
          <table:table-cell table:formula="of:=IF(AND([.H335]=[.H334];[.H33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35]&lt;&gt;&quot;&quot;;[.E335];[.K335])" office:value-type="float" office:value="1460" calcext:value-type="float">
            <text:p>1460</text:p>
          </table:table-cell>
          <table:table-cell table:style-name="ce18" table:formula="of:=[.M335]-[.N335]" office:value-type="float" office:value="40" calcext:value-type="float">
            <text:p>40</text:p>
          </table:table-cell>
          <table:table-cell table:number-columns-repeated="2"/>
          <table:table-cell office:value-type="float" office:value="524243349" calcext:value-type="float">
            <text:p>524243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073136" calcext:value-type="float">
            <text:p>2128,073136</text:p>
          </table:table-cell>
          <table:table-cell table:style-name="ce37" table:formula="of:=IF([.H336]=&quot;&quot;;[.R33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36]=&quot;&quot;;[.T336];&quot;&quot;)" office:value-type="float" office:value="524243349" calcext:value-type="float">
            <text:p>524243349</text:p>
          </table:table-cell>
          <table:table-cell table:style-name="ce37" table:formula="of:=IF([.K336]=&quot;&quot;;[.U336];&quot;&quot;)" office:value-type="float" office:value="0" calcext:value-type="float">
            <text:p>0</text:p>
          </table:table-cell>
          <table:table-cell table:formula="of:=IF(AND([.B336]=[.B335];[.D335]=[.D336];[.D335]&lt;&gt;&quot;&quot;;[.B335]&lt;&gt;&quot;&quot;);&quot;Retransmisión&quot;;&quot;&quot;)">
            <text:p/>
          </table:table-cell>
          <table:table-cell/>
          <table:table-cell table:style-name="ce37" table:formula="of:=IF([.R336]&gt;[.$R$648];[.R336];&quot;&quot;)">
            <text:p/>
          </table:table-cell>
          <table:table-cell table:style-name="ce37" table:formula="of:=IF([.R336]&gt;[.$R$648];[.S336];&quot;&quot;)">
            <text:p/>
          </table:table-cell>
          <table:table-cell table:style-name="ce37" table:formula="of:=IF([.R336]&gt;[.$R$648];[.T336];&quot;&quot;)">
            <text:p/>
          </table:table-cell>
          <table:table-cell table:style-name="ce37" table:formula="of:=IF([.R336]&gt;[.$R$648];[.U336];&quot;&quot;)">
            <text:p/>
          </table:table-cell>
          <table:table-cell table:formula="of:=IF(AND([.H336]=[.H335];[.H33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36]&lt;&gt;&quot;&quot;;[.E336];[.K336])" office:value-type="float" office:value="0" calcext:value-type="float">
            <text:p>0</text:p>
          </table:table-cell>
          <table:table-cell table:style-name="ce18" table:formula="of:=[.M336]-[.N33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43349" calcext:value-type="float">
            <text:p>524243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104846" calcext:value-type="float">
            <text:p>2128,104846</text:p>
          </table:table-cell>
          <table:table-cell table:style-name="ce37" table:formula="of:=IF([.H337]=&quot;&quot;;[.R33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37]=&quot;&quot;;[.T337];&quot;&quot;)" office:value-type="float" office:value="524244809" calcext:value-type="float">
            <text:p>524244809</text:p>
          </table:table-cell>
          <table:table-cell table:style-name="ce37" table:formula="of:=IF([.K337]=&quot;&quot;;[.U337];&quot;&quot;)" office:value-type="float" office:value="0" calcext:value-type="float">
            <text:p>0</text:p>
          </table:table-cell>
          <table:table-cell table:formula="of:=IF(AND([.B337]=[.B336];[.D336]=[.D337];[.D336]&lt;&gt;&quot;&quot;;[.B336]&lt;&gt;&quot;&quot;);&quot;Retransmisión&quot;;&quot;&quot;)">
            <text:p/>
          </table:table-cell>
          <table:table-cell/>
          <table:table-cell table:style-name="ce37" table:formula="of:=IF([.R337]&gt;[.$R$648];[.R337];&quot;&quot;)">
            <text:p/>
          </table:table-cell>
          <table:table-cell table:style-name="ce37" table:formula="of:=IF([.R337]&gt;[.$R$648];[.S337];&quot;&quot;)">
            <text:p/>
          </table:table-cell>
          <table:table-cell table:style-name="ce37" table:formula="of:=IF([.R337]&gt;[.$R$648];[.T337];&quot;&quot;)">
            <text:p/>
          </table:table-cell>
          <table:table-cell table:style-name="ce37" table:formula="of:=IF([.R337]&gt;[.$R$648];[.U337];&quot;&quot;)">
            <text:p/>
          </table:table-cell>
          <table:table-cell table:formula="of:=IF(AND([.H337]=[.H336];[.H33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37]&lt;&gt;&quot;&quot;;[.E337];[.K337])" office:value-type="float" office:value="0" calcext:value-type="float">
            <text:p>0</text:p>
          </table:table-cell>
          <table:table-cell table:style-name="ce18" table:formula="of:=[.M337]-[.N33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44809" calcext:value-type="float">
            <text:p>5242448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121739" calcext:value-type="float">
            <text:p>2128,121739</text:p>
          </table:table-cell>
          <table:table-cell table:style-name="ce37" table:formula="of:=IF([.H338]=&quot;&quot;;[.R338];&quot;&quot;)">
            <text:p/>
          </table:table-cell>
          <table:table-cell table:style-name="ce40" table:formula="of:=IF([.I338]=&quot;&quot;;[.S338];&quot;&quot;)">
            <text:p/>
          </table:table-cell>
          <table:table-cell table:style-name="ce37" table:formula="of:=IF([.J338]=&quot;&quot;;[.T338];&quot;&quot;)">
            <text:p/>
          </table:table-cell>
          <table:table-cell table:style-name="ce37" table:formula="of:=IF([.K338]=&quot;&quot;;[.U338];&quot;&quot;)">
            <text:p/>
          </table:table-cell>
          <table:table-cell table:formula="of:=IF(AND([.B338]=[.B337];[.D337]=[.D338];[.D337]&lt;&gt;&quot;&quot;;[.B337]&lt;&gt;&quot;&quot;);&quot;Retransmisión&quot;;&quot;&quot;)">
            <text:p/>
          </table:table-cell>
          <table:table-cell/>
          <table:table-cell table:style-name="ce37" table:formula="of:=IF([.R338]&gt;[.$R$648];[.R338];&quot;&quot;)" office:value-type="float" office:value="524244809" calcext:value-type="float">
            <text:p>5242448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38]&gt;[.$R$648];[.T338];&quot;&quot;)" office:value-type="float" office:value="229370" calcext:value-type="float">
            <text:p>229370</text:p>
          </table:table-cell>
          <table:table-cell table:style-name="ce37" table:formula="of:=IF([.R338]&gt;[.$R$648];[.U338];&quot;&quot;)" office:value-type="float" office:value="1460" calcext:value-type="float">
            <text:p>1460</text:p>
          </table:table-cell>
          <table:table-cell table:formula="of:=IF(AND([.H338]=[.H337];[.H33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38]&lt;&gt;&quot;&quot;;[.E338];[.K338])" office:value-type="float" office:value="1460" calcext:value-type="float">
            <text:p>1460</text:p>
          </table:table-cell>
          <table:table-cell table:style-name="ce18" table:formula="of:=[.M338]-[.N338]" office:value-type="float" office:value="40" calcext:value-type="float">
            <text:p>40</text:p>
          </table:table-cell>
          <table:table-cell table:number-columns-repeated="2"/>
          <table:table-cell office:value-type="float" office:value="524244809" calcext:value-type="float">
            <text:p>5242448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124374" calcext:value-type="float">
            <text:p>2128,124374</text:p>
          </table:table-cell>
          <table:table-cell table:style-name="ce37" table:formula="of:=IF([.H339]=&quot;&quot;;[.R339];&quot;&quot;)">
            <text:p/>
          </table:table-cell>
          <table:table-cell table:style-name="ce40" table:formula="of:=IF([.I339]=&quot;&quot;;[.S339];&quot;&quot;)">
            <text:p/>
          </table:table-cell>
          <table:table-cell table:style-name="ce37" table:formula="of:=IF([.J339]=&quot;&quot;;[.T339];&quot;&quot;)">
            <text:p/>
          </table:table-cell>
          <table:table-cell table:style-name="ce37" table:formula="of:=IF([.K339]=&quot;&quot;;[.U339];&quot;&quot;)">
            <text:p/>
          </table:table-cell>
          <table:table-cell table:formula="of:=IF(AND([.B339]=[.B338];[.D338]=[.D339];[.D338]&lt;&gt;&quot;&quot;;[.B338]&lt;&gt;&quot;&quot;);&quot;Retransmisión&quot;;&quot;&quot;)">
            <text:p/>
          </table:table-cell>
          <table:table-cell/>
          <table:table-cell table:style-name="ce37" table:formula="of:=IF([.R339]&gt;[.$R$648];[.R339];&quot;&quot;)" office:value-type="float" office:value="524246269" calcext:value-type="float">
            <text:p>5242462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39]&gt;[.$R$648];[.T339];&quot;&quot;)" office:value-type="float" office:value="229370" calcext:value-type="float">
            <text:p>229370</text:p>
          </table:table-cell>
          <table:table-cell table:style-name="ce37" table:formula="of:=IF([.R339]&gt;[.$R$648];[.U339];&quot;&quot;)" office:value-type="float" office:value="1460" calcext:value-type="float">
            <text:p>1460</text:p>
          </table:table-cell>
          <table:table-cell table:formula="of:=IF(AND([.H339]=[.H338];[.H33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39]&lt;&gt;&quot;&quot;;[.E339];[.K339])" office:value-type="float" office:value="1460" calcext:value-type="float">
            <text:p>1460</text:p>
          </table:table-cell>
          <table:table-cell table:style-name="ce18" table:formula="of:=[.M339]-[.N339]" office:value-type="float" office:value="40" calcext:value-type="float">
            <text:p>40</text:p>
          </table:table-cell>
          <table:table-cell table:number-columns-repeated="2"/>
          <table:table-cell office:value-type="float" office:value="524246269" calcext:value-type="float">
            <text:p>524246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126275" calcext:value-type="float">
            <text:p>2128,126275</text:p>
          </table:table-cell>
          <table:table-cell table:style-name="ce37" table:formula="of:=IF([.H340]=&quot;&quot;;[.R340];&quot;&quot;)">
            <text:p/>
          </table:table-cell>
          <table:table-cell table:style-name="ce40" table:formula="of:=IF([.I340]=&quot;&quot;;[.S340];&quot;&quot;)">
            <text:p/>
          </table:table-cell>
          <table:table-cell table:style-name="ce37" table:formula="of:=IF([.J340]=&quot;&quot;;[.T340];&quot;&quot;)">
            <text:p/>
          </table:table-cell>
          <table:table-cell table:style-name="ce37" table:formula="of:=IF([.K340]=&quot;&quot;;[.U340];&quot;&quot;)">
            <text:p/>
          </table:table-cell>
          <table:table-cell table:formula="of:=IF(AND([.B340]=[.B339];[.D339]=[.D340];[.D339]&lt;&gt;&quot;&quot;;[.B339]&lt;&gt;&quot;&quot;);&quot;Retransmisión&quot;;&quot;&quot;)">
            <text:p/>
          </table:table-cell>
          <table:table-cell/>
          <table:table-cell table:style-name="ce37" table:formula="of:=IF([.R340]&gt;[.$R$648];[.R340];&quot;&quot;)" office:value-type="float" office:value="524247729" calcext:value-type="float">
            <text:p>5242477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40]&gt;[.$R$648];[.T340];&quot;&quot;)" office:value-type="float" office:value="229370" calcext:value-type="float">
            <text:p>229370</text:p>
          </table:table-cell>
          <table:table-cell table:style-name="ce37" table:formula="of:=IF([.R340]&gt;[.$R$648];[.U340];&quot;&quot;)" office:value-type="float" office:value="1460" calcext:value-type="float">
            <text:p>1460</text:p>
          </table:table-cell>
          <table:table-cell table:formula="of:=IF(AND([.H340]=[.H339];[.H33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40]&lt;&gt;&quot;&quot;;[.E340];[.K340])" office:value-type="float" office:value="1460" calcext:value-type="float">
            <text:p>1460</text:p>
          </table:table-cell>
          <table:table-cell table:style-name="ce18" table:formula="of:=[.M340]-[.N340]" office:value-type="float" office:value="40" calcext:value-type="float">
            <text:p>40</text:p>
          </table:table-cell>
          <table:table-cell table:number-columns-repeated="2"/>
          <table:table-cell office:value-type="float" office:value="524247729" calcext:value-type="float">
            <text:p>524247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126495" calcext:value-type="float">
            <text:p>2128,126495</text:p>
          </table:table-cell>
          <table:table-cell table:style-name="ce37" table:formula="of:=IF([.H341]=&quot;&quot;;[.R34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41]=&quot;&quot;;[.T341];&quot;&quot;)" office:value-type="float" office:value="524247729" calcext:value-type="float">
            <text:p>524247729</text:p>
          </table:table-cell>
          <table:table-cell table:style-name="ce37" table:formula="of:=IF([.K341]=&quot;&quot;;[.U341];&quot;&quot;)" office:value-type="float" office:value="0" calcext:value-type="float">
            <text:p>0</text:p>
          </table:table-cell>
          <table:table-cell table:formula="of:=IF(AND([.B341]=[.B340];[.D340]=[.D341];[.D340]&lt;&gt;&quot;&quot;;[.B340]&lt;&gt;&quot;&quot;);&quot;Retransmisión&quot;;&quot;&quot;)">
            <text:p/>
          </table:table-cell>
          <table:table-cell/>
          <table:table-cell table:style-name="ce37" table:formula="of:=IF([.R341]&gt;[.$R$648];[.R341];&quot;&quot;)">
            <text:p/>
          </table:table-cell>
          <table:table-cell table:style-name="ce37" table:formula="of:=IF([.R341]&gt;[.$R$648];[.S341];&quot;&quot;)">
            <text:p/>
          </table:table-cell>
          <table:table-cell table:style-name="ce37" table:formula="of:=IF([.R341]&gt;[.$R$648];[.T341];&quot;&quot;)">
            <text:p/>
          </table:table-cell>
          <table:table-cell table:style-name="ce37" table:formula="of:=IF([.R341]&gt;[.$R$648];[.U341];&quot;&quot;)">
            <text:p/>
          </table:table-cell>
          <table:table-cell table:formula="of:=IF(AND([.H341]=[.H340];[.H34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41]&lt;&gt;&quot;&quot;;[.E341];[.K341])" office:value-type="float" office:value="0" calcext:value-type="float">
            <text:p>0</text:p>
          </table:table-cell>
          <table:table-cell table:style-name="ce18" table:formula="of:=[.M341]-[.N34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47729" calcext:value-type="float">
            <text:p>5242477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161891" calcext:value-type="float">
            <text:p>2128,161891</text:p>
          </table:table-cell>
          <table:table-cell table:style-name="ce37" table:formula="of:=IF([.H342]=&quot;&quot;;[.R34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42]=&quot;&quot;;[.T342];&quot;&quot;)" office:value-type="float" office:value="524249189" calcext:value-type="float">
            <text:p>524249189</text:p>
          </table:table-cell>
          <table:table-cell table:style-name="ce37" table:formula="of:=IF([.K342]=&quot;&quot;;[.U342];&quot;&quot;)" office:value-type="float" office:value="0" calcext:value-type="float">
            <text:p>0</text:p>
          </table:table-cell>
          <table:table-cell table:formula="of:=IF(AND([.B342]=[.B341];[.D341]=[.D342];[.D341]&lt;&gt;&quot;&quot;;[.B341]&lt;&gt;&quot;&quot;);&quot;Retransmisión&quot;;&quot;&quot;)">
            <text:p/>
          </table:table-cell>
          <table:table-cell/>
          <table:table-cell table:style-name="ce37" table:formula="of:=IF([.R342]&gt;[.$R$648];[.R342];&quot;&quot;)">
            <text:p/>
          </table:table-cell>
          <table:table-cell table:style-name="ce37" table:formula="of:=IF([.R342]&gt;[.$R$648];[.S342];&quot;&quot;)">
            <text:p/>
          </table:table-cell>
          <table:table-cell table:style-name="ce37" table:formula="of:=IF([.R342]&gt;[.$R$648];[.T342];&quot;&quot;)">
            <text:p/>
          </table:table-cell>
          <table:table-cell table:style-name="ce37" table:formula="of:=IF([.R342]&gt;[.$R$648];[.U342];&quot;&quot;)">
            <text:p/>
          </table:table-cell>
          <table:table-cell table:formula="of:=IF(AND([.H342]=[.H341];[.H34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42]&lt;&gt;&quot;&quot;;[.E342];[.K342])" office:value-type="float" office:value="0" calcext:value-type="float">
            <text:p>0</text:p>
          </table:table-cell>
          <table:table-cell table:style-name="ce18" table:formula="of:=[.M342]-[.N34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49189" calcext:value-type="float">
            <text:p>524249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175802" calcext:value-type="float">
            <text:p>2128,175802</text:p>
          </table:table-cell>
          <table:table-cell table:style-name="ce37" table:formula="of:=IF([.H343]=&quot;&quot;;[.R343];&quot;&quot;)">
            <text:p/>
          </table:table-cell>
          <table:table-cell table:style-name="ce40" table:formula="of:=IF([.I343]=&quot;&quot;;[.S343];&quot;&quot;)">
            <text:p/>
          </table:table-cell>
          <table:table-cell table:style-name="ce37" table:formula="of:=IF([.J343]=&quot;&quot;;[.T343];&quot;&quot;)">
            <text:p/>
          </table:table-cell>
          <table:table-cell table:style-name="ce37" table:formula="of:=IF([.K343]=&quot;&quot;;[.U343];&quot;&quot;)">
            <text:p/>
          </table:table-cell>
          <table:table-cell table:formula="of:=IF(AND([.B343]=[.B342];[.D342]=[.D343];[.D342]&lt;&gt;&quot;&quot;;[.B342]&lt;&gt;&quot;&quot;);&quot;Retransmisión&quot;;&quot;&quot;)">
            <text:p/>
          </table:table-cell>
          <table:table-cell/>
          <table:table-cell table:style-name="ce37" table:formula="of:=IF([.R343]&gt;[.$R$648];[.R343];&quot;&quot;)" office:value-type="float" office:value="524249189" calcext:value-type="float">
            <text:p>52424918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343]&gt;[.$R$648];[.T343];&quot;&quot;)" office:value-type="float" office:value="229370" calcext:value-type="float">
            <text:p>229370</text:p>
          </table:table-cell>
          <table:table-cell table:style-name="ce37" table:formula="of:=IF([.R343]&gt;[.$R$648];[.U343];&quot;&quot;)" office:value-type="float" office:value="1460" calcext:value-type="float">
            <text:p>1460</text:p>
          </table:table-cell>
          <table:table-cell table:formula="of:=IF(AND([.H343]=[.H342];[.H34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43]&lt;&gt;&quot;&quot;;[.E343];[.K343])" office:value-type="float" office:value="1460" calcext:value-type="float">
            <text:p>1460</text:p>
          </table:table-cell>
          <table:table-cell table:style-name="ce18" table:formula="of:=[.M343]-[.N343]" office:value-type="float" office:value="40" calcext:value-type="float">
            <text:p>40</text:p>
          </table:table-cell>
          <table:table-cell table:number-columns-repeated="2"/>
          <table:table-cell office:value-type="float" office:value="524249189" calcext:value-type="float">
            <text:p>5242491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177608" calcext:value-type="float">
            <text:p>2128,177608</text:p>
          </table:table-cell>
          <table:table-cell table:style-name="ce37" table:formula="of:=IF([.H344]=&quot;&quot;;[.R344];&quot;&quot;)">
            <text:p/>
          </table:table-cell>
          <table:table-cell table:style-name="ce40" table:formula="of:=IF([.I344]=&quot;&quot;;[.S344];&quot;&quot;)">
            <text:p/>
          </table:table-cell>
          <table:table-cell table:style-name="ce37" table:formula="of:=IF([.J344]=&quot;&quot;;[.T344];&quot;&quot;)">
            <text:p/>
          </table:table-cell>
          <table:table-cell table:style-name="ce37" table:formula="of:=IF([.K344]=&quot;&quot;;[.U344];&quot;&quot;)">
            <text:p/>
          </table:table-cell>
          <table:table-cell table:formula="of:=IF(AND([.B344]=[.B343];[.D343]=[.D344];[.D343]&lt;&gt;&quot;&quot;;[.B343]&lt;&gt;&quot;&quot;);&quot;Retransmisión&quot;;&quot;&quot;)">
            <text:p/>
          </table:table-cell>
          <table:table-cell/>
          <table:table-cell table:style-name="ce37" table:formula="of:=IF([.R344]&gt;[.$R$648];[.R344];&quot;&quot;)" office:value-type="float" office:value="524250649" calcext:value-type="float">
            <text:p>5242506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44]&gt;[.$R$648];[.T344];&quot;&quot;)" office:value-type="float" office:value="229370" calcext:value-type="float">
            <text:p>229370</text:p>
          </table:table-cell>
          <table:table-cell table:style-name="ce37" table:formula="of:=IF([.R344]&gt;[.$R$648];[.U344];&quot;&quot;)" office:value-type="float" office:value="1460" calcext:value-type="float">
            <text:p>1460</text:p>
          </table:table-cell>
          <table:table-cell table:formula="of:=IF(AND([.H344]=[.H343];[.H34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44]&lt;&gt;&quot;&quot;;[.E344];[.K344])" office:value-type="float" office:value="1460" calcext:value-type="float">
            <text:p>1460</text:p>
          </table:table-cell>
          <table:table-cell table:style-name="ce18" table:formula="of:=[.M344]-[.N344]" office:value-type="float" office:value="40" calcext:value-type="float">
            <text:p>40</text:p>
          </table:table-cell>
          <table:table-cell table:number-columns-repeated="2"/>
          <table:table-cell office:value-type="float" office:value="524250649" calcext:value-type="float">
            <text:p>524250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178957" calcext:value-type="float">
            <text:p>2128,178957</text:p>
          </table:table-cell>
          <table:table-cell table:style-name="ce37" table:formula="of:=IF([.H345]=&quot;&quot;;[.R34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45]=&quot;&quot;;[.T345];&quot;&quot;)" office:value-type="float" office:value="524252109" calcext:value-type="float">
            <text:p>524252109</text:p>
          </table:table-cell>
          <table:table-cell table:style-name="ce37" table:formula="of:=IF([.K345]=&quot;&quot;;[.U345];&quot;&quot;)" office:value-type="float" office:value="0" calcext:value-type="float">
            <text:p>0</text:p>
          </table:table-cell>
          <table:table-cell table:formula="of:=IF(AND([.B345]=[.B344];[.D344]=[.D345];[.D344]&lt;&gt;&quot;&quot;;[.B344]&lt;&gt;&quot;&quot;);&quot;Retransmisión&quot;;&quot;&quot;)">
            <text:p/>
          </table:table-cell>
          <table:table-cell/>
          <table:table-cell table:style-name="ce37" table:formula="of:=IF([.R345]&gt;[.$R$648];[.R345];&quot;&quot;)">
            <text:p/>
          </table:table-cell>
          <table:table-cell table:style-name="ce37" table:formula="of:=IF([.R345]&gt;[.$R$648];[.S345];&quot;&quot;)">
            <text:p/>
          </table:table-cell>
          <table:table-cell table:style-name="ce37" table:formula="of:=IF([.R345]&gt;[.$R$648];[.T345];&quot;&quot;)">
            <text:p/>
          </table:table-cell>
          <table:table-cell table:style-name="ce37" table:formula="of:=IF([.R345]&gt;[.$R$648];[.U345];&quot;&quot;)">
            <text:p/>
          </table:table-cell>
          <table:table-cell table:formula="of:=IF(AND([.H345]=[.H344];[.H34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45]&lt;&gt;&quot;&quot;;[.E345];[.K345])" office:value-type="float" office:value="0" calcext:value-type="float">
            <text:p>0</text:p>
          </table:table-cell>
          <table:table-cell table:style-name="ce18" table:formula="of:=[.M345]-[.N34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2109" calcext:value-type="float">
            <text:p>5242521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21558" calcext:value-type="float">
            <text:p>2128,21558</text:p>
          </table:table-cell>
          <table:table-cell table:style-name="ce37" table:formula="of:=IF([.H346]=&quot;&quot;;[.R34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46]=&quot;&quot;;[.T346];&quot;&quot;)" office:value-type="float" office:value="524252109" calcext:value-type="float">
            <text:p>524252109</text:p>
          </table:table-cell>
          <table:table-cell table:style-name="ce37" table:formula="of:=IF([.K346]=&quot;&quot;;[.U346];&quot;&quot;)" office:value-type="float" office:value="0" calcext:value-type="float">
            <text:p>0</text:p>
          </table:table-cell>
          <table:table-cell table:formula="of:=IF(AND([.B346]=[.B345];[.D345]=[.D346];[.D345]&lt;&gt;&quot;&quot;;[.B34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346]&gt;[.$R$648];[.R346];&quot;&quot;)">
            <text:p/>
          </table:table-cell>
          <table:table-cell table:style-name="ce37" table:formula="of:=IF([.R346]&gt;[.$R$648];[.S346];&quot;&quot;)">
            <text:p/>
          </table:table-cell>
          <table:table-cell table:style-name="ce37" table:formula="of:=IF([.R346]&gt;[.$R$648];[.T346];&quot;&quot;)">
            <text:p/>
          </table:table-cell>
          <table:table-cell table:style-name="ce37" table:formula="of:=IF([.R346]&gt;[.$R$648];[.U346];&quot;&quot;)">
            <text:p/>
          </table:table-cell>
          <table:table-cell table:formula="of:=IF(AND([.H346]=[.H345];[.H34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46]&lt;&gt;&quot;&quot;;[.E346];[.K346])" office:value-type="float" office:value="0" calcext:value-type="float">
            <text:p>0</text:p>
          </table:table-cell>
          <table:table-cell table:style-name="ce18" table:formula="of:=[.M346]-[.N34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2109" calcext:value-type="float">
            <text:p>5242521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23314" calcext:value-type="float">
            <text:p>2128,23314</text:p>
          </table:table-cell>
          <table:table-cell table:style-name="ce37" table:formula="of:=IF([.H347]=&quot;&quot;;[.R347];&quot;&quot;)">
            <text:p/>
          </table:table-cell>
          <table:table-cell table:style-name="ce40" table:formula="of:=IF([.I347]=&quot;&quot;;[.S347];&quot;&quot;)">
            <text:p/>
          </table:table-cell>
          <table:table-cell table:style-name="ce37" table:formula="of:=IF([.J347]=&quot;&quot;;[.T347];&quot;&quot;)">
            <text:p/>
          </table:table-cell>
          <table:table-cell table:style-name="ce37" table:formula="of:=IF([.K347]=&quot;&quot;;[.U347];&quot;&quot;)">
            <text:p/>
          </table:table-cell>
          <table:table-cell table:formula="of:=IF(AND([.B347]=[.B346];[.D346]=[.D347];[.D346]&lt;&gt;&quot;&quot;;[.B346]&lt;&gt;&quot;&quot;);&quot;Retransmisión&quot;;&quot;&quot;)">
            <text:p/>
          </table:table-cell>
          <table:table-cell/>
          <table:table-cell table:style-name="ce37" table:formula="of:=IF([.R347]&gt;[.$R$648];[.R347];&quot;&quot;)" office:value-type="float" office:value="524252109" calcext:value-type="float">
            <text:p>5242521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47]&gt;[.$R$648];[.T347];&quot;&quot;)" office:value-type="float" office:value="229370" calcext:value-type="float">
            <text:p>229370</text:p>
          </table:table-cell>
          <table:table-cell table:style-name="ce37" table:formula="of:=IF([.R347]&gt;[.$R$648];[.U347];&quot;&quot;)" office:value-type="float" office:value="1460" calcext:value-type="float">
            <text:p>1460</text:p>
          </table:table-cell>
          <table:table-cell table:formula="of:=IF(AND([.H347]=[.H346];[.H34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47]&lt;&gt;&quot;&quot;;[.E347];[.K347])" office:value-type="float" office:value="1460" calcext:value-type="float">
            <text:p>1460</text:p>
          </table:table-cell>
          <table:table-cell table:style-name="ce18" table:formula="of:=[.M347]-[.N347]" office:value-type="float" office:value="40" calcext:value-type="float">
            <text:p>40</text:p>
          </table:table-cell>
          <table:table-cell table:number-columns-repeated="2"/>
          <table:table-cell office:value-type="float" office:value="524252109" calcext:value-type="float">
            <text:p>524252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235691" calcext:value-type="float">
            <text:p>2128,235691</text:p>
          </table:table-cell>
          <table:table-cell table:style-name="ce37" table:formula="of:=IF([.H348]=&quot;&quot;;[.R348];&quot;&quot;)">
            <text:p/>
          </table:table-cell>
          <table:table-cell table:style-name="ce40" table:formula="of:=IF([.I348]=&quot;&quot;;[.S348];&quot;&quot;)">
            <text:p/>
          </table:table-cell>
          <table:table-cell table:style-name="ce37" table:formula="of:=IF([.J348]=&quot;&quot;;[.T348];&quot;&quot;)">
            <text:p/>
          </table:table-cell>
          <table:table-cell table:style-name="ce37" table:formula="of:=IF([.K348]=&quot;&quot;;[.U348];&quot;&quot;)">
            <text:p/>
          </table:table-cell>
          <table:table-cell table:formula="of:=IF(AND([.B348]=[.B347];[.D347]=[.D348];[.D347]&lt;&gt;&quot;&quot;;[.B347]&lt;&gt;&quot;&quot;);&quot;Retransmisión&quot;;&quot;&quot;)">
            <text:p/>
          </table:table-cell>
          <table:table-cell/>
          <table:table-cell table:style-name="ce37" table:formula="of:=IF([.R348]&gt;[.$R$648];[.R348];&quot;&quot;)" office:value-type="float" office:value="524253569" calcext:value-type="float">
            <text:p>5242535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48]&gt;[.$R$648];[.T348];&quot;&quot;)" office:value-type="float" office:value="229370" calcext:value-type="float">
            <text:p>229370</text:p>
          </table:table-cell>
          <table:table-cell table:style-name="ce37" table:formula="of:=IF([.R348]&gt;[.$R$648];[.U348];&quot;&quot;)" office:value-type="float" office:value="1460" calcext:value-type="float">
            <text:p>1460</text:p>
          </table:table-cell>
          <table:table-cell table:formula="of:=IF(AND([.H348]=[.H347];[.H34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48]&lt;&gt;&quot;&quot;;[.E348];[.K348])" office:value-type="float" office:value="1460" calcext:value-type="float">
            <text:p>1460</text:p>
          </table:table-cell>
          <table:table-cell table:style-name="ce18" table:formula="of:=[.M348]-[.N348]" office:value-type="float" office:value="40" calcext:value-type="float">
            <text:p>40</text:p>
          </table:table-cell>
          <table:table-cell table:number-columns-repeated="2"/>
          <table:table-cell office:value-type="float" office:value="524253569" calcext:value-type="float">
            <text:p>524253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237491" calcext:value-type="float">
            <text:p>2128,237491</text:p>
          </table:table-cell>
          <table:table-cell table:style-name="ce37" table:formula="of:=IF([.H349]=&quot;&quot;;[.R349];&quot;&quot;)">
            <text:p/>
          </table:table-cell>
          <table:table-cell table:style-name="ce40" table:formula="of:=IF([.I349]=&quot;&quot;;[.S349];&quot;&quot;)">
            <text:p/>
          </table:table-cell>
          <table:table-cell table:style-name="ce37" table:formula="of:=IF([.J349]=&quot;&quot;;[.T349];&quot;&quot;)">
            <text:p/>
          </table:table-cell>
          <table:table-cell table:style-name="ce37" table:formula="of:=IF([.K349]=&quot;&quot;;[.U349];&quot;&quot;)">
            <text:p/>
          </table:table-cell>
          <table:table-cell table:formula="of:=IF(AND([.B349]=[.B348];[.D348]=[.D349];[.D348]&lt;&gt;&quot;&quot;;[.B348]&lt;&gt;&quot;&quot;);&quot;Retransmisión&quot;;&quot;&quot;)">
            <text:p/>
          </table:table-cell>
          <table:table-cell/>
          <table:table-cell table:style-name="ce37" table:formula="of:=IF([.R349]&gt;[.$R$648];[.R349];&quot;&quot;)" office:value-type="float" office:value="524255029" calcext:value-type="float">
            <text:p>5242550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49]&gt;[.$R$648];[.T349];&quot;&quot;)" office:value-type="float" office:value="229370" calcext:value-type="float">
            <text:p>229370</text:p>
          </table:table-cell>
          <table:table-cell table:style-name="ce37" table:formula="of:=IF([.R349]&gt;[.$R$648];[.U349];&quot;&quot;)" office:value-type="float" office:value="1460" calcext:value-type="float">
            <text:p>1460</text:p>
          </table:table-cell>
          <table:table-cell table:formula="of:=IF(AND([.H349]=[.H348];[.H34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49]&lt;&gt;&quot;&quot;;[.E349];[.K349])" office:value-type="float" office:value="1460" calcext:value-type="float">
            <text:p>1460</text:p>
          </table:table-cell>
          <table:table-cell table:style-name="ce18" table:formula="of:=[.M349]-[.N349]" office:value-type="float" office:value="40" calcext:value-type="float">
            <text:p>40</text:p>
          </table:table-cell>
          <table:table-cell table:number-columns-repeated="2"/>
          <table:table-cell office:value-type="float" office:value="524255029" calcext:value-type="float">
            <text:p>5242550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238631" calcext:value-type="float">
            <text:p>2128,238631</text:p>
          </table:table-cell>
          <table:table-cell table:style-name="ce37" table:formula="of:=IF([.H350]=&quot;&quot;;[.R35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50]=&quot;&quot;;[.T350];&quot;&quot;)" office:value-type="float" office:value="524255029" calcext:value-type="float">
            <text:p>524255029</text:p>
          </table:table-cell>
          <table:table-cell table:style-name="ce37" table:formula="of:=IF([.K350]=&quot;&quot;;[.U350];&quot;&quot;)" office:value-type="float" office:value="0" calcext:value-type="float">
            <text:p>0</text:p>
          </table:table-cell>
          <table:table-cell table:formula="of:=IF(AND([.B350]=[.B349];[.D349]=[.D350];[.D349]&lt;&gt;&quot;&quot;;[.B349]&lt;&gt;&quot;&quot;);&quot;Retransmisión&quot;;&quot;&quot;)">
            <text:p/>
          </table:table-cell>
          <table:table-cell/>
          <table:table-cell table:style-name="ce37" table:formula="of:=IF([.R350]&gt;[.$R$648];[.R350];&quot;&quot;)">
            <text:p/>
          </table:table-cell>
          <table:table-cell table:style-name="ce37" table:formula="of:=IF([.R350]&gt;[.$R$648];[.S350];&quot;&quot;)">
            <text:p/>
          </table:table-cell>
          <table:table-cell table:style-name="ce37" table:formula="of:=IF([.R350]&gt;[.$R$648];[.T350];&quot;&quot;)">
            <text:p/>
          </table:table-cell>
          <table:table-cell table:style-name="ce37" table:formula="of:=IF([.R350]&gt;[.$R$648];[.U350];&quot;&quot;)">
            <text:p/>
          </table:table-cell>
          <table:table-cell table:formula="of:=IF(AND([.H350]=[.H349];[.H34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50]&lt;&gt;&quot;&quot;;[.E350];[.K350])" office:value-type="float" office:value="0" calcext:value-type="float">
            <text:p>0</text:p>
          </table:table-cell>
          <table:table-cell table:style-name="ce18" table:formula="of:=[.M350]-[.N35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5029" calcext:value-type="float">
            <text:p>5242550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270798" calcext:value-type="float">
            <text:p>2128,270798</text:p>
          </table:table-cell>
          <table:table-cell table:style-name="ce37" table:formula="of:=IF([.H351]=&quot;&quot;;[.R35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51]=&quot;&quot;;[.T351];&quot;&quot;)" office:value-type="float" office:value="524256489" calcext:value-type="float">
            <text:p>524256489</text:p>
          </table:table-cell>
          <table:table-cell table:style-name="ce37" table:formula="of:=IF([.K351]=&quot;&quot;;[.U351];&quot;&quot;)" office:value-type="float" office:value="0" calcext:value-type="float">
            <text:p>0</text:p>
          </table:table-cell>
          <table:table-cell table:formula="of:=IF(AND([.B351]=[.B350];[.D350]=[.D351];[.D350]&lt;&gt;&quot;&quot;;[.B350]&lt;&gt;&quot;&quot;);&quot;Retransmisión&quot;;&quot;&quot;)">
            <text:p/>
          </table:table-cell>
          <table:table-cell/>
          <table:table-cell table:style-name="ce37" table:formula="of:=IF([.R351]&gt;[.$R$648];[.R351];&quot;&quot;)">
            <text:p/>
          </table:table-cell>
          <table:table-cell table:style-name="ce37" table:formula="of:=IF([.R351]&gt;[.$R$648];[.S351];&quot;&quot;)">
            <text:p/>
          </table:table-cell>
          <table:table-cell table:style-name="ce37" table:formula="of:=IF([.R351]&gt;[.$R$648];[.T351];&quot;&quot;)">
            <text:p/>
          </table:table-cell>
          <table:table-cell table:style-name="ce37" table:formula="of:=IF([.R351]&gt;[.$R$648];[.U351];&quot;&quot;)">
            <text:p/>
          </table:table-cell>
          <table:table-cell table:formula="of:=IF(AND([.H351]=[.H350];[.H35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51]&lt;&gt;&quot;&quot;;[.E351];[.K351])" office:value-type="float" office:value="0" calcext:value-type="float">
            <text:p>0</text:p>
          </table:table-cell>
          <table:table-cell table:style-name="ce18" table:formula="of:=[.M351]-[.N35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6489" calcext:value-type="float">
            <text:p>5242564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286358" calcext:value-type="float">
            <text:p>2128,286358</text:p>
          </table:table-cell>
          <table:table-cell table:style-name="ce37" table:formula="of:=IF([.H352]=&quot;&quot;;[.R352];&quot;&quot;)">
            <text:p/>
          </table:table-cell>
          <table:table-cell table:style-name="ce40" table:formula="of:=IF([.I352]=&quot;&quot;;[.S352];&quot;&quot;)">
            <text:p/>
          </table:table-cell>
          <table:table-cell table:style-name="ce37" table:formula="of:=IF([.J352]=&quot;&quot;;[.T352];&quot;&quot;)">
            <text:p/>
          </table:table-cell>
          <table:table-cell table:style-name="ce37" table:formula="of:=IF([.K352]=&quot;&quot;;[.U352];&quot;&quot;)">
            <text:p/>
          </table:table-cell>
          <table:table-cell table:formula="of:=IF(AND([.B352]=[.B351];[.D351]=[.D352];[.D351]&lt;&gt;&quot;&quot;;[.B351]&lt;&gt;&quot;&quot;);&quot;Retransmisión&quot;;&quot;&quot;)">
            <text:p/>
          </table:table-cell>
          <table:table-cell/>
          <table:table-cell table:style-name="ce37" table:formula="of:=IF([.R352]&gt;[.$R$648];[.R352];&quot;&quot;)" office:value-type="float" office:value="524256489" calcext:value-type="float">
            <text:p>5242564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52]&gt;[.$R$648];[.T352];&quot;&quot;)" office:value-type="float" office:value="229370" calcext:value-type="float">
            <text:p>229370</text:p>
          </table:table-cell>
          <table:table-cell table:style-name="ce37" table:formula="of:=IF([.R352]&gt;[.$R$648];[.U352];&quot;&quot;)" office:value-type="float" office:value="1460" calcext:value-type="float">
            <text:p>1460</text:p>
          </table:table-cell>
          <table:table-cell table:formula="of:=IF(AND([.H352]=[.H351];[.H35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52]&lt;&gt;&quot;&quot;;[.E352];[.K352])" office:value-type="float" office:value="1460" calcext:value-type="float">
            <text:p>1460</text:p>
          </table:table-cell>
          <table:table-cell table:style-name="ce18" table:formula="of:=[.M352]-[.N352]" office:value-type="float" office:value="40" calcext:value-type="float">
            <text:p>40</text:p>
          </table:table-cell>
          <table:table-cell table:number-columns-repeated="2"/>
          <table:table-cell office:value-type="float" office:value="524256489" calcext:value-type="float">
            <text:p>524256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288895" calcext:value-type="float">
            <text:p>2128,288895</text:p>
          </table:table-cell>
          <table:table-cell table:style-name="ce37" table:formula="of:=IF([.H353]=&quot;&quot;;[.R353];&quot;&quot;)">
            <text:p/>
          </table:table-cell>
          <table:table-cell table:style-name="ce40" table:formula="of:=IF([.I353]=&quot;&quot;;[.S353];&quot;&quot;)">
            <text:p/>
          </table:table-cell>
          <table:table-cell table:style-name="ce37" table:formula="of:=IF([.J353]=&quot;&quot;;[.T353];&quot;&quot;)">
            <text:p/>
          </table:table-cell>
          <table:table-cell table:style-name="ce37" table:formula="of:=IF([.K353]=&quot;&quot;;[.U353];&quot;&quot;)">
            <text:p/>
          </table:table-cell>
          <table:table-cell table:formula="of:=IF(AND([.B353]=[.B352];[.D352]=[.D353];[.D352]&lt;&gt;&quot;&quot;;[.B352]&lt;&gt;&quot;&quot;);&quot;Retransmisión&quot;;&quot;&quot;)">
            <text:p/>
          </table:table-cell>
          <table:table-cell/>
          <table:table-cell table:style-name="ce37" table:formula="of:=IF([.R353]&gt;[.$R$648];[.R353];&quot;&quot;)" office:value-type="float" office:value="524257949" calcext:value-type="float">
            <text:p>5242579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53]&gt;[.$R$648];[.T353];&quot;&quot;)" office:value-type="float" office:value="229370" calcext:value-type="float">
            <text:p>229370</text:p>
          </table:table-cell>
          <table:table-cell table:style-name="ce37" table:formula="of:=IF([.R353]&gt;[.$R$648];[.U353];&quot;&quot;)" office:value-type="float" office:value="1460" calcext:value-type="float">
            <text:p>1460</text:p>
          </table:table-cell>
          <table:table-cell table:formula="of:=IF(AND([.H353]=[.H352];[.H35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53]&lt;&gt;&quot;&quot;;[.E353];[.K353])" office:value-type="float" office:value="1460" calcext:value-type="float">
            <text:p>1460</text:p>
          </table:table-cell>
          <table:table-cell table:style-name="ce18" table:formula="of:=[.M353]-[.N353]" office:value-type="float" office:value="40" calcext:value-type="float">
            <text:p>40</text:p>
          </table:table-cell>
          <table:table-cell table:number-columns-repeated="2"/>
          <table:table-cell office:value-type="float" office:value="524257949" calcext:value-type="float">
            <text:p>524257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290819" calcext:value-type="float">
            <text:p>2128,290819</text:p>
          </table:table-cell>
          <table:table-cell table:style-name="ce37" table:formula="of:=IF([.H354]=&quot;&quot;;[.R354];&quot;&quot;)">
            <text:p/>
          </table:table-cell>
          <table:table-cell table:style-name="ce40" table:formula="of:=IF([.I354]=&quot;&quot;;[.S354];&quot;&quot;)">
            <text:p/>
          </table:table-cell>
          <table:table-cell table:style-name="ce37" table:formula="of:=IF([.J354]=&quot;&quot;;[.T354];&quot;&quot;)">
            <text:p/>
          </table:table-cell>
          <table:table-cell table:style-name="ce37" table:formula="of:=IF([.K354]=&quot;&quot;;[.U354];&quot;&quot;)">
            <text:p/>
          </table:table-cell>
          <table:table-cell table:formula="of:=IF(AND([.B354]=[.B353];[.D353]=[.D354];[.D353]&lt;&gt;&quot;&quot;;[.B353]&lt;&gt;&quot;&quot;);&quot;Retransmisión&quot;;&quot;&quot;)">
            <text:p/>
          </table:table-cell>
          <table:table-cell/>
          <table:table-cell table:style-name="ce37" table:formula="of:=IF([.R354]&gt;[.$R$648];[.R354];&quot;&quot;)" office:value-type="float" office:value="524259409" calcext:value-type="float">
            <text:p>5242594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54]&gt;[.$R$648];[.T354];&quot;&quot;)" office:value-type="float" office:value="229370" calcext:value-type="float">
            <text:p>229370</text:p>
          </table:table-cell>
          <table:table-cell table:style-name="ce37" table:formula="of:=IF([.R354]&gt;[.$R$648];[.U354];&quot;&quot;)" office:value-type="float" office:value="1460" calcext:value-type="float">
            <text:p>1460</text:p>
          </table:table-cell>
          <table:table-cell table:formula="of:=IF(AND([.H354]=[.H353];[.H35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54]&lt;&gt;&quot;&quot;;[.E354];[.K354])" office:value-type="float" office:value="1460" calcext:value-type="float">
            <text:p>1460</text:p>
          </table:table-cell>
          <table:table-cell table:style-name="ce18" table:formula="of:=[.M354]-[.N354]" office:value-type="float" office:value="40" calcext:value-type="float">
            <text:p>40</text:p>
          </table:table-cell>
          <table:table-cell table:number-columns-repeated="2"/>
          <table:table-cell office:value-type="float" office:value="524259409" calcext:value-type="float">
            <text:p>524259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291996" calcext:value-type="float">
            <text:p>2128,291996</text:p>
          </table:table-cell>
          <table:table-cell table:style-name="ce37" table:formula="of:=IF([.H355]=&quot;&quot;;[.R35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55]=&quot;&quot;;[.T355];&quot;&quot;)" office:value-type="float" office:value="524259409" calcext:value-type="float">
            <text:p>524259409</text:p>
          </table:table-cell>
          <table:table-cell table:style-name="ce37" table:formula="of:=IF([.K355]=&quot;&quot;;[.U355];&quot;&quot;)" office:value-type="float" office:value="0" calcext:value-type="float">
            <text:p>0</text:p>
          </table:table-cell>
          <table:table-cell table:formula="of:=IF(AND([.B355]=[.B354];[.D354]=[.D355];[.D354]&lt;&gt;&quot;&quot;;[.B354]&lt;&gt;&quot;&quot;);&quot;Retransmisión&quot;;&quot;&quot;)">
            <text:p/>
          </table:table-cell>
          <table:table-cell/>
          <table:table-cell table:style-name="ce37" table:formula="of:=IF([.R355]&gt;[.$R$648];[.R355];&quot;&quot;)">
            <text:p/>
          </table:table-cell>
          <table:table-cell table:style-name="ce37" table:formula="of:=IF([.R355]&gt;[.$R$648];[.S355];&quot;&quot;)">
            <text:p/>
          </table:table-cell>
          <table:table-cell table:style-name="ce37" table:formula="of:=IF([.R355]&gt;[.$R$648];[.T355];&quot;&quot;)">
            <text:p/>
          </table:table-cell>
          <table:table-cell table:style-name="ce37" table:formula="of:=IF([.R355]&gt;[.$R$648];[.U355];&quot;&quot;)">
            <text:p/>
          </table:table-cell>
          <table:table-cell table:formula="of:=IF(AND([.H355]=[.H354];[.H35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55]&lt;&gt;&quot;&quot;;[.E355];[.K355])" office:value-type="float" office:value="0" calcext:value-type="float">
            <text:p>0</text:p>
          </table:table-cell>
          <table:table-cell table:style-name="ce18" table:formula="of:=[.M355]-[.N35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9409" calcext:value-type="float">
            <text:p>5242594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293015" calcext:value-type="float">
            <text:p>2128,293015</text:p>
          </table:table-cell>
          <table:table-cell table:style-name="ce37" table:formula="of:=IF([.H356]=&quot;&quot;;[.R35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56]=&quot;&quot;;[.T356];&quot;&quot;)" office:value-type="float" office:value="524259409" calcext:value-type="float">
            <text:p>524259409</text:p>
          </table:table-cell>
          <table:table-cell table:style-name="ce37" table:formula="of:=IF([.K356]=&quot;&quot;;[.U356];&quot;&quot;)" office:value-type="float" office:value="0" calcext:value-type="float">
            <text:p>0</text:p>
          </table:table-cell>
          <table:table-cell table:formula="of:=IF(AND([.B356]=[.B355];[.D355]=[.D356];[.D355]&lt;&gt;&quot;&quot;;[.B35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356]&gt;[.$R$648];[.R356];&quot;&quot;)">
            <text:p/>
          </table:table-cell>
          <table:table-cell table:style-name="ce37" table:formula="of:=IF([.R356]&gt;[.$R$648];[.S356];&quot;&quot;)">
            <text:p/>
          </table:table-cell>
          <table:table-cell table:style-name="ce37" table:formula="of:=IF([.R356]&gt;[.$R$648];[.T356];&quot;&quot;)">
            <text:p/>
          </table:table-cell>
          <table:table-cell table:style-name="ce37" table:formula="of:=IF([.R356]&gt;[.$R$648];[.U356];&quot;&quot;)">
            <text:p/>
          </table:table-cell>
          <table:table-cell table:formula="of:=IF(AND([.H356]=[.H355];[.H35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56]&lt;&gt;&quot;&quot;;[.E356];[.K356])" office:value-type="float" office:value="0" calcext:value-type="float">
            <text:p>0</text:p>
          </table:table-cell>
          <table:table-cell table:style-name="ce18" table:formula="of:=[.M356]-[.N35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9409" calcext:value-type="float">
            <text:p>5242594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296329" calcext:value-type="float">
            <text:p>2128,296329</text:p>
          </table:table-cell>
          <table:table-cell table:style-name="ce37" table:formula="of:=IF([.H357]=&quot;&quot;;[.R35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57]=&quot;&quot;;[.T357];&quot;&quot;)" office:value-type="float" office:value="524259409" calcext:value-type="float">
            <text:p>524259409</text:p>
          </table:table-cell>
          <table:table-cell table:style-name="ce37" table:formula="of:=IF([.K357]=&quot;&quot;;[.U357];&quot;&quot;)" office:value-type="float" office:value="0" calcext:value-type="float">
            <text:p>0</text:p>
          </table:table-cell>
          <table:table-cell table:formula="of:=IF(AND([.B357]=[.B356];[.D356]=[.D357];[.D356]&lt;&gt;&quot;&quot;;[.B35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357]&gt;[.$R$648];[.R357];&quot;&quot;)">
            <text:p/>
          </table:table-cell>
          <table:table-cell table:style-name="ce37" table:formula="of:=IF([.R357]&gt;[.$R$648];[.S357];&quot;&quot;)">
            <text:p/>
          </table:table-cell>
          <table:table-cell table:style-name="ce37" table:formula="of:=IF([.R357]&gt;[.$R$648];[.T357];&quot;&quot;)">
            <text:p/>
          </table:table-cell>
          <table:table-cell table:style-name="ce37" table:formula="of:=IF([.R357]&gt;[.$R$648];[.U357];&quot;&quot;)">
            <text:p/>
          </table:table-cell>
          <table:table-cell table:formula="of:=IF(AND([.H357]=[.H356];[.H35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57]&lt;&gt;&quot;&quot;;[.E357];[.K357])" office:value-type="float" office:value="0" calcext:value-type="float">
            <text:p>0</text:p>
          </table:table-cell>
          <table:table-cell table:style-name="ce18" table:formula="of:=[.M357]-[.N35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9409" calcext:value-type="float">
            <text:p>5242594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331516" calcext:value-type="float">
            <text:p>2128,331516</text:p>
          </table:table-cell>
          <table:table-cell table:style-name="ce37" table:formula="of:=IF([.H358]=&quot;&quot;;[.R35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58]=&quot;&quot;;[.T358];&quot;&quot;)" office:value-type="float" office:value="524260869" calcext:value-type="float">
            <text:p>524260869</text:p>
          </table:table-cell>
          <table:table-cell table:style-name="ce37" table:formula="of:=IF([.K358]=&quot;&quot;;[.U358];&quot;&quot;)" office:value-type="float" office:value="0" calcext:value-type="float">
            <text:p>0</text:p>
          </table:table-cell>
          <table:table-cell table:formula="of:=IF(AND([.B358]=[.B357];[.D357]=[.D358];[.D357]&lt;&gt;&quot;&quot;;[.B357]&lt;&gt;&quot;&quot;);&quot;Retransmisión&quot;;&quot;&quot;)">
            <text:p/>
          </table:table-cell>
          <table:table-cell/>
          <table:table-cell table:style-name="ce37" table:formula="of:=IF([.R358]&gt;[.$R$648];[.R358];&quot;&quot;)">
            <text:p/>
          </table:table-cell>
          <table:table-cell table:style-name="ce37" table:formula="of:=IF([.R358]&gt;[.$R$648];[.S358];&quot;&quot;)">
            <text:p/>
          </table:table-cell>
          <table:table-cell table:style-name="ce37" table:formula="of:=IF([.R358]&gt;[.$R$648];[.T358];&quot;&quot;)">
            <text:p/>
          </table:table-cell>
          <table:table-cell table:style-name="ce37" table:formula="of:=IF([.R358]&gt;[.$R$648];[.U358];&quot;&quot;)">
            <text:p/>
          </table:table-cell>
          <table:table-cell table:formula="of:=IF(AND([.H358]=[.H357];[.H35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58]&lt;&gt;&quot;&quot;;[.E358];[.K358])" office:value-type="float" office:value="0" calcext:value-type="float">
            <text:p>0</text:p>
          </table:table-cell>
          <table:table-cell table:style-name="ce18" table:formula="of:=[.M358]-[.N35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60869" calcext:value-type="float">
            <text:p>5242608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341824" calcext:value-type="float">
            <text:p>2128,341824</text:p>
          </table:table-cell>
          <table:table-cell table:style-name="ce37" table:formula="of:=IF([.H359]=&quot;&quot;;[.R359];&quot;&quot;)">
            <text:p/>
          </table:table-cell>
          <table:table-cell table:style-name="ce40" table:formula="of:=IF([.I359]=&quot;&quot;;[.S359];&quot;&quot;)">
            <text:p/>
          </table:table-cell>
          <table:table-cell table:style-name="ce37" table:formula="of:=IF([.J359]=&quot;&quot;;[.T359];&quot;&quot;)">
            <text:p/>
          </table:table-cell>
          <table:table-cell table:style-name="ce37" table:formula="of:=IF([.K359]=&quot;&quot;;[.U359];&quot;&quot;)">
            <text:p/>
          </table:table-cell>
          <table:table-cell table:formula="of:=IF(AND([.B359]=[.B358];[.D358]=[.D359];[.D358]&lt;&gt;&quot;&quot;;[.B358]&lt;&gt;&quot;&quot;);&quot;Retransmisión&quot;;&quot;&quot;)">
            <text:p/>
          </table:table-cell>
          <table:table-cell/>
          <table:table-cell table:style-name="ce37" table:formula="of:=IF([.R359]&gt;[.$R$648];[.R359];&quot;&quot;)" office:value-type="float" office:value="524260869" calcext:value-type="float">
            <text:p>5242608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59]&gt;[.$R$648];[.T359];&quot;&quot;)" office:value-type="float" office:value="229370" calcext:value-type="float">
            <text:p>229370</text:p>
          </table:table-cell>
          <table:table-cell table:style-name="ce37" table:formula="of:=IF([.R359]&gt;[.$R$648];[.U359];&quot;&quot;)" office:value-type="float" office:value="1460" calcext:value-type="float">
            <text:p>1460</text:p>
          </table:table-cell>
          <table:table-cell table:formula="of:=IF(AND([.H359]=[.H358];[.H35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59]&lt;&gt;&quot;&quot;;[.E359];[.K359])" office:value-type="float" office:value="1460" calcext:value-type="float">
            <text:p>1460</text:p>
          </table:table-cell>
          <table:table-cell table:style-name="ce18" table:formula="of:=[.M359]-[.N359]" office:value-type="float" office:value="40" calcext:value-type="float">
            <text:p>40</text:p>
          </table:table-cell>
          <table:table-cell table:number-columns-repeated="2"/>
          <table:table-cell office:value-type="float" office:value="524260869" calcext:value-type="float">
            <text:p>524260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344045" calcext:value-type="float">
            <text:p>2128,344045</text:p>
          </table:table-cell>
          <table:table-cell table:style-name="ce37" table:formula="of:=IF([.H360]=&quot;&quot;;[.R360];&quot;&quot;)">
            <text:p/>
          </table:table-cell>
          <table:table-cell table:style-name="ce40" table:formula="of:=IF([.I360]=&quot;&quot;;[.S360];&quot;&quot;)">
            <text:p/>
          </table:table-cell>
          <table:table-cell table:style-name="ce37" table:formula="of:=IF([.J360]=&quot;&quot;;[.T360];&quot;&quot;)">
            <text:p/>
          </table:table-cell>
          <table:table-cell table:style-name="ce37" table:formula="of:=IF([.K360]=&quot;&quot;;[.U360];&quot;&quot;)">
            <text:p/>
          </table:table-cell>
          <table:table-cell table:formula="of:=IF(AND([.B360]=[.B359];[.D359]=[.D360];[.D359]&lt;&gt;&quot;&quot;;[.B359]&lt;&gt;&quot;&quot;);&quot;Retransmisión&quot;;&quot;&quot;)">
            <text:p/>
          </table:table-cell>
          <table:table-cell/>
          <table:table-cell table:style-name="ce37" table:formula="of:=IF([.R360]&gt;[.$R$648];[.R360];&quot;&quot;)" office:value-type="float" office:value="524262329" calcext:value-type="float">
            <text:p>5242623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60]&gt;[.$R$648];[.T360];&quot;&quot;)" office:value-type="float" office:value="229370" calcext:value-type="float">
            <text:p>229370</text:p>
          </table:table-cell>
          <table:table-cell table:style-name="ce37" table:formula="of:=IF([.R360]&gt;[.$R$648];[.U360];&quot;&quot;)" office:value-type="float" office:value="1460" calcext:value-type="float">
            <text:p>1460</text:p>
          </table:table-cell>
          <table:table-cell table:formula="of:=IF(AND([.H360]=[.H359];[.H35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60]&lt;&gt;&quot;&quot;;[.E360];[.K360])" office:value-type="float" office:value="1460" calcext:value-type="float">
            <text:p>1460</text:p>
          </table:table-cell>
          <table:table-cell table:style-name="ce18" table:formula="of:=[.M360]-[.N360]" office:value-type="float" office:value="40" calcext:value-type="float">
            <text:p>40</text:p>
          </table:table-cell>
          <table:table-cell table:number-columns-repeated="2"/>
          <table:table-cell office:value-type="float" office:value="524262329" calcext:value-type="float">
            <text:p>524262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345986" calcext:value-type="float">
            <text:p>2128,345986</text:p>
          </table:table-cell>
          <table:table-cell table:style-name="ce37" table:formula="of:=IF([.H361]=&quot;&quot;;[.R361];&quot;&quot;)">
            <text:p/>
          </table:table-cell>
          <table:table-cell table:style-name="ce40" table:formula="of:=IF([.I361]=&quot;&quot;;[.S361];&quot;&quot;)">
            <text:p/>
          </table:table-cell>
          <table:table-cell table:style-name="ce37" table:formula="of:=IF([.J361]=&quot;&quot;;[.T361];&quot;&quot;)">
            <text:p/>
          </table:table-cell>
          <table:table-cell table:style-name="ce37" table:formula="of:=IF([.K361]=&quot;&quot;;[.U361];&quot;&quot;)">
            <text:p/>
          </table:table-cell>
          <table:table-cell table:formula="of:=IF(AND([.B361]=[.B360];[.D360]=[.D361];[.D360]&lt;&gt;&quot;&quot;;[.B360]&lt;&gt;&quot;&quot;);&quot;Retransmisión&quot;;&quot;&quot;)">
            <text:p/>
          </table:table-cell>
          <table:table-cell/>
          <table:table-cell table:style-name="ce37" table:formula="of:=IF([.R361]&gt;[.$R$648];[.R361];&quot;&quot;)" office:value-type="float" office:value="524263789" calcext:value-type="float">
            <text:p>5242637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61]&gt;[.$R$648];[.T361];&quot;&quot;)" office:value-type="float" office:value="229370" calcext:value-type="float">
            <text:p>229370</text:p>
          </table:table-cell>
          <table:table-cell table:style-name="ce37" table:formula="of:=IF([.R361]&gt;[.$R$648];[.U361];&quot;&quot;)" office:value-type="float" office:value="1460" calcext:value-type="float">
            <text:p>1460</text:p>
          </table:table-cell>
          <table:table-cell table:formula="of:=IF(AND([.H361]=[.H360];[.H36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61]&lt;&gt;&quot;&quot;;[.E361];[.K361])" office:value-type="float" office:value="1460" calcext:value-type="float">
            <text:p>1460</text:p>
          </table:table-cell>
          <table:table-cell table:style-name="ce18" table:formula="of:=[.M361]-[.N361]" office:value-type="float" office:value="40" calcext:value-type="float">
            <text:p>40</text:p>
          </table:table-cell>
          <table:table-cell table:number-columns-repeated="2"/>
          <table:table-cell office:value-type="float" office:value="524263789" calcext:value-type="float">
            <text:p>524263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346209" calcext:value-type="float">
            <text:p>2128,346209</text:p>
          </table:table-cell>
          <table:table-cell table:style-name="ce37" table:formula="of:=IF([.H362]=&quot;&quot;;[.R36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62]=&quot;&quot;;[.T362];&quot;&quot;)" office:value-type="float" office:value="524263789" calcext:value-type="float">
            <text:p>524263789</text:p>
          </table:table-cell>
          <table:table-cell table:style-name="ce37" table:formula="of:=IF([.K362]=&quot;&quot;;[.U362];&quot;&quot;)" office:value-type="float" office:value="0" calcext:value-type="float">
            <text:p>0</text:p>
          </table:table-cell>
          <table:table-cell table:formula="of:=IF(AND([.B362]=[.B361];[.D361]=[.D362];[.D361]&lt;&gt;&quot;&quot;;[.B361]&lt;&gt;&quot;&quot;);&quot;Retransmisión&quot;;&quot;&quot;)">
            <text:p/>
          </table:table-cell>
          <table:table-cell/>
          <table:table-cell table:style-name="ce37" table:formula="of:=IF([.R362]&gt;[.$R$648];[.R362];&quot;&quot;)">
            <text:p/>
          </table:table-cell>
          <table:table-cell table:style-name="ce37" table:formula="of:=IF([.R362]&gt;[.$R$648];[.S362];&quot;&quot;)">
            <text:p/>
          </table:table-cell>
          <table:table-cell table:style-name="ce37" table:formula="of:=IF([.R362]&gt;[.$R$648];[.T362];&quot;&quot;)">
            <text:p/>
          </table:table-cell>
          <table:table-cell table:style-name="ce37" table:formula="of:=IF([.R362]&gt;[.$R$648];[.U362];&quot;&quot;)">
            <text:p/>
          </table:table-cell>
          <table:table-cell table:formula="of:=IF(AND([.H362]=[.H361];[.H36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62]&lt;&gt;&quot;&quot;;[.E362];[.K362])" office:value-type="float" office:value="0" calcext:value-type="float">
            <text:p>0</text:p>
          </table:table-cell>
          <table:table-cell table:style-name="ce18" table:formula="of:=[.M362]-[.N36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63789" calcext:value-type="float">
            <text:p>524263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38904" calcext:value-type="float">
            <text:p>2128,38904</text:p>
          </table:table-cell>
          <table:table-cell table:style-name="ce37" table:formula="of:=IF([.H363]=&quot;&quot;;[.R36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63]=&quot;&quot;;[.T363];&quot;&quot;)" office:value-type="float" office:value="524265249" calcext:value-type="float">
            <text:p>524265249</text:p>
          </table:table-cell>
          <table:table-cell table:style-name="ce37" table:formula="of:=IF([.K363]=&quot;&quot;;[.U363];&quot;&quot;)" office:value-type="float" office:value="0" calcext:value-type="float">
            <text:p>0</text:p>
          </table:table-cell>
          <table:table-cell table:formula="of:=IF(AND([.B363]=[.B362];[.D362]=[.D363];[.D362]&lt;&gt;&quot;&quot;;[.B362]&lt;&gt;&quot;&quot;);&quot;Retransmisión&quot;;&quot;&quot;)">
            <text:p/>
          </table:table-cell>
          <table:table-cell/>
          <table:table-cell table:style-name="ce37" table:formula="of:=IF([.R363]&gt;[.$R$648];[.R363];&quot;&quot;)">
            <text:p/>
          </table:table-cell>
          <table:table-cell table:style-name="ce37" table:formula="of:=IF([.R363]&gt;[.$R$648];[.S363];&quot;&quot;)">
            <text:p/>
          </table:table-cell>
          <table:table-cell table:style-name="ce37" table:formula="of:=IF([.R363]&gt;[.$R$648];[.T363];&quot;&quot;)">
            <text:p/>
          </table:table-cell>
          <table:table-cell table:style-name="ce37" table:formula="of:=IF([.R363]&gt;[.$R$648];[.U363];&quot;&quot;)">
            <text:p/>
          </table:table-cell>
          <table:table-cell table:formula="of:=IF(AND([.H363]=[.H362];[.H36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63]&lt;&gt;&quot;&quot;;[.E363];[.K363])" office:value-type="float" office:value="0" calcext:value-type="float">
            <text:p>0</text:p>
          </table:table-cell>
          <table:table-cell table:style-name="ce18" table:formula="of:=[.M363]-[.N36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65249" calcext:value-type="float">
            <text:p>524265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40331" calcext:value-type="float">
            <text:p>2128,40331</text:p>
          </table:table-cell>
          <table:table-cell table:style-name="ce37" table:formula="of:=IF([.H364]=&quot;&quot;;[.R364];&quot;&quot;)">
            <text:p/>
          </table:table-cell>
          <table:table-cell table:style-name="ce40" table:formula="of:=IF([.I364]=&quot;&quot;;[.S364];&quot;&quot;)">
            <text:p/>
          </table:table-cell>
          <table:table-cell table:style-name="ce37" table:formula="of:=IF([.J364]=&quot;&quot;;[.T364];&quot;&quot;)">
            <text:p/>
          </table:table-cell>
          <table:table-cell table:style-name="ce37" table:formula="of:=IF([.K364]=&quot;&quot;;[.U364];&quot;&quot;)">
            <text:p/>
          </table:table-cell>
          <table:table-cell table:formula="of:=IF(AND([.B364]=[.B363];[.D363]=[.D364];[.D363]&lt;&gt;&quot;&quot;;[.B363]&lt;&gt;&quot;&quot;);&quot;Retransmisión&quot;;&quot;&quot;)">
            <text:p/>
          </table:table-cell>
          <table:table-cell/>
          <table:table-cell table:style-name="ce37" table:formula="of:=IF([.R364]&gt;[.$R$648];[.R364];&quot;&quot;)" office:value-type="float" office:value="524265249" calcext:value-type="float">
            <text:p>5242652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64]&gt;[.$R$648];[.T364];&quot;&quot;)" office:value-type="float" office:value="229370" calcext:value-type="float">
            <text:p>229370</text:p>
          </table:table-cell>
          <table:table-cell table:style-name="ce37" table:formula="of:=IF([.R364]&gt;[.$R$648];[.U364];&quot;&quot;)" office:value-type="float" office:value="1460" calcext:value-type="float">
            <text:p>1460</text:p>
          </table:table-cell>
          <table:table-cell table:formula="of:=IF(AND([.H364]=[.H363];[.H36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64]&lt;&gt;&quot;&quot;;[.E364];[.K364])" office:value-type="float" office:value="1460" calcext:value-type="float">
            <text:p>1460</text:p>
          </table:table-cell>
          <table:table-cell table:style-name="ce18" table:formula="of:=[.M364]-[.N364]" office:value-type="float" office:value="40" calcext:value-type="float">
            <text:p>40</text:p>
          </table:table-cell>
          <table:table-cell table:number-columns-repeated="2"/>
          <table:table-cell office:value-type="float" office:value="524265249" calcext:value-type="float">
            <text:p>524265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405905" calcext:value-type="float">
            <text:p>2128,405905</text:p>
          </table:table-cell>
          <table:table-cell table:style-name="ce37" table:formula="of:=IF([.H365]=&quot;&quot;;[.R365];&quot;&quot;)">
            <text:p/>
          </table:table-cell>
          <table:table-cell table:style-name="ce40" table:formula="of:=IF([.I365]=&quot;&quot;;[.S365];&quot;&quot;)">
            <text:p/>
          </table:table-cell>
          <table:table-cell table:style-name="ce37" table:formula="of:=IF([.J365]=&quot;&quot;;[.T365];&quot;&quot;)">
            <text:p/>
          </table:table-cell>
          <table:table-cell table:style-name="ce37" table:formula="of:=IF([.K365]=&quot;&quot;;[.U365];&quot;&quot;)">
            <text:p/>
          </table:table-cell>
          <table:table-cell table:formula="of:=IF(AND([.B365]=[.B364];[.D364]=[.D365];[.D364]&lt;&gt;&quot;&quot;;[.B364]&lt;&gt;&quot;&quot;);&quot;Retransmisión&quot;;&quot;&quot;)">
            <text:p/>
          </table:table-cell>
          <table:table-cell/>
          <table:table-cell table:style-name="ce37" table:formula="of:=IF([.R365]&gt;[.$R$648];[.R365];&quot;&quot;)" office:value-type="float" office:value="524266709" calcext:value-type="float">
            <text:p>52426670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365]&gt;[.$R$648];[.T365];&quot;&quot;)" office:value-type="float" office:value="229370" calcext:value-type="float">
            <text:p>229370</text:p>
          </table:table-cell>
          <table:table-cell table:style-name="ce37" table:formula="of:=IF([.R365]&gt;[.$R$648];[.U365];&quot;&quot;)" office:value-type="float" office:value="1460" calcext:value-type="float">
            <text:p>1460</text:p>
          </table:table-cell>
          <table:table-cell table:formula="of:=IF(AND([.H365]=[.H364];[.H36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65]&lt;&gt;&quot;&quot;;[.E365];[.K365])" office:value-type="float" office:value="1460" calcext:value-type="float">
            <text:p>1460</text:p>
          </table:table-cell>
          <table:table-cell table:style-name="ce18" table:formula="of:=[.M365]-[.N365]" office:value-type="float" office:value="40" calcext:value-type="float">
            <text:p>40</text:p>
          </table:table-cell>
          <table:table-cell table:number-columns-repeated="2"/>
          <table:table-cell office:value-type="float" office:value="524266709" calcext:value-type="float">
            <text:p>5242667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407739" calcext:value-type="float">
            <text:p>2128,407739</text:p>
          </table:table-cell>
          <table:table-cell table:style-name="ce37" table:formula="of:=IF([.H366]=&quot;&quot;;[.R366];&quot;&quot;)">
            <text:p/>
          </table:table-cell>
          <table:table-cell table:style-name="ce40" table:formula="of:=IF([.I366]=&quot;&quot;;[.S366];&quot;&quot;)">
            <text:p/>
          </table:table-cell>
          <table:table-cell table:style-name="ce37" table:formula="of:=IF([.J366]=&quot;&quot;;[.T366];&quot;&quot;)">
            <text:p/>
          </table:table-cell>
          <table:table-cell table:style-name="ce37" table:formula="of:=IF([.K366]=&quot;&quot;;[.U366];&quot;&quot;)">
            <text:p/>
          </table:table-cell>
          <table:table-cell table:formula="of:=IF(AND([.B366]=[.B365];[.D365]=[.D366];[.D365]&lt;&gt;&quot;&quot;;[.B365]&lt;&gt;&quot;&quot;);&quot;Retransmisión&quot;;&quot;&quot;)">
            <text:p/>
          </table:table-cell>
          <table:table-cell/>
          <table:table-cell table:style-name="ce37" table:formula="of:=IF([.R366]&gt;[.$R$648];[.R366];&quot;&quot;)" office:value-type="float" office:value="524268169" calcext:value-type="float">
            <text:p>5242681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66]&gt;[.$R$648];[.T366];&quot;&quot;)" office:value-type="float" office:value="229370" calcext:value-type="float">
            <text:p>229370</text:p>
          </table:table-cell>
          <table:table-cell table:style-name="ce37" table:formula="of:=IF([.R366]&gt;[.$R$648];[.U366];&quot;&quot;)" office:value-type="float" office:value="1460" calcext:value-type="float">
            <text:p>1460</text:p>
          </table:table-cell>
          <table:table-cell table:formula="of:=IF(AND([.H366]=[.H365];[.H36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66]&lt;&gt;&quot;&quot;;[.E366];[.K366])" office:value-type="float" office:value="1460" calcext:value-type="float">
            <text:p>1460</text:p>
          </table:table-cell>
          <table:table-cell table:style-name="ce18" table:formula="of:=[.M366]-[.N366]" office:value-type="float" office:value="40" calcext:value-type="float">
            <text:p>40</text:p>
          </table:table-cell>
          <table:table-cell table:number-columns-repeated="2"/>
          <table:table-cell office:value-type="float" office:value="524268169" calcext:value-type="float">
            <text:p>524268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408915" calcext:value-type="float">
            <text:p>2128,408915</text:p>
          </table:table-cell>
          <table:table-cell table:style-name="ce37" table:formula="of:=IF([.H367]=&quot;&quot;;[.R36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67]=&quot;&quot;;[.T367];&quot;&quot;)" office:value-type="float" office:value="524268169" calcext:value-type="float">
            <text:p>524268169</text:p>
          </table:table-cell>
          <table:table-cell table:style-name="ce37" table:formula="of:=IF([.K367]=&quot;&quot;;[.U367];&quot;&quot;)" office:value-type="float" office:value="0" calcext:value-type="float">
            <text:p>0</text:p>
          </table:table-cell>
          <table:table-cell table:formula="of:=IF(AND([.B367]=[.B366];[.D366]=[.D367];[.D366]&lt;&gt;&quot;&quot;;[.B366]&lt;&gt;&quot;&quot;);&quot;Retransmisión&quot;;&quot;&quot;)">
            <text:p/>
          </table:table-cell>
          <table:table-cell/>
          <table:table-cell table:style-name="ce37" table:formula="of:=IF([.R367]&gt;[.$R$648];[.R367];&quot;&quot;)">
            <text:p/>
          </table:table-cell>
          <table:table-cell table:style-name="ce37" table:formula="of:=IF([.R367]&gt;[.$R$648];[.S367];&quot;&quot;)">
            <text:p/>
          </table:table-cell>
          <table:table-cell table:style-name="ce37" table:formula="of:=IF([.R367]&gt;[.$R$648];[.T367];&quot;&quot;)">
            <text:p/>
          </table:table-cell>
          <table:table-cell table:style-name="ce37" table:formula="of:=IF([.R367]&gt;[.$R$648];[.U367];&quot;&quot;)">
            <text:p/>
          </table:table-cell>
          <table:table-cell table:formula="of:=IF(AND([.H367]=[.H366];[.H36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67]&lt;&gt;&quot;&quot;;[.E367];[.K367])" office:value-type="float" office:value="0" calcext:value-type="float">
            <text:p>0</text:p>
          </table:table-cell>
          <table:table-cell table:style-name="ce18" table:formula="of:=[.M367]-[.N36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68169" calcext:value-type="float">
            <text:p>524268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445959" calcext:value-type="float">
            <text:p>2128,445959</text:p>
          </table:table-cell>
          <table:table-cell table:style-name="ce37" table:formula="of:=IF([.H368]=&quot;&quot;;[.R36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68]=&quot;&quot;;[.T368];&quot;&quot;)" office:value-type="float" office:value="524269629" calcext:value-type="float">
            <text:p>524269629</text:p>
          </table:table-cell>
          <table:table-cell table:style-name="ce37" table:formula="of:=IF([.K368]=&quot;&quot;;[.U368];&quot;&quot;)" office:value-type="float" office:value="0" calcext:value-type="float">
            <text:p>0</text:p>
          </table:table-cell>
          <table:table-cell table:formula="of:=IF(AND([.B368]=[.B367];[.D367]=[.D368];[.D367]&lt;&gt;&quot;&quot;;[.B367]&lt;&gt;&quot;&quot;);&quot;Retransmisión&quot;;&quot;&quot;)">
            <text:p/>
          </table:table-cell>
          <table:table-cell/>
          <table:table-cell table:style-name="ce37" table:formula="of:=IF([.R368]&gt;[.$R$648];[.R368];&quot;&quot;)">
            <text:p/>
          </table:table-cell>
          <table:table-cell table:style-name="ce37" table:formula="of:=IF([.R368]&gt;[.$R$648];[.S368];&quot;&quot;)">
            <text:p/>
          </table:table-cell>
          <table:table-cell table:style-name="ce37" table:formula="of:=IF([.R368]&gt;[.$R$648];[.T368];&quot;&quot;)">
            <text:p/>
          </table:table-cell>
          <table:table-cell table:style-name="ce37" table:formula="of:=IF([.R368]&gt;[.$R$648];[.U368];&quot;&quot;)">
            <text:p/>
          </table:table-cell>
          <table:table-cell table:formula="of:=IF(AND([.H368]=[.H367];[.H36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68]&lt;&gt;&quot;&quot;;[.E368];[.K368])" office:value-type="float" office:value="0" calcext:value-type="float">
            <text:p>0</text:p>
          </table:table-cell>
          <table:table-cell table:style-name="ce18" table:formula="of:=[.M368]-[.N36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69629" calcext:value-type="float">
            <text:p>5242696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46219" calcext:value-type="float">
            <text:p>2128,46219</text:p>
          </table:table-cell>
          <table:table-cell table:style-name="ce37" table:formula="of:=IF([.H369]=&quot;&quot;;[.R369];&quot;&quot;)">
            <text:p/>
          </table:table-cell>
          <table:table-cell table:style-name="ce40" table:formula="of:=IF([.I369]=&quot;&quot;;[.S369];&quot;&quot;)">
            <text:p/>
          </table:table-cell>
          <table:table-cell table:style-name="ce37" table:formula="of:=IF([.J369]=&quot;&quot;;[.T369];&quot;&quot;)">
            <text:p/>
          </table:table-cell>
          <table:table-cell table:style-name="ce37" table:formula="of:=IF([.K369]=&quot;&quot;;[.U369];&quot;&quot;)">
            <text:p/>
          </table:table-cell>
          <table:table-cell table:formula="of:=IF(AND([.B369]=[.B368];[.D368]=[.D369];[.D368]&lt;&gt;&quot;&quot;;[.B368]&lt;&gt;&quot;&quot;);&quot;Retransmisión&quot;;&quot;&quot;)">
            <text:p/>
          </table:table-cell>
          <table:table-cell/>
          <table:table-cell table:style-name="ce37" table:formula="of:=IF([.R369]&gt;[.$R$648];[.R369];&quot;&quot;)" office:value-type="float" office:value="524269629" calcext:value-type="float">
            <text:p>52426962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369]&gt;[.$R$648];[.T369];&quot;&quot;)" office:value-type="float" office:value="229370" calcext:value-type="float">
            <text:p>229370</text:p>
          </table:table-cell>
          <table:table-cell table:style-name="ce37" table:formula="of:=IF([.R369]&gt;[.$R$648];[.U369];&quot;&quot;)" office:value-type="float" office:value="1460" calcext:value-type="float">
            <text:p>1460</text:p>
          </table:table-cell>
          <table:table-cell table:formula="of:=IF(AND([.H369]=[.H368];[.H36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69]&lt;&gt;&quot;&quot;;[.E369];[.K369])" office:value-type="float" office:value="1460" calcext:value-type="float">
            <text:p>1460</text:p>
          </table:table-cell>
          <table:table-cell table:style-name="ce18" table:formula="of:=[.M369]-[.N369]" office:value-type="float" office:value="40" calcext:value-type="float">
            <text:p>40</text:p>
          </table:table-cell>
          <table:table-cell table:number-columns-repeated="2"/>
          <table:table-cell office:value-type="float" office:value="524269629" calcext:value-type="float">
            <text:p>5242696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463989" calcext:value-type="float">
            <text:p>2128,463989</text:p>
          </table:table-cell>
          <table:table-cell table:style-name="ce37" table:formula="of:=IF([.H370]=&quot;&quot;;[.R370];&quot;&quot;)">
            <text:p/>
          </table:table-cell>
          <table:table-cell table:style-name="ce40" table:formula="of:=IF([.I370]=&quot;&quot;;[.S370];&quot;&quot;)">
            <text:p/>
          </table:table-cell>
          <table:table-cell table:style-name="ce37" table:formula="of:=IF([.J370]=&quot;&quot;;[.T370];&quot;&quot;)">
            <text:p/>
          </table:table-cell>
          <table:table-cell table:style-name="ce37" table:formula="of:=IF([.K370]=&quot;&quot;;[.U370];&quot;&quot;)">
            <text:p/>
          </table:table-cell>
          <table:table-cell table:formula="of:=IF(AND([.B370]=[.B369];[.D369]=[.D370];[.D369]&lt;&gt;&quot;&quot;;[.B369]&lt;&gt;&quot;&quot;);&quot;Retransmisión&quot;;&quot;&quot;)">
            <text:p/>
          </table:table-cell>
          <table:table-cell/>
          <table:table-cell table:style-name="ce37" table:formula="of:=IF([.R370]&gt;[.$R$648];[.R370];&quot;&quot;)" office:value-type="float" office:value="524271089" calcext:value-type="float">
            <text:p>5242710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70]&gt;[.$R$648];[.T370];&quot;&quot;)" office:value-type="float" office:value="229370" calcext:value-type="float">
            <text:p>229370</text:p>
          </table:table-cell>
          <table:table-cell table:style-name="ce37" table:formula="of:=IF([.R370]&gt;[.$R$648];[.U370];&quot;&quot;)" office:value-type="float" office:value="1460" calcext:value-type="float">
            <text:p>1460</text:p>
          </table:table-cell>
          <table:table-cell table:formula="of:=IF(AND([.H370]=[.H369];[.H36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70]&lt;&gt;&quot;&quot;;[.E370];[.K370])" office:value-type="float" office:value="1460" calcext:value-type="float">
            <text:p>1460</text:p>
          </table:table-cell>
          <table:table-cell table:style-name="ce18" table:formula="of:=[.M370]-[.N370]" office:value-type="float" office:value="40" calcext:value-type="float">
            <text:p>40</text:p>
          </table:table-cell>
          <table:table-cell table:number-columns-repeated="2"/>
          <table:table-cell office:value-type="float" office:value="524271089" calcext:value-type="float">
            <text:p>524271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465417" calcext:value-type="float">
            <text:p>2128,465417</text:p>
          </table:table-cell>
          <table:table-cell table:style-name="ce37" table:formula="of:=IF([.H371]=&quot;&quot;;[.R37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71]=&quot;&quot;;[.T371];&quot;&quot;)" office:value-type="float" office:value="524272549" calcext:value-type="float">
            <text:p>524272549</text:p>
          </table:table-cell>
          <table:table-cell table:style-name="ce37" table:formula="of:=IF([.K371]=&quot;&quot;;[.U371];&quot;&quot;)" office:value-type="float" office:value="0" calcext:value-type="float">
            <text:p>0</text:p>
          </table:table-cell>
          <table:table-cell table:formula="of:=IF(AND([.B371]=[.B370];[.D370]=[.D371];[.D370]&lt;&gt;&quot;&quot;;[.B370]&lt;&gt;&quot;&quot;);&quot;Retransmisión&quot;;&quot;&quot;)">
            <text:p/>
          </table:table-cell>
          <table:table-cell/>
          <table:table-cell table:style-name="ce37" table:formula="of:=IF([.R371]&gt;[.$R$648];[.R371];&quot;&quot;)">
            <text:p/>
          </table:table-cell>
          <table:table-cell table:style-name="ce37" table:formula="of:=IF([.R371]&gt;[.$R$648];[.S371];&quot;&quot;)">
            <text:p/>
          </table:table-cell>
          <table:table-cell table:style-name="ce37" table:formula="of:=IF([.R371]&gt;[.$R$648];[.T371];&quot;&quot;)">
            <text:p/>
          </table:table-cell>
          <table:table-cell table:style-name="ce37" table:formula="of:=IF([.R371]&gt;[.$R$648];[.U371];&quot;&quot;)">
            <text:p/>
          </table:table-cell>
          <table:table-cell table:formula="of:=IF(AND([.H371]=[.H370];[.H37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71]&lt;&gt;&quot;&quot;;[.E371];[.K371])" office:value-type="float" office:value="0" calcext:value-type="float">
            <text:p>0</text:p>
          </table:table-cell>
          <table:table-cell table:style-name="ce18" table:formula="of:=[.M371]-[.N37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72549" calcext:value-type="float">
            <text:p>5242725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504298" calcext:value-type="float">
            <text:p>2128,504298</text:p>
          </table:table-cell>
          <table:table-cell table:style-name="ce37" table:formula="of:=IF([.H372]=&quot;&quot;;[.R37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72]=&quot;&quot;;[.T372];&quot;&quot;)" office:value-type="float" office:value="524272549" calcext:value-type="float">
            <text:p>524272549</text:p>
          </table:table-cell>
          <table:table-cell table:style-name="ce37" table:formula="of:=IF([.K372]=&quot;&quot;;[.U372];&quot;&quot;)" office:value-type="float" office:value="0" calcext:value-type="float">
            <text:p>0</text:p>
          </table:table-cell>
          <table:table-cell table:formula="of:=IF(AND([.B372]=[.B371];[.D371]=[.D372];[.D371]&lt;&gt;&quot;&quot;;[.B371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372]&gt;[.$R$648];[.R372];&quot;&quot;)">
            <text:p/>
          </table:table-cell>
          <table:table-cell table:style-name="ce37" table:formula="of:=IF([.R372]&gt;[.$R$648];[.S372];&quot;&quot;)">
            <text:p/>
          </table:table-cell>
          <table:table-cell table:style-name="ce37" table:formula="of:=IF([.R372]&gt;[.$R$648];[.T372];&quot;&quot;)">
            <text:p/>
          </table:table-cell>
          <table:table-cell table:style-name="ce37" table:formula="of:=IF([.R372]&gt;[.$R$648];[.U372];&quot;&quot;)">
            <text:p/>
          </table:table-cell>
          <table:table-cell table:formula="of:=IF(AND([.H372]=[.H371];[.H37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72]&lt;&gt;&quot;&quot;;[.E372];[.K372])" office:value-type="float" office:value="0" calcext:value-type="float">
            <text:p>0</text:p>
          </table:table-cell>
          <table:table-cell table:style-name="ce18" table:formula="of:=[.M372]-[.N37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72549" calcext:value-type="float">
            <text:p>5242725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51754" calcext:value-type="float">
            <text:p>2128,51754</text:p>
          </table:table-cell>
          <table:table-cell table:style-name="ce37" table:formula="of:=IF([.H373]=&quot;&quot;;[.R373];&quot;&quot;)">
            <text:p/>
          </table:table-cell>
          <table:table-cell table:style-name="ce40" table:formula="of:=IF([.I373]=&quot;&quot;;[.S373];&quot;&quot;)">
            <text:p/>
          </table:table-cell>
          <table:table-cell table:style-name="ce37" table:formula="of:=IF([.J373]=&quot;&quot;;[.T373];&quot;&quot;)">
            <text:p/>
          </table:table-cell>
          <table:table-cell table:style-name="ce37" table:formula="of:=IF([.K373]=&quot;&quot;;[.U373];&quot;&quot;)">
            <text:p/>
          </table:table-cell>
          <table:table-cell table:formula="of:=IF(AND([.B373]=[.B372];[.D372]=[.D373];[.D372]&lt;&gt;&quot;&quot;;[.B372]&lt;&gt;&quot;&quot;);&quot;Retransmisión&quot;;&quot;&quot;)">
            <text:p/>
          </table:table-cell>
          <table:table-cell/>
          <table:table-cell table:style-name="ce37" table:formula="of:=IF([.R373]&gt;[.$R$648];[.R373];&quot;&quot;)" office:value-type="float" office:value="524272549" calcext:value-type="float">
            <text:p>5242725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73]&gt;[.$R$648];[.T373];&quot;&quot;)" office:value-type="float" office:value="229370" calcext:value-type="float">
            <text:p>229370</text:p>
          </table:table-cell>
          <table:table-cell table:style-name="ce37" table:formula="of:=IF([.R373]&gt;[.$R$648];[.U373];&quot;&quot;)" office:value-type="float" office:value="1460" calcext:value-type="float">
            <text:p>1460</text:p>
          </table:table-cell>
          <table:table-cell table:formula="of:=IF(AND([.H373]=[.H372];[.H37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73]&lt;&gt;&quot;&quot;;[.E373];[.K373])" office:value-type="float" office:value="1460" calcext:value-type="float">
            <text:p>1460</text:p>
          </table:table-cell>
          <table:table-cell table:style-name="ce18" table:formula="of:=[.M373]-[.N373]" office:value-type="float" office:value="40" calcext:value-type="float">
            <text:p>40</text:p>
          </table:table-cell>
          <table:table-cell table:number-columns-repeated="2"/>
          <table:table-cell office:value-type="float" office:value="524272549" calcext:value-type="float">
            <text:p>524272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519851" calcext:value-type="float">
            <text:p>2128,519851</text:p>
          </table:table-cell>
          <table:table-cell table:style-name="ce37" table:formula="of:=IF([.H374]=&quot;&quot;;[.R374];&quot;&quot;)">
            <text:p/>
          </table:table-cell>
          <table:table-cell table:style-name="ce40" table:formula="of:=IF([.I374]=&quot;&quot;;[.S374];&quot;&quot;)">
            <text:p/>
          </table:table-cell>
          <table:table-cell table:style-name="ce37" table:formula="of:=IF([.J374]=&quot;&quot;;[.T374];&quot;&quot;)">
            <text:p/>
          </table:table-cell>
          <table:table-cell table:style-name="ce37" table:formula="of:=IF([.K374]=&quot;&quot;;[.U374];&quot;&quot;)">
            <text:p/>
          </table:table-cell>
          <table:table-cell table:formula="of:=IF(AND([.B374]=[.B373];[.D373]=[.D374];[.D373]&lt;&gt;&quot;&quot;;[.B373]&lt;&gt;&quot;&quot;);&quot;Retransmisión&quot;;&quot;&quot;)">
            <text:p/>
          </table:table-cell>
          <table:table-cell/>
          <table:table-cell table:style-name="ce37" table:formula="of:=IF([.R374]&gt;[.$R$648];[.R374];&quot;&quot;)" office:value-type="float" office:value="524274009" calcext:value-type="float">
            <text:p>5242740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74]&gt;[.$R$648];[.T374];&quot;&quot;)" office:value-type="float" office:value="229370" calcext:value-type="float">
            <text:p>229370</text:p>
          </table:table-cell>
          <table:table-cell table:style-name="ce37" table:formula="of:=IF([.R374]&gt;[.$R$648];[.U374];&quot;&quot;)" office:value-type="float" office:value="1460" calcext:value-type="float">
            <text:p>1460</text:p>
          </table:table-cell>
          <table:table-cell table:formula="of:=IF(AND([.H374]=[.H373];[.H37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74]&lt;&gt;&quot;&quot;;[.E374];[.K374])" office:value-type="float" office:value="1460" calcext:value-type="float">
            <text:p>1460</text:p>
          </table:table-cell>
          <table:table-cell table:style-name="ce18" table:formula="of:=[.M374]-[.N374]" office:value-type="float" office:value="40" calcext:value-type="float">
            <text:p>40</text:p>
          </table:table-cell>
          <table:table-cell table:number-columns-repeated="2"/>
          <table:table-cell office:value-type="float" office:value="524274009" calcext:value-type="float">
            <text:p>524274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521789" calcext:value-type="float">
            <text:p>2128,521789</text:p>
          </table:table-cell>
          <table:table-cell table:style-name="ce37" table:formula="of:=IF([.H375]=&quot;&quot;;[.R375];&quot;&quot;)">
            <text:p/>
          </table:table-cell>
          <table:table-cell table:style-name="ce40" table:formula="of:=IF([.I375]=&quot;&quot;;[.S375];&quot;&quot;)">
            <text:p/>
          </table:table-cell>
          <table:table-cell table:style-name="ce37" table:formula="of:=IF([.J375]=&quot;&quot;;[.T375];&quot;&quot;)">
            <text:p/>
          </table:table-cell>
          <table:table-cell table:style-name="ce37" table:formula="of:=IF([.K375]=&quot;&quot;;[.U375];&quot;&quot;)">
            <text:p/>
          </table:table-cell>
          <table:table-cell table:formula="of:=IF(AND([.B375]=[.B374];[.D374]=[.D375];[.D374]&lt;&gt;&quot;&quot;;[.B374]&lt;&gt;&quot;&quot;);&quot;Retransmisión&quot;;&quot;&quot;)">
            <text:p/>
          </table:table-cell>
          <table:table-cell/>
          <table:table-cell table:style-name="ce37" table:formula="of:=IF([.R375]&gt;[.$R$648];[.R375];&quot;&quot;)" office:value-type="float" office:value="524275469" calcext:value-type="float">
            <text:p>5242754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75]&gt;[.$R$648];[.T375];&quot;&quot;)" office:value-type="float" office:value="229370" calcext:value-type="float">
            <text:p>229370</text:p>
          </table:table-cell>
          <table:table-cell table:style-name="ce37" table:formula="of:=IF([.R375]&gt;[.$R$648];[.U375];&quot;&quot;)" office:value-type="float" office:value="1460" calcext:value-type="float">
            <text:p>1460</text:p>
          </table:table-cell>
          <table:table-cell table:formula="of:=IF(AND([.H375]=[.H374];[.H37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75]&lt;&gt;&quot;&quot;;[.E375];[.K375])" office:value-type="float" office:value="1460" calcext:value-type="float">
            <text:p>1460</text:p>
          </table:table-cell>
          <table:table-cell table:style-name="ce18" table:formula="of:=[.M375]-[.N375]" office:value-type="float" office:value="40" calcext:value-type="float">
            <text:p>40</text:p>
          </table:table-cell>
          <table:table-cell table:number-columns-repeated="2"/>
          <table:table-cell office:value-type="float" office:value="524275469" calcext:value-type="float">
            <text:p>524275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522013" calcext:value-type="float">
            <text:p>2128,522013</text:p>
          </table:table-cell>
          <table:table-cell table:style-name="ce37" table:formula="of:=IF([.H376]=&quot;&quot;;[.R37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76]=&quot;&quot;;[.T376];&quot;&quot;)" office:value-type="float" office:value="524275469" calcext:value-type="float">
            <text:p>524275469</text:p>
          </table:table-cell>
          <table:table-cell table:style-name="ce37" table:formula="of:=IF([.K376]=&quot;&quot;;[.U376];&quot;&quot;)" office:value-type="float" office:value="0" calcext:value-type="float">
            <text:p>0</text:p>
          </table:table-cell>
          <table:table-cell table:formula="of:=IF(AND([.B376]=[.B375];[.D375]=[.D376];[.D375]&lt;&gt;&quot;&quot;;[.B375]&lt;&gt;&quot;&quot;);&quot;Retransmisión&quot;;&quot;&quot;)">
            <text:p/>
          </table:table-cell>
          <table:table-cell/>
          <table:table-cell table:style-name="ce37" table:formula="of:=IF([.R376]&gt;[.$R$648];[.R376];&quot;&quot;)">
            <text:p/>
          </table:table-cell>
          <table:table-cell table:style-name="ce37" table:formula="of:=IF([.R376]&gt;[.$R$648];[.S376];&quot;&quot;)">
            <text:p/>
          </table:table-cell>
          <table:table-cell table:style-name="ce37" table:formula="of:=IF([.R376]&gt;[.$R$648];[.T376];&quot;&quot;)">
            <text:p/>
          </table:table-cell>
          <table:table-cell table:style-name="ce37" table:formula="of:=IF([.R376]&gt;[.$R$648];[.U376];&quot;&quot;)">
            <text:p/>
          </table:table-cell>
          <table:table-cell table:formula="of:=IF(AND([.H376]=[.H375];[.H37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76]&lt;&gt;&quot;&quot;;[.E376];[.K376])" office:value-type="float" office:value="0" calcext:value-type="float">
            <text:p>0</text:p>
          </table:table-cell>
          <table:table-cell table:style-name="ce18" table:formula="of:=[.M376]-[.N37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75469" calcext:value-type="float">
            <text:p>5242754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566229" calcext:value-type="float">
            <text:p>2128,566229</text:p>
          </table:table-cell>
          <table:table-cell table:style-name="ce37" table:formula="of:=IF([.H377]=&quot;&quot;;[.R37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77]=&quot;&quot;;[.T377];&quot;&quot;)" office:value-type="float" office:value="524276929" calcext:value-type="float">
            <text:p>524276929</text:p>
          </table:table-cell>
          <table:table-cell table:style-name="ce37" table:formula="of:=IF([.K377]=&quot;&quot;;[.U377];&quot;&quot;)" office:value-type="float" office:value="0" calcext:value-type="float">
            <text:p>0</text:p>
          </table:table-cell>
          <table:table-cell table:formula="of:=IF(AND([.B377]=[.B376];[.D376]=[.D377];[.D376]&lt;&gt;&quot;&quot;;[.B376]&lt;&gt;&quot;&quot;);&quot;Retransmisión&quot;;&quot;&quot;)">
            <text:p/>
          </table:table-cell>
          <table:table-cell/>
          <table:table-cell table:style-name="ce37" table:formula="of:=IF([.R377]&gt;[.$R$648];[.R377];&quot;&quot;)">
            <text:p/>
          </table:table-cell>
          <table:table-cell table:style-name="ce37" table:formula="of:=IF([.R377]&gt;[.$R$648];[.S377];&quot;&quot;)">
            <text:p/>
          </table:table-cell>
          <table:table-cell table:style-name="ce37" table:formula="of:=IF([.R377]&gt;[.$R$648];[.T377];&quot;&quot;)">
            <text:p/>
          </table:table-cell>
          <table:table-cell table:style-name="ce37" table:formula="of:=IF([.R377]&gt;[.$R$648];[.U377];&quot;&quot;)">
            <text:p/>
          </table:table-cell>
          <table:table-cell table:formula="of:=IF(AND([.H377]=[.H376];[.H37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77]&lt;&gt;&quot;&quot;;[.E377];[.K377])" office:value-type="float" office:value="0" calcext:value-type="float">
            <text:p>0</text:p>
          </table:table-cell>
          <table:table-cell table:style-name="ce18" table:formula="of:=[.M377]-[.N37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76929" calcext:value-type="float">
            <text:p>5242769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575197" calcext:value-type="float">
            <text:p>2128,575197</text:p>
          </table:table-cell>
          <table:table-cell table:style-name="ce37" table:formula="of:=IF([.H378]=&quot;&quot;;[.R378];&quot;&quot;)">
            <text:p/>
          </table:table-cell>
          <table:table-cell table:style-name="ce40" table:formula="of:=IF([.I378]=&quot;&quot;;[.S378];&quot;&quot;)">
            <text:p/>
          </table:table-cell>
          <table:table-cell table:style-name="ce37" table:formula="of:=IF([.J378]=&quot;&quot;;[.T378];&quot;&quot;)">
            <text:p/>
          </table:table-cell>
          <table:table-cell table:style-name="ce37" table:formula="of:=IF([.K378]=&quot;&quot;;[.U378];&quot;&quot;)">
            <text:p/>
          </table:table-cell>
          <table:table-cell table:formula="of:=IF(AND([.B378]=[.B377];[.D377]=[.D378];[.D377]&lt;&gt;&quot;&quot;;[.B377]&lt;&gt;&quot;&quot;);&quot;Retransmisión&quot;;&quot;&quot;)">
            <text:p/>
          </table:table-cell>
          <table:table-cell/>
          <table:table-cell table:style-name="ce37" table:formula="of:=IF([.R378]&gt;[.$R$648];[.R378];&quot;&quot;)" office:value-type="float" office:value="524276929" calcext:value-type="float">
            <text:p>5242769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78]&gt;[.$R$648];[.T378];&quot;&quot;)" office:value-type="float" office:value="229370" calcext:value-type="float">
            <text:p>229370</text:p>
          </table:table-cell>
          <table:table-cell table:style-name="ce37" table:formula="of:=IF([.R378]&gt;[.$R$648];[.U378];&quot;&quot;)" office:value-type="float" office:value="1460" calcext:value-type="float">
            <text:p>1460</text:p>
          </table:table-cell>
          <table:table-cell table:formula="of:=IF(AND([.H378]=[.H377];[.H37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78]&lt;&gt;&quot;&quot;;[.E378];[.K378])" office:value-type="float" office:value="1460" calcext:value-type="float">
            <text:p>1460</text:p>
          </table:table-cell>
          <table:table-cell table:style-name="ce18" table:formula="of:=[.M378]-[.N378]" office:value-type="float" office:value="40" calcext:value-type="float">
            <text:p>40</text:p>
          </table:table-cell>
          <table:table-cell table:number-columns-repeated="2"/>
          <table:table-cell office:value-type="float" office:value="524276929" calcext:value-type="float">
            <text:p>524276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577086" calcext:value-type="float">
            <text:p>2128,577086</text:p>
          </table:table-cell>
          <table:table-cell table:style-name="ce37" table:formula="of:=IF([.H379]=&quot;&quot;;[.R379];&quot;&quot;)">
            <text:p/>
          </table:table-cell>
          <table:table-cell table:style-name="ce40" table:formula="of:=IF([.I379]=&quot;&quot;;[.S379];&quot;&quot;)">
            <text:p/>
          </table:table-cell>
          <table:table-cell table:style-name="ce37" table:formula="of:=IF([.J379]=&quot;&quot;;[.T379];&quot;&quot;)">
            <text:p/>
          </table:table-cell>
          <table:table-cell table:style-name="ce37" table:formula="of:=IF([.K379]=&quot;&quot;;[.U379];&quot;&quot;)">
            <text:p/>
          </table:table-cell>
          <table:table-cell table:formula="of:=IF(AND([.B379]=[.B378];[.D378]=[.D379];[.D378]&lt;&gt;&quot;&quot;;[.B378]&lt;&gt;&quot;&quot;);&quot;Retransmisión&quot;;&quot;&quot;)">
            <text:p/>
          </table:table-cell>
          <table:table-cell/>
          <table:table-cell table:style-name="ce37" table:formula="of:=IF([.R379]&gt;[.$R$648];[.R379];&quot;&quot;)" office:value-type="float" office:value="524276929" calcext:value-type="float">
            <text:p>5242769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79]&gt;[.$R$648];[.T379];&quot;&quot;)" office:value-type="float" office:value="229370" calcext:value-type="float">
            <text:p>229370</text:p>
          </table:table-cell>
          <table:table-cell table:style-name="ce37" table:formula="of:=IF([.R379]&gt;[.$R$648];[.U379];&quot;&quot;)" office:value-type="float" office:value="1460" calcext:value-type="float">
            <text:p>1460</text:p>
          </table:table-cell>
          <table:table-cell table:formula="of:=IF(AND([.H379]=[.H378];[.H378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79]&lt;&gt;&quot;&quot;;[.E379];[.K379])" office:value-type="float" office:value="1460" calcext:value-type="float">
            <text:p>1460</text:p>
          </table:table-cell>
          <table:table-cell table:style-name="ce18" table:formula="of:=[.M379]-[.N379]" office:value-type="float" office:value="40" calcext:value-type="float">
            <text:p>40</text:p>
          </table:table-cell>
          <table:table-cell table:number-columns-repeated="2"/>
          <table:table-cell office:value-type="float" office:value="524276929" calcext:value-type="float">
            <text:p>524276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578922" calcext:value-type="float">
            <text:p>2128,578922</text:p>
          </table:table-cell>
          <table:table-cell table:style-name="ce37" table:formula="of:=IF([.H380]=&quot;&quot;;[.R380];&quot;&quot;)">
            <text:p/>
          </table:table-cell>
          <table:table-cell table:style-name="ce40" table:formula="of:=IF([.I380]=&quot;&quot;;[.S380];&quot;&quot;)">
            <text:p/>
          </table:table-cell>
          <table:table-cell table:style-name="ce37" table:formula="of:=IF([.J380]=&quot;&quot;;[.T380];&quot;&quot;)">
            <text:p/>
          </table:table-cell>
          <table:table-cell table:style-name="ce37" table:formula="of:=IF([.K380]=&quot;&quot;;[.U380];&quot;&quot;)">
            <text:p/>
          </table:table-cell>
          <table:table-cell table:formula="of:=IF(AND([.B380]=[.B379];[.D379]=[.D380];[.D379]&lt;&gt;&quot;&quot;;[.B379]&lt;&gt;&quot;&quot;);&quot;Retransmisión&quot;;&quot;&quot;)">
            <text:p/>
          </table:table-cell>
          <table:table-cell/>
          <table:table-cell table:style-name="ce37" table:formula="of:=IF([.R380]&gt;[.$R$648];[.R380];&quot;&quot;)" office:value-type="float" office:value="524278389" calcext:value-type="float">
            <text:p>5242783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80]&gt;[.$R$648];[.T380];&quot;&quot;)" office:value-type="float" office:value="229370" calcext:value-type="float">
            <text:p>229370</text:p>
          </table:table-cell>
          <table:table-cell table:style-name="ce37" table:formula="of:=IF([.R380]&gt;[.$R$648];[.U380];&quot;&quot;)" office:value-type="float" office:value="1460" calcext:value-type="float">
            <text:p>1460</text:p>
          </table:table-cell>
          <table:table-cell table:formula="of:=IF(AND([.H380]=[.H379];[.H37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80]&lt;&gt;&quot;&quot;;[.E380];[.K380])" office:value-type="float" office:value="1460" calcext:value-type="float">
            <text:p>1460</text:p>
          </table:table-cell>
          <table:table-cell table:style-name="ce18" table:formula="of:=[.M380]-[.N380]" office:value-type="float" office:value="40" calcext:value-type="float">
            <text:p>40</text:p>
          </table:table-cell>
          <table:table-cell table:number-columns-repeated="2"/>
          <table:table-cell office:value-type="float" office:value="524278389" calcext:value-type="float">
            <text:p>524278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580717" calcext:value-type="float">
            <text:p>2128,580717</text:p>
          </table:table-cell>
          <table:table-cell table:style-name="ce37" table:formula="of:=IF([.H381]=&quot;&quot;;[.R381];&quot;&quot;)">
            <text:p/>
          </table:table-cell>
          <table:table-cell table:style-name="ce40" table:formula="of:=IF([.I381]=&quot;&quot;;[.S381];&quot;&quot;)">
            <text:p/>
          </table:table-cell>
          <table:table-cell table:style-name="ce37" table:formula="of:=IF([.J381]=&quot;&quot;;[.T381];&quot;&quot;)">
            <text:p/>
          </table:table-cell>
          <table:table-cell table:style-name="ce37" table:formula="of:=IF([.K381]=&quot;&quot;;[.U381];&quot;&quot;)">
            <text:p/>
          </table:table-cell>
          <table:table-cell table:formula="of:=IF(AND([.B381]=[.B380];[.D380]=[.D381];[.D380]&lt;&gt;&quot;&quot;;[.B380]&lt;&gt;&quot;&quot;);&quot;Retransmisión&quot;;&quot;&quot;)">
            <text:p/>
          </table:table-cell>
          <table:table-cell/>
          <table:table-cell table:style-name="ce37" table:formula="of:=IF([.R381]&gt;[.$R$648];[.R381];&quot;&quot;)" office:value-type="float" office:value="524279849" calcext:value-type="float">
            <text:p>5242798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81]&gt;[.$R$648];[.T381];&quot;&quot;)" office:value-type="float" office:value="229370" calcext:value-type="float">
            <text:p>229370</text:p>
          </table:table-cell>
          <table:table-cell table:style-name="ce37" table:formula="of:=IF([.R381]&gt;[.$R$648];[.U381];&quot;&quot;)" office:value-type="float" office:value="1460" calcext:value-type="float">
            <text:p>1460</text:p>
          </table:table-cell>
          <table:table-cell table:formula="of:=IF(AND([.H381]=[.H380];[.H38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81]&lt;&gt;&quot;&quot;;[.E381];[.K381])" office:value-type="float" office:value="1460" calcext:value-type="float">
            <text:p>1460</text:p>
          </table:table-cell>
          <table:table-cell table:style-name="ce18" table:formula="of:=[.M381]-[.N381]" office:value-type="float" office:value="40" calcext:value-type="float">
            <text:p>40</text:p>
          </table:table-cell>
          <table:table-cell table:number-columns-repeated="2"/>
          <table:table-cell office:value-type="float" office:value="524279849" calcext:value-type="float">
            <text:p>524279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580941" calcext:value-type="float">
            <text:p>2128,580941</text:p>
          </table:table-cell>
          <table:table-cell table:style-name="ce37" table:formula="of:=IF([.H382]=&quot;&quot;;[.R38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82]=&quot;&quot;;[.T382];&quot;&quot;)" office:value-type="float" office:value="524279849" calcext:value-type="float">
            <text:p>524279849</text:p>
          </table:table-cell>
          <table:table-cell table:style-name="ce37" table:formula="of:=IF([.K382]=&quot;&quot;;[.U382];&quot;&quot;)" office:value-type="float" office:value="0" calcext:value-type="float">
            <text:p>0</text:p>
          </table:table-cell>
          <table:table-cell table:formula="of:=IF(AND([.B382]=[.B381];[.D381]=[.D382];[.D381]&lt;&gt;&quot;&quot;;[.B381]&lt;&gt;&quot;&quot;);&quot;Retransmisión&quot;;&quot;&quot;)">
            <text:p/>
          </table:table-cell>
          <table:table-cell/>
          <table:table-cell table:style-name="ce37" table:formula="of:=IF([.R382]&gt;[.$R$648];[.R382];&quot;&quot;)">
            <text:p/>
          </table:table-cell>
          <table:table-cell table:style-name="ce37" table:formula="of:=IF([.R382]&gt;[.$R$648];[.S382];&quot;&quot;)">
            <text:p/>
          </table:table-cell>
          <table:table-cell table:style-name="ce37" table:formula="of:=IF([.R382]&gt;[.$R$648];[.T382];&quot;&quot;)">
            <text:p/>
          </table:table-cell>
          <table:table-cell table:style-name="ce37" table:formula="of:=IF([.R382]&gt;[.$R$648];[.U382];&quot;&quot;)">
            <text:p/>
          </table:table-cell>
          <table:table-cell table:formula="of:=IF(AND([.H382]=[.H381];[.H38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82]&lt;&gt;&quot;&quot;;[.E382];[.K382])" office:value-type="float" office:value="0" calcext:value-type="float">
            <text:p>0</text:p>
          </table:table-cell>
          <table:table-cell table:style-name="ce18" table:formula="of:=[.M382]-[.N38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79849" calcext:value-type="float">
            <text:p>524279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625604" calcext:value-type="float">
            <text:p>2128,625604</text:p>
          </table:table-cell>
          <table:table-cell table:style-name="ce37" table:formula="of:=IF([.H383]=&quot;&quot;;[.R38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83]=&quot;&quot;;[.T383];&quot;&quot;)" office:value-type="float" office:value="524281309" calcext:value-type="float">
            <text:p>524281309</text:p>
          </table:table-cell>
          <table:table-cell table:style-name="ce37" table:formula="of:=IF([.K383]=&quot;&quot;;[.U383];&quot;&quot;)" office:value-type="float" office:value="0" calcext:value-type="float">
            <text:p>0</text:p>
          </table:table-cell>
          <table:table-cell table:formula="of:=IF(AND([.B383]=[.B382];[.D382]=[.D383];[.D382]&lt;&gt;&quot;&quot;;[.B382]&lt;&gt;&quot;&quot;);&quot;Retransmisión&quot;;&quot;&quot;)">
            <text:p/>
          </table:table-cell>
          <table:table-cell/>
          <table:table-cell table:style-name="ce37" table:formula="of:=IF([.R383]&gt;[.$R$648];[.R383];&quot;&quot;)">
            <text:p/>
          </table:table-cell>
          <table:table-cell table:style-name="ce37" table:formula="of:=IF([.R383]&gt;[.$R$648];[.S383];&quot;&quot;)">
            <text:p/>
          </table:table-cell>
          <table:table-cell table:style-name="ce37" table:formula="of:=IF([.R383]&gt;[.$R$648];[.T383];&quot;&quot;)">
            <text:p/>
          </table:table-cell>
          <table:table-cell table:style-name="ce37" table:formula="of:=IF([.R383]&gt;[.$R$648];[.U383];&quot;&quot;)">
            <text:p/>
          </table:table-cell>
          <table:table-cell table:formula="of:=IF(AND([.H383]=[.H382];[.H38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83]&lt;&gt;&quot;&quot;;[.E383];[.K383])" office:value-type="float" office:value="0" calcext:value-type="float">
            <text:p>0</text:p>
          </table:table-cell>
          <table:table-cell table:style-name="ce18" table:formula="of:=[.M383]-[.N38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1309" calcext:value-type="float">
            <text:p>524281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626813" calcext:value-type="float">
            <text:p>2128,626813</text:p>
          </table:table-cell>
          <table:table-cell table:style-name="ce37" table:formula="of:=IF([.H384]=&quot;&quot;;[.R38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84]=&quot;&quot;;[.T384];&quot;&quot;)" office:value-type="float" office:value="524281309" calcext:value-type="float">
            <text:p>524281309</text:p>
          </table:table-cell>
          <table:table-cell table:style-name="ce37" table:formula="of:=IF([.K384]=&quot;&quot;;[.U384];&quot;&quot;)" office:value-type="float" office:value="0" calcext:value-type="float">
            <text:p>0</text:p>
          </table:table-cell>
          <table:table-cell table:formula="of:=IF(AND([.B384]=[.B383];[.D383]=[.D384];[.D383]&lt;&gt;&quot;&quot;;[.B38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384]&gt;[.$R$648];[.R384];&quot;&quot;)">
            <text:p/>
          </table:table-cell>
          <table:table-cell table:style-name="ce37" table:formula="of:=IF([.R384]&gt;[.$R$648];[.S384];&quot;&quot;)">
            <text:p/>
          </table:table-cell>
          <table:table-cell table:style-name="ce37" table:formula="of:=IF([.R384]&gt;[.$R$648];[.T384];&quot;&quot;)">
            <text:p/>
          </table:table-cell>
          <table:table-cell table:style-name="ce37" table:formula="of:=IF([.R384]&gt;[.$R$648];[.U384];&quot;&quot;)">
            <text:p/>
          </table:table-cell>
          <table:table-cell table:formula="of:=IF(AND([.H384]=[.H383];[.H38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84]&lt;&gt;&quot;&quot;;[.E384];[.K384])" office:value-type="float" office:value="0" calcext:value-type="float">
            <text:p>0</text:p>
          </table:table-cell>
          <table:table-cell table:style-name="ce18" table:formula="of:=[.M384]-[.N38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1309" calcext:value-type="float">
            <text:p>524281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629849" calcext:value-type="float">
            <text:p>2128,629849</text:p>
          </table:table-cell>
          <table:table-cell table:style-name="ce37" table:formula="of:=IF([.H385]=&quot;&quot;;[.R38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85]=&quot;&quot;;[.T385];&quot;&quot;)" office:value-type="float" office:value="524281309" calcext:value-type="float">
            <text:p>524281309</text:p>
          </table:table-cell>
          <table:table-cell table:style-name="ce37" table:formula="of:=IF([.K385]=&quot;&quot;;[.U385];&quot;&quot;)" office:value-type="float" office:value="0" calcext:value-type="float">
            <text:p>0</text:p>
          </table:table-cell>
          <table:table-cell table:formula="of:=IF(AND([.B385]=[.B384];[.D384]=[.D385];[.D384]&lt;&gt;&quot;&quot;;[.B38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385]&gt;[.$R$648];[.R385];&quot;&quot;)">
            <text:p/>
          </table:table-cell>
          <table:table-cell table:style-name="ce37" table:formula="of:=IF([.R385]&gt;[.$R$648];[.S385];&quot;&quot;)">
            <text:p/>
          </table:table-cell>
          <table:table-cell table:style-name="ce37" table:formula="of:=IF([.R385]&gt;[.$R$648];[.T385];&quot;&quot;)">
            <text:p/>
          </table:table-cell>
          <table:table-cell table:style-name="ce37" table:formula="of:=IF([.R385]&gt;[.$R$648];[.U385];&quot;&quot;)">
            <text:p/>
          </table:table-cell>
          <table:table-cell table:formula="of:=IF(AND([.H385]=[.H384];[.H38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85]&lt;&gt;&quot;&quot;;[.E385];[.K385])" office:value-type="float" office:value="0" calcext:value-type="float">
            <text:p>0</text:p>
          </table:table-cell>
          <table:table-cell table:style-name="ce18" table:formula="of:=[.M385]-[.N38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1309" calcext:value-type="float">
            <text:p>524281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63766" calcext:value-type="float">
            <text:p>2128,63766</text:p>
          </table:table-cell>
          <table:table-cell table:style-name="ce37" table:formula="of:=IF([.H386]=&quot;&quot;;[.R386];&quot;&quot;)">
            <text:p/>
          </table:table-cell>
          <table:table-cell table:style-name="ce40" table:formula="of:=IF([.I386]=&quot;&quot;;[.S386];&quot;&quot;)">
            <text:p/>
          </table:table-cell>
          <table:table-cell table:style-name="ce37" table:formula="of:=IF([.J386]=&quot;&quot;;[.T386];&quot;&quot;)">
            <text:p/>
          </table:table-cell>
          <table:table-cell table:style-name="ce37" table:formula="of:=IF([.K386]=&quot;&quot;;[.U386];&quot;&quot;)">
            <text:p/>
          </table:table-cell>
          <table:table-cell table:formula="of:=IF(AND([.B386]=[.B385];[.D385]=[.D386];[.D385]&lt;&gt;&quot;&quot;;[.B385]&lt;&gt;&quot;&quot;);&quot;Retransmisión&quot;;&quot;&quot;)">
            <text:p/>
          </table:table-cell>
          <table:table-cell/>
          <table:table-cell table:style-name="ce37" table:formula="of:=IF([.R386]&gt;[.$R$648];[.R386];&quot;&quot;)" office:value-type="float" office:value="524281309" calcext:value-type="float">
            <text:p>5242813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86]&gt;[.$R$648];[.T386];&quot;&quot;)" office:value-type="float" office:value="229370" calcext:value-type="float">
            <text:p>229370</text:p>
          </table:table-cell>
          <table:table-cell table:style-name="ce37" table:formula="of:=IF([.R386]&gt;[.$R$648];[.U386];&quot;&quot;)" office:value-type="float" office:value="1460" calcext:value-type="float">
            <text:p>1460</text:p>
          </table:table-cell>
          <table:table-cell table:formula="of:=IF(AND([.H386]=[.H385];[.H38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86]&lt;&gt;&quot;&quot;;[.E386];[.K386])" office:value-type="float" office:value="1460" calcext:value-type="float">
            <text:p>1460</text:p>
          </table:table-cell>
          <table:table-cell table:style-name="ce18" table:formula="of:=[.M386]-[.N386]" office:value-type="float" office:value="40" calcext:value-type="float">
            <text:p>40</text:p>
          </table:table-cell>
          <table:table-cell table:number-columns-repeated="2"/>
          <table:table-cell office:value-type="float" office:value="524281309" calcext:value-type="float">
            <text:p>524281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640269" calcext:value-type="float">
            <text:p>2128,640269</text:p>
          </table:table-cell>
          <table:table-cell table:style-name="ce37" table:formula="of:=IF([.H387]=&quot;&quot;;[.R387];&quot;&quot;)">
            <text:p/>
          </table:table-cell>
          <table:table-cell table:style-name="ce40" table:formula="of:=IF([.I387]=&quot;&quot;;[.S387];&quot;&quot;)">
            <text:p/>
          </table:table-cell>
          <table:table-cell table:style-name="ce37" table:formula="of:=IF([.J387]=&quot;&quot;;[.T387];&quot;&quot;)">
            <text:p/>
          </table:table-cell>
          <table:table-cell table:style-name="ce37" table:formula="of:=IF([.K387]=&quot;&quot;;[.U387];&quot;&quot;)">
            <text:p/>
          </table:table-cell>
          <table:table-cell table:formula="of:=IF(AND([.B387]=[.B386];[.D386]=[.D387];[.D386]&lt;&gt;&quot;&quot;;[.B386]&lt;&gt;&quot;&quot;);&quot;Retransmisión&quot;;&quot;&quot;)">
            <text:p/>
          </table:table-cell>
          <table:table-cell/>
          <table:table-cell table:style-name="ce37" table:formula="of:=IF([.R387]&gt;[.$R$648];[.R387];&quot;&quot;)" office:value-type="float" office:value="524282769" calcext:value-type="float">
            <text:p>5242827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87]&gt;[.$R$648];[.T387];&quot;&quot;)" office:value-type="float" office:value="229370" calcext:value-type="float">
            <text:p>229370</text:p>
          </table:table-cell>
          <table:table-cell table:style-name="ce37" table:formula="of:=IF([.R387]&gt;[.$R$648];[.U387];&quot;&quot;)" office:value-type="float" office:value="1460" calcext:value-type="float">
            <text:p>1460</text:p>
          </table:table-cell>
          <table:table-cell table:formula="of:=IF(AND([.H387]=[.H386];[.H38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87]&lt;&gt;&quot;&quot;;[.E387];[.K387])" office:value-type="float" office:value="1460" calcext:value-type="float">
            <text:p>1460</text:p>
          </table:table-cell>
          <table:table-cell table:style-name="ce18" table:formula="of:=[.M387]-[.N387]" office:value-type="float" office:value="40" calcext:value-type="float">
            <text:p>40</text:p>
          </table:table-cell>
          <table:table-cell table:number-columns-repeated="2"/>
          <table:table-cell office:value-type="float" office:value="524282769" calcext:value-type="float">
            <text:p>5242827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642189" calcext:value-type="float">
            <text:p>2128,642189</text:p>
          </table:table-cell>
          <table:table-cell table:style-name="ce37" table:formula="of:=IF([.H388]=&quot;&quot;;[.R388];&quot;&quot;)">
            <text:p/>
          </table:table-cell>
          <table:table-cell table:style-name="ce40" table:formula="of:=IF([.I388]=&quot;&quot;;[.S388];&quot;&quot;)">
            <text:p/>
          </table:table-cell>
          <table:table-cell table:style-name="ce37" table:formula="of:=IF([.J388]=&quot;&quot;;[.T388];&quot;&quot;)">
            <text:p/>
          </table:table-cell>
          <table:table-cell table:style-name="ce37" table:formula="of:=IF([.K388]=&quot;&quot;;[.U388];&quot;&quot;)">
            <text:p/>
          </table:table-cell>
          <table:table-cell table:formula="of:=IF(AND([.B388]=[.B387];[.D387]=[.D388];[.D387]&lt;&gt;&quot;&quot;;[.B387]&lt;&gt;&quot;&quot;);&quot;Retransmisión&quot;;&quot;&quot;)">
            <text:p/>
          </table:table-cell>
          <table:table-cell/>
          <table:table-cell table:style-name="ce37" table:formula="of:=IF([.R388]&gt;[.$R$648];[.R388];&quot;&quot;)" office:value-type="float" office:value="524284229" calcext:value-type="float">
            <text:p>5242842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88]&gt;[.$R$648];[.T388];&quot;&quot;)" office:value-type="float" office:value="229370" calcext:value-type="float">
            <text:p>229370</text:p>
          </table:table-cell>
          <table:table-cell table:style-name="ce37" table:formula="of:=IF([.R388]&gt;[.$R$648];[.U388];&quot;&quot;)" office:value-type="float" office:value="1460" calcext:value-type="float">
            <text:p>1460</text:p>
          </table:table-cell>
          <table:table-cell table:formula="of:=IF(AND([.H388]=[.H387];[.H38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88]&lt;&gt;&quot;&quot;;[.E388];[.K388])" office:value-type="float" office:value="1460" calcext:value-type="float">
            <text:p>1460</text:p>
          </table:table-cell>
          <table:table-cell table:style-name="ce18" table:formula="of:=[.M388]-[.N388]" office:value-type="float" office:value="40" calcext:value-type="float">
            <text:p>40</text:p>
          </table:table-cell>
          <table:table-cell table:number-columns-repeated="2"/>
          <table:table-cell office:value-type="float" office:value="524284229" calcext:value-type="float">
            <text:p>524284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642427" calcext:value-type="float">
            <text:p>2128,642427</text:p>
          </table:table-cell>
          <table:table-cell table:style-name="ce37" table:formula="of:=IF([.H389]=&quot;&quot;;[.R38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89]=&quot;&quot;;[.T389];&quot;&quot;)" office:value-type="float" office:value="524284229" calcext:value-type="float">
            <text:p>524284229</text:p>
          </table:table-cell>
          <table:table-cell table:style-name="ce37" table:formula="of:=IF([.K389]=&quot;&quot;;[.U389];&quot;&quot;)" office:value-type="float" office:value="0" calcext:value-type="float">
            <text:p>0</text:p>
          </table:table-cell>
          <table:table-cell table:formula="of:=IF(AND([.B389]=[.B388];[.D388]=[.D389];[.D388]&lt;&gt;&quot;&quot;;[.B388]&lt;&gt;&quot;&quot;);&quot;Retransmisión&quot;;&quot;&quot;)">
            <text:p/>
          </table:table-cell>
          <table:table-cell/>
          <table:table-cell table:style-name="ce37" table:formula="of:=IF([.R389]&gt;[.$R$648];[.R389];&quot;&quot;)">
            <text:p/>
          </table:table-cell>
          <table:table-cell table:style-name="ce37" table:formula="of:=IF([.R389]&gt;[.$R$648];[.S389];&quot;&quot;)">
            <text:p/>
          </table:table-cell>
          <table:table-cell table:style-name="ce37" table:formula="of:=IF([.R389]&gt;[.$R$648];[.T389];&quot;&quot;)">
            <text:p/>
          </table:table-cell>
          <table:table-cell table:style-name="ce37" table:formula="of:=IF([.R389]&gt;[.$R$648];[.U389];&quot;&quot;)">
            <text:p/>
          </table:table-cell>
          <table:table-cell table:formula="of:=IF(AND([.H389]=[.H388];[.H38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89]&lt;&gt;&quot;&quot;;[.E389];[.K389])" office:value-type="float" office:value="0" calcext:value-type="float">
            <text:p>0</text:p>
          </table:table-cell>
          <table:table-cell table:style-name="ce18" table:formula="of:=[.M389]-[.N38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4229" calcext:value-type="float">
            <text:p>524284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686047" calcext:value-type="float">
            <text:p>2128,686047</text:p>
          </table:table-cell>
          <table:table-cell table:style-name="ce37" table:formula="of:=IF([.H390]=&quot;&quot;;[.R39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90]=&quot;&quot;;[.T390];&quot;&quot;)" office:value-type="float" office:value="524285689" calcext:value-type="float">
            <text:p>524285689</text:p>
          </table:table-cell>
          <table:table-cell table:style-name="ce37" table:formula="of:=IF([.K390]=&quot;&quot;;[.U390];&quot;&quot;)" office:value-type="float" office:value="0" calcext:value-type="float">
            <text:p>0</text:p>
          </table:table-cell>
          <table:table-cell table:formula="of:=IF(AND([.B390]=[.B389];[.D389]=[.D390];[.D389]&lt;&gt;&quot;&quot;;[.B389]&lt;&gt;&quot;&quot;);&quot;Retransmisión&quot;;&quot;&quot;)">
            <text:p/>
          </table:table-cell>
          <table:table-cell/>
          <table:table-cell table:style-name="ce37" table:formula="of:=IF([.R390]&gt;[.$R$648];[.R390];&quot;&quot;)">
            <text:p/>
          </table:table-cell>
          <table:table-cell table:style-name="ce37" table:formula="of:=IF([.R390]&gt;[.$R$648];[.S390];&quot;&quot;)">
            <text:p/>
          </table:table-cell>
          <table:table-cell table:style-name="ce37" table:formula="of:=IF([.R390]&gt;[.$R$648];[.T390];&quot;&quot;)">
            <text:p/>
          </table:table-cell>
          <table:table-cell table:style-name="ce37" table:formula="of:=IF([.R390]&gt;[.$R$648];[.U390];&quot;&quot;)">
            <text:p/>
          </table:table-cell>
          <table:table-cell table:formula="of:=IF(AND([.H390]=[.H389];[.H38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90]&lt;&gt;&quot;&quot;;[.E390];[.K390])" office:value-type="float" office:value="0" calcext:value-type="float">
            <text:p>0</text:p>
          </table:table-cell>
          <table:table-cell table:style-name="ce18" table:formula="of:=[.M390]-[.N39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5689" calcext:value-type="float">
            <text:p>524285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701809" calcext:value-type="float">
            <text:p>2128,701809</text:p>
          </table:table-cell>
          <table:table-cell table:style-name="ce37" table:formula="of:=IF([.H391]=&quot;&quot;;[.R391];&quot;&quot;)">
            <text:p/>
          </table:table-cell>
          <table:table-cell table:style-name="ce40" table:formula="of:=IF([.I391]=&quot;&quot;;[.S391];&quot;&quot;)">
            <text:p/>
          </table:table-cell>
          <table:table-cell table:style-name="ce37" table:formula="of:=IF([.J391]=&quot;&quot;;[.T391];&quot;&quot;)">
            <text:p/>
          </table:table-cell>
          <table:table-cell table:style-name="ce37" table:formula="of:=IF([.K391]=&quot;&quot;;[.U391];&quot;&quot;)">
            <text:p/>
          </table:table-cell>
          <table:table-cell table:formula="of:=IF(AND([.B391]=[.B390];[.D390]=[.D391];[.D390]&lt;&gt;&quot;&quot;;[.B390]&lt;&gt;&quot;&quot;);&quot;Retransmisión&quot;;&quot;&quot;)">
            <text:p/>
          </table:table-cell>
          <table:table-cell/>
          <table:table-cell table:style-name="ce37" table:formula="of:=IF([.R391]&gt;[.$R$648];[.R391];&quot;&quot;)" office:value-type="float" office:value="524285689" calcext:value-type="float">
            <text:p>5242856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91]&gt;[.$R$648];[.T391];&quot;&quot;)" office:value-type="float" office:value="229370" calcext:value-type="float">
            <text:p>229370</text:p>
          </table:table-cell>
          <table:table-cell table:style-name="ce37" table:formula="of:=IF([.R391]&gt;[.$R$648];[.U391];&quot;&quot;)" office:value-type="float" office:value="1460" calcext:value-type="float">
            <text:p>1460</text:p>
          </table:table-cell>
          <table:table-cell table:formula="of:=IF(AND([.H391]=[.H390];[.H39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91]&lt;&gt;&quot;&quot;;[.E391];[.K391])" office:value-type="float" office:value="1460" calcext:value-type="float">
            <text:p>1460</text:p>
          </table:table-cell>
          <table:table-cell table:style-name="ce18" table:formula="of:=[.M391]-[.N391]" office:value-type="float" office:value="40" calcext:value-type="float">
            <text:p>40</text:p>
          </table:table-cell>
          <table:table-cell table:number-columns-repeated="2"/>
          <table:table-cell office:value-type="float" office:value="524285689" calcext:value-type="float">
            <text:p>524285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704153" calcext:value-type="float">
            <text:p>2128,704153</text:p>
          </table:table-cell>
          <table:table-cell table:style-name="ce37" table:formula="of:=IF([.H392]=&quot;&quot;;[.R392];&quot;&quot;)">
            <text:p/>
          </table:table-cell>
          <table:table-cell table:style-name="ce40" table:formula="of:=IF([.I392]=&quot;&quot;;[.S392];&quot;&quot;)">
            <text:p/>
          </table:table-cell>
          <table:table-cell table:style-name="ce37" table:formula="of:=IF([.J392]=&quot;&quot;;[.T392];&quot;&quot;)">
            <text:p/>
          </table:table-cell>
          <table:table-cell table:style-name="ce37" table:formula="of:=IF([.K392]=&quot;&quot;;[.U392];&quot;&quot;)">
            <text:p/>
          </table:table-cell>
          <table:table-cell table:formula="of:=IF(AND([.B392]=[.B391];[.D391]=[.D392];[.D391]&lt;&gt;&quot;&quot;;[.B391]&lt;&gt;&quot;&quot;);&quot;Retransmisión&quot;;&quot;&quot;)">
            <text:p/>
          </table:table-cell>
          <table:table-cell/>
          <table:table-cell table:style-name="ce37" table:formula="of:=IF([.R392]&gt;[.$R$648];[.R392];&quot;&quot;)" office:value-type="float" office:value="524287149" calcext:value-type="float">
            <text:p>52428714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392]&gt;[.$R$648];[.T392];&quot;&quot;)" office:value-type="float" office:value="229370" calcext:value-type="float">
            <text:p>229370</text:p>
          </table:table-cell>
          <table:table-cell table:style-name="ce37" table:formula="of:=IF([.R392]&gt;[.$R$648];[.U392];&quot;&quot;)" office:value-type="float" office:value="1460" calcext:value-type="float">
            <text:p>1460</text:p>
          </table:table-cell>
          <table:table-cell table:formula="of:=IF(AND([.H392]=[.H391];[.H39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92]&lt;&gt;&quot;&quot;;[.E392];[.K392])" office:value-type="float" office:value="1460" calcext:value-type="float">
            <text:p>1460</text:p>
          </table:table-cell>
          <table:table-cell table:style-name="ce18" table:formula="of:=[.M392]-[.N392]" office:value-type="float" office:value="40" calcext:value-type="float">
            <text:p>40</text:p>
          </table:table-cell>
          <table:table-cell table:number-columns-repeated="2"/>
          <table:table-cell office:value-type="float" office:value="524287149" calcext:value-type="float">
            <text:p>5242871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706061" calcext:value-type="float">
            <text:p>2128,706061</text:p>
          </table:table-cell>
          <table:table-cell table:style-name="ce37" table:formula="of:=IF([.H393]=&quot;&quot;;[.R393];&quot;&quot;)">
            <text:p/>
          </table:table-cell>
          <table:table-cell table:style-name="ce40" table:formula="of:=IF([.I393]=&quot;&quot;;[.S393];&quot;&quot;)">
            <text:p/>
          </table:table-cell>
          <table:table-cell table:style-name="ce37" table:formula="of:=IF([.J393]=&quot;&quot;;[.T393];&quot;&quot;)">
            <text:p/>
          </table:table-cell>
          <table:table-cell table:style-name="ce37" table:formula="of:=IF([.K393]=&quot;&quot;;[.U393];&quot;&quot;)">
            <text:p/>
          </table:table-cell>
          <table:table-cell table:formula="of:=IF(AND([.B393]=[.B392];[.D392]=[.D393];[.D392]&lt;&gt;&quot;&quot;;[.B392]&lt;&gt;&quot;&quot;);&quot;Retransmisión&quot;;&quot;&quot;)">
            <text:p/>
          </table:table-cell>
          <table:table-cell/>
          <table:table-cell table:style-name="ce37" table:formula="of:=IF([.R393]&gt;[.$R$648];[.R393];&quot;&quot;)" office:value-type="float" office:value="524288609" calcext:value-type="float">
            <text:p>5242886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93]&gt;[.$R$648];[.T393];&quot;&quot;)" office:value-type="float" office:value="229370" calcext:value-type="float">
            <text:p>229370</text:p>
          </table:table-cell>
          <table:table-cell table:style-name="ce37" table:formula="of:=IF([.R393]&gt;[.$R$648];[.U393];&quot;&quot;)" office:value-type="float" office:value="1460" calcext:value-type="float">
            <text:p>1460</text:p>
          </table:table-cell>
          <table:table-cell table:formula="of:=IF(AND([.H393]=[.H392];[.H39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93]&lt;&gt;&quot;&quot;;[.E393];[.K393])" office:value-type="float" office:value="1460" calcext:value-type="float">
            <text:p>1460</text:p>
          </table:table-cell>
          <table:table-cell table:style-name="ce18" table:formula="of:=[.M393]-[.N393]" office:value-type="float" office:value="40" calcext:value-type="float">
            <text:p>40</text:p>
          </table:table-cell>
          <table:table-cell table:number-columns-repeated="2"/>
          <table:table-cell office:value-type="float" office:value="524288609" calcext:value-type="float">
            <text:p>524288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706292" calcext:value-type="float">
            <text:p>2128,706292</text:p>
          </table:table-cell>
          <table:table-cell table:style-name="ce37" table:formula="of:=IF([.H394]=&quot;&quot;;[.R39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94]=&quot;&quot;;[.T394];&quot;&quot;)" office:value-type="float" office:value="524288609" calcext:value-type="float">
            <text:p>524288609</text:p>
          </table:table-cell>
          <table:table-cell table:style-name="ce37" table:formula="of:=IF([.K394]=&quot;&quot;;[.U394];&quot;&quot;)" office:value-type="float" office:value="0" calcext:value-type="float">
            <text:p>0</text:p>
          </table:table-cell>
          <table:table-cell table:formula="of:=IF(AND([.B394]=[.B393];[.D393]=[.D394];[.D393]&lt;&gt;&quot;&quot;;[.B393]&lt;&gt;&quot;&quot;);&quot;Retransmisión&quot;;&quot;&quot;)">
            <text:p/>
          </table:table-cell>
          <table:table-cell/>
          <table:table-cell table:style-name="ce37" table:formula="of:=IF([.R394]&gt;[.$R$648];[.R394];&quot;&quot;)">
            <text:p/>
          </table:table-cell>
          <table:table-cell table:style-name="ce37" table:formula="of:=IF([.R394]&gt;[.$R$648];[.S394];&quot;&quot;)">
            <text:p/>
          </table:table-cell>
          <table:table-cell table:style-name="ce37" table:formula="of:=IF([.R394]&gt;[.$R$648];[.T394];&quot;&quot;)">
            <text:p/>
          </table:table-cell>
          <table:table-cell table:style-name="ce37" table:formula="of:=IF([.R394]&gt;[.$R$648];[.U394];&quot;&quot;)">
            <text:p/>
          </table:table-cell>
          <table:table-cell table:formula="of:=IF(AND([.H394]=[.H393];[.H39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94]&lt;&gt;&quot;&quot;;[.E394];[.K394])" office:value-type="float" office:value="0" calcext:value-type="float">
            <text:p>0</text:p>
          </table:table-cell>
          <table:table-cell table:style-name="ce18" table:formula="of:=[.M394]-[.N39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8609" calcext:value-type="float">
            <text:p>5242886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748032" calcext:value-type="float">
            <text:p>2128,748032</text:p>
          </table:table-cell>
          <table:table-cell table:style-name="ce37" table:formula="of:=IF([.H395]=&quot;&quot;;[.R39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95]=&quot;&quot;;[.T395];&quot;&quot;)" office:value-type="float" office:value="524290069" calcext:value-type="float">
            <text:p>524290069</text:p>
          </table:table-cell>
          <table:table-cell table:style-name="ce37" table:formula="of:=IF([.K395]=&quot;&quot;;[.U395];&quot;&quot;)" office:value-type="float" office:value="0" calcext:value-type="float">
            <text:p>0</text:p>
          </table:table-cell>
          <table:table-cell table:formula="of:=IF(AND([.B395]=[.B394];[.D394]=[.D395];[.D394]&lt;&gt;&quot;&quot;;[.B394]&lt;&gt;&quot;&quot;);&quot;Retransmisión&quot;;&quot;&quot;)">
            <text:p/>
          </table:table-cell>
          <table:table-cell/>
          <table:table-cell table:style-name="ce37" table:formula="of:=IF([.R395]&gt;[.$R$648];[.R395];&quot;&quot;)">
            <text:p/>
          </table:table-cell>
          <table:table-cell table:style-name="ce37" table:formula="of:=IF([.R395]&gt;[.$R$648];[.S395];&quot;&quot;)">
            <text:p/>
          </table:table-cell>
          <table:table-cell table:style-name="ce37" table:formula="of:=IF([.R395]&gt;[.$R$648];[.T395];&quot;&quot;)">
            <text:p/>
          </table:table-cell>
          <table:table-cell table:style-name="ce37" table:formula="of:=IF([.R395]&gt;[.$R$648];[.U395];&quot;&quot;)">
            <text:p/>
          </table:table-cell>
          <table:table-cell table:formula="of:=IF(AND([.H395]=[.H394];[.H39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95]&lt;&gt;&quot;&quot;;[.E395];[.K395])" office:value-type="float" office:value="0" calcext:value-type="float">
            <text:p>0</text:p>
          </table:table-cell>
          <table:table-cell table:style-name="ce18" table:formula="of:=[.M395]-[.N39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90069" calcext:value-type="float">
            <text:p>5242900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757087" calcext:value-type="float">
            <text:p>2128,757087</text:p>
          </table:table-cell>
          <table:table-cell table:style-name="ce37" table:formula="of:=IF([.H396]=&quot;&quot;;[.R396];&quot;&quot;)">
            <text:p/>
          </table:table-cell>
          <table:table-cell table:style-name="ce40" table:formula="of:=IF([.I396]=&quot;&quot;;[.S396];&quot;&quot;)">
            <text:p/>
          </table:table-cell>
          <table:table-cell table:style-name="ce37" table:formula="of:=IF([.J396]=&quot;&quot;;[.T396];&quot;&quot;)">
            <text:p/>
          </table:table-cell>
          <table:table-cell table:style-name="ce37" table:formula="of:=IF([.K396]=&quot;&quot;;[.U396];&quot;&quot;)">
            <text:p/>
          </table:table-cell>
          <table:table-cell table:formula="of:=IF(AND([.B396]=[.B395];[.D395]=[.D396];[.D395]&lt;&gt;&quot;&quot;;[.B395]&lt;&gt;&quot;&quot;);&quot;Retransmisión&quot;;&quot;&quot;)">
            <text:p/>
          </table:table-cell>
          <table:table-cell/>
          <table:table-cell table:style-name="ce37" table:formula="of:=IF([.R396]&gt;[.$R$648];[.R396];&quot;&quot;)" office:value-type="float" office:value="524290069" calcext:value-type="float">
            <text:p>52429006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396]&gt;[.$R$648];[.T396];&quot;&quot;)" office:value-type="float" office:value="229370" calcext:value-type="float">
            <text:p>229370</text:p>
          </table:table-cell>
          <table:table-cell table:style-name="ce37" table:formula="of:=IF([.R396]&gt;[.$R$648];[.U396];&quot;&quot;)" office:value-type="float" office:value="1460" calcext:value-type="float">
            <text:p>1460</text:p>
          </table:table-cell>
          <table:table-cell table:formula="of:=IF(AND([.H396]=[.H395];[.H39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96]&lt;&gt;&quot;&quot;;[.E396];[.K396])" office:value-type="float" office:value="1460" calcext:value-type="float">
            <text:p>1460</text:p>
          </table:table-cell>
          <table:table-cell table:style-name="ce18" table:formula="of:=[.M396]-[.N396]" office:value-type="float" office:value="40" calcext:value-type="float">
            <text:p>40</text:p>
          </table:table-cell>
          <table:table-cell table:number-columns-repeated="2"/>
          <table:table-cell office:value-type="float" office:value="524290069" calcext:value-type="float">
            <text:p>5242900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758964" calcext:value-type="float">
            <text:p>2128,758964</text:p>
          </table:table-cell>
          <table:table-cell table:style-name="ce37" table:formula="of:=IF([.H397]=&quot;&quot;;[.R397];&quot;&quot;)">
            <text:p/>
          </table:table-cell>
          <table:table-cell table:style-name="ce40" table:formula="of:=IF([.I397]=&quot;&quot;;[.S397];&quot;&quot;)">
            <text:p/>
          </table:table-cell>
          <table:table-cell table:style-name="ce37" table:formula="of:=IF([.J397]=&quot;&quot;;[.T397];&quot;&quot;)">
            <text:p/>
          </table:table-cell>
          <table:table-cell table:style-name="ce37" table:formula="of:=IF([.K397]=&quot;&quot;;[.U397];&quot;&quot;)">
            <text:p/>
          </table:table-cell>
          <table:table-cell table:formula="of:=IF(AND([.B397]=[.B396];[.D396]=[.D397];[.D396]&lt;&gt;&quot;&quot;;[.B396]&lt;&gt;&quot;&quot;);&quot;Retransmisión&quot;;&quot;&quot;)">
            <text:p/>
          </table:table-cell>
          <table:table-cell/>
          <table:table-cell table:style-name="ce37" table:formula="of:=IF([.R397]&gt;[.$R$648];[.R397];&quot;&quot;)" office:value-type="float" office:value="524291529" calcext:value-type="float">
            <text:p>5242915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397]&gt;[.$R$648];[.T397];&quot;&quot;)" office:value-type="float" office:value="229370" calcext:value-type="float">
            <text:p>229370</text:p>
          </table:table-cell>
          <table:table-cell table:style-name="ce37" table:formula="of:=IF([.R397]&gt;[.$R$648];[.U397];&quot;&quot;)" office:value-type="float" office:value="1460" calcext:value-type="float">
            <text:p>1460</text:p>
          </table:table-cell>
          <table:table-cell table:formula="of:=IF(AND([.H397]=[.H396];[.H39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397]&lt;&gt;&quot;&quot;;[.E397];[.K397])" office:value-type="float" office:value="1460" calcext:value-type="float">
            <text:p>1460</text:p>
          </table:table-cell>
          <table:table-cell table:style-name="ce18" table:formula="of:=[.M397]-[.N397]" office:value-type="float" office:value="40" calcext:value-type="float">
            <text:p>40</text:p>
          </table:table-cell>
          <table:table-cell table:number-columns-repeated="2"/>
          <table:table-cell office:value-type="float" office:value="524291529" calcext:value-type="float">
            <text:p>524291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760365" calcext:value-type="float">
            <text:p>2128,760365</text:p>
          </table:table-cell>
          <table:table-cell table:style-name="ce37" table:formula="of:=IF([.H398]=&quot;&quot;;[.R39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98]=&quot;&quot;;[.T398];&quot;&quot;)" office:value-type="float" office:value="524292989" calcext:value-type="float">
            <text:p>524292989</text:p>
          </table:table-cell>
          <table:table-cell table:style-name="ce37" table:formula="of:=IF([.K398]=&quot;&quot;;[.U398];&quot;&quot;)" office:value-type="float" office:value="0" calcext:value-type="float">
            <text:p>0</text:p>
          </table:table-cell>
          <table:table-cell table:formula="of:=IF(AND([.B398]=[.B397];[.D397]=[.D398];[.D397]&lt;&gt;&quot;&quot;;[.B397]&lt;&gt;&quot;&quot;);&quot;Retransmisión&quot;;&quot;&quot;)">
            <text:p/>
          </table:table-cell>
          <table:table-cell/>
          <table:table-cell table:style-name="ce37" table:formula="of:=IF([.R398]&gt;[.$R$648];[.R398];&quot;&quot;)">
            <text:p/>
          </table:table-cell>
          <table:table-cell table:style-name="ce37" table:formula="of:=IF([.R398]&gt;[.$R$648];[.S398];&quot;&quot;)">
            <text:p/>
          </table:table-cell>
          <table:table-cell table:style-name="ce37" table:formula="of:=IF([.R398]&gt;[.$R$648];[.T398];&quot;&quot;)">
            <text:p/>
          </table:table-cell>
          <table:table-cell table:style-name="ce37" table:formula="of:=IF([.R398]&gt;[.$R$648];[.U398];&quot;&quot;)">
            <text:p/>
          </table:table-cell>
          <table:table-cell table:formula="of:=IF(AND([.H398]=[.H397];[.H39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98]&lt;&gt;&quot;&quot;;[.E398];[.K398])" office:value-type="float" office:value="0" calcext:value-type="float">
            <text:p>0</text:p>
          </table:table-cell>
          <table:table-cell table:style-name="ce18" table:formula="of:=[.M398]-[.N39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92989" calcext:value-type="float">
            <text:p>5242929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810071" calcext:value-type="float">
            <text:p>2128,810071</text:p>
          </table:table-cell>
          <table:table-cell table:style-name="ce37" table:formula="of:=IF([.H399]=&quot;&quot;;[.R39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399]=&quot;&quot;;[.T399];&quot;&quot;)" office:value-type="float" office:value="524292989" calcext:value-type="float">
            <text:p>524292989</text:p>
          </table:table-cell>
          <table:table-cell table:style-name="ce37" table:formula="of:=IF([.K399]=&quot;&quot;;[.U399];&quot;&quot;)" office:value-type="float" office:value="0" calcext:value-type="float">
            <text:p>0</text:p>
          </table:table-cell>
          <table:table-cell table:formula="of:=IF(AND([.B399]=[.B398];[.D398]=[.D399];[.D398]&lt;&gt;&quot;&quot;;[.B39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399]&gt;[.$R$648];[.R399];&quot;&quot;)">
            <text:p/>
          </table:table-cell>
          <table:table-cell table:style-name="ce37" table:formula="of:=IF([.R399]&gt;[.$R$648];[.S399];&quot;&quot;)">
            <text:p/>
          </table:table-cell>
          <table:table-cell table:style-name="ce37" table:formula="of:=IF([.R399]&gt;[.$R$648];[.T399];&quot;&quot;)">
            <text:p/>
          </table:table-cell>
          <table:table-cell table:style-name="ce37" table:formula="of:=IF([.R399]&gt;[.$R$648];[.U399];&quot;&quot;)">
            <text:p/>
          </table:table-cell>
          <table:table-cell table:formula="of:=IF(AND([.H399]=[.H398];[.H39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399]&lt;&gt;&quot;&quot;;[.E399];[.K399])" office:value-type="float" office:value="0" calcext:value-type="float">
            <text:p>0</text:p>
          </table:table-cell>
          <table:table-cell table:style-name="ce18" table:formula="of:=[.M399]-[.N39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92989" calcext:value-type="float">
            <text:p>5242929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818589" calcext:value-type="float">
            <text:p>2128,818589</text:p>
          </table:table-cell>
          <table:table-cell table:style-name="ce37" table:formula="of:=IF([.H400]=&quot;&quot;;[.R400];&quot;&quot;)">
            <text:p/>
          </table:table-cell>
          <table:table-cell table:style-name="ce40" table:formula="of:=IF([.I400]=&quot;&quot;;[.S400];&quot;&quot;)">
            <text:p/>
          </table:table-cell>
          <table:table-cell table:style-name="ce37" table:formula="of:=IF([.J400]=&quot;&quot;;[.T400];&quot;&quot;)">
            <text:p/>
          </table:table-cell>
          <table:table-cell table:style-name="ce37" table:formula="of:=IF([.K400]=&quot;&quot;;[.U400];&quot;&quot;)">
            <text:p/>
          </table:table-cell>
          <table:table-cell table:formula="of:=IF(AND([.B400]=[.B399];[.D399]=[.D400];[.D399]&lt;&gt;&quot;&quot;;[.B399]&lt;&gt;&quot;&quot;);&quot;Retransmisión&quot;;&quot;&quot;)">
            <text:p/>
          </table:table-cell>
          <table:table-cell/>
          <table:table-cell table:style-name="ce37" table:formula="of:=IF([.R400]&gt;[.$R$648];[.R400];&quot;&quot;)" office:value-type="float" office:value="524292989" calcext:value-type="float">
            <text:p>5242929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00]&gt;[.$R$648];[.T400];&quot;&quot;)" office:value-type="float" office:value="229370" calcext:value-type="float">
            <text:p>229370</text:p>
          </table:table-cell>
          <table:table-cell table:style-name="ce37" table:formula="of:=IF([.R400]&gt;[.$R$648];[.U400];&quot;&quot;)" office:value-type="float" office:value="1460" calcext:value-type="float">
            <text:p>1460</text:p>
          </table:table-cell>
          <table:table-cell table:formula="of:=IF(AND([.H400]=[.H399];[.H39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00]&lt;&gt;&quot;&quot;;[.E400];[.K400])" office:value-type="float" office:value="1460" calcext:value-type="float">
            <text:p>1460</text:p>
          </table:table-cell>
          <table:table-cell table:style-name="ce18" table:formula="of:=[.M400]-[.N400]" office:value-type="float" office:value="40" calcext:value-type="float">
            <text:p>40</text:p>
          </table:table-cell>
          <table:table-cell table:number-columns-repeated="2"/>
          <table:table-cell office:value-type="float" office:value="524292989" calcext:value-type="float">
            <text:p>524292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821271" calcext:value-type="float">
            <text:p>2128,821271</text:p>
          </table:table-cell>
          <table:table-cell table:style-name="ce37" table:formula="of:=IF([.H401]=&quot;&quot;;[.R401];&quot;&quot;)">
            <text:p/>
          </table:table-cell>
          <table:table-cell table:style-name="ce40" table:formula="of:=IF([.I401]=&quot;&quot;;[.S401];&quot;&quot;)">
            <text:p/>
          </table:table-cell>
          <table:table-cell table:style-name="ce37" table:formula="of:=IF([.J401]=&quot;&quot;;[.T401];&quot;&quot;)">
            <text:p/>
          </table:table-cell>
          <table:table-cell table:style-name="ce37" table:formula="of:=IF([.K401]=&quot;&quot;;[.U401];&quot;&quot;)">
            <text:p/>
          </table:table-cell>
          <table:table-cell table:formula="of:=IF(AND([.B401]=[.B400];[.D400]=[.D401];[.D400]&lt;&gt;&quot;&quot;;[.B400]&lt;&gt;&quot;&quot;);&quot;Retransmisión&quot;;&quot;&quot;)">
            <text:p/>
          </table:table-cell>
          <table:table-cell/>
          <table:table-cell table:style-name="ce37" table:formula="of:=IF([.R401]&gt;[.$R$648];[.R401];&quot;&quot;)" office:value-type="float" office:value="524294449" calcext:value-type="float">
            <text:p>5242944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01]&gt;[.$R$648];[.T401];&quot;&quot;)" office:value-type="float" office:value="229370" calcext:value-type="float">
            <text:p>229370</text:p>
          </table:table-cell>
          <table:table-cell table:style-name="ce37" table:formula="of:=IF([.R401]&gt;[.$R$648];[.U401];&quot;&quot;)" office:value-type="float" office:value="1460" calcext:value-type="float">
            <text:p>1460</text:p>
          </table:table-cell>
          <table:table-cell table:formula="of:=IF(AND([.H401]=[.H400];[.H40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01]&lt;&gt;&quot;&quot;;[.E401];[.K401])" office:value-type="float" office:value="1460" calcext:value-type="float">
            <text:p>1460</text:p>
          </table:table-cell>
          <table:table-cell table:style-name="ce18" table:formula="of:=[.M401]-[.N401]" office:value-type="float" office:value="40" calcext:value-type="float">
            <text:p>40</text:p>
          </table:table-cell>
          <table:table-cell table:number-columns-repeated="2"/>
          <table:table-cell office:value-type="float" office:value="524294449" calcext:value-type="float">
            <text:p>524294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82311" calcext:value-type="float">
            <text:p>2128,82311</text:p>
          </table:table-cell>
          <table:table-cell table:style-name="ce37" table:formula="of:=IF([.H402]=&quot;&quot;;[.R402];&quot;&quot;)">
            <text:p/>
          </table:table-cell>
          <table:table-cell table:style-name="ce40" table:formula="of:=IF([.I402]=&quot;&quot;;[.S402];&quot;&quot;)">
            <text:p/>
          </table:table-cell>
          <table:table-cell table:style-name="ce37" table:formula="of:=IF([.J402]=&quot;&quot;;[.T402];&quot;&quot;)">
            <text:p/>
          </table:table-cell>
          <table:table-cell table:style-name="ce37" table:formula="of:=IF([.K402]=&quot;&quot;;[.U402];&quot;&quot;)">
            <text:p/>
          </table:table-cell>
          <table:table-cell table:formula="of:=IF(AND([.B402]=[.B401];[.D401]=[.D402];[.D401]&lt;&gt;&quot;&quot;;[.B401]&lt;&gt;&quot;&quot;);&quot;Retransmisión&quot;;&quot;&quot;)">
            <text:p/>
          </table:table-cell>
          <table:table-cell/>
          <table:table-cell table:style-name="ce37" table:formula="of:=IF([.R402]&gt;[.$R$648];[.R402];&quot;&quot;)" office:value-type="float" office:value="524295909" calcext:value-type="float">
            <text:p>5242959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02]&gt;[.$R$648];[.T402];&quot;&quot;)" office:value-type="float" office:value="229370" calcext:value-type="float">
            <text:p>229370</text:p>
          </table:table-cell>
          <table:table-cell table:style-name="ce37" table:formula="of:=IF([.R402]&gt;[.$R$648];[.U402];&quot;&quot;)" office:value-type="float" office:value="1460" calcext:value-type="float">
            <text:p>1460</text:p>
          </table:table-cell>
          <table:table-cell table:formula="of:=IF(AND([.H402]=[.H401];[.H40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02]&lt;&gt;&quot;&quot;;[.E402];[.K402])" office:value-type="float" office:value="1460" calcext:value-type="float">
            <text:p>1460</text:p>
          </table:table-cell>
          <table:table-cell table:style-name="ce18" table:formula="of:=[.M402]-[.N402]" office:value-type="float" office:value="40" calcext:value-type="float">
            <text:p>40</text:p>
          </table:table-cell>
          <table:table-cell table:number-columns-repeated="2"/>
          <table:table-cell office:value-type="float" office:value="524295909" calcext:value-type="float">
            <text:p>524295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823332" calcext:value-type="float">
            <text:p>2128,823332</text:p>
          </table:table-cell>
          <table:table-cell table:style-name="ce37" table:formula="of:=IF([.H403]=&quot;&quot;;[.R40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03]=&quot;&quot;;[.T403];&quot;&quot;)" office:value-type="float" office:value="524295909" calcext:value-type="float">
            <text:p>524295909</text:p>
          </table:table-cell>
          <table:table-cell table:style-name="ce37" table:formula="of:=IF([.K403]=&quot;&quot;;[.U403];&quot;&quot;)" office:value-type="float" office:value="0" calcext:value-type="float">
            <text:p>0</text:p>
          </table:table-cell>
          <table:table-cell table:formula="of:=IF(AND([.B403]=[.B402];[.D402]=[.D403];[.D402]&lt;&gt;&quot;&quot;;[.B402]&lt;&gt;&quot;&quot;);&quot;Retransmisión&quot;;&quot;&quot;)">
            <text:p/>
          </table:table-cell>
          <table:table-cell/>
          <table:table-cell table:style-name="ce37" table:formula="of:=IF([.R403]&gt;[.$R$648];[.R403];&quot;&quot;)">
            <text:p/>
          </table:table-cell>
          <table:table-cell table:style-name="ce37" table:formula="of:=IF([.R403]&gt;[.$R$648];[.S403];&quot;&quot;)">
            <text:p/>
          </table:table-cell>
          <table:table-cell table:style-name="ce37" table:formula="of:=IF([.R403]&gt;[.$R$648];[.T403];&quot;&quot;)">
            <text:p/>
          </table:table-cell>
          <table:table-cell table:style-name="ce37" table:formula="of:=IF([.R403]&gt;[.$R$648];[.U403];&quot;&quot;)">
            <text:p/>
          </table:table-cell>
          <table:table-cell table:formula="of:=IF(AND([.H403]=[.H402];[.H40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03]&lt;&gt;&quot;&quot;;[.E403];[.K403])" office:value-type="float" office:value="0" calcext:value-type="float">
            <text:p>0</text:p>
          </table:table-cell>
          <table:table-cell table:style-name="ce18" table:formula="of:=[.M403]-[.N40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95909" calcext:value-type="float">
            <text:p>524295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871042" calcext:value-type="float">
            <text:p>2128,871042</text:p>
          </table:table-cell>
          <table:table-cell table:style-name="ce37" table:formula="of:=IF([.H404]=&quot;&quot;;[.R40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04]=&quot;&quot;;[.T404];&quot;&quot;)" office:value-type="float" office:value="524297369" calcext:value-type="float">
            <text:p>524297369</text:p>
          </table:table-cell>
          <table:table-cell table:style-name="ce37" table:formula="of:=IF([.K404]=&quot;&quot;;[.U404];&quot;&quot;)" office:value-type="float" office:value="0" calcext:value-type="float">
            <text:p>0</text:p>
          </table:table-cell>
          <table:table-cell table:formula="of:=IF(AND([.B404]=[.B403];[.D403]=[.D404];[.D403]&lt;&gt;&quot;&quot;;[.B403]&lt;&gt;&quot;&quot;);&quot;Retransmisión&quot;;&quot;&quot;)">
            <text:p/>
          </table:table-cell>
          <table:table-cell/>
          <table:table-cell table:style-name="ce37" table:formula="of:=IF([.R404]&gt;[.$R$648];[.R404];&quot;&quot;)">
            <text:p/>
          </table:table-cell>
          <table:table-cell table:style-name="ce37" table:formula="of:=IF([.R404]&gt;[.$R$648];[.S404];&quot;&quot;)">
            <text:p/>
          </table:table-cell>
          <table:table-cell table:style-name="ce37" table:formula="of:=IF([.R404]&gt;[.$R$648];[.T404];&quot;&quot;)">
            <text:p/>
          </table:table-cell>
          <table:table-cell table:style-name="ce37" table:formula="of:=IF([.R404]&gt;[.$R$648];[.U404];&quot;&quot;)">
            <text:p/>
          </table:table-cell>
          <table:table-cell table:formula="of:=IF(AND([.H404]=[.H403];[.H40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04]&lt;&gt;&quot;&quot;;[.E404];[.K404])" office:value-type="float" office:value="0" calcext:value-type="float">
            <text:p>0</text:p>
          </table:table-cell>
          <table:table-cell table:style-name="ce18" table:formula="of:=[.M404]-[.N40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97369" calcext:value-type="float">
            <text:p>5242973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882288" calcext:value-type="float">
            <text:p>2128,882288</text:p>
          </table:table-cell>
          <table:table-cell table:style-name="ce37" table:formula="of:=IF([.H405]=&quot;&quot;;[.R405];&quot;&quot;)">
            <text:p/>
          </table:table-cell>
          <table:table-cell table:style-name="ce40" table:formula="of:=IF([.I405]=&quot;&quot;;[.S405];&quot;&quot;)">
            <text:p/>
          </table:table-cell>
          <table:table-cell table:style-name="ce37" table:formula="of:=IF([.J405]=&quot;&quot;;[.T405];&quot;&quot;)">
            <text:p/>
          </table:table-cell>
          <table:table-cell table:style-name="ce37" table:formula="of:=IF([.K405]=&quot;&quot;;[.U405];&quot;&quot;)">
            <text:p/>
          </table:table-cell>
          <table:table-cell table:formula="of:=IF(AND([.B405]=[.B404];[.D404]=[.D405];[.D404]&lt;&gt;&quot;&quot;;[.B404]&lt;&gt;&quot;&quot;);&quot;Retransmisión&quot;;&quot;&quot;)">
            <text:p/>
          </table:table-cell>
          <table:table-cell/>
          <table:table-cell table:style-name="ce37" table:formula="of:=IF([.R405]&gt;[.$R$648];[.R405];&quot;&quot;)" office:value-type="float" office:value="524297369" calcext:value-type="float">
            <text:p>5242973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05]&gt;[.$R$648];[.T405];&quot;&quot;)" office:value-type="float" office:value="229370" calcext:value-type="float">
            <text:p>229370</text:p>
          </table:table-cell>
          <table:table-cell table:style-name="ce37" table:formula="of:=IF([.R405]&gt;[.$R$648];[.U405];&quot;&quot;)" office:value-type="float" office:value="1460" calcext:value-type="float">
            <text:p>1460</text:p>
          </table:table-cell>
          <table:table-cell table:formula="of:=IF(AND([.H405]=[.H404];[.H40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05]&lt;&gt;&quot;&quot;;[.E405];[.K405])" office:value-type="float" office:value="1460" calcext:value-type="float">
            <text:p>1460</text:p>
          </table:table-cell>
          <table:table-cell table:style-name="ce18" table:formula="of:=[.M405]-[.N405]" office:value-type="float" office:value="40" calcext:value-type="float">
            <text:p>40</text:p>
          </table:table-cell>
          <table:table-cell table:number-columns-repeated="2"/>
          <table:table-cell office:value-type="float" office:value="524297369" calcext:value-type="float">
            <text:p>5242973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884648" calcext:value-type="float">
            <text:p>2128,884648</text:p>
          </table:table-cell>
          <table:table-cell table:style-name="ce37" table:formula="of:=IF([.H406]=&quot;&quot;;[.R406];&quot;&quot;)">
            <text:p/>
          </table:table-cell>
          <table:table-cell table:style-name="ce40" table:formula="of:=IF([.I406]=&quot;&quot;;[.S406];&quot;&quot;)">
            <text:p/>
          </table:table-cell>
          <table:table-cell table:style-name="ce37" table:formula="of:=IF([.J406]=&quot;&quot;;[.T406];&quot;&quot;)">
            <text:p/>
          </table:table-cell>
          <table:table-cell table:style-name="ce37" table:formula="of:=IF([.K406]=&quot;&quot;;[.U406];&quot;&quot;)">
            <text:p/>
          </table:table-cell>
          <table:table-cell table:formula="of:=IF(AND([.B406]=[.B405];[.D405]=[.D406];[.D405]&lt;&gt;&quot;&quot;;[.B405]&lt;&gt;&quot;&quot;);&quot;Retransmisión&quot;;&quot;&quot;)">
            <text:p/>
          </table:table-cell>
          <table:table-cell/>
          <table:table-cell table:style-name="ce37" table:formula="of:=IF([.R406]&gt;[.$R$648];[.R406];&quot;&quot;)" office:value-type="float" office:value="524298829" calcext:value-type="float">
            <text:p>5242988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06]&gt;[.$R$648];[.T406];&quot;&quot;)" office:value-type="float" office:value="229370" calcext:value-type="float">
            <text:p>229370</text:p>
          </table:table-cell>
          <table:table-cell table:style-name="ce37" table:formula="of:=IF([.R406]&gt;[.$R$648];[.U406];&quot;&quot;)" office:value-type="float" office:value="1460" calcext:value-type="float">
            <text:p>1460</text:p>
          </table:table-cell>
          <table:table-cell table:formula="of:=IF(AND([.H406]=[.H405];[.H40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06]&lt;&gt;&quot;&quot;;[.E406];[.K406])" office:value-type="float" office:value="1460" calcext:value-type="float">
            <text:p>1460</text:p>
          </table:table-cell>
          <table:table-cell table:style-name="ce18" table:formula="of:=[.M406]-[.N406]" office:value-type="float" office:value="40" calcext:value-type="float">
            <text:p>40</text:p>
          </table:table-cell>
          <table:table-cell table:number-columns-repeated="2"/>
          <table:table-cell office:value-type="float" office:value="524298829" calcext:value-type="float">
            <text:p>524298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886569" calcext:value-type="float">
            <text:p>2128,886569</text:p>
          </table:table-cell>
          <table:table-cell table:style-name="ce37" table:formula="of:=IF([.H407]=&quot;&quot;;[.R407];&quot;&quot;)">
            <text:p/>
          </table:table-cell>
          <table:table-cell table:style-name="ce40" table:formula="of:=IF([.I407]=&quot;&quot;;[.S407];&quot;&quot;)">
            <text:p/>
          </table:table-cell>
          <table:table-cell table:style-name="ce37" table:formula="of:=IF([.J407]=&quot;&quot;;[.T407];&quot;&quot;)">
            <text:p/>
          </table:table-cell>
          <table:table-cell table:style-name="ce37" table:formula="of:=IF([.K407]=&quot;&quot;;[.U407];&quot;&quot;)">
            <text:p/>
          </table:table-cell>
          <table:table-cell table:formula="of:=IF(AND([.B407]=[.B406];[.D406]=[.D407];[.D406]&lt;&gt;&quot;&quot;;[.B406]&lt;&gt;&quot;&quot;);&quot;Retransmisión&quot;;&quot;&quot;)">
            <text:p/>
          </table:table-cell>
          <table:table-cell/>
          <table:table-cell table:style-name="ce37" table:formula="of:=IF([.R407]&gt;[.$R$648];[.R407];&quot;&quot;)" office:value-type="float" office:value="524300289" calcext:value-type="float">
            <text:p>5243002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07]&gt;[.$R$648];[.T407];&quot;&quot;)" office:value-type="float" office:value="229370" calcext:value-type="float">
            <text:p>229370</text:p>
          </table:table-cell>
          <table:table-cell table:style-name="ce37" table:formula="of:=IF([.R407]&gt;[.$R$648];[.U407];&quot;&quot;)" office:value-type="float" office:value="1460" calcext:value-type="float">
            <text:p>1460</text:p>
          </table:table-cell>
          <table:table-cell table:formula="of:=IF(AND([.H407]=[.H406];[.H40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07]&lt;&gt;&quot;&quot;;[.E407];[.K407])" office:value-type="float" office:value="1460" calcext:value-type="float">
            <text:p>1460</text:p>
          </table:table-cell>
          <table:table-cell table:style-name="ce18" table:formula="of:=[.M407]-[.N407]" office:value-type="float" office:value="40" calcext:value-type="float">
            <text:p>40</text:p>
          </table:table-cell>
          <table:table-cell table:number-columns-repeated="2"/>
          <table:table-cell office:value-type="float" office:value="524300289" calcext:value-type="float">
            <text:p>524300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886793" calcext:value-type="float">
            <text:p>2128,886793</text:p>
          </table:table-cell>
          <table:table-cell table:style-name="ce37" table:formula="of:=IF([.H408]=&quot;&quot;;[.R40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08]=&quot;&quot;;[.T408];&quot;&quot;)" office:value-type="float" office:value="524300289" calcext:value-type="float">
            <text:p>524300289</text:p>
          </table:table-cell>
          <table:table-cell table:style-name="ce37" table:formula="of:=IF([.K408]=&quot;&quot;;[.U408];&quot;&quot;)" office:value-type="float" office:value="0" calcext:value-type="float">
            <text:p>0</text:p>
          </table:table-cell>
          <table:table-cell table:formula="of:=IF(AND([.B408]=[.B407];[.D407]=[.D408];[.D407]&lt;&gt;&quot;&quot;;[.B407]&lt;&gt;&quot;&quot;);&quot;Retransmisión&quot;;&quot;&quot;)">
            <text:p/>
          </table:table-cell>
          <table:table-cell/>
          <table:table-cell table:style-name="ce37" table:formula="of:=IF([.R408]&gt;[.$R$648];[.R408];&quot;&quot;)">
            <text:p/>
          </table:table-cell>
          <table:table-cell table:style-name="ce37" table:formula="of:=IF([.R408]&gt;[.$R$648];[.S408];&quot;&quot;)">
            <text:p/>
          </table:table-cell>
          <table:table-cell table:style-name="ce37" table:formula="of:=IF([.R408]&gt;[.$R$648];[.T408];&quot;&quot;)">
            <text:p/>
          </table:table-cell>
          <table:table-cell table:style-name="ce37" table:formula="of:=IF([.R408]&gt;[.$R$648];[.U408];&quot;&quot;)">
            <text:p/>
          </table:table-cell>
          <table:table-cell table:formula="of:=IF(AND([.H408]=[.H407];[.H40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08]&lt;&gt;&quot;&quot;;[.E408];[.K408])" office:value-type="float" office:value="0" calcext:value-type="float">
            <text:p>0</text:p>
          </table:table-cell>
          <table:table-cell table:style-name="ce18" table:formula="of:=[.M408]-[.N40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00289" calcext:value-type="float">
            <text:p>5243002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935896" calcext:value-type="float">
            <text:p>2128,935896</text:p>
          </table:table-cell>
          <table:table-cell table:style-name="ce37" table:formula="of:=IF([.H409]=&quot;&quot;;[.R40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09]=&quot;&quot;;[.T409];&quot;&quot;)" office:value-type="float" office:value="524301749" calcext:value-type="float">
            <text:p>524301749</text:p>
          </table:table-cell>
          <table:table-cell table:style-name="ce37" table:formula="of:=IF([.K409]=&quot;&quot;;[.U409];&quot;&quot;)" office:value-type="float" office:value="0" calcext:value-type="float">
            <text:p>0</text:p>
          </table:table-cell>
          <table:table-cell table:formula="of:=IF(AND([.B409]=[.B408];[.D408]=[.D409];[.D408]&lt;&gt;&quot;&quot;;[.B408]&lt;&gt;&quot;&quot;);&quot;Retransmisión&quot;;&quot;&quot;)">
            <text:p/>
          </table:table-cell>
          <table:table-cell/>
          <table:table-cell table:style-name="ce37" table:formula="of:=IF([.R409]&gt;[.$R$648];[.R409];&quot;&quot;)">
            <text:p/>
          </table:table-cell>
          <table:table-cell table:style-name="ce37" table:formula="of:=IF([.R409]&gt;[.$R$648];[.S409];&quot;&quot;)">
            <text:p/>
          </table:table-cell>
          <table:table-cell table:style-name="ce37" table:formula="of:=IF([.R409]&gt;[.$R$648];[.T409];&quot;&quot;)">
            <text:p/>
          </table:table-cell>
          <table:table-cell table:style-name="ce37" table:formula="of:=IF([.R409]&gt;[.$R$648];[.U409];&quot;&quot;)">
            <text:p/>
          </table:table-cell>
          <table:table-cell table:formula="of:=IF(AND([.H409]=[.H408];[.H40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09]&lt;&gt;&quot;&quot;;[.E409];[.K409])" office:value-type="float" office:value="0" calcext:value-type="float">
            <text:p>0</text:p>
          </table:table-cell>
          <table:table-cell table:style-name="ce18" table:formula="of:=[.M409]-[.N40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01749" calcext:value-type="float">
            <text:p>5243017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8.943361" calcext:value-type="float">
            <text:p>2128,943361</text:p>
          </table:table-cell>
          <table:table-cell table:style-name="ce37" table:formula="of:=IF([.H410]=&quot;&quot;;[.R410];&quot;&quot;)">
            <text:p/>
          </table:table-cell>
          <table:table-cell table:style-name="ce40" table:formula="of:=IF([.I410]=&quot;&quot;;[.S410];&quot;&quot;)">
            <text:p/>
          </table:table-cell>
          <table:table-cell table:style-name="ce37" table:formula="of:=IF([.J410]=&quot;&quot;;[.T410];&quot;&quot;)">
            <text:p/>
          </table:table-cell>
          <table:table-cell table:style-name="ce37" table:formula="of:=IF([.K410]=&quot;&quot;;[.U410];&quot;&quot;)">
            <text:p/>
          </table:table-cell>
          <table:table-cell table:formula="of:=IF(AND([.B410]=[.B409];[.D409]=[.D410];[.D409]&lt;&gt;&quot;&quot;;[.B409]&lt;&gt;&quot;&quot;);&quot;Retransmisión&quot;;&quot;&quot;)">
            <text:p/>
          </table:table-cell>
          <table:table-cell/>
          <table:table-cell table:style-name="ce37" table:formula="of:=IF([.R410]&gt;[.$R$648];[.R410];&quot;&quot;)" office:value-type="float" office:value="524301749" calcext:value-type="float">
            <text:p>5243017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10]&gt;[.$R$648];[.T410];&quot;&quot;)" office:value-type="float" office:value="229370" calcext:value-type="float">
            <text:p>229370</text:p>
          </table:table-cell>
          <table:table-cell table:style-name="ce37" table:formula="of:=IF([.R410]&gt;[.$R$648];[.U410];&quot;&quot;)" office:value-type="float" office:value="1460" calcext:value-type="float">
            <text:p>1460</text:p>
          </table:table-cell>
          <table:table-cell table:formula="of:=IF(AND([.H410]=[.H409];[.H40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10]&lt;&gt;&quot;&quot;;[.E410];[.K410])" office:value-type="float" office:value="1460" calcext:value-type="float">
            <text:p>1460</text:p>
          </table:table-cell>
          <table:table-cell table:style-name="ce18" table:formula="of:=[.M410]-[.N410]" office:value-type="float" office:value="40" calcext:value-type="float">
            <text:p>40</text:p>
          </table:table-cell>
          <table:table-cell table:number-columns-repeated="2"/>
          <table:table-cell office:value-type="float" office:value="524301749" calcext:value-type="float">
            <text:p>524301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945765" calcext:value-type="float">
            <text:p>2128,945765</text:p>
          </table:table-cell>
          <table:table-cell table:style-name="ce37" table:formula="of:=IF([.H411]=&quot;&quot;;[.R411];&quot;&quot;)">
            <text:p/>
          </table:table-cell>
          <table:table-cell table:style-name="ce40" table:formula="of:=IF([.I411]=&quot;&quot;;[.S411];&quot;&quot;)">
            <text:p/>
          </table:table-cell>
          <table:table-cell table:style-name="ce37" table:formula="of:=IF([.J411]=&quot;&quot;;[.T411];&quot;&quot;)">
            <text:p/>
          </table:table-cell>
          <table:table-cell table:style-name="ce37" table:formula="of:=IF([.K411]=&quot;&quot;;[.U411];&quot;&quot;)">
            <text:p/>
          </table:table-cell>
          <table:table-cell table:formula="of:=IF(AND([.B411]=[.B410];[.D410]=[.D411];[.D410]&lt;&gt;&quot;&quot;;[.B410]&lt;&gt;&quot;&quot;);&quot;Retransmisión&quot;;&quot;&quot;)">
            <text:p/>
          </table:table-cell>
          <table:table-cell/>
          <table:table-cell table:style-name="ce37" table:formula="of:=IF([.R411]&gt;[.$R$648];[.R411];&quot;&quot;)" office:value-type="float" office:value="524303209" calcext:value-type="float">
            <text:p>5243032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11]&gt;[.$R$648];[.T411];&quot;&quot;)" office:value-type="float" office:value="229370" calcext:value-type="float">
            <text:p>229370</text:p>
          </table:table-cell>
          <table:table-cell table:style-name="ce37" table:formula="of:=IF([.R411]&gt;[.$R$648];[.U411];&quot;&quot;)" office:value-type="float" office:value="1460" calcext:value-type="float">
            <text:p>1460</text:p>
          </table:table-cell>
          <table:table-cell table:formula="of:=IF(AND([.H411]=[.H410];[.H41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11]&lt;&gt;&quot;&quot;;[.E411];[.K411])" office:value-type="float" office:value="1460" calcext:value-type="float">
            <text:p>1460</text:p>
          </table:table-cell>
          <table:table-cell table:style-name="ce18" table:formula="of:=[.M411]-[.N411]" office:value-type="float" office:value="40" calcext:value-type="float">
            <text:p>40</text:p>
          </table:table-cell>
          <table:table-cell table:number-columns-repeated="2"/>
          <table:table-cell office:value-type="float" office:value="524303209" calcext:value-type="float">
            <text:p>524303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947621" calcext:value-type="float">
            <text:p>2128,947621</text:p>
          </table:table-cell>
          <table:table-cell table:style-name="ce37" table:formula="of:=IF([.H412]=&quot;&quot;;[.R412];&quot;&quot;)">
            <text:p/>
          </table:table-cell>
          <table:table-cell table:style-name="ce40" table:formula="of:=IF([.I412]=&quot;&quot;;[.S412];&quot;&quot;)">
            <text:p/>
          </table:table-cell>
          <table:table-cell table:style-name="ce37" table:formula="of:=IF([.J412]=&quot;&quot;;[.T412];&quot;&quot;)">
            <text:p/>
          </table:table-cell>
          <table:table-cell table:style-name="ce37" table:formula="of:=IF([.K412]=&quot;&quot;;[.U412];&quot;&quot;)">
            <text:p/>
          </table:table-cell>
          <table:table-cell table:formula="of:=IF(AND([.B412]=[.B411];[.D411]=[.D412];[.D411]&lt;&gt;&quot;&quot;;[.B411]&lt;&gt;&quot;&quot;);&quot;Retransmisión&quot;;&quot;&quot;)">
            <text:p/>
          </table:table-cell>
          <table:table-cell/>
          <table:table-cell table:style-name="ce37" table:formula="of:=IF([.R412]&gt;[.$R$648];[.R412];&quot;&quot;)" office:value-type="float" office:value="524304669" calcext:value-type="float">
            <text:p>5243046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12]&gt;[.$R$648];[.T412];&quot;&quot;)" office:value-type="float" office:value="229370" calcext:value-type="float">
            <text:p>229370</text:p>
          </table:table-cell>
          <table:table-cell table:style-name="ce37" table:formula="of:=IF([.R412]&gt;[.$R$648];[.U412];&quot;&quot;)" office:value-type="float" office:value="1460" calcext:value-type="float">
            <text:p>1460</text:p>
          </table:table-cell>
          <table:table-cell table:formula="of:=IF(AND([.H412]=[.H411];[.H41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12]&lt;&gt;&quot;&quot;;[.E412];[.K412])" office:value-type="float" office:value="1460" calcext:value-type="float">
            <text:p>1460</text:p>
          </table:table-cell>
          <table:table-cell table:style-name="ce18" table:formula="of:=[.M412]-[.N412]" office:value-type="float" office:value="40" calcext:value-type="float">
            <text:p>40</text:p>
          </table:table-cell>
          <table:table-cell table:number-columns-repeated="2"/>
          <table:table-cell office:value-type="float" office:value="524304669" calcext:value-type="float">
            <text:p>524304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8.947842" calcext:value-type="float">
            <text:p>2128,947842</text:p>
          </table:table-cell>
          <table:table-cell table:style-name="ce37" table:formula="of:=IF([.H413]=&quot;&quot;;[.R41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13]=&quot;&quot;;[.T413];&quot;&quot;)" office:value-type="float" office:value="524304669" calcext:value-type="float">
            <text:p>524304669</text:p>
          </table:table-cell>
          <table:table-cell table:style-name="ce37" table:formula="of:=IF([.K413]=&quot;&quot;;[.U413];&quot;&quot;)" office:value-type="float" office:value="0" calcext:value-type="float">
            <text:p>0</text:p>
          </table:table-cell>
          <table:table-cell table:formula="of:=IF(AND([.B413]=[.B412];[.D412]=[.D413];[.D412]&lt;&gt;&quot;&quot;;[.B412]&lt;&gt;&quot;&quot;);&quot;Retransmisión&quot;;&quot;&quot;)">
            <text:p/>
          </table:table-cell>
          <table:table-cell/>
          <table:table-cell table:style-name="ce37" table:formula="of:=IF([.R413]&gt;[.$R$648];[.R413];&quot;&quot;)">
            <text:p/>
          </table:table-cell>
          <table:table-cell table:style-name="ce37" table:formula="of:=IF([.R413]&gt;[.$R$648];[.S413];&quot;&quot;)">
            <text:p/>
          </table:table-cell>
          <table:table-cell table:style-name="ce37" table:formula="of:=IF([.R413]&gt;[.$R$648];[.T413];&quot;&quot;)">
            <text:p/>
          </table:table-cell>
          <table:table-cell table:style-name="ce37" table:formula="of:=IF([.R413]&gt;[.$R$648];[.U413];&quot;&quot;)">
            <text:p/>
          </table:table-cell>
          <table:table-cell table:formula="of:=IF(AND([.H413]=[.H412];[.H41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13]&lt;&gt;&quot;&quot;;[.E413];[.K413])" office:value-type="float" office:value="0" calcext:value-type="float">
            <text:p>0</text:p>
          </table:table-cell>
          <table:table-cell table:style-name="ce18" table:formula="of:=[.M413]-[.N41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04669" calcext:value-type="float">
            <text:p>5243046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003175" calcext:value-type="float">
            <text:p>2129,003175</text:p>
          </table:table-cell>
          <table:table-cell table:style-name="ce37" table:formula="of:=IF([.H414]=&quot;&quot;;[.R41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14]=&quot;&quot;;[.T414];&quot;&quot;)" office:value-type="float" office:value="524306129" calcext:value-type="float">
            <text:p>524306129</text:p>
          </table:table-cell>
          <table:table-cell table:style-name="ce37" table:formula="of:=IF([.K414]=&quot;&quot;;[.U414];&quot;&quot;)" office:value-type="float" office:value="0" calcext:value-type="float">
            <text:p>0</text:p>
          </table:table-cell>
          <table:table-cell table:formula="of:=IF(AND([.B414]=[.B413];[.D413]=[.D414];[.D413]&lt;&gt;&quot;&quot;;[.B413]&lt;&gt;&quot;&quot;);&quot;Retransmisión&quot;;&quot;&quot;)">
            <text:p/>
          </table:table-cell>
          <table:table-cell/>
          <table:table-cell table:style-name="ce37" table:formula="of:=IF([.R414]&gt;[.$R$648];[.R414];&quot;&quot;)">
            <text:p/>
          </table:table-cell>
          <table:table-cell table:style-name="ce37" table:formula="of:=IF([.R414]&gt;[.$R$648];[.S414];&quot;&quot;)">
            <text:p/>
          </table:table-cell>
          <table:table-cell table:style-name="ce37" table:formula="of:=IF([.R414]&gt;[.$R$648];[.T414];&quot;&quot;)">
            <text:p/>
          </table:table-cell>
          <table:table-cell table:style-name="ce37" table:formula="of:=IF([.R414]&gt;[.$R$648];[.U414];&quot;&quot;)">
            <text:p/>
          </table:table-cell>
          <table:table-cell table:formula="of:=IF(AND([.H414]=[.H413];[.H41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14]&lt;&gt;&quot;&quot;;[.E414];[.K414])" office:value-type="float" office:value="0" calcext:value-type="float">
            <text:p>0</text:p>
          </table:table-cell>
          <table:table-cell table:style-name="ce18" table:formula="of:=[.M414]-[.N41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06129" calcext:value-type="float">
            <text:p>5243061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007938" calcext:value-type="float">
            <text:p>2129,007938</text:p>
          </table:table-cell>
          <table:table-cell table:style-name="ce37" table:formula="of:=IF([.H415]=&quot;&quot;;[.R415];&quot;&quot;)">
            <text:p/>
          </table:table-cell>
          <table:table-cell table:style-name="ce40" table:formula="of:=IF([.I415]=&quot;&quot;;[.S415];&quot;&quot;)">
            <text:p/>
          </table:table-cell>
          <table:table-cell table:style-name="ce37" table:formula="of:=IF([.J415]=&quot;&quot;;[.T415];&quot;&quot;)">
            <text:p/>
          </table:table-cell>
          <table:table-cell table:style-name="ce37" table:formula="of:=IF([.K415]=&quot;&quot;;[.U415];&quot;&quot;)">
            <text:p/>
          </table:table-cell>
          <table:table-cell table:formula="of:=IF(AND([.B415]=[.B414];[.D414]=[.D415];[.D414]&lt;&gt;&quot;&quot;;[.B414]&lt;&gt;&quot;&quot;);&quot;Retransmisión&quot;;&quot;&quot;)">
            <text:p/>
          </table:table-cell>
          <table:table-cell/>
          <table:table-cell table:style-name="ce37" table:formula="of:=IF([.R415]&gt;[.$R$648];[.R415];&quot;&quot;)" office:value-type="float" office:value="524306129" calcext:value-type="float">
            <text:p>5243061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15]&gt;[.$R$648];[.T415];&quot;&quot;)" office:value-type="float" office:value="229370" calcext:value-type="float">
            <text:p>229370</text:p>
          </table:table-cell>
          <table:table-cell table:style-name="ce37" table:formula="of:=IF([.R415]&gt;[.$R$648];[.U415];&quot;&quot;)" office:value-type="float" office:value="1460" calcext:value-type="float">
            <text:p>1460</text:p>
          </table:table-cell>
          <table:table-cell table:formula="of:=IF(AND([.H415]=[.H414];[.H41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15]&lt;&gt;&quot;&quot;;[.E415];[.K415])" office:value-type="float" office:value="1460" calcext:value-type="float">
            <text:p>1460</text:p>
          </table:table-cell>
          <table:table-cell table:style-name="ce18" table:formula="of:=[.M415]-[.N415]" office:value-type="float" office:value="40" calcext:value-type="float">
            <text:p>40</text:p>
          </table:table-cell>
          <table:table-cell table:number-columns-repeated="2"/>
          <table:table-cell office:value-type="float" office:value="524306129" calcext:value-type="float">
            <text:p>524306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010547" calcext:value-type="float">
            <text:p>2129,010547</text:p>
          </table:table-cell>
          <table:table-cell table:style-name="ce37" table:formula="of:=IF([.H416]=&quot;&quot;;[.R416];&quot;&quot;)">
            <text:p/>
          </table:table-cell>
          <table:table-cell table:style-name="ce40" table:formula="of:=IF([.I416]=&quot;&quot;;[.S416];&quot;&quot;)">
            <text:p/>
          </table:table-cell>
          <table:table-cell table:style-name="ce37" table:formula="of:=IF([.J416]=&quot;&quot;;[.T416];&quot;&quot;)">
            <text:p/>
          </table:table-cell>
          <table:table-cell table:style-name="ce37" table:formula="of:=IF([.K416]=&quot;&quot;;[.U416];&quot;&quot;)">
            <text:p/>
          </table:table-cell>
          <table:table-cell table:formula="of:=IF(AND([.B416]=[.B415];[.D415]=[.D416];[.D415]&lt;&gt;&quot;&quot;;[.B415]&lt;&gt;&quot;&quot;);&quot;Retransmisión&quot;;&quot;&quot;)">
            <text:p/>
          </table:table-cell>
          <table:table-cell/>
          <table:table-cell table:style-name="ce37" table:formula="of:=IF([.R416]&gt;[.$R$648];[.R416];&quot;&quot;)" office:value-type="float" office:value="524307589" calcext:value-type="float">
            <text:p>5243075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16]&gt;[.$R$648];[.T416];&quot;&quot;)" office:value-type="float" office:value="229370" calcext:value-type="float">
            <text:p>229370</text:p>
          </table:table-cell>
          <table:table-cell table:style-name="ce37" table:formula="of:=IF([.R416]&gt;[.$R$648];[.U416];&quot;&quot;)" office:value-type="float" office:value="1460" calcext:value-type="float">
            <text:p>1460</text:p>
          </table:table-cell>
          <table:table-cell table:formula="of:=IF(AND([.H416]=[.H415];[.H41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16]&lt;&gt;&quot;&quot;;[.E416];[.K416])" office:value-type="float" office:value="1460" calcext:value-type="float">
            <text:p>1460</text:p>
          </table:table-cell>
          <table:table-cell table:style-name="ce18" table:formula="of:=[.M416]-[.N416]" office:value-type="float" office:value="40" calcext:value-type="float">
            <text:p>40</text:p>
          </table:table-cell>
          <table:table-cell table:number-columns-repeated="2"/>
          <table:table-cell office:value-type="float" office:value="524307589" calcext:value-type="float">
            <text:p>524307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012568" calcext:value-type="float">
            <text:p>2129,012568</text:p>
          </table:table-cell>
          <table:table-cell table:style-name="ce37" table:formula="of:=IF([.H417]=&quot;&quot;;[.R417];&quot;&quot;)">
            <text:p/>
          </table:table-cell>
          <table:table-cell table:style-name="ce40" table:formula="of:=IF([.I417]=&quot;&quot;;[.S417];&quot;&quot;)">
            <text:p/>
          </table:table-cell>
          <table:table-cell table:style-name="ce37" table:formula="of:=IF([.J417]=&quot;&quot;;[.T417];&quot;&quot;)">
            <text:p/>
          </table:table-cell>
          <table:table-cell table:style-name="ce37" table:formula="of:=IF([.K417]=&quot;&quot;;[.U417];&quot;&quot;)">
            <text:p/>
          </table:table-cell>
          <table:table-cell table:formula="of:=IF(AND([.B417]=[.B416];[.D416]=[.D417];[.D416]&lt;&gt;&quot;&quot;;[.B416]&lt;&gt;&quot;&quot;);&quot;Retransmisión&quot;;&quot;&quot;)">
            <text:p/>
          </table:table-cell>
          <table:table-cell/>
          <table:table-cell table:style-name="ce37" table:formula="of:=IF([.R417]&gt;[.$R$648];[.R417];&quot;&quot;)" office:value-type="float" office:value="524309049" calcext:value-type="float">
            <text:p>5243090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17]&gt;[.$R$648];[.T417];&quot;&quot;)" office:value-type="float" office:value="229370" calcext:value-type="float">
            <text:p>229370</text:p>
          </table:table-cell>
          <table:table-cell table:style-name="ce37" table:formula="of:=IF([.R417]&gt;[.$R$648];[.U417];&quot;&quot;)" office:value-type="float" office:value="1460" calcext:value-type="float">
            <text:p>1460</text:p>
          </table:table-cell>
          <table:table-cell table:formula="of:=IF(AND([.H417]=[.H416];[.H41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17]&lt;&gt;&quot;&quot;;[.E417];[.K417])" office:value-type="float" office:value="1460" calcext:value-type="float">
            <text:p>1460</text:p>
          </table:table-cell>
          <table:table-cell table:style-name="ce18" table:formula="of:=[.M417]-[.N417]" office:value-type="float" office:value="40" calcext:value-type="float">
            <text:p>40</text:p>
          </table:table-cell>
          <table:table-cell table:number-columns-repeated="2"/>
          <table:table-cell office:value-type="float" office:value="524309049" calcext:value-type="float">
            <text:p>524309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012801" calcext:value-type="float">
            <text:p>2129,012801</text:p>
          </table:table-cell>
          <table:table-cell table:style-name="ce37" table:formula="of:=IF([.H418]=&quot;&quot;;[.R41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18]=&quot;&quot;;[.T418];&quot;&quot;)" office:value-type="float" office:value="524309049" calcext:value-type="float">
            <text:p>524309049</text:p>
          </table:table-cell>
          <table:table-cell table:style-name="ce37" table:formula="of:=IF([.K418]=&quot;&quot;;[.U418];&quot;&quot;)" office:value-type="float" office:value="0" calcext:value-type="float">
            <text:p>0</text:p>
          </table:table-cell>
          <table:table-cell table:formula="of:=IF(AND([.B418]=[.B417];[.D417]=[.D418];[.D417]&lt;&gt;&quot;&quot;;[.B417]&lt;&gt;&quot;&quot;);&quot;Retransmisión&quot;;&quot;&quot;)">
            <text:p/>
          </table:table-cell>
          <table:table-cell/>
          <table:table-cell table:style-name="ce37" table:formula="of:=IF([.R418]&gt;[.$R$648];[.R418];&quot;&quot;)">
            <text:p/>
          </table:table-cell>
          <table:table-cell table:style-name="ce37" table:formula="of:=IF([.R418]&gt;[.$R$648];[.S418];&quot;&quot;)">
            <text:p/>
          </table:table-cell>
          <table:table-cell table:style-name="ce37" table:formula="of:=IF([.R418]&gt;[.$R$648];[.T418];&quot;&quot;)">
            <text:p/>
          </table:table-cell>
          <table:table-cell table:style-name="ce37" table:formula="of:=IF([.R418]&gt;[.$R$648];[.U418];&quot;&quot;)">
            <text:p/>
          </table:table-cell>
          <table:table-cell table:formula="of:=IF(AND([.H418]=[.H417];[.H41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18]&lt;&gt;&quot;&quot;;[.E418];[.K418])" office:value-type="float" office:value="0" calcext:value-type="float">
            <text:p>0</text:p>
          </table:table-cell>
          <table:table-cell table:style-name="ce18" table:formula="of:=[.M418]-[.N41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09049" calcext:value-type="float">
            <text:p>5243090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07728" calcext:value-type="float">
            <text:p>2129,07728</text:p>
          </table:table-cell>
          <table:table-cell table:style-name="ce37" table:formula="of:=IF([.H419]=&quot;&quot;;[.R419];&quot;&quot;)">
            <text:p/>
          </table:table-cell>
          <table:table-cell table:style-name="ce40" table:formula="of:=IF([.I419]=&quot;&quot;;[.S419];&quot;&quot;)">
            <text:p/>
          </table:table-cell>
          <table:table-cell table:style-name="ce37" table:formula="of:=IF([.J419]=&quot;&quot;;[.T419];&quot;&quot;)">
            <text:p/>
          </table:table-cell>
          <table:table-cell table:style-name="ce37" table:formula="of:=IF([.K419]=&quot;&quot;;[.U419];&quot;&quot;)">
            <text:p/>
          </table:table-cell>
          <table:table-cell table:formula="of:=IF(AND([.B419]=[.B418];[.D418]=[.D419];[.D418]&lt;&gt;&quot;&quot;;[.B418]&lt;&gt;&quot;&quot;);&quot;Retransmisión&quot;;&quot;&quot;)">
            <text:p/>
          </table:table-cell>
          <table:table-cell/>
          <table:table-cell table:style-name="ce37" table:formula="of:=IF([.R419]&gt;[.$R$648];[.R419];&quot;&quot;)" office:value-type="float" office:value="524310509" calcext:value-type="float">
            <text:p>52431050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419]&gt;[.$R$648];[.T419];&quot;&quot;)" office:value-type="float" office:value="229370" calcext:value-type="float">
            <text:p>229370</text:p>
          </table:table-cell>
          <table:table-cell table:style-name="ce37" table:formula="of:=IF([.R419]&gt;[.$R$648];[.U419];&quot;&quot;)" office:value-type="float" office:value="1460" calcext:value-type="float">
            <text:p>1460</text:p>
          </table:table-cell>
          <table:table-cell table:formula="of:=IF(AND([.H419]=[.H418];[.H41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19]&lt;&gt;&quot;&quot;;[.E419];[.K419])" office:value-type="float" office:value="1460" calcext:value-type="float">
            <text:p>1460</text:p>
          </table:table-cell>
          <table:table-cell table:style-name="ce18" table:formula="of:=[.M419]-[.N419]" office:value-type="float" office:value="40" calcext:value-type="float">
            <text:p>40</text:p>
          </table:table-cell>
          <table:table-cell table:number-columns-repeated="2"/>
          <table:table-cell office:value-type="float" office:value="524310509" calcext:value-type="float">
            <text:p>5243105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07982" calcext:value-type="float">
            <text:p>2129,07982</text:p>
          </table:table-cell>
          <table:table-cell table:style-name="ce37" table:formula="of:=IF([.H420]=&quot;&quot;;[.R420];&quot;&quot;)">
            <text:p/>
          </table:table-cell>
          <table:table-cell table:style-name="ce40" table:formula="of:=IF([.I420]=&quot;&quot;;[.S420];&quot;&quot;)">
            <text:p/>
          </table:table-cell>
          <table:table-cell table:style-name="ce37" table:formula="of:=IF([.J420]=&quot;&quot;;[.T420];&quot;&quot;)">
            <text:p/>
          </table:table-cell>
          <table:table-cell table:style-name="ce37" table:formula="of:=IF([.K420]=&quot;&quot;;[.U420];&quot;&quot;)">
            <text:p/>
          </table:table-cell>
          <table:table-cell table:formula="of:=IF(AND([.B420]=[.B419];[.D419]=[.D420];[.D419]&lt;&gt;&quot;&quot;;[.B419]&lt;&gt;&quot;&quot;);&quot;Retransmisión&quot;;&quot;&quot;)">
            <text:p/>
          </table:table-cell>
          <table:table-cell/>
          <table:table-cell table:style-name="ce37" table:formula="of:=IF([.R420]&gt;[.$R$648];[.R420];&quot;&quot;)" office:value-type="float" office:value="524311969" calcext:value-type="float">
            <text:p>5243119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20]&gt;[.$R$648];[.T420];&quot;&quot;)" office:value-type="float" office:value="229370" calcext:value-type="float">
            <text:p>229370</text:p>
          </table:table-cell>
          <table:table-cell table:style-name="ce37" table:formula="of:=IF([.R420]&gt;[.$R$648];[.U420];&quot;&quot;)" office:value-type="float" office:value="1460" calcext:value-type="float">
            <text:p>1460</text:p>
          </table:table-cell>
          <table:table-cell table:formula="of:=IF(AND([.H420]=[.H419];[.H41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20]&lt;&gt;&quot;&quot;;[.E420];[.K420])" office:value-type="float" office:value="1460" calcext:value-type="float">
            <text:p>1460</text:p>
          </table:table-cell>
          <table:table-cell table:style-name="ce18" table:formula="of:=[.M420]-[.N420]" office:value-type="float" office:value="40" calcext:value-type="float">
            <text:p>40</text:p>
          </table:table-cell>
          <table:table-cell table:number-columns-repeated="2"/>
          <table:table-cell office:value-type="float" office:value="524311969" calcext:value-type="float">
            <text:p>524311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081684" calcext:value-type="float">
            <text:p>2129,081684</text:p>
          </table:table-cell>
          <table:table-cell table:style-name="ce37" table:formula="of:=IF([.H421]=&quot;&quot;;[.R421];&quot;&quot;)">
            <text:p/>
          </table:table-cell>
          <table:table-cell table:style-name="ce40" table:formula="of:=IF([.I421]=&quot;&quot;;[.S421];&quot;&quot;)">
            <text:p/>
          </table:table-cell>
          <table:table-cell table:style-name="ce37" table:formula="of:=IF([.J421]=&quot;&quot;;[.T421];&quot;&quot;)">
            <text:p/>
          </table:table-cell>
          <table:table-cell table:style-name="ce37" table:formula="of:=IF([.K421]=&quot;&quot;;[.U421];&quot;&quot;)">
            <text:p/>
          </table:table-cell>
          <table:table-cell table:formula="of:=IF(AND([.B421]=[.B420];[.D420]=[.D421];[.D420]&lt;&gt;&quot;&quot;;[.B420]&lt;&gt;&quot;&quot;);&quot;Retransmisión&quot;;&quot;&quot;)">
            <text:p/>
          </table:table-cell>
          <table:table-cell/>
          <table:table-cell table:style-name="ce37" table:formula="of:=IF([.R421]&gt;[.$R$648];[.R421];&quot;&quot;)" office:value-type="float" office:value="524313429" calcext:value-type="float">
            <text:p>5243134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21]&gt;[.$R$648];[.T421];&quot;&quot;)" office:value-type="float" office:value="229370" calcext:value-type="float">
            <text:p>229370</text:p>
          </table:table-cell>
          <table:table-cell table:style-name="ce37" table:formula="of:=IF([.R421]&gt;[.$R$648];[.U421];&quot;&quot;)" office:value-type="float" office:value="1460" calcext:value-type="float">
            <text:p>1460</text:p>
          </table:table-cell>
          <table:table-cell table:formula="of:=IF(AND([.H421]=[.H420];[.H42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21]&lt;&gt;&quot;&quot;;[.E421];[.K421])" office:value-type="float" office:value="1460" calcext:value-type="float">
            <text:p>1460</text:p>
          </table:table-cell>
          <table:table-cell table:style-name="ce18" table:formula="of:=[.M421]-[.N421]" office:value-type="float" office:value="40" calcext:value-type="float">
            <text:p>40</text:p>
          </table:table-cell>
          <table:table-cell table:number-columns-repeated="2"/>
          <table:table-cell office:value-type="float" office:value="524313429" calcext:value-type="float">
            <text:p>524313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081938" calcext:value-type="float">
            <text:p>2129,081938</text:p>
          </table:table-cell>
          <table:table-cell table:style-name="ce37" table:formula="of:=IF([.H422]=&quot;&quot;;[.R42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22]=&quot;&quot;;[.T422];&quot;&quot;)" office:value-type="float" office:value="524311969" calcext:value-type="float">
            <text:p>524311969</text:p>
          </table:table-cell>
          <table:table-cell table:style-name="ce37" table:formula="of:=IF([.K422]=&quot;&quot;;[.U422];&quot;&quot;)" office:value-type="float" office:value="0" calcext:value-type="float">
            <text:p>0</text:p>
          </table:table-cell>
          <table:table-cell table:formula="of:=IF(AND([.B422]=[.B421];[.D421]=[.D422];[.D421]&lt;&gt;&quot;&quot;;[.B421]&lt;&gt;&quot;&quot;);&quot;Retransmisión&quot;;&quot;&quot;)">
            <text:p/>
          </table:table-cell>
          <table:table-cell/>
          <table:table-cell table:style-name="ce37" table:formula="of:=IF([.R422]&gt;[.$R$648];[.R422];&quot;&quot;)">
            <text:p/>
          </table:table-cell>
          <table:table-cell table:style-name="ce37" table:formula="of:=IF([.R422]&gt;[.$R$648];[.S422];&quot;&quot;)">
            <text:p/>
          </table:table-cell>
          <table:table-cell table:style-name="ce37" table:formula="of:=IF([.R422]&gt;[.$R$648];[.T422];&quot;&quot;)">
            <text:p/>
          </table:table-cell>
          <table:table-cell table:style-name="ce37" table:formula="of:=IF([.R422]&gt;[.$R$648];[.U422];&quot;&quot;)">
            <text:p/>
          </table:table-cell>
          <table:table-cell table:formula="of:=IF(AND([.H422]=[.H421];[.H42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22]&lt;&gt;&quot;&quot;;[.E422];[.K422])" office:value-type="float" office:value="0" calcext:value-type="float">
            <text:p>0</text:p>
          </table:table-cell>
          <table:table-cell table:style-name="ce18" table:formula="of:=[.M422]-[.N42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11969" calcext:value-type="float">
            <text:p>5243119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083788" calcext:value-type="float">
            <text:p>2129,083788</text:p>
          </table:table-cell>
          <table:table-cell table:style-name="ce37" table:formula="of:=IF([.H423]=&quot;&quot;;[.R42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23]=&quot;&quot;;[.T423];&quot;&quot;)" office:value-type="float" office:value="524314889" calcext:value-type="float">
            <text:p>524314889</text:p>
          </table:table-cell>
          <table:table-cell table:style-name="ce37" table:formula="of:=IF([.K423]=&quot;&quot;;[.U423];&quot;&quot;)" office:value-type="float" office:value="0" calcext:value-type="float">
            <text:p>0</text:p>
          </table:table-cell>
          <table:table-cell table:formula="of:=IF(AND([.B423]=[.B422];[.D422]=[.D423];[.D422]&lt;&gt;&quot;&quot;;[.B422]&lt;&gt;&quot;&quot;);&quot;Retransmisión&quot;;&quot;&quot;)">
            <text:p/>
          </table:table-cell>
          <table:table-cell/>
          <table:table-cell table:style-name="ce37" table:formula="of:=IF([.R423]&gt;[.$R$648];[.R423];&quot;&quot;)">
            <text:p/>
          </table:table-cell>
          <table:table-cell table:style-name="ce37" table:formula="of:=IF([.R423]&gt;[.$R$648];[.S423];&quot;&quot;)">
            <text:p/>
          </table:table-cell>
          <table:table-cell table:style-name="ce37" table:formula="of:=IF([.R423]&gt;[.$R$648];[.T423];&quot;&quot;)">
            <text:p/>
          </table:table-cell>
          <table:table-cell table:style-name="ce37" table:formula="of:=IF([.R423]&gt;[.$R$648];[.U423];&quot;&quot;)">
            <text:p/>
          </table:table-cell>
          <table:table-cell table:formula="of:=IF(AND([.H423]=[.H422];[.H42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23]&lt;&gt;&quot;&quot;;[.E423];[.K423])" office:value-type="float" office:value="0" calcext:value-type="float">
            <text:p>0</text:p>
          </table:table-cell>
          <table:table-cell table:style-name="ce18" table:formula="of:=[.M423]-[.N42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14889" calcext:value-type="float">
            <text:p>524314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085491" calcext:value-type="float">
            <text:p>2129,085491</text:p>
          </table:table-cell>
          <table:table-cell table:style-name="ce37" table:formula="of:=IF([.H424]=&quot;&quot;;[.R42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24]=&quot;&quot;;[.T424];&quot;&quot;)" office:value-type="float" office:value="524314889" calcext:value-type="float">
            <text:p>524314889</text:p>
          </table:table-cell>
          <table:table-cell table:style-name="ce37" table:formula="of:=IF([.K424]=&quot;&quot;;[.U424];&quot;&quot;)" office:value-type="float" office:value="0" calcext:value-type="float">
            <text:p>0</text:p>
          </table:table-cell>
          <table:table-cell table:formula="of:=IF(AND([.B424]=[.B423];[.D423]=[.D424];[.D423]&lt;&gt;&quot;&quot;;[.B42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424]&gt;[.$R$648];[.R424];&quot;&quot;)">
            <text:p/>
          </table:table-cell>
          <table:table-cell table:style-name="ce37" table:formula="of:=IF([.R424]&gt;[.$R$648];[.S424];&quot;&quot;)">
            <text:p/>
          </table:table-cell>
          <table:table-cell table:style-name="ce37" table:formula="of:=IF([.R424]&gt;[.$R$648];[.T424];&quot;&quot;)">
            <text:p/>
          </table:table-cell>
          <table:table-cell table:style-name="ce37" table:formula="of:=IF([.R424]&gt;[.$R$648];[.U424];&quot;&quot;)">
            <text:p/>
          </table:table-cell>
          <table:table-cell table:formula="of:=IF(AND([.H424]=[.H423];[.H42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24]&lt;&gt;&quot;&quot;;[.E424];[.K424])" office:value-type="float" office:value="0" calcext:value-type="float">
            <text:p>0</text:p>
          </table:table-cell>
          <table:table-cell table:style-name="ce18" table:formula="of:=[.M424]-[.N42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14889" calcext:value-type="float">
            <text:p>524314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144559" calcext:value-type="float">
            <text:p>2129,144559</text:p>
          </table:table-cell>
          <table:table-cell table:style-name="ce37" table:formula="of:=IF([.H425]=&quot;&quot;;[.R42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25]=&quot;&quot;;[.T425];&quot;&quot;)" office:value-type="float" office:value="524314889" calcext:value-type="float">
            <text:p>524314889</text:p>
          </table:table-cell>
          <table:table-cell table:style-name="ce37" table:formula="of:=IF([.K425]=&quot;&quot;;[.U425];&quot;&quot;)" office:value-type="float" office:value="0" calcext:value-type="float">
            <text:p>0</text:p>
          </table:table-cell>
          <table:table-cell table:formula="of:=IF(AND([.B425]=[.B424];[.D424]=[.D425];[.D424]&lt;&gt;&quot;&quot;;[.B42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425]&gt;[.$R$648];[.R425];&quot;&quot;)">
            <text:p/>
          </table:table-cell>
          <table:table-cell table:style-name="ce37" table:formula="of:=IF([.R425]&gt;[.$R$648];[.S425];&quot;&quot;)">
            <text:p/>
          </table:table-cell>
          <table:table-cell table:style-name="ce37" table:formula="of:=IF([.R425]&gt;[.$R$648];[.T425];&quot;&quot;)">
            <text:p/>
          </table:table-cell>
          <table:table-cell table:style-name="ce37" table:formula="of:=IF([.R425]&gt;[.$R$648];[.U425];&quot;&quot;)">
            <text:p/>
          </table:table-cell>
          <table:table-cell table:formula="of:=IF(AND([.H425]=[.H424];[.H42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25]&lt;&gt;&quot;&quot;;[.E425];[.K425])" office:value-type="float" office:value="0" calcext:value-type="float">
            <text:p>0</text:p>
          </table:table-cell>
          <table:table-cell table:style-name="ce18" table:formula="of:=[.M425]-[.N42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14889" calcext:value-type="float">
            <text:p>524314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156779" calcext:value-type="float">
            <text:p>2129,156779</text:p>
          </table:table-cell>
          <table:table-cell table:style-name="ce37" table:formula="of:=IF([.H426]=&quot;&quot;;[.R426];&quot;&quot;)">
            <text:p/>
          </table:table-cell>
          <table:table-cell table:style-name="ce40" table:formula="of:=IF([.I426]=&quot;&quot;;[.S426];&quot;&quot;)">
            <text:p/>
          </table:table-cell>
          <table:table-cell table:style-name="ce37" table:formula="of:=IF([.J426]=&quot;&quot;;[.T426];&quot;&quot;)">
            <text:p/>
          </table:table-cell>
          <table:table-cell table:style-name="ce37" table:formula="of:=IF([.K426]=&quot;&quot;;[.U426];&quot;&quot;)">
            <text:p/>
          </table:table-cell>
          <table:table-cell table:formula="of:=IF(AND([.B426]=[.B425];[.D425]=[.D426];[.D425]&lt;&gt;&quot;&quot;;[.B425]&lt;&gt;&quot;&quot;);&quot;Retransmisión&quot;;&quot;&quot;)">
            <text:p/>
          </table:table-cell>
          <table:table-cell/>
          <table:table-cell table:style-name="ce37" table:formula="of:=IF([.R426]&gt;[.$R$648];[.R426];&quot;&quot;)" office:value-type="float" office:value="524314889" calcext:value-type="float">
            <text:p>5243148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26]&gt;[.$R$648];[.T426];&quot;&quot;)" office:value-type="float" office:value="229370" calcext:value-type="float">
            <text:p>229370</text:p>
          </table:table-cell>
          <table:table-cell table:style-name="ce37" table:formula="of:=IF([.R426]&gt;[.$R$648];[.U426];&quot;&quot;)" office:value-type="float" office:value="1460" calcext:value-type="float">
            <text:p>1460</text:p>
          </table:table-cell>
          <table:table-cell table:formula="of:=IF(AND([.H426]=[.H425];[.H42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26]&lt;&gt;&quot;&quot;;[.E426];[.K426])" office:value-type="float" office:value="1460" calcext:value-type="float">
            <text:p>1460</text:p>
          </table:table-cell>
          <table:table-cell table:style-name="ce18" table:formula="of:=[.M426]-[.N426]" office:value-type="float" office:value="40" calcext:value-type="float">
            <text:p>40</text:p>
          </table:table-cell>
          <table:table-cell table:number-columns-repeated="2"/>
          <table:table-cell office:value-type="float" office:value="524314889" calcext:value-type="float">
            <text:p>524314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158716" calcext:value-type="float">
            <text:p>2129,158716</text:p>
          </table:table-cell>
          <table:table-cell table:style-name="ce37" table:formula="of:=IF([.H427]=&quot;&quot;;[.R427];&quot;&quot;)">
            <text:p/>
          </table:table-cell>
          <table:table-cell table:style-name="ce40" table:formula="of:=IF([.I427]=&quot;&quot;;[.S427];&quot;&quot;)">
            <text:p/>
          </table:table-cell>
          <table:table-cell table:style-name="ce37" table:formula="of:=IF([.J427]=&quot;&quot;;[.T427];&quot;&quot;)">
            <text:p/>
          </table:table-cell>
          <table:table-cell table:style-name="ce37" table:formula="of:=IF([.K427]=&quot;&quot;;[.U427];&quot;&quot;)">
            <text:p/>
          </table:table-cell>
          <table:table-cell table:formula="of:=IF(AND([.B427]=[.B426];[.D426]=[.D427];[.D426]&lt;&gt;&quot;&quot;;[.B426]&lt;&gt;&quot;&quot;);&quot;Retransmisión&quot;;&quot;&quot;)">
            <text:p/>
          </table:table-cell>
          <table:table-cell/>
          <table:table-cell table:style-name="ce37" table:formula="of:=IF([.R427]&gt;[.$R$648];[.R427];&quot;&quot;)" office:value-type="float" office:value="524316349" calcext:value-type="float">
            <text:p>5243163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27]&gt;[.$R$648];[.T427];&quot;&quot;)" office:value-type="float" office:value="229370" calcext:value-type="float">
            <text:p>229370</text:p>
          </table:table-cell>
          <table:table-cell table:style-name="ce37" table:formula="of:=IF([.R427]&gt;[.$R$648];[.U427];&quot;&quot;)" office:value-type="float" office:value="1460" calcext:value-type="float">
            <text:p>1460</text:p>
          </table:table-cell>
          <table:table-cell table:formula="of:=IF(AND([.H427]=[.H426];[.H42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27]&lt;&gt;&quot;&quot;;[.E427];[.K427])" office:value-type="float" office:value="1460" calcext:value-type="float">
            <text:p>1460</text:p>
          </table:table-cell>
          <table:table-cell table:style-name="ce18" table:formula="of:=[.M427]-[.N427]" office:value-type="float" office:value="40" calcext:value-type="float">
            <text:p>40</text:p>
          </table:table-cell>
          <table:table-cell table:number-columns-repeated="2"/>
          <table:table-cell office:value-type="float" office:value="524316349" calcext:value-type="float">
            <text:p>524316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160114" calcext:value-type="float">
            <text:p>2129,160114</text:p>
          </table:table-cell>
          <table:table-cell table:style-name="ce37" table:formula="of:=IF([.H428]=&quot;&quot;;[.R42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28]=&quot;&quot;;[.T428];&quot;&quot;)" office:value-type="float" office:value="524317809" calcext:value-type="float">
            <text:p>524317809</text:p>
          </table:table-cell>
          <table:table-cell table:style-name="ce37" table:formula="of:=IF([.K428]=&quot;&quot;;[.U428];&quot;&quot;)" office:value-type="float" office:value="0" calcext:value-type="float">
            <text:p>0</text:p>
          </table:table-cell>
          <table:table-cell table:formula="of:=IF(AND([.B428]=[.B427];[.D427]=[.D428];[.D427]&lt;&gt;&quot;&quot;;[.B427]&lt;&gt;&quot;&quot;);&quot;Retransmisión&quot;;&quot;&quot;)">
            <text:p/>
          </table:table-cell>
          <table:table-cell/>
          <table:table-cell table:style-name="ce37" table:formula="of:=IF([.R428]&gt;[.$R$648];[.R428];&quot;&quot;)">
            <text:p/>
          </table:table-cell>
          <table:table-cell table:style-name="ce37" table:formula="of:=IF([.R428]&gt;[.$R$648];[.S428];&quot;&quot;)">
            <text:p/>
          </table:table-cell>
          <table:table-cell table:style-name="ce37" table:formula="of:=IF([.R428]&gt;[.$R$648];[.T428];&quot;&quot;)">
            <text:p/>
          </table:table-cell>
          <table:table-cell table:style-name="ce37" table:formula="of:=IF([.R428]&gt;[.$R$648];[.U428];&quot;&quot;)">
            <text:p/>
          </table:table-cell>
          <table:table-cell table:formula="of:=IF(AND([.H428]=[.H427];[.H42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28]&lt;&gt;&quot;&quot;;[.E428];[.K428])" office:value-type="float" office:value="0" calcext:value-type="float">
            <text:p>0</text:p>
          </table:table-cell>
          <table:table-cell table:style-name="ce18" table:formula="of:=[.M428]-[.N42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17809" calcext:value-type="float">
            <text:p>5243178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215174" calcext:value-type="float">
            <text:p>2129,215174</text:p>
          </table:table-cell>
          <table:table-cell table:style-name="ce37" table:formula="of:=IF([.H429]=&quot;&quot;;[.R429];&quot;&quot;)">
            <text:p/>
          </table:table-cell>
          <table:table-cell table:style-name="ce40" table:formula="of:=IF([.I429]=&quot;&quot;;[.S429];&quot;&quot;)">
            <text:p/>
          </table:table-cell>
          <table:table-cell table:style-name="ce37" table:formula="of:=IF([.J429]=&quot;&quot;;[.T429];&quot;&quot;)">
            <text:p/>
          </table:table-cell>
          <table:table-cell table:style-name="ce37" table:formula="of:=IF([.K429]=&quot;&quot;;[.U429];&quot;&quot;)">
            <text:p/>
          </table:table-cell>
          <table:table-cell table:formula="of:=IF(AND([.B429]=[.B428];[.D428]=[.D429];[.D428]&lt;&gt;&quot;&quot;;[.B428]&lt;&gt;&quot;&quot;);&quot;Retransmisión&quot;;&quot;&quot;)">
            <text:p/>
          </table:table-cell>
          <table:table-cell/>
          <table:table-cell table:style-name="ce37" table:formula="of:=IF([.R429]&gt;[.$R$648];[.R429];&quot;&quot;)" office:value-type="float" office:value="524317809" calcext:value-type="float">
            <text:p>5243178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29]&gt;[.$R$648];[.T429];&quot;&quot;)" office:value-type="float" office:value="229370" calcext:value-type="float">
            <text:p>229370</text:p>
          </table:table-cell>
          <table:table-cell table:style-name="ce37" table:formula="of:=IF([.R429]&gt;[.$R$648];[.U429];&quot;&quot;)" office:value-type="float" office:value="1460" calcext:value-type="float">
            <text:p>1460</text:p>
          </table:table-cell>
          <table:table-cell table:formula="of:=IF(AND([.H429]=[.H428];[.H42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29]&lt;&gt;&quot;&quot;;[.E429];[.K429])" office:value-type="float" office:value="1460" calcext:value-type="float">
            <text:p>1460</text:p>
          </table:table-cell>
          <table:table-cell table:style-name="ce18" table:formula="of:=[.M429]-[.N429]" office:value-type="float" office:value="40" calcext:value-type="float">
            <text:p>40</text:p>
          </table:table-cell>
          <table:table-cell table:number-columns-repeated="2"/>
          <table:table-cell office:value-type="float" office:value="524317809" calcext:value-type="float">
            <text:p>5243178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217866" calcext:value-type="float">
            <text:p>2129,217866</text:p>
          </table:table-cell>
          <table:table-cell table:style-name="ce37" table:formula="of:=IF([.H430]=&quot;&quot;;[.R430];&quot;&quot;)">
            <text:p/>
          </table:table-cell>
          <table:table-cell table:style-name="ce40" table:formula="of:=IF([.I430]=&quot;&quot;;[.S430];&quot;&quot;)">
            <text:p/>
          </table:table-cell>
          <table:table-cell table:style-name="ce37" table:formula="of:=IF([.J430]=&quot;&quot;;[.T430];&quot;&quot;)">
            <text:p/>
          </table:table-cell>
          <table:table-cell table:style-name="ce37" table:formula="of:=IF([.K430]=&quot;&quot;;[.U430];&quot;&quot;)">
            <text:p/>
          </table:table-cell>
          <table:table-cell table:formula="of:=IF(AND([.B430]=[.B429];[.D429]=[.D430];[.D429]&lt;&gt;&quot;&quot;;[.B429]&lt;&gt;&quot;&quot;);&quot;Retransmisión&quot;;&quot;&quot;)">
            <text:p/>
          </table:table-cell>
          <table:table-cell/>
          <table:table-cell table:style-name="ce37" table:formula="of:=IF([.R430]&gt;[.$R$648];[.R430];&quot;&quot;)" office:value-type="float" office:value="524319269" calcext:value-type="float">
            <text:p>5243192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30]&gt;[.$R$648];[.T430];&quot;&quot;)" office:value-type="float" office:value="229370" calcext:value-type="float">
            <text:p>229370</text:p>
          </table:table-cell>
          <table:table-cell table:style-name="ce37" table:formula="of:=IF([.R430]&gt;[.$R$648];[.U430];&quot;&quot;)" office:value-type="float" office:value="1460" calcext:value-type="float">
            <text:p>1460</text:p>
          </table:table-cell>
          <table:table-cell table:formula="of:=IF(AND([.H430]=[.H429];[.H42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30]&lt;&gt;&quot;&quot;;[.E430];[.K430])" office:value-type="float" office:value="1460" calcext:value-type="float">
            <text:p>1460</text:p>
          </table:table-cell>
          <table:table-cell table:style-name="ce18" table:formula="of:=[.M430]-[.N430]" office:value-type="float" office:value="40" calcext:value-type="float">
            <text:p>40</text:p>
          </table:table-cell>
          <table:table-cell table:number-columns-repeated="2"/>
          <table:table-cell office:value-type="float" office:value="524319269" calcext:value-type="float">
            <text:p>524319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219707" calcext:value-type="float">
            <text:p>2129,219707</text:p>
          </table:table-cell>
          <table:table-cell table:style-name="ce37" table:formula="of:=IF([.H431]=&quot;&quot;;[.R431];&quot;&quot;)">
            <text:p/>
          </table:table-cell>
          <table:table-cell table:style-name="ce40" table:formula="of:=IF([.I431]=&quot;&quot;;[.S431];&quot;&quot;)">
            <text:p/>
          </table:table-cell>
          <table:table-cell table:style-name="ce37" table:formula="of:=IF([.J431]=&quot;&quot;;[.T431];&quot;&quot;)">
            <text:p/>
          </table:table-cell>
          <table:table-cell table:style-name="ce37" table:formula="of:=IF([.K431]=&quot;&quot;;[.U431];&quot;&quot;)">
            <text:p/>
          </table:table-cell>
          <table:table-cell table:formula="of:=IF(AND([.B431]=[.B430];[.D430]=[.D431];[.D430]&lt;&gt;&quot;&quot;;[.B430]&lt;&gt;&quot;&quot;);&quot;Retransmisión&quot;;&quot;&quot;)">
            <text:p/>
          </table:table-cell>
          <table:table-cell/>
          <table:table-cell table:style-name="ce37" table:formula="of:=IF([.R431]&gt;[.$R$648];[.R431];&quot;&quot;)" office:value-type="float" office:value="524320729" calcext:value-type="float">
            <text:p>5243207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31]&gt;[.$R$648];[.T431];&quot;&quot;)" office:value-type="float" office:value="229370" calcext:value-type="float">
            <text:p>229370</text:p>
          </table:table-cell>
          <table:table-cell table:style-name="ce37" table:formula="of:=IF([.R431]&gt;[.$R$648];[.U431];&quot;&quot;)" office:value-type="float" office:value="1460" calcext:value-type="float">
            <text:p>1460</text:p>
          </table:table-cell>
          <table:table-cell table:formula="of:=IF(AND([.H431]=[.H430];[.H43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31]&lt;&gt;&quot;&quot;;[.E431];[.K431])" office:value-type="float" office:value="1460" calcext:value-type="float">
            <text:p>1460</text:p>
          </table:table-cell>
          <table:table-cell table:style-name="ce18" table:formula="of:=[.M431]-[.N431]" office:value-type="float" office:value="40" calcext:value-type="float">
            <text:p>40</text:p>
          </table:table-cell>
          <table:table-cell table:number-columns-repeated="2"/>
          <table:table-cell office:value-type="float" office:value="524320729" calcext:value-type="float">
            <text:p>524320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220873" calcext:value-type="float">
            <text:p>2129,220873</text:p>
          </table:table-cell>
          <table:table-cell table:style-name="ce37" table:formula="of:=IF([.H432]=&quot;&quot;;[.R43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32]=&quot;&quot;;[.T432];&quot;&quot;)" office:value-type="float" office:value="524320729" calcext:value-type="float">
            <text:p>524320729</text:p>
          </table:table-cell>
          <table:table-cell table:style-name="ce37" table:formula="of:=IF([.K432]=&quot;&quot;;[.U432];&quot;&quot;)" office:value-type="float" office:value="0" calcext:value-type="float">
            <text:p>0</text:p>
          </table:table-cell>
          <table:table-cell table:formula="of:=IF(AND([.B432]=[.B431];[.D431]=[.D432];[.D431]&lt;&gt;&quot;&quot;;[.B431]&lt;&gt;&quot;&quot;);&quot;Retransmisión&quot;;&quot;&quot;)">
            <text:p/>
          </table:table-cell>
          <table:table-cell/>
          <table:table-cell table:style-name="ce37" table:formula="of:=IF([.R432]&gt;[.$R$648];[.R432];&quot;&quot;)">
            <text:p/>
          </table:table-cell>
          <table:table-cell table:style-name="ce37" table:formula="of:=IF([.R432]&gt;[.$R$648];[.S432];&quot;&quot;)">
            <text:p/>
          </table:table-cell>
          <table:table-cell table:style-name="ce37" table:formula="of:=IF([.R432]&gt;[.$R$648];[.T432];&quot;&quot;)">
            <text:p/>
          </table:table-cell>
          <table:table-cell table:style-name="ce37" table:formula="of:=IF([.R432]&gt;[.$R$648];[.U432];&quot;&quot;)">
            <text:p/>
          </table:table-cell>
          <table:table-cell table:formula="of:=IF(AND([.H432]=[.H431];[.H43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32]&lt;&gt;&quot;&quot;;[.E432];[.K432])" office:value-type="float" office:value="0" calcext:value-type="float">
            <text:p>0</text:p>
          </table:table-cell>
          <table:table-cell table:style-name="ce18" table:formula="of:=[.M432]-[.N43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0729" calcext:value-type="float">
            <text:p>5243207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295364" calcext:value-type="float">
            <text:p>2129,295364</text:p>
          </table:table-cell>
          <table:table-cell table:style-name="ce37" table:formula="of:=IF([.H433]=&quot;&quot;;[.R43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33]=&quot;&quot;;[.T433];&quot;&quot;)" office:value-type="float" office:value="524322189" calcext:value-type="float">
            <text:p>524322189</text:p>
          </table:table-cell>
          <table:table-cell table:style-name="ce37" table:formula="of:=IF([.K433]=&quot;&quot;;[.U433];&quot;&quot;)" office:value-type="float" office:value="0" calcext:value-type="float">
            <text:p>0</text:p>
          </table:table-cell>
          <table:table-cell table:formula="of:=IF(AND([.B433]=[.B432];[.D432]=[.D433];[.D432]&lt;&gt;&quot;&quot;;[.B432]&lt;&gt;&quot;&quot;);&quot;Retransmisión&quot;;&quot;&quot;)">
            <text:p/>
          </table:table-cell>
          <table:table-cell/>
          <table:table-cell table:style-name="ce37" table:formula="of:=IF([.R433]&gt;[.$R$648];[.R433];&quot;&quot;)">
            <text:p/>
          </table:table-cell>
          <table:table-cell table:style-name="ce37" table:formula="of:=IF([.R433]&gt;[.$R$648];[.S433];&quot;&quot;)">
            <text:p/>
          </table:table-cell>
          <table:table-cell table:style-name="ce37" table:formula="of:=IF([.R433]&gt;[.$R$648];[.T433];&quot;&quot;)">
            <text:p/>
          </table:table-cell>
          <table:table-cell table:style-name="ce37" table:formula="of:=IF([.R433]&gt;[.$R$648];[.U433];&quot;&quot;)">
            <text:p/>
          </table:table-cell>
          <table:table-cell table:formula="of:=IF(AND([.H433]=[.H432];[.H43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33]&lt;&gt;&quot;&quot;;[.E433];[.K433])" office:value-type="float" office:value="0" calcext:value-type="float">
            <text:p>0</text:p>
          </table:table-cell>
          <table:table-cell table:style-name="ce18" table:formula="of:=[.M433]-[.N43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2189" calcext:value-type="float">
            <text:p>524322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367982" calcext:value-type="float">
            <text:p>2129,367982</text:p>
          </table:table-cell>
          <table:table-cell table:style-name="ce37" table:formula="of:=IF([.H434]=&quot;&quot;;[.R434];&quot;&quot;)">
            <text:p/>
          </table:table-cell>
          <table:table-cell table:style-name="ce40" table:formula="of:=IF([.I434]=&quot;&quot;;[.S434];&quot;&quot;)">
            <text:p/>
          </table:table-cell>
          <table:table-cell table:style-name="ce37" table:formula="of:=IF([.J434]=&quot;&quot;;[.T434];&quot;&quot;)">
            <text:p/>
          </table:table-cell>
          <table:table-cell table:style-name="ce37" table:formula="of:=IF([.K434]=&quot;&quot;;[.U434];&quot;&quot;)">
            <text:p/>
          </table:table-cell>
          <table:table-cell table:formula="of:=IF(AND([.B434]=[.B433];[.D433]=[.D434];[.D433]&lt;&gt;&quot;&quot;;[.B433]&lt;&gt;&quot;&quot;);&quot;Retransmisión&quot;;&quot;&quot;)">
            <text:p/>
          </table:table-cell>
          <table:table-cell/>
          <table:table-cell table:style-name="ce37" table:formula="of:=IF([.R434]&gt;[.$R$648];[.R434];&quot;&quot;)" office:value-type="float" office:value="524322189" calcext:value-type="float">
            <text:p>5243221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34]&gt;[.$R$648];[.T434];&quot;&quot;)" office:value-type="float" office:value="229370" calcext:value-type="float">
            <text:p>229370</text:p>
          </table:table-cell>
          <table:table-cell table:style-name="ce37" table:formula="of:=IF([.R434]&gt;[.$R$648];[.U434];&quot;&quot;)" office:value-type="float" office:value="1460" calcext:value-type="float">
            <text:p>1460</text:p>
          </table:table-cell>
          <table:table-cell table:formula="of:=IF(AND([.H434]=[.H433];[.H43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34]&lt;&gt;&quot;&quot;;[.E434];[.K434])" office:value-type="float" office:value="1460" calcext:value-type="float">
            <text:p>1460</text:p>
          </table:table-cell>
          <table:table-cell table:style-name="ce18" table:formula="of:=[.M434]-[.N434]" office:value-type="float" office:value="40" calcext:value-type="float">
            <text:p>40</text:p>
          </table:table-cell>
          <table:table-cell table:number-columns-repeated="2"/>
          <table:table-cell office:value-type="float" office:value="524322189" calcext:value-type="float">
            <text:p>524322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370655" calcext:value-type="float">
            <text:p>2129,370655</text:p>
          </table:table-cell>
          <table:table-cell table:style-name="ce37" table:formula="of:=IF([.H435]=&quot;&quot;;[.R435];&quot;&quot;)">
            <text:p/>
          </table:table-cell>
          <table:table-cell table:style-name="ce40" table:formula="of:=IF([.I435]=&quot;&quot;;[.S435];&quot;&quot;)">
            <text:p/>
          </table:table-cell>
          <table:table-cell table:style-name="ce37" table:formula="of:=IF([.J435]=&quot;&quot;;[.T435];&quot;&quot;)">
            <text:p/>
          </table:table-cell>
          <table:table-cell table:style-name="ce37" table:formula="of:=IF([.K435]=&quot;&quot;;[.U435];&quot;&quot;)">
            <text:p/>
          </table:table-cell>
          <table:table-cell table:formula="of:=IF(AND([.B435]=[.B434];[.D434]=[.D435];[.D434]&lt;&gt;&quot;&quot;;[.B434]&lt;&gt;&quot;&quot;);&quot;Retransmisión&quot;;&quot;&quot;)">
            <text:p/>
          </table:table-cell>
          <table:table-cell/>
          <table:table-cell table:style-name="ce37" table:formula="of:=IF([.R435]&gt;[.$R$648];[.R435];&quot;&quot;)" office:value-type="float" office:value="524323649" calcext:value-type="float">
            <text:p>5243236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35]&gt;[.$R$648];[.T435];&quot;&quot;)" office:value-type="float" office:value="229370" calcext:value-type="float">
            <text:p>229370</text:p>
          </table:table-cell>
          <table:table-cell table:style-name="ce37" table:formula="of:=IF([.R435]&gt;[.$R$648];[.U435];&quot;&quot;)" office:value-type="float" office:value="1460" calcext:value-type="float">
            <text:p>1460</text:p>
          </table:table-cell>
          <table:table-cell table:formula="of:=IF(AND([.H435]=[.H434];[.H43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35]&lt;&gt;&quot;&quot;;[.E435];[.K435])" office:value-type="float" office:value="1460" calcext:value-type="float">
            <text:p>1460</text:p>
          </table:table-cell>
          <table:table-cell table:style-name="ce18" table:formula="of:=[.M435]-[.N435]" office:value-type="float" office:value="40" calcext:value-type="float">
            <text:p>40</text:p>
          </table:table-cell>
          <table:table-cell table:number-columns-repeated="2"/>
          <table:table-cell office:value-type="float" office:value="524323649" calcext:value-type="float">
            <text:p>524323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372516" calcext:value-type="float">
            <text:p>2129,372516</text:p>
          </table:table-cell>
          <table:table-cell table:style-name="ce37" table:formula="of:=IF([.H436]=&quot;&quot;;[.R436];&quot;&quot;)">
            <text:p/>
          </table:table-cell>
          <table:table-cell table:style-name="ce40" table:formula="of:=IF([.I436]=&quot;&quot;;[.S436];&quot;&quot;)">
            <text:p/>
          </table:table-cell>
          <table:table-cell table:style-name="ce37" table:formula="of:=IF([.J436]=&quot;&quot;;[.T436];&quot;&quot;)">
            <text:p/>
          </table:table-cell>
          <table:table-cell table:style-name="ce37" table:formula="of:=IF([.K436]=&quot;&quot;;[.U436];&quot;&quot;)">
            <text:p/>
          </table:table-cell>
          <table:table-cell table:formula="of:=IF(AND([.B436]=[.B435];[.D435]=[.D436];[.D435]&lt;&gt;&quot;&quot;;[.B435]&lt;&gt;&quot;&quot;);&quot;Retransmisión&quot;;&quot;&quot;)">
            <text:p/>
          </table:table-cell>
          <table:table-cell/>
          <table:table-cell table:style-name="ce37" table:formula="of:=IF([.R436]&gt;[.$R$648];[.R436];&quot;&quot;)" office:value-type="float" office:value="524325109" calcext:value-type="float">
            <text:p>5243251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36]&gt;[.$R$648];[.T436];&quot;&quot;)" office:value-type="float" office:value="229370" calcext:value-type="float">
            <text:p>229370</text:p>
          </table:table-cell>
          <table:table-cell table:style-name="ce37" table:formula="of:=IF([.R436]&gt;[.$R$648];[.U436];&quot;&quot;)" office:value-type="float" office:value="1460" calcext:value-type="float">
            <text:p>1460</text:p>
          </table:table-cell>
          <table:table-cell table:formula="of:=IF(AND([.H436]=[.H435];[.H43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36]&lt;&gt;&quot;&quot;;[.E436];[.K436])" office:value-type="float" office:value="1460" calcext:value-type="float">
            <text:p>1460</text:p>
          </table:table-cell>
          <table:table-cell table:style-name="ce18" table:formula="of:=[.M436]-[.N436]" office:value-type="float" office:value="40" calcext:value-type="float">
            <text:p>40</text:p>
          </table:table-cell>
          <table:table-cell table:number-columns-repeated="2"/>
          <table:table-cell office:value-type="float" office:value="524325109" calcext:value-type="float">
            <text:p>524325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373723" calcext:value-type="float">
            <text:p>2129,373723</text:p>
          </table:table-cell>
          <table:table-cell table:style-name="ce37" table:formula="of:=IF([.H437]=&quot;&quot;;[.R43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37]=&quot;&quot;;[.T437];&quot;&quot;)" office:value-type="float" office:value="524325109" calcext:value-type="float">
            <text:p>524325109</text:p>
          </table:table-cell>
          <table:table-cell table:style-name="ce37" table:formula="of:=IF([.K437]=&quot;&quot;;[.U437];&quot;&quot;)" office:value-type="float" office:value="0" calcext:value-type="float">
            <text:p>0</text:p>
          </table:table-cell>
          <table:table-cell table:formula="of:=IF(AND([.B437]=[.B436];[.D436]=[.D437];[.D436]&lt;&gt;&quot;&quot;;[.B436]&lt;&gt;&quot;&quot;);&quot;Retransmisión&quot;;&quot;&quot;)">
            <text:p/>
          </table:table-cell>
          <table:table-cell/>
          <table:table-cell table:style-name="ce37" table:formula="of:=IF([.R437]&gt;[.$R$648];[.R437];&quot;&quot;)">
            <text:p/>
          </table:table-cell>
          <table:table-cell table:style-name="ce37" table:formula="of:=IF([.R437]&gt;[.$R$648];[.S437];&quot;&quot;)">
            <text:p/>
          </table:table-cell>
          <table:table-cell table:style-name="ce37" table:formula="of:=IF([.R437]&gt;[.$R$648];[.T437];&quot;&quot;)">
            <text:p/>
          </table:table-cell>
          <table:table-cell table:style-name="ce37" table:formula="of:=IF([.R437]&gt;[.$R$648];[.U437];&quot;&quot;)">
            <text:p/>
          </table:table-cell>
          <table:table-cell table:formula="of:=IF(AND([.H437]=[.H436];[.H43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37]&lt;&gt;&quot;&quot;;[.E437];[.K437])" office:value-type="float" office:value="0" calcext:value-type="float">
            <text:p>0</text:p>
          </table:table-cell>
          <table:table-cell table:style-name="ce18" table:formula="of:=[.M437]-[.N43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5109" calcext:value-type="float">
            <text:p>5243251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453488" calcext:value-type="float">
            <text:p>2129,453488</text:p>
          </table:table-cell>
          <table:table-cell table:style-name="ce37" table:formula="of:=IF([.H438]=&quot;&quot;;[.R43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38]=&quot;&quot;;[.T438];&quot;&quot;)" office:value-type="float" office:value="524326569" calcext:value-type="float">
            <text:p>524326569</text:p>
          </table:table-cell>
          <table:table-cell table:style-name="ce37" table:formula="of:=IF([.K438]=&quot;&quot;;[.U438];&quot;&quot;)" office:value-type="float" office:value="0" calcext:value-type="float">
            <text:p>0</text:p>
          </table:table-cell>
          <table:table-cell table:formula="of:=IF(AND([.B438]=[.B437];[.D437]=[.D438];[.D437]&lt;&gt;&quot;&quot;;[.B437]&lt;&gt;&quot;&quot;);&quot;Retransmisión&quot;;&quot;&quot;)">
            <text:p/>
          </table:table-cell>
          <table:table-cell/>
          <table:table-cell table:style-name="ce37" table:formula="of:=IF([.R438]&gt;[.$R$648];[.R438];&quot;&quot;)">
            <text:p/>
          </table:table-cell>
          <table:table-cell table:style-name="ce37" table:formula="of:=IF([.R438]&gt;[.$R$648];[.S438];&quot;&quot;)">
            <text:p/>
          </table:table-cell>
          <table:table-cell table:style-name="ce37" table:formula="of:=IF([.R438]&gt;[.$R$648];[.T438];&quot;&quot;)">
            <text:p/>
          </table:table-cell>
          <table:table-cell table:style-name="ce37" table:formula="of:=IF([.R438]&gt;[.$R$648];[.U438];&quot;&quot;)">
            <text:p/>
          </table:table-cell>
          <table:table-cell table:formula="of:=IF(AND([.H438]=[.H437];[.H43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38]&lt;&gt;&quot;&quot;;[.E438];[.K438])" office:value-type="float" office:value="0" calcext:value-type="float">
            <text:p>0</text:p>
          </table:table-cell>
          <table:table-cell table:style-name="ce18" table:formula="of:=[.M438]-[.N43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6569" calcext:value-type="float">
            <text:p>5243265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517774" calcext:value-type="float">
            <text:p>2129,517774</text:p>
          </table:table-cell>
          <table:table-cell table:style-name="ce37" table:formula="of:=IF([.H439]=&quot;&quot;;[.R43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39]=&quot;&quot;;[.T439];&quot;&quot;)" office:value-type="float" office:value="524326569" calcext:value-type="float">
            <text:p>524326569</text:p>
          </table:table-cell>
          <table:table-cell table:style-name="ce37" table:formula="of:=IF([.K439]=&quot;&quot;;[.U439];&quot;&quot;)" office:value-type="float" office:value="0" calcext:value-type="float">
            <text:p>0</text:p>
          </table:table-cell>
          <table:table-cell table:formula="of:=IF(AND([.B439]=[.B438];[.D438]=[.D439];[.D438]&lt;&gt;&quot;&quot;;[.B43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439]&gt;[.$R$648];[.R439];&quot;&quot;)">
            <text:p/>
          </table:table-cell>
          <table:table-cell table:style-name="ce37" table:formula="of:=IF([.R439]&gt;[.$R$648];[.S439];&quot;&quot;)">
            <text:p/>
          </table:table-cell>
          <table:table-cell table:style-name="ce37" table:formula="of:=IF([.R439]&gt;[.$R$648];[.T439];&quot;&quot;)">
            <text:p/>
          </table:table-cell>
          <table:table-cell table:style-name="ce37" table:formula="of:=IF([.R439]&gt;[.$R$648];[.U439];&quot;&quot;)">
            <text:p/>
          </table:table-cell>
          <table:table-cell table:formula="of:=IF(AND([.H439]=[.H438];[.H43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39]&lt;&gt;&quot;&quot;;[.E439];[.K439])" office:value-type="float" office:value="0" calcext:value-type="float">
            <text:p>0</text:p>
          </table:table-cell>
          <table:table-cell table:style-name="ce18" table:formula="of:=[.M439]-[.N43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6569" calcext:value-type="float">
            <text:p>5243265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526324" calcext:value-type="float">
            <text:p>2129,526324</text:p>
          </table:table-cell>
          <table:table-cell table:style-name="ce37" table:formula="of:=IF([.H440]=&quot;&quot;;[.R440];&quot;&quot;)">
            <text:p/>
          </table:table-cell>
          <table:table-cell table:style-name="ce40" table:formula="of:=IF([.I440]=&quot;&quot;;[.S440];&quot;&quot;)">
            <text:p/>
          </table:table-cell>
          <table:table-cell table:style-name="ce37" table:formula="of:=IF([.J440]=&quot;&quot;;[.T440];&quot;&quot;)">
            <text:p/>
          </table:table-cell>
          <table:table-cell table:style-name="ce37" table:formula="of:=IF([.K440]=&quot;&quot;;[.U440];&quot;&quot;)">
            <text:p/>
          </table:table-cell>
          <table:table-cell table:formula="of:=IF(AND([.B440]=[.B439];[.D439]=[.D440];[.D439]&lt;&gt;&quot;&quot;;[.B439]&lt;&gt;&quot;&quot;);&quot;Retransmisión&quot;;&quot;&quot;)">
            <text:p/>
          </table:table-cell>
          <table:table-cell/>
          <table:table-cell table:style-name="ce37" table:formula="of:=IF([.R440]&gt;[.$R$648];[.R440];&quot;&quot;)" office:value-type="float" office:value="524326569" calcext:value-type="float">
            <text:p>5243265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40]&gt;[.$R$648];[.T440];&quot;&quot;)" office:value-type="float" office:value="229370" calcext:value-type="float">
            <text:p>229370</text:p>
          </table:table-cell>
          <table:table-cell table:style-name="ce37" table:formula="of:=IF([.R440]&gt;[.$R$648];[.U440];&quot;&quot;)" office:value-type="float" office:value="1460" calcext:value-type="float">
            <text:p>1460</text:p>
          </table:table-cell>
          <table:table-cell table:formula="of:=IF(AND([.H440]=[.H439];[.H43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40]&lt;&gt;&quot;&quot;;[.E440];[.K440])" office:value-type="float" office:value="1460" calcext:value-type="float">
            <text:p>1460</text:p>
          </table:table-cell>
          <table:table-cell table:style-name="ce18" table:formula="of:=[.M440]-[.N440]" office:value-type="float" office:value="40" calcext:value-type="float">
            <text:p>40</text:p>
          </table:table-cell>
          <table:table-cell table:number-columns-repeated="2"/>
          <table:table-cell office:value-type="float" office:value="524326569" calcext:value-type="float">
            <text:p>524326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529052" calcext:value-type="float">
            <text:p>2129,529052</text:p>
          </table:table-cell>
          <table:table-cell table:style-name="ce37" table:formula="of:=IF([.H441]=&quot;&quot;;[.R441];&quot;&quot;)">
            <text:p/>
          </table:table-cell>
          <table:table-cell table:style-name="ce40" table:formula="of:=IF([.I441]=&quot;&quot;;[.S441];&quot;&quot;)">
            <text:p/>
          </table:table-cell>
          <table:table-cell table:style-name="ce37" table:formula="of:=IF([.J441]=&quot;&quot;;[.T441];&quot;&quot;)">
            <text:p/>
          </table:table-cell>
          <table:table-cell table:style-name="ce37" table:formula="of:=IF([.K441]=&quot;&quot;;[.U441];&quot;&quot;)">
            <text:p/>
          </table:table-cell>
          <table:table-cell table:formula="of:=IF(AND([.B441]=[.B440];[.D440]=[.D441];[.D440]&lt;&gt;&quot;&quot;;[.B440]&lt;&gt;&quot;&quot;);&quot;Retransmisión&quot;;&quot;&quot;)">
            <text:p/>
          </table:table-cell>
          <table:table-cell/>
          <table:table-cell table:style-name="ce37" table:formula="of:=IF([.R441]&gt;[.$R$648];[.R441];&quot;&quot;)" office:value-type="float" office:value="524328029" calcext:value-type="float">
            <text:p>52432802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441]&gt;[.$R$648];[.T441];&quot;&quot;)" office:value-type="float" office:value="229370" calcext:value-type="float">
            <text:p>229370</text:p>
          </table:table-cell>
          <table:table-cell table:style-name="ce37" table:formula="of:=IF([.R441]&gt;[.$R$648];[.U441];&quot;&quot;)" office:value-type="float" office:value="1460" calcext:value-type="float">
            <text:p>1460</text:p>
          </table:table-cell>
          <table:table-cell table:formula="of:=IF(AND([.H441]=[.H440];[.H44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41]&lt;&gt;&quot;&quot;;[.E441];[.K441])" office:value-type="float" office:value="1460" calcext:value-type="float">
            <text:p>1460</text:p>
          </table:table-cell>
          <table:table-cell table:style-name="ce18" table:formula="of:=[.M441]-[.N441]" office:value-type="float" office:value="40" calcext:value-type="float">
            <text:p>40</text:p>
          </table:table-cell>
          <table:table-cell table:number-columns-repeated="2"/>
          <table:table-cell office:value-type="float" office:value="524328029" calcext:value-type="float">
            <text:p>5243280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530884" calcext:value-type="float">
            <text:p>2129,530884</text:p>
          </table:table-cell>
          <table:table-cell table:style-name="ce37" table:formula="of:=IF([.H442]=&quot;&quot;;[.R442];&quot;&quot;)">
            <text:p/>
          </table:table-cell>
          <table:table-cell table:style-name="ce40" table:formula="of:=IF([.I442]=&quot;&quot;;[.S442];&quot;&quot;)">
            <text:p/>
          </table:table-cell>
          <table:table-cell table:style-name="ce37" table:formula="of:=IF([.J442]=&quot;&quot;;[.T442];&quot;&quot;)">
            <text:p/>
          </table:table-cell>
          <table:table-cell table:style-name="ce37" table:formula="of:=IF([.K442]=&quot;&quot;;[.U442];&quot;&quot;)">
            <text:p/>
          </table:table-cell>
          <table:table-cell table:formula="of:=IF(AND([.B442]=[.B441];[.D441]=[.D442];[.D441]&lt;&gt;&quot;&quot;;[.B441]&lt;&gt;&quot;&quot;);&quot;Retransmisión&quot;;&quot;&quot;)">
            <text:p/>
          </table:table-cell>
          <table:table-cell/>
          <table:table-cell table:style-name="ce37" table:formula="of:=IF([.R442]&gt;[.$R$648];[.R442];&quot;&quot;)" office:value-type="float" office:value="524329489" calcext:value-type="float">
            <text:p>5243294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42]&gt;[.$R$648];[.T442];&quot;&quot;)" office:value-type="float" office:value="229370" calcext:value-type="float">
            <text:p>229370</text:p>
          </table:table-cell>
          <table:table-cell table:style-name="ce37" table:formula="of:=IF([.R442]&gt;[.$R$648];[.U442];&quot;&quot;)" office:value-type="float" office:value="1460" calcext:value-type="float">
            <text:p>1460</text:p>
          </table:table-cell>
          <table:table-cell table:formula="of:=IF(AND([.H442]=[.H441];[.H44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42]&lt;&gt;&quot;&quot;;[.E442];[.K442])" office:value-type="float" office:value="1460" calcext:value-type="float">
            <text:p>1460</text:p>
          </table:table-cell>
          <table:table-cell table:style-name="ce18" table:formula="of:=[.M442]-[.N442]" office:value-type="float" office:value="40" calcext:value-type="float">
            <text:p>40</text:p>
          </table:table-cell>
          <table:table-cell table:number-columns-repeated="2"/>
          <table:table-cell office:value-type="float" office:value="524329489" calcext:value-type="float">
            <text:p>524329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531111" calcext:value-type="float">
            <text:p>2129,531111</text:p>
          </table:table-cell>
          <table:table-cell table:style-name="ce37" table:formula="of:=IF([.H443]=&quot;&quot;;[.R44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43]=&quot;&quot;;[.T443];&quot;&quot;)" office:value-type="float" office:value="524329489" calcext:value-type="float">
            <text:p>524329489</text:p>
          </table:table-cell>
          <table:table-cell table:style-name="ce37" table:formula="of:=IF([.K443]=&quot;&quot;;[.U443];&quot;&quot;)" office:value-type="float" office:value="0" calcext:value-type="float">
            <text:p>0</text:p>
          </table:table-cell>
          <table:table-cell table:formula="of:=IF(AND([.B443]=[.B442];[.D442]=[.D443];[.D442]&lt;&gt;&quot;&quot;;[.B442]&lt;&gt;&quot;&quot;);&quot;Retransmisión&quot;;&quot;&quot;)">
            <text:p/>
          </table:table-cell>
          <table:table-cell/>
          <table:table-cell table:style-name="ce37" table:formula="of:=IF([.R443]&gt;[.$R$648];[.R443];&quot;&quot;)">
            <text:p/>
          </table:table-cell>
          <table:table-cell table:style-name="ce37" table:formula="of:=IF([.R443]&gt;[.$R$648];[.S443];&quot;&quot;)">
            <text:p/>
          </table:table-cell>
          <table:table-cell table:style-name="ce37" table:formula="of:=IF([.R443]&gt;[.$R$648];[.T443];&quot;&quot;)">
            <text:p/>
          </table:table-cell>
          <table:table-cell table:style-name="ce37" table:formula="of:=IF([.R443]&gt;[.$R$648];[.U443];&quot;&quot;)">
            <text:p/>
          </table:table-cell>
          <table:table-cell table:formula="of:=IF(AND([.H443]=[.H442];[.H44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43]&lt;&gt;&quot;&quot;;[.E443];[.K443])" office:value-type="float" office:value="0" calcext:value-type="float">
            <text:p>0</text:p>
          </table:table-cell>
          <table:table-cell table:style-name="ce18" table:formula="of:=[.M443]-[.N44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9489" calcext:value-type="float">
            <text:p>5243294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585719" calcext:value-type="float">
            <text:p>2129,585719</text:p>
          </table:table-cell>
          <table:table-cell table:style-name="ce37" table:formula="of:=IF([.H444]=&quot;&quot;;[.R44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44]=&quot;&quot;;[.T444];&quot;&quot;)" office:value-type="float" office:value="524330949" calcext:value-type="float">
            <text:p>524330949</text:p>
          </table:table-cell>
          <table:table-cell table:style-name="ce37" table:formula="of:=IF([.K444]=&quot;&quot;;[.U444];&quot;&quot;)" office:value-type="float" office:value="0" calcext:value-type="float">
            <text:p>0</text:p>
          </table:table-cell>
          <table:table-cell table:formula="of:=IF(AND([.B444]=[.B443];[.D443]=[.D444];[.D443]&lt;&gt;&quot;&quot;;[.B443]&lt;&gt;&quot;&quot;);&quot;Retransmisión&quot;;&quot;&quot;)">
            <text:p/>
          </table:table-cell>
          <table:table-cell/>
          <table:table-cell table:style-name="ce37" table:formula="of:=IF([.R444]&gt;[.$R$648];[.R444];&quot;&quot;)">
            <text:p/>
          </table:table-cell>
          <table:table-cell table:style-name="ce37" table:formula="of:=IF([.R444]&gt;[.$R$648];[.S444];&quot;&quot;)">
            <text:p/>
          </table:table-cell>
          <table:table-cell table:style-name="ce37" table:formula="of:=IF([.R444]&gt;[.$R$648];[.T444];&quot;&quot;)">
            <text:p/>
          </table:table-cell>
          <table:table-cell table:style-name="ce37" table:formula="of:=IF([.R444]&gt;[.$R$648];[.U444];&quot;&quot;)">
            <text:p/>
          </table:table-cell>
          <table:table-cell table:formula="of:=IF(AND([.H444]=[.H443];[.H44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44]&lt;&gt;&quot;&quot;;[.E444];[.K444])" office:value-type="float" office:value="0" calcext:value-type="float">
            <text:p>0</text:p>
          </table:table-cell>
          <table:table-cell table:style-name="ce18" table:formula="of:=[.M444]-[.N44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30949" calcext:value-type="float">
            <text:p>5243309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589447" calcext:value-type="float">
            <text:p>2129,589447</text:p>
          </table:table-cell>
          <table:table-cell table:style-name="ce37" table:formula="of:=IF([.H445]=&quot;&quot;;[.R445];&quot;&quot;)">
            <text:p/>
          </table:table-cell>
          <table:table-cell table:style-name="ce40" table:formula="of:=IF([.I445]=&quot;&quot;;[.S445];&quot;&quot;)">
            <text:p/>
          </table:table-cell>
          <table:table-cell table:style-name="ce37" table:formula="of:=IF([.J445]=&quot;&quot;;[.T445];&quot;&quot;)">
            <text:p/>
          </table:table-cell>
          <table:table-cell table:style-name="ce37" table:formula="of:=IF([.K445]=&quot;&quot;;[.U445];&quot;&quot;)">
            <text:p/>
          </table:table-cell>
          <table:table-cell table:formula="of:=IF(AND([.B445]=[.B444];[.D444]=[.D445];[.D444]&lt;&gt;&quot;&quot;;[.B444]&lt;&gt;&quot;&quot;);&quot;Retransmisión&quot;;&quot;&quot;)">
            <text:p/>
          </table:table-cell>
          <table:table-cell/>
          <table:table-cell table:style-name="ce37" table:formula="of:=IF([.R445]&gt;[.$R$648];[.R445];&quot;&quot;)" office:value-type="float" office:value="524330949" calcext:value-type="float">
            <text:p>52433094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445]&gt;[.$R$648];[.T445];&quot;&quot;)" office:value-type="float" office:value="229370" calcext:value-type="float">
            <text:p>229370</text:p>
          </table:table-cell>
          <table:table-cell table:style-name="ce37" table:formula="of:=IF([.R445]&gt;[.$R$648];[.U445];&quot;&quot;)" office:value-type="float" office:value="1460" calcext:value-type="float">
            <text:p>1460</text:p>
          </table:table-cell>
          <table:table-cell table:formula="of:=IF(AND([.H445]=[.H444];[.H44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45]&lt;&gt;&quot;&quot;;[.E445];[.K445])" office:value-type="float" office:value="1460" calcext:value-type="float">
            <text:p>1460</text:p>
          </table:table-cell>
          <table:table-cell table:style-name="ce18" table:formula="of:=[.M445]-[.N445]" office:value-type="float" office:value="40" calcext:value-type="float">
            <text:p>40</text:p>
          </table:table-cell>
          <table:table-cell table:number-columns-repeated="2"/>
          <table:table-cell office:value-type="float" office:value="524330949" calcext:value-type="float">
            <text:p>5243309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592102" calcext:value-type="float">
            <text:p>2129,592102</text:p>
          </table:table-cell>
          <table:table-cell table:style-name="ce37" table:formula="of:=IF([.H446]=&quot;&quot;;[.R446];&quot;&quot;)">
            <text:p/>
          </table:table-cell>
          <table:table-cell table:style-name="ce40" table:formula="of:=IF([.I446]=&quot;&quot;;[.S446];&quot;&quot;)">
            <text:p/>
          </table:table-cell>
          <table:table-cell table:style-name="ce37" table:formula="of:=IF([.J446]=&quot;&quot;;[.T446];&quot;&quot;)">
            <text:p/>
          </table:table-cell>
          <table:table-cell table:style-name="ce37" table:formula="of:=IF([.K446]=&quot;&quot;;[.U446];&quot;&quot;)">
            <text:p/>
          </table:table-cell>
          <table:table-cell table:formula="of:=IF(AND([.B446]=[.B445];[.D445]=[.D446];[.D445]&lt;&gt;&quot;&quot;;[.B445]&lt;&gt;&quot;&quot;);&quot;Retransmisión&quot;;&quot;&quot;)">
            <text:p/>
          </table:table-cell>
          <table:table-cell/>
          <table:table-cell table:style-name="ce37" table:formula="of:=IF([.R446]&gt;[.$R$648];[.R446];&quot;&quot;)" office:value-type="float" office:value="524332409" calcext:value-type="float">
            <text:p>5243324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46]&gt;[.$R$648];[.T446];&quot;&quot;)" office:value-type="float" office:value="229370" calcext:value-type="float">
            <text:p>229370</text:p>
          </table:table-cell>
          <table:table-cell table:style-name="ce37" table:formula="of:=IF([.R446]&gt;[.$R$648];[.U446];&quot;&quot;)" office:value-type="float" office:value="1460" calcext:value-type="float">
            <text:p>1460</text:p>
          </table:table-cell>
          <table:table-cell table:formula="of:=IF(AND([.H446]=[.H445];[.H44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46]&lt;&gt;&quot;&quot;;[.E446];[.K446])" office:value-type="float" office:value="1460" calcext:value-type="float">
            <text:p>1460</text:p>
          </table:table-cell>
          <table:table-cell table:style-name="ce18" table:formula="of:=[.M446]-[.N446]" office:value-type="float" office:value="40" calcext:value-type="float">
            <text:p>40</text:p>
          </table:table-cell>
          <table:table-cell table:number-columns-repeated="2"/>
          <table:table-cell office:value-type="float" office:value="524332409" calcext:value-type="float">
            <text:p>524332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593934" calcext:value-type="float">
            <text:p>2129,593934</text:p>
          </table:table-cell>
          <table:table-cell table:style-name="ce37" table:formula="of:=IF([.H447]=&quot;&quot;;[.R447];&quot;&quot;)">
            <text:p/>
          </table:table-cell>
          <table:table-cell table:style-name="ce40" table:formula="of:=IF([.I447]=&quot;&quot;;[.S447];&quot;&quot;)">
            <text:p/>
          </table:table-cell>
          <table:table-cell table:style-name="ce37" table:formula="of:=IF([.J447]=&quot;&quot;;[.T447];&quot;&quot;)">
            <text:p/>
          </table:table-cell>
          <table:table-cell table:style-name="ce37" table:formula="of:=IF([.K447]=&quot;&quot;;[.U447];&quot;&quot;)">
            <text:p/>
          </table:table-cell>
          <table:table-cell table:formula="of:=IF(AND([.B447]=[.B446];[.D446]=[.D447];[.D446]&lt;&gt;&quot;&quot;;[.B446]&lt;&gt;&quot;&quot;);&quot;Retransmisión&quot;;&quot;&quot;)">
            <text:p/>
          </table:table-cell>
          <table:table-cell/>
          <table:table-cell table:style-name="ce37" table:formula="of:=IF([.R447]&gt;[.$R$648];[.R447];&quot;&quot;)" office:value-type="float" office:value="524333869" calcext:value-type="float">
            <text:p>5243338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47]&gt;[.$R$648];[.T447];&quot;&quot;)" office:value-type="float" office:value="229370" calcext:value-type="float">
            <text:p>229370</text:p>
          </table:table-cell>
          <table:table-cell table:style-name="ce37" table:formula="of:=IF([.R447]&gt;[.$R$648];[.U447];&quot;&quot;)" office:value-type="float" office:value="1460" calcext:value-type="float">
            <text:p>1460</text:p>
          </table:table-cell>
          <table:table-cell table:formula="of:=IF(AND([.H447]=[.H446];[.H44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47]&lt;&gt;&quot;&quot;;[.E447];[.K447])" office:value-type="float" office:value="1460" calcext:value-type="float">
            <text:p>1460</text:p>
          </table:table-cell>
          <table:table-cell table:style-name="ce18" table:formula="of:=[.M447]-[.N447]" office:value-type="float" office:value="40" calcext:value-type="float">
            <text:p>40</text:p>
          </table:table-cell>
          <table:table-cell table:number-columns-repeated="2"/>
          <table:table-cell office:value-type="float" office:value="524333869" calcext:value-type="float">
            <text:p>524333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594207" calcext:value-type="float">
            <text:p>2129,594207</text:p>
          </table:table-cell>
          <table:table-cell table:style-name="ce37" table:formula="of:=IF([.H448]=&quot;&quot;;[.R44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48]=&quot;&quot;;[.T448];&quot;&quot;)" office:value-type="float" office:value="524333869" calcext:value-type="float">
            <text:p>524333869</text:p>
          </table:table-cell>
          <table:table-cell table:style-name="ce37" table:formula="of:=IF([.K448]=&quot;&quot;;[.U448];&quot;&quot;)" office:value-type="float" office:value="0" calcext:value-type="float">
            <text:p>0</text:p>
          </table:table-cell>
          <table:table-cell table:formula="of:=IF(AND([.B448]=[.B447];[.D447]=[.D448];[.D447]&lt;&gt;&quot;&quot;;[.B447]&lt;&gt;&quot;&quot;);&quot;Retransmisión&quot;;&quot;&quot;)">
            <text:p/>
          </table:table-cell>
          <table:table-cell/>
          <table:table-cell table:style-name="ce37" table:formula="of:=IF([.R448]&gt;[.$R$648];[.R448];&quot;&quot;)">
            <text:p/>
          </table:table-cell>
          <table:table-cell table:style-name="ce37" table:formula="of:=IF([.R448]&gt;[.$R$648];[.S448];&quot;&quot;)">
            <text:p/>
          </table:table-cell>
          <table:table-cell table:style-name="ce37" table:formula="of:=IF([.R448]&gt;[.$R$648];[.T448];&quot;&quot;)">
            <text:p/>
          </table:table-cell>
          <table:table-cell table:style-name="ce37" table:formula="of:=IF([.R448]&gt;[.$R$648];[.U448];&quot;&quot;)">
            <text:p/>
          </table:table-cell>
          <table:table-cell table:formula="of:=IF(AND([.H448]=[.H447];[.H44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48]&lt;&gt;&quot;&quot;;[.E448];[.K448])" office:value-type="float" office:value="0" calcext:value-type="float">
            <text:p>0</text:p>
          </table:table-cell>
          <table:table-cell table:style-name="ce18" table:formula="of:=[.M448]-[.N44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33869" calcext:value-type="float">
            <text:p>5243338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660419" calcext:value-type="float">
            <text:p>2129,660419</text:p>
          </table:table-cell>
          <table:table-cell table:style-name="ce37" table:formula="of:=IF([.H449]=&quot;&quot;;[.R449];&quot;&quot;)">
            <text:p/>
          </table:table-cell>
          <table:table-cell table:style-name="ce40" table:formula="of:=IF([.I449]=&quot;&quot;;[.S449];&quot;&quot;)">
            <text:p/>
          </table:table-cell>
          <table:table-cell table:style-name="ce37" table:formula="of:=IF([.J449]=&quot;&quot;;[.T449];&quot;&quot;)">
            <text:p/>
          </table:table-cell>
          <table:table-cell table:style-name="ce37" table:formula="of:=IF([.K449]=&quot;&quot;;[.U449];&quot;&quot;)">
            <text:p/>
          </table:table-cell>
          <table:table-cell table:formula="of:=IF(AND([.B449]=[.B448];[.D448]=[.D449];[.D448]&lt;&gt;&quot;&quot;;[.B448]&lt;&gt;&quot;&quot;);&quot;Retransmisión&quot;;&quot;&quot;)">
            <text:p/>
          </table:table-cell>
          <table:table-cell/>
          <table:table-cell table:style-name="ce37" table:formula="of:=IF([.R449]&gt;[.$R$648];[.R449];&quot;&quot;)" office:value-type="float" office:value="524335329" calcext:value-type="float">
            <text:p>5243353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49]&gt;[.$R$648];[.T449];&quot;&quot;)" office:value-type="float" office:value="229370" calcext:value-type="float">
            <text:p>229370</text:p>
          </table:table-cell>
          <table:table-cell table:style-name="ce37" table:formula="of:=IF([.R449]&gt;[.$R$648];[.U449];&quot;&quot;)" office:value-type="float" office:value="1460" calcext:value-type="float">
            <text:p>1460</text:p>
          </table:table-cell>
          <table:table-cell table:formula="of:=IF(AND([.H449]=[.H448];[.H44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49]&lt;&gt;&quot;&quot;;[.E449];[.K449])" office:value-type="float" office:value="1460" calcext:value-type="float">
            <text:p>1460</text:p>
          </table:table-cell>
          <table:table-cell table:style-name="ce18" table:formula="of:=[.M449]-[.N449]" office:value-type="float" office:value="40" calcext:value-type="float">
            <text:p>40</text:p>
          </table:table-cell>
          <table:table-cell table:number-columns-repeated="2"/>
          <table:table-cell office:value-type="float" office:value="524335329" calcext:value-type="float">
            <text:p>524335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662266" calcext:value-type="float">
            <text:p>2129,662266</text:p>
          </table:table-cell>
          <table:table-cell table:style-name="ce37" table:formula="of:=IF([.H450]=&quot;&quot;;[.R450];&quot;&quot;)">
            <text:p/>
          </table:table-cell>
          <table:table-cell table:style-name="ce40" table:formula="of:=IF([.I450]=&quot;&quot;;[.S450];&quot;&quot;)">
            <text:p/>
          </table:table-cell>
          <table:table-cell table:style-name="ce37" table:formula="of:=IF([.J450]=&quot;&quot;;[.T450];&quot;&quot;)">
            <text:p/>
          </table:table-cell>
          <table:table-cell table:style-name="ce37" table:formula="of:=IF([.K450]=&quot;&quot;;[.U450];&quot;&quot;)">
            <text:p/>
          </table:table-cell>
          <table:table-cell table:formula="of:=IF(AND([.B450]=[.B449];[.D449]=[.D450];[.D449]&lt;&gt;&quot;&quot;;[.B449]&lt;&gt;&quot;&quot;);&quot;Retransmisión&quot;;&quot;&quot;)">
            <text:p/>
          </table:table-cell>
          <table:table-cell/>
          <table:table-cell table:style-name="ce37" table:formula="of:=IF([.R450]&gt;[.$R$648];[.R450];&quot;&quot;)" office:value-type="float" office:value="524336789" calcext:value-type="float">
            <text:p>5243367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50]&gt;[.$R$648];[.T450];&quot;&quot;)" office:value-type="float" office:value="229370" calcext:value-type="float">
            <text:p>229370</text:p>
          </table:table-cell>
          <table:table-cell table:style-name="ce37" table:formula="of:=IF([.R450]&gt;[.$R$648];[.U450];&quot;&quot;)" office:value-type="float" office:value="1460" calcext:value-type="float">
            <text:p>1460</text:p>
          </table:table-cell>
          <table:table-cell table:formula="of:=IF(AND([.H450]=[.H449];[.H44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50]&lt;&gt;&quot;&quot;;[.E450];[.K450])" office:value-type="float" office:value="1460" calcext:value-type="float">
            <text:p>1460</text:p>
          </table:table-cell>
          <table:table-cell table:style-name="ce18" table:formula="of:=[.M450]-[.N450]" office:value-type="float" office:value="40" calcext:value-type="float">
            <text:p>40</text:p>
          </table:table-cell>
          <table:table-cell table:number-columns-repeated="2"/>
          <table:table-cell office:value-type="float" office:value="524336789" calcext:value-type="float">
            <text:p>524336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66345" calcext:value-type="float">
            <text:p>2129,66345</text:p>
          </table:table-cell>
          <table:table-cell table:style-name="ce37" table:formula="of:=IF([.H451]=&quot;&quot;;[.R45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51]=&quot;&quot;;[.T451];&quot;&quot;)" office:value-type="float" office:value="524336789" calcext:value-type="float">
            <text:p>524336789</text:p>
          </table:table-cell>
          <table:table-cell table:style-name="ce37" table:formula="of:=IF([.K451]=&quot;&quot;;[.U451];&quot;&quot;)" office:value-type="float" office:value="0" calcext:value-type="float">
            <text:p>0</text:p>
          </table:table-cell>
          <table:table-cell table:formula="of:=IF(AND([.B451]=[.B450];[.D450]=[.D451];[.D450]&lt;&gt;&quot;&quot;;[.B450]&lt;&gt;&quot;&quot;);&quot;Retransmisión&quot;;&quot;&quot;)">
            <text:p/>
          </table:table-cell>
          <table:table-cell/>
          <table:table-cell table:style-name="ce37" table:formula="of:=IF([.R451]&gt;[.$R$648];[.R451];&quot;&quot;)">
            <text:p/>
          </table:table-cell>
          <table:table-cell table:style-name="ce37" table:formula="of:=IF([.R451]&gt;[.$R$648];[.S451];&quot;&quot;)">
            <text:p/>
          </table:table-cell>
          <table:table-cell table:style-name="ce37" table:formula="of:=IF([.R451]&gt;[.$R$648];[.T451];&quot;&quot;)">
            <text:p/>
          </table:table-cell>
          <table:table-cell table:style-name="ce37" table:formula="of:=IF([.R451]&gt;[.$R$648];[.U451];&quot;&quot;)">
            <text:p/>
          </table:table-cell>
          <table:table-cell table:formula="of:=IF(AND([.H451]=[.H450];[.H45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51]&lt;&gt;&quot;&quot;;[.E451];[.K451])" office:value-type="float" office:value="0" calcext:value-type="float">
            <text:p>0</text:p>
          </table:table-cell>
          <table:table-cell table:style-name="ce18" table:formula="of:=[.M451]-[.N45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36789" calcext:value-type="float">
            <text:p>524336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73171" calcext:value-type="float">
            <text:p>2129,73171</text:p>
          </table:table-cell>
          <table:table-cell table:style-name="ce37" table:formula="of:=IF([.H452]=&quot;&quot;;[.R45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52]=&quot;&quot;;[.T452];&quot;&quot;)" office:value-type="float" office:value="524338249" calcext:value-type="float">
            <text:p>524338249</text:p>
          </table:table-cell>
          <table:table-cell table:style-name="ce37" table:formula="of:=IF([.K452]=&quot;&quot;;[.U452];&quot;&quot;)" office:value-type="float" office:value="0" calcext:value-type="float">
            <text:p>0</text:p>
          </table:table-cell>
          <table:table-cell table:formula="of:=IF(AND([.B452]=[.B451];[.D451]=[.D452];[.D451]&lt;&gt;&quot;&quot;;[.B451]&lt;&gt;&quot;&quot;);&quot;Retransmisión&quot;;&quot;&quot;)">
            <text:p/>
          </table:table-cell>
          <table:table-cell/>
          <table:table-cell table:style-name="ce37" table:formula="of:=IF([.R452]&gt;[.$R$648];[.R452];&quot;&quot;)">
            <text:p/>
          </table:table-cell>
          <table:table-cell table:style-name="ce37" table:formula="of:=IF([.R452]&gt;[.$R$648];[.S452];&quot;&quot;)">
            <text:p/>
          </table:table-cell>
          <table:table-cell table:style-name="ce37" table:formula="of:=IF([.R452]&gt;[.$R$648];[.T452];&quot;&quot;)">
            <text:p/>
          </table:table-cell>
          <table:table-cell table:style-name="ce37" table:formula="of:=IF([.R452]&gt;[.$R$648];[.U452];&quot;&quot;)">
            <text:p/>
          </table:table-cell>
          <table:table-cell table:formula="of:=IF(AND([.H452]=[.H451];[.H45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52]&lt;&gt;&quot;&quot;;[.E452];[.K452])" office:value-type="float" office:value="0" calcext:value-type="float">
            <text:p>0</text:p>
          </table:table-cell>
          <table:table-cell table:style-name="ce18" table:formula="of:=[.M452]-[.N45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38249" calcext:value-type="float">
            <text:p>524338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792365" calcext:value-type="float">
            <text:p>2129,792365</text:p>
          </table:table-cell>
          <table:table-cell table:style-name="ce37" table:formula="of:=IF([.H453]=&quot;&quot;;[.R45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53]=&quot;&quot;;[.T453];&quot;&quot;)" office:value-type="float" office:value="524338249" calcext:value-type="float">
            <text:p>524338249</text:p>
          </table:table-cell>
          <table:table-cell table:style-name="ce37" table:formula="of:=IF([.K453]=&quot;&quot;;[.U453];&quot;&quot;)" office:value-type="float" office:value="0" calcext:value-type="float">
            <text:p>0</text:p>
          </table:table-cell>
          <table:table-cell table:formula="of:=IF(AND([.B453]=[.B452];[.D452]=[.D453];[.D452]&lt;&gt;&quot;&quot;;[.B45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453]&gt;[.$R$648];[.R453];&quot;&quot;)">
            <text:p/>
          </table:table-cell>
          <table:table-cell table:style-name="ce37" table:formula="of:=IF([.R453]&gt;[.$R$648];[.S453];&quot;&quot;)">
            <text:p/>
          </table:table-cell>
          <table:table-cell table:style-name="ce37" table:formula="of:=IF([.R453]&gt;[.$R$648];[.T453];&quot;&quot;)">
            <text:p/>
          </table:table-cell>
          <table:table-cell table:style-name="ce37" table:formula="of:=IF([.R453]&gt;[.$R$648];[.U453];&quot;&quot;)">
            <text:p/>
          </table:table-cell>
          <table:table-cell table:formula="of:=IF(AND([.H453]=[.H452];[.H45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53]&lt;&gt;&quot;&quot;;[.E453];[.K453])" office:value-type="float" office:value="0" calcext:value-type="float">
            <text:p>0</text:p>
          </table:table-cell>
          <table:table-cell table:style-name="ce18" table:formula="of:=[.M453]-[.N45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38249" calcext:value-type="float">
            <text:p>524338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804879" calcext:value-type="float">
            <text:p>2129,804879</text:p>
          </table:table-cell>
          <table:table-cell table:style-name="ce37" table:formula="of:=IF([.H454]=&quot;&quot;;[.R454];&quot;&quot;)">
            <text:p/>
          </table:table-cell>
          <table:table-cell table:style-name="ce40" table:formula="of:=IF([.I454]=&quot;&quot;;[.S454];&quot;&quot;)">
            <text:p/>
          </table:table-cell>
          <table:table-cell table:style-name="ce37" table:formula="of:=IF([.J454]=&quot;&quot;;[.T454];&quot;&quot;)">
            <text:p/>
          </table:table-cell>
          <table:table-cell table:style-name="ce37" table:formula="of:=IF([.K454]=&quot;&quot;;[.U454];&quot;&quot;)">
            <text:p/>
          </table:table-cell>
          <table:table-cell table:formula="of:=IF(AND([.B454]=[.B453];[.D453]=[.D454];[.D453]&lt;&gt;&quot;&quot;;[.B453]&lt;&gt;&quot;&quot;);&quot;Retransmisión&quot;;&quot;&quot;)">
            <text:p/>
          </table:table-cell>
          <table:table-cell/>
          <table:table-cell table:style-name="ce37" table:formula="of:=IF([.R454]&gt;[.$R$648];[.R454];&quot;&quot;)" office:value-type="float" office:value="524338249" calcext:value-type="float">
            <text:p>5243382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54]&gt;[.$R$648];[.T454];&quot;&quot;)" office:value-type="float" office:value="229370" calcext:value-type="float">
            <text:p>229370</text:p>
          </table:table-cell>
          <table:table-cell table:style-name="ce37" table:formula="of:=IF([.R454]&gt;[.$R$648];[.U454];&quot;&quot;)" office:value-type="float" office:value="1460" calcext:value-type="float">
            <text:p>1460</text:p>
          </table:table-cell>
          <table:table-cell table:formula="of:=IF(AND([.H454]=[.H453];[.H45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54]&lt;&gt;&quot;&quot;;[.E454];[.K454])" office:value-type="float" office:value="1460" calcext:value-type="float">
            <text:p>1460</text:p>
          </table:table-cell>
          <table:table-cell table:style-name="ce18" table:formula="of:=[.M454]-[.N454]" office:value-type="float" office:value="40" calcext:value-type="float">
            <text:p>40</text:p>
          </table:table-cell>
          <table:table-cell table:number-columns-repeated="2"/>
          <table:table-cell office:value-type="float" office:value="524338249" calcext:value-type="float">
            <text:p>524338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807625" calcext:value-type="float">
            <text:p>2129,807625</text:p>
          </table:table-cell>
          <table:table-cell table:style-name="ce37" table:formula="of:=IF([.H455]=&quot;&quot;;[.R455];&quot;&quot;)">
            <text:p/>
          </table:table-cell>
          <table:table-cell table:style-name="ce40" table:formula="of:=IF([.I455]=&quot;&quot;;[.S455];&quot;&quot;)">
            <text:p/>
          </table:table-cell>
          <table:table-cell table:style-name="ce37" table:formula="of:=IF([.J455]=&quot;&quot;;[.T455];&quot;&quot;)">
            <text:p/>
          </table:table-cell>
          <table:table-cell table:style-name="ce37" table:formula="of:=IF([.K455]=&quot;&quot;;[.U455];&quot;&quot;)">
            <text:p/>
          </table:table-cell>
          <table:table-cell table:formula="of:=IF(AND([.B455]=[.B454];[.D454]=[.D455];[.D454]&lt;&gt;&quot;&quot;;[.B454]&lt;&gt;&quot;&quot;);&quot;Retransmisión&quot;;&quot;&quot;)">
            <text:p/>
          </table:table-cell>
          <table:table-cell/>
          <table:table-cell table:style-name="ce37" table:formula="of:=IF([.R455]&gt;[.$R$648];[.R455];&quot;&quot;)" office:value-type="float" office:value="524339709" calcext:value-type="float">
            <text:p>5243397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55]&gt;[.$R$648];[.T455];&quot;&quot;)" office:value-type="float" office:value="229370" calcext:value-type="float">
            <text:p>229370</text:p>
          </table:table-cell>
          <table:table-cell table:style-name="ce37" table:formula="of:=IF([.R455]&gt;[.$R$648];[.U455];&quot;&quot;)" office:value-type="float" office:value="1460" calcext:value-type="float">
            <text:p>1460</text:p>
          </table:table-cell>
          <table:table-cell table:formula="of:=IF(AND([.H455]=[.H454];[.H45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55]&lt;&gt;&quot;&quot;;[.E455];[.K455])" office:value-type="float" office:value="1460" calcext:value-type="float">
            <text:p>1460</text:p>
          </table:table-cell>
          <table:table-cell table:style-name="ce18" table:formula="of:=[.M455]-[.N455]" office:value-type="float" office:value="40" calcext:value-type="float">
            <text:p>40</text:p>
          </table:table-cell>
          <table:table-cell table:number-columns-repeated="2"/>
          <table:table-cell office:value-type="float" office:value="524339709" calcext:value-type="float">
            <text:p>524339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80955" calcext:value-type="float">
            <text:p>2129,80955</text:p>
          </table:table-cell>
          <table:table-cell table:style-name="ce37" table:formula="of:=IF([.H456]=&quot;&quot;;[.R456];&quot;&quot;)">
            <text:p/>
          </table:table-cell>
          <table:table-cell table:style-name="ce40" table:formula="of:=IF([.I456]=&quot;&quot;;[.S456];&quot;&quot;)">
            <text:p/>
          </table:table-cell>
          <table:table-cell table:style-name="ce37" table:formula="of:=IF([.J456]=&quot;&quot;;[.T456];&quot;&quot;)">
            <text:p/>
          </table:table-cell>
          <table:table-cell table:style-name="ce37" table:formula="of:=IF([.K456]=&quot;&quot;;[.U456];&quot;&quot;)">
            <text:p/>
          </table:table-cell>
          <table:table-cell table:formula="of:=IF(AND([.B456]=[.B455];[.D455]=[.D456];[.D455]&lt;&gt;&quot;&quot;;[.B455]&lt;&gt;&quot;&quot;);&quot;Retransmisión&quot;;&quot;&quot;)">
            <text:p/>
          </table:table-cell>
          <table:table-cell/>
          <table:table-cell table:style-name="ce37" table:formula="of:=IF([.R456]&gt;[.$R$648];[.R456];&quot;&quot;)" office:value-type="float" office:value="524341169" calcext:value-type="float">
            <text:p>5243411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56]&gt;[.$R$648];[.T456];&quot;&quot;)" office:value-type="float" office:value="229370" calcext:value-type="float">
            <text:p>229370</text:p>
          </table:table-cell>
          <table:table-cell table:style-name="ce37" table:formula="of:=IF([.R456]&gt;[.$R$648];[.U456];&quot;&quot;)" office:value-type="float" office:value="1460" calcext:value-type="float">
            <text:p>1460</text:p>
          </table:table-cell>
          <table:table-cell table:formula="of:=IF(AND([.H456]=[.H455];[.H45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56]&lt;&gt;&quot;&quot;;[.E456];[.K456])" office:value-type="float" office:value="1460" calcext:value-type="float">
            <text:p>1460</text:p>
          </table:table-cell>
          <table:table-cell table:style-name="ce18" table:formula="of:=[.M456]-[.N456]" office:value-type="float" office:value="40" calcext:value-type="float">
            <text:p>40</text:p>
          </table:table-cell>
          <table:table-cell table:number-columns-repeated="2"/>
          <table:table-cell office:value-type="float" office:value="524341169" calcext:value-type="float">
            <text:p>524341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809774" calcext:value-type="float">
            <text:p>2129,809774</text:p>
          </table:table-cell>
          <table:table-cell table:style-name="ce37" table:formula="of:=IF([.H457]=&quot;&quot;;[.R45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57]=&quot;&quot;;[.T457];&quot;&quot;)" office:value-type="float" office:value="524341169" calcext:value-type="float">
            <text:p>524341169</text:p>
          </table:table-cell>
          <table:table-cell table:style-name="ce37" table:formula="of:=IF([.K457]=&quot;&quot;;[.U457];&quot;&quot;)" office:value-type="float" office:value="0" calcext:value-type="float">
            <text:p>0</text:p>
          </table:table-cell>
          <table:table-cell table:formula="of:=IF(AND([.B457]=[.B456];[.D456]=[.D457];[.D456]&lt;&gt;&quot;&quot;;[.B456]&lt;&gt;&quot;&quot;);&quot;Retransmisión&quot;;&quot;&quot;)">
            <text:p/>
          </table:table-cell>
          <table:table-cell/>
          <table:table-cell table:style-name="ce37" table:formula="of:=IF([.R457]&gt;[.$R$648];[.R457];&quot;&quot;)">
            <text:p/>
          </table:table-cell>
          <table:table-cell table:style-name="ce37" table:formula="of:=IF([.R457]&gt;[.$R$648];[.S457];&quot;&quot;)">
            <text:p/>
          </table:table-cell>
          <table:table-cell table:style-name="ce37" table:formula="of:=IF([.R457]&gt;[.$R$648];[.T457];&quot;&quot;)">
            <text:p/>
          </table:table-cell>
          <table:table-cell table:style-name="ce37" table:formula="of:=IF([.R457]&gt;[.$R$648];[.U457];&quot;&quot;)">
            <text:p/>
          </table:table-cell>
          <table:table-cell table:formula="of:=IF(AND([.H457]=[.H456];[.H45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57]&lt;&gt;&quot;&quot;;[.E457];[.K457])" office:value-type="float" office:value="0" calcext:value-type="float">
            <text:p>0</text:p>
          </table:table-cell>
          <table:table-cell table:style-name="ce18" table:formula="of:=[.M457]-[.N45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41169" calcext:value-type="float">
            <text:p>524341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862634" calcext:value-type="float">
            <text:p>2129,862634</text:p>
          </table:table-cell>
          <table:table-cell table:style-name="ce37" table:formula="of:=IF([.H458]=&quot;&quot;;[.R45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58]=&quot;&quot;;[.T458];&quot;&quot;)" office:value-type="float" office:value="524342629" calcext:value-type="float">
            <text:p>524342629</text:p>
          </table:table-cell>
          <table:table-cell table:style-name="ce37" table:formula="of:=IF([.K458]=&quot;&quot;;[.U458];&quot;&quot;)" office:value-type="float" office:value="0" calcext:value-type="float">
            <text:p>0</text:p>
          </table:table-cell>
          <table:table-cell table:formula="of:=IF(AND([.B458]=[.B457];[.D457]=[.D458];[.D457]&lt;&gt;&quot;&quot;;[.B457]&lt;&gt;&quot;&quot;);&quot;Retransmisión&quot;;&quot;&quot;)">
            <text:p/>
          </table:table-cell>
          <table:table-cell/>
          <table:table-cell table:style-name="ce37" table:formula="of:=IF([.R458]&gt;[.$R$648];[.R458];&quot;&quot;)">
            <text:p/>
          </table:table-cell>
          <table:table-cell table:style-name="ce37" table:formula="of:=IF([.R458]&gt;[.$R$648];[.S458];&quot;&quot;)">
            <text:p/>
          </table:table-cell>
          <table:table-cell table:style-name="ce37" table:formula="of:=IF([.R458]&gt;[.$R$648];[.T458];&quot;&quot;)">
            <text:p/>
          </table:table-cell>
          <table:table-cell table:style-name="ce37" table:formula="of:=IF([.R458]&gt;[.$R$648];[.U458];&quot;&quot;)">
            <text:p/>
          </table:table-cell>
          <table:table-cell table:formula="of:=IF(AND([.H458]=[.H457];[.H45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58]&lt;&gt;&quot;&quot;;[.E458];[.K458])" office:value-type="float" office:value="0" calcext:value-type="float">
            <text:p>0</text:p>
          </table:table-cell>
          <table:table-cell table:style-name="ce18" table:formula="of:=[.M458]-[.N45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42629" calcext:value-type="float">
            <text:p>5243426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865384" calcext:value-type="float">
            <text:p>2129,865384</text:p>
          </table:table-cell>
          <table:table-cell table:style-name="ce37" table:formula="of:=IF([.H459]=&quot;&quot;;[.R459];&quot;&quot;)">
            <text:p/>
          </table:table-cell>
          <table:table-cell table:style-name="ce40" table:formula="of:=IF([.I459]=&quot;&quot;;[.S459];&quot;&quot;)">
            <text:p/>
          </table:table-cell>
          <table:table-cell table:style-name="ce37" table:formula="of:=IF([.J459]=&quot;&quot;;[.T459];&quot;&quot;)">
            <text:p/>
          </table:table-cell>
          <table:table-cell table:style-name="ce37" table:formula="of:=IF([.K459]=&quot;&quot;;[.U459];&quot;&quot;)">
            <text:p/>
          </table:table-cell>
          <table:table-cell table:formula="of:=IF(AND([.B459]=[.B458];[.D458]=[.D459];[.D458]&lt;&gt;&quot;&quot;;[.B458]&lt;&gt;&quot;&quot;);&quot;Retransmisión&quot;;&quot;&quot;)">
            <text:p/>
          </table:table-cell>
          <table:table-cell/>
          <table:table-cell table:style-name="ce37" table:formula="of:=IF([.R459]&gt;[.$R$648];[.R459];&quot;&quot;)" office:value-type="float" office:value="524342629" calcext:value-type="float">
            <text:p>5243426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59]&gt;[.$R$648];[.T459];&quot;&quot;)" office:value-type="float" office:value="229370" calcext:value-type="float">
            <text:p>229370</text:p>
          </table:table-cell>
          <table:table-cell table:style-name="ce37" table:formula="of:=IF([.R459]&gt;[.$R$648];[.U459];&quot;&quot;)" office:value-type="float" office:value="1460" calcext:value-type="float">
            <text:p>1460</text:p>
          </table:table-cell>
          <table:table-cell table:formula="of:=IF(AND([.H459]=[.H458];[.H45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59]&lt;&gt;&quot;&quot;;[.E459];[.K459])" office:value-type="float" office:value="1460" calcext:value-type="float">
            <text:p>1460</text:p>
          </table:table-cell>
          <table:table-cell table:style-name="ce18" table:formula="of:=[.M459]-[.N459]" office:value-type="float" office:value="40" calcext:value-type="float">
            <text:p>40</text:p>
          </table:table-cell>
          <table:table-cell table:number-columns-repeated="2"/>
          <table:table-cell office:value-type="float" office:value="524342629" calcext:value-type="float">
            <text:p>524342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868117" calcext:value-type="float">
            <text:p>2129,868117</text:p>
          </table:table-cell>
          <table:table-cell table:style-name="ce37" table:formula="of:=IF([.H460]=&quot;&quot;;[.R460];&quot;&quot;)">
            <text:p/>
          </table:table-cell>
          <table:table-cell table:style-name="ce40" table:formula="of:=IF([.I460]=&quot;&quot;;[.S460];&quot;&quot;)">
            <text:p/>
          </table:table-cell>
          <table:table-cell table:style-name="ce37" table:formula="of:=IF([.J460]=&quot;&quot;;[.T460];&quot;&quot;)">
            <text:p/>
          </table:table-cell>
          <table:table-cell table:style-name="ce37" table:formula="of:=IF([.K460]=&quot;&quot;;[.U460];&quot;&quot;)">
            <text:p/>
          </table:table-cell>
          <table:table-cell table:formula="of:=IF(AND([.B460]=[.B459];[.D459]=[.D460];[.D459]&lt;&gt;&quot;&quot;;[.B459]&lt;&gt;&quot;&quot;);&quot;Retransmisión&quot;;&quot;&quot;)">
            <text:p/>
          </table:table-cell>
          <table:table-cell/>
          <table:table-cell table:style-name="ce37" table:formula="of:=IF([.R460]&gt;[.$R$648];[.R460];&quot;&quot;)" office:value-type="float" office:value="524344089" calcext:value-type="float">
            <text:p>5243440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60]&gt;[.$R$648];[.T460];&quot;&quot;)" office:value-type="float" office:value="229370" calcext:value-type="float">
            <text:p>229370</text:p>
          </table:table-cell>
          <table:table-cell table:style-name="ce37" table:formula="of:=IF([.R460]&gt;[.$R$648];[.U460];&quot;&quot;)" office:value-type="float" office:value="1460" calcext:value-type="float">
            <text:p>1460</text:p>
          </table:table-cell>
          <table:table-cell table:formula="of:=IF(AND([.H460]=[.H459];[.H45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60]&lt;&gt;&quot;&quot;;[.E460];[.K460])" office:value-type="float" office:value="1460" calcext:value-type="float">
            <text:p>1460</text:p>
          </table:table-cell>
          <table:table-cell table:style-name="ce18" table:formula="of:=[.M460]-[.N460]" office:value-type="float" office:value="40" calcext:value-type="float">
            <text:p>40</text:p>
          </table:table-cell>
          <table:table-cell table:number-columns-repeated="2"/>
          <table:table-cell office:value-type="float" office:value="524344089" calcext:value-type="float">
            <text:p>524344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869977" calcext:value-type="float">
            <text:p>2129,869977</text:p>
          </table:table-cell>
          <table:table-cell table:style-name="ce37" table:formula="of:=IF([.H461]=&quot;&quot;;[.R461];&quot;&quot;)">
            <text:p/>
          </table:table-cell>
          <table:table-cell table:style-name="ce40" table:formula="of:=IF([.I461]=&quot;&quot;;[.S461];&quot;&quot;)">
            <text:p/>
          </table:table-cell>
          <table:table-cell table:style-name="ce37" table:formula="of:=IF([.J461]=&quot;&quot;;[.T461];&quot;&quot;)">
            <text:p/>
          </table:table-cell>
          <table:table-cell table:style-name="ce37" table:formula="of:=IF([.K461]=&quot;&quot;;[.U461];&quot;&quot;)">
            <text:p/>
          </table:table-cell>
          <table:table-cell table:formula="of:=IF(AND([.B461]=[.B460];[.D460]=[.D461];[.D460]&lt;&gt;&quot;&quot;;[.B460]&lt;&gt;&quot;&quot;);&quot;Retransmisión&quot;;&quot;&quot;)">
            <text:p/>
          </table:table-cell>
          <table:table-cell/>
          <table:table-cell table:style-name="ce37" table:formula="of:=IF([.R461]&gt;[.$R$648];[.R461];&quot;&quot;)" office:value-type="float" office:value="524345549" calcext:value-type="float">
            <text:p>5243455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61]&gt;[.$R$648];[.T461];&quot;&quot;)" office:value-type="float" office:value="229370" calcext:value-type="float">
            <text:p>229370</text:p>
          </table:table-cell>
          <table:table-cell table:style-name="ce37" table:formula="of:=IF([.R461]&gt;[.$R$648];[.U461];&quot;&quot;)" office:value-type="float" office:value="1460" calcext:value-type="float">
            <text:p>1460</text:p>
          </table:table-cell>
          <table:table-cell table:formula="of:=IF(AND([.H461]=[.H460];[.H46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61]&lt;&gt;&quot;&quot;;[.E461];[.K461])" office:value-type="float" office:value="1460" calcext:value-type="float">
            <text:p>1460</text:p>
          </table:table-cell>
          <table:table-cell table:style-name="ce18" table:formula="of:=[.M461]-[.N461]" office:value-type="float" office:value="40" calcext:value-type="float">
            <text:p>40</text:p>
          </table:table-cell>
          <table:table-cell table:number-columns-repeated="2"/>
          <table:table-cell office:value-type="float" office:value="524345549" calcext:value-type="float">
            <text:p>524345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870202" calcext:value-type="float">
            <text:p>2129,870202</text:p>
          </table:table-cell>
          <table:table-cell table:style-name="ce37" table:formula="of:=IF([.H462]=&quot;&quot;;[.R46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62]=&quot;&quot;;[.T462];&quot;&quot;)" office:value-type="float" office:value="524345549" calcext:value-type="float">
            <text:p>524345549</text:p>
          </table:table-cell>
          <table:table-cell table:style-name="ce37" table:formula="of:=IF([.K462]=&quot;&quot;;[.U462];&quot;&quot;)" office:value-type="float" office:value="0" calcext:value-type="float">
            <text:p>0</text:p>
          </table:table-cell>
          <table:table-cell table:formula="of:=IF(AND([.B462]=[.B461];[.D461]=[.D462];[.D461]&lt;&gt;&quot;&quot;;[.B461]&lt;&gt;&quot;&quot;);&quot;Retransmisión&quot;;&quot;&quot;)">
            <text:p/>
          </table:table-cell>
          <table:table-cell/>
          <table:table-cell table:style-name="ce37" table:formula="of:=IF([.R462]&gt;[.$R$648];[.R462];&quot;&quot;)">
            <text:p/>
          </table:table-cell>
          <table:table-cell table:style-name="ce37" table:formula="of:=IF([.R462]&gt;[.$R$648];[.S462];&quot;&quot;)">
            <text:p/>
          </table:table-cell>
          <table:table-cell table:style-name="ce37" table:formula="of:=IF([.R462]&gt;[.$R$648];[.T462];&quot;&quot;)">
            <text:p/>
          </table:table-cell>
          <table:table-cell table:style-name="ce37" table:formula="of:=IF([.R462]&gt;[.$R$648];[.U462];&quot;&quot;)">
            <text:p/>
          </table:table-cell>
          <table:table-cell table:formula="of:=IF(AND([.H462]=[.H461];[.H46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62]&lt;&gt;&quot;&quot;;[.E462];[.K462])" office:value-type="float" office:value="0" calcext:value-type="float">
            <text:p>0</text:p>
          </table:table-cell>
          <table:table-cell table:style-name="ce18" table:formula="of:=[.M462]-[.N46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45549" calcext:value-type="float">
            <text:p>5243455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934834" calcext:value-type="float">
            <text:p>2129,934834</text:p>
          </table:table-cell>
          <table:table-cell table:style-name="ce37" table:formula="of:=IF([.H463]=&quot;&quot;;[.R463];&quot;&quot;)">
            <text:p/>
          </table:table-cell>
          <table:table-cell table:style-name="ce40" table:formula="of:=IF([.I463]=&quot;&quot;;[.S463];&quot;&quot;)">
            <text:p/>
          </table:table-cell>
          <table:table-cell table:style-name="ce37" table:formula="of:=IF([.J463]=&quot;&quot;;[.T463];&quot;&quot;)">
            <text:p/>
          </table:table-cell>
          <table:table-cell table:style-name="ce37" table:formula="of:=IF([.K463]=&quot;&quot;;[.U463];&quot;&quot;)">
            <text:p/>
          </table:table-cell>
          <table:table-cell table:formula="of:=IF(AND([.B463]=[.B462];[.D462]=[.D463];[.D462]&lt;&gt;&quot;&quot;;[.B462]&lt;&gt;&quot;&quot;);&quot;Retransmisión&quot;;&quot;&quot;)">
            <text:p/>
          </table:table-cell>
          <table:table-cell/>
          <table:table-cell table:style-name="ce37" table:formula="of:=IF([.R463]&gt;[.$R$648];[.R463];&quot;&quot;)" office:value-type="float" office:value="524347009" calcext:value-type="float">
            <text:p>5243470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63]&gt;[.$R$648];[.T463];&quot;&quot;)" office:value-type="float" office:value="229370" calcext:value-type="float">
            <text:p>229370</text:p>
          </table:table-cell>
          <table:table-cell table:style-name="ce37" table:formula="of:=IF([.R463]&gt;[.$R$648];[.U463];&quot;&quot;)" office:value-type="float" office:value="1460" calcext:value-type="float">
            <text:p>1460</text:p>
          </table:table-cell>
          <table:table-cell table:formula="of:=IF(AND([.H463]=[.H462];[.H46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63]&lt;&gt;&quot;&quot;;[.E463];[.K463])" office:value-type="float" office:value="1460" calcext:value-type="float">
            <text:p>1460</text:p>
          </table:table-cell>
          <table:table-cell table:style-name="ce18" table:formula="of:=[.M463]-[.N463]" office:value-type="float" office:value="40" calcext:value-type="float">
            <text:p>40</text:p>
          </table:table-cell>
          <table:table-cell table:number-columns-repeated="2"/>
          <table:table-cell office:value-type="float" office:value="524347009" calcext:value-type="float">
            <text:p>524347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937213" calcext:value-type="float">
            <text:p>2129,937213</text:p>
          </table:table-cell>
          <table:table-cell table:style-name="ce37" table:formula="of:=IF([.H464]=&quot;&quot;;[.R464];&quot;&quot;)">
            <text:p/>
          </table:table-cell>
          <table:table-cell table:style-name="ce40" table:formula="of:=IF([.I464]=&quot;&quot;;[.S464];&quot;&quot;)">
            <text:p/>
          </table:table-cell>
          <table:table-cell table:style-name="ce37" table:formula="of:=IF([.J464]=&quot;&quot;;[.T464];&quot;&quot;)">
            <text:p/>
          </table:table-cell>
          <table:table-cell table:style-name="ce37" table:formula="of:=IF([.K464]=&quot;&quot;;[.U464];&quot;&quot;)">
            <text:p/>
          </table:table-cell>
          <table:table-cell table:formula="of:=IF(AND([.B464]=[.B463];[.D463]=[.D464];[.D463]&lt;&gt;&quot;&quot;;[.B463]&lt;&gt;&quot;&quot;);&quot;Retransmisión&quot;;&quot;&quot;)">
            <text:p/>
          </table:table-cell>
          <table:table-cell/>
          <table:table-cell table:style-name="ce37" table:formula="of:=IF([.R464]&gt;[.$R$648];[.R464];&quot;&quot;)" office:value-type="float" office:value="524348469" calcext:value-type="float">
            <text:p>5243484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64]&gt;[.$R$648];[.T464];&quot;&quot;)" office:value-type="float" office:value="229370" calcext:value-type="float">
            <text:p>229370</text:p>
          </table:table-cell>
          <table:table-cell table:style-name="ce37" table:formula="of:=IF([.R464]&gt;[.$R$648];[.U464];&quot;&quot;)" office:value-type="float" office:value="1460" calcext:value-type="float">
            <text:p>1460</text:p>
          </table:table-cell>
          <table:table-cell table:formula="of:=IF(AND([.H464]=[.H463];[.H46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64]&lt;&gt;&quot;&quot;;[.E464];[.K464])" office:value-type="float" office:value="1460" calcext:value-type="float">
            <text:p>1460</text:p>
          </table:table-cell>
          <table:table-cell table:style-name="ce18" table:formula="of:=[.M464]-[.N464]" office:value-type="float" office:value="40" calcext:value-type="float">
            <text:p>40</text:p>
          </table:table-cell>
          <table:table-cell table:number-columns-repeated="2"/>
          <table:table-cell office:value-type="float" office:value="524348469" calcext:value-type="float">
            <text:p>524348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939067" calcext:value-type="float">
            <text:p>2129,939067</text:p>
          </table:table-cell>
          <table:table-cell table:style-name="ce37" table:formula="of:=IF([.H465]=&quot;&quot;;[.R465];&quot;&quot;)">
            <text:p/>
          </table:table-cell>
          <table:table-cell table:style-name="ce40" table:formula="of:=IF([.I465]=&quot;&quot;;[.S465];&quot;&quot;)">
            <text:p/>
          </table:table-cell>
          <table:table-cell table:style-name="ce37" table:formula="of:=IF([.J465]=&quot;&quot;;[.T465];&quot;&quot;)">
            <text:p/>
          </table:table-cell>
          <table:table-cell table:style-name="ce37" table:formula="of:=IF([.K465]=&quot;&quot;;[.U465];&quot;&quot;)">
            <text:p/>
          </table:table-cell>
          <table:table-cell table:formula="of:=IF(AND([.B465]=[.B464];[.D464]=[.D465];[.D464]&lt;&gt;&quot;&quot;;[.B464]&lt;&gt;&quot;&quot;);&quot;Retransmisión&quot;;&quot;&quot;)">
            <text:p/>
          </table:table-cell>
          <table:table-cell/>
          <table:table-cell table:style-name="ce37" table:formula="of:=IF([.R465]&gt;[.$R$648];[.R465];&quot;&quot;)" office:value-type="float" office:value="524349929" calcext:value-type="float">
            <text:p>52434992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465]&gt;[.$R$648];[.T465];&quot;&quot;)" office:value-type="float" office:value="229370" calcext:value-type="float">
            <text:p>229370</text:p>
          </table:table-cell>
          <table:table-cell table:style-name="ce37" table:formula="of:=IF([.R465]&gt;[.$R$648];[.U465];&quot;&quot;)" office:value-type="float" office:value="1460" calcext:value-type="float">
            <text:p>1460</text:p>
          </table:table-cell>
          <table:table-cell table:formula="of:=IF(AND([.H465]=[.H464];[.H46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65]&lt;&gt;&quot;&quot;;[.E465];[.K465])" office:value-type="float" office:value="1460" calcext:value-type="float">
            <text:p>1460</text:p>
          </table:table-cell>
          <table:table-cell table:style-name="ce18" table:formula="of:=[.M465]-[.N465]" office:value-type="float" office:value="40" calcext:value-type="float">
            <text:p>40</text:p>
          </table:table-cell>
          <table:table-cell table:number-columns-repeated="2"/>
          <table:table-cell office:value-type="float" office:value="524349929" calcext:value-type="float">
            <text:p>5243499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29.93929" calcext:value-type="float">
            <text:p>2129,93929</text:p>
          </table:table-cell>
          <table:table-cell table:style-name="ce37" table:formula="of:=IF([.H466]=&quot;&quot;;[.R46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66]=&quot;&quot;;[.T466];&quot;&quot;)" office:value-type="float" office:value="524348469" calcext:value-type="float">
            <text:p>524348469</text:p>
          </table:table-cell>
          <table:table-cell table:style-name="ce37" table:formula="of:=IF([.K466]=&quot;&quot;;[.U466];&quot;&quot;)" office:value-type="float" office:value="0" calcext:value-type="float">
            <text:p>0</text:p>
          </table:table-cell>
          <table:table-cell table:formula="of:=IF(AND([.B466]=[.B465];[.D465]=[.D466];[.D465]&lt;&gt;&quot;&quot;;[.B465]&lt;&gt;&quot;&quot;);&quot;Retransmisión&quot;;&quot;&quot;)">
            <text:p/>
          </table:table-cell>
          <table:table-cell/>
          <table:table-cell table:style-name="ce37" table:formula="of:=IF([.R466]&gt;[.$R$648];[.R466];&quot;&quot;)">
            <text:p/>
          </table:table-cell>
          <table:table-cell table:style-name="ce37" table:formula="of:=IF([.R466]&gt;[.$R$648];[.S466];&quot;&quot;)">
            <text:p/>
          </table:table-cell>
          <table:table-cell table:style-name="ce37" table:formula="of:=IF([.R466]&gt;[.$R$648];[.T466];&quot;&quot;)">
            <text:p/>
          </table:table-cell>
          <table:table-cell table:style-name="ce37" table:formula="of:=IF([.R466]&gt;[.$R$648];[.U466];&quot;&quot;)">
            <text:p/>
          </table:table-cell>
          <table:table-cell table:formula="of:=IF(AND([.H466]=[.H465];[.H46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66]&lt;&gt;&quot;&quot;;[.E466];[.K466])" office:value-type="float" office:value="0" calcext:value-type="float">
            <text:p>0</text:p>
          </table:table-cell>
          <table:table-cell table:style-name="ce18" table:formula="of:=[.M466]-[.N46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48469" calcext:value-type="float">
            <text:p>5243484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29.94076" calcext:value-type="float">
            <text:p>2129,94076</text:p>
          </table:table-cell>
          <table:table-cell table:style-name="ce37" table:formula="of:=IF([.H467]=&quot;&quot;;[.R46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67]=&quot;&quot;;[.T467];&quot;&quot;)" office:value-type="float" office:value="524349929" calcext:value-type="float">
            <text:p>524349929</text:p>
          </table:table-cell>
          <table:table-cell table:style-name="ce37" table:formula="of:=IF([.K467]=&quot;&quot;;[.U467];&quot;&quot;)" office:value-type="float" office:value="0" calcext:value-type="float">
            <text:p>0</text:p>
          </table:table-cell>
          <table:table-cell table:formula="of:=IF(AND([.B467]=[.B466];[.D466]=[.D467];[.D466]&lt;&gt;&quot;&quot;;[.B466]&lt;&gt;&quot;&quot;);&quot;Retransmisión&quot;;&quot;&quot;)">
            <text:p/>
          </table:table-cell>
          <table:table-cell/>
          <table:table-cell table:style-name="ce37" table:formula="of:=IF([.R467]&gt;[.$R$648];[.R467];&quot;&quot;)">
            <text:p/>
          </table:table-cell>
          <table:table-cell table:style-name="ce37" table:formula="of:=IF([.R467]&gt;[.$R$648];[.S467];&quot;&quot;)">
            <text:p/>
          </table:table-cell>
          <table:table-cell table:style-name="ce37" table:formula="of:=IF([.R467]&gt;[.$R$648];[.T467];&quot;&quot;)">
            <text:p/>
          </table:table-cell>
          <table:table-cell table:style-name="ce37" table:formula="of:=IF([.R467]&gt;[.$R$648];[.U467];&quot;&quot;)">
            <text:p/>
          </table:table-cell>
          <table:table-cell table:formula="of:=IF(AND([.H467]=[.H466];[.H46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67]&lt;&gt;&quot;&quot;;[.E467];[.K467])" office:value-type="float" office:value="0" calcext:value-type="float">
            <text:p>0</text:p>
          </table:table-cell>
          <table:table-cell table:style-name="ce18" table:formula="of:=[.M467]-[.N46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49929" calcext:value-type="float">
            <text:p>5243499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00498" calcext:value-type="float">
            <text:p>2130,00498</text:p>
          </table:table-cell>
          <table:table-cell table:style-name="ce37" table:formula="of:=IF([.H468]=&quot;&quot;;[.R46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68]=&quot;&quot;;[.T468];&quot;&quot;)" office:value-type="float" office:value="524351389" calcext:value-type="float">
            <text:p>524351389</text:p>
          </table:table-cell>
          <table:table-cell table:style-name="ce37" table:formula="of:=IF([.K468]=&quot;&quot;;[.U468];&quot;&quot;)" office:value-type="float" office:value="0" calcext:value-type="float">
            <text:p>0</text:p>
          </table:table-cell>
          <table:table-cell table:formula="of:=IF(AND([.B468]=[.B467];[.D467]=[.D468];[.D467]&lt;&gt;&quot;&quot;;[.B467]&lt;&gt;&quot;&quot;);&quot;Retransmisión&quot;;&quot;&quot;)">
            <text:p/>
          </table:table-cell>
          <table:table-cell/>
          <table:table-cell table:style-name="ce37" table:formula="of:=IF([.R468]&gt;[.$R$648];[.R468];&quot;&quot;)">
            <text:p/>
          </table:table-cell>
          <table:table-cell table:style-name="ce37" table:formula="of:=IF([.R468]&gt;[.$R$648];[.S468];&quot;&quot;)">
            <text:p/>
          </table:table-cell>
          <table:table-cell table:style-name="ce37" table:formula="of:=IF([.R468]&gt;[.$R$648];[.T468];&quot;&quot;)">
            <text:p/>
          </table:table-cell>
          <table:table-cell table:style-name="ce37" table:formula="of:=IF([.R468]&gt;[.$R$648];[.U468];&quot;&quot;)">
            <text:p/>
          </table:table-cell>
          <table:table-cell table:formula="of:=IF(AND([.H468]=[.H467];[.H46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68]&lt;&gt;&quot;&quot;;[.E468];[.K468])" office:value-type="float" office:value="0" calcext:value-type="float">
            <text:p>0</text:p>
          </table:table-cell>
          <table:table-cell table:style-name="ce18" table:formula="of:=[.M468]-[.N46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1389" calcext:value-type="float">
            <text:p>5243513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011912" calcext:value-type="float">
            <text:p>2130,011912</text:p>
          </table:table-cell>
          <table:table-cell table:style-name="ce37" table:formula="of:=IF([.H469]=&quot;&quot;;[.R469];&quot;&quot;)">
            <text:p/>
          </table:table-cell>
          <table:table-cell table:style-name="ce40" table:formula="of:=IF([.I469]=&quot;&quot;;[.S469];&quot;&quot;)">
            <text:p/>
          </table:table-cell>
          <table:table-cell table:style-name="ce37" table:formula="of:=IF([.J469]=&quot;&quot;;[.T469];&quot;&quot;)">
            <text:p/>
          </table:table-cell>
          <table:table-cell table:style-name="ce37" table:formula="of:=IF([.K469]=&quot;&quot;;[.U469];&quot;&quot;)">
            <text:p/>
          </table:table-cell>
          <table:table-cell table:formula="of:=IF(AND([.B469]=[.B468];[.D468]=[.D469];[.D468]&lt;&gt;&quot;&quot;;[.B468]&lt;&gt;&quot;&quot;);&quot;Retransmisión&quot;;&quot;&quot;)">
            <text:p/>
          </table:table-cell>
          <table:table-cell/>
          <table:table-cell table:style-name="ce37" table:formula="of:=IF([.R469]&gt;[.$R$648];[.R469];&quot;&quot;)" office:value-type="float" office:value="524351389" calcext:value-type="float">
            <text:p>52435138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469]&gt;[.$R$648];[.T469];&quot;&quot;)" office:value-type="float" office:value="229370" calcext:value-type="float">
            <text:p>229370</text:p>
          </table:table-cell>
          <table:table-cell table:style-name="ce37" table:formula="of:=IF([.R469]&gt;[.$R$648];[.U469];&quot;&quot;)" office:value-type="float" office:value="1460" calcext:value-type="float">
            <text:p>1460</text:p>
          </table:table-cell>
          <table:table-cell table:formula="of:=IF(AND([.H469]=[.H468];[.H46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69]&lt;&gt;&quot;&quot;;[.E469];[.K469])" office:value-type="float" office:value="1460" calcext:value-type="float">
            <text:p>1460</text:p>
          </table:table-cell>
          <table:table-cell table:style-name="ce18" table:formula="of:=[.M469]-[.N469]" office:value-type="float" office:value="40" calcext:value-type="float">
            <text:p>40</text:p>
          </table:table-cell>
          <table:table-cell table:number-columns-repeated="2"/>
          <table:table-cell office:value-type="float" office:value="524351389" calcext:value-type="float">
            <text:p>5243513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014577" calcext:value-type="float">
            <text:p>2130,014577</text:p>
          </table:table-cell>
          <table:table-cell table:style-name="ce37" table:formula="of:=IF([.H470]=&quot;&quot;;[.R470];&quot;&quot;)">
            <text:p/>
          </table:table-cell>
          <table:table-cell table:style-name="ce40" table:formula="of:=IF([.I470]=&quot;&quot;;[.S470];&quot;&quot;)">
            <text:p/>
          </table:table-cell>
          <table:table-cell table:style-name="ce37" table:formula="of:=IF([.J470]=&quot;&quot;;[.T470];&quot;&quot;)">
            <text:p/>
          </table:table-cell>
          <table:table-cell table:style-name="ce37" table:formula="of:=IF([.K470]=&quot;&quot;;[.U470];&quot;&quot;)">
            <text:p/>
          </table:table-cell>
          <table:table-cell table:formula="of:=IF(AND([.B470]=[.B469];[.D469]=[.D470];[.D469]&lt;&gt;&quot;&quot;;[.B469]&lt;&gt;&quot;&quot;);&quot;Retransmisión&quot;;&quot;&quot;)">
            <text:p/>
          </table:table-cell>
          <table:table-cell/>
          <table:table-cell table:style-name="ce37" table:formula="of:=IF([.R470]&gt;[.$R$648];[.R470];&quot;&quot;)" office:value-type="float" office:value="524352849" calcext:value-type="float">
            <text:p>5243528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70]&gt;[.$R$648];[.T470];&quot;&quot;)" office:value-type="float" office:value="229370" calcext:value-type="float">
            <text:p>229370</text:p>
          </table:table-cell>
          <table:table-cell table:style-name="ce37" table:formula="of:=IF([.R470]&gt;[.$R$648];[.U470];&quot;&quot;)" office:value-type="float" office:value="1460" calcext:value-type="float">
            <text:p>1460</text:p>
          </table:table-cell>
          <table:table-cell table:formula="of:=IF(AND([.H470]=[.H469];[.H46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70]&lt;&gt;&quot;&quot;;[.E470];[.K470])" office:value-type="float" office:value="1460" calcext:value-type="float">
            <text:p>1460</text:p>
          </table:table-cell>
          <table:table-cell table:style-name="ce18" table:formula="of:=[.M470]-[.N470]" office:value-type="float" office:value="40" calcext:value-type="float">
            <text:p>40</text:p>
          </table:table-cell>
          <table:table-cell table:number-columns-repeated="2"/>
          <table:table-cell office:value-type="float" office:value="524352849" calcext:value-type="float">
            <text:p>524352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016385" calcext:value-type="float">
            <text:p>2130,016385</text:p>
          </table:table-cell>
          <table:table-cell table:style-name="ce37" table:formula="of:=IF([.H471]=&quot;&quot;;[.R471];&quot;&quot;)">
            <text:p/>
          </table:table-cell>
          <table:table-cell table:style-name="ce40" table:formula="of:=IF([.I471]=&quot;&quot;;[.S471];&quot;&quot;)">
            <text:p/>
          </table:table-cell>
          <table:table-cell table:style-name="ce37" table:formula="of:=IF([.J471]=&quot;&quot;;[.T471];&quot;&quot;)">
            <text:p/>
          </table:table-cell>
          <table:table-cell table:style-name="ce37" table:formula="of:=IF([.K471]=&quot;&quot;;[.U471];&quot;&quot;)">
            <text:p/>
          </table:table-cell>
          <table:table-cell table:formula="of:=IF(AND([.B471]=[.B470];[.D470]=[.D471];[.D470]&lt;&gt;&quot;&quot;;[.B470]&lt;&gt;&quot;&quot;);&quot;Retransmisión&quot;;&quot;&quot;)">
            <text:p/>
          </table:table-cell>
          <table:table-cell/>
          <table:table-cell table:style-name="ce37" table:formula="of:=IF([.R471]&gt;[.$R$648];[.R471];&quot;&quot;)" office:value-type="float" office:value="524354309" calcext:value-type="float">
            <text:p>5243543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71]&gt;[.$R$648];[.T471];&quot;&quot;)" office:value-type="float" office:value="229370" calcext:value-type="float">
            <text:p>229370</text:p>
          </table:table-cell>
          <table:table-cell table:style-name="ce37" table:formula="of:=IF([.R471]&gt;[.$R$648];[.U471];&quot;&quot;)" office:value-type="float" office:value="1460" calcext:value-type="float">
            <text:p>1460</text:p>
          </table:table-cell>
          <table:table-cell table:formula="of:=IF(AND([.H471]=[.H470];[.H47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71]&lt;&gt;&quot;&quot;;[.E471];[.K471])" office:value-type="float" office:value="1460" calcext:value-type="float">
            <text:p>1460</text:p>
          </table:table-cell>
          <table:table-cell table:style-name="ce18" table:formula="of:=[.M471]-[.N471]" office:value-type="float" office:value="40" calcext:value-type="float">
            <text:p>40</text:p>
          </table:table-cell>
          <table:table-cell table:number-columns-repeated="2"/>
          <table:table-cell office:value-type="float" office:value="524354309" calcext:value-type="float">
            <text:p>524354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017475" calcext:value-type="float">
            <text:p>2130,017475</text:p>
          </table:table-cell>
          <table:table-cell table:style-name="ce37" table:formula="of:=IF([.H472]=&quot;&quot;;[.R47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72]=&quot;&quot;;[.T472];&quot;&quot;)" office:value-type="float" office:value="524354309" calcext:value-type="float">
            <text:p>524354309</text:p>
          </table:table-cell>
          <table:table-cell table:style-name="ce37" table:formula="of:=IF([.K472]=&quot;&quot;;[.U472];&quot;&quot;)" office:value-type="float" office:value="0" calcext:value-type="float">
            <text:p>0</text:p>
          </table:table-cell>
          <table:table-cell table:formula="of:=IF(AND([.B472]=[.B471];[.D471]=[.D472];[.D471]&lt;&gt;&quot;&quot;;[.B471]&lt;&gt;&quot;&quot;);&quot;Retransmisión&quot;;&quot;&quot;)">
            <text:p/>
          </table:table-cell>
          <table:table-cell/>
          <table:table-cell table:style-name="ce37" table:formula="of:=IF([.R472]&gt;[.$R$648];[.R472];&quot;&quot;)">
            <text:p/>
          </table:table-cell>
          <table:table-cell table:style-name="ce37" table:formula="of:=IF([.R472]&gt;[.$R$648];[.S472];&quot;&quot;)">
            <text:p/>
          </table:table-cell>
          <table:table-cell table:style-name="ce37" table:formula="of:=IF([.R472]&gt;[.$R$648];[.T472];&quot;&quot;)">
            <text:p/>
          </table:table-cell>
          <table:table-cell table:style-name="ce37" table:formula="of:=IF([.R472]&gt;[.$R$648];[.U472];&quot;&quot;)">
            <text:p/>
          </table:table-cell>
          <table:table-cell table:formula="of:=IF(AND([.H472]=[.H471];[.H47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72]&lt;&gt;&quot;&quot;;[.E472];[.K472])" office:value-type="float" office:value="0" calcext:value-type="float">
            <text:p>0</text:p>
          </table:table-cell>
          <table:table-cell table:style-name="ce18" table:formula="of:=[.M472]-[.N47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4309" calcext:value-type="float">
            <text:p>524354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077988" calcext:value-type="float">
            <text:p>2130,077988</text:p>
          </table:table-cell>
          <table:table-cell table:style-name="ce37" table:formula="of:=IF([.H473]=&quot;&quot;;[.R47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73]=&quot;&quot;;[.T473];&quot;&quot;)" office:value-type="float" office:value="524355769" calcext:value-type="float">
            <text:p>524355769</text:p>
          </table:table-cell>
          <table:table-cell table:style-name="ce37" table:formula="of:=IF([.K473]=&quot;&quot;;[.U473];&quot;&quot;)" office:value-type="float" office:value="0" calcext:value-type="float">
            <text:p>0</text:p>
          </table:table-cell>
          <table:table-cell table:formula="of:=IF(AND([.B473]=[.B472];[.D472]=[.D473];[.D472]&lt;&gt;&quot;&quot;;[.B472]&lt;&gt;&quot;&quot;);&quot;Retransmisión&quot;;&quot;&quot;)">
            <text:p/>
          </table:table-cell>
          <table:table-cell/>
          <table:table-cell table:style-name="ce37" table:formula="of:=IF([.R473]&gt;[.$R$648];[.R473];&quot;&quot;)">
            <text:p/>
          </table:table-cell>
          <table:table-cell table:style-name="ce37" table:formula="of:=IF([.R473]&gt;[.$R$648];[.S473];&quot;&quot;)">
            <text:p/>
          </table:table-cell>
          <table:table-cell table:style-name="ce37" table:formula="of:=IF([.R473]&gt;[.$R$648];[.T473];&quot;&quot;)">
            <text:p/>
          </table:table-cell>
          <table:table-cell table:style-name="ce37" table:formula="of:=IF([.R473]&gt;[.$R$648];[.U473];&quot;&quot;)">
            <text:p/>
          </table:table-cell>
          <table:table-cell table:formula="of:=IF(AND([.H473]=[.H472];[.H47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73]&lt;&gt;&quot;&quot;;[.E473];[.K473])" office:value-type="float" office:value="0" calcext:value-type="float">
            <text:p>0</text:p>
          </table:table-cell>
          <table:table-cell table:style-name="ce18" table:formula="of:=[.M473]-[.N47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5769" calcext:value-type="float">
            <text:p>524355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078881" calcext:value-type="float">
            <text:p>2130,078881</text:p>
          </table:table-cell>
          <table:table-cell table:style-name="ce37" table:formula="of:=IF([.H474]=&quot;&quot;;[.R47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74]=&quot;&quot;;[.T474];&quot;&quot;)" office:value-type="float" office:value="524355769" calcext:value-type="float">
            <text:p>524355769</text:p>
          </table:table-cell>
          <table:table-cell table:style-name="ce37" table:formula="of:=IF([.K474]=&quot;&quot;;[.U474];&quot;&quot;)" office:value-type="float" office:value="0" calcext:value-type="float">
            <text:p>0</text:p>
          </table:table-cell>
          <table:table-cell table:formula="of:=IF(AND([.B474]=[.B473];[.D473]=[.D474];[.D473]&lt;&gt;&quot;&quot;;[.B47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474]&gt;[.$R$648];[.R474];&quot;&quot;)">
            <text:p/>
          </table:table-cell>
          <table:table-cell table:style-name="ce37" table:formula="of:=IF([.R474]&gt;[.$R$648];[.S474];&quot;&quot;)">
            <text:p/>
          </table:table-cell>
          <table:table-cell table:style-name="ce37" table:formula="of:=IF([.R474]&gt;[.$R$648];[.T474];&quot;&quot;)">
            <text:p/>
          </table:table-cell>
          <table:table-cell table:style-name="ce37" table:formula="of:=IF([.R474]&gt;[.$R$648];[.U474];&quot;&quot;)">
            <text:p/>
          </table:table-cell>
          <table:table-cell table:formula="of:=IF(AND([.H474]=[.H473];[.H47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74]&lt;&gt;&quot;&quot;;[.E474];[.K474])" office:value-type="float" office:value="0" calcext:value-type="float">
            <text:p>0</text:p>
          </table:table-cell>
          <table:table-cell table:style-name="ce18" table:formula="of:=[.M474]-[.N47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5769" calcext:value-type="float">
            <text:p>524355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081473" calcext:value-type="float">
            <text:p>2130,081473</text:p>
          </table:table-cell>
          <table:table-cell table:style-name="ce37" table:formula="of:=IF([.H475]=&quot;&quot;;[.R475];&quot;&quot;)">
            <text:p/>
          </table:table-cell>
          <table:table-cell table:style-name="ce40" table:formula="of:=IF([.I475]=&quot;&quot;;[.S475];&quot;&quot;)">
            <text:p/>
          </table:table-cell>
          <table:table-cell table:style-name="ce37" table:formula="of:=IF([.J475]=&quot;&quot;;[.T475];&quot;&quot;)">
            <text:p/>
          </table:table-cell>
          <table:table-cell table:style-name="ce37" table:formula="of:=IF([.K475]=&quot;&quot;;[.U475];&quot;&quot;)">
            <text:p/>
          </table:table-cell>
          <table:table-cell table:formula="of:=IF(AND([.B475]=[.B474];[.D474]=[.D475];[.D474]&lt;&gt;&quot;&quot;;[.B474]&lt;&gt;&quot;&quot;);&quot;Retransmisión&quot;;&quot;&quot;)">
            <text:p/>
          </table:table-cell>
          <table:table-cell/>
          <table:table-cell table:style-name="ce37" table:formula="of:=IF([.R475]&gt;[.$R$648];[.R475];&quot;&quot;)" office:value-type="float" office:value="524355769" calcext:value-type="float">
            <text:p>5243557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75]&gt;[.$R$648];[.T475];&quot;&quot;)" office:value-type="float" office:value="229370" calcext:value-type="float">
            <text:p>229370</text:p>
          </table:table-cell>
          <table:table-cell table:style-name="ce37" table:formula="of:=IF([.R475]&gt;[.$R$648];[.U475];&quot;&quot;)" office:value-type="float" office:value="1460" calcext:value-type="float">
            <text:p>1460</text:p>
          </table:table-cell>
          <table:table-cell table:formula="of:=IF(AND([.H475]=[.H474];[.H47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75]&lt;&gt;&quot;&quot;;[.E475];[.K475])" office:value-type="float" office:value="1460" calcext:value-type="float">
            <text:p>1460</text:p>
          </table:table-cell>
          <table:table-cell table:style-name="ce18" table:formula="of:=[.M475]-[.N475]" office:value-type="float" office:value="40" calcext:value-type="float">
            <text:p>40</text:p>
          </table:table-cell>
          <table:table-cell table:number-columns-repeated="2"/>
          <table:table-cell office:value-type="float" office:value="524355769" calcext:value-type="float">
            <text:p>5243557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083348" calcext:value-type="float">
            <text:p>2130,083348</text:p>
          </table:table-cell>
          <table:table-cell table:style-name="ce37" table:formula="of:=IF([.H476]=&quot;&quot;;[.R476];&quot;&quot;)">
            <text:p/>
          </table:table-cell>
          <table:table-cell table:style-name="ce40" table:formula="of:=IF([.I476]=&quot;&quot;;[.S476];&quot;&quot;)">
            <text:p/>
          </table:table-cell>
          <table:table-cell table:style-name="ce37" table:formula="of:=IF([.J476]=&quot;&quot;;[.T476];&quot;&quot;)">
            <text:p/>
          </table:table-cell>
          <table:table-cell table:style-name="ce37" table:formula="of:=IF([.K476]=&quot;&quot;;[.U476];&quot;&quot;)">
            <text:p/>
          </table:table-cell>
          <table:table-cell table:formula="of:=IF(AND([.B476]=[.B475];[.D475]=[.D476];[.D475]&lt;&gt;&quot;&quot;;[.B475]&lt;&gt;&quot;&quot;);&quot;Retransmisión&quot;;&quot;&quot;)">
            <text:p/>
          </table:table-cell>
          <table:table-cell/>
          <table:table-cell table:style-name="ce37" table:formula="of:=IF([.R476]&gt;[.$R$648];[.R476];&quot;&quot;)" office:value-type="float" office:value="524357229" calcext:value-type="float">
            <text:p>5243572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76]&gt;[.$R$648];[.T476];&quot;&quot;)" office:value-type="float" office:value="229370" calcext:value-type="float">
            <text:p>229370</text:p>
          </table:table-cell>
          <table:table-cell table:style-name="ce37" table:formula="of:=IF([.R476]&gt;[.$R$648];[.U476];&quot;&quot;)" office:value-type="float" office:value="1460" calcext:value-type="float">
            <text:p>1460</text:p>
          </table:table-cell>
          <table:table-cell table:formula="of:=IF(AND([.H476]=[.H475];[.H47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76]&lt;&gt;&quot;&quot;;[.E476];[.K476])" office:value-type="float" office:value="1460" calcext:value-type="float">
            <text:p>1460</text:p>
          </table:table-cell>
          <table:table-cell table:style-name="ce18" table:formula="of:=[.M476]-[.N476]" office:value-type="float" office:value="40" calcext:value-type="float">
            <text:p>40</text:p>
          </table:table-cell>
          <table:table-cell table:number-columns-repeated="2"/>
          <table:table-cell office:value-type="float" office:value="524357229" calcext:value-type="float">
            <text:p>524357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084724" calcext:value-type="float">
            <text:p>2130,084724</text:p>
          </table:table-cell>
          <table:table-cell table:style-name="ce37" table:formula="of:=IF([.H477]=&quot;&quot;;[.R47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77]=&quot;&quot;;[.T477];&quot;&quot;)" office:value-type="float" office:value="524358689" calcext:value-type="float">
            <text:p>524358689</text:p>
          </table:table-cell>
          <table:table-cell table:style-name="ce37" table:formula="of:=IF([.K477]=&quot;&quot;;[.U477];&quot;&quot;)" office:value-type="float" office:value="0" calcext:value-type="float">
            <text:p>0</text:p>
          </table:table-cell>
          <table:table-cell table:formula="of:=IF(AND([.B477]=[.B476];[.D476]=[.D477];[.D476]&lt;&gt;&quot;&quot;;[.B476]&lt;&gt;&quot;&quot;);&quot;Retransmisión&quot;;&quot;&quot;)">
            <text:p/>
          </table:table-cell>
          <table:table-cell/>
          <table:table-cell table:style-name="ce37" table:formula="of:=IF([.R477]&gt;[.$R$648];[.R477];&quot;&quot;)">
            <text:p/>
          </table:table-cell>
          <table:table-cell table:style-name="ce37" table:formula="of:=IF([.R477]&gt;[.$R$648];[.S477];&quot;&quot;)">
            <text:p/>
          </table:table-cell>
          <table:table-cell table:style-name="ce37" table:formula="of:=IF([.R477]&gt;[.$R$648];[.T477];&quot;&quot;)">
            <text:p/>
          </table:table-cell>
          <table:table-cell table:style-name="ce37" table:formula="of:=IF([.R477]&gt;[.$R$648];[.U477];&quot;&quot;)">
            <text:p/>
          </table:table-cell>
          <table:table-cell table:formula="of:=IF(AND([.H477]=[.H476];[.H47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77]&lt;&gt;&quot;&quot;;[.E477];[.K477])" office:value-type="float" office:value="0" calcext:value-type="float">
            <text:p>0</text:p>
          </table:table-cell>
          <table:table-cell table:style-name="ce18" table:formula="of:=[.M477]-[.N47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8689" calcext:value-type="float">
            <text:p>524358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151525" calcext:value-type="float">
            <text:p>2130,151525</text:p>
          </table:table-cell>
          <table:table-cell table:style-name="ce37" table:formula="of:=IF([.H478]=&quot;&quot;;[.R478];&quot;&quot;)">
            <text:p/>
          </table:table-cell>
          <table:table-cell table:style-name="ce40" table:formula="of:=IF([.I478]=&quot;&quot;;[.S478];&quot;&quot;)">
            <text:p/>
          </table:table-cell>
          <table:table-cell table:style-name="ce37" table:formula="of:=IF([.J478]=&quot;&quot;;[.T478];&quot;&quot;)">
            <text:p/>
          </table:table-cell>
          <table:table-cell table:style-name="ce37" table:formula="of:=IF([.K478]=&quot;&quot;;[.U478];&quot;&quot;)">
            <text:p/>
          </table:table-cell>
          <table:table-cell table:formula="of:=IF(AND([.B478]=[.B477];[.D477]=[.D478];[.D477]&lt;&gt;&quot;&quot;;[.B477]&lt;&gt;&quot;&quot;);&quot;Retransmisión&quot;;&quot;&quot;)">
            <text:p/>
          </table:table-cell>
          <table:table-cell/>
          <table:table-cell table:style-name="ce37" table:formula="of:=IF([.R478]&gt;[.$R$648];[.R478];&quot;&quot;)" office:value-type="float" office:value="524358689" calcext:value-type="float">
            <text:p>5243586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78]&gt;[.$R$648];[.T478];&quot;&quot;)" office:value-type="float" office:value="229370" calcext:value-type="float">
            <text:p>229370</text:p>
          </table:table-cell>
          <table:table-cell table:style-name="ce37" table:formula="of:=IF([.R478]&gt;[.$R$648];[.U478];&quot;&quot;)" office:value-type="float" office:value="1460" calcext:value-type="float">
            <text:p>1460</text:p>
          </table:table-cell>
          <table:table-cell table:formula="of:=IF(AND([.H478]=[.H477];[.H47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78]&lt;&gt;&quot;&quot;;[.E478];[.K478])" office:value-type="float" office:value="1460" calcext:value-type="float">
            <text:p>1460</text:p>
          </table:table-cell>
          <table:table-cell table:style-name="ce18" table:formula="of:=[.M478]-[.N478]" office:value-type="float" office:value="40" calcext:value-type="float">
            <text:p>40</text:p>
          </table:table-cell>
          <table:table-cell table:number-columns-repeated="2"/>
          <table:table-cell office:value-type="float" office:value="524358689" calcext:value-type="float">
            <text:p>524358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151741" calcext:value-type="float">
            <text:p>2130,151741</text:p>
          </table:table-cell>
          <table:table-cell table:style-name="ce37" table:formula="of:=IF([.H479]=&quot;&quot;;[.R47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79]=&quot;&quot;;[.T479];&quot;&quot;)" office:value-type="float" office:value="524358689" calcext:value-type="float">
            <text:p>524358689</text:p>
          </table:table-cell>
          <table:table-cell table:style-name="ce37" table:formula="of:=IF([.K479]=&quot;&quot;;[.U479];&quot;&quot;)" office:value-type="float" office:value="0" calcext:value-type="float">
            <text:p>0</text:p>
          </table:table-cell>
          <table:table-cell table:formula="of:=IF(AND([.B479]=[.B478];[.D478]=[.D479];[.D478]&lt;&gt;&quot;&quot;;[.B478]&lt;&gt;&quot;&quot;);&quot;Retransmisión&quot;;&quot;&quot;)">
            <text:p/>
          </table:table-cell>
          <table:table-cell/>
          <table:table-cell table:style-name="ce37" table:formula="of:=IF([.R479]&gt;[.$R$648];[.R479];&quot;&quot;)">
            <text:p/>
          </table:table-cell>
          <table:table-cell table:style-name="ce37" table:formula="of:=IF([.R479]&gt;[.$R$648];[.S479];&quot;&quot;)">
            <text:p/>
          </table:table-cell>
          <table:table-cell table:style-name="ce37" table:formula="of:=IF([.R479]&gt;[.$R$648];[.T479];&quot;&quot;)">
            <text:p/>
          </table:table-cell>
          <table:table-cell table:style-name="ce37" table:formula="of:=IF([.R479]&gt;[.$R$648];[.U479];&quot;&quot;)">
            <text:p/>
          </table:table-cell>
          <table:table-cell table:formula="of:=IF(AND([.H479]=[.H478];[.H47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79]&lt;&gt;&quot;&quot;;[.E479];[.K479])" office:value-type="float" office:value="0" calcext:value-type="float">
            <text:p>0</text:p>
          </table:table-cell>
          <table:table-cell table:style-name="ce18" table:formula="of:=[.M479]-[.N47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8689" calcext:value-type="float">
            <text:p>524358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154074" calcext:value-type="float">
            <text:p>2130,154074</text:p>
          </table:table-cell>
          <table:table-cell table:style-name="ce37" table:formula="of:=IF([.H480]=&quot;&quot;;[.R480];&quot;&quot;)">
            <text:p/>
          </table:table-cell>
          <table:table-cell table:style-name="ce40" table:formula="of:=IF([.I480]=&quot;&quot;;[.S480];&quot;&quot;)">
            <text:p/>
          </table:table-cell>
          <table:table-cell table:style-name="ce37" table:formula="of:=IF([.J480]=&quot;&quot;;[.T480];&quot;&quot;)">
            <text:p/>
          </table:table-cell>
          <table:table-cell table:style-name="ce37" table:formula="of:=IF([.K480]=&quot;&quot;;[.U480];&quot;&quot;)">
            <text:p/>
          </table:table-cell>
          <table:table-cell table:formula="of:=IF(AND([.B480]=[.B479];[.D479]=[.D480];[.D479]&lt;&gt;&quot;&quot;;[.B479]&lt;&gt;&quot;&quot;);&quot;Retransmisión&quot;;&quot;&quot;)">
            <text:p/>
          </table:table-cell>
          <table:table-cell/>
          <table:table-cell table:style-name="ce37" table:formula="of:=IF([.R480]&gt;[.$R$648];[.R480];&quot;&quot;)" office:value-type="float" office:value="524360149" calcext:value-type="float">
            <text:p>5243601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80]&gt;[.$R$648];[.T480];&quot;&quot;)" office:value-type="float" office:value="229370" calcext:value-type="float">
            <text:p>229370</text:p>
          </table:table-cell>
          <table:table-cell table:style-name="ce37" table:formula="of:=IF([.R480]&gt;[.$R$648];[.U480];&quot;&quot;)" office:value-type="float" office:value="1460" calcext:value-type="float">
            <text:p>1460</text:p>
          </table:table-cell>
          <table:table-cell table:formula="of:=IF(AND([.H480]=[.H479];[.H47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80]&lt;&gt;&quot;&quot;;[.E480];[.K480])" office:value-type="float" office:value="1460" calcext:value-type="float">
            <text:p>1460</text:p>
          </table:table-cell>
          <table:table-cell table:style-name="ce18" table:formula="of:=[.M480]-[.N480]" office:value-type="float" office:value="40" calcext:value-type="float">
            <text:p>40</text:p>
          </table:table-cell>
          <table:table-cell table:number-columns-repeated="2"/>
          <table:table-cell office:value-type="float" office:value="524360149" calcext:value-type="float">
            <text:p>524360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155878" calcext:value-type="float">
            <text:p>2130,155878</text:p>
          </table:table-cell>
          <table:table-cell table:style-name="ce37" table:formula="of:=IF([.H481]=&quot;&quot;;[.R481];&quot;&quot;)">
            <text:p/>
          </table:table-cell>
          <table:table-cell table:style-name="ce40" table:formula="of:=IF([.I481]=&quot;&quot;;[.S481];&quot;&quot;)">
            <text:p/>
          </table:table-cell>
          <table:table-cell table:style-name="ce37" table:formula="of:=IF([.J481]=&quot;&quot;;[.T481];&quot;&quot;)">
            <text:p/>
          </table:table-cell>
          <table:table-cell table:style-name="ce37" table:formula="of:=IF([.K481]=&quot;&quot;;[.U481];&quot;&quot;)">
            <text:p/>
          </table:table-cell>
          <table:table-cell table:formula="of:=IF(AND([.B481]=[.B480];[.D480]=[.D481];[.D480]&lt;&gt;&quot;&quot;;[.B480]&lt;&gt;&quot;&quot;);&quot;Retransmisión&quot;;&quot;&quot;)">
            <text:p/>
          </table:table-cell>
          <table:table-cell/>
          <table:table-cell table:style-name="ce37" table:formula="of:=IF([.R481]&gt;[.$R$648];[.R481];&quot;&quot;)" office:value-type="float" office:value="524361609" calcext:value-type="float">
            <text:p>5243616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81]&gt;[.$R$648];[.T481];&quot;&quot;)" office:value-type="float" office:value="229370" calcext:value-type="float">
            <text:p>229370</text:p>
          </table:table-cell>
          <table:table-cell table:style-name="ce37" table:formula="of:=IF([.R481]&gt;[.$R$648];[.U481];&quot;&quot;)" office:value-type="float" office:value="1460" calcext:value-type="float">
            <text:p>1460</text:p>
          </table:table-cell>
          <table:table-cell table:formula="of:=IF(AND([.H481]=[.H480];[.H48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81]&lt;&gt;&quot;&quot;;[.E481];[.K481])" office:value-type="float" office:value="1460" calcext:value-type="float">
            <text:p>1460</text:p>
          </table:table-cell>
          <table:table-cell table:style-name="ce18" table:formula="of:=[.M481]-[.N481]" office:value-type="float" office:value="40" calcext:value-type="float">
            <text:p>40</text:p>
          </table:table-cell>
          <table:table-cell table:number-columns-repeated="2"/>
          <table:table-cell office:value-type="float" office:value="524361609" calcext:value-type="float">
            <text:p>524361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15724" calcext:value-type="float">
            <text:p>2130,15724</text:p>
          </table:table-cell>
          <table:table-cell table:style-name="ce37" table:formula="of:=IF([.H482]=&quot;&quot;;[.R48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82]=&quot;&quot;;[.T482];&quot;&quot;)" office:value-type="float" office:value="524361609" calcext:value-type="float">
            <text:p>524361609</text:p>
          </table:table-cell>
          <table:table-cell table:style-name="ce37" table:formula="of:=IF([.K482]=&quot;&quot;;[.U482];&quot;&quot;)" office:value-type="float" office:value="0" calcext:value-type="float">
            <text:p>0</text:p>
          </table:table-cell>
          <table:table-cell table:formula="of:=IF(AND([.B482]=[.B481];[.D481]=[.D482];[.D481]&lt;&gt;&quot;&quot;;[.B481]&lt;&gt;&quot;&quot;);&quot;Retransmisión&quot;;&quot;&quot;)">
            <text:p/>
          </table:table-cell>
          <table:table-cell/>
          <table:table-cell table:style-name="ce37" table:formula="of:=IF([.R482]&gt;[.$R$648];[.R482];&quot;&quot;)">
            <text:p/>
          </table:table-cell>
          <table:table-cell table:style-name="ce37" table:formula="of:=IF([.R482]&gt;[.$R$648];[.S482];&quot;&quot;)">
            <text:p/>
          </table:table-cell>
          <table:table-cell table:style-name="ce37" table:formula="of:=IF([.R482]&gt;[.$R$648];[.T482];&quot;&quot;)">
            <text:p/>
          </table:table-cell>
          <table:table-cell table:style-name="ce37" table:formula="of:=IF([.R482]&gt;[.$R$648];[.U482];&quot;&quot;)">
            <text:p/>
          </table:table-cell>
          <table:table-cell table:formula="of:=IF(AND([.H482]=[.H481];[.H48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82]&lt;&gt;&quot;&quot;;[.E482];[.K482])" office:value-type="float" office:value="0" calcext:value-type="float">
            <text:p>0</text:p>
          </table:table-cell>
          <table:table-cell table:style-name="ce18" table:formula="of:=[.M482]-[.N48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61609" calcext:value-type="float">
            <text:p>5243616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219736" calcext:value-type="float">
            <text:p>2130,219736</text:p>
          </table:table-cell>
          <table:table-cell table:style-name="ce37" table:formula="of:=IF([.H483]=&quot;&quot;;[.R48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83]=&quot;&quot;;[.T483];&quot;&quot;)" office:value-type="float" office:value="524363069" calcext:value-type="float">
            <text:p>524363069</text:p>
          </table:table-cell>
          <table:table-cell table:style-name="ce37" table:formula="of:=IF([.K483]=&quot;&quot;;[.U483];&quot;&quot;)" office:value-type="float" office:value="0" calcext:value-type="float">
            <text:p>0</text:p>
          </table:table-cell>
          <table:table-cell table:formula="of:=IF(AND([.B483]=[.B482];[.D482]=[.D483];[.D482]&lt;&gt;&quot;&quot;;[.B482]&lt;&gt;&quot;&quot;);&quot;Retransmisión&quot;;&quot;&quot;)">
            <text:p/>
          </table:table-cell>
          <table:table-cell/>
          <table:table-cell table:style-name="ce37" table:formula="of:=IF([.R483]&gt;[.$R$648];[.R483];&quot;&quot;)">
            <text:p/>
          </table:table-cell>
          <table:table-cell table:style-name="ce37" table:formula="of:=IF([.R483]&gt;[.$R$648];[.S483];&quot;&quot;)">
            <text:p/>
          </table:table-cell>
          <table:table-cell table:style-name="ce37" table:formula="of:=IF([.R483]&gt;[.$R$648];[.T483];&quot;&quot;)">
            <text:p/>
          </table:table-cell>
          <table:table-cell table:style-name="ce37" table:formula="of:=IF([.R483]&gt;[.$R$648];[.U483];&quot;&quot;)">
            <text:p/>
          </table:table-cell>
          <table:table-cell table:formula="of:=IF(AND([.H483]=[.H482];[.H48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83]&lt;&gt;&quot;&quot;;[.E483];[.K483])" office:value-type="float" office:value="0" calcext:value-type="float">
            <text:p>0</text:p>
          </table:table-cell>
          <table:table-cell table:style-name="ce18" table:formula="of:=[.M483]-[.N48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63069" calcext:value-type="float">
            <text:p>5243630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223688" calcext:value-type="float">
            <text:p>2130,223688</text:p>
          </table:table-cell>
          <table:table-cell table:style-name="ce37" table:formula="of:=IF([.H484]=&quot;&quot;;[.R484];&quot;&quot;)">
            <text:p/>
          </table:table-cell>
          <table:table-cell table:style-name="ce40" table:formula="of:=IF([.I484]=&quot;&quot;;[.S484];&quot;&quot;)">
            <text:p/>
          </table:table-cell>
          <table:table-cell table:style-name="ce37" table:formula="of:=IF([.J484]=&quot;&quot;;[.T484];&quot;&quot;)">
            <text:p/>
          </table:table-cell>
          <table:table-cell table:style-name="ce37" table:formula="of:=IF([.K484]=&quot;&quot;;[.U484];&quot;&quot;)">
            <text:p/>
          </table:table-cell>
          <table:table-cell table:formula="of:=IF(AND([.B484]=[.B483];[.D483]=[.D484];[.D483]&lt;&gt;&quot;&quot;;[.B483]&lt;&gt;&quot;&quot;);&quot;Retransmisión&quot;;&quot;&quot;)">
            <text:p/>
          </table:table-cell>
          <table:table-cell/>
          <table:table-cell table:style-name="ce37" table:formula="of:=IF([.R484]&gt;[.$R$648];[.R484];&quot;&quot;)" office:value-type="float" office:value="524363069" calcext:value-type="float">
            <text:p>5243630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84]&gt;[.$R$648];[.T484];&quot;&quot;)" office:value-type="float" office:value="229370" calcext:value-type="float">
            <text:p>229370</text:p>
          </table:table-cell>
          <table:table-cell table:style-name="ce37" table:formula="of:=IF([.R484]&gt;[.$R$648];[.U484];&quot;&quot;)" office:value-type="float" office:value="1460" calcext:value-type="float">
            <text:p>1460</text:p>
          </table:table-cell>
          <table:table-cell table:formula="of:=IF(AND([.H484]=[.H483];[.H48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84]&lt;&gt;&quot;&quot;;[.E484];[.K484])" office:value-type="float" office:value="1460" calcext:value-type="float">
            <text:p>1460</text:p>
          </table:table-cell>
          <table:table-cell table:style-name="ce18" table:formula="of:=[.M484]-[.N484]" office:value-type="float" office:value="40" calcext:value-type="float">
            <text:p>40</text:p>
          </table:table-cell>
          <table:table-cell table:number-columns-repeated="2"/>
          <table:table-cell office:value-type="float" office:value="524363069" calcext:value-type="float">
            <text:p>524363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226293" calcext:value-type="float">
            <text:p>2130,226293</text:p>
          </table:table-cell>
          <table:table-cell table:style-name="ce37" table:formula="of:=IF([.H485]=&quot;&quot;;[.R485];&quot;&quot;)">
            <text:p/>
          </table:table-cell>
          <table:table-cell table:style-name="ce40" table:formula="of:=IF([.I485]=&quot;&quot;;[.S485];&quot;&quot;)">
            <text:p/>
          </table:table-cell>
          <table:table-cell table:style-name="ce37" table:formula="of:=IF([.J485]=&quot;&quot;;[.T485];&quot;&quot;)">
            <text:p/>
          </table:table-cell>
          <table:table-cell table:style-name="ce37" table:formula="of:=IF([.K485]=&quot;&quot;;[.U485];&quot;&quot;)">
            <text:p/>
          </table:table-cell>
          <table:table-cell table:formula="of:=IF(AND([.B485]=[.B484];[.D484]=[.D485];[.D484]&lt;&gt;&quot;&quot;;[.B484]&lt;&gt;&quot;&quot;);&quot;Retransmisión&quot;;&quot;&quot;)">
            <text:p/>
          </table:table-cell>
          <table:table-cell/>
          <table:table-cell table:style-name="ce37" table:formula="of:=IF([.R485]&gt;[.$R$648];[.R485];&quot;&quot;)" office:value-type="float" office:value="524364529" calcext:value-type="float">
            <text:p>5243645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85]&gt;[.$R$648];[.T485];&quot;&quot;)" office:value-type="float" office:value="229370" calcext:value-type="float">
            <text:p>229370</text:p>
          </table:table-cell>
          <table:table-cell table:style-name="ce37" table:formula="of:=IF([.R485]&gt;[.$R$648];[.U485];&quot;&quot;)" office:value-type="float" office:value="1460" calcext:value-type="float">
            <text:p>1460</text:p>
          </table:table-cell>
          <table:table-cell table:formula="of:=IF(AND([.H485]=[.H484];[.H48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85]&lt;&gt;&quot;&quot;;[.E485];[.K485])" office:value-type="float" office:value="1460" calcext:value-type="float">
            <text:p>1460</text:p>
          </table:table-cell>
          <table:table-cell table:style-name="ce18" table:formula="of:=[.M485]-[.N485]" office:value-type="float" office:value="40" calcext:value-type="float">
            <text:p>40</text:p>
          </table:table-cell>
          <table:table-cell table:number-columns-repeated="2"/>
          <table:table-cell office:value-type="float" office:value="524364529" calcext:value-type="float">
            <text:p>524364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228139" calcext:value-type="float">
            <text:p>2130,228139</text:p>
          </table:table-cell>
          <table:table-cell table:style-name="ce37" table:formula="of:=IF([.H486]=&quot;&quot;;[.R486];&quot;&quot;)">
            <text:p/>
          </table:table-cell>
          <table:table-cell table:style-name="ce40" table:formula="of:=IF([.I486]=&quot;&quot;;[.S486];&quot;&quot;)">
            <text:p/>
          </table:table-cell>
          <table:table-cell table:style-name="ce37" table:formula="of:=IF([.J486]=&quot;&quot;;[.T486];&quot;&quot;)">
            <text:p/>
          </table:table-cell>
          <table:table-cell table:style-name="ce37" table:formula="of:=IF([.K486]=&quot;&quot;;[.U486];&quot;&quot;)">
            <text:p/>
          </table:table-cell>
          <table:table-cell table:formula="of:=IF(AND([.B486]=[.B485];[.D485]=[.D486];[.D485]&lt;&gt;&quot;&quot;;[.B485]&lt;&gt;&quot;&quot;);&quot;Retransmisión&quot;;&quot;&quot;)">
            <text:p/>
          </table:table-cell>
          <table:table-cell/>
          <table:table-cell table:style-name="ce37" table:formula="of:=IF([.R486]&gt;[.$R$648];[.R486];&quot;&quot;)" office:value-type="float" office:value="524365989" calcext:value-type="float">
            <text:p>5243659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86]&gt;[.$R$648];[.T486];&quot;&quot;)" office:value-type="float" office:value="229370" calcext:value-type="float">
            <text:p>229370</text:p>
          </table:table-cell>
          <table:table-cell table:style-name="ce37" table:formula="of:=IF([.R486]&gt;[.$R$648];[.U486];&quot;&quot;)" office:value-type="float" office:value="1460" calcext:value-type="float">
            <text:p>1460</text:p>
          </table:table-cell>
          <table:table-cell table:formula="of:=IF(AND([.H486]=[.H485];[.H48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86]&lt;&gt;&quot;&quot;;[.E486];[.K486])" office:value-type="float" office:value="1460" calcext:value-type="float">
            <text:p>1460</text:p>
          </table:table-cell>
          <table:table-cell table:style-name="ce18" table:formula="of:=[.M486]-[.N486]" office:value-type="float" office:value="40" calcext:value-type="float">
            <text:p>40</text:p>
          </table:table-cell>
          <table:table-cell table:number-columns-repeated="2"/>
          <table:table-cell office:value-type="float" office:value="524365989" calcext:value-type="float">
            <text:p>524365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229322" calcext:value-type="float">
            <text:p>2130,229322</text:p>
          </table:table-cell>
          <table:table-cell table:style-name="ce37" table:formula="of:=IF([.H487]=&quot;&quot;;[.R48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87]=&quot;&quot;;[.T487];&quot;&quot;)" office:value-type="float" office:value="524365989" calcext:value-type="float">
            <text:p>524365989</text:p>
          </table:table-cell>
          <table:table-cell table:style-name="ce37" table:formula="of:=IF([.K487]=&quot;&quot;;[.U487];&quot;&quot;)" office:value-type="float" office:value="0" calcext:value-type="float">
            <text:p>0</text:p>
          </table:table-cell>
          <table:table-cell table:formula="of:=IF(AND([.B487]=[.B486];[.D486]=[.D487];[.D486]&lt;&gt;&quot;&quot;;[.B486]&lt;&gt;&quot;&quot;);&quot;Retransmisión&quot;;&quot;&quot;)">
            <text:p/>
          </table:table-cell>
          <table:table-cell/>
          <table:table-cell table:style-name="ce37" table:formula="of:=IF([.R487]&gt;[.$R$648];[.R487];&quot;&quot;)">
            <text:p/>
          </table:table-cell>
          <table:table-cell table:style-name="ce37" table:formula="of:=IF([.R487]&gt;[.$R$648];[.S487];&quot;&quot;)">
            <text:p/>
          </table:table-cell>
          <table:table-cell table:style-name="ce37" table:formula="of:=IF([.R487]&gt;[.$R$648];[.T487];&quot;&quot;)">
            <text:p/>
          </table:table-cell>
          <table:table-cell table:style-name="ce37" table:formula="of:=IF([.R487]&gt;[.$R$648];[.U487];&quot;&quot;)">
            <text:p/>
          </table:table-cell>
          <table:table-cell table:formula="of:=IF(AND([.H487]=[.H486];[.H48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87]&lt;&gt;&quot;&quot;;[.E487];[.K487])" office:value-type="float" office:value="0" calcext:value-type="float">
            <text:p>0</text:p>
          </table:table-cell>
          <table:table-cell table:style-name="ce18" table:formula="of:=[.M487]-[.N48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65989" calcext:value-type="float">
            <text:p>5243659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291369" calcext:value-type="float">
            <text:p>2130,291369</text:p>
          </table:table-cell>
          <table:table-cell table:style-name="ce37" table:formula="of:=IF([.H488]=&quot;&quot;;[.R488];&quot;&quot;)">
            <text:p/>
          </table:table-cell>
          <table:table-cell table:style-name="ce40" table:formula="of:=IF([.I488]=&quot;&quot;;[.S488];&quot;&quot;)">
            <text:p/>
          </table:table-cell>
          <table:table-cell table:style-name="ce37" table:formula="of:=IF([.J488]=&quot;&quot;;[.T488];&quot;&quot;)">
            <text:p/>
          </table:table-cell>
          <table:table-cell table:style-name="ce37" table:formula="of:=IF([.K488]=&quot;&quot;;[.U488];&quot;&quot;)">
            <text:p/>
          </table:table-cell>
          <table:table-cell table:formula="of:=IF(AND([.B488]=[.B487];[.D487]=[.D488];[.D487]&lt;&gt;&quot;&quot;;[.B487]&lt;&gt;&quot;&quot;);&quot;Retransmisión&quot;;&quot;&quot;)">
            <text:p/>
          </table:table-cell>
          <table:table-cell/>
          <table:table-cell table:style-name="ce37" table:formula="of:=IF([.R488]&gt;[.$R$648];[.R488];&quot;&quot;)" office:value-type="float" office:value="524367449" calcext:value-type="float">
            <text:p>5243674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88]&gt;[.$R$648];[.T488];&quot;&quot;)" office:value-type="float" office:value="229370" calcext:value-type="float">
            <text:p>229370</text:p>
          </table:table-cell>
          <table:table-cell table:style-name="ce37" table:formula="of:=IF([.R488]&gt;[.$R$648];[.U488];&quot;&quot;)" office:value-type="float" office:value="1460" calcext:value-type="float">
            <text:p>1460</text:p>
          </table:table-cell>
          <table:table-cell table:formula="of:=IF(AND([.H488]=[.H487];[.H48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88]&lt;&gt;&quot;&quot;;[.E488];[.K488])" office:value-type="float" office:value="1460" calcext:value-type="float">
            <text:p>1460</text:p>
          </table:table-cell>
          <table:table-cell table:style-name="ce18" table:formula="of:=[.M488]-[.N488]" office:value-type="float" office:value="40" calcext:value-type="float">
            <text:p>40</text:p>
          </table:table-cell>
          <table:table-cell table:number-columns-repeated="2"/>
          <table:table-cell office:value-type="float" office:value="524367449" calcext:value-type="float">
            <text:p>524367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293773" calcext:value-type="float">
            <text:p>2130,293773</text:p>
          </table:table-cell>
          <table:table-cell table:style-name="ce37" table:formula="of:=IF([.H489]=&quot;&quot;;[.R489];&quot;&quot;)">
            <text:p/>
          </table:table-cell>
          <table:table-cell table:style-name="ce40" table:formula="of:=IF([.I489]=&quot;&quot;;[.S489];&quot;&quot;)">
            <text:p/>
          </table:table-cell>
          <table:table-cell table:style-name="ce37" table:formula="of:=IF([.J489]=&quot;&quot;;[.T489];&quot;&quot;)">
            <text:p/>
          </table:table-cell>
          <table:table-cell table:style-name="ce37" table:formula="of:=IF([.K489]=&quot;&quot;;[.U489];&quot;&quot;)">
            <text:p/>
          </table:table-cell>
          <table:table-cell table:formula="of:=IF(AND([.B489]=[.B488];[.D488]=[.D489];[.D488]&lt;&gt;&quot;&quot;;[.B488]&lt;&gt;&quot;&quot;);&quot;Retransmisión&quot;;&quot;&quot;)">
            <text:p/>
          </table:table-cell>
          <table:table-cell/>
          <table:table-cell table:style-name="ce37" table:formula="of:=IF([.R489]&gt;[.$R$648];[.R489];&quot;&quot;)" office:value-type="float" office:value="524368909" calcext:value-type="float">
            <text:p>5243689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89]&gt;[.$R$648];[.T489];&quot;&quot;)" office:value-type="float" office:value="229370" calcext:value-type="float">
            <text:p>229370</text:p>
          </table:table-cell>
          <table:table-cell table:style-name="ce37" table:formula="of:=IF([.R489]&gt;[.$R$648];[.U489];&quot;&quot;)" office:value-type="float" office:value="1460" calcext:value-type="float">
            <text:p>1460</text:p>
          </table:table-cell>
          <table:table-cell table:formula="of:=IF(AND([.H489]=[.H488];[.H48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89]&lt;&gt;&quot;&quot;;[.E489];[.K489])" office:value-type="float" office:value="1460" calcext:value-type="float">
            <text:p>1460</text:p>
          </table:table-cell>
          <table:table-cell table:style-name="ce18" table:formula="of:=[.M489]-[.N489]" office:value-type="float" office:value="40" calcext:value-type="float">
            <text:p>40</text:p>
          </table:table-cell>
          <table:table-cell table:number-columns-repeated="2"/>
          <table:table-cell office:value-type="float" office:value="524368909" calcext:value-type="float">
            <text:p>524368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29559" calcext:value-type="float">
            <text:p>2130,29559</text:p>
          </table:table-cell>
          <table:table-cell table:style-name="ce37" table:formula="of:=IF([.H490]=&quot;&quot;;[.R490];&quot;&quot;)">
            <text:p/>
          </table:table-cell>
          <table:table-cell table:style-name="ce40" table:formula="of:=IF([.I490]=&quot;&quot;;[.S490];&quot;&quot;)">
            <text:p/>
          </table:table-cell>
          <table:table-cell table:style-name="ce37" table:formula="of:=IF([.J490]=&quot;&quot;;[.T490];&quot;&quot;)">
            <text:p/>
          </table:table-cell>
          <table:table-cell table:style-name="ce37" table:formula="of:=IF([.K490]=&quot;&quot;;[.U490];&quot;&quot;)">
            <text:p/>
          </table:table-cell>
          <table:table-cell table:formula="of:=IF(AND([.B490]=[.B489];[.D489]=[.D490];[.D489]&lt;&gt;&quot;&quot;;[.B489]&lt;&gt;&quot;&quot;);&quot;Retransmisión&quot;;&quot;&quot;)">
            <text:p/>
          </table:table-cell>
          <table:table-cell/>
          <table:table-cell table:style-name="ce37" table:formula="of:=IF([.R490]&gt;[.$R$648];[.R490];&quot;&quot;)" office:value-type="float" office:value="524370369" calcext:value-type="float">
            <text:p>5243703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90]&gt;[.$R$648];[.T490];&quot;&quot;)" office:value-type="float" office:value="229370" calcext:value-type="float">
            <text:p>229370</text:p>
          </table:table-cell>
          <table:table-cell table:style-name="ce37" table:formula="of:=IF([.R490]&gt;[.$R$648];[.U490];&quot;&quot;)" office:value-type="float" office:value="1460" calcext:value-type="float">
            <text:p>1460</text:p>
          </table:table-cell>
          <table:table-cell table:formula="of:=IF(AND([.H490]=[.H489];[.H48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90]&lt;&gt;&quot;&quot;;[.E490];[.K490])" office:value-type="float" office:value="1460" calcext:value-type="float">
            <text:p>1460</text:p>
          </table:table-cell>
          <table:table-cell table:style-name="ce18" table:formula="of:=[.M490]-[.N490]" office:value-type="float" office:value="40" calcext:value-type="float">
            <text:p>40</text:p>
          </table:table-cell>
          <table:table-cell table:number-columns-repeated="2"/>
          <table:table-cell office:value-type="float" office:value="524370369" calcext:value-type="float">
            <text:p>5243703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295817" calcext:value-type="float">
            <text:p>2130,295817</text:p>
          </table:table-cell>
          <table:table-cell table:style-name="ce37" table:formula="of:=IF([.H491]=&quot;&quot;;[.R49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91]=&quot;&quot;;[.T491];&quot;&quot;)" office:value-type="float" office:value="524368909" calcext:value-type="float">
            <text:p>524368909</text:p>
          </table:table-cell>
          <table:table-cell table:style-name="ce37" table:formula="of:=IF([.K491]=&quot;&quot;;[.U491];&quot;&quot;)" office:value-type="float" office:value="0" calcext:value-type="float">
            <text:p>0</text:p>
          </table:table-cell>
          <table:table-cell table:formula="of:=IF(AND([.B491]=[.B490];[.D490]=[.D491];[.D490]&lt;&gt;&quot;&quot;;[.B490]&lt;&gt;&quot;&quot;);&quot;Retransmisión&quot;;&quot;&quot;)">
            <text:p/>
          </table:table-cell>
          <table:table-cell/>
          <table:table-cell table:style-name="ce37" table:formula="of:=IF([.R491]&gt;[.$R$648];[.R491];&quot;&quot;)">
            <text:p/>
          </table:table-cell>
          <table:table-cell table:style-name="ce37" table:formula="of:=IF([.R491]&gt;[.$R$648];[.S491];&quot;&quot;)">
            <text:p/>
          </table:table-cell>
          <table:table-cell table:style-name="ce37" table:formula="of:=IF([.R491]&gt;[.$R$648];[.T491];&quot;&quot;)">
            <text:p/>
          </table:table-cell>
          <table:table-cell table:style-name="ce37" table:formula="of:=IF([.R491]&gt;[.$R$648];[.U491];&quot;&quot;)">
            <text:p/>
          </table:table-cell>
          <table:table-cell table:formula="of:=IF(AND([.H491]=[.H490];[.H49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91]&lt;&gt;&quot;&quot;;[.E491];[.K491])" office:value-type="float" office:value="0" calcext:value-type="float">
            <text:p>0</text:p>
          </table:table-cell>
          <table:table-cell table:style-name="ce18" table:formula="of:=[.M491]-[.N49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68909" calcext:value-type="float">
            <text:p>524368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296984" calcext:value-type="float">
            <text:p>2130,296984</text:p>
          </table:table-cell>
          <table:table-cell table:style-name="ce37" table:formula="of:=IF([.H492]=&quot;&quot;;[.R49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92]=&quot;&quot;;[.T492];&quot;&quot;)" office:value-type="float" office:value="524371829" calcext:value-type="float">
            <text:p>524371829</text:p>
          </table:table-cell>
          <table:table-cell table:style-name="ce37" table:formula="of:=IF([.K492]=&quot;&quot;;[.U492];&quot;&quot;)" office:value-type="float" office:value="0" calcext:value-type="float">
            <text:p>0</text:p>
          </table:table-cell>
          <table:table-cell table:formula="of:=IF(AND([.B492]=[.B491];[.D491]=[.D492];[.D491]&lt;&gt;&quot;&quot;;[.B491]&lt;&gt;&quot;&quot;);&quot;Retransmisión&quot;;&quot;&quot;)">
            <text:p/>
          </table:table-cell>
          <table:table-cell/>
          <table:table-cell table:style-name="ce37" table:formula="of:=IF([.R492]&gt;[.$R$648];[.R492];&quot;&quot;)">
            <text:p/>
          </table:table-cell>
          <table:table-cell table:style-name="ce37" table:formula="of:=IF([.R492]&gt;[.$R$648];[.S492];&quot;&quot;)">
            <text:p/>
          </table:table-cell>
          <table:table-cell table:style-name="ce37" table:formula="of:=IF([.R492]&gt;[.$R$648];[.T492];&quot;&quot;)">
            <text:p/>
          </table:table-cell>
          <table:table-cell table:style-name="ce37" table:formula="of:=IF([.R492]&gt;[.$R$648];[.U492];&quot;&quot;)">
            <text:p/>
          </table:table-cell>
          <table:table-cell table:formula="of:=IF(AND([.H492]=[.H491];[.H49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92]&lt;&gt;&quot;&quot;;[.E492];[.K492])" office:value-type="float" office:value="0" calcext:value-type="float">
            <text:p>0</text:p>
          </table:table-cell>
          <table:table-cell table:style-name="ce18" table:formula="of:=[.M492]-[.N49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1829" calcext:value-type="float">
            <text:p>524371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302192" calcext:value-type="float">
            <text:p>2130,302192</text:p>
          </table:table-cell>
          <table:table-cell table:style-name="ce37" table:formula="of:=IF([.H493]=&quot;&quot;;[.R49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93]=&quot;&quot;;[.T493];&quot;&quot;)" office:value-type="float" office:value="524371829" calcext:value-type="float">
            <text:p>524371829</text:p>
          </table:table-cell>
          <table:table-cell table:style-name="ce37" table:formula="of:=IF([.K493]=&quot;&quot;;[.U493];&quot;&quot;)" office:value-type="float" office:value="0" calcext:value-type="float">
            <text:p>0</text:p>
          </table:table-cell>
          <table:table-cell table:formula="of:=IF(AND([.B493]=[.B492];[.D492]=[.D493];[.D492]&lt;&gt;&quot;&quot;;[.B49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493]&gt;[.$R$648];[.R493];&quot;&quot;)">
            <text:p/>
          </table:table-cell>
          <table:table-cell table:style-name="ce37" table:formula="of:=IF([.R493]&gt;[.$R$648];[.S493];&quot;&quot;)">
            <text:p/>
          </table:table-cell>
          <table:table-cell table:style-name="ce37" table:formula="of:=IF([.R493]&gt;[.$R$648];[.T493];&quot;&quot;)">
            <text:p/>
          </table:table-cell>
          <table:table-cell table:style-name="ce37" table:formula="of:=IF([.R493]&gt;[.$R$648];[.U493];&quot;&quot;)">
            <text:p/>
          </table:table-cell>
          <table:table-cell table:formula="of:=IF(AND([.H493]=[.H492];[.H49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93]&lt;&gt;&quot;&quot;;[.E493];[.K493])" office:value-type="float" office:value="0" calcext:value-type="float">
            <text:p>0</text:p>
          </table:table-cell>
          <table:table-cell table:style-name="ce18" table:formula="of:=[.M493]-[.N49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1829" calcext:value-type="float">
            <text:p>524371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370323" calcext:value-type="float">
            <text:p>2130,370323</text:p>
          </table:table-cell>
          <table:table-cell table:style-name="ce37" table:formula="of:=IF([.H494]=&quot;&quot;;[.R49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94]=&quot;&quot;;[.T494];&quot;&quot;)" office:value-type="float" office:value="524371829" calcext:value-type="float">
            <text:p>524371829</text:p>
          </table:table-cell>
          <table:table-cell table:style-name="ce37" table:formula="of:=IF([.K494]=&quot;&quot;;[.U494];&quot;&quot;)" office:value-type="float" office:value="0" calcext:value-type="float">
            <text:p>0</text:p>
          </table:table-cell>
          <table:table-cell table:formula="of:=IF(AND([.B494]=[.B493];[.D493]=[.D494];[.D493]&lt;&gt;&quot;&quot;;[.B49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494]&gt;[.$R$648];[.R494];&quot;&quot;)">
            <text:p/>
          </table:table-cell>
          <table:table-cell table:style-name="ce37" table:formula="of:=IF([.R494]&gt;[.$R$648];[.S494];&quot;&quot;)">
            <text:p/>
          </table:table-cell>
          <table:table-cell table:style-name="ce37" table:formula="of:=IF([.R494]&gt;[.$R$648];[.T494];&quot;&quot;)">
            <text:p/>
          </table:table-cell>
          <table:table-cell table:style-name="ce37" table:formula="of:=IF([.R494]&gt;[.$R$648];[.U494];&quot;&quot;)">
            <text:p/>
          </table:table-cell>
          <table:table-cell table:formula="of:=IF(AND([.H494]=[.H493];[.H49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94]&lt;&gt;&quot;&quot;;[.E494];[.K494])" office:value-type="float" office:value="0" calcext:value-type="float">
            <text:p>0</text:p>
          </table:table-cell>
          <table:table-cell table:style-name="ce18" table:formula="of:=[.M494]-[.N49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1829" calcext:value-type="float">
            <text:p>524371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3734" calcext:value-type="float">
            <text:p>2130,3734</text:p>
          </table:table-cell>
          <table:table-cell table:style-name="ce37" table:formula="of:=IF([.H495]=&quot;&quot;;[.R495];&quot;&quot;)">
            <text:p/>
          </table:table-cell>
          <table:table-cell table:style-name="ce40" table:formula="of:=IF([.I495]=&quot;&quot;;[.S495];&quot;&quot;)">
            <text:p/>
          </table:table-cell>
          <table:table-cell table:style-name="ce37" table:formula="of:=IF([.J495]=&quot;&quot;;[.T495];&quot;&quot;)">
            <text:p/>
          </table:table-cell>
          <table:table-cell table:style-name="ce37" table:formula="of:=IF([.K495]=&quot;&quot;;[.U495];&quot;&quot;)">
            <text:p/>
          </table:table-cell>
          <table:table-cell table:formula="of:=IF(AND([.B495]=[.B494];[.D494]=[.D495];[.D494]&lt;&gt;&quot;&quot;;[.B494]&lt;&gt;&quot;&quot;);&quot;Retransmisión&quot;;&quot;&quot;)">
            <text:p/>
          </table:table-cell>
          <table:table-cell/>
          <table:table-cell table:style-name="ce37" table:formula="of:=IF([.R495]&gt;[.$R$648];[.R495];&quot;&quot;)" office:value-type="float" office:value="524371829" calcext:value-type="float">
            <text:p>52437182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495]&gt;[.$R$648];[.T495];&quot;&quot;)" office:value-type="float" office:value="229370" calcext:value-type="float">
            <text:p>229370</text:p>
          </table:table-cell>
          <table:table-cell table:style-name="ce37" table:formula="of:=IF([.R495]&gt;[.$R$648];[.U495];&quot;&quot;)" office:value-type="float" office:value="1460" calcext:value-type="float">
            <text:p>1460</text:p>
          </table:table-cell>
          <table:table-cell table:formula="of:=IF(AND([.H495]=[.H494];[.H49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95]&lt;&gt;&quot;&quot;;[.E495];[.K495])" office:value-type="float" office:value="1460" calcext:value-type="float">
            <text:p>1460</text:p>
          </table:table-cell>
          <table:table-cell table:style-name="ce18" table:formula="of:=[.M495]-[.N495]" office:value-type="float" office:value="40" calcext:value-type="float">
            <text:p>40</text:p>
          </table:table-cell>
          <table:table-cell table:number-columns-repeated="2"/>
          <table:table-cell office:value-type="float" office:value="524371829" calcext:value-type="float">
            <text:p>5243718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376047" calcext:value-type="float">
            <text:p>2130,376047</text:p>
          </table:table-cell>
          <table:table-cell table:style-name="ce37" table:formula="of:=IF([.H496]=&quot;&quot;;[.R496];&quot;&quot;)">
            <text:p/>
          </table:table-cell>
          <table:table-cell table:style-name="ce40" table:formula="of:=IF([.I496]=&quot;&quot;;[.S496];&quot;&quot;)">
            <text:p/>
          </table:table-cell>
          <table:table-cell table:style-name="ce37" table:formula="of:=IF([.J496]=&quot;&quot;;[.T496];&quot;&quot;)">
            <text:p/>
          </table:table-cell>
          <table:table-cell table:style-name="ce37" table:formula="of:=IF([.K496]=&quot;&quot;;[.U496];&quot;&quot;)">
            <text:p/>
          </table:table-cell>
          <table:table-cell table:formula="of:=IF(AND([.B496]=[.B495];[.D495]=[.D496];[.D495]&lt;&gt;&quot;&quot;;[.B495]&lt;&gt;&quot;&quot;);&quot;Retransmisión&quot;;&quot;&quot;)">
            <text:p/>
          </table:table-cell>
          <table:table-cell/>
          <table:table-cell table:style-name="ce37" table:formula="of:=IF([.R496]&gt;[.$R$648];[.R496];&quot;&quot;)" office:value-type="float" office:value="524373289" calcext:value-type="float">
            <text:p>5243732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96]&gt;[.$R$648];[.T496];&quot;&quot;)" office:value-type="float" office:value="229370" calcext:value-type="float">
            <text:p>229370</text:p>
          </table:table-cell>
          <table:table-cell table:style-name="ce37" table:formula="of:=IF([.R496]&gt;[.$R$648];[.U496];&quot;&quot;)" office:value-type="float" office:value="1460" calcext:value-type="float">
            <text:p>1460</text:p>
          </table:table-cell>
          <table:table-cell table:formula="of:=IF(AND([.H496]=[.H495];[.H49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96]&lt;&gt;&quot;&quot;;[.E496];[.K496])" office:value-type="float" office:value="1460" calcext:value-type="float">
            <text:p>1460</text:p>
          </table:table-cell>
          <table:table-cell table:style-name="ce18" table:formula="of:=[.M496]-[.N496]" office:value-type="float" office:value="40" calcext:value-type="float">
            <text:p>40</text:p>
          </table:table-cell>
          <table:table-cell table:number-columns-repeated="2"/>
          <table:table-cell office:value-type="float" office:value="524373289" calcext:value-type="float">
            <text:p>524373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377904" calcext:value-type="float">
            <text:p>2130,377904</text:p>
          </table:table-cell>
          <table:table-cell table:style-name="ce37" table:formula="of:=IF([.H497]=&quot;&quot;;[.R497];&quot;&quot;)">
            <text:p/>
          </table:table-cell>
          <table:table-cell table:style-name="ce40" table:formula="of:=IF([.I497]=&quot;&quot;;[.S497];&quot;&quot;)">
            <text:p/>
          </table:table-cell>
          <table:table-cell table:style-name="ce37" table:formula="of:=IF([.J497]=&quot;&quot;;[.T497];&quot;&quot;)">
            <text:p/>
          </table:table-cell>
          <table:table-cell table:style-name="ce37" table:formula="of:=IF([.K497]=&quot;&quot;;[.U497];&quot;&quot;)">
            <text:p/>
          </table:table-cell>
          <table:table-cell table:formula="of:=IF(AND([.B497]=[.B496];[.D496]=[.D497];[.D496]&lt;&gt;&quot;&quot;;[.B496]&lt;&gt;&quot;&quot;);&quot;Retransmisión&quot;;&quot;&quot;)">
            <text:p/>
          </table:table-cell>
          <table:table-cell/>
          <table:table-cell table:style-name="ce37" table:formula="of:=IF([.R497]&gt;[.$R$648];[.R497];&quot;&quot;)" office:value-type="float" office:value="524374749" calcext:value-type="float">
            <text:p>5243747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97]&gt;[.$R$648];[.T497];&quot;&quot;)" office:value-type="float" office:value="229370" calcext:value-type="float">
            <text:p>229370</text:p>
          </table:table-cell>
          <table:table-cell table:style-name="ce37" table:formula="of:=IF([.R497]&gt;[.$R$648];[.U497];&quot;&quot;)" office:value-type="float" office:value="1460" calcext:value-type="float">
            <text:p>1460</text:p>
          </table:table-cell>
          <table:table-cell table:formula="of:=IF(AND([.H497]=[.H496];[.H49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97]&lt;&gt;&quot;&quot;;[.E497];[.K497])" office:value-type="float" office:value="1460" calcext:value-type="float">
            <text:p>1460</text:p>
          </table:table-cell>
          <table:table-cell table:style-name="ce18" table:formula="of:=[.M497]-[.N497]" office:value-type="float" office:value="40" calcext:value-type="float">
            <text:p>40</text:p>
          </table:table-cell>
          <table:table-cell table:number-columns-repeated="2"/>
          <table:table-cell office:value-type="float" office:value="524374749" calcext:value-type="float">
            <text:p>524374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378124" calcext:value-type="float">
            <text:p>2130,378124</text:p>
          </table:table-cell>
          <table:table-cell table:style-name="ce37" table:formula="of:=IF([.H498]=&quot;&quot;;[.R49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498]=&quot;&quot;;[.T498];&quot;&quot;)" office:value-type="float" office:value="524374749" calcext:value-type="float">
            <text:p>524374749</text:p>
          </table:table-cell>
          <table:table-cell table:style-name="ce37" table:formula="of:=IF([.K498]=&quot;&quot;;[.U498];&quot;&quot;)" office:value-type="float" office:value="0" calcext:value-type="float">
            <text:p>0</text:p>
          </table:table-cell>
          <table:table-cell table:formula="of:=IF(AND([.B498]=[.B497];[.D497]=[.D498];[.D497]&lt;&gt;&quot;&quot;;[.B497]&lt;&gt;&quot;&quot;);&quot;Retransmisión&quot;;&quot;&quot;)">
            <text:p/>
          </table:table-cell>
          <table:table-cell/>
          <table:table-cell table:style-name="ce37" table:formula="of:=IF([.R498]&gt;[.$R$648];[.R498];&quot;&quot;)">
            <text:p/>
          </table:table-cell>
          <table:table-cell table:style-name="ce37" table:formula="of:=IF([.R498]&gt;[.$R$648];[.S498];&quot;&quot;)">
            <text:p/>
          </table:table-cell>
          <table:table-cell table:style-name="ce37" table:formula="of:=IF([.R498]&gt;[.$R$648];[.T498];&quot;&quot;)">
            <text:p/>
          </table:table-cell>
          <table:table-cell table:style-name="ce37" table:formula="of:=IF([.R498]&gt;[.$R$648];[.U498];&quot;&quot;)">
            <text:p/>
          </table:table-cell>
          <table:table-cell table:formula="of:=IF(AND([.H498]=[.H497];[.H49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498]&lt;&gt;&quot;&quot;;[.E498];[.K498])" office:value-type="float" office:value="0" calcext:value-type="float">
            <text:p>0</text:p>
          </table:table-cell>
          <table:table-cell table:style-name="ce18" table:formula="of:=[.M498]-[.N49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4749" calcext:value-type="float">
            <text:p>5243747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443338" calcext:value-type="float">
            <text:p>2130,443338</text:p>
          </table:table-cell>
          <table:table-cell table:style-name="ce37" table:formula="of:=IF([.H499]=&quot;&quot;;[.R499];&quot;&quot;)">
            <text:p/>
          </table:table-cell>
          <table:table-cell table:style-name="ce40" table:formula="of:=IF([.I499]=&quot;&quot;;[.S499];&quot;&quot;)">
            <text:p/>
          </table:table-cell>
          <table:table-cell table:style-name="ce37" table:formula="of:=IF([.J499]=&quot;&quot;;[.T499];&quot;&quot;)">
            <text:p/>
          </table:table-cell>
          <table:table-cell table:style-name="ce37" table:formula="of:=IF([.K499]=&quot;&quot;;[.U499];&quot;&quot;)">
            <text:p/>
          </table:table-cell>
          <table:table-cell table:formula="of:=IF(AND([.B499]=[.B498];[.D498]=[.D499];[.D498]&lt;&gt;&quot;&quot;;[.B498]&lt;&gt;&quot;&quot;);&quot;Retransmisión&quot;;&quot;&quot;)">
            <text:p/>
          </table:table-cell>
          <table:table-cell/>
          <table:table-cell table:style-name="ce37" table:formula="of:=IF([.R499]&gt;[.$R$648];[.R499];&quot;&quot;)" office:value-type="float" office:value="524376209" calcext:value-type="float">
            <text:p>5243762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499]&gt;[.$R$648];[.T499];&quot;&quot;)" office:value-type="float" office:value="229370" calcext:value-type="float">
            <text:p>229370</text:p>
          </table:table-cell>
          <table:table-cell table:style-name="ce37" table:formula="of:=IF([.R499]&gt;[.$R$648];[.U499];&quot;&quot;)" office:value-type="float" office:value="1460" calcext:value-type="float">
            <text:p>1460</text:p>
          </table:table-cell>
          <table:table-cell table:formula="of:=IF(AND([.H499]=[.H498];[.H49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499]&lt;&gt;&quot;&quot;;[.E499];[.K499])" office:value-type="float" office:value="1460" calcext:value-type="float">
            <text:p>1460</text:p>
          </table:table-cell>
          <table:table-cell table:style-name="ce18" table:formula="of:=[.M499]-[.N499]" office:value-type="float" office:value="40" calcext:value-type="float">
            <text:p>40</text:p>
          </table:table-cell>
          <table:table-cell table:number-columns-repeated="2"/>
          <table:table-cell office:value-type="float" office:value="524376209" calcext:value-type="float">
            <text:p>524376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445154" calcext:value-type="float">
            <text:p>2130,445154</text:p>
          </table:table-cell>
          <table:table-cell table:style-name="ce37" table:formula="of:=IF([.H500]=&quot;&quot;;[.R500];&quot;&quot;)">
            <text:p/>
          </table:table-cell>
          <table:table-cell table:style-name="ce40" table:formula="of:=IF([.I500]=&quot;&quot;;[.S500];&quot;&quot;)">
            <text:p/>
          </table:table-cell>
          <table:table-cell table:style-name="ce37" table:formula="of:=IF([.J500]=&quot;&quot;;[.T500];&quot;&quot;)">
            <text:p/>
          </table:table-cell>
          <table:table-cell table:style-name="ce37" table:formula="of:=IF([.K500]=&quot;&quot;;[.U500];&quot;&quot;)">
            <text:p/>
          </table:table-cell>
          <table:table-cell table:formula="of:=IF(AND([.B500]=[.B499];[.D499]=[.D500];[.D499]&lt;&gt;&quot;&quot;;[.B499]&lt;&gt;&quot;&quot;);&quot;Retransmisión&quot;;&quot;&quot;)">
            <text:p/>
          </table:table-cell>
          <table:table-cell/>
          <table:table-cell table:style-name="ce37" table:formula="of:=IF([.R500]&gt;[.$R$648];[.R500];&quot;&quot;)" office:value-type="float" office:value="524377669" calcext:value-type="float">
            <text:p>5243776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00]&gt;[.$R$648];[.T500];&quot;&quot;)" office:value-type="float" office:value="229370" calcext:value-type="float">
            <text:p>229370</text:p>
          </table:table-cell>
          <table:table-cell table:style-name="ce37" table:formula="of:=IF([.R500]&gt;[.$R$648];[.U500];&quot;&quot;)" office:value-type="float" office:value="1460" calcext:value-type="float">
            <text:p>1460</text:p>
          </table:table-cell>
          <table:table-cell table:formula="of:=IF(AND([.H500]=[.H499];[.H49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00]&lt;&gt;&quot;&quot;;[.E500];[.K500])" office:value-type="float" office:value="1460" calcext:value-type="float">
            <text:p>1460</text:p>
          </table:table-cell>
          <table:table-cell table:style-name="ce18" table:formula="of:=[.M500]-[.N500]" office:value-type="float" office:value="40" calcext:value-type="float">
            <text:p>40</text:p>
          </table:table-cell>
          <table:table-cell table:number-columns-repeated="2"/>
          <table:table-cell office:value-type="float" office:value="524377669" calcext:value-type="float">
            <text:p>524377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446381" calcext:value-type="float">
            <text:p>2130,446381</text:p>
          </table:table-cell>
          <table:table-cell table:style-name="ce37" table:formula="of:=IF([.H501]=&quot;&quot;;[.R50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01]=&quot;&quot;;[.T501];&quot;&quot;)" office:value-type="float" office:value="524377669" calcext:value-type="float">
            <text:p>524377669</text:p>
          </table:table-cell>
          <table:table-cell table:style-name="ce37" table:formula="of:=IF([.K501]=&quot;&quot;;[.U501];&quot;&quot;)" office:value-type="float" office:value="0" calcext:value-type="float">
            <text:p>0</text:p>
          </table:table-cell>
          <table:table-cell table:formula="of:=IF(AND([.B501]=[.B500];[.D500]=[.D501];[.D500]&lt;&gt;&quot;&quot;;[.B500]&lt;&gt;&quot;&quot;);&quot;Retransmisión&quot;;&quot;&quot;)">
            <text:p/>
          </table:table-cell>
          <table:table-cell/>
          <table:table-cell table:style-name="ce37" table:formula="of:=IF([.R501]&gt;[.$R$648];[.R501];&quot;&quot;)">
            <text:p/>
          </table:table-cell>
          <table:table-cell table:style-name="ce37" table:formula="of:=IF([.R501]&gt;[.$R$648];[.S501];&quot;&quot;)">
            <text:p/>
          </table:table-cell>
          <table:table-cell table:style-name="ce37" table:formula="of:=IF([.R501]&gt;[.$R$648];[.T501];&quot;&quot;)">
            <text:p/>
          </table:table-cell>
          <table:table-cell table:style-name="ce37" table:formula="of:=IF([.R501]&gt;[.$R$648];[.U501];&quot;&quot;)">
            <text:p/>
          </table:table-cell>
          <table:table-cell table:formula="of:=IF(AND([.H501]=[.H500];[.H50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01]&lt;&gt;&quot;&quot;;[.E501];[.K501])" office:value-type="float" office:value="0" calcext:value-type="float">
            <text:p>0</text:p>
          </table:table-cell>
          <table:table-cell table:style-name="ce18" table:formula="of:=[.M501]-[.N50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7669" calcext:value-type="float">
            <text:p>5243776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449463" calcext:value-type="float">
            <text:p>2130,449463</text:p>
          </table:table-cell>
          <table:table-cell table:style-name="ce37" table:formula="of:=IF([.H502]=&quot;&quot;;[.R50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02]=&quot;&quot;;[.T502];&quot;&quot;)" office:value-type="float" office:value="524379129" calcext:value-type="float">
            <text:p>524379129</text:p>
          </table:table-cell>
          <table:table-cell table:style-name="ce37" table:formula="of:=IF([.K502]=&quot;&quot;;[.U502];&quot;&quot;)" office:value-type="float" office:value="0" calcext:value-type="float">
            <text:p>0</text:p>
          </table:table-cell>
          <table:table-cell table:formula="of:=IF(AND([.B502]=[.B501];[.D501]=[.D502];[.D501]&lt;&gt;&quot;&quot;;[.B501]&lt;&gt;&quot;&quot;);&quot;Retransmisión&quot;;&quot;&quot;)">
            <text:p/>
          </table:table-cell>
          <table:table-cell/>
          <table:table-cell table:style-name="ce37" table:formula="of:=IF([.R502]&gt;[.$R$648];[.R502];&quot;&quot;)">
            <text:p/>
          </table:table-cell>
          <table:table-cell table:style-name="ce37" table:formula="of:=IF([.R502]&gt;[.$R$648];[.S502];&quot;&quot;)">
            <text:p/>
          </table:table-cell>
          <table:table-cell table:style-name="ce37" table:formula="of:=IF([.R502]&gt;[.$R$648];[.T502];&quot;&quot;)">
            <text:p/>
          </table:table-cell>
          <table:table-cell table:style-name="ce37" table:formula="of:=IF([.R502]&gt;[.$R$648];[.U502];&quot;&quot;)">
            <text:p/>
          </table:table-cell>
          <table:table-cell table:formula="of:=IF(AND([.H502]=[.H501];[.H50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02]&lt;&gt;&quot;&quot;;[.E502];[.K502])" office:value-type="float" office:value="0" calcext:value-type="float">
            <text:p>0</text:p>
          </table:table-cell>
          <table:table-cell table:style-name="ce18" table:formula="of:=[.M502]-[.N50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9129" calcext:value-type="float">
            <text:p>5243791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520067" calcext:value-type="float">
            <text:p>2130,520067</text:p>
          </table:table-cell>
          <table:table-cell table:style-name="ce37" table:formula="of:=IF([.H503]=&quot;&quot;;[.R503];&quot;&quot;)">
            <text:p/>
          </table:table-cell>
          <table:table-cell table:style-name="ce40" table:formula="of:=IF([.I503]=&quot;&quot;;[.S503];&quot;&quot;)">
            <text:p/>
          </table:table-cell>
          <table:table-cell table:style-name="ce37" table:formula="of:=IF([.J503]=&quot;&quot;;[.T503];&quot;&quot;)">
            <text:p/>
          </table:table-cell>
          <table:table-cell table:style-name="ce37" table:formula="of:=IF([.K503]=&quot;&quot;;[.U503];&quot;&quot;)">
            <text:p/>
          </table:table-cell>
          <table:table-cell table:formula="of:=IF(AND([.B503]=[.B502];[.D502]=[.D503];[.D502]&lt;&gt;&quot;&quot;;[.B502]&lt;&gt;&quot;&quot;);&quot;Retransmisión&quot;;&quot;&quot;)">
            <text:p/>
          </table:table-cell>
          <table:table-cell/>
          <table:table-cell table:style-name="ce37" table:formula="of:=IF([.R503]&gt;[.$R$648];[.R503];&quot;&quot;)" office:value-type="float" office:value="524379129" calcext:value-type="float">
            <text:p>5243791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03]&gt;[.$R$648];[.T503];&quot;&quot;)" office:value-type="float" office:value="229370" calcext:value-type="float">
            <text:p>229370</text:p>
          </table:table-cell>
          <table:table-cell table:style-name="ce37" table:formula="of:=IF([.R503]&gt;[.$R$648];[.U503];&quot;&quot;)" office:value-type="float" office:value="1460" calcext:value-type="float">
            <text:p>1460</text:p>
          </table:table-cell>
          <table:table-cell table:formula="of:=IF(AND([.H503]=[.H502];[.H50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03]&lt;&gt;&quot;&quot;;[.E503];[.K503])" office:value-type="float" office:value="1460" calcext:value-type="float">
            <text:p>1460</text:p>
          </table:table-cell>
          <table:table-cell table:style-name="ce18" table:formula="of:=[.M503]-[.N503]" office:value-type="float" office:value="40" calcext:value-type="float">
            <text:p>40</text:p>
          </table:table-cell>
          <table:table-cell table:number-columns-repeated="2"/>
          <table:table-cell office:value-type="float" office:value="524379129" calcext:value-type="float">
            <text:p>524379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522287" calcext:value-type="float">
            <text:p>2130,522287</text:p>
          </table:table-cell>
          <table:table-cell table:style-name="ce37" table:formula="of:=IF([.H504]=&quot;&quot;;[.R504];&quot;&quot;)">
            <text:p/>
          </table:table-cell>
          <table:table-cell table:style-name="ce40" table:formula="of:=IF([.I504]=&quot;&quot;;[.S504];&quot;&quot;)">
            <text:p/>
          </table:table-cell>
          <table:table-cell table:style-name="ce37" table:formula="of:=IF([.J504]=&quot;&quot;;[.T504];&quot;&quot;)">
            <text:p/>
          </table:table-cell>
          <table:table-cell table:style-name="ce37" table:formula="of:=IF([.K504]=&quot;&quot;;[.U504];&quot;&quot;)">
            <text:p/>
          </table:table-cell>
          <table:table-cell table:formula="of:=IF(AND([.B504]=[.B503];[.D503]=[.D504];[.D503]&lt;&gt;&quot;&quot;;[.B503]&lt;&gt;&quot;&quot;);&quot;Retransmisión&quot;;&quot;&quot;)">
            <text:p/>
          </table:table-cell>
          <table:table-cell/>
          <table:table-cell table:style-name="ce37" table:formula="of:=IF([.R504]&gt;[.$R$648];[.R504];&quot;&quot;)" office:value-type="float" office:value="524380589" calcext:value-type="float">
            <text:p>5243805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04]&gt;[.$R$648];[.T504];&quot;&quot;)" office:value-type="float" office:value="229370" calcext:value-type="float">
            <text:p>229370</text:p>
          </table:table-cell>
          <table:table-cell table:style-name="ce37" table:formula="of:=IF([.R504]&gt;[.$R$648];[.U504];&quot;&quot;)" office:value-type="float" office:value="1460" calcext:value-type="float">
            <text:p>1460</text:p>
          </table:table-cell>
          <table:table-cell table:formula="of:=IF(AND([.H504]=[.H503];[.H50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04]&lt;&gt;&quot;&quot;;[.E504];[.K504])" office:value-type="float" office:value="1460" calcext:value-type="float">
            <text:p>1460</text:p>
          </table:table-cell>
          <table:table-cell table:style-name="ce18" table:formula="of:=[.M504]-[.N504]" office:value-type="float" office:value="40" calcext:value-type="float">
            <text:p>40</text:p>
          </table:table-cell>
          <table:table-cell table:number-columns-repeated="2"/>
          <table:table-cell office:value-type="float" office:value="524380589" calcext:value-type="float">
            <text:p>524380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524097" calcext:value-type="float">
            <text:p>2130,524097</text:p>
          </table:table-cell>
          <table:table-cell table:style-name="ce37" table:formula="of:=IF([.H505]=&quot;&quot;;[.R505];&quot;&quot;)">
            <text:p/>
          </table:table-cell>
          <table:table-cell table:style-name="ce40" table:formula="of:=IF([.I505]=&quot;&quot;;[.S505];&quot;&quot;)">
            <text:p/>
          </table:table-cell>
          <table:table-cell table:style-name="ce37" table:formula="of:=IF([.J505]=&quot;&quot;;[.T505];&quot;&quot;)">
            <text:p/>
          </table:table-cell>
          <table:table-cell table:style-name="ce37" table:formula="of:=IF([.K505]=&quot;&quot;;[.U505];&quot;&quot;)">
            <text:p/>
          </table:table-cell>
          <table:table-cell table:formula="of:=IF(AND([.B505]=[.B504];[.D504]=[.D505];[.D504]&lt;&gt;&quot;&quot;;[.B504]&lt;&gt;&quot;&quot;);&quot;Retransmisión&quot;;&quot;&quot;)">
            <text:p/>
          </table:table-cell>
          <table:table-cell/>
          <table:table-cell table:style-name="ce37" table:formula="of:=IF([.R505]&gt;[.$R$648];[.R505];&quot;&quot;)" office:value-type="float" office:value="524382049" calcext:value-type="float">
            <text:p>5243820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05]&gt;[.$R$648];[.T505];&quot;&quot;)" office:value-type="float" office:value="229370" calcext:value-type="float">
            <text:p>229370</text:p>
          </table:table-cell>
          <table:table-cell table:style-name="ce37" table:formula="of:=IF([.R505]&gt;[.$R$648];[.U505];&quot;&quot;)" office:value-type="float" office:value="1460" calcext:value-type="float">
            <text:p>1460</text:p>
          </table:table-cell>
          <table:table-cell table:formula="of:=IF(AND([.H505]=[.H504];[.H50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05]&lt;&gt;&quot;&quot;;[.E505];[.K505])" office:value-type="float" office:value="1460" calcext:value-type="float">
            <text:p>1460</text:p>
          </table:table-cell>
          <table:table-cell table:style-name="ce18" table:formula="of:=[.M505]-[.N505]" office:value-type="float" office:value="40" calcext:value-type="float">
            <text:p>40</text:p>
          </table:table-cell>
          <table:table-cell table:number-columns-repeated="2"/>
          <table:table-cell office:value-type="float" office:value="524382049" calcext:value-type="float">
            <text:p>524382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525318" calcext:value-type="float">
            <text:p>2130,525318</text:p>
          </table:table-cell>
          <table:table-cell table:style-name="ce37" table:formula="of:=IF([.H506]=&quot;&quot;;[.R50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06]=&quot;&quot;;[.T506];&quot;&quot;)" office:value-type="float" office:value="524382049" calcext:value-type="float">
            <text:p>524382049</text:p>
          </table:table-cell>
          <table:table-cell table:style-name="ce37" table:formula="of:=IF([.K506]=&quot;&quot;;[.U506];&quot;&quot;)" office:value-type="float" office:value="0" calcext:value-type="float">
            <text:p>0</text:p>
          </table:table-cell>
          <table:table-cell table:formula="of:=IF(AND([.B506]=[.B505];[.D505]=[.D506];[.D505]&lt;&gt;&quot;&quot;;[.B505]&lt;&gt;&quot;&quot;);&quot;Retransmisión&quot;;&quot;&quot;)">
            <text:p/>
          </table:table-cell>
          <table:table-cell/>
          <table:table-cell table:style-name="ce37" table:formula="of:=IF([.R506]&gt;[.$R$648];[.R506];&quot;&quot;)">
            <text:p/>
          </table:table-cell>
          <table:table-cell table:style-name="ce37" table:formula="of:=IF([.R506]&gt;[.$R$648];[.S506];&quot;&quot;)">
            <text:p/>
          </table:table-cell>
          <table:table-cell table:style-name="ce37" table:formula="of:=IF([.R506]&gt;[.$R$648];[.T506];&quot;&quot;)">
            <text:p/>
          </table:table-cell>
          <table:table-cell table:style-name="ce37" table:formula="of:=IF([.R506]&gt;[.$R$648];[.U506];&quot;&quot;)">
            <text:p/>
          </table:table-cell>
          <table:table-cell table:formula="of:=IF(AND([.H506]=[.H505];[.H50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06]&lt;&gt;&quot;&quot;;[.E506];[.K506])" office:value-type="float" office:value="0" calcext:value-type="float">
            <text:p>0</text:p>
          </table:table-cell>
          <table:table-cell table:style-name="ce18" table:formula="of:=[.M506]-[.N50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82049" calcext:value-type="float">
            <text:p>5243820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526941" calcext:value-type="float">
            <text:p>2130,526941</text:p>
          </table:table-cell>
          <table:table-cell table:style-name="ce37" table:formula="of:=IF([.H507]=&quot;&quot;;[.R50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07]=&quot;&quot;;[.T507];&quot;&quot;)" office:value-type="float" office:value="524383509" calcext:value-type="float">
            <text:p>524383509</text:p>
          </table:table-cell>
          <table:table-cell table:style-name="ce37" table:formula="of:=IF([.K507]=&quot;&quot;;[.U507];&quot;&quot;)" office:value-type="float" office:value="0" calcext:value-type="float">
            <text:p>0</text:p>
          </table:table-cell>
          <table:table-cell table:formula="of:=IF(AND([.B507]=[.B506];[.D506]=[.D507];[.D506]&lt;&gt;&quot;&quot;;[.B506]&lt;&gt;&quot;&quot;);&quot;Retransmisión&quot;;&quot;&quot;)">
            <text:p/>
          </table:table-cell>
          <table:table-cell/>
          <table:table-cell table:style-name="ce37" table:formula="of:=IF([.R507]&gt;[.$R$648];[.R507];&quot;&quot;)">
            <text:p/>
          </table:table-cell>
          <table:table-cell table:style-name="ce37" table:formula="of:=IF([.R507]&gt;[.$R$648];[.S507];&quot;&quot;)">
            <text:p/>
          </table:table-cell>
          <table:table-cell table:style-name="ce37" table:formula="of:=IF([.R507]&gt;[.$R$648];[.T507];&quot;&quot;)">
            <text:p/>
          </table:table-cell>
          <table:table-cell table:style-name="ce37" table:formula="of:=IF([.R507]&gt;[.$R$648];[.U507];&quot;&quot;)">
            <text:p/>
          </table:table-cell>
          <table:table-cell table:formula="of:=IF(AND([.H507]=[.H506];[.H50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07]&lt;&gt;&quot;&quot;;[.E507];[.K507])" office:value-type="float" office:value="0" calcext:value-type="float">
            <text:p>0</text:p>
          </table:table-cell>
          <table:table-cell table:style-name="ce18" table:formula="of:=[.M507]-[.N50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83509" calcext:value-type="float">
            <text:p>5243835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595174" calcext:value-type="float">
            <text:p>2130,595174</text:p>
          </table:table-cell>
          <table:table-cell table:style-name="ce37" table:formula="of:=IF([.H508]=&quot;&quot;;[.R50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08]=&quot;&quot;;[.T508];&quot;&quot;)" office:value-type="float" office:value="524383509" calcext:value-type="float">
            <text:p>524383509</text:p>
          </table:table-cell>
          <table:table-cell table:style-name="ce37" table:formula="of:=IF([.K508]=&quot;&quot;;[.U508];&quot;&quot;)" office:value-type="float" office:value="0" calcext:value-type="float">
            <text:p>0</text:p>
          </table:table-cell>
          <table:table-cell table:formula="of:=IF(AND([.B508]=[.B507];[.D507]=[.D508];[.D507]&lt;&gt;&quot;&quot;;[.B50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508]&gt;[.$R$648];[.R508];&quot;&quot;)">
            <text:p/>
          </table:table-cell>
          <table:table-cell table:style-name="ce37" table:formula="of:=IF([.R508]&gt;[.$R$648];[.S508];&quot;&quot;)">
            <text:p/>
          </table:table-cell>
          <table:table-cell table:style-name="ce37" table:formula="of:=IF([.R508]&gt;[.$R$648];[.T508];&quot;&quot;)">
            <text:p/>
          </table:table-cell>
          <table:table-cell table:style-name="ce37" table:formula="of:=IF([.R508]&gt;[.$R$648];[.U508];&quot;&quot;)">
            <text:p/>
          </table:table-cell>
          <table:table-cell table:formula="of:=IF(AND([.H508]=[.H507];[.H50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08]&lt;&gt;&quot;&quot;;[.E508];[.K508])" office:value-type="float" office:value="0" calcext:value-type="float">
            <text:p>0</text:p>
          </table:table-cell>
          <table:table-cell table:style-name="ce18" table:formula="of:=[.M508]-[.N50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83509" calcext:value-type="float">
            <text:p>5243835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599217" calcext:value-type="float">
            <text:p>2130,599217</text:p>
          </table:table-cell>
          <table:table-cell table:style-name="ce37" table:formula="of:=IF([.H509]=&quot;&quot;;[.R509];&quot;&quot;)">
            <text:p/>
          </table:table-cell>
          <table:table-cell table:style-name="ce40" table:formula="of:=IF([.I509]=&quot;&quot;;[.S509];&quot;&quot;)">
            <text:p/>
          </table:table-cell>
          <table:table-cell table:style-name="ce37" table:formula="of:=IF([.J509]=&quot;&quot;;[.T509];&quot;&quot;)">
            <text:p/>
          </table:table-cell>
          <table:table-cell table:style-name="ce37" table:formula="of:=IF([.K509]=&quot;&quot;;[.U509];&quot;&quot;)">
            <text:p/>
          </table:table-cell>
          <table:table-cell table:formula="of:=IF(AND([.B509]=[.B508];[.D508]=[.D509];[.D508]&lt;&gt;&quot;&quot;;[.B508]&lt;&gt;&quot;&quot;);&quot;Retransmisión&quot;;&quot;&quot;)">
            <text:p/>
          </table:table-cell>
          <table:table-cell/>
          <table:table-cell table:style-name="ce37" table:formula="of:=IF([.R509]&gt;[.$R$648];[.R509];&quot;&quot;)" office:value-type="float" office:value="524383509" calcext:value-type="float">
            <text:p>5243835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09]&gt;[.$R$648];[.T509];&quot;&quot;)" office:value-type="float" office:value="229370" calcext:value-type="float">
            <text:p>229370</text:p>
          </table:table-cell>
          <table:table-cell table:style-name="ce37" table:formula="of:=IF([.R509]&gt;[.$R$648];[.U509];&quot;&quot;)" office:value-type="float" office:value="1460" calcext:value-type="float">
            <text:p>1460</text:p>
          </table:table-cell>
          <table:table-cell table:formula="of:=IF(AND([.H509]=[.H508];[.H50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09]&lt;&gt;&quot;&quot;;[.E509];[.K509])" office:value-type="float" office:value="1460" calcext:value-type="float">
            <text:p>1460</text:p>
          </table:table-cell>
          <table:table-cell table:style-name="ce18" table:formula="of:=[.M509]-[.N509]" office:value-type="float" office:value="40" calcext:value-type="float">
            <text:p>40</text:p>
          </table:table-cell>
          <table:table-cell table:number-columns-repeated="2"/>
          <table:table-cell office:value-type="float" office:value="524383509" calcext:value-type="float">
            <text:p>5243835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601816" calcext:value-type="float">
            <text:p>2130,601816</text:p>
          </table:table-cell>
          <table:table-cell table:style-name="ce37" table:formula="of:=IF([.H510]=&quot;&quot;;[.R510];&quot;&quot;)">
            <text:p/>
          </table:table-cell>
          <table:table-cell table:style-name="ce40" table:formula="of:=IF([.I510]=&quot;&quot;;[.S510];&quot;&quot;)">
            <text:p/>
          </table:table-cell>
          <table:table-cell table:style-name="ce37" table:formula="of:=IF([.J510]=&quot;&quot;;[.T510];&quot;&quot;)">
            <text:p/>
          </table:table-cell>
          <table:table-cell table:style-name="ce37" table:formula="of:=IF([.K510]=&quot;&quot;;[.U510];&quot;&quot;)">
            <text:p/>
          </table:table-cell>
          <table:table-cell table:formula="of:=IF(AND([.B510]=[.B509];[.D509]=[.D510];[.D509]&lt;&gt;&quot;&quot;;[.B509]&lt;&gt;&quot;&quot;);&quot;Retransmisión&quot;;&quot;&quot;)">
            <text:p/>
          </table:table-cell>
          <table:table-cell/>
          <table:table-cell table:style-name="ce37" table:formula="of:=IF([.R510]&gt;[.$R$648];[.R510];&quot;&quot;)" office:value-type="float" office:value="524384969" calcext:value-type="float">
            <text:p>5243849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10]&gt;[.$R$648];[.T510];&quot;&quot;)" office:value-type="float" office:value="229370" calcext:value-type="float">
            <text:p>229370</text:p>
          </table:table-cell>
          <table:table-cell table:style-name="ce37" table:formula="of:=IF([.R510]&gt;[.$R$648];[.U510];&quot;&quot;)" office:value-type="float" office:value="1460" calcext:value-type="float">
            <text:p>1460</text:p>
          </table:table-cell>
          <table:table-cell table:formula="of:=IF(AND([.H510]=[.H509];[.H50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10]&lt;&gt;&quot;&quot;;[.E510];[.K510])" office:value-type="float" office:value="1460" calcext:value-type="float">
            <text:p>1460</text:p>
          </table:table-cell>
          <table:table-cell table:style-name="ce18" table:formula="of:=[.M510]-[.N510]" office:value-type="float" office:value="40" calcext:value-type="float">
            <text:p>40</text:p>
          </table:table-cell>
          <table:table-cell table:number-columns-repeated="2"/>
          <table:table-cell office:value-type="float" office:value="524384969" calcext:value-type="float">
            <text:p>524384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603705" calcext:value-type="float">
            <text:p>2130,603705</text:p>
          </table:table-cell>
          <table:table-cell table:style-name="ce37" table:formula="of:=IF([.H511]=&quot;&quot;;[.R511];&quot;&quot;)">
            <text:p/>
          </table:table-cell>
          <table:table-cell table:style-name="ce40" table:formula="of:=IF([.I511]=&quot;&quot;;[.S511];&quot;&quot;)">
            <text:p/>
          </table:table-cell>
          <table:table-cell table:style-name="ce37" table:formula="of:=IF([.J511]=&quot;&quot;;[.T511];&quot;&quot;)">
            <text:p/>
          </table:table-cell>
          <table:table-cell table:style-name="ce37" table:formula="of:=IF([.K511]=&quot;&quot;;[.U511];&quot;&quot;)">
            <text:p/>
          </table:table-cell>
          <table:table-cell table:formula="of:=IF(AND([.B511]=[.B510];[.D510]=[.D511];[.D510]&lt;&gt;&quot;&quot;;[.B510]&lt;&gt;&quot;&quot;);&quot;Retransmisión&quot;;&quot;&quot;)">
            <text:p/>
          </table:table-cell>
          <table:table-cell/>
          <table:table-cell table:style-name="ce37" table:formula="of:=IF([.R511]&gt;[.$R$648];[.R511];&quot;&quot;)" office:value-type="float" office:value="524386429" calcext:value-type="float">
            <text:p>5243864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11]&gt;[.$R$648];[.T511];&quot;&quot;)" office:value-type="float" office:value="229370" calcext:value-type="float">
            <text:p>229370</text:p>
          </table:table-cell>
          <table:table-cell table:style-name="ce37" table:formula="of:=IF([.R511]&gt;[.$R$648];[.U511];&quot;&quot;)" office:value-type="float" office:value="1460" calcext:value-type="float">
            <text:p>1460</text:p>
          </table:table-cell>
          <table:table-cell table:formula="of:=IF(AND([.H511]=[.H510];[.H51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11]&lt;&gt;&quot;&quot;;[.E511];[.K511])" office:value-type="float" office:value="1460" calcext:value-type="float">
            <text:p>1460</text:p>
          </table:table-cell>
          <table:table-cell table:style-name="ce18" table:formula="of:=[.M511]-[.N511]" office:value-type="float" office:value="40" calcext:value-type="float">
            <text:p>40</text:p>
          </table:table-cell>
          <table:table-cell table:number-columns-repeated="2"/>
          <table:table-cell office:value-type="float" office:value="524386429" calcext:value-type="float">
            <text:p>524386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603935" calcext:value-type="float">
            <text:p>2130,603935</text:p>
          </table:table-cell>
          <table:table-cell table:style-name="ce37" table:formula="of:=IF([.H512]=&quot;&quot;;[.R51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12]=&quot;&quot;;[.T512];&quot;&quot;)" office:value-type="float" office:value="524386429" calcext:value-type="float">
            <text:p>524386429</text:p>
          </table:table-cell>
          <table:table-cell table:style-name="ce37" table:formula="of:=IF([.K512]=&quot;&quot;;[.U512];&quot;&quot;)" office:value-type="float" office:value="0" calcext:value-type="float">
            <text:p>0</text:p>
          </table:table-cell>
          <table:table-cell table:formula="of:=IF(AND([.B512]=[.B511];[.D511]=[.D512];[.D511]&lt;&gt;&quot;&quot;;[.B511]&lt;&gt;&quot;&quot;);&quot;Retransmisión&quot;;&quot;&quot;)">
            <text:p/>
          </table:table-cell>
          <table:table-cell/>
          <table:table-cell table:style-name="ce37" table:formula="of:=IF([.R512]&gt;[.$R$648];[.R512];&quot;&quot;)">
            <text:p/>
          </table:table-cell>
          <table:table-cell table:style-name="ce37" table:formula="of:=IF([.R512]&gt;[.$R$648];[.S512];&quot;&quot;)">
            <text:p/>
          </table:table-cell>
          <table:table-cell table:style-name="ce37" table:formula="of:=IF([.R512]&gt;[.$R$648];[.T512];&quot;&quot;)">
            <text:p/>
          </table:table-cell>
          <table:table-cell table:style-name="ce37" table:formula="of:=IF([.R512]&gt;[.$R$648];[.U512];&quot;&quot;)">
            <text:p/>
          </table:table-cell>
          <table:table-cell table:formula="of:=IF(AND([.H512]=[.H511];[.H51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12]&lt;&gt;&quot;&quot;;[.E512];[.K512])" office:value-type="float" office:value="0" calcext:value-type="float">
            <text:p>0</text:p>
          </table:table-cell>
          <table:table-cell table:style-name="ce18" table:formula="of:=[.M512]-[.N51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86429" calcext:value-type="float">
            <text:p>5243864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667492" calcext:value-type="float">
            <text:p>2130,667492</text:p>
          </table:table-cell>
          <table:table-cell table:style-name="ce37" table:formula="of:=IF([.H513]=&quot;&quot;;[.R513];&quot;&quot;)">
            <text:p/>
          </table:table-cell>
          <table:table-cell table:style-name="ce40" table:formula="of:=IF([.I513]=&quot;&quot;;[.S513];&quot;&quot;)">
            <text:p/>
          </table:table-cell>
          <table:table-cell table:style-name="ce37" table:formula="of:=IF([.J513]=&quot;&quot;;[.T513];&quot;&quot;)">
            <text:p/>
          </table:table-cell>
          <table:table-cell table:style-name="ce37" table:formula="of:=IF([.K513]=&quot;&quot;;[.U513];&quot;&quot;)">
            <text:p/>
          </table:table-cell>
          <table:table-cell table:formula="of:=IF(AND([.B513]=[.B512];[.D512]=[.D513];[.D512]&lt;&gt;&quot;&quot;;[.B512]&lt;&gt;&quot;&quot;);&quot;Retransmisión&quot;;&quot;&quot;)">
            <text:p/>
          </table:table-cell>
          <table:table-cell/>
          <table:table-cell table:style-name="ce37" table:formula="of:=IF([.R513]&gt;[.$R$648];[.R513];&quot;&quot;)" office:value-type="float" office:value="524387889" calcext:value-type="float">
            <text:p>5243878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13]&gt;[.$R$648];[.T513];&quot;&quot;)" office:value-type="float" office:value="229370" calcext:value-type="float">
            <text:p>229370</text:p>
          </table:table-cell>
          <table:table-cell table:style-name="ce37" table:formula="of:=IF([.R513]&gt;[.$R$648];[.U513];&quot;&quot;)" office:value-type="float" office:value="1460" calcext:value-type="float">
            <text:p>1460</text:p>
          </table:table-cell>
          <table:table-cell table:formula="of:=IF(AND([.H513]=[.H512];[.H51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13]&lt;&gt;&quot;&quot;;[.E513];[.K513])" office:value-type="float" office:value="1460" calcext:value-type="float">
            <text:p>1460</text:p>
          </table:table-cell>
          <table:table-cell table:style-name="ce18" table:formula="of:=[.M513]-[.N513]" office:value-type="float" office:value="40" calcext:value-type="float">
            <text:p>40</text:p>
          </table:table-cell>
          <table:table-cell table:number-columns-repeated="2"/>
          <table:table-cell office:value-type="float" office:value="524387889" calcext:value-type="float">
            <text:p>524387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66992" calcext:value-type="float">
            <text:p>2130,66992</text:p>
          </table:table-cell>
          <table:table-cell table:style-name="ce37" table:formula="of:=IF([.H514]=&quot;&quot;;[.R514];&quot;&quot;)">
            <text:p/>
          </table:table-cell>
          <table:table-cell table:style-name="ce40" table:formula="of:=IF([.I514]=&quot;&quot;;[.S514];&quot;&quot;)">
            <text:p/>
          </table:table-cell>
          <table:table-cell table:style-name="ce37" table:formula="of:=IF([.J514]=&quot;&quot;;[.T514];&quot;&quot;)">
            <text:p/>
          </table:table-cell>
          <table:table-cell table:style-name="ce37" table:formula="of:=IF([.K514]=&quot;&quot;;[.U514];&quot;&quot;)">
            <text:p/>
          </table:table-cell>
          <table:table-cell table:formula="of:=IF(AND([.B514]=[.B513];[.D513]=[.D514];[.D513]&lt;&gt;&quot;&quot;;[.B513]&lt;&gt;&quot;&quot;);&quot;Retransmisión&quot;;&quot;&quot;)">
            <text:p/>
          </table:table-cell>
          <table:table-cell/>
          <table:table-cell table:style-name="ce37" table:formula="of:=IF([.R514]&gt;[.$R$648];[.R514];&quot;&quot;)" office:value-type="float" office:value="524389349" calcext:value-type="float">
            <text:p>52438934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514]&gt;[.$R$648];[.T514];&quot;&quot;)" office:value-type="float" office:value="229370" calcext:value-type="float">
            <text:p>229370</text:p>
          </table:table-cell>
          <table:table-cell table:style-name="ce37" table:formula="of:=IF([.R514]&gt;[.$R$648];[.U514];&quot;&quot;)" office:value-type="float" office:value="1460" calcext:value-type="float">
            <text:p>1460</text:p>
          </table:table-cell>
          <table:table-cell table:formula="of:=IF(AND([.H514]=[.H513];[.H51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14]&lt;&gt;&quot;&quot;;[.E514];[.K514])" office:value-type="float" office:value="1460" calcext:value-type="float">
            <text:p>1460</text:p>
          </table:table-cell>
          <table:table-cell table:style-name="ce18" table:formula="of:=[.M514]-[.N514]" office:value-type="float" office:value="40" calcext:value-type="float">
            <text:p>40</text:p>
          </table:table-cell>
          <table:table-cell table:number-columns-repeated="2"/>
          <table:table-cell office:value-type="float" office:value="524389349" calcext:value-type="float">
            <text:p>5243893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671781" calcext:value-type="float">
            <text:p>2130,671781</text:p>
          </table:table-cell>
          <table:table-cell table:style-name="ce37" table:formula="of:=IF([.H515]=&quot;&quot;;[.R515];&quot;&quot;)">
            <text:p/>
          </table:table-cell>
          <table:table-cell table:style-name="ce40" table:formula="of:=IF([.I515]=&quot;&quot;;[.S515];&quot;&quot;)">
            <text:p/>
          </table:table-cell>
          <table:table-cell table:style-name="ce37" table:formula="of:=IF([.J515]=&quot;&quot;;[.T515];&quot;&quot;)">
            <text:p/>
          </table:table-cell>
          <table:table-cell table:style-name="ce37" table:formula="of:=IF([.K515]=&quot;&quot;;[.U515];&quot;&quot;)">
            <text:p/>
          </table:table-cell>
          <table:table-cell table:formula="of:=IF(AND([.B515]=[.B514];[.D514]=[.D515];[.D514]&lt;&gt;&quot;&quot;;[.B514]&lt;&gt;&quot;&quot;);&quot;Retransmisión&quot;;&quot;&quot;)">
            <text:p/>
          </table:table-cell>
          <table:table-cell/>
          <table:table-cell table:style-name="ce37" table:formula="of:=IF([.R515]&gt;[.$R$648];[.R515];&quot;&quot;)" office:value-type="float" office:value="524390809" calcext:value-type="float">
            <text:p>5243908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15]&gt;[.$R$648];[.T515];&quot;&quot;)" office:value-type="float" office:value="229370" calcext:value-type="float">
            <text:p>229370</text:p>
          </table:table-cell>
          <table:table-cell table:style-name="ce37" table:formula="of:=IF([.R515]&gt;[.$R$648];[.U515];&quot;&quot;)" office:value-type="float" office:value="1460" calcext:value-type="float">
            <text:p>1460</text:p>
          </table:table-cell>
          <table:table-cell table:formula="of:=IF(AND([.H515]=[.H514];[.H51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15]&lt;&gt;&quot;&quot;;[.E515];[.K515])" office:value-type="float" office:value="1460" calcext:value-type="float">
            <text:p>1460</text:p>
          </table:table-cell>
          <table:table-cell table:style-name="ce18" table:formula="of:=[.M515]-[.N515]" office:value-type="float" office:value="40" calcext:value-type="float">
            <text:p>40</text:p>
          </table:table-cell>
          <table:table-cell table:number-columns-repeated="2"/>
          <table:table-cell office:value-type="float" office:value="524390809" calcext:value-type="float">
            <text:p>5243908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672016" calcext:value-type="float">
            <text:p>2130,672016</text:p>
          </table:table-cell>
          <table:table-cell table:style-name="ce37" table:formula="of:=IF([.H516]=&quot;&quot;;[.R51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16]=&quot;&quot;;[.T516];&quot;&quot;)" office:value-type="float" office:value="524389349" calcext:value-type="float">
            <text:p>524389349</text:p>
          </table:table-cell>
          <table:table-cell table:style-name="ce37" table:formula="of:=IF([.K516]=&quot;&quot;;[.U516];&quot;&quot;)" office:value-type="float" office:value="0" calcext:value-type="float">
            <text:p>0</text:p>
          </table:table-cell>
          <table:table-cell table:formula="of:=IF(AND([.B516]=[.B515];[.D515]=[.D516];[.D515]&lt;&gt;&quot;&quot;;[.B515]&lt;&gt;&quot;&quot;);&quot;Retransmisión&quot;;&quot;&quot;)">
            <text:p/>
          </table:table-cell>
          <table:table-cell/>
          <table:table-cell table:style-name="ce37" table:formula="of:=IF([.R516]&gt;[.$R$648];[.R516];&quot;&quot;)">
            <text:p/>
          </table:table-cell>
          <table:table-cell table:style-name="ce37" table:formula="of:=IF([.R516]&gt;[.$R$648];[.S516];&quot;&quot;)">
            <text:p/>
          </table:table-cell>
          <table:table-cell table:style-name="ce37" table:formula="of:=IF([.R516]&gt;[.$R$648];[.T516];&quot;&quot;)">
            <text:p/>
          </table:table-cell>
          <table:table-cell table:style-name="ce37" table:formula="of:=IF([.R516]&gt;[.$R$648];[.U516];&quot;&quot;)">
            <text:p/>
          </table:table-cell>
          <table:table-cell table:formula="of:=IF(AND([.H516]=[.H515];[.H51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16]&lt;&gt;&quot;&quot;;[.E516];[.K516])" office:value-type="float" office:value="0" calcext:value-type="float">
            <text:p>0</text:p>
          </table:table-cell>
          <table:table-cell table:style-name="ce18" table:formula="of:=[.M516]-[.N51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89349" calcext:value-type="float">
            <text:p>524389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673171" calcext:value-type="float">
            <text:p>2130,673171</text:p>
          </table:table-cell>
          <table:table-cell table:style-name="ce37" table:formula="of:=IF([.H517]=&quot;&quot;;[.R51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17]=&quot;&quot;;[.T517];&quot;&quot;)" office:value-type="float" office:value="524392269" calcext:value-type="float">
            <text:p>524392269</text:p>
          </table:table-cell>
          <table:table-cell table:style-name="ce37" table:formula="of:=IF([.K517]=&quot;&quot;;[.U517];&quot;&quot;)" office:value-type="float" office:value="0" calcext:value-type="float">
            <text:p>0</text:p>
          </table:table-cell>
          <table:table-cell table:formula="of:=IF(AND([.B517]=[.B516];[.D516]=[.D517];[.D516]&lt;&gt;&quot;&quot;;[.B516]&lt;&gt;&quot;&quot;);&quot;Retransmisión&quot;;&quot;&quot;)">
            <text:p/>
          </table:table-cell>
          <table:table-cell/>
          <table:table-cell table:style-name="ce37" table:formula="of:=IF([.R517]&gt;[.$R$648];[.R517];&quot;&quot;)">
            <text:p/>
          </table:table-cell>
          <table:table-cell table:style-name="ce37" table:formula="of:=IF([.R517]&gt;[.$R$648];[.S517];&quot;&quot;)">
            <text:p/>
          </table:table-cell>
          <table:table-cell table:style-name="ce37" table:formula="of:=IF([.R517]&gt;[.$R$648];[.T517];&quot;&quot;)">
            <text:p/>
          </table:table-cell>
          <table:table-cell table:style-name="ce37" table:formula="of:=IF([.R517]&gt;[.$R$648];[.U517];&quot;&quot;)">
            <text:p/>
          </table:table-cell>
          <table:table-cell table:formula="of:=IF(AND([.H517]=[.H516];[.H51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17]&lt;&gt;&quot;&quot;;[.E517];[.K517])" office:value-type="float" office:value="0" calcext:value-type="float">
            <text:p>0</text:p>
          </table:table-cell>
          <table:table-cell table:style-name="ce18" table:formula="of:=[.M517]-[.N51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2269" calcext:value-type="float">
            <text:p>524392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680128" calcext:value-type="float">
            <text:p>2130,680128</text:p>
          </table:table-cell>
          <table:table-cell table:style-name="ce37" table:formula="of:=IF([.H518]=&quot;&quot;;[.R51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18]=&quot;&quot;;[.T518];&quot;&quot;)" office:value-type="float" office:value="524392269" calcext:value-type="float">
            <text:p>524392269</text:p>
          </table:table-cell>
          <table:table-cell table:style-name="ce37" table:formula="of:=IF([.K518]=&quot;&quot;;[.U518];&quot;&quot;)" office:value-type="float" office:value="0" calcext:value-type="float">
            <text:p>0</text:p>
          </table:table-cell>
          <table:table-cell table:formula="of:=IF(AND([.B518]=[.B517];[.D517]=[.D518];[.D517]&lt;&gt;&quot;&quot;;[.B51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518]&gt;[.$R$648];[.R518];&quot;&quot;)">
            <text:p/>
          </table:table-cell>
          <table:table-cell table:style-name="ce37" table:formula="of:=IF([.R518]&gt;[.$R$648];[.S518];&quot;&quot;)">
            <text:p/>
          </table:table-cell>
          <table:table-cell table:style-name="ce37" table:formula="of:=IF([.R518]&gt;[.$R$648];[.T518];&quot;&quot;)">
            <text:p/>
          </table:table-cell>
          <table:table-cell table:style-name="ce37" table:formula="of:=IF([.R518]&gt;[.$R$648];[.U518];&quot;&quot;)">
            <text:p/>
          </table:table-cell>
          <table:table-cell table:formula="of:=IF(AND([.H518]=[.H517];[.H51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18]&lt;&gt;&quot;&quot;;[.E518];[.K518])" office:value-type="float" office:value="0" calcext:value-type="float">
            <text:p>0</text:p>
          </table:table-cell>
          <table:table-cell table:style-name="ce18" table:formula="of:=[.M518]-[.N51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2269" calcext:value-type="float">
            <text:p>524392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750697" calcext:value-type="float">
            <text:p>2130,750697</text:p>
          </table:table-cell>
          <table:table-cell table:style-name="ce37" table:formula="of:=IF([.H519]=&quot;&quot;;[.R519];&quot;&quot;)">
            <text:p/>
          </table:table-cell>
          <table:table-cell table:style-name="ce40" table:formula="of:=IF([.I519]=&quot;&quot;;[.S519];&quot;&quot;)">
            <text:p/>
          </table:table-cell>
          <table:table-cell table:style-name="ce37" table:formula="of:=IF([.J519]=&quot;&quot;;[.T519];&quot;&quot;)">
            <text:p/>
          </table:table-cell>
          <table:table-cell table:style-name="ce37" table:formula="of:=IF([.K519]=&quot;&quot;;[.U519];&quot;&quot;)">
            <text:p/>
          </table:table-cell>
          <table:table-cell table:formula="of:=IF(AND([.B519]=[.B518];[.D518]=[.D519];[.D518]&lt;&gt;&quot;&quot;;[.B518]&lt;&gt;&quot;&quot;);&quot;Retransmisión&quot;;&quot;&quot;)">
            <text:p/>
          </table:table-cell>
          <table:table-cell/>
          <table:table-cell table:style-name="ce37" table:formula="of:=IF([.R519]&gt;[.$R$648];[.R519];&quot;&quot;)" office:value-type="float" office:value="524392269" calcext:value-type="float">
            <text:p>52439226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519]&gt;[.$R$648];[.T519];&quot;&quot;)" office:value-type="float" office:value="229370" calcext:value-type="float">
            <text:p>229370</text:p>
          </table:table-cell>
          <table:table-cell table:style-name="ce37" table:formula="of:=IF([.R519]&gt;[.$R$648];[.U519];&quot;&quot;)" office:value-type="float" office:value="1460" calcext:value-type="float">
            <text:p>1460</text:p>
          </table:table-cell>
          <table:table-cell table:formula="of:=IF(AND([.H519]=[.H518];[.H51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19]&lt;&gt;&quot;&quot;;[.E519];[.K519])" office:value-type="float" office:value="1460" calcext:value-type="float">
            <text:p>1460</text:p>
          </table:table-cell>
          <table:table-cell table:style-name="ce18" table:formula="of:=[.M519]-[.N519]" office:value-type="float" office:value="40" calcext:value-type="float">
            <text:p>40</text:p>
          </table:table-cell>
          <table:table-cell table:number-columns-repeated="2"/>
          <table:table-cell office:value-type="float" office:value="524392269" calcext:value-type="float">
            <text:p>5243922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750904" calcext:value-type="float">
            <text:p>2130,750904</text:p>
          </table:table-cell>
          <table:table-cell table:style-name="ce37" table:formula="of:=IF([.H520]=&quot;&quot;;[.R52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20]=&quot;&quot;;[.T520];&quot;&quot;)" office:value-type="float" office:value="524392269" calcext:value-type="float">
            <text:p>524392269</text:p>
          </table:table-cell>
          <table:table-cell table:style-name="ce37" table:formula="of:=IF([.K520]=&quot;&quot;;[.U520];&quot;&quot;)" office:value-type="float" office:value="0" calcext:value-type="float">
            <text:p>0</text:p>
          </table:table-cell>
          <table:table-cell table:formula="of:=IF(AND([.B520]=[.B519];[.D519]=[.D520];[.D519]&lt;&gt;&quot;&quot;;[.B519]&lt;&gt;&quot;&quot;);&quot;Retransmisión&quot;;&quot;&quot;)">
            <text:p/>
          </table:table-cell>
          <table:table-cell/>
          <table:table-cell table:style-name="ce37" table:formula="of:=IF([.R520]&gt;[.$R$648];[.R520];&quot;&quot;)">
            <text:p/>
          </table:table-cell>
          <table:table-cell table:style-name="ce37" table:formula="of:=IF([.R520]&gt;[.$R$648];[.S520];&quot;&quot;)">
            <text:p/>
          </table:table-cell>
          <table:table-cell table:style-name="ce37" table:formula="of:=IF([.R520]&gt;[.$R$648];[.T520];&quot;&quot;)">
            <text:p/>
          </table:table-cell>
          <table:table-cell table:style-name="ce37" table:formula="of:=IF([.R520]&gt;[.$R$648];[.U520];&quot;&quot;)">
            <text:p/>
          </table:table-cell>
          <table:table-cell table:formula="of:=IF(AND([.H520]=[.H519];[.H51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20]&lt;&gt;&quot;&quot;;[.E520];[.K520])" office:value-type="float" office:value="0" calcext:value-type="float">
            <text:p>0</text:p>
          </table:table-cell>
          <table:table-cell table:style-name="ce18" table:formula="of:=[.M520]-[.N52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2269" calcext:value-type="float">
            <text:p>524392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753703" calcext:value-type="float">
            <text:p>2130,753703</text:p>
          </table:table-cell>
          <table:table-cell table:style-name="ce37" table:formula="of:=IF([.H521]=&quot;&quot;;[.R521];&quot;&quot;)">
            <text:p/>
          </table:table-cell>
          <table:table-cell table:style-name="ce40" table:formula="of:=IF([.I521]=&quot;&quot;;[.S521];&quot;&quot;)">
            <text:p/>
          </table:table-cell>
          <table:table-cell table:style-name="ce37" table:formula="of:=IF([.J521]=&quot;&quot;;[.T521];&quot;&quot;)">
            <text:p/>
          </table:table-cell>
          <table:table-cell table:style-name="ce37" table:formula="of:=IF([.K521]=&quot;&quot;;[.U521];&quot;&quot;)">
            <text:p/>
          </table:table-cell>
          <table:table-cell table:formula="of:=IF(AND([.B521]=[.B520];[.D520]=[.D521];[.D520]&lt;&gt;&quot;&quot;;[.B520]&lt;&gt;&quot;&quot;);&quot;Retransmisión&quot;;&quot;&quot;)">
            <text:p/>
          </table:table-cell>
          <table:table-cell/>
          <table:table-cell table:style-name="ce37" table:formula="of:=IF([.R521]&gt;[.$R$648];[.R521];&quot;&quot;)" office:value-type="float" office:value="524393729" calcext:value-type="float">
            <text:p>5243937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21]&gt;[.$R$648];[.T521];&quot;&quot;)" office:value-type="float" office:value="229370" calcext:value-type="float">
            <text:p>229370</text:p>
          </table:table-cell>
          <table:table-cell table:style-name="ce37" table:formula="of:=IF([.R521]&gt;[.$R$648];[.U521];&quot;&quot;)" office:value-type="float" office:value="1460" calcext:value-type="float">
            <text:p>1460</text:p>
          </table:table-cell>
          <table:table-cell table:formula="of:=IF(AND([.H521]=[.H520];[.H52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21]&lt;&gt;&quot;&quot;;[.E521];[.K521])" office:value-type="float" office:value="1460" calcext:value-type="float">
            <text:p>1460</text:p>
          </table:table-cell>
          <table:table-cell table:style-name="ce18" table:formula="of:=[.M521]-[.N521]" office:value-type="float" office:value="40" calcext:value-type="float">
            <text:p>40</text:p>
          </table:table-cell>
          <table:table-cell table:number-columns-repeated="2"/>
          <table:table-cell office:value-type="float" office:value="524393729" calcext:value-type="float">
            <text:p>524393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755595" calcext:value-type="float">
            <text:p>2130,755595</text:p>
          </table:table-cell>
          <table:table-cell table:style-name="ce37" table:formula="of:=IF([.H522]=&quot;&quot;;[.R522];&quot;&quot;)">
            <text:p/>
          </table:table-cell>
          <table:table-cell table:style-name="ce40" table:formula="of:=IF([.I522]=&quot;&quot;;[.S522];&quot;&quot;)">
            <text:p/>
          </table:table-cell>
          <table:table-cell table:style-name="ce37" table:formula="of:=IF([.J522]=&quot;&quot;;[.T522];&quot;&quot;)">
            <text:p/>
          </table:table-cell>
          <table:table-cell table:style-name="ce37" table:formula="of:=IF([.K522]=&quot;&quot;;[.U522];&quot;&quot;)">
            <text:p/>
          </table:table-cell>
          <table:table-cell table:formula="of:=IF(AND([.B522]=[.B521];[.D521]=[.D522];[.D521]&lt;&gt;&quot;&quot;;[.B521]&lt;&gt;&quot;&quot;);&quot;Retransmisión&quot;;&quot;&quot;)">
            <text:p/>
          </table:table-cell>
          <table:table-cell/>
          <table:table-cell table:style-name="ce37" table:formula="of:=IF([.R522]&gt;[.$R$648];[.R522];&quot;&quot;)" office:value-type="float" office:value="524395189" calcext:value-type="float">
            <text:p>5243951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22]&gt;[.$R$648];[.T522];&quot;&quot;)" office:value-type="float" office:value="229370" calcext:value-type="float">
            <text:p>229370</text:p>
          </table:table-cell>
          <table:table-cell table:style-name="ce37" table:formula="of:=IF([.R522]&gt;[.$R$648];[.U522];&quot;&quot;)" office:value-type="float" office:value="1460" calcext:value-type="float">
            <text:p>1460</text:p>
          </table:table-cell>
          <table:table-cell table:formula="of:=IF(AND([.H522]=[.H521];[.H52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22]&lt;&gt;&quot;&quot;;[.E522];[.K522])" office:value-type="float" office:value="1460" calcext:value-type="float">
            <text:p>1460</text:p>
          </table:table-cell>
          <table:table-cell table:style-name="ce18" table:formula="of:=[.M522]-[.N522]" office:value-type="float" office:value="40" calcext:value-type="float">
            <text:p>40</text:p>
          </table:table-cell>
          <table:table-cell table:number-columns-repeated="2"/>
          <table:table-cell office:value-type="float" office:value="524395189" calcext:value-type="float">
            <text:p>524395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756771" calcext:value-type="float">
            <text:p>2130,756771</text:p>
          </table:table-cell>
          <table:table-cell table:style-name="ce37" table:formula="of:=IF([.H523]=&quot;&quot;;[.R52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23]=&quot;&quot;;[.T523];&quot;&quot;)" office:value-type="float" office:value="524395189" calcext:value-type="float">
            <text:p>524395189</text:p>
          </table:table-cell>
          <table:table-cell table:style-name="ce37" table:formula="of:=IF([.K523]=&quot;&quot;;[.U523];&quot;&quot;)" office:value-type="float" office:value="0" calcext:value-type="float">
            <text:p>0</text:p>
          </table:table-cell>
          <table:table-cell table:formula="of:=IF(AND([.B523]=[.B522];[.D522]=[.D523];[.D522]&lt;&gt;&quot;&quot;;[.B522]&lt;&gt;&quot;&quot;);&quot;Retransmisión&quot;;&quot;&quot;)">
            <text:p/>
          </table:table-cell>
          <table:table-cell/>
          <table:table-cell table:style-name="ce37" table:formula="of:=IF([.R523]&gt;[.$R$648];[.R523];&quot;&quot;)">
            <text:p/>
          </table:table-cell>
          <table:table-cell table:style-name="ce37" table:formula="of:=IF([.R523]&gt;[.$R$648];[.S523];&quot;&quot;)">
            <text:p/>
          </table:table-cell>
          <table:table-cell table:style-name="ce37" table:formula="of:=IF([.R523]&gt;[.$R$648];[.T523];&quot;&quot;)">
            <text:p/>
          </table:table-cell>
          <table:table-cell table:style-name="ce37" table:formula="of:=IF([.R523]&gt;[.$R$648];[.U523];&quot;&quot;)">
            <text:p/>
          </table:table-cell>
          <table:table-cell table:formula="of:=IF(AND([.H523]=[.H522];[.H52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23]&lt;&gt;&quot;&quot;;[.E523];[.K523])" office:value-type="float" office:value="0" calcext:value-type="float">
            <text:p>0</text:p>
          </table:table-cell>
          <table:table-cell table:style-name="ce18" table:formula="of:=[.M523]-[.N52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5189" calcext:value-type="float">
            <text:p>524395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821365" calcext:value-type="float">
            <text:p>2130,821365</text:p>
          </table:table-cell>
          <table:table-cell table:style-name="ce37" table:formula="of:=IF([.H524]=&quot;&quot;;[.R524];&quot;&quot;)">
            <text:p/>
          </table:table-cell>
          <table:table-cell table:style-name="ce40" table:formula="of:=IF([.I524]=&quot;&quot;;[.S524];&quot;&quot;)">
            <text:p/>
          </table:table-cell>
          <table:table-cell table:style-name="ce37" table:formula="of:=IF([.J524]=&quot;&quot;;[.T524];&quot;&quot;)">
            <text:p/>
          </table:table-cell>
          <table:table-cell table:style-name="ce37" table:formula="of:=IF([.K524]=&quot;&quot;;[.U524];&quot;&quot;)">
            <text:p/>
          </table:table-cell>
          <table:table-cell table:formula="of:=IF(AND([.B524]=[.B523];[.D523]=[.D524];[.D523]&lt;&gt;&quot;&quot;;[.B523]&lt;&gt;&quot;&quot;);&quot;Retransmisión&quot;;&quot;&quot;)">
            <text:p/>
          </table:table-cell>
          <table:table-cell/>
          <table:table-cell table:style-name="ce37" table:formula="of:=IF([.R524]&gt;[.$R$648];[.R524];&quot;&quot;)" office:value-type="float" office:value="524396649" calcext:value-type="float">
            <text:p>5243966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24]&gt;[.$R$648];[.T524];&quot;&quot;)" office:value-type="float" office:value="229370" calcext:value-type="float">
            <text:p>229370</text:p>
          </table:table-cell>
          <table:table-cell table:style-name="ce37" table:formula="of:=IF([.R524]&gt;[.$R$648];[.U524];&quot;&quot;)" office:value-type="float" office:value="1460" calcext:value-type="float">
            <text:p>1460</text:p>
          </table:table-cell>
          <table:table-cell table:formula="of:=IF(AND([.H524]=[.H523];[.H52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24]&lt;&gt;&quot;&quot;;[.E524];[.K524])" office:value-type="float" office:value="1460" calcext:value-type="float">
            <text:p>1460</text:p>
          </table:table-cell>
          <table:table-cell table:style-name="ce18" table:formula="of:=[.M524]-[.N524]" office:value-type="float" office:value="40" calcext:value-type="float">
            <text:p>40</text:p>
          </table:table-cell>
          <table:table-cell table:number-columns-repeated="2"/>
          <table:table-cell office:value-type="float" office:value="524396649" calcext:value-type="float">
            <text:p>524396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823257" calcext:value-type="float">
            <text:p>2130,823257</text:p>
          </table:table-cell>
          <table:table-cell table:style-name="ce37" table:formula="of:=IF([.H525]=&quot;&quot;;[.R525];&quot;&quot;)">
            <text:p/>
          </table:table-cell>
          <table:table-cell table:style-name="ce40" table:formula="of:=IF([.I525]=&quot;&quot;;[.S525];&quot;&quot;)">
            <text:p/>
          </table:table-cell>
          <table:table-cell table:style-name="ce37" table:formula="of:=IF([.J525]=&quot;&quot;;[.T525];&quot;&quot;)">
            <text:p/>
          </table:table-cell>
          <table:table-cell table:style-name="ce37" table:formula="of:=IF([.K525]=&quot;&quot;;[.U525];&quot;&quot;)">
            <text:p/>
          </table:table-cell>
          <table:table-cell table:formula="of:=IF(AND([.B525]=[.B524];[.D524]=[.D525];[.D524]&lt;&gt;&quot;&quot;;[.B524]&lt;&gt;&quot;&quot;);&quot;Retransmisión&quot;;&quot;&quot;)">
            <text:p/>
          </table:table-cell>
          <table:table-cell/>
          <table:table-cell table:style-name="ce37" table:formula="of:=IF([.R525]&gt;[.$R$648];[.R525];&quot;&quot;)" office:value-type="float" office:value="524398109" calcext:value-type="float">
            <text:p>5243981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25]&gt;[.$R$648];[.T525];&quot;&quot;)" office:value-type="float" office:value="229370" calcext:value-type="float">
            <text:p>229370</text:p>
          </table:table-cell>
          <table:table-cell table:style-name="ce37" table:formula="of:=IF([.R525]&gt;[.$R$648];[.U525];&quot;&quot;)" office:value-type="float" office:value="1460" calcext:value-type="float">
            <text:p>1460</text:p>
          </table:table-cell>
          <table:table-cell table:formula="of:=IF(AND([.H525]=[.H524];[.H52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25]&lt;&gt;&quot;&quot;;[.E525];[.K525])" office:value-type="float" office:value="1460" calcext:value-type="float">
            <text:p>1460</text:p>
          </table:table-cell>
          <table:table-cell table:style-name="ce18" table:formula="of:=[.M525]-[.N525]" office:value-type="float" office:value="40" calcext:value-type="float">
            <text:p>40</text:p>
          </table:table-cell>
          <table:table-cell table:number-columns-repeated="2"/>
          <table:table-cell office:value-type="float" office:value="524398109" calcext:value-type="float">
            <text:p>524398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824472" calcext:value-type="float">
            <text:p>2130,824472</text:p>
          </table:table-cell>
          <table:table-cell table:style-name="ce37" table:formula="of:=IF([.H526]=&quot;&quot;;[.R52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26]=&quot;&quot;;[.T526];&quot;&quot;)" office:value-type="float" office:value="524398109" calcext:value-type="float">
            <text:p>524398109</text:p>
          </table:table-cell>
          <table:table-cell table:style-name="ce37" table:formula="of:=IF([.K526]=&quot;&quot;;[.U526];&quot;&quot;)" office:value-type="float" office:value="0" calcext:value-type="float">
            <text:p>0</text:p>
          </table:table-cell>
          <table:table-cell table:formula="of:=IF(AND([.B526]=[.B525];[.D525]=[.D526];[.D525]&lt;&gt;&quot;&quot;;[.B525]&lt;&gt;&quot;&quot;);&quot;Retransmisión&quot;;&quot;&quot;)">
            <text:p/>
          </table:table-cell>
          <table:table-cell/>
          <table:table-cell table:style-name="ce37" table:formula="of:=IF([.R526]&gt;[.$R$648];[.R526];&quot;&quot;)">
            <text:p/>
          </table:table-cell>
          <table:table-cell table:style-name="ce37" table:formula="of:=IF([.R526]&gt;[.$R$648];[.S526];&quot;&quot;)">
            <text:p/>
          </table:table-cell>
          <table:table-cell table:style-name="ce37" table:formula="of:=IF([.R526]&gt;[.$R$648];[.T526];&quot;&quot;)">
            <text:p/>
          </table:table-cell>
          <table:table-cell table:style-name="ce37" table:formula="of:=IF([.R526]&gt;[.$R$648];[.U526];&quot;&quot;)">
            <text:p/>
          </table:table-cell>
          <table:table-cell table:formula="of:=IF(AND([.H526]=[.H525];[.H52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26]&lt;&gt;&quot;&quot;;[.E526];[.K526])" office:value-type="float" office:value="0" calcext:value-type="float">
            <text:p>0</text:p>
          </table:table-cell>
          <table:table-cell table:style-name="ce18" table:formula="of:=[.M526]-[.N52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8109" calcext:value-type="float">
            <text:p>5243981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827907" calcext:value-type="float">
            <text:p>2130,827907</text:p>
          </table:table-cell>
          <table:table-cell table:style-name="ce37" table:formula="of:=IF([.H527]=&quot;&quot;;[.R52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27]=&quot;&quot;;[.T527];&quot;&quot;)" office:value-type="float" office:value="524399569" calcext:value-type="float">
            <text:p>524399569</text:p>
          </table:table-cell>
          <table:table-cell table:style-name="ce37" table:formula="of:=IF([.K527]=&quot;&quot;;[.U527];&quot;&quot;)" office:value-type="float" office:value="0" calcext:value-type="float">
            <text:p>0</text:p>
          </table:table-cell>
          <table:table-cell table:formula="of:=IF(AND([.B527]=[.B526];[.D526]=[.D527];[.D526]&lt;&gt;&quot;&quot;;[.B526]&lt;&gt;&quot;&quot;);&quot;Retransmisión&quot;;&quot;&quot;)">
            <text:p/>
          </table:table-cell>
          <table:table-cell/>
          <table:table-cell table:style-name="ce37" table:formula="of:=IF([.R527]&gt;[.$R$648];[.R527];&quot;&quot;)">
            <text:p/>
          </table:table-cell>
          <table:table-cell table:style-name="ce37" table:formula="of:=IF([.R527]&gt;[.$R$648];[.S527];&quot;&quot;)">
            <text:p/>
          </table:table-cell>
          <table:table-cell table:style-name="ce37" table:formula="of:=IF([.R527]&gt;[.$R$648];[.T527];&quot;&quot;)">
            <text:p/>
          </table:table-cell>
          <table:table-cell table:style-name="ce37" table:formula="of:=IF([.R527]&gt;[.$R$648];[.U527];&quot;&quot;)">
            <text:p/>
          </table:table-cell>
          <table:table-cell table:formula="of:=IF(AND([.H527]=[.H526];[.H52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27]&lt;&gt;&quot;&quot;;[.E527];[.K527])" office:value-type="float" office:value="0" calcext:value-type="float">
            <text:p>0</text:p>
          </table:table-cell>
          <table:table-cell table:style-name="ce18" table:formula="of:=[.M527]-[.N52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9569" calcext:value-type="float">
            <text:p>5243995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898626" calcext:value-type="float">
            <text:p>2130,898626</text:p>
          </table:table-cell>
          <table:table-cell table:style-name="ce37" table:formula="of:=IF([.H528]=&quot;&quot;;[.R528];&quot;&quot;)">
            <text:p/>
          </table:table-cell>
          <table:table-cell table:style-name="ce40" table:formula="of:=IF([.I528]=&quot;&quot;;[.S528];&quot;&quot;)">
            <text:p/>
          </table:table-cell>
          <table:table-cell table:style-name="ce37" table:formula="of:=IF([.J528]=&quot;&quot;;[.T528];&quot;&quot;)">
            <text:p/>
          </table:table-cell>
          <table:table-cell table:style-name="ce37" table:formula="of:=IF([.K528]=&quot;&quot;;[.U528];&quot;&quot;)">
            <text:p/>
          </table:table-cell>
          <table:table-cell table:formula="of:=IF(AND([.B528]=[.B527];[.D527]=[.D528];[.D527]&lt;&gt;&quot;&quot;;[.B527]&lt;&gt;&quot;&quot;);&quot;Retransmisión&quot;;&quot;&quot;)">
            <text:p/>
          </table:table-cell>
          <table:table-cell/>
          <table:table-cell table:style-name="ce37" table:formula="of:=IF([.R528]&gt;[.$R$648];[.R528];&quot;&quot;)" office:value-type="float" office:value="524399569" calcext:value-type="float">
            <text:p>5243995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28]&gt;[.$R$648];[.T528];&quot;&quot;)" office:value-type="float" office:value="229370" calcext:value-type="float">
            <text:p>229370</text:p>
          </table:table-cell>
          <table:table-cell table:style-name="ce37" table:formula="of:=IF([.R528]&gt;[.$R$648];[.U528];&quot;&quot;)" office:value-type="float" office:value="1460" calcext:value-type="float">
            <text:p>1460</text:p>
          </table:table-cell>
          <table:table-cell table:formula="of:=IF(AND([.H528]=[.H527];[.H52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28]&lt;&gt;&quot;&quot;;[.E528];[.K528])" office:value-type="float" office:value="1460" calcext:value-type="float">
            <text:p>1460</text:p>
          </table:table-cell>
          <table:table-cell table:style-name="ce18" table:formula="of:=[.M528]-[.N528]" office:value-type="float" office:value="40" calcext:value-type="float">
            <text:p>40</text:p>
          </table:table-cell>
          <table:table-cell table:number-columns-repeated="2"/>
          <table:table-cell office:value-type="float" office:value="524399569" calcext:value-type="float">
            <text:p>524399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90124" calcext:value-type="float">
            <text:p>2130,90124</text:p>
          </table:table-cell>
          <table:table-cell table:style-name="ce37" table:formula="of:=IF([.H529]=&quot;&quot;;[.R529];&quot;&quot;)">
            <text:p/>
          </table:table-cell>
          <table:table-cell table:style-name="ce40" table:formula="of:=IF([.I529]=&quot;&quot;;[.S529];&quot;&quot;)">
            <text:p/>
          </table:table-cell>
          <table:table-cell table:style-name="ce37" table:formula="of:=IF([.J529]=&quot;&quot;;[.T529];&quot;&quot;)">
            <text:p/>
          </table:table-cell>
          <table:table-cell table:style-name="ce37" table:formula="of:=IF([.K529]=&quot;&quot;;[.U529];&quot;&quot;)">
            <text:p/>
          </table:table-cell>
          <table:table-cell table:formula="of:=IF(AND([.B529]=[.B528];[.D528]=[.D529];[.D528]&lt;&gt;&quot;&quot;;[.B528]&lt;&gt;&quot;&quot;);&quot;Retransmisión&quot;;&quot;&quot;)">
            <text:p/>
          </table:table-cell>
          <table:table-cell/>
          <table:table-cell table:style-name="ce37" table:formula="of:=IF([.R529]&gt;[.$R$648];[.R529];&quot;&quot;)" office:value-type="float" office:value="524401029" calcext:value-type="float">
            <text:p>5244010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29]&gt;[.$R$648];[.T529];&quot;&quot;)" office:value-type="float" office:value="229370" calcext:value-type="float">
            <text:p>229370</text:p>
          </table:table-cell>
          <table:table-cell table:style-name="ce37" table:formula="of:=IF([.R529]&gt;[.$R$648];[.U529];&quot;&quot;)" office:value-type="float" office:value="1460" calcext:value-type="float">
            <text:p>1460</text:p>
          </table:table-cell>
          <table:table-cell table:formula="of:=IF(AND([.H529]=[.H528];[.H52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29]&lt;&gt;&quot;&quot;;[.E529];[.K529])" office:value-type="float" office:value="1460" calcext:value-type="float">
            <text:p>1460</text:p>
          </table:table-cell>
          <table:table-cell table:style-name="ce18" table:formula="of:=[.M529]-[.N529]" office:value-type="float" office:value="40" calcext:value-type="float">
            <text:p>40</text:p>
          </table:table-cell>
          <table:table-cell table:number-columns-repeated="2"/>
          <table:table-cell office:value-type="float" office:value="524401029" calcext:value-type="float">
            <text:p>5244010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903151" calcext:value-type="float">
            <text:p>2130,903151</text:p>
          </table:table-cell>
          <table:table-cell table:style-name="ce37" table:formula="of:=IF([.H530]=&quot;&quot;;[.R530];&quot;&quot;)">
            <text:p/>
          </table:table-cell>
          <table:table-cell table:style-name="ce40" table:formula="of:=IF([.I530]=&quot;&quot;;[.S530];&quot;&quot;)">
            <text:p/>
          </table:table-cell>
          <table:table-cell table:style-name="ce37" table:formula="of:=IF([.J530]=&quot;&quot;;[.T530];&quot;&quot;)">
            <text:p/>
          </table:table-cell>
          <table:table-cell table:style-name="ce37" table:formula="of:=IF([.K530]=&quot;&quot;;[.U530];&quot;&quot;)">
            <text:p/>
          </table:table-cell>
          <table:table-cell table:formula="of:=IF(AND([.B530]=[.B529];[.D529]=[.D530];[.D529]&lt;&gt;&quot;&quot;;[.B529]&lt;&gt;&quot;&quot;);&quot;Retransmisión&quot;;&quot;&quot;)">
            <text:p/>
          </table:table-cell>
          <table:table-cell/>
          <table:table-cell table:style-name="ce37" table:formula="of:=IF([.R530]&gt;[.$R$648];[.R530];&quot;&quot;)" office:value-type="float" office:value="524402489" calcext:value-type="float">
            <text:p>5244024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30]&gt;[.$R$648];[.T530];&quot;&quot;)" office:value-type="float" office:value="229370" calcext:value-type="float">
            <text:p>229370</text:p>
          </table:table-cell>
          <table:table-cell table:style-name="ce37" table:formula="of:=IF([.R530]&gt;[.$R$648];[.U530];&quot;&quot;)" office:value-type="float" office:value="1460" calcext:value-type="float">
            <text:p>1460</text:p>
          </table:table-cell>
          <table:table-cell table:formula="of:=IF(AND([.H530]=[.H529];[.H52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30]&lt;&gt;&quot;&quot;;[.E530];[.K530])" office:value-type="float" office:value="1460" calcext:value-type="float">
            <text:p>1460</text:p>
          </table:table-cell>
          <table:table-cell table:style-name="ce18" table:formula="of:=[.M530]-[.N530]" office:value-type="float" office:value="40" calcext:value-type="float">
            <text:p>40</text:p>
          </table:table-cell>
          <table:table-cell table:number-columns-repeated="2"/>
          <table:table-cell office:value-type="float" office:value="524402489" calcext:value-type="float">
            <text:p>524402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903377" calcext:value-type="float">
            <text:p>2130,903377</text:p>
          </table:table-cell>
          <table:table-cell table:style-name="ce37" table:formula="of:=IF([.H531]=&quot;&quot;;[.R531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31]=&quot;&quot;;[.T531];&quot;&quot;)" office:value-type="float" office:value="524402489" calcext:value-type="float">
            <text:p>524402489</text:p>
          </table:table-cell>
          <table:table-cell table:style-name="ce37" table:formula="of:=IF([.K531]=&quot;&quot;;[.U531];&quot;&quot;)" office:value-type="float" office:value="0" calcext:value-type="float">
            <text:p>0</text:p>
          </table:table-cell>
          <table:table-cell table:formula="of:=IF(AND([.B531]=[.B530];[.D530]=[.D531];[.D530]&lt;&gt;&quot;&quot;;[.B530]&lt;&gt;&quot;&quot;);&quot;Retransmisión&quot;;&quot;&quot;)">
            <text:p/>
          </table:table-cell>
          <table:table-cell/>
          <table:table-cell table:style-name="ce37" table:formula="of:=IF([.R531]&gt;[.$R$648];[.R531];&quot;&quot;)">
            <text:p/>
          </table:table-cell>
          <table:table-cell table:style-name="ce37" table:formula="of:=IF([.R531]&gt;[.$R$648];[.S531];&quot;&quot;)">
            <text:p/>
          </table:table-cell>
          <table:table-cell table:style-name="ce37" table:formula="of:=IF([.R531]&gt;[.$R$648];[.T531];&quot;&quot;)">
            <text:p/>
          </table:table-cell>
          <table:table-cell table:style-name="ce37" table:formula="of:=IF([.R531]&gt;[.$R$648];[.U531];&quot;&quot;)">
            <text:p/>
          </table:table-cell>
          <table:table-cell table:formula="of:=IF(AND([.H531]=[.H530];[.H530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31]&lt;&gt;&quot;&quot;;[.E531];[.K531])" office:value-type="float" office:value="0" calcext:value-type="float">
            <text:p>0</text:p>
          </table:table-cell>
          <table:table-cell table:style-name="ce18" table:formula="of:=[.M531]-[.N531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2489" calcext:value-type="float">
            <text:p>5244024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90941" calcext:value-type="float">
            <text:p>2130,90941</text:p>
          </table:table-cell>
          <table:table-cell table:style-name="ce37" table:formula="of:=IF([.H532]=&quot;&quot;;[.R532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32]=&quot;&quot;;[.T532];&quot;&quot;)" office:value-type="float" office:value="524403949" calcext:value-type="float">
            <text:p>524403949</text:p>
          </table:table-cell>
          <table:table-cell table:style-name="ce37" table:formula="of:=IF([.K532]=&quot;&quot;;[.U532];&quot;&quot;)" office:value-type="float" office:value="0" calcext:value-type="float">
            <text:p>0</text:p>
          </table:table-cell>
          <table:table-cell table:formula="of:=IF(AND([.B532]=[.B531];[.D531]=[.D532];[.D531]&lt;&gt;&quot;&quot;;[.B531]&lt;&gt;&quot;&quot;);&quot;Retransmisión&quot;;&quot;&quot;)">
            <text:p/>
          </table:table-cell>
          <table:table-cell/>
          <table:table-cell table:style-name="ce37" table:formula="of:=IF([.R532]&gt;[.$R$648];[.R532];&quot;&quot;)">
            <text:p/>
          </table:table-cell>
          <table:table-cell table:style-name="ce37" table:formula="of:=IF([.R532]&gt;[.$R$648];[.S532];&quot;&quot;)">
            <text:p/>
          </table:table-cell>
          <table:table-cell table:style-name="ce37" table:formula="of:=IF([.R532]&gt;[.$R$648];[.T532];&quot;&quot;)">
            <text:p/>
          </table:table-cell>
          <table:table-cell table:style-name="ce37" table:formula="of:=IF([.R532]&gt;[.$R$648];[.U532];&quot;&quot;)">
            <text:p/>
          </table:table-cell>
          <table:table-cell table:formula="of:=IF(AND([.H532]=[.H531];[.H531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32]&lt;&gt;&quot;&quot;;[.E532];[.K532])" office:value-type="float" office:value="0" calcext:value-type="float">
            <text:p>0</text:p>
          </table:table-cell>
          <table:table-cell table:style-name="ce18" table:formula="of:=[.M532]-[.N532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3949" calcext:value-type="float">
            <text:p>5244039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97983" calcext:value-type="float">
            <text:p>2130,97983</text:p>
          </table:table-cell>
          <table:table-cell table:style-name="ce37" table:formula="of:=IF([.H533]=&quot;&quot;;[.R533];&quot;&quot;)">
            <text:p/>
          </table:table-cell>
          <table:table-cell table:style-name="ce40" table:formula="of:=IF([.I533]=&quot;&quot;;[.S533];&quot;&quot;)">
            <text:p/>
          </table:table-cell>
          <table:table-cell table:style-name="ce37" table:formula="of:=IF([.J533]=&quot;&quot;;[.T533];&quot;&quot;)">
            <text:p/>
          </table:table-cell>
          <table:table-cell table:style-name="ce37" table:formula="of:=IF([.K533]=&quot;&quot;;[.U533];&quot;&quot;)">
            <text:p/>
          </table:table-cell>
          <table:table-cell table:formula="of:=IF(AND([.B533]=[.B532];[.D532]=[.D533];[.D532]&lt;&gt;&quot;&quot;;[.B532]&lt;&gt;&quot;&quot;);&quot;Retransmisión&quot;;&quot;&quot;)">
            <text:p/>
          </table:table-cell>
          <table:table-cell/>
          <table:table-cell table:style-name="ce37" table:formula="of:=IF([.R533]&gt;[.$R$648];[.R533];&quot;&quot;)" office:value-type="float" office:value="524403949" calcext:value-type="float">
            <text:p>5244039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33]&gt;[.$R$648];[.T533];&quot;&quot;)" office:value-type="float" office:value="229370" calcext:value-type="float">
            <text:p>229370</text:p>
          </table:table-cell>
          <table:table-cell table:style-name="ce37" table:formula="of:=IF([.R533]&gt;[.$R$648];[.U533];&quot;&quot;)" office:value-type="float" office:value="1460" calcext:value-type="float">
            <text:p>1460</text:p>
          </table:table-cell>
          <table:table-cell table:formula="of:=IF(AND([.H533]=[.H532];[.H53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33]&lt;&gt;&quot;&quot;;[.E533];[.K533])" office:value-type="float" office:value="1460" calcext:value-type="float">
            <text:p>1460</text:p>
          </table:table-cell>
          <table:table-cell table:style-name="ce18" table:formula="of:=[.M533]-[.N533]" office:value-type="float" office:value="40" calcext:value-type="float">
            <text:p>40</text:p>
          </table:table-cell>
          <table:table-cell table:number-columns-repeated="2"/>
          <table:table-cell office:value-type="float" office:value="524403949" calcext:value-type="float">
            <text:p>524403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982321" calcext:value-type="float">
            <text:p>2130,982321</text:p>
          </table:table-cell>
          <table:table-cell table:style-name="ce37" table:formula="of:=IF([.H534]=&quot;&quot;;[.R534];&quot;&quot;)">
            <text:p/>
          </table:table-cell>
          <table:table-cell table:style-name="ce40" table:formula="of:=IF([.I534]=&quot;&quot;;[.S534];&quot;&quot;)">
            <text:p/>
          </table:table-cell>
          <table:table-cell table:style-name="ce37" table:formula="of:=IF([.J534]=&quot;&quot;;[.T534];&quot;&quot;)">
            <text:p/>
          </table:table-cell>
          <table:table-cell table:style-name="ce37" table:formula="of:=IF([.K534]=&quot;&quot;;[.U534];&quot;&quot;)">
            <text:p/>
          </table:table-cell>
          <table:table-cell table:formula="of:=IF(AND([.B534]=[.B533];[.D533]=[.D534];[.D533]&lt;&gt;&quot;&quot;;[.B533]&lt;&gt;&quot;&quot;);&quot;Retransmisión&quot;;&quot;&quot;)">
            <text:p/>
          </table:table-cell>
          <table:table-cell/>
          <table:table-cell table:style-name="ce37" table:formula="of:=IF([.R534]&gt;[.$R$648];[.R534];&quot;&quot;)" office:value-type="float" office:value="524405409" calcext:value-type="float">
            <text:p>5244054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34]&gt;[.$R$648];[.T534];&quot;&quot;)" office:value-type="float" office:value="229370" calcext:value-type="float">
            <text:p>229370</text:p>
          </table:table-cell>
          <table:table-cell table:style-name="ce37" table:formula="of:=IF([.R534]&gt;[.$R$648];[.U534];&quot;&quot;)" office:value-type="float" office:value="1460" calcext:value-type="float">
            <text:p>1460</text:p>
          </table:table-cell>
          <table:table-cell table:formula="of:=IF(AND([.H534]=[.H533];[.H533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34]&lt;&gt;&quot;&quot;;[.E534];[.K534])" office:value-type="float" office:value="1460" calcext:value-type="float">
            <text:p>1460</text:p>
          </table:table-cell>
          <table:table-cell table:style-name="ce18" table:formula="of:=[.M534]-[.N534]" office:value-type="float" office:value="40" calcext:value-type="float">
            <text:p>40</text:p>
          </table:table-cell>
          <table:table-cell table:number-columns-repeated="2"/>
          <table:table-cell office:value-type="float" office:value="524405409" calcext:value-type="float">
            <text:p>524405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984882" calcext:value-type="float">
            <text:p>2130,984882</text:p>
          </table:table-cell>
          <table:table-cell table:style-name="ce37" table:formula="of:=IF([.H535]=&quot;&quot;;[.R535];&quot;&quot;)">
            <text:p/>
          </table:table-cell>
          <table:table-cell table:style-name="ce40" table:formula="of:=IF([.I535]=&quot;&quot;;[.S535];&quot;&quot;)">
            <text:p/>
          </table:table-cell>
          <table:table-cell table:style-name="ce37" table:formula="of:=IF([.J535]=&quot;&quot;;[.T535];&quot;&quot;)">
            <text:p/>
          </table:table-cell>
          <table:table-cell table:style-name="ce37" table:formula="of:=IF([.K535]=&quot;&quot;;[.U535];&quot;&quot;)">
            <text:p/>
          </table:table-cell>
          <table:table-cell table:formula="of:=IF(AND([.B535]=[.B534];[.D534]=[.D535];[.D534]&lt;&gt;&quot;&quot;;[.B534]&lt;&gt;&quot;&quot;);&quot;Retransmisión&quot;;&quot;&quot;)">
            <text:p/>
          </table:table-cell>
          <table:table-cell/>
          <table:table-cell table:style-name="ce37" table:formula="of:=IF([.R535]&gt;[.$R$648];[.R535];&quot;&quot;)" office:value-type="float" office:value="524406869" calcext:value-type="float">
            <text:p>5244068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35]&gt;[.$R$648];[.T535];&quot;&quot;)" office:value-type="float" office:value="229370" calcext:value-type="float">
            <text:p>229370</text:p>
          </table:table-cell>
          <table:table-cell table:style-name="ce37" table:formula="of:=IF([.R535]&gt;[.$R$648];[.U535];&quot;&quot;)" office:value-type="float" office:value="1460" calcext:value-type="float">
            <text:p>1460</text:p>
          </table:table-cell>
          <table:table-cell table:formula="of:=IF(AND([.H535]=[.H534];[.H53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35]&lt;&gt;&quot;&quot;;[.E535];[.K535])" office:value-type="float" office:value="1460" calcext:value-type="float">
            <text:p>1460</text:p>
          </table:table-cell>
          <table:table-cell table:style-name="ce18" table:formula="of:=[.M535]-[.N535]" office:value-type="float" office:value="40" calcext:value-type="float">
            <text:p>40</text:p>
          </table:table-cell>
          <table:table-cell table:number-columns-repeated="2"/>
          <table:table-cell office:value-type="float" office:value="524406869" calcext:value-type="float">
            <text:p>524406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0.985112" calcext:value-type="float">
            <text:p>2130,985112</text:p>
          </table:table-cell>
          <table:table-cell table:style-name="ce37" table:formula="of:=IF([.H536]=&quot;&quot;;[.R536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36]=&quot;&quot;;[.T536];&quot;&quot;)" office:value-type="float" office:value="524406869" calcext:value-type="float">
            <text:p>524406869</text:p>
          </table:table-cell>
          <table:table-cell table:style-name="ce37" table:formula="of:=IF([.K536]=&quot;&quot;;[.U536];&quot;&quot;)" office:value-type="float" office:value="0" calcext:value-type="float">
            <text:p>0</text:p>
          </table:table-cell>
          <table:table-cell table:formula="of:=IF(AND([.B536]=[.B535];[.D535]=[.D536];[.D535]&lt;&gt;&quot;&quot;;[.B535]&lt;&gt;&quot;&quot;);&quot;Retransmisión&quot;;&quot;&quot;)">
            <text:p/>
          </table:table-cell>
          <table:table-cell/>
          <table:table-cell table:style-name="ce37" table:formula="of:=IF([.R536]&gt;[.$R$648];[.R536];&quot;&quot;)">
            <text:p/>
          </table:table-cell>
          <table:table-cell table:style-name="ce37" table:formula="of:=IF([.R536]&gt;[.$R$648];[.S536];&quot;&quot;)">
            <text:p/>
          </table:table-cell>
          <table:table-cell table:style-name="ce37" table:formula="of:=IF([.R536]&gt;[.$R$648];[.T536];&quot;&quot;)">
            <text:p/>
          </table:table-cell>
          <table:table-cell table:style-name="ce37" table:formula="of:=IF([.R536]&gt;[.$R$648];[.U536];&quot;&quot;)">
            <text:p/>
          </table:table-cell>
          <table:table-cell table:formula="of:=IF(AND([.H536]=[.H535];[.H535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36]&lt;&gt;&quot;&quot;;[.E536];[.K536])" office:value-type="float" office:value="0" calcext:value-type="float">
            <text:p>0</text:p>
          </table:table-cell>
          <table:table-cell table:style-name="ce18" table:formula="of:=[.M536]-[.N536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6869" calcext:value-type="float">
            <text:p>5244068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987509" calcext:value-type="float">
            <text:p>2130,987509</text:p>
          </table:table-cell>
          <table:table-cell table:style-name="ce37" table:formula="of:=IF([.H537]=&quot;&quot;;[.R53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37]=&quot;&quot;;[.T537];&quot;&quot;)" office:value-type="float" office:value="524408329" calcext:value-type="float">
            <text:p>524408329</text:p>
          </table:table-cell>
          <table:table-cell table:style-name="ce37" table:formula="of:=IF([.K537]=&quot;&quot;;[.U537];&quot;&quot;)" office:value-type="float" office:value="0" calcext:value-type="float">
            <text:p>0</text:p>
          </table:table-cell>
          <table:table-cell table:formula="of:=IF(AND([.B537]=[.B536];[.D536]=[.D537];[.D536]&lt;&gt;&quot;&quot;;[.B536]&lt;&gt;&quot;&quot;);&quot;Retransmisión&quot;;&quot;&quot;)">
            <text:p/>
          </table:table-cell>
          <table:table-cell/>
          <table:table-cell table:style-name="ce37" table:formula="of:=IF([.R537]&gt;[.$R$648];[.R537];&quot;&quot;)">
            <text:p/>
          </table:table-cell>
          <table:table-cell table:style-name="ce37" table:formula="of:=IF([.R537]&gt;[.$R$648];[.S537];&quot;&quot;)">
            <text:p/>
          </table:table-cell>
          <table:table-cell table:style-name="ce37" table:formula="of:=IF([.R537]&gt;[.$R$648];[.T537];&quot;&quot;)">
            <text:p/>
          </table:table-cell>
          <table:table-cell table:style-name="ce37" table:formula="of:=IF([.R537]&gt;[.$R$648];[.U537];&quot;&quot;)">
            <text:p/>
          </table:table-cell>
          <table:table-cell table:formula="of:=IF(AND([.H537]=[.H536];[.H53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37]&lt;&gt;&quot;&quot;;[.E537];[.K537])" office:value-type="float" office:value="0" calcext:value-type="float">
            <text:p>0</text:p>
          </table:table-cell>
          <table:table-cell table:style-name="ce18" table:formula="of:=[.M537]-[.N53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8329" calcext:value-type="float">
            <text:p>524408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989368" calcext:value-type="float">
            <text:p>2130,989368</text:p>
          </table:table-cell>
          <table:table-cell table:style-name="ce37" table:formula="of:=IF([.H538]=&quot;&quot;;[.R53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38]=&quot;&quot;;[.T538];&quot;&quot;)" office:value-type="float" office:value="524408329" calcext:value-type="float">
            <text:p>524408329</text:p>
          </table:table-cell>
          <table:table-cell table:style-name="ce37" table:formula="of:=IF([.K538]=&quot;&quot;;[.U538];&quot;&quot;)" office:value-type="float" office:value="0" calcext:value-type="float">
            <text:p>0</text:p>
          </table:table-cell>
          <table:table-cell table:formula="of:=IF(AND([.B538]=[.B537];[.D537]=[.D538];[.D537]&lt;&gt;&quot;&quot;;[.B53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538]&gt;[.$R$648];[.R538];&quot;&quot;)">
            <text:p/>
          </table:table-cell>
          <table:table-cell table:style-name="ce37" table:formula="of:=IF([.R538]&gt;[.$R$648];[.S538];&quot;&quot;)">
            <text:p/>
          </table:table-cell>
          <table:table-cell table:style-name="ce37" table:formula="of:=IF([.R538]&gt;[.$R$648];[.T538];&quot;&quot;)">
            <text:p/>
          </table:table-cell>
          <table:table-cell table:style-name="ce37" table:formula="of:=IF([.R538]&gt;[.$R$648];[.U538];&quot;&quot;)">
            <text:p/>
          </table:table-cell>
          <table:table-cell table:formula="of:=IF(AND([.H538]=[.H537];[.H53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38]&lt;&gt;&quot;&quot;;[.E538];[.K538])" office:value-type="float" office:value="0" calcext:value-type="float">
            <text:p>0</text:p>
          </table:table-cell>
          <table:table-cell table:style-name="ce18" table:formula="of:=[.M538]-[.N53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8329" calcext:value-type="float">
            <text:p>524408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0.991343" calcext:value-type="float">
            <text:p>2130,991343</text:p>
          </table:table-cell>
          <table:table-cell table:style-name="ce37" table:formula="of:=IF([.H539]=&quot;&quot;;[.R53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39]=&quot;&quot;;[.T539];&quot;&quot;)" office:value-type="float" office:value="524408329" calcext:value-type="float">
            <text:p>524408329</text:p>
          </table:table-cell>
          <table:table-cell table:style-name="ce37" table:formula="of:=IF([.K539]=&quot;&quot;;[.U539];&quot;&quot;)" office:value-type="float" office:value="0" calcext:value-type="float">
            <text:p>0</text:p>
          </table:table-cell>
          <table:table-cell table:formula="of:=IF(AND([.B539]=[.B538];[.D538]=[.D539];[.D538]&lt;&gt;&quot;&quot;;[.B53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539]&gt;[.$R$648];[.R539];&quot;&quot;)">
            <text:p/>
          </table:table-cell>
          <table:table-cell table:style-name="ce37" table:formula="of:=IF([.R539]&gt;[.$R$648];[.S539];&quot;&quot;)">
            <text:p/>
          </table:table-cell>
          <table:table-cell table:style-name="ce37" table:formula="of:=IF([.R539]&gt;[.$R$648];[.T539];&quot;&quot;)">
            <text:p/>
          </table:table-cell>
          <table:table-cell table:style-name="ce37" table:formula="of:=IF([.R539]&gt;[.$R$648];[.U539];&quot;&quot;)">
            <text:p/>
          </table:table-cell>
          <table:table-cell table:formula="of:=IF(AND([.H539]=[.H538];[.H53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39]&lt;&gt;&quot;&quot;;[.E539];[.K539])" office:value-type="float" office:value="0" calcext:value-type="float">
            <text:p>0</text:p>
          </table:table-cell>
          <table:table-cell table:style-name="ce18" table:formula="of:=[.M539]-[.N53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8329" calcext:value-type="float">
            <text:p>524408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0621" calcext:value-type="float">
            <text:p>2131,0621</text:p>
          </table:table-cell>
          <table:table-cell table:style-name="ce37" table:formula="of:=IF([.H540]=&quot;&quot;;[.R540];&quot;&quot;)">
            <text:p/>
          </table:table-cell>
          <table:table-cell table:style-name="ce40" table:formula="of:=IF([.I540]=&quot;&quot;;[.S540];&quot;&quot;)">
            <text:p/>
          </table:table-cell>
          <table:table-cell table:style-name="ce37" table:formula="of:=IF([.J540]=&quot;&quot;;[.T540];&quot;&quot;)">
            <text:p/>
          </table:table-cell>
          <table:table-cell table:style-name="ce37" table:formula="of:=IF([.K540]=&quot;&quot;;[.U540];&quot;&quot;)">
            <text:p/>
          </table:table-cell>
          <table:table-cell table:formula="of:=IF(AND([.B540]=[.B539];[.D539]=[.D540];[.D539]&lt;&gt;&quot;&quot;;[.B539]&lt;&gt;&quot;&quot;);&quot;Retransmisión&quot;;&quot;&quot;)">
            <text:p/>
          </table:table-cell>
          <table:table-cell/>
          <table:table-cell table:style-name="ce37" table:formula="of:=IF([.R540]&gt;[.$R$648];[.R540];&quot;&quot;)" office:value-type="float" office:value="524408329" calcext:value-type="float">
            <text:p>5244083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40]&gt;[.$R$648];[.T540];&quot;&quot;)" office:value-type="float" office:value="229370" calcext:value-type="float">
            <text:p>229370</text:p>
          </table:table-cell>
          <table:table-cell table:style-name="ce37" table:formula="of:=IF([.R540]&gt;[.$R$648];[.U540];&quot;&quot;)" office:value-type="float" office:value="1460" calcext:value-type="float">
            <text:p>1460</text:p>
          </table:table-cell>
          <table:table-cell table:formula="of:=IF(AND([.H540]=[.H539];[.H53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40]&lt;&gt;&quot;&quot;;[.E540];[.K540])" office:value-type="float" office:value="1460" calcext:value-type="float">
            <text:p>1460</text:p>
          </table:table-cell>
          <table:table-cell table:style-name="ce18" table:formula="of:=[.M540]-[.N540]" office:value-type="float" office:value="40" calcext:value-type="float">
            <text:p>40</text:p>
          </table:table-cell>
          <table:table-cell table:number-columns-repeated="2"/>
          <table:table-cell office:value-type="float" office:value="524408329" calcext:value-type="float">
            <text:p>524408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064732" calcext:value-type="float">
            <text:p>2131,064732</text:p>
          </table:table-cell>
          <table:table-cell table:style-name="ce37" table:formula="of:=IF([.H541]=&quot;&quot;;[.R541];&quot;&quot;)">
            <text:p/>
          </table:table-cell>
          <table:table-cell table:style-name="ce40" table:formula="of:=IF([.I541]=&quot;&quot;;[.S541];&quot;&quot;)">
            <text:p/>
          </table:table-cell>
          <table:table-cell table:style-name="ce37" table:formula="of:=IF([.J541]=&quot;&quot;;[.T541];&quot;&quot;)">
            <text:p/>
          </table:table-cell>
          <table:table-cell table:style-name="ce37" table:formula="of:=IF([.K541]=&quot;&quot;;[.U541];&quot;&quot;)">
            <text:p/>
          </table:table-cell>
          <table:table-cell table:formula="of:=IF(AND([.B541]=[.B540];[.D540]=[.D541];[.D540]&lt;&gt;&quot;&quot;;[.B540]&lt;&gt;&quot;&quot;);&quot;Retransmisión&quot;;&quot;&quot;)">
            <text:p/>
          </table:table-cell>
          <table:table-cell/>
          <table:table-cell table:style-name="ce37" table:formula="of:=IF([.R541]&gt;[.$R$648];[.R541];&quot;&quot;)" office:value-type="float" office:value="524409789" calcext:value-type="float">
            <text:p>5244097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41]&gt;[.$R$648];[.T541];&quot;&quot;)" office:value-type="float" office:value="229370" calcext:value-type="float">
            <text:p>229370</text:p>
          </table:table-cell>
          <table:table-cell table:style-name="ce37" table:formula="of:=IF([.R541]&gt;[.$R$648];[.U541];&quot;&quot;)" office:value-type="float" office:value="1460" calcext:value-type="float">
            <text:p>1460</text:p>
          </table:table-cell>
          <table:table-cell table:formula="of:=IF(AND([.H541]=[.H540];[.H54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41]&lt;&gt;&quot;&quot;;[.E541];[.K541])" office:value-type="float" office:value="1460" calcext:value-type="float">
            <text:p>1460</text:p>
          </table:table-cell>
          <table:table-cell table:style-name="ce18" table:formula="of:=[.M541]-[.N541]" office:value-type="float" office:value="40" calcext:value-type="float">
            <text:p>40</text:p>
          </table:table-cell>
          <table:table-cell table:number-columns-repeated="2"/>
          <table:table-cell office:value-type="float" office:value="524409789" calcext:value-type="float">
            <text:p>524409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066641" calcext:value-type="float">
            <text:p>2131,066641</text:p>
          </table:table-cell>
          <table:table-cell table:style-name="ce37" table:formula="of:=IF([.H542]=&quot;&quot;;[.R542];&quot;&quot;)">
            <text:p/>
          </table:table-cell>
          <table:table-cell table:style-name="ce40" table:formula="of:=IF([.I542]=&quot;&quot;;[.S542];&quot;&quot;)">
            <text:p/>
          </table:table-cell>
          <table:table-cell table:style-name="ce37" table:formula="of:=IF([.J542]=&quot;&quot;;[.T542];&quot;&quot;)">
            <text:p/>
          </table:table-cell>
          <table:table-cell table:style-name="ce37" table:formula="of:=IF([.K542]=&quot;&quot;;[.U542];&quot;&quot;)">
            <text:p/>
          </table:table-cell>
          <table:table-cell table:formula="of:=IF(AND([.B542]=[.B541];[.D541]=[.D542];[.D541]&lt;&gt;&quot;&quot;;[.B541]&lt;&gt;&quot;&quot;);&quot;Retransmisión&quot;;&quot;&quot;)">
            <text:p/>
          </table:table-cell>
          <table:table-cell/>
          <table:table-cell table:style-name="ce37" table:formula="of:=IF([.R542]&gt;[.$R$648];[.R542];&quot;&quot;)" office:value-type="float" office:value="524411249" calcext:value-type="float">
            <text:p>5244112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42]&gt;[.$R$648];[.T542];&quot;&quot;)" office:value-type="float" office:value="229370" calcext:value-type="float">
            <text:p>229370</text:p>
          </table:table-cell>
          <table:table-cell table:style-name="ce37" table:formula="of:=IF([.R542]&gt;[.$R$648];[.U542];&quot;&quot;)" office:value-type="float" office:value="1460" calcext:value-type="float">
            <text:p>1460</text:p>
          </table:table-cell>
          <table:table-cell table:formula="of:=IF(AND([.H542]=[.H541];[.H54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42]&lt;&gt;&quot;&quot;;[.E542];[.K542])" office:value-type="float" office:value="1460" calcext:value-type="float">
            <text:p>1460</text:p>
          </table:table-cell>
          <table:table-cell table:style-name="ce18" table:formula="of:=[.M542]-[.N542]" office:value-type="float" office:value="40" calcext:value-type="float">
            <text:p>40</text:p>
          </table:table-cell>
          <table:table-cell table:number-columns-repeated="2"/>
          <table:table-cell office:value-type="float" office:value="524411249" calcext:value-type="float">
            <text:p>524411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066863" calcext:value-type="float">
            <text:p>2131,066863</text:p>
          </table:table-cell>
          <table:table-cell table:style-name="ce37" table:formula="of:=IF([.H543]=&quot;&quot;;[.R54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43]=&quot;&quot;;[.T543];&quot;&quot;)" office:value-type="float" office:value="524409789" calcext:value-type="float">
            <text:p>524409789</text:p>
          </table:table-cell>
          <table:table-cell table:style-name="ce37" table:formula="of:=IF([.K543]=&quot;&quot;;[.U543];&quot;&quot;)" office:value-type="float" office:value="0" calcext:value-type="float">
            <text:p>0</text:p>
          </table:table-cell>
          <table:table-cell table:formula="of:=IF(AND([.B543]=[.B542];[.D542]=[.D543];[.D542]&lt;&gt;&quot;&quot;;[.B542]&lt;&gt;&quot;&quot;);&quot;Retransmisión&quot;;&quot;&quot;)">
            <text:p/>
          </table:table-cell>
          <table:table-cell/>
          <table:table-cell table:style-name="ce37" table:formula="of:=IF([.R543]&gt;[.$R$648];[.R543];&quot;&quot;)">
            <text:p/>
          </table:table-cell>
          <table:table-cell table:style-name="ce37" table:formula="of:=IF([.R543]&gt;[.$R$648];[.S543];&quot;&quot;)">
            <text:p/>
          </table:table-cell>
          <table:table-cell table:style-name="ce37" table:formula="of:=IF([.R543]&gt;[.$R$648];[.T543];&quot;&quot;)">
            <text:p/>
          </table:table-cell>
          <table:table-cell table:style-name="ce37" table:formula="of:=IF([.R543]&gt;[.$R$648];[.U543];&quot;&quot;)">
            <text:p/>
          </table:table-cell>
          <table:table-cell table:formula="of:=IF(AND([.H543]=[.H542];[.H54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43]&lt;&gt;&quot;&quot;;[.E543];[.K543])" office:value-type="float" office:value="0" calcext:value-type="float">
            <text:p>0</text:p>
          </table:table-cell>
          <table:table-cell table:style-name="ce18" table:formula="of:=[.M543]-[.N54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9789" calcext:value-type="float">
            <text:p>524409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0681" calcext:value-type="float">
            <text:p>2131,0681</text:p>
          </table:table-cell>
          <table:table-cell table:style-name="ce37" table:formula="of:=IF([.H544]=&quot;&quot;;[.R54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44]=&quot;&quot;;[.T544];&quot;&quot;)" office:value-type="float" office:value="524412709" calcext:value-type="float">
            <text:p>524412709</text:p>
          </table:table-cell>
          <table:table-cell table:style-name="ce37" table:formula="of:=IF([.K544]=&quot;&quot;;[.U544];&quot;&quot;)" office:value-type="float" office:value="0" calcext:value-type="float">
            <text:p>0</text:p>
          </table:table-cell>
          <table:table-cell table:formula="of:=IF(AND([.B544]=[.B543];[.D543]=[.D544];[.D543]&lt;&gt;&quot;&quot;;[.B543]&lt;&gt;&quot;&quot;);&quot;Retransmisión&quot;;&quot;&quot;)">
            <text:p/>
          </table:table-cell>
          <table:table-cell/>
          <table:table-cell table:style-name="ce37" table:formula="of:=IF([.R544]&gt;[.$R$648];[.R544];&quot;&quot;)">
            <text:p/>
          </table:table-cell>
          <table:table-cell table:style-name="ce37" table:formula="of:=IF([.R544]&gt;[.$R$648];[.S544];&quot;&quot;)">
            <text:p/>
          </table:table-cell>
          <table:table-cell table:style-name="ce37" table:formula="of:=IF([.R544]&gt;[.$R$648];[.T544];&quot;&quot;)">
            <text:p/>
          </table:table-cell>
          <table:table-cell table:style-name="ce37" table:formula="of:=IF([.R544]&gt;[.$R$648];[.U544];&quot;&quot;)">
            <text:p/>
          </table:table-cell>
          <table:table-cell table:formula="of:=IF(AND([.H544]=[.H543];[.H54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44]&lt;&gt;&quot;&quot;;[.E544];[.K544])" office:value-type="float" office:value="0" calcext:value-type="float">
            <text:p>0</text:p>
          </table:table-cell>
          <table:table-cell table:style-name="ce18" table:formula="of:=[.M544]-[.N54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12709" calcext:value-type="float">
            <text:p>5244127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137726" calcext:value-type="float">
            <text:p>2131,137726</text:p>
          </table:table-cell>
          <table:table-cell table:style-name="ce37" table:formula="of:=IF([.H545]=&quot;&quot;;[.R545];&quot;&quot;)">
            <text:p/>
          </table:table-cell>
          <table:table-cell table:style-name="ce40" table:formula="of:=IF([.I545]=&quot;&quot;;[.S545];&quot;&quot;)">
            <text:p/>
          </table:table-cell>
          <table:table-cell table:style-name="ce37" table:formula="of:=IF([.J545]=&quot;&quot;;[.T545];&quot;&quot;)">
            <text:p/>
          </table:table-cell>
          <table:table-cell table:style-name="ce37" table:formula="of:=IF([.K545]=&quot;&quot;;[.U545];&quot;&quot;)">
            <text:p/>
          </table:table-cell>
          <table:table-cell table:formula="of:=IF(AND([.B545]=[.B544];[.D544]=[.D545];[.D544]&lt;&gt;&quot;&quot;;[.B544]&lt;&gt;&quot;&quot;);&quot;Retransmisión&quot;;&quot;&quot;)">
            <text:p/>
          </table:table-cell>
          <table:table-cell/>
          <table:table-cell table:style-name="ce37" table:formula="of:=IF([.R545]&gt;[.$R$648];[.R545];&quot;&quot;)" office:value-type="float" office:value="524412709" calcext:value-type="float">
            <text:p>52441270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545]&gt;[.$R$648];[.T545];&quot;&quot;)" office:value-type="float" office:value="229370" calcext:value-type="float">
            <text:p>229370</text:p>
          </table:table-cell>
          <table:table-cell table:style-name="ce37" table:formula="of:=IF([.R545]&gt;[.$R$648];[.U545];&quot;&quot;)" office:value-type="float" office:value="1460" calcext:value-type="float">
            <text:p>1460</text:p>
          </table:table-cell>
          <table:table-cell table:formula="of:=IF(AND([.H545]=[.H544];[.H54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45]&lt;&gt;&quot;&quot;;[.E545];[.K545])" office:value-type="float" office:value="1460" calcext:value-type="float">
            <text:p>1460</text:p>
          </table:table-cell>
          <table:table-cell table:style-name="ce18" table:formula="of:=[.M545]-[.N545]" office:value-type="float" office:value="40" calcext:value-type="float">
            <text:p>40</text:p>
          </table:table-cell>
          <table:table-cell table:number-columns-repeated="2"/>
          <table:table-cell office:value-type="float" office:value="524412709" calcext:value-type="float">
            <text:p>5244127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140099" calcext:value-type="float">
            <text:p>2131,140099</text:p>
          </table:table-cell>
          <table:table-cell table:style-name="ce37" table:formula="of:=IF([.H546]=&quot;&quot;;[.R546];&quot;&quot;)">
            <text:p/>
          </table:table-cell>
          <table:table-cell table:style-name="ce40" table:formula="of:=IF([.I546]=&quot;&quot;;[.S546];&quot;&quot;)">
            <text:p/>
          </table:table-cell>
          <table:table-cell table:style-name="ce37" table:formula="of:=IF([.J546]=&quot;&quot;;[.T546];&quot;&quot;)">
            <text:p/>
          </table:table-cell>
          <table:table-cell table:style-name="ce37" table:formula="of:=IF([.K546]=&quot;&quot;;[.U546];&quot;&quot;)">
            <text:p/>
          </table:table-cell>
          <table:table-cell table:formula="of:=IF(AND([.B546]=[.B545];[.D545]=[.D546];[.D545]&lt;&gt;&quot;&quot;;[.B545]&lt;&gt;&quot;&quot;);&quot;Retransmisión&quot;;&quot;&quot;)">
            <text:p/>
          </table:table-cell>
          <table:table-cell/>
          <table:table-cell table:style-name="ce37" table:formula="of:=IF([.R546]&gt;[.$R$648];[.R546];&quot;&quot;)" office:value-type="float" office:value="524414169" calcext:value-type="float">
            <text:p>5244141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46]&gt;[.$R$648];[.T546];&quot;&quot;)" office:value-type="float" office:value="229370" calcext:value-type="float">
            <text:p>229370</text:p>
          </table:table-cell>
          <table:table-cell table:style-name="ce37" table:formula="of:=IF([.R546]&gt;[.$R$648];[.U546];&quot;&quot;)" office:value-type="float" office:value="1460" calcext:value-type="float">
            <text:p>1460</text:p>
          </table:table-cell>
          <table:table-cell table:formula="of:=IF(AND([.H546]=[.H545];[.H54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46]&lt;&gt;&quot;&quot;;[.E546];[.K546])" office:value-type="float" office:value="1460" calcext:value-type="float">
            <text:p>1460</text:p>
          </table:table-cell>
          <table:table-cell table:style-name="ce18" table:formula="of:=[.M546]-[.N546]" office:value-type="float" office:value="40" calcext:value-type="float">
            <text:p>40</text:p>
          </table:table-cell>
          <table:table-cell table:number-columns-repeated="2"/>
          <table:table-cell office:value-type="float" office:value="524414169" calcext:value-type="float">
            <text:p>524414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142099" calcext:value-type="float">
            <text:p>2131,142099</text:p>
          </table:table-cell>
          <table:table-cell table:style-name="ce37" table:formula="of:=IF([.H547]=&quot;&quot;;[.R547];&quot;&quot;)">
            <text:p/>
          </table:table-cell>
          <table:table-cell table:style-name="ce40" table:formula="of:=IF([.I547]=&quot;&quot;;[.S547];&quot;&quot;)">
            <text:p/>
          </table:table-cell>
          <table:table-cell table:style-name="ce37" table:formula="of:=IF([.J547]=&quot;&quot;;[.T547];&quot;&quot;)">
            <text:p/>
          </table:table-cell>
          <table:table-cell table:style-name="ce37" table:formula="of:=IF([.K547]=&quot;&quot;;[.U547];&quot;&quot;)">
            <text:p/>
          </table:table-cell>
          <table:table-cell table:formula="of:=IF(AND([.B547]=[.B546];[.D546]=[.D547];[.D546]&lt;&gt;&quot;&quot;;[.B546]&lt;&gt;&quot;&quot;);&quot;Retransmisión&quot;;&quot;&quot;)">
            <text:p/>
          </table:table-cell>
          <table:table-cell/>
          <table:table-cell table:style-name="ce37" table:formula="of:=IF([.R547]&gt;[.$R$648];[.R547];&quot;&quot;)" office:value-type="float" office:value="524414169" calcext:value-type="float">
            <text:p>5244141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47]&gt;[.$R$648];[.T547];&quot;&quot;)" office:value-type="float" office:value="229370" calcext:value-type="float">
            <text:p>229370</text:p>
          </table:table-cell>
          <table:table-cell table:style-name="ce37" table:formula="of:=IF([.R547]&gt;[.$R$648];[.U547];&quot;&quot;)" office:value-type="float" office:value="1460" calcext:value-type="float">
            <text:p>1460</text:p>
          </table:table-cell>
          <table:table-cell table:formula="of:=IF(AND([.H547]=[.H546];[.H546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47]&lt;&gt;&quot;&quot;;[.E547];[.K547])" office:value-type="float" office:value="1460" calcext:value-type="float">
            <text:p>1460</text:p>
          </table:table-cell>
          <table:table-cell table:style-name="ce18" table:formula="of:=[.M547]-[.N547]" office:value-type="float" office:value="40" calcext:value-type="float">
            <text:p>40</text:p>
          </table:table-cell>
          <table:table-cell table:number-columns-repeated="2"/>
          <table:table-cell office:value-type="float" office:value="524414169" calcext:value-type="float">
            <text:p>524414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144028" calcext:value-type="float">
            <text:p>2131,144028</text:p>
          </table:table-cell>
          <table:table-cell table:style-name="ce37" table:formula="of:=IF([.H548]=&quot;&quot;;[.R548];&quot;&quot;)">
            <text:p/>
          </table:table-cell>
          <table:table-cell table:style-name="ce40" table:formula="of:=IF([.I548]=&quot;&quot;;[.S548];&quot;&quot;)">
            <text:p/>
          </table:table-cell>
          <table:table-cell table:style-name="ce37" table:formula="of:=IF([.J548]=&quot;&quot;;[.T548];&quot;&quot;)">
            <text:p/>
          </table:table-cell>
          <table:table-cell table:style-name="ce37" table:formula="of:=IF([.K548]=&quot;&quot;;[.U548];&quot;&quot;)">
            <text:p/>
          </table:table-cell>
          <table:table-cell table:formula="of:=IF(AND([.B548]=[.B547];[.D547]=[.D548];[.D547]&lt;&gt;&quot;&quot;;[.B547]&lt;&gt;&quot;&quot;);&quot;Retransmisión&quot;;&quot;&quot;)">
            <text:p/>
          </table:table-cell>
          <table:table-cell/>
          <table:table-cell table:style-name="ce37" table:formula="of:=IF([.R548]&gt;[.$R$648];[.R548];&quot;&quot;)" office:value-type="float" office:value="524415629" calcext:value-type="float">
            <text:p>5244156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48]&gt;[.$R$648];[.T548];&quot;&quot;)" office:value-type="float" office:value="229370" calcext:value-type="float">
            <text:p>229370</text:p>
          </table:table-cell>
          <table:table-cell table:style-name="ce37" table:formula="of:=IF([.R548]&gt;[.$R$648];[.U548];&quot;&quot;)" office:value-type="float" office:value="1460" calcext:value-type="float">
            <text:p>1460</text:p>
          </table:table-cell>
          <table:table-cell table:formula="of:=IF(AND([.H548]=[.H547];[.H547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48]&lt;&gt;&quot;&quot;;[.E548];[.K548])" office:value-type="float" office:value="1460" calcext:value-type="float">
            <text:p>1460</text:p>
          </table:table-cell>
          <table:table-cell table:style-name="ce18" table:formula="of:=[.M548]-[.N548]" office:value-type="float" office:value="40" calcext:value-type="float">
            <text:p>40</text:p>
          </table:table-cell>
          <table:table-cell table:number-columns-repeated="2"/>
          <table:table-cell office:value-type="float" office:value="524415629" calcext:value-type="float">
            <text:p>524415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14425" calcext:value-type="float">
            <text:p>2131,14425</text:p>
          </table:table-cell>
          <table:table-cell table:style-name="ce37" table:formula="of:=IF([.H549]=&quot;&quot;;[.R54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49]=&quot;&quot;;[.T549];&quot;&quot;)" office:value-type="float" office:value="524415629" calcext:value-type="float">
            <text:p>524415629</text:p>
          </table:table-cell>
          <table:table-cell table:style-name="ce37" table:formula="of:=IF([.K549]=&quot;&quot;;[.U549];&quot;&quot;)" office:value-type="float" office:value="0" calcext:value-type="float">
            <text:p>0</text:p>
          </table:table-cell>
          <table:table-cell table:formula="of:=IF(AND([.B549]=[.B548];[.D548]=[.D549];[.D548]&lt;&gt;&quot;&quot;;[.B548]&lt;&gt;&quot;&quot;);&quot;Retransmisión&quot;;&quot;&quot;)">
            <text:p/>
          </table:table-cell>
          <table:table-cell/>
          <table:table-cell table:style-name="ce37" table:formula="of:=IF([.R549]&gt;[.$R$648];[.R549];&quot;&quot;)">
            <text:p/>
          </table:table-cell>
          <table:table-cell table:style-name="ce37" table:formula="of:=IF([.R549]&gt;[.$R$648];[.S549];&quot;&quot;)">
            <text:p/>
          </table:table-cell>
          <table:table-cell table:style-name="ce37" table:formula="of:=IF([.R549]&gt;[.$R$648];[.T549];&quot;&quot;)">
            <text:p/>
          </table:table-cell>
          <table:table-cell table:style-name="ce37" table:formula="of:=IF([.R549]&gt;[.$R$648];[.U549];&quot;&quot;)">
            <text:p/>
          </table:table-cell>
          <table:table-cell table:formula="of:=IF(AND([.H549]=[.H548];[.H54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49]&lt;&gt;&quot;&quot;;[.E549];[.K549])" office:value-type="float" office:value="0" calcext:value-type="float">
            <text:p>0</text:p>
          </table:table-cell>
          <table:table-cell table:style-name="ce18" table:formula="of:=[.M549]-[.N54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15629" calcext:value-type="float">
            <text:p>5244156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148752" calcext:value-type="float">
            <text:p>2131,148752</text:p>
          </table:table-cell>
          <table:table-cell table:style-name="ce37" table:formula="of:=IF([.H550]=&quot;&quot;;[.R55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50]=&quot;&quot;;[.T550];&quot;&quot;)" office:value-type="float" office:value="524417089" calcext:value-type="float">
            <text:p>524417089</text:p>
          </table:table-cell>
          <table:table-cell table:style-name="ce37" table:formula="of:=IF([.K550]=&quot;&quot;;[.U550];&quot;&quot;)" office:value-type="float" office:value="0" calcext:value-type="float">
            <text:p>0</text:p>
          </table:table-cell>
          <table:table-cell table:formula="of:=IF(AND([.B550]=[.B549];[.D549]=[.D550];[.D549]&lt;&gt;&quot;&quot;;[.B549]&lt;&gt;&quot;&quot;);&quot;Retransmisión&quot;;&quot;&quot;)">
            <text:p/>
          </table:table-cell>
          <table:table-cell/>
          <table:table-cell table:style-name="ce37" table:formula="of:=IF([.R550]&gt;[.$R$648];[.R550];&quot;&quot;)">
            <text:p/>
          </table:table-cell>
          <table:table-cell table:style-name="ce37" table:formula="of:=IF([.R550]&gt;[.$R$648];[.S550];&quot;&quot;)">
            <text:p/>
          </table:table-cell>
          <table:table-cell table:style-name="ce37" table:formula="of:=IF([.R550]&gt;[.$R$648];[.T550];&quot;&quot;)">
            <text:p/>
          </table:table-cell>
          <table:table-cell table:style-name="ce37" table:formula="of:=IF([.R550]&gt;[.$R$648];[.U550];&quot;&quot;)">
            <text:p/>
          </table:table-cell>
          <table:table-cell table:formula="of:=IF(AND([.H550]=[.H549];[.H54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50]&lt;&gt;&quot;&quot;;[.E550];[.K550])" office:value-type="float" office:value="0" calcext:value-type="float">
            <text:p>0</text:p>
          </table:table-cell>
          <table:table-cell table:style-name="ce18" table:formula="of:=[.M550]-[.N55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17089" calcext:value-type="float">
            <text:p>5244170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219231" calcext:value-type="float">
            <text:p>2131,219231</text:p>
          </table:table-cell>
          <table:table-cell table:style-name="ce37" table:formula="of:=IF([.H551]=&quot;&quot;;[.R551];&quot;&quot;)">
            <text:p/>
          </table:table-cell>
          <table:table-cell table:style-name="ce40" table:formula="of:=IF([.I551]=&quot;&quot;;[.S551];&quot;&quot;)">
            <text:p/>
          </table:table-cell>
          <table:table-cell table:style-name="ce37" table:formula="of:=IF([.J551]=&quot;&quot;;[.T551];&quot;&quot;)">
            <text:p/>
          </table:table-cell>
          <table:table-cell table:style-name="ce37" table:formula="of:=IF([.K551]=&quot;&quot;;[.U551];&quot;&quot;)">
            <text:p/>
          </table:table-cell>
          <table:table-cell table:formula="of:=IF(AND([.B551]=[.B550];[.D550]=[.D551];[.D550]&lt;&gt;&quot;&quot;;[.B550]&lt;&gt;&quot;&quot;);&quot;Retransmisión&quot;;&quot;&quot;)">
            <text:p/>
          </table:table-cell>
          <table:table-cell/>
          <table:table-cell table:style-name="ce37" table:formula="of:=IF([.R551]&gt;[.$R$648];[.R551];&quot;&quot;)" office:value-type="float" office:value="524417089" calcext:value-type="float">
            <text:p>5244170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51]&gt;[.$R$648];[.T551];&quot;&quot;)" office:value-type="float" office:value="229370" calcext:value-type="float">
            <text:p>229370</text:p>
          </table:table-cell>
          <table:table-cell table:style-name="ce37" table:formula="of:=IF([.R551]&gt;[.$R$648];[.U551];&quot;&quot;)" office:value-type="float" office:value="1460" calcext:value-type="float">
            <text:p>1460</text:p>
          </table:table-cell>
          <table:table-cell table:formula="of:=IF(AND([.H551]=[.H550];[.H55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51]&lt;&gt;&quot;&quot;;[.E551];[.K551])" office:value-type="float" office:value="1460" calcext:value-type="float">
            <text:p>1460</text:p>
          </table:table-cell>
          <table:table-cell table:style-name="ce18" table:formula="of:=[.M551]-[.N551]" office:value-type="float" office:value="40" calcext:value-type="float">
            <text:p>40</text:p>
          </table:table-cell>
          <table:table-cell table:number-columns-repeated="2"/>
          <table:table-cell office:value-type="float" office:value="524417089" calcext:value-type="float">
            <text:p>524417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221098" calcext:value-type="float">
            <text:p>2131,221098</text:p>
          </table:table-cell>
          <table:table-cell table:style-name="ce37" table:formula="of:=IF([.H552]=&quot;&quot;;[.R552];&quot;&quot;)">
            <text:p/>
          </table:table-cell>
          <table:table-cell table:style-name="ce40" table:formula="of:=IF([.I552]=&quot;&quot;;[.S552];&quot;&quot;)">
            <text:p/>
          </table:table-cell>
          <table:table-cell table:style-name="ce37" table:formula="of:=IF([.J552]=&quot;&quot;;[.T552];&quot;&quot;)">
            <text:p/>
          </table:table-cell>
          <table:table-cell table:style-name="ce37" table:formula="of:=IF([.K552]=&quot;&quot;;[.U552];&quot;&quot;)">
            <text:p/>
          </table:table-cell>
          <table:table-cell table:formula="of:=IF(AND([.B552]=[.B551];[.D551]=[.D552];[.D551]&lt;&gt;&quot;&quot;;[.B551]&lt;&gt;&quot;&quot;);&quot;Retransmisión&quot;;&quot;&quot;)">
            <text:p/>
          </table:table-cell>
          <table:table-cell/>
          <table:table-cell table:style-name="ce37" table:formula="of:=IF([.R552]&gt;[.$R$648];[.R552];&quot;&quot;)" office:value-type="float" office:value="524418549" calcext:value-type="float">
            <text:p>5244185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52]&gt;[.$R$648];[.T552];&quot;&quot;)" office:value-type="float" office:value="229370" calcext:value-type="float">
            <text:p>229370</text:p>
          </table:table-cell>
          <table:table-cell table:style-name="ce37" table:formula="of:=IF([.R552]&gt;[.$R$648];[.U552];&quot;&quot;)" office:value-type="float" office:value="1460" calcext:value-type="float">
            <text:p>1460</text:p>
          </table:table-cell>
          <table:table-cell table:formula="of:=IF(AND([.H552]=[.H551];[.H55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52]&lt;&gt;&quot;&quot;;[.E552];[.K552])" office:value-type="float" office:value="1460" calcext:value-type="float">
            <text:p>1460</text:p>
          </table:table-cell>
          <table:table-cell table:style-name="ce18" table:formula="of:=[.M552]-[.N552]" office:value-type="float" office:value="40" calcext:value-type="float">
            <text:p>40</text:p>
          </table:table-cell>
          <table:table-cell table:number-columns-repeated="2"/>
          <table:table-cell office:value-type="float" office:value="524418549" calcext:value-type="float">
            <text:p>524418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22244" calcext:value-type="float">
            <text:p>2131,22244</text:p>
          </table:table-cell>
          <table:table-cell table:style-name="ce37" table:formula="of:=IF([.H553]=&quot;&quot;;[.R55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53]=&quot;&quot;;[.T553];&quot;&quot;)" office:value-type="float" office:value="524420009" calcext:value-type="float">
            <text:p>524420009</text:p>
          </table:table-cell>
          <table:table-cell table:style-name="ce37" table:formula="of:=IF([.K553]=&quot;&quot;;[.U553];&quot;&quot;)" office:value-type="float" office:value="0" calcext:value-type="float">
            <text:p>0</text:p>
          </table:table-cell>
          <table:table-cell table:formula="of:=IF(AND([.B553]=[.B552];[.D552]=[.D553];[.D552]&lt;&gt;&quot;&quot;;[.B552]&lt;&gt;&quot;&quot;);&quot;Retransmisión&quot;;&quot;&quot;)">
            <text:p/>
          </table:table-cell>
          <table:table-cell/>
          <table:table-cell table:style-name="ce37" table:formula="of:=IF([.R553]&gt;[.$R$648];[.R553];&quot;&quot;)">
            <text:p/>
          </table:table-cell>
          <table:table-cell table:style-name="ce37" table:formula="of:=IF([.R553]&gt;[.$R$648];[.S553];&quot;&quot;)">
            <text:p/>
          </table:table-cell>
          <table:table-cell table:style-name="ce37" table:formula="of:=IF([.R553]&gt;[.$R$648];[.T553];&quot;&quot;)">
            <text:p/>
          </table:table-cell>
          <table:table-cell table:style-name="ce37" table:formula="of:=IF([.R553]&gt;[.$R$648];[.U553];&quot;&quot;)">
            <text:p/>
          </table:table-cell>
          <table:table-cell table:formula="of:=IF(AND([.H553]=[.H552];[.H55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53]&lt;&gt;&quot;&quot;;[.E553];[.K553])" office:value-type="float" office:value="0" calcext:value-type="float">
            <text:p>0</text:p>
          </table:table-cell>
          <table:table-cell table:style-name="ce18" table:formula="of:=[.M553]-[.N55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0009" calcext:value-type="float">
            <text:p>5244200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228629" calcext:value-type="float">
            <text:p>2131,228629</text:p>
          </table:table-cell>
          <table:table-cell table:style-name="ce37" table:formula="of:=IF([.H554]=&quot;&quot;;[.R55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54]=&quot;&quot;;[.T554];&quot;&quot;)" office:value-type="float" office:value="524420009" calcext:value-type="float">
            <text:p>524420009</text:p>
          </table:table-cell>
          <table:table-cell table:style-name="ce37" table:formula="of:=IF([.K554]=&quot;&quot;;[.U554];&quot;&quot;)" office:value-type="float" office:value="0" calcext:value-type="float">
            <text:p>0</text:p>
          </table:table-cell>
          <table:table-cell table:formula="of:=IF(AND([.B554]=[.B553];[.D553]=[.D554];[.D553]&lt;&gt;&quot;&quot;;[.B55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554]&gt;[.$R$648];[.R554];&quot;&quot;)">
            <text:p/>
          </table:table-cell>
          <table:table-cell table:style-name="ce37" table:formula="of:=IF([.R554]&gt;[.$R$648];[.S554];&quot;&quot;)">
            <text:p/>
          </table:table-cell>
          <table:table-cell table:style-name="ce37" table:formula="of:=IF([.R554]&gt;[.$R$648];[.T554];&quot;&quot;)">
            <text:p/>
          </table:table-cell>
          <table:table-cell table:style-name="ce37" table:formula="of:=IF([.R554]&gt;[.$R$648];[.U554];&quot;&quot;)">
            <text:p/>
          </table:table-cell>
          <table:table-cell table:formula="of:=IF(AND([.H554]=[.H553];[.H55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54]&lt;&gt;&quot;&quot;;[.E554];[.K554])" office:value-type="float" office:value="0" calcext:value-type="float">
            <text:p>0</text:p>
          </table:table-cell>
          <table:table-cell table:style-name="ce18" table:formula="of:=[.M554]-[.N55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0009" calcext:value-type="float">
            <text:p>5244200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299996" calcext:value-type="float">
            <text:p>2131,299996</text:p>
          </table:table-cell>
          <table:table-cell table:style-name="ce37" table:formula="of:=IF([.H555]=&quot;&quot;;[.R555];&quot;&quot;)">
            <text:p/>
          </table:table-cell>
          <table:table-cell table:style-name="ce40" table:formula="of:=IF([.I555]=&quot;&quot;;[.S555];&quot;&quot;)">
            <text:p/>
          </table:table-cell>
          <table:table-cell table:style-name="ce37" table:formula="of:=IF([.J555]=&quot;&quot;;[.T555];&quot;&quot;)">
            <text:p/>
          </table:table-cell>
          <table:table-cell table:style-name="ce37" table:formula="of:=IF([.K555]=&quot;&quot;;[.U555];&quot;&quot;)">
            <text:p/>
          </table:table-cell>
          <table:table-cell table:formula="of:=IF(AND([.B555]=[.B554];[.D554]=[.D555];[.D554]&lt;&gt;&quot;&quot;;[.B554]&lt;&gt;&quot;&quot;);&quot;Retransmisión&quot;;&quot;&quot;)">
            <text:p/>
          </table:table-cell>
          <table:table-cell/>
          <table:table-cell table:style-name="ce37" table:formula="of:=IF([.R555]&gt;[.$R$648];[.R555];&quot;&quot;)" office:value-type="float" office:value="524420009" calcext:value-type="float">
            <text:p>5244200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55]&gt;[.$R$648];[.T555];&quot;&quot;)" office:value-type="float" office:value="229370" calcext:value-type="float">
            <text:p>229370</text:p>
          </table:table-cell>
          <table:table-cell table:style-name="ce37" table:formula="of:=IF([.R555]&gt;[.$R$648];[.U555];&quot;&quot;)" office:value-type="float" office:value="1460" calcext:value-type="float">
            <text:p>1460</text:p>
          </table:table-cell>
          <table:table-cell table:formula="of:=IF(AND([.H555]=[.H554];[.H55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55]&lt;&gt;&quot;&quot;;[.E555];[.K555])" office:value-type="float" office:value="1460" calcext:value-type="float">
            <text:p>1460</text:p>
          </table:table-cell>
          <table:table-cell table:style-name="ce18" table:formula="of:=[.M555]-[.N555]" office:value-type="float" office:value="40" calcext:value-type="float">
            <text:p>40</text:p>
          </table:table-cell>
          <table:table-cell table:number-columns-repeated="2"/>
          <table:table-cell office:value-type="float" office:value="524420009" calcext:value-type="float">
            <text:p>524420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30276" calcext:value-type="float">
            <text:p>2131,30276</text:p>
          </table:table-cell>
          <table:table-cell table:style-name="ce37" table:formula="of:=IF([.H556]=&quot;&quot;;[.R556];&quot;&quot;)">
            <text:p/>
          </table:table-cell>
          <table:table-cell table:style-name="ce40" table:formula="of:=IF([.I556]=&quot;&quot;;[.S556];&quot;&quot;)">
            <text:p/>
          </table:table-cell>
          <table:table-cell table:style-name="ce37" table:formula="of:=IF([.J556]=&quot;&quot;;[.T556];&quot;&quot;)">
            <text:p/>
          </table:table-cell>
          <table:table-cell table:style-name="ce37" table:formula="of:=IF([.K556]=&quot;&quot;;[.U556];&quot;&quot;)">
            <text:p/>
          </table:table-cell>
          <table:table-cell table:formula="of:=IF(AND([.B556]=[.B555];[.D555]=[.D556];[.D555]&lt;&gt;&quot;&quot;;[.B555]&lt;&gt;&quot;&quot;);&quot;Retransmisión&quot;;&quot;&quot;)">
            <text:p/>
          </table:table-cell>
          <table:table-cell/>
          <table:table-cell table:style-name="ce37" table:formula="of:=IF([.R556]&gt;[.$R$648];[.R556];&quot;&quot;)" office:value-type="float" office:value="524421469" calcext:value-type="float">
            <text:p>5244214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56]&gt;[.$R$648];[.T556];&quot;&quot;)" office:value-type="float" office:value="229370" calcext:value-type="float">
            <text:p>229370</text:p>
          </table:table-cell>
          <table:table-cell table:style-name="ce37" table:formula="of:=IF([.R556]&gt;[.$R$648];[.U556];&quot;&quot;)" office:value-type="float" office:value="1460" calcext:value-type="float">
            <text:p>1460</text:p>
          </table:table-cell>
          <table:table-cell table:formula="of:=IF(AND([.H556]=[.H555];[.H55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56]&lt;&gt;&quot;&quot;;[.E556];[.K556])" office:value-type="float" office:value="1460" calcext:value-type="float">
            <text:p>1460</text:p>
          </table:table-cell>
          <table:table-cell table:style-name="ce18" table:formula="of:=[.M556]-[.N556]" office:value-type="float" office:value="40" calcext:value-type="float">
            <text:p>40</text:p>
          </table:table-cell>
          <table:table-cell table:number-columns-repeated="2"/>
          <table:table-cell office:value-type="float" office:value="524421469" calcext:value-type="float">
            <text:p>524421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304614" calcext:value-type="float">
            <text:p>2131,304614</text:p>
          </table:table-cell>
          <table:table-cell table:style-name="ce37" table:formula="of:=IF([.H557]=&quot;&quot;;[.R557];&quot;&quot;)">
            <text:p/>
          </table:table-cell>
          <table:table-cell table:style-name="ce40" table:formula="of:=IF([.I557]=&quot;&quot;;[.S557];&quot;&quot;)">
            <text:p/>
          </table:table-cell>
          <table:table-cell table:style-name="ce37" table:formula="of:=IF([.J557]=&quot;&quot;;[.T557];&quot;&quot;)">
            <text:p/>
          </table:table-cell>
          <table:table-cell table:style-name="ce37" table:formula="of:=IF([.K557]=&quot;&quot;;[.U557];&quot;&quot;)">
            <text:p/>
          </table:table-cell>
          <table:table-cell table:formula="of:=IF(AND([.B557]=[.B556];[.D556]=[.D557];[.D556]&lt;&gt;&quot;&quot;;[.B556]&lt;&gt;&quot;&quot;);&quot;Retransmisión&quot;;&quot;&quot;)">
            <text:p/>
          </table:table-cell>
          <table:table-cell/>
          <table:table-cell table:style-name="ce37" table:formula="of:=IF([.R557]&gt;[.$R$648];[.R557];&quot;&quot;)" office:value-type="float" office:value="524422929" calcext:value-type="float">
            <text:p>5244229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57]&gt;[.$R$648];[.T557];&quot;&quot;)" office:value-type="float" office:value="229370" calcext:value-type="float">
            <text:p>229370</text:p>
          </table:table-cell>
          <table:table-cell table:style-name="ce37" table:formula="of:=IF([.R557]&gt;[.$R$648];[.U557];&quot;&quot;)" office:value-type="float" office:value="1460" calcext:value-type="float">
            <text:p>1460</text:p>
          </table:table-cell>
          <table:table-cell table:formula="of:=IF(AND([.H557]=[.H556];[.H55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57]&lt;&gt;&quot;&quot;;[.E557];[.K557])" office:value-type="float" office:value="1460" calcext:value-type="float">
            <text:p>1460</text:p>
          </table:table-cell>
          <table:table-cell table:style-name="ce18" table:formula="of:=[.M557]-[.N557]" office:value-type="float" office:value="40" calcext:value-type="float">
            <text:p>40</text:p>
          </table:table-cell>
          <table:table-cell table:number-columns-repeated="2"/>
          <table:table-cell office:value-type="float" office:value="524422929" calcext:value-type="float">
            <text:p>524422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304841" calcext:value-type="float">
            <text:p>2131,304841</text:p>
          </table:table-cell>
          <table:table-cell table:style-name="ce37" table:formula="of:=IF([.H558]=&quot;&quot;;[.R55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58]=&quot;&quot;;[.T558];&quot;&quot;)" office:value-type="float" office:value="524422929" calcext:value-type="float">
            <text:p>524422929</text:p>
          </table:table-cell>
          <table:table-cell table:style-name="ce37" table:formula="of:=IF([.K558]=&quot;&quot;;[.U558];&quot;&quot;)" office:value-type="float" office:value="0" calcext:value-type="float">
            <text:p>0</text:p>
          </table:table-cell>
          <table:table-cell table:formula="of:=IF(AND([.B558]=[.B557];[.D557]=[.D558];[.D557]&lt;&gt;&quot;&quot;;[.B557]&lt;&gt;&quot;&quot;);&quot;Retransmisión&quot;;&quot;&quot;)">
            <text:p/>
          </table:table-cell>
          <table:table-cell/>
          <table:table-cell table:style-name="ce37" table:formula="of:=IF([.R558]&gt;[.$R$648];[.R558];&quot;&quot;)">
            <text:p/>
          </table:table-cell>
          <table:table-cell table:style-name="ce37" table:formula="of:=IF([.R558]&gt;[.$R$648];[.S558];&quot;&quot;)">
            <text:p/>
          </table:table-cell>
          <table:table-cell table:style-name="ce37" table:formula="of:=IF([.R558]&gt;[.$R$648];[.T558];&quot;&quot;)">
            <text:p/>
          </table:table-cell>
          <table:table-cell table:style-name="ce37" table:formula="of:=IF([.R558]&gt;[.$R$648];[.U558];&quot;&quot;)">
            <text:p/>
          </table:table-cell>
          <table:table-cell table:formula="of:=IF(AND([.H558]=[.H557];[.H55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58]&lt;&gt;&quot;&quot;;[.E558];[.K558])" office:value-type="float" office:value="0" calcext:value-type="float">
            <text:p>0</text:p>
          </table:table-cell>
          <table:table-cell table:style-name="ce18" table:formula="of:=[.M558]-[.N55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2929" calcext:value-type="float">
            <text:p>5244229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308045" calcext:value-type="float">
            <text:p>2131,308045</text:p>
          </table:table-cell>
          <table:table-cell table:style-name="ce37" table:formula="of:=IF([.H559]=&quot;&quot;;[.R55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59]=&quot;&quot;;[.T559];&quot;&quot;)" office:value-type="float" office:value="524424389" calcext:value-type="float">
            <text:p>524424389</text:p>
          </table:table-cell>
          <table:table-cell table:style-name="ce37" table:formula="of:=IF([.K559]=&quot;&quot;;[.U559];&quot;&quot;)" office:value-type="float" office:value="0" calcext:value-type="float">
            <text:p>0</text:p>
          </table:table-cell>
          <table:table-cell table:formula="of:=IF(AND([.B559]=[.B558];[.D558]=[.D559];[.D558]&lt;&gt;&quot;&quot;;[.B558]&lt;&gt;&quot;&quot;);&quot;Retransmisión&quot;;&quot;&quot;)">
            <text:p/>
          </table:table-cell>
          <table:table-cell/>
          <table:table-cell table:style-name="ce37" table:formula="of:=IF([.R559]&gt;[.$R$648];[.R559];&quot;&quot;)">
            <text:p/>
          </table:table-cell>
          <table:table-cell table:style-name="ce37" table:formula="of:=IF([.R559]&gt;[.$R$648];[.S559];&quot;&quot;)">
            <text:p/>
          </table:table-cell>
          <table:table-cell table:style-name="ce37" table:formula="of:=IF([.R559]&gt;[.$R$648];[.T559];&quot;&quot;)">
            <text:p/>
          </table:table-cell>
          <table:table-cell table:style-name="ce37" table:formula="of:=IF([.R559]&gt;[.$R$648];[.U559];&quot;&quot;)">
            <text:p/>
          </table:table-cell>
          <table:table-cell table:formula="of:=IF(AND([.H559]=[.H558];[.H55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59]&lt;&gt;&quot;&quot;;[.E559];[.K559])" office:value-type="float" office:value="0" calcext:value-type="float">
            <text:p>0</text:p>
          </table:table-cell>
          <table:table-cell table:style-name="ce18" table:formula="of:=[.M559]-[.N55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4389" calcext:value-type="float">
            <text:p>5244243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378842" calcext:value-type="float">
            <text:p>2131,378842</text:p>
          </table:table-cell>
          <table:table-cell table:style-name="ce37" table:formula="of:=IF([.H560]=&quot;&quot;;[.R560];&quot;&quot;)">
            <text:p/>
          </table:table-cell>
          <table:table-cell table:style-name="ce40" table:formula="of:=IF([.I560]=&quot;&quot;;[.S560];&quot;&quot;)">
            <text:p/>
          </table:table-cell>
          <table:table-cell table:style-name="ce37" table:formula="of:=IF([.J560]=&quot;&quot;;[.T560];&quot;&quot;)">
            <text:p/>
          </table:table-cell>
          <table:table-cell table:style-name="ce37" table:formula="of:=IF([.K560]=&quot;&quot;;[.U560];&quot;&quot;)">
            <text:p/>
          </table:table-cell>
          <table:table-cell table:formula="of:=IF(AND([.B560]=[.B559];[.D559]=[.D560];[.D559]&lt;&gt;&quot;&quot;;[.B559]&lt;&gt;&quot;&quot;);&quot;Retransmisión&quot;;&quot;&quot;)">
            <text:p/>
          </table:table-cell>
          <table:table-cell/>
          <table:table-cell table:style-name="ce37" table:formula="of:=IF([.R560]&gt;[.$R$648];[.R560];&quot;&quot;)" office:value-type="float" office:value="524424389" calcext:value-type="float">
            <text:p>5244243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60]&gt;[.$R$648];[.T560];&quot;&quot;)" office:value-type="float" office:value="229370" calcext:value-type="float">
            <text:p>229370</text:p>
          </table:table-cell>
          <table:table-cell table:style-name="ce37" table:formula="of:=IF([.R560]&gt;[.$R$648];[.U560];&quot;&quot;)" office:value-type="float" office:value="1460" calcext:value-type="float">
            <text:p>1460</text:p>
          </table:table-cell>
          <table:table-cell table:formula="of:=IF(AND([.H560]=[.H559];[.H55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60]&lt;&gt;&quot;&quot;;[.E560];[.K560])" office:value-type="float" office:value="1460" calcext:value-type="float">
            <text:p>1460</text:p>
          </table:table-cell>
          <table:table-cell table:style-name="ce18" table:formula="of:=[.M560]-[.N560]" office:value-type="float" office:value="40" calcext:value-type="float">
            <text:p>40</text:p>
          </table:table-cell>
          <table:table-cell table:number-columns-repeated="2"/>
          <table:table-cell office:value-type="float" office:value="524424389" calcext:value-type="float">
            <text:p>524424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381539" calcext:value-type="float">
            <text:p>2131,381539</text:p>
          </table:table-cell>
          <table:table-cell table:style-name="ce37" table:formula="of:=IF([.H561]=&quot;&quot;;[.R561];&quot;&quot;)">
            <text:p/>
          </table:table-cell>
          <table:table-cell table:style-name="ce40" table:formula="of:=IF([.I561]=&quot;&quot;;[.S561];&quot;&quot;)">
            <text:p/>
          </table:table-cell>
          <table:table-cell table:style-name="ce37" table:formula="of:=IF([.J561]=&quot;&quot;;[.T561];&quot;&quot;)">
            <text:p/>
          </table:table-cell>
          <table:table-cell table:style-name="ce37" table:formula="of:=IF([.K561]=&quot;&quot;;[.U561];&quot;&quot;)">
            <text:p/>
          </table:table-cell>
          <table:table-cell table:formula="of:=IF(AND([.B561]=[.B560];[.D560]=[.D561];[.D560]&lt;&gt;&quot;&quot;;[.B560]&lt;&gt;&quot;&quot;);&quot;Retransmisión&quot;;&quot;&quot;)">
            <text:p/>
          </table:table-cell>
          <table:table-cell/>
          <table:table-cell table:style-name="ce37" table:formula="of:=IF([.R561]&gt;[.$R$648];[.R561];&quot;&quot;)" office:value-type="float" office:value="524425849" calcext:value-type="float">
            <text:p>5244258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61]&gt;[.$R$648];[.T561];&quot;&quot;)" office:value-type="float" office:value="229370" calcext:value-type="float">
            <text:p>229370</text:p>
          </table:table-cell>
          <table:table-cell table:style-name="ce37" table:formula="of:=IF([.R561]&gt;[.$R$648];[.U561];&quot;&quot;)" office:value-type="float" office:value="1460" calcext:value-type="float">
            <text:p>1460</text:p>
          </table:table-cell>
          <table:table-cell table:formula="of:=IF(AND([.H561]=[.H560];[.H56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61]&lt;&gt;&quot;&quot;;[.E561];[.K561])" office:value-type="float" office:value="1460" calcext:value-type="float">
            <text:p>1460</text:p>
          </table:table-cell>
          <table:table-cell table:style-name="ce18" table:formula="of:=[.M561]-[.N561]" office:value-type="float" office:value="40" calcext:value-type="float">
            <text:p>40</text:p>
          </table:table-cell>
          <table:table-cell table:number-columns-repeated="2"/>
          <table:table-cell office:value-type="float" office:value="524425849" calcext:value-type="float">
            <text:p>524425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383382" calcext:value-type="float">
            <text:p>2131,383382</text:p>
          </table:table-cell>
          <table:table-cell table:style-name="ce37" table:formula="of:=IF([.H562]=&quot;&quot;;[.R562];&quot;&quot;)">
            <text:p/>
          </table:table-cell>
          <table:table-cell table:style-name="ce40" table:formula="of:=IF([.I562]=&quot;&quot;;[.S562];&quot;&quot;)">
            <text:p/>
          </table:table-cell>
          <table:table-cell table:style-name="ce37" table:formula="of:=IF([.J562]=&quot;&quot;;[.T562];&quot;&quot;)">
            <text:p/>
          </table:table-cell>
          <table:table-cell table:style-name="ce37" table:formula="of:=IF([.K562]=&quot;&quot;;[.U562];&quot;&quot;)">
            <text:p/>
          </table:table-cell>
          <table:table-cell table:formula="of:=IF(AND([.B562]=[.B561];[.D561]=[.D562];[.D561]&lt;&gt;&quot;&quot;;[.B561]&lt;&gt;&quot;&quot;);&quot;Retransmisión&quot;;&quot;&quot;)">
            <text:p/>
          </table:table-cell>
          <table:table-cell/>
          <table:table-cell table:style-name="ce37" table:formula="of:=IF([.R562]&gt;[.$R$648];[.R562];&quot;&quot;)" office:value-type="float" office:value="524427309" calcext:value-type="float">
            <text:p>5244273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62]&gt;[.$R$648];[.T562];&quot;&quot;)" office:value-type="float" office:value="229370" calcext:value-type="float">
            <text:p>229370</text:p>
          </table:table-cell>
          <table:table-cell table:style-name="ce37" table:formula="of:=IF([.R562]&gt;[.$R$648];[.U562];&quot;&quot;)" office:value-type="float" office:value="1460" calcext:value-type="float">
            <text:p>1460</text:p>
          </table:table-cell>
          <table:table-cell table:formula="of:=IF(AND([.H562]=[.H561];[.H56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62]&lt;&gt;&quot;&quot;;[.E562];[.K562])" office:value-type="float" office:value="1460" calcext:value-type="float">
            <text:p>1460</text:p>
          </table:table-cell>
          <table:table-cell table:style-name="ce18" table:formula="of:=[.M562]-[.N562]" office:value-type="float" office:value="40" calcext:value-type="float">
            <text:p>40</text:p>
          </table:table-cell>
          <table:table-cell table:number-columns-repeated="2"/>
          <table:table-cell office:value-type="float" office:value="524427309" calcext:value-type="float">
            <text:p>524427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38456" calcext:value-type="float">
            <text:p>2131,38456</text:p>
          </table:table-cell>
          <table:table-cell table:style-name="ce37" table:formula="of:=IF([.H563]=&quot;&quot;;[.R56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63]=&quot;&quot;;[.T563];&quot;&quot;)" office:value-type="float" office:value="524427309" calcext:value-type="float">
            <text:p>524427309</text:p>
          </table:table-cell>
          <table:table-cell table:style-name="ce37" table:formula="of:=IF([.K563]=&quot;&quot;;[.U563];&quot;&quot;)" office:value-type="float" office:value="0" calcext:value-type="float">
            <text:p>0</text:p>
          </table:table-cell>
          <table:table-cell table:formula="of:=IF(AND([.B563]=[.B562];[.D562]=[.D563];[.D562]&lt;&gt;&quot;&quot;;[.B562]&lt;&gt;&quot;&quot;);&quot;Retransmisión&quot;;&quot;&quot;)">
            <text:p/>
          </table:table-cell>
          <table:table-cell/>
          <table:table-cell table:style-name="ce37" table:formula="of:=IF([.R563]&gt;[.$R$648];[.R563];&quot;&quot;)">
            <text:p/>
          </table:table-cell>
          <table:table-cell table:style-name="ce37" table:formula="of:=IF([.R563]&gt;[.$R$648];[.S563];&quot;&quot;)">
            <text:p/>
          </table:table-cell>
          <table:table-cell table:style-name="ce37" table:formula="of:=IF([.R563]&gt;[.$R$648];[.T563];&quot;&quot;)">
            <text:p/>
          </table:table-cell>
          <table:table-cell table:style-name="ce37" table:formula="of:=IF([.R563]&gt;[.$R$648];[.U563];&quot;&quot;)">
            <text:p/>
          </table:table-cell>
          <table:table-cell table:formula="of:=IF(AND([.H563]=[.H562];[.H56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63]&lt;&gt;&quot;&quot;;[.E563];[.K563])" office:value-type="float" office:value="0" calcext:value-type="float">
            <text:p>0</text:p>
          </table:table-cell>
          <table:table-cell table:style-name="ce18" table:formula="of:=[.M563]-[.N56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7309" calcext:value-type="float">
            <text:p>524427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392126" calcext:value-type="float">
            <text:p>2131,392126</text:p>
          </table:table-cell>
          <table:table-cell table:style-name="ce37" table:formula="of:=IF([.H564]=&quot;&quot;;[.R56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64]=&quot;&quot;;[.T564];&quot;&quot;)" office:value-type="float" office:value="524428769" calcext:value-type="float">
            <text:p>524428769</text:p>
          </table:table-cell>
          <table:table-cell table:style-name="ce37" table:formula="of:=IF([.K564]=&quot;&quot;;[.U564];&quot;&quot;)" office:value-type="float" office:value="0" calcext:value-type="float">
            <text:p>0</text:p>
          </table:table-cell>
          <table:table-cell table:formula="of:=IF(AND([.B564]=[.B563];[.D563]=[.D564];[.D563]&lt;&gt;&quot;&quot;;[.B563]&lt;&gt;&quot;&quot;);&quot;Retransmisión&quot;;&quot;&quot;)">
            <text:p/>
          </table:table-cell>
          <table:table-cell/>
          <table:table-cell table:style-name="ce37" table:formula="of:=IF([.R564]&gt;[.$R$648];[.R564];&quot;&quot;)">
            <text:p/>
          </table:table-cell>
          <table:table-cell table:style-name="ce37" table:formula="of:=IF([.R564]&gt;[.$R$648];[.S564];&quot;&quot;)">
            <text:p/>
          </table:table-cell>
          <table:table-cell table:style-name="ce37" table:formula="of:=IF([.R564]&gt;[.$R$648];[.T564];&quot;&quot;)">
            <text:p/>
          </table:table-cell>
          <table:table-cell table:style-name="ce37" table:formula="of:=IF([.R564]&gt;[.$R$648];[.U564];&quot;&quot;)">
            <text:p/>
          </table:table-cell>
          <table:table-cell table:formula="of:=IF(AND([.H564]=[.H563];[.H56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64]&lt;&gt;&quot;&quot;;[.E564];[.K564])" office:value-type="float" office:value="0" calcext:value-type="float">
            <text:p>0</text:p>
          </table:table-cell>
          <table:table-cell table:style-name="ce18" table:formula="of:=[.M564]-[.N56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8769" calcext:value-type="float">
            <text:p>524428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462747" calcext:value-type="float">
            <text:p>2131,462747</text:p>
          </table:table-cell>
          <table:table-cell table:style-name="ce37" table:formula="of:=IF([.H565]=&quot;&quot;;[.R565];&quot;&quot;)">
            <text:p/>
          </table:table-cell>
          <table:table-cell table:style-name="ce40" table:formula="of:=IF([.I565]=&quot;&quot;;[.S565];&quot;&quot;)">
            <text:p/>
          </table:table-cell>
          <table:table-cell table:style-name="ce37" table:formula="of:=IF([.J565]=&quot;&quot;;[.T565];&quot;&quot;)">
            <text:p/>
          </table:table-cell>
          <table:table-cell table:style-name="ce37" table:formula="of:=IF([.K565]=&quot;&quot;;[.U565];&quot;&quot;)">
            <text:p/>
          </table:table-cell>
          <table:table-cell table:formula="of:=IF(AND([.B565]=[.B564];[.D564]=[.D565];[.D564]&lt;&gt;&quot;&quot;;[.B564]&lt;&gt;&quot;&quot;);&quot;Retransmisión&quot;;&quot;&quot;)">
            <text:p/>
          </table:table-cell>
          <table:table-cell/>
          <table:table-cell table:style-name="ce37" table:formula="of:=IF([.R565]&gt;[.$R$648];[.R565];&quot;&quot;)" office:value-type="float" office:value="524428769" calcext:value-type="float">
            <text:p>5244287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65]&gt;[.$R$648];[.T565];&quot;&quot;)" office:value-type="float" office:value="229370" calcext:value-type="float">
            <text:p>229370</text:p>
          </table:table-cell>
          <table:table-cell table:style-name="ce37" table:formula="of:=IF([.R565]&gt;[.$R$648];[.U565];&quot;&quot;)" office:value-type="float" office:value="1460" calcext:value-type="float">
            <text:p>1460</text:p>
          </table:table-cell>
          <table:table-cell table:formula="of:=IF(AND([.H565]=[.H564];[.H56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65]&lt;&gt;&quot;&quot;;[.E565];[.K565])" office:value-type="float" office:value="1460" calcext:value-type="float">
            <text:p>1460</text:p>
          </table:table-cell>
          <table:table-cell table:style-name="ce18" table:formula="of:=[.M565]-[.N565]" office:value-type="float" office:value="40" calcext:value-type="float">
            <text:p>40</text:p>
          </table:table-cell>
          <table:table-cell table:number-columns-repeated="2"/>
          <table:table-cell office:value-type="float" office:value="524428769" calcext:value-type="float">
            <text:p>5244287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465446" calcext:value-type="float">
            <text:p>2131,465446</text:p>
          </table:table-cell>
          <table:table-cell table:style-name="ce37" table:formula="of:=IF([.H566]=&quot;&quot;;[.R566];&quot;&quot;)">
            <text:p/>
          </table:table-cell>
          <table:table-cell table:style-name="ce40" table:formula="of:=IF([.I566]=&quot;&quot;;[.S566];&quot;&quot;)">
            <text:p/>
          </table:table-cell>
          <table:table-cell table:style-name="ce37" table:formula="of:=IF([.J566]=&quot;&quot;;[.T566];&quot;&quot;)">
            <text:p/>
          </table:table-cell>
          <table:table-cell table:style-name="ce37" table:formula="of:=IF([.K566]=&quot;&quot;;[.U566];&quot;&quot;)">
            <text:p/>
          </table:table-cell>
          <table:table-cell table:formula="of:=IF(AND([.B566]=[.B565];[.D565]=[.D566];[.D565]&lt;&gt;&quot;&quot;;[.B565]&lt;&gt;&quot;&quot;);&quot;Retransmisión&quot;;&quot;&quot;)">
            <text:p/>
          </table:table-cell>
          <table:table-cell/>
          <table:table-cell table:style-name="ce37" table:formula="of:=IF([.R566]&gt;[.$R$648];[.R566];&quot;&quot;)" office:value-type="float" office:value="524430229" calcext:value-type="float">
            <text:p>52443022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566]&gt;[.$R$648];[.T566];&quot;&quot;)" office:value-type="float" office:value="229370" calcext:value-type="float">
            <text:p>229370</text:p>
          </table:table-cell>
          <table:table-cell table:style-name="ce37" table:formula="of:=IF([.R566]&gt;[.$R$648];[.U566];&quot;&quot;)" office:value-type="float" office:value="1460" calcext:value-type="float">
            <text:p>1460</text:p>
          </table:table-cell>
          <table:table-cell table:formula="of:=IF(AND([.H566]=[.H565];[.H56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66]&lt;&gt;&quot;&quot;;[.E566];[.K566])" office:value-type="float" office:value="1460" calcext:value-type="float">
            <text:p>1460</text:p>
          </table:table-cell>
          <table:table-cell table:style-name="ce18" table:formula="of:=[.M566]-[.N566]" office:value-type="float" office:value="40" calcext:value-type="float">
            <text:p>40</text:p>
          </table:table-cell>
          <table:table-cell table:number-columns-repeated="2"/>
          <table:table-cell office:value-type="float" office:value="524430229" calcext:value-type="float">
            <text:p>5244302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467318" calcext:value-type="float">
            <text:p>2131,467318</text:p>
          </table:table-cell>
          <table:table-cell table:style-name="ce37" table:formula="of:=IF([.H567]=&quot;&quot;;[.R567];&quot;&quot;)">
            <text:p/>
          </table:table-cell>
          <table:table-cell table:style-name="ce40" table:formula="of:=IF([.I567]=&quot;&quot;;[.S567];&quot;&quot;)">
            <text:p/>
          </table:table-cell>
          <table:table-cell table:style-name="ce37" table:formula="of:=IF([.J567]=&quot;&quot;;[.T567];&quot;&quot;)">
            <text:p/>
          </table:table-cell>
          <table:table-cell table:style-name="ce37" table:formula="of:=IF([.K567]=&quot;&quot;;[.U567];&quot;&quot;)">
            <text:p/>
          </table:table-cell>
          <table:table-cell table:formula="of:=IF(AND([.B567]=[.B566];[.D566]=[.D567];[.D566]&lt;&gt;&quot;&quot;;[.B566]&lt;&gt;&quot;&quot;);&quot;Retransmisión&quot;;&quot;&quot;)">
            <text:p/>
          </table:table-cell>
          <table:table-cell/>
          <table:table-cell table:style-name="ce37" table:formula="of:=IF([.R567]&gt;[.$R$648];[.R567];&quot;&quot;)" office:value-type="float" office:value="524431689" calcext:value-type="float">
            <text:p>5244316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67]&gt;[.$R$648];[.T567];&quot;&quot;)" office:value-type="float" office:value="229370" calcext:value-type="float">
            <text:p>229370</text:p>
          </table:table-cell>
          <table:table-cell table:style-name="ce37" table:formula="of:=IF([.R567]&gt;[.$R$648];[.U567];&quot;&quot;)" office:value-type="float" office:value="1460" calcext:value-type="float">
            <text:p>1460</text:p>
          </table:table-cell>
          <table:table-cell table:formula="of:=IF(AND([.H567]=[.H566];[.H56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67]&lt;&gt;&quot;&quot;;[.E567];[.K567])" office:value-type="float" office:value="1460" calcext:value-type="float">
            <text:p>1460</text:p>
          </table:table-cell>
          <table:table-cell table:style-name="ce18" table:formula="of:=[.M567]-[.N567]" office:value-type="float" office:value="40" calcext:value-type="float">
            <text:p>40</text:p>
          </table:table-cell>
          <table:table-cell table:number-columns-repeated="2"/>
          <table:table-cell office:value-type="float" office:value="524431689" calcext:value-type="float">
            <text:p>524431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467552" calcext:value-type="float">
            <text:p>2131,467552</text:p>
          </table:table-cell>
          <table:table-cell table:style-name="ce37" table:formula="of:=IF([.H568]=&quot;&quot;;[.R56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68]=&quot;&quot;;[.T568];&quot;&quot;)" office:value-type="float" office:value="524431689" calcext:value-type="float">
            <text:p>524431689</text:p>
          </table:table-cell>
          <table:table-cell table:style-name="ce37" table:formula="of:=IF([.K568]=&quot;&quot;;[.U568];&quot;&quot;)" office:value-type="float" office:value="0" calcext:value-type="float">
            <text:p>0</text:p>
          </table:table-cell>
          <table:table-cell table:formula="of:=IF(AND([.B568]=[.B567];[.D567]=[.D568];[.D567]&lt;&gt;&quot;&quot;;[.B567]&lt;&gt;&quot;&quot;);&quot;Retransmisión&quot;;&quot;&quot;)">
            <text:p/>
          </table:table-cell>
          <table:table-cell/>
          <table:table-cell table:style-name="ce37" table:formula="of:=IF([.R568]&gt;[.$R$648];[.R568];&quot;&quot;)">
            <text:p/>
          </table:table-cell>
          <table:table-cell table:style-name="ce37" table:formula="of:=IF([.R568]&gt;[.$R$648];[.S568];&quot;&quot;)">
            <text:p/>
          </table:table-cell>
          <table:table-cell table:style-name="ce37" table:formula="of:=IF([.R568]&gt;[.$R$648];[.T568];&quot;&quot;)">
            <text:p/>
          </table:table-cell>
          <table:table-cell table:style-name="ce37" table:formula="of:=IF([.R568]&gt;[.$R$648];[.U568];&quot;&quot;)">
            <text:p/>
          </table:table-cell>
          <table:table-cell table:formula="of:=IF(AND([.H568]=[.H567];[.H56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68]&lt;&gt;&quot;&quot;;[.E568];[.K568])" office:value-type="float" office:value="0" calcext:value-type="float">
            <text:p>0</text:p>
          </table:table-cell>
          <table:table-cell table:style-name="ce18" table:formula="of:=[.M568]-[.N56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31689" calcext:value-type="float">
            <text:p>524431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475185" calcext:value-type="float">
            <text:p>2131,475185</text:p>
          </table:table-cell>
          <table:table-cell table:style-name="ce37" table:formula="of:=IF([.H569]=&quot;&quot;;[.R56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69]=&quot;&quot;;[.T569];&quot;&quot;)" office:value-type="float" office:value="524433149" calcext:value-type="float">
            <text:p>524433149</text:p>
          </table:table-cell>
          <table:table-cell table:style-name="ce37" table:formula="of:=IF([.K569]=&quot;&quot;;[.U569];&quot;&quot;)" office:value-type="float" office:value="0" calcext:value-type="float">
            <text:p>0</text:p>
          </table:table-cell>
          <table:table-cell table:formula="of:=IF(AND([.B569]=[.B568];[.D568]=[.D569];[.D568]&lt;&gt;&quot;&quot;;[.B568]&lt;&gt;&quot;&quot;);&quot;Retransmisión&quot;;&quot;&quot;)">
            <text:p/>
          </table:table-cell>
          <table:table-cell/>
          <table:table-cell table:style-name="ce37" table:formula="of:=IF([.R569]&gt;[.$R$648];[.R569];&quot;&quot;)">
            <text:p/>
          </table:table-cell>
          <table:table-cell table:style-name="ce37" table:formula="of:=IF([.R569]&gt;[.$R$648];[.S569];&quot;&quot;)">
            <text:p/>
          </table:table-cell>
          <table:table-cell table:style-name="ce37" table:formula="of:=IF([.R569]&gt;[.$R$648];[.T569];&quot;&quot;)">
            <text:p/>
          </table:table-cell>
          <table:table-cell table:style-name="ce37" table:formula="of:=IF([.R569]&gt;[.$R$648];[.U569];&quot;&quot;)">
            <text:p/>
          </table:table-cell>
          <table:table-cell table:formula="of:=IF(AND([.H569]=[.H568];[.H56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69]&lt;&gt;&quot;&quot;;[.E569];[.K569])" office:value-type="float" office:value="0" calcext:value-type="float">
            <text:p>0</text:p>
          </table:table-cell>
          <table:table-cell table:style-name="ce18" table:formula="of:=[.M569]-[.N56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33149" calcext:value-type="float">
            <text:p>5244331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546052" calcext:value-type="float">
            <text:p>2131,546052</text:p>
          </table:table-cell>
          <table:table-cell table:style-name="ce37" table:formula="of:=IF([.H570]=&quot;&quot;;[.R570];&quot;&quot;)">
            <text:p/>
          </table:table-cell>
          <table:table-cell table:style-name="ce40" table:formula="of:=IF([.I570]=&quot;&quot;;[.S570];&quot;&quot;)">
            <text:p/>
          </table:table-cell>
          <table:table-cell table:style-name="ce37" table:formula="of:=IF([.J570]=&quot;&quot;;[.T570];&quot;&quot;)">
            <text:p/>
          </table:table-cell>
          <table:table-cell table:style-name="ce37" table:formula="of:=IF([.K570]=&quot;&quot;;[.U570];&quot;&quot;)">
            <text:p/>
          </table:table-cell>
          <table:table-cell table:formula="of:=IF(AND([.B570]=[.B569];[.D569]=[.D570];[.D569]&lt;&gt;&quot;&quot;;[.B569]&lt;&gt;&quot;&quot;);&quot;Retransmisión&quot;;&quot;&quot;)">
            <text:p/>
          </table:table-cell>
          <table:table-cell/>
          <table:table-cell table:style-name="ce37" table:formula="of:=IF([.R570]&gt;[.$R$648];[.R570];&quot;&quot;)" office:value-type="float" office:value="524433149" calcext:value-type="float">
            <text:p>52443314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570]&gt;[.$R$648];[.T570];&quot;&quot;)" office:value-type="float" office:value="229370" calcext:value-type="float">
            <text:p>229370</text:p>
          </table:table-cell>
          <table:table-cell table:style-name="ce37" table:formula="of:=IF([.R570]&gt;[.$R$648];[.U570];&quot;&quot;)" office:value-type="float" office:value="1460" calcext:value-type="float">
            <text:p>1460</text:p>
          </table:table-cell>
          <table:table-cell table:formula="of:=IF(AND([.H570]=[.H569];[.H56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70]&lt;&gt;&quot;&quot;;[.E570];[.K570])" office:value-type="float" office:value="1460" calcext:value-type="float">
            <text:p>1460</text:p>
          </table:table-cell>
          <table:table-cell table:style-name="ce18" table:formula="of:=[.M570]-[.N570]" office:value-type="float" office:value="40" calcext:value-type="float">
            <text:p>40</text:p>
          </table:table-cell>
          <table:table-cell table:number-columns-repeated="2"/>
          <table:table-cell office:value-type="float" office:value="524433149" calcext:value-type="float">
            <text:p>5244331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548853" calcext:value-type="float">
            <text:p>2131,548853</text:p>
          </table:table-cell>
          <table:table-cell table:style-name="ce37" table:formula="of:=IF([.H571]=&quot;&quot;;[.R571];&quot;&quot;)">
            <text:p/>
          </table:table-cell>
          <table:table-cell table:style-name="ce40" table:formula="of:=IF([.I571]=&quot;&quot;;[.S571];&quot;&quot;)">
            <text:p/>
          </table:table-cell>
          <table:table-cell table:style-name="ce37" table:formula="of:=IF([.J571]=&quot;&quot;;[.T571];&quot;&quot;)">
            <text:p/>
          </table:table-cell>
          <table:table-cell table:style-name="ce37" table:formula="of:=IF([.K571]=&quot;&quot;;[.U571];&quot;&quot;)">
            <text:p/>
          </table:table-cell>
          <table:table-cell table:formula="of:=IF(AND([.B571]=[.B570];[.D570]=[.D571];[.D570]&lt;&gt;&quot;&quot;;[.B570]&lt;&gt;&quot;&quot;);&quot;Retransmisión&quot;;&quot;&quot;)">
            <text:p/>
          </table:table-cell>
          <table:table-cell/>
          <table:table-cell table:style-name="ce37" table:formula="of:=IF([.R571]&gt;[.$R$648];[.R571];&quot;&quot;)" office:value-type="float" office:value="524434609" calcext:value-type="float">
            <text:p>5244346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71]&gt;[.$R$648];[.T571];&quot;&quot;)" office:value-type="float" office:value="229370" calcext:value-type="float">
            <text:p>229370</text:p>
          </table:table-cell>
          <table:table-cell table:style-name="ce37" table:formula="of:=IF([.R571]&gt;[.$R$648];[.U571];&quot;&quot;)" office:value-type="float" office:value="1460" calcext:value-type="float">
            <text:p>1460</text:p>
          </table:table-cell>
          <table:table-cell table:formula="of:=IF(AND([.H571]=[.H570];[.H57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71]&lt;&gt;&quot;&quot;;[.E571];[.K571])" office:value-type="float" office:value="1460" calcext:value-type="float">
            <text:p>1460</text:p>
          </table:table-cell>
          <table:table-cell table:style-name="ce18" table:formula="of:=[.M571]-[.N571]" office:value-type="float" office:value="40" calcext:value-type="float">
            <text:p>40</text:p>
          </table:table-cell>
          <table:table-cell table:number-columns-repeated="2"/>
          <table:table-cell office:value-type="float" office:value="524434609" calcext:value-type="float">
            <text:p>524434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550727" calcext:value-type="float">
            <text:p>2131,550727</text:p>
          </table:table-cell>
          <table:table-cell table:style-name="ce37" table:formula="of:=IF([.H572]=&quot;&quot;;[.R572];&quot;&quot;)">
            <text:p/>
          </table:table-cell>
          <table:table-cell table:style-name="ce40" table:formula="of:=IF([.I572]=&quot;&quot;;[.S572];&quot;&quot;)">
            <text:p/>
          </table:table-cell>
          <table:table-cell table:style-name="ce37" table:formula="of:=IF([.J572]=&quot;&quot;;[.T572];&quot;&quot;)">
            <text:p/>
          </table:table-cell>
          <table:table-cell table:style-name="ce37" table:formula="of:=IF([.K572]=&quot;&quot;;[.U572];&quot;&quot;)">
            <text:p/>
          </table:table-cell>
          <table:table-cell table:formula="of:=IF(AND([.B572]=[.B571];[.D571]=[.D572];[.D571]&lt;&gt;&quot;&quot;;[.B571]&lt;&gt;&quot;&quot;);&quot;Retransmisión&quot;;&quot;&quot;)">
            <text:p/>
          </table:table-cell>
          <table:table-cell/>
          <table:table-cell table:style-name="ce37" table:formula="of:=IF([.R572]&gt;[.$R$648];[.R572];&quot;&quot;)" office:value-type="float" office:value="524436069" calcext:value-type="float">
            <text:p>5244360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72]&gt;[.$R$648];[.T572];&quot;&quot;)" office:value-type="float" office:value="229370" calcext:value-type="float">
            <text:p>229370</text:p>
          </table:table-cell>
          <table:table-cell table:style-name="ce37" table:formula="of:=IF([.R572]&gt;[.$R$648];[.U572];&quot;&quot;)" office:value-type="float" office:value="1460" calcext:value-type="float">
            <text:p>1460</text:p>
          </table:table-cell>
          <table:table-cell table:formula="of:=IF(AND([.H572]=[.H571];[.H57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72]&lt;&gt;&quot;&quot;;[.E572];[.K572])" office:value-type="float" office:value="1460" calcext:value-type="float">
            <text:p>1460</text:p>
          </table:table-cell>
          <table:table-cell table:style-name="ce18" table:formula="of:=[.M572]-[.N572]" office:value-type="float" office:value="40" calcext:value-type="float">
            <text:p>40</text:p>
          </table:table-cell>
          <table:table-cell table:number-columns-repeated="2"/>
          <table:table-cell office:value-type="float" office:value="524436069" calcext:value-type="float">
            <text:p>524436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550954" calcext:value-type="float">
            <text:p>2131,550954</text:p>
          </table:table-cell>
          <table:table-cell table:style-name="ce37" table:formula="of:=IF([.H573]=&quot;&quot;;[.R57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73]=&quot;&quot;;[.T573];&quot;&quot;)" office:value-type="float" office:value="524436069" calcext:value-type="float">
            <text:p>524436069</text:p>
          </table:table-cell>
          <table:table-cell table:style-name="ce37" table:formula="of:=IF([.K573]=&quot;&quot;;[.U573];&quot;&quot;)" office:value-type="float" office:value="0" calcext:value-type="float">
            <text:p>0</text:p>
          </table:table-cell>
          <table:table-cell table:formula="of:=IF(AND([.B573]=[.B572];[.D572]=[.D573];[.D572]&lt;&gt;&quot;&quot;;[.B572]&lt;&gt;&quot;&quot;);&quot;Retransmisión&quot;;&quot;&quot;)">
            <text:p/>
          </table:table-cell>
          <table:table-cell/>
          <table:table-cell table:style-name="ce37" table:formula="of:=IF([.R573]&gt;[.$R$648];[.R573];&quot;&quot;)">
            <text:p/>
          </table:table-cell>
          <table:table-cell table:style-name="ce37" table:formula="of:=IF([.R573]&gt;[.$R$648];[.S573];&quot;&quot;)">
            <text:p/>
          </table:table-cell>
          <table:table-cell table:style-name="ce37" table:formula="of:=IF([.R573]&gt;[.$R$648];[.T573];&quot;&quot;)">
            <text:p/>
          </table:table-cell>
          <table:table-cell table:style-name="ce37" table:formula="of:=IF([.R573]&gt;[.$R$648];[.U573];&quot;&quot;)">
            <text:p/>
          </table:table-cell>
          <table:table-cell table:formula="of:=IF(AND([.H573]=[.H572];[.H57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73]&lt;&gt;&quot;&quot;;[.E573];[.K573])" office:value-type="float" office:value="0" calcext:value-type="float">
            <text:p>0</text:p>
          </table:table-cell>
          <table:table-cell table:style-name="ce18" table:formula="of:=[.M573]-[.N57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36069" calcext:value-type="float">
            <text:p>5244360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567266" calcext:value-type="float">
            <text:p>2131,567266</text:p>
          </table:table-cell>
          <table:table-cell table:style-name="ce37" table:formula="of:=IF([.H574]=&quot;&quot;;[.R57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74]=&quot;&quot;;[.T574];&quot;&quot;)" office:value-type="float" office:value="524437529" calcext:value-type="float">
            <text:p>524437529</text:p>
          </table:table-cell>
          <table:table-cell table:style-name="ce37" table:formula="of:=IF([.K574]=&quot;&quot;;[.U574];&quot;&quot;)" office:value-type="float" office:value="0" calcext:value-type="float">
            <text:p>0</text:p>
          </table:table-cell>
          <table:table-cell table:formula="of:=IF(AND([.B574]=[.B573];[.D573]=[.D574];[.D573]&lt;&gt;&quot;&quot;;[.B573]&lt;&gt;&quot;&quot;);&quot;Retransmisión&quot;;&quot;&quot;)">
            <text:p/>
          </table:table-cell>
          <table:table-cell/>
          <table:table-cell table:style-name="ce37" table:formula="of:=IF([.R574]&gt;[.$R$648];[.R574];&quot;&quot;)">
            <text:p/>
          </table:table-cell>
          <table:table-cell table:style-name="ce37" table:formula="of:=IF([.R574]&gt;[.$R$648];[.S574];&quot;&quot;)">
            <text:p/>
          </table:table-cell>
          <table:table-cell table:style-name="ce37" table:formula="of:=IF([.R574]&gt;[.$R$648];[.T574];&quot;&quot;)">
            <text:p/>
          </table:table-cell>
          <table:table-cell table:style-name="ce37" table:formula="of:=IF([.R574]&gt;[.$R$648];[.U574];&quot;&quot;)">
            <text:p/>
          </table:table-cell>
          <table:table-cell table:formula="of:=IF(AND([.H574]=[.H573];[.H57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74]&lt;&gt;&quot;&quot;;[.E574];[.K574])" office:value-type="float" office:value="0" calcext:value-type="float">
            <text:p>0</text:p>
          </table:table-cell>
          <table:table-cell table:style-name="ce18" table:formula="of:=[.M574]-[.N57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37529" calcext:value-type="float">
            <text:p>5244375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637324" calcext:value-type="float">
            <text:p>2131,637324</text:p>
          </table:table-cell>
          <table:table-cell table:style-name="ce37" table:formula="of:=IF([.H575]=&quot;&quot;;[.R575];&quot;&quot;)">
            <text:p/>
          </table:table-cell>
          <table:table-cell table:style-name="ce40" table:formula="of:=IF([.I575]=&quot;&quot;;[.S575];&quot;&quot;)">
            <text:p/>
          </table:table-cell>
          <table:table-cell table:style-name="ce37" table:formula="of:=IF([.J575]=&quot;&quot;;[.T575];&quot;&quot;)">
            <text:p/>
          </table:table-cell>
          <table:table-cell table:style-name="ce37" table:formula="of:=IF([.K575]=&quot;&quot;;[.U575];&quot;&quot;)">
            <text:p/>
          </table:table-cell>
          <table:table-cell table:formula="of:=IF(AND([.B575]=[.B574];[.D574]=[.D575];[.D574]&lt;&gt;&quot;&quot;;[.B574]&lt;&gt;&quot;&quot;);&quot;Retransmisión&quot;;&quot;&quot;)">
            <text:p/>
          </table:table-cell>
          <table:table-cell/>
          <table:table-cell table:style-name="ce37" table:formula="of:=IF([.R575]&gt;[.$R$648];[.R575];&quot;&quot;)" office:value-type="float" office:value="524437529" calcext:value-type="float">
            <text:p>5244375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75]&gt;[.$R$648];[.T575];&quot;&quot;)" office:value-type="float" office:value="229370" calcext:value-type="float">
            <text:p>229370</text:p>
          </table:table-cell>
          <table:table-cell table:style-name="ce37" table:formula="of:=IF([.R575]&gt;[.$R$648];[.U575];&quot;&quot;)" office:value-type="float" office:value="1460" calcext:value-type="float">
            <text:p>1460</text:p>
          </table:table-cell>
          <table:table-cell table:formula="of:=IF(AND([.H575]=[.H574];[.H57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75]&lt;&gt;&quot;&quot;;[.E575];[.K575])" office:value-type="float" office:value="1460" calcext:value-type="float">
            <text:p>1460</text:p>
          </table:table-cell>
          <table:table-cell table:style-name="ce18" table:formula="of:=[.M575]-[.N575]" office:value-type="float" office:value="40" calcext:value-type="float">
            <text:p>40</text:p>
          </table:table-cell>
          <table:table-cell table:number-columns-repeated="2"/>
          <table:table-cell office:value-type="float" office:value="524437529" calcext:value-type="float">
            <text:p>524437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639151" calcext:value-type="float">
            <text:p>2131,639151</text:p>
          </table:table-cell>
          <table:table-cell table:style-name="ce37" table:formula="of:=IF([.H576]=&quot;&quot;;[.R576];&quot;&quot;)">
            <text:p/>
          </table:table-cell>
          <table:table-cell table:style-name="ce40" table:formula="of:=IF([.I576]=&quot;&quot;;[.S576];&quot;&quot;)">
            <text:p/>
          </table:table-cell>
          <table:table-cell table:style-name="ce37" table:formula="of:=IF([.J576]=&quot;&quot;;[.T576];&quot;&quot;)">
            <text:p/>
          </table:table-cell>
          <table:table-cell table:style-name="ce37" table:formula="of:=IF([.K576]=&quot;&quot;;[.U576];&quot;&quot;)">
            <text:p/>
          </table:table-cell>
          <table:table-cell table:formula="of:=IF(AND([.B576]=[.B575];[.D575]=[.D576];[.D575]&lt;&gt;&quot;&quot;;[.B575]&lt;&gt;&quot;&quot;);&quot;Retransmisión&quot;;&quot;&quot;)">
            <text:p/>
          </table:table-cell>
          <table:table-cell/>
          <table:table-cell table:style-name="ce37" table:formula="of:=IF([.R576]&gt;[.$R$648];[.R576];&quot;&quot;)" office:value-type="float" office:value="524438989" calcext:value-type="float">
            <text:p>5244389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76]&gt;[.$R$648];[.T576];&quot;&quot;)" office:value-type="float" office:value="229370" calcext:value-type="float">
            <text:p>229370</text:p>
          </table:table-cell>
          <table:table-cell table:style-name="ce37" table:formula="of:=IF([.R576]&gt;[.$R$648];[.U576];&quot;&quot;)" office:value-type="float" office:value="1460" calcext:value-type="float">
            <text:p>1460</text:p>
          </table:table-cell>
          <table:table-cell table:formula="of:=IF(AND([.H576]=[.H575];[.H57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76]&lt;&gt;&quot;&quot;;[.E576];[.K576])" office:value-type="float" office:value="1460" calcext:value-type="float">
            <text:p>1460</text:p>
          </table:table-cell>
          <table:table-cell table:style-name="ce18" table:formula="of:=[.M576]-[.N576]" office:value-type="float" office:value="40" calcext:value-type="float">
            <text:p>40</text:p>
          </table:table-cell>
          <table:table-cell table:number-columns-repeated="2"/>
          <table:table-cell office:value-type="float" office:value="524438989" calcext:value-type="float">
            <text:p>524438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640575" calcext:value-type="float">
            <text:p>2131,640575</text:p>
          </table:table-cell>
          <table:table-cell table:style-name="ce37" table:formula="of:=IF([.H577]=&quot;&quot;;[.R577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77]=&quot;&quot;;[.T577];&quot;&quot;)" office:value-type="float" office:value="524440449" calcext:value-type="float">
            <text:p>524440449</text:p>
          </table:table-cell>
          <table:table-cell table:style-name="ce37" table:formula="of:=IF([.K577]=&quot;&quot;;[.U577];&quot;&quot;)" office:value-type="float" office:value="0" calcext:value-type="float">
            <text:p>0</text:p>
          </table:table-cell>
          <table:table-cell table:formula="of:=IF(AND([.B577]=[.B576];[.D576]=[.D577];[.D576]&lt;&gt;&quot;&quot;;[.B576]&lt;&gt;&quot;&quot;);&quot;Retransmisión&quot;;&quot;&quot;)">
            <text:p/>
          </table:table-cell>
          <table:table-cell/>
          <table:table-cell table:style-name="ce37" table:formula="of:=IF([.R577]&gt;[.$R$648];[.R577];&quot;&quot;)">
            <text:p/>
          </table:table-cell>
          <table:table-cell table:style-name="ce37" table:formula="of:=IF([.R577]&gt;[.$R$648];[.S577];&quot;&quot;)">
            <text:p/>
          </table:table-cell>
          <table:table-cell table:style-name="ce37" table:formula="of:=IF([.R577]&gt;[.$R$648];[.T577];&quot;&quot;)">
            <text:p/>
          </table:table-cell>
          <table:table-cell table:style-name="ce37" table:formula="of:=IF([.R577]&gt;[.$R$648];[.U577];&quot;&quot;)">
            <text:p/>
          </table:table-cell>
          <table:table-cell table:formula="of:=IF(AND([.H577]=[.H576];[.H576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77]&lt;&gt;&quot;&quot;;[.E577];[.K577])" office:value-type="float" office:value="0" calcext:value-type="float">
            <text:p>0</text:p>
          </table:table-cell>
          <table:table-cell table:style-name="ce18" table:formula="of:=[.M577]-[.N577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0449" calcext:value-type="float">
            <text:p>5244404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729219" calcext:value-type="float">
            <text:p>2131,729219</text:p>
          </table:table-cell>
          <table:table-cell table:style-name="ce37" table:formula="of:=IF([.H578]=&quot;&quot;;[.R57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78]=&quot;&quot;;[.T578];&quot;&quot;)" office:value-type="float" office:value="524440449" calcext:value-type="float">
            <text:p>524440449</text:p>
          </table:table-cell>
          <table:table-cell table:style-name="ce37" table:formula="of:=IF([.K578]=&quot;&quot;;[.U578];&quot;&quot;)" office:value-type="float" office:value="0" calcext:value-type="float">
            <text:p>0</text:p>
          </table:table-cell>
          <table:table-cell table:formula="of:=IF(AND([.B578]=[.B577];[.D577]=[.D578];[.D577]&lt;&gt;&quot;&quot;;[.B57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578]&gt;[.$R$648];[.R578];&quot;&quot;)">
            <text:p/>
          </table:table-cell>
          <table:table-cell table:style-name="ce37" table:formula="of:=IF([.R578]&gt;[.$R$648];[.S578];&quot;&quot;)">
            <text:p/>
          </table:table-cell>
          <table:table-cell table:style-name="ce37" table:formula="of:=IF([.R578]&gt;[.$R$648];[.T578];&quot;&quot;)">
            <text:p/>
          </table:table-cell>
          <table:table-cell table:style-name="ce37" table:formula="of:=IF([.R578]&gt;[.$R$648];[.U578];&quot;&quot;)">
            <text:p/>
          </table:table-cell>
          <table:table-cell table:formula="of:=IF(AND([.H578]=[.H577];[.H57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78]&lt;&gt;&quot;&quot;;[.E578];[.K578])" office:value-type="float" office:value="0" calcext:value-type="float">
            <text:p>0</text:p>
          </table:table-cell>
          <table:table-cell table:style-name="ce18" table:formula="of:=[.M578]-[.N57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0449" calcext:value-type="float">
            <text:p>5244404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800678" calcext:value-type="float">
            <text:p>2131,800678</text:p>
          </table:table-cell>
          <table:table-cell table:style-name="ce37" table:formula="of:=IF([.H579]=&quot;&quot;;[.R579];&quot;&quot;)">
            <text:p/>
          </table:table-cell>
          <table:table-cell table:style-name="ce40" table:formula="of:=IF([.I579]=&quot;&quot;;[.S579];&quot;&quot;)">
            <text:p/>
          </table:table-cell>
          <table:table-cell table:style-name="ce37" table:formula="of:=IF([.J579]=&quot;&quot;;[.T579];&quot;&quot;)">
            <text:p/>
          </table:table-cell>
          <table:table-cell table:style-name="ce37" table:formula="of:=IF([.K579]=&quot;&quot;;[.U579];&quot;&quot;)">
            <text:p/>
          </table:table-cell>
          <table:table-cell table:formula="of:=IF(AND([.B579]=[.B578];[.D578]=[.D579];[.D578]&lt;&gt;&quot;&quot;;[.B578]&lt;&gt;&quot;&quot;);&quot;Retransmisión&quot;;&quot;&quot;)">
            <text:p/>
          </table:table-cell>
          <table:table-cell/>
          <table:table-cell table:style-name="ce37" table:formula="of:=IF([.R579]&gt;[.$R$648];[.R579];&quot;&quot;)" office:value-type="float" office:value="524440449" calcext:value-type="float">
            <text:p>5244404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79]&gt;[.$R$648];[.T579];&quot;&quot;)" office:value-type="float" office:value="229370" calcext:value-type="float">
            <text:p>229370</text:p>
          </table:table-cell>
          <table:table-cell table:style-name="ce37" table:formula="of:=IF([.R579]&gt;[.$R$648];[.U579];&quot;&quot;)" office:value-type="float" office:value="1460" calcext:value-type="float">
            <text:p>1460</text:p>
          </table:table-cell>
          <table:table-cell table:formula="of:=IF(AND([.H579]=[.H578];[.H578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79]&lt;&gt;&quot;&quot;;[.E579];[.K579])" office:value-type="float" office:value="1460" calcext:value-type="float">
            <text:p>1460</text:p>
          </table:table-cell>
          <table:table-cell table:style-name="ce18" table:formula="of:=[.M579]-[.N579]" office:value-type="float" office:value="40" calcext:value-type="float">
            <text:p>40</text:p>
          </table:table-cell>
          <table:table-cell table:number-columns-repeated="2"/>
          <table:table-cell office:value-type="float" office:value="524440449" calcext:value-type="float">
            <text:p>524440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802667" calcext:value-type="float">
            <text:p>2131,802667</text:p>
          </table:table-cell>
          <table:table-cell table:style-name="ce37" table:formula="of:=IF([.H580]=&quot;&quot;;[.R580];&quot;&quot;)">
            <text:p/>
          </table:table-cell>
          <table:table-cell table:style-name="ce40" table:formula="of:=IF([.I580]=&quot;&quot;;[.S580];&quot;&quot;)">
            <text:p/>
          </table:table-cell>
          <table:table-cell table:style-name="ce37" table:formula="of:=IF([.J580]=&quot;&quot;;[.T580];&quot;&quot;)">
            <text:p/>
          </table:table-cell>
          <table:table-cell table:style-name="ce37" table:formula="of:=IF([.K580]=&quot;&quot;;[.U580];&quot;&quot;)">
            <text:p/>
          </table:table-cell>
          <table:table-cell table:formula="of:=IF(AND([.B580]=[.B579];[.D579]=[.D580];[.D579]&lt;&gt;&quot;&quot;;[.B579]&lt;&gt;&quot;&quot;);&quot;Retransmisión&quot;;&quot;&quot;)">
            <text:p/>
          </table:table-cell>
          <table:table-cell/>
          <table:table-cell table:style-name="ce37" table:formula="of:=IF([.R580]&gt;[.$R$648];[.R580];&quot;&quot;)" office:value-type="float" office:value="524440449" calcext:value-type="float">
            <text:p>5244404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80]&gt;[.$R$648];[.T580];&quot;&quot;)" office:value-type="float" office:value="229370" calcext:value-type="float">
            <text:p>229370</text:p>
          </table:table-cell>
          <table:table-cell table:style-name="ce37" table:formula="of:=IF([.R580]&gt;[.$R$648];[.U580];&quot;&quot;)" office:value-type="float" office:value="1460" calcext:value-type="float">
            <text:p>1460</text:p>
          </table:table-cell>
          <table:table-cell table:formula="of:=IF(AND([.H580]=[.H579];[.H579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80]&lt;&gt;&quot;&quot;;[.E580];[.K580])" office:value-type="float" office:value="1460" calcext:value-type="float">
            <text:p>1460</text:p>
          </table:table-cell>
          <table:table-cell table:style-name="ce18" table:formula="of:=[.M580]-[.N580]" office:value-type="float" office:value="40" calcext:value-type="float">
            <text:p>40</text:p>
          </table:table-cell>
          <table:table-cell table:number-columns-repeated="2"/>
          <table:table-cell office:value-type="float" office:value="524440449" calcext:value-type="float">
            <text:p>524440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805275" calcext:value-type="float">
            <text:p>2131,805275</text:p>
          </table:table-cell>
          <table:table-cell table:style-name="ce37" table:formula="of:=IF([.H581]=&quot;&quot;;[.R581];&quot;&quot;)">
            <text:p/>
          </table:table-cell>
          <table:table-cell table:style-name="ce40" table:formula="of:=IF([.I581]=&quot;&quot;;[.S581];&quot;&quot;)">
            <text:p/>
          </table:table-cell>
          <table:table-cell table:style-name="ce37" table:formula="of:=IF([.J581]=&quot;&quot;;[.T581];&quot;&quot;)">
            <text:p/>
          </table:table-cell>
          <table:table-cell table:style-name="ce37" table:formula="of:=IF([.K581]=&quot;&quot;;[.U581];&quot;&quot;)">
            <text:p/>
          </table:table-cell>
          <table:table-cell table:formula="of:=IF(AND([.B581]=[.B580];[.D580]=[.D581];[.D580]&lt;&gt;&quot;&quot;;[.B580]&lt;&gt;&quot;&quot;);&quot;Retransmisión&quot;;&quot;&quot;)">
            <text:p/>
          </table:table-cell>
          <table:table-cell/>
          <table:table-cell table:style-name="ce37" table:formula="of:=IF([.R581]&gt;[.$R$648];[.R581];&quot;&quot;)" office:value-type="float" office:value="524441909" calcext:value-type="float">
            <text:p>5244419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81]&gt;[.$R$648];[.T581];&quot;&quot;)" office:value-type="float" office:value="229370" calcext:value-type="float">
            <text:p>229370</text:p>
          </table:table-cell>
          <table:table-cell table:style-name="ce37" table:formula="of:=IF([.R581]&gt;[.$R$648];[.U581];&quot;&quot;)" office:value-type="float" office:value="1460" calcext:value-type="float">
            <text:p>1460</text:p>
          </table:table-cell>
          <table:table-cell table:formula="of:=IF(AND([.H581]=[.H580];[.H58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81]&lt;&gt;&quot;&quot;;[.E581];[.K581])" office:value-type="float" office:value="1460" calcext:value-type="float">
            <text:p>1460</text:p>
          </table:table-cell>
          <table:table-cell table:style-name="ce18" table:formula="of:=[.M581]-[.N581]" office:value-type="float" office:value="40" calcext:value-type="float">
            <text:p>40</text:p>
          </table:table-cell>
          <table:table-cell table:number-columns-repeated="2"/>
          <table:table-cell office:value-type="float" office:value="524441909" calcext:value-type="float">
            <text:p>524441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807121" calcext:value-type="float">
            <text:p>2131,807121</text:p>
          </table:table-cell>
          <table:table-cell table:style-name="ce37" table:formula="of:=IF([.H582]=&quot;&quot;;[.R582];&quot;&quot;)">
            <text:p/>
          </table:table-cell>
          <table:table-cell table:style-name="ce40" table:formula="of:=IF([.I582]=&quot;&quot;;[.S582];&quot;&quot;)">
            <text:p/>
          </table:table-cell>
          <table:table-cell table:style-name="ce37" table:formula="of:=IF([.J582]=&quot;&quot;;[.T582];&quot;&quot;)">
            <text:p/>
          </table:table-cell>
          <table:table-cell table:style-name="ce37" table:formula="of:=IF([.K582]=&quot;&quot;;[.U582];&quot;&quot;)">
            <text:p/>
          </table:table-cell>
          <table:table-cell table:formula="of:=IF(AND([.B582]=[.B581];[.D581]=[.D582];[.D581]&lt;&gt;&quot;&quot;;[.B581]&lt;&gt;&quot;&quot;);&quot;Retransmisión&quot;;&quot;&quot;)">
            <text:p/>
          </table:table-cell>
          <table:table-cell/>
          <table:table-cell table:style-name="ce37" table:formula="of:=IF([.R582]&gt;[.$R$648];[.R582];&quot;&quot;)" office:value-type="float" office:value="524443369" calcext:value-type="float">
            <text:p>5244433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82]&gt;[.$R$648];[.T582];&quot;&quot;)" office:value-type="float" office:value="229370" calcext:value-type="float">
            <text:p>229370</text:p>
          </table:table-cell>
          <table:table-cell table:style-name="ce37" table:formula="of:=IF([.R582]&gt;[.$R$648];[.U582];&quot;&quot;)" office:value-type="float" office:value="1460" calcext:value-type="float">
            <text:p>1460</text:p>
          </table:table-cell>
          <table:table-cell table:formula="of:=IF(AND([.H582]=[.H581];[.H58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82]&lt;&gt;&quot;&quot;;[.E582];[.K582])" office:value-type="float" office:value="1460" calcext:value-type="float">
            <text:p>1460</text:p>
          </table:table-cell>
          <table:table-cell table:style-name="ce18" table:formula="of:=[.M582]-[.N582]" office:value-type="float" office:value="40" calcext:value-type="float">
            <text:p>40</text:p>
          </table:table-cell>
          <table:table-cell table:number-columns-repeated="2"/>
          <table:table-cell office:value-type="float" office:value="524443369" calcext:value-type="float">
            <text:p>5244433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808303" calcext:value-type="float">
            <text:p>2131,808303</text:p>
          </table:table-cell>
          <table:table-cell table:style-name="ce37" table:formula="of:=IF([.H583]=&quot;&quot;;[.R58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83]=&quot;&quot;;[.T583];&quot;&quot;)" office:value-type="float" office:value="524443369" calcext:value-type="float">
            <text:p>524443369</text:p>
          </table:table-cell>
          <table:table-cell table:style-name="ce37" table:formula="of:=IF([.K583]=&quot;&quot;;[.U583];&quot;&quot;)" office:value-type="float" office:value="0" calcext:value-type="float">
            <text:p>0</text:p>
          </table:table-cell>
          <table:table-cell table:formula="of:=IF(AND([.B583]=[.B582];[.D582]=[.D583];[.D582]&lt;&gt;&quot;&quot;;[.B582]&lt;&gt;&quot;&quot;);&quot;Retransmisión&quot;;&quot;&quot;)">
            <text:p/>
          </table:table-cell>
          <table:table-cell/>
          <table:table-cell table:style-name="ce37" table:formula="of:=IF([.R583]&gt;[.$R$648];[.R583];&quot;&quot;)">
            <text:p/>
          </table:table-cell>
          <table:table-cell table:style-name="ce37" table:formula="of:=IF([.R583]&gt;[.$R$648];[.S583];&quot;&quot;)">
            <text:p/>
          </table:table-cell>
          <table:table-cell table:style-name="ce37" table:formula="of:=IF([.R583]&gt;[.$R$648];[.T583];&quot;&quot;)">
            <text:p/>
          </table:table-cell>
          <table:table-cell table:style-name="ce37" table:formula="of:=IF([.R583]&gt;[.$R$648];[.U583];&quot;&quot;)">
            <text:p/>
          </table:table-cell>
          <table:table-cell table:formula="of:=IF(AND([.H583]=[.H582];[.H58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83]&lt;&gt;&quot;&quot;;[.E583];[.K583])" office:value-type="float" office:value="0" calcext:value-type="float">
            <text:p>0</text:p>
          </table:table-cell>
          <table:table-cell table:style-name="ce18" table:formula="of:=[.M583]-[.N58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3369" calcext:value-type="float">
            <text:p>5244433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897366" calcext:value-type="float">
            <text:p>2131,897366</text:p>
          </table:table-cell>
          <table:table-cell table:style-name="ce37" table:formula="of:=IF([.H584]=&quot;&quot;;[.R58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84]=&quot;&quot;;[.T584];&quot;&quot;)" office:value-type="float" office:value="524444829" calcext:value-type="float">
            <text:p>524444829</text:p>
          </table:table-cell>
          <table:table-cell table:style-name="ce37" table:formula="of:=IF([.K584]=&quot;&quot;;[.U584];&quot;&quot;)" office:value-type="float" office:value="0" calcext:value-type="float">
            <text:p>0</text:p>
          </table:table-cell>
          <table:table-cell table:formula="of:=IF(AND([.B584]=[.B583];[.D583]=[.D584];[.D583]&lt;&gt;&quot;&quot;;[.B583]&lt;&gt;&quot;&quot;);&quot;Retransmisión&quot;;&quot;&quot;)">
            <text:p/>
          </table:table-cell>
          <table:table-cell/>
          <table:table-cell table:style-name="ce37" table:formula="of:=IF([.R584]&gt;[.$R$648];[.R584];&quot;&quot;)">
            <text:p/>
          </table:table-cell>
          <table:table-cell table:style-name="ce37" table:formula="of:=IF([.R584]&gt;[.$R$648];[.S584];&quot;&quot;)">
            <text:p/>
          </table:table-cell>
          <table:table-cell table:style-name="ce37" table:formula="of:=IF([.R584]&gt;[.$R$648];[.T584];&quot;&quot;)">
            <text:p/>
          </table:table-cell>
          <table:table-cell table:style-name="ce37" table:formula="of:=IF([.R584]&gt;[.$R$648];[.U584];&quot;&quot;)">
            <text:p/>
          </table:table-cell>
          <table:table-cell table:formula="of:=IF(AND([.H584]=[.H583];[.H58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84]&lt;&gt;&quot;&quot;;[.E584];[.K584])" office:value-type="float" office:value="0" calcext:value-type="float">
            <text:p>0</text:p>
          </table:table-cell>
          <table:table-cell table:style-name="ce18" table:formula="of:=[.M584]-[.N58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4829" calcext:value-type="float">
            <text:p>524444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968995" calcext:value-type="float">
            <text:p>2131,968995</text:p>
          </table:table-cell>
          <table:table-cell table:style-name="ce37" table:formula="of:=IF([.H585]=&quot;&quot;;[.R585];&quot;&quot;)">
            <text:p/>
          </table:table-cell>
          <table:table-cell table:style-name="ce40" table:formula="of:=IF([.I585]=&quot;&quot;;[.S585];&quot;&quot;)">
            <text:p/>
          </table:table-cell>
          <table:table-cell table:style-name="ce37" table:formula="of:=IF([.J585]=&quot;&quot;;[.T585];&quot;&quot;)">
            <text:p/>
          </table:table-cell>
          <table:table-cell table:style-name="ce37" table:formula="of:=IF([.K585]=&quot;&quot;;[.U585];&quot;&quot;)">
            <text:p/>
          </table:table-cell>
          <table:table-cell table:formula="of:=IF(AND([.B585]=[.B584];[.D584]=[.D585];[.D584]&lt;&gt;&quot;&quot;;[.B584]&lt;&gt;&quot;&quot;);&quot;Retransmisión&quot;;&quot;&quot;)">
            <text:p/>
          </table:table-cell>
          <table:table-cell/>
          <table:table-cell table:style-name="ce37" table:formula="of:=IF([.R585]&gt;[.$R$648];[.R585];&quot;&quot;)" office:value-type="float" office:value="524444829" calcext:value-type="float">
            <text:p>5244448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85]&gt;[.$R$648];[.T585];&quot;&quot;)" office:value-type="float" office:value="229370" calcext:value-type="float">
            <text:p>229370</text:p>
          </table:table-cell>
          <table:table-cell table:style-name="ce37" table:formula="of:=IF([.R585]&gt;[.$R$648];[.U585];&quot;&quot;)" office:value-type="float" office:value="1460" calcext:value-type="float">
            <text:p>1460</text:p>
          </table:table-cell>
          <table:table-cell table:formula="of:=IF(AND([.H585]=[.H584];[.H58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85]&lt;&gt;&quot;&quot;;[.E585];[.K585])" office:value-type="float" office:value="1460" calcext:value-type="float">
            <text:p>1460</text:p>
          </table:table-cell>
          <table:table-cell table:style-name="ce18" table:formula="of:=[.M585]-[.N585]" office:value-type="float" office:value="40" calcext:value-type="float">
            <text:p>40</text:p>
          </table:table-cell>
          <table:table-cell table:number-columns-repeated="2"/>
          <table:table-cell office:value-type="float" office:value="524444829" calcext:value-type="float">
            <text:p>524444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971472" calcext:value-type="float">
            <text:p>2131,971472</text:p>
          </table:table-cell>
          <table:table-cell table:style-name="ce37" table:formula="of:=IF([.H586]=&quot;&quot;;[.R586];&quot;&quot;)">
            <text:p/>
          </table:table-cell>
          <table:table-cell table:style-name="ce40" table:formula="of:=IF([.I586]=&quot;&quot;;[.S586];&quot;&quot;)">
            <text:p/>
          </table:table-cell>
          <table:table-cell table:style-name="ce37" table:formula="of:=IF([.J586]=&quot;&quot;;[.T586];&quot;&quot;)">
            <text:p/>
          </table:table-cell>
          <table:table-cell table:style-name="ce37" table:formula="of:=IF([.K586]=&quot;&quot;;[.U586];&quot;&quot;)">
            <text:p/>
          </table:table-cell>
          <table:table-cell table:formula="of:=IF(AND([.B586]=[.B585];[.D585]=[.D586];[.D585]&lt;&gt;&quot;&quot;;[.B585]&lt;&gt;&quot;&quot;);&quot;Retransmisión&quot;;&quot;&quot;)">
            <text:p/>
          </table:table-cell>
          <table:table-cell/>
          <table:table-cell table:style-name="ce37" table:formula="of:=IF([.R586]&gt;[.$R$648];[.R586];&quot;&quot;)" office:value-type="float" office:value="524446289" calcext:value-type="float">
            <text:p>5244462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86]&gt;[.$R$648];[.T586];&quot;&quot;)" office:value-type="float" office:value="229370" calcext:value-type="float">
            <text:p>229370</text:p>
          </table:table-cell>
          <table:table-cell table:style-name="ce37" table:formula="of:=IF([.R586]&gt;[.$R$648];[.U586];&quot;&quot;)" office:value-type="float" office:value="1460" calcext:value-type="float">
            <text:p>1460</text:p>
          </table:table-cell>
          <table:table-cell table:formula="of:=IF(AND([.H586]=[.H585];[.H58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86]&lt;&gt;&quot;&quot;;[.E586];[.K586])" office:value-type="float" office:value="1460" calcext:value-type="float">
            <text:p>1460</text:p>
          </table:table-cell>
          <table:table-cell table:style-name="ce18" table:formula="of:=[.M586]-[.N586]" office:value-type="float" office:value="40" calcext:value-type="float">
            <text:p>40</text:p>
          </table:table-cell>
          <table:table-cell table:number-columns-repeated="2"/>
          <table:table-cell office:value-type="float" office:value="524446289" calcext:value-type="float">
            <text:p>524446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973446" calcext:value-type="float">
            <text:p>2131,973446</text:p>
          </table:table-cell>
          <table:table-cell table:style-name="ce37" table:formula="of:=IF([.H587]=&quot;&quot;;[.R587];&quot;&quot;)">
            <text:p/>
          </table:table-cell>
          <table:table-cell table:style-name="ce40" table:formula="of:=IF([.I587]=&quot;&quot;;[.S587];&quot;&quot;)">
            <text:p/>
          </table:table-cell>
          <table:table-cell table:style-name="ce37" table:formula="of:=IF([.J587]=&quot;&quot;;[.T587];&quot;&quot;)">
            <text:p/>
          </table:table-cell>
          <table:table-cell table:style-name="ce37" table:formula="of:=IF([.K587]=&quot;&quot;;[.U587];&quot;&quot;)">
            <text:p/>
          </table:table-cell>
          <table:table-cell table:formula="of:=IF(AND([.B587]=[.B586];[.D586]=[.D587];[.D586]&lt;&gt;&quot;&quot;;[.B586]&lt;&gt;&quot;&quot;);&quot;Retransmisión&quot;;&quot;&quot;)">
            <text:p/>
          </table:table-cell>
          <table:table-cell/>
          <table:table-cell table:style-name="ce37" table:formula="of:=IF([.R587]&gt;[.$R$648];[.R587];&quot;&quot;)" office:value-type="float" office:value="524447749" calcext:value-type="float">
            <text:p>5244477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87]&gt;[.$R$648];[.T587];&quot;&quot;)" office:value-type="float" office:value="229370" calcext:value-type="float">
            <text:p>229370</text:p>
          </table:table-cell>
          <table:table-cell table:style-name="ce37" table:formula="of:=IF([.R587]&gt;[.$R$648];[.U587];&quot;&quot;)" office:value-type="float" office:value="1460" calcext:value-type="float">
            <text:p>1460</text:p>
          </table:table-cell>
          <table:table-cell table:formula="of:=IF(AND([.H587]=[.H586];[.H58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87]&lt;&gt;&quot;&quot;;[.E587];[.K587])" office:value-type="float" office:value="1460" calcext:value-type="float">
            <text:p>1460</text:p>
          </table:table-cell>
          <table:table-cell table:style-name="ce18" table:formula="of:=[.M587]-[.N587]" office:value-type="float" office:value="40" calcext:value-type="float">
            <text:p>40</text:p>
          </table:table-cell>
          <table:table-cell table:number-columns-repeated="2"/>
          <table:table-cell office:value-type="float" office:value="524447749" calcext:value-type="float">
            <text:p>524447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1.973671" calcext:value-type="float">
            <text:p>2131,973671</text:p>
          </table:table-cell>
          <table:table-cell table:style-name="ce37" table:formula="of:=IF([.H588]=&quot;&quot;;[.R58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88]=&quot;&quot;;[.T588];&quot;&quot;)" office:value-type="float" office:value="524447749" calcext:value-type="float">
            <text:p>524447749</text:p>
          </table:table-cell>
          <table:table-cell table:style-name="ce37" table:formula="of:=IF([.K588]=&quot;&quot;;[.U588];&quot;&quot;)" office:value-type="float" office:value="0" calcext:value-type="float">
            <text:p>0</text:p>
          </table:table-cell>
          <table:table-cell table:formula="of:=IF(AND([.B588]=[.B587];[.D587]=[.D588];[.D587]&lt;&gt;&quot;&quot;;[.B587]&lt;&gt;&quot;&quot;);&quot;Retransmisión&quot;;&quot;&quot;)">
            <text:p/>
          </table:table-cell>
          <table:table-cell/>
          <table:table-cell table:style-name="ce37" table:formula="of:=IF([.R588]&gt;[.$R$648];[.R588];&quot;&quot;)">
            <text:p/>
          </table:table-cell>
          <table:table-cell table:style-name="ce37" table:formula="of:=IF([.R588]&gt;[.$R$648];[.S588];&quot;&quot;)">
            <text:p/>
          </table:table-cell>
          <table:table-cell table:style-name="ce37" table:formula="of:=IF([.R588]&gt;[.$R$648];[.T588];&quot;&quot;)">
            <text:p/>
          </table:table-cell>
          <table:table-cell table:style-name="ce37" table:formula="of:=IF([.R588]&gt;[.$R$648];[.U588];&quot;&quot;)">
            <text:p/>
          </table:table-cell>
          <table:table-cell table:formula="of:=IF(AND([.H588]=[.H587];[.H58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88]&lt;&gt;&quot;&quot;;[.E588];[.K588])" office:value-type="float" office:value="0" calcext:value-type="float">
            <text:p>0</text:p>
          </table:table-cell>
          <table:table-cell table:style-name="ce18" table:formula="of:=[.M588]-[.N58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7749" calcext:value-type="float">
            <text:p>5244477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1.983043" calcext:value-type="float">
            <text:p>2131,983043</text:p>
          </table:table-cell>
          <table:table-cell table:style-name="ce37" table:formula="of:=IF([.H589]=&quot;&quot;;[.R58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89]=&quot;&quot;;[.T589];&quot;&quot;)" office:value-type="float" office:value="524449209" calcext:value-type="float">
            <text:p>524449209</text:p>
          </table:table-cell>
          <table:table-cell table:style-name="ce37" table:formula="of:=IF([.K589]=&quot;&quot;;[.U589];&quot;&quot;)" office:value-type="float" office:value="0" calcext:value-type="float">
            <text:p>0</text:p>
          </table:table-cell>
          <table:table-cell table:formula="of:=IF(AND([.B589]=[.B588];[.D588]=[.D589];[.D588]&lt;&gt;&quot;&quot;;[.B588]&lt;&gt;&quot;&quot;);&quot;Retransmisión&quot;;&quot;&quot;)">
            <text:p/>
          </table:table-cell>
          <table:table-cell/>
          <table:table-cell table:style-name="ce37" table:formula="of:=IF([.R589]&gt;[.$R$648];[.R589];&quot;&quot;)">
            <text:p/>
          </table:table-cell>
          <table:table-cell table:style-name="ce37" table:formula="of:=IF([.R589]&gt;[.$R$648];[.S589];&quot;&quot;)">
            <text:p/>
          </table:table-cell>
          <table:table-cell table:style-name="ce37" table:formula="of:=IF([.R589]&gt;[.$R$648];[.T589];&quot;&quot;)">
            <text:p/>
          </table:table-cell>
          <table:table-cell table:style-name="ce37" table:formula="of:=IF([.R589]&gt;[.$R$648];[.U589];&quot;&quot;)">
            <text:p/>
          </table:table-cell>
          <table:table-cell table:formula="of:=IF(AND([.H589]=[.H588];[.H58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89]&lt;&gt;&quot;&quot;;[.E589];[.K589])" office:value-type="float" office:value="0" calcext:value-type="float">
            <text:p>0</text:p>
          </table:table-cell>
          <table:table-cell table:style-name="ce18" table:formula="of:=[.M589]-[.N58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9209" calcext:value-type="float">
            <text:p>5244492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055247" calcext:value-type="float">
            <text:p>2132,055247</text:p>
          </table:table-cell>
          <table:table-cell table:style-name="ce37" table:formula="of:=IF([.H590]=&quot;&quot;;[.R590];&quot;&quot;)">
            <text:p/>
          </table:table-cell>
          <table:table-cell table:style-name="ce40" table:formula="of:=IF([.I590]=&quot;&quot;;[.S590];&quot;&quot;)">
            <text:p/>
          </table:table-cell>
          <table:table-cell table:style-name="ce37" table:formula="of:=IF([.J590]=&quot;&quot;;[.T590];&quot;&quot;)">
            <text:p/>
          </table:table-cell>
          <table:table-cell table:style-name="ce37" table:formula="of:=IF([.K590]=&quot;&quot;;[.U590];&quot;&quot;)">
            <text:p/>
          </table:table-cell>
          <table:table-cell table:formula="of:=IF(AND([.B590]=[.B589];[.D589]=[.D590];[.D589]&lt;&gt;&quot;&quot;;[.B589]&lt;&gt;&quot;&quot;);&quot;Retransmisión&quot;;&quot;&quot;)">
            <text:p/>
          </table:table-cell>
          <table:table-cell/>
          <table:table-cell table:style-name="ce37" table:formula="of:=IF([.R590]&gt;[.$R$648];[.R590];&quot;&quot;)" office:value-type="float" office:value="524449209" calcext:value-type="float">
            <text:p>5244492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90]&gt;[.$R$648];[.T590];&quot;&quot;)" office:value-type="float" office:value="229370" calcext:value-type="float">
            <text:p>229370</text:p>
          </table:table-cell>
          <table:table-cell table:style-name="ce37" table:formula="of:=IF([.R590]&gt;[.$R$648];[.U590];&quot;&quot;)" office:value-type="float" office:value="1460" calcext:value-type="float">
            <text:p>1460</text:p>
          </table:table-cell>
          <table:table-cell table:formula="of:=IF(AND([.H590]=[.H589];[.H58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90]&lt;&gt;&quot;&quot;;[.E590];[.K590])" office:value-type="float" office:value="1460" calcext:value-type="float">
            <text:p>1460</text:p>
          </table:table-cell>
          <table:table-cell table:style-name="ce18" table:formula="of:=[.M590]-[.N590]" office:value-type="float" office:value="40" calcext:value-type="float">
            <text:p>40</text:p>
          </table:table-cell>
          <table:table-cell table:number-columns-repeated="2"/>
          <table:table-cell office:value-type="float" office:value="524449209" calcext:value-type="float">
            <text:p>524449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056462" calcext:value-type="float">
            <text:p>2132,056462</text:p>
          </table:table-cell>
          <table:table-cell table:style-name="ce37" table:formula="of:=IF([.H591]=&quot;&quot;;[.R591];&quot;&quot;)">
            <text:p/>
          </table:table-cell>
          <table:table-cell table:style-name="ce40" table:formula="of:=IF([.I591]=&quot;&quot;;[.S591];&quot;&quot;)">
            <text:p/>
          </table:table-cell>
          <table:table-cell table:style-name="ce37" table:formula="of:=IF([.J591]=&quot;&quot;;[.T591];&quot;&quot;)">
            <text:p/>
          </table:table-cell>
          <table:table-cell table:style-name="ce37" table:formula="of:=IF([.K591]=&quot;&quot;;[.U591];&quot;&quot;)">
            <text:p/>
          </table:table-cell>
          <table:table-cell table:formula="of:=IF(AND([.B591]=[.B590];[.D590]=[.D591];[.D590]&lt;&gt;&quot;&quot;;[.B590]&lt;&gt;&quot;&quot;);&quot;Retransmisión&quot;;&quot;&quot;)">
            <text:p/>
          </table:table-cell>
          <table:table-cell/>
          <table:table-cell table:style-name="ce37" table:formula="of:=IF([.R591]&gt;[.$R$648];[.R591];&quot;&quot;)" office:value-type="float" office:value="524450669" calcext:value-type="float">
            <text:p>52445066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591]&gt;[.$R$648];[.T591];&quot;&quot;)" office:value-type="float" office:value="229370" calcext:value-type="float">
            <text:p>229370</text:p>
          </table:table-cell>
          <table:table-cell table:style-name="ce37" table:formula="of:=IF([.R591]&gt;[.$R$648];[.U591];&quot;&quot;)" office:value-type="float" office:value="1460" calcext:value-type="float">
            <text:p>1460</text:p>
          </table:table-cell>
          <table:table-cell table:formula="of:=IF(AND([.H591]=[.H590];[.H59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91]&lt;&gt;&quot;&quot;;[.E591];[.K591])" office:value-type="float" office:value="1460" calcext:value-type="float">
            <text:p>1460</text:p>
          </table:table-cell>
          <table:table-cell table:style-name="ce18" table:formula="of:=[.M591]-[.N591]" office:value-type="float" office:value="40" calcext:value-type="float">
            <text:p>40</text:p>
          </table:table-cell>
          <table:table-cell table:number-columns-repeated="2"/>
          <table:table-cell office:value-type="float" office:value="524450669" calcext:value-type="float">
            <text:p>5244506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058185" calcext:value-type="float">
            <text:p>2132,058185</text:p>
          </table:table-cell>
          <table:table-cell table:style-name="ce37" table:formula="of:=IF([.H592]=&quot;&quot;;[.R592];&quot;&quot;)">
            <text:p/>
          </table:table-cell>
          <table:table-cell table:style-name="ce40" table:formula="of:=IF([.I592]=&quot;&quot;;[.S592];&quot;&quot;)">
            <text:p/>
          </table:table-cell>
          <table:table-cell table:style-name="ce37" table:formula="of:=IF([.J592]=&quot;&quot;;[.T592];&quot;&quot;)">
            <text:p/>
          </table:table-cell>
          <table:table-cell table:style-name="ce37" table:formula="of:=IF([.K592]=&quot;&quot;;[.U592];&quot;&quot;)">
            <text:p/>
          </table:table-cell>
          <table:table-cell table:formula="of:=IF(AND([.B592]=[.B591];[.D591]=[.D592];[.D591]&lt;&gt;&quot;&quot;;[.B591]&lt;&gt;&quot;&quot;);&quot;Retransmisión&quot;;&quot;&quot;)">
            <text:p/>
          </table:table-cell>
          <table:table-cell/>
          <table:table-cell table:style-name="ce37" table:formula="of:=IF([.R592]&gt;[.$R$648];[.R592];&quot;&quot;)" office:value-type="float" office:value="524452129" calcext:value-type="float">
            <text:p>5244521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92]&gt;[.$R$648];[.T592];&quot;&quot;)" office:value-type="float" office:value="229370" calcext:value-type="float">
            <text:p>229370</text:p>
          </table:table-cell>
          <table:table-cell table:style-name="ce37" table:formula="of:=IF([.R592]&gt;[.$R$648];[.U592];&quot;&quot;)" office:value-type="float" office:value="1460" calcext:value-type="float">
            <text:p>1460</text:p>
          </table:table-cell>
          <table:table-cell table:formula="of:=IF(AND([.H592]=[.H591];[.H59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92]&lt;&gt;&quot;&quot;;[.E592];[.K592])" office:value-type="float" office:value="1460" calcext:value-type="float">
            <text:p>1460</text:p>
          </table:table-cell>
          <table:table-cell table:style-name="ce18" table:formula="of:=[.M592]-[.N592]" office:value-type="float" office:value="40" calcext:value-type="float">
            <text:p>40</text:p>
          </table:table-cell>
          <table:table-cell table:number-columns-repeated="2"/>
          <table:table-cell office:value-type="float" office:value="524452129" calcext:value-type="float">
            <text:p>524452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059631" calcext:value-type="float">
            <text:p>2132,059631</text:p>
          </table:table-cell>
          <table:table-cell table:style-name="ce37" table:formula="of:=IF([.H593]=&quot;&quot;;[.R59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93]=&quot;&quot;;[.T593];&quot;&quot;)" office:value-type="float" office:value="524452129" calcext:value-type="float">
            <text:p>524452129</text:p>
          </table:table-cell>
          <table:table-cell table:style-name="ce37" table:formula="of:=IF([.K593]=&quot;&quot;;[.U593];&quot;&quot;)" office:value-type="float" office:value="0" calcext:value-type="float">
            <text:p>0</text:p>
          </table:table-cell>
          <table:table-cell table:formula="of:=IF(AND([.B593]=[.B592];[.D592]=[.D593];[.D592]&lt;&gt;&quot;&quot;;[.B592]&lt;&gt;&quot;&quot;);&quot;Retransmisión&quot;;&quot;&quot;)">
            <text:p/>
          </table:table-cell>
          <table:table-cell/>
          <table:table-cell table:style-name="ce37" table:formula="of:=IF([.R593]&gt;[.$R$648];[.R593];&quot;&quot;)">
            <text:p/>
          </table:table-cell>
          <table:table-cell table:style-name="ce37" table:formula="of:=IF([.R593]&gt;[.$R$648];[.S593];&quot;&quot;)">
            <text:p/>
          </table:table-cell>
          <table:table-cell table:style-name="ce37" table:formula="of:=IF([.R593]&gt;[.$R$648];[.T593];&quot;&quot;)">
            <text:p/>
          </table:table-cell>
          <table:table-cell table:style-name="ce37" table:formula="of:=IF([.R593]&gt;[.$R$648];[.U593];&quot;&quot;)">
            <text:p/>
          </table:table-cell>
          <table:table-cell table:formula="of:=IF(AND([.H593]=[.H592];[.H59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93]&lt;&gt;&quot;&quot;;[.E593];[.K593])" office:value-type="float" office:value="0" calcext:value-type="float">
            <text:p>0</text:p>
          </table:table-cell>
          <table:table-cell table:style-name="ce18" table:formula="of:=[.M593]-[.N59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52129" calcext:value-type="float">
            <text:p>5244521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074658" calcext:value-type="float">
            <text:p>2132,074658</text:p>
          </table:table-cell>
          <table:table-cell table:style-name="ce37" table:formula="of:=IF([.H594]=&quot;&quot;;[.R59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94]=&quot;&quot;;[.T594];&quot;&quot;)" office:value-type="float" office:value="524453589" calcext:value-type="float">
            <text:p>524453589</text:p>
          </table:table-cell>
          <table:table-cell table:style-name="ce37" table:formula="of:=IF([.K594]=&quot;&quot;;[.U594];&quot;&quot;)" office:value-type="float" office:value="0" calcext:value-type="float">
            <text:p>0</text:p>
          </table:table-cell>
          <table:table-cell table:formula="of:=IF(AND([.B594]=[.B593];[.D593]=[.D594];[.D593]&lt;&gt;&quot;&quot;;[.B593]&lt;&gt;&quot;&quot;);&quot;Retransmisión&quot;;&quot;&quot;)">
            <text:p/>
          </table:table-cell>
          <table:table-cell/>
          <table:table-cell table:style-name="ce37" table:formula="of:=IF([.R594]&gt;[.$R$648];[.R594];&quot;&quot;)">
            <text:p/>
          </table:table-cell>
          <table:table-cell table:style-name="ce37" table:formula="of:=IF([.R594]&gt;[.$R$648];[.S594];&quot;&quot;)">
            <text:p/>
          </table:table-cell>
          <table:table-cell table:style-name="ce37" table:formula="of:=IF([.R594]&gt;[.$R$648];[.T594];&quot;&quot;)">
            <text:p/>
          </table:table-cell>
          <table:table-cell table:style-name="ce37" table:formula="of:=IF([.R594]&gt;[.$R$648];[.U594];&quot;&quot;)">
            <text:p/>
          </table:table-cell>
          <table:table-cell table:formula="of:=IF(AND([.H594]=[.H593];[.H59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94]&lt;&gt;&quot;&quot;;[.E594];[.K594])" office:value-type="float" office:value="0" calcext:value-type="float">
            <text:p>0</text:p>
          </table:table-cell>
          <table:table-cell table:style-name="ce18" table:formula="of:=[.M594]-[.N59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53589" calcext:value-type="float">
            <text:p>5244535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145527" calcext:value-type="float">
            <text:p>2132,145527</text:p>
          </table:table-cell>
          <table:table-cell table:style-name="ce37" table:formula="of:=IF([.H595]=&quot;&quot;;[.R595];&quot;&quot;)">
            <text:p/>
          </table:table-cell>
          <table:table-cell table:style-name="ce40" table:formula="of:=IF([.I595]=&quot;&quot;;[.S595];&quot;&quot;)">
            <text:p/>
          </table:table-cell>
          <table:table-cell table:style-name="ce37" table:formula="of:=IF([.J595]=&quot;&quot;;[.T595];&quot;&quot;)">
            <text:p/>
          </table:table-cell>
          <table:table-cell table:style-name="ce37" table:formula="of:=IF([.K595]=&quot;&quot;;[.U595];&quot;&quot;)">
            <text:p/>
          </table:table-cell>
          <table:table-cell table:formula="of:=IF(AND([.B595]=[.B594];[.D594]=[.D595];[.D594]&lt;&gt;&quot;&quot;;[.B594]&lt;&gt;&quot;&quot;);&quot;Retransmisión&quot;;&quot;&quot;)">
            <text:p/>
          </table:table-cell>
          <table:table-cell/>
          <table:table-cell table:style-name="ce37" table:formula="of:=IF([.R595]&gt;[.$R$648];[.R595];&quot;&quot;)" office:value-type="float" office:value="524453589" calcext:value-type="float">
            <text:p>52445358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595]&gt;[.$R$648];[.T595];&quot;&quot;)" office:value-type="float" office:value="229370" calcext:value-type="float">
            <text:p>229370</text:p>
          </table:table-cell>
          <table:table-cell table:style-name="ce37" table:formula="of:=IF([.R595]&gt;[.$R$648];[.U595];&quot;&quot;)" office:value-type="float" office:value="1460" calcext:value-type="float">
            <text:p>1460</text:p>
          </table:table-cell>
          <table:table-cell table:formula="of:=IF(AND([.H595]=[.H594];[.H59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95]&lt;&gt;&quot;&quot;;[.E595];[.K595])" office:value-type="float" office:value="1460" calcext:value-type="float">
            <text:p>1460</text:p>
          </table:table-cell>
          <table:table-cell table:style-name="ce18" table:formula="of:=[.M595]-[.N595]" office:value-type="float" office:value="40" calcext:value-type="float">
            <text:p>40</text:p>
          </table:table-cell>
          <table:table-cell table:number-columns-repeated="2"/>
          <table:table-cell office:value-type="float" office:value="524453589" calcext:value-type="float">
            <text:p>5244535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148062" calcext:value-type="float">
            <text:p>2132,148062</text:p>
          </table:table-cell>
          <table:table-cell table:style-name="ce37" table:formula="of:=IF([.H596]=&quot;&quot;;[.R596];&quot;&quot;)">
            <text:p/>
          </table:table-cell>
          <table:table-cell table:style-name="ce40" table:formula="of:=IF([.I596]=&quot;&quot;;[.S596];&quot;&quot;)">
            <text:p/>
          </table:table-cell>
          <table:table-cell table:style-name="ce37" table:formula="of:=IF([.J596]=&quot;&quot;;[.T596];&quot;&quot;)">
            <text:p/>
          </table:table-cell>
          <table:table-cell table:style-name="ce37" table:formula="of:=IF([.K596]=&quot;&quot;;[.U596];&quot;&quot;)">
            <text:p/>
          </table:table-cell>
          <table:table-cell table:formula="of:=IF(AND([.B596]=[.B595];[.D595]=[.D596];[.D595]&lt;&gt;&quot;&quot;;[.B595]&lt;&gt;&quot;&quot;);&quot;Retransmisión&quot;;&quot;&quot;)">
            <text:p/>
          </table:table-cell>
          <table:table-cell/>
          <table:table-cell table:style-name="ce37" table:formula="of:=IF([.R596]&gt;[.$R$648];[.R596];&quot;&quot;)" office:value-type="float" office:value="524455049" calcext:value-type="float">
            <text:p>5244550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96]&gt;[.$R$648];[.T596];&quot;&quot;)" office:value-type="float" office:value="229370" calcext:value-type="float">
            <text:p>229370</text:p>
          </table:table-cell>
          <table:table-cell table:style-name="ce37" table:formula="of:=IF([.R596]&gt;[.$R$648];[.U596];&quot;&quot;)" office:value-type="float" office:value="1460" calcext:value-type="float">
            <text:p>1460</text:p>
          </table:table-cell>
          <table:table-cell table:formula="of:=IF(AND([.H596]=[.H595];[.H59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96]&lt;&gt;&quot;&quot;;[.E596];[.K596])" office:value-type="float" office:value="1460" calcext:value-type="float">
            <text:p>1460</text:p>
          </table:table-cell>
          <table:table-cell table:style-name="ce18" table:formula="of:=[.M596]-[.N596]" office:value-type="float" office:value="40" calcext:value-type="float">
            <text:p>40</text:p>
          </table:table-cell>
          <table:table-cell table:number-columns-repeated="2"/>
          <table:table-cell office:value-type="float" office:value="524455049" calcext:value-type="float">
            <text:p>524455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150069" calcext:value-type="float">
            <text:p>2132,150069</text:p>
          </table:table-cell>
          <table:table-cell table:style-name="ce37" table:formula="of:=IF([.H597]=&quot;&quot;;[.R597];&quot;&quot;)">
            <text:p/>
          </table:table-cell>
          <table:table-cell table:style-name="ce40" table:formula="of:=IF([.I597]=&quot;&quot;;[.S597];&quot;&quot;)">
            <text:p/>
          </table:table-cell>
          <table:table-cell table:style-name="ce37" table:formula="of:=IF([.J597]=&quot;&quot;;[.T597];&quot;&quot;)">
            <text:p/>
          </table:table-cell>
          <table:table-cell table:style-name="ce37" table:formula="of:=IF([.K597]=&quot;&quot;;[.U597];&quot;&quot;)">
            <text:p/>
          </table:table-cell>
          <table:table-cell table:formula="of:=IF(AND([.B597]=[.B596];[.D596]=[.D597];[.D596]&lt;&gt;&quot;&quot;;[.B596]&lt;&gt;&quot;&quot;);&quot;Retransmisión&quot;;&quot;&quot;)">
            <text:p/>
          </table:table-cell>
          <table:table-cell/>
          <table:table-cell table:style-name="ce37" table:formula="of:=IF([.R597]&gt;[.$R$648];[.R597];&quot;&quot;)" office:value-type="float" office:value="524456509" calcext:value-type="float">
            <text:p>5244565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597]&gt;[.$R$648];[.T597];&quot;&quot;)" office:value-type="float" office:value="229370" calcext:value-type="float">
            <text:p>229370</text:p>
          </table:table-cell>
          <table:table-cell table:style-name="ce37" table:formula="of:=IF([.R597]&gt;[.$R$648];[.U597];&quot;&quot;)" office:value-type="float" office:value="1460" calcext:value-type="float">
            <text:p>1460</text:p>
          </table:table-cell>
          <table:table-cell table:formula="of:=IF(AND([.H597]=[.H596];[.H59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597]&lt;&gt;&quot;&quot;;[.E597];[.K597])" office:value-type="float" office:value="1460" calcext:value-type="float">
            <text:p>1460</text:p>
          </table:table-cell>
          <table:table-cell table:style-name="ce18" table:formula="of:=[.M597]-[.N597]" office:value-type="float" office:value="40" calcext:value-type="float">
            <text:p>40</text:p>
          </table:table-cell>
          <table:table-cell table:number-columns-repeated="2"/>
          <table:table-cell office:value-type="float" office:value="524456509" calcext:value-type="float">
            <text:p>5244565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150296" calcext:value-type="float">
            <text:p>2132,150296</text:p>
          </table:table-cell>
          <table:table-cell table:style-name="ce37" table:formula="of:=IF([.H598]=&quot;&quot;;[.R59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98]=&quot;&quot;;[.T598];&quot;&quot;)" office:value-type="float" office:value="524456509" calcext:value-type="float">
            <text:p>524456509</text:p>
          </table:table-cell>
          <table:table-cell table:style-name="ce37" table:formula="of:=IF([.K598]=&quot;&quot;;[.U598];&quot;&quot;)" office:value-type="float" office:value="0" calcext:value-type="float">
            <text:p>0</text:p>
          </table:table-cell>
          <table:table-cell table:formula="of:=IF(AND([.B598]=[.B597];[.D597]=[.D598];[.D597]&lt;&gt;&quot;&quot;;[.B597]&lt;&gt;&quot;&quot;);&quot;Retransmisión&quot;;&quot;&quot;)">
            <text:p/>
          </table:table-cell>
          <table:table-cell/>
          <table:table-cell table:style-name="ce37" table:formula="of:=IF([.R598]&gt;[.$R$648];[.R598];&quot;&quot;)">
            <text:p/>
          </table:table-cell>
          <table:table-cell table:style-name="ce37" table:formula="of:=IF([.R598]&gt;[.$R$648];[.S598];&quot;&quot;)">
            <text:p/>
          </table:table-cell>
          <table:table-cell table:style-name="ce37" table:formula="of:=IF([.R598]&gt;[.$R$648];[.T598];&quot;&quot;)">
            <text:p/>
          </table:table-cell>
          <table:table-cell table:style-name="ce37" table:formula="of:=IF([.R598]&gt;[.$R$648];[.U598];&quot;&quot;)">
            <text:p/>
          </table:table-cell>
          <table:table-cell table:formula="of:=IF(AND([.H598]=[.H597];[.H59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98]&lt;&gt;&quot;&quot;;[.E598];[.K598])" office:value-type="float" office:value="0" calcext:value-type="float">
            <text:p>0</text:p>
          </table:table-cell>
          <table:table-cell table:style-name="ce18" table:formula="of:=[.M598]-[.N59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56509" calcext:value-type="float">
            <text:p>5244565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253415" calcext:value-type="float">
            <text:p>2132,253415</text:p>
          </table:table-cell>
          <table:table-cell table:style-name="ce37" table:formula="of:=IF([.H599]=&quot;&quot;;[.R59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599]=&quot;&quot;;[.T599];&quot;&quot;)" office:value-type="float" office:value="524457969" calcext:value-type="float">
            <text:p>524457969</text:p>
          </table:table-cell>
          <table:table-cell table:style-name="ce37" table:formula="of:=IF([.K599]=&quot;&quot;;[.U599];&quot;&quot;)" office:value-type="float" office:value="0" calcext:value-type="float">
            <text:p>0</text:p>
          </table:table-cell>
          <table:table-cell table:formula="of:=IF(AND([.B599]=[.B598];[.D598]=[.D599];[.D598]&lt;&gt;&quot;&quot;;[.B598]&lt;&gt;&quot;&quot;);&quot;Retransmisión&quot;;&quot;&quot;)">
            <text:p/>
          </table:table-cell>
          <table:table-cell/>
          <table:table-cell table:style-name="ce37" table:formula="of:=IF([.R599]&gt;[.$R$648];[.R599];&quot;&quot;)">
            <text:p/>
          </table:table-cell>
          <table:table-cell table:style-name="ce37" table:formula="of:=IF([.R599]&gt;[.$R$648];[.S599];&quot;&quot;)">
            <text:p/>
          </table:table-cell>
          <table:table-cell table:style-name="ce37" table:formula="of:=IF([.R599]&gt;[.$R$648];[.T599];&quot;&quot;)">
            <text:p/>
          </table:table-cell>
          <table:table-cell table:style-name="ce37" table:formula="of:=IF([.R599]&gt;[.$R$648];[.U599];&quot;&quot;)">
            <text:p/>
          </table:table-cell>
          <table:table-cell table:formula="of:=IF(AND([.H599]=[.H598];[.H59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599]&lt;&gt;&quot;&quot;;[.E599];[.K599])" office:value-type="float" office:value="0" calcext:value-type="float">
            <text:p>0</text:p>
          </table:table-cell>
          <table:table-cell table:style-name="ce18" table:formula="of:=[.M599]-[.N59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57969" calcext:value-type="float">
            <text:p>5244579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257837" calcext:value-type="float">
            <text:p>2132,257837</text:p>
          </table:table-cell>
          <table:table-cell table:style-name="ce37" table:formula="of:=IF([.H600]=&quot;&quot;;[.R600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00]=&quot;&quot;;[.T600];&quot;&quot;)" office:value-type="float" office:value="524457969" calcext:value-type="float">
            <text:p>524457969</text:p>
          </table:table-cell>
          <table:table-cell table:style-name="ce37" table:formula="of:=IF([.K600]=&quot;&quot;;[.U600];&quot;&quot;)" office:value-type="float" office:value="0" calcext:value-type="float">
            <text:p>0</text:p>
          </table:table-cell>
          <table:table-cell table:formula="of:=IF(AND([.B600]=[.B599];[.D599]=[.D600];[.D599]&lt;&gt;&quot;&quot;;[.B59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600]&gt;[.$R$648];[.R600];&quot;&quot;)">
            <text:p/>
          </table:table-cell>
          <table:table-cell table:style-name="ce37" table:formula="of:=IF([.R600]&gt;[.$R$648];[.S600];&quot;&quot;)">
            <text:p/>
          </table:table-cell>
          <table:table-cell table:style-name="ce37" table:formula="of:=IF([.R600]&gt;[.$R$648];[.T600];&quot;&quot;)">
            <text:p/>
          </table:table-cell>
          <table:table-cell table:style-name="ce37" table:formula="of:=IF([.R600]&gt;[.$R$648];[.U600];&quot;&quot;)">
            <text:p/>
          </table:table-cell>
          <table:table-cell table:formula="of:=IF(AND([.H600]=[.H599];[.H599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00]&lt;&gt;&quot;&quot;;[.E600];[.K600])" office:value-type="float" office:value="0" calcext:value-type="float">
            <text:p>0</text:p>
          </table:table-cell>
          <table:table-cell table:style-name="ce18" table:formula="of:=[.M600]-[.N600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57969" calcext:value-type="float">
            <text:p>5244579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329477" calcext:value-type="float">
            <text:p>2132,329477</text:p>
          </table:table-cell>
          <table:table-cell table:style-name="ce37" table:formula="of:=IF([.H601]=&quot;&quot;;[.R601];&quot;&quot;)">
            <text:p/>
          </table:table-cell>
          <table:table-cell table:style-name="ce40" table:formula="of:=IF([.I601]=&quot;&quot;;[.S601];&quot;&quot;)">
            <text:p/>
          </table:table-cell>
          <table:table-cell table:style-name="ce37" table:formula="of:=IF([.J601]=&quot;&quot;;[.T601];&quot;&quot;)">
            <text:p/>
          </table:table-cell>
          <table:table-cell table:style-name="ce37" table:formula="of:=IF([.K601]=&quot;&quot;;[.U601];&quot;&quot;)">
            <text:p/>
          </table:table-cell>
          <table:table-cell table:formula="of:=IF(AND([.B601]=[.B600];[.D600]=[.D601];[.D600]&lt;&gt;&quot;&quot;;[.B600]&lt;&gt;&quot;&quot;);&quot;Retransmisión&quot;;&quot;&quot;)">
            <text:p/>
          </table:table-cell>
          <table:table-cell/>
          <table:table-cell table:style-name="ce37" table:formula="of:=IF([.R601]&gt;[.$R$648];[.R601];&quot;&quot;)" office:value-type="float" office:value="524457969" calcext:value-type="float">
            <text:p>5244579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01]&gt;[.$R$648];[.T601];&quot;&quot;)" office:value-type="float" office:value="229370" calcext:value-type="float">
            <text:p>229370</text:p>
          </table:table-cell>
          <table:table-cell table:style-name="ce37" table:formula="of:=IF([.R601]&gt;[.$R$648];[.U601];&quot;&quot;)" office:value-type="float" office:value="1460" calcext:value-type="float">
            <text:p>1460</text:p>
          </table:table-cell>
          <table:table-cell table:formula="of:=IF(AND([.H601]=[.H600];[.H60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01]&lt;&gt;&quot;&quot;;[.E601];[.K601])" office:value-type="float" office:value="1460" calcext:value-type="float">
            <text:p>1460</text:p>
          </table:table-cell>
          <table:table-cell table:style-name="ce18" table:formula="of:=[.M601]-[.N601]" office:value-type="float" office:value="40" calcext:value-type="float">
            <text:p>40</text:p>
          </table:table-cell>
          <table:table-cell table:number-columns-repeated="2"/>
          <table:table-cell office:value-type="float" office:value="524457969" calcext:value-type="float">
            <text:p>524457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331956" calcext:value-type="float">
            <text:p>2132,331956</text:p>
          </table:table-cell>
          <table:table-cell table:style-name="ce37" table:formula="of:=IF([.H602]=&quot;&quot;;[.R602];&quot;&quot;)">
            <text:p/>
          </table:table-cell>
          <table:table-cell table:style-name="ce40" table:formula="of:=IF([.I602]=&quot;&quot;;[.S602];&quot;&quot;)">
            <text:p/>
          </table:table-cell>
          <table:table-cell table:style-name="ce37" table:formula="of:=IF([.J602]=&quot;&quot;;[.T602];&quot;&quot;)">
            <text:p/>
          </table:table-cell>
          <table:table-cell table:style-name="ce37" table:formula="of:=IF([.K602]=&quot;&quot;;[.U602];&quot;&quot;)">
            <text:p/>
          </table:table-cell>
          <table:table-cell table:formula="of:=IF(AND([.B602]=[.B601];[.D601]=[.D602];[.D601]&lt;&gt;&quot;&quot;;[.B601]&lt;&gt;&quot;&quot;);&quot;Retransmisión&quot;;&quot;&quot;)">
            <text:p/>
          </table:table-cell>
          <table:table-cell/>
          <table:table-cell table:style-name="ce37" table:formula="of:=IF([.R602]&gt;[.$R$648];[.R602];&quot;&quot;)" office:value-type="float" office:value="524459429" calcext:value-type="float">
            <text:p>5244594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02]&gt;[.$R$648];[.T602];&quot;&quot;)" office:value-type="float" office:value="229370" calcext:value-type="float">
            <text:p>229370</text:p>
          </table:table-cell>
          <table:table-cell table:style-name="ce37" table:formula="of:=IF([.R602]&gt;[.$R$648];[.U602];&quot;&quot;)" office:value-type="float" office:value="1460" calcext:value-type="float">
            <text:p>1460</text:p>
          </table:table-cell>
          <table:table-cell table:formula="of:=IF(AND([.H602]=[.H601];[.H60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02]&lt;&gt;&quot;&quot;;[.E602];[.K602])" office:value-type="float" office:value="1460" calcext:value-type="float">
            <text:p>1460</text:p>
          </table:table-cell>
          <table:table-cell table:style-name="ce18" table:formula="of:=[.M602]-[.N602]" office:value-type="float" office:value="40" calcext:value-type="float">
            <text:p>40</text:p>
          </table:table-cell>
          <table:table-cell table:number-columns-repeated="2"/>
          <table:table-cell office:value-type="float" office:value="524459429" calcext:value-type="float">
            <text:p>524459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333827" calcext:value-type="float">
            <text:p>2132,333827</text:p>
          </table:table-cell>
          <table:table-cell table:style-name="ce37" table:formula="of:=IF([.H603]=&quot;&quot;;[.R603];&quot;&quot;)">
            <text:p/>
          </table:table-cell>
          <table:table-cell table:style-name="ce40" table:formula="of:=IF([.I603]=&quot;&quot;;[.S603];&quot;&quot;)">
            <text:p/>
          </table:table-cell>
          <table:table-cell table:style-name="ce37" table:formula="of:=IF([.J603]=&quot;&quot;;[.T603];&quot;&quot;)">
            <text:p/>
          </table:table-cell>
          <table:table-cell table:style-name="ce37" table:formula="of:=IF([.K603]=&quot;&quot;;[.U603];&quot;&quot;)">
            <text:p/>
          </table:table-cell>
          <table:table-cell table:formula="of:=IF(AND([.B603]=[.B602];[.D602]=[.D603];[.D602]&lt;&gt;&quot;&quot;;[.B602]&lt;&gt;&quot;&quot;);&quot;Retransmisión&quot;;&quot;&quot;)">
            <text:p/>
          </table:table-cell>
          <table:table-cell/>
          <table:table-cell table:style-name="ce37" table:formula="of:=IF([.R603]&gt;[.$R$648];[.R603];&quot;&quot;)" office:value-type="float" office:value="524460889" calcext:value-type="float">
            <text:p>5244608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03]&gt;[.$R$648];[.T603];&quot;&quot;)" office:value-type="float" office:value="229370" calcext:value-type="float">
            <text:p>229370</text:p>
          </table:table-cell>
          <table:table-cell table:style-name="ce37" table:formula="of:=IF([.R603]&gt;[.$R$648];[.U603];&quot;&quot;)" office:value-type="float" office:value="1460" calcext:value-type="float">
            <text:p>1460</text:p>
          </table:table-cell>
          <table:table-cell table:formula="of:=IF(AND([.H603]=[.H602];[.H602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03]&lt;&gt;&quot;&quot;;[.E603];[.K603])" office:value-type="float" office:value="1460" calcext:value-type="float">
            <text:p>1460</text:p>
          </table:table-cell>
          <table:table-cell table:style-name="ce18" table:formula="of:=[.M603]-[.N603]" office:value-type="float" office:value="40" calcext:value-type="float">
            <text:p>40</text:p>
          </table:table-cell>
          <table:table-cell table:number-columns-repeated="2"/>
          <table:table-cell office:value-type="float" office:value="524460889" calcext:value-type="float">
            <text:p>524460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334991" calcext:value-type="float">
            <text:p>2132,334991</text:p>
          </table:table-cell>
          <table:table-cell table:style-name="ce37" table:formula="of:=IF([.H604]=&quot;&quot;;[.R60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04]=&quot;&quot;;[.T604];&quot;&quot;)" office:value-type="float" office:value="524460889" calcext:value-type="float">
            <text:p>524460889</text:p>
          </table:table-cell>
          <table:table-cell table:style-name="ce37" table:formula="of:=IF([.K604]=&quot;&quot;;[.U604];&quot;&quot;)" office:value-type="float" office:value="0" calcext:value-type="float">
            <text:p>0</text:p>
          </table:table-cell>
          <table:table-cell table:formula="of:=IF(AND([.B604]=[.B603];[.D603]=[.D604];[.D603]&lt;&gt;&quot;&quot;;[.B603]&lt;&gt;&quot;&quot;);&quot;Retransmisión&quot;;&quot;&quot;)">
            <text:p/>
          </table:table-cell>
          <table:table-cell/>
          <table:table-cell table:style-name="ce37" table:formula="of:=IF([.R604]&gt;[.$R$648];[.R604];&quot;&quot;)">
            <text:p/>
          </table:table-cell>
          <table:table-cell table:style-name="ce37" table:formula="of:=IF([.R604]&gt;[.$R$648];[.S604];&quot;&quot;)">
            <text:p/>
          </table:table-cell>
          <table:table-cell table:style-name="ce37" table:formula="of:=IF([.R604]&gt;[.$R$648];[.T604];&quot;&quot;)">
            <text:p/>
          </table:table-cell>
          <table:table-cell table:style-name="ce37" table:formula="of:=IF([.R604]&gt;[.$R$648];[.U604];&quot;&quot;)">
            <text:p/>
          </table:table-cell>
          <table:table-cell table:formula="of:=IF(AND([.H604]=[.H603];[.H60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04]&lt;&gt;&quot;&quot;;[.E604];[.K604])" office:value-type="float" office:value="0" calcext:value-type="float">
            <text:p>0</text:p>
          </table:table-cell>
          <table:table-cell table:style-name="ce18" table:formula="of:=[.M604]-[.N60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0889" calcext:value-type="float">
            <text:p>524460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420308" calcext:value-type="float">
            <text:p>2132,420308</text:p>
          </table:table-cell>
          <table:table-cell table:style-name="ce37" table:formula="of:=IF([.H605]=&quot;&quot;;[.R605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05]=&quot;&quot;;[.T605];&quot;&quot;)" office:value-type="float" office:value="524462349" calcext:value-type="float">
            <text:p>524462349</text:p>
          </table:table-cell>
          <table:table-cell table:style-name="ce37" table:formula="of:=IF([.K605]=&quot;&quot;;[.U605];&quot;&quot;)" office:value-type="float" office:value="0" calcext:value-type="float">
            <text:p>0</text:p>
          </table:table-cell>
          <table:table-cell table:formula="of:=IF(AND([.B605]=[.B604];[.D604]=[.D605];[.D604]&lt;&gt;&quot;&quot;;[.B604]&lt;&gt;&quot;&quot;);&quot;Retransmisión&quot;;&quot;&quot;)">
            <text:p/>
          </table:table-cell>
          <table:table-cell/>
          <table:table-cell table:style-name="ce37" table:formula="of:=IF([.R605]&gt;[.$R$648];[.R605];&quot;&quot;)">
            <text:p/>
          </table:table-cell>
          <table:table-cell table:style-name="ce37" table:formula="of:=IF([.R605]&gt;[.$R$648];[.S605];&quot;&quot;)">
            <text:p/>
          </table:table-cell>
          <table:table-cell table:style-name="ce37" table:formula="of:=IF([.R605]&gt;[.$R$648];[.T605];&quot;&quot;)">
            <text:p/>
          </table:table-cell>
          <table:table-cell table:style-name="ce37" table:formula="of:=IF([.R605]&gt;[.$R$648];[.U605];&quot;&quot;)">
            <text:p/>
          </table:table-cell>
          <table:table-cell table:formula="of:=IF(AND([.H605]=[.H604];[.H604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05]&lt;&gt;&quot;&quot;;[.E605];[.K605])" office:value-type="float" office:value="0" calcext:value-type="float">
            <text:p>0</text:p>
          </table:table-cell>
          <table:table-cell table:style-name="ce18" table:formula="of:=[.M605]-[.N605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2349" calcext:value-type="float">
            <text:p>524462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492782" calcext:value-type="float">
            <text:p>2132,492782</text:p>
          </table:table-cell>
          <table:table-cell table:style-name="ce37" table:formula="of:=IF([.H606]=&quot;&quot;;[.R606];&quot;&quot;)">
            <text:p/>
          </table:table-cell>
          <table:table-cell table:style-name="ce40" table:formula="of:=IF([.I606]=&quot;&quot;;[.S606];&quot;&quot;)">
            <text:p/>
          </table:table-cell>
          <table:table-cell table:style-name="ce37" table:formula="of:=IF([.J606]=&quot;&quot;;[.T606];&quot;&quot;)">
            <text:p/>
          </table:table-cell>
          <table:table-cell table:style-name="ce37" table:formula="of:=IF([.K606]=&quot;&quot;;[.U606];&quot;&quot;)">
            <text:p/>
          </table:table-cell>
          <table:table-cell table:formula="of:=IF(AND([.B606]=[.B605];[.D605]=[.D606];[.D605]&lt;&gt;&quot;&quot;;[.B605]&lt;&gt;&quot;&quot;);&quot;Retransmisión&quot;;&quot;&quot;)">
            <text:p/>
          </table:table-cell>
          <table:table-cell/>
          <table:table-cell table:style-name="ce37" table:formula="of:=IF([.R606]&gt;[.$R$648];[.R606];&quot;&quot;)" office:value-type="float" office:value="524462349" calcext:value-type="float">
            <text:p>5244623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06]&gt;[.$R$648];[.T606];&quot;&quot;)" office:value-type="float" office:value="229370" calcext:value-type="float">
            <text:p>229370</text:p>
          </table:table-cell>
          <table:table-cell table:style-name="ce37" table:formula="of:=IF([.R606]&gt;[.$R$648];[.U606];&quot;&quot;)" office:value-type="float" office:value="1460" calcext:value-type="float">
            <text:p>1460</text:p>
          </table:table-cell>
          <table:table-cell table:formula="of:=IF(AND([.H606]=[.H605];[.H60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06]&lt;&gt;&quot;&quot;;[.E606];[.K606])" office:value-type="float" office:value="1460" calcext:value-type="float">
            <text:p>1460</text:p>
          </table:table-cell>
          <table:table-cell table:style-name="ce18" table:formula="of:=[.M606]-[.N606]" office:value-type="float" office:value="40" calcext:value-type="float">
            <text:p>40</text:p>
          </table:table-cell>
          <table:table-cell table:number-columns-repeated="2"/>
          <table:table-cell office:value-type="float" office:value="524462349" calcext:value-type="float">
            <text:p>524462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494628" calcext:value-type="float">
            <text:p>2132,494628</text:p>
          </table:table-cell>
          <table:table-cell table:style-name="ce37" table:formula="of:=IF([.H607]=&quot;&quot;;[.R607];&quot;&quot;)">
            <text:p/>
          </table:table-cell>
          <table:table-cell table:style-name="ce40" table:formula="of:=IF([.I607]=&quot;&quot;;[.S607];&quot;&quot;)">
            <text:p/>
          </table:table-cell>
          <table:table-cell table:style-name="ce37" table:formula="of:=IF([.J607]=&quot;&quot;;[.T607];&quot;&quot;)">
            <text:p/>
          </table:table-cell>
          <table:table-cell table:style-name="ce37" table:formula="of:=IF([.K607]=&quot;&quot;;[.U607];&quot;&quot;)">
            <text:p/>
          </table:table-cell>
          <table:table-cell table:formula="of:=IF(AND([.B607]=[.B606];[.D606]=[.D607];[.D606]&lt;&gt;&quot;&quot;;[.B606]&lt;&gt;&quot;&quot;);&quot;Retransmisión&quot;;&quot;&quot;)">
            <text:p/>
          </table:table-cell>
          <table:table-cell/>
          <table:table-cell table:style-name="ce37" table:formula="of:=IF([.R607]&gt;[.$R$648];[.R607];&quot;&quot;)" office:value-type="float" office:value="524463809" calcext:value-type="float">
            <text:p>5244638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07]&gt;[.$R$648];[.T607];&quot;&quot;)" office:value-type="float" office:value="229370" calcext:value-type="float">
            <text:p>229370</text:p>
          </table:table-cell>
          <table:table-cell table:style-name="ce37" table:formula="of:=IF([.R607]&gt;[.$R$648];[.U607];&quot;&quot;)" office:value-type="float" office:value="1460" calcext:value-type="float">
            <text:p>1460</text:p>
          </table:table-cell>
          <table:table-cell table:formula="of:=IF(AND([.H607]=[.H606];[.H60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07]&lt;&gt;&quot;&quot;;[.E607];[.K607])" office:value-type="float" office:value="1460" calcext:value-type="float">
            <text:p>1460</text:p>
          </table:table-cell>
          <table:table-cell table:style-name="ce18" table:formula="of:=[.M607]-[.N607]" office:value-type="float" office:value="40" calcext:value-type="float">
            <text:p>40</text:p>
          </table:table-cell>
          <table:table-cell table:number-columns-repeated="2"/>
          <table:table-cell office:value-type="float" office:value="524463809" calcext:value-type="float">
            <text:p>5244638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496046" calcext:value-type="float">
            <text:p>2132,496046</text:p>
          </table:table-cell>
          <table:table-cell table:style-name="ce37" table:formula="of:=IF([.H608]=&quot;&quot;;[.R60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08]=&quot;&quot;;[.T608];&quot;&quot;)" office:value-type="float" office:value="524465269" calcext:value-type="float">
            <text:p>524465269</text:p>
          </table:table-cell>
          <table:table-cell table:style-name="ce37" table:formula="of:=IF([.K608]=&quot;&quot;;[.U608];&quot;&quot;)" office:value-type="float" office:value="0" calcext:value-type="float">
            <text:p>0</text:p>
          </table:table-cell>
          <table:table-cell table:formula="of:=IF(AND([.B608]=[.B607];[.D607]=[.D608];[.D607]&lt;&gt;&quot;&quot;;[.B607]&lt;&gt;&quot;&quot;);&quot;Retransmisión&quot;;&quot;&quot;)">
            <text:p/>
          </table:table-cell>
          <table:table-cell/>
          <table:table-cell table:style-name="ce37" table:formula="of:=IF([.R608]&gt;[.$R$648];[.R608];&quot;&quot;)">
            <text:p/>
          </table:table-cell>
          <table:table-cell table:style-name="ce37" table:formula="of:=IF([.R608]&gt;[.$R$648];[.S608];&quot;&quot;)">
            <text:p/>
          </table:table-cell>
          <table:table-cell table:style-name="ce37" table:formula="of:=IF([.R608]&gt;[.$R$648];[.T608];&quot;&quot;)">
            <text:p/>
          </table:table-cell>
          <table:table-cell table:style-name="ce37" table:formula="of:=IF([.R608]&gt;[.$R$648];[.U608];&quot;&quot;)">
            <text:p/>
          </table:table-cell>
          <table:table-cell table:formula="of:=IF(AND([.H608]=[.H607];[.H60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08]&lt;&gt;&quot;&quot;;[.E608];[.K608])" office:value-type="float" office:value="0" calcext:value-type="float">
            <text:p>0</text:p>
          </table:table-cell>
          <table:table-cell table:style-name="ce18" table:formula="of:=[.M608]-[.N60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5269" calcext:value-type="float">
            <text:p>524465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508791" calcext:value-type="float">
            <text:p>2132,508791</text:p>
          </table:table-cell>
          <table:table-cell table:style-name="ce37" table:formula="of:=IF([.H609]=&quot;&quot;;[.R60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09]=&quot;&quot;;[.T609];&quot;&quot;)" office:value-type="float" office:value="524465269" calcext:value-type="float">
            <text:p>524465269</text:p>
          </table:table-cell>
          <table:table-cell table:style-name="ce37" table:formula="of:=IF([.K609]=&quot;&quot;;[.U609];&quot;&quot;)" office:value-type="float" office:value="0" calcext:value-type="float">
            <text:p>0</text:p>
          </table:table-cell>
          <table:table-cell table:formula="of:=IF(AND([.B609]=[.B608];[.D608]=[.D609];[.D608]&lt;&gt;&quot;&quot;;[.B60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609]&gt;[.$R$648];[.R609];&quot;&quot;)">
            <text:p/>
          </table:table-cell>
          <table:table-cell table:style-name="ce37" table:formula="of:=IF([.R609]&gt;[.$R$648];[.S609];&quot;&quot;)">
            <text:p/>
          </table:table-cell>
          <table:table-cell table:style-name="ce37" table:formula="of:=IF([.R609]&gt;[.$R$648];[.T609];&quot;&quot;)">
            <text:p/>
          </table:table-cell>
          <table:table-cell table:style-name="ce37" table:formula="of:=IF([.R609]&gt;[.$R$648];[.U609];&quot;&quot;)">
            <text:p/>
          </table:table-cell>
          <table:table-cell table:formula="of:=IF(AND([.H609]=[.H608];[.H60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09]&lt;&gt;&quot;&quot;;[.E609];[.K609])" office:value-type="float" office:value="0" calcext:value-type="float">
            <text:p>0</text:p>
          </table:table-cell>
          <table:table-cell table:style-name="ce18" table:formula="of:=[.M609]-[.N60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5269" calcext:value-type="float">
            <text:p>524465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580673" calcext:value-type="float">
            <text:p>2132,580673</text:p>
          </table:table-cell>
          <table:table-cell table:style-name="ce37" table:formula="of:=IF([.H610]=&quot;&quot;;[.R610];&quot;&quot;)">
            <text:p/>
          </table:table-cell>
          <table:table-cell table:style-name="ce40" table:formula="of:=IF([.I610]=&quot;&quot;;[.S610];&quot;&quot;)">
            <text:p/>
          </table:table-cell>
          <table:table-cell table:style-name="ce37" table:formula="of:=IF([.J610]=&quot;&quot;;[.T610];&quot;&quot;)">
            <text:p/>
          </table:table-cell>
          <table:table-cell table:style-name="ce37" table:formula="of:=IF([.K610]=&quot;&quot;;[.U610];&quot;&quot;)">
            <text:p/>
          </table:table-cell>
          <table:table-cell table:formula="of:=IF(AND([.B610]=[.B609];[.D609]=[.D610];[.D609]&lt;&gt;&quot;&quot;;[.B609]&lt;&gt;&quot;&quot;);&quot;Retransmisión&quot;;&quot;&quot;)">
            <text:p/>
          </table:table-cell>
          <table:table-cell/>
          <table:table-cell table:style-name="ce37" table:formula="of:=IF([.R610]&gt;[.$R$648];[.R610];&quot;&quot;)" office:value-type="float" office:value="524465269" calcext:value-type="float">
            <text:p>5244652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10]&gt;[.$R$648];[.T610];&quot;&quot;)" office:value-type="float" office:value="229370" calcext:value-type="float">
            <text:p>229370</text:p>
          </table:table-cell>
          <table:table-cell table:style-name="ce37" table:formula="of:=IF([.R610]&gt;[.$R$648];[.U610];&quot;&quot;)" office:value-type="float" office:value="1460" calcext:value-type="float">
            <text:p>1460</text:p>
          </table:table-cell>
          <table:table-cell table:formula="of:=IF(AND([.H610]=[.H609];[.H60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10]&lt;&gt;&quot;&quot;;[.E610];[.K610])" office:value-type="float" office:value="1460" calcext:value-type="float">
            <text:p>1460</text:p>
          </table:table-cell>
          <table:table-cell table:style-name="ce18" table:formula="of:=[.M610]-[.N610]" office:value-type="float" office:value="40" calcext:value-type="float">
            <text:p>40</text:p>
          </table:table-cell>
          <table:table-cell table:number-columns-repeated="2"/>
          <table:table-cell office:value-type="float" office:value="524465269" calcext:value-type="float">
            <text:p>524465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582856" calcext:value-type="float">
            <text:p>2132,582856</text:p>
          </table:table-cell>
          <table:table-cell table:style-name="ce37" table:formula="of:=IF([.H611]=&quot;&quot;;[.R611];&quot;&quot;)">
            <text:p/>
          </table:table-cell>
          <table:table-cell table:style-name="ce40" table:formula="of:=IF([.I611]=&quot;&quot;;[.S611];&quot;&quot;)">
            <text:p/>
          </table:table-cell>
          <table:table-cell table:style-name="ce37" table:formula="of:=IF([.J611]=&quot;&quot;;[.T611];&quot;&quot;)">
            <text:p/>
          </table:table-cell>
          <table:table-cell table:style-name="ce37" table:formula="of:=IF([.K611]=&quot;&quot;;[.U611];&quot;&quot;)">
            <text:p/>
          </table:table-cell>
          <table:table-cell table:formula="of:=IF(AND([.B611]=[.B610];[.D610]=[.D611];[.D610]&lt;&gt;&quot;&quot;;[.B610]&lt;&gt;&quot;&quot;);&quot;Retransmisión&quot;;&quot;&quot;)">
            <text:p/>
          </table:table-cell>
          <table:table-cell/>
          <table:table-cell table:style-name="ce37" table:formula="of:=IF([.R611]&gt;[.$R$648];[.R611];&quot;&quot;)" office:value-type="float" office:value="524466729" calcext:value-type="float">
            <text:p>5244667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11]&gt;[.$R$648];[.T611];&quot;&quot;)" office:value-type="float" office:value="229370" calcext:value-type="float">
            <text:p>229370</text:p>
          </table:table-cell>
          <table:table-cell table:style-name="ce37" table:formula="of:=IF([.R611]&gt;[.$R$648];[.U611];&quot;&quot;)" office:value-type="float" office:value="1460" calcext:value-type="float">
            <text:p>1460</text:p>
          </table:table-cell>
          <table:table-cell table:formula="of:=IF(AND([.H611]=[.H610];[.H61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11]&lt;&gt;&quot;&quot;;[.E611];[.K611])" office:value-type="float" office:value="1460" calcext:value-type="float">
            <text:p>1460</text:p>
          </table:table-cell>
          <table:table-cell table:style-name="ce18" table:formula="of:=[.M611]-[.N611]" office:value-type="float" office:value="40" calcext:value-type="float">
            <text:p>40</text:p>
          </table:table-cell>
          <table:table-cell table:number-columns-repeated="2"/>
          <table:table-cell office:value-type="float" office:value="524466729" calcext:value-type="float">
            <text:p>524466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5847" calcext:value-type="float">
            <text:p>2132,5847</text:p>
          </table:table-cell>
          <table:table-cell table:style-name="ce37" table:formula="of:=IF([.H612]=&quot;&quot;;[.R612];&quot;&quot;)">
            <text:p/>
          </table:table-cell>
          <table:table-cell table:style-name="ce40" table:formula="of:=IF([.I612]=&quot;&quot;;[.S612];&quot;&quot;)">
            <text:p/>
          </table:table-cell>
          <table:table-cell table:style-name="ce37" table:formula="of:=IF([.J612]=&quot;&quot;;[.T612];&quot;&quot;)">
            <text:p/>
          </table:table-cell>
          <table:table-cell table:style-name="ce37" table:formula="of:=IF([.K612]=&quot;&quot;;[.U612];&quot;&quot;)">
            <text:p/>
          </table:table-cell>
          <table:table-cell table:formula="of:=IF(AND([.B612]=[.B611];[.D611]=[.D612];[.D611]&lt;&gt;&quot;&quot;;[.B611]&lt;&gt;&quot;&quot;);&quot;Retransmisión&quot;;&quot;&quot;)">
            <text:p/>
          </table:table-cell>
          <table:table-cell/>
          <table:table-cell table:style-name="ce37" table:formula="of:=IF([.R612]&gt;[.$R$648];[.R612];&quot;&quot;)" office:value-type="float" office:value="524468189" calcext:value-type="float">
            <text:p>5244681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12]&gt;[.$R$648];[.T612];&quot;&quot;)" office:value-type="float" office:value="229370" calcext:value-type="float">
            <text:p>229370</text:p>
          </table:table-cell>
          <table:table-cell table:style-name="ce37" table:formula="of:=IF([.R612]&gt;[.$R$648];[.U612];&quot;&quot;)" office:value-type="float" office:value="1460" calcext:value-type="float">
            <text:p>1460</text:p>
          </table:table-cell>
          <table:table-cell table:formula="of:=IF(AND([.H612]=[.H611];[.H61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12]&lt;&gt;&quot;&quot;;[.E612];[.K612])" office:value-type="float" office:value="1460" calcext:value-type="float">
            <text:p>1460</text:p>
          </table:table-cell>
          <table:table-cell table:style-name="ce18" table:formula="of:=[.M612]-[.N612]" office:value-type="float" office:value="40" calcext:value-type="float">
            <text:p>40</text:p>
          </table:table-cell>
          <table:table-cell table:number-columns-repeated="2"/>
          <table:table-cell office:value-type="float" office:value="524468189" calcext:value-type="float">
            <text:p>524468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584927" calcext:value-type="float">
            <text:p>2132,584927</text:p>
          </table:table-cell>
          <table:table-cell table:style-name="ce37" table:formula="of:=IF([.H613]=&quot;&quot;;[.R61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13]=&quot;&quot;;[.T613];&quot;&quot;)" office:value-type="float" office:value="524468189" calcext:value-type="float">
            <text:p>524468189</text:p>
          </table:table-cell>
          <table:table-cell table:style-name="ce37" table:formula="of:=IF([.K613]=&quot;&quot;;[.U613];&quot;&quot;)" office:value-type="float" office:value="0" calcext:value-type="float">
            <text:p>0</text:p>
          </table:table-cell>
          <table:table-cell table:formula="of:=IF(AND([.B613]=[.B612];[.D612]=[.D613];[.D612]&lt;&gt;&quot;&quot;;[.B612]&lt;&gt;&quot;&quot;);&quot;Retransmisión&quot;;&quot;&quot;)">
            <text:p/>
          </table:table-cell>
          <table:table-cell/>
          <table:table-cell table:style-name="ce37" table:formula="of:=IF([.R613]&gt;[.$R$648];[.R613];&quot;&quot;)">
            <text:p/>
          </table:table-cell>
          <table:table-cell table:style-name="ce37" table:formula="of:=IF([.R613]&gt;[.$R$648];[.S613];&quot;&quot;)">
            <text:p/>
          </table:table-cell>
          <table:table-cell table:style-name="ce37" table:formula="of:=IF([.R613]&gt;[.$R$648];[.T613];&quot;&quot;)">
            <text:p/>
          </table:table-cell>
          <table:table-cell table:style-name="ce37" table:formula="of:=IF([.R613]&gt;[.$R$648];[.U613];&quot;&quot;)">
            <text:p/>
          </table:table-cell>
          <table:table-cell table:formula="of:=IF(AND([.H613]=[.H612];[.H61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13]&lt;&gt;&quot;&quot;;[.E613];[.K613])" office:value-type="float" office:value="0" calcext:value-type="float">
            <text:p>0</text:p>
          </table:table-cell>
          <table:table-cell table:style-name="ce18" table:formula="of:=[.M613]-[.N61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8189" calcext:value-type="float">
            <text:p>524468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594428" calcext:value-type="float">
            <text:p>2132,594428</text:p>
          </table:table-cell>
          <table:table-cell table:style-name="ce37" table:formula="of:=IF([.H614]=&quot;&quot;;[.R61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14]=&quot;&quot;;[.T614];&quot;&quot;)" office:value-type="float" office:value="524469649" calcext:value-type="float">
            <text:p>524469649</text:p>
          </table:table-cell>
          <table:table-cell table:style-name="ce37" table:formula="of:=IF([.K614]=&quot;&quot;;[.U614];&quot;&quot;)" office:value-type="float" office:value="0" calcext:value-type="float">
            <text:p>0</text:p>
          </table:table-cell>
          <table:table-cell table:formula="of:=IF(AND([.B614]=[.B613];[.D613]=[.D614];[.D613]&lt;&gt;&quot;&quot;;[.B613]&lt;&gt;&quot;&quot;);&quot;Retransmisión&quot;;&quot;&quot;)">
            <text:p/>
          </table:table-cell>
          <table:table-cell/>
          <table:table-cell table:style-name="ce37" table:formula="of:=IF([.R614]&gt;[.$R$648];[.R614];&quot;&quot;)">
            <text:p/>
          </table:table-cell>
          <table:table-cell table:style-name="ce37" table:formula="of:=IF([.R614]&gt;[.$R$648];[.S614];&quot;&quot;)">
            <text:p/>
          </table:table-cell>
          <table:table-cell table:style-name="ce37" table:formula="of:=IF([.R614]&gt;[.$R$648];[.T614];&quot;&quot;)">
            <text:p/>
          </table:table-cell>
          <table:table-cell table:style-name="ce37" table:formula="of:=IF([.R614]&gt;[.$R$648];[.U614];&quot;&quot;)">
            <text:p/>
          </table:table-cell>
          <table:table-cell table:formula="of:=IF(AND([.H614]=[.H613];[.H61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14]&lt;&gt;&quot;&quot;;[.E614];[.K614])" office:value-type="float" office:value="0" calcext:value-type="float">
            <text:p>0</text:p>
          </table:table-cell>
          <table:table-cell table:style-name="ce18" table:formula="of:=[.M614]-[.N61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9649" calcext:value-type="float">
            <text:p>5244696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665584" calcext:value-type="float">
            <text:p>2132,665584</text:p>
          </table:table-cell>
          <table:table-cell table:style-name="ce37" table:formula="of:=IF([.H615]=&quot;&quot;;[.R615];&quot;&quot;)">
            <text:p/>
          </table:table-cell>
          <table:table-cell table:style-name="ce40" table:formula="of:=IF([.I615]=&quot;&quot;;[.S615];&quot;&quot;)">
            <text:p/>
          </table:table-cell>
          <table:table-cell table:style-name="ce37" table:formula="of:=IF([.J615]=&quot;&quot;;[.T615];&quot;&quot;)">
            <text:p/>
          </table:table-cell>
          <table:table-cell table:style-name="ce37" table:formula="of:=IF([.K615]=&quot;&quot;;[.U615];&quot;&quot;)">
            <text:p/>
          </table:table-cell>
          <table:table-cell table:formula="of:=IF(AND([.B615]=[.B614];[.D614]=[.D615];[.D614]&lt;&gt;&quot;&quot;;[.B614]&lt;&gt;&quot;&quot;);&quot;Retransmisión&quot;;&quot;&quot;)">
            <text:p/>
          </table:table-cell>
          <table:table-cell/>
          <table:table-cell table:style-name="ce37" table:formula="of:=IF([.R615]&gt;[.$R$648];[.R615];&quot;&quot;)" office:value-type="float" office:value="524469649" calcext:value-type="float">
            <text:p>5244696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15]&gt;[.$R$648];[.T615];&quot;&quot;)" office:value-type="float" office:value="229370" calcext:value-type="float">
            <text:p>229370</text:p>
          </table:table-cell>
          <table:table-cell table:style-name="ce37" table:formula="of:=IF([.R615]&gt;[.$R$648];[.U615];&quot;&quot;)" office:value-type="float" office:value="1460" calcext:value-type="float">
            <text:p>1460</text:p>
          </table:table-cell>
          <table:table-cell table:formula="of:=IF(AND([.H615]=[.H614];[.H61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15]&lt;&gt;&quot;&quot;;[.E615];[.K615])" office:value-type="float" office:value="1460" calcext:value-type="float">
            <text:p>1460</text:p>
          </table:table-cell>
          <table:table-cell table:style-name="ce18" table:formula="of:=[.M615]-[.N615]" office:value-type="float" office:value="40" calcext:value-type="float">
            <text:p>40</text:p>
          </table:table-cell>
          <table:table-cell table:number-columns-repeated="2"/>
          <table:table-cell office:value-type="float" office:value="524469649" calcext:value-type="float">
            <text:p>524469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667971" calcext:value-type="float">
            <text:p>2132,667971</text:p>
          </table:table-cell>
          <table:table-cell table:style-name="ce37" table:formula="of:=IF([.H616]=&quot;&quot;;[.R616];&quot;&quot;)">
            <text:p/>
          </table:table-cell>
          <table:table-cell table:style-name="ce40" table:formula="of:=IF([.I616]=&quot;&quot;;[.S616];&quot;&quot;)">
            <text:p/>
          </table:table-cell>
          <table:table-cell table:style-name="ce37" table:formula="of:=IF([.J616]=&quot;&quot;;[.T616];&quot;&quot;)">
            <text:p/>
          </table:table-cell>
          <table:table-cell table:style-name="ce37" table:formula="of:=IF([.K616]=&quot;&quot;;[.U616];&quot;&quot;)">
            <text:p/>
          </table:table-cell>
          <table:table-cell table:formula="of:=IF(AND([.B616]=[.B615];[.D615]=[.D616];[.D615]&lt;&gt;&quot;&quot;;[.B615]&lt;&gt;&quot;&quot;);&quot;Retransmisión&quot;;&quot;&quot;)">
            <text:p/>
          </table:table-cell>
          <table:table-cell/>
          <table:table-cell table:style-name="ce37" table:formula="of:=IF([.R616]&gt;[.$R$648];[.R616];&quot;&quot;)" office:value-type="float" office:value="524471109" calcext:value-type="float">
            <text:p>5244711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16]&gt;[.$R$648];[.T616];&quot;&quot;)" office:value-type="float" office:value="229370" calcext:value-type="float">
            <text:p>229370</text:p>
          </table:table-cell>
          <table:table-cell table:style-name="ce37" table:formula="of:=IF([.R616]&gt;[.$R$648];[.U616];&quot;&quot;)" office:value-type="float" office:value="1460" calcext:value-type="float">
            <text:p>1460</text:p>
          </table:table-cell>
          <table:table-cell table:formula="of:=IF(AND([.H616]=[.H615];[.H61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16]&lt;&gt;&quot;&quot;;[.E616];[.K616])" office:value-type="float" office:value="1460" calcext:value-type="float">
            <text:p>1460</text:p>
          </table:table-cell>
          <table:table-cell table:style-name="ce18" table:formula="of:=[.M616]-[.N616]" office:value-type="float" office:value="40" calcext:value-type="float">
            <text:p>40</text:p>
          </table:table-cell>
          <table:table-cell table:number-columns-repeated="2"/>
          <table:table-cell office:value-type="float" office:value="524471109" calcext:value-type="float">
            <text:p>524471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669914" calcext:value-type="float">
            <text:p>2132,669914</text:p>
          </table:table-cell>
          <table:table-cell table:style-name="ce37" table:formula="of:=IF([.H617]=&quot;&quot;;[.R617];&quot;&quot;)">
            <text:p/>
          </table:table-cell>
          <table:table-cell table:style-name="ce40" table:formula="of:=IF([.I617]=&quot;&quot;;[.S617];&quot;&quot;)">
            <text:p/>
          </table:table-cell>
          <table:table-cell table:style-name="ce37" table:formula="of:=IF([.J617]=&quot;&quot;;[.T617];&quot;&quot;)">
            <text:p/>
          </table:table-cell>
          <table:table-cell table:style-name="ce37" table:formula="of:=IF([.K617]=&quot;&quot;;[.U617];&quot;&quot;)">
            <text:p/>
          </table:table-cell>
          <table:table-cell table:formula="of:=IF(AND([.B617]=[.B616];[.D616]=[.D617];[.D616]&lt;&gt;&quot;&quot;;[.B616]&lt;&gt;&quot;&quot;);&quot;Retransmisión&quot;;&quot;&quot;)">
            <text:p/>
          </table:table-cell>
          <table:table-cell/>
          <table:table-cell table:style-name="ce37" table:formula="of:=IF([.R617]&gt;[.$R$648];[.R617];&quot;&quot;)" office:value-type="float" office:value="524472569" calcext:value-type="float">
            <text:p>5244725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17]&gt;[.$R$648];[.T617];&quot;&quot;)" office:value-type="float" office:value="229370" calcext:value-type="float">
            <text:p>229370</text:p>
          </table:table-cell>
          <table:table-cell table:style-name="ce37" table:formula="of:=IF([.R617]&gt;[.$R$648];[.U617];&quot;&quot;)" office:value-type="float" office:value="1460" calcext:value-type="float">
            <text:p>1460</text:p>
          </table:table-cell>
          <table:table-cell table:formula="of:=IF(AND([.H617]=[.H616];[.H61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17]&lt;&gt;&quot;&quot;;[.E617];[.K617])" office:value-type="float" office:value="1460" calcext:value-type="float">
            <text:p>1460</text:p>
          </table:table-cell>
          <table:table-cell table:style-name="ce18" table:formula="of:=[.M617]-[.N617]" office:value-type="float" office:value="40" calcext:value-type="float">
            <text:p>40</text:p>
          </table:table-cell>
          <table:table-cell table:number-columns-repeated="2"/>
          <table:table-cell office:value-type="float" office:value="524472569" calcext:value-type="float">
            <text:p>524472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670138" calcext:value-type="float">
            <text:p>2132,670138</text:p>
          </table:table-cell>
          <table:table-cell table:style-name="ce37" table:formula="of:=IF([.H618]=&quot;&quot;;[.R61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18]=&quot;&quot;;[.T618];&quot;&quot;)" office:value-type="float" office:value="524472569" calcext:value-type="float">
            <text:p>524472569</text:p>
          </table:table-cell>
          <table:table-cell table:style-name="ce37" table:formula="of:=IF([.K618]=&quot;&quot;;[.U618];&quot;&quot;)" office:value-type="float" office:value="0" calcext:value-type="float">
            <text:p>0</text:p>
          </table:table-cell>
          <table:table-cell table:formula="of:=IF(AND([.B618]=[.B617];[.D617]=[.D618];[.D617]&lt;&gt;&quot;&quot;;[.B617]&lt;&gt;&quot;&quot;);&quot;Retransmisión&quot;;&quot;&quot;)">
            <text:p/>
          </table:table-cell>
          <table:table-cell/>
          <table:table-cell table:style-name="ce37" table:formula="of:=IF([.R618]&gt;[.$R$648];[.R618];&quot;&quot;)">
            <text:p/>
          </table:table-cell>
          <table:table-cell table:style-name="ce37" table:formula="of:=IF([.R618]&gt;[.$R$648];[.S618];&quot;&quot;)">
            <text:p/>
          </table:table-cell>
          <table:table-cell table:style-name="ce37" table:formula="of:=IF([.R618]&gt;[.$R$648];[.T618];&quot;&quot;)">
            <text:p/>
          </table:table-cell>
          <table:table-cell table:style-name="ce37" table:formula="of:=IF([.R618]&gt;[.$R$648];[.U618];&quot;&quot;)">
            <text:p/>
          </table:table-cell>
          <table:table-cell table:formula="of:=IF(AND([.H618]=[.H617];[.H61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18]&lt;&gt;&quot;&quot;;[.E618];[.K618])" office:value-type="float" office:value="0" calcext:value-type="float">
            <text:p>0</text:p>
          </table:table-cell>
          <table:table-cell table:style-name="ce18" table:formula="of:=[.M618]-[.N61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72569" calcext:value-type="float">
            <text:p>5244725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684125" calcext:value-type="float">
            <text:p>2132,684125</text:p>
          </table:table-cell>
          <table:table-cell table:style-name="ce37" table:formula="of:=IF([.H619]=&quot;&quot;;[.R61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19]=&quot;&quot;;[.T619];&quot;&quot;)" office:value-type="float" office:value="524474029" calcext:value-type="float">
            <text:p>524474029</text:p>
          </table:table-cell>
          <table:table-cell table:style-name="ce37" table:formula="of:=IF([.K619]=&quot;&quot;;[.U619];&quot;&quot;)" office:value-type="float" office:value="0" calcext:value-type="float">
            <text:p>0</text:p>
          </table:table-cell>
          <table:table-cell table:formula="of:=IF(AND([.B619]=[.B618];[.D618]=[.D619];[.D618]&lt;&gt;&quot;&quot;;[.B618]&lt;&gt;&quot;&quot;);&quot;Retransmisión&quot;;&quot;&quot;)">
            <text:p/>
          </table:table-cell>
          <table:table-cell/>
          <table:table-cell table:style-name="ce37" table:formula="of:=IF([.R619]&gt;[.$R$648];[.R619];&quot;&quot;)">
            <text:p/>
          </table:table-cell>
          <table:table-cell table:style-name="ce37" table:formula="of:=IF([.R619]&gt;[.$R$648];[.S619];&quot;&quot;)">
            <text:p/>
          </table:table-cell>
          <table:table-cell table:style-name="ce37" table:formula="of:=IF([.R619]&gt;[.$R$648];[.T619];&quot;&quot;)">
            <text:p/>
          </table:table-cell>
          <table:table-cell table:style-name="ce37" table:formula="of:=IF([.R619]&gt;[.$R$648];[.U619];&quot;&quot;)">
            <text:p/>
          </table:table-cell>
          <table:table-cell table:formula="of:=IF(AND([.H619]=[.H618];[.H61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19]&lt;&gt;&quot;&quot;;[.E619];[.K619])" office:value-type="float" office:value="0" calcext:value-type="float">
            <text:p>0</text:p>
          </table:table-cell>
          <table:table-cell table:style-name="ce18" table:formula="of:=[.M619]-[.N61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74029" calcext:value-type="float">
            <text:p>5244740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755426" calcext:value-type="float">
            <text:p>2132,755426</text:p>
          </table:table-cell>
          <table:table-cell table:style-name="ce37" table:formula="of:=IF([.H620]=&quot;&quot;;[.R620];&quot;&quot;)">
            <text:p/>
          </table:table-cell>
          <table:table-cell table:style-name="ce40" table:formula="of:=IF([.I620]=&quot;&quot;;[.S620];&quot;&quot;)">
            <text:p/>
          </table:table-cell>
          <table:table-cell table:style-name="ce37" table:formula="of:=IF([.J620]=&quot;&quot;;[.T620];&quot;&quot;)">
            <text:p/>
          </table:table-cell>
          <table:table-cell table:style-name="ce37" table:formula="of:=IF([.K620]=&quot;&quot;;[.U620];&quot;&quot;)">
            <text:p/>
          </table:table-cell>
          <table:table-cell table:formula="of:=IF(AND([.B620]=[.B619];[.D619]=[.D620];[.D619]&lt;&gt;&quot;&quot;;[.B619]&lt;&gt;&quot;&quot;);&quot;Retransmisión&quot;;&quot;&quot;)">
            <text:p/>
          </table:table-cell>
          <table:table-cell/>
          <table:table-cell table:style-name="ce37" table:formula="of:=IF([.R620]&gt;[.$R$648];[.R620];&quot;&quot;)" office:value-type="float" office:value="524474029" calcext:value-type="float">
            <text:p>52447402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620]&gt;[.$R$648];[.T620];&quot;&quot;)" office:value-type="float" office:value="229370" calcext:value-type="float">
            <text:p>229370</text:p>
          </table:table-cell>
          <table:table-cell table:style-name="ce37" table:formula="of:=IF([.R620]&gt;[.$R$648];[.U620];&quot;&quot;)" office:value-type="float" office:value="1460" calcext:value-type="float">
            <text:p>1460</text:p>
          </table:table-cell>
          <table:table-cell table:formula="of:=IF(AND([.H620]=[.H619];[.H61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20]&lt;&gt;&quot;&quot;;[.E620];[.K620])" office:value-type="float" office:value="1460" calcext:value-type="float">
            <text:p>1460</text:p>
          </table:table-cell>
          <table:table-cell table:style-name="ce18" table:formula="of:=[.M620]-[.N620]" office:value-type="float" office:value="40" calcext:value-type="float">
            <text:p>40</text:p>
          </table:table-cell>
          <table:table-cell table:number-columns-repeated="2"/>
          <table:table-cell office:value-type="float" office:value="524474029" calcext:value-type="float">
            <text:p>5244740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758029" calcext:value-type="float">
            <text:p>2132,758029</text:p>
          </table:table-cell>
          <table:table-cell table:style-name="ce37" table:formula="of:=IF([.H621]=&quot;&quot;;[.R621];&quot;&quot;)">
            <text:p/>
          </table:table-cell>
          <table:table-cell table:style-name="ce40" table:formula="of:=IF([.I621]=&quot;&quot;;[.S621];&quot;&quot;)">
            <text:p/>
          </table:table-cell>
          <table:table-cell table:style-name="ce37" table:formula="of:=IF([.J621]=&quot;&quot;;[.T621];&quot;&quot;)">
            <text:p/>
          </table:table-cell>
          <table:table-cell table:style-name="ce37" table:formula="of:=IF([.K621]=&quot;&quot;;[.U621];&quot;&quot;)">
            <text:p/>
          </table:table-cell>
          <table:table-cell table:formula="of:=IF(AND([.B621]=[.B620];[.D620]=[.D621];[.D620]&lt;&gt;&quot;&quot;;[.B620]&lt;&gt;&quot;&quot;);&quot;Retransmisión&quot;;&quot;&quot;)">
            <text:p/>
          </table:table-cell>
          <table:table-cell/>
          <table:table-cell table:style-name="ce37" table:formula="of:=IF([.R621]&gt;[.$R$648];[.R621];&quot;&quot;)" office:value-type="float" office:value="524475489" calcext:value-type="float">
            <text:p>5244754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21]&gt;[.$R$648];[.T621];&quot;&quot;)" office:value-type="float" office:value="229370" calcext:value-type="float">
            <text:p>229370</text:p>
          </table:table-cell>
          <table:table-cell table:style-name="ce37" table:formula="of:=IF([.R621]&gt;[.$R$648];[.U621];&quot;&quot;)" office:value-type="float" office:value="1460" calcext:value-type="float">
            <text:p>1460</text:p>
          </table:table-cell>
          <table:table-cell table:formula="of:=IF(AND([.H621]=[.H620];[.H62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21]&lt;&gt;&quot;&quot;;[.E621];[.K621])" office:value-type="float" office:value="1460" calcext:value-type="float">
            <text:p>1460</text:p>
          </table:table-cell>
          <table:table-cell table:style-name="ce18" table:formula="of:=[.M621]-[.N621]" office:value-type="float" office:value="40" calcext:value-type="float">
            <text:p>40</text:p>
          </table:table-cell>
          <table:table-cell table:number-columns-repeated="2"/>
          <table:table-cell office:value-type="float" office:value="524475489" calcext:value-type="float">
            <text:p>524475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759979" calcext:value-type="float">
            <text:p>2132,759979</text:p>
          </table:table-cell>
          <table:table-cell table:style-name="ce37" table:formula="of:=IF([.H622]=&quot;&quot;;[.R622];&quot;&quot;)">
            <text:p/>
          </table:table-cell>
          <table:table-cell table:style-name="ce40" table:formula="of:=IF([.I622]=&quot;&quot;;[.S622];&quot;&quot;)">
            <text:p/>
          </table:table-cell>
          <table:table-cell table:style-name="ce37" table:formula="of:=IF([.J622]=&quot;&quot;;[.T622];&quot;&quot;)">
            <text:p/>
          </table:table-cell>
          <table:table-cell table:style-name="ce37" table:formula="of:=IF([.K622]=&quot;&quot;;[.U622];&quot;&quot;)">
            <text:p/>
          </table:table-cell>
          <table:table-cell table:formula="of:=IF(AND([.B622]=[.B621];[.D621]=[.D622];[.D621]&lt;&gt;&quot;&quot;;[.B621]&lt;&gt;&quot;&quot;);&quot;Retransmisión&quot;;&quot;&quot;)">
            <text:p/>
          </table:table-cell>
          <table:table-cell/>
          <table:table-cell table:style-name="ce37" table:formula="of:=IF([.R622]&gt;[.$R$648];[.R622];&quot;&quot;)" office:value-type="float" office:value="524476949" calcext:value-type="float">
            <text:p>5244769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22]&gt;[.$R$648];[.T622];&quot;&quot;)" office:value-type="float" office:value="229370" calcext:value-type="float">
            <text:p>229370</text:p>
          </table:table-cell>
          <table:table-cell table:style-name="ce37" table:formula="of:=IF([.R622]&gt;[.$R$648];[.U622];&quot;&quot;)" office:value-type="float" office:value="1460" calcext:value-type="float">
            <text:p>1460</text:p>
          </table:table-cell>
          <table:table-cell table:formula="of:=IF(AND([.H622]=[.H621];[.H62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22]&lt;&gt;&quot;&quot;;[.E622];[.K622])" office:value-type="float" office:value="1460" calcext:value-type="float">
            <text:p>1460</text:p>
          </table:table-cell>
          <table:table-cell table:style-name="ce18" table:formula="of:=[.M622]-[.N622]" office:value-type="float" office:value="40" calcext:value-type="float">
            <text:p>40</text:p>
          </table:table-cell>
          <table:table-cell table:number-columns-repeated="2"/>
          <table:table-cell office:value-type="float" office:value="524476949" calcext:value-type="float">
            <text:p>524476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760204" calcext:value-type="float">
            <text:p>2132,760204</text:p>
          </table:table-cell>
          <table:table-cell table:style-name="ce37" table:formula="of:=IF([.H623]=&quot;&quot;;[.R62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23]=&quot;&quot;;[.T623];&quot;&quot;)" office:value-type="float" office:value="524476949" calcext:value-type="float">
            <text:p>524476949</text:p>
          </table:table-cell>
          <table:table-cell table:style-name="ce37" table:formula="of:=IF([.K623]=&quot;&quot;;[.U623];&quot;&quot;)" office:value-type="float" office:value="0" calcext:value-type="float">
            <text:p>0</text:p>
          </table:table-cell>
          <table:table-cell table:formula="of:=IF(AND([.B623]=[.B622];[.D622]=[.D623];[.D622]&lt;&gt;&quot;&quot;;[.B622]&lt;&gt;&quot;&quot;);&quot;Retransmisión&quot;;&quot;&quot;)">
            <text:p/>
          </table:table-cell>
          <table:table-cell/>
          <table:table-cell table:style-name="ce37" table:formula="of:=IF([.R623]&gt;[.$R$648];[.R623];&quot;&quot;)">
            <text:p/>
          </table:table-cell>
          <table:table-cell table:style-name="ce37" table:formula="of:=IF([.R623]&gt;[.$R$648];[.S623];&quot;&quot;)">
            <text:p/>
          </table:table-cell>
          <table:table-cell table:style-name="ce37" table:formula="of:=IF([.R623]&gt;[.$R$648];[.T623];&quot;&quot;)">
            <text:p/>
          </table:table-cell>
          <table:table-cell table:style-name="ce37" table:formula="of:=IF([.R623]&gt;[.$R$648];[.U623];&quot;&quot;)">
            <text:p/>
          </table:table-cell>
          <table:table-cell table:formula="of:=IF(AND([.H623]=[.H622];[.H62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23]&lt;&gt;&quot;&quot;;[.E623];[.K623])" office:value-type="float" office:value="0" calcext:value-type="float">
            <text:p>0</text:p>
          </table:table-cell>
          <table:table-cell table:style-name="ce18" table:formula="of:=[.M623]-[.N62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76949" calcext:value-type="float">
            <text:p>5244769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770862" calcext:value-type="float">
            <text:p>2132,770862</text:p>
          </table:table-cell>
          <table:table-cell table:style-name="ce37" table:formula="of:=IF([.H624]=&quot;&quot;;[.R62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24]=&quot;&quot;;[.T624];&quot;&quot;)" office:value-type="float" office:value="524478409" calcext:value-type="float">
            <text:p>524478409</text:p>
          </table:table-cell>
          <table:table-cell table:style-name="ce37" table:formula="of:=IF([.K624]=&quot;&quot;;[.U624];&quot;&quot;)" office:value-type="float" office:value="0" calcext:value-type="float">
            <text:p>0</text:p>
          </table:table-cell>
          <table:table-cell table:formula="of:=IF(AND([.B624]=[.B623];[.D623]=[.D624];[.D623]&lt;&gt;&quot;&quot;;[.B623]&lt;&gt;&quot;&quot;);&quot;Retransmisión&quot;;&quot;&quot;)">
            <text:p/>
          </table:table-cell>
          <table:table-cell/>
          <table:table-cell table:style-name="ce37" table:formula="of:=IF([.R624]&gt;[.$R$648];[.R624];&quot;&quot;)">
            <text:p/>
          </table:table-cell>
          <table:table-cell table:style-name="ce37" table:formula="of:=IF([.R624]&gt;[.$R$648];[.S624];&quot;&quot;)">
            <text:p/>
          </table:table-cell>
          <table:table-cell table:style-name="ce37" table:formula="of:=IF([.R624]&gt;[.$R$648];[.T624];&quot;&quot;)">
            <text:p/>
          </table:table-cell>
          <table:table-cell table:style-name="ce37" table:formula="of:=IF([.R624]&gt;[.$R$648];[.U624];&quot;&quot;)">
            <text:p/>
          </table:table-cell>
          <table:table-cell table:formula="of:=IF(AND([.H624]=[.H623];[.H62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24]&lt;&gt;&quot;&quot;;[.E624];[.K624])" office:value-type="float" office:value="0" calcext:value-type="float">
            <text:p>0</text:p>
          </table:table-cell>
          <table:table-cell table:style-name="ce18" table:formula="of:=[.M624]-[.N62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78409" calcext:value-type="float">
            <text:p>5244784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842972" calcext:value-type="float">
            <text:p>2132,842972</text:p>
          </table:table-cell>
          <table:table-cell table:style-name="ce37" table:formula="of:=IF([.H625]=&quot;&quot;;[.R625];&quot;&quot;)">
            <text:p/>
          </table:table-cell>
          <table:table-cell table:style-name="ce40" table:formula="of:=IF([.I625]=&quot;&quot;;[.S625];&quot;&quot;)">
            <text:p/>
          </table:table-cell>
          <table:table-cell table:style-name="ce37" table:formula="of:=IF([.J625]=&quot;&quot;;[.T625];&quot;&quot;)">
            <text:p/>
          </table:table-cell>
          <table:table-cell table:style-name="ce37" table:formula="of:=IF([.K625]=&quot;&quot;;[.U625];&quot;&quot;)">
            <text:p/>
          </table:table-cell>
          <table:table-cell table:formula="of:=IF(AND([.B625]=[.B624];[.D624]=[.D625];[.D624]&lt;&gt;&quot;&quot;;[.B624]&lt;&gt;&quot;&quot;);&quot;Retransmisión&quot;;&quot;&quot;)">
            <text:p/>
          </table:table-cell>
          <table:table-cell/>
          <table:table-cell table:style-name="ce37" table:formula="of:=IF([.R625]&gt;[.$R$648];[.R625];&quot;&quot;)" office:value-type="float" office:value="524478409" calcext:value-type="float">
            <text:p>5244784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25]&gt;[.$R$648];[.T625];&quot;&quot;)" office:value-type="float" office:value="229370" calcext:value-type="float">
            <text:p>229370</text:p>
          </table:table-cell>
          <table:table-cell table:style-name="ce37" table:formula="of:=IF([.R625]&gt;[.$R$648];[.U625];&quot;&quot;)" office:value-type="float" office:value="1460" calcext:value-type="float">
            <text:p>1460</text:p>
          </table:table-cell>
          <table:table-cell table:formula="of:=IF(AND([.H625]=[.H624];[.H62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25]&lt;&gt;&quot;&quot;;[.E625];[.K625])" office:value-type="float" office:value="1460" calcext:value-type="float">
            <text:p>1460</text:p>
          </table:table-cell>
          <table:table-cell table:style-name="ce18" table:formula="of:=[.M625]-[.N625]" office:value-type="float" office:value="40" calcext:value-type="float">
            <text:p>40</text:p>
          </table:table-cell>
          <table:table-cell table:number-columns-repeated="2"/>
          <table:table-cell office:value-type="float" office:value="524478409" calcext:value-type="float">
            <text:p>524478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845421" calcext:value-type="float">
            <text:p>2132,845421</text:p>
          </table:table-cell>
          <table:table-cell table:style-name="ce37" table:formula="of:=IF([.H626]=&quot;&quot;;[.R626];&quot;&quot;)">
            <text:p/>
          </table:table-cell>
          <table:table-cell table:style-name="ce40" table:formula="of:=IF([.I626]=&quot;&quot;;[.S626];&quot;&quot;)">
            <text:p/>
          </table:table-cell>
          <table:table-cell table:style-name="ce37" table:formula="of:=IF([.J626]=&quot;&quot;;[.T626];&quot;&quot;)">
            <text:p/>
          </table:table-cell>
          <table:table-cell table:style-name="ce37" table:formula="of:=IF([.K626]=&quot;&quot;;[.U626];&quot;&quot;)">
            <text:p/>
          </table:table-cell>
          <table:table-cell table:formula="of:=IF(AND([.B626]=[.B625];[.D625]=[.D626];[.D625]&lt;&gt;&quot;&quot;;[.B625]&lt;&gt;&quot;&quot;);&quot;Retransmisión&quot;;&quot;&quot;)">
            <text:p/>
          </table:table-cell>
          <table:table-cell/>
          <table:table-cell table:style-name="ce37" table:formula="of:=IF([.R626]&gt;[.$R$648];[.R626];&quot;&quot;)" office:value-type="float" office:value="524479869" calcext:value-type="float">
            <text:p>5244798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26]&gt;[.$R$648];[.T626];&quot;&quot;)" office:value-type="float" office:value="229370" calcext:value-type="float">
            <text:p>229370</text:p>
          </table:table-cell>
          <table:table-cell table:style-name="ce37" table:formula="of:=IF([.R626]&gt;[.$R$648];[.U626];&quot;&quot;)" office:value-type="float" office:value="1460" calcext:value-type="float">
            <text:p>1460</text:p>
          </table:table-cell>
          <table:table-cell table:formula="of:=IF(AND([.H626]=[.H625];[.H62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26]&lt;&gt;&quot;&quot;;[.E626];[.K626])" office:value-type="float" office:value="1460" calcext:value-type="float">
            <text:p>1460</text:p>
          </table:table-cell>
          <table:table-cell table:style-name="ce18" table:formula="of:=[.M626]-[.N626]" office:value-type="float" office:value="40" calcext:value-type="float">
            <text:p>40</text:p>
          </table:table-cell>
          <table:table-cell table:number-columns-repeated="2"/>
          <table:table-cell office:value-type="float" office:value="524479869" calcext:value-type="float">
            <text:p>524479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847324" calcext:value-type="float">
            <text:p>2132,847324</text:p>
          </table:table-cell>
          <table:table-cell table:style-name="ce37" table:formula="of:=IF([.H627]=&quot;&quot;;[.R627];&quot;&quot;)">
            <text:p/>
          </table:table-cell>
          <table:table-cell table:style-name="ce40" table:formula="of:=IF([.I627]=&quot;&quot;;[.S627];&quot;&quot;)">
            <text:p/>
          </table:table-cell>
          <table:table-cell table:style-name="ce37" table:formula="of:=IF([.J627]=&quot;&quot;;[.T627];&quot;&quot;)">
            <text:p/>
          </table:table-cell>
          <table:table-cell table:style-name="ce37" table:formula="of:=IF([.K627]=&quot;&quot;;[.U627];&quot;&quot;)">
            <text:p/>
          </table:table-cell>
          <table:table-cell table:formula="of:=IF(AND([.B627]=[.B626];[.D626]=[.D627];[.D626]&lt;&gt;&quot;&quot;;[.B626]&lt;&gt;&quot;&quot;);&quot;Retransmisión&quot;;&quot;&quot;)">
            <text:p/>
          </table:table-cell>
          <table:table-cell/>
          <table:table-cell table:style-name="ce37" table:formula="of:=IF([.R627]&gt;[.$R$648];[.R627];&quot;&quot;)" office:value-type="float" office:value="524481329" calcext:value-type="float">
            <text:p>5244813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27]&gt;[.$R$648];[.T627];&quot;&quot;)" office:value-type="float" office:value="229370" calcext:value-type="float">
            <text:p>229370</text:p>
          </table:table-cell>
          <table:table-cell table:style-name="ce37" table:formula="of:=IF([.R627]&gt;[.$R$648];[.U627];&quot;&quot;)" office:value-type="float" office:value="1460" calcext:value-type="float">
            <text:p>1460</text:p>
          </table:table-cell>
          <table:table-cell table:formula="of:=IF(AND([.H627]=[.H626];[.H62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27]&lt;&gt;&quot;&quot;;[.E627];[.K627])" office:value-type="float" office:value="1460" calcext:value-type="float">
            <text:p>1460</text:p>
          </table:table-cell>
          <table:table-cell table:style-name="ce18" table:formula="of:=[.M627]-[.N627]" office:value-type="float" office:value="40" calcext:value-type="float">
            <text:p>40</text:p>
          </table:table-cell>
          <table:table-cell table:number-columns-repeated="2"/>
          <table:table-cell office:value-type="float" office:value="524481329" calcext:value-type="float">
            <text:p>524481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84755" calcext:value-type="float">
            <text:p>2132,84755</text:p>
          </table:table-cell>
          <table:table-cell table:style-name="ce37" table:formula="of:=IF([.H628]=&quot;&quot;;[.R62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28]=&quot;&quot;;[.T628];&quot;&quot;)" office:value-type="float" office:value="524481329" calcext:value-type="float">
            <text:p>524481329</text:p>
          </table:table-cell>
          <table:table-cell table:style-name="ce37" table:formula="of:=IF([.K628]=&quot;&quot;;[.U628];&quot;&quot;)" office:value-type="float" office:value="0" calcext:value-type="float">
            <text:p>0</text:p>
          </table:table-cell>
          <table:table-cell table:formula="of:=IF(AND([.B628]=[.B627];[.D627]=[.D628];[.D627]&lt;&gt;&quot;&quot;;[.B627]&lt;&gt;&quot;&quot;);&quot;Retransmisión&quot;;&quot;&quot;)">
            <text:p/>
          </table:table-cell>
          <table:table-cell/>
          <table:table-cell table:style-name="ce37" table:formula="of:=IF([.R628]&gt;[.$R$648];[.R628];&quot;&quot;)">
            <text:p/>
          </table:table-cell>
          <table:table-cell table:style-name="ce37" table:formula="of:=IF([.R628]&gt;[.$R$648];[.S628];&quot;&quot;)">
            <text:p/>
          </table:table-cell>
          <table:table-cell table:style-name="ce37" table:formula="of:=IF([.R628]&gt;[.$R$648];[.T628];&quot;&quot;)">
            <text:p/>
          </table:table-cell>
          <table:table-cell table:style-name="ce37" table:formula="of:=IF([.R628]&gt;[.$R$648];[.U628];&quot;&quot;)">
            <text:p/>
          </table:table-cell>
          <table:table-cell table:formula="of:=IF(AND([.H628]=[.H627];[.H62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28]&lt;&gt;&quot;&quot;;[.E628];[.K628])" office:value-type="float" office:value="0" calcext:value-type="float">
            <text:p>0</text:p>
          </table:table-cell>
          <table:table-cell table:style-name="ce18" table:formula="of:=[.M628]-[.N62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81329" calcext:value-type="float">
            <text:p>524481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862309" calcext:value-type="float">
            <text:p>2132,862309</text:p>
          </table:table-cell>
          <table:table-cell table:style-name="ce37" table:formula="of:=IF([.H629]=&quot;&quot;;[.R62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29]=&quot;&quot;;[.T629];&quot;&quot;)" office:value-type="float" office:value="524482789" calcext:value-type="float">
            <text:p>524482789</text:p>
          </table:table-cell>
          <table:table-cell table:style-name="ce37" table:formula="of:=IF([.K629]=&quot;&quot;;[.U629];&quot;&quot;)" office:value-type="float" office:value="0" calcext:value-type="float">
            <text:p>0</text:p>
          </table:table-cell>
          <table:table-cell table:formula="of:=IF(AND([.B629]=[.B628];[.D628]=[.D629];[.D628]&lt;&gt;&quot;&quot;;[.B628]&lt;&gt;&quot;&quot;);&quot;Retransmisión&quot;;&quot;&quot;)">
            <text:p/>
          </table:table-cell>
          <table:table-cell/>
          <table:table-cell table:style-name="ce37" table:formula="of:=IF([.R629]&gt;[.$R$648];[.R629];&quot;&quot;)">
            <text:p/>
          </table:table-cell>
          <table:table-cell table:style-name="ce37" table:formula="of:=IF([.R629]&gt;[.$R$648];[.S629];&quot;&quot;)">
            <text:p/>
          </table:table-cell>
          <table:table-cell table:style-name="ce37" table:formula="of:=IF([.R629]&gt;[.$R$648];[.T629];&quot;&quot;)">
            <text:p/>
          </table:table-cell>
          <table:table-cell table:style-name="ce37" table:formula="of:=IF([.R629]&gt;[.$R$648];[.U629];&quot;&quot;)">
            <text:p/>
          </table:table-cell>
          <table:table-cell table:formula="of:=IF(AND([.H629]=[.H628];[.H62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29]&lt;&gt;&quot;&quot;;[.E629];[.K629])" office:value-type="float" office:value="0" calcext:value-type="float">
            <text:p>0</text:p>
          </table:table-cell>
          <table:table-cell table:style-name="ce18" table:formula="of:=[.M629]-[.N62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82789" calcext:value-type="float">
            <text:p>524482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934252" calcext:value-type="float">
            <text:p>2132,934252</text:p>
          </table:table-cell>
          <table:table-cell table:style-name="ce37" table:formula="of:=IF([.H630]=&quot;&quot;;[.R630];&quot;&quot;)">
            <text:p/>
          </table:table-cell>
          <table:table-cell table:style-name="ce40" table:formula="of:=IF([.I630]=&quot;&quot;;[.S630];&quot;&quot;)">
            <text:p/>
          </table:table-cell>
          <table:table-cell table:style-name="ce37" table:formula="of:=IF([.J630]=&quot;&quot;;[.T630];&quot;&quot;)">
            <text:p/>
          </table:table-cell>
          <table:table-cell table:style-name="ce37" table:formula="of:=IF([.K630]=&quot;&quot;;[.U630];&quot;&quot;)">
            <text:p/>
          </table:table-cell>
          <table:table-cell table:formula="of:=IF(AND([.B630]=[.B629];[.D629]=[.D630];[.D629]&lt;&gt;&quot;&quot;;[.B629]&lt;&gt;&quot;&quot;);&quot;Retransmisión&quot;;&quot;&quot;)">
            <text:p/>
          </table:table-cell>
          <table:table-cell/>
          <table:table-cell table:style-name="ce37" table:formula="of:=IF([.R630]&gt;[.$R$648];[.R630];&quot;&quot;)" office:value-type="float" office:value="524482789" calcext:value-type="float">
            <text:p>5244827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30]&gt;[.$R$648];[.T630];&quot;&quot;)" office:value-type="float" office:value="229370" calcext:value-type="float">
            <text:p>229370</text:p>
          </table:table-cell>
          <table:table-cell table:style-name="ce37" table:formula="of:=IF([.R630]&gt;[.$R$648];[.U630];&quot;&quot;)" office:value-type="float" office:value="1460" calcext:value-type="float">
            <text:p>1460</text:p>
          </table:table-cell>
          <table:table-cell table:formula="of:=IF(AND([.H630]=[.H629];[.H62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30]&lt;&gt;&quot;&quot;;[.E630];[.K630])" office:value-type="float" office:value="1460" calcext:value-type="float">
            <text:p>1460</text:p>
          </table:table-cell>
          <table:table-cell table:style-name="ce18" table:formula="of:=[.M630]-[.N630]" office:value-type="float" office:value="40" calcext:value-type="float">
            <text:p>40</text:p>
          </table:table-cell>
          <table:table-cell table:number-columns-repeated="2"/>
          <table:table-cell office:value-type="float" office:value="524482789" calcext:value-type="float">
            <text:p>524482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936534" calcext:value-type="float">
            <text:p>2132,936534</text:p>
          </table:table-cell>
          <table:table-cell table:style-name="ce37" table:formula="of:=IF([.H631]=&quot;&quot;;[.R631];&quot;&quot;)">
            <text:p/>
          </table:table-cell>
          <table:table-cell table:style-name="ce40" table:formula="of:=IF([.I631]=&quot;&quot;;[.S631];&quot;&quot;)">
            <text:p/>
          </table:table-cell>
          <table:table-cell table:style-name="ce37" table:formula="of:=IF([.J631]=&quot;&quot;;[.T631];&quot;&quot;)">
            <text:p/>
          </table:table-cell>
          <table:table-cell table:style-name="ce37" table:formula="of:=IF([.K631]=&quot;&quot;;[.U631];&quot;&quot;)">
            <text:p/>
          </table:table-cell>
          <table:table-cell table:formula="of:=IF(AND([.B631]=[.B630];[.D630]=[.D631];[.D630]&lt;&gt;&quot;&quot;;[.B630]&lt;&gt;&quot;&quot;);&quot;Retransmisión&quot;;&quot;&quot;)">
            <text:p/>
          </table:table-cell>
          <table:table-cell/>
          <table:table-cell table:style-name="ce37" table:formula="of:=IF([.R631]&gt;[.$R$648];[.R631];&quot;&quot;)" office:value-type="float" office:value="524482789" calcext:value-type="float">
            <text:p>5244827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31]&gt;[.$R$648];[.T631];&quot;&quot;)" office:value-type="float" office:value="229370" calcext:value-type="float">
            <text:p>229370</text:p>
          </table:table-cell>
          <table:table-cell table:style-name="ce37" table:formula="of:=IF([.R631]&gt;[.$R$648];[.U631];&quot;&quot;)" office:value-type="float" office:value="1460" calcext:value-type="float">
            <text:p>1460</text:p>
          </table:table-cell>
          <table:table-cell table:formula="of:=IF(AND([.H631]=[.H630];[.H630]&lt;&gt;&quot;&quot;);&quot;Retransmisión&quot;;&quot;&quot;)" office:value-type="string" office:string-value="Retransmisión" calcext:value-type="string">
            <text:p>Retransmisión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31]&lt;&gt;&quot;&quot;;[.E631];[.K631])" office:value-type="float" office:value="1460" calcext:value-type="float">
            <text:p>1460</text:p>
          </table:table-cell>
          <table:table-cell table:style-name="ce18" table:formula="of:=[.M631]-[.N631]" office:value-type="float" office:value="40" calcext:value-type="float">
            <text:p>40</text:p>
          </table:table-cell>
          <table:table-cell table:number-columns-repeated="2"/>
          <table:table-cell office:value-type="float" office:value="524482789" calcext:value-type="float">
            <text:p>524482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938379" calcext:value-type="float">
            <text:p>2132,938379</text:p>
          </table:table-cell>
          <table:table-cell table:style-name="ce37" table:formula="of:=IF([.H632]=&quot;&quot;;[.R632];&quot;&quot;)">
            <text:p/>
          </table:table-cell>
          <table:table-cell table:style-name="ce40" table:formula="of:=IF([.I632]=&quot;&quot;;[.S632];&quot;&quot;)">
            <text:p/>
          </table:table-cell>
          <table:table-cell table:style-name="ce37" table:formula="of:=IF([.J632]=&quot;&quot;;[.T632];&quot;&quot;)">
            <text:p/>
          </table:table-cell>
          <table:table-cell table:style-name="ce37" table:formula="of:=IF([.K632]=&quot;&quot;;[.U632];&quot;&quot;)">
            <text:p/>
          </table:table-cell>
          <table:table-cell table:formula="of:=IF(AND([.B632]=[.B631];[.D631]=[.D632];[.D631]&lt;&gt;&quot;&quot;;[.B631]&lt;&gt;&quot;&quot;);&quot;Retransmisión&quot;;&quot;&quot;)">
            <text:p/>
          </table:table-cell>
          <table:table-cell/>
          <table:table-cell table:style-name="ce37" table:formula="of:=IF([.R632]&gt;[.$R$648];[.R632];&quot;&quot;)" office:value-type="float" office:value="524484249" calcext:value-type="float">
            <text:p>52448424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32]&gt;[.$R$648];[.T632];&quot;&quot;)" office:value-type="float" office:value="229370" calcext:value-type="float">
            <text:p>229370</text:p>
          </table:table-cell>
          <table:table-cell table:style-name="ce37" table:formula="of:=IF([.R632]&gt;[.$R$648];[.U632];&quot;&quot;)" office:value-type="float" office:value="1460" calcext:value-type="float">
            <text:p>1460</text:p>
          </table:table-cell>
          <table:table-cell table:formula="of:=IF(AND([.H632]=[.H631];[.H63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32]&lt;&gt;&quot;&quot;;[.E632];[.K632])" office:value-type="float" office:value="1460" calcext:value-type="float">
            <text:p>1460</text:p>
          </table:table-cell>
          <table:table-cell table:style-name="ce18" table:formula="of:=[.M632]-[.N632]" office:value-type="float" office:value="40" calcext:value-type="float">
            <text:p>40</text:p>
          </table:table-cell>
          <table:table-cell table:number-columns-repeated="2"/>
          <table:table-cell office:value-type="float" office:value="524484249" calcext:value-type="float">
            <text:p>524484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2.93976" calcext:value-type="float">
            <text:p>2132,93976</text:p>
          </table:table-cell>
          <table:table-cell table:style-name="ce37" table:formula="of:=IF([.H633]=&quot;&quot;;[.R63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33]=&quot;&quot;;[.T633];&quot;&quot;)" office:value-type="float" office:value="524485709" calcext:value-type="float">
            <text:p>524485709</text:p>
          </table:table-cell>
          <table:table-cell table:style-name="ce37" table:formula="of:=IF([.K633]=&quot;&quot;;[.U633];&quot;&quot;)" office:value-type="float" office:value="0" calcext:value-type="float">
            <text:p>0</text:p>
          </table:table-cell>
          <table:table-cell table:formula="of:=IF(AND([.B633]=[.B632];[.D632]=[.D633];[.D632]&lt;&gt;&quot;&quot;;[.B632]&lt;&gt;&quot;&quot;);&quot;Retransmisión&quot;;&quot;&quot;)">
            <text:p/>
          </table:table-cell>
          <table:table-cell/>
          <table:table-cell table:style-name="ce37" table:formula="of:=IF([.R633]&gt;[.$R$648];[.R633];&quot;&quot;)">
            <text:p/>
          </table:table-cell>
          <table:table-cell table:style-name="ce37" table:formula="of:=IF([.R633]&gt;[.$R$648];[.S633];&quot;&quot;)">
            <text:p/>
          </table:table-cell>
          <table:table-cell table:style-name="ce37" table:formula="of:=IF([.R633]&gt;[.$R$648];[.T633];&quot;&quot;)">
            <text:p/>
          </table:table-cell>
          <table:table-cell table:style-name="ce37" table:formula="of:=IF([.R633]&gt;[.$R$648];[.U633];&quot;&quot;)">
            <text:p/>
          </table:table-cell>
          <table:table-cell table:formula="of:=IF(AND([.H633]=[.H632];[.H63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33]&lt;&gt;&quot;&quot;;[.E633];[.K633])" office:value-type="float" office:value="0" calcext:value-type="float">
            <text:p>0</text:p>
          </table:table-cell>
          <table:table-cell table:style-name="ce18" table:formula="of:=[.M633]-[.N63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85709" calcext:value-type="float">
            <text:p>5244857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2.951622" calcext:value-type="float">
            <text:p>2132,951622</text:p>
          </table:table-cell>
          <table:table-cell table:style-name="ce37" table:formula="of:=IF([.H634]=&quot;&quot;;[.R63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34]=&quot;&quot;;[.T634];&quot;&quot;)" office:value-type="float" office:value="524485709" calcext:value-type="float">
            <text:p>524485709</text:p>
          </table:table-cell>
          <table:table-cell table:style-name="ce37" table:formula="of:=IF([.K634]=&quot;&quot;;[.U634];&quot;&quot;)" office:value-type="float" office:value="0" calcext:value-type="float">
            <text:p>0</text:p>
          </table:table-cell>
          <table:table-cell table:formula="of:=IF(AND([.B634]=[.B633];[.D633]=[.D634];[.D633]&lt;&gt;&quot;&quot;;[.B63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style-name="ce37" table:formula="of:=IF([.R634]&gt;[.$R$648];[.R634];&quot;&quot;)">
            <text:p/>
          </table:table-cell>
          <table:table-cell table:style-name="ce37" table:formula="of:=IF([.R634]&gt;[.$R$648];[.S634];&quot;&quot;)">
            <text:p/>
          </table:table-cell>
          <table:table-cell table:style-name="ce37" table:formula="of:=IF([.R634]&gt;[.$R$648];[.T634];&quot;&quot;)">
            <text:p/>
          </table:table-cell>
          <table:table-cell table:style-name="ce37" table:formula="of:=IF([.R634]&gt;[.$R$648];[.U634];&quot;&quot;)">
            <text:p/>
          </table:table-cell>
          <table:table-cell table:formula="of:=IF(AND([.H634]=[.H633];[.H63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34]&lt;&gt;&quot;&quot;;[.E634];[.K634])" office:value-type="float" office:value="0" calcext:value-type="float">
            <text:p>0</text:p>
          </table:table-cell>
          <table:table-cell table:style-name="ce18" table:formula="of:=[.M634]-[.N63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85709" calcext:value-type="float">
            <text:p>5244857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3.022591" calcext:value-type="float">
            <text:p>2133,022591</text:p>
          </table:table-cell>
          <table:table-cell table:style-name="ce37" table:formula="of:=IF([.H635]=&quot;&quot;;[.R635];&quot;&quot;)">
            <text:p/>
          </table:table-cell>
          <table:table-cell table:style-name="ce40" table:formula="of:=IF([.I635]=&quot;&quot;;[.S635];&quot;&quot;)">
            <text:p/>
          </table:table-cell>
          <table:table-cell table:style-name="ce37" table:formula="of:=IF([.J635]=&quot;&quot;;[.T635];&quot;&quot;)">
            <text:p/>
          </table:table-cell>
          <table:table-cell table:style-name="ce37" table:formula="of:=IF([.K635]=&quot;&quot;;[.U635];&quot;&quot;)">
            <text:p/>
          </table:table-cell>
          <table:table-cell table:formula="of:=IF(AND([.B635]=[.B634];[.D634]=[.D635];[.D634]&lt;&gt;&quot;&quot;;[.B634]&lt;&gt;&quot;&quot;);&quot;Retransmisión&quot;;&quot;&quot;)">
            <text:p/>
          </table:table-cell>
          <table:table-cell/>
          <table:table-cell table:style-name="ce37" table:formula="of:=IF([.R635]&gt;[.$R$648];[.R635];&quot;&quot;)" office:value-type="float" office:value="524485709" calcext:value-type="float">
            <text:p>5244857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35]&gt;[.$R$648];[.T635];&quot;&quot;)" office:value-type="float" office:value="229370" calcext:value-type="float">
            <text:p>229370</text:p>
          </table:table-cell>
          <table:table-cell table:style-name="ce37" table:formula="of:=IF([.R635]&gt;[.$R$648];[.U635];&quot;&quot;)" office:value-type="float" office:value="1460" calcext:value-type="float">
            <text:p>1460</text:p>
          </table:table-cell>
          <table:table-cell table:formula="of:=IF(AND([.H635]=[.H634];[.H63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35]&lt;&gt;&quot;&quot;;[.E635];[.K635])" office:value-type="float" office:value="1460" calcext:value-type="float">
            <text:p>1460</text:p>
          </table:table-cell>
          <table:table-cell table:style-name="ce18" table:formula="of:=[.M635]-[.N635]" office:value-type="float" office:value="40" calcext:value-type="float">
            <text:p>40</text:p>
          </table:table-cell>
          <table:table-cell table:number-columns-repeated="2"/>
          <table:table-cell office:value-type="float" office:value="524485709" calcext:value-type="float">
            <text:p>524485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3.025206" calcext:value-type="float">
            <text:p>2133,025206</text:p>
          </table:table-cell>
          <table:table-cell table:style-name="ce37" table:formula="of:=IF([.H636]=&quot;&quot;;[.R636];&quot;&quot;)">
            <text:p/>
          </table:table-cell>
          <table:table-cell table:style-name="ce40" table:formula="of:=IF([.I636]=&quot;&quot;;[.S636];&quot;&quot;)">
            <text:p/>
          </table:table-cell>
          <table:table-cell table:style-name="ce37" table:formula="of:=IF([.J636]=&quot;&quot;;[.T636];&quot;&quot;)">
            <text:p/>
          </table:table-cell>
          <table:table-cell table:style-name="ce37" table:formula="of:=IF([.K636]=&quot;&quot;;[.U636];&quot;&quot;)">
            <text:p/>
          </table:table-cell>
          <table:table-cell table:formula="of:=IF(AND([.B636]=[.B635];[.D635]=[.D636];[.D635]&lt;&gt;&quot;&quot;;[.B635]&lt;&gt;&quot;&quot;);&quot;Retransmisión&quot;;&quot;&quot;)">
            <text:p/>
          </table:table-cell>
          <table:table-cell/>
          <table:table-cell table:style-name="ce37" table:formula="of:=IF([.R636]&gt;[.$R$648];[.R636];&quot;&quot;)" office:value-type="float" office:value="524487169" calcext:value-type="float">
            <text:p>52448716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36]&gt;[.$R$648];[.T636];&quot;&quot;)" office:value-type="float" office:value="229370" calcext:value-type="float">
            <text:p>229370</text:p>
          </table:table-cell>
          <table:table-cell table:style-name="ce37" table:formula="of:=IF([.R636]&gt;[.$R$648];[.U636];&quot;&quot;)" office:value-type="float" office:value="1460" calcext:value-type="float">
            <text:p>1460</text:p>
          </table:table-cell>
          <table:table-cell table:formula="of:=IF(AND([.H636]=[.H635];[.H63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36]&lt;&gt;&quot;&quot;;[.E636];[.K636])" office:value-type="float" office:value="1460" calcext:value-type="float">
            <text:p>1460</text:p>
          </table:table-cell>
          <table:table-cell table:style-name="ce18" table:formula="of:=[.M636]-[.N636]" office:value-type="float" office:value="40" calcext:value-type="float">
            <text:p>40</text:p>
          </table:table-cell>
          <table:table-cell table:number-columns-repeated="2"/>
          <table:table-cell office:value-type="float" office:value="524487169" calcext:value-type="float">
            <text:p>524487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3.027065" calcext:value-type="float">
            <text:p>2133,027065</text:p>
          </table:table-cell>
          <table:table-cell table:style-name="ce37" table:formula="of:=IF([.H637]=&quot;&quot;;[.R637];&quot;&quot;)">
            <text:p/>
          </table:table-cell>
          <table:table-cell table:style-name="ce40" table:formula="of:=IF([.I637]=&quot;&quot;;[.S637];&quot;&quot;)">
            <text:p/>
          </table:table-cell>
          <table:table-cell table:style-name="ce37" table:formula="of:=IF([.J637]=&quot;&quot;;[.T637];&quot;&quot;)">
            <text:p/>
          </table:table-cell>
          <table:table-cell table:style-name="ce37" table:formula="of:=IF([.K637]=&quot;&quot;;[.U637];&quot;&quot;)">
            <text:p/>
          </table:table-cell>
          <table:table-cell table:formula="of:=IF(AND([.B637]=[.B636];[.D636]=[.D637];[.D636]&lt;&gt;&quot;&quot;;[.B636]&lt;&gt;&quot;&quot;);&quot;Retransmisión&quot;;&quot;&quot;)">
            <text:p/>
          </table:table-cell>
          <table:table-cell/>
          <table:table-cell table:style-name="ce37" table:formula="of:=IF([.R637]&gt;[.$R$648];[.R637];&quot;&quot;)" office:value-type="float" office:value="524488629" calcext:value-type="float">
            <text:p>5244886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37]&gt;[.$R$648];[.T637];&quot;&quot;)" office:value-type="float" office:value="229370" calcext:value-type="float">
            <text:p>229370</text:p>
          </table:table-cell>
          <table:table-cell table:style-name="ce37" table:formula="of:=IF([.R637]&gt;[.$R$648];[.U637];&quot;&quot;)" office:value-type="float" office:value="1460" calcext:value-type="float">
            <text:p>1460</text:p>
          </table:table-cell>
          <table:table-cell table:formula="of:=IF(AND([.H637]=[.H636];[.H63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37]&lt;&gt;&quot;&quot;;[.E637];[.K637])" office:value-type="float" office:value="1460" calcext:value-type="float">
            <text:p>1460</text:p>
          </table:table-cell>
          <table:table-cell table:style-name="ce18" table:formula="of:=[.M637]-[.N637]" office:value-type="float" office:value="40" calcext:value-type="float">
            <text:p>40</text:p>
          </table:table-cell>
          <table:table-cell table:number-columns-repeated="2"/>
          <table:table-cell office:value-type="float" office:value="524488629" calcext:value-type="float">
            <text:p>524488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3.027289" calcext:value-type="float">
            <text:p>2133,027289</text:p>
          </table:table-cell>
          <table:table-cell table:style-name="ce37" table:formula="of:=IF([.H638]=&quot;&quot;;[.R63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38]=&quot;&quot;;[.T638];&quot;&quot;)" office:value-type="float" office:value="524488629" calcext:value-type="float">
            <text:p>524488629</text:p>
          </table:table-cell>
          <table:table-cell table:style-name="ce37" table:formula="of:=IF([.K638]=&quot;&quot;;[.U638];&quot;&quot;)" office:value-type="float" office:value="0" calcext:value-type="float">
            <text:p>0</text:p>
          </table:table-cell>
          <table:table-cell table:formula="of:=IF(AND([.B638]=[.B637];[.D637]=[.D638];[.D637]&lt;&gt;&quot;&quot;;[.B637]&lt;&gt;&quot;&quot;);&quot;Retransmisión&quot;;&quot;&quot;)">
            <text:p/>
          </table:table-cell>
          <table:table-cell/>
          <table:table-cell table:style-name="ce37" table:formula="of:=IF([.R638]&gt;[.$R$648];[.R638];&quot;&quot;)">
            <text:p/>
          </table:table-cell>
          <table:table-cell table:style-name="ce37" table:formula="of:=IF([.R638]&gt;[.$R$648];[.S638];&quot;&quot;)">
            <text:p/>
          </table:table-cell>
          <table:table-cell table:style-name="ce37" table:formula="of:=IF([.R638]&gt;[.$R$648];[.T638];&quot;&quot;)">
            <text:p/>
          </table:table-cell>
          <table:table-cell table:style-name="ce37" table:formula="of:=IF([.R638]&gt;[.$R$648];[.U638];&quot;&quot;)">
            <text:p/>
          </table:table-cell>
          <table:table-cell table:formula="of:=IF(AND([.H638]=[.H637];[.H63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38]&lt;&gt;&quot;&quot;;[.E638];[.K638])" office:value-type="float" office:value="0" calcext:value-type="float">
            <text:p>0</text:p>
          </table:table-cell>
          <table:table-cell table:style-name="ce18" table:formula="of:=[.M638]-[.N63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88629" calcext:value-type="float">
            <text:p>5244886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3.045247" calcext:value-type="float">
            <text:p>2133,045247</text:p>
          </table:table-cell>
          <table:table-cell table:style-name="ce37" table:formula="of:=IF([.H639]=&quot;&quot;;[.R639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39]=&quot;&quot;;[.T639];&quot;&quot;)" office:value-type="float" office:value="524490089" calcext:value-type="float">
            <text:p>524490089</text:p>
          </table:table-cell>
          <table:table-cell table:style-name="ce37" table:formula="of:=IF([.K639]=&quot;&quot;;[.U639];&quot;&quot;)" office:value-type="float" office:value="0" calcext:value-type="float">
            <text:p>0</text:p>
          </table:table-cell>
          <table:table-cell table:formula="of:=IF(AND([.B639]=[.B638];[.D638]=[.D639];[.D638]&lt;&gt;&quot;&quot;;[.B638]&lt;&gt;&quot;&quot;);&quot;Retransmisión&quot;;&quot;&quot;)">
            <text:p/>
          </table:table-cell>
          <table:table-cell/>
          <table:table-cell table:style-name="ce37" table:formula="of:=IF([.R639]&gt;[.$R$648];[.R639];&quot;&quot;)">
            <text:p/>
          </table:table-cell>
          <table:table-cell table:style-name="ce37" table:formula="of:=IF([.R639]&gt;[.$R$648];[.S639];&quot;&quot;)">
            <text:p/>
          </table:table-cell>
          <table:table-cell table:style-name="ce37" table:formula="of:=IF([.R639]&gt;[.$R$648];[.T639];&quot;&quot;)">
            <text:p/>
          </table:table-cell>
          <table:table-cell table:style-name="ce37" table:formula="of:=IF([.R639]&gt;[.$R$648];[.U639];&quot;&quot;)">
            <text:p/>
          </table:table-cell>
          <table:table-cell table:formula="of:=IF(AND([.H639]=[.H638];[.H638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39]&lt;&gt;&quot;&quot;;[.E639];[.K639])" office:value-type="float" office:value="0" calcext:value-type="float">
            <text:p>0</text:p>
          </table:table-cell>
          <table:table-cell table:style-name="ce18" table:formula="of:=[.M639]-[.N639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90089" calcext:value-type="float">
            <text:p>5244900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3.11666" calcext:value-type="float">
            <text:p>2133,11666</text:p>
          </table:table-cell>
          <table:table-cell table:style-name="ce37" table:formula="of:=IF([.H640]=&quot;&quot;;[.R640];&quot;&quot;)">
            <text:p/>
          </table:table-cell>
          <table:table-cell table:style-name="ce40" table:formula="of:=IF([.I640]=&quot;&quot;;[.S640];&quot;&quot;)">
            <text:p/>
          </table:table-cell>
          <table:table-cell table:style-name="ce37" table:formula="of:=IF([.J640]=&quot;&quot;;[.T640];&quot;&quot;)">
            <text:p/>
          </table:table-cell>
          <table:table-cell table:style-name="ce37" table:formula="of:=IF([.K640]=&quot;&quot;;[.U640];&quot;&quot;)">
            <text:p/>
          </table:table-cell>
          <table:table-cell table:formula="of:=IF(AND([.B640]=[.B639];[.D639]=[.D640];[.D639]&lt;&gt;&quot;&quot;;[.B639]&lt;&gt;&quot;&quot;);&quot;Retransmisión&quot;;&quot;&quot;)">
            <text:p/>
          </table:table-cell>
          <table:table-cell/>
          <table:table-cell table:style-name="ce37" table:formula="of:=IF([.R640]&gt;[.$R$648];[.R640];&quot;&quot;)" office:value-type="float" office:value="524490089" calcext:value-type="float">
            <text:p>5244900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40]&gt;[.$R$648];[.T640];&quot;&quot;)" office:value-type="float" office:value="229370" calcext:value-type="float">
            <text:p>229370</text:p>
          </table:table-cell>
          <table:table-cell table:style-name="ce37" table:formula="of:=IF([.R640]&gt;[.$R$648];[.U640];&quot;&quot;)" office:value-type="float" office:value="1460" calcext:value-type="float">
            <text:p>1460</text:p>
          </table:table-cell>
          <table:table-cell table:formula="of:=IF(AND([.H640]=[.H639];[.H639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40]&lt;&gt;&quot;&quot;;[.E640];[.K640])" office:value-type="float" office:value="1460" calcext:value-type="float">
            <text:p>1460</text:p>
          </table:table-cell>
          <table:table-cell table:style-name="ce18" table:formula="of:=[.M640]-[.N640]" office:value-type="float" office:value="40" calcext:value-type="float">
            <text:p>40</text:p>
          </table:table-cell>
          <table:table-cell table:number-columns-repeated="2"/>
          <table:table-cell office:value-type="float" office:value="524490089" calcext:value-type="float">
            <text:p>524490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3.118982" calcext:value-type="float">
            <text:p>2133,118982</text:p>
          </table:table-cell>
          <table:table-cell table:style-name="ce37" table:formula="of:=IF([.H641]=&quot;&quot;;[.R641];&quot;&quot;)">
            <text:p/>
          </table:table-cell>
          <table:table-cell table:style-name="ce40" table:formula="of:=IF([.I641]=&quot;&quot;;[.S641];&quot;&quot;)">
            <text:p/>
          </table:table-cell>
          <table:table-cell table:style-name="ce37" table:formula="of:=IF([.J641]=&quot;&quot;;[.T641];&quot;&quot;)">
            <text:p/>
          </table:table-cell>
          <table:table-cell table:style-name="ce37" table:formula="of:=IF([.K641]=&quot;&quot;;[.U641];&quot;&quot;)">
            <text:p/>
          </table:table-cell>
          <table:table-cell table:formula="of:=IF(AND([.B641]=[.B640];[.D640]=[.D641];[.D640]&lt;&gt;&quot;&quot;;[.B640]&lt;&gt;&quot;&quot;);&quot;Retransmisión&quot;;&quot;&quot;)">
            <text:p/>
          </table:table-cell>
          <table:table-cell/>
          <table:table-cell table:style-name="ce37" table:formula="of:=IF([.R641]&gt;[.$R$648];[.R641];&quot;&quot;)" office:value-type="float" office:value="524491549" calcext:value-type="float">
            <text:p>52449154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641]&gt;[.$R$648];[.T641];&quot;&quot;)" office:value-type="float" office:value="229370" calcext:value-type="float">
            <text:p>229370</text:p>
          </table:table-cell>
          <table:table-cell table:style-name="ce37" table:formula="of:=IF([.R641]&gt;[.$R$648];[.U641];&quot;&quot;)" office:value-type="float" office:value="1460" calcext:value-type="float">
            <text:p>1460</text:p>
          </table:table-cell>
          <table:table-cell table:formula="of:=IF(AND([.H641]=[.H640];[.H640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41]&lt;&gt;&quot;&quot;;[.E641];[.K641])" office:value-type="float" office:value="1460" calcext:value-type="float">
            <text:p>1460</text:p>
          </table:table-cell>
          <table:table-cell table:style-name="ce18" table:formula="of:=[.M641]-[.N641]" office:value-type="float" office:value="40" calcext:value-type="float">
            <text:p>40</text:p>
          </table:table-cell>
          <table:table-cell table:number-columns-repeated="2"/>
          <table:table-cell office:value-type="float" office:value="524491549" calcext:value-type="float">
            <text:p>5244915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3.120829" calcext:value-type="float">
            <text:p>2133,120829</text:p>
          </table:table-cell>
          <table:table-cell table:style-name="ce37" table:formula="of:=IF([.H642]=&quot;&quot;;[.R642];&quot;&quot;)">
            <text:p/>
          </table:table-cell>
          <table:table-cell table:style-name="ce40" table:formula="of:=IF([.I642]=&quot;&quot;;[.S642];&quot;&quot;)">
            <text:p/>
          </table:table-cell>
          <table:table-cell table:style-name="ce37" table:formula="of:=IF([.J642]=&quot;&quot;;[.T642];&quot;&quot;)">
            <text:p/>
          </table:table-cell>
          <table:table-cell table:style-name="ce37" table:formula="of:=IF([.K642]=&quot;&quot;;[.U642];&quot;&quot;)">
            <text:p/>
          </table:table-cell>
          <table:table-cell table:formula="of:=IF(AND([.B642]=[.B641];[.D641]=[.D642];[.D641]&lt;&gt;&quot;&quot;;[.B641]&lt;&gt;&quot;&quot;);&quot;Retransmisión&quot;;&quot;&quot;)">
            <text:p/>
          </table:table-cell>
          <table:table-cell/>
          <table:table-cell table:style-name="ce37" table:formula="of:=IF([.R642]&gt;[.$R$648];[.R642];&quot;&quot;)" office:value-type="float" office:value="524493009" calcext:value-type="float">
            <text:p>52449300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42]&gt;[.$R$648];[.T642];&quot;&quot;)" office:value-type="float" office:value="229370" calcext:value-type="float">
            <text:p>229370</text:p>
          </table:table-cell>
          <table:table-cell table:style-name="ce37" table:formula="of:=IF([.R642]&gt;[.$R$648];[.U642];&quot;&quot;)" office:value-type="float" office:value="1460" calcext:value-type="float">
            <text:p>1460</text:p>
          </table:table-cell>
          <table:table-cell table:formula="of:=IF(AND([.H642]=[.H641];[.H641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42]&lt;&gt;&quot;&quot;;[.E642];[.K642])" office:value-type="float" office:value="1460" calcext:value-type="float">
            <text:p>1460</text:p>
          </table:table-cell>
          <table:table-cell table:style-name="ce18" table:formula="of:=[.M642]-[.N642]" office:value-type="float" office:value="40" calcext:value-type="float">
            <text:p>40</text:p>
          </table:table-cell>
          <table:table-cell table:number-columns-repeated="2"/>
          <table:table-cell office:value-type="float" office:value="524493009" calcext:value-type="float">
            <text:p>524493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3.121905" calcext:value-type="float">
            <text:p>2133,121905</text:p>
          </table:table-cell>
          <table:table-cell table:style-name="ce37" table:formula="of:=IF([.H643]=&quot;&quot;;[.R643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43]=&quot;&quot;;[.T643];&quot;&quot;)" office:value-type="float" office:value="524493009" calcext:value-type="float">
            <text:p>524493009</text:p>
          </table:table-cell>
          <table:table-cell table:style-name="ce37" table:formula="of:=IF([.K643]=&quot;&quot;;[.U643];&quot;&quot;)" office:value-type="float" office:value="0" calcext:value-type="float">
            <text:p>0</text:p>
          </table:table-cell>
          <table:table-cell table:formula="of:=IF(AND([.B643]=[.B642];[.D642]=[.D643];[.D642]&lt;&gt;&quot;&quot;;[.B642]&lt;&gt;&quot;&quot;);&quot;Retransmisión&quot;;&quot;&quot;)">
            <text:p/>
          </table:table-cell>
          <table:table-cell/>
          <table:table-cell table:style-name="ce37" table:formula="of:=IF([.R643]&gt;[.$R$648];[.R643];&quot;&quot;)">
            <text:p/>
          </table:table-cell>
          <table:table-cell table:style-name="ce37" table:formula="of:=IF([.R643]&gt;[.$R$648];[.S643];&quot;&quot;)">
            <text:p/>
          </table:table-cell>
          <table:table-cell table:style-name="ce37" table:formula="of:=IF([.R643]&gt;[.$R$648];[.T643];&quot;&quot;)">
            <text:p/>
          </table:table-cell>
          <table:table-cell table:style-name="ce37" table:formula="of:=IF([.R643]&gt;[.$R$648];[.U643];&quot;&quot;)">
            <text:p/>
          </table:table-cell>
          <table:table-cell table:formula="of:=IF(AND([.H643]=[.H642];[.H642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43]&lt;&gt;&quot;&quot;;[.E643];[.K643])" office:value-type="float" office:value="0" calcext:value-type="float">
            <text:p>0</text:p>
          </table:table-cell>
          <table:table-cell table:style-name="ce18" table:formula="of:=[.M643]-[.N643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93009" calcext:value-type="float">
            <text:p>5244930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3.137029" calcext:value-type="float">
            <text:p>2133,137029</text:p>
          </table:table-cell>
          <table:table-cell table:style-name="ce37" table:formula="of:=IF([.H644]=&quot;&quot;;[.R644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44]=&quot;&quot;;[.T644];&quot;&quot;)" office:value-type="float" office:value="524494469" calcext:value-type="float">
            <text:p>524494469</text:p>
          </table:table-cell>
          <table:table-cell table:style-name="ce37" table:formula="of:=IF([.K644]=&quot;&quot;;[.U644];&quot;&quot;)" office:value-type="float" office:value="0" calcext:value-type="float">
            <text:p>0</text:p>
          </table:table-cell>
          <table:table-cell table:formula="of:=IF(AND([.B644]=[.B643];[.D643]=[.D644];[.D643]&lt;&gt;&quot;&quot;;[.B643]&lt;&gt;&quot;&quot;);&quot;Retransmisión&quot;;&quot;&quot;)">
            <text:p/>
          </table:table-cell>
          <table:table-cell/>
          <table:table-cell table:style-name="ce37" table:formula="of:=IF([.R644]&gt;[.$R$648];[.R644];&quot;&quot;)">
            <text:p/>
          </table:table-cell>
          <table:table-cell table:style-name="ce37" table:formula="of:=IF([.R644]&gt;[.$R$648];[.S644];&quot;&quot;)">
            <text:p/>
          </table:table-cell>
          <table:table-cell table:style-name="ce37" table:formula="of:=IF([.R644]&gt;[.$R$648];[.T644];&quot;&quot;)">
            <text:p/>
          </table:table-cell>
          <table:table-cell table:style-name="ce37" table:formula="of:=IF([.R644]&gt;[.$R$648];[.U644];&quot;&quot;)">
            <text:p/>
          </table:table-cell>
          <table:table-cell table:formula="of:=IF(AND([.H644]=[.H643];[.H643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44]&lt;&gt;&quot;&quot;;[.E644];[.K644])" office:value-type="float" office:value="0" calcext:value-type="float">
            <text:p>0</text:p>
          </table:table-cell>
          <table:table-cell table:style-name="ce18" table:formula="of:=[.M644]-[.N644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94469" calcext:value-type="float">
            <text:p>5244944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float" office:value="2133.207579" calcext:value-type="float">
            <text:p>2133,207579</text:p>
          </table:table-cell>
          <table:table-cell table:style-name="ce37" table:formula="of:=IF([.H645]=&quot;&quot;;[.R645];&quot;&quot;)">
            <text:p/>
          </table:table-cell>
          <table:table-cell table:style-name="ce40" table:formula="of:=IF([.I645]=&quot;&quot;;[.S645];&quot;&quot;)">
            <text:p/>
          </table:table-cell>
          <table:table-cell table:style-name="ce37" table:formula="of:=IF([.J645]=&quot;&quot;;[.T645];&quot;&quot;)">
            <text:p/>
          </table:table-cell>
          <table:table-cell table:style-name="ce37" table:formula="of:=IF([.K645]=&quot;&quot;;[.U645];&quot;&quot;)">
            <text:p/>
          </table:table-cell>
          <table:table-cell table:formula="of:=IF(AND([.B645]=[.B644];[.D644]=[.D645];[.D644]&lt;&gt;&quot;&quot;;[.B644]&lt;&gt;&quot;&quot;);&quot;Retransmisión&quot;;&quot;&quot;)">
            <text:p/>
          </table:table-cell>
          <table:table-cell/>
          <table:table-cell table:style-name="ce37" table:formula="of:=IF([.R645]&gt;[.$R$648];[.R645];&quot;&quot;)" office:value-type="float" office:value="524494469" calcext:value-type="float">
            <text:p>524494469</text:p>
          </table:table-cell>
          <table:table-cell table:style-name="ce37" office:value-type="string" calcext:value-type="string">
            <text:p>PSH, ACK</text:p>
          </table:table-cell>
          <table:table-cell table:style-name="ce37" table:formula="of:=IF([.R645]&gt;[.$R$648];[.T645];&quot;&quot;)" office:value-type="float" office:value="229370" calcext:value-type="float">
            <text:p>229370</text:p>
          </table:table-cell>
          <table:table-cell table:style-name="ce37" table:formula="of:=IF([.R645]&gt;[.$R$648];[.U645];&quot;&quot;)" office:value-type="float" office:value="1460" calcext:value-type="float">
            <text:p>1460</text:p>
          </table:table-cell>
          <table:table-cell table:formula="of:=IF(AND([.H645]=[.H644];[.H644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45]&lt;&gt;&quot;&quot;;[.E645];[.K645])" office:value-type="float" office:value="1460" calcext:value-type="float">
            <text:p>1460</text:p>
          </table:table-cell>
          <table:table-cell table:style-name="ce18" table:formula="of:=[.M645]-[.N645]" office:value-type="float" office:value="40" calcext:value-type="float">
            <text:p>40</text:p>
          </table:table-cell>
          <table:table-cell table:number-columns-repeated="2"/>
          <table:table-cell office:value-type="float" office:value="524494469" calcext:value-type="float">
            <text:p>5244944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3.209926" calcext:value-type="float">
            <text:p>2133,209926</text:p>
          </table:table-cell>
          <table:table-cell table:style-name="ce37" table:formula="of:=IF([.H646]=&quot;&quot;;[.R646];&quot;&quot;)">
            <text:p/>
          </table:table-cell>
          <table:table-cell table:style-name="ce40" table:formula="of:=IF([.I646]=&quot;&quot;;[.S646];&quot;&quot;)">
            <text:p/>
          </table:table-cell>
          <table:table-cell table:style-name="ce37" table:formula="of:=IF([.J646]=&quot;&quot;;[.T646];&quot;&quot;)">
            <text:p/>
          </table:table-cell>
          <table:table-cell table:style-name="ce37" table:formula="of:=IF([.K646]=&quot;&quot;;[.U646];&quot;&quot;)">
            <text:p/>
          </table:table-cell>
          <table:table-cell table:formula="of:=IF(AND([.B646]=[.B645];[.D645]=[.D646];[.D645]&lt;&gt;&quot;&quot;;[.B645]&lt;&gt;&quot;&quot;);&quot;Retransmisión&quot;;&quot;&quot;)">
            <text:p/>
          </table:table-cell>
          <table:table-cell/>
          <table:table-cell table:style-name="ce37" table:formula="of:=IF([.R646]&gt;[.$R$648];[.R646];&quot;&quot;)" office:value-type="float" office:value="524495929" calcext:value-type="float">
            <text:p>52449592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46]&gt;[.$R$648];[.T646];&quot;&quot;)" office:value-type="float" office:value="229370" calcext:value-type="float">
            <text:p>229370</text:p>
          </table:table-cell>
          <table:table-cell table:style-name="ce37" table:formula="of:=IF([.R646]&gt;[.$R$648];[.U646];&quot;&quot;)" office:value-type="float" office:value="1460" calcext:value-type="float">
            <text:p>1460</text:p>
          </table:table-cell>
          <table:table-cell table:formula="of:=IF(AND([.H646]=[.H645];[.H645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46]&lt;&gt;&quot;&quot;;[.E646];[.K646])" office:value-type="float" office:value="1460" calcext:value-type="float">
            <text:p>1460</text:p>
          </table:table-cell>
          <table:table-cell table:style-name="ce18" table:formula="of:=[.M646]-[.N646]" office:value-type="float" office:value="40" calcext:value-type="float">
            <text:p>40</text:p>
          </table:table-cell>
          <table:table-cell table:number-columns-repeated="2"/>
          <table:table-cell office:value-type="float" office:value="524495929" calcext:value-type="float">
            <text:p>524495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3.211835" calcext:value-type="float">
            <text:p>2133,211835</text:p>
          </table:table-cell>
          <table:table-cell table:style-name="ce37" table:formula="of:=IF([.H647]=&quot;&quot;;[.R647];&quot;&quot;)">
            <text:p/>
          </table:table-cell>
          <table:table-cell table:style-name="ce40" table:formula="of:=IF([.I647]=&quot;&quot;;[.S647];&quot;&quot;)">
            <text:p/>
          </table:table-cell>
          <table:table-cell table:style-name="ce37" table:formula="of:=IF([.J647]=&quot;&quot;;[.T647];&quot;&quot;)">
            <text:p/>
          </table:table-cell>
          <table:table-cell table:style-name="ce37" table:formula="of:=IF([.K647]=&quot;&quot;;[.U647];&quot;&quot;)">
            <text:p/>
          </table:table-cell>
          <table:table-cell table:formula="of:=IF(AND([.B647]=[.B646];[.D646]=[.D647];[.D646]&lt;&gt;&quot;&quot;;[.B646]&lt;&gt;&quot;&quot;);&quot;Retransmisión&quot;;&quot;&quot;)">
            <text:p/>
          </table:table-cell>
          <table:table-cell/>
          <table:table-cell table:style-name="ce37" table:formula="of:=IF([.R647]&gt;[.$R$648];[.R647];&quot;&quot;)" office:value-type="float" office:value="524497389" calcext:value-type="float">
            <text:p>524497389</text:p>
          </table:table-cell>
          <table:table-cell table:style-name="ce37" office:value-type="string" calcext:value-type="string">
            <text:p>ACK</text:p>
          </table:table-cell>
          <table:table-cell table:style-name="ce37" table:formula="of:=IF([.R647]&gt;[.$R$648];[.T647];&quot;&quot;)" office:value-type="float" office:value="229370" calcext:value-type="float">
            <text:p>229370</text:p>
          </table:table-cell>
          <table:table-cell table:style-name="ce37" table:formula="of:=IF([.R647]&gt;[.$R$648];[.U647];&quot;&quot;)" office:value-type="float" office:value="1460" calcext:value-type="float">
            <text:p>1460</text:p>
          </table:table-cell>
          <table:table-cell table:formula="of:=IF(AND([.H647]=[.H646];[.H646]&lt;&gt;&quot;&quot;);&quot;Retransmisión&quot;;&quot;&quot;)">
            <text:p/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IF([.E647]&lt;&gt;&quot;&quot;;[.E647];[.K647])" office:value-type="float" office:value="1460" calcext:value-type="float">
            <text:p>1460</text:p>
          </table:table-cell>
          <table:table-cell table:style-name="ce18" table:formula="of:=[.M647]-[.N647]" office:value-type="float" office:value="40" calcext:value-type="float">
            <text:p>40</text:p>
          </table:table-cell>
          <table:table-cell table:number-columns-repeated="2"/>
          <table:table-cell office:value-type="float" office:value="524497389" calcext:value-type="float">
            <text:p>524497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table:style-name="ce18" office:value-type="float" office:value="2133.212083" calcext:value-type="float">
            <text:p>2133,212083</text:p>
          </table:table-cell>
          <table:table-cell table:style-name="ce37" table:formula="of:=IF([.H648]=&quot;&quot;;[.R648];&quot;&quot;)" office:value-type="float" office:value="229370" calcext:value-type="float">
            <text:p>229370</text:p>
          </table:table-cell>
          <table:table-cell table:style-name="ce40" office:value-type="string" calcext:value-type="string">
            <text:p>ACK</text:p>
          </table:table-cell>
          <table:table-cell table:style-name="ce37" table:formula="of:=IF([.J648]=&quot;&quot;;[.T648];&quot;&quot;)" office:value-type="float" office:value="524497389" calcext:value-type="float">
            <text:p>524497389</text:p>
          </table:table-cell>
          <table:table-cell table:style-name="ce37" table:formula="of:=IF([.K648]=&quot;&quot;;[.U648];&quot;&quot;)" office:value-type="float" office:value="0" calcext:value-type="float">
            <text:p>0</text:p>
          </table:table-cell>
          <table:table-cell table:formula="of:=IF(AND([.B648]=[.B647];[.D647]=[.D648];[.D647]&lt;&gt;&quot;&quot;;[.B647]&lt;&gt;&quot;&quot;);&quot;Retransmisión&quot;;&quot;&quot;)">
            <text:p/>
          </table:table-cell>
          <table:table-cell/>
          <table:table-cell table:style-name="ce37" table:formula="of:=IF([.R648]&gt;[.$R$648];[.R648];&quot;&quot;)">
            <text:p/>
          </table:table-cell>
          <table:table-cell table:style-name="ce37" table:formula="of:=IF([.R648]&gt;[.$R$648];[.S648];&quot;&quot;)">
            <text:p/>
          </table:table-cell>
          <table:table-cell table:style-name="ce37" table:formula="of:=IF([.R648]&gt;[.$R$648];[.T648];&quot;&quot;)">
            <text:p/>
          </table:table-cell>
          <table:table-cell table:style-name="ce37" table:formula="of:=IF([.R648]&gt;[.$R$648];[.U648];&quot;&quot;)">
            <text:p/>
          </table:table-cell>
          <table:table-cell table:formula="of:=IF(AND([.H648]=[.H647];[.H647]&lt;&gt;&quot;&quot;);&quot;Retransmisión&quot;;&quot;&quot;)">
            <text:p/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IF([.E648]&lt;&gt;&quot;&quot;;[.E648];[.K648])" office:value-type="float" office:value="0" calcext:value-type="float">
            <text:p>0</text:p>
          </table:table-cell>
          <table:table-cell table:style-name="ce18" table:formula="of:=[.M648]-[.N648]" office:value-type="float" office:value="40" calcext:value-type="float">
            <text:p>40</text:p>
          </table:table-cell>
          <table:table-cell table:number-columns-repeated="2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97389" calcext:value-type="float">
            <text:p>5244973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formula="of:=SUM([.E9:.E648])" office:value-type="float" office:value="404" calcext:value-type="float">
            <text:p>404</text:p>
          </table:table-cell>
          <table:table-cell table:number-columns-repeated="2"/>
          <table:table-cell table:formula="of:=[.H647]-[.H13]" office:value-type="float" office:value="524140" calcext:value-type="float">
            <text:p>524140</text:p>
          </table:table-cell>
          <table:table-cell table:number-columns-repeated="2"/>
          <table:table-cell table:formula="of:=SUM([.K9:.K648])" office:value-type="float" office:value="532904" calcext:value-type="float">
            <text:p>532904</text:p>
          </table:table-cell>
          <table:table-cell table:formula="of:=[.K649]-[.H649]" office:value-type="float" office:value="8764" calcext:value-type="float">
            <text:p>8764</text:p>
          </table:table-cell>
          <table:table-cell table:style-name="ce18" table:formula="of:=SUM([.M9:.M648])" office:value-type="float" office:value="558908" calcext:value-type="float">
            <text:p>558908</text:p>
          </table:table-cell>
          <table:table-cell table:style-name="ce18" table:formula="of:=SUM([.N9:.N648])" office:value-type="float" office:value="533308" calcext:value-type="float">
            <text:p>533308</text:p>
          </table:table-cell>
          <table:table-cell table:style-name="ce18" table:formula="of:=SUM([.O9:.O648])" office:value-type="float" office:value="25600" calcext:value-type="float">
            <text:p>25600</text:p>
          </table:table-cell>
          <table:table-cell table:number-columns-repeated="6"/>
        </table:table-row>
        <table:table-row table:style-name="ro2" table:number-rows-repeated="1047926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'Ejercicio 7'.H9:'Ejercicio 7'.K9 'Ejercicio 7'.B9:'Ejercicio 7'.E648 'Ejercicio 7'.H11:'Ejercicio 7'.K648 'Ejercicio 7'.H10:'Ejercicio 7'.I10">
            <calcext:condition calcext:apply-style-name="Anulada" calcext:value="=&quot;&quot;" calcext:base-cell-address="'Ejercicio 7'.B9"/>
          </calcext:conditional-format>
        </calcext:conditional-formats>
      </table:table>
      <table:named-expressions/>
      <table:database-ranges>
        <table:database-range table:name="data_a" table:target-range-address="'Ejercicio 7'.B9:'Ejercicio 7'.E648" table:on-update-keep-styles="true" table:on-update-keep-size="false"/>
        <table:database-range table:name="data_b" table:target-range-address="'Ejercicio 7'.H9:'Ejercicio 7'.K648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6" number:min-decimal-places="16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nulada" style:family="table-cell" style:parent-style-name="Default">
      <style:table-cell-properties fo:background-color="#808080" style:diagonal-bl-tr="0.06pt solid #000000" style:diagonal-tl-br="0.06pt solid #000000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7:47:29.528378668</meta:creation-date>
    <meta:generator>LibreOffice/7.3.6.2$Linux_X86_64 LibreOffice_project/30$Build-2</meta:generator>
    <dc:date>2022-11-06T21:01:44.113376384</dc:date>
    <meta:editing-duration>PT13M46S</meta:editing-duration>
    <meta:editing-cycles>3</meta:editing-cycles>
    <meta:document-statistic meta:table-count="3" meta:cell-count="14499" meta:object-count="0"/>
  </office:meta>
</office:document-meta>
</file>